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5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6008in"/>
    </style:style>
    <style:style style:name="co7" style:family="table-column">
      <style:table-column-properties fo:break-before="auto" style:column-width="2.1799in"/>
    </style:style>
    <style:style style:name="co8" style:family="table-column">
      <style:table-column-properties fo:break-before="auto" style:column-width="2.029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2.0937in"/>
    </style:style>
    <style:style style:name="co11" style:family="table-column">
      <style:table-column-properties fo:break-before="auto" style:column-width="1.9437in"/>
    </style:style>
    <style:style style:name="co12" style:family="table-column">
      <style:table-column-properties fo:break-before="auto" style:column-width="0.7382in"/>
    </style:style>
    <style:style style:name="co13" style:family="table-column">
      <style:table-column-properties fo:break-before="auto" style:column-width="2.6083in"/>
    </style:style>
    <style:style style:name="co14" style:family="table-column">
      <style:table-column-properties fo:break-before="auto" style:column-width="0.8929in"/>
    </style:style>
    <style:style style:name="co15" style:family="table-column">
      <style:table-column-properties fo:break-before="auto" style:column-width="0.5953in"/>
    </style:style>
    <style:style style:name="co16" style:family="table-column">
      <style:table-column-properties fo:break-before="auto" style:column-width="0.8693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4">
      <style:table-cell-properties fo:background-color="transparent"/>
      <style:text-properties fo:color="#000000"/>
    </style:style>
    <style:style style:name="ce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TotalSummaryMeansStd_Bagging_200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4" table:visibility="collapse" table:default-cell-style-name="Default"/>
        <table:table-column table:style-name="co6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8" table:visibility="collapse" table:default-cell-style-name="Default"/>
        <table:table-column table:style-name="co12" table:default-cell-style-name="ce1"/>
        <table:table-column table:style-name="co13" table:visibility="collapse" table:default-cell-style-name="ce1"/>
        <table:table-column table:style-name="co14" table:default-cell-style-name="ce1"/>
        <table:table-column table:style-name="co4" table:visibility="collapse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8" table:visibility="collapse" table:default-cell-style-name="ce1"/>
        <table:table-column table:style-name="co14" table:default-cell-style-name="ce1"/>
        <table:table-column table:style-name="co13" table:visibility="collapse" table:default-cell-style-name="ce1"/>
        <table:table-column table:style-name="co15" table:default-cell-style-name="ce1"/>
        <table:table-column table:style-name="co4" table:visibility="collapse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8" table:visibility="collapse" table:default-cell-style-name="ce1"/>
        <table:table-column table:style-name="co12" table:default-cell-style-name="ce1"/>
        <table:table-column table:style-name="co13" table:visibility="collapse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_ensemble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  <table:table-cell office:value-type="string" calcext:value-type="string">
            <text:p>weights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03864285714286" calcext:value-type="float">
            <text:p>0.703864285714286</text:p>
          </table:table-cell>
          <table:table-cell office:value-type="float" office:value="0.0837344922282072" calcext:value-type="float">
            <text:p>0.0837344922282072</text:p>
          </table:table-cell>
          <table:table-cell office:value-type="float" office:value="0.717875630252101" calcext:value-type="float">
            <text:p>0.717875630252101</text:p>
          </table:table-cell>
          <table:table-cell office:value-type="float" office:value="0.0758612728160713" calcext:value-type="float">
            <text:p>0.0758612728160713</text:p>
          </table:table-cell>
          <table:table-cell office:value-type="float" office:value="0.704657983193277" calcext:value-type="float">
            <text:p>0.704657983193277</text:p>
          </table:table-cell>
          <table:table-cell office:value-type="float" office:value="0.0765606722708508" calcext:value-type="float">
            <text:p>0.0765606722708508</text:p>
          </table:table-cell>
          <table:table-cell office:value-type="float" office:value="0.712428571428571" calcext:value-type="float">
            <text:p>0.712428571428571</text:p>
          </table:table-cell>
          <table:table-cell office:value-type="float" office:value="0.0815623828893733" calcext:value-type="float">
            <text:p>0.0815623828893733</text:p>
          </table:table-cell>
          <table:table-cell office:value-type="float" office:value="0.719128571428571" calcext:value-type="float">
            <text:p>0.719128571428571</text:p>
          </table:table-cell>
          <table:table-cell office:value-type="float" office:value="0.0787678425433059" calcext:value-type="float">
            <text:p>0.0787678425433059</text:p>
          </table:table-cell>
          <table:table-cell office:value-type="float" office:value="0.714705042016807" calcext:value-type="float">
            <text:p>0.714705042016807</text:p>
          </table:table-cell>
          <table:table-cell office:value-type="float" office:value="0.0722911430594324" calcext:value-type="float">
            <text:p>0.0722911430594324</text:p>
          </table:table-cell>
          <table:table-cell office:value-type="float" office:value="0.707748319327731" calcext:value-type="float">
            <text:p>0.707748319327731</text:p>
          </table:table-cell>
          <table:table-cell office:value-type="float" office:value="0.0803640813360337" calcext:value-type="float">
            <text:p>0.0804</text:p>
          </table:table-cell>
          <table:table-cell office:value-type="float" office:value="0.721276890756303" calcext:value-type="float">
            <text:p>0.7213</text:p>
          </table:table-cell>
          <table:table-cell office:value-type="float" office:value="0.0835392914578719" calcext:value-type="float">
            <text:p>0.0835</text:p>
          </table:table-cell>
          <table:table-cell office:value-type="float" office:value="0.706758403361345" calcext:value-type="float">
            <text:p>0.7068</text:p>
          </table:table-cell>
          <table:table-cell office:value-type="float" office:value="0.0738820397647231" calcext:value-type="float">
            <text:p>0.0739</text:p>
          </table:table-cell>
          <table:table-cell office:value-type="float" office:value="0.71773487394958" calcext:value-type="float">
            <text:p>0.7177</text:p>
          </table:table-cell>
          <table:table-cell office:value-type="float" office:value="0.0787565333376189" calcext:value-type="float">
            <text:p>0.0788</text:p>
          </table:table-cell>
          <table:table-cell office:value-type="float" office:value="0.719976470588235" calcext:value-type="float">
            <text:p>0.7200</text:p>
          </table:table-cell>
          <table:table-cell office:value-type="float" office:value="0.0768939316013586" calcext:value-type="float">
            <text:p>0.0769</text:p>
          </table:table-cell>
          <table:table-cell office:value-type="float" office:value="0.72422731092437" calcext:value-type="float">
            <text:p>0.7242</text:p>
          </table:table-cell>
          <table:table-cell office:value-type="float" office:value="0.0871095152249726" calcext:value-type="float">
            <text:p>0.0871</text:p>
          </table:table-cell>
          <table:table-cell office:value-type="float" office:value="0.718952100840336" calcext:value-type="float">
            <text:p>0.7190</text:p>
          </table:table-cell>
          <table:table-cell office:value-type="float" office:value="0.0832942508932455" calcext:value-type="float">
            <text:p>0.0833</text:p>
          </table:table-cell>
          <table:table-cell office:value-type="float" office:value="0.719788235294118" calcext:value-type="float">
            <text:p>0.7198</text:p>
          </table:table-cell>
          <table:table-cell office:value-type="float" office:value="0.0727031616424036" calcext:value-type="float">
            <text:p>0.0727</text:p>
          </table:table-cell>
          <table:table-cell office:value-type="float" office:value="0.720184453781513" calcext:value-type="float">
            <text:p>0.7202</text:p>
          </table:table-cell>
          <table:table-cell office:value-type="float" office:value="0.0766203482442877" calcext:value-type="float">
            <text:p>0.0766</text:p>
          </table:table-cell>
          <table:table-cell office:value-type="float" office:value="0.727802941176471" calcext:value-type="float">
            <text:p>0.7278</text:p>
          </table:table-cell>
          <table:table-cell office:value-type="float" office:value="0.0872267700388228" calcext:value-type="float">
            <text:p>0.087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19897058823529" calcext:value-type="float">
            <text:p>0.719897058823529</text:p>
          </table:table-cell>
          <table:table-cell office:value-type="float" office:value="0.0959892879007269" calcext:value-type="float">
            <text:p>0.0959892879007269</text:p>
          </table:table-cell>
          <table:table-cell office:value-type="float" office:value="0.696903781512605" calcext:value-type="float">
            <text:p>0.696903781512605</text:p>
          </table:table-cell>
          <table:table-cell office:value-type="float" office:value="0.0735560931167779" calcext:value-type="float">
            <text:p>0.0735560931167779</text:p>
          </table:table-cell>
          <table:table-cell office:value-type="float" office:value="0.71541512605042" calcext:value-type="float">
            <text:p>0.71541512605042</text:p>
          </table:table-cell>
          <table:table-cell office:value-type="float" office:value="0.0884611917063567" calcext:value-type="float">
            <text:p>0.0884611917063567</text:p>
          </table:table-cell>
          <table:table-cell office:value-type="float" office:value="0.71890756302521" calcext:value-type="float">
            <text:p>0.71890756302521</text:p>
          </table:table-cell>
          <table:table-cell office:value-type="float" office:value="0.0803140770132677" calcext:value-type="float">
            <text:p>0.0803140770132677</text:p>
          </table:table-cell>
          <table:table-cell office:value-type="float" office:value="0.723022268907563" calcext:value-type="float">
            <text:p>0.723022268907563</text:p>
          </table:table-cell>
          <table:table-cell office:value-type="float" office:value="0.086782018865411" calcext:value-type="float">
            <text:p>0.086782018865411</text:p>
          </table:table-cell>
          <table:table-cell office:value-type="float" office:value="0.713139075630252" calcext:value-type="float">
            <text:p>0.713139075630252</text:p>
          </table:table-cell>
          <table:table-cell office:value-type="float" office:value="0.0969960431131902" calcext:value-type="float">
            <text:p>0.0969960431131902</text:p>
          </table:table-cell>
          <table:table-cell office:value-type="float" office:value="0.719788235294118" calcext:value-type="float">
            <text:p>0.719788235294118</text:p>
          </table:table-cell>
          <table:table-cell office:value-type="float" office:value="0.0795465126476994" calcext:value-type="float">
            <text:p>0.0795</text:p>
          </table:table-cell>
          <table:table-cell office:value-type="float" office:value="0.717081092436975" calcext:value-type="float">
            <text:p>0.7171</text:p>
          </table:table-cell>
          <table:table-cell office:value-type="float" office:value="0.0820305631849904" calcext:value-type="float">
            <text:p>0.0820</text:p>
          </table:table-cell>
          <table:table-cell office:value-type="float" office:value="0.723678571428571" calcext:value-type="float">
            <text:p>0.7237</text:p>
          </table:table-cell>
          <table:table-cell office:value-type="float" office:value="0.0847975930674769" calcext:value-type="float">
            <text:p>0.0848</text:p>
          </table:table-cell>
          <table:table-cell office:value-type="float" office:value="0.727752100840336" calcext:value-type="float">
            <text:p>0.7278</text:p>
          </table:table-cell>
          <table:table-cell office:value-type="float" office:value="0.075569295209569" calcext:value-type="float">
            <text:p>0.0756</text:p>
          </table:table-cell>
          <table:table-cell office:value-type="float" office:value="0.722625210084034" calcext:value-type="float">
            <text:p>0.7226</text:p>
          </table:table-cell>
          <table:table-cell office:value-type="float" office:value="0.0829758758870928" calcext:value-type="float">
            <text:p>0.0830</text:p>
          </table:table-cell>
          <table:table-cell office:value-type="float" office:value="0.710988655462185" calcext:value-type="float">
            <text:p>0.7110</text:p>
          </table:table-cell>
          <table:table-cell office:value-type="float" office:value="0.0813255755156135" calcext:value-type="float">
            <text:p>0.0813</text:p>
          </table:table-cell>
          <table:table-cell office:value-type="float" office:value="0.711501260504202" calcext:value-type="float">
            <text:p>0.7115</text:p>
          </table:table-cell>
          <table:table-cell office:value-type="float" office:value="0.0902233947325156" calcext:value-type="float">
            <text:p>0.0902</text:p>
          </table:table-cell>
          <table:table-cell office:value-type="float" office:value="0.717725210084034" calcext:value-type="float">
            <text:p>0.7177</text:p>
          </table:table-cell>
          <table:table-cell office:value-type="float" office:value="0.0649425179300751" calcext:value-type="float">
            <text:p>0.0649</text:p>
          </table:table-cell>
          <table:table-cell office:value-type="float" office:value="0.716463025210084" calcext:value-type="float">
            <text:p>0.7165</text:p>
          </table:table-cell>
          <table:table-cell office:value-type="float" office:value="0.0872282933116166" calcext:value-type="float">
            <text:p>0.0872</text:p>
          </table:table-cell>
          <table:table-cell office:value-type="float" office:value="0.721101680672269" calcext:value-type="float">
            <text:p>0.7211</text:p>
          </table:table-cell>
          <table:table-cell office:value-type="float" office:value="0.0859628651901748" calcext:value-type="float">
            <text:p>0.0860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01704201680672" calcext:value-type="float">
            <text:p>0.701704201680672</text:p>
          </table:table-cell>
          <table:table-cell office:value-type="float" office:value="0.0836371095778621" calcext:value-type="float">
            <text:p>0.0836371095778621</text:p>
          </table:table-cell>
          <table:table-cell office:value-type="float" office:value="0.690905042016807" calcext:value-type="float">
            <text:p>0.690905042016807</text:p>
          </table:table-cell>
          <table:table-cell office:value-type="float" office:value="0.0781861679478648" calcext:value-type="float">
            <text:p>0.0781861679478648</text:p>
          </table:table-cell>
          <table:table-cell office:value-type="float" office:value="0.729470588235294" calcext:value-type="float">
            <text:p>0.729470588235294</text:p>
          </table:table-cell>
          <table:table-cell office:value-type="float" office:value="0.0760535051936033" calcext:value-type="float">
            <text:p>0.0760535051936033</text:p>
          </table:table-cell>
          <table:table-cell office:value-type="float" office:value="0.744202941176471" calcext:value-type="float">
            <text:p>0.744202941176471</text:p>
          </table:table-cell>
          <table:table-cell office:value-type="float" office:value="0.0810323106208773" calcext:value-type="float">
            <text:p>0.0810323106208773</text:p>
          </table:table-cell>
          <table:table-cell office:value-type="float" office:value="0.730094117647059" calcext:value-type="float">
            <text:p>0.730094117647059</text:p>
          </table:table-cell>
          <table:table-cell office:value-type="float" office:value="0.085714118484815" calcext:value-type="float">
            <text:p>0.085714118484815</text:p>
          </table:table-cell>
          <table:table-cell office:value-type="float" office:value="0.725155462184874" calcext:value-type="float">
            <text:p>0.725155462184874</text:p>
          </table:table-cell>
          <table:table-cell office:value-type="float" office:value="0.0753837256083104" calcext:value-type="float">
            <text:p>0.0753837256083104</text:p>
          </table:table-cell>
          <table:table-cell office:value-type="float" office:value="0.714281092436975" calcext:value-type="float">
            <text:p>0.714281092436975</text:p>
          </table:table-cell>
          <table:table-cell office:value-type="float" office:value="0.0838711723231981" calcext:value-type="float">
            <text:p>0.0839</text:p>
          </table:table-cell>
          <table:table-cell office:value-type="float" office:value="0.719383613445378" calcext:value-type="float">
            <text:p>0.7194</text:p>
          </table:table-cell>
          <table:table-cell office:value-type="float" office:value="0.0746898687023693" calcext:value-type="float">
            <text:p>0.0747</text:p>
          </table:table-cell>
          <table:table-cell office:value-type="float" office:value="0.715160084033613" calcext:value-type="float">
            <text:p>0.7152</text:p>
          </table:table-cell>
          <table:table-cell office:value-type="float" office:value="0.0843059688853123" calcext:value-type="float">
            <text:p>0.0843</text:p>
          </table:table-cell>
          <table:table-cell office:value-type="float" office:value="0.726594537815126" calcext:value-type="float">
            <text:p>0.7266</text:p>
          </table:table-cell>
          <table:table-cell office:value-type="float" office:value="0.0661619740147762" calcext:value-type="float">
            <text:p>0.0662</text:p>
          </table:table-cell>
          <table:table-cell office:value-type="float" office:value="0.715790756302521" calcext:value-type="float">
            <text:p>0.7158</text:p>
          </table:table-cell>
          <table:table-cell office:value-type="float" office:value="0.0842826913911856" calcext:value-type="float">
            <text:p>0.0843</text:p>
          </table:table-cell>
          <table:table-cell office:value-type="float" office:value="0.731629411764706" calcext:value-type="float">
            <text:p>0.7316</text:p>
          </table:table-cell>
          <table:table-cell office:value-type="float" office:value="0.0822888598549897" calcext:value-type="float">
            <text:p>0.0823</text:p>
          </table:table-cell>
          <table:table-cell office:value-type="float" office:value="0.736020588235294" calcext:value-type="float">
            <text:p>0.7360</text:p>
          </table:table-cell>
          <table:table-cell office:value-type="float" office:value="0.0821645009274598" calcext:value-type="float">
            <text:p>0.0822</text:p>
          </table:table-cell>
          <table:table-cell office:value-type="float" office:value="0.723637394957983" calcext:value-type="float">
            <text:p>0.7236</text:p>
          </table:table-cell>
          <table:table-cell office:value-type="float" office:value="0.0747468257841924" calcext:value-type="float">
            <text:p>0.0747</text:p>
          </table:table-cell>
          <table:table-cell office:value-type="float" office:value="0.709924789915966" calcext:value-type="float">
            <text:p>0.7099</text:p>
          </table:table-cell>
          <table:table-cell office:value-type="float" office:value="0.0746687561214896" calcext:value-type="float">
            <text:p>0.0747</text:p>
          </table:table-cell>
          <table:table-cell office:value-type="float" office:value="0.725678571428572" calcext:value-type="float">
            <text:p>0.7257</text:p>
          </table:table-cell>
          <table:table-cell office:value-type="float" office:value="0.0701647312625158" calcext:value-type="float">
            <text:p>0.070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676504201680672" calcext:value-type="float">
            <text:p>0.676504201680672</text:p>
          </table:table-cell>
          <table:table-cell office:value-type="float" office:value="0.0692775359732901" calcext:value-type="float">
            <text:p>0.0692775359732901</text:p>
          </table:table-cell>
          <table:table-cell office:value-type="float" office:value="0.683994537815126" calcext:value-type="float">
            <text:p>0.683994537815126</text:p>
          </table:table-cell>
          <table:table-cell office:value-type="float" office:value="0.0677088558522456" calcext:value-type="float">
            <text:p>0.0677088558522456</text:p>
          </table:table-cell>
          <table:table-cell office:value-type="float" office:value="0.703102100840336" calcext:value-type="float">
            <text:p>0.703102100840336</text:p>
          </table:table-cell>
          <table:table-cell office:value-type="float" office:value="0.0930874733746513" calcext:value-type="float">
            <text:p>0.0930874733746513</text:p>
          </table:table-cell>
          <table:table-cell office:value-type="float" office:value="0.697760924369748" calcext:value-type="float">
            <text:p>0.697760924369748</text:p>
          </table:table-cell>
          <table:table-cell office:value-type="float" office:value="0.0686999086694292" calcext:value-type="float">
            <text:p>0.0686999086694292</text:p>
          </table:table-cell>
          <table:table-cell office:value-type="float" office:value="0.713347058823529" calcext:value-type="float">
            <text:p>0.713347058823529</text:p>
          </table:table-cell>
          <table:table-cell office:value-type="float" office:value="0.0818304007853181" calcext:value-type="float">
            <text:p>0.0818304007853181</text:p>
          </table:table-cell>
          <table:table-cell office:value-type="float" office:value="0.71393025210084" calcext:value-type="float">
            <text:p>0.71393025210084</text:p>
          </table:table-cell>
          <table:table-cell office:value-type="float" office:value="0.0804845113360753" calcext:value-type="float">
            <text:p>0.0804845113360753</text:p>
          </table:table-cell>
          <table:table-cell office:value-type="float" office:value="0.703036554621849" calcext:value-type="float">
            <text:p>0.703036554621849</text:p>
          </table:table-cell>
          <table:table-cell office:value-type="float" office:value="0.088861010466935" calcext:value-type="float">
            <text:p>0.0889</text:p>
          </table:table-cell>
          <table:table-cell office:value-type="float" office:value="0.723156722689076" calcext:value-type="float">
            <text:p>0.7232</text:p>
          </table:table-cell>
          <table:table-cell office:value-type="float" office:value="0.0845883787602926" calcext:value-type="float">
            <text:p>0.0846</text:p>
          </table:table-cell>
          <table:table-cell office:value-type="float" office:value="0.713778571428571" calcext:value-type="float">
            <text:p>0.7138</text:p>
          </table:table-cell>
          <table:table-cell office:value-type="float" office:value="0.0849268380698259" calcext:value-type="float">
            <text:p>0.0849</text:p>
          </table:table-cell>
          <table:table-cell office:value-type="float" office:value="0.710845378151261" calcext:value-type="float">
            <text:p>0.7108</text:p>
          </table:table-cell>
          <table:table-cell office:value-type="float" office:value="0.0876370665252535" calcext:value-type="float">
            <text:p>0.0876</text:p>
          </table:table-cell>
          <table:table-cell office:value-type="float" office:value="0.721608403361345" calcext:value-type="float">
            <text:p>0.7216</text:p>
          </table:table-cell>
          <table:table-cell office:value-type="float" office:value="0.0771825575333866" calcext:value-type="float">
            <text:p>0.0772</text:p>
          </table:table-cell>
          <table:table-cell office:value-type="float" office:value="0.717782773109244" calcext:value-type="float">
            <text:p>0.7178</text:p>
          </table:table-cell>
          <table:table-cell office:value-type="float" office:value="0.0721702034765982" calcext:value-type="float">
            <text:p>0.0722</text:p>
          </table:table-cell>
          <table:table-cell office:value-type="float" office:value="0.715786134453782" calcext:value-type="float">
            <text:p>0.7158</text:p>
          </table:table-cell>
          <table:table-cell office:value-type="float" office:value="0.083935329713552" calcext:value-type="float">
            <text:p>0.0839</text:p>
          </table:table-cell>
          <table:table-cell office:value-type="float" office:value="0.726221428571429" calcext:value-type="float">
            <text:p>0.7262</text:p>
          </table:table-cell>
          <table:table-cell office:value-type="float" office:value="0.0786737208165595" calcext:value-type="float">
            <text:p>0.0787</text:p>
          </table:table-cell>
          <table:table-cell office:value-type="float" office:value="0.710466806722689" calcext:value-type="float">
            <text:p>0.7105</text:p>
          </table:table-cell>
          <table:table-cell office:value-type="float" office:value="0.0695969267644309" calcext:value-type="float">
            <text:p>0.0696</text:p>
          </table:table-cell>
          <table:table-cell office:value-type="float" office:value="0.724093277310924" calcext:value-type="float">
            <text:p>0.7241</text:p>
          </table:table-cell>
          <table:table-cell office:value-type="float" office:value="0.082835443264605" calcext:value-type="float">
            <text:p>0.082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17456722689076" calcext:value-type="float">
            <text:p>0.717456722689076</text:p>
          </table:table-cell>
          <table:table-cell office:value-type="float" office:value="0.0750508554359073" calcext:value-type="float">
            <text:p>0.0750508554359073</text:p>
          </table:table-cell>
          <table:table-cell office:value-type="float" office:value="0.700780672268907" calcext:value-type="float">
            <text:p>0.700780672268907</text:p>
          </table:table-cell>
          <table:table-cell office:value-type="float" office:value="0.083818327540797" calcext:value-type="float">
            <text:p>0.083818327540797</text:p>
          </table:table-cell>
          <table:table-cell office:value-type="float" office:value="0.703738235294118" calcext:value-type="float">
            <text:p>0.703738235294118</text:p>
          </table:table-cell>
          <table:table-cell office:value-type="float" office:value="0.0779038515206083" calcext:value-type="float">
            <text:p>0.0779038515206083</text:p>
          </table:table-cell>
          <table:table-cell office:value-type="float" office:value="0.710107142857143" calcext:value-type="float">
            <text:p>0.710107142857143</text:p>
          </table:table-cell>
          <table:table-cell office:value-type="float" office:value="0.0883702137932163" calcext:value-type="float">
            <text:p>0.0883702137932163</text:p>
          </table:table-cell>
          <table:table-cell office:value-type="float" office:value="0.719538655462185" calcext:value-type="float">
            <text:p>0.719538655462185</text:p>
          </table:table-cell>
          <table:table-cell office:value-type="float" office:value="0.0773562760390113" calcext:value-type="float">
            <text:p>0.0773562760390113</text:p>
          </table:table-cell>
          <table:table-cell office:value-type="float" office:value="0.710807983193277" calcext:value-type="float">
            <text:p>0.710807983193277</text:p>
          </table:table-cell>
          <table:table-cell office:value-type="float" office:value="0.0790998509294691" calcext:value-type="float">
            <text:p>0.0790998509294691</text:p>
          </table:table-cell>
          <table:table-cell office:value-type="float" office:value="0.715964285714286" calcext:value-type="float">
            <text:p>0.715964285714286</text:p>
          </table:table-cell>
          <table:table-cell office:value-type="float" office:value="0.0778339465979419" calcext:value-type="float">
            <text:p>0.0778</text:p>
          </table:table-cell>
          <table:table-cell office:value-type="float" office:value="0.719055882352941" calcext:value-type="float">
            <text:p>0.7191</text:p>
          </table:table-cell>
          <table:table-cell office:value-type="float" office:value="0.072105969012372" calcext:value-type="float">
            <text:p>0.0721</text:p>
          </table:table-cell>
          <table:table-cell office:value-type="float" office:value="0.718088235294118" calcext:value-type="float">
            <text:p>0.7181</text:p>
          </table:table-cell>
          <table:table-cell office:value-type="float" office:value="0.0830882697998651" calcext:value-type="float">
            <text:p>0.0831</text:p>
          </table:table-cell>
          <table:table-cell office:value-type="float" office:value="0.709862605042017" calcext:value-type="float">
            <text:p>0.7099</text:p>
          </table:table-cell>
          <table:table-cell office:value-type="float" office:value="0.0958715004660465" calcext:value-type="float">
            <text:p>0.0959</text:p>
          </table:table-cell>
          <table:table-cell office:value-type="float" office:value="0.711909243697479" calcext:value-type="float">
            <text:p>0.7119</text:p>
          </table:table-cell>
          <table:table-cell office:value-type="float" office:value="0.0703961483435095" calcext:value-type="float">
            <text:p>0.0704</text:p>
          </table:table-cell>
          <table:table-cell office:value-type="float" office:value="0.715131512605042" calcext:value-type="float">
            <text:p>0.7151</text:p>
          </table:table-cell>
          <table:table-cell office:value-type="float" office:value="0.0834327349283892" calcext:value-type="float">
            <text:p>0.0834</text:p>
          </table:table-cell>
          <table:table-cell office:value-type="float" office:value="0.723586134453782" calcext:value-type="float">
            <text:p>0.7236</text:p>
          </table:table-cell>
          <table:table-cell office:value-type="float" office:value="0.081674098891154" calcext:value-type="float">
            <text:p>0.0817</text:p>
          </table:table-cell>
          <table:table-cell office:value-type="float" office:value="0.736233613445378" calcext:value-type="float">
            <text:p>0.7362</text:p>
          </table:table-cell>
          <table:table-cell office:value-type="float" office:value="0.0836609983131731" calcext:value-type="float">
            <text:p>0.0837</text:p>
          </table:table-cell>
          <table:table-cell office:value-type="float" office:value="0.71180756302521" calcext:value-type="float">
            <text:p>0.7118</text:p>
          </table:table-cell>
          <table:table-cell office:value-type="float" office:value="0.0877479086588614" calcext:value-type="float">
            <text:p>0.0877</text:p>
          </table:table-cell>
          <table:table-cell office:value-type="float" office:value="0.705845378151261" calcext:value-type="float">
            <text:p>0.7058</text:p>
          </table:table-cell>
          <table:table-cell office:value-type="float" office:value="0.0817242684558887" calcext:value-type="float">
            <text:p>0.081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69750756302521" calcext:value-type="float">
            <text:p>0.69750756302521</text:p>
          </table:table-cell>
          <table:table-cell office:value-type="float" office:value="0.0802431523476441" calcext:value-type="float">
            <text:p>0.0802431523476441</text:p>
          </table:table-cell>
          <table:table-cell office:value-type="float" office:value="0.628670588235294" calcext:value-type="float">
            <text:p>0.628670588235294</text:p>
          </table:table-cell>
          <table:table-cell office:value-type="float" office:value="0.0601836559754564" calcext:value-type="float">
            <text:p>0.0601836559754564</text:p>
          </table:table-cell>
          <table:table-cell office:value-type="float" office:value="0.73139537815126" calcext:value-type="float">
            <text:p>0.73139537815126</text:p>
          </table:table-cell>
          <table:table-cell office:value-type="float" office:value="0.0797902893482552" calcext:value-type="float">
            <text:p>0.0797902893482552</text:p>
          </table:table-cell>
          <table:table-cell office:value-type="float" office:value="0.724122268907563" calcext:value-type="float">
            <text:p>0.724122268907563</text:p>
          </table:table-cell>
          <table:table-cell office:value-type="float" office:value="0.0789402426597737" calcext:value-type="float">
            <text:p>0.0789402426597737</text:p>
          </table:table-cell>
          <table:table-cell office:value-type="float" office:value="0.731563445378151" calcext:value-type="float">
            <text:p>0.731563445378151</text:p>
          </table:table-cell>
          <table:table-cell office:value-type="float" office:value="0.0808072079623028" calcext:value-type="float">
            <text:p>0.0808072079623028</text:p>
          </table:table-cell>
          <table:table-cell office:value-type="float" office:value="0.722273529411765" calcext:value-type="float">
            <text:p>0.722273529411765</text:p>
          </table:table-cell>
          <table:table-cell office:value-type="float" office:value="0.061751530506599" calcext:value-type="float">
            <text:p>0.061751530506599</text:p>
          </table:table-cell>
          <table:table-cell office:value-type="float" office:value="0.731140336134454" calcext:value-type="float">
            <text:p>0.731140336134454</text:p>
          </table:table-cell>
          <table:table-cell office:value-type="float" office:value="0.0810198171123334" calcext:value-type="float">
            <text:p>0.0810</text:p>
          </table:table-cell>
          <table:table-cell office:value-type="float" office:value="0.730121428571429" calcext:value-type="float">
            <text:p>0.7301</text:p>
          </table:table-cell>
          <table:table-cell office:value-type="float" office:value="0.0773060916440643" calcext:value-type="float">
            <text:p>0.0773</text:p>
          </table:table-cell>
          <table:table-cell office:value-type="float" office:value="0.730656722689076" calcext:value-type="float">
            <text:p>0.7307</text:p>
          </table:table-cell>
          <table:table-cell office:value-type="float" office:value="0.0714031118780109" calcext:value-type="float">
            <text:p>0.0714</text:p>
          </table:table-cell>
          <table:table-cell office:value-type="float" office:value="0.729778151260504" calcext:value-type="float">
            <text:p>0.7298</text:p>
          </table:table-cell>
          <table:table-cell office:value-type="float" office:value="0.068530868702524" calcext:value-type="float">
            <text:p>0.0685</text:p>
          </table:table-cell>
          <table:table-cell office:value-type="float" office:value="0.72625756302521" calcext:value-type="float">
            <text:p>0.7263</text:p>
          </table:table-cell>
          <table:table-cell office:value-type="float" office:value="0.0788933698320266" calcext:value-type="float">
            <text:p>0.0789</text:p>
          </table:table-cell>
          <table:table-cell office:value-type="float" office:value="0.73295462184874" calcext:value-type="float">
            <text:p>0.7330</text:p>
          </table:table-cell>
          <table:table-cell office:value-type="float" office:value="0.0797670388481578" calcext:value-type="float">
            <text:p>0.0798</text:p>
          </table:table-cell>
          <table:table-cell office:value-type="float" office:value="0.717834033613445" calcext:value-type="float">
            <text:p>0.7178</text:p>
          </table:table-cell>
          <table:table-cell office:value-type="float" office:value="0.0747544819976435" calcext:value-type="float">
            <text:p>0.0748</text:p>
          </table:table-cell>
          <table:table-cell office:value-type="float" office:value="0.724991596638655" calcext:value-type="float">
            <text:p>0.7250</text:p>
          </table:table-cell>
          <table:table-cell office:value-type="float" office:value="0.07005758554819" calcext:value-type="float">
            <text:p>0.0701</text:p>
          </table:table-cell>
          <table:table-cell office:value-type="float" office:value="0.723527731092437" calcext:value-type="float">
            <text:p>0.7235</text:p>
          </table:table-cell>
          <table:table-cell office:value-type="float" office:value="0.0800848166964833" calcext:value-type="float">
            <text:p>0.0801</text:p>
          </table:table-cell>
          <table:table-cell office:value-type="float" office:value="0.739427731092437" calcext:value-type="float">
            <text:p>0.7394</text:p>
          </table:table-cell>
          <table:table-cell office:value-type="float" office:value="0.0813108533390675" calcext:value-type="float">
            <text:p>0.0813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20152100840336" calcext:value-type="float">
            <text:p>0.720152100840336</text:p>
          </table:table-cell>
          <table:table-cell office:value-type="float" office:value="0.0866531343696222" calcext:value-type="float">
            <text:p>0.0866531343696222</text:p>
          </table:table-cell>
          <table:table-cell office:value-type="float" office:value="0.683339495798319" calcext:value-type="float">
            <text:p>0.683339495798319</text:p>
          </table:table-cell>
          <table:table-cell office:value-type="float" office:value="0.0664015962917121" calcext:value-type="float">
            <text:p>0.0664015962917121</text:p>
          </table:table-cell>
          <table:table-cell office:value-type="float" office:value="0.727909243697479" calcext:value-type="float">
            <text:p>0.727909243697479</text:p>
          </table:table-cell>
          <table:table-cell office:value-type="float" office:value="0.0835218257606028" calcext:value-type="float">
            <text:p>0.0835218257606028</text:p>
          </table:table-cell>
          <table:table-cell office:value-type="float" office:value="0.716721008403361" calcext:value-type="float">
            <text:p>0.716721008403361</text:p>
          </table:table-cell>
          <table:table-cell office:value-type="float" office:value="0.0750687927311342" calcext:value-type="float">
            <text:p>0.0750687927311342</text:p>
          </table:table-cell>
          <table:table-cell office:value-type="float" office:value="0.717276050420168" calcext:value-type="float">
            <text:p>0.717276050420168</text:p>
          </table:table-cell>
          <table:table-cell office:value-type="float" office:value="0.077726162748848" calcext:value-type="float">
            <text:p>0.077726162748848</text:p>
          </table:table-cell>
          <table:table-cell office:value-type="float" office:value="0.709579411764706" calcext:value-type="float">
            <text:p>0.709579411764706</text:p>
          </table:table-cell>
          <table:table-cell office:value-type="float" office:value="0.0784172780289686" calcext:value-type="float">
            <text:p>0.0784172780289686</text:p>
          </table:table-cell>
          <table:table-cell office:value-type="float" office:value="0.714199159663866" calcext:value-type="float">
            <text:p>0.714199159663866</text:p>
          </table:table-cell>
          <table:table-cell office:value-type="float" office:value="0.0783127360409134" calcext:value-type="float">
            <text:p>0.0783</text:p>
          </table:table-cell>
          <table:table-cell office:value-type="float" office:value="0.722491596638655" calcext:value-type="float">
            <text:p>0.7225</text:p>
          </table:table-cell>
          <table:table-cell office:value-type="float" office:value="0.0773577211761557" calcext:value-type="float">
            <text:p>0.0774</text:p>
          </table:table-cell>
          <table:table-cell office:value-type="float" office:value="0.71835" calcext:value-type="float">
            <text:p>0.7184</text:p>
          </table:table-cell>
          <table:table-cell office:value-type="float" office:value="0.0754010157644579" calcext:value-type="float">
            <text:p>0.0754</text:p>
          </table:table-cell>
          <table:table-cell office:value-type="float" office:value="0.71351218487395" calcext:value-type="float">
            <text:p>0.7135</text:p>
          </table:table-cell>
          <table:table-cell office:value-type="float" office:value="0.0833278040757962" calcext:value-type="float">
            <text:p>0.0833</text:p>
          </table:table-cell>
          <table:table-cell office:value-type="float" office:value="0.720446218487395" calcext:value-type="float">
            <text:p>0.7204</text:p>
          </table:table-cell>
          <table:table-cell office:value-type="float" office:value="0.0874044199235547" calcext:value-type="float">
            <text:p>0.0874</text:p>
          </table:table-cell>
          <table:table-cell office:value-type="float" office:value="0.713495798319328" calcext:value-type="float">
            <text:p>0.7135</text:p>
          </table:table-cell>
          <table:table-cell office:value-type="float" office:value="0.0720750541626271" calcext:value-type="float">
            <text:p>0.0721</text:p>
          </table:table-cell>
          <table:table-cell office:value-type="float" office:value="0.726457983193277" calcext:value-type="float">
            <text:p>0.7265</text:p>
          </table:table-cell>
          <table:table-cell office:value-type="float" office:value="0.0807188809294024" calcext:value-type="float">
            <text:p>0.0807</text:p>
          </table:table-cell>
          <table:table-cell office:value-type="float" office:value="0.705825630252101" calcext:value-type="float">
            <text:p>0.7058</text:p>
          </table:table-cell>
          <table:table-cell office:value-type="float" office:value="0.0756747681874031" calcext:value-type="float">
            <text:p>0.0757</text:p>
          </table:table-cell>
          <table:table-cell office:value-type="float" office:value="0.71846974789916" calcext:value-type="float">
            <text:p>0.7185</text:p>
          </table:table-cell>
          <table:table-cell office:value-type="float" office:value="0.0835561815855426" calcext:value-type="float">
            <text:p>0.0836</text:p>
          </table:table-cell>
          <table:table-cell office:value-type="float" office:value="0.71961974789916" calcext:value-type="float">
            <text:p>0.7196</text:p>
          </table:table-cell>
          <table:table-cell office:value-type="float" office:value="0.0863243026732389" calcext:value-type="float">
            <text:p>0.086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03687394957983" calcext:value-type="float">
            <text:p>0.703687394957983</text:p>
          </table:table-cell>
          <table:table-cell office:value-type="float" office:value="0.0806642540710361" calcext:value-type="float">
            <text:p>0.0806642540710361</text:p>
          </table:table-cell>
          <table:table-cell office:value-type="float" office:value="0.693909663865546" calcext:value-type="float">
            <text:p>0.693909663865546</text:p>
          </table:table-cell>
          <table:table-cell office:value-type="float" office:value="0.0830406044859761" calcext:value-type="float">
            <text:p>0.0830406044859761</text:p>
          </table:table-cell>
          <table:table-cell office:value-type="float" office:value="0.725868067226891" calcext:value-type="float">
            <text:p>0.725868067226891</text:p>
          </table:table-cell>
          <table:table-cell office:value-type="float" office:value="0.0826719087342922" calcext:value-type="float">
            <text:p>0.0826719087342922</text:p>
          </table:table-cell>
          <table:table-cell office:value-type="float" office:value="0.711536974789916" calcext:value-type="float">
            <text:p>0.711536974789916</text:p>
          </table:table-cell>
          <table:table-cell office:value-type="float" office:value="0.0822824579649176" calcext:value-type="float">
            <text:p>0.0822824579649176</text:p>
          </table:table-cell>
          <table:table-cell office:value-type="float" office:value="0.730868907563025" calcext:value-type="float">
            <text:p>0.730868907563025</text:p>
          </table:table-cell>
          <table:table-cell office:value-type="float" office:value="0.0820990346799874" calcext:value-type="float">
            <text:p>0.0820990346799874</text:p>
          </table:table-cell>
          <table:table-cell office:value-type="float" office:value="0.701585294117647" calcext:value-type="float">
            <text:p>0.701585294117647</text:p>
          </table:table-cell>
          <table:table-cell office:value-type="float" office:value="0.0778651653681719" calcext:value-type="float">
            <text:p>0.0778651653681719</text:p>
          </table:table-cell>
          <table:table-cell office:value-type="float" office:value="0.717838655462185" calcext:value-type="float">
            <text:p>0.717838655462185</text:p>
          </table:table-cell>
          <table:table-cell office:value-type="float" office:value="0.0920489379042012" calcext:value-type="float">
            <text:p>0.0920</text:p>
          </table:table-cell>
          <table:table-cell office:value-type="float" office:value="0.713086134453782" calcext:value-type="float">
            <text:p>0.7131</text:p>
          </table:table-cell>
          <table:table-cell office:value-type="float" office:value="0.0781940444754528" calcext:value-type="float">
            <text:p>0.0782</text:p>
          </table:table-cell>
          <table:table-cell office:value-type="float" office:value="0.716897478991597" calcext:value-type="float">
            <text:p>0.7169</text:p>
          </table:table-cell>
          <table:table-cell office:value-type="float" office:value="0.0853885479106192" calcext:value-type="float">
            <text:p>0.0854</text:p>
          </table:table-cell>
          <table:table-cell office:value-type="float" office:value="0.725115546218488" calcext:value-type="float">
            <text:p>0.7251</text:p>
          </table:table-cell>
          <table:table-cell office:value-type="float" office:value="0.0582438479953857" calcext:value-type="float">
            <text:p>0.0582</text:p>
          </table:table-cell>
          <table:table-cell office:value-type="float" office:value="0.716882773109244" calcext:value-type="float">
            <text:p>0.7169</text:p>
          </table:table-cell>
          <table:table-cell office:value-type="float" office:value="0.0750534164053904" calcext:value-type="float">
            <text:p>0.0751</text:p>
          </table:table-cell>
          <table:table-cell office:value-type="float" office:value="0.70841218487395" calcext:value-type="float">
            <text:p>0.7084</text:p>
          </table:table-cell>
          <table:table-cell office:value-type="float" office:value="0.0840922370272628" calcext:value-type="float">
            <text:p>0.0841</text:p>
          </table:table-cell>
          <table:table-cell office:value-type="float" office:value="0.732026890756303" calcext:value-type="float">
            <text:p>0.7320</text:p>
          </table:table-cell>
          <table:table-cell office:value-type="float" office:value="0.082228857023761" calcext:value-type="float">
            <text:p>0.0822</text:p>
          </table:table-cell>
          <table:table-cell office:value-type="float" office:value="0.724506302521008" calcext:value-type="float">
            <text:p>0.7245</text:p>
          </table:table-cell>
          <table:table-cell office:value-type="float" office:value="0.0760417370841691" calcext:value-type="float">
            <text:p>0.0760</text:p>
          </table:table-cell>
          <table:table-cell office:value-type="float" office:value="0.725257983193277" calcext:value-type="float">
            <text:p>0.7253</text:p>
          </table:table-cell>
          <table:table-cell office:value-type="float" office:value="0.0779025547599747" calcext:value-type="float">
            <text:p>0.0779</text:p>
          </table:table-cell>
          <table:table-cell office:value-type="float" office:value="0.717375630252101" calcext:value-type="float">
            <text:p>0.7174</text:p>
          </table:table-cell>
          <table:table-cell office:value-type="float" office:value="0.0809680775399426" calcext:value-type="float">
            <text:p>0.081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05421428571429" calcext:value-type="float">
            <text:p>0.705421428571429</text:p>
          </table:table-cell>
          <table:table-cell office:value-type="float" office:value="0.0918710765378946" calcext:value-type="float">
            <text:p>0.0918710765378946</text:p>
          </table:table-cell>
          <table:table-cell office:value-type="float" office:value="0.701385714285714" calcext:value-type="float">
            <text:p>0.701385714285714</text:p>
          </table:table-cell>
          <table:table-cell office:value-type="float" office:value="0.0734786016370533" calcext:value-type="float">
            <text:p>0.0734786016370533</text:p>
          </table:table-cell>
          <table:table-cell office:value-type="float" office:value="0.733796218487395" calcext:value-type="float">
            <text:p>0.733796218487395</text:p>
          </table:table-cell>
          <table:table-cell office:value-type="float" office:value="0.073830110298107" calcext:value-type="float">
            <text:p>0.073830110298107</text:p>
          </table:table-cell>
          <table:table-cell office:value-type="float" office:value="0.72452731092437" calcext:value-type="float">
            <text:p>0.72452731092437</text:p>
          </table:table-cell>
          <table:table-cell office:value-type="float" office:value="0.0714038476498673" calcext:value-type="float">
            <text:p>0.0714038476498673</text:p>
          </table:table-cell>
          <table:table-cell office:value-type="float" office:value="0.715371848739496" calcext:value-type="float">
            <text:p>0.715371848739496</text:p>
          </table:table-cell>
          <table:table-cell office:value-type="float" office:value="0.0750661744502264" calcext:value-type="float">
            <text:p>0.0750661744502264</text:p>
          </table:table-cell>
          <table:table-cell office:value-type="float" office:value="0.727876890756303" calcext:value-type="float">
            <text:p>0.727876890756303</text:p>
          </table:table-cell>
          <table:table-cell office:value-type="float" office:value="0.0753927856725011" calcext:value-type="float">
            <text:p>0.0753927856725011</text:p>
          </table:table-cell>
          <table:table-cell office:value-type="float" office:value="0.718958403361345" calcext:value-type="float">
            <text:p>0.718958403361345</text:p>
          </table:table-cell>
          <table:table-cell office:value-type="float" office:value="0.0785313497130993" calcext:value-type="float">
            <text:p>0.0785</text:p>
          </table:table-cell>
          <table:table-cell office:value-type="float" office:value="0.726851680672269" calcext:value-type="float">
            <text:p>0.7269</text:p>
          </table:table-cell>
          <table:table-cell office:value-type="float" office:value="0.073543835804148" calcext:value-type="float">
            <text:p>0.0735</text:p>
          </table:table-cell>
          <table:table-cell office:value-type="float" office:value="0.716094537815126" calcext:value-type="float">
            <text:p>0.7161</text:p>
          </table:table-cell>
          <table:table-cell office:value-type="float" office:value="0.0772862554153868" calcext:value-type="float">
            <text:p>0.0773</text:p>
          </table:table-cell>
          <table:table-cell office:value-type="float" office:value="0.713944537815126" calcext:value-type="float">
            <text:p>0.7139</text:p>
          </table:table-cell>
          <table:table-cell office:value-type="float" office:value="0.0710451146052834" calcext:value-type="float">
            <text:p>0.0710</text:p>
          </table:table-cell>
          <table:table-cell office:value-type="float" office:value="0.723870588235294" calcext:value-type="float">
            <text:p>0.7239</text:p>
          </table:table-cell>
          <table:table-cell office:value-type="float" office:value="0.0745318972695126" calcext:value-type="float">
            <text:p>0.0745</text:p>
          </table:table-cell>
          <table:table-cell office:value-type="float" office:value="0.725571428571429" calcext:value-type="float">
            <text:p>0.7256</text:p>
          </table:table-cell>
          <table:table-cell office:value-type="float" office:value="0.0748724733012454" calcext:value-type="float">
            <text:p>0.0749</text:p>
          </table:table-cell>
          <table:table-cell office:value-type="float" office:value="0.717536134453782" calcext:value-type="float">
            <text:p>0.7175</text:p>
          </table:table-cell>
          <table:table-cell office:value-type="float" office:value="0.0810926662950419" calcext:value-type="float">
            <text:p>0.0811</text:p>
          </table:table-cell>
          <table:table-cell office:value-type="float" office:value="0.718746638655462" calcext:value-type="float">
            <text:p>0.7187</text:p>
          </table:table-cell>
          <table:table-cell office:value-type="float" office:value="0.079753946786464" calcext:value-type="float">
            <text:p>0.0798</text:p>
          </table:table-cell>
          <table:table-cell office:value-type="float" office:value="0.717550420168067" calcext:value-type="float">
            <text:p>0.7176</text:p>
          </table:table-cell>
          <table:table-cell office:value-type="float" office:value="0.0864271508949406" calcext:value-type="float">
            <text:p>0.0864</text:p>
          </table:table-cell>
          <table:table-cell office:value-type="float" office:value="0.730069327731092" calcext:value-type="float">
            <text:p>0.7301</text:p>
          </table:table-cell>
          <table:table-cell office:value-type="float" office:value="0.0749556044096929" calcext:value-type="float">
            <text:p>0.075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22924369747899" calcext:value-type="float">
            <text:p>0.722924369747899</text:p>
          </table:table-cell>
          <table:table-cell office:value-type="float" office:value="0.080784191876407" calcext:value-type="float">
            <text:p>0.080784191876407</text:p>
          </table:table-cell>
          <table:table-cell office:value-type="float" office:value="0.699689915966387" calcext:value-type="float">
            <text:p>0.699689915966387</text:p>
          </table:table-cell>
          <table:table-cell office:value-type="float" office:value="0.0609019008276712" calcext:value-type="float">
            <text:p>0.0609019008276712</text:p>
          </table:table-cell>
          <table:table-cell office:value-type="float" office:value="0.715318907563025" calcext:value-type="float">
            <text:p>0.715318907563025</text:p>
          </table:table-cell>
          <table:table-cell office:value-type="float" office:value="0.0755075660412767" calcext:value-type="float">
            <text:p>0.0755075660412767</text:p>
          </table:table-cell>
          <table:table-cell office:value-type="float" office:value="0.716511764705882" calcext:value-type="float">
            <text:p>0.716511764705882</text:p>
          </table:table-cell>
          <table:table-cell office:value-type="float" office:value="0.0776396979379288" calcext:value-type="float">
            <text:p>0.0776396979379288</text:p>
          </table:table-cell>
          <table:table-cell office:value-type="float" office:value="0.719936134453781" calcext:value-type="float">
            <text:p>0.719936134453781</text:p>
          </table:table-cell>
          <table:table-cell office:value-type="float" office:value="0.0870659634203447" calcext:value-type="float">
            <text:p>0.0870659634203447</text:p>
          </table:table-cell>
          <table:table-cell office:value-type="float" office:value="0.720609243697479" calcext:value-type="float">
            <text:p>0.720609243697479</text:p>
          </table:table-cell>
          <table:table-cell office:value-type="float" office:value="0.0730292006173742" calcext:value-type="float">
            <text:p>0.0730292006173742</text:p>
          </table:table-cell>
          <table:table-cell office:value-type="float" office:value="0.721610504201681" calcext:value-type="float">
            <text:p>0.721610504201681</text:p>
          </table:table-cell>
          <table:table-cell office:value-type="float" office:value="0.0739803450935175" calcext:value-type="float">
            <text:p>0.0740</text:p>
          </table:table-cell>
          <table:table-cell office:value-type="float" office:value="0.724186554621849" calcext:value-type="float">
            <text:p>0.7242</text:p>
          </table:table-cell>
          <table:table-cell office:value-type="float" office:value="0.0796955788296245" calcext:value-type="float">
            <text:p>0.0797</text:p>
          </table:table-cell>
          <table:table-cell office:value-type="float" office:value="0.713032352941177" calcext:value-type="float">
            <text:p>0.7130</text:p>
          </table:table-cell>
          <table:table-cell office:value-type="float" office:value="0.0640987113139625" calcext:value-type="float">
            <text:p>0.0641</text:p>
          </table:table-cell>
          <table:table-cell office:value-type="float" office:value="0.717197058823529" calcext:value-type="float">
            <text:p>0.7172</text:p>
          </table:table-cell>
          <table:table-cell office:value-type="float" office:value="0.0863879007608183" calcext:value-type="float">
            <text:p>0.0864</text:p>
          </table:table-cell>
          <table:table-cell office:value-type="float" office:value="0.707633613445378" calcext:value-type="float">
            <text:p>0.7076</text:p>
          </table:table-cell>
          <table:table-cell office:value-type="float" office:value="0.084214714702465" calcext:value-type="float">
            <text:p>0.0842</text:p>
          </table:table-cell>
          <table:table-cell office:value-type="float" office:value="0.714302100840336" calcext:value-type="float">
            <text:p>0.7143</text:p>
          </table:table-cell>
          <table:table-cell office:value-type="float" office:value="0.0774210972774931" calcext:value-type="float">
            <text:p>0.0774</text:p>
          </table:table-cell>
          <table:table-cell office:value-type="float" office:value="0.710886974789916" calcext:value-type="float">
            <text:p>0.7109</text:p>
          </table:table-cell>
          <table:table-cell office:value-type="float" office:value="0.0837632571048202" calcext:value-type="float">
            <text:p>0.0838</text:p>
          </table:table-cell>
          <table:table-cell office:value-type="float" office:value="0.718708403361344" calcext:value-type="float">
            <text:p>0.7187</text:p>
          </table:table-cell>
          <table:table-cell office:value-type="float" office:value="0.0873434307799896" calcext:value-type="float">
            <text:p>0.0873</text:p>
          </table:table-cell>
          <table:table-cell office:value-type="float" office:value="0.724035294117647" calcext:value-type="float">
            <text:p>0.7240</text:p>
          </table:table-cell>
          <table:table-cell office:value-type="float" office:value="0.0846649230147547" calcext:value-type="float">
            <text:p>0.0847</text:p>
          </table:table-cell>
          <table:table-cell office:value-type="float" office:value="0.704840756302521" calcext:value-type="float">
            <text:p>0.7048</text:p>
          </table:table-cell>
          <table:table-cell office:value-type="float" office:value="0.0739374268579782" calcext:value-type="float">
            <text:p>0.073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626072110825092" calcext:value-type="float">
            <text:p>0.626072110825092</text:p>
          </table:table-cell>
          <table:table-cell office:value-type="float" office:value="0.0611175701760412" calcext:value-type="float">
            <text:p>0.0611175701760412</text:p>
          </table:table-cell>
          <table:table-cell office:value-type="float" office:value="0.633812559273811" calcext:value-type="float">
            <text:p>0.633812559273811</text:p>
          </table:table-cell>
          <table:table-cell office:value-type="float" office:value="0.0545082940407558" calcext:value-type="float">
            <text:p>0.0545082940407558</text:p>
          </table:table-cell>
          <table:table-cell office:value-type="float" office:value="0.631359334778485" calcext:value-type="float">
            <text:p>0.631359334778485</text:p>
          </table:table-cell>
          <table:table-cell office:value-type="float" office:value="0.057195727020474" calcext:value-type="float">
            <text:p>0.057195727020474</text:p>
          </table:table-cell>
          <table:table-cell office:value-type="float" office:value="0.629819739872646" calcext:value-type="float">
            <text:p>0.629819739872646</text:p>
          </table:table-cell>
          <table:table-cell office:value-type="float" office:value="0.0514407474065449" calcext:value-type="float">
            <text:p>0.0514407474065449</text:p>
          </table:table-cell>
          <table:table-cell office:value-type="float" office:value="0.634072415661835" calcext:value-type="float">
            <text:p>0.634072415661835</text:p>
          </table:table-cell>
          <table:table-cell office:value-type="float" office:value="0.0557797054013025" calcext:value-type="float">
            <text:p>0.0557797054013025</text:p>
          </table:table-cell>
          <table:table-cell office:value-type="float" office:value="0.630407600596125" calcext:value-type="float">
            <text:p>0.630407600596125</text:p>
          </table:table-cell>
          <table:table-cell office:value-type="float" office:value="0.0534891804290897" calcext:value-type="float">
            <text:p>0.0534891804290897</text:p>
          </table:table-cell>
          <table:table-cell office:value-type="float" office:value="0.630341417152147" calcext:value-type="float">
            <text:p>0.630341417152147</text:p>
          </table:table-cell>
          <table:table-cell office:value-type="float" office:value="0.0554381132598661" calcext:value-type="float">
            <text:p>0.0554</text:p>
          </table:table-cell>
          <table:table-cell office:value-type="float" office:value="0.630051517409565" calcext:value-type="float">
            <text:p>0.6301</text:p>
          </table:table-cell>
          <table:table-cell office:value-type="float" office:value="0.0606570000769628" calcext:value-type="float">
            <text:p>0.0607</text:p>
          </table:table-cell>
          <table:table-cell office:value-type="float" office:value="0.631674535970736" calcext:value-type="float">
            <text:p>0.6317</text:p>
          </table:table-cell>
          <table:table-cell office:value-type="float" office:value="0.0561043678862078" calcext:value-type="float">
            <text:p>0.0561</text:p>
          </table:table-cell>
          <table:table-cell office:value-type="float" office:value="0.634018628912072" calcext:value-type="float">
            <text:p>0.6340</text:p>
          </table:table-cell>
          <table:table-cell office:value-type="float" office:value="0.0570887964955207" calcext:value-type="float">
            <text:p>0.0571</text:p>
          </table:table-cell>
          <table:table-cell office:value-type="float" office:value="0.636057580273676" calcext:value-type="float">
            <text:p>0.6361</text:p>
          </table:table-cell>
          <table:table-cell office:value-type="float" office:value="0.0631669394206745" calcext:value-type="float">
            <text:p>0.0632</text:p>
          </table:table-cell>
          <table:table-cell office:value-type="float" office:value="0.628345142934562" calcext:value-type="float">
            <text:p>0.6283</text:p>
          </table:table-cell>
          <table:table-cell office:value-type="float" office:value="0.0610018669614972" calcext:value-type="float">
            <text:p>0.0610</text:p>
          </table:table-cell>
          <table:table-cell office:value-type="float" office:value="0.635373425010161" calcext:value-type="float">
            <text:p>0.6354</text:p>
          </table:table-cell>
          <table:table-cell office:value-type="float" office:value="0.0634667591807593" calcext:value-type="float">
            <text:p>0.0635</text:p>
          </table:table-cell>
          <table:table-cell office:value-type="float" office:value="0.627059612518629" calcext:value-type="float">
            <text:p>0.6271</text:p>
          </table:table-cell>
          <table:table-cell office:value-type="float" office:value="0.0554061179464243" calcext:value-type="float">
            <text:p>0.0554</text:p>
          </table:table-cell>
          <table:table-cell office:value-type="float" office:value="0.625697060018968" calcext:value-type="float">
            <text:p>0.6257</text:p>
          </table:table-cell>
          <table:table-cell office:value-type="float" office:value="0.0551026647070021" calcext:value-type="float">
            <text:p>0.0551</text:p>
          </table:table-cell>
          <table:table-cell office:value-type="float" office:value="0.630113636363636" calcext:value-type="float">
            <text:p>0.6301</text:p>
          </table:table-cell>
          <table:table-cell office:value-type="float" office:value="0.0626892841629841" calcext:value-type="float">
            <text:p>0.0627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576616921826311" calcext:value-type="float">
            <text:p>0.576616921826311</text:p>
          </table:table-cell>
          <table:table-cell office:value-type="float" office:value="0.0471781605405288" calcext:value-type="float">
            <text:p>0.0471781605405288</text:p>
          </table:table-cell>
          <table:table-cell office:value-type="float" office:value="0.616912240888768" calcext:value-type="float">
            <text:p>0.616912240888768</text:p>
          </table:table-cell>
          <table:table-cell office:value-type="float" office:value="0.0499242062767414" calcext:value-type="float">
            <text:p>0.0499242062767414</text:p>
          </table:table-cell>
          <table:table-cell office:value-type="float" office:value="0.622352018696654" calcext:value-type="float">
            <text:p>0.622352018696654</text:p>
          </table:table-cell>
          <table:table-cell office:value-type="float" office:value="0.056843423837961" calcext:value-type="float">
            <text:p>0.056843423837961</text:p>
          </table:table-cell>
          <table:table-cell office:value-type="float" office:value="0.614800501287089" calcext:value-type="float">
            <text:p>0.614800501287089</text:p>
          </table:table-cell>
          <table:table-cell office:value-type="float" office:value="0.0579962139085732" calcext:value-type="float">
            <text:p>0.0579962139085732</text:p>
          </table:table-cell>
          <table:table-cell office:value-type="float" office:value="0.627779230456578" calcext:value-type="float">
            <text:p>0.627779230456578</text:p>
          </table:table-cell>
          <table:table-cell office:value-type="float" office:value="0.0544361933894251" calcext:value-type="float">
            <text:p>0.0544361933894251</text:p>
          </table:table-cell>
          <table:table-cell office:value-type="float" office:value="0.628062728627557" calcext:value-type="float">
            <text:p>0.628062728627557</text:p>
          </table:table-cell>
          <table:table-cell office:value-type="float" office:value="0.0638210642820214" calcext:value-type="float">
            <text:p>0.0638210642820214</text:p>
          </table:table-cell>
          <table:table-cell office:value-type="float" office:value="0.626157871562119" calcext:value-type="float">
            <text:p>0.626157871562119</text:p>
          </table:table-cell>
          <table:table-cell office:value-type="float" office:value="0.0492296883844926" calcext:value-type="float">
            <text:p>0.0492</text:p>
          </table:table-cell>
          <table:table-cell office:value-type="float" office:value="0.630493598428397" calcext:value-type="float">
            <text:p>0.6305</text:p>
          </table:table-cell>
          <table:table-cell office:value-type="float" office:value="0.0606664099682657" calcext:value-type="float">
            <text:p>0.0607</text:p>
          </table:table-cell>
          <table:table-cell office:value-type="float" office:value="0.624676669827937" calcext:value-type="float">
            <text:p>0.6247</text:p>
          </table:table-cell>
          <table:table-cell office:value-type="float" office:value="0.0499459323009314" calcext:value-type="float">
            <text:p>0.0499</text:p>
          </table:table-cell>
          <table:table-cell office:value-type="float" office:value="0.633484250101612" calcext:value-type="float">
            <text:p>0.6335</text:p>
          </table:table-cell>
          <table:table-cell office:value-type="float" office:value="0.0620033498336141" calcext:value-type="float">
            <text:p>0.0620</text:p>
          </table:table-cell>
          <table:table-cell office:value-type="float" office:value="0.626191674569841" calcext:value-type="float">
            <text:p>0.6262</text:p>
          </table:table-cell>
          <table:table-cell office:value-type="float" office:value="0.0527544102108138" calcext:value-type="float">
            <text:p>0.0528</text:p>
          </table:table-cell>
          <table:table-cell office:value-type="float" office:value="0.634560899607099" calcext:value-type="float">
            <text:p>0.6346</text:p>
          </table:table-cell>
          <table:table-cell office:value-type="float" office:value="0.0526514502883031" calcext:value-type="float">
            <text:p>0.0527</text:p>
          </table:table-cell>
          <table:table-cell office:value-type="float" office:value="0.624839622002439" calcext:value-type="float">
            <text:p>0.6248</text:p>
          </table:table-cell>
          <table:table-cell office:value-type="float" office:value="0.0529696913960477" calcext:value-type="float">
            <text:p>0.0530</text:p>
          </table:table-cell>
          <table:table-cell office:value-type="float" office:value="0.634850325159192" calcext:value-type="float">
            <text:p>0.6349</text:p>
          </table:table-cell>
          <table:table-cell office:value-type="float" office:value="0.0654025640559091" calcext:value-type="float">
            <text:p>0.0654</text:p>
          </table:table-cell>
          <table:table-cell office:value-type="float" office:value="0.626621087928465" calcext:value-type="float">
            <text:p>0.6266</text:p>
          </table:table-cell>
          <table:table-cell office:value-type="float" office:value="0.0565506531870578" calcext:value-type="float">
            <text:p>0.0566</text:p>
          </table:table-cell>
          <table:table-cell office:value-type="float" office:value="0.63678651266766" calcext:value-type="float">
            <text:p>0.6368</text:p>
          </table:table-cell>
          <table:table-cell office:value-type="float" office:value="0.0572680328631296" calcext:value-type="float">
            <text:p>0.057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571766122476629" calcext:value-type="float">
            <text:p>0.571766122476629</text:p>
          </table:table-cell>
          <table:table-cell office:value-type="float" office:value="0.0647626724308679" calcext:value-type="float">
            <text:p>0.0647626724308679</text:p>
          </table:table-cell>
          <table:table-cell office:value-type="float" office:value="0.63808433816556" calcext:value-type="float">
            <text:p>0.63808433816556</text:p>
          </table:table-cell>
          <table:table-cell office:value-type="float" office:value="0.0442976374266344" calcext:value-type="float">
            <text:p>0.0442976374266344</text:p>
          </table:table-cell>
          <table:table-cell office:value-type="float" office:value="0.621214401842569" calcext:value-type="float">
            <text:p>0.621214401842569</text:p>
          </table:table-cell>
          <table:table-cell office:value-type="float" office:value="0.0656709095627386" calcext:value-type="float">
            <text:p>0.0656709095627386</text:p>
          </table:table-cell>
          <table:table-cell office:value-type="float" office:value="0.622992921013413" calcext:value-type="float">
            <text:p>0.622992921013413</text:p>
          </table:table-cell>
          <table:table-cell office:value-type="float" office:value="0.0555012204564375" calcext:value-type="float">
            <text:p>0.0555012204564375</text:p>
          </table:table-cell>
          <table:table-cell office:value-type="float" office:value="0.636969821162444" calcext:value-type="float">
            <text:p>0.636969821162444</text:p>
          </table:table-cell>
          <table:table-cell office:value-type="float" office:value="0.0616862829516605" calcext:value-type="float">
            <text:p>0.0616862829516605</text:p>
          </table:table-cell>
          <table:table-cell office:value-type="float" office:value="0.627529907871562" calcext:value-type="float">
            <text:p>0.627529907871562</text:p>
          </table:table-cell>
          <table:table-cell office:value-type="float" office:value="0.0501790216275039" calcext:value-type="float">
            <text:p>0.0501790216275039</text:p>
          </table:table-cell>
          <table:table-cell office:value-type="float" office:value="0.62492954884162" calcext:value-type="float">
            <text:p>0.62492954884162</text:p>
          </table:table-cell>
          <table:table-cell office:value-type="float" office:value="0.05939989430956" calcext:value-type="float">
            <text:p>0.0594</text:p>
          </table:table-cell>
          <table:table-cell office:value-type="float" office:value="0.621377557241566" calcext:value-type="float">
            <text:p>0.6214</text:p>
          </table:table-cell>
          <table:table-cell office:value-type="float" office:value="0.0589810698859796" calcext:value-type="float">
            <text:p>0.0590</text:p>
          </table:table-cell>
          <table:table-cell office:value-type="float" office:value="0.633288748137109" calcext:value-type="float">
            <text:p>0.6333</text:p>
          </table:table-cell>
          <table:table-cell office:value-type="float" office:value="0.0661014211370071" calcext:value-type="float">
            <text:p>0.0661</text:p>
          </table:table-cell>
          <table:table-cell office:value-type="float" office:value="0.629920979542067" calcext:value-type="float">
            <text:p>0.6299</text:p>
          </table:table-cell>
          <table:table-cell office:value-type="float" office:value="0.0578993700072059" calcext:value-type="float">
            <text:p>0.0579</text:p>
          </table:table-cell>
          <table:table-cell office:value-type="float" office:value="0.629696348733234" calcext:value-type="float">
            <text:p>0.6297</text:p>
          </table:table-cell>
          <table:table-cell office:value-type="float" office:value="0.0655780300695624" calcext:value-type="float">
            <text:p>0.0656</text:p>
          </table:table-cell>
          <table:table-cell office:value-type="float" office:value="0.632747595176805" calcext:value-type="float">
            <text:p>0.6327</text:p>
          </table:table-cell>
          <table:table-cell office:value-type="float" office:value="0.0582726038109096" calcext:value-type="float">
            <text:p>0.0583</text:p>
          </table:table-cell>
          <table:table-cell office:value-type="float" office:value="0.626794235198483" calcext:value-type="float">
            <text:p>0.6268</text:p>
          </table:table-cell>
          <table:table-cell office:value-type="float" office:value="0.066104217547256" calcext:value-type="float">
            <text:p>0.0661</text:p>
          </table:table-cell>
          <table:table-cell office:value-type="float" office:value="0.628024082102696" calcext:value-type="float">
            <text:p>0.6280</text:p>
          </table:table-cell>
          <table:table-cell office:value-type="float" office:value="0.0581643741476176" calcext:value-type="float">
            <text:p>0.0582</text:p>
          </table:table-cell>
          <table:table-cell office:value-type="float" office:value="0.631115804091587" calcext:value-type="float">
            <text:p>0.6311</text:p>
          </table:table-cell>
          <table:table-cell office:value-type="float" office:value="0.0578651073768928" calcext:value-type="float">
            <text:p>0.0579</text:p>
          </table:table-cell>
          <table:table-cell office:value-type="float" office:value="0.633336573635009" calcext:value-type="float">
            <text:p>0.6333</text:p>
          </table:table-cell>
          <table:table-cell office:value-type="float" office:value="0.0589249565937515" calcext:value-type="float">
            <text:p>0.058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607857505758027" calcext:value-type="float">
            <text:p>0.607857505758027</text:p>
          </table:table-cell>
          <table:table-cell office:value-type="float" office:value="0.038503658490024" calcext:value-type="float">
            <text:p>0.038503658490024</text:p>
          </table:table-cell>
          <table:table-cell office:value-type="float" office:value="0.62577479338843" calcext:value-type="float">
            <text:p>0.62577479338843</text:p>
          </table:table-cell>
          <table:table-cell office:value-type="float" office:value="0.0605563641016464" calcext:value-type="float">
            <text:p>0.0605563641016464</text:p>
          </table:table-cell>
          <table:table-cell office:value-type="float" office:value="0.62754521745021" calcext:value-type="float">
            <text:p>0.62754521745021</text:p>
          </table:table-cell>
          <table:table-cell office:value-type="float" office:value="0.0495962496655469" calcext:value-type="float">
            <text:p>0.0495962496655469</text:p>
          </table:table-cell>
          <table:table-cell office:value-type="float" office:value="0.623015682156889" calcext:value-type="float">
            <text:p>0.623015682156889</text:p>
          </table:table-cell>
          <table:table-cell office:value-type="float" office:value="0.0451001155042778" calcext:value-type="float">
            <text:p>0.0451001155042778</text:p>
          </table:table-cell>
          <table:table-cell office:value-type="float" office:value="0.624879250779027" calcext:value-type="float">
            <text:p>0.624879250779027</text:p>
          </table:table-cell>
          <table:table-cell office:value-type="float" office:value="0.0615263309121812" calcext:value-type="float">
            <text:p>0.0615263309121812</text:p>
          </table:table-cell>
          <table:table-cell office:value-type="float" office:value="0.635405365126677" calcext:value-type="float">
            <text:p>0.635405365126677</text:p>
          </table:table-cell>
          <table:table-cell office:value-type="float" office:value="0.0433215440772876" calcext:value-type="float">
            <text:p>0.0433215440772876</text:p>
          </table:table-cell>
          <table:table-cell office:value-type="float" office:value="0.625586878471752" calcext:value-type="float">
            <text:p>0.625586878471752</text:p>
          </table:table-cell>
          <table:table-cell office:value-type="float" office:value="0.0589134190499058" calcext:value-type="float">
            <text:p>0.0589</text:p>
          </table:table-cell>
          <table:table-cell office:value-type="float" office:value="0.626735062999594" calcext:value-type="float">
            <text:p>0.6267</text:p>
          </table:table-cell>
          <table:table-cell office:value-type="float" office:value="0.0520468327719957" calcext:value-type="float">
            <text:p>0.0520</text:p>
          </table:table-cell>
          <table:table-cell office:value-type="float" office:value="0.636255791898117" calcext:value-type="float">
            <text:p>0.6363</text:p>
          </table:table-cell>
          <table:table-cell office:value-type="float" office:value="0.057138975205111" calcext:value-type="float">
            <text:p>0.0571</text:p>
          </table:table-cell>
          <table:table-cell office:value-type="float" office:value="0.629650555480287" calcext:value-type="float">
            <text:p>0.6297</text:p>
          </table:table-cell>
          <table:table-cell office:value-type="float" office:value="0.0566730983674143" calcext:value-type="float">
            <text:p>0.0567</text:p>
          </table:table-cell>
          <table:table-cell office:value-type="float" office:value="0.630326378539493" calcext:value-type="float">
            <text:p>0.6303</text:p>
          </table:table-cell>
          <table:table-cell office:value-type="float" office:value="0.0599655565771743" calcext:value-type="float">
            <text:p>0.0600</text:p>
          </table:table-cell>
          <table:table-cell office:value-type="float" office:value="0.631989804904485" calcext:value-type="float">
            <text:p>0.6320</text:p>
          </table:table-cell>
          <table:table-cell office:value-type="float" office:value="0.0591968898547149" calcext:value-type="float">
            <text:p>0.0592</text:p>
          </table:table-cell>
          <table:table-cell office:value-type="float" office:value="0.631076683376236" calcext:value-type="float">
            <text:p>0.6311</text:p>
          </table:table-cell>
          <table:table-cell office:value-type="float" office:value="0.0579222275974855" calcext:value-type="float">
            <text:p>0.0579</text:p>
          </table:table-cell>
          <table:table-cell office:value-type="float" office:value="0.635199803549654" calcext:value-type="float">
            <text:p>0.6352</text:p>
          </table:table-cell>
          <table:table-cell office:value-type="float" office:value="0.0572972865820037" calcext:value-type="float">
            <text:p>0.0573</text:p>
          </table:table-cell>
          <table:table-cell office:value-type="float" office:value="0.630912545725511" calcext:value-type="float">
            <text:p>0.6309</text:p>
          </table:table-cell>
          <table:table-cell office:value-type="float" office:value="0.0618941016424902" calcext:value-type="float">
            <text:p>0.0619</text:p>
          </table:table-cell>
          <table:table-cell office:value-type="float" office:value="0.637722395339385" calcext:value-type="float">
            <text:p>0.6377</text:p>
          </table:table-cell>
          <table:table-cell office:value-type="float" office:value="0.057545247905733" calcext:value-type="float">
            <text:p>0.057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60537477984013" calcext:value-type="float">
            <text:p>0.60537477984013</text:p>
          </table:table-cell>
          <table:table-cell office:value-type="float" office:value="0.0581338291846142" calcext:value-type="float">
            <text:p>0.0581338291846142</text:p>
          </table:table-cell>
          <table:table-cell office:value-type="float" office:value="0.62149305649641" calcext:value-type="float">
            <text:p>0.62149305649641</text:p>
          </table:table-cell>
          <table:table-cell office:value-type="float" office:value="0.054796490796291" calcext:value-type="float">
            <text:p>0.054796490796291</text:p>
          </table:table-cell>
          <table:table-cell office:value-type="float" office:value="0.620012396694215" calcext:value-type="float">
            <text:p>0.620012396694215</text:p>
          </table:table-cell>
          <table:table-cell office:value-type="float" office:value="0.0601505858029707" calcext:value-type="float">
            <text:p>0.0601505858029707</text:p>
          </table:table-cell>
          <table:table-cell office:value-type="float" office:value="0.62700088063948" calcext:value-type="float">
            <text:p>0.62700088063948</text:p>
          </table:table-cell>
          <table:table-cell office:value-type="float" office:value="0.0484872512700861" calcext:value-type="float">
            <text:p>0.0484872512700861</text:p>
          </table:table-cell>
          <table:table-cell office:value-type="float" office:value="0.623736146863569" calcext:value-type="float">
            <text:p>0.623736146863569</text:p>
          </table:table-cell>
          <table:table-cell office:value-type="float" office:value="0.060295363511648" calcext:value-type="float">
            <text:p>0.060295363511648</text:p>
          </table:table-cell>
          <table:table-cell office:value-type="float" office:value="0.623256469313101" calcext:value-type="float">
            <text:p>0.623256469313101</text:p>
          </table:table-cell>
          <table:table-cell office:value-type="float" office:value="0.0561633964270321" calcext:value-type="float">
            <text:p>0.0561633964270321</text:p>
          </table:table-cell>
          <table:table-cell office:value-type="float" office:value="0.624154416745698" calcext:value-type="float">
            <text:p>0.624154416745698</text:p>
          </table:table-cell>
          <table:table-cell office:value-type="float" office:value="0.0552116396107989" calcext:value-type="float">
            <text:p>0.0552</text:p>
          </table:table-cell>
          <table:table-cell office:value-type="float" office:value="0.622610621866956" calcext:value-type="float">
            <text:p>0.6226</text:p>
          </table:table-cell>
          <table:table-cell office:value-type="float" office:value="0.0568912992814082" calcext:value-type="float">
            <text:p>0.0569</text:p>
          </table:table-cell>
          <table:table-cell office:value-type="float" office:value="0.628640732963013" calcext:value-type="float">
            <text:p>0.6286</text:p>
          </table:table-cell>
          <table:table-cell office:value-type="float" office:value="0.0604915068242377" calcext:value-type="float">
            <text:p>0.0605</text:p>
          </table:table-cell>
          <table:table-cell office:value-type="float" office:value="0.618520491803279" calcext:value-type="float">
            <text:p>0.6185</text:p>
          </table:table-cell>
          <table:table-cell office:value-type="float" office:value="0.0574169094683373" calcext:value-type="float">
            <text:p>0.0574</text:p>
          </table:table-cell>
          <table:table-cell office:value-type="float" office:value="0.631262261211218" calcext:value-type="float">
            <text:p>0.6313</text:p>
          </table:table-cell>
          <table:table-cell office:value-type="float" office:value="0.062437819500126" calcext:value-type="float">
            <text:p>0.0624</text:p>
          </table:table-cell>
          <table:table-cell office:value-type="float" office:value="0.63166129250779" calcext:value-type="float">
            <text:p>0.6317</text:p>
          </table:table-cell>
          <table:table-cell office:value-type="float" office:value="0.0619548711838507" calcext:value-type="float">
            <text:p>0.0620</text:p>
          </table:table-cell>
          <table:table-cell office:value-type="float" office:value="0.623209524454681" calcext:value-type="float">
            <text:p>0.6232</text:p>
          </table:table-cell>
          <table:table-cell office:value-type="float" office:value="0.0602401089151122" calcext:value-type="float">
            <text:p>0.0602</text:p>
          </table:table-cell>
          <table:table-cell office:value-type="float" office:value="0.619574210811543" calcext:value-type="float">
            <text:p>0.6196</text:p>
          </table:table-cell>
          <table:table-cell office:value-type="float" office:value="0.0562093052643251" calcext:value-type="float">
            <text:p>0.0562</text:p>
          </table:table-cell>
          <table:table-cell office:value-type="float" office:value="0.629716298604525" calcext:value-type="float">
            <text:p>0.6297</text:p>
          </table:table-cell>
          <table:table-cell office:value-type="float" office:value="0.054882416106796" calcext:value-type="float">
            <text:p>0.0549</text:p>
          </table:table-cell>
          <table:table-cell office:value-type="float" office:value="0.62982566725376" calcext:value-type="float">
            <text:p>0.6298</text:p>
          </table:table-cell>
          <table:table-cell office:value-type="float" office:value="0.0579768266957019" calcext:value-type="float">
            <text:p>0.058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573259687034277" calcext:value-type="float">
            <text:p>0.573259687034277</text:p>
          </table:table-cell>
          <table:table-cell office:value-type="float" office:value="0.0408323194483465" calcext:value-type="float">
            <text:p>0.0408323194483465</text:p>
          </table:table-cell>
          <table:table-cell office:value-type="float" office:value="0.570711014767647" calcext:value-type="float">
            <text:p>0.570711014767647</text:p>
          </table:table-cell>
          <table:table-cell office:value-type="float" office:value="0.0264035622601959" calcext:value-type="float">
            <text:p>0.0264035622601959</text:p>
          </table:table-cell>
          <table:table-cell office:value-type="float" office:value="0.635699871291153" calcext:value-type="float">
            <text:p>0.635699871291153</text:p>
          </table:table-cell>
          <table:table-cell office:value-type="float" office:value="0.0617372898953557" calcext:value-type="float">
            <text:p>0.0617372898953557</text:p>
          </table:table-cell>
          <table:table-cell office:value-type="float" office:value="0.621167490854898" calcext:value-type="float">
            <text:p>0.621167490854898</text:p>
          </table:table-cell>
          <table:table-cell office:value-type="float" office:value="0.0555085168923004" calcext:value-type="float">
            <text:p>0.0555085168923004</text:p>
          </table:table-cell>
          <table:table-cell office:value-type="float" office:value="0.630313101205799" calcext:value-type="float">
            <text:p>0.630313101205799</text:p>
          </table:table-cell>
          <table:table-cell office:value-type="float" office:value="0.0545476600781236" calcext:value-type="float">
            <text:p>0.0545476600781236</text:p>
          </table:table-cell>
          <table:table-cell office:value-type="float" office:value="0.625966061509281" calcext:value-type="float">
            <text:p>0.625966061509281</text:p>
          </table:table-cell>
          <table:table-cell office:value-type="float" office:value="0.0639963306646596" calcext:value-type="float">
            <text:p>0.0639963306646596</text:p>
          </table:table-cell>
          <table:table-cell office:value-type="float" office:value="0.633693401978052" calcext:value-type="float">
            <text:p>0.633693401978052</text:p>
          </table:table-cell>
          <table:table-cell office:value-type="float" office:value="0.0606981860052589" calcext:value-type="float">
            <text:p>0.0607</text:p>
          </table:table-cell>
          <table:table-cell office:value-type="float" office:value="0.632483132366888" calcext:value-type="float">
            <text:p>0.6325</text:p>
          </table:table-cell>
          <table:table-cell office:value-type="float" office:value="0.0607152361659964" calcext:value-type="float">
            <text:p>0.0607</text:p>
          </table:table-cell>
          <table:table-cell office:value-type="float" office:value="0.632463114754098" calcext:value-type="float">
            <text:p>0.6325</text:p>
          </table:table-cell>
          <table:table-cell office:value-type="float" office:value="0.0522767169018068" calcext:value-type="float">
            <text:p>0.0523</text:p>
          </table:table-cell>
          <table:table-cell office:value-type="float" office:value="0.629211827665628" calcext:value-type="float">
            <text:p>0.6292</text:p>
          </table:table-cell>
          <table:table-cell office:value-type="float" office:value="0.0500142471012122" calcext:value-type="float">
            <text:p>0.0500</text:p>
          </table:table-cell>
          <table:table-cell office:value-type="float" office:value="0.630399166779569" calcext:value-type="float">
            <text:p>0.6304</text:p>
          </table:table-cell>
          <table:table-cell office:value-type="float" office:value="0.0522438169787043" calcext:value-type="float">
            <text:p>0.0522</text:p>
          </table:table-cell>
          <table:table-cell office:value-type="float" office:value="0.632758535428804" calcext:value-type="float">
            <text:p>0.6328</text:p>
          </table:table-cell>
          <table:table-cell office:value-type="float" office:value="0.0533243790253069" calcext:value-type="float">
            <text:p>0.0533</text:p>
          </table:table-cell>
          <table:table-cell office:value-type="float" office:value="0.630619055683512" calcext:value-type="float">
            <text:p>0.6306</text:p>
          </table:table-cell>
          <table:table-cell office:value-type="float" office:value="0.0614849998269154" calcext:value-type="float">
            <text:p>0.0615</text:p>
          </table:table-cell>
          <table:table-cell office:value-type="float" office:value="0.62775216772795" calcext:value-type="float">
            <text:p>0.6278</text:p>
          </table:table-cell>
          <table:table-cell office:value-type="float" office:value="0.0546981520554775" calcext:value-type="float">
            <text:p>0.0547</text:p>
          </table:table-cell>
          <table:table-cell office:value-type="float" office:value="0.637460405094161" calcext:value-type="float">
            <text:p>0.6375</text:p>
          </table:table-cell>
          <table:table-cell office:value-type="float" office:value="0.057987660962893" calcext:value-type="float">
            <text:p>0.0580</text:p>
          </table:table-cell>
          <table:table-cell office:value-type="float" office:value="0.632082881723344" calcext:value-type="float">
            <text:p>0.6321</text:p>
          </table:table-cell>
          <table:table-cell office:value-type="float" office:value="0.0615131485230465" calcext:value-type="float">
            <text:p>0.061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578771846633248" calcext:value-type="float">
            <text:p>0.578771846633248</text:p>
          </table:table-cell>
          <table:table-cell office:value-type="float" office:value="0.0568192053446423" calcext:value-type="float">
            <text:p>0.0568192053446423</text:p>
          </table:table-cell>
          <table:table-cell office:value-type="float" office:value="0.640693672944046" calcext:value-type="float">
            <text:p>0.640693672944046</text:p>
          </table:table-cell>
          <table:table-cell office:value-type="float" office:value="0.0573299590774093" calcext:value-type="float">
            <text:p>0.0573299590774093</text:p>
          </table:table-cell>
          <table:table-cell office:value-type="float" office:value="0.624018086980084" calcext:value-type="float">
            <text:p>0.624018086980084</text:p>
          </table:table-cell>
          <table:table-cell office:value-type="float" office:value="0.0594401384817107" calcext:value-type="float">
            <text:p>0.0594401384817107</text:p>
          </table:table-cell>
          <table:table-cell office:value-type="float" office:value="0.609325396287766" calcext:value-type="float">
            <text:p>0.609325396287766</text:p>
          </table:table-cell>
          <table:table-cell office:value-type="float" office:value="0.0567896311497594" calcext:value-type="float">
            <text:p>0.0567896311497594</text:p>
          </table:table-cell>
          <table:table-cell office:value-type="float" office:value="0.629344668744073" calcext:value-type="float">
            <text:p>0.629344668744073</text:p>
          </table:table-cell>
          <table:table-cell office:value-type="float" office:value="0.0574558475606753" calcext:value-type="float">
            <text:p>0.0574558475606753</text:p>
          </table:table-cell>
          <table:table-cell office:value-type="float" office:value="0.62855476900149" calcext:value-type="float">
            <text:p>0.62855476900149</text:p>
          </table:table-cell>
          <table:table-cell office:value-type="float" office:value="0.0547916640392092" calcext:value-type="float">
            <text:p>0.0547916640392092</text:p>
          </table:table-cell>
          <table:table-cell office:value-type="float" office:value="0.624231946890665" calcext:value-type="float">
            <text:p>0.624231946890665</text:p>
          </table:table-cell>
          <table:table-cell office:value-type="float" office:value="0.058902776059337" calcext:value-type="float">
            <text:p>0.0589</text:p>
          </table:table-cell>
          <table:table-cell office:value-type="float" office:value="0.618622002438694" calcext:value-type="float">
            <text:p>0.6186</text:p>
          </table:table-cell>
          <table:table-cell office:value-type="float" office:value="0.0662415420012952" calcext:value-type="float">
            <text:p>0.0662</text:p>
          </table:table-cell>
          <table:table-cell office:value-type="float" office:value="0.629033938490719" calcext:value-type="float">
            <text:p>0.6290</text:p>
          </table:table-cell>
          <table:table-cell office:value-type="float" office:value="0.0629151923839447" calcext:value-type="float">
            <text:p>0.0629</text:p>
          </table:table-cell>
          <table:table-cell office:value-type="float" office:value="0.630168879555616" calcext:value-type="float">
            <text:p>0.6302</text:p>
          </table:table-cell>
          <table:table-cell office:value-type="float" office:value="0.0549733961309974" calcext:value-type="float">
            <text:p>0.0550</text:p>
          </table:table-cell>
          <table:table-cell office:value-type="float" office:value="0.627903807072213" calcext:value-type="float">
            <text:p>0.6279</text:p>
          </table:table-cell>
          <table:table-cell office:value-type="float" office:value="0.0593227510596924" calcext:value-type="float">
            <text:p>0.0593</text:p>
          </table:table-cell>
          <table:table-cell office:value-type="float" office:value="0.63222781465926" calcext:value-type="float">
            <text:p>0.6322</text:p>
          </table:table-cell>
          <table:table-cell office:value-type="float" office:value="0.0596992496618309" calcext:value-type="float">
            <text:p>0.0597</text:p>
          </table:table-cell>
          <table:table-cell office:value-type="float" office:value="0.626846633247527" calcext:value-type="float">
            <text:p>0.6268</text:p>
          </table:table-cell>
          <table:table-cell office:value-type="float" office:value="0.0608864257643142" calcext:value-type="float">
            <text:p>0.0609</text:p>
          </table:table-cell>
          <table:table-cell office:value-type="float" office:value="0.634200413223141" calcext:value-type="float">
            <text:p>0.6342</text:p>
          </table:table-cell>
          <table:table-cell office:value-type="float" office:value="0.0565397698658032" calcext:value-type="float">
            <text:p>0.0565</text:p>
          </table:table-cell>
          <table:table-cell office:value-type="float" office:value="0.623403197398727" calcext:value-type="float">
            <text:p>0.6234</text:p>
          </table:table-cell>
          <table:table-cell office:value-type="float" office:value="0.0603913157209319" calcext:value-type="float">
            <text:p>0.0604</text:p>
          </table:table-cell>
          <table:table-cell office:value-type="float" office:value="0.629331899471616" calcext:value-type="float">
            <text:p>0.6293</text:p>
          </table:table-cell>
          <table:table-cell office:value-type="float" office:value="0.0574683606783202" calcext:value-type="float">
            <text:p>0.057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595067097954207" calcext:value-type="float">
            <text:p>0.595067097954207</text:p>
          </table:table-cell>
          <table:table-cell office:value-type="float" office:value="0.0417363571577614" calcext:value-type="float">
            <text:p>0.0417363571577614</text:p>
          </table:table-cell>
          <table:table-cell office:value-type="float" office:value="0.632604863839588" calcext:value-type="float">
            <text:p>0.632604863839588</text:p>
          </table:table-cell>
          <table:table-cell office:value-type="float" office:value="0.0578541048762283" calcext:value-type="float">
            <text:p>0.0578541048762283</text:p>
          </table:table-cell>
          <table:table-cell office:value-type="float" office:value="0.624653773201463" calcext:value-type="float">
            <text:p>0.624653773201463</text:p>
          </table:table-cell>
          <table:table-cell office:value-type="float" office:value="0.0479028749849673" calcext:value-type="float">
            <text:p>0.0479028749849673</text:p>
          </table:table-cell>
          <table:table-cell office:value-type="float" office:value="0.622435984283972" calcext:value-type="float">
            <text:p>0.622435984283972</text:p>
          </table:table-cell>
          <table:table-cell office:value-type="float" office:value="0.0341345913755199" calcext:value-type="float">
            <text:p>0.0341345913755199</text:p>
          </table:table-cell>
          <table:table-cell office:value-type="float" office:value="0.631872578241431" calcext:value-type="float">
            <text:p>0.631872578241431</text:p>
          </table:table-cell>
          <table:table-cell office:value-type="float" office:value="0.0586802054731008" calcext:value-type="float">
            <text:p>0.0586802054731008</text:p>
          </table:table-cell>
          <table:table-cell office:value-type="float" office:value="0.624154518357946" calcext:value-type="float">
            <text:p>0.624154518357946</text:p>
          </table:table-cell>
          <table:table-cell office:value-type="float" office:value="0.0465105997509094" calcext:value-type="float">
            <text:p>0.0465105997509094</text:p>
          </table:table-cell>
          <table:table-cell office:value-type="float" office:value="0.625010262837014" calcext:value-type="float">
            <text:p>0.625010262837014</text:p>
          </table:table-cell>
          <table:table-cell office:value-type="float" office:value="0.0600970236485075" calcext:value-type="float">
            <text:p>0.0601</text:p>
          </table:table-cell>
          <table:table-cell office:value-type="float" office:value="0.62545000677415" calcext:value-type="float">
            <text:p>0.6255</text:p>
          </table:table-cell>
          <table:table-cell office:value-type="float" office:value="0.0449222125688085" calcext:value-type="float">
            <text:p>0.0449</text:p>
          </table:table-cell>
          <table:table-cell office:value-type="float" office:value="0.628193706814795" calcext:value-type="float">
            <text:p>0.6282</text:p>
          </table:table-cell>
          <table:table-cell office:value-type="float" office:value="0.0600070989552967" calcext:value-type="float">
            <text:p>0.0600</text:p>
          </table:table-cell>
          <table:table-cell office:value-type="float" office:value="0.633048604525132" calcext:value-type="float">
            <text:p>0.6330</text:p>
          </table:table-cell>
          <table:table-cell office:value-type="float" office:value="0.0456316384523099" calcext:value-type="float">
            <text:p>0.0456</text:p>
          </table:table-cell>
          <table:table-cell office:value-type="float" office:value="0.624328546267444" calcext:value-type="float">
            <text:p>0.6243</text:p>
          </table:table-cell>
          <table:table-cell office:value-type="float" office:value="0.0581915488841306" calcext:value-type="float">
            <text:p>0.0582</text:p>
          </table:table-cell>
          <table:table-cell office:value-type="float" office:value="0.634672842433275" calcext:value-type="float">
            <text:p>0.6347</text:p>
          </table:table-cell>
          <table:table-cell office:value-type="float" office:value="0.0431088371182056" calcext:value-type="float">
            <text:p>0.0431</text:p>
          </table:table-cell>
          <table:table-cell office:value-type="float" office:value="0.623644594228424" calcext:value-type="float">
            <text:p>0.6236</text:p>
          </table:table-cell>
          <table:table-cell office:value-type="float" office:value="0.05721389182213" calcext:value-type="float">
            <text:p>0.0572</text:p>
          </table:table-cell>
          <table:table-cell office:value-type="float" office:value="0.626552127083051" calcext:value-type="float">
            <text:p>0.6266</text:p>
          </table:table-cell>
          <table:table-cell office:value-type="float" office:value="0.0437300154364561" calcext:value-type="float">
            <text:p>0.0437</text:p>
          </table:table-cell>
          <table:table-cell office:value-type="float" office:value="0.628164544099715" calcext:value-type="float">
            <text:p>0.6282</text:p>
          </table:table-cell>
          <table:table-cell office:value-type="float" office:value="0.0583485113528931" calcext:value-type="float">
            <text:p>0.0583</text:p>
          </table:table-cell>
          <table:table-cell office:value-type="float" office:value="0.623291627150793" calcext:value-type="float">
            <text:p>0.6233</text:p>
          </table:table-cell>
          <table:table-cell office:value-type="float" office:value="0.0583160346722551" calcext:value-type="float">
            <text:p>0.058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591170573093077" calcext:value-type="float">
            <text:p>0.591170573093077</text:p>
          </table:table-cell>
          <table:table-cell office:value-type="float" office:value="0.0555284510487631" calcext:value-type="float">
            <text:p>0.0555284510487631</text:p>
          </table:table-cell>
          <table:table-cell office:value-type="float" office:value="0.639650047419049" calcext:value-type="float">
            <text:p>0.639650047419049</text:p>
          </table:table-cell>
          <table:table-cell office:value-type="float" office:value="0.0538307103840207" calcext:value-type="float">
            <text:p>0.0538307103840207</text:p>
          </table:table-cell>
          <table:table-cell office:value-type="float" office:value="0.632578546267443" calcext:value-type="float">
            <text:p>0.632578546267443</text:p>
          </table:table-cell>
          <table:table-cell office:value-type="float" office:value="0.0593979837853787" calcext:value-type="float">
            <text:p>0.0593979837853787</text:p>
          </table:table-cell>
          <table:table-cell office:value-type="float" office:value="0.620270965993768" calcext:value-type="float">
            <text:p>0.620270965993768</text:p>
          </table:table-cell>
          <table:table-cell office:value-type="float" office:value="0.0617026861994779" calcext:value-type="float">
            <text:p>0.0617026861994779</text:p>
          </table:table-cell>
          <table:table-cell office:value-type="float" office:value="0.632770322449533" calcext:value-type="float">
            <text:p>0.632770322449533</text:p>
          </table:table-cell>
          <table:table-cell office:value-type="float" office:value="0.0561286816113152" calcext:value-type="float">
            <text:p>0.0561286816113152</text:p>
          </table:table-cell>
          <table:table-cell office:value-type="float" office:value="0.611198110012194" calcext:value-type="float">
            <text:p>0.611198110012194</text:p>
          </table:table-cell>
          <table:table-cell office:value-type="float" office:value="0.0601572217435594" calcext:value-type="float">
            <text:p>0.0601572217435594</text:p>
          </table:table-cell>
          <table:table-cell office:value-type="float" office:value="0.631897540983606" calcext:value-type="float">
            <text:p>0.631897540983606</text:p>
          </table:table-cell>
          <table:table-cell office:value-type="float" office:value="0.0672186692812783" calcext:value-type="float">
            <text:p>0.0672</text:p>
          </table:table-cell>
          <table:table-cell office:value-type="float" office:value="0.626400521609538" calcext:value-type="float">
            <text:p>0.6264</text:p>
          </table:table-cell>
          <table:table-cell office:value-type="float" office:value="0.0619427643259739" calcext:value-type="float">
            <text:p>0.0619</text:p>
          </table:table-cell>
          <table:table-cell office:value-type="float" office:value="0.627756774149844" calcext:value-type="float">
            <text:p>0.6278</text:p>
          </table:table-cell>
          <table:table-cell office:value-type="float" office:value="0.0612783688699058" calcext:value-type="float">
            <text:p>0.0613</text:p>
          </table:table-cell>
          <table:table-cell office:value-type="float" office:value="0.622541356184799" calcext:value-type="float">
            <text:p>0.6225</text:p>
          </table:table-cell>
          <table:table-cell office:value-type="float" office:value="0.0546353069134427" calcext:value-type="float">
            <text:p>0.0546</text:p>
          </table:table-cell>
          <table:table-cell office:value-type="float" office:value="0.631588402655467" calcext:value-type="float">
            <text:p>0.6316</text:p>
          </table:table-cell>
          <table:table-cell office:value-type="float" office:value="0.0549256585458417" calcext:value-type="float">
            <text:p>0.0549</text:p>
          </table:table-cell>
          <table:table-cell office:value-type="float" office:value="0.619607200921284" calcext:value-type="float">
            <text:p>0.6196</text:p>
          </table:table-cell>
          <table:table-cell office:value-type="float" office:value="0.0581336309867827" calcext:value-type="float">
            <text:p>0.0581</text:p>
          </table:table-cell>
          <table:table-cell office:value-type="float" office:value="0.633402486112993" calcext:value-type="float">
            <text:p>0.6334</text:p>
          </table:table-cell>
          <table:table-cell office:value-type="float" office:value="0.0567642050990422" calcext:value-type="float">
            <text:p>0.0568</text:p>
          </table:table-cell>
          <table:table-cell office:value-type="float" office:value="0.615063270559545" calcext:value-type="float">
            <text:p>0.6151</text:p>
          </table:table-cell>
          <table:table-cell office:value-type="float" office:value="0.0642473848322594" calcext:value-type="float">
            <text:p>0.0642</text:p>
          </table:table-cell>
          <table:table-cell office:value-type="float" office:value="0.628782786885246" calcext:value-type="float">
            <text:p>0.6288</text:p>
          </table:table-cell>
          <table:table-cell office:value-type="float" office:value="0.0518724278238803" calcext:value-type="float">
            <text:p>0.0519</text:p>
          </table:table-cell>
          <table:table-cell office:value-type="float" office:value="0.630715722801788" calcext:value-type="float">
            <text:p>0.6307</text:p>
          </table:table-cell>
          <table:table-cell office:value-type="float" office:value="0.06685477590886" calcext:value-type="float">
            <text:p>0.066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634550501287088" calcext:value-type="float">
            <text:p>0.634550501287088</text:p>
          </table:table-cell>
          <table:table-cell office:value-type="float" office:value="0.0645191342522596" calcext:value-type="float">
            <text:p>0.0645191342522596</text:p>
          </table:table-cell>
          <table:table-cell office:value-type="float" office:value="0.626431073025335" calcext:value-type="float">
            <text:p>0.626431073025335</text:p>
          </table:table-cell>
          <table:table-cell office:value-type="float" office:value="0.0557003439205692" calcext:value-type="float">
            <text:p>0.0557003439205692</text:p>
          </table:table-cell>
          <table:table-cell office:value-type="float" office:value="0.632757620918575" calcext:value-type="float">
            <text:p>0.632757620918575</text:p>
          </table:table-cell>
          <table:table-cell office:value-type="float" office:value="0.0601208734835959" calcext:value-type="float">
            <text:p>0.0601208734835959</text:p>
          </table:table-cell>
          <table:table-cell office:value-type="float" office:value="0.62963436526216" calcext:value-type="float">
            <text:p>0.62963436526216</text:p>
          </table:table-cell>
          <table:table-cell office:value-type="float" office:value="0.0617394208663877" calcext:value-type="float">
            <text:p>0.0617394208663877</text:p>
          </table:table-cell>
          <table:table-cell office:value-type="float" office:value="0.625512464435713" calcext:value-type="float">
            <text:p>0.625512464435713</text:p>
          </table:table-cell>
          <table:table-cell office:value-type="float" office:value="0.0567437936753887" calcext:value-type="float">
            <text:p>0.0567437936753887</text:p>
          </table:table-cell>
          <table:table-cell office:value-type="float" office:value="0.627263853136431" calcext:value-type="float">
            <text:p>0.627263853136431</text:p>
          </table:table-cell>
          <table:table-cell office:value-type="float" office:value="0.0582087880482714" calcext:value-type="float">
            <text:p>0.0582087880482714</text:p>
          </table:table-cell>
          <table:table-cell office:value-type="float" office:value="0.628939743937136" calcext:value-type="float">
            <text:p>0.628939743937136</text:p>
          </table:table-cell>
          <table:table-cell office:value-type="float" office:value="0.0573200769263323" calcext:value-type="float">
            <text:p>0.0573</text:p>
          </table:table-cell>
          <table:table-cell office:value-type="float" office:value="0.632816996341959" calcext:value-type="float">
            <text:p>0.6328</text:p>
          </table:table-cell>
          <table:table-cell office:value-type="float" office:value="0.0588790870558754" calcext:value-type="float">
            <text:p>0.0589</text:p>
          </table:table-cell>
          <table:table-cell office:value-type="float" office:value="0.624151266766021" calcext:value-type="float">
            <text:p>0.6242</text:p>
          </table:table-cell>
          <table:table-cell office:value-type="float" office:value="0.0648799219971811" calcext:value-type="float">
            <text:p>0.0649</text:p>
          </table:table-cell>
          <table:table-cell office:value-type="float" office:value="0.630345549383552" calcext:value-type="float">
            <text:p>0.6303</text:p>
          </table:table-cell>
          <table:table-cell office:value-type="float" office:value="0.0594075542848337" calcext:value-type="float">
            <text:p>0.0594</text:p>
          </table:table-cell>
          <table:table-cell office:value-type="float" office:value="0.630935611705731" calcext:value-type="float">
            <text:p>0.6309</text:p>
          </table:table-cell>
          <table:table-cell office:value-type="float" office:value="0.0593338172666782" calcext:value-type="float">
            <text:p>0.0593</text:p>
          </table:table-cell>
          <table:table-cell office:value-type="float" office:value="0.632261787020729" calcext:value-type="float">
            <text:p>0.6323</text:p>
          </table:table-cell>
          <table:table-cell office:value-type="float" office:value="0.0548495032916945" calcext:value-type="float">
            <text:p>0.0548</text:p>
          </table:table-cell>
          <table:table-cell office:value-type="float" office:value="0.625573262430565" calcext:value-type="float">
            <text:p>0.6256</text:p>
          </table:table-cell>
          <table:table-cell office:value-type="float" office:value="0.05530859735528" calcext:value-type="float">
            <text:p>0.0553</text:p>
          </table:table-cell>
          <table:table-cell office:value-type="float" office:value="0.628963453461591" calcext:value-type="float">
            <text:p>0.6290</text:p>
          </table:table-cell>
          <table:table-cell office:value-type="float" office:value="0.0599364193501641" calcext:value-type="float">
            <text:p>0.0599</text:p>
          </table:table-cell>
          <table:table-cell office:value-type="float" office:value="0.63298042270695" calcext:value-type="float">
            <text:p>0.6330</text:p>
          </table:table-cell>
          <table:table-cell office:value-type="float" office:value="0.0613819949882148" calcext:value-type="float">
            <text:p>0.0614</text:p>
          </table:table-cell>
          <table:table-cell office:value-type="float" office:value="0.627640292643273" calcext:value-type="float">
            <text:p>0.6276</text:p>
          </table:table-cell>
          <table:table-cell office:value-type="float" office:value="0.0579057608544587" calcext:value-type="float">
            <text:p>0.057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5180701754386" calcext:value-type="float">
            <text:p>0.65180701754386</text:p>
          </table:table-cell>
          <table:table-cell office:value-type="float" office:value="0.0481094845732023" calcext:value-type="float">
            <text:p>0.0481094845732023</text:p>
          </table:table-cell>
          <table:table-cell office:value-type="float" office:value="0.649671052631579" calcext:value-type="float">
            <text:p>0.649671052631579</text:p>
          </table:table-cell>
          <table:table-cell office:value-type="float" office:value="0.0434185571521704" calcext:value-type="float">
            <text:p>0.0434185571521704</text:p>
          </table:table-cell>
          <table:table-cell office:value-type="float" office:value="0.644644736842105" calcext:value-type="float">
            <text:p>0.644644736842105</text:p>
          </table:table-cell>
          <table:table-cell office:value-type="float" office:value="0.043382899081574" calcext:value-type="float">
            <text:p>0.043382899081574</text:p>
          </table:table-cell>
          <table:table-cell office:value-type="float" office:value="0.639964912280702" calcext:value-type="float">
            <text:p>0.639964912280702</text:p>
          </table:table-cell>
          <table:table-cell office:value-type="float" office:value="0.0385968352438532" calcext:value-type="float">
            <text:p>0.0385968352438532</text:p>
          </table:table-cell>
          <table:table-cell office:value-type="float" office:value="0.645043859649123" calcext:value-type="float">
            <text:p>0.645043859649123</text:p>
          </table:table-cell>
          <table:table-cell office:value-type="float" office:value="0.0442380361108821" calcext:value-type="float">
            <text:p>0.0442380361108821</text:p>
          </table:table-cell>
          <table:table-cell office:value-type="float" office:value="0.647649122807017" calcext:value-type="float">
            <text:p>0.647649122807017</text:p>
          </table:table-cell>
          <table:table-cell office:value-type="float" office:value="0.0447215359069322" calcext:value-type="float">
            <text:p>0.0447215359069322</text:p>
          </table:table-cell>
          <table:table-cell office:value-type="float" office:value="0.65303947368421" calcext:value-type="float">
            <text:p>0.65303947368421</text:p>
          </table:table-cell>
          <table:table-cell office:value-type="float" office:value="0.0451270589265936" calcext:value-type="float">
            <text:p>0.0451</text:p>
          </table:table-cell>
          <table:table-cell office:value-type="float" office:value="0.649666666666667" calcext:value-type="float">
            <text:p>0.6497</text:p>
          </table:table-cell>
          <table:table-cell office:value-type="float" office:value="0.0479733455738239" calcext:value-type="float">
            <text:p>0.0480</text:p>
          </table:table-cell>
          <table:table-cell office:value-type="float" office:value="0.647934210526316" calcext:value-type="float">
            <text:p>0.6479</text:p>
          </table:table-cell>
          <table:table-cell office:value-type="float" office:value="0.0471946220340005" calcext:value-type="float">
            <text:p>0.0472</text:p>
          </table:table-cell>
          <table:table-cell office:value-type="float" office:value="0.652885964912281" calcext:value-type="float">
            <text:p>0.6529</text:p>
          </table:table-cell>
          <table:table-cell office:value-type="float" office:value="0.0514618593861947" calcext:value-type="float">
            <text:p>0.0515</text:p>
          </table:table-cell>
          <table:table-cell office:value-type="float" office:value="0.645706140350877" calcext:value-type="float">
            <text:p>0.6457</text:p>
          </table:table-cell>
          <table:table-cell office:value-type="float" office:value="0.0435336155811543" calcext:value-type="float">
            <text:p>0.0435</text:p>
          </table:table-cell>
          <table:table-cell office:value-type="float" office:value="0.645105263157895" calcext:value-type="float">
            <text:p>0.6451</text:p>
          </table:table-cell>
          <table:table-cell office:value-type="float" office:value="0.0454538130995257" calcext:value-type="float">
            <text:p>0.0455</text:p>
          </table:table-cell>
          <table:table-cell office:value-type="float" office:value="0.64155701754386" calcext:value-type="float">
            <text:p>0.6416</text:p>
          </table:table-cell>
          <table:table-cell office:value-type="float" office:value="0.0442535812421762" calcext:value-type="float">
            <text:p>0.0443</text:p>
          </table:table-cell>
          <table:table-cell office:value-type="float" office:value="0.649451754385965" calcext:value-type="float">
            <text:p>0.6495</text:p>
          </table:table-cell>
          <table:table-cell office:value-type="float" office:value="0.0494667306608513" calcext:value-type="float">
            <text:p>0.0495</text:p>
          </table:table-cell>
          <table:table-cell office:value-type="float" office:value="0.656421052631579" calcext:value-type="float">
            <text:p>0.6564</text:p>
          </table:table-cell>
          <table:table-cell office:value-type="float" office:value="0.0473398412809553" calcext:value-type="float">
            <text:p>0.0473</text:p>
          </table:table-cell>
          <table:table-cell office:value-type="float" office:value="0.650697368421053" calcext:value-type="float">
            <text:p>0.6507</text:p>
          </table:table-cell>
          <table:table-cell office:value-type="float" office:value="0.0469868054935554" calcext:value-type="float">
            <text:p>0.047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65232456140351" calcext:value-type="float">
            <text:p>0.665232456140351</text:p>
          </table:table-cell>
          <table:table-cell office:value-type="float" office:value="0.0390383207221098" calcext:value-type="float">
            <text:p>0.0390383207221098</text:p>
          </table:table-cell>
          <table:table-cell office:value-type="float" office:value="0.622600877192983" calcext:value-type="float">
            <text:p>0.622600877192983</text:p>
          </table:table-cell>
          <table:table-cell office:value-type="float" office:value="0.0508779028723295" calcext:value-type="float">
            <text:p>0.0508779028723295</text:p>
          </table:table-cell>
          <table:table-cell office:value-type="float" office:value="0.652565789473684" calcext:value-type="float">
            <text:p>0.652565789473684</text:p>
          </table:table-cell>
          <table:table-cell office:value-type="float" office:value="0.049693373255854" calcext:value-type="float">
            <text:p>0.049693373255854</text:p>
          </table:table-cell>
          <table:table-cell office:value-type="float" office:value="0.661561403508772" calcext:value-type="float">
            <text:p>0.661561403508772</text:p>
          </table:table-cell>
          <table:table-cell office:value-type="float" office:value="0.0461650886379574" calcext:value-type="float">
            <text:p>0.0461650886379574</text:p>
          </table:table-cell>
          <table:table-cell office:value-type="float" office:value="0.658070175438597" calcext:value-type="float">
            <text:p>0.658070175438597</text:p>
          </table:table-cell>
          <table:table-cell office:value-type="float" office:value="0.0450395487185843" calcext:value-type="float">
            <text:p>0.0450395487185843</text:p>
          </table:table-cell>
          <table:table-cell office:value-type="float" office:value="0.658175438596491" calcext:value-type="float">
            <text:p>0.658175438596491</text:p>
          </table:table-cell>
          <table:table-cell office:value-type="float" office:value="0.0408252065348869" calcext:value-type="float">
            <text:p>0.0408252065348869</text:p>
          </table:table-cell>
          <table:table-cell office:value-type="float" office:value="0.65565350877193" calcext:value-type="float">
            <text:p>0.65565350877193</text:p>
          </table:table-cell>
          <table:table-cell office:value-type="float" office:value="0.0448607951038694" calcext:value-type="float">
            <text:p>0.0449</text:p>
          </table:table-cell>
          <table:table-cell office:value-type="float" office:value="0.659486842105263" calcext:value-type="float">
            <text:p>0.6595</text:p>
          </table:table-cell>
          <table:table-cell office:value-type="float" office:value="0.0460100983945181" calcext:value-type="float">
            <text:p>0.0460</text:p>
          </table:table-cell>
          <table:table-cell office:value-type="float" office:value="0.649355263157895" calcext:value-type="float">
            <text:p>0.6494</text:p>
          </table:table-cell>
          <table:table-cell office:value-type="float" office:value="0.0446987906768695" calcext:value-type="float">
            <text:p>0.0447</text:p>
          </table:table-cell>
          <table:table-cell office:value-type="float" office:value="0.657175438596491" calcext:value-type="float">
            <text:p>0.6572</text:p>
          </table:table-cell>
          <table:table-cell office:value-type="float" office:value="0.046720543355792" calcext:value-type="float">
            <text:p>0.0467</text:p>
          </table:table-cell>
          <table:table-cell office:value-type="float" office:value="0.656736842105263" calcext:value-type="float">
            <text:p>0.6567</text:p>
          </table:table-cell>
          <table:table-cell office:value-type="float" office:value="0.0495970867947998" calcext:value-type="float">
            <text:p>0.0496</text:p>
          </table:table-cell>
          <table:table-cell office:value-type="float" office:value="0.656004385964912" calcext:value-type="float">
            <text:p>0.6560</text:p>
          </table:table-cell>
          <table:table-cell office:value-type="float" office:value="0.0533778765144929" calcext:value-type="float">
            <text:p>0.0534</text:p>
          </table:table-cell>
          <table:table-cell office:value-type="float" office:value="0.652640350877193" calcext:value-type="float">
            <text:p>0.6526</text:p>
          </table:table-cell>
          <table:table-cell office:value-type="float" office:value="0.0432057167141449" calcext:value-type="float">
            <text:p>0.0432</text:p>
          </table:table-cell>
          <table:table-cell office:value-type="float" office:value="0.651482456140351" calcext:value-type="float">
            <text:p>0.6515</text:p>
          </table:table-cell>
          <table:table-cell office:value-type="float" office:value="0.0541911663904535" calcext:value-type="float">
            <text:p>0.0542</text:p>
          </table:table-cell>
          <table:table-cell office:value-type="float" office:value="0.658609649122807" calcext:value-type="float">
            <text:p>0.6586</text:p>
          </table:table-cell>
          <table:table-cell office:value-type="float" office:value="0.0490445549664722" calcext:value-type="float">
            <text:p>0.0490</text:p>
          </table:table-cell>
          <table:table-cell office:value-type="float" office:value="0.660013157894737" calcext:value-type="float">
            <text:p>0.6600</text:p>
          </table:table-cell>
          <table:table-cell office:value-type="float" office:value="0.0484076423476838" calcext:value-type="float">
            <text:p>0.048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60188596491228" calcext:value-type="float">
            <text:p>0.660188596491228</text:p>
          </table:table-cell>
          <table:table-cell office:value-type="float" office:value="0.0317559837730011" calcext:value-type="float">
            <text:p>0.0317559837730011</text:p>
          </table:table-cell>
          <table:table-cell office:value-type="float" office:value="0.630285087719298" calcext:value-type="float">
            <text:p>0.630285087719298</text:p>
          </table:table-cell>
          <table:table-cell office:value-type="float" office:value="0.0529653177474249" calcext:value-type="float">
            <text:p>0.0529653177474249</text:p>
          </table:table-cell>
          <table:table-cell office:value-type="float" office:value="0.655842105263158" calcext:value-type="float">
            <text:p>0.655842105263158</text:p>
          </table:table-cell>
          <table:table-cell office:value-type="float" office:value="0.0405812111663341" calcext:value-type="float">
            <text:p>0.0405812111663341</text:p>
          </table:table-cell>
          <table:table-cell office:value-type="float" office:value="0.648030701754386" calcext:value-type="float">
            <text:p>0.648030701754386</text:p>
          </table:table-cell>
          <table:table-cell office:value-type="float" office:value="0.04868198590859" calcext:value-type="float">
            <text:p>0.04868198590859</text:p>
          </table:table-cell>
          <table:table-cell office:value-type="float" office:value="0.654092105263158" calcext:value-type="float">
            <text:p>0.654092105263158</text:p>
          </table:table-cell>
          <table:table-cell office:value-type="float" office:value="0.0407256191268672" calcext:value-type="float">
            <text:p>0.040725619126867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0449156824909519" calcext:value-type="float">
            <text:p>0.0449156824909519</text:p>
          </table:table-cell>
          <table:table-cell office:value-type="float" office:value="0.652228070175439" calcext:value-type="float">
            <text:p>0.652228070175439</text:p>
          </table:table-cell>
          <table:table-cell office:value-type="float" office:value="0.0493605809263166" calcext:value-type="float">
            <text:p>0.0494</text:p>
          </table:table-cell>
          <table:table-cell office:value-type="float" office:value="0.652421052631579" calcext:value-type="float">
            <text:p>0.6524</text:p>
          </table:table-cell>
          <table:table-cell office:value-type="float" office:value="0.0471100665351755" calcext:value-type="float">
            <text:p>0.0471</text:p>
          </table:table-cell>
          <table:table-cell office:value-type="float" office:value="0.653105263157895" calcext:value-type="float">
            <text:p>0.6531</text:p>
          </table:table-cell>
          <table:table-cell office:value-type="float" office:value="0.0425871967493968" calcext:value-type="float">
            <text:p>0.0426</text:p>
          </table:table-cell>
          <table:table-cell office:value-type="float" office:value="0.651776315789474" calcext:value-type="float">
            <text:p>0.6518</text:p>
          </table:table-cell>
          <table:table-cell office:value-type="float" office:value="0.0482636595651258" calcext:value-type="float">
            <text:p>0.0483</text:p>
          </table:table-cell>
          <table:table-cell office:value-type="float" office:value="0.653315789473684" calcext:value-type="float">
            <text:p>0.6533</text:p>
          </table:table-cell>
          <table:table-cell office:value-type="float" office:value="0.0465254335204635" calcext:value-type="float">
            <text:p>0.0465</text:p>
          </table:table-cell>
          <table:table-cell office:value-type="float" office:value="0.647627192982456" calcext:value-type="float">
            <text:p>0.6476</text:p>
          </table:table-cell>
          <table:table-cell office:value-type="float" office:value="0.0503916426453379" calcext:value-type="float">
            <text:p>0.0504</text:p>
          </table:table-cell>
          <table:table-cell office:value-type="float" office:value="0.647021929824561" calcext:value-type="float">
            <text:p>0.6470</text:p>
          </table:table-cell>
          <table:table-cell office:value-type="float" office:value="0.0436533973233142" calcext:value-type="float">
            <text:p>0.0437</text:p>
          </table:table-cell>
          <table:table-cell office:value-type="float" office:value="0.651767543859649" calcext:value-type="float">
            <text:p>0.6518</text:p>
          </table:table-cell>
          <table:table-cell office:value-type="float" office:value="0.0434730327945121" calcext:value-type="float">
            <text:p>0.0435</text:p>
          </table:table-cell>
          <table:table-cell office:value-type="float" office:value="0.643758771929825" calcext:value-type="float">
            <text:p>0.6438</text:p>
          </table:table-cell>
          <table:table-cell office:value-type="float" office:value="0.0464205361609964" calcext:value-type="float">
            <text:p>0.0464</text:p>
          </table:table-cell>
          <table:table-cell office:value-type="float" office:value="0.648425438596491" calcext:value-type="float">
            <text:p>0.6484</text:p>
          </table:table-cell>
          <table:table-cell office:value-type="float" office:value="0.0441934705253286" calcext:value-type="float">
            <text:p>0.044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67241228070175" calcext:value-type="float">
            <text:p>0.667241228070175</text:p>
          </table:table-cell>
          <table:table-cell office:value-type="float" office:value="0.0349020837758893" calcext:value-type="float">
            <text:p>0.0349020837758893</text:p>
          </table:table-cell>
          <table:table-cell office:value-type="float" office:value="0.605714912280702" calcext:value-type="float">
            <text:p>0.605714912280702</text:p>
          </table:table-cell>
          <table:table-cell office:value-type="float" office:value="0.048929120602599" calcext:value-type="float">
            <text:p>0.048929120602599</text:p>
          </table:table-cell>
          <table:table-cell office:value-type="float" office:value="0.661877192982456" calcext:value-type="float">
            <text:p>0.661877192982456</text:p>
          </table:table-cell>
          <table:table-cell office:value-type="float" office:value="0.050852234213591" calcext:value-type="float">
            <text:p>0.050852234213591</text:p>
          </table:table-cell>
          <table:table-cell office:value-type="float" office:value="0.668614035087719" calcext:value-type="float">
            <text:p>0.668614035087719</text:p>
          </table:table-cell>
          <table:table-cell office:value-type="float" office:value="0.042837155705481" calcext:value-type="float">
            <text:p>0.042837155705481</text:p>
          </table:table-cell>
          <table:table-cell office:value-type="float" office:value="0.657679824561404" calcext:value-type="float">
            <text:p>0.657679824561404</text:p>
          </table:table-cell>
          <table:table-cell office:value-type="float" office:value="0.0495786665618043" calcext:value-type="float">
            <text:p>0.0495786665618043</text:p>
          </table:table-cell>
          <table:table-cell office:value-type="float" office:value="0.648381578947368" calcext:value-type="float">
            <text:p>0.648381578947368</text:p>
          </table:table-cell>
          <table:table-cell office:value-type="float" office:value="0.0471513955058629" calcext:value-type="float">
            <text:p>0.0471513955058629</text:p>
          </table:table-cell>
          <table:table-cell office:value-type="float" office:value="0.654644736842105" calcext:value-type="float">
            <text:p>0.654644736842105</text:p>
          </table:table-cell>
          <table:table-cell office:value-type="float" office:value="0.0481171093455407" calcext:value-type="float">
            <text:p>0.0481</text:p>
          </table:table-cell>
          <table:table-cell office:value-type="float" office:value="0.654491228070175" calcext:value-type="float">
            <text:p>0.6545</text:p>
          </table:table-cell>
          <table:table-cell office:value-type="float" office:value="0.0465483752955233" calcext:value-type="float">
            <text:p>0.0465</text:p>
          </table:table-cell>
          <table:table-cell office:value-type="float" office:value="0.654135964912281" calcext:value-type="float">
            <text:p>0.6541</text:p>
          </table:table-cell>
          <table:table-cell office:value-type="float" office:value="0.054457149104139" calcext:value-type="float">
            <text:p>0.0545</text:p>
          </table:table-cell>
          <table:table-cell office:value-type="float" office:value="0.644526315789474" calcext:value-type="float">
            <text:p>0.6445</text:p>
          </table:table-cell>
          <table:table-cell office:value-type="float" office:value="0.0372570384875666" calcext:value-type="float">
            <text:p>0.0373</text:p>
          </table:table-cell>
          <table:table-cell office:value-type="float" office:value="0.658995614035088" calcext:value-type="float">
            <text:p>0.6590</text:p>
          </table:table-cell>
          <table:table-cell office:value-type="float" office:value="0.0400826332341113" calcext:value-type="float">
            <text:p>0.0401</text:p>
          </table:table-cell>
          <table:table-cell office:value-type="float" office:value="0.650008771929825" calcext:value-type="float">
            <text:p>0.6500</text:p>
          </table:table-cell>
          <table:table-cell office:value-type="float" office:value="0.0428174886561342" calcext:value-type="float">
            <text:p>0.0428</text:p>
          </table:table-cell>
          <table:table-cell office:value-type="float" office:value="0.652293859649123" calcext:value-type="float">
            <text:p>0.6523</text:p>
          </table:table-cell>
          <table:table-cell office:value-type="float" office:value="0.04606097698469" calcext:value-type="float">
            <text:p>0.0461</text:p>
          </table:table-cell>
          <table:table-cell office:value-type="float" office:value="0.652899122807018" calcext:value-type="float">
            <text:p>0.6529</text:p>
          </table:table-cell>
          <table:table-cell office:value-type="float" office:value="0.0420969269224294" calcext:value-type="float">
            <text:p>0.0421</text:p>
          </table:table-cell>
          <table:table-cell office:value-type="float" office:value="0.652530701754386" calcext:value-type="float">
            <text:p>0.6525</text:p>
          </table:table-cell>
          <table:table-cell office:value-type="float" office:value="0.04270397866168" calcext:value-type="float">
            <text:p>0.0427</text:p>
          </table:table-cell>
          <table:table-cell office:value-type="float" office:value="0.650293859649123" calcext:value-type="float">
            <text:p>0.6503</text:p>
          </table:table-cell>
          <table:table-cell office:value-type="float" office:value="0.0474024024616795" calcext:value-type="float">
            <text:p>0.047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55688596491228" calcext:value-type="float">
            <text:p>0.655688596491228</text:p>
          </table:table-cell>
          <table:table-cell office:value-type="float" office:value="0.0402126025317051" calcext:value-type="float">
            <text:p>0.0402126025317051</text:p>
          </table:table-cell>
          <table:table-cell office:value-type="float" office:value="0.637872807017544" calcext:value-type="float">
            <text:p>0.637872807017544</text:p>
          </table:table-cell>
          <table:table-cell office:value-type="float" office:value="0.053167781529744" calcext:value-type="float">
            <text:p>0.053167781529744</text:p>
          </table:table-cell>
          <table:table-cell office:value-type="float" office:value="0.657434210526316" calcext:value-type="float">
            <text:p>0.657434210526316</text:p>
          </table:table-cell>
          <table:table-cell office:value-type="float" office:value="0.0498054102080619" calcext:value-type="float">
            <text:p>0.0498054102080619</text:p>
          </table:table-cell>
          <table:table-cell office:value-type="float" office:value="0.649289473684211" calcext:value-type="float">
            <text:p>0.649289473684211</text:p>
          </table:table-cell>
          <table:table-cell office:value-type="float" office:value="0.0437389993837857" calcext:value-type="float">
            <text:p>0.0437389993837857</text:p>
          </table:table-cell>
          <table:table-cell office:value-type="float" office:value="0.645179824561403" calcext:value-type="float">
            <text:p>0.645179824561403</text:p>
          </table:table-cell>
          <table:table-cell office:value-type="float" office:value="0.0400290296850309" calcext:value-type="float">
            <text:p>0.0400290296850309</text:p>
          </table:table-cell>
          <table:table-cell office:value-type="float" office:value="0.654070175438597" calcext:value-type="float">
            <text:p>0.654070175438597</text:p>
          </table:table-cell>
          <table:table-cell office:value-type="float" office:value="0.0485809644846107" calcext:value-type="float">
            <text:p>0.0485809644846107</text:p>
          </table:table-cell>
          <table:table-cell office:value-type="float" office:value="0.649885964912281" calcext:value-type="float">
            <text:p>0.649885964912281</text:p>
          </table:table-cell>
          <table:table-cell office:value-type="float" office:value="0.0462343418445267" calcext:value-type="float">
            <text:p>0.0462</text:p>
          </table:table-cell>
          <table:table-cell office:value-type="float" office:value="0.647986842105263" calcext:value-type="float">
            <text:p>0.6480</text:p>
          </table:table-cell>
          <table:table-cell office:value-type="float" office:value="0.0420559786590565" calcext:value-type="float">
            <text:p>0.0421</text:p>
          </table:table-cell>
          <table:table-cell office:value-type="float" office:value="0.651157894736842" calcext:value-type="float">
            <text:p>0.6512</text:p>
          </table:table-cell>
          <table:table-cell office:value-type="float" office:value="0.0495621520535442" calcext:value-type="float">
            <text:p>0.0496</text:p>
          </table:table-cell>
          <table:table-cell office:value-type="float" office:value="0.652074561403509" calcext:value-type="float">
            <text:p>0.6521</text:p>
          </table:table-cell>
          <table:table-cell office:value-type="float" office:value="0.040123444485819" calcext:value-type="float">
            <text:p>0.0401</text:p>
          </table:table-cell>
          <table:table-cell office:value-type="float" office:value="0.651210526315789" calcext:value-type="float">
            <text:p>0.6512</text:p>
          </table:table-cell>
          <table:table-cell office:value-type="float" office:value="0.0430865132516321" calcext:value-type="float">
            <text:p>0.0431</text:p>
          </table:table-cell>
          <table:table-cell office:value-type="float" office:value="0.65165350877193" calcext:value-type="float">
            <text:p>0.6517</text:p>
          </table:table-cell>
          <table:table-cell office:value-type="float" office:value="0.0357952638201049" calcext:value-type="float">
            <text:p>0.0358</text:p>
          </table:table-cell>
          <table:table-cell office:value-type="float" office:value="0.646798245614035" calcext:value-type="float">
            <text:p>0.6468</text:p>
          </table:table-cell>
          <table:table-cell office:value-type="float" office:value="0.0490439460181036" calcext:value-type="float">
            <text:p>0.0490</text:p>
          </table:table-cell>
          <table:table-cell office:value-type="float" office:value="0.649543859649123" calcext:value-type="float">
            <text:p>0.6495</text:p>
          </table:table-cell>
          <table:table-cell office:value-type="float" office:value="0.0424894089320901" calcext:value-type="float">
            <text:p>0.0425</text:p>
          </table:table-cell>
          <table:table-cell office:value-type="float" office:value="0.651030701754386" calcext:value-type="float">
            <text:p>0.6510</text:p>
          </table:table-cell>
          <table:table-cell office:value-type="float" office:value="0.043787353467423" calcext:value-type="float">
            <text:p>0.0438</text:p>
          </table:table-cell>
          <table:table-cell office:value-type="float" office:value="0.651083333333333" calcext:value-type="float">
            <text:p>0.6511</text:p>
          </table:table-cell>
          <table:table-cell office:value-type="float" office:value="0.0428998477362173" calcext:value-type="float">
            <text:p>0.042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60394736842105" calcext:value-type="float">
            <text:p>0.660394736842105</text:p>
          </table:table-cell>
          <table:table-cell office:value-type="float" office:value="0.0282196344285017" calcext:value-type="float">
            <text:p>0.0282196344285017</text:p>
          </table:table-cell>
          <table:table-cell office:value-type="float" office:value="0.589644736842105" calcext:value-type="float">
            <text:p>0.589644736842105</text:p>
          </table:table-cell>
          <table:table-cell office:value-type="float" office:value="0.0504784269863505" calcext:value-type="float">
            <text:p>0.0504784269863505</text:p>
          </table:table-cell>
          <table:table-cell office:value-type="float" office:value="0.652539473684211" calcext:value-type="float">
            <text:p>0.652539473684211</text:p>
          </table:table-cell>
          <table:table-cell office:value-type="float" office:value="0.0620535658344541" calcext:value-type="float">
            <text:p>0.0620535658344541</text:p>
          </table:table-cell>
          <table:table-cell office:value-type="float" office:value="0.644179824561404" calcext:value-type="float">
            <text:p>0.644179824561404</text:p>
          </table:table-cell>
          <table:table-cell office:value-type="float" office:value="0.0407453354890048" calcext:value-type="float">
            <text:p>0.0407453354890048</text:p>
          </table:table-cell>
          <table:table-cell office:value-type="float" office:value="0.651491228070175" calcext:value-type="float">
            <text:p>0.651491228070175</text:p>
          </table:table-cell>
          <table:table-cell office:value-type="float" office:value="0.0482229802907711" calcext:value-type="float">
            <text:p>0.0482229802907711</text:p>
          </table:table-cell>
          <table:table-cell office:value-type="float" office:value="0.658513157894737" calcext:value-type="float">
            <text:p>0.658513157894737</text:p>
          </table:table-cell>
          <table:table-cell office:value-type="float" office:value="0.0523461802125823" calcext:value-type="float">
            <text:p>0.0523461802125823</text:p>
          </table:table-cell>
          <table:table-cell office:value-type="float" office:value="0.644539473684211" calcext:value-type="float">
            <text:p>0.644539473684211</text:p>
          </table:table-cell>
          <table:table-cell office:value-type="float" office:value="0.0495399992327397" calcext:value-type="float">
            <text:p>0.0495</text:p>
          </table:table-cell>
          <table:table-cell office:value-type="float" office:value="0.65780701754386" calcext:value-type="float">
            <text:p>0.6578</text:p>
          </table:table-cell>
          <table:table-cell office:value-type="float" office:value="0.0483369394639993" calcext:value-type="float">
            <text:p>0.0483</text:p>
          </table:table-cell>
          <table:table-cell office:value-type="float" office:value="0.643175438596491" calcext:value-type="float">
            <text:p>0.6432</text:p>
          </table:table-cell>
          <table:table-cell office:value-type="float" office:value="0.0413849018262415" calcext:value-type="float">
            <text:p>0.0414</text:p>
          </table:table-cell>
          <table:table-cell office:value-type="float" office:value="0.65840350877193" calcext:value-type="float">
            <text:p>0.6584</text:p>
          </table:table-cell>
          <table:table-cell office:value-type="float" office:value="0.0468313797096908" calcext:value-type="float">
            <text:p>0.0468</text:p>
          </table:table-cell>
          <table:table-cell office:value-type="float" office:value="0.651298245614035" calcext:value-type="float">
            <text:p>0.6513</text:p>
          </table:table-cell>
          <table:table-cell office:value-type="float" office:value="0.0433258046155562" calcext:value-type="float">
            <text:p>0.0433</text:p>
          </table:table-cell>
          <table:table-cell office:value-type="float" office:value="0.655938596491228" calcext:value-type="float">
            <text:p>0.6559</text:p>
          </table:table-cell>
          <table:table-cell office:value-type="float" office:value="0.0522894989218421" calcext:value-type="float">
            <text:p>0.0523</text:p>
          </table:table-cell>
          <table:table-cell office:value-type="float" office:value="0.654434210526316" calcext:value-type="float">
            <text:p>0.6544</text:p>
          </table:table-cell>
          <table:table-cell office:value-type="float" office:value="0.0501607072983999" calcext:value-type="float">
            <text:p>0.0502</text:p>
          </table:table-cell>
          <table:table-cell office:value-type="float" office:value="0.656706140350877" calcext:value-type="float">
            <text:p>0.6567</text:p>
          </table:table-cell>
          <table:table-cell office:value-type="float" office:value="0.0514307623193488" calcext:value-type="float">
            <text:p>0.0514</text:p>
          </table:table-cell>
          <table:table-cell office:value-type="float" office:value="0.650754385964912" calcext:value-type="float">
            <text:p>0.6508</text:p>
          </table:table-cell>
          <table:table-cell office:value-type="float" office:value="0.0392357056591969" calcext:value-type="float">
            <text:p>0.0392</text:p>
          </table:table-cell>
          <table:table-cell office:value-type="float" office:value="0.652381578947368" calcext:value-type="float">
            <text:p>0.6524</text:p>
          </table:table-cell>
          <table:table-cell office:value-type="float" office:value="0.0576584070903423" calcext:value-type="float">
            <text:p>0.057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50070175438596" calcext:value-type="float">
            <text:p>0.650070175438596</text:p>
          </table:table-cell>
          <table:table-cell office:value-type="float" office:value="0.029344845528867" calcext:value-type="float">
            <text:p>0.029344845528867</text:p>
          </table:table-cell>
          <table:table-cell office:value-type="float" office:value="0.640140350877193" calcext:value-type="float">
            <text:p>0.640140350877193</text:p>
          </table:table-cell>
          <table:table-cell office:value-type="float" office:value="0.0444920209596919" calcext:value-type="float">
            <text:p>0.0444920209596919</text:p>
          </table:table-cell>
          <table:table-cell office:value-type="float" office:value="0.644973684210526" calcext:value-type="float">
            <text:p>0.644973684210526</text:p>
          </table:table-cell>
          <table:table-cell office:value-type="float" office:value="0.0470393049743229" calcext:value-type="float">
            <text:p>0.0470393049743229</text:p>
          </table:table-cell>
          <table:table-cell office:value-type="float" office:value="0.642688596491228" calcext:value-type="float">
            <text:p>0.642688596491228</text:p>
          </table:table-cell>
          <table:table-cell office:value-type="float" office:value="0.0444089810531423" calcext:value-type="float">
            <text:p>0.0444089810531423</text:p>
          </table:table-cell>
          <table:table-cell office:value-type="float" office:value="0.64840350877193" calcext:value-type="float">
            <text:p>0.64840350877193</text:p>
          </table:table-cell>
          <table:table-cell office:value-type="float" office:value="0.0479600538543735" calcext:value-type="float">
            <text:p>0.0479600538543735</text:p>
          </table:table-cell>
          <table:table-cell office:value-type="float" office:value="0.647188596491228" calcext:value-type="float">
            <text:p>0.647188596491228</text:p>
          </table:table-cell>
          <table:table-cell office:value-type="float" office:value="0.0466169932594425" calcext:value-type="float">
            <text:p>0.0466169932594425</text:p>
          </table:table-cell>
          <table:table-cell office:value-type="float" office:value="0.65330701754386" calcext:value-type="float">
            <text:p>0.65330701754386</text:p>
          </table:table-cell>
          <table:table-cell office:value-type="float" office:value="0.0351847090884258" calcext:value-type="float">
            <text:p>0.0352</text:p>
          </table:table-cell>
          <table:table-cell office:value-type="float" office:value="0.644614035087719" calcext:value-type="float">
            <text:p>0.6446</text:p>
          </table:table-cell>
          <table:table-cell office:value-type="float" office:value="0.0522744990619875" calcext:value-type="float">
            <text:p>0.0523</text:p>
          </table:table-cell>
          <table:table-cell office:value-type="float" office:value="0.649285087719298" calcext:value-type="float">
            <text:p>0.6493</text:p>
          </table:table-cell>
          <table:table-cell office:value-type="float" office:value="0.0443033569014631" calcext:value-type="float">
            <text:p>0.0443</text:p>
          </table:table-cell>
          <table:table-cell office:value-type="float" office:value="0.648201754385965" calcext:value-type="float">
            <text:p>0.6482</text:p>
          </table:table-cell>
          <table:table-cell office:value-type="float" office:value="0.046077721761339" calcext:value-type="float">
            <text:p>0.0461</text:p>
          </table:table-cell>
          <table:table-cell office:value-type="float" office:value="0.643399122807018" calcext:value-type="float">
            <text:p>0.6434</text:p>
          </table:table-cell>
          <table:table-cell office:value-type="float" office:value="0.0404354982846941" calcext:value-type="float">
            <text:p>0.0404</text:p>
          </table:table-cell>
          <table:table-cell office:value-type="float" office:value="0.654135964912281" calcext:value-type="float">
            <text:p>0.6541</text:p>
          </table:table-cell>
          <table:table-cell office:value-type="float" office:value="0.0479676336753577" calcext:value-type="float">
            <text:p>0.0480</text:p>
          </table:table-cell>
          <table:table-cell office:value-type="float" office:value="0.650478070175439" calcext:value-type="float">
            <text:p>0.6505</text:p>
          </table:table-cell>
          <table:table-cell office:value-type="float" office:value="0.0433916410050417" calcext:value-type="float">
            <text:p>0.0434</text:p>
          </table:table-cell>
          <table:table-cell office:value-type="float" office:value="0.651245614035088" calcext:value-type="float">
            <text:p>0.6512</text:p>
          </table:table-cell>
          <table:table-cell office:value-type="float" office:value="0.0473931836275495" calcext:value-type="float">
            <text:p>0.0474</text:p>
          </table:table-cell>
          <table:table-cell office:value-type="float" office:value="0.648526315789474" calcext:value-type="float">
            <text:p>0.6485</text:p>
          </table:table-cell>
          <table:table-cell office:value-type="float" office:value="0.0448972978199641" calcext:value-type="float">
            <text:p>0.0449</text:p>
          </table:table-cell>
          <table:table-cell office:value-type="float" office:value="0.646394736842105" calcext:value-type="float">
            <text:p>0.6464</text:p>
          </table:table-cell>
          <table:table-cell office:value-type="float" office:value="0.0467328252619328" calcext:value-type="float">
            <text:p>0.046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50157894736842" calcext:value-type="float">
            <text:p>0.650157894736842</text:p>
          </table:table-cell>
          <table:table-cell office:value-type="float" office:value="0.0368210055305472" calcext:value-type="float">
            <text:p>0.0368210055305472</text:p>
          </table:table-cell>
          <table:table-cell office:value-type="float" office:value="0.649815789473684" calcext:value-type="float">
            <text:p>0.649815789473684</text:p>
          </table:table-cell>
          <table:table-cell office:value-type="float" office:value="0.0470890914012912" calcext:value-type="float">
            <text:p>0.0470890914012912</text:p>
          </table:table-cell>
          <table:table-cell office:value-type="float" office:value="0.65" calcext:value-type="float">
            <text:p>0.65</text:p>
          </table:table-cell>
          <table:table-cell office:value-type="float" office:value="0.0493854414791829" calcext:value-type="float">
            <text:p>0.0493854414791829</text:p>
          </table:table-cell>
          <table:table-cell office:value-type="float" office:value="0.65334649122807" calcext:value-type="float">
            <text:p>0.65334649122807</text:p>
          </table:table-cell>
          <table:table-cell office:value-type="float" office:value="0.0431319226112106" calcext:value-type="float">
            <text:p>0.0431319226112106</text:p>
          </table:table-cell>
          <table:table-cell office:value-type="float" office:value="0.647925438596491" calcext:value-type="float">
            <text:p>0.647925438596491</text:p>
          </table:table-cell>
          <table:table-cell office:value-type="float" office:value="0.0418377071244394" calcext:value-type="float">
            <text:p>0.0418377071244394</text:p>
          </table:table-cell>
          <table:table-cell office:value-type="float" office:value="0.651605263157895" calcext:value-type="float">
            <text:p>0.651605263157895</text:p>
          </table:table-cell>
          <table:table-cell office:value-type="float" office:value="0.0457708677723193" calcext:value-type="float">
            <text:p>0.0457708677723193</text:p>
          </table:table-cell>
          <table:table-cell office:value-type="float" office:value="0.645723684210526" calcext:value-type="float">
            <text:p>0.645723684210526</text:p>
          </table:table-cell>
          <table:table-cell office:value-type="float" office:value="0.0457396251916408" calcext:value-type="float">
            <text:p>0.0457</text:p>
          </table:table-cell>
          <table:table-cell office:value-type="float" office:value="0.647377192982456" calcext:value-type="float">
            <text:p>0.6474</text:p>
          </table:table-cell>
          <table:table-cell office:value-type="float" office:value="0.0429897206138918" calcext:value-type="float">
            <text:p>0.0430</text:p>
          </table:table-cell>
          <table:table-cell office:value-type="float" office:value="0.652" calcext:value-type="float">
            <text:p>0.6520</text:p>
          </table:table-cell>
          <table:table-cell office:value-type="float" office:value="0.0491184618549063" calcext:value-type="float">
            <text:p>0.0491</text:p>
          </table:table-cell>
          <table:table-cell office:value-type="float" office:value="0.649508771929825" calcext:value-type="float">
            <text:p>0.6495</text:p>
          </table:table-cell>
          <table:table-cell office:value-type="float" office:value="0.0383261362903527" calcext:value-type="float">
            <text:p>0.0383</text:p>
          </table:table-cell>
          <table:table-cell office:value-type="float" office:value="0.649578947368421" calcext:value-type="float">
            <text:p>0.6496</text:p>
          </table:table-cell>
          <table:table-cell office:value-type="float" office:value="0.046589177993119" calcext:value-type="float">
            <text:p>0.0466</text:p>
          </table:table-cell>
          <table:table-cell office:value-type="float" office:value="0.646228070175439" calcext:value-type="float">
            <text:p>0.6462</text:p>
          </table:table-cell>
          <table:table-cell office:value-type="float" office:value="0.0420735467574446" calcext:value-type="float">
            <text:p>0.0421</text:p>
          </table:table-cell>
          <table:table-cell office:value-type="float" office:value="0.644644736842105" calcext:value-type="float">
            <text:p>0.6446</text:p>
          </table:table-cell>
          <table:table-cell office:value-type="float" office:value="0.0438862821135285" calcext:value-type="float">
            <text:p>0.0439</text:p>
          </table:table-cell>
          <table:table-cell office:value-type="float" office:value="0.648995614035088" calcext:value-type="float">
            <text:p>0.6490</text:p>
          </table:table-cell>
          <table:table-cell office:value-type="float" office:value="0.0436773398331508" calcext:value-type="float">
            <text:p>0.0437</text:p>
          </table:table-cell>
          <table:table-cell office:value-type="float" office:value="0.648763157894737" calcext:value-type="float">
            <text:p>0.6488</text:p>
          </table:table-cell>
          <table:table-cell office:value-type="float" office:value="0.0480902281181351" calcext:value-type="float">
            <text:p>0.0481</text:p>
          </table:table-cell>
          <table:table-cell office:value-type="float" office:value="0.651622807017544" calcext:value-type="float">
            <text:p>0.6516</text:p>
          </table:table-cell>
          <table:table-cell office:value-type="float" office:value="0.0488817330904511" calcext:value-type="float">
            <text:p>0.048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45302631578947" calcext:value-type="float">
            <text:p>0.645302631578947</text:p>
          </table:table-cell>
          <table:table-cell office:value-type="float" office:value="0.0389550780512205" calcext:value-type="float">
            <text:p>0.0389550780512205</text:p>
          </table:table-cell>
          <table:table-cell office:value-type="float" office:value="0.639385964912281" calcext:value-type="float">
            <text:p>0.639385964912281</text:p>
          </table:table-cell>
          <table:table-cell office:value-type="float" office:value="0.0457625849624066" calcext:value-type="float">
            <text:p>0.0457625849624066</text:p>
          </table:table-cell>
          <table:table-cell office:value-type="float" office:value="0.648162280701754" calcext:value-type="float">
            <text:p>0.648162280701754</text:p>
          </table:table-cell>
          <table:table-cell office:value-type="float" office:value="0.0444539157859299" calcext:value-type="float">
            <text:p>0.0444539157859299</text:p>
          </table:table-cell>
          <table:table-cell office:value-type="float" office:value="0.645728070175439" calcext:value-type="float">
            <text:p>0.645728070175439</text:p>
          </table:table-cell>
          <table:table-cell office:value-type="float" office:value="0.0444471000576766" calcext:value-type="float">
            <text:p>0.0444471000576766</text:p>
          </table:table-cell>
          <table:table-cell office:value-type="float" office:value="0.646210526315789" calcext:value-type="float">
            <text:p>0.646210526315789</text:p>
          </table:table-cell>
          <table:table-cell office:value-type="float" office:value="0.0379567890754849" calcext:value-type="float">
            <text:p>0.0379567890754849</text:p>
          </table:table-cell>
          <table:table-cell office:value-type="float" office:value="0.656907894736842" calcext:value-type="float">
            <text:p>0.656907894736842</text:p>
          </table:table-cell>
          <table:table-cell office:value-type="float" office:value="0.0456213563625407" calcext:value-type="float">
            <text:p>0.0456213563625407</text:p>
          </table:table-cell>
          <table:table-cell office:value-type="float" office:value="0.64753947368421" calcext:value-type="float">
            <text:p>0.64753947368421</text:p>
          </table:table-cell>
          <table:table-cell office:value-type="float" office:value="0.0453726990804419" calcext:value-type="float">
            <text:p>0.0454</text:p>
          </table:table-cell>
          <table:table-cell office:value-type="float" office:value="0.64859649122807" calcext:value-type="float">
            <text:p>0.6486</text:p>
          </table:table-cell>
          <table:table-cell office:value-type="float" office:value="0.0432981549866241" calcext:value-type="float">
            <text:p>0.0433</text:p>
          </table:table-cell>
          <table:table-cell office:value-type="float" office:value="0.647061403508772" calcext:value-type="float">
            <text:p>0.6471</text:p>
          </table:table-cell>
          <table:table-cell office:value-type="float" office:value="0.0457845664260443" calcext:value-type="float">
            <text:p>0.0458</text:p>
          </table:table-cell>
          <table:table-cell office:value-type="float" office:value="0.655969298245614" calcext:value-type="float">
            <text:p>0.6560</text:p>
          </table:table-cell>
          <table:table-cell office:value-type="float" office:value="0.0476802992377603" calcext:value-type="float">
            <text:p>0.0477</text:p>
          </table:table-cell>
          <table:table-cell office:value-type="float" office:value="0.646552631578947" calcext:value-type="float">
            <text:p>0.6466</text:p>
          </table:table-cell>
          <table:table-cell office:value-type="float" office:value="0.0438432560400577" calcext:value-type="float">
            <text:p>0.0438</text:p>
          </table:table-cell>
          <table:table-cell office:value-type="float" office:value="0.652175438596491" calcext:value-type="float">
            <text:p>0.6522</text:p>
          </table:table-cell>
          <table:table-cell office:value-type="float" office:value="0.0466897001311508" calcext:value-type="float">
            <text:p>0.0467</text:p>
          </table:table-cell>
          <table:table-cell office:value-type="float" office:value="0.646381578947368" calcext:value-type="float">
            <text:p>0.6464</text:p>
          </table:table-cell>
          <table:table-cell office:value-type="float" office:value="0.0397455495083776" calcext:value-type="float">
            <text:p>0.0397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0476655014862565" calcext:value-type="float">
            <text:p>0.0477</text:p>
          </table:table-cell>
          <table:table-cell office:value-type="float" office:value="0.651008771929825" calcext:value-type="float">
            <text:p>0.6510</text:p>
          </table:table-cell>
          <table:table-cell office:value-type="float" office:value="0.0433676379079232" calcext:value-type="float">
            <text:p>0.0434</text:p>
          </table:table-cell>
          <table:table-cell office:value-type="float" office:value="0.646043859649123" calcext:value-type="float">
            <text:p>0.6460</text:p>
          </table:table-cell>
          <table:table-cell office:value-type="float" office:value="0.0444837153013285" calcext:value-type="float">
            <text:p>0.0445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54982456140351" calcext:value-type="float">
            <text:p>0.654982456140351</text:p>
          </table:table-cell>
          <table:table-cell office:value-type="float" office:value="0.0495730593901704" calcext:value-type="float">
            <text:p>0.0495730593901704</text:p>
          </table:table-cell>
          <table:table-cell office:value-type="float" office:value="0.649039473684211" calcext:value-type="float">
            <text:p>0.649039473684211</text:p>
          </table:table-cell>
          <table:table-cell office:value-type="float" office:value="0.0509931785239511" calcext:value-type="float">
            <text:p>0.0509931785239511</text:p>
          </table:table-cell>
          <table:table-cell office:value-type="float" office:value="0.652657894736842" calcext:value-type="float">
            <text:p>0.652657894736842</text:p>
          </table:table-cell>
          <table:table-cell office:value-type="float" office:value="0.0458090413799506" calcext:value-type="float">
            <text:p>0.0458090413799506</text:p>
          </table:table-cell>
          <table:table-cell office:value-type="float" office:value="0.661043859649123" calcext:value-type="float">
            <text:p>0.661043859649123</text:p>
          </table:table-cell>
          <table:table-cell office:value-type="float" office:value="0.0459653346256121" calcext:value-type="float">
            <text:p>0.0459653346256121</text:p>
          </table:table-cell>
          <table:table-cell office:value-type="float" office:value="0.650938596491228" calcext:value-type="float">
            <text:p>0.650938596491228</text:p>
          </table:table-cell>
          <table:table-cell office:value-type="float" office:value="0.038978572773525" calcext:value-type="float">
            <text:p>0.038978572773525</text:p>
          </table:table-cell>
          <table:table-cell office:value-type="float" office:value="0.658978070175438" calcext:value-type="float">
            <text:p>0.658978070175438</text:p>
          </table:table-cell>
          <table:table-cell office:value-type="float" office:value="0.0475965996155213" calcext:value-type="float">
            <text:p>0.0475965996155213</text:p>
          </table:table-cell>
          <table:table-cell office:value-type="float" office:value="0.650293859649123" calcext:value-type="float">
            <text:p>0.650293859649123</text:p>
          </table:table-cell>
          <table:table-cell office:value-type="float" office:value="0.0484117854551613" calcext:value-type="float">
            <text:p>0.0484</text:p>
          </table:table-cell>
          <table:table-cell office:value-type="float" office:value="0.661412280701754" calcext:value-type="float">
            <text:p>0.6614</text:p>
          </table:table-cell>
          <table:table-cell office:value-type="float" office:value="0.0507374327673095" calcext:value-type="float">
            <text:p>0.0507</text:p>
          </table:table-cell>
          <table:table-cell office:value-type="float" office:value="0.642776315789474" calcext:value-type="float">
            <text:p>0.6428</text:p>
          </table:table-cell>
          <table:table-cell office:value-type="float" office:value="0.0462922362386786" calcext:value-type="float">
            <text:p>0.0463</text:p>
          </table:table-cell>
          <table:table-cell office:value-type="float" office:value="0.654171052631579" calcext:value-type="float">
            <text:p>0.6542</text:p>
          </table:table-cell>
          <table:table-cell office:value-type="float" office:value="0.051463892768966" calcext:value-type="float">
            <text:p>0.0515</text:p>
          </table:table-cell>
          <table:table-cell office:value-type="float" office:value="0.646719298245614" calcext:value-type="float">
            <text:p>0.6467</text:p>
          </table:table-cell>
          <table:table-cell office:value-type="float" office:value="0.0430854033488601" calcext:value-type="float">
            <text:p>0.0431</text:p>
          </table:table-cell>
          <table:table-cell office:value-type="float" office:value="0.656377192982456" calcext:value-type="float">
            <text:p>0.6564</text:p>
          </table:table-cell>
          <table:table-cell office:value-type="float" office:value="0.0458363576398348" calcext:value-type="float">
            <text:p>0.0458</text:p>
          </table:table-cell>
          <table:table-cell office:value-type="float" office:value="0.644236842105263" calcext:value-type="float">
            <text:p>0.6442</text:p>
          </table:table-cell>
          <table:table-cell office:value-type="float" office:value="0.047064203763095" calcext:value-type="float">
            <text:p>0.0471</text:p>
          </table:table-cell>
          <table:table-cell office:value-type="float" office:value="0.652039473684211" calcext:value-type="float">
            <text:p>0.6520</text:p>
          </table:table-cell>
          <table:table-cell office:value-type="float" office:value="0.0472232909590166" calcext:value-type="float">
            <text:p>0.0472</text:p>
          </table:table-cell>
          <table:table-cell office:value-type="float" office:value="0.650513157894737" calcext:value-type="float">
            <text:p>0.6505</text:p>
          </table:table-cell>
          <table:table-cell office:value-type="float" office:value="0.0475001052670477" calcext:value-type="float">
            <text:p>0.0475</text:p>
          </table:table-cell>
          <table:table-cell office:value-type="float" office:value="0.656381578947368" calcext:value-type="float">
            <text:p>0.6564</text:p>
          </table:table-cell>
          <table:table-cell office:value-type="float" office:value="0.047667289573715" calcext:value-type="float">
            <text:p>0.047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27216666666667" calcext:value-type="float">
            <text:p>0.627216666666667</text:p>
          </table:table-cell>
          <table:table-cell office:value-type="float" office:value="0.119239772321437" calcext:value-type="float">
            <text:p>0.119239772321437</text:p>
          </table:table-cell>
          <table:table-cell office:value-type="float" office:value="0.637766666666667" calcext:value-type="float">
            <text:p>0.637766666666667</text:p>
          </table:table-cell>
          <table:table-cell office:value-type="float" office:value="0.124258076951417" calcext:value-type="float">
            <text:p>0.124258076951417</text:p>
          </table:table-cell>
          <table:table-cell office:value-type="float" office:value="0.640905555555556" calcext:value-type="float">
            <text:p>0.640905555555556</text:p>
          </table:table-cell>
          <table:table-cell office:value-type="float" office:value="0.108175881616427" calcext:value-type="float">
            <text:p>0.108175881616427</text:p>
          </table:table-cell>
          <table:table-cell office:value-type="float" office:value="0.635316666666667" calcext:value-type="float">
            <text:p>0.635316666666667</text:p>
          </table:table-cell>
          <table:table-cell office:value-type="float" office:value="0.113987950465798" calcext:value-type="float">
            <text:p>0.113987950465798</text:p>
          </table:table-cell>
          <table:table-cell office:value-type="float" office:value="0.638355555555556" calcext:value-type="float">
            <text:p>0.638355555555556</text:p>
          </table:table-cell>
          <table:table-cell office:value-type="float" office:value="0.123421969435451" calcext:value-type="float">
            <text:p>0.123421969435451</text:p>
          </table:table-cell>
          <table:table-cell office:value-type="float" office:value="0.626444444444444" calcext:value-type="float">
            <text:p>0.626444444444444</text:p>
          </table:table-cell>
          <table:table-cell office:value-type="float" office:value="0.120283617995069" calcext:value-type="float">
            <text:p>0.120283617995069</text:p>
          </table:table-cell>
          <table:table-cell office:value-type="float" office:value="0.641877777777778" calcext:value-type="float">
            <text:p>0.641877777777778</text:p>
          </table:table-cell>
          <table:table-cell office:value-type="float" office:value="0.127750609405676" calcext:value-type="float">
            <text:p>0.1278</text:p>
          </table:table-cell>
          <table:table-cell office:value-type="float" office:value="0.641361111111111" calcext:value-type="float">
            <text:p>0.6414</text:p>
          </table:table-cell>
          <table:table-cell office:value-type="float" office:value="0.118779888659673" calcext:value-type="float">
            <text:p>0.1188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124458807079593" calcext:value-type="float">
            <text:p>0.1245</text:p>
          </table:table-cell>
          <table:table-cell office:value-type="float" office:value="0.63815" calcext:value-type="float">
            <text:p>0.6382</text:p>
          </table:table-cell>
          <table:table-cell office:value-type="float" office:value="0.119503152113934" calcext:value-type="float">
            <text:p>0.1195</text:p>
          </table:table-cell>
          <table:table-cell office:value-type="float" office:value="0.6417" calcext:value-type="float">
            <text:p>0.6417</text:p>
          </table:table-cell>
          <table:table-cell office:value-type="float" office:value="0.121024743664048" calcext:value-type="float">
            <text:p>0.1210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117530900618632" calcext:value-type="float">
            <text:p>0.1175</text:p>
          </table:table-cell>
          <table:table-cell office:value-type="float" office:value="0.629544444444444" calcext:value-type="float">
            <text:p>0.6295</text:p>
          </table:table-cell>
          <table:table-cell office:value-type="float" office:value="0.121881409729716" calcext:value-type="float">
            <text:p>0.1219</text:p>
          </table:table-cell>
          <table:table-cell office:value-type="float" office:value="0.643388888888889" calcext:value-type="float">
            <text:p>0.6434</text:p>
          </table:table-cell>
          <table:table-cell office:value-type="float" office:value="0.120399070642518" calcext:value-type="float">
            <text:p>0.1204</text:p>
          </table:table-cell>
          <table:table-cell office:value-type="float" office:value="0.634288888888889" calcext:value-type="float">
            <text:p>0.6343</text:p>
          </table:table-cell>
          <table:table-cell office:value-type="float" office:value="0.116459487580504" calcext:value-type="float">
            <text:p>0.1165</text:p>
          </table:table-cell>
          <table:table-cell office:value-type="float" office:value="0.638572222222222" calcext:value-type="float">
            <text:p>0.6386</text:p>
          </table:table-cell>
          <table:table-cell office:value-type="float" office:value="0.113095199842538" calcext:value-type="float">
            <text:p>0.1131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77966666666667" calcext:value-type="float">
            <text:p>0.677966666666667</text:p>
          </table:table-cell>
          <table:table-cell office:value-type="float" office:value="0.0873787289008734" calcext:value-type="float">
            <text:p>0.0873787289008734</text:p>
          </table:table-cell>
          <table:table-cell office:value-type="float" office:value="0.60655" calcext:value-type="float">
            <text:p>0.60655</text:p>
          </table:table-cell>
          <table:table-cell office:value-type="float" office:value="0.159635577378045" calcext:value-type="float">
            <text:p>0.159635577378045</text:p>
          </table:table-cell>
          <table:table-cell office:value-type="float" office:value="0.662738888888889" calcext:value-type="float">
            <text:p>0.662738888888889</text:p>
          </table:table-cell>
          <table:table-cell office:value-type="float" office:value="0.126373722279099" calcext:value-type="float">
            <text:p>0.126373722279099</text:p>
          </table:table-cell>
          <table:table-cell office:value-type="float" office:value="0.640927777777778" calcext:value-type="float">
            <text:p>0.640927777777778</text:p>
          </table:table-cell>
          <table:table-cell office:value-type="float" office:value="0.118981042700249" calcext:value-type="float">
            <text:p>0.118981042700249</text:p>
          </table:table-cell>
          <table:table-cell office:value-type="float" office:value="0.662044444444444" calcext:value-type="float">
            <text:p>0.662044444444444</text:p>
          </table:table-cell>
          <table:table-cell office:value-type="float" office:value="0.132807774616252" calcext:value-type="float">
            <text:p>0.132807774616252</text:p>
          </table:table-cell>
          <table:table-cell office:value-type="float" office:value="0.620533333333333" calcext:value-type="float">
            <text:p>0.620533333333333</text:p>
          </table:table-cell>
          <table:table-cell office:value-type="float" office:value="0.134426584705444" calcext:value-type="float">
            <text:p>0.134426584705444</text:p>
          </table:table-cell>
          <table:table-cell office:value-type="float" office:value="0.643822222222222" calcext:value-type="float">
            <text:p>0.643822222222222</text:p>
          </table:table-cell>
          <table:table-cell office:value-type="float" office:value="0.122228389136727" calcext:value-type="float">
            <text:p>0.1222</text:p>
          </table:table-cell>
          <table:table-cell office:value-type="float" office:value="0.633144444444444" calcext:value-type="float">
            <text:p>0.6331</text:p>
          </table:table-cell>
          <table:table-cell office:value-type="float" office:value="0.122906547131091" calcext:value-type="float">
            <text:p>0.1229</text:p>
          </table:table-cell>
          <table:table-cell office:value-type="float" office:value="0.624338888888889" calcext:value-type="float">
            <text:p>0.6243</text:p>
          </table:table-cell>
          <table:table-cell office:value-type="float" office:value="0.12116363128911" calcext:value-type="float">
            <text:p>0.1212</text:p>
          </table:table-cell>
          <table:table-cell office:value-type="float" office:value="0.628705555555556" calcext:value-type="float">
            <text:p>0.6287</text:p>
          </table:table-cell>
          <table:table-cell office:value-type="float" office:value="0.126477916433982" calcext:value-type="float">
            <text:p>0.1265</text:p>
          </table:table-cell>
          <table:table-cell office:value-type="float" office:value="0.665672222222222" calcext:value-type="float">
            <text:p>0.6657</text:p>
          </table:table-cell>
          <table:table-cell office:value-type="float" office:value="0.128099957138083" calcext:value-type="float">
            <text:p>0.1281</text:p>
          </table:table-cell>
          <table:table-cell office:value-type="float" office:value="0.646894444444444" calcext:value-type="float">
            <text:p>0.6469</text:p>
          </table:table-cell>
          <table:table-cell office:value-type="float" office:value="0.136468975746147" calcext:value-type="float">
            <text:p>0.1365</text:p>
          </table:table-cell>
          <table:table-cell office:value-type="float" office:value="0.631211111111111" calcext:value-type="float">
            <text:p>0.6312</text:p>
          </table:table-cell>
          <table:table-cell office:value-type="float" office:value="0.123721141365766" calcext:value-type="float">
            <text:p>0.1237</text:p>
          </table:table-cell>
          <table:table-cell office:value-type="float" office:value="0.630905555555555" calcext:value-type="float">
            <text:p>0.6309</text:p>
          </table:table-cell>
          <table:table-cell office:value-type="float" office:value="0.139686637306873" calcext:value-type="float">
            <text:p>0.1397</text:p>
          </table:table-cell>
          <table:table-cell office:value-type="float" office:value="0.63235" calcext:value-type="float">
            <text:p>0.6324</text:p>
          </table:table-cell>
          <table:table-cell office:value-type="float" office:value="0.117491739287158" calcext:value-type="float">
            <text:p>0.1175</text:p>
          </table:table-cell>
          <table:table-cell office:value-type="float" office:value="0.633333333333333" calcext:value-type="float">
            <text:p>0.6333</text:p>
          </table:table-cell>
          <table:table-cell office:value-type="float" office:value="0.127719240678455" calcext:value-type="float">
            <text:p>0.127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31211111111111" calcext:value-type="float">
            <text:p>0.631211111111111</text:p>
          </table:table-cell>
          <table:table-cell office:value-type="float" office:value="0.0899017618335314" calcext:value-type="float">
            <text:p>0.0899017618335314</text:p>
          </table:table-cell>
          <table:table-cell office:value-type="float" office:value="0.583411111111111" calcext:value-type="float">
            <text:p>0.583411111111111</text:p>
          </table:table-cell>
          <table:table-cell office:value-type="float" office:value="0.143541835746109" calcext:value-type="float">
            <text:p>0.143541835746109</text:p>
          </table:table-cell>
          <table:table-cell office:value-type="float" office:value="0.626455555555556" calcext:value-type="float">
            <text:p>0.626455555555556</text:p>
          </table:table-cell>
          <table:table-cell office:value-type="float" office:value="0.112376268328026" calcext:value-type="float">
            <text:p>0.112376268328026</text:p>
          </table:table-cell>
          <table:table-cell office:value-type="float" office:value="0.640472222222222" calcext:value-type="float">
            <text:p>0.640472222222222</text:p>
          </table:table-cell>
          <table:table-cell office:value-type="float" office:value="0.117771567230926" calcext:value-type="float">
            <text:p>0.117771567230926</text:p>
          </table:table-cell>
          <table:table-cell office:value-type="float" office:value="0.63185" calcext:value-type="float">
            <text:p>0.63185</text:p>
          </table:table-cell>
          <table:table-cell office:value-type="float" office:value="0.111801553794932" calcext:value-type="float">
            <text:p>0.111801553794932</text:p>
          </table:table-cell>
          <table:table-cell office:value-type="float" office:value="0.641183333333333" calcext:value-type="float">
            <text:p>0.641183333333333</text:p>
          </table:table-cell>
          <table:table-cell office:value-type="float" office:value="0.129478120973131" calcext:value-type="float">
            <text:p>0.129478120973131</text:p>
          </table:table-cell>
          <table:table-cell office:value-type="float" office:value="0.641011111111111" calcext:value-type="float">
            <text:p>0.641011111111111</text:p>
          </table:table-cell>
          <table:table-cell office:value-type="float" office:value="0.106072795822082" calcext:value-type="float">
            <text:p>0.1061</text:p>
          </table:table-cell>
          <table:table-cell office:value-type="float" office:value="0.659661111111111" calcext:value-type="float">
            <text:p>0.6597</text:p>
          </table:table-cell>
          <table:table-cell office:value-type="float" office:value="0.121838120544563" calcext:value-type="float">
            <text:p>0.1218</text:p>
          </table:table-cell>
          <table:table-cell office:value-type="float" office:value="0.628588888888889" calcext:value-type="float">
            <text:p>0.6286</text:p>
          </table:table-cell>
          <table:table-cell office:value-type="float" office:value="0.113095085890612" calcext:value-type="float">
            <text:p>0.1131</text:p>
          </table:table-cell>
          <table:table-cell office:value-type="float" office:value="0.629877777777778" calcext:value-type="float">
            <text:p>0.6299</text:p>
          </table:table-cell>
          <table:table-cell office:value-type="float" office:value="0.115188535526982" calcext:value-type="float">
            <text:p>0.1152</text:p>
          </table:table-cell>
          <table:table-cell office:value-type="float" office:value="0.636155555555555" calcext:value-type="float">
            <text:p>0.6362</text:p>
          </table:table-cell>
          <table:table-cell office:value-type="float" office:value="0.113682130296336" calcext:value-type="float">
            <text:p>0.1137</text:p>
          </table:table-cell>
          <table:table-cell office:value-type="float" office:value="0.638105555555555" calcext:value-type="float">
            <text:p>0.6381</text:p>
          </table:table-cell>
          <table:table-cell office:value-type="float" office:value="0.107446251763979" calcext:value-type="float">
            <text:p>0.1074</text:p>
          </table:table-cell>
          <table:table-cell office:value-type="float" office:value="0.627577777777778" calcext:value-type="float">
            <text:p>0.6276</text:p>
          </table:table-cell>
          <table:table-cell office:value-type="float" office:value="0.113526902651779" calcext:value-type="float">
            <text:p>0.1135</text:p>
          </table:table-cell>
          <table:table-cell office:value-type="float" office:value="0.626944444444444" calcext:value-type="float">
            <text:p>0.6269</text:p>
          </table:table-cell>
          <table:table-cell office:value-type="float" office:value="0.12262984066353" calcext:value-type="float">
            <text:p>0.1226</text:p>
          </table:table-cell>
          <table:table-cell office:value-type="float" office:value="0.638255555555556" calcext:value-type="float">
            <text:p>0.6383</text:p>
          </table:table-cell>
          <table:table-cell office:value-type="float" office:value="0.128283508701156" calcext:value-type="float">
            <text:p>0.1283</text:p>
          </table:table-cell>
          <table:table-cell office:value-type="float" office:value="0.652277777777778" calcext:value-type="float">
            <text:p>0.6523</text:p>
          </table:table-cell>
          <table:table-cell office:value-type="float" office:value="0.123082589893729" calcext:value-type="float">
            <text:p>0.123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25405555555556" calcext:value-type="float">
            <text:p>0.625405555555556</text:p>
          </table:table-cell>
          <table:table-cell office:value-type="float" office:value="0.128387728240586" calcext:value-type="float">
            <text:p>0.128387728240586</text:p>
          </table:table-cell>
          <table:table-cell office:value-type="float" office:value="0.625016666666667" calcext:value-type="float">
            <text:p>0.625016666666667</text:p>
          </table:table-cell>
          <table:table-cell office:value-type="float" office:value="0.149324643345891" calcext:value-type="float">
            <text:p>0.149324643345891</text:p>
          </table:table-cell>
          <table:table-cell office:value-type="float" office:value="0.634088888888889" calcext:value-type="float">
            <text:p>0.634088888888889</text:p>
          </table:table-cell>
          <table:table-cell office:value-type="float" office:value="0.1072061721404" calcext:value-type="float">
            <text:p>0.1072061721404</text:p>
          </table:table-cell>
          <table:table-cell office:value-type="float" office:value="0.679416666666667" calcext:value-type="float">
            <text:p>0.679416666666667</text:p>
          </table:table-cell>
          <table:table-cell office:value-type="float" office:value="0.116053002656743" calcext:value-type="float">
            <text:p>0.116053002656743</text:p>
          </table:table-cell>
          <table:table-cell office:value-type="float" office:value="0.638111111111111" calcext:value-type="float">
            <text:p>0.638111111111111</text:p>
          </table:table-cell>
          <table:table-cell office:value-type="float" office:value="0.129545159300445" calcext:value-type="float">
            <text:p>0.129545159300445</text:p>
          </table:table-cell>
          <table:table-cell office:value-type="float" office:value="0.637983333333333" calcext:value-type="float">
            <text:p>0.637983333333333</text:p>
          </table:table-cell>
          <table:table-cell office:value-type="float" office:value="0.130491721289883" calcext:value-type="float">
            <text:p>0.130491721289883</text:p>
          </table:table-cell>
          <table:table-cell office:value-type="float" office:value="0.633027777777778" calcext:value-type="float">
            <text:p>0.633027777777778</text:p>
          </table:table-cell>
          <table:table-cell office:value-type="float" office:value="0.117541031482519" calcext:value-type="float">
            <text:p>0.1175</text:p>
          </table:table-cell>
          <table:table-cell office:value-type="float" office:value="0.664016666666667" calcext:value-type="float">
            <text:p>0.6640</text:p>
          </table:table-cell>
          <table:table-cell office:value-type="float" office:value="0.126412296762141" calcext:value-type="float">
            <text:p>0.1264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122846280377396" calcext:value-type="float">
            <text:p>0.1228</text:p>
          </table:table-cell>
          <table:table-cell office:value-type="float" office:value="0.624711111111111" calcext:value-type="float">
            <text:p>0.6247</text:p>
          </table:table-cell>
          <table:table-cell office:value-type="float" office:value="0.124737127236603" calcext:value-type="float">
            <text:p>0.1247</text:p>
          </table:table-cell>
          <table:table-cell office:value-type="float" office:value="0.637811111111111" calcext:value-type="float">
            <text:p>0.6378</text:p>
          </table:table-cell>
          <table:table-cell office:value-type="float" office:value="0.111317922111835" calcext:value-type="float">
            <text:p>0.1113</text:p>
          </table:table-cell>
          <table:table-cell office:value-type="float" office:value="0.659472222222222" calcext:value-type="float">
            <text:p>0.6595</text:p>
          </table:table-cell>
          <table:table-cell office:value-type="float" office:value="0.136601606227834" calcext:value-type="float">
            <text:p>0.1366</text:p>
          </table:table-cell>
          <table:table-cell office:value-type="float" office:value="0.633211111111111" calcext:value-type="float">
            <text:p>0.6332</text:p>
          </table:table-cell>
          <table:table-cell office:value-type="float" office:value="0.123577632830415" calcext:value-type="float">
            <text:p>0.1236</text:p>
          </table:table-cell>
          <table:table-cell office:value-type="float" office:value="0.624772222222222" calcext:value-type="float">
            <text:p>0.6248</text:p>
          </table:table-cell>
          <table:table-cell office:value-type="float" office:value="0.130528686864749" calcext:value-type="float">
            <text:p>0.1305</text:p>
          </table:table-cell>
          <table:table-cell office:value-type="float" office:value="0.636555555555556" calcext:value-type="float">
            <text:p>0.6366</text:p>
          </table:table-cell>
          <table:table-cell office:value-type="float" office:value="0.120432604621484" calcext:value-type="float">
            <text:p>0.1204</text:p>
          </table:table-cell>
          <table:table-cell office:value-type="float" office:value="0.632894444444444" calcext:value-type="float">
            <text:p>0.6329</text:p>
          </table:table-cell>
          <table:table-cell office:value-type="float" office:value="0.129020695650452" calcext:value-type="float">
            <text:p>0.1290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2465" calcext:value-type="float">
            <text:p>0.62465</text:p>
          </table:table-cell>
          <table:table-cell office:value-type="float" office:value="0.132188554661433" calcext:value-type="float">
            <text:p>0.132188554661433</text:p>
          </table:table-cell>
          <table:table-cell office:value-type="float" office:value="0.579938888888889" calcext:value-type="float">
            <text:p>0.579938888888889</text:p>
          </table:table-cell>
          <table:table-cell office:value-type="float" office:value="0.14493608620179" calcext:value-type="float">
            <text:p>0.14493608620179</text:p>
          </table:table-cell>
          <table:table-cell office:value-type="float" office:value="0.646622222222222" calcext:value-type="float">
            <text:p>0.646622222222222</text:p>
          </table:table-cell>
          <table:table-cell office:value-type="float" office:value="0.125171800995433" calcext:value-type="float">
            <text:p>0.125171800995433</text:p>
          </table:table-cell>
          <table:table-cell office:value-type="float" office:value="0.649594444444444" calcext:value-type="float">
            <text:p>0.649594444444444</text:p>
          </table:table-cell>
          <table:table-cell office:value-type="float" office:value="0.118390954843737" calcext:value-type="float">
            <text:p>0.118390954843737</text:p>
          </table:table-cell>
          <table:table-cell office:value-type="float" office:value="0.645472222222222" calcext:value-type="float">
            <text:p>0.645472222222222</text:p>
          </table:table-cell>
          <table:table-cell office:value-type="float" office:value="0.117453071060253" calcext:value-type="float">
            <text:p>0.117453071060253</text:p>
          </table:table-cell>
          <table:table-cell office:value-type="float" office:value="0.628238888888889" calcext:value-type="float">
            <text:p>0.628238888888889</text:p>
          </table:table-cell>
          <table:table-cell office:value-type="float" office:value="0.100773331128948" calcext:value-type="float">
            <text:p>0.100773331128948</text:p>
          </table:table-cell>
          <table:table-cell office:value-type="float" office:value="0.632616666666667" calcext:value-type="float">
            <text:p>0.632616666666667</text:p>
          </table:table-cell>
          <table:table-cell office:value-type="float" office:value="0.112646112089178" calcext:value-type="float">
            <text:p>0.1126</text:p>
          </table:table-cell>
          <table:table-cell office:value-type="float" office:value="0.620366666666667" calcext:value-type="float">
            <text:p>0.6204</text:p>
          </table:table-cell>
          <table:table-cell office:value-type="float" office:value="0.113603208171082" calcext:value-type="float">
            <text:p>0.1136</text:p>
          </table:table-cell>
          <table:table-cell office:value-type="float" office:value="0.628688888888889" calcext:value-type="float">
            <text:p>0.6287</text:p>
          </table:table-cell>
          <table:table-cell office:value-type="float" office:value="0.117419339828821" calcext:value-type="float">
            <text:p>0.1174</text:p>
          </table:table-cell>
          <table:table-cell office:value-type="float" office:value="0.630638888888889" calcext:value-type="float">
            <text:p>0.6306</text:p>
          </table:table-cell>
          <table:table-cell office:value-type="float" office:value="0.119585382327232" calcext:value-type="float">
            <text:p>0.1196</text:p>
          </table:table-cell>
          <table:table-cell office:value-type="float" office:value="0.631655555555555" calcext:value-type="float">
            <text:p>0.6317</text:p>
          </table:table-cell>
          <table:table-cell office:value-type="float" office:value="0.120116361604199" calcext:value-type="float">
            <text:p>0.1201</text:p>
          </table:table-cell>
          <table:table-cell office:value-type="float" office:value="0.635861111111111" calcext:value-type="float">
            <text:p>0.6359</text:p>
          </table:table-cell>
          <table:table-cell office:value-type="float" office:value="0.120409500092345" calcext:value-type="float">
            <text:p>0.1204</text:p>
          </table:table-cell>
          <table:table-cell office:value-type="float" office:value="0.645072222222222" calcext:value-type="float">
            <text:p>0.6451</text:p>
          </table:table-cell>
          <table:table-cell office:value-type="float" office:value="0.110245054040058" calcext:value-type="float">
            <text:p>0.1102</text:p>
          </table:table-cell>
          <table:table-cell office:value-type="float" office:value="0.623477777777778" calcext:value-type="float">
            <text:p>0.6235</text:p>
          </table:table-cell>
          <table:table-cell office:value-type="float" office:value="0.117040315292162" calcext:value-type="float">
            <text:p>0.1170</text:p>
          </table:table-cell>
          <table:table-cell office:value-type="float" office:value="0.632894444444444" calcext:value-type="float">
            <text:p>0.6329</text:p>
          </table:table-cell>
          <table:table-cell office:value-type="float" office:value="0.115539723116051" calcext:value-type="float">
            <text:p>0.1155</text:p>
          </table:table-cell>
          <table:table-cell office:value-type="float" office:value="0.649727777777778" calcext:value-type="float">
            <text:p>0.6497</text:p>
          </table:table-cell>
          <table:table-cell office:value-type="float" office:value="0.128734961869617" calcext:value-type="float">
            <text:p>0.128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37966666666667" calcext:value-type="float">
            <text:p>0.637966666666667</text:p>
          </table:table-cell>
          <table:table-cell office:value-type="float" office:value="0.130170033972797" calcext:value-type="float">
            <text:p>0.130170033972797</text:p>
          </table:table-cell>
          <table:table-cell office:value-type="float" office:value="0.579261111111111" calcext:value-type="float">
            <text:p>0.579261111111111</text:p>
          </table:table-cell>
          <table:table-cell office:value-type="float" office:value="0.116157419382807" calcext:value-type="float">
            <text:p>0.116157419382807</text:p>
          </table:table-cell>
          <table:table-cell office:value-type="float" office:value="0.626383333333333" calcext:value-type="float">
            <text:p>0.626383333333333</text:p>
          </table:table-cell>
          <table:table-cell office:value-type="float" office:value="0.107212343240182" calcext:value-type="float">
            <text:p>0.107212343240182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8745617215081" calcext:value-type="float">
            <text:p>0.118745617215081</text:p>
          </table:table-cell>
          <table:table-cell office:value-type="float" office:value="0.644388888888889" calcext:value-type="float">
            <text:p>0.644388888888889</text:p>
          </table:table-cell>
          <table:table-cell office:value-type="float" office:value="0.119031219602084" calcext:value-type="float">
            <text:p>0.119031219602084</text:p>
          </table:table-cell>
          <table:table-cell office:value-type="float" office:value="0.637161111111111" calcext:value-type="float">
            <text:p>0.637161111111111</text:p>
          </table:table-cell>
          <table:table-cell office:value-type="float" office:value="0.120519790613935" calcext:value-type="float">
            <text:p>0.120519790613935</text:p>
          </table:table-cell>
          <table:table-cell office:value-type="float" office:value="0.646711111111111" calcext:value-type="float">
            <text:p>0.646711111111111</text:p>
          </table:table-cell>
          <table:table-cell office:value-type="float" office:value="0.111543016418294" calcext:value-type="float">
            <text:p>0.1115</text:p>
          </table:table-cell>
          <table:table-cell office:value-type="float" office:value="0.632938888888889" calcext:value-type="float">
            <text:p>0.6329</text:p>
          </table:table-cell>
          <table:table-cell office:value-type="float" office:value="0.117606244100783" calcext:value-type="float">
            <text:p>0.1176</text:p>
          </table:table-cell>
          <table:table-cell office:value-type="float" office:value="0.654355555555556" calcext:value-type="float">
            <text:p>0.6544</text:p>
          </table:table-cell>
          <table:table-cell office:value-type="float" office:value="0.126174890207883" calcext:value-type="float">
            <text:p>0.1262</text:p>
          </table:table-cell>
          <table:table-cell office:value-type="float" office:value="0.631927777777778" calcext:value-type="float">
            <text:p>0.6319</text:p>
          </table:table-cell>
          <table:table-cell office:value-type="float" office:value="0.122972722613582" calcext:value-type="float">
            <text:p>0.1230</text:p>
          </table:table-cell>
          <table:table-cell office:value-type="float" office:value="0.635616666666667" calcext:value-type="float">
            <text:p>0.6356</text:p>
          </table:table-cell>
          <table:table-cell office:value-type="float" office:value="0.114986417614409" calcext:value-type="float">
            <text:p>0.1150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2345398571579" calcext:value-type="float">
            <text:p>0.1235</text:p>
          </table:table-cell>
          <table:table-cell office:value-type="float" office:value="0.638572222222222" calcext:value-type="float">
            <text:p>0.6386</text:p>
          </table:table-cell>
          <table:table-cell office:value-type="float" office:value="0.12331640806777" calcext:value-type="float">
            <text:p>0.1233</text:p>
          </table:table-cell>
          <table:table-cell office:value-type="float" office:value="0.632027777777778" calcext:value-type="float">
            <text:p>0.6320</text:p>
          </table:table-cell>
          <table:table-cell office:value-type="float" office:value="0.124328333339797" calcext:value-type="float">
            <text:p>0.1243</text:p>
          </table:table-cell>
          <table:table-cell office:value-type="float" office:value="0.633833333333333" calcext:value-type="float">
            <text:p>0.6338</text:p>
          </table:table-cell>
          <table:table-cell office:value-type="float" office:value="0.11168115364623" calcext:value-type="float">
            <text:p>0.1117</text:p>
          </table:table-cell>
          <table:table-cell office:value-type="float" office:value="0.658611111111111" calcext:value-type="float">
            <text:p>0.6586</text:p>
          </table:table-cell>
          <table:table-cell office:value-type="float" office:value="0.12080439195693" calcext:value-type="float">
            <text:p>0.120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78144444444444" calcext:value-type="float">
            <text:p>0.678144444444444</text:p>
          </table:table-cell>
          <table:table-cell office:value-type="float" office:value="0.0897068145315671" calcext:value-type="float">
            <text:p>0.0897068145315671</text:p>
          </table:table-cell>
          <table:table-cell office:value-type="float" office:value="0.588072222222222" calcext:value-type="float">
            <text:p>0.588072222222222</text:p>
          </table:table-cell>
          <table:table-cell office:value-type="float" office:value="0.122562588499226" calcext:value-type="float">
            <text:p>0.122562588499226</text:p>
          </table:table-cell>
          <table:table-cell office:value-type="float" office:value="0.626944444444444" calcext:value-type="float">
            <text:p>0.626944444444444</text:p>
          </table:table-cell>
          <table:table-cell office:value-type="float" office:value="0.117846081467893" calcext:value-type="float">
            <text:p>0.117846081467893</text:p>
          </table:table-cell>
          <table:table-cell office:value-type="float" office:value="0.641411111111111" calcext:value-type="float">
            <text:p>0.641411111111111</text:p>
          </table:table-cell>
          <table:table-cell office:value-type="float" office:value="0.130393718031308" calcext:value-type="float">
            <text:p>0.130393718031308</text:p>
          </table:table-cell>
          <table:table-cell office:value-type="float" office:value="0.638083333333333" calcext:value-type="float">
            <text:p>0.638083333333333</text:p>
          </table:table-cell>
          <table:table-cell office:value-type="float" office:value="0.119474670298061" calcext:value-type="float">
            <text:p>0.119474670298061</text:p>
          </table:table-cell>
          <table:table-cell office:value-type="float" office:value="0.640822222222222" calcext:value-type="float">
            <text:p>0.640822222222222</text:p>
          </table:table-cell>
          <table:table-cell office:value-type="float" office:value="0.107412707055659" calcext:value-type="float">
            <text:p>0.107412707055659</text:p>
          </table:table-cell>
          <table:table-cell office:value-type="float" office:value="0.647388888888889" calcext:value-type="float">
            <text:p>0.647388888888889</text:p>
          </table:table-cell>
          <table:table-cell office:value-type="float" office:value="0.131329135546446" calcext:value-type="float">
            <text:p>0.1313</text:p>
          </table:table-cell>
          <table:table-cell office:value-type="float" office:value="0.634777777777778" calcext:value-type="float">
            <text:p>0.6348</text:p>
          </table:table-cell>
          <table:table-cell office:value-type="float" office:value="0.126388014841904" calcext:value-type="float">
            <text:p>0.1264</text:p>
          </table:table-cell>
          <table:table-cell office:value-type="float" office:value="0.634311111111111" calcext:value-type="float">
            <text:p>0.6343</text:p>
          </table:table-cell>
          <table:table-cell office:value-type="float" office:value="0.116938550613752" calcext:value-type="float">
            <text:p>0.1169</text:p>
          </table:table-cell>
          <table:table-cell office:value-type="float" office:value="0.647355555555555" calcext:value-type="float">
            <text:p>0.6474</text:p>
          </table:table-cell>
          <table:table-cell office:value-type="float" office:value="0.13910429268087" calcext:value-type="float">
            <text:p>0.1391</text:p>
          </table:table-cell>
          <table:table-cell office:value-type="float" office:value="0.640988888888889" calcext:value-type="float">
            <text:p>0.6410</text:p>
          </table:table-cell>
          <table:table-cell office:value-type="float" office:value="0.12355548344924" calcext:value-type="float">
            <text:p>0.1236</text:p>
          </table:table-cell>
          <table:table-cell office:value-type="float" office:value="0.652494444444444" calcext:value-type="float">
            <text:p>0.6525</text:p>
          </table:table-cell>
          <table:table-cell office:value-type="float" office:value="0.128624155390828" calcext:value-type="float">
            <text:p>0.1286</text:p>
          </table:table-cell>
          <table:table-cell office:value-type="float" office:value="0.635788888888889" calcext:value-type="float">
            <text:p>0.6358</text:p>
          </table:table-cell>
          <table:table-cell office:value-type="float" office:value="0.125487676831926" calcext:value-type="float">
            <text:p>0.1255</text:p>
          </table:table-cell>
          <table:table-cell office:value-type="float" office:value="0.662844444444444" calcext:value-type="float">
            <text:p>0.6628</text:p>
          </table:table-cell>
          <table:table-cell office:value-type="float" office:value="0.108135938387972" calcext:value-type="float">
            <text:p>0.1081</text:p>
          </table:table-cell>
          <table:table-cell office:value-type="float" office:value="0.636433333333333" calcext:value-type="float">
            <text:p>0.6364</text:p>
          </table:table-cell>
          <table:table-cell office:value-type="float" office:value="0.115611516086719" calcext:value-type="float">
            <text:p>0.1156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126053547082022" calcext:value-type="float">
            <text:p>0.126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574788888888889" calcext:value-type="float">
            <text:p>0.574788888888889</text:p>
          </table:table-cell>
          <table:table-cell office:value-type="float" office:value="0.152637583761858" calcext:value-type="float">
            <text:p>0.152637583761858</text:p>
          </table:table-cell>
          <table:table-cell office:value-type="float" office:value="0.649461111111111" calcext:value-type="float">
            <text:p>0.649461111111111</text:p>
          </table:table-cell>
          <table:table-cell office:value-type="float" office:value="0.113957388024424" calcext:value-type="float">
            <text:p>0.113957388024424</text:p>
          </table:table-cell>
          <table:table-cell office:value-type="float" office:value="0.631372222222222" calcext:value-type="float">
            <text:p>0.631372222222222</text:p>
          </table:table-cell>
          <table:table-cell office:value-type="float" office:value="0.111510603174842" calcext:value-type="float">
            <text:p>0.111510603174842</text:p>
          </table:table-cell>
          <table:table-cell office:value-type="float" office:value="0.617405555555556" calcext:value-type="float">
            <text:p>0.617405555555556</text:p>
          </table:table-cell>
          <table:table-cell office:value-type="float" office:value="0.125259000878154" calcext:value-type="float">
            <text:p>0.125259000878154</text:p>
          </table:table-cell>
          <table:table-cell office:value-type="float" office:value="0.628244444444445" calcext:value-type="float">
            <text:p>0.628244444444445</text:p>
          </table:table-cell>
          <table:table-cell office:value-type="float" office:value="0.110950872132715" calcext:value-type="float">
            <text:p>0.110950872132715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113942538315138" calcext:value-type="float">
            <text:p>0.113942538315138</text:p>
          </table:table-cell>
          <table:table-cell office:value-type="float" office:value="0.630311111111111" calcext:value-type="float">
            <text:p>0.630311111111111</text:p>
          </table:table-cell>
          <table:table-cell office:value-type="float" office:value="0.116540921673306" calcext:value-type="float">
            <text:p>0.1165</text:p>
          </table:table-cell>
          <table:table-cell office:value-type="float" office:value="0.627527777777778" calcext:value-type="float">
            <text:p>0.6275</text:p>
          </table:table-cell>
          <table:table-cell office:value-type="float" office:value="0.117227433627374" calcext:value-type="float">
            <text:p>0.1172</text:p>
          </table:table-cell>
          <table:table-cell office:value-type="float" office:value="0.626061111111111" calcext:value-type="float">
            <text:p>0.6261</text:p>
          </table:table-cell>
          <table:table-cell office:value-type="float" office:value="0.113490316615811" calcext:value-type="float">
            <text:p>0.1135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115448636449763" calcext:value-type="float">
            <text:p>0.1154</text:p>
          </table:table-cell>
          <table:table-cell office:value-type="float" office:value="0.631555555555556" calcext:value-type="float">
            <text:p>0.6316</text:p>
          </table:table-cell>
          <table:table-cell office:value-type="float" office:value="0.11669923578648" calcext:value-type="float">
            <text:p>0.1167</text:p>
          </table:table-cell>
          <table:table-cell office:value-type="float" office:value="0.633211111111111" calcext:value-type="float">
            <text:p>0.6332</text:p>
          </table:table-cell>
          <table:table-cell office:value-type="float" office:value="0.115036054268995" calcext:value-type="float">
            <text:p>0.1150</text:p>
          </table:table-cell>
          <table:table-cell office:value-type="float" office:value="0.621533333333333" calcext:value-type="float">
            <text:p>0.6215</text:p>
          </table:table-cell>
          <table:table-cell office:value-type="float" office:value="0.120148599536149" calcext:value-type="float">
            <text:p>0.1201</text:p>
          </table:table-cell>
          <table:table-cell office:value-type="float" office:value="0.617138888888889" calcext:value-type="float">
            <text:p>0.6171</text:p>
          </table:table-cell>
          <table:table-cell office:value-type="float" office:value="0.134579375888464" calcext:value-type="float">
            <text:p>0.1346</text:p>
          </table:table-cell>
          <table:table-cell office:value-type="float" office:value="0.636255555555556" calcext:value-type="float">
            <text:p>0.6363</text:p>
          </table:table-cell>
          <table:table-cell office:value-type="float" office:value="0.117087689840659" calcext:value-type="float">
            <text:p>0.1171</text:p>
          </table:table-cell>
          <table:table-cell office:value-type="float" office:value="0.624355555555556" calcext:value-type="float">
            <text:p>0.6244</text:p>
          </table:table-cell>
          <table:table-cell office:value-type="float" office:value="0.113711150441061" calcext:value-type="float">
            <text:p>0.11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33061111111111" calcext:value-type="float">
            <text:p>0.633061111111111</text:p>
          </table:table-cell>
          <table:table-cell office:value-type="float" office:value="0.153861017564517" calcext:value-type="float">
            <text:p>0.153861017564517</text:p>
          </table:table-cell>
          <table:table-cell office:value-type="float" office:value="0.605783333333333" calcext:value-type="float">
            <text:p>0.605783333333333</text:p>
          </table:table-cell>
          <table:table-cell office:value-type="float" office:value="0.106708093216693" calcext:value-type="float">
            <text:p>0.106708093216693</text:p>
          </table:table-cell>
          <table:table-cell office:value-type="float" office:value="0.637794444444444" calcext:value-type="float">
            <text:p>0.637794444444444</text:p>
          </table:table-cell>
          <table:table-cell office:value-type="float" office:value="0.110482775585213" calcext:value-type="float">
            <text:p>0.110482775585213</text:p>
          </table:table-cell>
          <table:table-cell office:value-type="float" office:value="0.649377777777778" calcext:value-type="float">
            <text:p>0.649377777777778</text:p>
          </table:table-cell>
          <table:table-cell office:value-type="float" office:value="0.115718649723653" calcext:value-type="float">
            <text:p>0.115718649723653</text:p>
          </table:table-cell>
          <table:table-cell office:value-type="float" office:value="0.631955555555556" calcext:value-type="float">
            <text:p>0.631955555555556</text:p>
          </table:table-cell>
          <table:table-cell office:value-type="float" office:value="0.127738820035999" calcext:value-type="float">
            <text:p>0.127738820035999</text:p>
          </table:table-cell>
          <table:table-cell office:value-type="float" office:value="0.638366666666667" calcext:value-type="float">
            <text:p>0.638366666666667</text:p>
          </table:table-cell>
          <table:table-cell office:value-type="float" office:value="0.109671359907952" calcext:value-type="float">
            <text:p>0.109671359907952</text:p>
          </table:table-cell>
          <table:table-cell office:value-type="float" office:value="0.633055555555556" calcext:value-type="float">
            <text:p>0.633055555555556</text:p>
          </table:table-cell>
          <table:table-cell office:value-type="float" office:value="0.12064112050757" calcext:value-type="float">
            <text:p>0.1206</text:p>
          </table:table-cell>
          <table:table-cell office:value-type="float" office:value="0.649488888888889" calcext:value-type="float">
            <text:p>0.6495</text:p>
          </table:table-cell>
          <table:table-cell office:value-type="float" office:value="0.116489970916612" calcext:value-type="float">
            <text:p>0.1165</text:p>
          </table:table-cell>
          <table:table-cell office:value-type="float" office:value="0.630566666666667" calcext:value-type="float">
            <text:p>0.6306</text:p>
          </table:table-cell>
          <table:table-cell office:value-type="float" office:value="0.117012136298913" calcext:value-type="float">
            <text:p>0.1170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111923756416262" calcext:value-type="float">
            <text:p>0.1119</text:p>
          </table:table-cell>
          <table:table-cell office:value-type="float" office:value="0.629088888888889" calcext:value-type="float">
            <text:p>0.6291</text:p>
          </table:table-cell>
          <table:table-cell office:value-type="float" office:value="0.11764359830087" calcext:value-type="float">
            <text:p>0.1176</text:p>
          </table:table-cell>
          <table:table-cell office:value-type="float" office:value="0.633988888888889" calcext:value-type="float">
            <text:p>0.6340</text:p>
          </table:table-cell>
          <table:table-cell office:value-type="float" office:value="0.117694991368974" calcext:value-type="float">
            <text:p>0.1177</text:p>
          </table:table-cell>
          <table:table-cell office:value-type="float" office:value="0.637888888888889" calcext:value-type="float">
            <text:p>0.6379</text:p>
          </table:table-cell>
          <table:table-cell office:value-type="float" office:value="0.118514628132873" calcext:value-type="float">
            <text:p>0.1185</text:p>
          </table:table-cell>
          <table:table-cell office:value-type="float" office:value="0.629244444444444" calcext:value-type="float">
            <text:p>0.6292</text:p>
          </table:table-cell>
          <table:table-cell office:value-type="float" office:value="0.109630531484125" calcext:value-type="float">
            <text:p>0.1096</text:p>
          </table:table-cell>
          <table:table-cell office:value-type="float" office:value="0.626388888888889" calcext:value-type="float">
            <text:p>0.6264</text:p>
          </table:table-cell>
          <table:table-cell office:value-type="float" office:value="0.115157687334902" calcext:value-type="float">
            <text:p>0.1152</text:p>
          </table:table-cell>
          <table:table-cell office:value-type="float" office:value="0.64045" calcext:value-type="float">
            <text:p>0.6405</text:p>
          </table:table-cell>
          <table:table-cell office:value-type="float" office:value="0.102160258395393" calcext:value-type="float">
            <text:p>0.102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37455555555556" calcext:value-type="float">
            <text:p>0.637455555555556</text:p>
          </table:table-cell>
          <table:table-cell office:value-type="float" office:value="0.11628075503399" calcext:value-type="float">
            <text:p>0.11628075503399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133023299572761" calcext:value-type="float">
            <text:p>0.133023299572761</text:p>
          </table:table-cell>
          <table:table-cell office:value-type="float" office:value="0.624961111111111" calcext:value-type="float">
            <text:p>0.624961111111111</text:p>
          </table:table-cell>
          <table:table-cell office:value-type="float" office:value="0.118790441985773" calcext:value-type="float">
            <text:p>0.118790441985773</text:p>
          </table:table-cell>
          <table:table-cell office:value-type="float" office:value="0.644405555555555" calcext:value-type="float">
            <text:p>0.644405555555555</text:p>
          </table:table-cell>
          <table:table-cell office:value-type="float" office:value="0.118215891331908" calcext:value-type="float">
            <text:p>0.118215891331908</text:p>
          </table:table-cell>
          <table:table-cell office:value-type="float" office:value="0.617927777777778" calcext:value-type="float">
            <text:p>0.617927777777778</text:p>
          </table:table-cell>
          <table:table-cell office:value-type="float" office:value="0.118578869834683" calcext:value-type="float">
            <text:p>0.118578869834683</text:p>
          </table:table-cell>
          <table:table-cell office:value-type="float" office:value="0.634533333333333" calcext:value-type="float">
            <text:p>0.634533333333333</text:p>
          </table:table-cell>
          <table:table-cell office:value-type="float" office:value="0.116259924778111" calcext:value-type="float">
            <text:p>0.116259924778111</text:p>
          </table:table-cell>
          <table:table-cell office:value-type="float" office:value="0.644205555555555" calcext:value-type="float">
            <text:p>0.644205555555555</text:p>
          </table:table-cell>
          <table:table-cell office:value-type="float" office:value="0.121598892719084" calcext:value-type="float">
            <text:p>0.1216</text:p>
          </table:table-cell>
          <table:table-cell office:value-type="float" office:value="0.628377777777778" calcext:value-type="float">
            <text:p>0.6284</text:p>
          </table:table-cell>
          <table:table-cell office:value-type="float" office:value="0.119410194315613" calcext:value-type="float">
            <text:p>0.1194</text:p>
          </table:table-cell>
          <table:table-cell office:value-type="float" office:value="0.629022222222222" calcext:value-type="float">
            <text:p>0.6290</text:p>
          </table:table-cell>
          <table:table-cell office:value-type="float" office:value="0.11597331358515" calcext:value-type="float">
            <text:p>0.1160</text:p>
          </table:table-cell>
          <table:table-cell office:value-type="float" office:value="0.634011111111111" calcext:value-type="float">
            <text:p>0.6340</text:p>
          </table:table-cell>
          <table:table-cell office:value-type="float" office:value="0.113292707109102" calcext:value-type="float">
            <text:p>0.1133</text:p>
          </table:table-cell>
          <table:table-cell office:value-type="float" office:value="0.638427777777778" calcext:value-type="float">
            <text:p>0.6384</text:p>
          </table:table-cell>
          <table:table-cell office:value-type="float" office:value="0.116491094512413" calcext:value-type="float">
            <text:p>0.1165</text:p>
          </table:table-cell>
          <table:table-cell office:value-type="float" office:value="0.635094444444444" calcext:value-type="float">
            <text:p>0.6351</text:p>
          </table:table-cell>
          <table:table-cell office:value-type="float" office:value="0.116423759780247" calcext:value-type="float">
            <text:p>0.1164</text:p>
          </table:table-cell>
          <table:table-cell office:value-type="float" office:value="0.642983333333333" calcext:value-type="float">
            <text:p>0.6430</text:p>
          </table:table-cell>
          <table:table-cell office:value-type="float" office:value="0.116217177031748" calcext:value-type="float">
            <text:p>0.1162</text:p>
          </table:table-cell>
          <table:table-cell office:value-type="float" office:value="0.625955555555556" calcext:value-type="float">
            <text:p>0.6260</text:p>
          </table:table-cell>
          <table:table-cell office:value-type="float" office:value="0.113656185697765" calcext:value-type="float">
            <text:p>0.1137</text:p>
          </table:table-cell>
          <table:table-cell office:value-type="float" office:value="0.641811111111111" calcext:value-type="float">
            <text:p>0.6418</text:p>
          </table:table-cell>
          <table:table-cell office:value-type="float" office:value="0.125507634718936" calcext:value-type="float">
            <text:p>0.1255</text:p>
          </table:table-cell>
          <table:table-cell office:value-type="float" office:value="0.643861111111111" calcext:value-type="float">
            <text:p>0.6439</text:p>
          </table:table-cell>
          <table:table-cell office:value-type="float" office:value="0.11644335166815" calcext:value-type="float">
            <text:p>0.116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17135364145658" calcext:value-type="float">
            <text:p>0.617135364145658</text:p>
          </table:table-cell>
          <table:table-cell office:value-type="float" office:value="0.0653943063220309" calcext:value-type="float">
            <text:p>0.0653943063220309</text:p>
          </table:table-cell>
          <table:table-cell office:value-type="float" office:value="0.616678851540616" calcext:value-type="float">
            <text:p>0.616678851540616</text:p>
          </table:table-cell>
          <table:table-cell office:value-type="float" office:value="0.0627995707084864" calcext:value-type="float">
            <text:p>0.0627995707084864</text:p>
          </table:table-cell>
          <table:table-cell office:value-type="float" office:value="0.609127100840336" calcext:value-type="float">
            <text:p>0.609127100840336</text:p>
          </table:table-cell>
          <table:table-cell office:value-type="float" office:value="0.064079423449748" calcext:value-type="float">
            <text:p>0.064079423449748</text:p>
          </table:table-cell>
          <table:table-cell office:value-type="float" office:value="0.615605952380952" calcext:value-type="float">
            <text:p>0.615605952380952</text:p>
          </table:table-cell>
          <table:table-cell office:value-type="float" office:value="0.0649435676279306" calcext:value-type="float">
            <text:p>0.0649435676279306</text:p>
          </table:table-cell>
          <table:table-cell office:value-type="float" office:value="0.624959243697479" calcext:value-type="float">
            <text:p>0.624959243697479</text:p>
          </table:table-cell>
          <table:table-cell office:value-type="float" office:value="0.0622371948803778" calcext:value-type="float">
            <text:p>0.0622371948803778</text:p>
          </table:table-cell>
          <table:table-cell office:value-type="float" office:value="0.610405182072829" calcext:value-type="float">
            <text:p>0.610405182072829</text:p>
          </table:table-cell>
          <table:table-cell office:value-type="float" office:value="0.0645491491925349" calcext:value-type="float">
            <text:p>0.0645491491925349</text:p>
          </table:table-cell>
          <table:table-cell office:value-type="float" office:value="0.613257983193277" calcext:value-type="float">
            <text:p>0.613257983193277</text:p>
          </table:table-cell>
          <table:table-cell office:value-type="float" office:value="0.0605787341892173" calcext:value-type="float">
            <text:p>0.0606</text:p>
          </table:table-cell>
          <table:table-cell office:value-type="float" office:value="0.62374943977591" calcext:value-type="float">
            <text:p>0.6237</text:p>
          </table:table-cell>
          <table:table-cell office:value-type="float" office:value="0.0661950291609086" calcext:value-type="float">
            <text:p>0.0662</text:p>
          </table:table-cell>
          <table:table-cell office:value-type="float" office:value="0.607163725490196" calcext:value-type="float">
            <text:p>0.6072</text:p>
          </table:table-cell>
          <table:table-cell office:value-type="float" office:value="0.0593025769288944" calcext:value-type="float">
            <text:p>0.0593</text:p>
          </table:table-cell>
          <table:table-cell office:value-type="float" office:value="0.615380532212885" calcext:value-type="float">
            <text:p>0.6154</text:p>
          </table:table-cell>
          <table:table-cell office:value-type="float" office:value="0.0574147931177095" calcext:value-type="float">
            <text:p>0.0574</text:p>
          </table:table-cell>
          <table:table-cell office:value-type="float" office:value="0.61387149859944" calcext:value-type="float">
            <text:p>0.6139</text:p>
          </table:table-cell>
          <table:table-cell office:value-type="float" office:value="0.0707589410115493" calcext:value-type="float">
            <text:p>0.0708</text:p>
          </table:table-cell>
          <table:table-cell office:value-type="float" office:value="0.605481022408963" calcext:value-type="float">
            <text:p>0.6055</text:p>
          </table:table-cell>
          <table:table-cell office:value-type="float" office:value="0.0537103803247782" calcext:value-type="float">
            <text:p>0.0537</text:p>
          </table:table-cell>
          <table:table-cell office:value-type="float" office:value="0.617889775910364" calcext:value-type="float">
            <text:p>0.6179</text:p>
          </table:table-cell>
          <table:table-cell office:value-type="float" office:value="0.0603648180137804" calcext:value-type="float">
            <text:p>0.0604</text:p>
          </table:table-cell>
          <table:table-cell office:value-type="float" office:value="0.606884523809524" calcext:value-type="float">
            <text:p>0.6069</text:p>
          </table:table-cell>
          <table:table-cell office:value-type="float" office:value="0.06245726077377" calcext:value-type="float">
            <text:p>0.0625</text:p>
          </table:table-cell>
          <table:table-cell office:value-type="float" office:value="0.614350350140056" calcext:value-type="float">
            <text:p>0.6144</text:p>
          </table:table-cell>
          <table:table-cell office:value-type="float" office:value="0.0589999689457001" calcext:value-type="float">
            <text:p>0.0590</text:p>
          </table:table-cell>
          <table:table-cell office:value-type="float" office:value="0.616774509803922" calcext:value-type="float">
            <text:p>0.6168</text:p>
          </table:table-cell>
          <table:table-cell office:value-type="float" office:value="0.0621613194701098" calcext:value-type="float">
            <text:p>0.062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38096078431373" calcext:value-type="float">
            <text:p>0.638096078431373</text:p>
          </table:table-cell>
          <table:table-cell office:value-type="float" office:value="0.0623405111326458" calcext:value-type="float">
            <text:p>0.0623405111326458</text:p>
          </table:table-cell>
          <table:table-cell office:value-type="float" office:value="0.564570518207283" calcext:value-type="float">
            <text:p>0.564570518207283</text:p>
          </table:table-cell>
          <table:table-cell office:value-type="float" office:value="0.0560893481199498" calcext:value-type="float">
            <text:p>0.0560893481199498</text:p>
          </table:table-cell>
          <table:table-cell office:value-type="float" office:value="0.622026890756303" calcext:value-type="float">
            <text:p>0.622026890756303</text:p>
          </table:table-cell>
          <table:table-cell office:value-type="float" office:value="0.0672030305475189" calcext:value-type="float">
            <text:p>0.0672030305475189</text:p>
          </table:table-cell>
          <table:table-cell office:value-type="float" office:value="0.619975770308123" calcext:value-type="float">
            <text:p>0.619975770308123</text:p>
          </table:table-cell>
          <table:table-cell office:value-type="float" office:value="0.0503676014736637" calcext:value-type="float">
            <text:p>0.0503676014736637</text:p>
          </table:table-cell>
          <table:table-cell office:value-type="float" office:value="0.62055231092437" calcext:value-type="float">
            <text:p>0.62055231092437</text:p>
          </table:table-cell>
          <table:table-cell office:value-type="float" office:value="0.0647043061045407" calcext:value-type="float">
            <text:p>0.0647043061045407</text:p>
          </table:table-cell>
          <table:table-cell office:value-type="float" office:value="0.619725070028011" calcext:value-type="float">
            <text:p>0.619725070028011</text:p>
          </table:table-cell>
          <table:table-cell office:value-type="float" office:value="0.0459088314852847" calcext:value-type="float">
            <text:p>0.0459088314852847</text:p>
          </table:table-cell>
          <table:table-cell office:value-type="float" office:value="0.619167717086835" calcext:value-type="float">
            <text:p>0.619167717086835</text:p>
          </table:table-cell>
          <table:table-cell office:value-type="float" office:value="0.067788010274942" calcext:value-type="float">
            <text:p>0.0678</text:p>
          </table:table-cell>
          <table:table-cell office:value-type="float" office:value="0.616526330532213" calcext:value-type="float">
            <text:p>0.6165</text:p>
          </table:table-cell>
          <table:table-cell office:value-type="float" office:value="0.0493249415080031" calcext:value-type="float">
            <text:p>0.0493</text:p>
          </table:table-cell>
          <table:table-cell office:value-type="float" office:value="0.616466736694678" calcext:value-type="float">
            <text:p>0.6165</text:p>
          </table:table-cell>
          <table:table-cell office:value-type="float" office:value="0.0642870912759299" calcext:value-type="float">
            <text:p>0.0643</text:p>
          </table:table-cell>
          <table:table-cell office:value-type="float" office:value="0.620605322128852" calcext:value-type="float">
            <text:p>0.6206</text:p>
          </table:table-cell>
          <table:table-cell office:value-type="float" office:value="0.0602486662122091" calcext:value-type="float">
            <text:p>0.0602</text:p>
          </table:table-cell>
          <table:table-cell office:value-type="float" office:value="0.617209943977591" calcext:value-type="float">
            <text:p>0.6172</text:p>
          </table:table-cell>
          <table:table-cell office:value-type="float" office:value="0.0606155718704718" calcext:value-type="float">
            <text:p>0.0606</text:p>
          </table:table-cell>
          <table:table-cell office:value-type="float" office:value="0.623308263305322" calcext:value-type="float">
            <text:p>0.6233</text:p>
          </table:table-cell>
          <table:table-cell office:value-type="float" office:value="0.0610560109909779" calcext:value-type="float">
            <text:p>0.0611</text:p>
          </table:table-cell>
          <table:table-cell office:value-type="float" office:value="0.61533025210084" calcext:value-type="float">
            <text:p>0.6153</text:p>
          </table:table-cell>
          <table:table-cell office:value-type="float" office:value="0.0597270316537864" calcext:value-type="float">
            <text:p>0.0597</text:p>
          </table:table-cell>
          <table:table-cell office:value-type="float" office:value="0.620564915966387" calcext:value-type="float">
            <text:p>0.6206</text:p>
          </table:table-cell>
          <table:table-cell office:value-type="float" office:value="0.0565134134629053" calcext:value-type="float">
            <text:p>0.0565</text:p>
          </table:table-cell>
          <table:table-cell office:value-type="float" office:value="0.612516736694678" calcext:value-type="float">
            <text:p>0.6125</text:p>
          </table:table-cell>
          <table:table-cell office:value-type="float" office:value="0.0650771193942161" calcext:value-type="float">
            <text:p>0.0651</text:p>
          </table:table-cell>
          <table:table-cell office:value-type="float" office:value="0.620586834733894" calcext:value-type="float">
            <text:p>0.6206</text:p>
          </table:table-cell>
          <table:table-cell office:value-type="float" office:value="0.0620424965243646" calcext:value-type="float">
            <text:p>0.0620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36278991596639" calcext:value-type="float">
            <text:p>0.636278991596639</text:p>
          </table:table-cell>
          <table:table-cell office:value-type="float" office:value="0.0532593410116637" calcext:value-type="float">
            <text:p>0.0532593410116637</text:p>
          </table:table-cell>
          <table:table-cell office:value-type="float" office:value="0.56959593837535" calcext:value-type="float">
            <text:p>0.56959593837535</text:p>
          </table:table-cell>
          <table:table-cell office:value-type="float" office:value="0.0544638183342589" calcext:value-type="float">
            <text:p>0.0544638183342589</text:p>
          </table:table-cell>
          <table:table-cell office:value-type="float" office:value="0.628249369747899" calcext:value-type="float">
            <text:p>0.628249369747899</text:p>
          </table:table-cell>
          <table:table-cell office:value-type="float" office:value="0.0630223376576815" calcext:value-type="float">
            <text:p>0.0630223376576815</text:p>
          </table:table-cell>
          <table:table-cell office:value-type="float" office:value="0.628715826330532" calcext:value-type="float">
            <text:p>0.628715826330532</text:p>
          </table:table-cell>
          <table:table-cell office:value-type="float" office:value="0.0529240046327908" calcext:value-type="float">
            <text:p>0.0529240046327908</text:p>
          </table:table-cell>
          <table:table-cell office:value-type="float" office:value="0.624313585434174" calcext:value-type="float">
            <text:p>0.624313585434174</text:p>
          </table:table-cell>
          <table:table-cell office:value-type="float" office:value="0.062199097211044" calcext:value-type="float">
            <text:p>0.062199097211044</text:p>
          </table:table-cell>
          <table:table-cell office:value-type="float" office:value="0.61008200280112" calcext:value-type="float">
            <text:p>0.61008200280112</text:p>
          </table:table-cell>
          <table:table-cell office:value-type="float" office:value="0.0589893562736085" calcext:value-type="float">
            <text:p>0.0589893562736085</text:p>
          </table:table-cell>
          <table:table-cell office:value-type="float" office:value="0.624906582633053" calcext:value-type="float">
            <text:p>0.624906582633053</text:p>
          </table:table-cell>
          <table:table-cell office:value-type="float" office:value="0.063360043398521" calcext:value-type="float">
            <text:p>0.0634</text:p>
          </table:table-cell>
          <table:table-cell office:value-type="float" office:value="0.629693067226891" calcext:value-type="float">
            <text:p>0.6297</text:p>
          </table:table-cell>
          <table:table-cell office:value-type="float" office:value="0.0592317666744927" calcext:value-type="float">
            <text:p>0.0592</text:p>
          </table:table-cell>
          <table:table-cell office:value-type="float" office:value="0.616639495798319" calcext:value-type="float">
            <text:p>0.6166</text:p>
          </table:table-cell>
          <table:table-cell office:value-type="float" office:value="0.0585021862861379" calcext:value-type="float">
            <text:p>0.0585</text:p>
          </table:table-cell>
          <table:table-cell office:value-type="float" office:value="0.615082282913165" calcext:value-type="float">
            <text:p>0.6151</text:p>
          </table:table-cell>
          <table:table-cell office:value-type="float" office:value="0.0551225490030305" calcext:value-type="float">
            <text:p>0.0551</text:p>
          </table:table-cell>
          <table:table-cell office:value-type="float" office:value="0.615644327731092" calcext:value-type="float">
            <text:p>0.6156</text:p>
          </table:table-cell>
          <table:table-cell office:value-type="float" office:value="0.0617926754362186" calcext:value-type="float">
            <text:p>0.0618</text:p>
          </table:table-cell>
          <table:table-cell office:value-type="float" office:value="0.628113305322129" calcext:value-type="float">
            <text:p>0.6281</text:p>
          </table:table-cell>
          <table:table-cell office:value-type="float" office:value="0.0608221985950928" calcext:value-type="float">
            <text:p>0.0608</text:p>
          </table:table-cell>
          <table:table-cell office:value-type="float" office:value="0.614203711484594" calcext:value-type="float">
            <text:p>0.6142</text:p>
          </table:table-cell>
          <table:table-cell office:value-type="float" office:value="0.062382576827364" calcext:value-type="float">
            <text:p>0.0624</text:p>
          </table:table-cell>
          <table:table-cell office:value-type="float" office:value="0.614979271708684" calcext:value-type="float">
            <text:p>0.6150</text:p>
          </table:table-cell>
          <table:table-cell office:value-type="float" office:value="0.0593975455125939" calcext:value-type="float">
            <text:p>0.0594</text:p>
          </table:table-cell>
          <table:table-cell office:value-type="float" office:value="0.625075350140056" calcext:value-type="float">
            <text:p>0.6251</text:p>
          </table:table-cell>
          <table:table-cell office:value-type="float" office:value="0.0638690682601811" calcext:value-type="float">
            <text:p>0.0639</text:p>
          </table:table-cell>
          <table:table-cell office:value-type="float" office:value="0.612788655462185" calcext:value-type="float">
            <text:p>0.6128</text:p>
          </table:table-cell>
          <table:table-cell office:value-type="float" office:value="0.0560431868449237" calcext:value-type="float">
            <text:p>0.056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57328151260504" calcext:value-type="float">
            <text:p>0.657328151260504</text:p>
          </table:table-cell>
          <table:table-cell office:value-type="float" office:value="0.0415511018686763" calcext:value-type="float">
            <text:p>0.0415511018686763</text:p>
          </table:table-cell>
          <table:table-cell office:value-type="float" office:value="0.548037044817927" calcext:value-type="float">
            <text:p>0.548037044817927</text:p>
          </table:table-cell>
          <table:table-cell office:value-type="float" office:value="0.0421151621658293" calcext:value-type="float">
            <text:p>0.0421151621658293</text:p>
          </table:table-cell>
          <table:table-cell office:value-type="float" office:value="0.638678361344538" calcext:value-type="float">
            <text:p>0.638678361344538</text:p>
          </table:table-cell>
          <table:table-cell office:value-type="float" office:value="0.0490391693990409" calcext:value-type="float">
            <text:p>0.0490391693990409</text:p>
          </table:table-cell>
          <table:table-cell office:value-type="float" office:value="0.633418417366947" calcext:value-type="float">
            <text:p>0.633418417366947</text:p>
          </table:table-cell>
          <table:table-cell office:value-type="float" office:value="0.0547768884694018" calcext:value-type="float">
            <text:p>0.0547768884694018</text:p>
          </table:table-cell>
          <table:table-cell office:value-type="float" office:value="0.633526820728291" calcext:value-type="float">
            <text:p>0.633526820728291</text:p>
          </table:table-cell>
          <table:table-cell office:value-type="float" office:value="0.0546843673404785" calcext:value-type="float">
            <text:p>0.0546843673404785</text:p>
          </table:table-cell>
          <table:table-cell office:value-type="float" office:value="0.616567857142857" calcext:value-type="float">
            <text:p>0.616567857142857</text:p>
          </table:table-cell>
          <table:table-cell office:value-type="float" office:value="0.0651908953150701" calcext:value-type="float">
            <text:p>0.0651908953150701</text:p>
          </table:table-cell>
          <table:table-cell office:value-type="float" office:value="0.624510504201681" calcext:value-type="float">
            <text:p>0.624510504201681</text:p>
          </table:table-cell>
          <table:table-cell office:value-type="float" office:value="0.0586168490894907" calcext:value-type="float">
            <text:p>0.0586</text:p>
          </table:table-cell>
          <table:table-cell office:value-type="float" office:value="0.627070238095238" calcext:value-type="float">
            <text:p>0.6271</text:p>
          </table:table-cell>
          <table:table-cell office:value-type="float" office:value="0.0582802859421737" calcext:value-type="float">
            <text:p>0.0583</text:p>
          </table:table-cell>
          <table:table-cell office:value-type="float" office:value="0.630721568627451" calcext:value-type="float">
            <text:p>0.6307</text:p>
          </table:table-cell>
          <table:table-cell office:value-type="float" office:value="0.0595426875352179" calcext:value-type="float">
            <text:p>0.0595</text:p>
          </table:table-cell>
          <table:table-cell office:value-type="float" office:value="0.610188725490196" calcext:value-type="float">
            <text:p>0.6102</text:p>
          </table:table-cell>
          <table:table-cell office:value-type="float" office:value="0.0563024525830966" calcext:value-type="float">
            <text:p>0.0563</text:p>
          </table:table-cell>
          <table:table-cell office:value-type="float" office:value="0.630020518207283" calcext:value-type="float">
            <text:p>0.6300</text:p>
          </table:table-cell>
          <table:table-cell office:value-type="float" office:value="0.0637494573427684" calcext:value-type="float">
            <text:p>0.0637</text:p>
          </table:table-cell>
          <table:table-cell office:value-type="float" office:value="0.619040266106443" calcext:value-type="float">
            <text:p>0.6190</text:p>
          </table:table-cell>
          <table:table-cell office:value-type="float" office:value="0.0624163947595624" calcext:value-type="float">
            <text:p>0.0624</text:p>
          </table:table-cell>
          <table:table-cell office:value-type="float" office:value="0.62392906162465" calcext:value-type="float">
            <text:p>0.6239</text:p>
          </table:table-cell>
          <table:table-cell office:value-type="float" office:value="0.0597131886695409" calcext:value-type="float">
            <text:p>0.0597</text:p>
          </table:table-cell>
          <table:table-cell office:value-type="float" office:value="0.621378641456583" calcext:value-type="float">
            <text:p>0.6214</text:p>
          </table:table-cell>
          <table:table-cell office:value-type="float" office:value="0.0555844441049341" calcext:value-type="float">
            <text:p>0.0556</text:p>
          </table:table-cell>
          <table:table-cell office:value-type="float" office:value="0.619802030812325" calcext:value-type="float">
            <text:p>0.6198</text:p>
          </table:table-cell>
          <table:table-cell office:value-type="float" office:value="0.0530102418385483" calcext:value-type="float">
            <text:p>0.0530</text:p>
          </table:table-cell>
          <table:table-cell office:value-type="float" office:value="0.621082703081232" calcext:value-type="float">
            <text:p>0.6211</text:p>
          </table:table-cell>
          <table:table-cell office:value-type="float" office:value="0.061134633522291" calcext:value-type="float">
            <text:p>0.061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32851400560224" calcext:value-type="float">
            <text:p>0.632851400560224</text:p>
          </table:table-cell>
          <table:table-cell office:value-type="float" office:value="0.0734498622391337" calcext:value-type="float">
            <text:p>0.0734498622391337</text:p>
          </table:table-cell>
          <table:table-cell office:value-type="float" office:value="0.607426960784314" calcext:value-type="float">
            <text:p>0.607426960784314</text:p>
          </table:table-cell>
          <table:table-cell office:value-type="float" office:value="0.0599185548074576" calcext:value-type="float">
            <text:p>0.0599185548074576</text:p>
          </table:table-cell>
          <table:table-cell office:value-type="float" office:value="0.618796708683473" calcext:value-type="float">
            <text:p>0.618796708683473</text:p>
          </table:table-cell>
          <table:table-cell office:value-type="float" office:value="0.0638823915338394" calcext:value-type="float">
            <text:p>0.0638823915338394</text:p>
          </table:table-cell>
          <table:table-cell office:value-type="float" office:value="0.620085224089636" calcext:value-type="float">
            <text:p>0.620085224089636</text:p>
          </table:table-cell>
          <table:table-cell office:value-type="float" office:value="0.0591216569722626" calcext:value-type="float">
            <text:p>0.0591216569722626</text:p>
          </table:table-cell>
          <table:table-cell office:value-type="float" office:value="0.614311904761905" calcext:value-type="float">
            <text:p>0.614311904761905</text:p>
          </table:table-cell>
          <table:table-cell office:value-type="float" office:value="0.0675168878815447" calcext:value-type="float">
            <text:p>0.0675168878815447</text:p>
          </table:table-cell>
          <table:table-cell office:value-type="float" office:value="0.613657773109244" calcext:value-type="float">
            <text:p>0.613657773109244</text:p>
          </table:table-cell>
          <table:table-cell office:value-type="float" office:value="0.0658554707938816" calcext:value-type="float">
            <text:p>0.0658554707938816</text:p>
          </table:table-cell>
          <table:table-cell office:value-type="float" office:value="0.61821106442577" calcext:value-type="float">
            <text:p>0.61821106442577</text:p>
          </table:table-cell>
          <table:table-cell office:value-type="float" office:value="0.0647454907824626" calcext:value-type="float">
            <text:p>0.0647</text:p>
          </table:table-cell>
          <table:table-cell office:value-type="float" office:value="0.613815966386555" calcext:value-type="float">
            <text:p>0.6138</text:p>
          </table:table-cell>
          <table:table-cell office:value-type="float" office:value="0.0624607365145564" calcext:value-type="float">
            <text:p>0.0625</text:p>
          </table:table-cell>
          <table:table-cell office:value-type="float" office:value="0.604975140056022" calcext:value-type="float">
            <text:p>0.6050</text:p>
          </table:table-cell>
          <table:table-cell office:value-type="float" office:value="0.0636400438644912" calcext:value-type="float">
            <text:p>0.0636</text:p>
          </table:table-cell>
          <table:table-cell office:value-type="float" office:value="0.612778921568627" calcext:value-type="float">
            <text:p>0.6128</text:p>
          </table:table-cell>
          <table:table-cell office:value-type="float" office:value="0.0618264363159726" calcext:value-type="float">
            <text:p>0.0618</text:p>
          </table:table-cell>
          <table:table-cell office:value-type="float" office:value="0.620119677871149" calcext:value-type="float">
            <text:p>0.6201</text:p>
          </table:table-cell>
          <table:table-cell office:value-type="float" office:value="0.0548496587611185" calcext:value-type="float">
            <text:p>0.0548</text:p>
          </table:table-cell>
          <table:table-cell office:value-type="float" office:value="0.618701120448179" calcext:value-type="float">
            <text:p>0.6187</text:p>
          </table:table-cell>
          <table:table-cell office:value-type="float" office:value="0.067329728620796" calcext:value-type="float">
            <text:p>0.0673</text:p>
          </table:table-cell>
          <table:table-cell office:value-type="float" office:value="0.61465931372549" calcext:value-type="float">
            <text:p>0.6147</text:p>
          </table:table-cell>
          <table:table-cell office:value-type="float" office:value="0.0688649814116587" calcext:value-type="float">
            <text:p>0.0689</text:p>
          </table:table-cell>
          <table:table-cell office:value-type="float" office:value="0.610840616246499" calcext:value-type="float">
            <text:p>0.6108</text:p>
          </table:table-cell>
          <table:table-cell office:value-type="float" office:value="0.0630329716368498" calcext:value-type="float">
            <text:p>0.0630</text:p>
          </table:table-cell>
          <table:table-cell office:value-type="float" office:value="0.615755112044818" calcext:value-type="float">
            <text:p>0.6158</text:p>
          </table:table-cell>
          <table:table-cell office:value-type="float" office:value="0.0606406829633852" calcext:value-type="float">
            <text:p>0.0606</text:p>
          </table:table-cell>
          <table:table-cell office:value-type="float" office:value="0.611043067226891" calcext:value-type="float">
            <text:p>0.6110</text:p>
          </table:table-cell>
          <table:table-cell office:value-type="float" office:value="0.0665806108479528" calcext:value-type="float">
            <text:p>0.066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27720098039216" calcext:value-type="float">
            <text:p>0.627720098039216</text:p>
          </table:table-cell>
          <table:table-cell office:value-type="float" office:value="0.0584910252451677" calcext:value-type="float">
            <text:p>0.0584910252451677</text:p>
          </table:table-cell>
          <table:table-cell office:value-type="float" office:value="0.527335294117647" calcext:value-type="float">
            <text:p>0.527335294117647</text:p>
          </table:table-cell>
          <table:table-cell office:value-type="float" office:value="0.0582979196671045" calcext:value-type="float">
            <text:p>0.0582979196671045</text:p>
          </table:table-cell>
          <table:table-cell office:value-type="float" office:value="0.622059733893557" calcext:value-type="float">
            <text:p>0.622059733893557</text:p>
          </table:table-cell>
          <table:table-cell office:value-type="float" office:value="0.0656694208956719" calcext:value-type="float">
            <text:p>0.0656694208956719</text:p>
          </table:table-cell>
          <table:table-cell office:value-type="float" office:value="0.628818697478992" calcext:value-type="float">
            <text:p>0.628818697478992</text:p>
          </table:table-cell>
          <table:table-cell office:value-type="float" office:value="0.0644330307938381" calcext:value-type="float">
            <text:p>0.0644330307938381</text:p>
          </table:table-cell>
          <table:table-cell office:value-type="float" office:value="0.614842787114846" calcext:value-type="float">
            <text:p>0.614842787114846</text:p>
          </table:table-cell>
          <table:table-cell office:value-type="float" office:value="0.0539066325299047" calcext:value-type="float">
            <text:p>0.0539066325299047</text:p>
          </table:table-cell>
          <table:table-cell office:value-type="float" office:value="0.626157703081232" calcext:value-type="float">
            <text:p>0.626157703081232</text:p>
          </table:table-cell>
          <table:table-cell office:value-type="float" office:value="0.0606138920180782" calcext:value-type="float">
            <text:p>0.0606138920180782</text:p>
          </table:table-cell>
          <table:table-cell office:value-type="float" office:value="0.625337675070028" calcext:value-type="float">
            <text:p>0.625337675070028</text:p>
          </table:table-cell>
          <table:table-cell office:value-type="float" office:value="0.0624126087642088" calcext:value-type="float">
            <text:p>0.0624</text:p>
          </table:table-cell>
          <table:table-cell office:value-type="float" office:value="0.616686344537815" calcext:value-type="float">
            <text:p>0.6167</text:p>
          </table:table-cell>
          <table:table-cell office:value-type="float" office:value="0.0559702399084771" calcext:value-type="float">
            <text:p>0.0560</text:p>
          </table:table-cell>
          <table:table-cell office:value-type="float" office:value="0.614450280112045" calcext:value-type="float">
            <text:p>0.6145</text:p>
          </table:table-cell>
          <table:table-cell office:value-type="float" office:value="0.0593191474840533" calcext:value-type="float">
            <text:p>0.0593</text:p>
          </table:table-cell>
          <table:table-cell office:value-type="float" office:value="0.61468081232493" calcext:value-type="float">
            <text:p>0.6147</text:p>
          </table:table-cell>
          <table:table-cell office:value-type="float" office:value="0.0509292768465865" calcext:value-type="float">
            <text:p>0.0509</text:p>
          </table:table-cell>
          <table:table-cell office:value-type="float" office:value="0.62412093837535" calcext:value-type="float">
            <text:p>0.6241</text:p>
          </table:table-cell>
          <table:table-cell office:value-type="float" office:value="0.0633950967729533" calcext:value-type="float">
            <text:p>0.0634</text:p>
          </table:table-cell>
          <table:table-cell office:value-type="float" office:value="0.625964005602241" calcext:value-type="float">
            <text:p>0.6260</text:p>
          </table:table-cell>
          <table:table-cell office:value-type="float" office:value="0.0611417000258178" calcext:value-type="float">
            <text:p>0.0611</text:p>
          </table:table-cell>
          <table:table-cell office:value-type="float" office:value="0.620801680672269" calcext:value-type="float">
            <text:p>0.6208</text:p>
          </table:table-cell>
          <table:table-cell office:value-type="float" office:value="0.0614945028426194" calcext:value-type="float">
            <text:p>0.0615</text:p>
          </table:table-cell>
          <table:table-cell office:value-type="float" office:value="0.613490826330532" calcext:value-type="float">
            <text:p>0.6135</text:p>
          </table:table-cell>
          <table:table-cell office:value-type="float" office:value="0.0480050777444276" calcext:value-type="float">
            <text:p>0.0480</text:p>
          </table:table-cell>
          <table:table-cell office:value-type="float" office:value="0.620869257703081" calcext:value-type="float">
            <text:p>0.6209</text:p>
          </table:table-cell>
          <table:table-cell office:value-type="float" office:value="0.0574996148197762" calcext:value-type="float">
            <text:p>0.0575</text:p>
          </table:table-cell>
          <table:table-cell office:value-type="float" office:value="0.616267296918768" calcext:value-type="float">
            <text:p>0.6163</text:p>
          </table:table-cell>
          <table:table-cell office:value-type="float" office:value="0.0526335193703747" calcext:value-type="float">
            <text:p>0.052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26450420168067" calcext:value-type="float">
            <text:p>0.626450420168067</text:p>
          </table:table-cell>
          <table:table-cell office:value-type="float" office:value="0.0556676169363046" calcext:value-type="float">
            <text:p>0.0556676169363046</text:p>
          </table:table-cell>
          <table:table-cell office:value-type="float" office:value="0.603979411764706" calcext:value-type="float">
            <text:p>0.603979411764706</text:p>
          </table:table-cell>
          <table:table-cell office:value-type="float" office:value="0.0633231315365197" calcext:value-type="float">
            <text:p>0.0633231315365197</text:p>
          </table:table-cell>
          <table:table-cell office:value-type="float" office:value="0.621650490196078" calcext:value-type="float">
            <text:p>0.621650490196078</text:p>
          </table:table-cell>
          <table:table-cell office:value-type="float" office:value="0.0631077472150917" calcext:value-type="float">
            <text:p>0.0631077472150917</text:p>
          </table:table-cell>
          <table:table-cell office:value-type="float" office:value="0.629471778711485" calcext:value-type="float">
            <text:p>0.629471778711485</text:p>
          </table:table-cell>
          <table:table-cell office:value-type="float" office:value="0.0598447849218886" calcext:value-type="float">
            <text:p>0.0598447849218886</text:p>
          </table:table-cell>
          <table:table-cell office:value-type="float" office:value="0.62101281512605" calcext:value-type="float">
            <text:p>0.62101281512605</text:p>
          </table:table-cell>
          <table:table-cell office:value-type="float" office:value="0.0627443331608664" calcext:value-type="float">
            <text:p>0.0627443331608664</text:p>
          </table:table-cell>
          <table:table-cell office:value-type="float" office:value="0.631701610644258" calcext:value-type="float">
            <text:p>0.631701610644258</text:p>
          </table:table-cell>
          <table:table-cell office:value-type="float" office:value="0.0617410243630819" calcext:value-type="float">
            <text:p>0.0617410243630819</text:p>
          </table:table-cell>
          <table:table-cell office:value-type="float" office:value="0.62215756302521" calcext:value-type="float">
            <text:p>0.62215756302521</text:p>
          </table:table-cell>
          <table:table-cell office:value-type="float" office:value="0.0676365705915579" calcext:value-type="float">
            <text:p>0.0676</text:p>
          </table:table-cell>
          <table:table-cell office:value-type="float" office:value="0.63256162464986" calcext:value-type="float">
            <text:p>0.6326</text:p>
          </table:table-cell>
          <table:table-cell office:value-type="float" office:value="0.054821613313425" calcext:value-type="float">
            <text:p>0.0548</text:p>
          </table:table-cell>
          <table:table-cell office:value-type="float" office:value="0.618461834733894" calcext:value-type="float">
            <text:p>0.6185</text:p>
          </table:table-cell>
          <table:table-cell office:value-type="float" office:value="0.0612045282626764" calcext:value-type="float">
            <text:p>0.0612</text:p>
          </table:table-cell>
          <table:table-cell office:value-type="float" office:value="0.622821568627451" calcext:value-type="float">
            <text:p>0.6228</text:p>
          </table:table-cell>
          <table:table-cell office:value-type="float" office:value="0.056659727482535" calcext:value-type="float">
            <text:p>0.0567</text:p>
          </table:table-cell>
          <table:table-cell office:value-type="float" office:value="0.621427591036415" calcext:value-type="float">
            <text:p>0.6214</text:p>
          </table:table-cell>
          <table:table-cell office:value-type="float" office:value="0.0597045093634255" calcext:value-type="float">
            <text:p>0.0597</text:p>
          </table:table-cell>
          <table:table-cell office:value-type="float" office:value="0.621614145658263" calcext:value-type="float">
            <text:p>0.6216</text:p>
          </table:table-cell>
          <table:table-cell office:value-type="float" office:value="0.0544000451224121" calcext:value-type="float">
            <text:p>0.0544</text:p>
          </table:table-cell>
          <table:table-cell office:value-type="float" office:value="0.617967857142857" calcext:value-type="float">
            <text:p>0.6180</text:p>
          </table:table-cell>
          <table:table-cell office:value-type="float" office:value="0.0560596396159764" calcext:value-type="float">
            <text:p>0.0561</text:p>
          </table:table-cell>
          <table:table-cell office:value-type="float" office:value="0.62739593837535" calcext:value-type="float">
            <text:p>0.6274</text:p>
          </table:table-cell>
          <table:table-cell office:value-type="float" office:value="0.0543885758519788" calcext:value-type="float">
            <text:p>0.0544</text:p>
          </table:table-cell>
          <table:table-cell office:value-type="float" office:value="0.621084593837535" calcext:value-type="float">
            <text:p>0.6211</text:p>
          </table:table-cell>
          <table:table-cell office:value-type="float" office:value="0.0618206302261383" calcext:value-type="float">
            <text:p>0.0618</text:p>
          </table:table-cell>
          <table:table-cell office:value-type="float" office:value="0.624416106442577" calcext:value-type="float">
            <text:p>0.6244</text:p>
          </table:table-cell>
          <table:table-cell office:value-type="float" office:value="0.0608425165494259" calcext:value-type="float">
            <text:p>0.060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30725" calcext:value-type="float">
            <text:p>0.630725</text:p>
          </table:table-cell>
          <table:table-cell office:value-type="float" office:value="0.0590027696366859" calcext:value-type="float">
            <text:p>0.0590027696366859</text:p>
          </table:table-cell>
          <table:table-cell office:value-type="float" office:value="0.602445238095238" calcext:value-type="float">
            <text:p>0.602445238095238</text:p>
          </table:table-cell>
          <table:table-cell office:value-type="float" office:value="0.0508684894753011" calcext:value-type="float">
            <text:p>0.0508684894753011</text:p>
          </table:table-cell>
          <table:table-cell office:value-type="float" office:value="0.625927591036415" calcext:value-type="float">
            <text:p>0.625927591036415</text:p>
          </table:table-cell>
          <table:table-cell office:value-type="float" office:value="0.0608797725485202" calcext:value-type="float">
            <text:p>0.0608797725485202</text:p>
          </table:table-cell>
          <table:table-cell office:value-type="float" office:value="0.628276120448179" calcext:value-type="float">
            <text:p>0.628276120448179</text:p>
          </table:table-cell>
          <table:table-cell office:value-type="float" office:value="0.0710442061719963" calcext:value-type="float">
            <text:p>0.0710442061719963</text:p>
          </table:table-cell>
          <table:table-cell office:value-type="float" office:value="0.618151960784314" calcext:value-type="float">
            <text:p>0.618151960784314</text:p>
          </table:table-cell>
          <table:table-cell office:value-type="float" office:value="0.0603125752919087" calcext:value-type="float">
            <text:p>0.0603125752919087</text:p>
          </table:table-cell>
          <table:table-cell office:value-type="float" office:value="0.618508893557423" calcext:value-type="float">
            <text:p>0.618508893557423</text:p>
          </table:table-cell>
          <table:table-cell office:value-type="float" office:value="0.0607668681079243" calcext:value-type="float">
            <text:p>0.0607668681079243</text:p>
          </table:table-cell>
          <table:table-cell office:value-type="float" office:value="0.622762955182073" calcext:value-type="float">
            <text:p>0.622762955182073</text:p>
          </table:table-cell>
          <table:table-cell office:value-type="float" office:value="0.065954794062362" calcext:value-type="float">
            <text:p>0.0660</text:p>
          </table:table-cell>
          <table:table-cell office:value-type="float" office:value="0.61934593837535" calcext:value-type="float">
            <text:p>0.6193</text:p>
          </table:table-cell>
          <table:table-cell office:value-type="float" office:value="0.0624800571729191" calcext:value-type="float">
            <text:p>0.0625</text:p>
          </table:table-cell>
          <table:table-cell office:value-type="float" office:value="0.615239845938375" calcext:value-type="float">
            <text:p>0.6152</text:p>
          </table:table-cell>
          <table:table-cell office:value-type="float" office:value="0.0635181731142057" calcext:value-type="float">
            <text:p>0.0635</text:p>
          </table:table-cell>
          <table:table-cell office:value-type="float" office:value="0.621180042016807" calcext:value-type="float">
            <text:p>0.6212</text:p>
          </table:table-cell>
          <table:table-cell office:value-type="float" office:value="0.0636809830275059" calcext:value-type="float">
            <text:p>0.0637</text:p>
          </table:table-cell>
          <table:table-cell office:value-type="float" office:value="0.617237745098039" calcext:value-type="float">
            <text:p>0.6172</text:p>
          </table:table-cell>
          <table:table-cell office:value-type="float" office:value="0.075392423287053" calcext:value-type="float">
            <text:p>0.0754</text:p>
          </table:table-cell>
          <table:table-cell office:value-type="float" office:value="0.611429901960784" calcext:value-type="float">
            <text:p>0.6114</text:p>
          </table:table-cell>
          <table:table-cell office:value-type="float" office:value="0.0652400672411926" calcext:value-type="float">
            <text:p>0.0652</text:p>
          </table:table-cell>
          <table:table-cell office:value-type="float" office:value="0.619814705882353" calcext:value-type="float">
            <text:p>0.6198</text:p>
          </table:table-cell>
          <table:table-cell office:value-type="float" office:value="0.0710044578430385" calcext:value-type="float">
            <text:p>0.0710</text:p>
          </table:table-cell>
          <table:table-cell office:value-type="float" office:value="0.618922478991597" calcext:value-type="float">
            <text:p>0.6189</text:p>
          </table:table-cell>
          <table:table-cell office:value-type="float" office:value="0.0612261001291533" calcext:value-type="float">
            <text:p>0.0612</text:p>
          </table:table-cell>
          <table:table-cell office:value-type="float" office:value="0.613328711484594" calcext:value-type="float">
            <text:p>0.6133</text:p>
          </table:table-cell>
          <table:table-cell office:value-type="float" office:value="0.0628466320220574" calcext:value-type="float">
            <text:p>0.0628</text:p>
          </table:table-cell>
          <table:table-cell office:value-type="float" office:value="0.621022759103641" calcext:value-type="float">
            <text:p>0.6210</text:p>
          </table:table-cell>
          <table:table-cell office:value-type="float" office:value="0.0674561433907315" calcext:value-type="float">
            <text:p>0.067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25263165266107" calcext:value-type="float">
            <text:p>0.625263165266107</text:p>
          </table:table-cell>
          <table:table-cell office:value-type="float" office:value="0.065021890194548" calcext:value-type="float">
            <text:p>0.065021890194548</text:p>
          </table:table-cell>
          <table:table-cell office:value-type="float" office:value="0.599778571428571" calcext:value-type="float">
            <text:p>0.599778571428571</text:p>
          </table:table-cell>
          <table:table-cell office:value-type="float" office:value="0.0657520139893108" calcext:value-type="float">
            <text:p>0.0657520139893108</text:p>
          </table:table-cell>
          <table:table-cell office:value-type="float" office:value="0.617500980392157" calcext:value-type="float">
            <text:p>0.617500980392157</text:p>
          </table:table-cell>
          <table:table-cell office:value-type="float" office:value="0.0657943373190776" calcext:value-type="float">
            <text:p>0.0657943373190776</text:p>
          </table:table-cell>
          <table:table-cell office:value-type="float" office:value="0.627822899159664" calcext:value-type="float">
            <text:p>0.627822899159664</text:p>
          </table:table-cell>
          <table:table-cell office:value-type="float" office:value="0.0625780869754644" calcext:value-type="float">
            <text:p>0.0625780869754644</text:p>
          </table:table-cell>
          <table:table-cell office:value-type="float" office:value="0.608809383753501" calcext:value-type="float">
            <text:p>0.608809383753501</text:p>
          </table:table-cell>
          <table:table-cell office:value-type="float" office:value="0.0599401832964482" calcext:value-type="float">
            <text:p>0.0599401832964482</text:p>
          </table:table-cell>
          <table:table-cell office:value-type="float" office:value="0.628432282913165" calcext:value-type="float">
            <text:p>0.628432282913165</text:p>
          </table:table-cell>
          <table:table-cell office:value-type="float" office:value="0.0593202824720162" calcext:value-type="float">
            <text:p>0.0593202824720162</text:p>
          </table:table-cell>
          <table:table-cell office:value-type="float" office:value="0.612506512605042" calcext:value-type="float">
            <text:p>0.612506512605042</text:p>
          </table:table-cell>
          <table:table-cell office:value-type="float" office:value="0.0667227943335723" calcext:value-type="float">
            <text:p>0.0667</text:p>
          </table:table-cell>
          <table:table-cell office:value-type="float" office:value="0.620191316526611" calcext:value-type="float">
            <text:p>0.6202</text:p>
          </table:table-cell>
          <table:table-cell office:value-type="float" office:value="0.0532689556035436" calcext:value-type="float">
            <text:p>0.0533</text:p>
          </table:table-cell>
          <table:table-cell office:value-type="float" office:value="0.619996288515406" calcext:value-type="float">
            <text:p>0.6200</text:p>
          </table:table-cell>
          <table:table-cell office:value-type="float" office:value="0.0615473577671656" calcext:value-type="float">
            <text:p>0.0615</text:p>
          </table:table-cell>
          <table:table-cell office:value-type="float" office:value="0.615037885154062" calcext:value-type="float">
            <text:p>0.6150</text:p>
          </table:table-cell>
          <table:table-cell office:value-type="float" office:value="0.061089230340216" calcext:value-type="float">
            <text:p>0.0611</text:p>
          </table:table-cell>
          <table:table-cell office:value-type="float" office:value="0.61510987394958" calcext:value-type="float">
            <text:p>0.6151</text:p>
          </table:table-cell>
          <table:table-cell office:value-type="float" office:value="0.0703562101949415" calcext:value-type="float">
            <text:p>0.0704</text:p>
          </table:table-cell>
          <table:table-cell office:value-type="float" office:value="0.619174439775911" calcext:value-type="float">
            <text:p>0.6192</text:p>
          </table:table-cell>
          <table:table-cell office:value-type="float" office:value="0.0625422096529688" calcext:value-type="float">
            <text:p>0.0625</text:p>
          </table:table-cell>
          <table:table-cell office:value-type="float" office:value="0.613411764705882" calcext:value-type="float">
            <text:p>0.6134</text:p>
          </table:table-cell>
          <table:table-cell office:value-type="float" office:value="0.0662313097012061" calcext:value-type="float">
            <text:p>0.0662</text:p>
          </table:table-cell>
          <table:table-cell office:value-type="float" office:value="0.625779341736695" calcext:value-type="float">
            <text:p>0.6258</text:p>
          </table:table-cell>
          <table:table-cell office:value-type="float" office:value="0.0588138130409505" calcext:value-type="float">
            <text:p>0.0588</text:p>
          </table:table-cell>
          <table:table-cell office:value-type="float" office:value="0.619673879551821" calcext:value-type="float">
            <text:p>0.6197</text:p>
          </table:table-cell>
          <table:table-cell office:value-type="float" office:value="0.0715263387577447" calcext:value-type="float">
            <text:p>0.0715</text:p>
          </table:table-cell>
          <table:table-cell office:value-type="float" office:value="0.621709033613445" calcext:value-type="float">
            <text:p>0.6217</text:p>
          </table:table-cell>
          <table:table-cell office:value-type="float" office:value="0.0634159926389559" calcext:value-type="float">
            <text:p>0.063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22030532212885" calcext:value-type="float">
            <text:p>0.622030532212885</text:p>
          </table:table-cell>
          <table:table-cell office:value-type="float" office:value="0.0544637776533837" calcext:value-type="float">
            <text:p>0.0544637776533837</text:p>
          </table:table-cell>
          <table:table-cell office:value-type="float" office:value="0.615057142857143" calcext:value-type="float">
            <text:p>0.615057142857143</text:p>
          </table:table-cell>
          <table:table-cell office:value-type="float" office:value="0.0600748934783968" calcext:value-type="float">
            <text:p>0.0600748934783968</text:p>
          </table:table-cell>
          <table:table-cell office:value-type="float" office:value="0.609765546218487" calcext:value-type="float">
            <text:p>0.609765546218487</text:p>
          </table:table-cell>
          <table:table-cell office:value-type="float" office:value="0.0609831031887243" calcext:value-type="float">
            <text:p>0.0609831031887243</text:p>
          </table:table-cell>
          <table:table-cell office:value-type="float" office:value="0.629301820728291" calcext:value-type="float">
            <text:p>0.629301820728291</text:p>
          </table:table-cell>
          <table:table-cell office:value-type="float" office:value="0.0719187579338972" calcext:value-type="float">
            <text:p>0.0719187579338972</text:p>
          </table:table-cell>
          <table:table-cell office:value-type="float" office:value="0.611438865546219" calcext:value-type="float">
            <text:p>0.611438865546219</text:p>
          </table:table-cell>
          <table:table-cell office:value-type="float" office:value="0.0606332096401521" calcext:value-type="float">
            <text:p>0.0606332096401521</text:p>
          </table:table-cell>
          <table:table-cell office:value-type="float" office:value="0.621587535014006" calcext:value-type="float">
            <text:p>0.621587535014006</text:p>
          </table:table-cell>
          <table:table-cell office:value-type="float" office:value="0.0648710324089319" calcext:value-type="float">
            <text:p>0.0648710324089319</text:p>
          </table:table-cell>
          <table:table-cell office:value-type="float" office:value="0.614428361344538" calcext:value-type="float">
            <text:p>0.614428361344538</text:p>
          </table:table-cell>
          <table:table-cell office:value-type="float" office:value="0.0671395188386946" calcext:value-type="float">
            <text:p>0.0671</text:p>
          </table:table-cell>
          <table:table-cell office:value-type="float" office:value="0.617437254901961" calcext:value-type="float">
            <text:p>0.6174</text:p>
          </table:table-cell>
          <table:table-cell office:value-type="float" office:value="0.0722769806988219" calcext:value-type="float">
            <text:p>0.0723</text:p>
          </table:table-cell>
          <table:table-cell office:value-type="float" office:value="0.624231162464986" calcext:value-type="float">
            <text:p>0.6242</text:p>
          </table:table-cell>
          <table:table-cell office:value-type="float" office:value="0.0689873249278465" calcext:value-type="float">
            <text:p>0.0690</text:p>
          </table:table-cell>
          <table:table-cell office:value-type="float" office:value="0.621852450980392" calcext:value-type="float">
            <text:p>0.6219</text:p>
          </table:table-cell>
          <table:table-cell office:value-type="float" office:value="0.0705910787111024" calcext:value-type="float">
            <text:p>0.0706</text:p>
          </table:table-cell>
          <table:table-cell office:value-type="float" office:value="0.618430392156863" calcext:value-type="float">
            <text:p>0.6184</text:p>
          </table:table-cell>
          <table:table-cell office:value-type="float" office:value="0.0564460448418421" calcext:value-type="float">
            <text:p>0.0564</text:p>
          </table:table-cell>
          <table:table-cell office:value-type="float" office:value="0.626415756302521" calcext:value-type="float">
            <text:p>0.6264</text:p>
          </table:table-cell>
          <table:table-cell office:value-type="float" office:value="0.0661660915807656" calcext:value-type="float">
            <text:p>0.0662</text:p>
          </table:table-cell>
          <table:table-cell office:value-type="float" office:value="0.611821988795518" calcext:value-type="float">
            <text:p>0.6118</text:p>
          </table:table-cell>
          <table:table-cell office:value-type="float" office:value="0.0667195443100061" calcext:value-type="float">
            <text:p>0.0667</text:p>
          </table:table-cell>
          <table:table-cell office:value-type="float" office:value="0.611568977591036" calcext:value-type="float">
            <text:p>0.6116</text:p>
          </table:table-cell>
          <table:table-cell office:value-type="float" office:value="0.0666141003934387" calcext:value-type="float">
            <text:p>0.0666</text:p>
          </table:table-cell>
          <table:table-cell office:value-type="float" office:value="0.613085854341737" calcext:value-type="float">
            <text:p>0.6131</text:p>
          </table:table-cell>
          <table:table-cell office:value-type="float" office:value="0.0646701573444745" calcext:value-type="float">
            <text:p>0.0647</text:p>
          </table:table-cell>
          <table:table-cell office:value-type="float" office:value="0.617116736694678" calcext:value-type="float">
            <text:p>0.6171</text:p>
          </table:table-cell>
          <table:table-cell office:value-type="float" office:value="0.0694292351664699" calcext:value-type="float">
            <text:p>0.069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74079872563718" calcext:value-type="float">
            <text:p>0.674079872563718</text:p>
          </table:table-cell>
          <table:table-cell office:value-type="float" office:value="0.0419433721448282" calcext:value-type="float">
            <text:p>0.0419433721448282</text:p>
          </table:table-cell>
          <table:table-cell office:value-type="float" office:value="0.674992578710645" calcext:value-type="float">
            <text:p>0.674992578710645</text:p>
          </table:table-cell>
          <table:table-cell office:value-type="float" office:value="0.0421520696089789" calcext:value-type="float">
            <text:p>0.0421520696089789</text:p>
          </table:table-cell>
          <table:table-cell office:value-type="float" office:value="0.675450487256372" calcext:value-type="float">
            <text:p>0.675450487256372</text:p>
          </table:table-cell>
          <table:table-cell office:value-type="float" office:value="0.0458644852888358" calcext:value-type="float">
            <text:p>0.0458644852888358</text:p>
          </table:table-cell>
          <table:table-cell office:value-type="float" office:value="0.674059257871064" calcext:value-type="float">
            <text:p>0.674059257871064</text:p>
          </table:table-cell>
          <table:table-cell office:value-type="float" office:value="0.0416920966665835" calcext:value-type="float">
            <text:p>0.0416920966665835</text:p>
          </table:table-cell>
          <table:table-cell office:value-type="float" office:value="0.674515217391304" calcext:value-type="float">
            <text:p>0.674515217391304</text:p>
          </table:table-cell>
          <table:table-cell office:value-type="float" office:value="0.0509775021638713" calcext:value-type="float">
            <text:p>0.0509775021638713</text:p>
          </table:table-cell>
          <table:table-cell office:value-type="float" office:value="0.674764655172414" calcext:value-type="float">
            <text:p>0.674764655172414</text:p>
          </table:table-cell>
          <table:table-cell office:value-type="float" office:value="0.0485020141150089" calcext:value-type="float">
            <text:p>0.0485020141150089</text:p>
          </table:table-cell>
          <table:table-cell office:value-type="float" office:value="0.672787406296852" calcext:value-type="float">
            <text:p>0.672787406296852</text:p>
          </table:table-cell>
          <table:table-cell office:value-type="float" office:value="0.0444548638978386" calcext:value-type="float">
            <text:p>0.0445</text:p>
          </table:table-cell>
          <table:table-cell office:value-type="float" office:value="0.671641154422789" calcext:value-type="float">
            <text:p>0.6716</text:p>
          </table:table-cell>
          <table:table-cell office:value-type="float" office:value="0.042591390564302" calcext:value-type="float">
            <text:p>0.0426</text:p>
          </table:table-cell>
          <table:table-cell office:value-type="float" office:value="0.680136356821589" calcext:value-type="float">
            <text:p>0.6801</text:p>
          </table:table-cell>
          <table:table-cell office:value-type="float" office:value="0.0467339908377832" calcext:value-type="float">
            <text:p>0.0467</text:p>
          </table:table-cell>
          <table:table-cell office:value-type="float" office:value="0.672616716641679" calcext:value-type="float">
            <text:p>0.6726</text:p>
          </table:table-cell>
          <table:table-cell office:value-type="float" office:value="0.0455152781644768" calcext:value-type="float">
            <text:p>0.0455</text:p>
          </table:table-cell>
          <table:table-cell office:value-type="float" office:value="0.678992578710645" calcext:value-type="float">
            <text:p>0.6790</text:p>
          </table:table-cell>
          <table:table-cell office:value-type="float" office:value="0.0397931600711627" calcext:value-type="float">
            <text:p>0.0398</text:p>
          </table:table-cell>
          <table:table-cell office:value-type="float" office:value="0.675241979010495" calcext:value-type="float">
            <text:p>0.6752</text:p>
          </table:table-cell>
          <table:table-cell office:value-type="float" office:value="0.0501243367703302" calcext:value-type="float">
            <text:p>0.0501</text:p>
          </table:table-cell>
          <table:table-cell office:value-type="float" office:value="0.67181428035982" calcext:value-type="float">
            <text:p>0.6718</text:p>
          </table:table-cell>
          <table:table-cell office:value-type="float" office:value="0.0449883340883904" calcext:value-type="float">
            <text:p>0.0450</text:p>
          </table:table-cell>
          <table:table-cell office:value-type="float" office:value="0.667075524737631" calcext:value-type="float">
            <text:p>0.6671</text:p>
          </table:table-cell>
          <table:table-cell office:value-type="float" office:value="0.0525057491302056" calcext:value-type="float">
            <text:p>0.0525</text:p>
          </table:table-cell>
          <table:table-cell office:value-type="float" office:value="0.680287331334333" calcext:value-type="float">
            <text:p>0.6803</text:p>
          </table:table-cell>
          <table:table-cell office:value-type="float" office:value="0.0431772938149151" calcext:value-type="float">
            <text:p>0.0432</text:p>
          </table:table-cell>
          <table:table-cell office:value-type="float" office:value="0.67590652173913" calcext:value-type="float">
            <text:p>0.6759</text:p>
          </table:table-cell>
          <table:table-cell office:value-type="float" office:value="0.0508740595775692" calcext:value-type="float">
            <text:p>0.0509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8444107946027" calcext:value-type="float">
            <text:p>0.68444107946027</text:p>
          </table:table-cell>
          <table:table-cell office:value-type="float" office:value="0.0486183559713285" calcext:value-type="float">
            <text:p>0.0486183559713285</text:p>
          </table:table-cell>
          <table:table-cell office:value-type="float" office:value="0.653837631184408" calcext:value-type="float">
            <text:p>0.653837631184408</text:p>
          </table:table-cell>
          <table:table-cell office:value-type="float" office:value="0.0497190034289759" calcext:value-type="float">
            <text:p>0.0497190034289759</text:p>
          </table:table-cell>
          <table:table-cell office:value-type="float" office:value="0.693834970014992" calcext:value-type="float">
            <text:p>0.693834970014992</text:p>
          </table:table-cell>
          <table:table-cell office:value-type="float" office:value="0.041877242585954" calcext:value-type="float">
            <text:p>0.041877242585954</text:p>
          </table:table-cell>
          <table:table-cell office:value-type="float" office:value="0.689547901049475" calcext:value-type="float">
            <text:p>0.689547901049475</text:p>
          </table:table-cell>
          <table:table-cell office:value-type="float" office:value="0.0515572879609152" calcext:value-type="float">
            <text:p>0.0515572879609152</text:p>
          </table:table-cell>
          <table:table-cell office:value-type="float" office:value="0.694250787106447" calcext:value-type="float">
            <text:p>0.694250787106447</text:p>
          </table:table-cell>
          <table:table-cell office:value-type="float" office:value="0.0518089449596219" calcext:value-type="float">
            <text:p>0.0518089449596219</text:p>
          </table:table-cell>
          <table:table-cell office:value-type="float" office:value="0.684489955022489" calcext:value-type="float">
            <text:p>0.684489955022489</text:p>
          </table:table-cell>
          <table:table-cell office:value-type="float" office:value="0.0517219659836201" calcext:value-type="float">
            <text:p>0.0517219659836201</text:p>
          </table:table-cell>
          <table:table-cell office:value-type="float" office:value="0.682888830584708" calcext:value-type="float">
            <text:p>0.682888830584708</text:p>
          </table:table-cell>
          <table:table-cell office:value-type="float" office:value="0.0532544796181582" calcext:value-type="float">
            <text:p>0.0533</text:p>
          </table:table-cell>
          <table:table-cell office:value-type="float" office:value="0.689085419790105" calcext:value-type="float">
            <text:p>0.6891</text:p>
          </table:table-cell>
          <table:table-cell office:value-type="float" office:value="0.0531912996169664" calcext:value-type="float">
            <text:p>0.0532</text:p>
          </table:table-cell>
          <table:table-cell office:value-type="float" office:value="0.684132533733133" calcext:value-type="float">
            <text:p>0.6841</text:p>
          </table:table-cell>
          <table:table-cell office:value-type="float" office:value="0.0566071976595131" calcext:value-type="float">
            <text:p>0.0566</text:p>
          </table:table-cell>
          <table:table-cell office:value-type="float" office:value="0.682289242878561" calcext:value-type="float">
            <text:p>0.6823</text:p>
          </table:table-cell>
          <table:table-cell office:value-type="float" office:value="0.0499781611303356" calcext:value-type="float">
            <text:p>0.0500</text:p>
          </table:table-cell>
          <table:table-cell office:value-type="float" office:value="0.681625" calcext:value-type="float">
            <text:p>0.6816</text:p>
          </table:table-cell>
          <table:table-cell office:value-type="float" office:value="0.0490942555518763" calcext:value-type="float">
            <text:p>0.0491</text:p>
          </table:table-cell>
          <table:table-cell office:value-type="float" office:value="0.70032023988006" calcext:value-type="float">
            <text:p>0.7003</text:p>
          </table:table-cell>
          <table:table-cell office:value-type="float" office:value="0.0478729763573069" calcext:value-type="float">
            <text:p>0.0479</text:p>
          </table:table-cell>
          <table:table-cell office:value-type="float" office:value="0.686254685157421" calcext:value-type="float">
            <text:p>0.6863</text:p>
          </table:table-cell>
          <table:table-cell office:value-type="float" office:value="0.0415396374477478" calcext:value-type="float">
            <text:p>0.0415</text:p>
          </table:table-cell>
          <table:table-cell office:value-type="float" office:value="0.692706071964018" calcext:value-type="float">
            <text:p>0.6927</text:p>
          </table:table-cell>
          <table:table-cell office:value-type="float" office:value="0.0406194347334912" calcext:value-type="float">
            <text:p>0.0406</text:p>
          </table:table-cell>
          <table:table-cell office:value-type="float" office:value="0.680489055472264" calcext:value-type="float">
            <text:p>0.6805</text:p>
          </table:table-cell>
          <table:table-cell office:value-type="float" office:value="0.0467345400210295" calcext:value-type="float">
            <text:p>0.0467</text:p>
          </table:table-cell>
          <table:table-cell office:value-type="float" office:value="0.688669790104948" calcext:value-type="float">
            <text:p>0.6887</text:p>
          </table:table-cell>
          <table:table-cell office:value-type="float" office:value="0.0510991461721318" calcext:value-type="float">
            <text:p>0.051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82958808095952" calcext:value-type="float">
            <text:p>0.682958808095952</text:p>
          </table:table-cell>
          <table:table-cell office:value-type="float" office:value="0.0427505586491437" calcext:value-type="float">
            <text:p>0.0427505586491437</text:p>
          </table:table-cell>
          <table:table-cell office:value-type="float" office:value="0.637893740629685" calcext:value-type="float">
            <text:p>0.637893740629685</text:p>
          </table:table-cell>
          <table:table-cell office:value-type="float" office:value="0.0411036584177365" calcext:value-type="float">
            <text:p>0.0411036584177365</text:p>
          </table:table-cell>
          <table:table-cell office:value-type="float" office:value="0.672873950524738" calcext:value-type="float">
            <text:p>0.672873950524738</text:p>
          </table:table-cell>
          <table:table-cell office:value-type="float" office:value="0.0396681296243701" calcext:value-type="float">
            <text:p>0.0396681296243701</text:p>
          </table:table-cell>
          <table:table-cell office:value-type="float" office:value="0.679504235382309" calcext:value-type="float">
            <text:p>0.679504235382309</text:p>
          </table:table-cell>
          <table:table-cell office:value-type="float" office:value="0.0400974939346296" calcext:value-type="float">
            <text:p>0.0400974939346296</text:p>
          </table:table-cell>
          <table:table-cell office:value-type="float" office:value="0.677073763118441" calcext:value-type="float">
            <text:p>0.677073763118441</text:p>
          </table:table-cell>
          <table:table-cell office:value-type="float" office:value="0.0410705627909268" calcext:value-type="float">
            <text:p>0.0410705627909268</text:p>
          </table:table-cell>
          <table:table-cell office:value-type="float" office:value="0.679517953523238" calcext:value-type="float">
            <text:p>0.679517953523238</text:p>
          </table:table-cell>
          <table:table-cell office:value-type="float" office:value="0.0421886567797794" calcext:value-type="float">
            <text:p>0.0421886567797794</text:p>
          </table:table-cell>
          <table:table-cell office:value-type="float" office:value="0.685925187406297" calcext:value-type="float">
            <text:p>0.685925187406297</text:p>
          </table:table-cell>
          <table:table-cell office:value-type="float" office:value="0.0451161914645885" calcext:value-type="float">
            <text:p>0.0451</text:p>
          </table:table-cell>
          <table:table-cell office:value-type="float" office:value="0.685395127436282" calcext:value-type="float">
            <text:p>0.6854</text:p>
          </table:table-cell>
          <table:table-cell office:value-type="float" office:value="0.0447907315407636" calcext:value-type="float">
            <text:p>0.0448</text:p>
          </table:table-cell>
          <table:table-cell office:value-type="float" office:value="0.683850374812594" calcext:value-type="float">
            <text:p>0.6839</text:p>
          </table:table-cell>
          <table:table-cell office:value-type="float" office:value="0.042334201506335" calcext:value-type="float">
            <text:p>0.0423</text:p>
          </table:table-cell>
          <table:table-cell office:value-type="float" office:value="0.687313155922039" calcext:value-type="float">
            <text:p>0.6873</text:p>
          </table:table-cell>
          <table:table-cell office:value-type="float" office:value="0.0548156737720495" calcext:value-type="float">
            <text:p>0.0548</text:p>
          </table:table-cell>
          <table:table-cell office:value-type="float" office:value="0.686605472263868" calcext:value-type="float">
            <text:p>0.6866</text:p>
          </table:table-cell>
          <table:table-cell office:value-type="float" office:value="0.0453922819169827" calcext:value-type="float">
            <text:p>0.0454</text:p>
          </table:table-cell>
          <table:table-cell office:value-type="float" office:value="0.681680134932534" calcext:value-type="float">
            <text:p>0.6817</text:p>
          </table:table-cell>
          <table:table-cell office:value-type="float" office:value="0.0488283487384275" calcext:value-type="float">
            <text:p>0.0488</text:p>
          </table:table-cell>
          <table:table-cell office:value-type="float" office:value="0.676607233883059" calcext:value-type="float">
            <text:p>0.6766</text:p>
          </table:table-cell>
          <table:table-cell office:value-type="float" office:value="0.0388103726353718" calcext:value-type="float">
            <text:p>0.0388</text:p>
          </table:table-cell>
          <table:table-cell office:value-type="float" office:value="0.681186994002998" calcext:value-type="float">
            <text:p>0.6812</text:p>
          </table:table-cell>
          <table:table-cell office:value-type="float" office:value="0.0420281589176196" calcext:value-type="float">
            <text:p>0.0420</text:p>
          </table:table-cell>
          <table:table-cell office:value-type="float" office:value="0.680734932533733" calcext:value-type="float">
            <text:p>0.6807</text:p>
          </table:table-cell>
          <table:table-cell office:value-type="float" office:value="0.0451097914764533" calcext:value-type="float">
            <text:p>0.0451</text:p>
          </table:table-cell>
          <table:table-cell office:value-type="float" office:value="0.680432458770615" calcext:value-type="float">
            <text:p>0.6804</text:p>
          </table:table-cell>
          <table:table-cell office:value-type="float" office:value="0.049080108746442" calcext:value-type="float">
            <text:p>0.049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48736544227886" calcext:value-type="float">
            <text:p>0.648736544227886</text:p>
          </table:table-cell>
          <table:table-cell office:value-type="float" office:value="0.0666157198326579" calcext:value-type="float">
            <text:p>0.0666157198326579</text:p>
          </table:table-cell>
          <table:table-cell office:value-type="float" office:value="0.665696664167916" calcext:value-type="float">
            <text:p>0.665696664167916</text:p>
          </table:table-cell>
          <table:table-cell office:value-type="float" office:value="0.0438335131702373" calcext:value-type="float">
            <text:p>0.0438335131702373</text:p>
          </table:table-cell>
          <table:table-cell office:value-type="float" office:value="0.665070539730135" calcext:value-type="float">
            <text:p>0.665070539730135</text:p>
          </table:table-cell>
          <table:table-cell office:value-type="float" office:value="0.0671162369058712" calcext:value-type="float">
            <text:p>0.0671162369058712</text:p>
          </table:table-cell>
          <table:table-cell office:value-type="float" office:value="0.658211469265367" calcext:value-type="float">
            <text:p>0.658211469265367</text:p>
          </table:table-cell>
          <table:table-cell office:value-type="float" office:value="0.0580306102034425" calcext:value-type="float">
            <text:p>0.0580306102034425</text:p>
          </table:table-cell>
          <table:table-cell office:value-type="float" office:value="0.686723125937032" calcext:value-type="float">
            <text:p>0.686723125937032</text:p>
          </table:table-cell>
          <table:table-cell office:value-type="float" office:value="0.0602143344087895" calcext:value-type="float">
            <text:p>0.0602143344087895</text:p>
          </table:table-cell>
          <table:table-cell office:value-type="float" office:value="0.66669107946027" calcext:value-type="float">
            <text:p>0.66669107946027</text:p>
          </table:table-cell>
          <table:table-cell office:value-type="float" office:value="0.0505520301443655" calcext:value-type="float">
            <text:p>0.0505520301443655</text:p>
          </table:table-cell>
          <table:table-cell office:value-type="float" office:value="0.677500787106447" calcext:value-type="float">
            <text:p>0.677500787106447</text:p>
          </table:table-cell>
          <table:table-cell office:value-type="float" office:value="0.0605448871108524" calcext:value-type="float">
            <text:p>0.0605</text:p>
          </table:table-cell>
          <table:table-cell office:value-type="float" office:value="0.665067391304348" calcext:value-type="float">
            <text:p>0.6651</text:p>
          </table:table-cell>
          <table:table-cell office:value-type="float" office:value="0.0598366180724999" calcext:value-type="float">
            <text:p>0.0598</text:p>
          </table:table-cell>
          <table:table-cell office:value-type="float" office:value="0.682099250374813" calcext:value-type="float">
            <text:p>0.6821</text:p>
          </table:table-cell>
          <table:table-cell office:value-type="float" office:value="0.0522228033019755" calcext:value-type="float">
            <text:p>0.0522</text:p>
          </table:table-cell>
          <table:table-cell office:value-type="float" office:value="0.669626011994003" calcext:value-type="float">
            <text:p>0.6696</text:p>
          </table:table-cell>
          <table:table-cell office:value-type="float" office:value="0.0433832796609364" calcext:value-type="float">
            <text:p>0.0434</text:p>
          </table:table-cell>
          <table:table-cell office:value-type="float" office:value="0.671171364317841" calcext:value-type="float">
            <text:p>0.6712</text:p>
          </table:table-cell>
          <table:table-cell office:value-type="float" office:value="0.050349948312228" calcext:value-type="float">
            <text:p>0.0503</text:p>
          </table:table-cell>
          <table:table-cell office:value-type="float" office:value="0.669647976011994" calcext:value-type="float">
            <text:p>0.6696</text:p>
          </table:table-cell>
          <table:table-cell office:value-type="float" office:value="0.0526787274251749" calcext:value-type="float">
            <text:p>0.0527</text:p>
          </table:table-cell>
          <table:table-cell office:value-type="float" office:value="0.674745277361319" calcext:value-type="float">
            <text:p>0.6747</text:p>
          </table:table-cell>
          <table:table-cell office:value-type="float" office:value="0.048995035045568" calcext:value-type="float">
            <text:p>0.0490</text:p>
          </table:table-cell>
          <table:table-cell office:value-type="float" office:value="0.670456934032983" calcext:value-type="float">
            <text:p>0.6705</text:p>
          </table:table-cell>
          <table:table-cell office:value-type="float" office:value="0.0474739397701761" calcext:value-type="float">
            <text:p>0.0475</text:p>
          </table:table-cell>
          <table:table-cell office:value-type="float" office:value="0.679560457271364" calcext:value-type="float">
            <text:p>0.6796</text:p>
          </table:table-cell>
          <table:table-cell office:value-type="float" office:value="0.0505532315420182" calcext:value-type="float">
            <text:p>0.0506</text:p>
          </table:table-cell>
          <table:table-cell office:value-type="float" office:value="0.678060007496252" calcext:value-type="float">
            <text:p>0.6781</text:p>
          </table:table-cell>
          <table:table-cell office:value-type="float" office:value="0.0520293622638226" calcext:value-type="float">
            <text:p>0.0520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68041266866567" calcext:value-type="float">
            <text:p>0.668041266866567</text:p>
          </table:table-cell>
          <table:table-cell office:value-type="float" office:value="0.0376148044101033" calcext:value-type="float">
            <text:p>0.0376148044101033</text:p>
          </table:table-cell>
          <table:table-cell office:value-type="float" office:value="0.662906146926537" calcext:value-type="float">
            <text:p>0.662906146926537</text:p>
          </table:table-cell>
          <table:table-cell office:value-type="float" office:value="0.0455754473608869" calcext:value-type="float">
            <text:p>0.0455754473608869</text:p>
          </table:table-cell>
          <table:table-cell office:value-type="float" office:value="0.675165892053973" calcext:value-type="float">
            <text:p>0.675165892053973</text:p>
          </table:table-cell>
          <table:table-cell office:value-type="float" office:value="0.0388802423104078" calcext:value-type="float">
            <text:p>0.0388802423104078</text:p>
          </table:table-cell>
          <table:table-cell office:value-type="float" office:value="0.666477211394303" calcext:value-type="float">
            <text:p>0.666477211394303</text:p>
          </table:table-cell>
          <table:table-cell office:value-type="float" office:value="0.0367359314289615" calcext:value-type="float">
            <text:p>0.0367359314289615</text:p>
          </table:table-cell>
          <table:table-cell office:value-type="float" office:value="0.666730622188906" calcext:value-type="float">
            <text:p>0.666730622188906</text:p>
          </table:table-cell>
          <table:table-cell office:value-type="float" office:value="0.0480441023784087" calcext:value-type="float">
            <text:p>0.0480441023784087</text:p>
          </table:table-cell>
          <table:table-cell office:value-type="float" office:value="0.666790892053973" calcext:value-type="float">
            <text:p>0.666790892053973</text:p>
          </table:table-cell>
          <table:table-cell office:value-type="float" office:value="0.0381953202954783" calcext:value-type="float">
            <text:p>0.0381953202954783</text:p>
          </table:table-cell>
          <table:table-cell office:value-type="float" office:value="0.677392578710645" calcext:value-type="float">
            <text:p>0.677392578710645</text:p>
          </table:table-cell>
          <table:table-cell office:value-type="float" office:value="0.0399760839879302" calcext:value-type="float">
            <text:p>0.0400</text:p>
          </table:table-cell>
          <table:table-cell office:value-type="float" office:value="0.669884820089955" calcext:value-type="float">
            <text:p>0.6699</text:p>
          </table:table-cell>
          <table:table-cell office:value-type="float" office:value="0.0357298352937304" calcext:value-type="float">
            <text:p>0.0357</text:p>
          </table:table-cell>
          <table:table-cell office:value-type="float" office:value="0.679393778110945" calcext:value-type="float">
            <text:p>0.6794</text:p>
          </table:table-cell>
          <table:table-cell office:value-type="float" office:value="0.0456705114464166" calcext:value-type="float">
            <text:p>0.0457</text:p>
          </table:table-cell>
          <table:table-cell office:value-type="float" office:value="0.672490329835082" calcext:value-type="float">
            <text:p>0.6725</text:p>
          </table:table-cell>
          <table:table-cell office:value-type="float" office:value="0.0453051209243419" calcext:value-type="float">
            <text:p>0.0453</text:p>
          </table:table-cell>
          <table:table-cell office:value-type="float" office:value="0.67615416041979" calcext:value-type="float">
            <text:p>0.6762</text:p>
          </table:table-cell>
          <table:table-cell office:value-type="float" office:value="0.0479401541422182" calcext:value-type="float">
            <text:p>0.0479</text:p>
          </table:table-cell>
          <table:table-cell office:value-type="float" office:value="0.671966304347826" calcext:value-type="float">
            <text:p>0.6720</text:p>
          </table:table-cell>
          <table:table-cell office:value-type="float" office:value="0.0506783347363408" calcext:value-type="float">
            <text:p>0.0507</text:p>
          </table:table-cell>
          <table:table-cell office:value-type="float" office:value="0.67301787856072" calcext:value-type="float">
            <text:p>0.6730</text:p>
          </table:table-cell>
          <table:table-cell office:value-type="float" office:value="0.0440049863512342" calcext:value-type="float">
            <text:p>0.0440</text:p>
          </table:table-cell>
          <table:table-cell office:value-type="float" office:value="0.665106109445277" calcext:value-type="float">
            <text:p>0.6651</text:p>
          </table:table-cell>
          <table:table-cell office:value-type="float" office:value="0.0440302457540277" calcext:value-type="float">
            <text:p>0.0440</text:p>
          </table:table-cell>
          <table:table-cell office:value-type="float" office:value="0.674571776611694" calcext:value-type="float">
            <text:p>0.6746</text:p>
          </table:table-cell>
          <table:table-cell office:value-type="float" office:value="0.0399529252100044" calcext:value-type="float">
            <text:p>0.0400</text:p>
          </table:table-cell>
          <table:table-cell office:value-type="float" office:value="0.677661544227886" calcext:value-type="float">
            <text:p>0.6777</text:p>
          </table:table-cell>
          <table:table-cell office:value-type="float" office:value="0.0405402781394349" calcext:value-type="float">
            <text:p>0.040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88615892053973" calcext:value-type="float">
            <text:p>0.688615892053973</text:p>
          </table:table-cell>
          <table:table-cell office:value-type="float" office:value="0.0501361315121986" calcext:value-type="float">
            <text:p>0.0501361315121986</text:p>
          </table:table-cell>
          <table:table-cell office:value-type="float" office:value="0.628979685157421" calcext:value-type="float">
            <text:p>0.628979685157421</text:p>
          </table:table-cell>
          <table:table-cell office:value-type="float" office:value="0.0390517095009637" calcext:value-type="float">
            <text:p>0.0390517095009637</text:p>
          </table:table-cell>
          <table:table-cell office:value-type="float" office:value="0.683700974512744" calcext:value-type="float">
            <text:p>0.683700974512744</text:p>
          </table:table-cell>
          <table:table-cell office:value-type="float" office:value="0.0497748160778851" calcext:value-type="float">
            <text:p>0.0497748160778851</text:p>
          </table:table-cell>
          <table:table-cell office:value-type="float" office:value="0.686065404797601" calcext:value-type="float">
            <text:p>0.686065404797601</text:p>
          </table:table-cell>
          <table:table-cell office:value-type="float" office:value="0.0356721706383441" calcext:value-type="float">
            <text:p>0.0356721706383441</text:p>
          </table:table-cell>
          <table:table-cell office:value-type="float" office:value="0.693675749625187" calcext:value-type="float">
            <text:p>0.693675749625187</text:p>
          </table:table-cell>
          <table:table-cell office:value-type="float" office:value="0.0398590897114096" calcext:value-type="float">
            <text:p>0.0398590897114096</text:p>
          </table:table-cell>
          <table:table-cell office:value-type="float" office:value="0.677215967016492" calcext:value-type="float">
            <text:p>0.677215967016492</text:p>
          </table:table-cell>
          <table:table-cell office:value-type="float" office:value="0.0338055703992678" calcext:value-type="float">
            <text:p>0.0338055703992678</text:p>
          </table:table-cell>
          <table:table-cell office:value-type="float" office:value="0.686756634182909" calcext:value-type="float">
            <text:p>0.686756634182909</text:p>
          </table:table-cell>
          <table:table-cell office:value-type="float" office:value="0.0512651407632113" calcext:value-type="float">
            <text:p>0.0513</text:p>
          </table:table-cell>
          <table:table-cell office:value-type="float" office:value="0.689723875562219" calcext:value-type="float">
            <text:p>0.6897</text:p>
          </table:table-cell>
          <table:table-cell office:value-type="float" office:value="0.0435352740077728" calcext:value-type="float">
            <text:p>0.0435</text:p>
          </table:table-cell>
          <table:table-cell office:value-type="float" office:value="0.690541454272864" calcext:value-type="float">
            <text:p>0.6905</text:p>
          </table:table-cell>
          <table:table-cell office:value-type="float" office:value="0.0500070462622325" calcext:value-type="float">
            <text:p>0.0500</text:p>
          </table:table-cell>
          <table:table-cell office:value-type="float" office:value="0.677396214392804" calcext:value-type="float">
            <text:p>0.6774</text:p>
          </table:table-cell>
          <table:table-cell office:value-type="float" office:value="0.0389294444984806" calcext:value-type="float">
            <text:p>0.0389</text:p>
          </table:table-cell>
          <table:table-cell office:value-type="float" office:value="0.691760682158921" calcext:value-type="float">
            <text:p>0.6918</text:p>
          </table:table-cell>
          <table:table-cell office:value-type="float" office:value="0.0438348466261814" calcext:value-type="float">
            <text:p>0.0438</text:p>
          </table:table-cell>
          <table:table-cell office:value-type="float" office:value="0.688783508245877" calcext:value-type="float">
            <text:p>0.6888</text:p>
          </table:table-cell>
          <table:table-cell office:value-type="float" office:value="0.0450755251145197" calcext:value-type="float">
            <text:p>0.0451</text:p>
          </table:table-cell>
          <table:table-cell office:value-type="float" office:value="0.688064842578711" calcext:value-type="float">
            <text:p>0.6881</text:p>
          </table:table-cell>
          <table:table-cell office:value-type="float" office:value="0.050873633092971" calcext:value-type="float">
            <text:p>0.0509</text:p>
          </table:table-cell>
          <table:table-cell office:value-type="float" office:value="0.673228898050974" calcext:value-type="float">
            <text:p>0.6732</text:p>
          </table:table-cell>
          <table:table-cell office:value-type="float" office:value="0.0446341750423882" calcext:value-type="float">
            <text:p>0.0446</text:p>
          </table:table-cell>
          <table:table-cell office:value-type="float" office:value="0.687933770614693" calcext:value-type="float">
            <text:p>0.6879</text:p>
          </table:table-cell>
          <table:table-cell office:value-type="float" office:value="0.044069395341004" calcext:value-type="float">
            <text:p>0.0441</text:p>
          </table:table-cell>
          <table:table-cell office:value-type="float" office:value="0.685182646176912" calcext:value-type="float">
            <text:p>0.6852</text:p>
          </table:table-cell>
          <table:table-cell office:value-type="float" office:value="0.053189860255575" calcext:value-type="float">
            <text:p>0.053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86249662668666" calcext:value-type="float">
            <text:p>0.686249662668666</text:p>
          </table:table-cell>
          <table:table-cell office:value-type="float" office:value="0.0605452404765691" calcext:value-type="float">
            <text:p>0.0605452404765691</text:p>
          </table:table-cell>
          <table:table-cell office:value-type="float" office:value="0.646593065967017" calcext:value-type="float">
            <text:p>0.646593065967017</text:p>
          </table:table-cell>
          <table:table-cell office:value-type="float" office:value="0.0344269458391972" calcext:value-type="float">
            <text:p>0.0344269458391972</text:p>
          </table:table-cell>
          <table:table-cell office:value-type="float" office:value="0.687892091454273" calcext:value-type="float">
            <text:p>0.687892091454273</text:p>
          </table:table-cell>
          <table:table-cell office:value-type="float" office:value="0.0495618132007608" calcext:value-type="float">
            <text:p>0.0495618132007608</text:p>
          </table:table-cell>
          <table:table-cell office:value-type="float" office:value="0.677493103448276" calcext:value-type="float">
            <text:p>0.677493103448276</text:p>
          </table:table-cell>
          <table:table-cell office:value-type="float" office:value="0.0508149256380717" calcext:value-type="float">
            <text:p>0.0508149256380717</text:p>
          </table:table-cell>
          <table:table-cell office:value-type="float" office:value="0.687498500749625" calcext:value-type="float">
            <text:p>0.687498500749625</text:p>
          </table:table-cell>
          <table:table-cell office:value-type="float" office:value="0.0492058075011538" calcext:value-type="float">
            <text:p>0.0492058075011538</text:p>
          </table:table-cell>
          <table:table-cell office:value-type="float" office:value="0.684056596701649" calcext:value-type="float">
            <text:p>0.684056596701649</text:p>
          </table:table-cell>
          <table:table-cell office:value-type="float" office:value="0.0479933376934501" calcext:value-type="float">
            <text:p>0.0479933376934501</text:p>
          </table:table-cell>
          <table:table-cell office:value-type="float" office:value="0.682551949025487" calcext:value-type="float">
            <text:p>0.682551949025487</text:p>
          </table:table-cell>
          <table:table-cell office:value-type="float" office:value="0.0486868010335811" calcext:value-type="float">
            <text:p>0.0487</text:p>
          </table:table-cell>
          <table:table-cell office:value-type="float" office:value="0.681687668665667" calcext:value-type="float">
            <text:p>0.6817</text:p>
          </table:table-cell>
          <table:table-cell office:value-type="float" office:value="0.0567373651469418" calcext:value-type="float">
            <text:p>0.0567</text:p>
          </table:table-cell>
          <table:table-cell office:value-type="float" office:value="0.67999763868066" calcext:value-type="float">
            <text:p>0.6800</text:p>
          </table:table-cell>
          <table:table-cell office:value-type="float" office:value="0.050956713928585" calcext:value-type="float">
            <text:p>0.0510</text:p>
          </table:table-cell>
          <table:table-cell office:value-type="float" office:value="0.674530659670165" calcext:value-type="float">
            <text:p>0.6745</text:p>
          </table:table-cell>
          <table:table-cell office:value-type="float" office:value="0.0468825798288084" calcext:value-type="float">
            <text:p>0.0469</text:p>
          </table:table-cell>
          <table:table-cell office:value-type="float" office:value="0.679271326836582" calcext:value-type="float">
            <text:p>0.6793</text:p>
          </table:table-cell>
          <table:table-cell office:value-type="float" office:value="0.0485562675187884" calcext:value-type="float">
            <text:p>0.0486</text:p>
          </table:table-cell>
          <table:table-cell office:value-type="float" office:value="0.682466454272864" calcext:value-type="float">
            <text:p>0.6825</text:p>
          </table:table-cell>
          <table:table-cell office:value-type="float" office:value="0.0478121784114569" calcext:value-type="float">
            <text:p>0.0478</text:p>
          </table:table-cell>
          <table:table-cell office:value-type="float" office:value="0.681850112443778" calcext:value-type="float">
            <text:p>0.6819</text:p>
          </table:table-cell>
          <table:table-cell office:value-type="float" office:value="0.056213500622644" calcext:value-type="float">
            <text:p>0.0562</text:p>
          </table:table-cell>
          <table:table-cell office:value-type="float" office:value="0.682118328335832" calcext:value-type="float">
            <text:p>0.6821</text:p>
          </table:table-cell>
          <table:table-cell office:value-type="float" office:value="0.0585882500507948" calcext:value-type="float">
            <text:p>0.0586</text:p>
          </table:table-cell>
          <table:table-cell office:value-type="float" office:value="0.685322376311844" calcext:value-type="float">
            <text:p>0.6853</text:p>
          </table:table-cell>
          <table:table-cell office:value-type="float" office:value="0.0522306621489428" calcext:value-type="float">
            <text:p>0.0522</text:p>
          </table:table-cell>
          <table:table-cell office:value-type="float" office:value="0.677842091454273" calcext:value-type="float">
            <text:p>0.6778</text:p>
          </table:table-cell>
          <table:table-cell office:value-type="float" office:value="0.0505844962981891" calcext:value-type="float">
            <text:p>0.050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79868703148426" calcext:value-type="float">
            <text:p>0.679868703148426</text:p>
          </table:table-cell>
          <table:table-cell office:value-type="float" office:value="0.0474998814681126" calcext:value-type="float">
            <text:p>0.0474998814681126</text:p>
          </table:table-cell>
          <table:table-cell office:value-type="float" office:value="0.656803860569715" calcext:value-type="float">
            <text:p>0.656803860569715</text:p>
          </table:table-cell>
          <table:table-cell office:value-type="float" office:value="0.0281383657939694" calcext:value-type="float">
            <text:p>0.0281383657939694</text:p>
          </table:table-cell>
          <table:table-cell office:value-type="float" office:value="0.685802248875562" calcext:value-type="float">
            <text:p>0.685802248875562</text:p>
          </table:table-cell>
          <table:table-cell office:value-type="float" office:value="0.044450732139753" calcext:value-type="float">
            <text:p>0.044450732139753</text:p>
          </table:table-cell>
          <table:table-cell office:value-type="float" office:value="0.679618628185907" calcext:value-type="float">
            <text:p>0.679618628185907</text:p>
          </table:table-cell>
          <table:table-cell office:value-type="float" office:value="0.0489822205705646" calcext:value-type="float">
            <text:p>0.0489822205705646</text:p>
          </table:table-cell>
          <table:table-cell office:value-type="float" office:value="0.674485307346327" calcext:value-type="float">
            <text:p>0.674485307346327</text:p>
          </table:table-cell>
          <table:table-cell office:value-type="float" office:value="0.0443287776541435" calcext:value-type="float">
            <text:p>0.0443287776541435</text:p>
          </table:table-cell>
          <table:table-cell office:value-type="float" office:value="0.677444490254872" calcext:value-type="float">
            <text:p>0.677444490254872</text:p>
          </table:table-cell>
          <table:table-cell office:value-type="float" office:value="0.0497380382574062" calcext:value-type="float">
            <text:p>0.0497380382574062</text:p>
          </table:table-cell>
          <table:table-cell office:value-type="float" office:value="0.678393553223388" calcext:value-type="float">
            <text:p>0.678393553223388</text:p>
          </table:table-cell>
          <table:table-cell office:value-type="float" office:value="0.0424310913276234" calcext:value-type="float">
            <text:p>0.0424</text:p>
          </table:table-cell>
          <table:table-cell office:value-type="float" office:value="0.674805734632684" calcext:value-type="float">
            <text:p>0.6748</text:p>
          </table:table-cell>
          <table:table-cell office:value-type="float" office:value="0.0552616046747801" calcext:value-type="float">
            <text:p>0.0553</text:p>
          </table:table-cell>
          <table:table-cell office:value-type="float" office:value="0.67366371814093" calcext:value-type="float">
            <text:p>0.6737</text:p>
          </table:table-cell>
          <table:table-cell office:value-type="float" office:value="0.0456002825140217" calcext:value-type="float">
            <text:p>0.0456</text:p>
          </table:table-cell>
          <table:table-cell office:value-type="float" office:value="0.672782533733133" calcext:value-type="float">
            <text:p>0.6728</text:p>
          </table:table-cell>
          <table:table-cell office:value-type="float" office:value="0.0611999509431848" calcext:value-type="float">
            <text:p>0.0612</text:p>
          </table:table-cell>
          <table:table-cell office:value-type="float" office:value="0.680784370314843" calcext:value-type="float">
            <text:p>0.6808</text:p>
          </table:table-cell>
          <table:table-cell office:value-type="float" office:value="0.0437262357919717" calcext:value-type="float">
            <text:p>0.0437</text:p>
          </table:table-cell>
          <table:table-cell office:value-type="float" office:value="0.682175412293853" calcext:value-type="float">
            <text:p>0.6822</text:p>
          </table:table-cell>
          <table:table-cell office:value-type="float" office:value="0.045556967801875" calcext:value-type="float">
            <text:p>0.0456</text:p>
          </table:table-cell>
          <table:table-cell office:value-type="float" office:value="0.688063043478261" calcext:value-type="float">
            <text:p>0.6881</text:p>
          </table:table-cell>
          <table:table-cell office:value-type="float" office:value="0.0510408931917175" calcext:value-type="float">
            <text:p>0.0510</text:p>
          </table:table-cell>
          <table:table-cell office:value-type="float" office:value="0.679289017991005" calcext:value-type="float">
            <text:p>0.6793</text:p>
          </table:table-cell>
          <table:table-cell office:value-type="float" office:value="0.0482458435343503" calcext:value-type="float">
            <text:p>0.0482</text:p>
          </table:table-cell>
          <table:table-cell office:value-type="float" office:value="0.691576049475262" calcext:value-type="float">
            <text:p>0.6916</text:p>
          </table:table-cell>
          <table:table-cell office:value-type="float" office:value="0.0515214654426662" calcext:value-type="float">
            <text:p>0.0515</text:p>
          </table:table-cell>
          <table:table-cell office:value-type="float" office:value="0.679823725637181" calcext:value-type="float">
            <text:p>0.6798</text:p>
          </table:table-cell>
          <table:table-cell office:value-type="float" office:value="0.053384927639089" calcext:value-type="float">
            <text:p>0.053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72112143928036" calcext:value-type="float">
            <text:p>0.672112143928036</text:p>
          </table:table-cell>
          <table:table-cell office:value-type="float" office:value="0.0559991920572133" calcext:value-type="float">
            <text:p>0.0559991920572133</text:p>
          </table:table-cell>
          <table:table-cell office:value-type="float" office:value="0.651965967016492" calcext:value-type="float">
            <text:p>0.651965967016492</text:p>
          </table:table-cell>
          <table:table-cell office:value-type="float" office:value="0.0399720186390494" calcext:value-type="float">
            <text:p>0.0399720186390494</text:p>
          </table:table-cell>
          <table:table-cell office:value-type="float" office:value="0.683179235382309" calcext:value-type="float">
            <text:p>0.683179235382309</text:p>
          </table:table-cell>
          <table:table-cell office:value-type="float" office:value="0.0508440181195463" calcext:value-type="float">
            <text:p>0.0508440181195463</text:p>
          </table:table-cell>
          <table:table-cell office:value-type="float" office:value="0.680095952023988" calcext:value-type="float">
            <text:p>0.680095952023988</text:p>
          </table:table-cell>
          <table:table-cell office:value-type="float" office:value="0.0494741945244039" calcext:value-type="float">
            <text:p>0.0494741945244039</text:p>
          </table:table-cell>
          <table:table-cell office:value-type="float" office:value="0.681711544227886" calcext:value-type="float">
            <text:p>0.681711544227886</text:p>
          </table:table-cell>
          <table:table-cell office:value-type="float" office:value="0.0477126999122617" calcext:value-type="float">
            <text:p>0.0477126999122617</text:p>
          </table:table-cell>
          <table:table-cell office:value-type="float" office:value="0.682489167916042" calcext:value-type="float">
            <text:p>0.682489167916042</text:p>
          </table:table-cell>
          <table:table-cell office:value-type="float" office:value="0.0552996463110279" calcext:value-type="float">
            <text:p>0.0552996463110279</text:p>
          </table:table-cell>
          <table:table-cell office:value-type="float" office:value="0.686232383808096" calcext:value-type="float">
            <text:p>0.686232383808096</text:p>
          </table:table-cell>
          <table:table-cell office:value-type="float" office:value="0.0441840078429756" calcext:value-type="float">
            <text:p>0.0442</text:p>
          </table:table-cell>
          <table:table-cell office:value-type="float" office:value="0.685237556221889" calcext:value-type="float">
            <text:p>0.6852</text:p>
          </table:table-cell>
          <table:table-cell office:value-type="float" office:value="0.0582318511079437" calcext:value-type="float">
            <text:p>0.0582</text:p>
          </table:table-cell>
          <table:table-cell office:value-type="float" office:value="0.680163005997001" calcext:value-type="float">
            <text:p>0.6802</text:p>
          </table:table-cell>
          <table:table-cell office:value-type="float" office:value="0.03893759479798" calcext:value-type="float">
            <text:p>0.0389</text:p>
          </table:table-cell>
          <table:table-cell office:value-type="float" office:value="0.67149523988006" calcext:value-type="float">
            <text:p>0.6715</text:p>
          </table:table-cell>
          <table:table-cell office:value-type="float" office:value="0.0492224190716399" calcext:value-type="float">
            <text:p>0.0492</text:p>
          </table:table-cell>
          <table:table-cell office:value-type="float" office:value="0.680726874062968" calcext:value-type="float">
            <text:p>0.6807</text:p>
          </table:table-cell>
          <table:table-cell office:value-type="float" office:value="0.0474570586258909" calcext:value-type="float">
            <text:p>0.0475</text:p>
          </table:table-cell>
          <table:table-cell office:value-type="float" office:value="0.683680584707646" calcext:value-type="float">
            <text:p>0.6837</text:p>
          </table:table-cell>
          <table:table-cell office:value-type="float" office:value="0.0525065128032454" calcext:value-type="float">
            <text:p>0.0525</text:p>
          </table:table-cell>
          <table:table-cell office:value-type="float" office:value="0.675355472263868" calcext:value-type="float">
            <text:p>0.6754</text:p>
          </table:table-cell>
          <table:table-cell office:value-type="float" office:value="0.0463270842114043" calcext:value-type="float">
            <text:p>0.0463</text:p>
          </table:table-cell>
          <table:table-cell office:value-type="float" office:value="0.681403785607196" calcext:value-type="float">
            <text:p>0.6814</text:p>
          </table:table-cell>
          <table:table-cell office:value-type="float" office:value="0.0576556991750255" calcext:value-type="float">
            <text:p>0.0577</text:p>
          </table:table-cell>
          <table:table-cell office:value-type="float" office:value="0.684774550224888" calcext:value-type="float">
            <text:p>0.6848</text:p>
          </table:table-cell>
          <table:table-cell office:value-type="float" office:value="0.0580249225355275" calcext:value-type="float">
            <text:p>0.0580</text:p>
          </table:table-cell>
          <table:table-cell office:value-type="float" office:value="0.688026236881559" calcext:value-type="float">
            <text:p>0.6880</text:p>
          </table:table-cell>
          <table:table-cell office:value-type="float" office:value="0.05331785843237" calcext:value-type="float">
            <text:p>0.053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76069602698651" calcext:value-type="float">
            <text:p>0.676069602698651</text:p>
          </table:table-cell>
          <table:table-cell office:value-type="float" office:value="0.0503798764104227" calcext:value-type="float">
            <text:p>0.0503798764104227</text:p>
          </table:table-cell>
          <table:table-cell office:value-type="float" office:value="0.65566308095952" calcext:value-type="float">
            <text:p>0.65566308095952</text:p>
          </table:table-cell>
          <table:table-cell office:value-type="float" office:value="0.0446349096787313" calcext:value-type="float">
            <text:p>0.0446349096787313</text:p>
          </table:table-cell>
          <table:table-cell office:value-type="float" office:value="0.667898538230885" calcext:value-type="float">
            <text:p>0.667898538230885</text:p>
          </table:table-cell>
          <table:table-cell office:value-type="float" office:value="0.0424701654216949" calcext:value-type="float">
            <text:p>0.0424701654216949</text:p>
          </table:table-cell>
          <table:table-cell office:value-type="float" office:value="0.669434745127436" calcext:value-type="float">
            <text:p>0.669434745127436</text:p>
          </table:table-cell>
          <table:table-cell office:value-type="float" office:value="0.0506642207358231" calcext:value-type="float">
            <text:p>0.0506642207358231</text:p>
          </table:table-cell>
          <table:table-cell office:value-type="float" office:value="0.678168178410795" calcext:value-type="float">
            <text:p>0.678168178410795</text:p>
          </table:table-cell>
          <table:table-cell office:value-type="float" office:value="0.0403368564747418" calcext:value-type="float">
            <text:p>0.0403368564747418</text:p>
          </table:table-cell>
          <table:table-cell office:value-type="float" office:value="0.665541154422789" calcext:value-type="float">
            <text:p>0.665541154422789</text:p>
          </table:table-cell>
          <table:table-cell office:value-type="float" office:value="0.0517760674055094" calcext:value-type="float">
            <text:p>0.0517760674055094</text:p>
          </table:table-cell>
          <table:table-cell office:value-type="float" office:value="0.671905734632684" calcext:value-type="float">
            <text:p>0.671905734632684</text:p>
          </table:table-cell>
          <table:table-cell office:value-type="float" office:value="0.050896765395513" calcext:value-type="float">
            <text:p>0.0509</text:p>
          </table:table-cell>
          <table:table-cell office:value-type="float" office:value="0.672925562218891" calcext:value-type="float">
            <text:p>0.6729</text:p>
          </table:table-cell>
          <table:table-cell office:value-type="float" office:value="0.0436251086040019" calcext:value-type="float">
            <text:p>0.0436</text:p>
          </table:table-cell>
          <table:table-cell office:value-type="float" office:value="0.665480134932534" calcext:value-type="float">
            <text:p>0.6655</text:p>
          </table:table-cell>
          <table:table-cell office:value-type="float" office:value="0.0418194560610132" calcext:value-type="float">
            <text:p>0.0418</text:p>
          </table:table-cell>
          <table:table-cell office:value-type="float" office:value="0.673416416791604" calcext:value-type="float">
            <text:p>0.6734</text:p>
          </table:table-cell>
          <table:table-cell office:value-type="float" office:value="0.0450497707158931" calcext:value-type="float">
            <text:p>0.0450</text:p>
          </table:table-cell>
          <table:table-cell office:value-type="float" office:value="0.667690179910045" calcext:value-type="float">
            <text:p>0.6677</text:p>
          </table:table-cell>
          <table:table-cell office:value-type="float" office:value="0.041581492205248" calcext:value-type="float">
            <text:p>0.0416</text:p>
          </table:table-cell>
          <table:table-cell office:value-type="float" office:value="0.677134707646177" calcext:value-type="float">
            <text:p>0.6771</text:p>
          </table:table-cell>
          <table:table-cell office:value-type="float" office:value="0.0502045042390083" calcext:value-type="float">
            <text:p>0.0502</text:p>
          </table:table-cell>
          <table:table-cell office:value-type="float" office:value="0.668438380809595" calcext:value-type="float">
            <text:p>0.6684</text:p>
          </table:table-cell>
          <table:table-cell office:value-type="float" office:value="0.0503791969910861" calcext:value-type="float">
            <text:p>0.0504</text:p>
          </table:table-cell>
          <table:table-cell office:value-type="float" office:value="0.676474962518741" calcext:value-type="float">
            <text:p>0.6765</text:p>
          </table:table-cell>
          <table:table-cell office:value-type="float" office:value="0.0428646571446905" calcext:value-type="float">
            <text:p>0.0429</text:p>
          </table:table-cell>
          <table:table-cell office:value-type="float" office:value="0.673407196401799" calcext:value-type="float">
            <text:p>0.6734</text:p>
          </table:table-cell>
          <table:table-cell office:value-type="float" office:value="0.0371963654876427" calcext:value-type="float">
            <text:p>0.0372</text:p>
          </table:table-cell>
          <table:table-cell office:value-type="float" office:value="0.668269190404798" calcext:value-type="float">
            <text:p>0.6683</text:p>
          </table:table-cell>
          <table:table-cell office:value-type="float" office:value="0.0437198906774148" calcext:value-type="float">
            <text:p>0.043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8113720349563" calcext:value-type="float">
            <text:p>0.68113720349563</text:p>
          </table:table-cell>
          <table:table-cell office:value-type="float" office:value="0.0438025344101918" calcext:value-type="float">
            <text:p>0.0438025344101918</text:p>
          </table:table-cell>
          <table:table-cell office:value-type="float" office:value="0.677078526841448" calcext:value-type="float">
            <text:p>0.677078526841448</text:p>
          </table:table-cell>
          <table:table-cell office:value-type="float" office:value="0.0456489841497978" calcext:value-type="float">
            <text:p>0.0456489841497978</text:p>
          </table:table-cell>
          <table:table-cell office:value-type="float" office:value="0.677743695380774" calcext:value-type="float">
            <text:p>0.677743695380774</text:p>
          </table:table-cell>
          <table:table-cell office:value-type="float" office:value="0.0468938090863194" calcext:value-type="float">
            <text:p>0.0468938090863194</text:p>
          </table:table-cell>
          <table:table-cell office:value-type="float" office:value="0.679378963795256" calcext:value-type="float">
            <text:p>0.679378963795256</text:p>
          </table:table-cell>
          <table:table-cell office:value-type="float" office:value="0.047218270188668" calcext:value-type="float">
            <text:p>0.047218270188668</text:p>
          </table:table-cell>
          <table:table-cell office:value-type="float" office:value="0.677800124843945" calcext:value-type="float">
            <text:p>0.677800124843945</text:p>
          </table:table-cell>
          <table:table-cell office:value-type="float" office:value="0.0447160695492439" calcext:value-type="float">
            <text:p>0.0447160695492439</text:p>
          </table:table-cell>
          <table:table-cell office:value-type="float" office:value="0.680275655430712" calcext:value-type="float">
            <text:p>0.680275655430712</text:p>
          </table:table-cell>
          <table:table-cell office:value-type="float" office:value="0.0485951823619937" calcext:value-type="float">
            <text:p>0.0485951823619937</text:p>
          </table:table-cell>
          <table:table-cell office:value-type="float" office:value="0.682842509363296" calcext:value-type="float">
            <text:p>0.682842509363296</text:p>
          </table:table-cell>
          <table:table-cell office:value-type="float" office:value="0.0440115306122093" calcext:value-type="float">
            <text:p>0.0440</text:p>
          </table:table-cell>
          <table:table-cell office:value-type="float" office:value="0.679744132334582" calcext:value-type="float">
            <text:p>0.6797</text:p>
          </table:table-cell>
          <table:table-cell office:value-type="float" office:value="0.0517032915846522" calcext:value-type="float">
            <text:p>0.0517</text:p>
          </table:table-cell>
          <table:table-cell office:value-type="float" office:value="0.677902122347066" calcext:value-type="float">
            <text:p>0.6779</text:p>
          </table:table-cell>
          <table:table-cell office:value-type="float" office:value="0.0446605495393349" calcext:value-type="float">
            <text:p>0.0447</text:p>
          </table:table-cell>
          <table:table-cell office:value-type="float" office:value="0.665172284644195" calcext:value-type="float">
            <text:p>0.6652</text:p>
          </table:table-cell>
          <table:table-cell office:value-type="float" office:value="0.0452948725703768" calcext:value-type="float">
            <text:p>0.0453</text:p>
          </table:table-cell>
          <table:table-cell office:value-type="float" office:value="0.677943445692884" calcext:value-type="float">
            <text:p>0.6779</text:p>
          </table:table-cell>
          <table:table-cell office:value-type="float" office:value="0.0523770489309731" calcext:value-type="float">
            <text:p>0.0524</text:p>
          </table:table-cell>
          <table:table-cell office:value-type="float" office:value="0.675563857677903" calcext:value-type="float">
            <text:p>0.6756</text:p>
          </table:table-cell>
          <table:table-cell office:value-type="float" office:value="0.0500515911828428" calcext:value-type="float">
            <text:p>0.0501</text:p>
          </table:table-cell>
          <table:table-cell office:value-type="float" office:value="0.683828027465668" calcext:value-type="float">
            <text:p>0.6838</text:p>
          </table:table-cell>
          <table:table-cell office:value-type="float" office:value="0.0442104348879956" calcext:value-type="float">
            <text:p>0.0442</text:p>
          </table:table-cell>
          <table:table-cell office:value-type="float" office:value="0.677710112359551" calcext:value-type="float">
            <text:p>0.6777</text:p>
          </table:table-cell>
          <table:table-cell office:value-type="float" office:value="0.0498149669374632" calcext:value-type="float">
            <text:p>0.0498</text:p>
          </table:table-cell>
          <table:table-cell office:value-type="float" office:value="0.686280586766542" calcext:value-type="float">
            <text:p>0.6863</text:p>
          </table:table-cell>
          <table:table-cell office:value-type="float" office:value="0.0516131492277153" calcext:value-type="float">
            <text:p>0.0516</text:p>
          </table:table-cell>
          <table:table-cell office:value-type="float" office:value="0.674669413233458" calcext:value-type="float">
            <text:p>0.6747</text:p>
          </table:table-cell>
          <table:table-cell office:value-type="float" office:value="0.0524590511062308" calcext:value-type="float">
            <text:p>0.0525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64389637952559" calcext:value-type="float">
            <text:p>0.664389637952559</text:p>
          </table:table-cell>
          <table:table-cell office:value-type="float" office:value="0.0551591422635425" calcext:value-type="float">
            <text:p>0.0551591422635425</text:p>
          </table:table-cell>
          <table:table-cell office:value-type="float" office:value="0.631111735330836" calcext:value-type="float">
            <text:p>0.631111735330836</text:p>
          </table:table-cell>
          <table:table-cell office:value-type="float" office:value="0.0446031144604221" calcext:value-type="float">
            <text:p>0.0446031144604221</text:p>
          </table:table-cell>
          <table:table-cell office:value-type="float" office:value="0.681399063670412" calcext:value-type="float">
            <text:p>0.681399063670412</text:p>
          </table:table-cell>
          <table:table-cell office:value-type="float" office:value="0.0497150330633237" calcext:value-type="float">
            <text:p>0.0497150330633237</text:p>
          </table:table-cell>
          <table:table-cell office:value-type="float" office:value="0.682026716604245" calcext:value-type="float">
            <text:p>0.682026716604245</text:p>
          </table:table-cell>
          <table:table-cell office:value-type="float" office:value="0.0494163416549862" calcext:value-type="float">
            <text:p>0.0494163416549862</text:p>
          </table:table-cell>
          <table:table-cell office:value-type="float" office:value="0.676292009987516" calcext:value-type="float">
            <text:p>0.676292009987516</text:p>
          </table:table-cell>
          <table:table-cell office:value-type="float" office:value="0.0557317013181859" calcext:value-type="float">
            <text:p>0.0557317013181859</text:p>
          </table:table-cell>
          <table:table-cell office:value-type="float" office:value="0.687220037453183" calcext:value-type="float">
            <text:p>0.687220037453183</text:p>
          </table:table-cell>
          <table:table-cell office:value-type="float" office:value="0.0495667858517497" calcext:value-type="float">
            <text:p>0.0495667858517497</text:p>
          </table:table-cell>
          <table:table-cell office:value-type="float" office:value="0.679271348314607" calcext:value-type="float">
            <text:p>0.679271348314607</text:p>
          </table:table-cell>
          <table:table-cell office:value-type="float" office:value="0.0490542788928611" calcext:value-type="float">
            <text:p>0.0491</text:p>
          </table:table-cell>
          <table:table-cell office:value-type="float" office:value="0.680188888888889" calcext:value-type="float">
            <text:p>0.6802</text:p>
          </table:table-cell>
          <table:table-cell office:value-type="float" office:value="0.0472980193750582" calcext:value-type="float">
            <text:p>0.0473</text:p>
          </table:table-cell>
          <table:table-cell office:value-type="float" office:value="0.683473907615481" calcext:value-type="float">
            <text:p>0.6835</text:p>
          </table:table-cell>
          <table:table-cell office:value-type="float" office:value="0.056395370228098" calcext:value-type="float">
            <text:p>0.0564</text:p>
          </table:table-cell>
          <table:table-cell office:value-type="float" office:value="0.680915730337079" calcext:value-type="float">
            <text:p>0.6809</text:p>
          </table:table-cell>
          <table:table-cell office:value-type="float" office:value="0.0463909280949131" calcext:value-type="float">
            <text:p>0.0464</text:p>
          </table:table-cell>
          <table:table-cell office:value-type="float" office:value="0.670507178526842" calcext:value-type="float">
            <text:p>0.6705</text:p>
          </table:table-cell>
          <table:table-cell office:value-type="float" office:value="0.0566724198904536" calcext:value-type="float">
            <text:p>0.0567</text:p>
          </table:table-cell>
          <table:table-cell office:value-type="float" office:value="0.679007240948814" calcext:value-type="float">
            <text:p>0.6790</text:p>
          </table:table-cell>
          <table:table-cell office:value-type="float" office:value="0.0633069573370779" calcext:value-type="float">
            <text:p>0.0633</text:p>
          </table:table-cell>
          <table:table-cell office:value-type="float" office:value="0.679774469413233" calcext:value-type="float">
            <text:p>0.6798</text:p>
          </table:table-cell>
          <table:table-cell office:value-type="float" office:value="0.0559157210408912" calcext:value-type="float">
            <text:p>0.0559</text:p>
          </table:table-cell>
          <table:table-cell office:value-type="float" office:value="0.683672971285893" calcext:value-type="float">
            <text:p>0.6837</text:p>
          </table:table-cell>
          <table:table-cell office:value-type="float" office:value="0.0575469539844934" calcext:value-type="float">
            <text:p>0.0575</text:p>
          </table:table-cell>
          <table:table-cell office:value-type="float" office:value="0.68326329588015" calcext:value-type="float">
            <text:p>0.6833</text:p>
          </table:table-cell>
          <table:table-cell office:value-type="float" office:value="0.0492043577940185" calcext:value-type="float">
            <text:p>0.0492</text:p>
          </table:table-cell>
          <table:table-cell office:value-type="float" office:value="0.680994194756554" calcext:value-type="float">
            <text:p>0.6810</text:p>
          </table:table-cell>
          <table:table-cell office:value-type="float" office:value="0.0456236724724386" calcext:value-type="float">
            <text:p>0.045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6650443196005" calcext:value-type="float">
            <text:p>0.66650443196005</text:p>
          </table:table-cell>
          <table:table-cell office:value-type="float" office:value="0.0503575508360918" calcext:value-type="float">
            <text:p>0.0503575508360918</text:p>
          </table:table-cell>
          <table:table-cell office:value-type="float" office:value="0.649700062421973" calcext:value-type="float">
            <text:p>0.649700062421973</text:p>
          </table:table-cell>
          <table:table-cell office:value-type="float" office:value="0.0373808452194425" calcext:value-type="float">
            <text:p>0.0373808452194425</text:p>
          </table:table-cell>
          <table:table-cell office:value-type="float" office:value="0.693605493133583" calcext:value-type="float">
            <text:p>0.693605493133583</text:p>
          </table:table-cell>
          <table:table-cell office:value-type="float" office:value="0.0540875279512268" calcext:value-type="float">
            <text:p>0.0540875279512268</text:p>
          </table:table-cell>
          <table:table-cell office:value-type="float" office:value="0.679641260923845" calcext:value-type="float">
            <text:p>0.679641260923845</text:p>
          </table:table-cell>
          <table:table-cell office:value-type="float" office:value="0.0488870733358945" calcext:value-type="float">
            <text:p>0.0488870733358945</text:p>
          </table:table-cell>
          <table:table-cell office:value-type="float" office:value="0.686994943820225" calcext:value-type="float">
            <text:p>0.686994943820225</text:p>
          </table:table-cell>
          <table:table-cell office:value-type="float" office:value="0.0481096375498893" calcext:value-type="float">
            <text:p>0.0481096375498893</text:p>
          </table:table-cell>
          <table:table-cell office:value-type="float" office:value="0.686387078651686" calcext:value-type="float">
            <text:p>0.686387078651686</text:p>
          </table:table-cell>
          <table:table-cell office:value-type="float" office:value="0.0570269964678232" calcext:value-type="float">
            <text:p>0.0570269964678232</text:p>
          </table:table-cell>
          <table:table-cell office:value-type="float" office:value="0.68400418227216" calcext:value-type="float">
            <text:p>0.68400418227216</text:p>
          </table:table-cell>
          <table:table-cell office:value-type="float" office:value="0.0555645193547065" calcext:value-type="float">
            <text:p>0.0556</text:p>
          </table:table-cell>
          <table:table-cell office:value-type="float" office:value="0.673561735330837" calcext:value-type="float">
            <text:p>0.6736</text:p>
          </table:table-cell>
          <table:table-cell office:value-type="float" office:value="0.0566854126095087" calcext:value-type="float">
            <text:p>0.0567</text:p>
          </table:table-cell>
          <table:table-cell office:value-type="float" office:value="0.680733146067416" calcext:value-type="float">
            <text:p>0.6807</text:p>
          </table:table-cell>
          <table:table-cell office:value-type="float" office:value="0.0480081874072077" calcext:value-type="float">
            <text:p>0.0480</text:p>
          </table:table-cell>
          <table:table-cell office:value-type="float" office:value="0.681881897627965" calcext:value-type="float">
            <text:p>0.6819</text:p>
          </table:table-cell>
          <table:table-cell office:value-type="float" office:value="0.0406004626001676" calcext:value-type="float">
            <text:p>0.0406</text:p>
          </table:table-cell>
          <table:table-cell office:value-type="float" office:value="0.695525280898876" calcext:value-type="float">
            <text:p>0.6955</text:p>
          </table:table-cell>
          <table:table-cell office:value-type="float" office:value="0.0539402669083014" calcext:value-type="float">
            <text:p>0.0539</text:p>
          </table:table-cell>
          <table:table-cell office:value-type="float" office:value="0.67842734082397" calcext:value-type="float">
            <text:p>0.6784</text:p>
          </table:table-cell>
          <table:table-cell office:value-type="float" office:value="0.0442225931371215" calcext:value-type="float">
            <text:p>0.0442</text:p>
          </table:table-cell>
          <table:table-cell office:value-type="float" office:value="0.678359737827715" calcext:value-type="float">
            <text:p>0.6784</text:p>
          </table:table-cell>
          <table:table-cell office:value-type="float" office:value="0.0582101599571582" calcext:value-type="float">
            <text:p>0.0582</text:p>
          </table:table-cell>
          <table:table-cell office:value-type="float" office:value="0.675362297128589" calcext:value-type="float">
            <text:p>0.6754</text:p>
          </table:table-cell>
          <table:table-cell office:value-type="float" office:value="0.0468526694239028" calcext:value-type="float">
            <text:p>0.0469</text:p>
          </table:table-cell>
          <table:table-cell office:value-type="float" office:value="0.683072971285893" calcext:value-type="float">
            <text:p>0.6831</text:p>
          </table:table-cell>
          <table:table-cell office:value-type="float" office:value="0.0541537330846163" calcext:value-type="float">
            <text:p>0.0542</text:p>
          </table:table-cell>
          <table:table-cell office:value-type="float" office:value="0.677784644194757" calcext:value-type="float">
            <text:p>0.6778</text:p>
          </table:table-cell>
          <table:table-cell office:value-type="float" office:value="0.0514163532176901" calcext:value-type="float">
            <text:p>0.051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62698876404494" calcext:value-type="float">
            <text:p>0.662698876404494</text:p>
          </table:table-cell>
          <table:table-cell office:value-type="float" office:value="0.0480388753966986" calcext:value-type="float">
            <text:p>0.0480388753966986</text:p>
          </table:table-cell>
          <table:table-cell office:value-type="float" office:value="0.605171473158552" calcext:value-type="float">
            <text:p>0.605171473158552</text:p>
          </table:table-cell>
          <table:table-cell office:value-type="float" office:value="0.0461536184597701" calcext:value-type="float">
            <text:p>0.0461536184597701</text:p>
          </table:table-cell>
          <table:table-cell office:value-type="float" office:value="0.670674094881398" calcext:value-type="float">
            <text:p>0.670674094881398</text:p>
          </table:table-cell>
          <table:table-cell office:value-type="float" office:value="0.051239717959825" calcext:value-type="float">
            <text:p>0.051239717959825</text:p>
          </table:table-cell>
          <table:table-cell office:value-type="float" office:value="0.666083458177278" calcext:value-type="float">
            <text:p>0.666083458177278</text:p>
          </table:table-cell>
          <table:table-cell office:value-type="float" office:value="0.046071061577618" calcext:value-type="float">
            <text:p>0.046071061577618</text:p>
          </table:table-cell>
          <table:table-cell office:value-type="float" office:value="0.678594694132334" calcext:value-type="float">
            <text:p>0.678594694132334</text:p>
          </table:table-cell>
          <table:table-cell office:value-type="float" office:value="0.0575783197676182" calcext:value-type="float">
            <text:p>0.0575783197676182</text:p>
          </table:table-cell>
          <table:table-cell office:value-type="float" office:value="0.672053183520599" calcext:value-type="float">
            <text:p>0.672053183520599</text:p>
          </table:table-cell>
          <table:table-cell office:value-type="float" office:value="0.0495006847969945" calcext:value-type="float">
            <text:p>0.0495006847969945</text:p>
          </table:table-cell>
          <table:table-cell office:value-type="float" office:value="0.67479138576779" calcext:value-type="float">
            <text:p>0.67479138576779</text:p>
          </table:table-cell>
          <table:table-cell office:value-type="float" office:value="0.0545905259784937" calcext:value-type="float">
            <text:p>0.0546</text:p>
          </table:table-cell>
          <table:table-cell office:value-type="float" office:value="0.664840511860175" calcext:value-type="float">
            <text:p>0.6648</text:p>
          </table:table-cell>
          <table:table-cell office:value-type="float" office:value="0.0553114961446201" calcext:value-type="float">
            <text:p>0.0553</text:p>
          </table:table-cell>
          <table:table-cell office:value-type="float" office:value="0.678421098626717" calcext:value-type="float">
            <text:p>0.6784</text:p>
          </table:table-cell>
          <table:table-cell office:value-type="float" office:value="0.0504445919096643" calcext:value-type="float">
            <text:p>0.0504</text:p>
          </table:table-cell>
          <table:table-cell office:value-type="float" office:value="0.677384706616729" calcext:value-type="float">
            <text:p>0.6774</text:p>
          </table:table-cell>
          <table:table-cell office:value-type="float" office:value="0.0603823844027611" calcext:value-type="float">
            <text:p>0.0604</text:p>
          </table:table-cell>
          <table:table-cell office:value-type="float" office:value="0.679734956304619" calcext:value-type="float">
            <text:p>0.6797</text:p>
          </table:table-cell>
          <table:table-cell office:value-type="float" office:value="0.0563481192685988" calcext:value-type="float">
            <text:p>0.0563</text:p>
          </table:table-cell>
          <table:table-cell office:value-type="float" office:value="0.674411735330836" calcext:value-type="float">
            <text:p>0.6744</text:p>
          </table:table-cell>
          <table:table-cell office:value-type="float" office:value="0.0452573684853896" calcext:value-type="float">
            <text:p>0.0453</text:p>
          </table:table-cell>
          <table:table-cell office:value-type="float" office:value="0.682600998751561" calcext:value-type="float">
            <text:p>0.6826</text:p>
          </table:table-cell>
          <table:table-cell office:value-type="float" office:value="0.0527394575040779" calcext:value-type="float">
            <text:p>0.0527</text:p>
          </table:table-cell>
          <table:table-cell office:value-type="float" office:value="0.677276029962547" calcext:value-type="float">
            <text:p>0.6773</text:p>
          </table:table-cell>
          <table:table-cell office:value-type="float" office:value="0.0518820204430539" calcext:value-type="float">
            <text:p>0.0519</text:p>
          </table:table-cell>
          <table:table-cell office:value-type="float" office:value="0.683945942571785" calcext:value-type="float">
            <text:p>0.6839</text:p>
          </table:table-cell>
          <table:table-cell office:value-type="float" office:value="0.0554308361678566" calcext:value-type="float">
            <text:p>0.0554</text:p>
          </table:table-cell>
          <table:table-cell office:value-type="float" office:value="0.673311111111111" calcext:value-type="float">
            <text:p>0.6733</text:p>
          </table:table-cell>
          <table:table-cell office:value-type="float" office:value="0.054897174800507" calcext:value-type="float">
            <text:p>0.054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78503495630462" calcext:value-type="float">
            <text:p>0.678503495630462</text:p>
          </table:table-cell>
          <table:table-cell office:value-type="float" office:value="0.0518225828687144" calcext:value-type="float">
            <text:p>0.0518225828687144</text:p>
          </table:table-cell>
          <table:table-cell office:value-type="float" office:value="0.654983395755306" calcext:value-type="float">
            <text:p>0.654983395755306</text:p>
          </table:table-cell>
          <table:table-cell office:value-type="float" office:value="0.0523601922111957" calcext:value-type="float">
            <text:p>0.0523601922111957</text:p>
          </table:table-cell>
          <table:table-cell office:value-type="float" office:value="0.681375468164794" calcext:value-type="float">
            <text:p>0.681375468164794</text:p>
          </table:table-cell>
          <table:table-cell office:value-type="float" office:value="0.0529028126482402" calcext:value-type="float">
            <text:p>0.0529028126482402</text:p>
          </table:table-cell>
          <table:table-cell office:value-type="float" office:value="0.671770349563046" calcext:value-type="float">
            <text:p>0.671770349563046</text:p>
          </table:table-cell>
          <table:table-cell office:value-type="float" office:value="0.05267951884071" calcext:value-type="float">
            <text:p>0.05267951884071</text:p>
          </table:table-cell>
          <table:table-cell office:value-type="float" office:value="0.680740699126092" calcext:value-type="float">
            <text:p>0.680740699126092</text:p>
          </table:table-cell>
          <table:table-cell office:value-type="float" office:value="0.0629765933534814" calcext:value-type="float">
            <text:p>0.0629765933534814</text:p>
          </table:table-cell>
          <table:table-cell office:value-type="float" office:value="0.678602996254682" calcext:value-type="float">
            <text:p>0.678602996254682</text:p>
          </table:table-cell>
          <table:table-cell office:value-type="float" office:value="0.0515793837701866" calcext:value-type="float">
            <text:p>0.0515793837701866</text:p>
          </table:table-cell>
          <table:table-cell office:value-type="float" office:value="0.68608620474407" calcext:value-type="float">
            <text:p>0.68608620474407</text:p>
          </table:table-cell>
          <table:table-cell office:value-type="float" office:value="0.0575246400068937" calcext:value-type="float">
            <text:p>0.0575</text:p>
          </table:table-cell>
          <table:table-cell office:value-type="float" office:value="0.678858551810237" calcext:value-type="float">
            <text:p>0.6789</text:p>
          </table:table-cell>
          <table:table-cell office:value-type="float" office:value="0.0615865256885979" calcext:value-type="float">
            <text:p>0.0616</text:p>
          </table:table-cell>
          <table:table-cell office:value-type="float" office:value="0.676287890137328" calcext:value-type="float">
            <text:p>0.6763</text:p>
          </table:table-cell>
          <table:table-cell office:value-type="float" office:value="0.0584154693843897" calcext:value-type="float">
            <text:p>0.0584</text:p>
          </table:table-cell>
          <table:table-cell office:value-type="float" office:value="0.671148189762797" calcext:value-type="float">
            <text:p>0.6711</text:p>
          </table:table-cell>
          <table:table-cell office:value-type="float" office:value="0.051360114295887" calcext:value-type="float">
            <text:p>0.0514</text:p>
          </table:table-cell>
          <table:table-cell office:value-type="float" office:value="0.677432084893883" calcext:value-type="float">
            <text:p>0.6774</text:p>
          </table:table-cell>
          <table:table-cell office:value-type="float" office:value="0.0555121974375452" calcext:value-type="float">
            <text:p>0.0555</text:p>
          </table:table-cell>
          <table:table-cell office:value-type="float" office:value="0.676630586766542" calcext:value-type="float">
            <text:p>0.6766</text:p>
          </table:table-cell>
          <table:table-cell office:value-type="float" office:value="0.046806584395694" calcext:value-type="float">
            <text:p>0.0468</text:p>
          </table:table-cell>
          <table:table-cell office:value-type="float" office:value="0.685787702871411" calcext:value-type="float">
            <text:p>0.6858</text:p>
          </table:table-cell>
          <table:table-cell office:value-type="float" office:value="0.0473702563487937" calcext:value-type="float">
            <text:p>0.0474</text:p>
          </table:table-cell>
          <table:table-cell office:value-type="float" office:value="0.669752684144819" calcext:value-type="float">
            <text:p>0.6698</text:p>
          </table:table-cell>
          <table:table-cell office:value-type="float" office:value="0.0482257329027926" calcext:value-type="float">
            <text:p>0.0482</text:p>
          </table:table-cell>
          <table:table-cell office:value-type="float" office:value="0.686426217228464" calcext:value-type="float">
            <text:p>0.6864</text:p>
          </table:table-cell>
          <table:table-cell office:value-type="float" office:value="0.0546183796169785" calcext:value-type="float">
            <text:p>0.0546</text:p>
          </table:table-cell>
          <table:table-cell office:value-type="float" office:value="0.680031460674157" calcext:value-type="float">
            <text:p>0.6800</text:p>
          </table:table-cell>
          <table:table-cell office:value-type="float" office:value="0.0552951304998087" calcext:value-type="float">
            <text:p>0.055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3950468164794" calcext:value-type="float">
            <text:p>0.63950468164794</text:p>
          </table:table-cell>
          <table:table-cell office:value-type="float" office:value="0.0386617367554656" calcext:value-type="float">
            <text:p>0.0386617367554656</text:p>
          </table:table-cell>
          <table:table-cell office:value-type="float" office:value="0.61638695380774" calcext:value-type="float">
            <text:p>0.61638695380774</text:p>
          </table:table-cell>
          <table:table-cell office:value-type="float" office:value="0.0307542841935422" calcext:value-type="float">
            <text:p>0.0307542841935422</text:p>
          </table:table-cell>
          <table:table-cell office:value-type="float" office:value="0.686105243445693" calcext:value-type="float">
            <text:p>0.686105243445693</text:p>
          </table:table-cell>
          <table:table-cell office:value-type="float" office:value="0.0481364787471989" calcext:value-type="float">
            <text:p>0.0481364787471989</text:p>
          </table:table-cell>
          <table:table-cell office:value-type="float" office:value="0.67425418227216" calcext:value-type="float">
            <text:p>0.67425418227216</text:p>
          </table:table-cell>
          <table:table-cell office:value-type="float" office:value="0.0438273469908669" calcext:value-type="float">
            <text:p>0.0438273469908669</text:p>
          </table:table-cell>
          <table:table-cell office:value-type="float" office:value="0.688683583021223" calcext:value-type="float">
            <text:p>0.688683583021223</text:p>
          </table:table-cell>
          <table:table-cell office:value-type="float" office:value="0.0616189614189331" calcext:value-type="float">
            <text:p>0.0616189614189331</text:p>
          </table:table-cell>
          <table:table-cell office:value-type="float" office:value="0.679682896379526" calcext:value-type="float">
            <text:p>0.679682896379526</text:p>
          </table:table-cell>
          <table:table-cell office:value-type="float" office:value="0.043821692824219" calcext:value-type="float">
            <text:p>0.043821692824219</text:p>
          </table:table-cell>
          <table:table-cell office:value-type="float" office:value="0.677374157303371" calcext:value-type="float">
            <text:p>0.677374157303371</text:p>
          </table:table-cell>
          <table:table-cell office:value-type="float" office:value="0.052112048544821" calcext:value-type="float">
            <text:p>0.0521</text:p>
          </table:table-cell>
          <table:table-cell office:value-type="float" office:value="0.672974531835206" calcext:value-type="float">
            <text:p>0.6730</text:p>
          </table:table-cell>
          <table:table-cell office:value-type="float" office:value="0.0437178522664151" calcext:value-type="float">
            <text:p>0.0437</text:p>
          </table:table-cell>
          <table:table-cell office:value-type="float" office:value="0.688301685393258" calcext:value-type="float">
            <text:p>0.6883</text:p>
          </table:table-cell>
          <table:table-cell office:value-type="float" office:value="0.0501907560825816" calcext:value-type="float">
            <text:p>0.0502</text:p>
          </table:table-cell>
          <table:table-cell office:value-type="float" office:value="0.682729275905119" calcext:value-type="float">
            <text:p>0.6827</text:p>
          </table:table-cell>
          <table:table-cell office:value-type="float" office:value="0.0496248138305064" calcext:value-type="float">
            <text:p>0.0496</text:p>
          </table:table-cell>
          <table:table-cell office:value-type="float" office:value="0.675066604244694" calcext:value-type="float">
            <text:p>0.6751</text:p>
          </table:table-cell>
          <table:table-cell office:value-type="float" office:value="0.0524272339603792" calcext:value-type="float">
            <text:p>0.0524</text:p>
          </table:table-cell>
          <table:table-cell office:value-type="float" office:value="0.689337016229713" calcext:value-type="float">
            <text:p>0.6893</text:p>
          </table:table-cell>
          <table:table-cell office:value-type="float" office:value="0.0495038364420468" calcext:value-type="float">
            <text:p>0.0495</text:p>
          </table:table-cell>
          <table:table-cell office:value-type="float" office:value="0.683532209737828" calcext:value-type="float">
            <text:p>0.6835</text:p>
          </table:table-cell>
          <table:table-cell office:value-type="float" office:value="0.0465023620182787" calcext:value-type="float">
            <text:p>0.0465</text:p>
          </table:table-cell>
          <table:table-cell office:value-type="float" office:value="0.682701997503121" calcext:value-type="float">
            <text:p>0.6827</text:p>
          </table:table-cell>
          <table:table-cell office:value-type="float" office:value="0.0530967140572066" calcext:value-type="float">
            <text:p>0.0531</text:p>
          </table:table-cell>
          <table:table-cell office:value-type="float" office:value="0.684258239700375" calcext:value-type="float">
            <text:p>0.6843</text:p>
          </table:table-cell>
          <table:table-cell office:value-type="float" office:value="0.0537452748408199" calcext:value-type="float">
            <text:p>0.0537</text:p>
          </table:table-cell>
          <table:table-cell office:value-type="float" office:value="0.684857365792759" calcext:value-type="float">
            <text:p>0.6849</text:p>
          </table:table-cell>
          <table:table-cell office:value-type="float" office:value="0.0440377129388094" calcext:value-type="float">
            <text:p>0.0440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68061548064919" calcext:value-type="float">
            <text:p>0.668061548064919</text:p>
          </table:table-cell>
          <table:table-cell office:value-type="float" office:value="0.0554798211904735" calcext:value-type="float">
            <text:p>0.0554798211904735</text:p>
          </table:table-cell>
          <table:table-cell office:value-type="float" office:value="0.666086329588015" calcext:value-type="float">
            <text:p>0.666086329588015</text:p>
          </table:table-cell>
          <table:table-cell office:value-type="float" office:value="0.0347023029897173" calcext:value-type="float">
            <text:p>0.0347023029897173</text:p>
          </table:table-cell>
          <table:table-cell office:value-type="float" office:value="0.679776154806492" calcext:value-type="float">
            <text:p>0.679776154806492</text:p>
          </table:table-cell>
          <table:table-cell office:value-type="float" office:value="0.0520594566433059" calcext:value-type="float">
            <text:p>0.0520594566433059</text:p>
          </table:table-cell>
          <table:table-cell office:value-type="float" office:value="0.673581585518102" calcext:value-type="float">
            <text:p>0.673581585518102</text:p>
          </table:table-cell>
          <table:table-cell office:value-type="float" office:value="0.0493828639198822" calcext:value-type="float">
            <text:p>0.0493828639198822</text:p>
          </table:table-cell>
          <table:table-cell office:value-type="float" office:value="0.679437952559301" calcext:value-type="float">
            <text:p>0.679437952559301</text:p>
          </table:table-cell>
          <table:table-cell office:value-type="float" office:value="0.0405208890410652" calcext:value-type="float">
            <text:p>0.0405208890410652</text:p>
          </table:table-cell>
          <table:table-cell office:value-type="float" office:value="0.669501435705368" calcext:value-type="float">
            <text:p>0.669501435705368</text:p>
          </table:table-cell>
          <table:table-cell office:value-type="float" office:value="0.0494836723401677" calcext:value-type="float">
            <text:p>0.0494836723401677</text:p>
          </table:table-cell>
          <table:table-cell office:value-type="float" office:value="0.69017315855181" calcext:value-type="float">
            <text:p>0.69017315855181</text:p>
          </table:table-cell>
          <table:table-cell office:value-type="float" office:value="0.0526555742220224" calcext:value-type="float">
            <text:p>0.0527</text:p>
          </table:table-cell>
          <table:table-cell office:value-type="float" office:value="0.67465" calcext:value-type="float">
            <text:p>0.6747</text:p>
          </table:table-cell>
          <table:table-cell office:value-type="float" office:value="0.0484484435755065" calcext:value-type="float">
            <text:p>0.0484</text:p>
          </table:table-cell>
          <table:table-cell office:value-type="float" office:value="0.677273283395755" calcext:value-type="float">
            <text:p>0.6773</text:p>
          </table:table-cell>
          <table:table-cell office:value-type="float" office:value="0.0437520055735331" calcext:value-type="float">
            <text:p>0.0438</text:p>
          </table:table-cell>
          <table:table-cell office:value-type="float" office:value="0.67377759051186" calcext:value-type="float">
            <text:p>0.6738</text:p>
          </table:table-cell>
          <table:table-cell office:value-type="float" office:value="0.053097158870834" calcext:value-type="float">
            <text:p>0.0531</text:p>
          </table:table-cell>
          <table:table-cell office:value-type="float" office:value="0.680930337078652" calcext:value-type="float">
            <text:p>0.6809</text:p>
          </table:table-cell>
          <table:table-cell office:value-type="float" office:value="0.0523880753554358" calcext:value-type="float">
            <text:p>0.0524</text:p>
          </table:table-cell>
          <table:table-cell office:value-type="float" office:value="0.678733146067416" calcext:value-type="float">
            <text:p>0.6787</text:p>
          </table:table-cell>
          <table:table-cell office:value-type="float" office:value="0.0393856958906307" calcext:value-type="float">
            <text:p>0.0394</text:p>
          </table:table-cell>
          <table:table-cell office:value-type="float" office:value="0.680088077403246" calcext:value-type="float">
            <text:p>0.6801</text:p>
          </table:table-cell>
          <table:table-cell office:value-type="float" office:value="0.0469296031320156" calcext:value-type="float">
            <text:p>0.0469</text:p>
          </table:table-cell>
          <table:table-cell office:value-type="float" office:value="0.674104119850187" calcext:value-type="float">
            <text:p>0.6741</text:p>
          </table:table-cell>
          <table:table-cell office:value-type="float" office:value="0.0474498182996652" calcext:value-type="float">
            <text:p>0.0474</text:p>
          </table:table-cell>
          <table:table-cell office:value-type="float" office:value="0.684778526841448" calcext:value-type="float">
            <text:p>0.6848</text:p>
          </table:table-cell>
          <table:table-cell office:value-type="float" office:value="0.051013791238878" calcext:value-type="float">
            <text:p>0.0510</text:p>
          </table:table-cell>
          <table:table-cell office:value-type="float" office:value="0.685084956304619" calcext:value-type="float">
            <text:p>0.6851</text:p>
          </table:table-cell>
          <table:table-cell office:value-type="float" office:value="0.0514224933625036" calcext:value-type="float">
            <text:p>0.0514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75035642946317" calcext:value-type="float">
            <text:p>0.675035642946317</text:p>
          </table:table-cell>
          <table:table-cell office:value-type="float" office:value="0.0567413943320063" calcext:value-type="float">
            <text:p>0.0567413943320063</text:p>
          </table:table-cell>
          <table:table-cell office:value-type="float" office:value="0.661003807740325" calcext:value-type="float">
            <text:p>0.661003807740325</text:p>
          </table:table-cell>
          <table:table-cell office:value-type="float" office:value="0.0378362940222015" calcext:value-type="float">
            <text:p>0.0378362940222015</text:p>
          </table:table-cell>
          <table:table-cell office:value-type="float" office:value="0.692445755305868" calcext:value-type="float">
            <text:p>0.692445755305868</text:p>
          </table:table-cell>
          <table:table-cell office:value-type="float" office:value="0.0388427788661543" calcext:value-type="float">
            <text:p>0.0388427788661543</text:p>
          </table:table-cell>
          <table:table-cell office:value-type="float" office:value="0.685500936329588" calcext:value-type="float">
            <text:p>0.685500936329588</text:p>
          </table:table-cell>
          <table:table-cell office:value-type="float" office:value="0.04090663582614" calcext:value-type="float">
            <text:p>0.04090663582614</text:p>
          </table:table-cell>
          <table:table-cell office:value-type="float" office:value="0.688367290886392" calcext:value-type="float">
            <text:p>0.688367290886392</text:p>
          </table:table-cell>
          <table:table-cell office:value-type="float" office:value="0.0512563790617999" calcext:value-type="float">
            <text:p>0.0512563790617999</text:p>
          </table:table-cell>
          <table:table-cell office:value-type="float" office:value="0.676786079900125" calcext:value-type="float">
            <text:p>0.676786079900125</text:p>
          </table:table-cell>
          <table:table-cell office:value-type="float" office:value="0.0469881103516121" calcext:value-type="float">
            <text:p>0.0469881103516121</text:p>
          </table:table-cell>
          <table:table-cell office:value-type="float" office:value="0.683246941323346" calcext:value-type="float">
            <text:p>0.683246941323346</text:p>
          </table:table-cell>
          <table:table-cell office:value-type="float" office:value="0.055646123468979" calcext:value-type="float">
            <text:p>0.0556</text:p>
          </table:table-cell>
          <table:table-cell office:value-type="float" office:value="0.681635268414482" calcext:value-type="float">
            <text:p>0.6816</text:p>
          </table:table-cell>
          <table:table-cell office:value-type="float" office:value="0.0532620385041445" calcext:value-type="float">
            <text:p>0.0533</text:p>
          </table:table-cell>
          <table:table-cell office:value-type="float" office:value="0.676959925093633" calcext:value-type="float">
            <text:p>0.6770</text:p>
          </table:table-cell>
          <table:table-cell office:value-type="float" office:value="0.0482852362683185" calcext:value-type="float">
            <text:p>0.0483</text:p>
          </table:table-cell>
          <table:table-cell office:value-type="float" office:value="0.690996816479401" calcext:value-type="float">
            <text:p>0.6910</text:p>
          </table:table-cell>
          <table:table-cell office:value-type="float" office:value="0.0540662874119691" calcext:value-type="float">
            <text:p>0.0541</text:p>
          </table:table-cell>
          <table:table-cell office:value-type="float" office:value="0.677114419475655" calcext:value-type="float">
            <text:p>0.6771</text:p>
          </table:table-cell>
          <table:table-cell office:value-type="float" office:value="0.0496528280185578" calcext:value-type="float">
            <text:p>0.0497</text:p>
          </table:table-cell>
          <table:table-cell office:value-type="float" office:value="0.680147003745318" calcext:value-type="float">
            <text:p>0.6801</text:p>
          </table:table-cell>
          <table:table-cell office:value-type="float" office:value="0.0476495546954722" calcext:value-type="float">
            <text:p>0.0476</text:p>
          </table:table-cell>
          <table:table-cell office:value-type="float" office:value="0.681834769038702" calcext:value-type="float">
            <text:p>0.6818</text:p>
          </table:table-cell>
          <table:table-cell office:value-type="float" office:value="0.0534540126885789" calcext:value-type="float">
            <text:p>0.0535</text:p>
          </table:table-cell>
          <table:table-cell office:value-type="float" office:value="0.683602933832709" calcext:value-type="float">
            <text:p>0.6836</text:p>
          </table:table-cell>
          <table:table-cell office:value-type="float" office:value="0.0439456371281266" calcext:value-type="float">
            <text:p>0.0439</text:p>
          </table:table-cell>
          <table:table-cell office:value-type="float" office:value="0.685074656679151" calcext:value-type="float">
            <text:p>0.6851</text:p>
          </table:table-cell>
          <table:table-cell office:value-type="float" office:value="0.0484286584350587" calcext:value-type="float">
            <text:p>0.0484</text:p>
          </table:table-cell>
          <table:table-cell office:value-type="float" office:value="0.688913607990012" calcext:value-type="float">
            <text:p>0.6889</text:p>
          </table:table-cell>
          <table:table-cell office:value-type="float" office:value="0.0507493701884323" calcext:value-type="float">
            <text:p>0.050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72918851435705" calcext:value-type="float">
            <text:p>0.672918851435705</text:p>
          </table:table-cell>
          <table:table-cell office:value-type="float" office:value="0.0518453616645112" calcext:value-type="float">
            <text:p>0.0518453616645112</text:p>
          </table:table-cell>
          <table:table-cell office:value-type="float" office:value="0.659028152309613" calcext:value-type="float">
            <text:p>0.659028152309613</text:p>
          </table:table-cell>
          <table:table-cell office:value-type="float" office:value="0.0416911303558923" calcext:value-type="float">
            <text:p>0.0416911303558923</text:p>
          </table:table-cell>
          <table:table-cell office:value-type="float" office:value="0.686096379525593" calcext:value-type="float">
            <text:p>0.686096379525593</text:p>
          </table:table-cell>
          <table:table-cell office:value-type="float" office:value="0.0491550392586912" calcext:value-type="float">
            <text:p>0.0491550392586912</text:p>
          </table:table-cell>
          <table:table-cell office:value-type="float" office:value="0.685441073657927" calcext:value-type="float">
            <text:p>0.685441073657927</text:p>
          </table:table-cell>
          <table:table-cell office:value-type="float" office:value="0.0459821245836306" calcext:value-type="float">
            <text:p>0.0459821245836306</text:p>
          </table:table-cell>
          <table:table-cell office:value-type="float" office:value="0.676206179775281" calcext:value-type="float">
            <text:p>0.676206179775281</text:p>
          </table:table-cell>
          <table:table-cell office:value-type="float" office:value="0.0513290389523154" calcext:value-type="float">
            <text:p>0.0513290389523154</text:p>
          </table:table-cell>
          <table:table-cell office:value-type="float" office:value="0.674357615480649" calcext:value-type="float">
            <text:p>0.674357615480649</text:p>
          </table:table-cell>
          <table:table-cell office:value-type="float" office:value="0.056271286232429" calcext:value-type="float">
            <text:p>0.056271286232429</text:p>
          </table:table-cell>
          <table:table-cell office:value-type="float" office:value="0.684301747815231" calcext:value-type="float">
            <text:p>0.684301747815231</text:p>
          </table:table-cell>
          <table:table-cell office:value-type="float" office:value="0.054292501496927" calcext:value-type="float">
            <text:p>0.0543</text:p>
          </table:table-cell>
          <table:table-cell office:value-type="float" office:value="0.682763732833958" calcext:value-type="float">
            <text:p>0.6828</text:p>
          </table:table-cell>
          <table:table-cell office:value-type="float" office:value="0.0511001852253614" calcext:value-type="float">
            <text:p>0.0511</text:p>
          </table:table-cell>
          <table:table-cell office:value-type="float" office:value="0.681014731585518" calcext:value-type="float">
            <text:p>0.6810</text:p>
          </table:table-cell>
          <table:table-cell office:value-type="float" office:value="0.0380276896260608" calcext:value-type="float">
            <text:p>0.0380</text:p>
          </table:table-cell>
          <table:table-cell office:value-type="float" office:value="0.682476903870162" calcext:value-type="float">
            <text:p>0.6825</text:p>
          </table:table-cell>
          <table:table-cell office:value-type="float" office:value="0.0514050395178773" calcext:value-type="float">
            <text:p>0.0514</text:p>
          </table:table-cell>
          <table:table-cell office:value-type="float" office:value="0.689555805243446" calcext:value-type="float">
            <text:p>0.6896</text:p>
          </table:table-cell>
          <table:table-cell office:value-type="float" office:value="0.0506155449332298" calcext:value-type="float">
            <text:p>0.0506</text:p>
          </table:table-cell>
          <table:table-cell office:value-type="float" office:value="0.679877652933833" calcext:value-type="float">
            <text:p>0.6799</text:p>
          </table:table-cell>
          <table:table-cell office:value-type="float" office:value="0.0504882722496003" calcext:value-type="float">
            <text:p>0.0505</text:p>
          </table:table-cell>
          <table:table-cell office:value-type="float" office:value="0.678625530586767" calcext:value-type="float">
            <text:p>0.6786</text:p>
          </table:table-cell>
          <table:table-cell office:value-type="float" office:value="0.0481982553461769" calcext:value-type="float">
            <text:p>0.0482</text:p>
          </table:table-cell>
          <table:table-cell office:value-type="float" office:value="0.676900873907615" calcext:value-type="float">
            <text:p>0.6769</text:p>
          </table:table-cell>
          <table:table-cell office:value-type="float" office:value="0.0548758398461604" calcext:value-type="float">
            <text:p>0.0549</text:p>
          </table:table-cell>
          <table:table-cell office:value-type="float" office:value="0.680050624219725" calcext:value-type="float">
            <text:p>0.6801</text:p>
          </table:table-cell>
          <table:table-cell office:value-type="float" office:value="0.0430949831150167" calcext:value-type="float">
            <text:p>0.0431</text:p>
          </table:table-cell>
          <table:table-cell office:value-type="float" office:value="0.678429213483146" calcext:value-type="float">
            <text:p>0.6784</text:p>
          </table:table-cell>
          <table:table-cell office:value-type="float" office:value="0.0471921972760832" calcext:value-type="float">
            <text:p>0.047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76252309612984" calcext:value-type="float">
            <text:p>0.676252309612984</text:p>
          </table:table-cell>
          <table:table-cell office:value-type="float" office:value="0.0504429663304062" calcext:value-type="float">
            <text:p>0.0504429663304062</text:p>
          </table:table-cell>
          <table:table-cell office:value-type="float" office:value="0.66405518102372" calcext:value-type="float">
            <text:p>0.66405518102372</text:p>
          </table:table-cell>
          <table:table-cell office:value-type="float" office:value="0.0648714973520861" calcext:value-type="float">
            <text:p>0.0648714973520861</text:p>
          </table:table-cell>
          <table:table-cell office:value-type="float" office:value="0.682807865168539" calcext:value-type="float">
            <text:p>0.682807865168539</text:p>
          </table:table-cell>
          <table:table-cell office:value-type="float" office:value="0.0396407135159059" calcext:value-type="float">
            <text:p>0.0396407135159059</text:p>
          </table:table-cell>
          <table:table-cell office:value-type="float" office:value="0.676330274656679" calcext:value-type="float">
            <text:p>0.676330274656679</text:p>
          </table:table-cell>
          <table:table-cell office:value-type="float" office:value="0.0475365092404358" calcext:value-type="float">
            <text:p>0.0475365092404358</text:p>
          </table:table-cell>
          <table:table-cell office:value-type="float" office:value="0.677982584269663" calcext:value-type="float">
            <text:p>0.677982584269663</text:p>
          </table:table-cell>
          <table:table-cell office:value-type="float" office:value="0.0520505377225978" calcext:value-type="float">
            <text:p>0.0520505377225978</text:p>
          </table:table-cell>
          <table:table-cell office:value-type="float" office:value="0.679041760299625" calcext:value-type="float">
            <text:p>0.679041760299625</text:p>
          </table:table-cell>
          <table:table-cell office:value-type="float" office:value="0.0497144938511148" calcext:value-type="float">
            <text:p>0.0497144938511148</text:p>
          </table:table-cell>
          <table:table-cell office:value-type="float" office:value="0.672065667915106" calcext:value-type="float">
            <text:p>0.672065667915106</text:p>
          </table:table-cell>
          <table:table-cell office:value-type="float" office:value="0.0506494099146076" calcext:value-type="float">
            <text:p>0.0506</text:p>
          </table:table-cell>
          <table:table-cell office:value-type="float" office:value="0.677360611735331" calcext:value-type="float">
            <text:p>0.6774</text:p>
          </table:table-cell>
          <table:table-cell office:value-type="float" office:value="0.0459828788066545" calcext:value-type="float">
            <text:p>0.0460</text:p>
          </table:table-cell>
          <table:table-cell office:value-type="float" office:value="0.67615368289638" calcext:value-type="float">
            <text:p>0.6762</text:p>
          </table:table-cell>
          <table:table-cell office:value-type="float" office:value="0.0474827837392334" calcext:value-type="float">
            <text:p>0.0475</text:p>
          </table:table-cell>
          <table:table-cell office:value-type="float" office:value="0.673879775280899" calcext:value-type="float">
            <text:p>0.6739</text:p>
          </table:table-cell>
          <table:table-cell office:value-type="float" office:value="0.0619560470272458" calcext:value-type="float">
            <text:p>0.0620</text:p>
          </table:table-cell>
          <table:table-cell office:value-type="float" office:value="0.676002434456929" calcext:value-type="float">
            <text:p>0.6760</text:p>
          </table:table-cell>
          <table:table-cell office:value-type="float" office:value="0.0383864016897905" calcext:value-type="float">
            <text:p>0.0384</text:p>
          </table:table-cell>
          <table:table-cell office:value-type="float" office:value="0.673688202247191" calcext:value-type="float">
            <text:p>0.6737</text:p>
          </table:table-cell>
          <table:table-cell office:value-type="float" office:value="0.055023459709336" calcext:value-type="float">
            <text:p>0.0550</text:p>
          </table:table-cell>
          <table:table-cell office:value-type="float" office:value="0.687214794007491" calcext:value-type="float">
            <text:p>0.6872</text:p>
          </table:table-cell>
          <table:table-cell office:value-type="float" office:value="0.0471560587060694" calcext:value-type="float">
            <text:p>0.0472</text:p>
          </table:table-cell>
          <table:table-cell office:value-type="float" office:value="0.684877028714107" calcext:value-type="float">
            <text:p>0.6849</text:p>
          </table:table-cell>
          <table:table-cell office:value-type="float" office:value="0.0464241943741465" calcext:value-type="float">
            <text:p>0.0464</text:p>
          </table:table-cell>
          <table:table-cell office:value-type="float" office:value="0.682921348314607" calcext:value-type="float">
            <text:p>0.6829</text:p>
          </table:table-cell>
          <table:table-cell office:value-type="float" office:value="0.04479610209812" calcext:value-type="float">
            <text:p>0.0448</text:p>
          </table:table-cell>
          <table:table-cell office:value-type="float" office:value="0.676425780274657" calcext:value-type="float">
            <text:p>0.6764</text:p>
          </table:table-cell>
          <table:table-cell office:value-type="float" office:value="0.0428344729766055" calcext:value-type="float">
            <text:p>0.042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72909984984985" calcext:value-type="float">
            <text:p>0.72909984984985</text:p>
          </table:table-cell>
          <table:table-cell office:value-type="float" office:value="0.0493437139249919" calcext:value-type="float">
            <text:p>0.0493437139249919</text:p>
          </table:table-cell>
          <table:table-cell office:value-type="float" office:value="0.730138513513513" calcext:value-type="float">
            <text:p>0.730138513513513</text:p>
          </table:table-cell>
          <table:table-cell office:value-type="float" office:value="0.0554659815962379" calcext:value-type="float">
            <text:p>0.0554659815962379</text:p>
          </table:table-cell>
          <table:table-cell office:value-type="float" office:value="0.718109234234234" calcext:value-type="float">
            <text:p>0.718109234234234</text:p>
          </table:table-cell>
          <table:table-cell office:value-type="float" office:value="0.0622289870183779" calcext:value-type="float">
            <text:p>0.0622289870183779</text:p>
          </table:table-cell>
          <table:table-cell office:value-type="float" office:value="0.724311561561562" calcext:value-type="float">
            <text:p>0.724311561561562</text:p>
          </table:table-cell>
          <table:table-cell office:value-type="float" office:value="0.0498682820379674" calcext:value-type="float">
            <text:p>0.0498682820379674</text:p>
          </table:table-cell>
          <table:table-cell office:value-type="float" office:value="0.735500375375375" calcext:value-type="float">
            <text:p>0.735500375375375</text:p>
          </table:table-cell>
          <table:table-cell office:value-type="float" office:value="0.0538837248760428" calcext:value-type="float">
            <text:p>0.0538837248760428</text:p>
          </table:table-cell>
          <table:table-cell office:value-type="float" office:value="0.728683933933934" calcext:value-type="float">
            <text:p>0.728683933933934</text:p>
          </table:table-cell>
          <table:table-cell office:value-type="float" office:value="0.0512058081776004" calcext:value-type="float">
            <text:p>0.0512058081776004</text:p>
          </table:table-cell>
          <table:table-cell office:value-type="float" office:value="0.724376126126126" calcext:value-type="float">
            <text:p>0.724376126126126</text:p>
          </table:table-cell>
          <table:table-cell office:value-type="float" office:value="0.0370134488348316" calcext:value-type="float">
            <text:p>0.0370</text:p>
          </table:table-cell>
          <table:table-cell office:value-type="float" office:value="0.723101351351351" calcext:value-type="float">
            <text:p>0.7231</text:p>
          </table:table-cell>
          <table:table-cell office:value-type="float" office:value="0.0558023558925802" calcext:value-type="float">
            <text:p>0.0558</text:p>
          </table:table-cell>
          <table:table-cell office:value-type="float" office:value="0.725614489489489" calcext:value-type="float">
            <text:p>0.7256</text:p>
          </table:table-cell>
          <table:table-cell office:value-type="float" office:value="0.0454367843628632" calcext:value-type="float">
            <text:p>0.0454</text:p>
          </table:table-cell>
          <table:table-cell office:value-type="float" office:value="0.726465840840841" calcext:value-type="float">
            <text:p>0.7265</text:p>
          </table:table-cell>
          <table:table-cell office:value-type="float" office:value="0.0442728509539167" calcext:value-type="float">
            <text:p>0.0443</text:p>
          </table:table-cell>
          <table:table-cell office:value-type="float" office:value="0.722870495495496" calcext:value-type="float">
            <text:p>0.7229</text:p>
          </table:table-cell>
          <table:table-cell office:value-type="float" office:value="0.0560089638636709" calcext:value-type="float">
            <text:p>0.0560</text:p>
          </table:table-cell>
          <table:table-cell office:value-type="float" office:value="0.721082582582583" calcext:value-type="float">
            <text:p>0.7211</text:p>
          </table:table-cell>
          <table:table-cell office:value-type="float" office:value="0.054914788814335" calcext:value-type="float">
            <text:p>0.0549</text:p>
          </table:table-cell>
          <table:table-cell office:value-type="float" office:value="0.726976351351351" calcext:value-type="float">
            <text:p>0.7270</text:p>
          </table:table-cell>
          <table:table-cell office:value-type="float" office:value="0.050770427727567" calcext:value-type="float">
            <text:p>0.0508</text:p>
          </table:table-cell>
          <table:table-cell office:value-type="float" office:value="0.740732732732733" calcext:value-type="float">
            <text:p>0.7407</text:p>
          </table:table-cell>
          <table:table-cell office:value-type="float" office:value="0.0415529390226337" calcext:value-type="float">
            <text:p>0.0416</text:p>
          </table:table-cell>
          <table:table-cell office:value-type="float" office:value="0.72678003003003" calcext:value-type="float">
            <text:p>0.7268</text:p>
          </table:table-cell>
          <table:table-cell office:value-type="float" office:value="0.052323069361803" calcext:value-type="float">
            <text:p>0.0523</text:p>
          </table:table-cell>
          <table:table-cell office:value-type="float" office:value="0.714886261261261" calcext:value-type="float">
            <text:p>0.7149</text:p>
          </table:table-cell>
          <table:table-cell office:value-type="float" office:value="0.0580200131263364" calcext:value-type="float">
            <text:p>0.058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710101726726727" calcext:value-type="float">
            <text:p>0.710101726726727</text:p>
          </table:table-cell>
          <table:table-cell office:value-type="float" office:value="0.0746674201432702" calcext:value-type="float">
            <text:p>0.0746674201432702</text:p>
          </table:table-cell>
          <table:table-cell office:value-type="float" office:value="0.696947822822823" calcext:value-type="float">
            <text:p>0.696947822822823</text:p>
          </table:table-cell>
          <table:table-cell office:value-type="float" office:value="0.066347111960517" calcext:value-type="float">
            <text:p>0.066347111960517</text:p>
          </table:table-cell>
          <table:table-cell office:value-type="float" office:value="0.724972972972973" calcext:value-type="float">
            <text:p>0.724972972972973</text:p>
          </table:table-cell>
          <table:table-cell office:value-type="float" office:value="0.0647234057950559" calcext:value-type="float">
            <text:p>0.0647234057950559</text:p>
          </table:table-cell>
          <table:table-cell office:value-type="float" office:value="0.720565315315315" calcext:value-type="float">
            <text:p>0.720565315315315</text:p>
          </table:table-cell>
          <table:table-cell office:value-type="float" office:value="0.0635084359248503" calcext:value-type="float">
            <text:p>0.0635084359248503</text:p>
          </table:table-cell>
          <table:table-cell office:value-type="float" office:value="0.723190315315315" calcext:value-type="float">
            <text:p>0.723190315315315</text:p>
          </table:table-cell>
          <table:table-cell office:value-type="float" office:value="0.0596952134837762" calcext:value-type="float">
            <text:p>0.0596952134837762</text:p>
          </table:table-cell>
          <table:table-cell office:value-type="float" office:value="0.734261636636637" calcext:value-type="float">
            <text:p>0.734261636636637</text:p>
          </table:table-cell>
          <table:table-cell office:value-type="float" office:value="0.067564274347109" calcext:value-type="float">
            <text:p>0.067564274347109</text:p>
          </table:table-cell>
          <table:table-cell office:value-type="float" office:value="0.729987987987988" calcext:value-type="float">
            <text:p>0.729987987987988</text:p>
          </table:table-cell>
          <table:table-cell office:value-type="float" office:value="0.0473268273176495" calcext:value-type="float">
            <text:p>0.0473</text:p>
          </table:table-cell>
          <table:table-cell office:value-type="float" office:value="0.732056681681682" calcext:value-type="float">
            <text:p>0.7321</text:p>
          </table:table-cell>
          <table:table-cell office:value-type="float" office:value="0.0524317887734336" calcext:value-type="float">
            <text:p>0.0524</text:p>
          </table:table-cell>
          <table:table-cell office:value-type="float" office:value="0.738481606606607" calcext:value-type="float">
            <text:p>0.7385</text:p>
          </table:table-cell>
          <table:table-cell office:value-type="float" office:value="0.0541567749700944" calcext:value-type="float">
            <text:p>0.0542</text:p>
          </table:table-cell>
          <table:table-cell office:value-type="float" office:value="0.741078453453453" calcext:value-type="float">
            <text:p>0.7411</text:p>
          </table:table-cell>
          <table:table-cell office:value-type="float" office:value="0.0697617532976947" calcext:value-type="float">
            <text:p>0.0698</text:p>
          </table:table-cell>
          <table:table-cell office:value-type="float" office:value="0.734715465465465" calcext:value-type="float">
            <text:p>0.7347</text:p>
          </table:table-cell>
          <table:table-cell office:value-type="float" office:value="0.0395715904977102" calcext:value-type="float">
            <text:p>0.0396</text:p>
          </table:table-cell>
          <table:table-cell office:value-type="float" office:value="0.732315690690691" calcext:value-type="float">
            <text:p>0.7323</text:p>
          </table:table-cell>
          <table:table-cell office:value-type="float" office:value="0.0570586246674302" calcext:value-type="float">
            <text:p>0.0571</text:p>
          </table:table-cell>
          <table:table-cell office:value-type="float" office:value="0.729182057057057" calcext:value-type="float">
            <text:p>0.7292</text:p>
          </table:table-cell>
          <table:table-cell office:value-type="float" office:value="0.0658510203715826" calcext:value-type="float">
            <text:p>0.0659</text:p>
          </table:table-cell>
          <table:table-cell office:value-type="float" office:value="0.718611111111111" calcext:value-type="float">
            <text:p>0.7186</text:p>
          </table:table-cell>
          <table:table-cell office:value-type="float" office:value="0.0711548306804611" calcext:value-type="float">
            <text:p>0.0712</text:p>
          </table:table-cell>
          <table:table-cell office:value-type="float" office:value="0.720662162162162" calcext:value-type="float">
            <text:p>0.7207</text:p>
          </table:table-cell>
          <table:table-cell office:value-type="float" office:value="0.0489974196460242" calcext:value-type="float">
            <text:p>0.0490</text:p>
          </table:table-cell>
          <table:table-cell office:value-type="float" office:value="0.729127627627628" calcext:value-type="float">
            <text:p>0.7291</text:p>
          </table:table-cell>
          <table:table-cell office:value-type="float" office:value="0.0673501216439744" calcext:value-type="float">
            <text:p>0.067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699371246246246" calcext:value-type="float">
            <text:p>0.699371246246246</text:p>
          </table:table-cell>
          <table:table-cell office:value-type="float" office:value="0.0682519017503981" calcext:value-type="float">
            <text:p>0.0682519017503981</text:p>
          </table:table-cell>
          <table:table-cell office:value-type="float" office:value="0.693195945945946" calcext:value-type="float">
            <text:p>0.693195945945946</text:p>
          </table:table-cell>
          <table:table-cell office:value-type="float" office:value="0.0635076344856773" calcext:value-type="float">
            <text:p>0.0635076344856773</text:p>
          </table:table-cell>
          <table:table-cell office:value-type="float" office:value="0.715828453453453" calcext:value-type="float">
            <text:p>0.715828453453453</text:p>
          </table:table-cell>
          <table:table-cell office:value-type="float" office:value="0.0572628940829992" calcext:value-type="float">
            <text:p>0.0572628940829992</text:p>
          </table:table-cell>
          <table:table-cell office:value-type="float" office:value="0.706249249249249" calcext:value-type="float">
            <text:p>0.706249249249249</text:p>
          </table:table-cell>
          <table:table-cell office:value-type="float" office:value="0.0458426341611156" calcext:value-type="float">
            <text:p>0.0458426341611156</text:p>
          </table:table-cell>
          <table:table-cell office:value-type="float" office:value="0.721978228228228" calcext:value-type="float">
            <text:p>0.721978228228228</text:p>
          </table:table-cell>
          <table:table-cell office:value-type="float" office:value="0.0509285584654173" calcext:value-type="float">
            <text:p>0.0509285584654173</text:p>
          </table:table-cell>
          <table:table-cell office:value-type="float" office:value="0.722804804804805" calcext:value-type="float">
            <text:p>0.722804804804805</text:p>
          </table:table-cell>
          <table:table-cell office:value-type="float" office:value="0.0425357780671226" calcext:value-type="float">
            <text:p>0.0425357780671226</text:p>
          </table:table-cell>
          <table:table-cell office:value-type="float" office:value="0.728792792792793" calcext:value-type="float">
            <text:p>0.728792792792793</text:p>
          </table:table-cell>
          <table:table-cell office:value-type="float" office:value="0.0599006497650047" calcext:value-type="float">
            <text:p>0.0599</text:p>
          </table:table-cell>
          <table:table-cell office:value-type="float" office:value="0.713762387387387" calcext:value-type="float">
            <text:p>0.7138</text:p>
          </table:table-cell>
          <table:table-cell office:value-type="float" office:value="0.0670529208031721" calcext:value-type="float">
            <text:p>0.0671</text:p>
          </table:table-cell>
          <table:table-cell office:value-type="float" office:value="0.72529542042042" calcext:value-type="float">
            <text:p>0.7253</text:p>
          </table:table-cell>
          <table:table-cell office:value-type="float" office:value="0.0631823166267401" calcext:value-type="float">
            <text:p>0.0632</text:p>
          </table:table-cell>
          <table:table-cell office:value-type="float" office:value="0.72139527027027" calcext:value-type="float">
            <text:p>0.7214</text:p>
          </table:table-cell>
          <table:table-cell office:value-type="float" office:value="0.0426091007859401" calcext:value-type="float">
            <text:p>0.0426</text:p>
          </table:table-cell>
          <table:table-cell office:value-type="float" office:value="0.727051426426426" calcext:value-type="float">
            <text:p>0.7271</text:p>
          </table:table-cell>
          <table:table-cell office:value-type="float" office:value="0.0486013133557342" calcext:value-type="float">
            <text:p>0.0486</text:p>
          </table:table-cell>
          <table:table-cell office:value-type="float" office:value="0.732283408408408" calcext:value-type="float">
            <text:p>0.7323</text:p>
          </table:table-cell>
          <table:table-cell office:value-type="float" office:value="0.0488043429992195" calcext:value-type="float">
            <text:p>0.0488</text:p>
          </table:table-cell>
          <table:table-cell office:value-type="float" office:value="0.720473723723724" calcext:value-type="float">
            <text:p>0.7205</text:p>
          </table:table-cell>
          <table:table-cell office:value-type="float" office:value="0.0575036649982746" calcext:value-type="float">
            <text:p>0.0575</text:p>
          </table:table-cell>
          <table:table-cell office:value-type="float" office:value="0.734806306306306" calcext:value-type="float">
            <text:p>0.7348</text:p>
          </table:table-cell>
          <table:table-cell office:value-type="float" office:value="0.0404099323877888" calcext:value-type="float">
            <text:p>0.0404</text:p>
          </table:table-cell>
          <table:table-cell office:value-type="float" office:value="0.726910660660661" calcext:value-type="float">
            <text:p>0.7269</text:p>
          </table:table-cell>
          <table:table-cell office:value-type="float" office:value="0.0628105196979311" calcext:value-type="float">
            <text:p>0.0628</text:p>
          </table:table-cell>
          <table:table-cell office:value-type="float" office:value="0.708747372372372" calcext:value-type="float">
            <text:p>0.7087</text:p>
          </table:table-cell>
          <table:table-cell office:value-type="float" office:value="0.0526577954179193" calcext:value-type="float">
            <text:p>0.052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708415540540541" calcext:value-type="float">
            <text:p>0.708415540540541</text:p>
          </table:table-cell>
          <table:table-cell office:value-type="float" office:value="0.0309413686246253" calcext:value-type="float">
            <text:p>0.0309413686246253</text:p>
          </table:table-cell>
          <table:table-cell office:value-type="float" office:value="0.676842717717718" calcext:value-type="float">
            <text:p>0.676842717717718</text:p>
          </table:table-cell>
          <table:table-cell office:value-type="float" office:value="0.0746142198681209" calcext:value-type="float">
            <text:p>0.0746142198681209</text:p>
          </table:table-cell>
          <table:table-cell office:value-type="float" office:value="0.733775525525526" calcext:value-type="float">
            <text:p>0.733775525525526</text:p>
          </table:table-cell>
          <table:table-cell office:value-type="float" office:value="0.043144829505898" calcext:value-type="float">
            <text:p>0.043144829505898</text:p>
          </table:table-cell>
          <table:table-cell office:value-type="float" office:value="0.697647522522523" calcext:value-type="float">
            <text:p>0.697647522522523</text:p>
          </table:table-cell>
          <table:table-cell office:value-type="float" office:value="0.031980043068885" calcext:value-type="float">
            <text:p>0.031980043068885</text:p>
          </table:table-cell>
          <table:table-cell office:value-type="float" office:value="0.727478228228228" calcext:value-type="float">
            <text:p>0.727478228228228</text:p>
          </table:table-cell>
          <table:table-cell office:value-type="float" office:value="0.0516427135812543" calcext:value-type="float">
            <text:p>0.0516427135812543</text:p>
          </table:table-cell>
          <table:table-cell office:value-type="float" office:value="0.719248123123123" calcext:value-type="float">
            <text:p>0.719248123123123</text:p>
          </table:table-cell>
          <table:table-cell office:value-type="float" office:value="0.0413018372547848" calcext:value-type="float">
            <text:p>0.0413018372547848</text:p>
          </table:table-cell>
          <table:table-cell office:value-type="float" office:value="0.727893393393393" calcext:value-type="float">
            <text:p>0.727893393393393</text:p>
          </table:table-cell>
          <table:table-cell office:value-type="float" office:value="0.0432631482915894" calcext:value-type="float">
            <text:p>0.0433</text:p>
          </table:table-cell>
          <table:table-cell office:value-type="float" office:value="0.720551426426426" calcext:value-type="float">
            <text:p>0.7206</text:p>
          </table:table-cell>
          <table:table-cell office:value-type="float" office:value="0.0549232622199768" calcext:value-type="float">
            <text:p>0.0549</text:p>
          </table:table-cell>
          <table:table-cell office:value-type="float" office:value="0.734500750750751" calcext:value-type="float">
            <text:p>0.7345</text:p>
          </table:table-cell>
          <table:table-cell office:value-type="float" office:value="0.0496820720478765" calcext:value-type="float">
            <text:p>0.0497</text:p>
          </table:table-cell>
          <table:table-cell office:value-type="float" office:value="0.709282657657658" calcext:value-type="float">
            <text:p>0.7093</text:p>
          </table:table-cell>
          <table:table-cell office:value-type="float" office:value="0.0497617021361752" calcext:value-type="float">
            <text:p>0.0498</text:p>
          </table:table-cell>
          <table:table-cell office:value-type="float" office:value="0.739672672672673" calcext:value-type="float">
            <text:p>0.7397</text:p>
          </table:table-cell>
          <table:table-cell office:value-type="float" office:value="0.0461468464920077" calcext:value-type="float">
            <text:p>0.0461</text:p>
          </table:table-cell>
          <table:table-cell office:value-type="float" office:value="0.730671921921922" calcext:value-type="float">
            <text:p>0.7307</text:p>
          </table:table-cell>
          <table:table-cell office:value-type="float" office:value="0.0422497555416635" calcext:value-type="float">
            <text:p>0.0422</text:p>
          </table:table-cell>
          <table:table-cell office:value-type="float" office:value="0.718422297297297" calcext:value-type="float">
            <text:p>0.7184</text:p>
          </table:table-cell>
          <table:table-cell office:value-type="float" office:value="0.0472646805148352" calcext:value-type="float">
            <text:p>0.0473</text:p>
          </table:table-cell>
          <table:table-cell office:value-type="float" office:value="0.725773273273273" calcext:value-type="float">
            <text:p>0.7258</text:p>
          </table:table-cell>
          <table:table-cell office:value-type="float" office:value="0.0522065707051018" calcext:value-type="float">
            <text:p>0.0522</text:p>
          </table:table-cell>
          <table:table-cell office:value-type="float" office:value="0.724708708708709" calcext:value-type="float">
            <text:p>0.7247</text:p>
          </table:table-cell>
          <table:table-cell office:value-type="float" office:value="0.051236665600796" calcext:value-type="float">
            <text:p>0.0512</text:p>
          </table:table-cell>
          <table:table-cell office:value-type="float" office:value="0.726454954954955" calcext:value-type="float">
            <text:p>0.7265</text:p>
          </table:table-cell>
          <table:table-cell office:value-type="float" office:value="0.0466549743073692" calcext:value-type="float">
            <text:p>0.046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706225975975976" calcext:value-type="float">
            <text:p>0.706225975975976</text:p>
          </table:table-cell>
          <table:table-cell office:value-type="float" office:value="0.0782648299729625" calcext:value-type="float">
            <text:p>0.0782648299729625</text:p>
          </table:table-cell>
          <table:table-cell office:value-type="float" office:value="0.71390503003003" calcext:value-type="float">
            <text:p>0.71390503003003</text:p>
          </table:table-cell>
          <table:table-cell office:value-type="float" office:value="0.0568266557285408" calcext:value-type="float">
            <text:p>0.0568266557285408</text:p>
          </table:table-cell>
          <table:table-cell office:value-type="float" office:value="0.723383258258258" calcext:value-type="float">
            <text:p>0.723383258258258</text:p>
          </table:table-cell>
          <table:table-cell office:value-type="float" office:value="0.0505990551353893" calcext:value-type="float">
            <text:p>0.0505990551353893</text:p>
          </table:table-cell>
          <table:table-cell office:value-type="float" office:value="0.71838963963964" calcext:value-type="float">
            <text:p>0.71838963963964</text:p>
          </table:table-cell>
          <table:table-cell office:value-type="float" office:value="0.0649155690301309" calcext:value-type="float">
            <text:p>0.0649155690301309</text:p>
          </table:table-cell>
          <table:table-cell office:value-type="float" office:value="0.732997747747748" calcext:value-type="float">
            <text:p>0.732997747747748</text:p>
          </table:table-cell>
          <table:table-cell office:value-type="float" office:value="0.0499427792823294" calcext:value-type="float">
            <text:p>0.0499427792823294</text:p>
          </table:table-cell>
          <table:table-cell office:value-type="float" office:value="0.706366741741742" calcext:value-type="float">
            <text:p>0.706366741741742</text:p>
          </table:table-cell>
          <table:table-cell office:value-type="float" office:value="0.0757950502215475" calcext:value-type="float">
            <text:p>0.0757950502215475</text:p>
          </table:table-cell>
          <table:table-cell office:value-type="float" office:value="0.735275525525525" calcext:value-type="float">
            <text:p>0.735275525525525</text:p>
          </table:table-cell>
          <table:table-cell office:value-type="float" office:value="0.05036970938234" calcext:value-type="float">
            <text:p>0.0504</text:p>
          </table:table-cell>
          <table:table-cell office:value-type="float" office:value="0.73445945945946" calcext:value-type="float">
            <text:p>0.7345</text:p>
          </table:table-cell>
          <table:table-cell office:value-type="float" office:value="0.0451270610932798" calcext:value-type="float">
            <text:p>0.0451</text:p>
          </table:table-cell>
          <table:table-cell office:value-type="float" office:value="0.726950825825826" calcext:value-type="float">
            <text:p>0.7270</text:p>
          </table:table-cell>
          <table:table-cell office:value-type="float" office:value="0.0593015906890433" calcext:value-type="float">
            <text:p>0.0593</text:p>
          </table:table-cell>
          <table:table-cell office:value-type="float" office:value="0.713228603603604" calcext:value-type="float">
            <text:p>0.7132</text:p>
          </table:table-cell>
          <table:table-cell office:value-type="float" office:value="0.0518508812320242" calcext:value-type="float">
            <text:p>0.0519</text:p>
          </table:table-cell>
          <table:table-cell office:value-type="float" office:value="0.732874249249249" calcext:value-type="float">
            <text:p>0.7329</text:p>
          </table:table-cell>
          <table:table-cell office:value-type="float" office:value="0.0580719765828783" calcext:value-type="float">
            <text:p>0.0581</text:p>
          </table:table-cell>
          <table:table-cell office:value-type="float" office:value="0.726626876876877" calcext:value-type="float">
            <text:p>0.7266</text:p>
          </table:table-cell>
          <table:table-cell office:value-type="float" office:value="0.0578090727465554" calcext:value-type="float">
            <text:p>0.0578</text:p>
          </table:table-cell>
          <table:table-cell office:value-type="float" office:value="0.732066066066066" calcext:value-type="float">
            <text:p>0.7321</text:p>
          </table:table-cell>
          <table:table-cell office:value-type="float" office:value="0.0551029339964566" calcext:value-type="float">
            <text:p>0.0551</text:p>
          </table:table-cell>
          <table:table-cell office:value-type="float" office:value="0.721326201201201" calcext:value-type="float">
            <text:p>0.7213</text:p>
          </table:table-cell>
          <table:table-cell office:value-type="float" office:value="0.0544128332907084" calcext:value-type="float">
            <text:p>0.0544</text:p>
          </table:table-cell>
          <table:table-cell office:value-type="float" office:value="0.727468093093093" calcext:value-type="float">
            <text:p>0.7275</text:p>
          </table:table-cell>
          <table:table-cell office:value-type="float" office:value="0.0515074102461982" calcext:value-type="float">
            <text:p>0.0515</text:p>
          </table:table-cell>
          <table:table-cell office:value-type="float" office:value="0.720357357357357" calcext:value-type="float">
            <text:p>0.7204</text:p>
          </table:table-cell>
          <table:table-cell office:value-type="float" office:value="0.0553935173597003" calcext:value-type="float">
            <text:p>0.055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667962087087087" calcext:value-type="float">
            <text:p>0.667962087087087</text:p>
          </table:table-cell>
          <table:table-cell office:value-type="float" office:value="0.0368854737398978" calcext:value-type="float">
            <text:p>0.0368854737398978</text:p>
          </table:table-cell>
          <table:table-cell office:value-type="float" office:value="0.626374249249249" calcext:value-type="float">
            <text:p>0.626374249249249</text:p>
          </table:table-cell>
          <table:table-cell office:value-type="float" office:value="0.0510224064920222" calcext:value-type="float">
            <text:p>0.0510224064920222</text:p>
          </table:table-cell>
          <table:table-cell office:value-type="float" office:value="0.736709459459459" calcext:value-type="float">
            <text:p>0.736709459459459</text:p>
          </table:table-cell>
          <table:table-cell office:value-type="float" office:value="0.0489914268131282" calcext:value-type="float">
            <text:p>0.0489914268131282</text:p>
          </table:table-cell>
          <table:table-cell office:value-type="float" office:value="0.715898648648649" calcext:value-type="float">
            <text:p>0.715898648648649</text:p>
          </table:table-cell>
          <table:table-cell office:value-type="float" office:value="0.0544759017892685" calcext:value-type="float">
            <text:p>0.0544759017892685</text:p>
          </table:table-cell>
          <table:table-cell office:value-type="float" office:value="0.727456831831832" calcext:value-type="float">
            <text:p>0.727456831831832</text:p>
          </table:table-cell>
          <table:table-cell office:value-type="float" office:value="0.0552474523386776" calcext:value-type="float">
            <text:p>0.0552474523386776</text:p>
          </table:table-cell>
          <table:table-cell office:value-type="float" office:value="0.711671546546546" calcext:value-type="float">
            <text:p>0.711671546546546</text:p>
          </table:table-cell>
          <table:table-cell office:value-type="float" office:value="0.0537933648479003" calcext:value-type="float">
            <text:p>0.0537933648479003</text:p>
          </table:table-cell>
          <table:table-cell office:value-type="float" office:value="0.730676426426426" calcext:value-type="float">
            <text:p>0.730676426426426</text:p>
          </table:table-cell>
          <table:table-cell office:value-type="float" office:value="0.0541966747069667" calcext:value-type="float">
            <text:p>0.0542</text:p>
          </table:table-cell>
          <table:table-cell office:value-type="float" office:value="0.71919481981982" calcext:value-type="float">
            <text:p>0.7192</text:p>
          </table:table-cell>
          <table:table-cell office:value-type="float" office:value="0.0573581600124789" calcext:value-type="float">
            <text:p>0.0574</text:p>
          </table:table-cell>
          <table:table-cell office:value-type="float" office:value="0.727683933933934" calcext:value-type="float">
            <text:p>0.7277</text:p>
          </table:table-cell>
          <table:table-cell office:value-type="float" office:value="0.0584930329775277" calcext:value-type="float">
            <text:p>0.0585</text:p>
          </table:table-cell>
          <table:table-cell office:value-type="float" office:value="0.718143018018018" calcext:value-type="float">
            <text:p>0.7181</text:p>
          </table:table-cell>
          <table:table-cell office:value-type="float" office:value="0.0528075840964325" calcext:value-type="float">
            <text:p>0.0528</text:p>
          </table:table-cell>
          <table:table-cell office:value-type="float" office:value="0.721533783783784" calcext:value-type="float">
            <text:p>0.7215</text:p>
          </table:table-cell>
          <table:table-cell office:value-type="float" office:value="0.0570071392101516" calcext:value-type="float">
            <text:p>0.0570</text:p>
          </table:table-cell>
          <table:table-cell office:value-type="float" office:value="0.728753378378378" calcext:value-type="float">
            <text:p>0.7288</text:p>
          </table:table-cell>
          <table:table-cell office:value-type="float" office:value="0.0510480960965669" calcext:value-type="float">
            <text:p>0.0510</text:p>
          </table:table-cell>
          <table:table-cell office:value-type="float" office:value="0.729055555555556" calcext:value-type="float">
            <text:p>0.7291</text:p>
          </table:table-cell>
          <table:table-cell office:value-type="float" office:value="0.0482781498469775" calcext:value-type="float">
            <text:p>0.0483</text:p>
          </table:table-cell>
          <table:table-cell office:value-type="float" office:value="0.73631493993994" calcext:value-type="float">
            <text:p>0.7363</text:p>
          </table:table-cell>
          <table:table-cell office:value-type="float" office:value="0.0521580168336824" calcext:value-type="float">
            <text:p>0.0522</text:p>
          </table:table-cell>
          <table:table-cell office:value-type="float" office:value="0.725687687687688" calcext:value-type="float">
            <text:p>0.7257</text:p>
          </table:table-cell>
          <table:table-cell office:value-type="float" office:value="0.0548152318335054" calcext:value-type="float">
            <text:p>0.0548</text:p>
          </table:table-cell>
          <table:table-cell office:value-type="float" office:value="0.729432057057057" calcext:value-type="float">
            <text:p>0.7294</text:p>
          </table:table-cell>
          <table:table-cell office:value-type="float" office:value="0.0483559560939038" calcext:value-type="float">
            <text:p>0.048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713486861861862" calcext:value-type="float">
            <text:p>0.713486861861862</text:p>
          </table:table-cell>
          <table:table-cell office:value-type="float" office:value="0.0753427158505524" calcext:value-type="float">
            <text:p>0.0753427158505524</text:p>
          </table:table-cell>
          <table:table-cell office:value-type="float" office:value="0.715070945945946" calcext:value-type="float">
            <text:p>0.715070945945946</text:p>
          </table:table-cell>
          <table:table-cell office:value-type="float" office:value="0.0589182882783325" calcext:value-type="float">
            <text:p>0.0589182882783325</text:p>
          </table:table-cell>
          <table:table-cell office:value-type="float" office:value="0.717757507507507" calcext:value-type="float">
            <text:p>0.717757507507507</text:p>
          </table:table-cell>
          <table:table-cell office:value-type="float" office:value="0.0599800595553228" calcext:value-type="float">
            <text:p>0.0599800595553228</text:p>
          </table:table-cell>
          <table:table-cell office:value-type="float" office:value="0.720454204204204" calcext:value-type="float">
            <text:p>0.720454204204204</text:p>
          </table:table-cell>
          <table:table-cell office:value-type="float" office:value="0.0486723273830387" calcext:value-type="float">
            <text:p>0.0486723273830387</text:p>
          </table:table-cell>
          <table:table-cell office:value-type="float" office:value="0.726525900900901" calcext:value-type="float">
            <text:p>0.726525900900901</text:p>
          </table:table-cell>
          <table:table-cell office:value-type="float" office:value="0.059075779626617" calcext:value-type="float">
            <text:p>0.059075779626617</text:p>
          </table:table-cell>
          <table:table-cell office:value-type="float" office:value="0.732043543543544" calcext:value-type="float">
            <text:p>0.732043543543544</text:p>
          </table:table-cell>
          <table:table-cell office:value-type="float" office:value="0.0505872294872626" calcext:value-type="float">
            <text:p>0.0505872294872626</text:p>
          </table:table-cell>
          <table:table-cell office:value-type="float" office:value="0.720812312312312" calcext:value-type="float">
            <text:p>0.720812312312312</text:p>
          </table:table-cell>
          <table:table-cell office:value-type="float" office:value="0.043747225300724" calcext:value-type="float">
            <text:p>0.0437</text:p>
          </table:table-cell>
          <table:table-cell office:value-type="float" office:value="0.722295045045045" calcext:value-type="float">
            <text:p>0.7223</text:p>
          </table:table-cell>
          <table:table-cell office:value-type="float" office:value="0.0596909233851028" calcext:value-type="float">
            <text:p>0.0597</text:p>
          </table:table-cell>
          <table:table-cell office:value-type="float" office:value="0.723785660660661" calcext:value-type="float">
            <text:p>0.7238</text:p>
          </table:table-cell>
          <table:table-cell office:value-type="float" office:value="0.064557193077175" calcext:value-type="float">
            <text:p>0.0646</text:p>
          </table:table-cell>
          <table:table-cell office:value-type="float" office:value="0.731806306306306" calcext:value-type="float">
            <text:p>0.7318</text:p>
          </table:table-cell>
          <table:table-cell office:value-type="float" office:value="0.0494380647817261" calcext:value-type="float">
            <text:p>0.0494</text:p>
          </table:table-cell>
          <table:table-cell office:value-type="float" office:value="0.730685810810811" calcext:value-type="float">
            <text:p>0.7307</text:p>
          </table:table-cell>
          <table:table-cell office:value-type="float" office:value="0.0529168051483171" calcext:value-type="float">
            <text:p>0.0529</text:p>
          </table:table-cell>
          <table:table-cell office:value-type="float" office:value="0.735927927927928" calcext:value-type="float">
            <text:p>0.7359</text:p>
          </table:table-cell>
          <table:table-cell office:value-type="float" office:value="0.0531016699155719" calcext:value-type="float">
            <text:p>0.0531</text:p>
          </table:table-cell>
          <table:table-cell office:value-type="float" office:value="0.736426801801802" calcext:value-type="float">
            <text:p>0.7364</text:p>
          </table:table-cell>
          <table:table-cell office:value-type="float" office:value="0.048691274713268" calcext:value-type="float">
            <text:p>0.0487</text:p>
          </table:table-cell>
          <table:table-cell office:value-type="float" office:value="0.72753490990991" calcext:value-type="float">
            <text:p>0.7275</text:p>
          </table:table-cell>
          <table:table-cell office:value-type="float" office:value="0.0604105037788455" calcext:value-type="float">
            <text:p>0.0604</text:p>
          </table:table-cell>
          <table:table-cell office:value-type="float" office:value="0.721388138138138" calcext:value-type="float">
            <text:p>0.7214</text:p>
          </table:table-cell>
          <table:table-cell office:value-type="float" office:value="0.0617324708031933" calcext:value-type="float">
            <text:p>0.0617</text:p>
          </table:table-cell>
          <table:table-cell office:value-type="float" office:value="0.742221471471471" calcext:value-type="float">
            <text:p>0.7422</text:p>
          </table:table-cell>
          <table:table-cell office:value-type="float" office:value="0.0480191475086093" calcext:value-type="float">
            <text:p>0.048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699228603603604" calcext:value-type="float">
            <text:p>0.699228603603604</text:p>
          </table:table-cell>
          <table:table-cell office:value-type="float" office:value="0.071679551558714" calcext:value-type="float">
            <text:p>0.071679551558714</text:p>
          </table:table-cell>
          <table:table-cell office:value-type="float" office:value="0.722198948948949" calcext:value-type="float">
            <text:p>0.722198948948949</text:p>
          </table:table-cell>
          <table:table-cell office:value-type="float" office:value="0.0639573578686085" calcext:value-type="float">
            <text:p>0.0639573578686085</text:p>
          </table:table-cell>
          <table:table-cell office:value-type="float" office:value="0.715141516516516" calcext:value-type="float">
            <text:p>0.715141516516516</text:p>
          </table:table-cell>
          <table:table-cell office:value-type="float" office:value="0.0522362181417496" calcext:value-type="float">
            <text:p>0.0522362181417496</text:p>
          </table:table-cell>
          <table:table-cell office:value-type="float" office:value="0.694777777777778" calcext:value-type="float">
            <text:p>0.694777777777778</text:p>
          </table:table-cell>
          <table:table-cell office:value-type="float" office:value="0.0501633142404313" calcext:value-type="float">
            <text:p>0.0501633142404313</text:p>
          </table:table-cell>
          <table:table-cell office:value-type="float" office:value="0.714540915915916" calcext:value-type="float">
            <text:p>0.714540915915916</text:p>
          </table:table-cell>
          <table:table-cell office:value-type="float" office:value="0.0626553931159233" calcext:value-type="float">
            <text:p>0.0626553931159233</text:p>
          </table:table-cell>
          <table:table-cell office:value-type="float" office:value="0.719337462462462" calcext:value-type="float">
            <text:p>0.719337462462462</text:p>
          </table:table-cell>
          <table:table-cell office:value-type="float" office:value="0.0633320155383861" calcext:value-type="float">
            <text:p>0.0633320155383861</text:p>
          </table:table-cell>
          <table:table-cell office:value-type="float" office:value="0.71281006006006" calcext:value-type="float">
            <text:p>0.71281006006006</text:p>
          </table:table-cell>
          <table:table-cell office:value-type="float" office:value="0.059527232311648" calcext:value-type="float">
            <text:p>0.0595</text:p>
          </table:table-cell>
          <table:table-cell office:value-type="float" office:value="0.723870495495495" calcext:value-type="float">
            <text:p>0.7239</text:p>
          </table:table-cell>
          <table:table-cell office:value-type="float" office:value="0.0523378363175309" calcext:value-type="float">
            <text:p>0.0523</text:p>
          </table:table-cell>
          <table:table-cell office:value-type="float" office:value="0.721590465465465" calcext:value-type="float">
            <text:p>0.7216</text:p>
          </table:table-cell>
          <table:table-cell office:value-type="float" office:value="0.0549561081292364" calcext:value-type="float">
            <text:p>0.0550</text:p>
          </table:table-cell>
          <table:table-cell office:value-type="float" office:value="0.704274774774775" calcext:value-type="float">
            <text:p>0.7043</text:p>
          </table:table-cell>
          <table:table-cell office:value-type="float" office:value="0.0599693414483537" calcext:value-type="float">
            <text:p>0.0600</text:p>
          </table:table-cell>
          <table:table-cell office:value-type="float" office:value="0.736068318318318" calcext:value-type="float">
            <text:p>0.7361</text:p>
          </table:table-cell>
          <table:table-cell office:value-type="float" office:value="0.0613033605938878" calcext:value-type="float">
            <text:p>0.0613</text:p>
          </table:table-cell>
          <table:table-cell office:value-type="float" office:value="0.717026276276276" calcext:value-type="float">
            <text:p>0.7170</text:p>
          </table:table-cell>
          <table:table-cell office:value-type="float" office:value="0.0424853228072333" calcext:value-type="float">
            <text:p>0.0425</text:p>
          </table:table-cell>
          <table:table-cell office:value-type="float" office:value="0.720723723723724" calcext:value-type="float">
            <text:p>0.7207</text:p>
          </table:table-cell>
          <table:table-cell office:value-type="float" office:value="0.0551573432646705" calcext:value-type="float">
            <text:p>0.0552</text:p>
          </table:table-cell>
          <table:table-cell office:value-type="float" office:value="0.712692192192192" calcext:value-type="float">
            <text:p>0.7127</text:p>
          </table:table-cell>
          <table:table-cell office:value-type="float" office:value="0.0548416692281197" calcext:value-type="float">
            <text:p>0.0548</text:p>
          </table:table-cell>
          <table:table-cell office:value-type="float" office:value="0.720548423423423" calcext:value-type="float">
            <text:p>0.7205</text:p>
          </table:table-cell>
          <table:table-cell office:value-type="float" office:value="0.045805784125461" calcext:value-type="float">
            <text:p>0.0458</text:p>
          </table:table-cell>
          <table:table-cell office:value-type="float" office:value="0.725001501501501" calcext:value-type="float">
            <text:p>0.7250</text:p>
          </table:table-cell>
          <table:table-cell office:value-type="float" office:value="0.0444930250318291" calcext:value-type="float">
            <text:p>0.044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698162537537538" calcext:value-type="float">
            <text:p>0.698162537537538</text:p>
          </table:table-cell>
          <table:table-cell office:value-type="float" office:value="0.064815651618366" calcext:value-type="float">
            <text:p>0.064815651618366</text:p>
          </table:table-cell>
          <table:table-cell office:value-type="float" office:value="0.732747372372372" calcext:value-type="float">
            <text:p>0.732747372372372</text:p>
          </table:table-cell>
          <table:table-cell office:value-type="float" office:value="0.0489171092833003" calcext:value-type="float">
            <text:p>0.0489171092833003</text:p>
          </table:table-cell>
          <table:table-cell office:value-type="float" office:value="0.718648648648649" calcext:value-type="float">
            <text:p>0.718648648648649</text:p>
          </table:table-cell>
          <table:table-cell office:value-type="float" office:value="0.0552489479901835" calcext:value-type="float">
            <text:p>0.0552489479901835</text:p>
          </table:table-cell>
          <table:table-cell office:value-type="float" office:value="0.706195570570571" calcext:value-type="float">
            <text:p>0.706195570570571</text:p>
          </table:table-cell>
          <table:table-cell office:value-type="float" office:value="0.0833370467166044" calcext:value-type="float">
            <text:p>0.0833370467166044</text:p>
          </table:table-cell>
          <table:table-cell office:value-type="float" office:value="0.733914039039039" calcext:value-type="float">
            <text:p>0.733914039039039</text:p>
          </table:table-cell>
          <table:table-cell office:value-type="float" office:value="0.0544315476773492" calcext:value-type="float">
            <text:p>0.0544315476773492</text:p>
          </table:table-cell>
          <table:table-cell office:value-type="float" office:value="0.715723723723724" calcext:value-type="float">
            <text:p>0.715723723723724</text:p>
          </table:table-cell>
          <table:table-cell office:value-type="float" office:value="0.0628182821830054" calcext:value-type="float">
            <text:p>0.0628182821830054</text:p>
          </table:table-cell>
          <table:table-cell office:value-type="float" office:value="0.717785285285285" calcext:value-type="float">
            <text:p>0.717785285285285</text:p>
          </table:table-cell>
          <table:table-cell office:value-type="float" office:value="0.0546390054584369" calcext:value-type="float">
            <text:p>0.0546</text:p>
          </table:table-cell>
          <table:table-cell office:value-type="float" office:value="0.724312687687688" calcext:value-type="float">
            <text:p>0.7243</text:p>
          </table:table-cell>
          <table:table-cell office:value-type="float" office:value="0.0581034855225532" calcext:value-type="float">
            <text:p>0.0581</text:p>
          </table:table-cell>
          <table:table-cell office:value-type="float" office:value="0.735973348348348" calcext:value-type="float">
            <text:p>0.7360</text:p>
          </table:table-cell>
          <table:table-cell office:value-type="float" office:value="0.0521935512196722" calcext:value-type="float">
            <text:p>0.0522</text:p>
          </table:table-cell>
          <table:table-cell office:value-type="float" office:value="0.730056681681682" calcext:value-type="float">
            <text:p>0.7301</text:p>
          </table:table-cell>
          <table:table-cell office:value-type="float" office:value="0.0673541713331175" calcext:value-type="float">
            <text:p>0.0674</text:p>
          </table:table-cell>
          <table:table-cell office:value-type="float" office:value="0.736239489489489" calcext:value-type="float">
            <text:p>0.7362</text:p>
          </table:table-cell>
          <table:table-cell office:value-type="float" office:value="0.0506514255334011" calcext:value-type="float">
            <text:p>0.0507</text:p>
          </table:table-cell>
          <table:table-cell office:value-type="float" office:value="0.723822072072072" calcext:value-type="float">
            <text:p>0.7238</text:p>
          </table:table-cell>
          <table:table-cell office:value-type="float" office:value="0.0578624930339043" calcext:value-type="float">
            <text:p>0.0579</text:p>
          </table:table-cell>
          <table:table-cell office:value-type="float" office:value="0.721547672672673" calcext:value-type="float">
            <text:p>0.7215</text:p>
          </table:table-cell>
          <table:table-cell office:value-type="float" office:value="0.0508927286645439" calcext:value-type="float">
            <text:p>0.0509</text:p>
          </table:table-cell>
          <table:table-cell office:value-type="float" office:value="0.723868618618619" calcext:value-type="float">
            <text:p>0.7239</text:p>
          </table:table-cell>
          <table:table-cell office:value-type="float" office:value="0.0685767081785052" calcext:value-type="float">
            <text:p>0.0686</text:p>
          </table:table-cell>
          <table:table-cell office:value-type="float" office:value="0.726431681681682" calcext:value-type="float">
            <text:p>0.7264</text:p>
          </table:table-cell>
          <table:table-cell office:value-type="float" office:value="0.049757570314972" calcext:value-type="float">
            <text:p>0.0498</text:p>
          </table:table-cell>
          <table:table-cell office:value-type="float" office:value="0.719529654654655" calcext:value-type="float">
            <text:p>0.7195</text:p>
          </table:table-cell>
          <table:table-cell office:value-type="float" office:value="0.0550891007922382" calcext:value-type="float">
            <text:p>0.055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711152402402402" calcext:value-type="float">
            <text:p>0.711152402402402</text:p>
          </table:table-cell>
          <table:table-cell office:value-type="float" office:value="0.0502903139317358" calcext:value-type="float">
            <text:p>0.0502903139317358</text:p>
          </table:table-cell>
          <table:table-cell office:value-type="float" office:value="0.718114114114114" calcext:value-type="float">
            <text:p>0.718114114114114</text:p>
          </table:table-cell>
          <table:table-cell office:value-type="float" office:value="0.0630826757038882" calcext:value-type="float">
            <text:p>0.0630826757038882</text:p>
          </table:table-cell>
          <table:table-cell office:value-type="float" office:value="0.73697484984985" calcext:value-type="float">
            <text:p>0.73697484984985</text:p>
          </table:table-cell>
          <table:table-cell office:value-type="float" office:value="0.0486908304901837" calcext:value-type="float">
            <text:p>0.0486908304901837</text:p>
          </table:table-cell>
          <table:table-cell office:value-type="float" office:value="0.726512762762763" calcext:value-type="float">
            <text:p>0.726512762762763</text:p>
          </table:table-cell>
          <table:table-cell office:value-type="float" office:value="0.0454165880705308" calcext:value-type="float">
            <text:p>0.0454165880705308</text:p>
          </table:table-cell>
          <table:table-cell office:value-type="float" office:value="0.713331831831832" calcext:value-type="float">
            <text:p>0.713331831831832</text:p>
          </table:table-cell>
          <table:table-cell office:value-type="float" office:value="0.0495382470531614" calcext:value-type="float">
            <text:p>0.0495382470531614</text:p>
          </table:table-cell>
          <table:table-cell office:value-type="float" office:value="0.714351351351351" calcext:value-type="float">
            <text:p>0.714351351351351</text:p>
          </table:table-cell>
          <table:table-cell office:value-type="float" office:value="0.047376807019211" calcext:value-type="float">
            <text:p>0.047376807019211</text:p>
          </table:table-cell>
          <table:table-cell office:value-type="float" office:value="0.729632882882883" calcext:value-type="float">
            <text:p>0.729632882882883</text:p>
          </table:table-cell>
          <table:table-cell office:value-type="float" office:value="0.0487141480197729" calcext:value-type="float">
            <text:p>0.0487</text:p>
          </table:table-cell>
          <table:table-cell office:value-type="float" office:value="0.731218468468468" calcext:value-type="float">
            <text:p>0.7312</text:p>
          </table:table-cell>
          <table:table-cell office:value-type="float" office:value="0.0469201027404942" calcext:value-type="float">
            <text:p>0.0469</text:p>
          </table:table-cell>
          <table:table-cell office:value-type="float" office:value="0.731440315315315" calcext:value-type="float">
            <text:p>0.7314</text:p>
          </table:table-cell>
          <table:table-cell office:value-type="float" office:value="0.052058097101576" calcext:value-type="float">
            <text:p>0.0521</text:p>
          </table:table-cell>
          <table:table-cell office:value-type="float" office:value="0.718838213213213" calcext:value-type="float">
            <text:p>0.7188</text:p>
          </table:table-cell>
          <table:table-cell office:value-type="float" office:value="0.0530064999097085" calcext:value-type="float">
            <text:p>0.0530</text:p>
          </table:table-cell>
          <table:table-cell office:value-type="float" office:value="0.722483858858859" calcext:value-type="float">
            <text:p>0.7225</text:p>
          </table:table-cell>
          <table:table-cell office:value-type="float" office:value="0.0446402264326628" calcext:value-type="float">
            <text:p>0.0446</text:p>
          </table:table-cell>
          <table:table-cell office:value-type="float" office:value="0.719317567567568" calcext:value-type="float">
            <text:p>0.7193</text:p>
          </table:table-cell>
          <table:table-cell office:value-type="float" office:value="0.0543103728053874" calcext:value-type="float">
            <text:p>0.0543</text:p>
          </table:table-cell>
          <table:table-cell office:value-type="float" office:value="0.738604354354354" calcext:value-type="float">
            <text:p>0.7386</text:p>
          </table:table-cell>
          <table:table-cell office:value-type="float" office:value="0.0536444573234107" calcext:value-type="float">
            <text:p>0.0536</text:p>
          </table:table-cell>
          <table:table-cell office:value-type="float" office:value="0.715290165165165" calcext:value-type="float">
            <text:p>0.7153</text:p>
          </table:table-cell>
          <table:table-cell office:value-type="float" office:value="0.064982084452248" calcext:value-type="float">
            <text:p>0.0650</text:p>
          </table:table-cell>
          <table:table-cell office:value-type="float" office:value="0.723166666666667" calcext:value-type="float">
            <text:p>0.7232</text:p>
          </table:table-cell>
          <table:table-cell office:value-type="float" office:value="0.060546050859761" calcext:value-type="float">
            <text:p>0.0605</text:p>
          </table:table-cell>
          <table:table-cell office:value-type="float" office:value="0.725440315315315" calcext:value-type="float">
            <text:p>0.7254</text:p>
          </table:table-cell>
          <table:table-cell office:value-type="float" office:value="0.0513170501979906" calcext:value-type="float">
            <text:p>0.051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04964912280702" calcext:value-type="float">
            <text:p>0.704964912280702</text:p>
          </table:table-cell>
          <table:table-cell office:value-type="float" office:value="0.0413130351042563" calcext:value-type="float">
            <text:p>0.0413130351042563</text:p>
          </table:table-cell>
          <table:table-cell office:value-type="float" office:value="0.708249546279492" calcext:value-type="float">
            <text:p>0.708249546279492</text:p>
          </table:table-cell>
          <table:table-cell office:value-type="float" office:value="0.0458588094478107" calcext:value-type="float">
            <text:p>0.0458588094478107</text:p>
          </table:table-cell>
          <table:table-cell office:value-type="float" office:value="0.704098608590442" calcext:value-type="float">
            <text:p>0.704098608590442</text:p>
          </table:table-cell>
          <table:table-cell office:value-type="float" office:value="0.0498624641598072" calcext:value-type="float">
            <text:p>0.0498624641598072</text:p>
          </table:table-cell>
          <table:table-cell office:value-type="float" office:value="0.711935269207501" calcext:value-type="float">
            <text:p>0.711935269207501</text:p>
          </table:table-cell>
          <table:table-cell office:value-type="float" office:value="0.0455202349135465" calcext:value-type="float">
            <text:p>0.0455202349135465</text:p>
          </table:table-cell>
          <table:table-cell office:value-type="float" office:value="0.708156987295826" calcext:value-type="float">
            <text:p>0.708156987295826</text:p>
          </table:table-cell>
          <table:table-cell office:value-type="float" office:value="0.0436951787156156" calcext:value-type="float">
            <text:p>0.0436951787156156</text:p>
          </table:table-cell>
          <table:table-cell office:value-type="float" office:value="0.719790834845735" calcext:value-type="float">
            <text:p>0.719790834845735</text:p>
          </table:table-cell>
          <table:table-cell office:value-type="float" office:value="0.0564698644982359" calcext:value-type="float">
            <text:p>0.0564698644982359</text:p>
          </table:table-cell>
          <table:table-cell office:value-type="float" office:value="0.703046733212341" calcext:value-type="float">
            <text:p>0.703046733212341</text:p>
          </table:table-cell>
          <table:table-cell office:value-type="float" office:value="0.0528051869429237" calcext:value-type="float">
            <text:p>0.0528</text:p>
          </table:table-cell>
          <table:table-cell office:value-type="float" office:value="0.706261796733212" calcext:value-type="float">
            <text:p>0.7063</text:p>
          </table:table-cell>
          <table:table-cell office:value-type="float" office:value="0.0537885579360686" calcext:value-type="float">
            <text:p>0.0538</text:p>
          </table:table-cell>
          <table:table-cell office:value-type="float" office:value="0.707729431336963" calcext:value-type="float">
            <text:p>0.7077</text:p>
          </table:table-cell>
          <table:table-cell office:value-type="float" office:value="0.040137985930996" calcext:value-type="float">
            <text:p>0.0401</text:p>
          </table:table-cell>
          <table:table-cell office:value-type="float" office:value="0.72103947368421" calcext:value-type="float">
            <text:p>0.7210</text:p>
          </table:table-cell>
          <table:table-cell office:value-type="float" office:value="0.0535754394284154" calcext:value-type="float">
            <text:p>0.0536</text:p>
          </table:table-cell>
          <table:table-cell office:value-type="float" office:value="0.700714458560194" calcext:value-type="float">
            <text:p>0.7007</text:p>
          </table:table-cell>
          <table:table-cell office:value-type="float" office:value="0.0444811500111126" calcext:value-type="float">
            <text:p>0.0445</text:p>
          </table:table-cell>
          <table:table-cell office:value-type="float" office:value="0.704667422867514" calcext:value-type="float">
            <text:p>0.7047</text:p>
          </table:table-cell>
          <table:table-cell office:value-type="float" office:value="0.0561711102522606" calcext:value-type="float">
            <text:p>0.0562</text:p>
          </table:table-cell>
          <table:table-cell office:value-type="float" office:value="0.714743799153055" calcext:value-type="float">
            <text:p>0.7147</text:p>
          </table:table-cell>
          <table:table-cell office:value-type="float" office:value="0.0549165391627317" calcext:value-type="float">
            <text:p>0.0549</text:p>
          </table:table-cell>
          <table:table-cell office:value-type="float" office:value="0.710315789473684" calcext:value-type="float">
            <text:p>0.7103</text:p>
          </table:table-cell>
          <table:table-cell office:value-type="float" office:value="0.0511502071109953" calcext:value-type="float">
            <text:p>0.0512</text:p>
          </table:table-cell>
          <table:table-cell office:value-type="float" office:value="0.701930127041742" calcext:value-type="float">
            <text:p>0.7019</text:p>
          </table:table-cell>
          <table:table-cell office:value-type="float" office:value="0.0418287684793915" calcext:value-type="float">
            <text:p>0.0418</text:p>
          </table:table-cell>
          <table:table-cell office:value-type="float" office:value="0.714231699939504" calcext:value-type="float">
            <text:p>0.7142</text:p>
          </table:table-cell>
          <table:table-cell office:value-type="float" office:value="0.046187859728605" calcext:value-type="float">
            <text:p>0.046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0351784633999" calcext:value-type="float">
            <text:p>0.710351784633999</text:p>
          </table:table-cell>
          <table:table-cell office:value-type="float" office:value="0.0385729632139971" calcext:value-type="float">
            <text:p>0.0385729632139971</text:p>
          </table:table-cell>
          <table:table-cell office:value-type="float" office:value="0.708140955837871" calcext:value-type="float">
            <text:p>0.708140955837871</text:p>
          </table:table-cell>
          <table:table-cell office:value-type="float" office:value="0.056424627645429" calcext:value-type="float">
            <text:p>0.056424627645429</text:p>
          </table:table-cell>
          <table:table-cell office:value-type="float" office:value="0.710461131276467" calcext:value-type="float">
            <text:p>0.710461131276467</text:p>
          </table:table-cell>
          <table:table-cell office:value-type="float" office:value="0.0451223349620519" calcext:value-type="float">
            <text:p>0.0451223349620519</text:p>
          </table:table-cell>
          <table:table-cell office:value-type="float" office:value="0.710765275257108" calcext:value-type="float">
            <text:p>0.710765275257108</text:p>
          </table:table-cell>
          <table:table-cell office:value-type="float" office:value="0.0388410417015051" calcext:value-type="float">
            <text:p>0.0388410417015051</text:p>
          </table:table-cell>
          <table:table-cell office:value-type="float" office:value="0.717845432546884" calcext:value-type="float">
            <text:p>0.717845432546884</text:p>
          </table:table-cell>
          <table:table-cell office:value-type="float" office:value="0.0467569855427478" calcext:value-type="float">
            <text:p>0.0467569855427478</text:p>
          </table:table-cell>
          <table:table-cell office:value-type="float" office:value="0.709496521476104" calcext:value-type="float">
            <text:p>0.709496521476104</text:p>
          </table:table-cell>
          <table:table-cell office:value-type="float" office:value="0.0506321997154966" calcext:value-type="float">
            <text:p>0.0506321997154966</text:p>
          </table:table-cell>
          <table:table-cell office:value-type="float" office:value="0.715646249243799" calcext:value-type="float">
            <text:p>0.715646249243799</text:p>
          </table:table-cell>
          <table:table-cell office:value-type="float" office:value="0.0427314890503484" calcext:value-type="float">
            <text:p>0.0427</text:p>
          </table:table-cell>
          <table:table-cell office:value-type="float" office:value="0.7124333030853" calcext:value-type="float">
            <text:p>0.7124</text:p>
          </table:table-cell>
          <table:table-cell office:value-type="float" office:value="0.0349603204973751" calcext:value-type="float">
            <text:p>0.0350</text:p>
          </table:table-cell>
          <table:table-cell office:value-type="float" office:value="0.723126588021779" calcext:value-type="float">
            <text:p>0.7231</text:p>
          </table:table-cell>
          <table:table-cell office:value-type="float" office:value="0.0438038850729766" calcext:value-type="float">
            <text:p>0.0438</text:p>
          </table:table-cell>
          <table:table-cell office:value-type="float" office:value="0.714334392014519" calcext:value-type="float">
            <text:p>0.7143</text:p>
          </table:table-cell>
          <table:table-cell office:value-type="float" office:value="0.0540872672935135" calcext:value-type="float">
            <text:p>0.0541</text:p>
          </table:table-cell>
          <table:table-cell office:value-type="float" office:value="0.718471264367816" calcext:value-type="float">
            <text:p>0.7185</text:p>
          </table:table-cell>
          <table:table-cell office:value-type="float" office:value="0.0396943039913168" calcext:value-type="float">
            <text:p>0.0397</text:p>
          </table:table-cell>
          <table:table-cell office:value-type="float" office:value="0.721170598911071" calcext:value-type="float">
            <text:p>0.7212</text:p>
          </table:table-cell>
          <table:table-cell office:value-type="float" office:value="0.0500755228321136" calcext:value-type="float">
            <text:p>0.0501</text:p>
          </table:table-cell>
          <table:table-cell office:value-type="float" office:value="0.716563672111313" calcext:value-type="float">
            <text:p>0.7166</text:p>
          </table:table-cell>
          <table:table-cell office:value-type="float" office:value="0.0457668176604491" calcext:value-type="float">
            <text:p>0.0458</text:p>
          </table:table-cell>
          <table:table-cell office:value-type="float" office:value="0.706239564428312" calcext:value-type="float">
            <text:p>0.7062</text:p>
          </table:table-cell>
          <table:table-cell office:value-type="float" office:value="0.0454657514442064" calcext:value-type="float">
            <text:p>0.0455</text:p>
          </table:table-cell>
          <table:table-cell office:value-type="float" office:value="0.71925483968542" calcext:value-type="float">
            <text:p>0.7193</text:p>
          </table:table-cell>
          <table:table-cell office:value-type="float" office:value="0.0421218166531654" calcext:value-type="float">
            <text:p>0.0421</text:p>
          </table:table-cell>
          <table:table-cell office:value-type="float" office:value="0.71754204476709" calcext:value-type="float">
            <text:p>0.7175</text:p>
          </table:table-cell>
          <table:table-cell office:value-type="float" office:value="0.04759149220764" calcext:value-type="float">
            <text:p>0.047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25988656987296" calcext:value-type="float">
            <text:p>0.725988656987296</text:p>
          </table:table-cell>
          <table:table-cell office:value-type="float" office:value="0.0292459552079237" calcext:value-type="float">
            <text:p>0.0292459552079237</text:p>
          </table:table-cell>
          <table:table-cell office:value-type="float" office:value="0.697374319419238" calcext:value-type="float">
            <text:p>0.697374319419238</text:p>
          </table:table-cell>
          <table:table-cell office:value-type="float" office:value="0.0590975476650444" calcext:value-type="float">
            <text:p>0.0590975476650444</text:p>
          </table:table-cell>
          <table:table-cell office:value-type="float" office:value="0.716338475499093" calcext:value-type="float">
            <text:p>0.716338475499093</text:p>
          </table:table-cell>
          <table:table-cell office:value-type="float" office:value="0.0421962715199341" calcext:value-type="float">
            <text:p>0.0421962715199341</text:p>
          </table:table-cell>
          <table:table-cell office:value-type="float" office:value="0.713241833030853" calcext:value-type="float">
            <text:p>0.713241833030853</text:p>
          </table:table-cell>
          <table:table-cell office:value-type="float" office:value="0.053119409285123" calcext:value-type="float">
            <text:p>0.053119409285123</text:p>
          </table:table-cell>
          <table:table-cell office:value-type="float" office:value="0.711679824561404" calcext:value-type="float">
            <text:p>0.711679824561404</text:p>
          </table:table-cell>
          <table:table-cell office:value-type="float" office:value="0.0438344953621126" calcext:value-type="float">
            <text:p>0.0438344953621126</text:p>
          </table:table-cell>
          <table:table-cell office:value-type="float" office:value="0.717170296430732" calcext:value-type="float">
            <text:p>0.717170296430732</text:p>
          </table:table-cell>
          <table:table-cell office:value-type="float" office:value="0.0381186085846441" calcext:value-type="float">
            <text:p>0.0381186085846441</text:p>
          </table:table-cell>
          <table:table-cell office:value-type="float" office:value="0.709913641863279" calcext:value-type="float">
            <text:p>0.709913641863279</text:p>
          </table:table-cell>
          <table:table-cell office:value-type="float" office:value="0.0345649720758666" calcext:value-type="float">
            <text:p>0.0346</text:p>
          </table:table-cell>
          <table:table-cell office:value-type="float" office:value="0.716232153660012" calcext:value-type="float">
            <text:p>0.7162</text:p>
          </table:table-cell>
          <table:table-cell office:value-type="float" office:value="0.0375246211122927" calcext:value-type="float">
            <text:p>0.0375</text:p>
          </table:table-cell>
          <table:table-cell office:value-type="float" office:value="0.711745462794918" calcext:value-type="float">
            <text:p>0.7117</text:p>
          </table:table-cell>
          <table:table-cell office:value-type="float" office:value="0.0495286057355124" calcext:value-type="float">
            <text:p>0.0495</text:p>
          </table:table-cell>
          <table:table-cell office:value-type="float" office:value="0.709147912885662" calcext:value-type="float">
            <text:p>0.7091</text:p>
          </table:table-cell>
          <table:table-cell office:value-type="float" office:value="0.0503392864591517" calcext:value-type="float">
            <text:p>0.0503</text:p>
          </table:table-cell>
          <table:table-cell office:value-type="float" office:value="0.716212643678161" calcext:value-type="float">
            <text:p>0.7162</text:p>
          </table:table-cell>
          <table:table-cell office:value-type="float" office:value="0.0474893851535986" calcext:value-type="float">
            <text:p>0.0475</text:p>
          </table:table-cell>
          <table:table-cell office:value-type="float" office:value="0.72044313369631" calcext:value-type="float">
            <text:p>0.7204</text:p>
          </table:table-cell>
          <table:table-cell office:value-type="float" office:value="0.0478681394135203" calcext:value-type="float">
            <text:p>0.0479</text:p>
          </table:table-cell>
          <table:table-cell office:value-type="float" office:value="0.715753327283727" calcext:value-type="float">
            <text:p>0.7158</text:p>
          </table:table-cell>
          <table:table-cell office:value-type="float" office:value="0.042684802224482" calcext:value-type="float">
            <text:p>0.0427</text:p>
          </table:table-cell>
          <table:table-cell office:value-type="float" office:value="0.701055958862674" calcext:value-type="float">
            <text:p>0.7011</text:p>
          </table:table-cell>
          <table:table-cell office:value-type="float" office:value="0.0495107715552216" calcext:value-type="float">
            <text:p>0.0495</text:p>
          </table:table-cell>
          <table:table-cell office:value-type="float" office:value="0.714429975801573" calcext:value-type="float">
            <text:p>0.7144</text:p>
          </table:table-cell>
          <table:table-cell office:value-type="float" office:value="0.0407202336931558" calcext:value-type="float">
            <text:p>0.0407</text:p>
          </table:table-cell>
          <table:table-cell office:value-type="float" office:value="0.710609800362976" calcext:value-type="float">
            <text:p>0.7106</text:p>
          </table:table-cell>
          <table:table-cell office:value-type="float" office:value="0.0423526494388011" calcext:value-type="float">
            <text:p>0.042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0807320024198" calcext:value-type="float">
            <text:p>0.710807320024198</text:p>
          </table:table-cell>
          <table:table-cell office:value-type="float" office:value="0.0263919583801409" calcext:value-type="float">
            <text:p>0.0263919583801409</text:p>
          </table:table-cell>
          <table:table-cell office:value-type="float" office:value="0.684229582577133" calcext:value-type="float">
            <text:p>0.684229582577133</text:p>
          </table:table-cell>
          <table:table-cell office:value-type="float" office:value="0.0581540768667105" calcext:value-type="float">
            <text:p>0.0581540768667105</text:p>
          </table:table-cell>
          <table:table-cell office:value-type="float" office:value="0.717073049001815" calcext:value-type="float">
            <text:p>0.717073049001815</text:p>
          </table:table-cell>
          <table:table-cell office:value-type="float" office:value="0.0314153799819133" calcext:value-type="float">
            <text:p>0.0314153799819133</text:p>
          </table:table-cell>
          <table:table-cell office:value-type="float" office:value="0.721814730792499" calcext:value-type="float">
            <text:p>0.721814730792499</text:p>
          </table:table-cell>
          <table:table-cell office:value-type="float" office:value="0.0235726201063262" calcext:value-type="float">
            <text:p>0.0235726201063262</text:p>
          </table:table-cell>
          <table:table-cell office:value-type="float" office:value="0.72036146400484" calcext:value-type="float">
            <text:p>0.72036146400484</text:p>
          </table:table-cell>
          <table:table-cell office:value-type="float" office:value="0.03016485915263" calcext:value-type="float">
            <text:p>0.03016485915263</text:p>
          </table:table-cell>
          <table:table-cell office:value-type="float" office:value="0.703109800362976" calcext:value-type="float">
            <text:p>0.703109800362976</text:p>
          </table:table-cell>
          <table:table-cell office:value-type="float" office:value="0.0423589997810875" calcext:value-type="float">
            <text:p>0.0423589997810875</text:p>
          </table:table-cell>
          <table:table-cell office:value-type="float" office:value="0.721053387779794" calcext:value-type="float">
            <text:p>0.721053387779794</text:p>
          </table:table-cell>
          <table:table-cell office:value-type="float" office:value="0.0415397589653578" calcext:value-type="float">
            <text:p>0.0415</text:p>
          </table:table-cell>
          <table:table-cell office:value-type="float" office:value="0.718972020568663" calcext:value-type="float">
            <text:p>0.7190</text:p>
          </table:table-cell>
          <table:table-cell office:value-type="float" office:value="0.03649157478496" calcext:value-type="float">
            <text:p>0.0365</text:p>
          </table:table-cell>
          <table:table-cell office:value-type="float" office:value="0.720069721718088" calcext:value-type="float">
            <text:p>0.7201</text:p>
          </table:table-cell>
          <table:table-cell office:value-type="float" office:value="0.0420971043779494" calcext:value-type="float">
            <text:p>0.0421</text:p>
          </table:table-cell>
          <table:table-cell office:value-type="float" office:value="0.710479885057471" calcext:value-type="float">
            <text:p>0.7105</text:p>
          </table:table-cell>
          <table:table-cell office:value-type="float" office:value="0.0425833844131349" calcext:value-type="float">
            <text:p>0.0426</text:p>
          </table:table-cell>
          <table:table-cell office:value-type="float" office:value="0.712062915910466" calcext:value-type="float">
            <text:p>0.7121</text:p>
          </table:table-cell>
          <table:table-cell office:value-type="float" office:value="0.0425884238983737" calcext:value-type="float">
            <text:p>0.0426</text:p>
          </table:table-cell>
          <table:table-cell office:value-type="float" office:value="0.721303085299456" calcext:value-type="float">
            <text:p>0.7213</text:p>
          </table:table-cell>
          <table:table-cell office:value-type="float" office:value="0.0458433055115546" calcext:value-type="float">
            <text:p>0.0458</text:p>
          </table:table-cell>
          <table:table-cell office:value-type="float" office:value="0.716457350272232" calcext:value-type="float">
            <text:p>0.7165</text:p>
          </table:table-cell>
          <table:table-cell office:value-type="float" office:value="0.0442452338464551" calcext:value-type="float">
            <text:p>0.0442</text:p>
          </table:table-cell>
          <table:table-cell office:value-type="float" office:value="0.700852389594676" calcext:value-type="float">
            <text:p>0.7009</text:p>
          </table:table-cell>
          <table:table-cell office:value-type="float" office:value="0.0515037574406323" calcext:value-type="float">
            <text:p>0.0515</text:p>
          </table:table-cell>
          <table:table-cell office:value-type="float" office:value="0.720615245009074" calcext:value-type="float">
            <text:p>0.7206</text:p>
          </table:table-cell>
          <table:table-cell office:value-type="float" office:value="0.0473825054924029" calcext:value-type="float">
            <text:p>0.0474</text:p>
          </table:table-cell>
          <table:table-cell office:value-type="float" office:value="0.722115547489413" calcext:value-type="float">
            <text:p>0.7221</text:p>
          </table:table-cell>
          <table:table-cell office:value-type="float" office:value="0.0462150324298301" calcext:value-type="float">
            <text:p>0.046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8509528130671" calcext:value-type="float">
            <text:p>0.718509528130671</text:p>
          </table:table-cell>
          <table:table-cell office:value-type="float" office:value="0.0464981484896032" calcext:value-type="float">
            <text:p>0.0464981484896032</text:p>
          </table:table-cell>
          <table:table-cell office:value-type="float" office:value="0.699400030248034" calcext:value-type="float">
            <text:p>0.699400030248034</text:p>
          </table:table-cell>
          <table:table-cell office:value-type="float" office:value="0.0393999780951311" calcext:value-type="float">
            <text:p>0.0393999780951311</text:p>
          </table:table-cell>
          <table:table-cell office:value-type="float" office:value="0.71575499092559" calcext:value-type="float">
            <text:p>0.71575499092559</text:p>
          </table:table-cell>
          <table:table-cell office:value-type="float" office:value="0.0356426423287114" calcext:value-type="float">
            <text:p>0.0356426423287114</text:p>
          </table:table-cell>
          <table:table-cell office:value-type="float" office:value="0.707539171203872" calcext:value-type="float">
            <text:p>0.707539171203872</text:p>
          </table:table-cell>
          <table:table-cell office:value-type="float" office:value="0.0412664230822088" calcext:value-type="float">
            <text:p>0.0412664230822088</text:p>
          </table:table-cell>
          <table:table-cell office:value-type="float" office:value="0.713039776164549" calcext:value-type="float">
            <text:p>0.713039776164549</text:p>
          </table:table-cell>
          <table:table-cell office:value-type="float" office:value="0.0442040503725718" calcext:value-type="float">
            <text:p>0.0442040503725718</text:p>
          </table:table-cell>
          <table:table-cell office:value-type="float" office:value="0.709476104053237" calcext:value-type="float">
            <text:p>0.709476104053237</text:p>
          </table:table-cell>
          <table:table-cell office:value-type="float" office:value="0.0514142143474757" calcext:value-type="float">
            <text:p>0.0514142143474757</text:p>
          </table:table-cell>
          <table:table-cell office:value-type="float" office:value="0.71610390199637" calcext:value-type="float">
            <text:p>0.71610390199637</text:p>
          </table:table-cell>
          <table:table-cell office:value-type="float" office:value="0.0527363833379859" calcext:value-type="float">
            <text:p>0.0527</text:p>
          </table:table-cell>
          <table:table-cell office:value-type="float" office:value="0.71289594676346" calcext:value-type="float">
            <text:p>0.7129</text:p>
          </table:table-cell>
          <table:table-cell office:value-type="float" office:value="0.0412058622877063" calcext:value-type="float">
            <text:p>0.0412</text:p>
          </table:table-cell>
          <table:table-cell office:value-type="float" office:value="0.705458408953418" calcext:value-type="float">
            <text:p>0.7055</text:p>
          </table:table-cell>
          <table:table-cell office:value-type="float" office:value="0.053424645369372" calcext:value-type="float">
            <text:p>0.0534</text:p>
          </table:table-cell>
          <table:table-cell office:value-type="float" office:value="0.712252873563218" calcext:value-type="float">
            <text:p>0.7123</text:p>
          </table:table-cell>
          <table:table-cell office:value-type="float" office:value="0.0441586701187026" calcext:value-type="float">
            <text:p>0.0442</text:p>
          </table:table-cell>
          <table:table-cell office:value-type="float" office:value="0.718830157289776" calcext:value-type="float">
            <text:p>0.7188</text:p>
          </table:table-cell>
          <table:table-cell office:value-type="float" office:value="0.037941599430828" calcext:value-type="float">
            <text:p>0.0379</text:p>
          </table:table-cell>
          <table:table-cell office:value-type="float" office:value="0.715625378100423" calcext:value-type="float">
            <text:p>0.7156</text:p>
          </table:table-cell>
          <table:table-cell office:value-type="float" office:value="0.0372887517304986" calcext:value-type="float">
            <text:p>0.0373</text:p>
          </table:table-cell>
          <table:table-cell office:value-type="float" office:value="0.705194041137326" calcext:value-type="float">
            <text:p>0.7052</text:p>
          </table:table-cell>
          <table:table-cell office:value-type="float" office:value="0.0456690660284918" calcext:value-type="float">
            <text:p>0.0457</text:p>
          </table:table-cell>
          <table:table-cell office:value-type="float" office:value="0.714395039322444" calcext:value-type="float">
            <text:p>0.7144</text:p>
          </table:table-cell>
          <table:table-cell office:value-type="float" office:value="0.0464645020754866" calcext:value-type="float">
            <text:p>0.0465</text:p>
          </table:table-cell>
          <table:table-cell office:value-type="float" office:value="0.70932683000605" calcext:value-type="float">
            <text:p>0.7093</text:p>
          </table:table-cell>
          <table:table-cell office:value-type="float" office:value="0.051270270945884" calcext:value-type="float">
            <text:p>0.0513</text:p>
          </table:table-cell>
          <table:table-cell office:value-type="float" office:value="0.708884150030248" calcext:value-type="float">
            <text:p>0.7089</text:p>
          </table:table-cell>
          <table:table-cell office:value-type="float" office:value="0.0475660170332276" calcext:value-type="float">
            <text:p>0.047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7731246218996" calcext:value-type="float">
            <text:p>0.717731246218996</text:p>
          </table:table-cell>
          <table:table-cell office:value-type="float" office:value="0.0289572346133289" calcext:value-type="float">
            <text:p>0.0289572346133289</text:p>
          </table:table-cell>
          <table:table-cell office:value-type="float" office:value="0.695054597701149" calcext:value-type="float">
            <text:p>0.695054597701149</text:p>
          </table:table-cell>
          <table:table-cell office:value-type="float" office:value="0.0627502981911926" calcext:value-type="float">
            <text:p>0.0627502981911926</text:p>
          </table:table-cell>
          <table:table-cell office:value-type="float" office:value="0.713157441016334" calcext:value-type="float">
            <text:p>0.713157441016334</text:p>
          </table:table-cell>
          <table:table-cell office:value-type="float" office:value="0.0296821431411755" calcext:value-type="float">
            <text:p>0.0296821431411755</text:p>
          </table:table-cell>
          <table:table-cell office:value-type="float" office:value="0.719690411373261" calcext:value-type="float">
            <text:p>0.719690411373261</text:p>
          </table:table-cell>
          <table:table-cell office:value-type="float" office:value="0.0350462694620932" calcext:value-type="float">
            <text:p>0.0350462694620932</text:p>
          </table:table-cell>
          <table:table-cell office:value-type="float" office:value="0.714927102238354" calcext:value-type="float">
            <text:p>0.714927102238354</text:p>
          </table:table-cell>
          <table:table-cell office:value-type="float" office:value="0.0451238545022141" calcext:value-type="float">
            <text:p>0.0451238545022141</text:p>
          </table:table-cell>
          <table:table-cell office:value-type="float" office:value="0.716892165759226" calcext:value-type="float">
            <text:p>0.716892165759226</text:p>
          </table:table-cell>
          <table:table-cell office:value-type="float" office:value="0.0472290686033764" calcext:value-type="float">
            <text:p>0.0472290686033764</text:p>
          </table:table-cell>
          <table:table-cell office:value-type="float" office:value="0.720204779189353" calcext:value-type="float">
            <text:p>0.720204779189353</text:p>
          </table:table-cell>
          <table:table-cell office:value-type="float" office:value="0.0470826756568466" calcext:value-type="float">
            <text:p>0.0471</text:p>
          </table:table-cell>
          <table:table-cell office:value-type="float" office:value="0.71421521476104" calcext:value-type="float">
            <text:p>0.7142</text:p>
          </table:table-cell>
          <table:table-cell office:value-type="float" office:value="0.0426170911991048" calcext:value-type="float">
            <text:p>0.0426</text:p>
          </table:table-cell>
          <table:table-cell office:value-type="float" office:value="0.732640199637024" calcext:value-type="float">
            <text:p>0.7326</text:p>
          </table:table-cell>
          <table:table-cell office:value-type="float" office:value="0.0458449510008852" calcext:value-type="float">
            <text:p>0.0458</text:p>
          </table:table-cell>
          <table:table-cell office:value-type="float" office:value="0.711877041742287" calcext:value-type="float">
            <text:p>0.7119</text:p>
          </table:table-cell>
          <table:table-cell office:value-type="float" office:value="0.0613566463599722" calcext:value-type="float">
            <text:p>0.0614</text:p>
          </table:table-cell>
          <table:table-cell office:value-type="float" office:value="0.720769056261343" calcext:value-type="float">
            <text:p>0.7208</text:p>
          </table:table-cell>
          <table:table-cell office:value-type="float" office:value="0.0415001503801131" calcext:value-type="float">
            <text:p>0.0415</text:p>
          </table:table-cell>
          <table:table-cell office:value-type="float" office:value="0.706390199637024" calcext:value-type="float">
            <text:p>0.7064</text:p>
          </table:table-cell>
          <table:table-cell office:value-type="float" office:value="0.050271237628896" calcext:value-type="float">
            <text:p>0.0503</text:p>
          </table:table-cell>
          <table:table-cell office:value-type="float" office:value="0.719135359951603" calcext:value-type="float">
            <text:p>0.7191</text:p>
          </table:table-cell>
          <table:table-cell office:value-type="float" office:value="0.0454167550952957" calcext:value-type="float">
            <text:p>0.0454</text:p>
          </table:table-cell>
          <table:table-cell office:value-type="float" office:value="0.712351179673321" calcext:value-type="float">
            <text:p>0.7124</text:p>
          </table:table-cell>
          <table:table-cell office:value-type="float" office:value="0.0452258262692868" calcext:value-type="float">
            <text:p>0.0452</text:p>
          </table:table-cell>
          <table:table-cell office:value-type="float" office:value="0.723970054446461" calcext:value-type="float">
            <text:p>0.7240</text:p>
          </table:table-cell>
          <table:table-cell office:value-type="float" office:value="0.0461627900372906" calcext:value-type="float">
            <text:p>0.0462</text:p>
          </table:table-cell>
          <table:table-cell office:value-type="float" office:value="0.709407441016334" calcext:value-type="float">
            <text:p>0.7094</text:p>
          </table:table-cell>
          <table:table-cell office:value-type="float" office:value="0.0478333370652477" calcext:value-type="float">
            <text:p>0.047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02932093163944" calcext:value-type="float">
            <text:p>0.702932093163944</text:p>
          </table:table-cell>
          <table:table-cell office:value-type="float" office:value="0.0419453529086151" calcext:value-type="float">
            <text:p>0.0419453529086151</text:p>
          </table:table-cell>
          <table:table-cell office:value-type="float" office:value="0.705969600725953" calcext:value-type="float">
            <text:p>0.705969600725953</text:p>
          </table:table-cell>
          <table:table-cell office:value-type="float" office:value="0.060133272792492" calcext:value-type="float">
            <text:p>0.060133272792492</text:p>
          </table:table-cell>
          <table:table-cell office:value-type="float" office:value="0.711063823351482" calcext:value-type="float">
            <text:p>0.711063823351482</text:p>
          </table:table-cell>
          <table:table-cell office:value-type="float" office:value="0.0438928694092862" calcext:value-type="float">
            <text:p>0.0438928694092862</text:p>
          </table:table-cell>
          <table:table-cell office:value-type="float" office:value="0.707022988505747" calcext:value-type="float">
            <text:p>0.707022988505747</text:p>
          </table:table-cell>
          <table:table-cell office:value-type="float" office:value="0.0524075074743364" calcext:value-type="float">
            <text:p>0.0524075074743364</text:p>
          </table:table-cell>
          <table:table-cell office:value-type="float" office:value="0.710078342407743" calcext:value-type="float">
            <text:p>0.710078342407743</text:p>
          </table:table-cell>
          <table:table-cell office:value-type="float" office:value="0.0493523371929584" calcext:value-type="float">
            <text:p>0.0493523371929584</text:p>
          </table:table-cell>
          <table:table-cell office:value-type="float" office:value="0.700633393829401" calcext:value-type="float">
            <text:p>0.700633393829401</text:p>
          </table:table-cell>
          <table:table-cell office:value-type="float" office:value="0.0463553304145071" calcext:value-type="float">
            <text:p>0.0463553304145071</text:p>
          </table:table-cell>
          <table:table-cell office:value-type="float" office:value="0.701892619479734" calcext:value-type="float">
            <text:p>0.701892619479734</text:p>
          </table:table-cell>
          <table:table-cell office:value-type="float" office:value="0.0464721676005286" calcext:value-type="float">
            <text:p>0.0465</text:p>
          </table:table-cell>
          <table:table-cell office:value-type="float" office:value="0.715425438596491" calcext:value-type="float">
            <text:p>0.7154</text:p>
          </table:table-cell>
          <table:table-cell office:value-type="float" office:value="0.0483146620039873" calcext:value-type="float">
            <text:p>0.0483</text:p>
          </table:table-cell>
          <table:table-cell office:value-type="float" office:value="0.704260586811857" calcext:value-type="float">
            <text:p>0.7043</text:p>
          </table:table-cell>
          <table:table-cell office:value-type="float" office:value="0.0543019035907064" calcext:value-type="float">
            <text:p>0.0543</text:p>
          </table:table-cell>
          <table:table-cell office:value-type="float" office:value="0.712954174228675" calcext:value-type="float">
            <text:p>0.7130</text:p>
          </table:table-cell>
          <table:table-cell office:value-type="float" office:value="0.0475553488617493" calcext:value-type="float">
            <text:p>0.0476</text:p>
          </table:table-cell>
          <table:table-cell office:value-type="float" office:value="0.712020266182698" calcext:value-type="float">
            <text:p>0.7120</text:p>
          </table:table-cell>
          <table:table-cell office:value-type="float" office:value="0.0439592527310538" calcext:value-type="float">
            <text:p>0.0440</text:p>
          </table:table-cell>
          <table:table-cell office:value-type="float" office:value="0.713832728372656" calcext:value-type="float">
            <text:p>0.7138</text:p>
          </table:table-cell>
          <table:table-cell office:value-type="float" office:value="0.0567972945305259" calcext:value-type="float">
            <text:p>0.0568</text:p>
          </table:table-cell>
          <table:table-cell office:value-type="float" office:value="0.714391258318209" calcext:value-type="float">
            <text:p>0.7144</text:p>
          </table:table-cell>
          <table:table-cell office:value-type="float" office:value="0.0539123883540819" calcext:value-type="float">
            <text:p>0.0539</text:p>
          </table:table-cell>
          <table:table-cell office:value-type="float" office:value="0.703183756805808" calcext:value-type="float">
            <text:p>0.7032</text:p>
          </table:table-cell>
          <table:table-cell office:value-type="float" office:value="0.0501014397154055" calcext:value-type="float">
            <text:p>0.0501</text:p>
          </table:table-cell>
          <table:table-cell office:value-type="float" office:value="0.707331972171809" calcext:value-type="float">
            <text:p>0.7073</text:p>
          </table:table-cell>
          <table:table-cell office:value-type="float" office:value="0.0452093753038761" calcext:value-type="float">
            <text:p>0.0452</text:p>
          </table:table-cell>
          <table:table-cell office:value-type="float" office:value="0.704472474289171" calcext:value-type="float">
            <text:p>0.7045</text:p>
          </table:table-cell>
          <table:table-cell office:value-type="float" office:value="0.0488702169995278" calcext:value-type="float">
            <text:p>0.048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8838173018754" calcext:value-type="float">
            <text:p>0.718838173018754</text:p>
          </table:table-cell>
          <table:table-cell office:value-type="float" office:value="0.0437463906597812" calcext:value-type="float">
            <text:p>0.0437463906597812</text:p>
          </table:table-cell>
          <table:table-cell office:value-type="float" office:value="0.708579854809437" calcext:value-type="float">
            <text:p>0.708579854809437</text:p>
          </table:table-cell>
          <table:table-cell office:value-type="float" office:value="0.0513022165707607" calcext:value-type="float">
            <text:p>0.0513022165707607</text:p>
          </table:table-cell>
          <table:table-cell office:value-type="float" office:value="0.710638989715668" calcext:value-type="float">
            <text:p>0.710638989715668</text:p>
          </table:table-cell>
          <table:table-cell office:value-type="float" office:value="0.0443758663430934" calcext:value-type="float">
            <text:p>0.0443758663430934</text:p>
          </table:table-cell>
          <table:table-cell office:value-type="float" office:value="0.707192226255293" calcext:value-type="float">
            <text:p>0.707192226255293</text:p>
          </table:table-cell>
          <table:table-cell office:value-type="float" office:value="0.0384103664272378" calcext:value-type="float">
            <text:p>0.0384103664272378</text:p>
          </table:table-cell>
          <table:table-cell office:value-type="float" office:value="0.711975952813067" calcext:value-type="float">
            <text:p>0.711975952813067</text:p>
          </table:table-cell>
          <table:table-cell office:value-type="float" office:value="0.0336838892851751" calcext:value-type="float">
            <text:p>0.0336838892851751</text:p>
          </table:table-cell>
          <table:table-cell office:value-type="float" office:value="0.719159255898367" calcext:value-type="float">
            <text:p>0.719159255898367</text:p>
          </table:table-cell>
          <table:table-cell office:value-type="float" office:value="0.0431569685506207" calcext:value-type="float">
            <text:p>0.0431569685506207</text:p>
          </table:table-cell>
          <table:table-cell office:value-type="float" office:value="0.71545795523291" calcext:value-type="float">
            <text:p>0.71545795523291</text:p>
          </table:table-cell>
          <table:table-cell office:value-type="float" office:value="0.0435021694154738" calcext:value-type="float">
            <text:p>0.0435</text:p>
          </table:table-cell>
          <table:table-cell office:value-type="float" office:value="0.708619630973987" calcext:value-type="float">
            <text:p>0.7086</text:p>
          </table:table-cell>
          <table:table-cell office:value-type="float" office:value="0.0458059860397724" calcext:value-type="float">
            <text:p>0.0458</text:p>
          </table:table-cell>
          <table:table-cell office:value-type="float" office:value="0.713399727767695" calcext:value-type="float">
            <text:p>0.7134</text:p>
          </table:table-cell>
          <table:table-cell office:value-type="float" office:value="0.0440744881239245" calcext:value-type="float">
            <text:p>0.0441</text:p>
          </table:table-cell>
          <table:table-cell office:value-type="float" office:value="0.702967180883242" calcext:value-type="float">
            <text:p>0.7030</text:p>
          </table:table-cell>
          <table:table-cell office:value-type="float" office:value="0.0505287213141804" calcext:value-type="float">
            <text:p>0.0505</text:p>
          </table:table-cell>
          <table:table-cell office:value-type="float" office:value="0.716460072595281" calcext:value-type="float">
            <text:p>0.7165</text:p>
          </table:table-cell>
          <table:table-cell office:value-type="float" office:value="0.0394373217624769" calcext:value-type="float">
            <text:p>0.0394</text:p>
          </table:table-cell>
          <table:table-cell office:value-type="float" office:value="0.714938596491228" calcext:value-type="float">
            <text:p>0.7149</text:p>
          </table:table-cell>
          <table:table-cell office:value-type="float" office:value="0.0458129887732274" calcext:value-type="float">
            <text:p>0.0458</text:p>
          </table:table-cell>
          <table:table-cell office:value-type="float" office:value="0.71799001814882" calcext:value-type="float">
            <text:p>0.7180</text:p>
          </table:table-cell>
          <table:table-cell office:value-type="float" office:value="0.0459356500307069" calcext:value-type="float">
            <text:p>0.0459</text:p>
          </table:table-cell>
          <table:table-cell office:value-type="float" office:value="0.713965517241379" calcext:value-type="float">
            <text:p>0.7140</text:p>
          </table:table-cell>
          <table:table-cell office:value-type="float" office:value="0.0494531460439713" calcext:value-type="float">
            <text:p>0.0495</text:p>
          </table:table-cell>
          <table:table-cell office:value-type="float" office:value="0.708892921960073" calcext:value-type="float">
            <text:p>0.7089</text:p>
          </table:table-cell>
          <table:table-cell office:value-type="float" office:value="0.051666883831024" calcext:value-type="float">
            <text:p>0.0517</text:p>
          </table:table-cell>
          <table:table-cell office:value-type="float" office:value="0.716267997580157" calcext:value-type="float">
            <text:p>0.7163</text:p>
          </table:table-cell>
          <table:table-cell office:value-type="float" office:value="0.0483245150492695" calcext:value-type="float">
            <text:p>0.048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3237749546279" calcext:value-type="float">
            <text:p>0.713237749546279</text:p>
          </table:table-cell>
          <table:table-cell office:value-type="float" office:value="0.0385359290067503" calcext:value-type="float">
            <text:p>0.0385359290067503</text:p>
          </table:table-cell>
          <table:table-cell office:value-type="float" office:value="0.703307320024198" calcext:value-type="float">
            <text:p>0.703307320024198</text:p>
          </table:table-cell>
          <table:table-cell office:value-type="float" office:value="0.0554449131712289" calcext:value-type="float">
            <text:p>0.0554449131712289</text:p>
          </table:table-cell>
          <table:table-cell office:value-type="float" office:value="0.708682093163944" calcext:value-type="float">
            <text:p>0.708682093163944</text:p>
          </table:table-cell>
          <table:table-cell office:value-type="float" office:value="0.0356293354569207" calcext:value-type="float">
            <text:p>0.0356293354569207</text:p>
          </table:table-cell>
          <table:table-cell office:value-type="float" office:value="0.708187689050212" calcext:value-type="float">
            <text:p>0.708187689050212</text:p>
          </table:table-cell>
          <table:table-cell office:value-type="float" office:value="0.0527984500791018" calcext:value-type="float">
            <text:p>0.0527984500791018</text:p>
          </table:table-cell>
          <table:table-cell office:value-type="float" office:value="0.704951905626134" calcext:value-type="float">
            <text:p>0.704951905626134</text:p>
          </table:table-cell>
          <table:table-cell office:value-type="float" office:value="0.0423203031042894" calcext:value-type="float">
            <text:p>0.0423203031042894</text:p>
          </table:table-cell>
          <table:table-cell office:value-type="float" office:value="0.720929219600726" calcext:value-type="float">
            <text:p>0.720929219600726</text:p>
          </table:table-cell>
          <table:table-cell office:value-type="float" office:value="0.0543054572832736" calcext:value-type="float">
            <text:p>0.0543054572832736</text:p>
          </table:table-cell>
          <table:table-cell office:value-type="float" office:value="0.707359497882638" calcext:value-type="float">
            <text:p>0.707359497882638</text:p>
          </table:table-cell>
          <table:table-cell office:value-type="float" office:value="0.0451664999322593" calcext:value-type="float">
            <text:p>0.0452</text:p>
          </table:table-cell>
          <table:table-cell office:value-type="float" office:value="0.711848759830611" calcext:value-type="float">
            <text:p>0.7118</text:p>
          </table:table-cell>
          <table:table-cell office:value-type="float" office:value="0.0431415707578224" calcext:value-type="float">
            <text:p>0.0431</text:p>
          </table:table-cell>
          <table:table-cell office:value-type="float" office:value="0.723286146400484" calcext:value-type="float">
            <text:p>0.7233</text:p>
          </table:table-cell>
          <table:table-cell office:value-type="float" office:value="0.0438990394593136" calcext:value-type="float">
            <text:p>0.0439</text:p>
          </table:table-cell>
          <table:table-cell office:value-type="float" office:value="0.69951966122202" calcext:value-type="float">
            <text:p>0.6995</text:p>
          </table:table-cell>
          <table:table-cell office:value-type="float" office:value="0.0467309265694766" calcext:value-type="float">
            <text:p>0.0467</text:p>
          </table:table-cell>
          <table:table-cell office:value-type="float" office:value="0.70899742891712" calcext:value-type="float">
            <text:p>0.7090</text:p>
          </table:table-cell>
          <table:table-cell office:value-type="float" office:value="0.051763288002213" calcext:value-type="float">
            <text:p>0.0518</text:p>
          </table:table-cell>
          <table:table-cell office:value-type="float" office:value="0.71529461584997" calcext:value-type="float">
            <text:p>0.7153</text:p>
          </table:table-cell>
          <table:table-cell office:value-type="float" office:value="0.0477592029787716" calcext:value-type="float">
            <text:p>0.0478</text:p>
          </table:table-cell>
          <table:table-cell office:value-type="float" office:value="0.707813974591651" calcext:value-type="float">
            <text:p>0.7078</text:p>
          </table:table-cell>
          <table:table-cell office:value-type="float" office:value="0.0457466681414515" calcext:value-type="float">
            <text:p>0.0457</text:p>
          </table:table-cell>
          <table:table-cell office:value-type="float" office:value="0.713551572897762" calcext:value-type="float">
            <text:p>0.7136</text:p>
          </table:table-cell>
          <table:table-cell office:value-type="float" office:value="0.0505241095347753" calcext:value-type="float">
            <text:p>0.0505</text:p>
          </table:table-cell>
          <table:table-cell office:value-type="float" office:value="0.707319116757411" calcext:value-type="float">
            <text:p>0.7073</text:p>
          </table:table-cell>
          <table:table-cell office:value-type="float" office:value="0.0446390647374503" calcext:value-type="float">
            <text:p>0.0446</text:p>
          </table:table-cell>
          <table:table-cell office:value-type="float" office:value="0.71658166969147" calcext:value-type="float">
            <text:p>0.7166</text:p>
          </table:table-cell>
          <table:table-cell office:value-type="float" office:value="0.0517467087368788" calcext:value-type="float">
            <text:p>0.051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254703569268" calcext:value-type="float">
            <text:p>0.71254703569268</text:p>
          </table:table-cell>
          <table:table-cell office:value-type="float" office:value="0.0497641129056227" calcext:value-type="float">
            <text:p>0.0497641129056227</text:p>
          </table:table-cell>
          <table:table-cell office:value-type="float" office:value="0.69775241984271" calcext:value-type="float">
            <text:p>0.69775241984271</text:p>
          </table:table-cell>
          <table:table-cell office:value-type="float" office:value="0.0487399430607236" calcext:value-type="float">
            <text:p>0.0487399430607236</text:p>
          </table:table-cell>
          <table:table-cell office:value-type="float" office:value="0.70425483968542" calcext:value-type="float">
            <text:p>0.70425483968542</text:p>
          </table:table-cell>
          <table:table-cell office:value-type="float" office:value="0.0522022749541788" calcext:value-type="float">
            <text:p>0.0522022749541788</text:p>
          </table:table-cell>
          <table:table-cell office:value-type="float" office:value="0.721021778584392" calcext:value-type="float">
            <text:p>0.721021778584392</text:p>
          </table:table-cell>
          <table:table-cell office:value-type="float" office:value="0.0471908120502253" calcext:value-type="float">
            <text:p>0.0471908120502253</text:p>
          </table:table-cell>
          <table:table-cell office:value-type="float" office:value="0.723388838475499" calcext:value-type="float">
            <text:p>0.723388838475499</text:p>
          </table:table-cell>
          <table:table-cell office:value-type="float" office:value="0.0532098905045002" calcext:value-type="float">
            <text:p>0.0532098905045002</text:p>
          </table:table-cell>
          <table:table-cell office:value-type="float" office:value="0.717509376890502" calcext:value-type="float">
            <text:p>0.717509376890502</text:p>
          </table:table-cell>
          <table:table-cell office:value-type="float" office:value="0.0417937874305769" calcext:value-type="float">
            <text:p>0.0417937874305769</text:p>
          </table:table-cell>
          <table:table-cell office:value-type="float" office:value="0.713944041137326" calcext:value-type="float">
            <text:p>0.713944041137326</text:p>
          </table:table-cell>
          <table:table-cell office:value-type="float" office:value="0.049282025412975" calcext:value-type="float">
            <text:p>0.0493</text:p>
          </table:table-cell>
          <table:table-cell office:value-type="float" office:value="0.711699183303085" calcext:value-type="float">
            <text:p>0.7117</text:p>
          </table:table-cell>
          <table:table-cell office:value-type="float" office:value="0.04011512844517" calcext:value-type="float">
            <text:p>0.0401</text:p>
          </table:table-cell>
          <table:table-cell office:value-type="float" office:value="0.712527071990321" calcext:value-type="float">
            <text:p>0.7125</text:p>
          </table:table-cell>
          <table:table-cell office:value-type="float" office:value="0.0449358256550189" calcext:value-type="float">
            <text:p>0.0449</text:p>
          </table:table-cell>
          <table:table-cell office:value-type="float" office:value="0.709351784633999" calcext:value-type="float">
            <text:p>0.7094</text:p>
          </table:table-cell>
          <table:table-cell office:value-type="float" office:value="0.0492964563425143" calcext:value-type="float">
            <text:p>0.0493</text:p>
          </table:table-cell>
          <table:table-cell office:value-type="float" office:value="0.713961584996975" calcext:value-type="float">
            <text:p>0.7140</text:p>
          </table:table-cell>
          <table:table-cell office:value-type="float" office:value="0.0498260359387137" calcext:value-type="float">
            <text:p>0.0498</text:p>
          </table:table-cell>
          <table:table-cell office:value-type="float" office:value="0.719283121597096" calcext:value-type="float">
            <text:p>0.7193</text:p>
          </table:table-cell>
          <table:table-cell office:value-type="float" office:value="0.051362374285514" calcext:value-type="float">
            <text:p>0.0514</text:p>
          </table:table-cell>
          <table:table-cell office:value-type="float" office:value="0.715143224440411" calcext:value-type="float">
            <text:p>0.7151</text:p>
          </table:table-cell>
          <table:table-cell office:value-type="float" office:value="0.0494730574254151" calcext:value-type="float">
            <text:p>0.0495</text:p>
          </table:table-cell>
          <table:table-cell office:value-type="float" office:value="0.715682849364791" calcext:value-type="float">
            <text:p>0.7157</text:p>
          </table:table-cell>
          <table:table-cell office:value-type="float" office:value="0.0600528247103002" calcext:value-type="float">
            <text:p>0.0601</text:p>
          </table:table-cell>
          <table:table-cell office:value-type="float" office:value="0.717465668481549" calcext:value-type="float">
            <text:p>0.7175</text:p>
          </table:table-cell>
          <table:table-cell office:value-type="float" office:value="0.0600266624787791" calcext:value-type="float">
            <text:p>0.0600</text:p>
          </table:table-cell>
          <table:table-cell office:value-type="float" office:value="0.711406231094979" calcext:value-type="float">
            <text:p>0.7114</text:p>
          </table:table-cell>
          <table:table-cell office:value-type="float" office:value="0.0358584407246467" calcext:value-type="float">
            <text:p>0.035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0794076002902187" calcext:value-type="float">
            <text:p>0.0794076002902187</text:p>
          </table:table-cell>
          <table:table-cell office:value-type="float" office:value="0.662322727272727" calcext:value-type="float">
            <text:p>0.662322727272727</text:p>
          </table:table-cell>
          <table:table-cell office:value-type="float" office:value="0.0802173749246303" calcext:value-type="float">
            <text:p>0.0802173749246303</text:p>
          </table:table-cell>
          <table:table-cell office:value-type="float" office:value="0.679872727272727" calcext:value-type="float">
            <text:p>0.679872727272727</text:p>
          </table:table-cell>
          <table:table-cell office:value-type="float" office:value="0.0802307529086724" calcext:value-type="float">
            <text:p>0.0802307529086724</text:p>
          </table:table-cell>
          <table:table-cell office:value-type="float" office:value="0.678509090909091" calcext:value-type="float">
            <text:p>0.678509090909091</text:p>
          </table:table-cell>
          <table:table-cell office:value-type="float" office:value="0.0804391896699404" calcext:value-type="float">
            <text:p>0.0804391896699404</text:p>
          </table:table-cell>
          <table:table-cell office:value-type="float" office:value="0.664668181818182" calcext:value-type="float">
            <text:p>0.664668181818182</text:p>
          </table:table-cell>
          <table:table-cell office:value-type="float" office:value="0.0844617227326222" calcext:value-type="float">
            <text:p>0.0844617227326222</text:p>
          </table:table-cell>
          <table:table-cell office:value-type="float" office:value="0.662690909090909" calcext:value-type="float">
            <text:p>0.662690909090909</text:p>
          </table:table-cell>
          <table:table-cell office:value-type="float" office:value="0.0767191760434107" calcext:value-type="float">
            <text:p>0.0767191760434107</text:p>
          </table:table-cell>
          <table:table-cell office:value-type="float" office:value="0.670486363636364" calcext:value-type="float">
            <text:p>0.670486363636364</text:p>
          </table:table-cell>
          <table:table-cell office:value-type="float" office:value="0.0805163769460302" calcext:value-type="float">
            <text:p>0.0805</text:p>
          </table:table-cell>
          <table:table-cell office:value-type="float" office:value="0.671372727272727" calcext:value-type="float">
            <text:p>0.6714</text:p>
          </table:table-cell>
          <table:table-cell office:value-type="float" office:value="0.0818964552876684" calcext:value-type="float">
            <text:p>0.0819</text:p>
          </table:table-cell>
          <table:table-cell office:value-type="float" office:value="0.669813636363636" calcext:value-type="float">
            <text:p>0.6698</text:p>
          </table:table-cell>
          <table:table-cell office:value-type="float" office:value="0.0783391598369681" calcext:value-type="float">
            <text:p>0.0783</text:p>
          </table:table-cell>
          <table:table-cell office:value-type="float" office:value="0.668186363636364" calcext:value-type="float">
            <text:p>0.6682</text:p>
          </table:table-cell>
          <table:table-cell office:value-type="float" office:value="0.0825273899099857" calcext:value-type="float">
            <text:p>0.0825</text:p>
          </table:table-cell>
          <table:table-cell office:value-type="float" office:value="0.676627272727273" calcext:value-type="float">
            <text:p>0.6766</text:p>
          </table:table-cell>
          <table:table-cell office:value-type="float" office:value="0.083582302212796" calcext:value-type="float">
            <text:p>0.0836</text:p>
          </table:table-cell>
          <table:table-cell office:value-type="float" office:value="0.671009090909091" calcext:value-type="float">
            <text:p>0.6710</text:p>
          </table:table-cell>
          <table:table-cell office:value-type="float" office:value="0.0796806218444094" calcext:value-type="float">
            <text:p>0.0797</text:p>
          </table:table-cell>
          <table:table-cell office:value-type="float" office:value="0.674627272727273" calcext:value-type="float">
            <text:p>0.6746</text:p>
          </table:table-cell>
          <table:table-cell office:value-type="float" office:value="0.0775308143638098" calcext:value-type="float">
            <text:p>0.0775</text:p>
          </table:table-cell>
          <table:table-cell office:value-type="float" office:value="0.656790909090909" calcext:value-type="float">
            <text:p>0.6568</text:p>
          </table:table-cell>
          <table:table-cell office:value-type="float" office:value="0.0651047837296605" calcext:value-type="float">
            <text:p>0.0651</text:p>
          </table:table-cell>
          <table:table-cell office:value-type="float" office:value="0.675877272727273" calcext:value-type="float">
            <text:p>0.6759</text:p>
          </table:table-cell>
          <table:table-cell office:value-type="float" office:value="0.0769329173292755" calcext:value-type="float">
            <text:p>0.0769</text:p>
          </table:table-cell>
          <table:table-cell office:value-type="float" office:value="0.665895454545454" calcext:value-type="float">
            <text:p>0.6659</text:p>
          </table:table-cell>
          <table:table-cell office:value-type="float" office:value="0.0777948048765795" calcext:value-type="float">
            <text:p>0.0778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27422727272727" calcext:value-type="float">
            <text:p>0.627422727272727</text:p>
          </table:table-cell>
          <table:table-cell office:value-type="float" office:value="0.139157207539717" calcext:value-type="float">
            <text:p>0.139157207539717</text:p>
          </table:table-cell>
          <table:table-cell office:value-type="float" office:value="0.572845454545455" calcext:value-type="float">
            <text:p>0.572845454545455</text:p>
          </table:table-cell>
          <table:table-cell office:value-type="float" office:value="0.0825839002488076" calcext:value-type="float">
            <text:p>0.0825839002488076</text:p>
          </table:table-cell>
          <table:table-cell office:value-type="float" office:value="0.648759090909091" calcext:value-type="float">
            <text:p>0.648759090909091</text:p>
          </table:table-cell>
          <table:table-cell office:value-type="float" office:value="0.0855233882640714" calcext:value-type="float">
            <text:p>0.0855233882640714</text:p>
          </table:table-cell>
          <table:table-cell office:value-type="float" office:value="0.601309090909091" calcext:value-type="float">
            <text:p>0.601309090909091</text:p>
          </table:table-cell>
          <table:table-cell office:value-type="float" office:value="0.0820359762917219" calcext:value-type="float">
            <text:p>0.0820359762917219</text:p>
          </table:table-cell>
          <table:table-cell office:value-type="float" office:value="0.675463636363636" calcext:value-type="float">
            <text:p>0.675463636363636</text:p>
          </table:table-cell>
          <table:table-cell office:value-type="float" office:value="0.0795969142963131" calcext:value-type="float">
            <text:p>0.0795969142963131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0840463600346126" calcext:value-type="float">
            <text:p>0.0840463600346126</text:p>
          </table:table-cell>
          <table:table-cell office:value-type="float" office:value="0.670931818181818" calcext:value-type="float">
            <text:p>0.670931818181818</text:p>
          </table:table-cell>
          <table:table-cell office:value-type="float" office:value="0.0788475027235288" calcext:value-type="float">
            <text:p>0.0788</text:p>
          </table:table-cell>
          <table:table-cell office:value-type="float" office:value="0.628272727272727" calcext:value-type="float">
            <text:p>0.6283</text:p>
          </table:table-cell>
          <table:table-cell office:value-type="float" office:value="0.0625158258679052" calcext:value-type="float">
            <text:p>0.0625</text:p>
          </table:table-cell>
          <table:table-cell office:value-type="float" office:value="0.686940909090909" calcext:value-type="float">
            <text:p>0.6869</text:p>
          </table:table-cell>
          <table:table-cell office:value-type="float" office:value="0.0759288503551411" calcext:value-type="float">
            <text:p>0.0759</text:p>
          </table:table-cell>
          <table:table-cell office:value-type="float" office:value="0.606922727272727" calcext:value-type="float">
            <text:p>0.6069</text:p>
          </table:table-cell>
          <table:table-cell office:value-type="float" office:value="0.0768362015207002" calcext:value-type="float">
            <text:p>0.0768</text:p>
          </table:table-cell>
          <table:table-cell office:value-type="float" office:value="0.684090909090909" calcext:value-type="float">
            <text:p>0.6841</text:p>
          </table:table-cell>
          <table:table-cell office:value-type="float" office:value="0.0757202560958957" calcext:value-type="float">
            <text:p>0.0757</text:p>
          </table:table-cell>
          <table:table-cell office:value-type="float" office:value="0.669254545454545" calcext:value-type="float">
            <text:p>0.6693</text:p>
          </table:table-cell>
          <table:table-cell office:value-type="float" office:value="0.0776195665963334" calcext:value-type="float">
            <text:p>0.0776</text:p>
          </table:table-cell>
          <table:table-cell office:value-type="float" office:value="0.680340909090909" calcext:value-type="float">
            <text:p>0.6803</text:p>
          </table:table-cell>
          <table:table-cell office:value-type="float" office:value="0.0799747517691118" calcext:value-type="float">
            <text:p>0.0800</text:p>
          </table:table-cell>
          <table:table-cell office:value-type="float" office:value="0.594804545454545" calcext:value-type="float">
            <text:p>0.5948</text:p>
          </table:table-cell>
          <table:table-cell office:value-type="float" office:value="0.0734951949904709" calcext:value-type="float">
            <text:p>0.0735</text:p>
          </table:table-cell>
          <table:table-cell office:value-type="float" office:value="0.675590909090909" calcext:value-type="float">
            <text:p>0.6756</text:p>
          </table:table-cell>
          <table:table-cell office:value-type="float" office:value="0.0755479038215578" calcext:value-type="float">
            <text:p>0.0755</text:p>
          </table:table-cell>
          <table:table-cell office:value-type="float" office:value="0.649604545454545" calcext:value-type="float">
            <text:p>0.6496</text:p>
          </table:table-cell>
          <table:table-cell office:value-type="float" office:value="0.0605944402519474" calcext:value-type="float">
            <text:p>0.060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58072727272727" calcext:value-type="float">
            <text:p>0.658072727272727</text:p>
          </table:table-cell>
          <table:table-cell office:value-type="float" office:value="0.144985717195012" calcext:value-type="float">
            <text:p>0.144985717195012</text:p>
          </table:table-cell>
          <table:table-cell office:value-type="float" office:value="0.622604545454545" calcext:value-type="float">
            <text:p>0.622604545454545</text:p>
          </table:table-cell>
          <table:table-cell office:value-type="float" office:value="0.14667802549925" calcext:value-type="float">
            <text:p>0.14667802549925</text:p>
          </table:table-cell>
          <table:table-cell office:value-type="float" office:value="0.665331818181818" calcext:value-type="float">
            <text:p>0.665331818181818</text:p>
          </table:table-cell>
          <table:table-cell office:value-type="float" office:value="0.0746985035460672" calcext:value-type="float">
            <text:p>0.0746985035460672</text:p>
          </table:table-cell>
          <table:table-cell office:value-type="float" office:value="0.609836363636364" calcext:value-type="float">
            <text:p>0.609836363636364</text:p>
          </table:table-cell>
          <table:table-cell office:value-type="float" office:value="0.0934559184403816" calcext:value-type="float">
            <text:p>0.0934559184403816</text:p>
          </table:table-cell>
          <table:table-cell office:value-type="float" office:value="0.679036363636364" calcext:value-type="float">
            <text:p>0.679036363636364</text:p>
          </table:table-cell>
          <table:table-cell office:value-type="float" office:value="0.0716714113832113" calcext:value-type="float">
            <text:p>0.0716714113832113</text:p>
          </table:table-cell>
          <table:table-cell office:value-type="float" office:value="0.661486363636364" calcext:value-type="float">
            <text:p>0.661486363636364</text:p>
          </table:table-cell>
          <table:table-cell office:value-type="float" office:value="0.0660238585757596" calcext:value-type="float">
            <text:p>0.0660238585757596</text:p>
          </table:table-cell>
          <table:table-cell office:value-type="float" office:value="0.690963636363636" calcext:value-type="float">
            <text:p>0.690963636363636</text:p>
          </table:table-cell>
          <table:table-cell office:value-type="float" office:value="0.0762913930314994" calcext:value-type="float">
            <text:p>0.0763</text:p>
          </table:table-cell>
          <table:table-cell office:value-type="float" office:value="0.672059090909091" calcext:value-type="float">
            <text:p>0.6721</text:p>
          </table:table-cell>
          <table:table-cell office:value-type="float" office:value="0.0869671161333648" calcext:value-type="float">
            <text:p>0.0870</text:p>
          </table:table-cell>
          <table:table-cell office:value-type="float" office:value="0.675618181818182" calcext:value-type="float">
            <text:p>0.6756</text:p>
          </table:table-cell>
          <table:table-cell office:value-type="float" office:value="0.0775548495070413" calcext:value-type="float">
            <text:p>0.0776</text:p>
          </table:table-cell>
          <table:table-cell office:value-type="float" office:value="0.642722727272727" calcext:value-type="float">
            <text:p>0.6427</text:p>
          </table:table-cell>
          <table:table-cell office:value-type="float" office:value="0.0729508984505729" calcext:value-type="float">
            <text:p>0.0730</text:p>
          </table:table-cell>
          <table:table-cell office:value-type="float" office:value="0.672195454545455" calcext:value-type="float">
            <text:p>0.6722</text:p>
          </table:table-cell>
          <table:table-cell office:value-type="float" office:value="0.0811709777255933" calcext:value-type="float">
            <text:p>0.0812</text:p>
          </table:table-cell>
          <table:table-cell office:value-type="float" office:value="0.669872727272727" calcext:value-type="float">
            <text:p>0.6699</text:p>
          </table:table-cell>
          <table:table-cell office:value-type="float" office:value="0.0743817756136773" calcext:value-type="float">
            <text:p>0.0744</text:p>
          </table:table-cell>
          <table:table-cell office:value-type="float" office:value="0.683240909090909" calcext:value-type="float">
            <text:p>0.6832</text:p>
          </table:table-cell>
          <table:table-cell office:value-type="float" office:value="0.0787588590739738" calcext:value-type="float">
            <text:p>0.0788</text:p>
          </table:table-cell>
          <table:table-cell office:value-type="float" office:value="0.65935" calcext:value-type="float">
            <text:p>0.6594</text:p>
          </table:table-cell>
          <table:table-cell office:value-type="float" office:value="0.0774410529971327" calcext:value-type="float">
            <text:p>0.0774</text:p>
          </table:table-cell>
          <table:table-cell office:value-type="float" office:value="0.681327272727273" calcext:value-type="float">
            <text:p>0.6813</text:p>
          </table:table-cell>
          <table:table-cell office:value-type="float" office:value="0.0902561379056307" calcext:value-type="float">
            <text:p>0.0903</text:p>
          </table:table-cell>
          <table:table-cell office:value-type="float" office:value="0.658436363636364" calcext:value-type="float">
            <text:p>0.6584</text:p>
          </table:table-cell>
          <table:table-cell office:value-type="float" office:value="0.0636983132678236" calcext:value-type="float">
            <text:p>0.063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37045454545455" calcext:value-type="float">
            <text:p>0.637045454545455</text:p>
          </table:table-cell>
          <table:table-cell office:value-type="float" office:value="0.164628310300534" calcext:value-type="float">
            <text:p>0.164628310300534</text:p>
          </table:table-cell>
          <table:table-cell office:value-type="float" office:value="0.598368181818182" calcext:value-type="float">
            <text:p>0.598368181818182</text:p>
          </table:table-cell>
          <table:table-cell office:value-type="float" office:value="0.148877143151153" calcext:value-type="float">
            <text:p>0.148877143151153</text:p>
          </table:table-cell>
          <table:table-cell office:value-type="float" office:value="0.660136363636364" calcext:value-type="float">
            <text:p>0.660136363636364</text:p>
          </table:table-cell>
          <table:table-cell office:value-type="float" office:value="0.0727845862069516" calcext:value-type="float">
            <text:p>0.0727845862069516</text:p>
          </table:table-cell>
          <table:table-cell office:value-type="float" office:value="0.660586363636364" calcext:value-type="float">
            <text:p>0.660586363636364</text:p>
          </table:table-cell>
          <table:table-cell office:value-type="float" office:value="0.097495941623702" calcext:value-type="float">
            <text:p>0.097495941623702</text:p>
          </table:table-cell>
          <table:table-cell office:value-type="float" office:value="0.670981818181818" calcext:value-type="float">
            <text:p>0.670981818181818</text:p>
          </table:table-cell>
          <table:table-cell office:value-type="float" office:value="0.0864856087275376" calcext:value-type="float">
            <text:p>0.0864856087275376</text:p>
          </table:table-cell>
          <table:table-cell office:value-type="float" office:value="0.647927272727273" calcext:value-type="float">
            <text:p>0.647927272727273</text:p>
          </table:table-cell>
          <table:table-cell office:value-type="float" office:value="0.0750502638736224" calcext:value-type="float">
            <text:p>0.0750502638736224</text:p>
          </table:table-cell>
          <table:table-cell office:value-type="float" office:value="0.678945454545455" calcext:value-type="float">
            <text:p>0.678945454545455</text:p>
          </table:table-cell>
          <table:table-cell office:value-type="float" office:value="0.0778040206552018" calcext:value-type="float">
            <text:p>0.0778</text:p>
          </table:table-cell>
          <table:table-cell office:value-type="float" office:value="0.664995454545455" calcext:value-type="float">
            <text:p>0.6650</text:p>
          </table:table-cell>
          <table:table-cell office:value-type="float" office:value="0.0887929672938255" calcext:value-type="float">
            <text:p>0.0888</text:p>
          </table:table-cell>
          <table:table-cell office:value-type="float" office:value="0.675136363636364" calcext:value-type="float">
            <text:p>0.6751</text:p>
          </table:table-cell>
          <table:table-cell office:value-type="float" office:value="0.0768251970862631" calcext:value-type="float">
            <text:p>0.0768</text:p>
          </table:table-cell>
          <table:table-cell office:value-type="float" office:value="0.651313636363636" calcext:value-type="float">
            <text:p>0.6513</text:p>
          </table:table-cell>
          <table:table-cell office:value-type="float" office:value="0.0738713874514427" calcext:value-type="float">
            <text:p>0.0739</text:p>
          </table:table-cell>
          <table:table-cell office:value-type="float" office:value="0.672277272727273" calcext:value-type="float">
            <text:p>0.6723</text:p>
          </table:table-cell>
          <table:table-cell office:value-type="float" office:value="0.0783335187079639" calcext:value-type="float">
            <text:p>0.0783</text:p>
          </table:table-cell>
          <table:table-cell office:value-type="float" office:value="0.677513636363636" calcext:value-type="float">
            <text:p>0.6775</text:p>
          </table:table-cell>
          <table:table-cell office:value-type="float" office:value="0.0776095199950201" calcext:value-type="float">
            <text:p>0.0776</text:p>
          </table:table-cell>
          <table:table-cell office:value-type="float" office:value="0.672040909090909" calcext:value-type="float">
            <text:p>0.6720</text:p>
          </table:table-cell>
          <table:table-cell office:value-type="float" office:value="0.0828202503722928" calcext:value-type="float">
            <text:p>0.0828</text:p>
          </table:table-cell>
          <table:table-cell office:value-type="float" office:value="0.662168181818182" calcext:value-type="float">
            <text:p>0.6622</text:p>
          </table:table-cell>
          <table:table-cell office:value-type="float" office:value="0.067807582839656" calcext:value-type="float">
            <text:p>0.0678</text:p>
          </table:table-cell>
          <table:table-cell office:value-type="float" office:value="0.671159090909091" calcext:value-type="float">
            <text:p>0.6712</text:p>
          </table:table-cell>
          <table:table-cell office:value-type="float" office:value="0.085532928086933" calcext:value-type="float">
            <text:p>0.0855</text:p>
          </table:table-cell>
          <table:table-cell office:value-type="float" office:value="0.675631818181818" calcext:value-type="float">
            <text:p>0.6756</text:p>
          </table:table-cell>
          <table:table-cell office:value-type="float" office:value="0.0860748806883007" calcext:value-type="float">
            <text:p>0.086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135550097650389" calcext:value-type="float">
            <text:p>0.135550097650389</text:p>
          </table:table-cell>
          <table:table-cell office:value-type="float" office:value="0.628263636363636" calcext:value-type="float">
            <text:p>0.628263636363636</text:p>
          </table:table-cell>
          <table:table-cell office:value-type="float" office:value="0.135844291471492" calcext:value-type="float">
            <text:p>0.135844291471492</text:p>
          </table:table-cell>
          <table:table-cell office:value-type="float" office:value="0.668736363636364" calcext:value-type="float">
            <text:p>0.668736363636364</text:p>
          </table:table-cell>
          <table:table-cell office:value-type="float" office:value="0.0845249644069274" calcext:value-type="float">
            <text:p>0.0845249644069274</text:p>
          </table:table-cell>
          <table:table-cell office:value-type="float" office:value="0.650977272727273" calcext:value-type="float">
            <text:p>0.650977272727273</text:p>
          </table:table-cell>
          <table:table-cell office:value-type="float" office:value="0.093631142468631" calcext:value-type="float">
            <text:p>0.093631142468631</text:p>
          </table:table-cell>
          <table:table-cell office:value-type="float" office:value="0.669677272727273" calcext:value-type="float">
            <text:p>0.669677272727273</text:p>
          </table:table-cell>
          <table:table-cell office:value-type="float" office:value="0.0802978343721581" calcext:value-type="float">
            <text:p>0.0802978343721581</text:p>
          </table:table-cell>
          <table:table-cell office:value-type="float" office:value="0.646472727272727" calcext:value-type="float">
            <text:p>0.646472727272727</text:p>
          </table:table-cell>
          <table:table-cell office:value-type="float" office:value="0.136768149916578" calcext:value-type="float">
            <text:p>0.136768149916578</text:p>
          </table:table-cell>
          <table:table-cell office:value-type="float" office:value="0.681163636363636" calcext:value-type="float">
            <text:p>0.681163636363636</text:p>
          </table:table-cell>
          <table:table-cell office:value-type="float" office:value="0.0823803863111633" calcext:value-type="float">
            <text:p>0.0824</text:p>
          </table:table-cell>
          <table:table-cell office:value-type="float" office:value="0.662159090909091" calcext:value-type="float">
            <text:p>0.6622</text:p>
          </table:table-cell>
          <table:table-cell office:value-type="float" office:value="0.0855634976992085" calcext:value-type="float">
            <text:p>0.0856</text:p>
          </table:table-cell>
          <table:table-cell office:value-type="float" office:value="0.654595454545455" calcext:value-type="float">
            <text:p>0.6546</text:p>
          </table:table-cell>
          <table:table-cell office:value-type="float" office:value="0.0672881170070544" calcext:value-type="float">
            <text:p>0.0673</text:p>
          </table:table-cell>
          <table:table-cell office:value-type="float" office:value="0.660859090909091" calcext:value-type="float">
            <text:p>0.6609</text:p>
          </table:table-cell>
          <table:table-cell office:value-type="float" office:value="0.122891917165569" calcext:value-type="float">
            <text:p>0.1229</text:p>
          </table:table-cell>
          <table:table-cell office:value-type="float" office:value="0.673890909090909" calcext:value-type="float">
            <text:p>0.6739</text:p>
          </table:table-cell>
          <table:table-cell office:value-type="float" office:value="0.0856925333192645" calcext:value-type="float">
            <text:p>0.0857</text:p>
          </table:table-cell>
          <table:table-cell office:value-type="float" office:value="0.663536363636364" calcext:value-type="float">
            <text:p>0.6635</text:p>
          </table:table-cell>
          <table:table-cell office:value-type="float" office:value="0.0808269852633213" calcext:value-type="float">
            <text:p>0.0808</text:p>
          </table:table-cell>
          <table:table-cell office:value-type="float" office:value="0.674486363636363" calcext:value-type="float">
            <text:p>0.6745</text:p>
          </table:table-cell>
          <table:table-cell office:value-type="float" office:value="0.0814294376033452" calcext:value-type="float">
            <text:p>0.0814</text:p>
          </table:table-cell>
          <table:table-cell office:value-type="float" office:value="0.66535" calcext:value-type="float">
            <text:p>0.6654</text:p>
          </table:table-cell>
          <table:table-cell office:value-type="float" office:value="0.0934615186458417" calcext:value-type="float">
            <text:p>0.0935</text:p>
          </table:table-cell>
          <table:table-cell office:value-type="float" office:value="0.677154545454545" calcext:value-type="float">
            <text:p>0.6772</text:p>
          </table:table-cell>
          <table:table-cell office:value-type="float" office:value="0.0845427214073207" calcext:value-type="float">
            <text:p>0.0845</text:p>
          </table:table-cell>
          <table:table-cell office:value-type="float" office:value="0.673413636363636" calcext:value-type="float">
            <text:p>0.6734</text:p>
          </table:table-cell>
          <table:table-cell office:value-type="float" office:value="0.0791779016424409" calcext:value-type="float">
            <text:p>0.079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35627272727273" calcext:value-type="float">
            <text:p>0.635627272727273</text:p>
          </table:table-cell>
          <table:table-cell office:value-type="float" office:value="0.120372163214372" calcext:value-type="float">
            <text:p>0.120372163214372</text:p>
          </table:table-cell>
          <table:table-cell office:value-type="float" office:value="0.555554545454545" calcext:value-type="float">
            <text:p>0.555554545454545</text:p>
          </table:table-cell>
          <table:table-cell office:value-type="float" office:value="0.108294493143949" calcext:value-type="float">
            <text:p>0.108294493143949</text:p>
          </table:table-cell>
          <table:table-cell office:value-type="float" office:value="0.662122727272727" calcext:value-type="float">
            <text:p>0.662122727272727</text:p>
          </table:table-cell>
          <table:table-cell office:value-type="float" office:value="0.0891976876619393" calcext:value-type="float">
            <text:p>0.0891976876619393</text:p>
          </table:table-cell>
          <table:table-cell office:value-type="float" office:value="0.633986363636364" calcext:value-type="float">
            <text:p>0.633986363636364</text:p>
          </table:table-cell>
          <table:table-cell office:value-type="float" office:value="0.0784679765614453" calcext:value-type="float">
            <text:p>0.0784679765614453</text:p>
          </table:table-cell>
          <table:table-cell office:value-type="float" office:value="0.684277272727273" calcext:value-type="float">
            <text:p>0.684277272727273</text:p>
          </table:table-cell>
          <table:table-cell office:value-type="float" office:value="0.0706789010318411" calcext:value-type="float">
            <text:p>0.0706789010318411</text:p>
          </table:table-cell>
          <table:table-cell office:value-type="float" office:value="0.606786363636364" calcext:value-type="float">
            <text:p>0.606786363636364</text:p>
          </table:table-cell>
          <table:table-cell office:value-type="float" office:value="0.0721452121232933" calcext:value-type="float">
            <text:p>0.0721452121232933</text:p>
          </table:table-cell>
          <table:table-cell office:value-type="float" office:value="0.673768181818182" calcext:value-type="float">
            <text:p>0.673768181818182</text:p>
          </table:table-cell>
          <table:table-cell office:value-type="float" office:value="0.0776515199140671" calcext:value-type="float">
            <text:p>0.0777</text:p>
          </table:table-cell>
          <table:table-cell office:value-type="float" office:value="0.660395454545454" calcext:value-type="float">
            <text:p>0.6604</text:p>
          </table:table-cell>
          <table:table-cell office:value-type="float" office:value="0.0958650086211934" calcext:value-type="float">
            <text:p>0.0959</text:p>
          </table:table-cell>
          <table:table-cell office:value-type="float" office:value="0.687536363636364" calcext:value-type="float">
            <text:p>0.6875</text:p>
          </table:table-cell>
          <table:table-cell office:value-type="float" office:value="0.0800679603233315" calcext:value-type="float">
            <text:p>0.0801</text:p>
          </table:table-cell>
          <table:table-cell office:value-type="float" office:value="0.592313636363636" calcext:value-type="float">
            <text:p>0.5923</text:p>
          </table:table-cell>
          <table:table-cell office:value-type="float" office:value="0.100306768859246" calcext:value-type="float">
            <text:p>0.1003</text:p>
          </table:table-cell>
          <table:table-cell office:value-type="float" office:value="0.684227272727273" calcext:value-type="float">
            <text:p>0.6842</text:p>
          </table:table-cell>
          <table:table-cell office:value-type="float" office:value="0.0770270181139084" calcext:value-type="float">
            <text:p>0.0770</text:p>
          </table:table-cell>
          <table:table-cell office:value-type="float" office:value="0.654440909090909" calcext:value-type="float">
            <text:p>0.6544</text:p>
          </table:table-cell>
          <table:table-cell office:value-type="float" office:value="0.0713932385403887" calcext:value-type="float">
            <text:p>0.0714</text:p>
          </table:table-cell>
          <table:table-cell office:value-type="float" office:value="0.684072727272727" calcext:value-type="float">
            <text:p>0.6841</text:p>
          </table:table-cell>
          <table:table-cell office:value-type="float" office:value="0.0830210476677808" calcext:value-type="float">
            <text:p>0.0830</text:p>
          </table:table-cell>
          <table:table-cell office:value-type="float" office:value="0.598122727272727" calcext:value-type="float">
            <text:p>0.5981</text:p>
          </table:table-cell>
          <table:table-cell office:value-type="float" office:value="0.0834807963687179" calcext:value-type="float">
            <text:p>0.0835</text:p>
          </table:table-cell>
          <table:table-cell office:value-type="float" office:value="0.681640909090909" calcext:value-type="float">
            <text:p>0.6816</text:p>
          </table:table-cell>
          <table:table-cell office:value-type="float" office:value="0.076747991755728" calcext:value-type="float">
            <text:p>0.0767</text:p>
          </table:table-cell>
          <table:table-cell office:value-type="float" office:value="0.682377272727273" calcext:value-type="float">
            <text:p>0.6824</text:p>
          </table:table-cell>
          <table:table-cell office:value-type="float" office:value="0.080429566319225" calcext:value-type="float">
            <text:p>0.080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12336363636364" calcext:value-type="float">
            <text:p>0.612336363636364</text:p>
          </table:table-cell>
          <table:table-cell office:value-type="float" office:value="0.101492876857056" calcext:value-type="float">
            <text:p>0.101492876857056</text:p>
          </table:table-cell>
          <table:table-cell office:value-type="float" office:value="0.641204545454545" calcext:value-type="float">
            <text:p>0.641204545454545</text:p>
          </table:table-cell>
          <table:table-cell office:value-type="float" office:value="0.075290729702515" calcext:value-type="float">
            <text:p>0.075290729702515</text:p>
          </table:table-cell>
          <table:table-cell office:value-type="float" office:value="0.675336363636364" calcext:value-type="float">
            <text:p>0.675336363636364</text:p>
          </table:table-cell>
          <table:table-cell office:value-type="float" office:value="0.0810043146944892" calcext:value-type="float">
            <text:p>0.0810043146944892</text:p>
          </table:table-cell>
          <table:table-cell office:value-type="float" office:value="0.648927272727273" calcext:value-type="float">
            <text:p>0.648927272727273</text:p>
          </table:table-cell>
          <table:table-cell office:value-type="float" office:value="0.130441852553479" calcext:value-type="float">
            <text:p>0.130441852553479</text:p>
          </table:table-cell>
          <table:table-cell office:value-type="float" office:value="0.664181818181818" calcext:value-type="float">
            <text:p>0.664181818181818</text:p>
          </table:table-cell>
          <table:table-cell office:value-type="float" office:value="0.0690207443321625" calcext:value-type="float">
            <text:p>0.0690207443321625</text:p>
          </table:table-cell>
          <table:table-cell office:value-type="float" office:value="0.68485" calcext:value-type="float">
            <text:p>0.68485</text:p>
          </table:table-cell>
          <table:table-cell office:value-type="float" office:value="0.0817200757932707" calcext:value-type="float">
            <text:p>0.0817200757932707</text:p>
          </table:table-cell>
          <table:table-cell office:value-type="float" office:value="0.682940909090909" calcext:value-type="float">
            <text:p>0.682940909090909</text:p>
          </table:table-cell>
          <table:table-cell office:value-type="float" office:value="0.0734714394485944" calcext:value-type="float">
            <text:p>0.0735</text:p>
          </table:table-cell>
          <table:table-cell office:value-type="float" office:value="0.678581818181818" calcext:value-type="float">
            <text:p>0.6786</text:p>
          </table:table-cell>
          <table:table-cell office:value-type="float" office:value="0.088317741939017" calcext:value-type="float">
            <text:p>0.0883</text:p>
          </table:table-cell>
          <table:table-cell office:value-type="float" office:value="0.682440909090909" calcext:value-type="float">
            <text:p>0.6824</text:p>
          </table:table-cell>
          <table:table-cell office:value-type="float" office:value="0.084346855350933" calcext:value-type="float">
            <text:p>0.0843</text:p>
          </table:table-cell>
          <table:table-cell office:value-type="float" office:value="0.669340909090909" calcext:value-type="float">
            <text:p>0.6693</text:p>
          </table:table-cell>
          <table:table-cell office:value-type="float" office:value="0.0991268541658715" calcext:value-type="float">
            <text:p>0.0991</text:p>
          </table:table-cell>
          <table:table-cell office:value-type="float" office:value="0.687363636363636" calcext:value-type="float">
            <text:p>0.6874</text:p>
          </table:table-cell>
          <table:table-cell office:value-type="float" office:value="0.0796247711161362" calcext:value-type="float">
            <text:p>0.0796</text:p>
          </table:table-cell>
          <table:table-cell office:value-type="float" office:value="0.683227272727273" calcext:value-type="float">
            <text:p>0.6832</text:p>
          </table:table-cell>
          <table:table-cell office:value-type="float" office:value="0.0820141403347168" calcext:value-type="float">
            <text:p>0.0820</text:p>
          </table:table-cell>
          <table:table-cell office:value-type="float" office:value="0.679877272727273" calcext:value-type="float">
            <text:p>0.6799</text:p>
          </table:table-cell>
          <table:table-cell office:value-type="float" office:value="0.0830963779139419" calcext:value-type="float">
            <text:p>0.0831</text:p>
          </table:table-cell>
          <table:table-cell office:value-type="float" office:value="0.656422727272727" calcext:value-type="float">
            <text:p>0.6564</text:p>
          </table:table-cell>
          <table:table-cell office:value-type="float" office:value="0.0917485880318936" calcext:value-type="float">
            <text:p>0.0917</text:p>
          </table:table-cell>
          <table:table-cell office:value-type="float" office:value="0.670981818181818" calcext:value-type="float">
            <text:p>0.6710</text:p>
          </table:table-cell>
          <table:table-cell office:value-type="float" office:value="0.0713495803321205" calcext:value-type="float">
            <text:p>0.0713</text:p>
          </table:table-cell>
          <table:table-cell office:value-type="float" office:value="0.684481818181818" calcext:value-type="float">
            <text:p>0.6845</text:p>
          </table:table-cell>
          <table:table-cell office:value-type="float" office:value="0.0822707808608703" calcext:value-type="float">
            <text:p>0.082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07522727272727" calcext:value-type="float">
            <text:p>0.607522727272727</text:p>
          </table:table-cell>
          <table:table-cell office:value-type="float" office:value="0.135722352854355" calcext:value-type="float">
            <text:p>0.135722352854355</text:p>
          </table:table-cell>
          <table:table-cell office:value-type="float" office:value="0.711695454545454" calcext:value-type="float">
            <text:p>0.711695454545454</text:p>
          </table:table-cell>
          <table:table-cell office:value-type="float" office:value="0.126820710692925" calcext:value-type="float">
            <text:p>0.126820710692925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0791475867597681" calcext:value-type="float">
            <text:p>0.0791475867597681</text:p>
          </table:table-cell>
          <table:table-cell office:value-type="float" office:value="0.640127272727273" calcext:value-type="float">
            <text:p>0.640127272727273</text:p>
          </table:table-cell>
          <table:table-cell office:value-type="float" office:value="0.110202168946294" calcext:value-type="float">
            <text:p>0.110202168946294</text:p>
          </table:table-cell>
          <table:table-cell office:value-type="float" office:value="0.678481818181818" calcext:value-type="float">
            <text:p>0.678481818181818</text:p>
          </table:table-cell>
          <table:table-cell office:value-type="float" office:value="0.0811736423792159" calcext:value-type="float">
            <text:p>0.0811736423792159</text:p>
          </table:table-cell>
          <table:table-cell office:value-type="float" office:value="0.674063636363636" calcext:value-type="float">
            <text:p>0.674063636363636</text:p>
          </table:table-cell>
          <table:table-cell office:value-type="float" office:value="0.0786840702153949" calcext:value-type="float">
            <text:p>0.0786840702153949</text:p>
          </table:table-cell>
          <table:table-cell office:value-type="float" office:value="0.679236363636364" calcext:value-type="float">
            <text:p>0.679236363636364</text:p>
          </table:table-cell>
          <table:table-cell office:value-type="float" office:value="0.0732845904184194" calcext:value-type="float">
            <text:p>0.0733</text:p>
          </table:table-cell>
          <table:table-cell office:value-type="float" office:value="0.671668181818182" calcext:value-type="float">
            <text:p>0.6717</text:p>
          </table:table-cell>
          <table:table-cell office:value-type="float" office:value="0.0759866844222542" calcext:value-type="float">
            <text:p>0.0760</text:p>
          </table:table-cell>
          <table:table-cell office:value-type="float" office:value="0.6739" calcext:value-type="float">
            <text:p>0.6739</text:p>
          </table:table-cell>
          <table:table-cell office:value-type="float" office:value="0.0730185853736065" calcext:value-type="float">
            <text:p>0.0730</text:p>
          </table:table-cell>
          <table:table-cell office:value-type="float" office:value="0.683586363636364" calcext:value-type="float">
            <text:p>0.6836</text:p>
          </table:table-cell>
          <table:table-cell office:value-type="float" office:value="0.0900977697216305" calcext:value-type="float">
            <text:p>0.0901</text:p>
          </table:table-cell>
          <table:table-cell office:value-type="float" office:value="0.675059090909091" calcext:value-type="float">
            <text:p>0.6751</text:p>
          </table:table-cell>
          <table:table-cell office:value-type="float" office:value="0.072707100109823" calcext:value-type="float">
            <text:p>0.0727</text:p>
          </table:table-cell>
          <table:table-cell office:value-type="float" office:value="0.681368181818182" calcext:value-type="float">
            <text:p>0.6814</text:p>
          </table:table-cell>
          <table:table-cell office:value-type="float" office:value="0.0998113997978451" calcext:value-type="float">
            <text:p>0.0998</text:p>
          </table:table-cell>
          <table:table-cell office:value-type="float" office:value="0.676104545454545" calcext:value-type="float">
            <text:p>0.6761</text:p>
          </table:table-cell>
          <table:table-cell office:value-type="float" office:value="0.0791533884007863" calcext:value-type="float">
            <text:p>0.0792</text:p>
          </table:table-cell>
          <table:table-cell office:value-type="float" office:value="0.666704545454545" calcext:value-type="float">
            <text:p>0.6667</text:p>
          </table:table-cell>
          <table:table-cell office:value-type="float" office:value="0.072714783338403" calcext:value-type="float">
            <text:p>0.0727</text:p>
          </table:table-cell>
          <table:table-cell office:value-type="float" office:value="0.670522727272727" calcext:value-type="float">
            <text:p>0.6705</text:p>
          </table:table-cell>
          <table:table-cell office:value-type="float" office:value="0.0918725757221811" calcext:value-type="float">
            <text:p>0.0919</text:p>
          </table:table-cell>
          <table:table-cell office:value-type="float" office:value="0.681954545454545" calcext:value-type="float">
            <text:p>0.6820</text:p>
          </table:table-cell>
          <table:table-cell office:value-type="float" office:value="0.0833535559473738" calcext:value-type="float">
            <text:p>0.083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150591362826186" calcext:value-type="float">
            <text:p>0.150591362826186</text:p>
          </table:table-cell>
          <table:table-cell office:value-type="float" office:value="0.594363636363636" calcext:value-type="float">
            <text:p>0.594363636363636</text:p>
          </table:table-cell>
          <table:table-cell office:value-type="float" office:value="0.0743912061816463" calcext:value-type="float">
            <text:p>0.0743912061816463</text:p>
          </table:table-cell>
          <table:table-cell office:value-type="float" office:value="0.674922727272727" calcext:value-type="float">
            <text:p>0.674922727272727</text:p>
          </table:table-cell>
          <table:table-cell office:value-type="float" office:value="0.0804003601723255" calcext:value-type="float">
            <text:p>0.0804003601723255</text:p>
          </table:table-cell>
          <table:table-cell office:value-type="float" office:value="0.659359090909091" calcext:value-type="float">
            <text:p>0.659359090909091</text:p>
          </table:table-cell>
          <table:table-cell office:value-type="float" office:value="0.0971024516000889" calcext:value-type="float">
            <text:p>0.0971024516000889</text:p>
          </table:table-cell>
          <table:table-cell office:value-type="float" office:value="0.665263636363636" calcext:value-type="float">
            <text:p>0.665263636363636</text:p>
          </table:table-cell>
          <table:table-cell office:value-type="float" office:value="0.0781213488409802" calcext:value-type="float">
            <text:p>0.0781213488409802</text:p>
          </table:table-cell>
          <table:table-cell office:value-type="float" office:value="0.664213636363636" calcext:value-type="float">
            <text:p>0.664213636363636</text:p>
          </table:table-cell>
          <table:table-cell office:value-type="float" office:value="0.0864154095316667" calcext:value-type="float">
            <text:p>0.0864154095316667</text:p>
          </table:table-cell>
          <table:table-cell office:value-type="float" office:value="0.657718181818182" calcext:value-type="float">
            <text:p>0.657718181818182</text:p>
          </table:table-cell>
          <table:table-cell office:value-type="float" office:value="0.077547720685786" calcext:value-type="float">
            <text:p>0.0775</text:p>
          </table:table-cell>
          <table:table-cell office:value-type="float" office:value="0.693327272727273" calcext:value-type="float">
            <text:p>0.6933</text:p>
          </table:table-cell>
          <table:table-cell office:value-type="float" office:value="0.0973084860141952" calcext:value-type="float">
            <text:p>0.0973</text:p>
          </table:table-cell>
          <table:table-cell office:value-type="float" office:value="0.671113636363636" calcext:value-type="float">
            <text:p>0.6711</text:p>
          </table:table-cell>
          <table:table-cell office:value-type="float" office:value="0.0771813022335222" calcext:value-type="float">
            <text:p>0.0772</text:p>
          </table:table-cell>
          <table:table-cell office:value-type="float" office:value="0.657609090909091" calcext:value-type="float">
            <text:p>0.6576</text:p>
          </table:table-cell>
          <table:table-cell office:value-type="float" office:value="0.07376949935593" calcext:value-type="float">
            <text:p>0.0738</text:p>
          </table:table-cell>
          <table:table-cell office:value-type="float" office:value="0.67455" calcext:value-type="float">
            <text:p>0.6746</text:p>
          </table:table-cell>
          <table:table-cell office:value-type="float" office:value="0.0766203047873966" calcext:value-type="float">
            <text:p>0.0766</text:p>
          </table:table-cell>
          <table:table-cell office:value-type="float" office:value="0.681595454545455" calcext:value-type="float">
            <text:p>0.6816</text:p>
          </table:table-cell>
          <table:table-cell office:value-type="float" office:value="0.0883032604799288" calcext:value-type="float">
            <text:p>0.0883</text:p>
          </table:table-cell>
          <table:table-cell office:value-type="float" office:value="0.678081818181818" calcext:value-type="float">
            <text:p>0.6781</text:p>
          </table:table-cell>
          <table:table-cell office:value-type="float" office:value="0.080546383733093" calcext:value-type="float">
            <text:p>0.0805</text:p>
          </table:table-cell>
          <table:table-cell office:value-type="float" office:value="0.652313636363636" calcext:value-type="float">
            <text:p>0.6523</text:p>
          </table:table-cell>
          <table:table-cell office:value-type="float" office:value="0.0756014392173189" calcext:value-type="float">
            <text:p>0.0756</text:p>
          </table:table-cell>
          <table:table-cell office:value-type="float" office:value="0.671945454545454" calcext:value-type="float">
            <text:p>0.6719</text:p>
          </table:table-cell>
          <table:table-cell office:value-type="float" office:value="0.0873599548908514" calcext:value-type="float">
            <text:p>0.0874</text:p>
          </table:table-cell>
          <table:table-cell office:value-type="float" office:value="0.669790909090909" calcext:value-type="float">
            <text:p>0.6698</text:p>
          </table:table-cell>
          <table:table-cell office:value-type="float" office:value="0.0648575539094426" calcext:value-type="float">
            <text:p>0.064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69363636363636" calcext:value-type="float">
            <text:p>0.669363636363636</text:p>
          </table:table-cell>
          <table:table-cell office:value-type="float" office:value="0.0801496562153776" calcext:value-type="float">
            <text:p>0.0801496562153776</text:p>
          </table:table-cell>
          <table:table-cell office:value-type="float" office:value="0.668131818181818" calcext:value-type="float">
            <text:p>0.668131818181818</text:p>
          </table:table-cell>
          <table:table-cell office:value-type="float" office:value="0.125284244294825" calcext:value-type="float">
            <text:p>0.125284244294825</text:p>
          </table:table-cell>
          <table:table-cell office:value-type="float" office:value="0.672809090909091" calcext:value-type="float">
            <text:p>0.672809090909091</text:p>
          </table:table-cell>
          <table:table-cell office:value-type="float" office:value="0.0822740778817061" calcext:value-type="float">
            <text:p>0.0822740778817061</text:p>
          </table:table-cell>
          <table:table-cell office:value-type="float" office:value="0.675709090909091" calcext:value-type="float">
            <text:p>0.675709090909091</text:p>
          </table:table-cell>
          <table:table-cell office:value-type="float" office:value="0.0837027388353788" calcext:value-type="float">
            <text:p>0.0837027388353788</text:p>
          </table:table-cell>
          <table:table-cell office:value-type="float" office:value="0.658790909090909" calcext:value-type="float">
            <text:p>0.658790909090909</text:p>
          </table:table-cell>
          <table:table-cell office:value-type="float" office:value="0.0831680019292025" calcext:value-type="float">
            <text:p>0.0831680019292025</text:p>
          </table:table-cell>
          <table:table-cell office:value-type="float" office:value="0.673631818181818" calcext:value-type="float">
            <text:p>0.673631818181818</text:p>
          </table:table-cell>
          <table:table-cell office:value-type="float" office:value="0.0771828524392752" calcext:value-type="float">
            <text:p>0.0771828524392752</text:p>
          </table:table-cell>
          <table:table-cell office:value-type="float" office:value="0.671427272727273" calcext:value-type="float">
            <text:p>0.671427272727273</text:p>
          </table:table-cell>
          <table:table-cell office:value-type="float" office:value="0.0698369469637291" calcext:value-type="float">
            <text:p>0.0698</text:p>
          </table:table-cell>
          <table:table-cell office:value-type="float" office:value="0.672586363636364" calcext:value-type="float">
            <text:p>0.6726</text:p>
          </table:table-cell>
          <table:table-cell office:value-type="float" office:value="0.0812569820572268" calcext:value-type="float">
            <text:p>0.0813</text:p>
          </table:table-cell>
          <table:table-cell office:value-type="float" office:value="0.673345454545455" calcext:value-type="float">
            <text:p>0.6733</text:p>
          </table:table-cell>
          <table:table-cell office:value-type="float" office:value="0.0797588775638508" calcext:value-type="float">
            <text:p>0.0798</text:p>
          </table:table-cell>
          <table:table-cell office:value-type="float" office:value="0.677704545454545" calcext:value-type="float">
            <text:p>0.6777</text:p>
          </table:table-cell>
          <table:table-cell office:value-type="float" office:value="0.0808520524364783" calcext:value-type="float">
            <text:p>0.0809</text:p>
          </table:table-cell>
          <table:table-cell office:value-type="float" office:value="0.673922727272727" calcext:value-type="float">
            <text:p>0.6739</text:p>
          </table:table-cell>
          <table:table-cell office:value-type="float" office:value="0.0804264105139456" calcext:value-type="float">
            <text:p>0.0804</text:p>
          </table:table-cell>
          <table:table-cell office:value-type="float" office:value="0.671890909090909" calcext:value-type="float">
            <text:p>0.6719</text:p>
          </table:table-cell>
          <table:table-cell office:value-type="float" office:value="0.0814976893814437" calcext:value-type="float">
            <text:p>0.0815</text:p>
          </table:table-cell>
          <table:table-cell office:value-type="float" office:value="0.678440909090909" calcext:value-type="float">
            <text:p>0.6784</text:p>
          </table:table-cell>
          <table:table-cell office:value-type="float" office:value="0.084088246580025" calcext:value-type="float">
            <text:p>0.0841</text:p>
          </table:table-cell>
          <table:table-cell office:value-type="float" office:value="0.664059090909091" calcext:value-type="float">
            <text:p>0.6641</text:p>
          </table:table-cell>
          <table:table-cell office:value-type="float" office:value="0.0723948732269025" calcext:value-type="float">
            <text:p>0.0724</text:p>
          </table:table-cell>
          <table:table-cell office:value-type="float" office:value="0.670886363636364" calcext:value-type="float">
            <text:p>0.6709</text:p>
          </table:table-cell>
          <table:table-cell office:value-type="float" office:value="0.0819035009457016" calcext:value-type="float">
            <text:p>0.0819</text:p>
          </table:table-cell>
          <table:table-cell office:value-type="float" office:value="0.670204545454545" calcext:value-type="float">
            <text:p>0.6702</text:p>
          </table:table-cell>
          <table:table-cell office:value-type="float" office:value="0.0764102280731162" calcext:value-type="float">
            <text:p>0.076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716095454545455" calcext:value-type="float">
            <text:p>0.716095454545455</text:p>
          </table:table-cell>
          <table:table-cell office:value-type="float" office:value="0.186743793463227" calcext:value-type="float">
            <text:p>0.186743793463227</text:p>
          </table:table-cell>
          <table:table-cell office:value-type="float" office:value="0.714263636363636" calcext:value-type="float">
            <text:p>0.714263636363636</text:p>
          </table:table-cell>
          <table:table-cell office:value-type="float" office:value="0.18867466166709" calcext:value-type="float">
            <text:p>0.18867466166709</text:p>
          </table:table-cell>
          <table:table-cell office:value-type="float" office:value="0.707677272727273" calcext:value-type="float">
            <text:p>0.707677272727273</text:p>
          </table:table-cell>
          <table:table-cell office:value-type="float" office:value="0.190349159816929" calcext:value-type="float">
            <text:p>0.190349159816929</text:p>
          </table:table-cell>
          <table:table-cell office:value-type="float" office:value="0.722763636363636" calcext:value-type="float">
            <text:p>0.722763636363636</text:p>
          </table:table-cell>
          <table:table-cell office:value-type="float" office:value="0.177094125894953" calcext:value-type="float">
            <text:p>0.177094125894953</text:p>
          </table:table-cell>
          <table:table-cell office:value-type="float" office:value="0.720481818181818" calcext:value-type="float">
            <text:p>0.720481818181818</text:p>
          </table:table-cell>
          <table:table-cell office:value-type="float" office:value="0.17791342585495" calcext:value-type="float">
            <text:p>0.17791342585495</text:p>
          </table:table-cell>
          <table:table-cell office:value-type="float" office:value="0.718527272727273" calcext:value-type="float">
            <text:p>0.718527272727273</text:p>
          </table:table-cell>
          <table:table-cell office:value-type="float" office:value="0.18390842024882" calcext:value-type="float">
            <text:p>0.18390842024882</text:p>
          </table:table-cell>
          <table:table-cell office:value-type="float" office:value="0.721081818181818" calcext:value-type="float">
            <text:p>0.721081818181818</text:p>
          </table:table-cell>
          <table:table-cell office:value-type="float" office:value="0.181832646296942" calcext:value-type="float">
            <text:p>0.1818</text:p>
          </table:table-cell>
          <table:table-cell office:value-type="float" office:value="0.726972727272727" calcext:value-type="float">
            <text:p>0.7270</text:p>
          </table:table-cell>
          <table:table-cell office:value-type="float" office:value="0.172882496012562" calcext:value-type="float">
            <text:p>0.1729</text:p>
          </table:table-cell>
          <table:table-cell office:value-type="float" office:value="0.716922727272727" calcext:value-type="float">
            <text:p>0.7169</text:p>
          </table:table-cell>
          <table:table-cell office:value-type="float" office:value="0.190308179624051" calcext:value-type="float">
            <text:p>0.1903</text:p>
          </table:table-cell>
          <table:table-cell office:value-type="float" office:value="0.719609090909091" calcext:value-type="float">
            <text:p>0.7196</text:p>
          </table:table-cell>
          <table:table-cell office:value-type="float" office:value="0.176643200194509" calcext:value-type="float">
            <text:p>0.1766</text:p>
          </table:table-cell>
          <table:table-cell office:value-type="float" office:value="0.722095454545455" calcext:value-type="float">
            <text:p>0.7221</text:p>
          </table:table-cell>
          <table:table-cell office:value-type="float" office:value="0.181035451193164" calcext:value-type="float">
            <text:p>0.1810</text:p>
          </table:table-cell>
          <table:table-cell office:value-type="float" office:value="0.722381818181818" calcext:value-type="float">
            <text:p>0.7224</text:p>
          </table:table-cell>
          <table:table-cell office:value-type="float" office:value="0.169137467954237" calcext:value-type="float">
            <text:p>0.1691</text:p>
          </table:table-cell>
          <table:table-cell office:value-type="float" office:value="0.719545454545454" calcext:value-type="float">
            <text:p>0.7195</text:p>
          </table:table-cell>
          <table:table-cell office:value-type="float" office:value="0.183987068560924" calcext:value-type="float">
            <text:p>0.1840</text:p>
          </table:table-cell>
          <table:table-cell office:value-type="float" office:value="0.728463636363636" calcext:value-type="float">
            <text:p>0.7285</text:p>
          </table:table-cell>
          <table:table-cell office:value-type="float" office:value="0.169558060383136" calcext:value-type="float">
            <text:p>0.1696</text:p>
          </table:table-cell>
          <table:table-cell office:value-type="float" office:value="0.730672727272727" calcext:value-type="float">
            <text:p>0.7307</text:p>
          </table:table-cell>
          <table:table-cell office:value-type="float" office:value="0.171256511767939" calcext:value-type="float">
            <text:p>0.1713</text:p>
          </table:table-cell>
          <table:table-cell office:value-type="float" office:value="0.725440909090909" calcext:value-type="float">
            <text:p>0.7254</text:p>
          </table:table-cell>
          <table:table-cell office:value-type="float" office:value="0.171144980127634" calcext:value-type="float">
            <text:p>0.1711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683031818181818" calcext:value-type="float">
            <text:p>0.683031818181818</text:p>
          </table:table-cell>
          <table:table-cell office:value-type="float" office:value="0.202366992272199" calcext:value-type="float">
            <text:p>0.202366992272199</text:p>
          </table:table-cell>
          <table:table-cell office:value-type="float" office:value="0.739345454545455" calcext:value-type="float">
            <text:p>0.739345454545455</text:p>
          </table:table-cell>
          <table:table-cell office:value-type="float" office:value="0.13417017415744" calcext:value-type="float">
            <text:p>0.13417017415744</text:p>
          </table:table-cell>
          <table:table-cell office:value-type="float" office:value="0.698463636363636" calcext:value-type="float">
            <text:p>0.698463636363636</text:p>
          </table:table-cell>
          <table:table-cell office:value-type="float" office:value="0.199187089739585" calcext:value-type="float">
            <text:p>0.199187089739585</text:p>
          </table:table-cell>
          <table:table-cell office:value-type="float" office:value="0.736672727272727" calcext:value-type="float">
            <text:p>0.736672727272727</text:p>
          </table:table-cell>
          <table:table-cell office:value-type="float" office:value="0.165743868810034" calcext:value-type="float">
            <text:p>0.165743868810034</text:p>
          </table:table-cell>
          <table:table-cell office:value-type="float" office:value="0.717704545454545" calcext:value-type="float">
            <text:p>0.717704545454545</text:p>
          </table:table-cell>
          <table:table-cell office:value-type="float" office:value="0.187676988242343" calcext:value-type="float">
            <text:p>0.187676988242343</text:p>
          </table:table-cell>
          <table:table-cell office:value-type="float" office:value="0.731954545454545" calcext:value-type="float">
            <text:p>0.731954545454545</text:p>
          </table:table-cell>
          <table:table-cell office:value-type="float" office:value="0.169329470198309" calcext:value-type="float">
            <text:p>0.169329470198309</text:p>
          </table:table-cell>
          <table:table-cell office:value-type="float" office:value="0.718136363636364" calcext:value-type="float">
            <text:p>0.718136363636364</text:p>
          </table:table-cell>
          <table:table-cell office:value-type="float" office:value="0.190198183767517" calcext:value-type="float">
            <text:p>0.1902</text:p>
          </table:table-cell>
          <table:table-cell office:value-type="float" office:value="0.719031818181818" calcext:value-type="float">
            <text:p>0.7190</text:p>
          </table:table-cell>
          <table:table-cell office:value-type="float" office:value="0.184333659559862" calcext:value-type="float">
            <text:p>0.1843</text:p>
          </table:table-cell>
          <table:table-cell office:value-type="float" office:value="0.716572727272727" calcext:value-type="float">
            <text:p>0.7166</text:p>
          </table:table-cell>
          <table:table-cell office:value-type="float" office:value="0.193019104781294" calcext:value-type="float">
            <text:p>0.1930</text:p>
          </table:table-cell>
          <table:table-cell office:value-type="float" office:value="0.743059090909091" calcext:value-type="float">
            <text:p>0.7431</text:p>
          </table:table-cell>
          <table:table-cell office:value-type="float" office:value="0.157734635188831" calcext:value-type="float">
            <text:p>0.1577</text:p>
          </table:table-cell>
          <table:table-cell office:value-type="float" office:value="0.715854545454545" calcext:value-type="float">
            <text:p>0.7159</text:p>
          </table:table-cell>
          <table:table-cell office:value-type="float" office:value="0.184566084665003" calcext:value-type="float">
            <text:p>0.1846</text:p>
          </table:table-cell>
          <table:table-cell office:value-type="float" office:value="0.723404545454545" calcext:value-type="float">
            <text:p>0.7234</text:p>
          </table:table-cell>
          <table:table-cell office:value-type="float" office:value="0.173243880534974" calcext:value-type="float">
            <text:p>0.1732</text:p>
          </table:table-cell>
          <table:table-cell office:value-type="float" office:value="0.715272727272727" calcext:value-type="float">
            <text:p>0.7153</text:p>
          </table:table-cell>
          <table:table-cell office:value-type="float" office:value="0.187317328980207" calcext:value-type="float">
            <text:p>0.1873</text:p>
          </table:table-cell>
          <table:table-cell office:value-type="float" office:value="0.746486363636364" calcext:value-type="float">
            <text:p>0.7465</text:p>
          </table:table-cell>
          <table:table-cell office:value-type="float" office:value="0.150465090865511" calcext:value-type="float">
            <text:p>0.1505</text:p>
          </table:table-cell>
          <table:table-cell office:value-type="float" office:value="0.716109090909091" calcext:value-type="float">
            <text:p>0.7161</text:p>
          </table:table-cell>
          <table:table-cell office:value-type="float" office:value="0.183984195581594" calcext:value-type="float">
            <text:p>0.1840</text:p>
          </table:table-cell>
          <table:table-cell office:value-type="float" office:value="0.728813636363636" calcext:value-type="float">
            <text:p>0.7288</text:p>
          </table:table-cell>
          <table:table-cell office:value-type="float" office:value="0.17085266140436" calcext:value-type="float">
            <text:p>0.170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615413636363636" calcext:value-type="float">
            <text:p>0.615413636363636</text:p>
          </table:table-cell>
          <table:table-cell office:value-type="float" office:value="0.165975466055444" calcext:value-type="float">
            <text:p>0.165975466055444</text:p>
          </table:table-cell>
          <table:table-cell office:value-type="float" office:value="0.687145454545455" calcext:value-type="float">
            <text:p>0.687145454545455</text:p>
          </table:table-cell>
          <table:table-cell office:value-type="float" office:value="0.13690542173615" calcext:value-type="float">
            <text:p>0.13690542173615</text:p>
          </table:table-cell>
          <table:table-cell office:value-type="float" office:value="0.683177272727273" calcext:value-type="float">
            <text:p>0.683177272727273</text:p>
          </table:table-cell>
          <table:table-cell office:value-type="float" office:value="0.212869048125029" calcext:value-type="float">
            <text:p>0.212869048125029</text:p>
          </table:table-cell>
          <table:table-cell office:value-type="float" office:value="0.707354545454545" calcext:value-type="float">
            <text:p>0.707354545454545</text:p>
          </table:table-cell>
          <table:table-cell office:value-type="float" office:value="0.217630096521932" calcext:value-type="float">
            <text:p>0.217630096521932</text:p>
          </table:table-cell>
          <table:table-cell office:value-type="float" office:value="0.708972727272727" calcext:value-type="float">
            <text:p>0.708972727272727</text:p>
          </table:table-cell>
          <table:table-cell office:value-type="float" office:value="0.188631876476331" calcext:value-type="float">
            <text:p>0.188631876476331</text:p>
          </table:table-cell>
          <table:table-cell office:value-type="float" office:value="0.733254545454545" calcext:value-type="float">
            <text:p>0.733254545454545</text:p>
          </table:table-cell>
          <table:table-cell office:value-type="float" office:value="0.160473134979048" calcext:value-type="float">
            <text:p>0.160473134979048</text:p>
          </table:table-cell>
          <table:table-cell office:value-type="float" office:value="0.70785" calcext:value-type="float">
            <text:p>0.70785</text:p>
          </table:table-cell>
          <table:table-cell office:value-type="float" office:value="0.198094360250767" calcext:value-type="float">
            <text:p>0.1981</text:p>
          </table:table-cell>
          <table:table-cell office:value-type="float" office:value="0.706168181818182" calcext:value-type="float">
            <text:p>0.7062</text:p>
          </table:table-cell>
          <table:table-cell office:value-type="float" office:value="0.184649553905687" calcext:value-type="float">
            <text:p>0.1846</text:p>
          </table:table-cell>
          <table:table-cell office:value-type="float" office:value="0.707659090909091" calcext:value-type="float">
            <text:p>0.7077</text:p>
          </table:table-cell>
          <table:table-cell office:value-type="float" office:value="0.190870271542299" calcext:value-type="float">
            <text:p>0.1909</text:p>
          </table:table-cell>
          <table:table-cell office:value-type="float" office:value="0.743613636363636" calcext:value-type="float">
            <text:p>0.7436</text:p>
          </table:table-cell>
          <table:table-cell office:value-type="float" office:value="0.15115878151333" calcext:value-type="float">
            <text:p>0.1512</text:p>
          </table:table-cell>
          <table:table-cell office:value-type="float" office:value="0.716668181818182" calcext:value-type="float">
            <text:p>0.7167</text:p>
          </table:table-cell>
          <table:table-cell office:value-type="float" office:value="0.195794579180735" calcext:value-type="float">
            <text:p>0.1958</text:p>
          </table:table-cell>
          <table:table-cell office:value-type="float" office:value="0.713227272727273" calcext:value-type="float">
            <text:p>0.7132</text:p>
          </table:table-cell>
          <table:table-cell office:value-type="float" office:value="0.187101417255402" calcext:value-type="float">
            <text:p>0.1871</text:p>
          </table:table-cell>
          <table:table-cell office:value-type="float" office:value="0.706118181818182" calcext:value-type="float">
            <text:p>0.7061</text:p>
          </table:table-cell>
          <table:table-cell office:value-type="float" office:value="0.1947506957451" calcext:value-type="float">
            <text:p>0.1948</text:p>
          </table:table-cell>
          <table:table-cell office:value-type="float" office:value="0.739877272727273" calcext:value-type="float">
            <text:p>0.7399</text:p>
          </table:table-cell>
          <table:table-cell office:value-type="float" office:value="0.165468207009404" calcext:value-type="float">
            <text:p>0.1655</text:p>
          </table:table-cell>
          <table:table-cell office:value-type="float" office:value="0.717145454545455" calcext:value-type="float">
            <text:p>0.7171</text:p>
          </table:table-cell>
          <table:table-cell office:value-type="float" office:value="0.186613571942109" calcext:value-type="float">
            <text:p>0.1866</text:p>
          </table:table-cell>
          <table:table-cell office:value-type="float" office:value="0.712477272727273" calcext:value-type="float">
            <text:p>0.7125</text:p>
          </table:table-cell>
          <table:table-cell office:value-type="float" office:value="0.185520753927357" calcext:value-type="float">
            <text:p>0.185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685259090909091" calcext:value-type="float">
            <text:p>0.685259090909091</text:p>
          </table:table-cell>
          <table:table-cell office:value-type="float" office:value="0.243997389322117" calcext:value-type="float">
            <text:p>0.243997389322117</text:p>
          </table:table-cell>
          <table:table-cell office:value-type="float" office:value="0.713013636363636" calcext:value-type="float">
            <text:p>0.713013636363636</text:p>
          </table:table-cell>
          <table:table-cell office:value-type="float" office:value="0.170696293536171" calcext:value-type="float">
            <text:p>0.170696293536171</text:p>
          </table:table-cell>
          <table:table-cell office:value-type="float" office:value="0.705395454545455" calcext:value-type="float">
            <text:p>0.705395454545455</text:p>
          </table:table-cell>
          <table:table-cell office:value-type="float" office:value="0.207880163749733" calcext:value-type="float">
            <text:p>0.207880163749733</text:p>
          </table:table-cell>
          <table:table-cell office:value-type="float" office:value="0.705681818181818" calcext:value-type="float">
            <text:p>0.705681818181818</text:p>
          </table:table-cell>
          <table:table-cell office:value-type="float" office:value="0.189908228161399" calcext:value-type="float">
            <text:p>0.189908228161399</text:p>
          </table:table-cell>
          <table:table-cell office:value-type="float" office:value="0.716895454545455" calcext:value-type="float">
            <text:p>0.716895454545455</text:p>
          </table:table-cell>
          <table:table-cell office:value-type="float" office:value="0.195082187347197" calcext:value-type="float">
            <text:p>0.195082187347197</text:p>
          </table:table-cell>
          <table:table-cell office:value-type="float" office:value="0.721309090909091" calcext:value-type="float">
            <text:p>0.721309090909091</text:p>
          </table:table-cell>
          <table:table-cell office:value-type="float" office:value="0.178758476797956" calcext:value-type="float">
            <text:p>0.178758476797956</text:p>
          </table:table-cell>
          <table:table-cell office:value-type="float" office:value="0.710518181818182" calcext:value-type="float">
            <text:p>0.710518181818182</text:p>
          </table:table-cell>
          <table:table-cell office:value-type="float" office:value="0.193660846174323" calcext:value-type="float">
            <text:p>0.1937</text:p>
          </table:table-cell>
          <table:table-cell office:value-type="float" office:value="0.716631818181818" calcext:value-type="float">
            <text:p>0.7166</text:p>
          </table:table-cell>
          <table:table-cell office:value-type="float" office:value="0.185453383234409" calcext:value-type="float">
            <text:p>0.1855</text:p>
          </table:table-cell>
          <table:table-cell office:value-type="float" office:value="0.71295" calcext:value-type="float">
            <text:p>0.7130</text:p>
          </table:table-cell>
          <table:table-cell office:value-type="float" office:value="0.194699090606343" calcext:value-type="float">
            <text:p>0.1947</text:p>
          </table:table-cell>
          <table:table-cell office:value-type="float" office:value="0.72195" calcext:value-type="float">
            <text:p>0.7220</text:p>
          </table:table-cell>
          <table:table-cell office:value-type="float" office:value="0.179801605425449" calcext:value-type="float">
            <text:p>0.1798</text:p>
          </table:table-cell>
          <table:table-cell office:value-type="float" office:value="0.713513636363636" calcext:value-type="float">
            <text:p>0.7135</text:p>
          </table:table-cell>
          <table:table-cell office:value-type="float" office:value="0.186797938288469" calcext:value-type="float">
            <text:p>0.1868</text:p>
          </table:table-cell>
          <table:table-cell office:value-type="float" office:value="0.712536363636364" calcext:value-type="float">
            <text:p>0.7125</text:p>
          </table:table-cell>
          <table:table-cell office:value-type="float" office:value="0.18220306887752" calcext:value-type="float">
            <text:p>0.1822</text:p>
          </table:table-cell>
          <table:table-cell office:value-type="float" office:value="0.716445454545455" calcext:value-type="float">
            <text:p>0.7164</text:p>
          </table:table-cell>
          <table:table-cell office:value-type="float" office:value="0.180940571940308" calcext:value-type="float">
            <text:p>0.1809</text:p>
          </table:table-cell>
          <table:table-cell office:value-type="float" office:value="0.724113636363636" calcext:value-type="float">
            <text:p>0.7241</text:p>
          </table:table-cell>
          <table:table-cell office:value-type="float" office:value="0.182085872923" calcext:value-type="float">
            <text:p>0.1821</text:p>
          </table:table-cell>
          <table:table-cell office:value-type="float" office:value="0.711877272727273" calcext:value-type="float">
            <text:p>0.7119</text:p>
          </table:table-cell>
          <table:table-cell office:value-type="float" office:value="0.191686973746185" calcext:value-type="float">
            <text:p>0.1917</text:p>
          </table:table-cell>
          <table:table-cell office:value-type="float" office:value="0.715581818181818" calcext:value-type="float">
            <text:p>0.7156</text:p>
          </table:table-cell>
          <table:table-cell office:value-type="float" office:value="0.192467545536847" calcext:value-type="float">
            <text:p>0.192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723140909090909" calcext:value-type="float">
            <text:p>0.723140909090909</text:p>
          </table:table-cell>
          <table:table-cell office:value-type="float" office:value="0.214002774407701" calcext:value-type="float">
            <text:p>0.214002774407701</text:p>
          </table:table-cell>
          <table:table-cell office:value-type="float" office:value="0.708945454545455" calcext:value-type="float">
            <text:p>0.708945454545455</text:p>
          </table:table-cell>
          <table:table-cell office:value-type="float" office:value="0.213503813549128" calcext:value-type="float">
            <text:p>0.213503813549128</text:p>
          </table:table-cell>
          <table:table-cell office:value-type="float" office:value="0.730968181818182" calcext:value-type="float">
            <text:p>0.730968181818182</text:p>
          </table:table-cell>
          <table:table-cell office:value-type="float" office:value="0.186952732719969" calcext:value-type="float">
            <text:p>0.186952732719969</text:p>
          </table:table-cell>
          <table:table-cell office:value-type="float" office:value="0.720740909090909" calcext:value-type="float">
            <text:p>0.720740909090909</text:p>
          </table:table-cell>
          <table:table-cell office:value-type="float" office:value="0.169637995789361" calcext:value-type="float">
            <text:p>0.169637995789361</text:p>
          </table:table-cell>
          <table:table-cell office:value-type="float" office:value="0.732668181818182" calcext:value-type="float">
            <text:p>0.732668181818182</text:p>
          </table:table-cell>
          <table:table-cell office:value-type="float" office:value="0.179370091884759" calcext:value-type="float">
            <text:p>0.179370091884759</text:p>
          </table:table-cell>
          <table:table-cell office:value-type="float" office:value="0.721731818181818" calcext:value-type="float">
            <text:p>0.721731818181818</text:p>
          </table:table-cell>
          <table:table-cell office:value-type="float" office:value="0.170456376778214" calcext:value-type="float">
            <text:p>0.170456376778214</text:p>
          </table:table-cell>
          <table:table-cell office:value-type="float" office:value="0.735881818181818" calcext:value-type="float">
            <text:p>0.735881818181818</text:p>
          </table:table-cell>
          <table:table-cell office:value-type="float" office:value="0.170107860743751" calcext:value-type="float">
            <text:p>0.1701</text:p>
          </table:table-cell>
          <table:table-cell office:value-type="float" office:value="0.708127272727273" calcext:value-type="float">
            <text:p>0.7081</text:p>
          </table:table-cell>
          <table:table-cell office:value-type="float" office:value="0.181063254564018" calcext:value-type="float">
            <text:p>0.1811</text:p>
          </table:table-cell>
          <table:table-cell office:value-type="float" office:value="0.719677272727273" calcext:value-type="float">
            <text:p>0.7197</text:p>
          </table:table-cell>
          <table:table-cell office:value-type="float" office:value="0.192490172754047" calcext:value-type="float">
            <text:p>0.1925</text:p>
          </table:table-cell>
          <table:table-cell office:value-type="float" office:value="0.718254545454546" calcext:value-type="float">
            <text:p>0.7183</text:p>
          </table:table-cell>
          <table:table-cell office:value-type="float" office:value="0.179329409108515" calcext:value-type="float">
            <text:p>0.1793</text:p>
          </table:table-cell>
          <table:table-cell office:value-type="float" office:value="0.730645454545454" calcext:value-type="float">
            <text:p>0.7306</text:p>
          </table:table-cell>
          <table:table-cell office:value-type="float" office:value="0.178153166075684" calcext:value-type="float">
            <text:p>0.1782</text:p>
          </table:table-cell>
          <table:table-cell office:value-type="float" office:value="0.714481818181818" calcext:value-type="float">
            <text:p>0.7145</text:p>
          </table:table-cell>
          <table:table-cell office:value-type="float" office:value="0.177227052646541" calcext:value-type="float">
            <text:p>0.1772</text:p>
          </table:table-cell>
          <table:table-cell office:value-type="float" office:value="0.72775" calcext:value-type="float">
            <text:p>0.7278</text:p>
          </table:table-cell>
          <table:table-cell office:value-type="float" office:value="0.185675273744588" calcext:value-type="float">
            <text:p>0.1857</text:p>
          </table:table-cell>
          <table:table-cell office:value-type="float" office:value="0.704486363636364" calcext:value-type="float">
            <text:p>0.7045</text:p>
          </table:table-cell>
          <table:table-cell office:value-type="float" office:value="0.190699937626835" calcext:value-type="float">
            <text:p>0.1907</text:p>
          </table:table-cell>
          <table:table-cell office:value-type="float" office:value="0.732531818181818" calcext:value-type="float">
            <text:p>0.7325</text:p>
          </table:table-cell>
          <table:table-cell office:value-type="float" office:value="0.179805240582518" calcext:value-type="float">
            <text:p>0.1798</text:p>
          </table:table-cell>
          <table:table-cell office:value-type="float" office:value="0.716404545454545" calcext:value-type="float">
            <text:p>0.7164</text:p>
          </table:table-cell>
          <table:table-cell office:value-type="float" office:value="0.17637484226474" calcext:value-type="float">
            <text:p>0.176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723277272727273" calcext:value-type="float">
            <text:p>0.723277272727273</text:p>
          </table:table-cell>
          <table:table-cell office:value-type="float" office:value="0.201777695357455" calcext:value-type="float">
            <text:p>0.201777695357455</text:p>
          </table:table-cell>
          <table:table-cell office:value-type="float" office:value="0.647459090909091" calcext:value-type="float">
            <text:p>0.647459090909091</text:p>
          </table:table-cell>
          <table:table-cell office:value-type="float" office:value="0.166773454301881" calcext:value-type="float">
            <text:p>0.166773454301881</text:p>
          </table:table-cell>
          <table:table-cell office:value-type="float" office:value="0.716518181818182" calcext:value-type="float">
            <text:p>0.716518181818182</text:p>
          </table:table-cell>
          <table:table-cell office:value-type="float" office:value="0.210053886164408" calcext:value-type="float">
            <text:p>0.210053886164408</text:p>
          </table:table-cell>
          <table:table-cell office:value-type="float" office:value="0.684595454545454" calcext:value-type="float">
            <text:p>0.684595454545454</text:p>
          </table:table-cell>
          <table:table-cell office:value-type="float" office:value="0.197435792894704" calcext:value-type="float">
            <text:p>0.197435792894704</text:p>
          </table:table-cell>
          <table:table-cell office:value-type="float" office:value="0.718818181818182" calcext:value-type="float">
            <text:p>0.718818181818182</text:p>
          </table:table-cell>
          <table:table-cell office:value-type="float" office:value="0.185033568608468" calcext:value-type="float">
            <text:p>0.185033568608468</text:p>
          </table:table-cell>
          <table:table-cell office:value-type="float" office:value="0.719354545454545" calcext:value-type="float">
            <text:p>0.719354545454545</text:p>
          </table:table-cell>
          <table:table-cell office:value-type="float" office:value="0.167861672416866" calcext:value-type="float">
            <text:p>0.167861672416866</text:p>
          </table:table-cell>
          <table:table-cell office:value-type="float" office:value="0.737054545454545" calcext:value-type="float">
            <text:p>0.737054545454545</text:p>
          </table:table-cell>
          <table:table-cell office:value-type="float" office:value="0.186744651356818" calcext:value-type="float">
            <text:p>0.1867</text:p>
          </table:table-cell>
          <table:table-cell office:value-type="float" office:value="0.710490909090909" calcext:value-type="float">
            <text:p>0.7105</text:p>
          </table:table-cell>
          <table:table-cell office:value-type="float" office:value="0.188769321433056" calcext:value-type="float">
            <text:p>0.1888</text:p>
          </table:table-cell>
          <table:table-cell office:value-type="float" office:value="0.726363636363636" calcext:value-type="float">
            <text:p>0.7264</text:p>
          </table:table-cell>
          <table:table-cell office:value-type="float" office:value="0.180912433416111" calcext:value-type="float">
            <text:p>0.1809</text:p>
          </table:table-cell>
          <table:table-cell office:value-type="float" office:value="0.706640909090909" calcext:value-type="float">
            <text:p>0.7066</text:p>
          </table:table-cell>
          <table:table-cell office:value-type="float" office:value="0.169294645583361" calcext:value-type="float">
            <text:p>0.1693</text:p>
          </table:table-cell>
          <table:table-cell office:value-type="float" office:value="0.726340909090909" calcext:value-type="float">
            <text:p>0.7263</text:p>
          </table:table-cell>
          <table:table-cell office:value-type="float" office:value="0.178705470950958" calcext:value-type="float">
            <text:p>0.1787</text:p>
          </table:table-cell>
          <table:table-cell office:value-type="float" office:value="0.705968181818182" calcext:value-type="float">
            <text:p>0.7060</text:p>
          </table:table-cell>
          <table:table-cell office:value-type="float" office:value="0.176547895490878" calcext:value-type="float">
            <text:p>0.1765</text:p>
          </table:table-cell>
          <table:table-cell office:value-type="float" office:value="0.725240909090909" calcext:value-type="float">
            <text:p>0.7252</text:p>
          </table:table-cell>
          <table:table-cell office:value-type="float" office:value="0.175796681048428" calcext:value-type="float">
            <text:p>0.1758</text:p>
          </table:table-cell>
          <table:table-cell office:value-type="float" office:value="0.694459090909091" calcext:value-type="float">
            <text:p>0.6945</text:p>
          </table:table-cell>
          <table:table-cell office:value-type="float" office:value="0.176739153370727" calcext:value-type="float">
            <text:p>0.1767</text:p>
          </table:table-cell>
          <table:table-cell office:value-type="float" office:value="0.725768181818182" calcext:value-type="float">
            <text:p>0.7258</text:p>
          </table:table-cell>
          <table:table-cell office:value-type="float" office:value="0.1739926393924" calcext:value-type="float">
            <text:p>0.1740</text:p>
          </table:table-cell>
          <table:table-cell office:value-type="float" office:value="0.725536363636364" calcext:value-type="float">
            <text:p>0.7255</text:p>
          </table:table-cell>
          <table:table-cell office:value-type="float" office:value="0.171459041133139" calcext:value-type="float">
            <text:p>0.171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641995454545455" calcext:value-type="float">
            <text:p>0.641995454545455</text:p>
          </table:table-cell>
          <table:table-cell office:value-type="float" office:value="0.216424134597474" calcext:value-type="float">
            <text:p>0.216424134597474</text:p>
          </table:table-cell>
          <table:table-cell office:value-type="float" office:value="0.746677272727273" calcext:value-type="float">
            <text:p>0.746677272727273</text:p>
          </table:table-cell>
          <table:table-cell office:value-type="float" office:value="0.166869644615084" calcext:value-type="float">
            <text:p>0.166869644615084</text:p>
          </table:table-cell>
          <table:table-cell office:value-type="float" office:value="0.721181818181818" calcext:value-type="float">
            <text:p>0.721181818181818</text:p>
          </table:table-cell>
          <table:table-cell office:value-type="float" office:value="0.185544695016486" calcext:value-type="float">
            <text:p>0.185544695016486</text:p>
          </table:table-cell>
          <table:table-cell office:value-type="float" office:value="0.701118181818182" calcext:value-type="float">
            <text:p>0.701118181818182</text:p>
          </table:table-cell>
          <table:table-cell office:value-type="float" office:value="0.21445917507074" calcext:value-type="float">
            <text:p>0.21445917507074</text:p>
          </table:table-cell>
          <table:table-cell office:value-type="float" office:value="0.717154545454545" calcext:value-type="float">
            <text:p>0.717154545454545</text:p>
          </table:table-cell>
          <table:table-cell office:value-type="float" office:value="0.187556543691629" calcext:value-type="float">
            <text:p>0.187556543691629</text:p>
          </table:table-cell>
          <table:table-cell office:value-type="float" office:value="0.720186363636364" calcext:value-type="float">
            <text:p>0.720186363636364</text:p>
          </table:table-cell>
          <table:table-cell office:value-type="float" office:value="0.179524141236895" calcext:value-type="float">
            <text:p>0.179524141236895</text:p>
          </table:table-cell>
          <table:table-cell office:value-type="float" office:value="0.710072727272727" calcext:value-type="float">
            <text:p>0.710072727272727</text:p>
          </table:table-cell>
          <table:table-cell office:value-type="float" office:value="0.193736792909329" calcext:value-type="float">
            <text:p>0.1937</text:p>
          </table:table-cell>
          <table:table-cell office:value-type="float" office:value="0.708095454545455" calcext:value-type="float">
            <text:p>0.7081</text:p>
          </table:table-cell>
          <table:table-cell office:value-type="float" office:value="0.179247417689766" calcext:value-type="float">
            <text:p>0.1792</text:p>
          </table:table-cell>
          <table:table-cell office:value-type="float" office:value="0.716063636363636" calcext:value-type="float">
            <text:p>0.7161</text:p>
          </table:table-cell>
          <table:table-cell office:value-type="float" office:value="0.184906979978201" calcext:value-type="float">
            <text:p>0.1849</text:p>
          </table:table-cell>
          <table:table-cell office:value-type="float" office:value="0.703181818181818" calcext:value-type="float">
            <text:p>0.7032</text:p>
          </table:table-cell>
          <table:table-cell office:value-type="float" office:value="0.191132268311831" calcext:value-type="float">
            <text:p>0.1911</text:p>
          </table:table-cell>
          <table:table-cell office:value-type="float" office:value="0.724540909090909" calcext:value-type="float">
            <text:p>0.7245</text:p>
          </table:table-cell>
          <table:table-cell office:value-type="float" office:value="0.175577257265685" calcext:value-type="float">
            <text:p>0.1756</text:p>
          </table:table-cell>
          <table:table-cell office:value-type="float" office:value="0.728677272727273" calcext:value-type="float">
            <text:p>0.7287</text:p>
          </table:table-cell>
          <table:table-cell office:value-type="float" office:value="0.197405985280256" calcext:value-type="float">
            <text:p>0.1974</text:p>
          </table:table-cell>
          <table:table-cell office:value-type="float" office:value="0.717068181818182" calcext:value-type="float">
            <text:p>0.7171</text:p>
          </table:table-cell>
          <table:table-cell office:value-type="float" office:value="0.185219606892118" calcext:value-type="float">
            <text:p>0.1852</text:p>
          </table:table-cell>
          <table:table-cell office:value-type="float" office:value="0.696518181818182" calcext:value-type="float">
            <text:p>0.6965</text:p>
          </table:table-cell>
          <table:table-cell office:value-type="float" office:value="0.187054560655347" calcext:value-type="float">
            <text:p>0.1871</text:p>
          </table:table-cell>
          <table:table-cell office:value-type="float" office:value="0.713236363636364" calcext:value-type="float">
            <text:p>0.7132</text:p>
          </table:table-cell>
          <table:table-cell office:value-type="float" office:value="0.190393495718558" calcext:value-type="float">
            <text:p>0.1904</text:p>
          </table:table-cell>
          <table:table-cell office:value-type="float" office:value="0.718354545454545" calcext:value-type="float">
            <text:p>0.7184</text:p>
          </table:table-cell>
          <table:table-cell office:value-type="float" office:value="0.171538627399566" calcext:value-type="float">
            <text:p>0.171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651454545454545" calcext:value-type="float">
            <text:p>0.651454545454545</text:p>
          </table:table-cell>
          <table:table-cell office:value-type="float" office:value="0.206517844926891" calcext:value-type="float">
            <text:p>0.206517844926891</text:p>
          </table:table-cell>
          <table:table-cell office:value-type="float" office:value="0.706513636363636" calcext:value-type="float">
            <text:p>0.706513636363636</text:p>
          </table:table-cell>
          <table:table-cell office:value-type="float" office:value="0.162196057095237" calcext:value-type="float">
            <text:p>0.162196057095237</text:p>
          </table:table-cell>
          <table:table-cell office:value-type="float" office:value="0.710509090909091" calcext:value-type="float">
            <text:p>0.710509090909091</text:p>
          </table:table-cell>
          <table:table-cell office:value-type="float" office:value="0.194334408352776" calcext:value-type="float">
            <text:p>0.194334408352776</text:p>
          </table:table-cell>
          <table:table-cell office:value-type="float" office:value="0.707031818181818" calcext:value-type="float">
            <text:p>0.707031818181818</text:p>
          </table:table-cell>
          <table:table-cell office:value-type="float" office:value="0.211794843957477" calcext:value-type="float">
            <text:p>0.211794843957477</text:p>
          </table:table-cell>
          <table:table-cell office:value-type="float" office:value="0.707990909090909" calcext:value-type="float">
            <text:p>0.707990909090909</text:p>
          </table:table-cell>
          <table:table-cell office:value-type="float" office:value="0.195726275954701" calcext:value-type="float">
            <text:p>0.195726275954701</text:p>
          </table:table-cell>
          <table:table-cell office:value-type="float" office:value="0.710268181818182" calcext:value-type="float">
            <text:p>0.710268181818182</text:p>
          </table:table-cell>
          <table:table-cell office:value-type="float" office:value="0.208785458637498" calcext:value-type="float">
            <text:p>0.208785458637498</text:p>
          </table:table-cell>
          <table:table-cell office:value-type="float" office:value="0.71275" calcext:value-type="float">
            <text:p>0.71275</text:p>
          </table:table-cell>
          <table:table-cell office:value-type="float" office:value="0.19512508710284" calcext:value-type="float">
            <text:p>0.1951</text:p>
          </table:table-cell>
          <table:table-cell office:value-type="float" office:value="0.712281818181818" calcext:value-type="float">
            <text:p>0.7123</text:p>
          </table:table-cell>
          <table:table-cell office:value-type="float" office:value="0.202273252019164" calcext:value-type="float">
            <text:p>0.2023</text:p>
          </table:table-cell>
          <table:table-cell office:value-type="float" office:value="0.705181818181818" calcext:value-type="float">
            <text:p>0.7052</text:p>
          </table:table-cell>
          <table:table-cell office:value-type="float" office:value="0.191985963217751" calcext:value-type="float">
            <text:p>0.1920</text:p>
          </table:table-cell>
          <table:table-cell office:value-type="float" office:value="0.71295" calcext:value-type="float">
            <text:p>0.7130</text:p>
          </table:table-cell>
          <table:table-cell office:value-type="float" office:value="0.188592111669872" calcext:value-type="float">
            <text:p>0.1886</text:p>
          </table:table-cell>
          <table:table-cell office:value-type="float" office:value="0.712018181818182" calcext:value-type="float">
            <text:p>0.7120</text:p>
          </table:table-cell>
          <table:table-cell office:value-type="float" office:value="0.194029009977314" calcext:value-type="float">
            <text:p>0.1940</text:p>
          </table:table-cell>
          <table:table-cell office:value-type="float" office:value="0.716459090909091" calcext:value-type="float">
            <text:p>0.7165</text:p>
          </table:table-cell>
          <table:table-cell office:value-type="float" office:value="0.198197025555261" calcext:value-type="float">
            <text:p>0.1982</text:p>
          </table:table-cell>
          <table:table-cell office:value-type="float" office:value="0.710545454545455" calcext:value-type="float">
            <text:p>0.7105</text:p>
          </table:table-cell>
          <table:table-cell office:value-type="float" office:value="0.191624848220757" calcext:value-type="float">
            <text:p>0.1916</text:p>
          </table:table-cell>
          <table:table-cell office:value-type="float" office:value="0.706363636363636" calcext:value-type="float">
            <text:p>0.7064</text:p>
          </table:table-cell>
          <table:table-cell office:value-type="float" office:value="0.195847329126636" calcext:value-type="float">
            <text:p>0.1958</text:p>
          </table:table-cell>
          <table:table-cell office:value-type="float" office:value="0.708381818181818" calcext:value-type="float">
            <text:p>0.7084</text:p>
          </table:table-cell>
          <table:table-cell office:value-type="float" office:value="0.192976666885923" calcext:value-type="float">
            <text:p>0.1930</text:p>
          </table:table-cell>
          <table:table-cell office:value-type="float" office:value="0.712754545454546" calcext:value-type="float">
            <text:p>0.7128</text:p>
          </table:table-cell>
          <table:table-cell office:value-type="float" office:value="0.197507051963298" calcext:value-type="float">
            <text:p>0.197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66125" calcext:value-type="float">
            <text:p>0.66125</text:p>
          </table:table-cell>
          <table:table-cell office:value-type="float" office:value="0.241871843308076" calcext:value-type="float">
            <text:p>0.241871843308076</text:p>
          </table:table-cell>
          <table:table-cell office:value-type="float" office:value="0.730318181818182" calcext:value-type="float">
            <text:p>0.730318181818182</text:p>
          </table:table-cell>
          <table:table-cell office:value-type="float" office:value="0.147525149761318" calcext:value-type="float">
            <text:p>0.147525149761318</text:p>
          </table:table-cell>
          <table:table-cell office:value-type="float" office:value="0.707181818181818" calcext:value-type="float">
            <text:p>0.707181818181818</text:p>
          </table:table-cell>
          <table:table-cell office:value-type="float" office:value="0.193418652425531" calcext:value-type="float">
            <text:p>0.193418652425531</text:p>
          </table:table-cell>
          <table:table-cell office:value-type="float" office:value="0.695931818181818" calcext:value-type="float">
            <text:p>0.695931818181818</text:p>
          </table:table-cell>
          <table:table-cell office:value-type="float" office:value="0.186171905313957" calcext:value-type="float">
            <text:p>0.186171905313957</text:p>
          </table:table-cell>
          <table:table-cell office:value-type="float" office:value="0.709922727272727" calcext:value-type="float">
            <text:p>0.709922727272727</text:p>
          </table:table-cell>
          <table:table-cell office:value-type="float" office:value="0.186297837517716" calcext:value-type="float">
            <text:p>0.186297837517716</text:p>
          </table:table-cell>
          <table:table-cell office:value-type="float" office:value="0.708418181818182" calcext:value-type="float">
            <text:p>0.708418181818182</text:p>
          </table:table-cell>
          <table:table-cell office:value-type="float" office:value="0.194292431272877" calcext:value-type="float">
            <text:p>0.194292431272877</text:p>
          </table:table-cell>
          <table:table-cell office:value-type="float" office:value="0.709463636363636" calcext:value-type="float">
            <text:p>0.709463636363636</text:p>
          </table:table-cell>
          <table:table-cell office:value-type="float" office:value="0.186339095534283" calcext:value-type="float">
            <text:p>0.1863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19552975915805" calcext:value-type="float">
            <text:p>0.1955</text:p>
          </table:table-cell>
          <table:table-cell office:value-type="float" office:value="0.723722727272727" calcext:value-type="float">
            <text:p>0.7237</text:p>
          </table:table-cell>
          <table:table-cell office:value-type="float" office:value="0.17723822541134" calcext:value-type="float">
            <text:p>0.1772</text:p>
          </table:table-cell>
          <table:table-cell office:value-type="float" office:value="0.718431818181818" calcext:value-type="float">
            <text:p>0.7184</text:p>
          </table:table-cell>
          <table:table-cell office:value-type="float" office:value="0.183697056638196" calcext:value-type="float">
            <text:p>0.1837</text:p>
          </table:table-cell>
          <table:table-cell office:value-type="float" office:value="0.712254545454545" calcext:value-type="float">
            <text:p>0.7123</text:p>
          </table:table-cell>
          <table:table-cell office:value-type="float" office:value="0.183708541822499" calcext:value-type="float">
            <text:p>0.1837</text:p>
          </table:table-cell>
          <table:table-cell office:value-type="float" office:value="0.708886363636364" calcext:value-type="float">
            <text:p>0.7089</text:p>
          </table:table-cell>
          <table:table-cell office:value-type="float" office:value="0.1896307188916" calcext:value-type="float">
            <text:p>0.1896</text:p>
          </table:table-cell>
          <table:table-cell office:value-type="float" office:value="0.716109090909091" calcext:value-type="float">
            <text:p>0.7161</text:p>
          </table:table-cell>
          <table:table-cell office:value-type="float" office:value="0.186726003263192" calcext:value-type="float">
            <text:p>0.1867</text:p>
          </table:table-cell>
          <table:table-cell office:value-type="float" office:value="0.718227272727273" calcext:value-type="float">
            <text:p>0.7182</text:p>
          </table:table-cell>
          <table:table-cell office:value-type="float" office:value="0.183492511831009" calcext:value-type="float">
            <text:p>0.1835</text:p>
          </table:table-cell>
          <table:table-cell office:value-type="float" office:value="0.712327272727273" calcext:value-type="float">
            <text:p>0.7123</text:p>
          </table:table-cell>
          <table:table-cell office:value-type="float" office:value="0.184620318517797" calcext:value-type="float">
            <text:p>0.1846</text:p>
          </table:table-cell>
          <table:table-cell office:value-type="float" office:value="0.718518181818182" calcext:value-type="float">
            <text:p>0.7185</text:p>
          </table:table-cell>
          <table:table-cell office:value-type="float" office:value="0.189434076194081" calcext:value-type="float">
            <text:p>0.189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710968181818182" calcext:value-type="float">
            <text:p>0.710968181818182</text:p>
          </table:table-cell>
          <table:table-cell office:value-type="float" office:value="0.191803367562578" calcext:value-type="float">
            <text:p>0.191803367562578</text:p>
          </table:table-cell>
          <table:table-cell office:value-type="float" office:value="0.689913636363636" calcext:value-type="float">
            <text:p>0.689913636363636</text:p>
          </table:table-cell>
          <table:table-cell office:value-type="float" office:value="0.1859202459112" calcext:value-type="float">
            <text:p>0.1859202459112</text:p>
          </table:table-cell>
          <table:table-cell office:value-type="float" office:value="0.720163636363636" calcext:value-type="float">
            <text:p>0.720163636363636</text:p>
          </table:table-cell>
          <table:table-cell office:value-type="float" office:value="0.193845186039766" calcext:value-type="float">
            <text:p>0.193845186039766</text:p>
          </table:table-cell>
          <table:table-cell office:value-type="float" office:value="0.709954545454545" calcext:value-type="float">
            <text:p>0.709954545454545</text:p>
          </table:table-cell>
          <table:table-cell office:value-type="float" office:value="0.181897377735168" calcext:value-type="float">
            <text:p>0.181897377735168</text:p>
          </table:table-cell>
          <table:table-cell office:value-type="float" office:value="0.730627272727273" calcext:value-type="float">
            <text:p>0.730627272727273</text:p>
          </table:table-cell>
          <table:table-cell office:value-type="float" office:value="0.175265656615333" calcext:value-type="float">
            <text:p>0.175265656615333</text:p>
          </table:table-cell>
          <table:table-cell office:value-type="float" office:value="0.728859090909091" calcext:value-type="float">
            <text:p>0.728859090909091</text:p>
          </table:table-cell>
          <table:table-cell office:value-type="float" office:value="0.182424415020035" calcext:value-type="float">
            <text:p>0.182424415020035</text:p>
          </table:table-cell>
          <table:table-cell office:value-type="float" office:value="0.719013636363636" calcext:value-type="float">
            <text:p>0.719013636363636</text:p>
          </table:table-cell>
          <table:table-cell office:value-type="float" office:value="0.1917433407082" calcext:value-type="float">
            <text:p>0.1917</text:p>
          </table:table-cell>
          <table:table-cell office:value-type="float" office:value="0.728781818181818" calcext:value-type="float">
            <text:p>0.7288</text:p>
          </table:table-cell>
          <table:table-cell office:value-type="float" office:value="0.184651736963435" calcext:value-type="float">
            <text:p>0.1847</text:p>
          </table:table-cell>
          <table:table-cell office:value-type="float" office:value="0.720227272727273" calcext:value-type="float">
            <text:p>0.7202</text:p>
          </table:table-cell>
          <table:table-cell office:value-type="float" office:value="0.184597055882562" calcext:value-type="float">
            <text:p>0.1846</text:p>
          </table:table-cell>
          <table:table-cell office:value-type="float" office:value="0.725340909090909" calcext:value-type="float">
            <text:p>0.7253</text:p>
          </table:table-cell>
          <table:table-cell office:value-type="float" office:value="0.180119502513846" calcext:value-type="float">
            <text:p>0.1801</text:p>
          </table:table-cell>
          <table:table-cell office:value-type="float" office:value="0.719354545454545" calcext:value-type="float">
            <text:p>0.7194</text:p>
          </table:table-cell>
          <table:table-cell office:value-type="float" office:value="0.18099217036131" calcext:value-type="float">
            <text:p>0.1810</text:p>
          </table:table-cell>
          <table:table-cell office:value-type="float" office:value="0.724545454545454" calcext:value-type="float">
            <text:p>0.7245</text:p>
          </table:table-cell>
          <table:table-cell office:value-type="float" office:value="0.176792017168288" calcext:value-type="float">
            <text:p>0.1768</text:p>
          </table:table-cell>
          <table:table-cell office:value-type="float" office:value="0.718981818181818" calcext:value-type="float">
            <text:p>0.7190</text:p>
          </table:table-cell>
          <table:table-cell office:value-type="float" office:value="0.18341115576849" calcext:value-type="float">
            <text:p>0.1834</text:p>
          </table:table-cell>
          <table:table-cell office:value-type="float" office:value="0.723336363636364" calcext:value-type="float">
            <text:p>0.7233</text:p>
          </table:table-cell>
          <table:table-cell office:value-type="float" office:value="0.169830438037317" calcext:value-type="float">
            <text:p>0.1698</text:p>
          </table:table-cell>
          <table:table-cell office:value-type="float" office:value="0.727086363636364" calcext:value-type="float">
            <text:p>0.7271</text:p>
          </table:table-cell>
          <table:table-cell office:value-type="float" office:value="0.171251820471478" calcext:value-type="float">
            <text:p>0.1713</text:p>
          </table:table-cell>
          <table:table-cell office:value-type="float" office:value="0.720054545454545" calcext:value-type="float">
            <text:p>0.7201</text:p>
          </table:table-cell>
          <table:table-cell office:value-type="float" office:value="0.16994516072384" calcext:value-type="float">
            <text:p>0.1699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26209675687285" calcext:value-type="float">
            <text:p>0.726209675687285</text:p>
          </table:table-cell>
          <table:table-cell office:value-type="float" office:value="0.0243555578055049" calcext:value-type="float">
            <text:p>0.0243555578055049</text:p>
          </table:table-cell>
          <table:table-cell office:value-type="float" office:value="0.730150504725086" calcext:value-type="float">
            <text:p>0.730150504725086</text:p>
          </table:table-cell>
          <table:table-cell office:value-type="float" office:value="0.0293634595132478" calcext:value-type="float">
            <text:p>0.0293634595132478</text:p>
          </table:table-cell>
          <table:table-cell office:value-type="float" office:value="0.726841441151203" calcext:value-type="float">
            <text:p>0.726841441151203</text:p>
          </table:table-cell>
          <table:table-cell office:value-type="float" office:value="0.0340712085091792" calcext:value-type="float">
            <text:p>0.0340712085091792</text:p>
          </table:table-cell>
          <table:table-cell office:value-type="float" office:value="0.729398464347079" calcext:value-type="float">
            <text:p>0.729398464347079</text:p>
          </table:table-cell>
          <table:table-cell office:value-type="float" office:value="0.0349754781771533" calcext:value-type="float">
            <text:p>0.0349754781771533</text:p>
          </table:table-cell>
          <table:table-cell office:value-type="float" office:value="0.727850515463918" calcext:value-type="float">
            <text:p>0.727850515463918</text:p>
          </table:table-cell>
          <table:table-cell office:value-type="float" office:value="0.0325654912958792" calcext:value-type="float">
            <text:p>0.0325654912958792</text:p>
          </table:table-cell>
          <table:table-cell office:value-type="float" office:value="0.732259557560137" calcext:value-type="float">
            <text:p>0.732259557560137</text:p>
          </table:table-cell>
          <table:table-cell office:value-type="float" office:value="0.0291108010106177" calcext:value-type="float">
            <text:p>0.0291108010106177</text:p>
          </table:table-cell>
          <table:table-cell office:value-type="float" office:value="0.735402491408935" calcext:value-type="float">
            <text:p>0.735402491408935</text:p>
          </table:table-cell>
          <table:table-cell office:value-type="float" office:value="0.0287552475831334" calcext:value-type="float">
            <text:p>0.0288</text:p>
          </table:table-cell>
          <table:table-cell office:value-type="float" office:value="0.73078710266323" calcext:value-type="float">
            <text:p>0.7308</text:p>
          </table:table-cell>
          <table:table-cell office:value-type="float" office:value="0.037244530146546" calcext:value-type="float">
            <text:p>0.0372</text:p>
          </table:table-cell>
          <table:table-cell office:value-type="float" office:value="0.733106743986254" calcext:value-type="float">
            <text:p>0.7331</text:p>
          </table:table-cell>
          <table:table-cell office:value-type="float" office:value="0.0335662962948866" calcext:value-type="float">
            <text:p>0.0336</text:p>
          </table:table-cell>
          <table:table-cell office:value-type="float" office:value="0.732050418814433" calcext:value-type="float">
            <text:p>0.7321</text:p>
          </table:table-cell>
          <table:table-cell office:value-type="float" office:value="0.0269173369782854" calcext:value-type="float">
            <text:p>0.0269</text:p>
          </table:table-cell>
          <table:table-cell office:value-type="float" office:value="0.729075279209622" calcext:value-type="float">
            <text:p>0.7291</text:p>
          </table:table-cell>
          <table:table-cell office:value-type="float" office:value="0.0296345951147178" calcext:value-type="float">
            <text:p>0.0296</text:p>
          </table:table-cell>
          <table:table-cell office:value-type="float" office:value="0.73079295532646" calcext:value-type="float">
            <text:p>0.7308</text:p>
          </table:table-cell>
          <table:table-cell office:value-type="float" office:value="0.0333988722358618" calcext:value-type="float">
            <text:p>0.0334</text:p>
          </table:table-cell>
          <table:table-cell office:value-type="float" office:value="0.721055466065292" calcext:value-type="float">
            <text:p>0.7211</text:p>
          </table:table-cell>
          <table:table-cell office:value-type="float" office:value="0.0326389675252426" calcext:value-type="float">
            <text:p>0.0326</text:p>
          </table:table-cell>
          <table:table-cell office:value-type="float" office:value="0.725310781786942" calcext:value-type="float">
            <text:p>0.7253</text:p>
          </table:table-cell>
          <table:table-cell office:value-type="float" office:value="0.0357102370653621" calcext:value-type="float">
            <text:p>0.0357</text:p>
          </table:table-cell>
          <table:table-cell office:value-type="float" office:value="0.731083172250859" calcext:value-type="float">
            <text:p>0.7311</text:p>
          </table:table-cell>
          <table:table-cell office:value-type="float" office:value="0.0300214729651786" calcext:value-type="float">
            <text:p>0.0300</text:p>
          </table:table-cell>
          <table:table-cell office:value-type="float" office:value="0.72918470790378" calcext:value-type="float">
            <text:p>0.7292</text:p>
          </table:table-cell>
          <table:table-cell office:value-type="float" office:value="0.0293940061276627" calcext:value-type="float">
            <text:p>0.0294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44722508591065" calcext:value-type="float">
            <text:p>0.744722508591065</text:p>
          </table:table-cell>
          <table:table-cell office:value-type="float" office:value="0.0320225067489347" calcext:value-type="float">
            <text:p>0.0320225067489347</text:p>
          </table:table-cell>
          <table:table-cell office:value-type="float" office:value="0.699519115120275" calcext:value-type="float">
            <text:p>0.699519115120275</text:p>
          </table:table-cell>
          <table:table-cell office:value-type="float" office:value="0.0364317466465115" calcext:value-type="float">
            <text:p>0.0364317466465115</text:p>
          </table:table-cell>
          <table:table-cell office:value-type="float" office:value="0.740855616408935" calcext:value-type="float">
            <text:p>0.740855616408935</text:p>
          </table:table-cell>
          <table:table-cell office:value-type="float" office:value="0.0376316889125587" calcext:value-type="float">
            <text:p>0.0376316889125587</text:p>
          </table:table-cell>
          <table:table-cell office:value-type="float" office:value="0.739966333762887" calcext:value-type="float">
            <text:p>0.739966333762887</text:p>
          </table:table-cell>
          <table:table-cell office:value-type="float" office:value="0.0305987551385021" calcext:value-type="float">
            <text:p>0.0305987551385021</text:p>
          </table:table-cell>
          <table:table-cell office:value-type="float" office:value="0.733429016323024" calcext:value-type="float">
            <text:p>0.733429016323024</text:p>
          </table:table-cell>
          <table:table-cell office:value-type="float" office:value="0.0348863032033571" calcext:value-type="float">
            <text:p>0.0348863032033571</text:p>
          </table:table-cell>
          <table:table-cell office:value-type="float" office:value="0.738609858247423" calcext:value-type="float">
            <text:p>0.738609858247423</text:p>
          </table:table-cell>
          <table:table-cell office:value-type="float" office:value="0.0320032812070445" calcext:value-type="float">
            <text:p>0.0320032812070445</text:p>
          </table:table-cell>
          <table:table-cell office:value-type="float" office:value="0.734353576030928" calcext:value-type="float">
            <text:p>0.734353576030928</text:p>
          </table:table-cell>
          <table:table-cell office:value-type="float" office:value="0.0315060891392292" calcext:value-type="float">
            <text:p>0.0315</text:p>
          </table:table-cell>
          <table:table-cell office:value-type="float" office:value="0.734812338917526" calcext:value-type="float">
            <text:p>0.7348</text:p>
          </table:table-cell>
          <table:table-cell office:value-type="float" office:value="0.0286042571547286" calcext:value-type="float">
            <text:p>0.0286</text:p>
          </table:table-cell>
          <table:table-cell office:value-type="float" office:value="0.72671762242268" calcext:value-type="float">
            <text:p>0.7267</text:p>
          </table:table-cell>
          <table:table-cell office:value-type="float" office:value="0.0350155246375456" calcext:value-type="float">
            <text:p>0.0350</text:p>
          </table:table-cell>
          <table:table-cell office:value-type="float" office:value="0.729689862542955" calcext:value-type="float">
            <text:p>0.7297</text:p>
          </table:table-cell>
          <table:table-cell office:value-type="float" office:value="0.0363607804870549" calcext:value-type="float">
            <text:p>0.0364</text:p>
          </table:table-cell>
          <table:table-cell office:value-type="float" office:value="0.733847454896907" calcext:value-type="float">
            <text:p>0.7338</text:p>
          </table:table-cell>
          <table:table-cell office:value-type="float" office:value="0.0329511832039667" calcext:value-type="float">
            <text:p>0.0330</text:p>
          </table:table-cell>
          <table:table-cell office:value-type="float" office:value="0.737850945017182" calcext:value-type="float">
            <text:p>0.7379</text:p>
          </table:table-cell>
          <table:table-cell office:value-type="float" office:value="0.0380375338635201" calcext:value-type="float">
            <text:p>0.0380</text:p>
          </table:table-cell>
          <table:table-cell office:value-type="float" office:value="0.733363133591065" calcext:value-type="float">
            <text:p>0.7334</text:p>
          </table:table-cell>
          <table:table-cell office:value-type="float" office:value="0.0275955341761273" calcext:value-type="float">
            <text:p>0.0276</text:p>
          </table:table-cell>
          <table:table-cell office:value-type="float" office:value="0.729283344072165" calcext:value-type="float">
            <text:p>0.7293</text:p>
          </table:table-cell>
          <table:table-cell office:value-type="float" office:value="0.0343346697711198" calcext:value-type="float">
            <text:p>0.0343</text:p>
          </table:table-cell>
          <table:table-cell office:value-type="float" office:value="0.737581776202749" calcext:value-type="float">
            <text:p>0.7376</text:p>
          </table:table-cell>
          <table:table-cell office:value-type="float" office:value="0.0335355526327342" calcext:value-type="float">
            <text:p>0.0335</text:p>
          </table:table-cell>
          <table:table-cell office:value-type="float" office:value="0.73850306056701" calcext:value-type="float">
            <text:p>0.7385</text:p>
          </table:table-cell>
          <table:table-cell office:value-type="float" office:value="0.0316071872012042" calcext:value-type="float">
            <text:p>0.031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41145672250859" calcext:value-type="float">
            <text:p>0.741145672250859</text:p>
          </table:table-cell>
          <table:table-cell office:value-type="float" office:value="0.0389799077066319" calcext:value-type="float">
            <text:p>0.0389799077066319</text:p>
          </table:table-cell>
          <table:table-cell office:value-type="float" office:value="0.704798754295533" calcext:value-type="float">
            <text:p>0.704798754295533</text:p>
          </table:table-cell>
          <table:table-cell office:value-type="float" office:value="0.0399197517413849" calcext:value-type="float">
            <text:p>0.0399197517413849</text:p>
          </table:table-cell>
          <table:table-cell office:value-type="float" office:value="0.740978898195876" calcext:value-type="float">
            <text:p>0.740978898195876</text:p>
          </table:table-cell>
          <table:table-cell office:value-type="float" office:value="0.0366071369995542" calcext:value-type="float">
            <text:p>0.0366071369995542</text:p>
          </table:table-cell>
          <table:table-cell office:value-type="float" office:value="0.744992536512027" calcext:value-type="float">
            <text:p>0.744992536512027</text:p>
          </table:table-cell>
          <table:table-cell office:value-type="float" office:value="0.0301889452817509" calcext:value-type="float">
            <text:p>0.0301889452817509</text:p>
          </table:table-cell>
          <table:table-cell office:value-type="float" office:value="0.735427298109966" calcext:value-type="float">
            <text:p>0.735427298109966</text:p>
          </table:table-cell>
          <table:table-cell office:value-type="float" office:value="0.03296840573164" calcext:value-type="float">
            <text:p>0.03296840573164</text:p>
          </table:table-cell>
          <table:table-cell office:value-type="float" office:value="0.734880745274914" calcext:value-type="float">
            <text:p>0.734880745274914</text:p>
          </table:table-cell>
          <table:table-cell office:value-type="float" office:value="0.0283625470352865" calcext:value-type="float">
            <text:p>0.0283625470352865</text:p>
          </table:table-cell>
          <table:table-cell office:value-type="float" office:value="0.735282807130584" calcext:value-type="float">
            <text:p>0.735282807130584</text:p>
          </table:table-cell>
          <table:table-cell office:value-type="float" office:value="0.02675437060196" calcext:value-type="float">
            <text:p>0.0268</text:p>
          </table:table-cell>
          <table:table-cell office:value-type="float" office:value="0.739091763316151" calcext:value-type="float">
            <text:p>0.7391</text:p>
          </table:table-cell>
          <table:table-cell office:value-type="float" office:value="0.028202771972481" calcext:value-type="float">
            <text:p>0.0282</text:p>
          </table:table-cell>
          <table:table-cell office:value-type="float" office:value="0.731176224226804" calcext:value-type="float">
            <text:p>0.7312</text:p>
          </table:table-cell>
          <table:table-cell office:value-type="float" office:value="0.0220859865199654" calcext:value-type="float">
            <text:p>0.0221</text:p>
          </table:table-cell>
          <table:table-cell office:value-type="float" office:value="0.737937714776632" calcext:value-type="float">
            <text:p>0.7379</text:p>
          </table:table-cell>
          <table:table-cell office:value-type="float" office:value="0.031348313132509" calcext:value-type="float">
            <text:p>0.0313</text:p>
          </table:table-cell>
          <table:table-cell office:value-type="float" office:value="0.732177835051546" calcext:value-type="float">
            <text:p>0.7322</text:p>
          </table:table-cell>
          <table:table-cell office:value-type="float" office:value="0.030073705564555" calcext:value-type="float">
            <text:p>0.0301</text:p>
          </table:table-cell>
          <table:table-cell office:value-type="float" office:value="0.737170532646048" calcext:value-type="float">
            <text:p>0.7372</text:p>
          </table:table-cell>
          <table:table-cell office:value-type="float" office:value="0.0285476132215922" calcext:value-type="float">
            <text:p>0.0285</text:p>
          </table:table-cell>
          <table:table-cell office:value-type="float" office:value="0.730797304553265" calcext:value-type="float">
            <text:p>0.7308</text:p>
          </table:table-cell>
          <table:table-cell office:value-type="float" office:value="0.0294512046957246" calcext:value-type="float">
            <text:p>0.0295</text:p>
          </table:table-cell>
          <table:table-cell office:value-type="float" office:value="0.729003114261168" calcext:value-type="float">
            <text:p>0.7290</text:p>
          </table:table-cell>
          <table:table-cell office:value-type="float" office:value="0.0307701033828276" calcext:value-type="float">
            <text:p>0.0308</text:p>
          </table:table-cell>
          <table:table-cell office:value-type="float" office:value="0.733788659793814" calcext:value-type="float">
            <text:p>0.7338</text:p>
          </table:table-cell>
          <table:table-cell office:value-type="float" office:value="0.0297154504044871" calcext:value-type="float">
            <text:p>0.0297</text:p>
          </table:table-cell>
          <table:table-cell office:value-type="float" office:value="0.735047573024055" calcext:value-type="float">
            <text:p>0.7350</text:p>
          </table:table-cell>
          <table:table-cell office:value-type="float" office:value="0.0312488529866545" calcext:value-type="float">
            <text:p>0.031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59038713487973" calcext:value-type="float">
            <text:p>0.759038713487973</text:p>
          </table:table-cell>
          <table:table-cell office:value-type="float" office:value="0.0302454582348756" calcext:value-type="float">
            <text:p>0.0302454582348756</text:p>
          </table:table-cell>
          <table:table-cell office:value-type="float" office:value="0.691912156357388" calcext:value-type="float">
            <text:p>0.691912156357388</text:p>
          </table:table-cell>
          <table:table-cell office:value-type="float" office:value="0.0345106643188407" calcext:value-type="float">
            <text:p>0.0345106643188407</text:p>
          </table:table-cell>
          <table:table-cell office:value-type="float" office:value="0.74977593427835" calcext:value-type="float">
            <text:p>0.74977593427835</text:p>
          </table:table-cell>
          <table:table-cell office:value-type="float" office:value="0.0283517878266946" calcext:value-type="float">
            <text:p>0.0283517878266946</text:p>
          </table:table-cell>
          <table:table-cell office:value-type="float" office:value="0.750589400773196" calcext:value-type="float">
            <text:p>0.750589400773196</text:p>
          </table:table-cell>
          <table:table-cell office:value-type="float" office:value="0.0331950886675765" calcext:value-type="float">
            <text:p>0.0331950886675765</text:p>
          </table:table-cell>
          <table:table-cell office:value-type="float" office:value="0.743704682130584" calcext:value-type="float">
            <text:p>0.743704682130584</text:p>
          </table:table-cell>
          <table:table-cell office:value-type="float" office:value="0.0220427540310895" calcext:value-type="float">
            <text:p>0.0220427540310895</text:p>
          </table:table-cell>
          <table:table-cell office:value-type="float" office:value="0.73905385524055" calcext:value-type="float">
            <text:p>0.73905385524055</text:p>
          </table:table-cell>
          <table:table-cell office:value-type="float" office:value="0.0282865374401483" calcext:value-type="float">
            <text:p>0.0282865374401483</text:p>
          </table:table-cell>
          <table:table-cell office:value-type="float" office:value="0.745215152491409" calcext:value-type="float">
            <text:p>0.745215152491409</text:p>
          </table:table-cell>
          <table:table-cell office:value-type="float" office:value="0.0305210167979298" calcext:value-type="float">
            <text:p>0.0305</text:p>
          </table:table-cell>
          <table:table-cell office:value-type="float" office:value="0.74347599871134" calcext:value-type="float">
            <text:p>0.7435</text:p>
          </table:table-cell>
          <table:table-cell office:value-type="float" office:value="0.0221356682630388" calcext:value-type="float">
            <text:p>0.0221</text:p>
          </table:table-cell>
          <table:table-cell office:value-type="float" office:value="0.74124135524055" calcext:value-type="float">
            <text:p>0.7412</text:p>
          </table:table-cell>
          <table:table-cell office:value-type="float" office:value="0.0241100471029481" calcext:value-type="float">
            <text:p>0.0241</text:p>
          </table:table-cell>
          <table:table-cell office:value-type="float" office:value="0.738497315292096" calcext:value-type="float">
            <text:p>0.7385</text:p>
          </table:table-cell>
          <table:table-cell office:value-type="float" office:value="0.0318460215603284" calcext:value-type="float">
            <text:p>0.0318</text:p>
          </table:table-cell>
          <table:table-cell office:value-type="float" office:value="0.741648947594502" calcext:value-type="float">
            <text:p>0.7416</text:p>
          </table:table-cell>
          <table:table-cell office:value-type="float" office:value="0.0259282412030009" calcext:value-type="float">
            <text:p>0.0259</text:p>
          </table:table-cell>
          <table:table-cell office:value-type="float" office:value="0.739730509020619" calcext:value-type="float">
            <text:p>0.7397</text:p>
          </table:table-cell>
          <table:table-cell office:value-type="float" office:value="0.027571144585544" calcext:value-type="float">
            <text:p>0.0276</text:p>
          </table:table-cell>
          <table:table-cell office:value-type="float" office:value="0.732679445876289" calcext:value-type="float">
            <text:p>0.7327</text:p>
          </table:table-cell>
          <table:table-cell office:value-type="float" office:value="0.0254088400800713" calcext:value-type="float">
            <text:p>0.0254</text:p>
          </table:table-cell>
          <table:table-cell office:value-type="float" office:value="0.729306862113402" calcext:value-type="float">
            <text:p>0.7293</text:p>
          </table:table-cell>
          <table:table-cell office:value-type="float" office:value="0.0334323545964783" calcext:value-type="float">
            <text:p>0.0334</text:p>
          </table:table-cell>
          <table:table-cell office:value-type="float" office:value="0.737514926975945" calcext:value-type="float">
            <text:p>0.7375</text:p>
          </table:table-cell>
          <table:table-cell office:value-type="float" office:value="0.0208015602202894" calcext:value-type="float">
            <text:p>0.0208</text:p>
          </table:table-cell>
          <table:table-cell office:value-type="float" office:value="0.74316043814433" calcext:value-type="float">
            <text:p>0.7432</text:p>
          </table:table-cell>
          <table:table-cell office:value-type="float" office:value="0.0254882092673903" calcext:value-type="float">
            <text:p>0.025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28486683848797" calcext:value-type="float">
            <text:p>0.728486683848797</text:p>
          </table:table-cell>
          <table:table-cell office:value-type="float" office:value="0.0293478563009563" calcext:value-type="float">
            <text:p>0.0293478563009563</text:p>
          </table:table-cell>
          <table:table-cell office:value-type="float" office:value="0.711576192010309" calcext:value-type="float">
            <text:p>0.711576192010309</text:p>
          </table:table-cell>
          <table:table-cell office:value-type="float" office:value="0.0450674205173497" calcext:value-type="float">
            <text:p>0.0450674205173497</text:p>
          </table:table-cell>
          <table:table-cell office:value-type="float" office:value="0.736657431271478" calcext:value-type="float">
            <text:p>0.736657431271478</text:p>
          </table:table-cell>
          <table:table-cell office:value-type="float" office:value="0.0250270037028602" calcext:value-type="float">
            <text:p>0.0250270037028602</text:p>
          </table:table-cell>
          <table:table-cell office:value-type="float" office:value="0.737137886597938" calcext:value-type="float">
            <text:p>0.737137886597938</text:p>
          </table:table-cell>
          <table:table-cell office:value-type="float" office:value="0.0278951563094302" calcext:value-type="float">
            <text:p>0.0278951563094302</text:p>
          </table:table-cell>
          <table:table-cell office:value-type="float" office:value="0.730584246134021" calcext:value-type="float">
            <text:p>0.730584246134021</text:p>
          </table:table-cell>
          <table:table-cell office:value-type="float" office:value="0.0294018450544165" calcext:value-type="float">
            <text:p>0.0294018450544165</text:p>
          </table:table-cell>
          <table:table-cell office:value-type="float" office:value="0.731642557989691" calcext:value-type="float">
            <text:p>0.731642557989691</text:p>
          </table:table-cell>
          <table:table-cell office:value-type="float" office:value="0.0283178772085674" calcext:value-type="float">
            <text:p>0.0283178772085674</text:p>
          </table:table-cell>
          <table:table-cell office:value-type="float" office:value="0.733704574742268" calcext:value-type="float">
            <text:p>0.733704574742268</text:p>
          </table:table-cell>
          <table:table-cell office:value-type="float" office:value="0.0296892593619738" calcext:value-type="float">
            <text:p>0.0297</text:p>
          </table:table-cell>
          <table:table-cell office:value-type="float" office:value="0.733106153350516" calcext:value-type="float">
            <text:p>0.7331</text:p>
          </table:table-cell>
          <table:table-cell office:value-type="float" office:value="0.0215516172741716" calcext:value-type="float">
            <text:p>0.0216</text:p>
          </table:table-cell>
          <table:table-cell office:value-type="float" office:value="0.726122046821306" calcext:value-type="float">
            <text:p>0.7261</text:p>
          </table:table-cell>
          <table:table-cell office:value-type="float" office:value="0.0317529722841815" calcext:value-type="float">
            <text:p>0.0318</text:p>
          </table:table-cell>
          <table:table-cell office:value-type="float" office:value="0.734069426546392" calcext:value-type="float">
            <text:p>0.7341</text:p>
          </table:table-cell>
          <table:table-cell office:value-type="float" office:value="0.0316540384348787" calcext:value-type="float">
            <text:p>0.0317</text:p>
          </table:table-cell>
          <table:table-cell office:value-type="float" office:value="0.727594716494845" calcext:value-type="float">
            <text:p>0.7276</text:p>
          </table:table-cell>
          <table:table-cell office:value-type="float" office:value="0.0309434491576206" calcext:value-type="float">
            <text:p>0.0309</text:p>
          </table:table-cell>
          <table:table-cell office:value-type="float" office:value="0.729661780498282" calcext:value-type="float">
            <text:p>0.7297</text:p>
          </table:table-cell>
          <table:table-cell office:value-type="float" office:value="0.0335267415054246" calcext:value-type="float">
            <text:p>0.0335</text:p>
          </table:table-cell>
          <table:table-cell office:value-type="float" office:value="0.729129778780069" calcext:value-type="float">
            <text:p>0.7291</text:p>
          </table:table-cell>
          <table:table-cell office:value-type="float" office:value="0.0269123714897721" calcext:value-type="float">
            <text:p>0.0269</text:p>
          </table:table-cell>
          <table:table-cell office:value-type="float" office:value="0.729690775343643" calcext:value-type="float">
            <text:p>0.7297</text:p>
          </table:table-cell>
          <table:table-cell office:value-type="float" office:value="0.0311352018909846" calcext:value-type="float">
            <text:p>0.0311</text:p>
          </table:table-cell>
          <table:table-cell office:value-type="float" office:value="0.737414518900344" calcext:value-type="float">
            <text:p>0.7374</text:p>
          </table:table-cell>
          <table:table-cell office:value-type="float" office:value="0.0275432048199844" calcext:value-type="float">
            <text:p>0.0275</text:p>
          </table:table-cell>
          <table:table-cell office:value-type="float" office:value="0.731327104810996" calcext:value-type="float">
            <text:p>0.7313</text:p>
          </table:table-cell>
          <table:table-cell office:value-type="float" office:value="0.0300679653464187" calcext:value-type="float">
            <text:p>0.030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44952426975945" calcext:value-type="float">
            <text:p>0.744952426975945</text:p>
          </table:table-cell>
          <table:table-cell office:value-type="float" office:value="0.0391192447892075" calcext:value-type="float">
            <text:p>0.0391192447892075</text:p>
          </table:table-cell>
          <table:table-cell office:value-type="float" office:value="0.672368610395189" calcext:value-type="float">
            <text:p>0.672368610395189</text:p>
          </table:table-cell>
          <table:table-cell office:value-type="float" office:value="0.0327811280620239" calcext:value-type="float">
            <text:p>0.0327811280620239</text:p>
          </table:table-cell>
          <table:table-cell office:value-type="float" office:value="0.740033773625429" calcext:value-type="float">
            <text:p>0.740033773625429</text:p>
          </table:table-cell>
          <table:table-cell office:value-type="float" office:value="0.0318587487893627" calcext:value-type="float">
            <text:p>0.0318587487893627</text:p>
          </table:table-cell>
          <table:table-cell office:value-type="float" office:value="0.741798324742268" calcext:value-type="float">
            <text:p>0.741798324742268</text:p>
          </table:table-cell>
          <table:table-cell office:value-type="float" office:value="0.030965704624526" calcext:value-type="float">
            <text:p>0.030965704624526</text:p>
          </table:table-cell>
          <table:table-cell office:value-type="float" office:value="0.743228898195876" calcext:value-type="float">
            <text:p>0.743228898195876</text:p>
          </table:table-cell>
          <table:table-cell office:value-type="float" office:value="0.033564443673916" calcext:value-type="float">
            <text:p>0.033564443673916</text:p>
          </table:table-cell>
          <table:table-cell office:value-type="float" office:value="0.735251879295533" calcext:value-type="float">
            <text:p>0.735251879295533</text:p>
          </table:table-cell>
          <table:table-cell office:value-type="float" office:value="0.0289437356918038" calcext:value-type="float">
            <text:p>0.0289437356918038</text:p>
          </table:table-cell>
          <table:table-cell office:value-type="float" office:value="0.735755691580756" calcext:value-type="float">
            <text:p>0.735755691580756</text:p>
          </table:table-cell>
          <table:table-cell office:value-type="float" office:value="0.0347019888055959" calcext:value-type="float">
            <text:p>0.0347</text:p>
          </table:table-cell>
          <table:table-cell office:value-type="float" office:value="0.743345951460481" calcext:value-type="float">
            <text:p>0.7433</text:p>
          </table:table-cell>
          <table:table-cell office:value-type="float" office:value="0.0310592117325034" calcext:value-type="float">
            <text:p>0.0311</text:p>
          </table:table-cell>
          <table:table-cell office:value-type="float" office:value="0.739756174828179" calcext:value-type="float">
            <text:p>0.7398</text:p>
          </table:table-cell>
          <table:table-cell office:value-type="float" office:value="0.0336893556463884" calcext:value-type="float">
            <text:p>0.0337</text:p>
          </table:table-cell>
          <table:table-cell office:value-type="float" office:value="0.739089991408935" calcext:value-type="float">
            <text:p>0.7391</text:p>
          </table:table-cell>
          <table:table-cell office:value-type="float" office:value="0.0311025236167027" calcext:value-type="float">
            <text:p>0.0311</text:p>
          </table:table-cell>
          <table:table-cell office:value-type="float" office:value="0.734482280927835" calcext:value-type="float">
            <text:p>0.7345</text:p>
          </table:table-cell>
          <table:table-cell office:value-type="float" office:value="0.0286820632159191" calcext:value-type="float">
            <text:p>0.0287</text:p>
          </table:table-cell>
          <table:table-cell office:value-type="float" office:value="0.74323158290378" calcext:value-type="float">
            <text:p>0.7432</text:p>
          </table:table-cell>
          <table:table-cell office:value-type="float" office:value="0.0271126207951706" calcext:value-type="float">
            <text:p>0.0271</text:p>
          </table:table-cell>
          <table:table-cell office:value-type="float" office:value="0.729385577749141" calcext:value-type="float">
            <text:p>0.7294</text:p>
          </table:table-cell>
          <table:table-cell office:value-type="float" office:value="0.0345710507180546" calcext:value-type="float">
            <text:p>0.0346</text:p>
          </table:table-cell>
          <table:table-cell office:value-type="float" office:value="0.735297948883162" calcext:value-type="float">
            <text:p>0.7353</text:p>
          </table:table-cell>
          <table:table-cell office:value-type="float" office:value="0.0262727570063793" calcext:value-type="float">
            <text:p>0.0263</text:p>
          </table:table-cell>
          <table:table-cell office:value-type="float" office:value="0.732717568728522" calcext:value-type="float">
            <text:p>0.7327</text:p>
          </table:table-cell>
          <table:table-cell office:value-type="float" office:value="0.0364651260879503" calcext:value-type="float">
            <text:p>0.0365</text:p>
          </table:table-cell>
          <table:table-cell office:value-type="float" office:value="0.738556110395189" calcext:value-type="float">
            <text:p>0.7386</text:p>
          </table:table-cell>
          <table:table-cell office:value-type="float" office:value="0.0278126408127865" calcext:value-type="float">
            <text:p>0.027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35047948883162" calcext:value-type="float">
            <text:p>0.735047948883162</text:p>
          </table:table-cell>
          <table:table-cell office:value-type="float" office:value="0.0299180598949077" calcext:value-type="float">
            <text:p>0.0299180598949077</text:p>
          </table:table-cell>
          <table:table-cell office:value-type="float" office:value="0.714862704037801" calcext:value-type="float">
            <text:p>0.714862704037801</text:p>
          </table:table-cell>
          <table:table-cell office:value-type="float" office:value="0.0345699182722709" calcext:value-type="float">
            <text:p>0.0345699182722709</text:p>
          </table:table-cell>
          <table:table-cell office:value-type="float" office:value="0.741888584621993" calcext:value-type="float">
            <text:p>0.741888584621993</text:p>
          </table:table-cell>
          <table:table-cell office:value-type="float" office:value="0.0330893730721807" calcext:value-type="float">
            <text:p>0.0330893730721807</text:p>
          </table:table-cell>
          <table:table-cell office:value-type="float" office:value="0.740502953178694" calcext:value-type="float">
            <text:p>0.740502953178694</text:p>
          </table:table-cell>
          <table:table-cell office:value-type="float" office:value="0.0305171742737262" calcext:value-type="float">
            <text:p>0.0305171742737262</text:p>
          </table:table-cell>
          <table:table-cell office:value-type="float" office:value="0.735365764604811" calcext:value-type="float">
            <text:p>0.735365764604811</text:p>
          </table:table-cell>
          <table:table-cell office:value-type="float" office:value="0.0276780352906896" calcext:value-type="float">
            <text:p>0.0276780352906896</text:p>
          </table:table-cell>
          <table:table-cell office:value-type="float" office:value="0.728487542955326" calcext:value-type="float">
            <text:p>0.728487542955326</text:p>
          </table:table-cell>
          <table:table-cell office:value-type="float" office:value="0.0284481647483716" calcext:value-type="float">
            <text:p>0.0284481647483716</text:p>
          </table:table-cell>
          <table:table-cell office:value-type="float" office:value="0.734238079896907" calcext:value-type="float">
            <text:p>0.734238079896907</text:p>
          </table:table-cell>
          <table:table-cell office:value-type="float" office:value="0.0286364664907804" calcext:value-type="float">
            <text:p>0.0286</text:p>
          </table:table-cell>
          <table:table-cell office:value-type="float" office:value="0.729653672680412" calcext:value-type="float">
            <text:p>0.7297</text:p>
          </table:table-cell>
          <table:table-cell office:value-type="float" office:value="0.0184572437486141" calcext:value-type="float">
            <text:p>0.0185</text:p>
          </table:table-cell>
          <table:table-cell office:value-type="float" office:value="0.728800579896907" calcext:value-type="float">
            <text:p>0.7288</text:p>
          </table:table-cell>
          <table:table-cell office:value-type="float" office:value="0.027187244313324" calcext:value-type="float">
            <text:p>0.0272</text:p>
          </table:table-cell>
          <table:table-cell office:value-type="float" office:value="0.733265141752577" calcext:value-type="float">
            <text:p>0.7333</text:p>
          </table:table-cell>
          <table:table-cell office:value-type="float" office:value="0.0276588608943599" calcext:value-type="float">
            <text:p>0.0277</text:p>
          </table:table-cell>
          <table:table-cell office:value-type="float" office:value="0.725499194587629" calcext:value-type="float">
            <text:p>0.7255</text:p>
          </table:table-cell>
          <table:table-cell office:value-type="float" office:value="0.0237826279417434" calcext:value-type="float">
            <text:p>0.0238</text:p>
          </table:table-cell>
          <table:table-cell office:value-type="float" office:value="0.731856475515464" calcext:value-type="float">
            <text:p>0.7319</text:p>
          </table:table-cell>
          <table:table-cell office:value-type="float" office:value="0.0313493715137274" calcext:value-type="float">
            <text:p>0.0313</text:p>
          </table:table-cell>
          <table:table-cell office:value-type="float" office:value="0.728405176116839" calcext:value-type="float">
            <text:p>0.7284</text:p>
          </table:table-cell>
          <table:table-cell office:value-type="float" office:value="0.0284929260805416" calcext:value-type="float">
            <text:p>0.0285</text:p>
          </table:table-cell>
          <table:table-cell office:value-type="float" office:value="0.727646155498282" calcext:value-type="float">
            <text:p>0.7276</text:p>
          </table:table-cell>
          <table:table-cell office:value-type="float" office:value="0.0302025798098514" calcext:value-type="float">
            <text:p>0.0302</text:p>
          </table:table-cell>
          <table:table-cell office:value-type="float" office:value="0.732818943298969" calcext:value-type="float">
            <text:p>0.7328</text:p>
          </table:table-cell>
          <table:table-cell office:value-type="float" office:value="0.0315806650995969" calcext:value-type="float">
            <text:p>0.0316</text:p>
          </table:table-cell>
          <table:table-cell office:value-type="float" office:value="0.7366891645189" calcext:value-type="float">
            <text:p>0.7367</text:p>
          </table:table-cell>
          <table:table-cell office:value-type="float" office:value="0.0289160517814005" calcext:value-type="float">
            <text:p>0.028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3409514604811" calcext:value-type="float">
            <text:p>0.73409514604811</text:p>
          </table:table-cell>
          <table:table-cell office:value-type="float" office:value="0.038982520439327" calcext:value-type="float">
            <text:p>0.038982520439327</text:p>
          </table:table-cell>
          <table:table-cell office:value-type="float" office:value="0.726387886597938" calcext:value-type="float">
            <text:p>0.726387886597938</text:p>
          </table:table-cell>
          <table:table-cell office:value-type="float" office:value="0.0301842116832198" calcext:value-type="float">
            <text:p>0.0301842116832198</text:p>
          </table:table-cell>
          <table:table-cell office:value-type="float" office:value="0.733042633161512" calcext:value-type="float">
            <text:p>0.733042633161512</text:p>
          </table:table-cell>
          <table:table-cell office:value-type="float" office:value="0.0309033624337648" calcext:value-type="float">
            <text:p>0.0309033624337648</text:p>
          </table:table-cell>
          <table:table-cell office:value-type="float" office:value="0.743751771907216" calcext:value-type="float">
            <text:p>0.743751771907216</text:p>
          </table:table-cell>
          <table:table-cell office:value-type="float" office:value="0.0377193133463032" calcext:value-type="float">
            <text:p>0.0377193133463032</text:p>
          </table:table-cell>
          <table:table-cell office:value-type="float" office:value="0.739210158934708" calcext:value-type="float">
            <text:p>0.739210158934708</text:p>
          </table:table-cell>
          <table:table-cell office:value-type="float" office:value="0.0307678650519407" calcext:value-type="float">
            <text:p>0.0307678650519407</text:p>
          </table:table-cell>
          <table:table-cell office:value-type="float" office:value="0.73313337628866" calcext:value-type="float">
            <text:p>0.73313337628866</text:p>
          </table:table-cell>
          <table:table-cell office:value-type="float" office:value="0.0346409027475207" calcext:value-type="float">
            <text:p>0.0346409027475207</text:p>
          </table:table-cell>
          <table:table-cell office:value-type="float" office:value="0.737583816580756" calcext:value-type="float">
            <text:p>0.737583816580756</text:p>
          </table:table-cell>
          <table:table-cell office:value-type="float" office:value="0.0270540737073139" calcext:value-type="float">
            <text:p>0.0271</text:p>
          </table:table-cell>
          <table:table-cell office:value-type="float" office:value="0.738577802835051" calcext:value-type="float">
            <text:p>0.7386</text:p>
          </table:table-cell>
          <table:table-cell office:value-type="float" office:value="0.0334638251703518" calcext:value-type="float">
            <text:p>0.0335</text:p>
          </table:table-cell>
          <table:table-cell office:value-type="float" office:value="0.730211930841924" calcext:value-type="float">
            <text:p>0.7302</text:p>
          </table:table-cell>
          <table:table-cell office:value-type="float" office:value="0.0297894099304723" calcext:value-type="float">
            <text:p>0.0298</text:p>
          </table:table-cell>
          <table:table-cell office:value-type="float" office:value="0.730899430841924" calcext:value-type="float">
            <text:p>0.7309</text:p>
          </table:table-cell>
          <table:table-cell office:value-type="float" office:value="0.033489258488112" calcext:value-type="float">
            <text:p>0.0335</text:p>
          </table:table-cell>
          <table:table-cell office:value-type="float" office:value="0.730207796391753" calcext:value-type="float">
            <text:p>0.7302</text:p>
          </table:table-cell>
          <table:table-cell office:value-type="float" office:value="0.0247483695715221" calcext:value-type="float">
            <text:p>0.0247</text:p>
          </table:table-cell>
          <table:table-cell office:value-type="float" office:value="0.729337199312715" calcext:value-type="float">
            <text:p>0.7293</text:p>
          </table:table-cell>
          <table:table-cell office:value-type="float" office:value="0.0312751183511749" calcext:value-type="float">
            <text:p>0.0313</text:p>
          </table:table-cell>
          <table:table-cell office:value-type="float" office:value="0.735473528780069" calcext:value-type="float">
            <text:p>0.7355</text:p>
          </table:table-cell>
          <table:table-cell office:value-type="float" office:value="0.0304294535653975" calcext:value-type="float">
            <text:p>0.0304</text:p>
          </table:table-cell>
          <table:table-cell office:value-type="float" office:value="0.731234482388316" calcext:value-type="float">
            <text:p>0.7312</text:p>
          </table:table-cell>
          <table:table-cell office:value-type="float" office:value="0.0392642732028368" calcext:value-type="float">
            <text:p>0.0393</text:p>
          </table:table-cell>
          <table:table-cell office:value-type="float" office:value="0.731803103522337" calcext:value-type="float">
            <text:p>0.7318</text:p>
          </table:table-cell>
          <table:table-cell office:value-type="float" office:value="0.0380061330010438" calcext:value-type="float">
            <text:p>0.0380</text:p>
          </table:table-cell>
          <table:table-cell office:value-type="float" office:value="0.731359052835052" calcext:value-type="float">
            <text:p>0.7314</text:p>
          </table:table-cell>
          <table:table-cell office:value-type="float" office:value="0.0282300227342562" calcext:value-type="float">
            <text:p>0.028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42219501718213" calcext:value-type="float">
            <text:p>0.742219501718213</text:p>
          </table:table-cell>
          <table:table-cell office:value-type="float" office:value="0.0417632602101282" calcext:value-type="float">
            <text:p>0.0417632602101282</text:p>
          </table:table-cell>
          <table:table-cell office:value-type="float" office:value="0.714268792955326" calcext:value-type="float">
            <text:p>0.714268792955326</text:p>
          </table:table-cell>
          <table:table-cell office:value-type="float" office:value="0.038283185627988" calcext:value-type="float">
            <text:p>0.038283185627988</text:p>
          </table:table-cell>
          <table:table-cell office:value-type="float" office:value="0.729807399054983" calcext:value-type="float">
            <text:p>0.729807399054983</text:p>
          </table:table-cell>
          <table:table-cell office:value-type="float" office:value="0.0274437691300484" calcext:value-type="float">
            <text:p>0.0274437691300484</text:p>
          </table:table-cell>
          <table:table-cell office:value-type="float" office:value="0.740576514175258" calcext:value-type="float">
            <text:p>0.740576514175258</text:p>
          </table:table-cell>
          <table:table-cell office:value-type="float" office:value="0.0338248307971285" calcext:value-type="float">
            <text:p>0.0338248307971285</text:p>
          </table:table-cell>
          <table:table-cell office:value-type="float" office:value="0.735103468642612" calcext:value-type="float">
            <text:p>0.735103468642612</text:p>
          </table:table-cell>
          <table:table-cell office:value-type="float" office:value="0.0281964558779323" calcext:value-type="float">
            <text:p>0.0281964558779323</text:p>
          </table:table-cell>
          <table:table-cell office:value-type="float" office:value="0.730606368127148" calcext:value-type="float">
            <text:p>0.730606368127148</text:p>
          </table:table-cell>
          <table:table-cell office:value-type="float" office:value="0.0243874631390206" calcext:value-type="float">
            <text:p>0.0243874631390206</text:p>
          </table:table-cell>
          <table:table-cell office:value-type="float" office:value="0.734077051116839" calcext:value-type="float">
            <text:p>0.734077051116839</text:p>
          </table:table-cell>
          <table:table-cell office:value-type="float" office:value="0.0321076773563985" calcext:value-type="float">
            <text:p>0.0321</text:p>
          </table:table-cell>
          <table:table-cell office:value-type="float" office:value="0.736834407216495" calcext:value-type="float">
            <text:p>0.7368</text:p>
          </table:table-cell>
          <table:table-cell office:value-type="float" office:value="0.0287171659102022" calcext:value-type="float">
            <text:p>0.0287</text:p>
          </table:table-cell>
          <table:table-cell office:value-type="float" office:value="0.735138745704467" calcext:value-type="float">
            <text:p>0.7351</text:p>
          </table:table-cell>
          <table:table-cell office:value-type="float" office:value="0.0300309986758128" calcext:value-type="float">
            <text:p>0.0300</text:p>
          </table:table-cell>
          <table:table-cell office:value-type="float" office:value="0.733009450171821" calcext:value-type="float">
            <text:p>0.7330</text:p>
          </table:table-cell>
          <table:table-cell office:value-type="float" office:value="0.0334732064655747" calcext:value-type="float">
            <text:p>0.0335</text:p>
          </table:table-cell>
          <table:table-cell office:value-type="float" office:value="0.725906357388316" calcext:value-type="float">
            <text:p>0.7259</text:p>
          </table:table-cell>
          <table:table-cell office:value-type="float" office:value="0.0302000507312442" calcext:value-type="float">
            <text:p>0.0302</text:p>
          </table:table-cell>
          <table:table-cell office:value-type="float" office:value="0.732738079896907" calcext:value-type="float">
            <text:p>0.7327</text:p>
          </table:table-cell>
          <table:table-cell office:value-type="float" office:value="0.0283069244928934" calcext:value-type="float">
            <text:p>0.0283</text:p>
          </table:table-cell>
          <table:table-cell office:value-type="float" office:value="0.732557291666667" calcext:value-type="float">
            <text:p>0.7326</text:p>
          </table:table-cell>
          <table:table-cell office:value-type="float" office:value="0.0335339999941419" calcext:value-type="float">
            <text:p>0.0335</text:p>
          </table:table-cell>
          <table:table-cell office:value-type="float" office:value="0.727621348797251" calcext:value-type="float">
            <text:p>0.7276</text:p>
          </table:table-cell>
          <table:table-cell office:value-type="float" office:value="0.0322721312201238" calcext:value-type="float">
            <text:p>0.0323</text:p>
          </table:table-cell>
          <table:table-cell office:value-type="float" office:value="0.731675633591065" calcext:value-type="float">
            <text:p>0.7317</text:p>
          </table:table-cell>
          <table:table-cell office:value-type="float" office:value="0.0327794306668153" calcext:value-type="float">
            <text:p>0.0328</text:p>
          </table:table-cell>
          <table:table-cell office:value-type="float" office:value="0.729046928694158" calcext:value-type="float">
            <text:p>0.7290</text:p>
          </table:table-cell>
          <table:table-cell office:value-type="float" office:value="0.0253904693632838" calcext:value-type="float">
            <text:p>0.025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2885631443299" calcext:value-type="float">
            <text:p>0.72885631443299</text:p>
          </table:table-cell>
          <table:table-cell office:value-type="float" office:value="0.034024770269466" calcext:value-type="float">
            <text:p>0.034024770269466</text:p>
          </table:table-cell>
          <table:table-cell office:value-type="float" office:value="0.724572164948454" calcext:value-type="float">
            <text:p>0.724572164948454</text:p>
          </table:table-cell>
          <table:table-cell office:value-type="float" office:value="0.0366878805872768" calcext:value-type="float">
            <text:p>0.0366878805872768</text:p>
          </table:table-cell>
          <table:table-cell office:value-type="float" office:value="0.725587521477663" calcext:value-type="float">
            <text:p>0.725587521477663</text:p>
          </table:table-cell>
          <table:table-cell office:value-type="float" office:value="0.0313254893977874" calcext:value-type="float">
            <text:p>0.0313254893977874</text:p>
          </table:table-cell>
          <table:table-cell office:value-type="float" office:value="0.729988670532646" calcext:value-type="float">
            <text:p>0.729988670532646</text:p>
          </table:table-cell>
          <table:table-cell office:value-type="float" office:value="0.0434162836933152" calcext:value-type="float">
            <text:p>0.0434162836933152</text:p>
          </table:table-cell>
          <table:table-cell office:value-type="float" office:value="0.732826890034364" calcext:value-type="float">
            <text:p>0.732826890034364</text:p>
          </table:table-cell>
          <table:table-cell office:value-type="float" office:value="0.0251967007784187" calcext:value-type="float">
            <text:p>0.0251967007784187</text:p>
          </table:table-cell>
          <table:table-cell office:value-type="float" office:value="0.732068996993127" calcext:value-type="float">
            <text:p>0.732068996993127</text:p>
          </table:table-cell>
          <table:table-cell office:value-type="float" office:value="0.0288164333295117" calcext:value-type="float">
            <text:p>0.0288164333295117</text:p>
          </table:table-cell>
          <table:table-cell office:value-type="float" office:value="0.729283290378007" calcext:value-type="float">
            <text:p>0.729283290378007</text:p>
          </table:table-cell>
          <table:table-cell office:value-type="float" office:value="0.037115191919245" calcext:value-type="float">
            <text:p>0.0371</text:p>
          </table:table-cell>
          <table:table-cell office:value-type="float" office:value="0.731758322594502" calcext:value-type="float">
            <text:p>0.7318</text:p>
          </table:table-cell>
          <table:table-cell office:value-type="float" office:value="0.0343861637559434" calcext:value-type="float">
            <text:p>0.0344</text:p>
          </table:table-cell>
          <table:table-cell office:value-type="float" office:value="0.728772658934708" calcext:value-type="float">
            <text:p>0.7288</text:p>
          </table:table-cell>
          <table:table-cell office:value-type="float" office:value="0.0372321746958047" calcext:value-type="float">
            <text:p>0.0372</text:p>
          </table:table-cell>
          <table:table-cell office:value-type="float" office:value="0.732733569587629" calcext:value-type="float">
            <text:p>0.7327</text:p>
          </table:table-cell>
          <table:table-cell office:value-type="float" office:value="0.0333424970751094" calcext:value-type="float">
            <text:p>0.0333</text:p>
          </table:table-cell>
          <table:table-cell office:value-type="float" office:value="0.73140598152921" calcext:value-type="float">
            <text:p>0.7314</text:p>
          </table:table-cell>
          <table:table-cell office:value-type="float" office:value="0.0268810016441087" calcext:value-type="float">
            <text:p>0.0269</text:p>
          </table:table-cell>
          <table:table-cell office:value-type="float" office:value="0.728026578608247" calcext:value-type="float">
            <text:p>0.7280</text:p>
          </table:table-cell>
          <table:table-cell office:value-type="float" office:value="0.0357008454523624" calcext:value-type="float">
            <text:p>0.0357</text:p>
          </table:table-cell>
          <table:table-cell office:value-type="float" office:value="0.730316151202749" calcext:value-type="float">
            <text:p>0.7303</text:p>
          </table:table-cell>
          <table:table-cell office:value-type="float" office:value="0.0329885507247763" calcext:value-type="float">
            <text:p>0.0330</text:p>
          </table:table-cell>
          <table:table-cell office:value-type="float" office:value="0.738669888316151" calcext:value-type="float">
            <text:p>0.7387</text:p>
          </table:table-cell>
          <table:table-cell office:value-type="float" office:value="0.0319822744916751" calcext:value-type="float">
            <text:p>0.0320</text:p>
          </table:table-cell>
          <table:table-cell office:value-type="float" office:value="0.729604542525773" calcext:value-type="float">
            <text:p>0.7296</text:p>
          </table:table-cell>
          <table:table-cell office:value-type="float" office:value="0.0309056519352293" calcext:value-type="float">
            <text:p>0.0309</text:p>
          </table:table-cell>
          <table:table-cell office:value-type="float" office:value="0.731706131872852" calcext:value-type="float">
            <text:p>0.7317</text:p>
          </table:table-cell>
          <table:table-cell office:value-type="float" office:value="0.0317187386579285" calcext:value-type="float">
            <text:p>0.031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94866585704372" calcext:value-type="float">
            <text:p>0.794866585704372</text:p>
          </table:table-cell>
          <table:table-cell office:value-type="float" office:value="0.0310104927856419" calcext:value-type="float">
            <text:p>0.0310104927856419</text:p>
          </table:table-cell>
          <table:table-cell office:value-type="float" office:value="0.792138185287995" calcext:value-type="float">
            <text:p>0.792138185287995</text:p>
          </table:table-cell>
          <table:table-cell office:value-type="float" office:value="0.0355145032443966" calcext:value-type="float">
            <text:p>0.0355145032443966</text:p>
          </table:table-cell>
          <table:table-cell office:value-type="float" office:value="0.790892262317835" calcext:value-type="float">
            <text:p>0.790892262317835</text:p>
          </table:table-cell>
          <table:table-cell office:value-type="float" office:value="0.036837174272443" calcext:value-type="float">
            <text:p>0.036837174272443</text:p>
          </table:table-cell>
          <table:table-cell office:value-type="float" office:value="0.792929331482767" calcext:value-type="float">
            <text:p>0.792929331482767</text:p>
          </table:table-cell>
          <table:table-cell office:value-type="float" office:value="0.0326349131713052" calcext:value-type="float">
            <text:p>0.0326349131713052</text:p>
          </table:table-cell>
          <table:table-cell office:value-type="float" office:value="0.798364908628267" calcext:value-type="float">
            <text:p>0.798364908628267</text:p>
          </table:table-cell>
          <table:table-cell office:value-type="float" office:value="0.0259360179217735" calcext:value-type="float">
            <text:p>0.0259360179217735</text:p>
          </table:table-cell>
          <table:table-cell office:value-type="float" office:value="0.78931508790192" calcext:value-type="float">
            <text:p>0.78931508790192</text:p>
          </table:table-cell>
          <table:table-cell office:value-type="float" office:value="0.0325736237188914" calcext:value-type="float">
            <text:p>0.0325736237188914</text:p>
          </table:table-cell>
          <table:table-cell office:value-type="float" office:value="0.794227301642378" calcext:value-type="float">
            <text:p>0.794227301642378</text:p>
          </table:table-cell>
          <table:table-cell office:value-type="float" office:value="0.0340824922305495" calcext:value-type="float">
            <text:p>0.0341</text:p>
          </table:table-cell>
          <table:table-cell office:value-type="float" office:value="0.793508934767522" calcext:value-type="float">
            <text:p>0.7935</text:p>
          </table:table-cell>
          <table:table-cell office:value-type="float" office:value="0.0337693749347334" calcext:value-type="float">
            <text:p>0.0338</text:p>
          </table:table-cell>
          <table:table-cell office:value-type="float" office:value="0.788852475133009" calcext:value-type="float">
            <text:p>0.7889</text:p>
          </table:table-cell>
          <table:table-cell office:value-type="float" office:value="0.0359650614893516" calcext:value-type="float">
            <text:p>0.0360</text:p>
          </table:table-cell>
          <table:table-cell office:value-type="float" office:value="0.783102243812167" calcext:value-type="float">
            <text:p>0.7831</text:p>
          </table:table-cell>
          <table:table-cell office:value-type="float" office:value="0.0328119055969025" calcext:value-type="float">
            <text:p>0.0328</text:p>
          </table:table-cell>
          <table:table-cell office:value-type="float" office:value="0.792048606291927" calcext:value-type="float">
            <text:p>0.7920</text:p>
          </table:table-cell>
          <table:table-cell office:value-type="float" office:value="0.0342366532834797" calcext:value-type="float">
            <text:p>0.0342</text:p>
          </table:table-cell>
          <table:table-cell office:value-type="float" office:value="0.790529753643303" calcext:value-type="float">
            <text:p>0.7905</text:p>
          </table:table-cell>
          <table:table-cell office:value-type="float" office:value="0.0403601729850499" calcext:value-type="float">
            <text:p>0.0404</text:p>
          </table:table-cell>
          <table:table-cell office:value-type="float" office:value="0.792183090446449" calcext:value-type="float">
            <text:p>0.7922</text:p>
          </table:table-cell>
          <table:table-cell office:value-type="float" office:value="0.0303918901740197" calcext:value-type="float">
            <text:p>0.0304</text:p>
          </table:table-cell>
          <table:table-cell office:value-type="float" office:value="0.791330239417071" calcext:value-type="float">
            <text:p>0.7913</text:p>
          </table:table-cell>
          <table:table-cell office:value-type="float" office:value="0.037150881978139" calcext:value-type="float">
            <text:p>0.0372</text:p>
          </table:table-cell>
          <table:table-cell office:value-type="float" office:value="0.785998554244737" calcext:value-type="float">
            <text:p>0.7860</text:p>
          </table:table-cell>
          <table:table-cell office:value-type="float" office:value="0.0341232421903004" calcext:value-type="float">
            <text:p>0.0341</text:p>
          </table:table-cell>
          <table:table-cell office:value-type="float" office:value="0.792494477214897" calcext:value-type="float">
            <text:p>0.7925</text:p>
          </table:table-cell>
          <table:table-cell office:value-type="float" office:value="0.0317332930387076" calcext:value-type="float">
            <text:p>0.0317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34344841545223" calcext:value-type="float">
            <text:p>0.734344841545223</text:p>
          </table:table-cell>
          <table:table-cell office:value-type="float" office:value="0.0315130282960872" calcext:value-type="float">
            <text:p>0.0315130282960872</text:p>
          </table:table-cell>
          <table:table-cell office:value-type="float" office:value="0.781544702752718" calcext:value-type="float">
            <text:p>0.781544702752718</text:p>
          </table:table-cell>
          <table:table-cell office:value-type="float" office:value="0.0301072798341911" calcext:value-type="float">
            <text:p>0.0301072798341911</text:p>
          </table:table-cell>
          <table:table-cell office:value-type="float" office:value="0.782793661808929" calcext:value-type="float">
            <text:p>0.782793661808929</text:p>
          </table:table-cell>
          <table:table-cell office:value-type="float" office:value="0.0357556647642731" calcext:value-type="float">
            <text:p>0.0357556647642731</text:p>
          </table:table-cell>
          <table:table-cell office:value-type="float" office:value="0.782185750636132" calcext:value-type="float">
            <text:p>0.782185750636132</text:p>
          </table:table-cell>
          <table:table-cell office:value-type="float" office:value="0.0265921476112284" calcext:value-type="float">
            <text:p>0.0265921476112284</text:p>
          </table:table-cell>
          <table:table-cell office:value-type="float" office:value="0.795149288688411" calcext:value-type="float">
            <text:p>0.795149288688411</text:p>
          </table:table-cell>
          <table:table-cell office:value-type="float" office:value="0.0379949641536658" calcext:value-type="float">
            <text:p>0.0379949641536658</text:p>
          </table:table-cell>
          <table:table-cell office:value-type="float" office:value="0.79227136826278" calcext:value-type="float">
            <text:p>0.79227136826278</text:p>
          </table:table-cell>
          <table:table-cell office:value-type="float" office:value="0.0286313090361809" calcext:value-type="float">
            <text:p>0.0286313090361809</text:p>
          </table:table-cell>
          <table:table-cell office:value-type="float" office:value="0.791812716863289" calcext:value-type="float">
            <text:p>0.791812716863289</text:p>
          </table:table-cell>
          <table:table-cell office:value-type="float" office:value="0.0315034494498827" calcext:value-type="float">
            <text:p>0.0315</text:p>
          </table:table-cell>
          <table:table-cell office:value-type="float" office:value="0.79256563728892" calcext:value-type="float">
            <text:p>0.7926</text:p>
          </table:table-cell>
          <table:table-cell office:value-type="float" office:value="0.03535396035113" calcext:value-type="float">
            <text:p>0.0354</text:p>
          </table:table-cell>
          <table:table-cell office:value-type="float" office:value="0.795176295396715" calcext:value-type="float">
            <text:p>0.7952</text:p>
          </table:table-cell>
          <table:table-cell office:value-type="float" office:value="0.0336994112831976" calcext:value-type="float">
            <text:p>0.0337</text:p>
          </table:table-cell>
          <table:table-cell office:value-type="float" office:value="0.797532095766829" calcext:value-type="float">
            <text:p>0.7975</text:p>
          </table:table-cell>
          <table:table-cell office:value-type="float" office:value="0.0294516098668095" calcext:value-type="float">
            <text:p>0.0295</text:p>
          </table:table-cell>
          <table:table-cell office:value-type="float" office:value="0.792493523016424" calcext:value-type="float">
            <text:p>0.7925</text:p>
          </table:table-cell>
          <table:table-cell office:value-type="float" office:value="0.0310536866856391" calcext:value-type="float">
            <text:p>0.0311</text:p>
          </table:table-cell>
          <table:table-cell office:value-type="float" office:value="0.800242279666898" calcext:value-type="float">
            <text:p>0.8002</text:p>
          </table:table-cell>
          <table:table-cell office:value-type="float" office:value="0.0256938638830139" calcext:value-type="float">
            <text:p>0.0257</text:p>
          </table:table-cell>
          <table:table-cell office:value-type="float" office:value="0.798159206569512" calcext:value-type="float">
            <text:p>0.7982</text:p>
          </table:table-cell>
          <table:table-cell office:value-type="float" office:value="0.0300119369241808" calcext:value-type="float">
            <text:p>0.0300</text:p>
          </table:table-cell>
          <table:table-cell office:value-type="float" office:value="0.7950385438353" calcext:value-type="float">
            <text:p>0.7950</text:p>
          </table:table-cell>
          <table:table-cell office:value-type="float" office:value="0.0341483013232683" calcext:value-type="float">
            <text:p>0.0341</text:p>
          </table:table-cell>
          <table:table-cell office:value-type="float" office:value="0.794740429100162" calcext:value-type="float">
            <text:p>0.7947</text:p>
          </table:table-cell>
          <table:table-cell office:value-type="float" office:value="0.0346033051902717" calcext:value-type="float">
            <text:p>0.0346</text:p>
          </table:table-cell>
          <table:table-cell office:value-type="float" office:value="0.794849786028221" calcext:value-type="float">
            <text:p>0.7948</text:p>
          </table:table-cell>
          <table:table-cell office:value-type="float" office:value="0.0383495190556276" calcext:value-type="float">
            <text:p>0.038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57290278741615" calcext:value-type="float">
            <text:p>0.757290278741615</text:p>
          </table:table-cell>
          <table:table-cell office:value-type="float" office:value="0.0394935560913347" calcext:value-type="float">
            <text:p>0.0394935560913347</text:p>
          </table:table-cell>
          <table:table-cell office:value-type="float" office:value="0.791425283368031" calcext:value-type="float">
            <text:p>0.791425283368031</text:p>
          </table:table-cell>
          <table:table-cell office:value-type="float" office:value="0.0261402834022129" calcext:value-type="float">
            <text:p>0.0261402834022129</text:p>
          </table:table-cell>
          <table:table-cell office:value-type="float" office:value="0.792840619939857" calcext:value-type="float">
            <text:p>0.792840619939857</text:p>
          </table:table-cell>
          <table:table-cell office:value-type="float" office:value="0.0300232125413281" calcext:value-type="float">
            <text:p>0.0300232125413281</text:p>
          </table:table-cell>
          <table:table-cell office:value-type="float" office:value="0.795416753411983" calcext:value-type="float">
            <text:p>0.795416753411983</text:p>
          </table:table-cell>
          <table:table-cell office:value-type="float" office:value="0.0275343070890087" calcext:value-type="float">
            <text:p>0.0275343070890087</text:p>
          </table:table-cell>
          <table:table-cell office:value-type="float" office:value="0.793295367800139" calcext:value-type="float">
            <text:p>0.793295367800139</text:p>
          </table:table-cell>
          <table:table-cell office:value-type="float" office:value="0.0346239605849748" calcext:value-type="float">
            <text:p>0.0346239605849748</text:p>
          </table:table-cell>
          <table:table-cell office:value-type="float" office:value="0.795045512375665" calcext:value-type="float">
            <text:p>0.795045512375665</text:p>
          </table:table-cell>
          <table:table-cell office:value-type="float" office:value="0.0281998948640552" calcext:value-type="float">
            <text:p>0.0281998948640552</text:p>
          </table:table-cell>
          <table:table-cell office:value-type="float" office:value="0.797990342354846" calcext:value-type="float">
            <text:p>0.797990342354846</text:p>
          </table:table-cell>
          <table:table-cell office:value-type="float" office:value="0.0289921906776024" calcext:value-type="float">
            <text:p>0.0290</text:p>
          </table:table-cell>
          <table:table-cell office:value-type="float" office:value="0.790749653018737" calcext:value-type="float">
            <text:p>0.7907</text:p>
          </table:table-cell>
          <table:table-cell office:value-type="float" office:value="0.0279360762176838" calcext:value-type="float">
            <text:p>0.0279</text:p>
          </table:table-cell>
          <table:table-cell office:value-type="float" office:value="0.797866441128846" calcext:value-type="float">
            <text:p>0.7979</text:p>
          </table:table-cell>
          <table:table-cell office:value-type="float" office:value="0.0286241412585459" calcext:value-type="float">
            <text:p>0.0286</text:p>
          </table:table-cell>
          <table:table-cell office:value-type="float" office:value="0.795933090446449" calcext:value-type="float">
            <text:p>0.7959</text:p>
          </table:table-cell>
          <table:table-cell office:value-type="float" office:value="0.0267924769355373" calcext:value-type="float">
            <text:p>0.0268</text:p>
          </table:table-cell>
          <table:table-cell office:value-type="float" office:value="0.787419269026139" calcext:value-type="float">
            <text:p>0.7874</text:p>
          </table:table-cell>
          <table:table-cell office:value-type="float" office:value="0.0360229859004984" calcext:value-type="float">
            <text:p>0.0360</text:p>
          </table:table-cell>
          <table:table-cell office:value-type="float" office:value="0.797268534582466" calcext:value-type="float">
            <text:p>0.7973</text:p>
          </table:table-cell>
          <table:table-cell office:value-type="float" office:value="0.0278774039574812" calcext:value-type="float">
            <text:p>0.0279</text:p>
          </table:table-cell>
          <table:table-cell office:value-type="float" office:value="0.797298461716401" calcext:value-type="float">
            <text:p>0.7973</text:p>
          </table:table-cell>
          <table:table-cell office:value-type="float" office:value="0.0350582731426287" calcext:value-type="float">
            <text:p>0.0351</text:p>
          </table:table-cell>
          <table:table-cell office:value-type="float" office:value="0.79437786259542" calcext:value-type="float">
            <text:p>0.7944</text:p>
          </table:table-cell>
          <table:table-cell office:value-type="float" office:value="0.0303823948455985" calcext:value-type="float">
            <text:p>0.0304</text:p>
          </table:table-cell>
          <table:table-cell office:value-type="float" office:value="0.798138040712468" calcext:value-type="float">
            <text:p>0.7981</text:p>
          </table:table-cell>
          <table:table-cell office:value-type="float" office:value="0.0313801500640066" calcext:value-type="float">
            <text:p>0.0314</text:p>
          </table:table-cell>
          <table:table-cell office:value-type="float" office:value="0.794821102243812" calcext:value-type="float">
            <text:p>0.7948</text:p>
          </table:table-cell>
          <table:table-cell office:value-type="float" office:value="0.0273961329025936" calcext:value-type="float">
            <text:p>0.027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29926439972241" calcext:value-type="float">
            <text:p>0.729926439972241</text:p>
          </table:table-cell>
          <table:table-cell office:value-type="float" office:value="0.0380350151997134" calcext:value-type="float">
            <text:p>0.0380350151997134</text:p>
          </table:table-cell>
          <table:table-cell office:value-type="float" office:value="0.750189972241499" calcext:value-type="float">
            <text:p>0.750189972241499</text:p>
          </table:table-cell>
          <table:table-cell office:value-type="float" office:value="0.0331288352198006" calcext:value-type="float">
            <text:p>0.0331288352198006</text:p>
          </table:table-cell>
          <table:table-cell office:value-type="float" office:value="0.785441128845709" calcext:value-type="float">
            <text:p>0.785441128845709</text:p>
          </table:table-cell>
          <table:table-cell office:value-type="float" office:value="0.0193211353725922" calcext:value-type="float">
            <text:p>0.0193211353725922</text:p>
          </table:table-cell>
          <table:table-cell office:value-type="float" office:value="0.777944136016655" calcext:value-type="float">
            <text:p>0.777944136016655</text:p>
          </table:table-cell>
          <table:table-cell office:value-type="float" office:value="0.0244440801508383" calcext:value-type="float">
            <text:p>0.0244440801508383</text:p>
          </table:table-cell>
          <table:table-cell office:value-type="float" office:value="0.800739821882952" calcext:value-type="float">
            <text:p>0.800739821882952</text:p>
          </table:table-cell>
          <table:table-cell office:value-type="float" office:value="0.0260755691688314" calcext:value-type="float">
            <text:p>0.0260755691688314</text:p>
          </table:table-cell>
          <table:table-cell office:value-type="float" office:value="0.796524751330095" calcext:value-type="float">
            <text:p>0.796524751330095</text:p>
          </table:table-cell>
          <table:table-cell office:value-type="float" office:value="0.0224559311594183" calcext:value-type="float">
            <text:p>0.0224559311594183</text:p>
          </table:table-cell>
          <table:table-cell office:value-type="float" office:value="0.790169616007402" calcext:value-type="float">
            <text:p>0.790169616007402</text:p>
          </table:table-cell>
          <table:table-cell office:value-type="float" office:value="0.0214784989018224" calcext:value-type="float">
            <text:p>0.0215</text:p>
          </table:table-cell>
          <table:table-cell office:value-type="float" office:value="0.794702058755494" calcext:value-type="float">
            <text:p>0.7947</text:p>
          </table:table-cell>
          <table:table-cell office:value-type="float" office:value="0.0231117349704475" calcext:value-type="float">
            <text:p>0.0231</text:p>
          </table:table-cell>
          <table:table-cell office:value-type="float" office:value="0.79284449456396" calcext:value-type="float">
            <text:p>0.7928</text:p>
          </table:table-cell>
          <table:table-cell office:value-type="float" office:value="0.0245186279383856" calcext:value-type="float">
            <text:p>0.0245</text:p>
          </table:table-cell>
          <table:table-cell office:value-type="float" office:value="0.790781257228776" calcext:value-type="float">
            <text:p>0.7908</text:p>
          </table:table-cell>
          <table:table-cell office:value-type="float" office:value="0.0285706758603951" calcext:value-type="float">
            <text:p>0.0286</text:p>
          </table:table-cell>
          <table:table-cell office:value-type="float" office:value="0.794552365255609" calcext:value-type="float">
            <text:p>0.7946</text:p>
          </table:table-cell>
          <table:table-cell office:value-type="float" office:value="0.022692059498204" calcext:value-type="float">
            <text:p>0.0227</text:p>
          </table:table-cell>
          <table:table-cell office:value-type="float" office:value="0.796297276197085" calcext:value-type="float">
            <text:p>0.7963</text:p>
          </table:table-cell>
          <table:table-cell office:value-type="float" office:value="0.0254930373778184" calcext:value-type="float">
            <text:p>0.0255</text:p>
          </table:table-cell>
          <table:table-cell office:value-type="float" office:value="0.796172825584085" calcext:value-type="float">
            <text:p>0.7962</text:p>
          </table:table-cell>
          <table:table-cell office:value-type="float" office:value="0.0241398369932455" calcext:value-type="float">
            <text:p>0.0241</text:p>
          </table:table-cell>
          <table:table-cell office:value-type="float" office:value="0.795536577608142" calcext:value-type="float">
            <text:p>0.7955</text:p>
          </table:table-cell>
          <table:table-cell office:value-type="float" office:value="0.0311681244943989" calcext:value-type="float">
            <text:p>0.0312</text:p>
          </table:table-cell>
          <table:table-cell office:value-type="float" office:value="0.792923288225769" calcext:value-type="float">
            <text:p>0.7929</text:p>
          </table:table-cell>
          <table:table-cell office:value-type="float" office:value="0.0280222851644863" calcext:value-type="float">
            <text:p>0.0280</text:p>
          </table:table-cell>
          <table:table-cell office:value-type="float" office:value="0.794120749479528" calcext:value-type="float">
            <text:p>0.7941</text:p>
          </table:table-cell>
          <table:table-cell office:value-type="float" office:value="0.0248233096902545" calcext:value-type="float">
            <text:p>0.024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75744592875318" calcext:value-type="float">
            <text:p>0.775744592875318</text:p>
          </table:table-cell>
          <table:table-cell office:value-type="float" office:value="0.0354420109083603" calcext:value-type="float">
            <text:p>0.0354420109083603</text:p>
          </table:table-cell>
          <table:table-cell office:value-type="float" office:value="0.772670917187139" calcext:value-type="float">
            <text:p>0.772670917187139</text:p>
          </table:table-cell>
          <table:table-cell office:value-type="float" office:value="0.0213480212200806" calcext:value-type="float">
            <text:p>0.0213480212200806</text:p>
          </table:table-cell>
          <table:table-cell office:value-type="float" office:value="0.788801035160768" calcext:value-type="float">
            <text:p>0.788801035160768</text:p>
          </table:table-cell>
          <table:table-cell office:value-type="float" office:value="0.0314928652949773" calcext:value-type="float">
            <text:p>0.0314928652949773</text:p>
          </table:table-cell>
          <table:table-cell office:value-type="float" office:value="0.782228053435115" calcext:value-type="float">
            <text:p>0.782228053435115</text:p>
          </table:table-cell>
          <table:table-cell office:value-type="float" office:value="0.0251698647813233" calcext:value-type="float">
            <text:p>0.0251698647813233</text:p>
          </table:table-cell>
          <table:table-cell office:value-type="float" office:value="0.794086282674069" calcext:value-type="float">
            <text:p>0.794086282674069</text:p>
          </table:table-cell>
          <table:table-cell office:value-type="float" office:value="0.02843968657435" calcext:value-type="float">
            <text:p>0.02843968657435</text:p>
          </table:table-cell>
          <table:table-cell office:value-type="float" office:value="0.787427770067083" calcext:value-type="float">
            <text:p>0.787427770067083</text:p>
          </table:table-cell>
          <table:table-cell office:value-type="float" office:value="0.0253009769936388" calcext:value-type="float">
            <text:p>0.0253009769936388</text:p>
          </table:table-cell>
          <table:table-cell office:value-type="float" office:value="0.796146830904464" calcext:value-type="float">
            <text:p>0.796146830904464</text:p>
          </table:table-cell>
          <table:table-cell office:value-type="float" office:value="0.0275480423033022" calcext:value-type="float">
            <text:p>0.0275</text:p>
          </table:table-cell>
          <table:table-cell office:value-type="float" office:value="0.789089116354384" calcext:value-type="float">
            <text:p>0.7891</text:p>
          </table:table-cell>
          <table:table-cell office:value-type="float" office:value="0.0275749762630207" calcext:value-type="float">
            <text:p>0.0276</text:p>
          </table:table-cell>
          <table:table-cell office:value-type="float" office:value="0.794376185519315" calcext:value-type="float">
            <text:p>0.7944</text:p>
          </table:table-cell>
          <table:table-cell office:value-type="float" office:value="0.0339729258841638" calcext:value-type="float">
            <text:p>0.0340</text:p>
          </table:table-cell>
          <table:table-cell office:value-type="float" office:value="0.790918112421929" calcext:value-type="float">
            <text:p>0.7909</text:p>
          </table:table-cell>
          <table:table-cell office:value-type="float" office:value="0.0263039300891477" calcext:value-type="float">
            <text:p>0.0263</text:p>
          </table:table-cell>
          <table:table-cell office:value-type="float" office:value="0.787958767059912" calcext:value-type="float">
            <text:p>0.7880</text:p>
          </table:table-cell>
          <table:table-cell office:value-type="float" office:value="0.0309314905992579" calcext:value-type="float">
            <text:p>0.0309</text:p>
          </table:table-cell>
          <table:table-cell office:value-type="float" office:value="0.792139255146889" calcext:value-type="float">
            <text:p>0.7921</text:p>
          </table:table-cell>
          <table:table-cell office:value-type="float" office:value="0.0387136702731651" calcext:value-type="float">
            <text:p>0.0387</text:p>
          </table:table-cell>
          <table:table-cell office:value-type="float" office:value="0.784166579921351" calcext:value-type="float">
            <text:p>0.7842</text:p>
          </table:table-cell>
          <table:table-cell office:value-type="float" office:value="0.0277958950737903" calcext:value-type="float">
            <text:p>0.0278</text:p>
          </table:table-cell>
          <table:table-cell office:value-type="float" office:value="0.791971431876012" calcext:value-type="float">
            <text:p>0.7920</text:p>
          </table:table-cell>
          <table:table-cell office:value-type="float" office:value="0.0258145531589658" calcext:value-type="float">
            <text:p>0.0258</text:p>
          </table:table-cell>
          <table:table-cell office:value-type="float" office:value="0.793850624566273" calcext:value-type="float">
            <text:p>0.7939</text:p>
          </table:table-cell>
          <table:table-cell office:value-type="float" office:value="0.0343080765762907" calcext:value-type="float">
            <text:p>0.0343</text:p>
          </table:table-cell>
          <table:table-cell office:value-type="float" office:value="0.796037618551932" calcext:value-type="float">
            <text:p>0.7960</text:p>
          </table:table-cell>
          <table:table-cell office:value-type="float" office:value="0.0291938838442249" calcext:value-type="float">
            <text:p>0.029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35392493638677" calcext:value-type="float">
            <text:p>0.735392493638677</text:p>
          </table:table-cell>
          <table:table-cell office:value-type="float" office:value="0.0387716401831093" calcext:value-type="float">
            <text:p>0.0387716401831093</text:p>
          </table:table-cell>
          <table:table-cell office:value-type="float" office:value="0.744061993985658" calcext:value-type="float">
            <text:p>0.744061993985658</text:p>
          </table:table-cell>
          <table:table-cell office:value-type="float" office:value="0.0413862433800205" calcext:value-type="float">
            <text:p>0.0413862433800205</text:p>
          </table:table-cell>
          <table:table-cell office:value-type="float" office:value="0.789820842007865" calcext:value-type="float">
            <text:p>0.789820842007865</text:p>
          </table:table-cell>
          <table:table-cell office:value-type="float" office:value="0.0362484318062679" calcext:value-type="float">
            <text:p>0.0362484318062679</text:p>
          </table:table-cell>
          <table:table-cell office:value-type="float" office:value="0.778341111496646" calcext:value-type="float">
            <text:p>0.778341111496646</text:p>
          </table:table-cell>
          <table:table-cell office:value-type="float" office:value="0.0315394622533226" calcext:value-type="float">
            <text:p>0.0315394622533226</text:p>
          </table:table-cell>
          <table:table-cell office:value-type="float" office:value="0.793880493869998" calcext:value-type="float">
            <text:p>0.793880493869998</text:p>
          </table:table-cell>
          <table:table-cell office:value-type="float" office:value="0.0312790578945541" calcext:value-type="float">
            <text:p>0.0312790578945541</text:p>
          </table:table-cell>
          <table:table-cell office:value-type="float" office:value="0.797294240111034" calcext:value-type="float">
            <text:p>0.797294240111034</text:p>
          </table:table-cell>
          <table:table-cell office:value-type="float" office:value="0.0266292858612389" calcext:value-type="float">
            <text:p>0.0266292858612389</text:p>
          </table:table-cell>
          <table:table-cell office:value-type="float" office:value="0.79396828012954" calcext:value-type="float">
            <text:p>0.79396828012954</text:p>
          </table:table-cell>
          <table:table-cell office:value-type="float" office:value="0.0327480221801971" calcext:value-type="float">
            <text:p>0.0327</text:p>
          </table:table-cell>
          <table:table-cell office:value-type="float" office:value="0.796199485311127" calcext:value-type="float">
            <text:p>0.7962</text:p>
          </table:table-cell>
          <table:table-cell office:value-type="float" office:value="0.0228829002623699" calcext:value-type="float">
            <text:p>0.0229</text:p>
          </table:table-cell>
          <table:table-cell office:value-type="float" office:value="0.793584923664122" calcext:value-type="float">
            <text:p>0.7936</text:p>
          </table:table-cell>
          <table:table-cell office:value-type="float" office:value="0.035969981016005" calcext:value-type="float">
            <text:p>0.0360</text:p>
          </table:table-cell>
          <table:table-cell office:value-type="float" office:value="0.803000549387" calcext:value-type="float">
            <text:p>0.8030</text:p>
          </table:table-cell>
          <table:table-cell office:value-type="float" office:value="0.0293853227829893" calcext:value-type="float">
            <text:p>0.0294</text:p>
          </table:table-cell>
          <table:table-cell office:value-type="float" office:value="0.794227272727273" calcext:value-type="float">
            <text:p>0.7942</text:p>
          </table:table-cell>
          <table:table-cell office:value-type="float" office:value="0.034157110970528" calcext:value-type="float">
            <text:p>0.0342</text:p>
          </table:table-cell>
          <table:table-cell office:value-type="float" office:value="0.795739850798057" calcext:value-type="float">
            <text:p>0.7957</text:p>
          </table:table-cell>
          <table:table-cell office:value-type="float" office:value="0.0313015049180956" calcext:value-type="float">
            <text:p>0.0313</text:p>
          </table:table-cell>
          <table:table-cell office:value-type="float" office:value="0.797099467962063" calcext:value-type="float">
            <text:p>0.7971</text:p>
          </table:table-cell>
          <table:table-cell office:value-type="float" office:value="0.0340084394353167" calcext:value-type="float">
            <text:p>0.0340</text:p>
          </table:table-cell>
          <table:table-cell office:value-type="float" office:value="0.79983584894749" calcext:value-type="float">
            <text:p>0.7998</text:p>
          </table:table-cell>
          <table:table-cell office:value-type="float" office:value="0.0375273990375511" calcext:value-type="float">
            <text:p>0.0375</text:p>
          </table:table-cell>
          <table:table-cell office:value-type="float" office:value="0.793903597039093" calcext:value-type="float">
            <text:p>0.7939</text:p>
          </table:table-cell>
          <table:table-cell office:value-type="float" office:value="0.0325205906011372" calcext:value-type="float">
            <text:p>0.0325</text:p>
          </table:table-cell>
          <table:table-cell office:value-type="float" office:value="0.795968540365487" calcext:value-type="float">
            <text:p>0.7960</text:p>
          </table:table-cell>
          <table:table-cell office:value-type="float" office:value="0.0257738393552123" calcext:value-type="float">
            <text:p>0.02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6971602475133" calcext:value-type="float">
            <text:p>0.76971602475133</text:p>
          </table:table-cell>
          <table:table-cell office:value-type="float" office:value="0.0350761965491828" calcext:value-type="float">
            <text:p>0.0350761965491828</text:p>
          </table:table-cell>
          <table:table-cell office:value-type="float" office:value="0.79018144228545" calcext:value-type="float">
            <text:p>0.79018144228545</text:p>
          </table:table-cell>
          <table:table-cell office:value-type="float" office:value="0.0341880953804472" calcext:value-type="float">
            <text:p>0.0341880953804472</text:p>
          </table:table-cell>
          <table:table-cell office:value-type="float" office:value="0.790186271108027" calcext:value-type="float">
            <text:p>0.790186271108027</text:p>
          </table:table-cell>
          <table:table-cell office:value-type="float" office:value="0.0316087710637169" calcext:value-type="float">
            <text:p>0.0316087710637169</text:p>
          </table:table-cell>
          <table:table-cell office:value-type="float" office:value="0.787961109183437" calcext:value-type="float">
            <text:p>0.787961109183437</text:p>
          </table:table-cell>
          <table:table-cell office:value-type="float" office:value="0.0274914647225285" calcext:value-type="float">
            <text:p>0.0274914647225285</text:p>
          </table:table-cell>
          <table:table-cell office:value-type="float" office:value="0.795180632662503" calcext:value-type="float">
            <text:p>0.795180632662503</text:p>
          </table:table-cell>
          <table:table-cell office:value-type="float" office:value="0.0287853064740616" calcext:value-type="float">
            <text:p>0.0287853064740616</text:p>
          </table:table-cell>
          <table:table-cell office:value-type="float" office:value="0.792337786259542" calcext:value-type="float">
            <text:p>0.792337786259542</text:p>
          </table:table-cell>
          <table:table-cell office:value-type="float" office:value="0.0305349570939784" calcext:value-type="float">
            <text:p>0.0305349570939784</text:p>
          </table:table-cell>
          <table:table-cell office:value-type="float" office:value="0.798223802914643" calcext:value-type="float">
            <text:p>0.798223802914643</text:p>
          </table:table-cell>
          <table:table-cell office:value-type="float" office:value="0.0370965159798001" calcext:value-type="float">
            <text:p>0.0371</text:p>
          </table:table-cell>
          <table:table-cell office:value-type="float" office:value="0.794538457089984" calcext:value-type="float">
            <text:p>0.7945</text:p>
          </table:table-cell>
          <table:table-cell office:value-type="float" office:value="0.0333759638680307" calcext:value-type="float">
            <text:p>0.0334</text:p>
          </table:table-cell>
          <table:table-cell office:value-type="float" office:value="0.794685027758501" calcext:value-type="float">
            <text:p>0.7947</text:p>
          </table:table-cell>
          <table:table-cell office:value-type="float" office:value="0.0322483785902795" calcext:value-type="float">
            <text:p>0.0322</text:p>
          </table:table-cell>
          <table:table-cell office:value-type="float" office:value="0.799362971316216" calcext:value-type="float">
            <text:p>0.7994</text:p>
          </table:table-cell>
          <table:table-cell office:value-type="float" office:value="0.0296497747345369" calcext:value-type="float">
            <text:p>0.0296</text:p>
          </table:table-cell>
          <table:table-cell office:value-type="float" office:value="0.793768534582466" calcext:value-type="float">
            <text:p>0.7938</text:p>
          </table:table-cell>
          <table:table-cell office:value-type="float" office:value="0.0298321870733009" calcext:value-type="float">
            <text:p>0.0298</text:p>
          </table:table-cell>
          <table:table-cell office:value-type="float" office:value="0.789972530650012" calcext:value-type="float">
            <text:p>0.7900</text:p>
          </table:table-cell>
          <table:table-cell office:value-type="float" office:value="0.0283560533405081" calcext:value-type="float">
            <text:p>0.0284</text:p>
          </table:table-cell>
          <table:table-cell office:value-type="float" office:value="0.79696949456396" calcext:value-type="float">
            <text:p>0.7970</text:p>
          </table:table-cell>
          <table:table-cell office:value-type="float" office:value="0.034467776063244" calcext:value-type="float">
            <text:p>0.0345</text:p>
          </table:table-cell>
          <table:table-cell office:value-type="float" office:value="0.789604441360167" calcext:value-type="float">
            <text:p>0.7896</text:p>
          </table:table-cell>
          <table:table-cell office:value-type="float" office:value="0.0336730084885336" calcext:value-type="float">
            <text:p>0.0337</text:p>
          </table:table-cell>
          <table:table-cell office:value-type="float" office:value="0.795530042794356" calcext:value-type="float">
            <text:p>0.7955</text:p>
          </table:table-cell>
          <table:table-cell office:value-type="float" office:value="0.0288781876339647" calcext:value-type="float">
            <text:p>0.0289</text:p>
          </table:table-cell>
          <table:table-cell office:value-type="float" office:value="0.788247542216054" calcext:value-type="float">
            <text:p>0.7882</text:p>
          </table:table-cell>
          <table:table-cell office:value-type="float" office:value="0.0269764200878187" calcext:value-type="float">
            <text:p>0.027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55171495489244" calcext:value-type="float">
            <text:p>0.755171495489244</text:p>
          </table:table-cell>
          <table:table-cell office:value-type="float" office:value="0.0352058423918206" calcext:value-type="float">
            <text:p>0.0352058423918206</text:p>
          </table:table-cell>
          <table:table-cell office:value-type="float" office:value="0.789158801758038" calcext:value-type="float">
            <text:p>0.789158801758038</text:p>
          </table:table-cell>
          <table:table-cell office:value-type="float" office:value="0.0198953023282074" calcext:value-type="float">
            <text:p>0.0198953023282074</text:p>
          </table:table-cell>
          <table:table-cell office:value-type="float" office:value="0.790434073560028" calcext:value-type="float">
            <text:p>0.790434073560028</text:p>
          </table:table-cell>
          <table:table-cell office:value-type="float" office:value="0.0339579717072601" calcext:value-type="float">
            <text:p>0.0339579717072601</text:p>
          </table:table-cell>
          <table:table-cell office:value-type="float" office:value="0.794545049733981" calcext:value-type="float">
            <text:p>0.794545049733981</text:p>
          </table:table-cell>
          <table:table-cell office:value-type="float" office:value="0.0281938436454103" calcext:value-type="float">
            <text:p>0.0281938436454103</text:p>
          </table:table-cell>
          <table:table-cell office:value-type="float" office:value="0.790676468887347" calcext:value-type="float">
            <text:p>0.790676468887347</text:p>
          </table:table-cell>
          <table:table-cell office:value-type="float" office:value="0.0336233346268179" calcext:value-type="float">
            <text:p>0.0336233346268179</text:p>
          </table:table-cell>
          <table:table-cell office:value-type="float" office:value="0.789403394633357" calcext:value-type="float">
            <text:p>0.789403394633357</text:p>
          </table:table-cell>
          <table:table-cell office:value-type="float" office:value="0.0337344670787506" calcext:value-type="float">
            <text:p>0.0337344670787506</text:p>
          </table:table-cell>
          <table:table-cell office:value-type="float" office:value="0.794150271801989" calcext:value-type="float">
            <text:p>0.794150271801989</text:p>
          </table:table-cell>
          <table:table-cell office:value-type="float" office:value="0.029157845991938" calcext:value-type="float">
            <text:p>0.0292</text:p>
          </table:table-cell>
          <table:table-cell office:value-type="float" office:value="0.792078793661809" calcext:value-type="float">
            <text:p>0.7921</text:p>
          </table:table-cell>
          <table:table-cell office:value-type="float" office:value="0.0328322811593838" calcext:value-type="float">
            <text:p>0.0328</text:p>
          </table:table-cell>
          <table:table-cell office:value-type="float" office:value="0.789183119361555" calcext:value-type="float">
            <text:p>0.7892</text:p>
          </table:table-cell>
          <table:table-cell office:value-type="float" office:value="0.0325360847546522" calcext:value-type="float">
            <text:p>0.0325</text:p>
          </table:table-cell>
          <table:table-cell office:value-type="float" office:value="0.792544558177192" calcext:value-type="float">
            <text:p>0.7925</text:p>
          </table:table-cell>
          <table:table-cell office:value-type="float" office:value="0.0308306129390027" calcext:value-type="float">
            <text:p>0.0308</text:p>
          </table:table-cell>
          <table:table-cell office:value-type="float" office:value="0.795280331945408" calcext:value-type="float">
            <text:p>0.7953</text:p>
          </table:table-cell>
          <table:table-cell office:value-type="float" office:value="0.0313343621112663" calcext:value-type="float">
            <text:p>0.0313</text:p>
          </table:table-cell>
          <table:table-cell office:value-type="float" office:value="0.794270992366412" calcext:value-type="float">
            <text:p>0.7943</text:p>
          </table:table-cell>
          <table:table-cell office:value-type="float" office:value="0.0311571417180213" calcext:value-type="float">
            <text:p>0.0312</text:p>
          </table:table-cell>
          <table:table-cell office:value-type="float" office:value="0.78751040943789" calcext:value-type="float">
            <text:p>0.7875</text:p>
          </table:table-cell>
          <table:table-cell office:value-type="float" office:value="0.0299210941143512" calcext:value-type="float">
            <text:p>0.0299</text:p>
          </table:table-cell>
          <table:table-cell office:value-type="float" office:value="0.792966892204488" calcext:value-type="float">
            <text:p>0.7930</text:p>
          </table:table-cell>
          <table:table-cell office:value-type="float" office:value="0.0317853826767918" calcext:value-type="float">
            <text:p>0.0318</text:p>
          </table:table-cell>
          <table:table-cell office:value-type="float" office:value="0.79613650821189" calcext:value-type="float">
            <text:p>0.7961</text:p>
          </table:table-cell>
          <table:table-cell office:value-type="float" office:value="0.0316973027169676" calcext:value-type="float">
            <text:p>0.0317</text:p>
          </table:table-cell>
          <table:table-cell office:value-type="float" office:value="0.79111519777932" calcext:value-type="float">
            <text:p>0.7911</text:p>
          </table:table-cell>
          <table:table-cell office:value-type="float" office:value="0.0264787983317841" calcext:value-type="float">
            <text:p>0.026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62664122137404" calcext:value-type="float">
            <text:p>0.762664122137404</text:p>
          </table:table-cell>
          <table:table-cell office:value-type="float" office:value="0.0365944058236726" calcext:value-type="float">
            <text:p>0.0365944058236726</text:p>
          </table:table-cell>
          <table:table-cell office:value-type="float" office:value="0.789199919037705" calcext:value-type="float">
            <text:p>0.789199919037705</text:p>
          </table:table-cell>
          <table:table-cell office:value-type="float" office:value="0.0313144343400156" calcext:value-type="float">
            <text:p>0.0313144343400156</text:p>
          </table:table-cell>
          <table:table-cell office:value-type="float" office:value="0.794455355077492" calcext:value-type="float">
            <text:p>0.794455355077492</text:p>
          </table:table-cell>
          <table:table-cell office:value-type="float" office:value="0.0321620274900604" calcext:value-type="float">
            <text:p>0.0321620274900604</text:p>
          </table:table-cell>
          <table:table-cell office:value-type="float" office:value="0.787384397409207" calcext:value-type="float">
            <text:p>0.787384397409207</text:p>
          </table:table-cell>
          <table:table-cell office:value-type="float" office:value="0.0341326563097367" calcext:value-type="float">
            <text:p>0.0341326563097367</text:p>
          </table:table-cell>
          <table:table-cell office:value-type="float" office:value="0.797352590793431" calcext:value-type="float">
            <text:p>0.797352590793431</text:p>
          </table:table-cell>
          <table:table-cell office:value-type="float" office:value="0.0281970396552579" calcext:value-type="float">
            <text:p>0.0281970396552579</text:p>
          </table:table-cell>
          <table:table-cell office:value-type="float" office:value="0.793140990053204" calcext:value-type="float">
            <text:p>0.793140990053204</text:p>
          </table:table-cell>
          <table:table-cell office:value-type="float" office:value="0.0244408243700958" calcext:value-type="float">
            <text:p>0.0244408243700958</text:p>
          </table:table-cell>
          <table:table-cell office:value-type="float" office:value="0.796788023363405" calcext:value-type="float">
            <text:p>0.796788023363405</text:p>
          </table:table-cell>
          <table:table-cell office:value-type="float" office:value="0.0279418423559918" calcext:value-type="float">
            <text:p>0.0279</text:p>
          </table:table-cell>
          <table:table-cell office:value-type="float" office:value="0.79183353573907" calcext:value-type="float">
            <text:p>0.7918</text:p>
          </table:table-cell>
          <table:table-cell office:value-type="float" office:value="0.0337716532185522" calcext:value-type="float">
            <text:p>0.0338</text:p>
          </table:table-cell>
          <table:table-cell office:value-type="float" office:value="0.802797681008559" calcext:value-type="float">
            <text:p>0.8028</text:p>
          </table:table-cell>
          <table:table-cell office:value-type="float" office:value="0.0302676549261027" calcext:value-type="float">
            <text:p>0.0303</text:p>
          </table:table-cell>
          <table:table-cell office:value-type="float" office:value="0.794183032616239" calcext:value-type="float">
            <text:p>0.7942</text:p>
          </table:table-cell>
          <table:table-cell office:value-type="float" office:value="0.0321488203976539" calcext:value-type="float">
            <text:p>0.0321</text:p>
          </table:table-cell>
          <table:table-cell office:value-type="float" office:value="0.794618002544529" calcext:value-type="float">
            <text:p>0.7946</text:p>
          </table:table-cell>
          <table:table-cell office:value-type="float" office:value="0.0302064690384599" calcext:value-type="float">
            <text:p>0.0302</text:p>
          </table:table-cell>
          <table:table-cell office:value-type="float" office:value="0.799169702752718" calcext:value-type="float">
            <text:p>0.7992</text:p>
          </table:table-cell>
          <table:table-cell office:value-type="float" office:value="0.0269347399900911" calcext:value-type="float">
            <text:p>0.0269</text:p>
          </table:table-cell>
          <table:table-cell office:value-type="float" office:value="0.797371298866528" calcext:value-type="float">
            <text:p>0.7974</text:p>
          </table:table-cell>
          <table:table-cell office:value-type="float" office:value="0.031205722011672" calcext:value-type="float">
            <text:p>0.0312</text:p>
          </table:table-cell>
          <table:table-cell office:value-type="float" office:value="0.789103255840851" calcext:value-type="float">
            <text:p>0.7891</text:p>
          </table:table-cell>
          <table:table-cell office:value-type="float" office:value="0.0274132916844458" calcext:value-type="float">
            <text:p>0.0274</text:p>
          </table:table-cell>
          <table:table-cell office:value-type="float" office:value="0.794657789729355" calcext:value-type="float">
            <text:p>0.7947</text:p>
          </table:table-cell>
          <table:table-cell office:value-type="float" office:value="0.0311746036011169" calcext:value-type="float">
            <text:p>0.0312</text:p>
          </table:table-cell>
          <table:table-cell office:value-type="float" office:value="0.791836195928753" calcext:value-type="float">
            <text:p>0.7918</text:p>
          </table:table-cell>
          <table:table-cell office:value-type="float" office:value="0.0310519132694829" calcext:value-type="float">
            <text:p>0.031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90126619245894" calcext:value-type="float">
            <text:p>0.790126619245894</text:p>
          </table:table-cell>
          <table:table-cell office:value-type="float" office:value="0.0412420559131232" calcext:value-type="float">
            <text:p>0.0412420559131232</text:p>
          </table:table-cell>
          <table:table-cell office:value-type="float" office:value="0.774615949572056" calcext:value-type="float">
            <text:p>0.774615949572056</text:p>
          </table:table-cell>
          <table:table-cell office:value-type="float" office:value="0.0379719006247384" calcext:value-type="float">
            <text:p>0.0379719006247384</text:p>
          </table:table-cell>
          <table:table-cell office:value-type="float" office:value="0.797390440666204" calcext:value-type="float">
            <text:p>0.797390440666204</text:p>
          </table:table-cell>
          <table:table-cell office:value-type="float" office:value="0.0345750088105241" calcext:value-type="float">
            <text:p>0.0345750088105241</text:p>
          </table:table-cell>
          <table:table-cell office:value-type="float" office:value="0.795185837381448" calcext:value-type="float">
            <text:p>0.795185837381448</text:p>
          </table:table-cell>
          <table:table-cell office:value-type="float" office:value="0.0351893912660747" calcext:value-type="float">
            <text:p>0.0351893912660747</text:p>
          </table:table-cell>
          <table:table-cell office:value-type="float" office:value="0.788551700208189" calcext:value-type="float">
            <text:p>0.788551700208189</text:p>
          </table:table-cell>
          <table:table-cell office:value-type="float" office:value="0.0378997832923646" calcext:value-type="float">
            <text:p>0.0378997832923646</text:p>
          </table:table-cell>
          <table:table-cell office:value-type="float" office:value="0.790142204487624" calcext:value-type="float">
            <text:p>0.790142204487624</text:p>
          </table:table-cell>
          <table:table-cell office:value-type="float" office:value="0.033883696009615" calcext:value-type="float">
            <text:p>0.033883696009615</text:p>
          </table:table-cell>
          <table:table-cell office:value-type="float" office:value="0.800635554013417" calcext:value-type="float">
            <text:p>0.800635554013417</text:p>
          </table:table-cell>
          <table:table-cell office:value-type="float" office:value="0.0274122776026208" calcext:value-type="float">
            <text:p>0.0274</text:p>
          </table:table-cell>
          <table:table-cell office:value-type="float" office:value="0.792176439972241" calcext:value-type="float">
            <text:p>0.7922</text:p>
          </table:table-cell>
          <table:table-cell office:value-type="float" office:value="0.031023091012936" calcext:value-type="float">
            <text:p>0.0310</text:p>
          </table:table-cell>
          <table:table-cell office:value-type="float" office:value="0.795301237566505" calcext:value-type="float">
            <text:p>0.7953</text:p>
          </table:table-cell>
          <table:table-cell office:value-type="float" office:value="0.0328604244424949" calcext:value-type="float">
            <text:p>0.0329</text:p>
          </table:table-cell>
          <table:table-cell office:value-type="float" office:value="0.791367568817951" calcext:value-type="float">
            <text:p>0.7914</text:p>
          </table:table-cell>
          <table:table-cell office:value-type="float" office:value="0.0312695835756425" calcext:value-type="float">
            <text:p>0.0313</text:p>
          </table:table-cell>
          <table:table-cell office:value-type="float" office:value="0.794522351376359" calcext:value-type="float">
            <text:p>0.7945</text:p>
          </table:table-cell>
          <table:table-cell office:value-type="float" office:value="0.0324428675260009" calcext:value-type="float">
            <text:p>0.0324</text:p>
          </table:table-cell>
          <table:table-cell office:value-type="float" office:value="0.793750838538052" calcext:value-type="float">
            <text:p>0.7938</text:p>
          </table:table-cell>
          <table:table-cell office:value-type="float" office:value="0.0291383448107044" calcext:value-type="float">
            <text:p>0.0291</text:p>
          </table:table-cell>
          <table:table-cell office:value-type="float" office:value="0.792497339810317" calcext:value-type="float">
            <text:p>0.7925</text:p>
          </table:table-cell>
          <table:table-cell office:value-type="float" office:value="0.0321309966451282" calcext:value-type="float">
            <text:p>0.0321</text:p>
          </table:table-cell>
          <table:table-cell office:value-type="float" office:value="0.79412043141337" calcext:value-type="float">
            <text:p>0.7941</text:p>
          </table:table-cell>
          <table:table-cell office:value-type="float" office:value="0.0301412001595287" calcext:value-type="float">
            <text:p>0.0301</text:p>
          </table:table-cell>
          <table:table-cell office:value-type="float" office:value="0.79537560721721" calcext:value-type="float">
            <text:p>0.7954</text:p>
          </table:table-cell>
          <table:table-cell office:value-type="float" office:value="0.0334074687612221" calcext:value-type="float">
            <text:p>0.0334</text:p>
          </table:table-cell>
          <table:table-cell office:value-type="float" office:value="0.788648132084201" calcext:value-type="float">
            <text:p>0.7886</text:p>
          </table:table-cell>
          <table:table-cell office:value-type="float" office:value="0.0340415998401332" calcext:value-type="float">
            <text:p>0.034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4" calcext:value-type="float">
            <text:p>0.84</text:p>
          </table:table-cell>
          <table:table-cell office:value-type="float" office:value="0.0615468534391138" calcext:value-type="float">
            <text:p>0.0615468534391138</text:p>
          </table:table-cell>
          <table:table-cell office:value-type="float" office:value="0.826467741935484" calcext:value-type="float">
            <text:p>0.826467741935484</text:p>
          </table:table-cell>
          <table:table-cell office:value-type="float" office:value="0.0637030012559354" calcext:value-type="float">
            <text:p>0.0637030012559354</text:p>
          </table:table-cell>
          <table:table-cell office:value-type="float" office:value="0.835161290322581" calcext:value-type="float">
            <text:p>0.835161290322581</text:p>
          </table:table-cell>
          <table:table-cell office:value-type="float" office:value="0.0672153579157662" calcext:value-type="float">
            <text:p>0.0672153579157662</text:p>
          </table:table-cell>
          <table:table-cell office:value-type="float" office:value="0.834306451612903" calcext:value-type="float">
            <text:p>0.834306451612903</text:p>
          </table:table-cell>
          <table:table-cell office:value-type="float" office:value="0.0612060505020209" calcext:value-type="float">
            <text:p>0.0612060505020209</text:p>
          </table:table-cell>
          <table:table-cell office:value-type="float" office:value="0.822548387096774" calcext:value-type="float">
            <text:p>0.822548387096774</text:p>
          </table:table-cell>
          <table:table-cell office:value-type="float" office:value="0.0563024432509909" calcext:value-type="float">
            <text:p>0.0563024432509909</text:p>
          </table:table-cell>
          <table:table-cell office:value-type="float" office:value="0.830048387096774" calcext:value-type="float">
            <text:p>0.830048387096774</text:p>
          </table:table-cell>
          <table:table-cell office:value-type="float" office:value="0.0588304365954058" calcext:value-type="float">
            <text:p>0.0588304365954058</text:p>
          </table:table-cell>
          <table:table-cell office:value-type="float" office:value="0.828596774193548" calcext:value-type="float">
            <text:p>0.828596774193548</text:p>
          </table:table-cell>
          <table:table-cell office:value-type="float" office:value="0.0681017782120336" calcext:value-type="float">
            <text:p>0.0681</text:p>
          </table:table-cell>
          <table:table-cell office:value-type="float" office:value="0.830629032258064" calcext:value-type="float">
            <text:p>0.8306</text:p>
          </table:table-cell>
          <table:table-cell office:value-type="float" office:value="0.0601422373906275" calcext:value-type="float">
            <text:p>0.0601</text:p>
          </table:table-cell>
          <table:table-cell office:value-type="float" office:value="0.824354838709677" calcext:value-type="float">
            <text:p>0.8244</text:p>
          </table:table-cell>
          <table:table-cell office:value-type="float" office:value="0.0687327150109549" calcext:value-type="float">
            <text:p>0.0687</text:p>
          </table:table-cell>
          <table:table-cell office:value-type="float" office:value="0.833725806451613" calcext:value-type="float">
            <text:p>0.8337</text:p>
          </table:table-cell>
          <table:table-cell office:value-type="float" office:value="0.0653149977506873" calcext:value-type="float">
            <text:p>0.0653</text:p>
          </table:table-cell>
          <table:table-cell office:value-type="float" office:value="0.830290322580645" calcext:value-type="float">
            <text:p>0.8303</text:p>
          </table:table-cell>
          <table:table-cell office:value-type="float" office:value="0.0584925522279657" calcext:value-type="float">
            <text:p>0.0585</text:p>
          </table:table-cell>
          <table:table-cell office:value-type="float" office:value="0.822483870967742" calcext:value-type="float">
            <text:p>0.8225</text:p>
          </table:table-cell>
          <table:table-cell office:value-type="float" office:value="0.073744201203837" calcext:value-type="float">
            <text:p>0.0737</text:p>
          </table:table-cell>
          <table:table-cell office:value-type="float" office:value="0.832693548387097" calcext:value-type="float">
            <text:p>0.8327</text:p>
          </table:table-cell>
          <table:table-cell office:value-type="float" office:value="0.060498115634005" calcext:value-type="float">
            <text:p>0.0605</text:p>
          </table:table-cell>
          <table:table-cell office:value-type="float" office:value="0.830354838709677" calcext:value-type="float">
            <text:p>0.8304</text:p>
          </table:table-cell>
          <table:table-cell office:value-type="float" office:value="0.0572580329352089" calcext:value-type="float">
            <text:p>0.0573</text:p>
          </table:table-cell>
          <table:table-cell office:value-type="float" office:value="0.826096774193548" calcext:value-type="float">
            <text:p>0.8261</text:p>
          </table:table-cell>
          <table:table-cell office:value-type="float" office:value="0.0611549646758529" calcext:value-type="float">
            <text:p>0.0612</text:p>
          </table:table-cell>
          <table:table-cell office:value-type="float" office:value="0.834661290322581" calcext:value-type="float">
            <text:p>0.8347</text:p>
          </table:table-cell>
          <table:table-cell office:value-type="float" office:value="0.0568245642515099" calcext:value-type="float">
            <text:p>0.0568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2808064516129" calcext:value-type="float">
            <text:p>0.82808064516129</text:p>
          </table:table-cell>
          <table:table-cell office:value-type="float" office:value="0.0502382168780298" calcext:value-type="float">
            <text:p>0.0502382168780298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734428424743749" calcext:value-type="float">
            <text:p>0.0734428424743749</text:p>
          </table:table-cell>
          <table:table-cell office:value-type="float" office:value="0.828387096774194" calcext:value-type="float">
            <text:p>0.828387096774194</text:p>
          </table:table-cell>
          <table:table-cell office:value-type="float" office:value="0.0629732991891712" calcext:value-type="float">
            <text:p>0.0629732991891712</text:p>
          </table:table-cell>
          <table:table-cell office:value-type="float" office:value="0.847903225806451" calcext:value-type="float">
            <text:p>0.847903225806451</text:p>
          </table:table-cell>
          <table:table-cell office:value-type="float" office:value="0.0772686687326529" calcext:value-type="float">
            <text:p>0.0772686687326529</text:p>
          </table:table-cell>
          <table:table-cell office:value-type="float" office:value="0.826725806451613" calcext:value-type="float">
            <text:p>0.826725806451613</text:p>
          </table:table-cell>
          <table:table-cell office:value-type="float" office:value="0.0667788676241847" calcext:value-type="float">
            <text:p>0.0667788676241847</text:p>
          </table:table-cell>
          <table:table-cell office:value-type="float" office:value="0.84591935483871" calcext:value-type="float">
            <text:p>0.84591935483871</text:p>
          </table:table-cell>
          <table:table-cell office:value-type="float" office:value="0.0740306627418386" calcext:value-type="float">
            <text:p>0.0740306627418386</text:p>
          </table:table-cell>
          <table:table-cell office:value-type="float" office:value="0.829435483870968" calcext:value-type="float">
            <text:p>0.829435483870968</text:p>
          </table:table-cell>
          <table:table-cell office:value-type="float" office:value="0.0587498019549684" calcext:value-type="float">
            <text:p>0.0587</text:p>
          </table:table-cell>
          <table:table-cell office:value-type="float" office:value="0.830758064516129" calcext:value-type="float">
            <text:p>0.8308</text:p>
          </table:table-cell>
          <table:table-cell office:value-type="float" office:value="0.0629346293560562" calcext:value-type="float">
            <text:p>0.0629</text:p>
          </table:table-cell>
          <table:table-cell office:value-type="float" office:value="0.820725806451613" calcext:value-type="float">
            <text:p>0.8207</text:p>
          </table:table-cell>
          <table:table-cell office:value-type="float" office:value="0.0550783143651186" calcext:value-type="float">
            <text:p>0.0551</text:p>
          </table:table-cell>
          <table:table-cell office:value-type="float" office:value="0.831290322580645" calcext:value-type="float">
            <text:p>0.8313</text:p>
          </table:table-cell>
          <table:table-cell office:value-type="float" office:value="0.0689351050088677" calcext:value-type="float">
            <text:p>0.0689</text:p>
          </table:table-cell>
          <table:table-cell office:value-type="float" office:value="0.816370967741936" calcext:value-type="float">
            <text:p>0.8164</text:p>
          </table:table-cell>
          <table:table-cell office:value-type="float" office:value="0.0592962151244423" calcext:value-type="float">
            <text:p>0.0593</text:p>
          </table:table-cell>
          <table:table-cell office:value-type="float" office:value="0.842935483870968" calcext:value-type="float">
            <text:p>0.8429</text:p>
          </table:table-cell>
          <table:table-cell office:value-type="float" office:value="0.0682932308160722" calcext:value-type="float">
            <text:p>0.0683</text:p>
          </table:table-cell>
          <table:table-cell office:value-type="float" office:value="0.823838709677419" calcext:value-type="float">
            <text:p>0.8238</text:p>
          </table:table-cell>
          <table:table-cell office:value-type="float" office:value="0.0586207630814107" calcext:value-type="float">
            <text:p>0.0586</text:p>
          </table:table-cell>
          <table:table-cell office:value-type="float" office:value="0.838354838709678" calcext:value-type="float">
            <text:p>0.8384</text:p>
          </table:table-cell>
          <table:table-cell office:value-type="float" office:value="0.0705963242884473" calcext:value-type="float">
            <text:p>0.0706</text:p>
          </table:table-cell>
          <table:table-cell office:value-type="float" office:value="0.833935483870968" calcext:value-type="float">
            <text:p>0.8339</text:p>
          </table:table-cell>
          <table:table-cell office:value-type="float" office:value="0.0579582657853515" calcext:value-type="float">
            <text:p>0.0580</text:p>
          </table:table-cell>
          <table:table-cell office:value-type="float" office:value="0.82641935483871" calcext:value-type="float">
            <text:p>0.8264</text:p>
          </table:table-cell>
          <table:table-cell office:value-type="float" office:value="0.0632759826269318" calcext:value-type="float">
            <text:p>0.063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13274193548387" calcext:value-type="float">
            <text:p>0.813274193548387</text:p>
          </table:table-cell>
          <table:table-cell office:value-type="float" office:value="0.0476282856501357" calcext:value-type="float">
            <text:p>0.0476282856501357</text:p>
          </table:table-cell>
          <table:table-cell office:value-type="float" office:value="0.844225806451613" calcext:value-type="float">
            <text:p>0.844225806451613</text:p>
          </table:table-cell>
          <table:table-cell office:value-type="float" office:value="0.0710491636636561" calcext:value-type="float">
            <text:p>0.0710491636636561</text:p>
          </table:table-cell>
          <table:table-cell office:value-type="float" office:value="0.817451612903226" calcext:value-type="float">
            <text:p>0.817451612903226</text:p>
          </table:table-cell>
          <table:table-cell office:value-type="float" office:value="0.0549612424097927" calcext:value-type="float">
            <text:p>0.0549612424097927</text:p>
          </table:table-cell>
          <table:table-cell office:value-type="float" office:value="0.821790322580645" calcext:value-type="float">
            <text:p>0.821790322580645</text:p>
          </table:table-cell>
          <table:table-cell office:value-type="float" office:value="0.0631987928609696" calcext:value-type="float">
            <text:p>0.0631987928609696</text:p>
          </table:table-cell>
          <table:table-cell office:value-type="float" office:value="0.837709677419355" calcext:value-type="float">
            <text:p>0.837709677419355</text:p>
          </table:table-cell>
          <table:table-cell office:value-type="float" office:value="0.070870466793937" calcext:value-type="float">
            <text:p>0.070870466793937</text:p>
          </table:table-cell>
          <table:table-cell office:value-type="float" office:value="0.834774193548387" calcext:value-type="float">
            <text:p>0.834774193548387</text:p>
          </table:table-cell>
          <table:table-cell office:value-type="float" office:value="0.0705606721041969" calcext:value-type="float">
            <text:p>0.0705606721041969</text:p>
          </table:table-cell>
          <table:table-cell office:value-type="float" office:value="0.830645161290322" calcext:value-type="float">
            <text:p>0.830645161290322</text:p>
          </table:table-cell>
          <table:table-cell office:value-type="float" office:value="0.0548822053658972" calcext:value-type="float">
            <text:p>0.0549</text:p>
          </table:table-cell>
          <table:table-cell office:value-type="float" office:value="0.833774193548387" calcext:value-type="float">
            <text:p>0.8338</text:p>
          </table:table-cell>
          <table:table-cell office:value-type="float" office:value="0.068852243965309" calcext:value-type="float">
            <text:p>0.0689</text:p>
          </table:table-cell>
          <table:table-cell office:value-type="float" office:value="0.831483870967742" calcext:value-type="float">
            <text:p>0.8315</text:p>
          </table:table-cell>
          <table:table-cell office:value-type="float" office:value="0.0558899005105479" calcext:value-type="float">
            <text:p>0.0559</text:p>
          </table:table-cell>
          <table:table-cell office:value-type="float" office:value="0.830935483870968" calcext:value-type="float">
            <text:p>0.8309</text:p>
          </table:table-cell>
          <table:table-cell office:value-type="float" office:value="0.0760039859994336" calcext:value-type="float">
            <text:p>0.0760</text:p>
          </table:table-cell>
          <table:table-cell office:value-type="float" office:value="0.832048387096774" calcext:value-type="float">
            <text:p>0.8320</text:p>
          </table:table-cell>
          <table:table-cell office:value-type="float" office:value="0.0652290317579207" calcext:value-type="float">
            <text:p>0.0652</text:p>
          </table:table-cell>
          <table:table-cell office:value-type="float" office:value="0.830758064516129" calcext:value-type="float">
            <text:p>0.8308</text:p>
          </table:table-cell>
          <table:table-cell office:value-type="float" office:value="0.0634545016154768" calcext:value-type="float">
            <text:p>0.0635</text:p>
          </table:table-cell>
          <table:table-cell office:value-type="float" office:value="0.842387096774194" calcext:value-type="float">
            <text:p>0.8424</text:p>
          </table:table-cell>
          <table:table-cell office:value-type="float" office:value="0.0659189839257148" calcext:value-type="float">
            <text:p>0.0659</text:p>
          </table:table-cell>
          <table:table-cell office:value-type="float" office:value="0.835048387096774" calcext:value-type="float">
            <text:p>0.8350</text:p>
          </table:table-cell>
          <table:table-cell office:value-type="float" office:value="0.0651518195270284" calcext:value-type="float">
            <text:p>0.0652</text:p>
          </table:table-cell>
          <table:table-cell office:value-type="float" office:value="0.832370967741935" calcext:value-type="float">
            <text:p>0.8324</text:p>
          </table:table-cell>
          <table:table-cell office:value-type="float" office:value="0.0601660193312774" calcext:value-type="float">
            <text:p>0.0602</text:p>
          </table:table-cell>
          <table:table-cell office:value-type="float" office:value="0.838838709677419" calcext:value-type="float">
            <text:p>0.8388</text:p>
          </table:table-cell>
          <table:table-cell office:value-type="float" office:value="0.0590661342219752" calcext:value-type="float">
            <text:p>0.059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35661290322581" calcext:value-type="float">
            <text:p>0.835661290322581</text:p>
          </table:table-cell>
          <table:table-cell office:value-type="float" office:value="0.0788500032254288" calcext:value-type="float">
            <text:p>0.0788500032254288</text:p>
          </table:table-cell>
          <table:table-cell office:value-type="float" office:value="0.846870967741936" calcext:value-type="float">
            <text:p>0.846870967741936</text:p>
          </table:table-cell>
          <table:table-cell office:value-type="float" office:value="0.0554436984548214" calcext:value-type="float">
            <text:p>0.0554436984548214</text:p>
          </table:table-cell>
          <table:table-cell office:value-type="float" office:value="0.846225806451613" calcext:value-type="float">
            <text:p>0.846225806451613</text:p>
          </table:table-cell>
          <table:table-cell office:value-type="float" office:value="0.058801785289447" calcext:value-type="float">
            <text:p>0.058801785289447</text:p>
          </table:table-cell>
          <table:table-cell office:value-type="float" office:value="0.835451612903226" calcext:value-type="float">
            <text:p>0.835451612903226</text:p>
          </table:table-cell>
          <table:table-cell office:value-type="float" office:value="0.0665912563179768" calcext:value-type="float">
            <text:p>0.0665912563179768</text:p>
          </table:table-cell>
          <table:table-cell office:value-type="float" office:value="0.833870967741935" calcext:value-type="float">
            <text:p>0.833870967741935</text:p>
          </table:table-cell>
          <table:table-cell office:value-type="float" office:value="0.0584546361847177" calcext:value-type="float">
            <text:p>0.0584546361847177</text:p>
          </table:table-cell>
          <table:table-cell office:value-type="float" office:value="0.842032258064516" calcext:value-type="float">
            <text:p>0.842032258064516</text:p>
          </table:table-cell>
          <table:table-cell office:value-type="float" office:value="0.0583329359534999" calcext:value-type="float">
            <text:p>0.0583329359534999</text:p>
          </table:table-cell>
          <table:table-cell office:value-type="float" office:value="0.834903225806452" calcext:value-type="float">
            <text:p>0.834903225806452</text:p>
          </table:table-cell>
          <table:table-cell office:value-type="float" office:value="0.0559674077916394" calcext:value-type="float">
            <text:p>0.0560</text:p>
          </table:table-cell>
          <table:table-cell office:value-type="float" office:value="0.843338709677419" calcext:value-type="float">
            <text:p>0.8433</text:p>
          </table:table-cell>
          <table:table-cell office:value-type="float" office:value="0.0691711696996237" calcext:value-type="float">
            <text:p>0.0692</text:p>
          </table:table-cell>
          <table:table-cell office:value-type="float" office:value="0.845564516129032" calcext:value-type="float">
            <text:p>0.8456</text:p>
          </table:table-cell>
          <table:table-cell office:value-type="float" office:value="0.0602638894414446" calcext:value-type="float">
            <text:p>0.0603</text:p>
          </table:table-cell>
          <table:table-cell office:value-type="float" office:value="0.83616129032258" calcext:value-type="float">
            <text:p>0.8362</text:p>
          </table:table-cell>
          <table:table-cell office:value-type="float" office:value="0.0666356381874284" calcext:value-type="float">
            <text:p>0.0666</text:p>
          </table:table-cell>
          <table:table-cell office:value-type="float" office:value="0.845709677419355" calcext:value-type="float">
            <text:p>0.8457</text:p>
          </table:table-cell>
          <table:table-cell office:value-type="float" office:value="0.0541426813442245" calcext:value-type="float">
            <text:p>0.0541</text:p>
          </table:table-cell>
          <table:table-cell office:value-type="float" office:value="0.840177419354839" calcext:value-type="float">
            <text:p>0.8402</text:p>
          </table:table-cell>
          <table:table-cell office:value-type="float" office:value="0.0623086247434889" calcext:value-type="float">
            <text:p>0.0623</text:p>
          </table:table-cell>
          <table:table-cell office:value-type="float" office:value="0.835709677419355" calcext:value-type="float">
            <text:p>0.8357</text:p>
          </table:table-cell>
          <table:table-cell office:value-type="float" office:value="0.054259953043015" calcext:value-type="float">
            <text:p>0.0543</text:p>
          </table:table-cell>
          <table:table-cell office:value-type="float" office:value="0.844306451612903" calcext:value-type="float">
            <text:p>0.8443</text:p>
          </table:table-cell>
          <table:table-cell office:value-type="float" office:value="0.0702287988559108" calcext:value-type="float">
            <text:p>0.0702</text:p>
          </table:table-cell>
          <table:table-cell office:value-type="float" office:value="0.845451612903226" calcext:value-type="float">
            <text:p>0.8455</text:p>
          </table:table-cell>
          <table:table-cell office:value-type="float" office:value="0.0626391747109858" calcext:value-type="float">
            <text:p>0.0626</text:p>
          </table:table-cell>
          <table:table-cell office:value-type="float" office:value="0.842129032258065" calcext:value-type="float">
            <text:p>0.8421</text:p>
          </table:table-cell>
          <table:table-cell office:value-type="float" office:value="0.0654648777845679" calcext:value-type="float">
            <text:p>0.065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24338709677419" calcext:value-type="float">
            <text:p>0.824338709677419</text:p>
          </table:table-cell>
          <table:table-cell office:value-type="float" office:value="0.067765475962284" calcext:value-type="float">
            <text:p>0.067765475962284</text:p>
          </table:table-cell>
          <table:table-cell office:value-type="float" office:value="0.831177419354839" calcext:value-type="float">
            <text:p>0.831177419354839</text:p>
          </table:table-cell>
          <table:table-cell office:value-type="float" office:value="0.0549382590231026" calcext:value-type="float">
            <text:p>0.0549382590231026</text:p>
          </table:table-cell>
          <table:table-cell office:value-type="float" office:value="0.839564516129032" calcext:value-type="float">
            <text:p>0.839564516129032</text:p>
          </table:table-cell>
          <table:table-cell office:value-type="float" office:value="0.0627074591417201" calcext:value-type="float">
            <text:p>0.0627074591417201</text:p>
          </table:table-cell>
          <table:table-cell office:value-type="float" office:value="0.839741935483871" calcext:value-type="float">
            <text:p>0.839741935483871</text:p>
          </table:table-cell>
          <table:table-cell office:value-type="float" office:value="0.061542058549139" calcext:value-type="float">
            <text:p>0.061542058549139</text:p>
          </table:table-cell>
          <table:table-cell office:value-type="float" office:value="0.836048387096774" calcext:value-type="float">
            <text:p>0.836048387096774</text:p>
          </table:table-cell>
          <table:table-cell office:value-type="float" office:value="0.0630326970763459" calcext:value-type="float">
            <text:p>0.0630326970763459</text:p>
          </table:table-cell>
          <table:table-cell office:value-type="float" office:value="0.838693548387097" calcext:value-type="float">
            <text:p>0.838693548387097</text:p>
          </table:table-cell>
          <table:table-cell office:value-type="float" office:value="0.0712918015932303" calcext:value-type="float">
            <text:p>0.0712918015932303</text:p>
          </table:table-cell>
          <table:table-cell office:value-type="float" office:value="0.83508064516129" calcext:value-type="float">
            <text:p>0.83508064516129</text:p>
          </table:table-cell>
          <table:table-cell office:value-type="float" office:value="0.055896484646472" calcext:value-type="float">
            <text:p>0.0559</text:p>
          </table:table-cell>
          <table:table-cell office:value-type="float" office:value="0.829548387096774" calcext:value-type="float">
            <text:p>0.8295</text:p>
          </table:table-cell>
          <table:table-cell office:value-type="float" office:value="0.0482350526568113" calcext:value-type="float">
            <text:p>0.0482</text:p>
          </table:table-cell>
          <table:table-cell office:value-type="float" office:value="0.833258064516129" calcext:value-type="float">
            <text:p>0.8333</text:p>
          </table:table-cell>
          <table:table-cell office:value-type="float" office:value="0.0515978280734925" calcext:value-type="float">
            <text:p>0.0516</text:p>
          </table:table-cell>
          <table:table-cell office:value-type="float" office:value="0.838483870967742" calcext:value-type="float">
            <text:p>0.8385</text:p>
          </table:table-cell>
          <table:table-cell office:value-type="float" office:value="0.0645724254176423" calcext:value-type="float">
            <text:p>0.0646</text:p>
          </table:table-cell>
          <table:table-cell office:value-type="float" office:value="0.837645161290323" calcext:value-type="float">
            <text:p>0.8376</text:p>
          </table:table-cell>
          <table:table-cell office:value-type="float" office:value="0.0538601974631025" calcext:value-type="float">
            <text:p>0.0539</text:p>
          </table:table-cell>
          <table:table-cell office:value-type="float" office:value="0.834193548387097" calcext:value-type="float">
            <text:p>0.8342</text:p>
          </table:table-cell>
          <table:table-cell office:value-type="float" office:value="0.066391081463915" calcext:value-type="float">
            <text:p>0.0664</text:p>
          </table:table-cell>
          <table:table-cell office:value-type="float" office:value="0.829741935483871" calcext:value-type="float">
            <text:p>0.8297</text:p>
          </table:table-cell>
          <table:table-cell office:value-type="float" office:value="0.0552971573185642" calcext:value-type="float">
            <text:p>0.0553</text:p>
          </table:table-cell>
          <table:table-cell office:value-type="float" office:value="0.841322580645161" calcext:value-type="float">
            <text:p>0.8413</text:p>
          </table:table-cell>
          <table:table-cell office:value-type="float" office:value="0.0679236323485464" calcext:value-type="float">
            <text:p>0.0679</text:p>
          </table:table-cell>
          <table:table-cell office:value-type="float" office:value="0.832064516129032" calcext:value-type="float">
            <text:p>0.8321</text:p>
          </table:table-cell>
          <table:table-cell office:value-type="float" office:value="0.0606271219464593" calcext:value-type="float">
            <text:p>0.0606</text:p>
          </table:table-cell>
          <table:table-cell office:value-type="float" office:value="0.836370967741935" calcext:value-type="float">
            <text:p>0.8364</text:p>
          </table:table-cell>
          <table:table-cell office:value-type="float" office:value="0.0656685310936711" calcext:value-type="float">
            <text:p>0.065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2341935483871" calcext:value-type="float">
            <text:p>0.82341935483871</text:p>
          </table:table-cell>
          <table:table-cell office:value-type="float" office:value="0.0585417881064453" calcext:value-type="float">
            <text:p>0.0585417881064453</text:p>
          </table:table-cell>
          <table:table-cell office:value-type="float" office:value="0.827661290322581" calcext:value-type="float">
            <text:p>0.827661290322581</text:p>
          </table:table-cell>
          <table:table-cell office:value-type="float" office:value="0.0653334819561648" calcext:value-type="float">
            <text:p>0.0653334819561648</text:p>
          </table:table-cell>
          <table:table-cell office:value-type="float" office:value="0.829661290322581" calcext:value-type="float">
            <text:p>0.829661290322581</text:p>
          </table:table-cell>
          <table:table-cell office:value-type="float" office:value="0.0595618251754488" calcext:value-type="float">
            <text:p>0.0595618251754488</text:p>
          </table:table-cell>
          <table:table-cell office:value-type="float" office:value="0.832370967741935" calcext:value-type="float">
            <text:p>0.832370967741935</text:p>
          </table:table-cell>
          <table:table-cell office:value-type="float" office:value="0.0739958596727817" calcext:value-type="float">
            <text:p>0.0739958596727817</text:p>
          </table:table-cell>
          <table:table-cell office:value-type="float" office:value="0.82891935483871" calcext:value-type="float">
            <text:p>0.82891935483871</text:p>
          </table:table-cell>
          <table:table-cell office:value-type="float" office:value="0.0581227364691262" calcext:value-type="float">
            <text:p>0.058122736469126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752967862552894" calcext:value-type="float">
            <text:p>0.0752967862552894</text:p>
          </table:table-cell>
          <table:table-cell office:value-type="float" office:value="0.826838709677419" calcext:value-type="float">
            <text:p>0.826838709677419</text:p>
          </table:table-cell>
          <table:table-cell office:value-type="float" office:value="0.0687529914455658" calcext:value-type="float">
            <text:p>0.0688</text:p>
          </table:table-cell>
          <table:table-cell office:value-type="float" office:value="0.840338709677419" calcext:value-type="float">
            <text:p>0.8403</text:p>
          </table:table-cell>
          <table:table-cell office:value-type="float" office:value="0.0701047907267104" calcext:value-type="float">
            <text:p>0.0701</text:p>
          </table:table-cell>
          <table:table-cell office:value-type="float" office:value="0.833322580645161" calcext:value-type="float">
            <text:p>0.8333</text:p>
          </table:table-cell>
          <table:table-cell office:value-type="float" office:value="0.0640339261048414" calcext:value-type="float">
            <text:p>0.0640</text:p>
          </table:table-cell>
          <table:table-cell office:value-type="float" office:value="0.835822580645161" calcext:value-type="float">
            <text:p>0.8358</text:p>
          </table:table-cell>
          <table:table-cell office:value-type="float" office:value="0.0601196046654077" calcext:value-type="float">
            <text:p>0.0601</text:p>
          </table:table-cell>
          <table:table-cell office:value-type="float" office:value="0.830725806451613" calcext:value-type="float">
            <text:p>0.8307</text:p>
          </table:table-cell>
          <table:table-cell office:value-type="float" office:value="0.0662949892678392" calcext:value-type="float">
            <text:p>0.0663</text:p>
          </table:table-cell>
          <table:table-cell office:value-type="float" office:value="0.834758064516129" calcext:value-type="float">
            <text:p>0.8348</text:p>
          </table:table-cell>
          <table:table-cell office:value-type="float" office:value="0.0716111714573101" calcext:value-type="float">
            <text:p>0.0716</text:p>
          </table:table-cell>
          <table:table-cell office:value-type="float" office:value="0.829532258064516" calcext:value-type="float">
            <text:p>0.8295</text:p>
          </table:table-cell>
          <table:table-cell office:value-type="float" office:value="0.0708790051629658" calcext:value-type="float">
            <text:p>0.0709</text:p>
          </table:table-cell>
          <table:table-cell office:value-type="float" office:value="0.830806451612903" calcext:value-type="float">
            <text:p>0.8308</text:p>
          </table:table-cell>
          <table:table-cell office:value-type="float" office:value="0.0573874073514669" calcext:value-type="float">
            <text:p>0.0574</text:p>
          </table:table-cell>
          <table:table-cell office:value-type="float" office:value="0.830612903225807" calcext:value-type="float">
            <text:p>0.8306</text:p>
          </table:table-cell>
          <table:table-cell office:value-type="float" office:value="0.0621771305874352" calcext:value-type="float">
            <text:p>0.0622</text:p>
          </table:table-cell>
          <table:table-cell office:value-type="float" office:value="0.838548387096774" calcext:value-type="float">
            <text:p>0.8385</text:p>
          </table:table-cell>
          <table:table-cell office:value-type="float" office:value="0.0814740046534448" calcext:value-type="float">
            <text:p>0.081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23016129032258" calcext:value-type="float">
            <text:p>0.823016129032258</text:p>
          </table:table-cell>
          <table:table-cell office:value-type="float" office:value="0.0520744142868853" calcext:value-type="float">
            <text:p>0.0520744142868853</text:p>
          </table:table-cell>
          <table:table-cell office:value-type="float" office:value="0.832612903225806" calcext:value-type="float">
            <text:p>0.832612903225806</text:p>
          </table:table-cell>
          <table:table-cell office:value-type="float" office:value="0.0683395985942601" calcext:value-type="float">
            <text:p>0.0683395985942601</text:p>
          </table:table-cell>
          <table:table-cell office:value-type="float" office:value="0.815032258064516" calcext:value-type="float">
            <text:p>0.815032258064516</text:p>
          </table:table-cell>
          <table:table-cell office:value-type="float" office:value="0.0634866756513576" calcext:value-type="float">
            <text:p>0.0634866756513576</text:p>
          </table:table-cell>
          <table:table-cell office:value-type="float" office:value="0.820451612903226" calcext:value-type="float">
            <text:p>0.820451612903226</text:p>
          </table:table-cell>
          <table:table-cell office:value-type="float" office:value="0.0543046660581008" calcext:value-type="float">
            <text:p>0.0543046660581008</text:p>
          </table:table-cell>
          <table:table-cell office:value-type="float" office:value="0.818032258064516" calcext:value-type="float">
            <text:p>0.818032258064516</text:p>
          </table:table-cell>
          <table:table-cell office:value-type="float" office:value="0.0580016232504903" calcext:value-type="float">
            <text:p>0.0580016232504903</text:p>
          </table:table-cell>
          <table:table-cell office:value-type="float" office:value="0.829483870967742" calcext:value-type="float">
            <text:p>0.829483870967742</text:p>
          </table:table-cell>
          <table:table-cell office:value-type="float" office:value="0.0602857184537671" calcext:value-type="float">
            <text:p>0.0602857184537671</text:p>
          </table:table-cell>
          <table:table-cell office:value-type="float" office:value="0.838532258064516" calcext:value-type="float">
            <text:p>0.838532258064516</text:p>
          </table:table-cell>
          <table:table-cell office:value-type="float" office:value="0.0596955962424548" calcext:value-type="float">
            <text:p>0.0597</text:p>
          </table:table-cell>
          <table:table-cell office:value-type="float" office:value="0.824887096774194" calcext:value-type="float">
            <text:p>0.8249</text:p>
          </table:table-cell>
          <table:table-cell office:value-type="float" office:value="0.0548304569382015" calcext:value-type="float">
            <text:p>0.0548</text:p>
          </table:table-cell>
          <table:table-cell office:value-type="float" office:value="0.827951612903226" calcext:value-type="float">
            <text:p>0.8280</text:p>
          </table:table-cell>
          <table:table-cell office:value-type="float" office:value="0.0553706337155689" calcext:value-type="float">
            <text:p>0.0554</text:p>
          </table:table-cell>
          <table:table-cell office:value-type="float" office:value="0.829806451612903" calcext:value-type="float">
            <text:p>0.8298</text:p>
          </table:table-cell>
          <table:table-cell office:value-type="float" office:value="0.0614280778909693" calcext:value-type="float">
            <text:p>0.0614</text:p>
          </table:table-cell>
          <table:table-cell office:value-type="float" office:value="0.827532258064516" calcext:value-type="float">
            <text:p>0.8275</text:p>
          </table:table-cell>
          <table:table-cell office:value-type="float" office:value="0.0587461624159116" calcext:value-type="float">
            <text:p>0.0587</text:p>
          </table:table-cell>
          <table:table-cell office:value-type="float" office:value="0.825790322580645" calcext:value-type="float">
            <text:p>0.8258</text:p>
          </table:table-cell>
          <table:table-cell office:value-type="float" office:value="0.0643512762266234" calcext:value-type="float">
            <text:p>0.0644</text:p>
          </table:table-cell>
          <table:table-cell office:value-type="float" office:value="0.828129032258065" calcext:value-type="float">
            <text:p>0.8281</text:p>
          </table:table-cell>
          <table:table-cell office:value-type="float" office:value="0.0591658192919985" calcext:value-type="float">
            <text:p>0.0592</text:p>
          </table:table-cell>
          <table:table-cell office:value-type="float" office:value="0.836967741935484" calcext:value-type="float">
            <text:p>0.8370</text:p>
          </table:table-cell>
          <table:table-cell office:value-type="float" office:value="0.0610180348836158" calcext:value-type="float">
            <text:p>0.0610</text:p>
          </table:table-cell>
          <table:table-cell office:value-type="float" office:value="0.826838709677419" calcext:value-type="float">
            <text:p>0.8268</text:p>
          </table:table-cell>
          <table:table-cell office:value-type="float" office:value="0.0584171451614485" calcext:value-type="float">
            <text:p>0.0584</text:p>
          </table:table-cell>
          <table:table-cell office:value-type="float" office:value="0.82558064516129" calcext:value-type="float">
            <text:p>0.8256</text:p>
          </table:table-cell>
          <table:table-cell office:value-type="float" office:value="0.0525135669819871" calcext:value-type="float">
            <text:p>0.052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16903225806452" calcext:value-type="float">
            <text:p>0.816903225806452</text:p>
          </table:table-cell>
          <table:table-cell office:value-type="float" office:value="0.0434713846031857" calcext:value-type="float">
            <text:p>0.0434713846031857</text:p>
          </table:table-cell>
          <table:table-cell office:value-type="float" office:value="0.833306451612903" calcext:value-type="float">
            <text:p>0.833306451612903</text:p>
          </table:table-cell>
          <table:table-cell office:value-type="float" office:value="0.072335442249578" calcext:value-type="float">
            <text:p>0.072335442249578</text:p>
          </table:table-cell>
          <table:table-cell office:value-type="float" office:value="0.828903225806452" calcext:value-type="float">
            <text:p>0.828903225806452</text:p>
          </table:table-cell>
          <table:table-cell office:value-type="float" office:value="0.0539574720502392" calcext:value-type="float">
            <text:p>0.0539574720502392</text:p>
          </table:table-cell>
          <table:table-cell office:value-type="float" office:value="0.827548387096774" calcext:value-type="float">
            <text:p>0.827548387096774</text:p>
          </table:table-cell>
          <table:table-cell office:value-type="float" office:value="0.0665004237917831" calcext:value-type="float">
            <text:p>0.0665004237917831</text:p>
          </table:table-cell>
          <table:table-cell office:value-type="float" office:value="0.829306451612903" calcext:value-type="float">
            <text:p>0.829306451612903</text:p>
          </table:table-cell>
          <table:table-cell office:value-type="float" office:value="0.0542905368173276" calcext:value-type="float">
            <text:p>0.0542905368173276</text:p>
          </table:table-cell>
          <table:table-cell office:value-type="float" office:value="0.839241935483871" calcext:value-type="float">
            <text:p>0.839241935483871</text:p>
          </table:table-cell>
          <table:table-cell office:value-type="float" office:value="0.0536864874711395" calcext:value-type="float">
            <text:p>0.0536864874711395</text:p>
          </table:table-cell>
          <table:table-cell office:value-type="float" office:value="0.824451612903226" calcext:value-type="float">
            <text:p>0.824451612903226</text:p>
          </table:table-cell>
          <table:table-cell office:value-type="float" office:value="0.0509287924912504" calcext:value-type="float">
            <text:p>0.0509</text:p>
          </table:table-cell>
          <table:table-cell office:value-type="float" office:value="0.824806451612903" calcext:value-type="float">
            <text:p>0.8248</text:p>
          </table:table-cell>
          <table:table-cell office:value-type="float" office:value="0.0594302651835388" calcext:value-type="float">
            <text:p>0.0594</text:p>
          </table:table-cell>
          <table:table-cell office:value-type="float" office:value="0.821435483870968" calcext:value-type="float">
            <text:p>0.8214</text:p>
          </table:table-cell>
          <table:table-cell office:value-type="float" office:value="0.0637806627770447" calcext:value-type="float">
            <text:p>0.0638</text:p>
          </table:table-cell>
          <table:table-cell office:value-type="float" office:value="0.842096774193548" calcext:value-type="float">
            <text:p>0.8421</text:p>
          </table:table-cell>
          <table:table-cell office:value-type="float" office:value="0.0640499734034124" calcext:value-type="float">
            <text:p>0.0640</text:p>
          </table:table-cell>
          <table:table-cell office:value-type="float" office:value="0.821096774193548" calcext:value-type="float">
            <text:p>0.8211</text:p>
          </table:table-cell>
          <table:table-cell office:value-type="float" office:value="0.0545807667559434" calcext:value-type="float">
            <text:p>0.0546</text:p>
          </table:table-cell>
          <table:table-cell office:value-type="float" office:value="0.832677419354839" calcext:value-type="float">
            <text:p>0.8327</text:p>
          </table:table-cell>
          <table:table-cell office:value-type="float" office:value="0.0608544552658147" calcext:value-type="float">
            <text:p>0.0609</text:p>
          </table:table-cell>
          <table:table-cell office:value-type="float" office:value="0.831612903225806" calcext:value-type="float">
            <text:p>0.8316</text:p>
          </table:table-cell>
          <table:table-cell office:value-type="float" office:value="0.0706588572433724" calcext:value-type="float">
            <text:p>0.0707</text:p>
          </table:table-cell>
          <table:table-cell office:value-type="float" office:value="0.838564516129032" calcext:value-type="float">
            <text:p>0.8386</text:p>
          </table:table-cell>
          <table:table-cell office:value-type="float" office:value="0.0545807546844297" calcext:value-type="float">
            <text:p>0.0546</text:p>
          </table:table-cell>
          <table:table-cell office:value-type="float" office:value="0.823758064516129" calcext:value-type="float">
            <text:p>0.8238</text:p>
          </table:table-cell>
          <table:table-cell office:value-type="float" office:value="0.0616172548402661" calcext:value-type="float">
            <text:p>0.0616</text:p>
          </table:table-cell>
          <table:table-cell office:value-type="float" office:value="0.827887096774194" calcext:value-type="float">
            <text:p>0.8279</text:p>
          </table:table-cell>
          <table:table-cell office:value-type="float" office:value="0.0670300188283686" calcext:value-type="float">
            <text:p>0.067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35451612903226" calcext:value-type="float">
            <text:p>0.835451612903226</text:p>
          </table:table-cell>
          <table:table-cell office:value-type="float" office:value="0.0390243029613812" calcext:value-type="float">
            <text:p>0.0390243029613812</text:p>
          </table:table-cell>
          <table:table-cell office:value-type="float" office:value="0.840822580645161" calcext:value-type="float">
            <text:p>0.840822580645161</text:p>
          </table:table-cell>
          <table:table-cell office:value-type="float" office:value="0.0571317915009967" calcext:value-type="float">
            <text:p>0.0571317915009967</text:p>
          </table:table-cell>
          <table:table-cell office:value-type="float" office:value="0.836177419354839" calcext:value-type="float">
            <text:p>0.836177419354839</text:p>
          </table:table-cell>
          <table:table-cell office:value-type="float" office:value="0.0631740393199653" calcext:value-type="float">
            <text:p>0.0631740393199653</text:p>
          </table:table-cell>
          <table:table-cell office:value-type="float" office:value="0.82841935483871" calcext:value-type="float">
            <text:p>0.82841935483871</text:p>
          </table:table-cell>
          <table:table-cell office:value-type="float" office:value="0.0599274123662591" calcext:value-type="float">
            <text:p>0.0599274123662591</text:p>
          </table:table-cell>
          <table:table-cell office:value-type="float" office:value="0.830241935483871" calcext:value-type="float">
            <text:p>0.830241935483871</text:p>
          </table:table-cell>
          <table:table-cell office:value-type="float" office:value="0.059566373135601" calcext:value-type="float">
            <text:p>0.059566373135601</text:p>
          </table:table-cell>
          <table:table-cell office:value-type="float" office:value="0.832629032258065" calcext:value-type="float">
            <text:p>0.832629032258065</text:p>
          </table:table-cell>
          <table:table-cell office:value-type="float" office:value="0.0609370406523569" calcext:value-type="float">
            <text:p>0.0609370406523569</text:p>
          </table:table-cell>
          <table:table-cell office:value-type="float" office:value="0.827677419354839" calcext:value-type="float">
            <text:p>0.827677419354839</text:p>
          </table:table-cell>
          <table:table-cell office:value-type="float" office:value="0.0606146072338144" calcext:value-type="float">
            <text:p>0.0606</text:p>
          </table:table-cell>
          <table:table-cell office:value-type="float" office:value="0.836516129032258" calcext:value-type="float">
            <text:p>0.8365</text:p>
          </table:table-cell>
          <table:table-cell office:value-type="float" office:value="0.0610920990099495" calcext:value-type="float">
            <text:p>0.0611</text:p>
          </table:table-cell>
          <table:table-cell office:value-type="float" office:value="0.828048387096774" calcext:value-type="float">
            <text:p>0.8280</text:p>
          </table:table-cell>
          <table:table-cell office:value-type="float" office:value="0.064054902153137" calcext:value-type="float">
            <text:p>0.0641</text:p>
          </table:table-cell>
          <table:table-cell office:value-type="float" office:value="0.838112903225806" calcext:value-type="float">
            <text:p>0.8381</text:p>
          </table:table-cell>
          <table:table-cell office:value-type="float" office:value="0.0631542783815356" calcext:value-type="float">
            <text:p>0.0632</text:p>
          </table:table-cell>
          <table:table-cell office:value-type="float" office:value="0.828129032258065" calcext:value-type="float">
            <text:p>0.8281</text:p>
          </table:table-cell>
          <table:table-cell office:value-type="float" office:value="0.0570652010537016" calcext:value-type="float">
            <text:p>0.0571</text:p>
          </table:table-cell>
          <table:table-cell office:value-type="float" office:value="0.838241935483871" calcext:value-type="float">
            <text:p>0.8382</text:p>
          </table:table-cell>
          <table:table-cell office:value-type="float" office:value="0.0615771951352011" calcext:value-type="float">
            <text:p>0.0616</text:p>
          </table:table-cell>
          <table:table-cell office:value-type="float" office:value="0.825790322580645" calcext:value-type="float">
            <text:p>0.8258</text:p>
          </table:table-cell>
          <table:table-cell office:value-type="float" office:value="0.0594005755230168" calcext:value-type="float">
            <text:p>0.0594</text:p>
          </table:table-cell>
          <table:table-cell office:value-type="float" office:value="0.844822580645161" calcext:value-type="float">
            <text:p>0.8448</text:p>
          </table:table-cell>
          <table:table-cell office:value-type="float" office:value="0.0636854084034888" calcext:value-type="float">
            <text:p>0.0637</text:p>
          </table:table-cell>
          <table:table-cell office:value-type="float" office:value="0.827306451612903" calcext:value-type="float">
            <text:p>0.8273</text:p>
          </table:table-cell>
          <table:table-cell office:value-type="float" office:value="0.0660418021981842" calcext:value-type="float">
            <text:p>0.0660</text:p>
          </table:table-cell>
          <table:table-cell office:value-type="float" office:value="0.829241935483871" calcext:value-type="float">
            <text:p>0.8292</text:p>
          </table:table-cell>
          <table:table-cell office:value-type="float" office:value="0.062997794287825" calcext:value-type="float">
            <text:p>0.063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40741935483871" calcext:value-type="float">
            <text:p>0.840741935483871</text:p>
          </table:table-cell>
          <table:table-cell office:value-type="float" office:value="0.0529562778801969" calcext:value-type="float">
            <text:p>0.0529562778801969</text:p>
          </table:table-cell>
          <table:table-cell office:value-type="float" office:value="0.822725806451613" calcext:value-type="float">
            <text:p>0.822725806451613</text:p>
          </table:table-cell>
          <table:table-cell office:value-type="float" office:value="0.0673648565382789" calcext:value-type="float">
            <text:p>0.0673648565382789</text:p>
          </table:table-cell>
          <table:table-cell office:value-type="float" office:value="0.829177419354839" calcext:value-type="float">
            <text:p>0.829177419354839</text:p>
          </table:table-cell>
          <table:table-cell office:value-type="float" office:value="0.0570459062014454" calcext:value-type="float">
            <text:p>0.0570459062014454</text:p>
          </table:table-cell>
          <table:table-cell office:value-type="float" office:value="0.829161290322581" calcext:value-type="float">
            <text:p>0.829161290322581</text:p>
          </table:table-cell>
          <table:table-cell office:value-type="float" office:value="0.0644055905651934" calcext:value-type="float">
            <text:p>0.0644055905651934</text:p>
          </table:table-cell>
          <table:table-cell office:value-type="float" office:value="0.832758064516129" calcext:value-type="float">
            <text:p>0.832758064516129</text:p>
          </table:table-cell>
          <table:table-cell office:value-type="float" office:value="0.0652930910330693" calcext:value-type="float">
            <text:p>0.0652930910330693</text:p>
          </table:table-cell>
          <table:table-cell office:value-type="float" office:value="0.836612903225806" calcext:value-type="float">
            <text:p>0.836612903225806</text:p>
          </table:table-cell>
          <table:table-cell office:value-type="float" office:value="0.0570710009329766" calcext:value-type="float">
            <text:p>0.0570710009329766</text:p>
          </table:table-cell>
          <table:table-cell office:value-type="float" office:value="0.821693548387097" calcext:value-type="float">
            <text:p>0.821693548387097</text:p>
          </table:table-cell>
          <table:table-cell office:value-type="float" office:value="0.0597434773119891" calcext:value-type="float">
            <text:p>0.0597</text:p>
          </table:table-cell>
          <table:table-cell office:value-type="float" office:value="0.838435483870968" calcext:value-type="float">
            <text:p>0.8384</text:p>
          </table:table-cell>
          <table:table-cell office:value-type="float" office:value="0.0608814448253396" calcext:value-type="float">
            <text:p>0.0609</text:p>
          </table:table-cell>
          <table:table-cell office:value-type="float" office:value="0.83158064516129" calcext:value-type="float">
            <text:p>0.8316</text:p>
          </table:table-cell>
          <table:table-cell office:value-type="float" office:value="0.0669506013556149" calcext:value-type="float">
            <text:p>0.0670</text:p>
          </table:table-cell>
          <table:table-cell office:value-type="float" office:value="0.836951612903226" calcext:value-type="float">
            <text:p>0.8370</text:p>
          </table:table-cell>
          <table:table-cell office:value-type="float" office:value="0.0565669499429288" calcext:value-type="float">
            <text:p>0.0566</text:p>
          </table:table-cell>
          <table:table-cell office:value-type="float" office:value="0.832629032258065" calcext:value-type="float">
            <text:p>0.8326</text:p>
          </table:table-cell>
          <table:table-cell office:value-type="float" office:value="0.0614244298555905" calcext:value-type="float">
            <text:p>0.0614</text:p>
          </table:table-cell>
          <table:table-cell office:value-type="float" office:value="0.828693548387097" calcext:value-type="float">
            <text:p>0.8287</text:p>
          </table:table-cell>
          <table:table-cell office:value-type="float" office:value="0.0673042214493493" calcext:value-type="float">
            <text:p>0.0673</text:p>
          </table:table-cell>
          <table:table-cell office:value-type="float" office:value="0.824870967741935" calcext:value-type="float">
            <text:p>0.8249</text:p>
          </table:table-cell>
          <table:table-cell office:value-type="float" office:value="0.0542597447980727" calcext:value-type="float">
            <text:p>0.0543</text:p>
          </table:table-cell>
          <table:table-cell office:value-type="float" office:value="0.84041935483871" calcext:value-type="float">
            <text:p>0.8404</text:p>
          </table:table-cell>
          <table:table-cell office:value-type="float" office:value="0.0640021736398108" calcext:value-type="float">
            <text:p>0.0640</text:p>
          </table:table-cell>
          <table:table-cell office:value-type="float" office:value="0.840016129032258" calcext:value-type="float">
            <text:p>0.8400</text:p>
          </table:table-cell>
          <table:table-cell office:value-type="float" office:value="0.0554113128715056" calcext:value-type="float">
            <text:p>0.0554</text:p>
          </table:table-cell>
          <table:table-cell office:value-type="float" office:value="0.844645161290323" calcext:value-type="float">
            <text:p>0.8446</text:p>
          </table:table-cell>
          <table:table-cell office:value-type="float" office:value="0.0617809820313615" calcext:value-type="float">
            <text:p>0.061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54526230348599" calcext:value-type="float">
            <text:p>0.754526230348599</text:p>
          </table:table-cell>
          <table:table-cell office:value-type="float" office:value="0.0499830551779786" calcext:value-type="float">
            <text:p>0.0499830551779786</text:p>
          </table:table-cell>
          <table:table-cell office:value-type="float" office:value="0.755141319207109" calcext:value-type="float">
            <text:p>0.755141319207109</text:p>
          </table:table-cell>
          <table:table-cell office:value-type="float" office:value="0.0538441743516519" calcext:value-type="float">
            <text:p>0.0538441743516519</text:p>
          </table:table-cell>
          <table:table-cell office:value-type="float" office:value="0.754913961038961" calcext:value-type="float">
            <text:p>0.754913961038961</text:p>
          </table:table-cell>
          <table:table-cell office:value-type="float" office:value="0.0528713681026469" calcext:value-type="float">
            <text:p>0.0528713681026469</text:p>
          </table:table-cell>
          <table:table-cell office:value-type="float" office:value="0.759462406015038" calcext:value-type="float">
            <text:p>0.759462406015038</text:p>
          </table:table-cell>
          <table:table-cell office:value-type="float" office:value="0.0581495837946174" calcext:value-type="float">
            <text:p>0.0581495837946174</text:p>
          </table:table-cell>
          <table:table-cell office:value-type="float" office:value="0.747735731373889" calcext:value-type="float">
            <text:p>0.747735731373889</text:p>
          </table:table-cell>
          <table:table-cell office:value-type="float" office:value="0.0604115516098012" calcext:value-type="float">
            <text:p>0.0604115516098012</text:p>
          </table:table-cell>
          <table:table-cell office:value-type="float" office:value="0.749102358168148" calcext:value-type="float">
            <text:p>0.749102358168148</text:p>
          </table:table-cell>
          <table:table-cell office:value-type="float" office:value="0.0519874237271834" calcext:value-type="float">
            <text:p>0.0519874237271834</text:p>
          </table:table-cell>
          <table:table-cell office:value-type="float" office:value="0.756134313055366" calcext:value-type="float">
            <text:p>0.756134313055366</text:p>
          </table:table-cell>
          <table:table-cell office:value-type="float" office:value="0.0531801642039242" calcext:value-type="float">
            <text:p>0.0532</text:p>
          </table:table-cell>
          <table:table-cell office:value-type="float" office:value="0.758596120984279" calcext:value-type="float">
            <text:p>0.7586</text:p>
          </table:table-cell>
          <table:table-cell office:value-type="float" office:value="0.0489784129761286" calcext:value-type="float">
            <text:p>0.0490</text:p>
          </table:table-cell>
          <table:table-cell office:value-type="float" office:value="0.759334244702666" calcext:value-type="float">
            <text:p>0.7593</text:p>
          </table:table-cell>
          <table:table-cell office:value-type="float" office:value="0.0555394738403834" calcext:value-type="float">
            <text:p>0.0555</text:p>
          </table:table-cell>
          <table:table-cell office:value-type="float" office:value="0.759580399863295" calcext:value-type="float">
            <text:p>0.7596</text:p>
          </table:table-cell>
          <table:table-cell office:value-type="float" office:value="0.0549070546933181" calcext:value-type="float">
            <text:p>0.0549</text:p>
          </table:table-cell>
          <table:table-cell office:value-type="float" office:value="0.757413277511962" calcext:value-type="float">
            <text:p>0.7574</text:p>
          </table:table-cell>
          <table:table-cell office:value-type="float" office:value="0.0594045027838571" calcext:value-type="float">
            <text:p>0.0594</text:p>
          </table:table-cell>
          <table:table-cell office:value-type="float" office:value="0.754981459330144" calcext:value-type="float">
            <text:p>0.7550</text:p>
          </table:table-cell>
          <table:table-cell office:value-type="float" office:value="0.0557521534719856" calcext:value-type="float">
            <text:p>0.0558</text:p>
          </table:table-cell>
          <table:table-cell office:value-type="float" office:value="0.757139354066986" calcext:value-type="float">
            <text:p>0.7571</text:p>
          </table:table-cell>
          <table:table-cell office:value-type="float" office:value="0.0497275786754995" calcext:value-type="float">
            <text:p>0.0497</text:p>
          </table:table-cell>
          <table:table-cell office:value-type="float" office:value="0.757055194805195" calcext:value-type="float">
            <text:p>0.7571</text:p>
          </table:table-cell>
          <table:table-cell office:value-type="float" office:value="0.0537967297437959" calcext:value-type="float">
            <text:p>0.0538</text:p>
          </table:table-cell>
          <table:table-cell office:value-type="float" office:value="0.750448308270677" calcext:value-type="float">
            <text:p>0.7504</text:p>
          </table:table-cell>
          <table:table-cell office:value-type="float" office:value="0.056314983400016" calcext:value-type="float">
            <text:p>0.0563</text:p>
          </table:table-cell>
          <table:table-cell office:value-type="float" office:value="0.753556989063568" calcext:value-type="float">
            <text:p>0.7536</text:p>
          </table:table-cell>
          <table:table-cell office:value-type="float" office:value="0.0539107190557668" calcext:value-type="float">
            <text:p>0.0539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55489832535885" calcext:value-type="float">
            <text:p>0.755489832535885</text:p>
          </table:table-cell>
          <table:table-cell office:value-type="float" office:value="0.0582617851224634" calcext:value-type="float">
            <text:p>0.0582617851224634</text:p>
          </table:table-cell>
          <table:table-cell office:value-type="float" office:value="0.735464371155161" calcext:value-type="float">
            <text:p>0.735464371155161</text:p>
          </table:table-cell>
          <table:table-cell office:value-type="float" office:value="0.0580502052871787" calcext:value-type="float">
            <text:p>0.0580502052871787</text:p>
          </table:table-cell>
          <table:table-cell office:value-type="float" office:value="0.75533988380041" calcext:value-type="float">
            <text:p>0.75533988380041</text:p>
          </table:table-cell>
          <table:table-cell office:value-type="float" office:value="0.0524128805115838" calcext:value-type="float">
            <text:p>0.0524128805115838</text:p>
          </table:table-cell>
          <table:table-cell office:value-type="float" office:value="0.758847317156528" calcext:value-type="float">
            <text:p>0.758847317156528</text:p>
          </table:table-cell>
          <table:table-cell office:value-type="float" office:value="0.0604742710865908" calcext:value-type="float">
            <text:p>0.0604742710865908</text:p>
          </table:table-cell>
          <table:table-cell office:value-type="float" office:value="0.759287593984962" calcext:value-type="float">
            <text:p>0.759287593984962</text:p>
          </table:table-cell>
          <table:table-cell office:value-type="float" office:value="0.0548217791813771" calcext:value-type="float">
            <text:p>0.0548217791813771</text:p>
          </table:table-cell>
          <table:table-cell office:value-type="float" office:value="0.752764268626111" calcext:value-type="float">
            <text:p>0.752764268626111</text:p>
          </table:table-cell>
          <table:table-cell office:value-type="float" office:value="0.0568320868526256" calcext:value-type="float">
            <text:p>0.0568320868526256</text:p>
          </table:table-cell>
          <table:table-cell office:value-type="float" office:value="0.757063653451811" calcext:value-type="float">
            <text:p>0.757063653451811</text:p>
          </table:table-cell>
          <table:table-cell office:value-type="float" office:value="0.0530637058942165" calcext:value-type="float">
            <text:p>0.0531</text:p>
          </table:table-cell>
          <table:table-cell office:value-type="float" office:value="0.751336551606288" calcext:value-type="float">
            <text:p>0.7513</text:p>
          </table:table-cell>
          <table:table-cell office:value-type="float" office:value="0.0578242999949638" calcext:value-type="float">
            <text:p>0.0578</text:p>
          </table:table-cell>
          <table:table-cell office:value-type="float" office:value="0.766131493506494" calcext:value-type="float">
            <text:p>0.7661</text:p>
          </table:table-cell>
          <table:table-cell office:value-type="float" office:value="0.0614570507118402" calcext:value-type="float">
            <text:p>0.0615</text:p>
          </table:table-cell>
          <table:table-cell office:value-type="float" office:value="0.751630639097744" calcext:value-type="float">
            <text:p>0.7516</text:p>
          </table:table-cell>
          <table:table-cell office:value-type="float" office:value="0.0611428978456968" calcext:value-type="float">
            <text:p>0.0611</text:p>
          </table:table-cell>
          <table:table-cell office:value-type="float" office:value="0.758162081339713" calcext:value-type="float">
            <text:p>0.7582</text:p>
          </table:table-cell>
          <table:table-cell office:value-type="float" office:value="0.057026770613445" calcext:value-type="float">
            <text:p>0.0570</text:p>
          </table:table-cell>
          <table:table-cell office:value-type="float" office:value="0.755623718386876" calcext:value-type="float">
            <text:p>0.7556</text:p>
          </table:table-cell>
          <table:table-cell office:value-type="float" office:value="0.05716460493105" calcext:value-type="float">
            <text:p>0.0572</text:p>
          </table:table-cell>
          <table:table-cell office:value-type="float" office:value="0.756337235133288" calcext:value-type="float">
            <text:p>0.7563</text:p>
          </table:table-cell>
          <table:table-cell office:value-type="float" office:value="0.0588477210145103" calcext:value-type="float">
            <text:p>0.0588</text:p>
          </table:table-cell>
          <table:table-cell office:value-type="float" office:value="0.754662593984962" calcext:value-type="float">
            <text:p>0.7547</text:p>
          </table:table-cell>
          <table:table-cell office:value-type="float" office:value="0.0554804866934472" calcext:value-type="float">
            <text:p>0.0555</text:p>
          </table:table-cell>
          <table:table-cell office:value-type="float" office:value="0.763229494190021" calcext:value-type="float">
            <text:p>0.7632</text:p>
          </table:table-cell>
          <table:table-cell office:value-type="float" office:value="0.056103249231107" calcext:value-type="float">
            <text:p>0.0561</text:p>
          </table:table-cell>
          <table:table-cell office:value-type="float" office:value="0.763047676008202" calcext:value-type="float">
            <text:p>0.7630</text:p>
          </table:table-cell>
          <table:table-cell office:value-type="float" office:value="0.0623355697492949" calcext:value-type="float">
            <text:p>0.0623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64035799726589" calcext:value-type="float">
            <text:p>0.764035799726589</text:p>
          </table:table-cell>
          <table:table-cell office:value-type="float" office:value="0.0621147008845625" calcext:value-type="float">
            <text:p>0.0621147008845625</text:p>
          </table:table-cell>
          <table:table-cell office:value-type="float" office:value="0.732271103896104" calcext:value-type="float">
            <text:p>0.732271103896104</text:p>
          </table:table-cell>
          <table:table-cell office:value-type="float" office:value="0.0553900295676459" calcext:value-type="float">
            <text:p>0.0553900295676459</text:p>
          </table:table-cell>
          <table:table-cell office:value-type="float" office:value="0.760097060833903" calcext:value-type="float">
            <text:p>0.760097060833903</text:p>
          </table:table-cell>
          <table:table-cell office:value-type="float" office:value="0.0545096637123565" calcext:value-type="float">
            <text:p>0.0545096637123565</text:p>
          </table:table-cell>
          <table:table-cell office:value-type="float" office:value="0.754486329460014" calcext:value-type="float">
            <text:p>0.754486329460014</text:p>
          </table:table-cell>
          <table:table-cell office:value-type="float" office:value="0.0629475707376119" calcext:value-type="float">
            <text:p>0.0629475707376119</text:p>
          </table:table-cell>
          <table:table-cell office:value-type="float" office:value="0.765873462064252" calcext:value-type="float">
            <text:p>0.765873462064252</text:p>
          </table:table-cell>
          <table:table-cell office:value-type="float" office:value="0.0613678686131149" calcext:value-type="float">
            <text:p>0.0613678686131149</text:p>
          </table:table-cell>
          <table:table-cell office:value-type="float" office:value="0.747426862611073" calcext:value-type="float">
            <text:p>0.747426862611073</text:p>
          </table:table-cell>
          <table:table-cell office:value-type="float" office:value="0.0617830042423365" calcext:value-type="float">
            <text:p>0.0617830042423365</text:p>
          </table:table-cell>
          <table:table-cell office:value-type="float" office:value="0.756969497607656" calcext:value-type="float">
            <text:p>0.756969497607656</text:p>
          </table:table-cell>
          <table:table-cell office:value-type="float" office:value="0.0524912074485295" calcext:value-type="float">
            <text:p>0.0525</text:p>
          </table:table-cell>
          <table:table-cell office:value-type="float" office:value="0.759139012303486" calcext:value-type="float">
            <text:p>0.7591</text:p>
          </table:table-cell>
          <table:table-cell office:value-type="float" office:value="0.0610727049531816" calcext:value-type="float">
            <text:p>0.0611</text:p>
          </table:table-cell>
          <table:table-cell office:value-type="float" office:value="0.76662047163363" calcext:value-type="float">
            <text:p>0.7666</text:p>
          </table:table-cell>
          <table:table-cell office:value-type="float" office:value="0.0603011025486524" calcext:value-type="float">
            <text:p>0.0603</text:p>
          </table:table-cell>
          <table:table-cell office:value-type="float" office:value="0.756153366370472" calcext:value-type="float">
            <text:p>0.7562</text:p>
          </table:table-cell>
          <table:table-cell office:value-type="float" office:value="0.0607906872591153" calcext:value-type="float">
            <text:p>0.0608</text:p>
          </table:table-cell>
          <table:table-cell office:value-type="float" office:value="0.765991114149009" calcext:value-type="float">
            <text:p>0.7660</text:p>
          </table:table-cell>
          <table:table-cell office:value-type="float" office:value="0.0603265481381634" calcext:value-type="float">
            <text:p>0.0603</text:p>
          </table:table-cell>
          <table:table-cell office:value-type="float" office:value="0.755417036910458" calcext:value-type="float">
            <text:p>0.7554</text:p>
          </table:table-cell>
          <table:table-cell office:value-type="float" office:value="0.0559066992564038" calcext:value-type="float">
            <text:p>0.0559</text:p>
          </table:table-cell>
          <table:table-cell office:value-type="float" office:value="0.762422505126453" calcext:value-type="float">
            <text:p>0.7624</text:p>
          </table:table-cell>
          <table:table-cell office:value-type="float" office:value="0.056789947719558" calcext:value-type="float">
            <text:p>0.0568</text:p>
          </table:table-cell>
          <table:table-cell office:value-type="float" office:value="0.75367489747095" calcext:value-type="float">
            <text:p>0.7537</text:p>
          </table:table-cell>
          <table:table-cell office:value-type="float" office:value="0.0562799425538623" calcext:value-type="float">
            <text:p>0.0563</text:p>
          </table:table-cell>
          <table:table-cell office:value-type="float" office:value="0.760411141490089" calcext:value-type="float">
            <text:p>0.7604</text:p>
          </table:table-cell>
          <table:table-cell office:value-type="float" office:value="0.0562914043050467" calcext:value-type="float">
            <text:p>0.0563</text:p>
          </table:table-cell>
          <table:table-cell office:value-type="float" office:value="0.752217617908407" calcext:value-type="float">
            <text:p>0.7522</text:p>
          </table:table-cell>
          <table:table-cell office:value-type="float" office:value="0.0630752116146571" calcext:value-type="float">
            <text:p>0.063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40968984962406" calcext:value-type="float">
            <text:p>0.740968984962406</text:p>
          </table:table-cell>
          <table:table-cell office:value-type="float" office:value="0.0431436097261022" calcext:value-type="float">
            <text:p>0.0431436097261022</text:p>
          </table:table-cell>
          <table:table-cell office:value-type="float" office:value="0.728791866028708" calcext:value-type="float">
            <text:p>0.728791866028708</text:p>
          </table:table-cell>
          <table:table-cell office:value-type="float" office:value="0.0524914312223122" calcext:value-type="float">
            <text:p>0.0524914312223122</text:p>
          </table:table-cell>
          <table:table-cell office:value-type="float" office:value="0.752390379357485" calcext:value-type="float">
            <text:p>0.752390379357485</text:p>
          </table:table-cell>
          <table:table-cell office:value-type="float" office:value="0.0515508881055102" calcext:value-type="float">
            <text:p>0.0515508881055102</text:p>
          </table:table-cell>
          <table:table-cell office:value-type="float" office:value="0.745846377306904" calcext:value-type="float">
            <text:p>0.745846377306904</text:p>
          </table:table-cell>
          <table:table-cell office:value-type="float" office:value="0.0459834041448416" calcext:value-type="float">
            <text:p>0.0459834041448416</text:p>
          </table:table-cell>
          <table:table-cell office:value-type="float" office:value="0.753061517429938" calcext:value-type="float">
            <text:p>0.753061517429938</text:p>
          </table:table-cell>
          <table:table-cell office:value-type="float" office:value="0.0451157080620546" calcext:value-type="float">
            <text:p>0.0451157080620546</text:p>
          </table:table-cell>
          <table:table-cell office:value-type="float" office:value="0.751639097744361" calcext:value-type="float">
            <text:p>0.751639097744361</text:p>
          </table:table-cell>
          <table:table-cell office:value-type="float" office:value="0.0484659018775809" calcext:value-type="float">
            <text:p>0.0484659018775809</text:p>
          </table:table-cell>
          <table:table-cell office:value-type="float" office:value="0.74856015037594" calcext:value-type="float">
            <text:p>0.74856015037594</text:p>
          </table:table-cell>
          <table:table-cell office:value-type="float" office:value="0.0420316363179313" calcext:value-type="float">
            <text:p>0.0420</text:p>
          </table:table-cell>
          <table:table-cell office:value-type="float" office:value="0.752354237867396" calcext:value-type="float">
            <text:p>0.7524</text:p>
          </table:table-cell>
          <table:table-cell office:value-type="float" office:value="0.0550312206606157" calcext:value-type="float">
            <text:p>0.0550</text:p>
          </table:table-cell>
          <table:table-cell office:value-type="float" office:value="0.759196343130554" calcext:value-type="float">
            <text:p>0.7592</text:p>
          </table:table-cell>
          <table:table-cell office:value-type="float" office:value="0.0538513031813279" calcext:value-type="float">
            <text:p>0.0539</text:p>
          </table:table-cell>
          <table:table-cell office:value-type="float" office:value="0.755403537252221" calcext:value-type="float">
            <text:p>0.7554</text:p>
          </table:table-cell>
          <table:table-cell office:value-type="float" office:value="0.0477415988170347" calcext:value-type="float">
            <text:p>0.0477</text:p>
          </table:table-cell>
          <table:table-cell office:value-type="float" office:value="0.750561944634313" calcext:value-type="float">
            <text:p>0.7506</text:p>
          </table:table-cell>
          <table:table-cell office:value-type="float" office:value="0.0492725032405352" calcext:value-type="float">
            <text:p>0.0493</text:p>
          </table:table-cell>
          <table:table-cell office:value-type="float" office:value="0.750867224880383" calcext:value-type="float">
            <text:p>0.7509</text:p>
          </table:table-cell>
          <table:table-cell office:value-type="float" office:value="0.0502647669567161" calcext:value-type="float">
            <text:p>0.0503</text:p>
          </table:table-cell>
          <table:table-cell office:value-type="float" office:value="0.759799812030075" calcext:value-type="float">
            <text:p>0.7598</text:p>
          </table:table-cell>
          <table:table-cell office:value-type="float" office:value="0.0459413145686571" calcext:value-type="float">
            <text:p>0.0459</text:p>
          </table:table-cell>
          <table:table-cell office:value-type="float" office:value="0.759701555023923" calcext:value-type="float">
            <text:p>0.7597</text:p>
          </table:table-cell>
          <table:table-cell office:value-type="float" office:value="0.0466637879004309" calcext:value-type="float">
            <text:p>0.0467</text:p>
          </table:table-cell>
          <table:table-cell office:value-type="float" office:value="0.758522812713602" calcext:value-type="float">
            <text:p>0.7585</text:p>
          </table:table-cell>
          <table:table-cell office:value-type="float" office:value="0.0491285606071655" calcext:value-type="float">
            <text:p>0.0491</text:p>
          </table:table-cell>
          <table:table-cell office:value-type="float" office:value="0.754014012303486" calcext:value-type="float">
            <text:p>0.7540</text:p>
          </table:table-cell>
          <table:table-cell office:value-type="float" office:value="0.0554978361395659" calcext:value-type="float">
            <text:p>0.055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54651657552973" calcext:value-type="float">
            <text:p>0.754651657552973</text:p>
          </table:table-cell>
          <table:table-cell office:value-type="float" office:value="0.0456805556354797" calcext:value-type="float">
            <text:p>0.0456805556354797</text:p>
          </table:table-cell>
          <table:table-cell office:value-type="float" office:value="0.731394395078606" calcext:value-type="float">
            <text:p>0.731394395078606</text:p>
          </table:table-cell>
          <table:table-cell office:value-type="float" office:value="0.0576370765883882" calcext:value-type="float">
            <text:p>0.0576370765883882</text:p>
          </table:table-cell>
          <table:table-cell office:value-type="float" office:value="0.755477101845523" calcext:value-type="float">
            <text:p>0.755477101845523</text:p>
          </table:table-cell>
          <table:table-cell office:value-type="float" office:value="0.0416855589869104" calcext:value-type="float">
            <text:p>0.0416855589869104</text:p>
          </table:table-cell>
          <table:table-cell office:value-type="float" office:value="0.755828520164047" calcext:value-type="float">
            <text:p>0.755828520164047</text:p>
          </table:table-cell>
          <table:table-cell office:value-type="float" office:value="0.0519464324424605" calcext:value-type="float">
            <text:p>0.0519464324424605</text:p>
          </table:table-cell>
          <table:table-cell office:value-type="float" office:value="0.752427118933698" calcext:value-type="float">
            <text:p>0.752427118933698</text:p>
          </table:table-cell>
          <table:table-cell office:value-type="float" office:value="0.0558563508739473" calcext:value-type="float">
            <text:p>0.0558563508739473</text:p>
          </table:table-cell>
          <table:table-cell office:value-type="float" office:value="0.757290071770335" calcext:value-type="float">
            <text:p>0.757290071770335</text:p>
          </table:table-cell>
          <table:table-cell office:value-type="float" office:value="0.0554122542343463" calcext:value-type="float">
            <text:p>0.0554122542343463</text:p>
          </table:table-cell>
          <table:table-cell office:value-type="float" office:value="0.75957963089542" calcext:value-type="float">
            <text:p>0.75957963089542</text:p>
          </table:table-cell>
          <table:table-cell office:value-type="float" office:value="0.0513508826240156" calcext:value-type="float">
            <text:p>0.0514</text:p>
          </table:table-cell>
          <table:table-cell office:value-type="float" office:value="0.759717190704033" calcext:value-type="float">
            <text:p>0.7597</text:p>
          </table:table-cell>
          <table:table-cell office:value-type="float" office:value="0.0572653995978096" calcext:value-type="float">
            <text:p>0.0573</text:p>
          </table:table-cell>
          <table:table-cell office:value-type="float" office:value="0.757535628844839" calcext:value-type="float">
            <text:p>0.7575</text:p>
          </table:table-cell>
          <table:table-cell office:value-type="float" office:value="0.0464244634859108" calcext:value-type="float">
            <text:p>0.0464</text:p>
          </table:table-cell>
          <table:table-cell office:value-type="float" office:value="0.752299043062201" calcext:value-type="float">
            <text:p>0.7523</text:p>
          </table:table-cell>
          <table:table-cell office:value-type="float" office:value="0.0622215658389502" calcext:value-type="float">
            <text:p>0.0622</text:p>
          </table:table-cell>
          <table:table-cell office:value-type="float" office:value="0.753309125085441" calcext:value-type="float">
            <text:p>0.7533</text:p>
          </table:table-cell>
          <table:table-cell office:value-type="float" office:value="0.0527435959997809" calcext:value-type="float">
            <text:p>0.0527</text:p>
          </table:table-cell>
          <table:table-cell office:value-type="float" office:value="0.755523923444976" calcext:value-type="float">
            <text:p>0.7555</text:p>
          </table:table-cell>
          <table:table-cell office:value-type="float" office:value="0.0537622747509451" calcext:value-type="float">
            <text:p>0.0538</text:p>
          </table:table-cell>
          <table:table-cell office:value-type="float" office:value="0.751269395078606" calcext:value-type="float">
            <text:p>0.7513</text:p>
          </table:table-cell>
          <table:table-cell office:value-type="float" office:value="0.0571114141170137" calcext:value-type="float">
            <text:p>0.0571</text:p>
          </table:table-cell>
          <table:table-cell office:value-type="float" office:value="0.759778879015721" calcext:value-type="float">
            <text:p>0.7598</text:p>
          </table:table-cell>
          <table:table-cell office:value-type="float" office:value="0.0589577729579672" calcext:value-type="float">
            <text:p>0.0590</text:p>
          </table:table-cell>
          <table:table-cell office:value-type="float" office:value="0.755219070403281" calcext:value-type="float">
            <text:p>0.7552</text:p>
          </table:table-cell>
          <table:table-cell office:value-type="float" office:value="0.0476125675506883" calcext:value-type="float">
            <text:p>0.0476</text:p>
          </table:table-cell>
          <table:table-cell office:value-type="float" office:value="0.757761790840738" calcext:value-type="float">
            <text:p>0.7578</text:p>
          </table:table-cell>
          <table:table-cell office:value-type="float" office:value="0.0591194648414771" calcext:value-type="float">
            <text:p>0.059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69836978810663" calcext:value-type="float">
            <text:p>0.769836978810663</text:p>
          </table:table-cell>
          <table:table-cell office:value-type="float" office:value="0.0536696442302331" calcext:value-type="float">
            <text:p>0.0536696442302331</text:p>
          </table:table-cell>
          <table:table-cell office:value-type="float" office:value="0.724576127819549" calcext:value-type="float">
            <text:p>0.724576127819549</text:p>
          </table:table-cell>
          <table:table-cell office:value-type="float" office:value="0.0557607758069835" calcext:value-type="float">
            <text:p>0.0557607758069835</text:p>
          </table:table-cell>
          <table:table-cell office:value-type="float" office:value="0.76985483595352" calcext:value-type="float">
            <text:p>0.76985483595352</text:p>
          </table:table-cell>
          <table:table-cell office:value-type="float" office:value="0.0557821079916556" calcext:value-type="float">
            <text:p>0.0557821079916556</text:p>
          </table:table-cell>
          <table:table-cell office:value-type="float" office:value="0.765380297334245" calcext:value-type="float">
            <text:p>0.765380297334245</text:p>
          </table:table-cell>
          <table:table-cell office:value-type="float" office:value="0.0481014344374347" calcext:value-type="float">
            <text:p>0.0481014344374347</text:p>
          </table:table-cell>
          <table:table-cell office:value-type="float" office:value="0.763804853041695" calcext:value-type="float">
            <text:p>0.763804853041695</text:p>
          </table:table-cell>
          <table:table-cell office:value-type="float" office:value="0.0515248076831509" calcext:value-type="float">
            <text:p>0.0515248076831509</text:p>
          </table:table-cell>
          <table:table-cell office:value-type="float" office:value="0.756681647300068" calcext:value-type="float">
            <text:p>0.756681647300068</text:p>
          </table:table-cell>
          <table:table-cell office:value-type="float" office:value="0.061776491159439" calcext:value-type="float">
            <text:p>0.061776491159439</text:p>
          </table:table-cell>
          <table:table-cell office:value-type="float" office:value="0.765550153793575" calcext:value-type="float">
            <text:p>0.765550153793575</text:p>
          </table:table-cell>
          <table:table-cell office:value-type="float" office:value="0.0547027338957579" calcext:value-type="float">
            <text:p>0.0547</text:p>
          </table:table-cell>
          <table:table-cell office:value-type="float" office:value="0.762486756664388" calcext:value-type="float">
            <text:p>0.7625</text:p>
          </table:table-cell>
          <table:table-cell office:value-type="float" office:value="0.0588333026855908" calcext:value-type="float">
            <text:p>0.0588</text:p>
          </table:table-cell>
          <table:table-cell office:value-type="float" office:value="0.766362269309638" calcext:value-type="float">
            <text:p>0.7664</text:p>
          </table:table-cell>
          <table:table-cell office:value-type="float" office:value="0.0531558098596355" calcext:value-type="float">
            <text:p>0.0532</text:p>
          </table:table-cell>
          <table:table-cell office:value-type="float" office:value="0.752329545454545" calcext:value-type="float">
            <text:p>0.7523</text:p>
          </table:table-cell>
          <table:table-cell office:value-type="float" office:value="0.0578819331488806" calcext:value-type="float">
            <text:p>0.0579</text:p>
          </table:table-cell>
          <table:table-cell office:value-type="float" office:value="0.766327751196172" calcext:value-type="float">
            <text:p>0.7663</text:p>
          </table:table-cell>
          <table:table-cell office:value-type="float" office:value="0.0543672186862625" calcext:value-type="float">
            <text:p>0.0544</text:p>
          </table:table-cell>
          <table:table-cell office:value-type="float" office:value="0.757443096377307" calcext:value-type="float">
            <text:p>0.7574</text:p>
          </table:table-cell>
          <table:table-cell office:value-type="float" office:value="0.0573824458419371" calcext:value-type="float">
            <text:p>0.0574</text:p>
          </table:table-cell>
          <table:table-cell office:value-type="float" office:value="0.773214798359535" calcext:value-type="float">
            <text:p>0.7732</text:p>
          </table:table-cell>
          <table:table-cell office:value-type="float" office:value="0.0549293323515105" calcext:value-type="float">
            <text:p>0.0549</text:p>
          </table:table-cell>
          <table:table-cell office:value-type="float" office:value="0.747315704032809" calcext:value-type="float">
            <text:p>0.7473</text:p>
          </table:table-cell>
          <table:table-cell office:value-type="float" office:value="0.0569835496677668" calcext:value-type="float">
            <text:p>0.0570</text:p>
          </table:table-cell>
          <table:table-cell office:value-type="float" office:value="0.76430980861244" calcext:value-type="float">
            <text:p>0.7643</text:p>
          </table:table-cell>
          <table:table-cell office:value-type="float" office:value="0.0593201688666637" calcext:value-type="float">
            <text:p>0.0593</text:p>
          </table:table-cell>
          <table:table-cell office:value-type="float" office:value="0.760470864661654" calcext:value-type="float">
            <text:p>0.7605</text:p>
          </table:table-cell>
          <table:table-cell office:value-type="float" office:value="0.0592263336321556" calcext:value-type="float">
            <text:p>0.059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57284261790841" calcext:value-type="float">
            <text:p>0.757284261790841</text:p>
          </table:table-cell>
          <table:table-cell office:value-type="float" office:value="0.0592888543498851" calcext:value-type="float">
            <text:p>0.0592888543498851</text:p>
          </table:table-cell>
          <table:table-cell office:value-type="float" office:value="0.744435406698565" calcext:value-type="float">
            <text:p>0.744435406698565</text:p>
          </table:table-cell>
          <table:table-cell office:value-type="float" office:value="0.058139517168472" calcext:value-type="float">
            <text:p>0.058139517168472</text:p>
          </table:table-cell>
          <table:table-cell office:value-type="float" office:value="0.759820915926179" calcext:value-type="float">
            <text:p>0.759820915926179</text:p>
          </table:table-cell>
          <table:table-cell office:value-type="float" office:value="0.0591845307462693" calcext:value-type="float">
            <text:p>0.0591845307462693</text:p>
          </table:table-cell>
          <table:table-cell office:value-type="float" office:value="0.754408321941217" calcext:value-type="float">
            <text:p>0.754408321941217</text:p>
          </table:table-cell>
          <table:table-cell office:value-type="float" office:value="0.0545480285783347" calcext:value-type="float">
            <text:p>0.0545480285783347</text:p>
          </table:table-cell>
          <table:table-cell office:value-type="float" office:value="0.767468045112782" calcext:value-type="float">
            <text:p>0.767468045112782</text:p>
          </table:table-cell>
          <table:table-cell office:value-type="float" office:value="0.0563248218084203" calcext:value-type="float">
            <text:p>0.0563248218084203</text:p>
          </table:table-cell>
          <table:table-cell office:value-type="float" office:value="0.750608680792891" calcext:value-type="float">
            <text:p>0.750608680792891</text:p>
          </table:table-cell>
          <table:table-cell office:value-type="float" office:value="0.0561130591626017" calcext:value-type="float">
            <text:p>0.0561130591626017</text:p>
          </table:table-cell>
          <table:table-cell office:value-type="float" office:value="0.758110987696514" calcext:value-type="float">
            <text:p>0.758110987696514</text:p>
          </table:table-cell>
          <table:table-cell office:value-type="float" office:value="0.0515394386187193" calcext:value-type="float">
            <text:p>0.0515</text:p>
          </table:table-cell>
          <table:table-cell office:value-type="float" office:value="0.758038704716336" calcext:value-type="float">
            <text:p>0.7580</text:p>
          </table:table-cell>
          <table:table-cell office:value-type="float" office:value="0.0535453127386741" calcext:value-type="float">
            <text:p>0.0535</text:p>
          </table:table-cell>
          <table:table-cell office:value-type="float" office:value="0.756748376623377" calcext:value-type="float">
            <text:p>0.7567</text:p>
          </table:table-cell>
          <table:table-cell office:value-type="float" office:value="0.0577614970876744" calcext:value-type="float">
            <text:p>0.0578</text:p>
          </table:table-cell>
          <table:table-cell office:value-type="float" office:value="0.752740516062884" calcext:value-type="float">
            <text:p>0.7527</text:p>
          </table:table-cell>
          <table:table-cell office:value-type="float" office:value="0.0533164522704312" calcext:value-type="float">
            <text:p>0.0533</text:p>
          </table:table-cell>
          <table:table-cell office:value-type="float" office:value="0.756778110047847" calcext:value-type="float">
            <text:p>0.7568</text:p>
          </table:table-cell>
          <table:table-cell office:value-type="float" office:value="0.055726252260503" calcext:value-type="float">
            <text:p>0.0557</text:p>
          </table:table-cell>
          <table:table-cell office:value-type="float" office:value="0.753610816814764" calcext:value-type="float">
            <text:p>0.7536</text:p>
          </table:table-cell>
          <table:table-cell office:value-type="float" office:value="0.0563286795925931" calcext:value-type="float">
            <text:p>0.0563</text:p>
          </table:table-cell>
          <table:table-cell office:value-type="float" office:value="0.763714371155161" calcext:value-type="float">
            <text:p>0.7637</text:p>
          </table:table-cell>
          <table:table-cell office:value-type="float" office:value="0.0563956440821937" calcext:value-type="float">
            <text:p>0.0564</text:p>
          </table:table-cell>
          <table:table-cell office:value-type="float" office:value="0.756078947368421" calcext:value-type="float">
            <text:p>0.7561</text:p>
          </table:table-cell>
          <table:table-cell office:value-type="float" office:value="0.0561700902506191" calcext:value-type="float">
            <text:p>0.0562</text:p>
          </table:table-cell>
          <table:table-cell office:value-type="float" office:value="0.755138414217362" calcext:value-type="float">
            <text:p>0.7551</text:p>
          </table:table-cell>
          <table:table-cell office:value-type="float" office:value="0.0553516787716746" calcext:value-type="float">
            <text:p>0.0554</text:p>
          </table:table-cell>
          <table:table-cell office:value-type="float" office:value="0.759292634996582" calcext:value-type="float">
            <text:p>0.7593</text:p>
          </table:table-cell>
          <table:table-cell office:value-type="float" office:value="0.0579375363682078" calcext:value-type="float">
            <text:p>0.057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66986842105263" calcext:value-type="float">
            <text:p>0.766986842105263</text:p>
          </table:table-cell>
          <table:table-cell office:value-type="float" office:value="0.0572460374864264" calcext:value-type="float">
            <text:p>0.0572460374864264</text:p>
          </table:table-cell>
          <table:table-cell office:value-type="float" office:value="0.744035201640465" calcext:value-type="float">
            <text:p>0.744035201640465</text:p>
          </table:table-cell>
          <table:table-cell office:value-type="float" office:value="0.0531448839124203" calcext:value-type="float">
            <text:p>0.0531448839124203</text:p>
          </table:table-cell>
          <table:table-cell office:value-type="float" office:value="0.762096889952153" calcext:value-type="float">
            <text:p>0.762096889952153</text:p>
          </table:table-cell>
          <table:table-cell office:value-type="float" office:value="0.0530231922529202" calcext:value-type="float">
            <text:p>0.0530231922529202</text:p>
          </table:table-cell>
          <table:table-cell office:value-type="float" office:value="0.765471291866029" calcext:value-type="float">
            <text:p>0.765471291866029</text:p>
          </table:table-cell>
          <table:table-cell office:value-type="float" office:value="0.056868527205104" calcext:value-type="float">
            <text:p>0.056868527205104</text:p>
          </table:table-cell>
          <table:table-cell office:value-type="float" office:value="0.764908065618592" calcext:value-type="float">
            <text:p>0.764908065618592</text:p>
          </table:table-cell>
          <table:table-cell office:value-type="float" office:value="0.0580448765567617" calcext:value-type="float">
            <text:p>0.0580448765567617</text:p>
          </table:table-cell>
          <table:table-cell office:value-type="float" office:value="0.758710782638414" calcext:value-type="float">
            <text:p>0.758710782638414</text:p>
          </table:table-cell>
          <table:table-cell office:value-type="float" office:value="0.0475255389039826" calcext:value-type="float">
            <text:p>0.0475255389039826</text:p>
          </table:table-cell>
          <table:table-cell office:value-type="float" office:value="0.765997436773753" calcext:value-type="float">
            <text:p>0.765997436773753</text:p>
          </table:table-cell>
          <table:table-cell office:value-type="float" office:value="0.0566327958738841" calcext:value-type="float">
            <text:p>0.0566</text:p>
          </table:table-cell>
          <table:table-cell office:value-type="float" office:value="0.76638525290499" calcext:value-type="float">
            <text:p>0.7664</text:p>
          </table:table-cell>
          <table:table-cell office:value-type="float" office:value="0.0560682953606638" calcext:value-type="float">
            <text:p>0.0561</text:p>
          </table:table-cell>
          <table:table-cell office:value-type="float" office:value="0.761172932330827" calcext:value-type="float">
            <text:p>0.7612</text:p>
          </table:table-cell>
          <table:table-cell office:value-type="float" office:value="0.0498784170636945" calcext:value-type="float">
            <text:p>0.0499</text:p>
          </table:table-cell>
          <table:table-cell office:value-type="float" office:value="0.754690618591934" calcext:value-type="float">
            <text:p>0.7547</text:p>
          </table:table-cell>
          <table:table-cell office:value-type="float" office:value="0.0536424659079928" calcext:value-type="float">
            <text:p>0.0536</text:p>
          </table:table-cell>
          <table:table-cell office:value-type="float" office:value="0.756263243335612" calcext:value-type="float">
            <text:p>0.7563</text:p>
          </table:table-cell>
          <table:table-cell office:value-type="float" office:value="0.0606025814477521" calcext:value-type="float">
            <text:p>0.0606</text:p>
          </table:table-cell>
          <table:table-cell office:value-type="float" office:value="0.763815874914559" calcext:value-type="float">
            <text:p>0.7638</text:p>
          </table:table-cell>
          <table:table-cell office:value-type="float" office:value="0.0519399353185223" calcext:value-type="float">
            <text:p>0.0519</text:p>
          </table:table-cell>
          <table:table-cell office:value-type="float" office:value="0.75673453520164" calcext:value-type="float">
            <text:p>0.7567</text:p>
          </table:table-cell>
          <table:table-cell office:value-type="float" office:value="0.0540079157713721" calcext:value-type="float">
            <text:p>0.0540</text:p>
          </table:table-cell>
          <table:table-cell office:value-type="float" office:value="0.752648923444976" calcext:value-type="float">
            <text:p>0.7526</text:p>
          </table:table-cell>
          <table:table-cell office:value-type="float" office:value="0.0481007349787968" calcext:value-type="float">
            <text:p>0.0481</text:p>
          </table:table-cell>
          <table:table-cell office:value-type="float" office:value="0.75428494531784" calcext:value-type="float">
            <text:p>0.7543</text:p>
          </table:table-cell>
          <table:table-cell office:value-type="float" office:value="0.0570002980049179" calcext:value-type="float">
            <text:p>0.0570</text:p>
          </table:table-cell>
          <table:table-cell office:value-type="float" office:value="0.756704032809296" calcext:value-type="float">
            <text:p>0.7567</text:p>
          </table:table-cell>
          <table:table-cell office:value-type="float" office:value="0.0538031664150727" calcext:value-type="float">
            <text:p>0.053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5542019822283" calcext:value-type="float">
            <text:p>0.75542019822283</text:p>
          </table:table-cell>
          <table:table-cell office:value-type="float" office:value="0.0518770418313966" calcext:value-type="float">
            <text:p>0.0518770418313966</text:p>
          </table:table-cell>
          <table:table-cell office:value-type="float" office:value="0.740822282980178" calcext:value-type="float">
            <text:p>0.740822282980178</text:p>
          </table:table-cell>
          <table:table-cell office:value-type="float" office:value="0.0564253009428476" calcext:value-type="float">
            <text:p>0.0564253009428476</text:p>
          </table:table-cell>
          <table:table-cell office:value-type="float" office:value="0.757487696514012" calcext:value-type="float">
            <text:p>0.757487696514012</text:p>
          </table:table-cell>
          <table:table-cell office:value-type="float" office:value="0.0527508121823505" calcext:value-type="float">
            <text:p>0.0527508121823505</text:p>
          </table:table-cell>
          <table:table-cell office:value-type="float" office:value="0.760378161312372" calcext:value-type="float">
            <text:p>0.760378161312372</text:p>
          </table:table-cell>
          <table:table-cell office:value-type="float" office:value="0.0558581406552226" calcext:value-type="float">
            <text:p>0.0558581406552226</text:p>
          </table:table-cell>
          <table:table-cell office:value-type="float" office:value="0.761731203007519" calcext:value-type="float">
            <text:p>0.761731203007519</text:p>
          </table:table-cell>
          <table:table-cell office:value-type="float" office:value="0.0587872552376631" calcext:value-type="float">
            <text:p>0.0587872552376631</text:p>
          </table:table-cell>
          <table:table-cell office:value-type="float" office:value="0.75990977443609" calcext:value-type="float">
            <text:p>0.75990977443609</text:p>
          </table:table-cell>
          <table:table-cell office:value-type="float" office:value="0.0521073910959352" calcext:value-type="float">
            <text:p>0.0521073910959352</text:p>
          </table:table-cell>
          <table:table-cell office:value-type="float" office:value="0.757393028024607" calcext:value-type="float">
            <text:p>0.757393028024607</text:p>
          </table:table-cell>
          <table:table-cell office:value-type="float" office:value="0.0547187780341697" calcext:value-type="float">
            <text:p>0.0547</text:p>
          </table:table-cell>
          <table:table-cell office:value-type="float" office:value="0.759374914559125" calcext:value-type="float">
            <text:p>0.7594</text:p>
          </table:table-cell>
          <table:table-cell office:value-type="float" office:value="0.0546420474315803" calcext:value-type="float">
            <text:p>0.0546</text:p>
          </table:table-cell>
          <table:table-cell office:value-type="float" office:value="0.755380895420369" calcext:value-type="float">
            <text:p>0.7554</text:p>
          </table:table-cell>
          <table:table-cell office:value-type="float" office:value="0.0590719489973808" calcext:value-type="float">
            <text:p>0.0591</text:p>
          </table:table-cell>
          <table:table-cell office:value-type="float" office:value="0.763814422419686" calcext:value-type="float">
            <text:p>0.7638</text:p>
          </table:table-cell>
          <table:table-cell office:value-type="float" office:value="0.0549561104701807" calcext:value-type="float">
            <text:p>0.0550</text:p>
          </table:table-cell>
          <table:table-cell office:value-type="float" office:value="0.758811517429938" calcext:value-type="float">
            <text:p>0.7588</text:p>
          </table:table-cell>
          <table:table-cell office:value-type="float" office:value="0.058170700651157" calcext:value-type="float">
            <text:p>0.0582</text:p>
          </table:table-cell>
          <table:table-cell office:value-type="float" office:value="0.759936175666439" calcext:value-type="float">
            <text:p>0.7599</text:p>
          </table:table-cell>
          <table:table-cell office:value-type="float" office:value="0.052366745937406" calcext:value-type="float">
            <text:p>0.0524</text:p>
          </table:table-cell>
          <table:table-cell office:value-type="float" office:value="0.753342105263158" calcext:value-type="float">
            <text:p>0.7533</text:p>
          </table:table-cell>
          <table:table-cell office:value-type="float" office:value="0.0520273824806635" calcext:value-type="float">
            <text:p>0.0520</text:p>
          </table:table-cell>
          <table:table-cell office:value-type="float" office:value="0.75773504784689" calcext:value-type="float">
            <text:p>0.7577</text:p>
          </table:table-cell>
          <table:table-cell office:value-type="float" office:value="0.0545098276771459" calcext:value-type="float">
            <text:p>0.0545</text:p>
          </table:table-cell>
          <table:table-cell office:value-type="float" office:value="0.754128246753247" calcext:value-type="float">
            <text:p>0.7541</text:p>
          </table:table-cell>
          <table:table-cell office:value-type="float" office:value="0.0553585454584119" calcext:value-type="float">
            <text:p>0.0554</text:p>
          </table:table-cell>
          <table:table-cell office:value-type="float" office:value="0.760980434039645" calcext:value-type="float">
            <text:p>0.7610</text:p>
          </table:table-cell>
          <table:table-cell office:value-type="float" office:value="0.0533665514544355" calcext:value-type="float">
            <text:p>0.053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49815618591934" calcext:value-type="float">
            <text:p>0.749815618591934</text:p>
          </table:table-cell>
          <table:table-cell office:value-type="float" office:value="0.0562378356505802" calcext:value-type="float">
            <text:p>0.0562378356505802</text:p>
          </table:table-cell>
          <table:table-cell office:value-type="float" office:value="0.760633031442242" calcext:value-type="float">
            <text:p>0.760633031442242</text:p>
          </table:table-cell>
          <table:table-cell office:value-type="float" office:value="0.0549571966695221" calcext:value-type="float">
            <text:p>0.0549571966695221</text:p>
          </table:table-cell>
          <table:table-cell office:value-type="float" office:value="0.748017429938483" calcext:value-type="float">
            <text:p>0.748017429938483</text:p>
          </table:table-cell>
          <table:table-cell office:value-type="float" office:value="0.0571834423826647" calcext:value-type="float">
            <text:p>0.0571834423826647</text:p>
          </table:table-cell>
          <table:table-cell office:value-type="float" office:value="0.750927118933698" calcext:value-type="float">
            <text:p>0.750927118933698</text:p>
          </table:table-cell>
          <table:table-cell office:value-type="float" office:value="0.0489582638176904" calcext:value-type="float">
            <text:p>0.0489582638176904</text:p>
          </table:table-cell>
          <table:table-cell office:value-type="float" office:value="0.758153879015721" calcext:value-type="float">
            <text:p>0.758153879015721</text:p>
          </table:table-cell>
          <table:table-cell office:value-type="float" office:value="0.0612516309437884" calcext:value-type="float">
            <text:p>0.0612516309437884</text:p>
          </table:table-cell>
          <table:table-cell office:value-type="float" office:value="0.756793489405332" calcext:value-type="float">
            <text:p>0.756793489405332</text:p>
          </table:table-cell>
          <table:table-cell office:value-type="float" office:value="0.0540310660010786" calcext:value-type="float">
            <text:p>0.0540310660010786</text:p>
          </table:table-cell>
          <table:table-cell office:value-type="float" office:value="0.756112354750513" calcext:value-type="float">
            <text:p>0.756112354750513</text:p>
          </table:table-cell>
          <table:table-cell office:value-type="float" office:value="0.0476819393792685" calcext:value-type="float">
            <text:p>0.0477</text:p>
          </table:table-cell>
          <table:table-cell office:value-type="float" office:value="0.751131066302119" calcext:value-type="float">
            <text:p>0.7511</text:p>
          </table:table-cell>
          <table:table-cell office:value-type="float" office:value="0.0597944466321474" calcext:value-type="float">
            <text:p>0.0598</text:p>
          </table:table-cell>
          <table:table-cell office:value-type="float" office:value="0.760953263841422" calcext:value-type="float">
            <text:p>0.7610</text:p>
          </table:table-cell>
          <table:table-cell office:value-type="float" office:value="0.0555530074953085" calcext:value-type="float">
            <text:p>0.0556</text:p>
          </table:table-cell>
          <table:table-cell office:value-type="float" office:value="0.756837747778537" calcext:value-type="float">
            <text:p>0.7568</text:p>
          </table:table-cell>
          <table:table-cell office:value-type="float" office:value="0.0584002222887637" calcext:value-type="float">
            <text:p>0.0584</text:p>
          </table:table-cell>
          <table:table-cell office:value-type="float" office:value="0.755302887901572" calcext:value-type="float">
            <text:p>0.7553</text:p>
          </table:table-cell>
          <table:table-cell office:value-type="float" office:value="0.0510510515854803" calcext:value-type="float">
            <text:p>0.0511</text:p>
          </table:table-cell>
          <table:table-cell office:value-type="float" office:value="0.762595693779904" calcext:value-type="float">
            <text:p>0.7626</text:p>
          </table:table-cell>
          <table:table-cell office:value-type="float" office:value="0.0517559270564058" calcext:value-type="float">
            <text:p>0.0518</text:p>
          </table:table-cell>
          <table:table-cell office:value-type="float" office:value="0.75433467190704" calcext:value-type="float">
            <text:p>0.7543</text:p>
          </table:table-cell>
          <table:table-cell office:value-type="float" office:value="0.0575759250866942" calcext:value-type="float">
            <text:p>0.0576</text:p>
          </table:table-cell>
          <table:table-cell office:value-type="float" office:value="0.755318865345181" calcext:value-type="float">
            <text:p>0.7553</text:p>
          </table:table-cell>
          <table:table-cell office:value-type="float" office:value="0.0543505382580444" calcext:value-type="float">
            <text:p>0.0544</text:p>
          </table:table-cell>
          <table:table-cell office:value-type="float" office:value="0.752270933014354" calcext:value-type="float">
            <text:p>0.7523</text:p>
          </table:table-cell>
          <table:table-cell office:value-type="float" office:value="0.0543322009543338" calcext:value-type="float">
            <text:p>0.0543</text:p>
          </table:table-cell>
          <table:table-cell office:value-type="float" office:value="0.759414473684211" calcext:value-type="float">
            <text:p>0.7594</text:p>
          </table:table-cell>
          <table:table-cell office:value-type="float" office:value="0.0582056752109507" calcext:value-type="float">
            <text:p>0.058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5476" calcext:value-type="float">
            <text:p>0.75476</text:p>
          </table:table-cell>
          <table:table-cell office:value-type="float" office:value="0.0291057964005415" calcext:value-type="float">
            <text:p>0.0291057964005415</text:p>
          </table:table-cell>
          <table:table-cell office:value-type="float" office:value="0.75506" calcext:value-type="float">
            <text:p>0.75506</text:p>
          </table:table-cell>
          <table:table-cell office:value-type="float" office:value="0.0364203839670312" calcext:value-type="float">
            <text:p>0.0364203839670312</text:p>
          </table:table-cell>
          <table:table-cell office:value-type="float" office:value="0.748485" calcext:value-type="float">
            <text:p>0.748485</text:p>
          </table:table-cell>
          <table:table-cell office:value-type="float" office:value="0.0393091816118622" calcext:value-type="float">
            <text:p>0.0393091816118622</text:p>
          </table:table-cell>
          <table:table-cell office:value-type="float" office:value="0.754775" calcext:value-type="float">
            <text:p>0.754775</text:p>
          </table:table-cell>
          <table:table-cell office:value-type="float" office:value="0.0358985124554951" calcext:value-type="float">
            <text:p>0.0358985124554951</text:p>
          </table:table-cell>
          <table:table-cell office:value-type="float" office:value="0.755095" calcext:value-type="float">
            <text:p>0.755095</text:p>
          </table:table-cell>
          <table:table-cell office:value-type="float" office:value="0.0323717778684679" calcext:value-type="float">
            <text:p>0.0323717778684679</text:p>
          </table:table-cell>
          <table:table-cell office:value-type="float" office:value="0.757025" calcext:value-type="float">
            <text:p>0.757025</text:p>
          </table:table-cell>
          <table:table-cell office:value-type="float" office:value="0.0355185326043863" calcext:value-type="float">
            <text:p>0.0355185326043863</text:p>
          </table:table-cell>
          <table:table-cell office:value-type="float" office:value="0.74953" calcext:value-type="float">
            <text:p>0.74953</text:p>
          </table:table-cell>
          <table:table-cell office:value-type="float" office:value="0.0376804891903763" calcext:value-type="float">
            <text:p>0.0377</text:p>
          </table:table-cell>
          <table:table-cell office:value-type="float" office:value="0.75499" calcext:value-type="float">
            <text:p>0.7550</text:p>
          </table:table-cell>
          <table:table-cell office:value-type="float" office:value="0.0332441488941205" calcext:value-type="float">
            <text:p>0.0332</text:p>
          </table:table-cell>
          <table:table-cell office:value-type="float" office:value="0.75501" calcext:value-type="float">
            <text:p>0.7550</text:p>
          </table:table-cell>
          <table:table-cell office:value-type="float" office:value="0.03702618824432" calcext:value-type="float">
            <text:p>0.0370</text:p>
          </table:table-cell>
          <table:table-cell office:value-type="float" office:value="0.755295" calcext:value-type="float">
            <text:p>0.7553</text:p>
          </table:table-cell>
          <table:table-cell office:value-type="float" office:value="0.0352411099248245" calcext:value-type="float">
            <text:p>0.0352</text:p>
          </table:table-cell>
          <table:table-cell office:value-type="float" office:value="0.75054" calcext:value-type="float">
            <text:p>0.7505</text:p>
          </table:table-cell>
          <table:table-cell office:value-type="float" office:value="0.0362750654621777" calcext:value-type="float">
            <text:p>0.0363</text:p>
          </table:table-cell>
          <table:table-cell office:value-type="float" office:value="0.75213" calcext:value-type="float">
            <text:p>0.7521</text:p>
          </table:table-cell>
          <table:table-cell office:value-type="float" office:value="0.0353141617488158" calcext:value-type="float">
            <text:p>0.0353</text:p>
          </table:table-cell>
          <table:table-cell office:value-type="float" office:value="0.753" calcext:value-type="float">
            <text:p>0.7530</text:p>
          </table:table-cell>
          <table:table-cell office:value-type="float" office:value="0.0377444305114213" calcext:value-type="float">
            <text:p>0.0377</text:p>
          </table:table-cell>
          <table:table-cell office:value-type="float" office:value="0.759405" calcext:value-type="float">
            <text:p>0.7594</text:p>
          </table:table-cell>
          <table:table-cell office:value-type="float" office:value="0.038311260022135" calcext:value-type="float">
            <text:p>0.0383</text:p>
          </table:table-cell>
          <table:table-cell office:value-type="float" office:value="0.75511" calcext:value-type="float">
            <text:p>0.7551</text:p>
          </table:table-cell>
          <table:table-cell office:value-type="float" office:value="0.031481894819679" calcext:value-type="float">
            <text:p>0.0315</text:p>
          </table:table-cell>
          <table:table-cell office:value-type="float" office:value="0.76049" calcext:value-type="float">
            <text:p>0.7605</text:p>
          </table:table-cell>
          <table:table-cell office:value-type="float" office:value="0.0370194416010274" calcext:value-type="float">
            <text:p>0.037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51875" calcext:value-type="float">
            <text:p>0.751875</text:p>
          </table:table-cell>
          <table:table-cell office:value-type="float" office:value="0.045777915007956" calcext:value-type="float">
            <text:p>0.045777915007956</text:p>
          </table:table-cell>
          <table:table-cell office:value-type="float" office:value="0.73992" calcext:value-type="float">
            <text:p>0.73992</text:p>
          </table:table-cell>
          <table:table-cell office:value-type="float" office:value="0.0461182864486764" calcext:value-type="float">
            <text:p>0.0461182864486764</text:p>
          </table:table-cell>
          <table:table-cell office:value-type="float" office:value="0.76254" calcext:value-type="float">
            <text:p>0.76254</text:p>
          </table:table-cell>
          <table:table-cell office:value-type="float" office:value="0.0398009863379662" calcext:value-type="float">
            <text:p>0.0398009863379662</text:p>
          </table:table-cell>
          <table:table-cell office:value-type="float" office:value="0.75781" calcext:value-type="float">
            <text:p>0.75781</text:p>
          </table:table-cell>
          <table:table-cell office:value-type="float" office:value="0.0361908425071534" calcext:value-type="float">
            <text:p>0.0361908425071534</text:p>
          </table:table-cell>
          <table:table-cell office:value-type="float" office:value="0.760435" calcext:value-type="float">
            <text:p>0.760435</text:p>
          </table:table-cell>
          <table:table-cell office:value-type="float" office:value="0.0404301151244065" calcext:value-type="float">
            <text:p>0.0404301151244065</text:p>
          </table:table-cell>
          <table:table-cell office:value-type="float" office:value="0.76054" calcext:value-type="float">
            <text:p>0.76054</text:p>
          </table:table-cell>
          <table:table-cell office:value-type="float" office:value="0.0337279564669983" calcext:value-type="float">
            <text:p>0.0337279564669983</text:p>
          </table:table-cell>
          <table:table-cell office:value-type="float" office:value="0.763685" calcext:value-type="float">
            <text:p>0.763685</text:p>
          </table:table-cell>
          <table:table-cell office:value-type="float" office:value="0.0322517419402513" calcext:value-type="float">
            <text:p>0.0323</text:p>
          </table:table-cell>
          <table:table-cell office:value-type="float" office:value="0.75925" calcext:value-type="float">
            <text:p>0.7593</text:p>
          </table:table-cell>
          <table:table-cell office:value-type="float" office:value="0.0416045000962344" calcext:value-type="float">
            <text:p>0.0416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0391657557279349" calcext:value-type="float">
            <text:p>0.0392</text:p>
          </table:table-cell>
          <table:table-cell office:value-type="float" office:value="0.75043" calcext:value-type="float">
            <text:p>0.7504</text:p>
          </table:table-cell>
          <table:table-cell office:value-type="float" office:value="0.0364542991211255" calcext:value-type="float">
            <text:p>0.0365</text:p>
          </table:table-cell>
          <table:table-cell office:value-type="float" office:value="0.76495" calcext:value-type="float">
            <text:p>0.7650</text:p>
          </table:table-cell>
          <table:table-cell office:value-type="float" office:value="0.0382905458406045" calcext:value-type="float">
            <text:p>0.0383</text:p>
          </table:table-cell>
          <table:table-cell office:value-type="float" office:value="0.75776" calcext:value-type="float">
            <text:p>0.7578</text:p>
          </table:table-cell>
          <table:table-cell office:value-type="float" office:value="0.0407535650457588" calcext:value-type="float">
            <text:p>0.0408</text:p>
          </table:table-cell>
          <table:table-cell office:value-type="float" office:value="0.75982" calcext:value-type="float">
            <text:p>0.7598</text:p>
          </table:table-cell>
          <table:table-cell office:value-type="float" office:value="0.0366968610033113" calcext:value-type="float">
            <text:p>0.0367</text:p>
          </table:table-cell>
          <table:table-cell office:value-type="float" office:value="0.757175" calcext:value-type="float">
            <text:p>0.7572</text:p>
          </table:table-cell>
          <table:table-cell office:value-type="float" office:value="0.0392607198934794" calcext:value-type="float">
            <text:p>0.0393</text:p>
          </table:table-cell>
          <table:table-cell office:value-type="float" office:value="0.761285" calcext:value-type="float">
            <text:p>0.7613</text:p>
          </table:table-cell>
          <table:table-cell office:value-type="float" office:value="0.0339208925715251" calcext:value-type="float">
            <text:p>0.0339</text:p>
          </table:table-cell>
          <table:table-cell office:value-type="float" office:value="0.760565" calcext:value-type="float">
            <text:p>0.7606</text:p>
          </table:table-cell>
          <table:table-cell office:value-type="float" office:value="0.0355734755595692" calcext:value-type="float">
            <text:p>0.035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60735" calcext:value-type="float">
            <text:p>0.760735</text:p>
          </table:table-cell>
          <table:table-cell office:value-type="float" office:value="0.0492386263561549" calcext:value-type="float">
            <text:p>0.0492386263561549</text:p>
          </table:table-cell>
          <table:table-cell office:value-type="float" office:value="0.745395" calcext:value-type="float">
            <text:p>0.745395</text:p>
          </table:table-cell>
          <table:table-cell office:value-type="float" office:value="0.0359479819164174" calcext:value-type="float">
            <text:p>0.0359479819164174</text:p>
          </table:table-cell>
          <table:table-cell office:value-type="float" office:value="0.772855" calcext:value-type="float">
            <text:p>0.772855</text:p>
          </table:table-cell>
          <table:table-cell office:value-type="float" office:value="0.0388905410810193" calcext:value-type="float">
            <text:p>0.0388905410810193</text:p>
          </table:table-cell>
          <table:table-cell office:value-type="float" office:value="0.75158" calcext:value-type="float">
            <text:p>0.75158</text:p>
          </table:table-cell>
          <table:table-cell office:value-type="float" office:value="0.0458212338652239" calcext:value-type="float">
            <text:p>0.0458212338652239</text:p>
          </table:table-cell>
          <table:table-cell office:value-type="float" office:value="0.763315" calcext:value-type="float">
            <text:p>0.763315</text:p>
          </table:table-cell>
          <table:table-cell office:value-type="float" office:value="0.04186403072634" calcext:value-type="float">
            <text:p>0.04186403072634</text:p>
          </table:table-cell>
          <table:table-cell office:value-type="float" office:value="0.75443" calcext:value-type="float">
            <text:p>0.75443</text:p>
          </table:table-cell>
          <table:table-cell office:value-type="float" office:value="0.0374298397650056" calcext:value-type="float">
            <text:p>0.0374298397650056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0.0441053147316241" calcext:value-type="float">
            <text:p>0.0441</text:p>
          </table:table-cell>
          <table:table-cell office:value-type="float" office:value="0.76469" calcext:value-type="float">
            <text:p>0.7647</text:p>
          </table:table-cell>
          <table:table-cell office:value-type="float" office:value="0.0374441830783696" calcext:value-type="float">
            <text:p>0.0374</text:p>
          </table:table-cell>
          <table:table-cell office:value-type="float" office:value="0.76038" calcext:value-type="float">
            <text:p>0.7604</text:p>
          </table:table-cell>
          <table:table-cell office:value-type="float" office:value="0.0348569363677305" calcext:value-type="float">
            <text:p>0.0349</text:p>
          </table:table-cell>
          <table:table-cell office:value-type="float" office:value="0.75343" calcext:value-type="float">
            <text:p>0.7534</text:p>
          </table:table-cell>
          <table:table-cell office:value-type="float" office:value="0.0420713507703629" calcext:value-type="float">
            <text:p>0.0421</text:p>
          </table:table-cell>
          <table:table-cell office:value-type="float" office:value="0.765755" calcext:value-type="float">
            <text:p>0.7658</text:p>
          </table:table-cell>
          <table:table-cell office:value-type="float" office:value="0.0406074210996474" calcext:value-type="float">
            <text:p>0.0406</text:p>
          </table:table-cell>
          <table:table-cell office:value-type="float" office:value="0.75602" calcext:value-type="float">
            <text:p>0.7560</text:p>
          </table:table-cell>
          <table:table-cell office:value-type="float" office:value="0.0428366409030587" calcext:value-type="float">
            <text:p>0.0428</text:p>
          </table:table-cell>
          <table:table-cell office:value-type="float" office:value="0.764835" calcext:value-type="float">
            <text:p>0.7648</text:p>
          </table:table-cell>
          <table:table-cell office:value-type="float" office:value="0.039223861196986" calcext:value-type="float">
            <text:p>0.0392</text:p>
          </table:table-cell>
          <table:table-cell office:value-type="float" office:value="0.76138" calcext:value-type="float">
            <text:p>0.7614</text:p>
          </table:table-cell>
          <table:table-cell office:value-type="float" office:value="0.034585398513221" calcext:value-type="float">
            <text:p>0.0346</text:p>
          </table:table-cell>
          <table:table-cell office:value-type="float" office:value="0.763755" calcext:value-type="float">
            <text:p>0.7638</text:p>
          </table:table-cell>
          <table:table-cell office:value-type="float" office:value="0.0393081205192988" calcext:value-type="float">
            <text:p>0.0393</text:p>
          </table:table-cell>
          <table:table-cell office:value-type="float" office:value="0.759105" calcext:value-type="float">
            <text:p>0.7591</text:p>
          </table:table-cell>
          <table:table-cell office:value-type="float" office:value="0.0432909967264541" calcext:value-type="float">
            <text:p>0.043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45115" calcext:value-type="float">
            <text:p>0.745115</text:p>
          </table:table-cell>
          <table:table-cell office:value-type="float" office:value="0.0345634273247478" calcext:value-type="float">
            <text:p>0.0345634273247478</text:p>
          </table:table-cell>
          <table:table-cell office:value-type="float" office:value="0.741555" calcext:value-type="float">
            <text:p>0.741555</text:p>
          </table:table-cell>
          <table:table-cell office:value-type="float" office:value="0.0367211516780794" calcext:value-type="float">
            <text:p>0.0367211516780794</text:p>
          </table:table-cell>
          <table:table-cell office:value-type="float" office:value="0.765775" calcext:value-type="float">
            <text:p>0.765775</text:p>
          </table:table-cell>
          <table:table-cell office:value-type="float" office:value="0.0452001295429773" calcext:value-type="float">
            <text:p>0.0452001295429773</text:p>
          </table:table-cell>
          <table:table-cell office:value-type="float" office:value="0.762795" calcext:value-type="float">
            <text:p>0.762795</text:p>
          </table:table-cell>
          <table:table-cell office:value-type="float" office:value="0.0370765306709928" calcext:value-type="float">
            <text:p>0.0370765306709928</text:p>
          </table:table-cell>
          <table:table-cell office:value-type="float" office:value="0.767975" calcext:value-type="float">
            <text:p>0.767975</text:p>
          </table:table-cell>
          <table:table-cell office:value-type="float" office:value="0.0397455789706511" calcext:value-type="float">
            <text:p>0.0397455789706511</text:p>
          </table:table-cell>
          <table:table-cell office:value-type="float" office:value="0.757675" calcext:value-type="float">
            <text:p>0.757675</text:p>
          </table:table-cell>
          <table:table-cell office:value-type="float" office:value="0.0398201266676595" calcext:value-type="float">
            <text:p>0.0398201266676595</text:p>
          </table:table-cell>
          <table:table-cell office:value-type="float" office:value="0.76282" calcext:value-type="float">
            <text:p>0.76282</text:p>
          </table:table-cell>
          <table:table-cell office:value-type="float" office:value="0.0437844172321667" calcext:value-type="float">
            <text:p>0.0438</text:p>
          </table:table-cell>
          <table:table-cell office:value-type="float" office:value="0.75399" calcext:value-type="float">
            <text:p>0.7540</text:p>
          </table:table-cell>
          <table:table-cell office:value-type="float" office:value="0.0384433145298496" calcext:value-type="float">
            <text:p>0.0384</text:p>
          </table:table-cell>
          <table:table-cell office:value-type="float" office:value="0.76327" calcext:value-type="float">
            <text:p>0.7633</text:p>
          </table:table-cell>
          <table:table-cell office:value-type="float" office:value="0.0407675602894297" calcext:value-type="float">
            <text:p>0.0408</text:p>
          </table:table-cell>
          <table:table-cell office:value-type="float" office:value="0.76561" calcext:value-type="float">
            <text:p>0.7656</text:p>
          </table:table-cell>
          <table:table-cell office:value-type="float" office:value="0.037628574418613" calcext:value-type="float">
            <text:p>0.0376</text:p>
          </table:table-cell>
          <table:table-cell office:value-type="float" office:value="0.761315" calcext:value-type="float">
            <text:p>0.7613</text:p>
          </table:table-cell>
          <table:table-cell office:value-type="float" office:value="0.0436127440941367" calcext:value-type="float">
            <text:p>0.0436</text:p>
          </table:table-cell>
          <table:table-cell office:value-type="float" office:value="0.765405" calcext:value-type="float">
            <text:p>0.7654</text:p>
          </table:table-cell>
          <table:table-cell office:value-type="float" office:value="0.038389929247811" calcext:value-type="float">
            <text:p>0.0384</text:p>
          </table:table-cell>
          <table:table-cell office:value-type="float" office:value="0.75977" calcext:value-type="float">
            <text:p>0.7598</text:p>
          </table:table-cell>
          <table:table-cell office:value-type="float" office:value="0.0443308717349702" calcext:value-type="float">
            <text:p>0.0443</text:p>
          </table:table-cell>
          <table:table-cell office:value-type="float" office:value="0.75823" calcext:value-type="float">
            <text:p>0.7582</text:p>
          </table:table-cell>
          <table:table-cell office:value-type="float" office:value="0.0400875182712987" calcext:value-type="float">
            <text:p>0.0401</text:p>
          </table:table-cell>
          <table:table-cell office:value-type="float" office:value="0.76153" calcext:value-type="float">
            <text:p>0.7615</text:p>
          </table:table-cell>
          <table:table-cell office:value-type="float" office:value="0.0374204450229922" calcext:value-type="float">
            <text:p>0.0374</text:p>
          </table:table-cell>
          <table:table-cell office:value-type="float" office:value="0.75909" calcext:value-type="float">
            <text:p>0.7591</text:p>
          </table:table-cell>
          <table:table-cell office:value-type="float" office:value="0.0417968237003394" calcext:value-type="float">
            <text:p>0.041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55845" calcext:value-type="float">
            <text:p>0.755845</text:p>
          </table:table-cell>
          <table:table-cell office:value-type="float" office:value="0.0348018242800485" calcext:value-type="float">
            <text:p>0.0348018242800485</text:p>
          </table:table-cell>
          <table:table-cell office:value-type="float" office:value="0.735815" calcext:value-type="float">
            <text:p>0.735815</text:p>
          </table:table-cell>
          <table:table-cell office:value-type="float" office:value="0.0253944172826845" calcext:value-type="float">
            <text:p>0.0253944172826845</text:p>
          </table:table-cell>
          <table:table-cell office:value-type="float" office:value="0.756465" calcext:value-type="float">
            <text:p>0.756465</text:p>
          </table:table-cell>
          <table:table-cell office:value-type="float" office:value="0.0342496396448516" calcext:value-type="float">
            <text:p>0.0342496396448516</text:p>
          </table:table-cell>
          <table:table-cell office:value-type="float" office:value="0.761455" calcext:value-type="float">
            <text:p>0.761455</text:p>
          </table:table-cell>
          <table:table-cell office:value-type="float" office:value="0.04019915078288" calcext:value-type="float">
            <text:p>0.04019915078288</text:p>
          </table:table-cell>
          <table:table-cell office:value-type="float" office:value="0.76352" calcext:value-type="float">
            <text:p>0.76352</text:p>
          </table:table-cell>
          <table:table-cell office:value-type="float" office:value="0.0399801689602367" calcext:value-type="float">
            <text:p>0.0399801689602367</text:p>
          </table:table-cell>
          <table:table-cell office:value-type="float" office:value="0.75932" calcext:value-type="float">
            <text:p>0.75932</text:p>
          </table:table-cell>
          <table:table-cell office:value-type="float" office:value="0.0396508988021209" calcext:value-type="float">
            <text:p>0.0396508988021209</text:p>
          </table:table-cell>
          <table:table-cell office:value-type="float" office:value="0.76327" calcext:value-type="float">
            <text:p>0.76327</text:p>
          </table:table-cell>
          <table:table-cell office:value-type="float" office:value="0.0362059705718287" calcext:value-type="float">
            <text:p>0.0362</text:p>
          </table:table-cell>
          <table:table-cell office:value-type="float" office:value="0.763085" calcext:value-type="float">
            <text:p>0.7631</text:p>
          </table:table-cell>
          <table:table-cell office:value-type="float" office:value="0.0328504386893679" calcext:value-type="float">
            <text:p>0.0329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0351049958283542" calcext:value-type="float">
            <text:p>0.0351</text:p>
          </table:table-cell>
          <table:table-cell office:value-type="float" office:value="0.75404" calcext:value-type="float">
            <text:p>0.7540</text:p>
          </table:table-cell>
          <table:table-cell office:value-type="float" office:value="0.0456684452961524" calcext:value-type="float">
            <text:p>0.0457</text:p>
          </table:table-cell>
          <table:table-cell office:value-type="float" office:value="0.766425" calcext:value-type="float">
            <text:p>0.7664</text:p>
          </table:table-cell>
          <table:table-cell office:value-type="float" office:value="0.0411345481037384" calcext:value-type="float">
            <text:p>0.0411</text:p>
          </table:table-cell>
          <table:table-cell office:value-type="float" office:value="0.756425" calcext:value-type="float">
            <text:p>0.7564</text:p>
          </table:table-cell>
          <table:table-cell office:value-type="float" office:value="0.038438807402594" calcext:value-type="float">
            <text:p>0.0384</text:p>
          </table:table-cell>
          <table:table-cell office:value-type="float" office:value="0.75973" calcext:value-type="float">
            <text:p>0.7597</text:p>
          </table:table-cell>
          <table:table-cell office:value-type="float" office:value="0.0346031512387344" calcext:value-type="float">
            <text:p>0.0346</text:p>
          </table:table-cell>
          <table:table-cell office:value-type="float" office:value="0.755" calcext:value-type="float">
            <text:p>0.7550</text:p>
          </table:table-cell>
          <table:table-cell office:value-type="float" office:value="0.0420413704141025" calcext:value-type="float">
            <text:p>0.0420</text:p>
          </table:table-cell>
          <table:table-cell office:value-type="float" office:value="0.75598" calcext:value-type="float">
            <text:p>0.7560</text:p>
          </table:table-cell>
          <table:table-cell office:value-type="float" office:value="0.0416226978548366" calcext:value-type="float">
            <text:p>0.0416</text:p>
          </table:table-cell>
          <table:table-cell office:value-type="float" office:value="0.75964" calcext:value-type="float">
            <text:p>0.7596</text:p>
          </table:table-cell>
          <table:table-cell office:value-type="float" office:value="0.0390298923330345" calcext:value-type="float">
            <text:p>0.039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5388" calcext:value-type="float">
            <text:p>0.75388</text:p>
          </table:table-cell>
          <table:table-cell office:value-type="float" office:value="0.0339664085328514" calcext:value-type="float">
            <text:p>0.0339664085328514</text:p>
          </table:table-cell>
          <table:table-cell office:value-type="float" office:value="0.73778" calcext:value-type="float">
            <text:p>0.73778</text:p>
          </table:table-cell>
          <table:table-cell office:value-type="float" office:value="0.0541147042518112" calcext:value-type="float">
            <text:p>0.0541147042518112</text:p>
          </table:table-cell>
          <table:table-cell office:value-type="float" office:value="0.76333" calcext:value-type="float">
            <text:p>0.76333</text:p>
          </table:table-cell>
          <table:table-cell office:value-type="float" office:value="0.046619041598422" calcext:value-type="float">
            <text:p>0.046619041598422</text:p>
          </table:table-cell>
          <table:table-cell office:value-type="float" office:value="0.762995" calcext:value-type="float">
            <text:p>0.762995</text:p>
          </table:table-cell>
          <table:table-cell office:value-type="float" office:value="0.037199721151501" calcext:value-type="float">
            <text:p>0.037199721151501</text:p>
          </table:table-cell>
          <table:table-cell office:value-type="float" office:value="0.76354" calcext:value-type="float">
            <text:p>0.76354</text:p>
          </table:table-cell>
          <table:table-cell office:value-type="float" office:value="0.0417118615550562" calcext:value-type="float">
            <text:p>0.0417118615550562</text:p>
          </table:table-cell>
          <table:table-cell office:value-type="float" office:value="0.769095" calcext:value-type="float">
            <text:p>0.769095</text:p>
          </table:table-cell>
          <table:table-cell office:value-type="float" office:value="0.0296592649368012" calcext:value-type="float">
            <text:p>0.0296592649368012</text:p>
          </table:table-cell>
          <table:table-cell office:value-type="float" office:value="0.763795" calcext:value-type="float">
            <text:p>0.763795</text:p>
          </table:table-cell>
          <table:table-cell office:value-type="float" office:value="0.0426267500027579" calcext:value-type="float">
            <text:p>0.0426</text:p>
          </table:table-cell>
          <table:table-cell office:value-type="float" office:value="0.768925" calcext:value-type="float">
            <text:p>0.7689</text:p>
          </table:table-cell>
          <table:table-cell office:value-type="float" office:value="0.0380108007185777" calcext:value-type="float">
            <text:p>0.0380</text:p>
          </table:table-cell>
          <table:table-cell office:value-type="float" office:value="0.76843" calcext:value-type="float">
            <text:p>0.7684</text:p>
          </table:table-cell>
          <table:table-cell office:value-type="float" office:value="0.0435072680946648" calcext:value-type="float">
            <text:p>0.0435</text:p>
          </table:table-cell>
          <table:table-cell office:value-type="float" office:value="0.759925" calcext:value-type="float">
            <text:p>0.7599</text:p>
          </table:table-cell>
          <table:table-cell office:value-type="float" office:value="0.0320485043238657" calcext:value-type="float">
            <text:p>0.0320</text:p>
          </table:table-cell>
          <table:table-cell office:value-type="float" office:value="0.762485" calcext:value-type="float">
            <text:p>0.7625</text:p>
          </table:table-cell>
          <table:table-cell office:value-type="float" office:value="0.0423270027843534" calcext:value-type="float">
            <text:p>0.0423</text:p>
          </table:table-cell>
          <table:table-cell office:value-type="float" office:value="0.763285" calcext:value-type="float">
            <text:p>0.7633</text:p>
          </table:table-cell>
          <table:table-cell office:value-type="float" office:value="0.0404317982334842" calcext:value-type="float">
            <text:p>0.0404</text:p>
          </table:table-cell>
          <table:table-cell office:value-type="float" office:value="0.764975" calcext:value-type="float">
            <text:p>0.7650</text:p>
          </table:table-cell>
          <table:table-cell office:value-type="float" office:value="0.0309927669066573" calcext:value-type="float">
            <text:p>0.0310</text:p>
          </table:table-cell>
          <table:table-cell office:value-type="float" office:value="0.755145" calcext:value-type="float">
            <text:p>0.7551</text:p>
          </table:table-cell>
          <table:table-cell office:value-type="float" office:value="0.0331329968840989" calcext:value-type="float">
            <text:p>0.0331</text:p>
          </table:table-cell>
          <table:table-cell office:value-type="float" office:value="0.75698" calcext:value-type="float">
            <text:p>0.7570</text:p>
          </table:table-cell>
          <table:table-cell office:value-type="float" office:value="0.041020903760879" calcext:value-type="float">
            <text:p>0.0410</text:p>
          </table:table-cell>
          <table:table-cell office:value-type="float" office:value="0.76362" calcext:value-type="float">
            <text:p>0.7636</text:p>
          </table:table-cell>
          <table:table-cell office:value-type="float" office:value="0.0366512023682131" calcext:value-type="float">
            <text:p>0.036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5689" calcext:value-type="float">
            <text:p>0.75689</text:p>
          </table:table-cell>
          <table:table-cell office:value-type="float" office:value="0.0424542571415297" calcext:value-type="float">
            <text:p>0.0424542571415297</text:p>
          </table:table-cell>
          <table:table-cell office:value-type="float" office:value="0.74348" calcext:value-type="float">
            <text:p>0.74348</text:p>
          </table:table-cell>
          <table:table-cell office:value-type="float" office:value="0.0305870557487094" calcext:value-type="float">
            <text:p>0.0305870557487094</text:p>
          </table:table-cell>
          <table:table-cell office:value-type="float" office:value="0.75984" calcext:value-type="float">
            <text:p>0.75984</text:p>
          </table:table-cell>
          <table:table-cell office:value-type="float" office:value="0.0405435108782911" calcext:value-type="float">
            <text:p>0.0405435108782911</text:p>
          </table:table-cell>
          <table:table-cell office:value-type="float" office:value="0.76676" calcext:value-type="float">
            <text:p>0.76676</text:p>
          </table:table-cell>
          <table:table-cell office:value-type="float" office:value="0.0413790498773805" calcext:value-type="float">
            <text:p>0.0413790498773805</text:p>
          </table:table-cell>
          <table:table-cell office:value-type="float" office:value="0.75492" calcext:value-type="float">
            <text:p>0.75492</text:p>
          </table:table-cell>
          <table:table-cell office:value-type="float" office:value="0.0400141401781783" calcext:value-type="float">
            <text:p>0.0400141401781783</text:p>
          </table:table-cell>
          <table:table-cell office:value-type="float" office:value="0.760475" calcext:value-type="float">
            <text:p>0.760475</text:p>
          </table:table-cell>
          <table:table-cell office:value-type="float" office:value="0.031780507921937" calcext:value-type="float">
            <text:p>0.031780507921937</text:p>
          </table:table-cell>
          <table:table-cell office:value-type="float" office:value="0.76198" calcext:value-type="float">
            <text:p>0.76198</text:p>
          </table:table-cell>
          <table:table-cell office:value-type="float" office:value="0.0329099417341058" calcext:value-type="float">
            <text:p>0.0329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0447590634311797" calcext:value-type="float">
            <text:p>0.0448</text:p>
          </table:table-cell>
          <table:table-cell office:value-type="float" office:value="0.762395" calcext:value-type="float">
            <text:p>0.7624</text:p>
          </table:table-cell>
          <table:table-cell office:value-type="float" office:value="0.0358853615461619" calcext:value-type="float">
            <text:p>0.0359</text:p>
          </table:table-cell>
          <table:table-cell office:value-type="float" office:value="0.75851" calcext:value-type="float">
            <text:p>0.7585</text:p>
          </table:table-cell>
          <table:table-cell office:value-type="float" office:value="0.0359558874645036" calcext:value-type="float">
            <text:p>0.0360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041562862368375" calcext:value-type="float">
            <text:p>0.0416</text:p>
          </table:table-cell>
          <table:table-cell office:value-type="float" office:value="0.756855" calcext:value-type="float">
            <text:p>0.7569</text:p>
          </table:table-cell>
          <table:table-cell office:value-type="float" office:value="0.037688549839869" calcext:value-type="float">
            <text:p>0.0377</text:p>
          </table:table-cell>
          <table:table-cell office:value-type="float" office:value="0.76092" calcext:value-type="float">
            <text:p>0.7609</text:p>
          </table:table-cell>
          <table:table-cell office:value-type="float" office:value="0.0397505428855222" calcext:value-type="float">
            <text:p>0.0398</text:p>
          </table:table-cell>
          <table:table-cell office:value-type="float" office:value="0.756265" calcext:value-type="float">
            <text:p>0.7563</text:p>
          </table:table-cell>
          <table:table-cell office:value-type="float" office:value="0.0341196056383397" calcext:value-type="float">
            <text:p>0.0341</text:p>
          </table:table-cell>
          <table:table-cell office:value-type="float" office:value="0.762165" calcext:value-type="float">
            <text:p>0.7622</text:p>
          </table:table-cell>
          <table:table-cell office:value-type="float" office:value="0.0365221692690381" calcext:value-type="float">
            <text:p>0.0365</text:p>
          </table:table-cell>
          <table:table-cell office:value-type="float" office:value="0.75022" calcext:value-type="float">
            <text:p>0.7502</text:p>
          </table:table-cell>
          <table:table-cell office:value-type="float" office:value="0.0302091260966371" calcext:value-type="float">
            <text:p>0.030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48165" calcext:value-type="float">
            <text:p>0.748165</text:p>
          </table:table-cell>
          <table:table-cell office:value-type="float" office:value="0.0477243615019955" calcext:value-type="float">
            <text:p>0.0477243615019955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0368667155177682" calcext:value-type="float">
            <text:p>0.0368667155177682</text:p>
          </table:table-cell>
          <table:table-cell office:value-type="float" office:value="0.760825" calcext:value-type="float">
            <text:p>0.760825</text:p>
          </table:table-cell>
          <table:table-cell office:value-type="float" office:value="0.0353489485699942" calcext:value-type="float">
            <text:p>0.0353489485699942</text:p>
          </table:table-cell>
          <table:table-cell office:value-type="float" office:value="0.75401" calcext:value-type="float">
            <text:p>0.75401</text:p>
          </table:table-cell>
          <table:table-cell office:value-type="float" office:value="0.0322906618253399" calcext:value-type="float">
            <text:p>0.0322906618253399</text:p>
          </table:table-cell>
          <table:table-cell office:value-type="float" office:value="0.76354" calcext:value-type="float">
            <text:p>0.76354</text:p>
          </table:table-cell>
          <table:table-cell office:value-type="float" office:value="0.0359678041363055" calcext:value-type="float">
            <text:p>0.0359678041363055</text:p>
          </table:table-cell>
          <table:table-cell office:value-type="float" office:value="0.758405" calcext:value-type="float">
            <text:p>0.758405</text:p>
          </table:table-cell>
          <table:table-cell office:value-type="float" office:value="0.0334329472297539" calcext:value-type="float">
            <text:p>0.0334329472297539</text:p>
          </table:table-cell>
          <table:table-cell office:value-type="float" office:value="0.760315" calcext:value-type="float">
            <text:p>0.760315</text:p>
          </table:table-cell>
          <table:table-cell office:value-type="float" office:value="0.0346686307161682" calcext:value-type="float">
            <text:p>0.0347</text:p>
          </table:table-cell>
          <table:table-cell office:value-type="float" office:value="0.75612" calcext:value-type="float">
            <text:p>0.7561</text:p>
          </table:table-cell>
          <table:table-cell office:value-type="float" office:value="0.0374606163405638" calcext:value-type="float">
            <text:p>0.0375</text:p>
          </table:table-cell>
          <table:table-cell office:value-type="float" office:value="0.757505" calcext:value-type="float">
            <text:p>0.7575</text:p>
          </table:table-cell>
          <table:table-cell office:value-type="float" office:value="0.0395592369891909" calcext:value-type="float">
            <text:p>0.0396</text:p>
          </table:table-cell>
          <table:table-cell office:value-type="float" office:value="0.75985" calcext:value-type="float">
            <text:p>0.7599</text:p>
          </table:table-cell>
          <table:table-cell office:value-type="float" office:value="0.0287124978607354" calcext:value-type="float">
            <text:p>0.0287</text:p>
          </table:table-cell>
          <table:table-cell office:value-type="float" office:value="0.762435" calcext:value-type="float">
            <text:p>0.7624</text:p>
          </table:table-cell>
          <table:table-cell office:value-type="float" office:value="0.041083972063713" calcext:value-type="float">
            <text:p>0.0411</text:p>
          </table:table-cell>
          <table:table-cell office:value-type="float" office:value="0.761885" calcext:value-type="float">
            <text:p>0.7619</text:p>
          </table:table-cell>
          <table:table-cell office:value-type="float" office:value="0.0360964353083062" calcext:value-type="float">
            <text:p>0.0361</text:p>
          </table:table-cell>
          <table:table-cell office:value-type="float" office:value="0.757315" calcext:value-type="float">
            <text:p>0.7573</text:p>
          </table:table-cell>
          <table:table-cell office:value-type="float" office:value="0.0399281795717837" calcext:value-type="float">
            <text:p>0.0399</text:p>
          </table:table-cell>
          <table:table-cell office:value-type="float" office:value="0.75304" calcext:value-type="float">
            <text:p>0.7530</text:p>
          </table:table-cell>
          <table:table-cell office:value-type="float" office:value="0.0303552403731907" calcext:value-type="float">
            <text:p>0.0304</text:p>
          </table:table-cell>
          <table:table-cell office:value-type="float" office:value="0.76119" calcext:value-type="float">
            <text:p>0.7612</text:p>
          </table:table-cell>
          <table:table-cell office:value-type="float" office:value="0.0436623842888933" calcext:value-type="float">
            <text:p>0.0437</text:p>
          </table:table-cell>
          <table:table-cell office:value-type="float" office:value="0.755865" calcext:value-type="float">
            <text:p>0.7559</text:p>
          </table:table-cell>
          <table:table-cell office:value-type="float" office:value="0.0318658564138515" calcext:value-type="float">
            <text:p>0.031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47295" calcext:value-type="float">
            <text:p>0.747295</text:p>
          </table:table-cell>
          <table:table-cell office:value-type="float" office:value="0.0456657644940857" calcext:value-type="float">
            <text:p>0.0456657644940857</text:p>
          </table:table-cell>
          <table:table-cell office:value-type="float" office:value="0.75351" calcext:value-type="float">
            <text:p>0.75351</text:p>
          </table:table-cell>
          <table:table-cell office:value-type="float" office:value="0.0363392986977802" calcext:value-type="float">
            <text:p>0.0363392986977802</text:p>
          </table:table-cell>
          <table:table-cell office:value-type="float" office:value="0.757515" calcext:value-type="float">
            <text:p>0.757515</text:p>
          </table:table-cell>
          <table:table-cell office:value-type="float" office:value="0.0391937616024447" calcext:value-type="float">
            <text:p>0.0391937616024447</text:p>
          </table:table-cell>
          <table:table-cell office:value-type="float" office:value="0.745185" calcext:value-type="float">
            <text:p>0.745185</text:p>
          </table:table-cell>
          <table:table-cell office:value-type="float" office:value="0.0406428921282824" calcext:value-type="float">
            <text:p>0.0406428921282824</text:p>
          </table:table-cell>
          <table:table-cell office:value-type="float" office:value="0.754225" calcext:value-type="float">
            <text:p>0.754225</text:p>
          </table:table-cell>
          <table:table-cell office:value-type="float" office:value="0.0341482239253249" calcext:value-type="float">
            <text:p>0.0341482239253249</text:p>
          </table:table-cell>
          <table:table-cell office:value-type="float" office:value="0.74567" calcext:value-type="float">
            <text:p>0.74567</text:p>
          </table:table-cell>
          <table:table-cell office:value-type="float" office:value="0.0394786946963103" calcext:value-type="float">
            <text:p>0.0394786946963103</text:p>
          </table:table-cell>
          <table:table-cell office:value-type="float" office:value="0.757345" calcext:value-type="float">
            <text:p>0.757345</text:p>
          </table:table-cell>
          <table:table-cell office:value-type="float" office:value="0.0384980645266697" calcext:value-type="float">
            <text:p>0.0385</text:p>
          </table:table-cell>
          <table:table-cell office:value-type="float" office:value="0.75238" calcext:value-type="float">
            <text:p>0.7524</text:p>
          </table:table-cell>
          <table:table-cell office:value-type="float" office:value="0.0358662541995992" calcext:value-type="float">
            <text:p>0.0359</text:p>
          </table:table-cell>
          <table:table-cell office:value-type="float" office:value="0.758115" calcext:value-type="float">
            <text:p>0.7581</text:p>
          </table:table-cell>
          <table:table-cell office:value-type="float" office:value="0.0356902742943025" calcext:value-type="float">
            <text:p>0.0357</text:p>
          </table:table-cell>
          <table:table-cell office:value-type="float" office:value="0.748365" calcext:value-type="float">
            <text:p>0.7484</text:p>
          </table:table-cell>
          <table:table-cell office:value-type="float" office:value="0.0336797642294231" calcext:value-type="float">
            <text:p>0.0337</text:p>
          </table:table-cell>
          <table:table-cell office:value-type="float" office:value="0.750805" calcext:value-type="float">
            <text:p>0.7508</text:p>
          </table:table-cell>
          <table:table-cell office:value-type="float" office:value="0.0361849476079583" calcext:value-type="float">
            <text:p>0.0362</text:p>
          </table:table-cell>
          <table:table-cell office:value-type="float" office:value="0.75774" calcext:value-type="float">
            <text:p>0.7577</text:p>
          </table:table-cell>
          <table:table-cell office:value-type="float" office:value="0.0399019705002496" calcext:value-type="float">
            <text:p>0.0399</text:p>
          </table:table-cell>
          <table:table-cell office:value-type="float" office:value="0.751845" calcext:value-type="float">
            <text:p>0.7518</text:p>
          </table:table-cell>
          <table:table-cell office:value-type="float" office:value="0.0371122856783568" calcext:value-type="float">
            <text:p>0.0371</text:p>
          </table:table-cell>
          <table:table-cell office:value-type="float" office:value="0.748545" calcext:value-type="float">
            <text:p>0.7485</text:p>
          </table:table-cell>
          <table:table-cell office:value-type="float" office:value="0.0384482381864612" calcext:value-type="float">
            <text:p>0.0384</text:p>
          </table:table-cell>
          <table:table-cell office:value-type="float" office:value="0.75638" calcext:value-type="float">
            <text:p>0.7564</text:p>
          </table:table-cell>
          <table:table-cell office:value-type="float" office:value="0.0361815076842355" calcext:value-type="float">
            <text:p>0.0362</text:p>
          </table:table-cell>
          <table:table-cell office:value-type="float" office:value="0.753895" calcext:value-type="float">
            <text:p>0.7539</text:p>
          </table:table-cell>
          <table:table-cell office:value-type="float" office:value="0.0347451257889582" calcext:value-type="float">
            <text:p>0.034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50005" calcext:value-type="float">
            <text:p>0.750005</text:p>
          </table:table-cell>
          <table:table-cell office:value-type="float" office:value="0.0455220849909064" calcext:value-type="float">
            <text:p>0.0455220849909064</text:p>
          </table:table-cell>
          <table:table-cell office:value-type="float" office:value="0.746315" calcext:value-type="float">
            <text:p>0.746315</text:p>
          </table:table-cell>
          <table:table-cell office:value-type="float" office:value="0.047470487350352" calcext:value-type="float">
            <text:p>0.047470487350352</text:p>
          </table:table-cell>
          <table:table-cell office:value-type="float" office:value="0.752455" calcext:value-type="float">
            <text:p>0.752455</text:p>
          </table:table-cell>
          <table:table-cell office:value-type="float" office:value="0.0387548367642516" calcext:value-type="float">
            <text:p>0.0387548367642516</text:p>
          </table:table-cell>
          <table:table-cell office:value-type="float" office:value="0.749725" calcext:value-type="float">
            <text:p>0.749725</text:p>
          </table:table-cell>
          <table:table-cell office:value-type="float" office:value="0.0298595848277321" calcext:value-type="float">
            <text:p>0.0298595848277321</text:p>
          </table:table-cell>
          <table:table-cell office:value-type="float" office:value="0.754825" calcext:value-type="float">
            <text:p>0.754825</text:p>
          </table:table-cell>
          <table:table-cell office:value-type="float" office:value="0.0421590336394669" calcext:value-type="float">
            <text:p>0.0421590336394669</text:p>
          </table:table-cell>
          <table:table-cell office:value-type="float" office:value="0.75108" calcext:value-type="float">
            <text:p>0.75108</text:p>
          </table:table-cell>
          <table:table-cell office:value-type="float" office:value="0.0407896704218856" calcext:value-type="float">
            <text:p>0.0407896704218856</text:p>
          </table:table-cell>
          <table:table-cell office:value-type="float" office:value="0.754395" calcext:value-type="float">
            <text:p>0.754395</text:p>
          </table:table-cell>
          <table:table-cell office:value-type="float" office:value="0.0372920761065293" calcext:value-type="float">
            <text:p>0.0373</text:p>
          </table:table-cell>
          <table:table-cell office:value-type="float" office:value="0.75043" calcext:value-type="float">
            <text:p>0.7504</text:p>
          </table:table-cell>
          <table:table-cell office:value-type="float" office:value="0.0337786260726705" calcext:value-type="float">
            <text:p>0.0338</text:p>
          </table:table-cell>
          <table:table-cell office:value-type="float" office:value="0.75354" calcext:value-type="float">
            <text:p>0.7535</text:p>
          </table:table-cell>
          <table:table-cell office:value-type="float" office:value="0.0357285905010759" calcext:value-type="float">
            <text:p>0.0357</text:p>
          </table:table-cell>
          <table:table-cell office:value-type="float" office:value="0.76031" calcext:value-type="float">
            <text:p>0.7603</text:p>
          </table:table-cell>
          <table:table-cell office:value-type="float" office:value="0.0377741159546213" calcext:value-type="float">
            <text:p>0.0378</text:p>
          </table:table-cell>
          <table:table-cell office:value-type="float" office:value="0.755065" calcext:value-type="float">
            <text:p>0.7551</text:p>
          </table:table-cell>
          <table:table-cell office:value-type="float" office:value="0.0384609304173444" calcext:value-type="float">
            <text:p>0.0385</text:p>
          </table:table-cell>
          <table:table-cell office:value-type="float" office:value="0.75455" calcext:value-type="float">
            <text:p>0.7546</text:p>
          </table:table-cell>
          <table:table-cell office:value-type="float" office:value="0.0327924400113374" calcext:value-type="float">
            <text:p>0.0328</text:p>
          </table:table-cell>
          <table:table-cell office:value-type="float" office:value="0.754715" calcext:value-type="float">
            <text:p>0.7547</text:p>
          </table:table-cell>
          <table:table-cell office:value-type="float" office:value="0.0335136849169004" calcext:value-type="float">
            <text:p>0.0335</text:p>
          </table:table-cell>
          <table:table-cell office:value-type="float" office:value="0.757175" calcext:value-type="float">
            <text:p>0.7572</text:p>
          </table:table-cell>
          <table:table-cell office:value-type="float" office:value="0.0368429010822663" calcext:value-type="float">
            <text:p>0.0368</text:p>
          </table:table-cell>
          <table:table-cell office:value-type="float" office:value="0.75979" calcext:value-type="float">
            <text:p>0.7598</text:p>
          </table:table-cell>
          <table:table-cell office:value-type="float" office:value="0.0378706277278457" calcext:value-type="float">
            <text:p>0.0379</text:p>
          </table:table-cell>
          <table:table-cell office:value-type="float" office:value="0.754375" calcext:value-type="float">
            <text:p>0.7544</text:p>
          </table:table-cell>
          <table:table-cell office:value-type="float" office:value="0.0355614188210688" calcext:value-type="float">
            <text:p>0.035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44678260869565" calcext:value-type="float">
            <text:p>0.844678260869565</text:p>
          </table:table-cell>
          <table:table-cell office:value-type="float" office:value="0.0474074005048337" calcext:value-type="float">
            <text:p>0.0474074005048337</text:p>
          </table:table-cell>
          <table:table-cell office:value-type="float" office:value="0.840370531400966" calcext:value-type="float">
            <text:p>0.840370531400966</text:p>
          </table:table-cell>
          <table:table-cell office:value-type="float" office:value="0.0473772935527154" calcext:value-type="float">
            <text:p>0.0473772935527154</text:p>
          </table:table-cell>
          <table:table-cell office:value-type="float" office:value="0.843938405797101" calcext:value-type="float">
            <text:p>0.843938405797101</text:p>
          </table:table-cell>
          <table:table-cell office:value-type="float" office:value="0.047558734600197" calcext:value-type="float">
            <text:p>0.047558734600197</text:p>
          </table:table-cell>
          <table:table-cell office:value-type="float" office:value="0.84653309178744" calcext:value-type="float">
            <text:p>0.84653309178744</text:p>
          </table:table-cell>
          <table:table-cell office:value-type="float" office:value="0.0517889766714414" calcext:value-type="float">
            <text:p>0.0517889766714414</text:p>
          </table:table-cell>
          <table:table-cell office:value-type="float" office:value="0.837284057971015" calcext:value-type="float">
            <text:p>0.837284057971015</text:p>
          </table:table-cell>
          <table:table-cell office:value-type="float" office:value="0.0489916218453099" calcext:value-type="float">
            <text:p>0.0489916218453099</text:p>
          </table:table-cell>
          <table:table-cell office:value-type="float" office:value="0.843700241545894" calcext:value-type="float">
            <text:p>0.843700241545894</text:p>
          </table:table-cell>
          <table:table-cell office:value-type="float" office:value="0.0476667629655357" calcext:value-type="float">
            <text:p>0.0476667629655357</text:p>
          </table:table-cell>
          <table:table-cell office:value-type="float" office:value="0.836565942028986" calcext:value-type="float">
            <text:p>0.836565942028986</text:p>
          </table:table-cell>
          <table:table-cell office:value-type="float" office:value="0.0487500797464706" calcext:value-type="float">
            <text:p>0.0488</text:p>
          </table:table-cell>
          <table:table-cell office:value-type="float" office:value="0.853685024154589" calcext:value-type="float">
            <text:p>0.8537</text:p>
          </table:table-cell>
          <table:table-cell office:value-type="float" office:value="0.0454793557340345" calcext:value-type="float">
            <text:p>0.0455</text:p>
          </table:table-cell>
          <table:table-cell office:value-type="float" office:value="0.842614734299517" calcext:value-type="float">
            <text:p>0.8426</text:p>
          </table:table-cell>
          <table:table-cell office:value-type="float" office:value="0.043947177855602" calcext:value-type="float">
            <text:p>0.0439</text:p>
          </table:table-cell>
          <table:table-cell office:value-type="float" office:value="0.83752729468599" calcext:value-type="float">
            <text:p>0.8375</text:p>
          </table:table-cell>
          <table:table-cell office:value-type="float" office:value="0.0474180921965061" calcext:value-type="float">
            <text:p>0.0474</text:p>
          </table:table-cell>
          <table:table-cell office:value-type="float" office:value="0.840609903381642" calcext:value-type="float">
            <text:p>0.8406</text:p>
          </table:table-cell>
          <table:table-cell office:value-type="float" office:value="0.0552820232340781" calcext:value-type="float">
            <text:p>0.0553</text:p>
          </table:table-cell>
          <table:table-cell office:value-type="float" office:value="0.834517874396135" calcext:value-type="float">
            <text:p>0.8345</text:p>
          </table:table-cell>
          <table:table-cell office:value-type="float" office:value="0.0466753815857465" calcext:value-type="float">
            <text:p>0.0467</text:p>
          </table:table-cell>
          <table:table-cell office:value-type="float" office:value="0.838967149758454" calcext:value-type="float">
            <text:p>0.8390</text:p>
          </table:table-cell>
          <table:table-cell office:value-type="float" office:value="0.0460890228400721" calcext:value-type="float">
            <text:p>0.0461</text:p>
          </table:table-cell>
          <table:table-cell office:value-type="float" office:value="0.839414975845411" calcext:value-type="float">
            <text:p>0.8394</text:p>
          </table:table-cell>
          <table:table-cell office:value-type="float" office:value="0.0450087177628741" calcext:value-type="float">
            <text:p>0.0450</text:p>
          </table:table-cell>
          <table:table-cell office:value-type="float" office:value="0.840291304347826" calcext:value-type="float">
            <text:p>0.8403</text:p>
          </table:table-cell>
          <table:table-cell office:value-type="float" office:value="0.0525100003926591" calcext:value-type="float">
            <text:p>0.0525</text:p>
          </table:table-cell>
          <table:table-cell office:value-type="float" office:value="0.845895652173913" calcext:value-type="float">
            <text:p>0.8459</text:p>
          </table:table-cell>
          <table:table-cell office:value-type="float" office:value="0.045996637760479" calcext:value-type="float">
            <text:p>0.046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15300483091787" calcext:value-type="float">
            <text:p>0.815300483091787</text:p>
          </table:table-cell>
          <table:table-cell office:value-type="float" office:value="0.0654759042119617" calcext:value-type="float">
            <text:p>0.0654759042119617</text:p>
          </table:table-cell>
          <table:table-cell office:value-type="float" office:value="0.825676570048309" calcext:value-type="float">
            <text:p>0.825676570048309</text:p>
          </table:table-cell>
          <table:table-cell office:value-type="float" office:value="0.0424393397772357" calcext:value-type="float">
            <text:p>0.0424393397772357</text:p>
          </table:table-cell>
          <table:table-cell office:value-type="float" office:value="0.843341787439613" calcext:value-type="float">
            <text:p>0.843341787439613</text:p>
          </table:table-cell>
          <table:table-cell office:value-type="float" office:value="0.0473333809639048" calcext:value-type="float">
            <text:p>0.0473333809639048</text:p>
          </table:table-cell>
          <table:table-cell office:value-type="float" office:value="0.820778019323672" calcext:value-type="float">
            <text:p>0.820778019323672</text:p>
          </table:table-cell>
          <table:table-cell office:value-type="float" office:value="0.0549353182104289" calcext:value-type="float">
            <text:p>0.0549353182104289</text:p>
          </table:table-cell>
          <table:table-cell office:value-type="float" office:value="0.833468357487923" calcext:value-type="float">
            <text:p>0.833468357487923</text:p>
          </table:table-cell>
          <table:table-cell office:value-type="float" office:value="0.0559997876708183" calcext:value-type="float">
            <text:p>0.0559997876708183</text:p>
          </table:table-cell>
          <table:table-cell office:value-type="float" office:value="0.835288405797101" calcext:value-type="float">
            <text:p>0.835288405797101</text:p>
          </table:table-cell>
          <table:table-cell office:value-type="float" office:value="0.056775352968015" calcext:value-type="float">
            <text:p>0.056775352968015</text:p>
          </table:table-cell>
          <table:table-cell office:value-type="float" office:value="0.849861835748792" calcext:value-type="float">
            <text:p>0.849861835748792</text:p>
          </table:table-cell>
          <table:table-cell office:value-type="float" office:value="0.054127989199201" calcext:value-type="float">
            <text:p>0.0541</text:p>
          </table:table-cell>
          <table:table-cell office:value-type="float" office:value="0.84327463768116" calcext:value-type="float">
            <text:p>0.8433</text:p>
          </table:table-cell>
          <table:table-cell office:value-type="float" office:value="0.0572392587476912" calcext:value-type="float">
            <text:p>0.0572</text:p>
          </table:table-cell>
          <table:table-cell office:value-type="float" office:value="0.853128019323671" calcext:value-type="float">
            <text:p>0.8531</text:p>
          </table:table-cell>
          <table:table-cell office:value-type="float" office:value="0.0594475734430151" calcext:value-type="float">
            <text:p>0.0594</text:p>
          </table:table-cell>
          <table:table-cell office:value-type="float" office:value="0.831915942028986" calcext:value-type="float">
            <text:p>0.8319</text:p>
          </table:table-cell>
          <table:table-cell office:value-type="float" office:value="0.044871675001147" calcext:value-type="float">
            <text:p>0.0449</text:p>
          </table:table-cell>
          <table:table-cell office:value-type="float" office:value="0.843115458937198" calcext:value-type="float">
            <text:p>0.8431</text:p>
          </table:table-cell>
          <table:table-cell office:value-type="float" office:value="0.0533277471114491" calcext:value-type="float">
            <text:p>0.0533</text:p>
          </table:table-cell>
          <table:table-cell office:value-type="float" office:value="0.854424879227053" calcext:value-type="float">
            <text:p>0.8544</text:p>
          </table:table-cell>
          <table:table-cell office:value-type="float" office:value="0.0530622968132749" calcext:value-type="float">
            <text:p>0.0531</text:p>
          </table:table-cell>
          <table:table-cell office:value-type="float" office:value="0.855268599033816" calcext:value-type="float">
            <text:p>0.8553</text:p>
          </table:table-cell>
          <table:table-cell office:value-type="float" office:value="0.0450120378331589" calcext:value-type="float">
            <text:p>0.0450</text:p>
          </table:table-cell>
          <table:table-cell office:value-type="float" office:value="0.84317922705314" calcext:value-type="float">
            <text:p>0.8432</text:p>
          </table:table-cell>
          <table:table-cell office:value-type="float" office:value="0.0515664359085782" calcext:value-type="float">
            <text:p>0.0516</text:p>
          </table:table-cell>
          <table:table-cell office:value-type="float" office:value="0.859578260869565" calcext:value-type="float">
            <text:p>0.8596</text:p>
          </table:table-cell>
          <table:table-cell office:value-type="float" office:value="0.041401441364633" calcext:value-type="float">
            <text:p>0.0414</text:p>
          </table:table-cell>
          <table:table-cell office:value-type="float" office:value="0.855078260869565" calcext:value-type="float">
            <text:p>0.8551</text:p>
          </table:table-cell>
          <table:table-cell office:value-type="float" office:value="0.058676728145329" calcext:value-type="float">
            <text:p>0.058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13700483091787" calcext:value-type="float">
            <text:p>0.813700483091787</text:p>
          </table:table-cell>
          <table:table-cell office:value-type="float" office:value="0.0450295722163924" calcext:value-type="float">
            <text:p>0.0450295722163924</text:p>
          </table:table-cell>
          <table:table-cell office:value-type="float" office:value="0.796099033816425" calcext:value-type="float">
            <text:p>0.796099033816425</text:p>
          </table:table-cell>
          <table:table-cell office:value-type="float" office:value="0.0465991752144986" calcext:value-type="float">
            <text:p>0.0465991752144986</text:p>
          </table:table-cell>
          <table:table-cell office:value-type="float" office:value="0.8382038647343" calcext:value-type="float">
            <text:p>0.8382038647343</text:p>
          </table:table-cell>
          <table:table-cell office:value-type="float" office:value="0.044458840744237" calcext:value-type="float">
            <text:p>0.044458840744237</text:p>
          </table:table-cell>
          <table:table-cell office:value-type="float" office:value="0.818061835748792" calcext:value-type="float">
            <text:p>0.818061835748792</text:p>
          </table:table-cell>
          <table:table-cell office:value-type="float" office:value="0.0444544873439185" calcext:value-type="float">
            <text:p>0.0444544873439185</text:p>
          </table:table-cell>
          <table:table-cell office:value-type="float" office:value="0.842266183574879" calcext:value-type="float">
            <text:p>0.842266183574879</text:p>
          </table:table-cell>
          <table:table-cell office:value-type="float" office:value="0.0505685660274507" calcext:value-type="float">
            <text:p>0.0505685660274507</text:p>
          </table:table-cell>
          <table:table-cell office:value-type="float" office:value="0.833146859903382" calcext:value-type="float">
            <text:p>0.833146859903382</text:p>
          </table:table-cell>
          <table:table-cell office:value-type="float" office:value="0.0500778601507098" calcext:value-type="float">
            <text:p>0.0500778601507098</text:p>
          </table:table-cell>
          <table:table-cell office:value-type="float" office:value="0.838105314009662" calcext:value-type="float">
            <text:p>0.838105314009662</text:p>
          </table:table-cell>
          <table:table-cell office:value-type="float" office:value="0.0545795178243023" calcext:value-type="float">
            <text:p>0.0546</text:p>
          </table:table-cell>
          <table:table-cell office:value-type="float" office:value="0.839534057971015" calcext:value-type="float">
            <text:p>0.8395</text:p>
          </table:table-cell>
          <table:table-cell office:value-type="float" office:value="0.050172094879994" calcext:value-type="float">
            <text:p>0.0502</text:p>
          </table:table-cell>
          <table:table-cell office:value-type="float" office:value="0.846656038647343" calcext:value-type="float">
            <text:p>0.8467</text:p>
          </table:table-cell>
          <table:table-cell office:value-type="float" office:value="0.0506609477835462" calcext:value-type="float">
            <text:p>0.0507</text:p>
          </table:table-cell>
          <table:table-cell office:value-type="float" office:value="0.834587922705314" calcext:value-type="float">
            <text:p>0.8346</text:p>
          </table:table-cell>
          <table:table-cell office:value-type="float" office:value="0.055930981817038" calcext:value-type="float">
            <text:p>0.0559</text:p>
          </table:table-cell>
          <table:table-cell office:value-type="float" office:value="0.844503623188406" calcext:value-type="float">
            <text:p>0.8445</text:p>
          </table:table-cell>
          <table:table-cell office:value-type="float" office:value="0.0409983777923745" calcext:value-type="float">
            <text:p>0.0410</text:p>
          </table:table-cell>
          <table:table-cell office:value-type="float" office:value="0.83617922705314" calcext:value-type="float">
            <text:p>0.8362</text:p>
          </table:table-cell>
          <table:table-cell office:value-type="float" office:value="0.0493249265326084" calcext:value-type="float">
            <text:p>0.0493</text:p>
          </table:table-cell>
          <table:table-cell office:value-type="float" office:value="0.847469323671498" calcext:value-type="float">
            <text:p>0.8475</text:p>
          </table:table-cell>
          <table:table-cell office:value-type="float" office:value="0.0503739117649191" calcext:value-type="float">
            <text:p>0.0504</text:p>
          </table:table-cell>
          <table:table-cell office:value-type="float" office:value="0.840184057971015" calcext:value-type="float">
            <text:p>0.8402</text:p>
          </table:table-cell>
          <table:table-cell office:value-type="float" office:value="0.0640543187425435" calcext:value-type="float">
            <text:p>0.0641</text:p>
          </table:table-cell>
          <table:table-cell office:value-type="float" office:value="0.846539130434783" calcext:value-type="float">
            <text:p>0.8465</text:p>
          </table:table-cell>
          <table:table-cell office:value-type="float" office:value="0.0408317467977867" calcext:value-type="float">
            <text:p>0.0408</text:p>
          </table:table-cell>
          <table:table-cell office:value-type="float" office:value="0.851842028985507" calcext:value-type="float">
            <text:p>0.8518</text:p>
          </table:table-cell>
          <table:table-cell office:value-type="float" office:value="0.0476185945170832" calcext:value-type="float">
            <text:p>0.0476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28194685990338" calcext:value-type="float">
            <text:p>0.828194685990338</text:p>
          </table:table-cell>
          <table:table-cell office:value-type="float" office:value="0.0425043512628045" calcext:value-type="float">
            <text:p>0.0425043512628045</text:p>
          </table:table-cell>
          <table:table-cell office:value-type="float" office:value="0.80786231884058" calcext:value-type="float">
            <text:p>0.80786231884058</text:p>
          </table:table-cell>
          <table:table-cell office:value-type="float" office:value="0.0434467971729347" calcext:value-type="float">
            <text:p>0.0434467971729347</text:p>
          </table:table-cell>
          <table:table-cell office:value-type="float" office:value="0.83899806763285" calcext:value-type="float">
            <text:p>0.83899806763285</text:p>
          </table:table-cell>
          <table:table-cell office:value-type="float" office:value="0.0335209036329071" calcext:value-type="float">
            <text:p>0.0335209036329071</text:p>
          </table:table-cell>
          <table:table-cell office:value-type="float" office:value="0.825765458937198" calcext:value-type="float">
            <text:p>0.825765458937198</text:p>
          </table:table-cell>
          <table:table-cell office:value-type="float" office:value="0.051720816579555" calcext:value-type="float">
            <text:p>0.051720816579555</text:p>
          </table:table-cell>
          <table:table-cell office:value-type="float" office:value="0.845765700483092" calcext:value-type="float">
            <text:p>0.845765700483092</text:p>
          </table:table-cell>
          <table:table-cell office:value-type="float" office:value="0.0457307545329188" calcext:value-type="float">
            <text:p>0.0457307545329188</text:p>
          </table:table-cell>
          <table:table-cell office:value-type="float" office:value="0.834028502415459" calcext:value-type="float">
            <text:p>0.834028502415459</text:p>
          </table:table-cell>
          <table:table-cell office:value-type="float" office:value="0.0464146676036454" calcext:value-type="float">
            <text:p>0.0464146676036454</text:p>
          </table:table-cell>
          <table:table-cell office:value-type="float" office:value="0.841467874396135" calcext:value-type="float">
            <text:p>0.841467874396135</text:p>
          </table:table-cell>
          <table:table-cell office:value-type="float" office:value="0.0411268219044117" calcext:value-type="float">
            <text:p>0.0411</text:p>
          </table:table-cell>
          <table:table-cell office:value-type="float" office:value="0.831881642512077" calcext:value-type="float">
            <text:p>0.8319</text:p>
          </table:table-cell>
          <table:table-cell office:value-type="float" office:value="0.0471830154206186" calcext:value-type="float">
            <text:p>0.0472</text:p>
          </table:table-cell>
          <table:table-cell office:value-type="float" office:value="0.840975845410628" calcext:value-type="float">
            <text:p>0.8410</text:p>
          </table:table-cell>
          <table:table-cell office:value-type="float" office:value="0.0446435354209349" calcext:value-type="float">
            <text:p>0.0446</text:p>
          </table:table-cell>
          <table:table-cell office:value-type="float" office:value="0.845477536231884" calcext:value-type="float">
            <text:p>0.8455</text:p>
          </table:table-cell>
          <table:table-cell office:value-type="float" office:value="0.0485184792893133" calcext:value-type="float">
            <text:p>0.0485</text:p>
          </table:table-cell>
          <table:table-cell office:value-type="float" office:value="0.842697101449275" calcext:value-type="float">
            <text:p>0.8427</text:p>
          </table:table-cell>
          <table:table-cell office:value-type="float" office:value="0.0425775560347303" calcext:value-type="float">
            <text:p>0.0426</text:p>
          </table:table-cell>
          <table:table-cell office:value-type="float" office:value="0.845184299516908" calcext:value-type="float">
            <text:p>0.8452</text:p>
          </table:table-cell>
          <table:table-cell office:value-type="float" office:value="0.0445131210462426" calcext:value-type="float">
            <text:p>0.0445</text:p>
          </table:table-cell>
          <table:table-cell office:value-type="float" office:value="0.850603381642512" calcext:value-type="float">
            <text:p>0.8506</text:p>
          </table:table-cell>
          <table:table-cell office:value-type="float" office:value="0.0448527521004278" calcext:value-type="float">
            <text:p>0.0449</text:p>
          </table:table-cell>
          <table:table-cell office:value-type="float" office:value="0.842209903381642" calcext:value-type="float">
            <text:p>0.8422</text:p>
          </table:table-cell>
          <table:table-cell office:value-type="float" office:value="0.0521097514929535" calcext:value-type="float">
            <text:p>0.0521</text:p>
          </table:table-cell>
          <table:table-cell office:value-type="float" office:value="0.8472538647343" calcext:value-type="float">
            <text:p>0.8473</text:p>
          </table:table-cell>
          <table:table-cell office:value-type="float" office:value="0.0484032106843236" calcext:value-type="float">
            <text:p>0.0484</text:p>
          </table:table-cell>
          <table:table-cell office:value-type="float" office:value="0.841776811594203" calcext:value-type="float">
            <text:p>0.8418</text:p>
          </table:table-cell>
          <table:table-cell office:value-type="float" office:value="0.0563071070989983" calcext:value-type="float">
            <text:p>0.056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00347101449275" calcext:value-type="float">
            <text:p>0.800347101449275</text:p>
          </table:table-cell>
          <table:table-cell office:value-type="float" office:value="0.0547187180685189" calcext:value-type="float">
            <text:p>0.0547187180685189</text:p>
          </table:table-cell>
          <table:table-cell office:value-type="float" office:value="0.83007077294686" calcext:value-type="float">
            <text:p>0.83007077294686</text:p>
          </table:table-cell>
          <table:table-cell office:value-type="float" office:value="0.0320904055965339" calcext:value-type="float">
            <text:p>0.0320904055965339</text:p>
          </table:table-cell>
          <table:table-cell office:value-type="float" office:value="0.832841787439613" calcext:value-type="float">
            <text:p>0.832841787439613</text:p>
          </table:table-cell>
          <table:table-cell office:value-type="float" office:value="0.0367180902368997" calcext:value-type="float">
            <text:p>0.0367180902368997</text:p>
          </table:table-cell>
          <table:table-cell office:value-type="float" office:value="0.813080193236715" calcext:value-type="float">
            <text:p>0.813080193236715</text:p>
          </table:table-cell>
          <table:table-cell office:value-type="float" office:value="0.0466970314339114" calcext:value-type="float">
            <text:p>0.0466970314339114</text:p>
          </table:table-cell>
          <table:table-cell office:value-type="float" office:value="0.844492753623188" calcext:value-type="float">
            <text:p>0.844492753623188</text:p>
          </table:table-cell>
          <table:table-cell office:value-type="float" office:value="0.0391513386077189" calcext:value-type="float">
            <text:p>0.0391513386077189</text:p>
          </table:table-cell>
          <table:table-cell office:value-type="float" office:value="0.825723429951691" calcext:value-type="float">
            <text:p>0.825723429951691</text:p>
          </table:table-cell>
          <table:table-cell office:value-type="float" office:value="0.040403657912767" calcext:value-type="float">
            <text:p>0.040403657912767</text:p>
          </table:table-cell>
          <table:table-cell office:value-type="float" office:value="0.834499033816425" calcext:value-type="float">
            <text:p>0.834499033816425</text:p>
          </table:table-cell>
          <table:table-cell office:value-type="float" office:value="0.0398307839596801" calcext:value-type="float">
            <text:p>0.0398</text:p>
          </table:table-cell>
          <table:table-cell office:value-type="float" office:value="0.830024879227053" calcext:value-type="float">
            <text:p>0.8300</text:p>
          </table:table-cell>
          <table:table-cell office:value-type="float" office:value="0.0392083820432134" calcext:value-type="float">
            <text:p>0.0392</text:p>
          </table:table-cell>
          <table:table-cell office:value-type="float" office:value="0.835556280193237" calcext:value-type="float">
            <text:p>0.8356</text:p>
          </table:table-cell>
          <table:table-cell office:value-type="float" office:value="0.0394827149571091" calcext:value-type="float">
            <text:p>0.0395</text:p>
          </table:table-cell>
          <table:table-cell office:value-type="float" office:value="0.833798550724638" calcext:value-type="float">
            <text:p>0.8338</text:p>
          </table:table-cell>
          <table:table-cell office:value-type="float" office:value="0.0457964118047153" calcext:value-type="float">
            <text:p>0.0458</text:p>
          </table:table-cell>
          <table:table-cell office:value-type="float" office:value="0.839570048309179" calcext:value-type="float">
            <text:p>0.8396</text:p>
          </table:table-cell>
          <table:table-cell office:value-type="float" office:value="0.0370219377462368" calcext:value-type="float">
            <text:p>0.0370</text:p>
          </table:table-cell>
          <table:table-cell office:value-type="float" office:value="0.833310869565218" calcext:value-type="float">
            <text:p>0.8333</text:p>
          </table:table-cell>
          <table:table-cell office:value-type="float" office:value="0.0491133196757635" calcext:value-type="float">
            <text:p>0.0491</text:p>
          </table:table-cell>
          <table:table-cell office:value-type="float" office:value="0.846845169082126" calcext:value-type="float">
            <text:p>0.8468</text:p>
          </table:table-cell>
          <table:table-cell office:value-type="float" office:value="0.0468056875755604" calcext:value-type="float">
            <text:p>0.0468</text:p>
          </table:table-cell>
          <table:table-cell office:value-type="float" office:value="0.825803864734299" calcext:value-type="float">
            <text:p>0.8258</text:p>
          </table:table-cell>
          <table:table-cell office:value-type="float" office:value="0.053349927540467" calcext:value-type="float">
            <text:p>0.0533</text:p>
          </table:table-cell>
          <table:table-cell office:value-type="float" office:value="0.838404347826087" calcext:value-type="float">
            <text:p>0.8384</text:p>
          </table:table-cell>
          <table:table-cell office:value-type="float" office:value="0.0503122824550572" calcext:value-type="float">
            <text:p>0.0503</text:p>
          </table:table-cell>
          <table:table-cell office:value-type="float" office:value="0.828941304347826" calcext:value-type="float">
            <text:p>0.8289</text:p>
          </table:table-cell>
          <table:table-cell office:value-type="float" office:value="0.0451620914076058" calcext:value-type="float">
            <text:p>0.045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795709661835749" calcext:value-type="float">
            <text:p>0.795709661835749</text:p>
          </table:table-cell>
          <table:table-cell office:value-type="float" office:value="0.0623406346246105" calcext:value-type="float">
            <text:p>0.0623406346246105</text:p>
          </table:table-cell>
          <table:table-cell office:value-type="float" office:value="0.803681642512077" calcext:value-type="float">
            <text:p>0.803681642512077</text:p>
          </table:table-cell>
          <table:table-cell office:value-type="float" office:value="0.0581748608752628" calcext:value-type="float">
            <text:p>0.0581748608752628</text:p>
          </table:table-cell>
          <table:table-cell office:value-type="float" office:value="0.833170531400966" calcext:value-type="float">
            <text:p>0.833170531400966</text:p>
          </table:table-cell>
          <table:table-cell office:value-type="float" office:value="0.0571163084000466" calcext:value-type="float">
            <text:p>0.0571163084000466</text:p>
          </table:table-cell>
          <table:table-cell office:value-type="float" office:value="0.797574396135266" calcext:value-type="float">
            <text:p>0.797574396135266</text:p>
          </table:table-cell>
          <table:table-cell office:value-type="float" office:value="0.0545774838689017" calcext:value-type="float">
            <text:p>0.0545774838689017</text:p>
          </table:table-cell>
          <table:table-cell office:value-type="float" office:value="0.844911111111111" calcext:value-type="float">
            <text:p>0.844911111111111</text:p>
          </table:table-cell>
          <table:table-cell office:value-type="float" office:value="0.047661609643015" calcext:value-type="float">
            <text:p>0.047661609643015</text:p>
          </table:table-cell>
          <table:table-cell office:value-type="float" office:value="0.81428768115942" calcext:value-type="float">
            <text:p>0.81428768115942</text:p>
          </table:table-cell>
          <table:table-cell office:value-type="float" office:value="0.0469373976838965" calcext:value-type="float">
            <text:p>0.0469373976838965</text:p>
          </table:table-cell>
          <table:table-cell office:value-type="float" office:value="0.846880193236715" calcext:value-type="float">
            <text:p>0.846880193236715</text:p>
          </table:table-cell>
          <table:table-cell office:value-type="float" office:value="0.0563964113493686" calcext:value-type="float">
            <text:p>0.0564</text:p>
          </table:table-cell>
          <table:table-cell office:value-type="float" office:value="0.831611352657005" calcext:value-type="float">
            <text:p>0.8316</text:p>
          </table:table-cell>
          <table:table-cell office:value-type="float" office:value="0.0578420375820882" calcext:value-type="float">
            <text:p>0.0578</text:p>
          </table:table-cell>
          <table:table-cell office:value-type="float" office:value="0.840684782608696" calcext:value-type="float">
            <text:p>0.8407</text:p>
          </table:table-cell>
          <table:table-cell office:value-type="float" office:value="0.0463085342504625" calcext:value-type="float">
            <text:p>0.0463</text:p>
          </table:table-cell>
          <table:table-cell office:value-type="float" office:value="0.82396690821256" calcext:value-type="float">
            <text:p>0.8240</text:p>
          </table:table-cell>
          <table:table-cell office:value-type="float" office:value="0.048056845108626" calcext:value-type="float">
            <text:p>0.0481</text:p>
          </table:table-cell>
          <table:table-cell office:value-type="float" office:value="0.849117149758454" calcext:value-type="float">
            <text:p>0.8491</text:p>
          </table:table-cell>
          <table:table-cell office:value-type="float" office:value="0.0505405384871626" calcext:value-type="float">
            <text:p>0.0505</text:p>
          </table:table-cell>
          <table:table-cell office:value-type="float" office:value="0.824246618357488" calcext:value-type="float">
            <text:p>0.8242</text:p>
          </table:table-cell>
          <table:table-cell office:value-type="float" office:value="0.0474156201089753" calcext:value-type="float">
            <text:p>0.0474</text:p>
          </table:table-cell>
          <table:table-cell office:value-type="float" office:value="0.843431884057971" calcext:value-type="float">
            <text:p>0.8434</text:p>
          </table:table-cell>
          <table:table-cell office:value-type="float" office:value="0.0568660527326245" calcext:value-type="float">
            <text:p>0.0569</text:p>
          </table:table-cell>
          <table:table-cell office:value-type="float" office:value="0.824234299516908" calcext:value-type="float">
            <text:p>0.8242</text:p>
          </table:table-cell>
          <table:table-cell office:value-type="float" office:value="0.0417871089663367" calcext:value-type="float">
            <text:p>0.0418</text:p>
          </table:table-cell>
          <table:table-cell office:value-type="float" office:value="0.837053381642512" calcext:value-type="float">
            <text:p>0.8371</text:p>
          </table:table-cell>
          <table:table-cell office:value-type="float" office:value="0.0508323734733808" calcext:value-type="float">
            <text:p>0.0508</text:p>
          </table:table-cell>
          <table:table-cell office:value-type="float" office:value="0.830699275362319" calcext:value-type="float">
            <text:p>0.8307</text:p>
          </table:table-cell>
          <table:table-cell office:value-type="float" office:value="0.0616239070291116" calcext:value-type="float">
            <text:p>0.061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29215458937198" calcext:value-type="float">
            <text:p>0.829215458937198</text:p>
          </table:table-cell>
          <table:table-cell office:value-type="float" office:value="0.0480778038563143" calcext:value-type="float">
            <text:p>0.0480778038563143</text:p>
          </table:table-cell>
          <table:table-cell office:value-type="float" office:value="0.829906038647343" calcext:value-type="float">
            <text:p>0.829906038647343</text:p>
          </table:table-cell>
          <table:table-cell office:value-type="float" office:value="0.0409506984475652" calcext:value-type="float">
            <text:p>0.0409506984475652</text:p>
          </table:table-cell>
          <table:table-cell office:value-type="float" office:value="0.849268599033816" calcext:value-type="float">
            <text:p>0.849268599033816</text:p>
          </table:table-cell>
          <table:table-cell office:value-type="float" office:value="0.0538223750785662" calcext:value-type="float">
            <text:p>0.0538223750785662</text:p>
          </table:table-cell>
          <table:table-cell office:value-type="float" office:value="0.832983816425121" calcext:value-type="float">
            <text:p>0.832983816425121</text:p>
          </table:table-cell>
          <table:table-cell office:value-type="float" office:value="0.0553948693203056" calcext:value-type="float">
            <text:p>0.0553948693203056</text:p>
          </table:table-cell>
          <table:table-cell office:value-type="float" office:value="0.851299758454106" calcext:value-type="float">
            <text:p>0.851299758454106</text:p>
          </table:table-cell>
          <table:table-cell office:value-type="float" office:value="0.0490469364193113" calcext:value-type="float">
            <text:p>0.0490469364193113</text:p>
          </table:table-cell>
          <table:table-cell office:value-type="float" office:value="0.842885024154589" calcext:value-type="float">
            <text:p>0.842885024154589</text:p>
          </table:table-cell>
          <table:table-cell office:value-type="float" office:value="0.0472862900614192" calcext:value-type="float">
            <text:p>0.0472862900614192</text:p>
          </table:table-cell>
          <table:table-cell office:value-type="float" office:value="0.841960869565217" calcext:value-type="float">
            <text:p>0.841960869565217</text:p>
          </table:table-cell>
          <table:table-cell office:value-type="float" office:value="0.0473115599955676" calcext:value-type="float">
            <text:p>0.0473</text:p>
          </table:table-cell>
          <table:table-cell office:value-type="float" office:value="0.842144685990338" calcext:value-type="float">
            <text:p>0.8421</text:p>
          </table:table-cell>
          <table:table-cell office:value-type="float" office:value="0.0447509957902408" calcext:value-type="float">
            <text:p>0.0448</text:p>
          </table:table-cell>
          <table:table-cell office:value-type="float" office:value="0.835947584541063" calcext:value-type="float">
            <text:p>0.8359</text:p>
          </table:table-cell>
          <table:table-cell office:value-type="float" office:value="0.0469680593897586" calcext:value-type="float">
            <text:p>0.0470</text:p>
          </table:table-cell>
          <table:table-cell office:value-type="float" office:value="0.846506763285024" calcext:value-type="float">
            <text:p>0.8465</text:p>
          </table:table-cell>
          <table:table-cell office:value-type="float" office:value="0.0454882266434959" calcext:value-type="float">
            <text:p>0.0455</text:p>
          </table:table-cell>
          <table:table-cell office:value-type="float" office:value="0.842608212560386" calcext:value-type="float">
            <text:p>0.8426</text:p>
          </table:table-cell>
          <table:table-cell office:value-type="float" office:value="0.054023115002148" calcext:value-type="float">
            <text:p>0.0540</text:p>
          </table:table-cell>
          <table:table-cell office:value-type="float" office:value="0.854317874396135" calcext:value-type="float">
            <text:p>0.8543</text:p>
          </table:table-cell>
          <table:table-cell office:value-type="float" office:value="0.0572145678260694" calcext:value-type="float">
            <text:p>0.0572</text:p>
          </table:table-cell>
          <table:table-cell office:value-type="float" office:value="0.843063768115942" calcext:value-type="float">
            <text:p>0.8431</text:p>
          </table:table-cell>
          <table:table-cell office:value-type="float" office:value="0.0514277392464293" calcext:value-type="float">
            <text:p>0.0514</text:p>
          </table:table-cell>
          <table:table-cell office:value-type="float" office:value="0.85533768115942" calcext:value-type="float">
            <text:p>0.8553</text:p>
          </table:table-cell>
          <table:table-cell office:value-type="float" office:value="0.0487234861292011" calcext:value-type="float">
            <text:p>0.0487</text:p>
          </table:table-cell>
          <table:table-cell office:value-type="float" office:value="0.841304589371981" calcext:value-type="float">
            <text:p>0.8413</text:p>
          </table:table-cell>
          <table:table-cell office:value-type="float" office:value="0.0491388216893232" calcext:value-type="float">
            <text:p>0.0491</text:p>
          </table:table-cell>
          <table:table-cell office:value-type="float" office:value="0.845710144927536" calcext:value-type="float">
            <text:p>0.8457</text:p>
          </table:table-cell>
          <table:table-cell office:value-type="float" office:value="0.0472575544381964" calcext:value-type="float">
            <text:p>0.047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36510144927536" calcext:value-type="float">
            <text:p>0.836510144927536</text:p>
          </table:table-cell>
          <table:table-cell office:value-type="float" office:value="0.0453612111027138" calcext:value-type="float">
            <text:p>0.0453612111027138</text:p>
          </table:table-cell>
          <table:table-cell office:value-type="float" office:value="0.822298550724638" calcext:value-type="float">
            <text:p>0.822298550724638</text:p>
          </table:table-cell>
          <table:table-cell office:value-type="float" office:value="0.0515138609914272" calcext:value-type="float">
            <text:p>0.0515138609914272</text:p>
          </table:table-cell>
          <table:table-cell office:value-type="float" office:value="0.840803140096618" calcext:value-type="float">
            <text:p>0.840803140096618</text:p>
          </table:table-cell>
          <table:table-cell office:value-type="float" office:value="0.0517742106774673" calcext:value-type="float">
            <text:p>0.0517742106774673</text:p>
          </table:table-cell>
          <table:table-cell office:value-type="float" office:value="0.834186714975845" calcext:value-type="float">
            <text:p>0.834186714975845</text:p>
          </table:table-cell>
          <table:table-cell office:value-type="float" office:value="0.0420767996186619" calcext:value-type="float">
            <text:p>0.0420767996186619</text:p>
          </table:table-cell>
          <table:table-cell office:value-type="float" office:value="0.843128260869565" calcext:value-type="float">
            <text:p>0.843128260869565</text:p>
          </table:table-cell>
          <table:table-cell office:value-type="float" office:value="0.0556356694505606" calcext:value-type="float">
            <text:p>0.0556356694505606</text:p>
          </table:table-cell>
          <table:table-cell office:value-type="float" office:value="0.841603381642512" calcext:value-type="float">
            <text:p>0.841603381642512</text:p>
          </table:table-cell>
          <table:table-cell office:value-type="float" office:value="0.0485293471213035" calcext:value-type="float">
            <text:p>0.0485293471213035</text:p>
          </table:table-cell>
          <table:table-cell office:value-type="float" office:value="0.846240579710145" calcext:value-type="float">
            <text:p>0.846240579710145</text:p>
          </table:table-cell>
          <table:table-cell office:value-type="float" office:value="0.0484921747369422" calcext:value-type="float">
            <text:p>0.0485</text:p>
          </table:table-cell>
          <table:table-cell office:value-type="float" office:value="0.848266666666667" calcext:value-type="float">
            <text:p>0.8483</text:p>
          </table:table-cell>
          <table:table-cell office:value-type="float" office:value="0.0522405049349072" calcext:value-type="float">
            <text:p>0.0522</text:p>
          </table:table-cell>
          <table:table-cell office:value-type="float" office:value="0.838283574879227" calcext:value-type="float">
            <text:p>0.8383</text:p>
          </table:table-cell>
          <table:table-cell office:value-type="float" office:value="0.0430177241037104" calcext:value-type="float">
            <text:p>0.0430</text:p>
          </table:table-cell>
          <table:table-cell office:value-type="float" office:value="0.839228019323672" calcext:value-type="float">
            <text:p>0.8392</text:p>
          </table:table-cell>
          <table:table-cell office:value-type="float" office:value="0.052636312806291" calcext:value-type="float">
            <text:p>0.0526</text:p>
          </table:table-cell>
          <table:table-cell office:value-type="float" office:value="0.844411835748792" calcext:value-type="float">
            <text:p>0.8444</text:p>
          </table:table-cell>
          <table:table-cell office:value-type="float" office:value="0.0537734163951355" calcext:value-type="float">
            <text:p>0.0538</text:p>
          </table:table-cell>
          <table:table-cell office:value-type="float" office:value="0.847933574879227" calcext:value-type="float">
            <text:p>0.8479</text:p>
          </table:table-cell>
          <table:table-cell office:value-type="float" office:value="0.0507527519407677" calcext:value-type="float">
            <text:p>0.0508</text:p>
          </table:table-cell>
          <table:table-cell office:value-type="float" office:value="0.849875120772947" calcext:value-type="float">
            <text:p>0.8499</text:p>
          </table:table-cell>
          <table:table-cell office:value-type="float" office:value="0.0487568253875679" calcext:value-type="float">
            <text:p>0.0488</text:p>
          </table:table-cell>
          <table:table-cell office:value-type="float" office:value="0.845589130434782" calcext:value-type="float">
            <text:p>0.8456</text:p>
          </table:table-cell>
          <table:table-cell office:value-type="float" office:value="0.0474514274055915" calcext:value-type="float">
            <text:p>0.0475</text:p>
          </table:table-cell>
          <table:table-cell office:value-type="float" office:value="0.847343236714976" calcext:value-type="float">
            <text:p>0.8473</text:p>
          </table:table-cell>
          <table:table-cell office:value-type="float" office:value="0.0507088742379548" calcext:value-type="float">
            <text:p>0.0507</text:p>
          </table:table-cell>
          <table:table-cell office:value-type="float" office:value="0.854478260869565" calcext:value-type="float">
            <text:p>0.8545</text:p>
          </table:table-cell>
          <table:table-cell office:value-type="float" office:value="0.0536905078002505" calcext:value-type="float">
            <text:p>0.05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30198792270531" calcext:value-type="float">
            <text:p>0.830198792270531</text:p>
          </table:table-cell>
          <table:table-cell office:value-type="float" office:value="0.0542074390896038" calcext:value-type="float">
            <text:p>0.0542074390896038</text:p>
          </table:table-cell>
          <table:table-cell office:value-type="float" office:value="0.812227053140096" calcext:value-type="float">
            <text:p>0.812227053140096</text:p>
          </table:table-cell>
          <table:table-cell office:value-type="float" office:value="0.0454735807160261" calcext:value-type="float">
            <text:p>0.0454735807160261</text:p>
          </table:table-cell>
          <table:table-cell office:value-type="float" office:value="0.839915217391304" calcext:value-type="float">
            <text:p>0.839915217391304</text:p>
          </table:table-cell>
          <table:table-cell office:value-type="float" office:value="0.0444666885726418" calcext:value-type="float">
            <text:p>0.0444666885726418</text:p>
          </table:table-cell>
          <table:table-cell office:value-type="float" office:value="0.840077536231884" calcext:value-type="float">
            <text:p>0.840077536231884</text:p>
          </table:table-cell>
          <table:table-cell office:value-type="float" office:value="0.0542456100793404" calcext:value-type="float">
            <text:p>0.0542456100793404</text:p>
          </table:table-cell>
          <table:table-cell office:value-type="float" office:value="0.847447342995169" calcext:value-type="float">
            <text:p>0.847447342995169</text:p>
          </table:table-cell>
          <table:table-cell office:value-type="float" office:value="0.0469572938717503" calcext:value-type="float">
            <text:p>0.0469572938717503</text:p>
          </table:table-cell>
          <table:table-cell office:value-type="float" office:value="0.845095410628019" calcext:value-type="float">
            <text:p>0.845095410628019</text:p>
          </table:table-cell>
          <table:table-cell office:value-type="float" office:value="0.0505168748881202" calcext:value-type="float">
            <text:p>0.0505168748881202</text:p>
          </table:table-cell>
          <table:table-cell office:value-type="float" office:value="0.853147826086956" calcext:value-type="float">
            <text:p>0.853147826086956</text:p>
          </table:table-cell>
          <table:table-cell office:value-type="float" office:value="0.0499015906262914" calcext:value-type="float">
            <text:p>0.0499</text:p>
          </table:table-cell>
          <table:table-cell office:value-type="float" office:value="0.843602657004831" calcext:value-type="float">
            <text:p>0.8436</text:p>
          </table:table-cell>
          <table:table-cell office:value-type="float" office:value="0.0571235260893508" calcext:value-type="float">
            <text:p>0.0571</text:p>
          </table:table-cell>
          <table:table-cell office:value-type="float" office:value="0.845570289855072" calcext:value-type="float">
            <text:p>0.8456</text:p>
          </table:table-cell>
          <table:table-cell office:value-type="float" office:value="0.0535152062547097" calcext:value-type="float">
            <text:p>0.0535</text:p>
          </table:table-cell>
          <table:table-cell office:value-type="float" office:value="0.846361594202899" calcext:value-type="float">
            <text:p>0.8464</text:p>
          </table:table-cell>
          <table:table-cell office:value-type="float" office:value="0.0418405154099966" calcext:value-type="float">
            <text:p>0.0418</text:p>
          </table:table-cell>
          <table:table-cell office:value-type="float" office:value="0.850310628019324" calcext:value-type="float">
            <text:p>0.8503</text:p>
          </table:table-cell>
          <table:table-cell office:value-type="float" office:value="0.0512046489542921" calcext:value-type="float">
            <text:p>0.0512</text:p>
          </table:table-cell>
          <table:table-cell office:value-type="float" office:value="0.842823671497584" calcext:value-type="float">
            <text:p>0.8428</text:p>
          </table:table-cell>
          <table:table-cell office:value-type="float" office:value="0.0448743313760465" calcext:value-type="float">
            <text:p>0.0449</text:p>
          </table:table-cell>
          <table:table-cell office:value-type="float" office:value="0.842825362318841" calcext:value-type="float">
            <text:p>0.8428</text:p>
          </table:table-cell>
          <table:table-cell office:value-type="float" office:value="0.0449073735464011" calcext:value-type="float">
            <text:p>0.0449</text:p>
          </table:table-cell>
          <table:table-cell office:value-type="float" office:value="0.846914734299517" calcext:value-type="float">
            <text:p>0.8469</text:p>
          </table:table-cell>
          <table:table-cell office:value-type="float" office:value="0.0473796761067919" calcext:value-type="float">
            <text:p>0.0474</text:p>
          </table:table-cell>
          <table:table-cell office:value-type="float" office:value="0.844206280193237" calcext:value-type="float">
            <text:p>0.8442</text:p>
          </table:table-cell>
          <table:table-cell office:value-type="float" office:value="0.0375302941900782" calcext:value-type="float">
            <text:p>0.0375</text:p>
          </table:table-cell>
          <table:table-cell office:value-type="float" office:value="0.837294685990338" calcext:value-type="float">
            <text:p>0.8373</text:p>
          </table:table-cell>
          <table:table-cell office:value-type="float" office:value="0.0443290856256118" calcext:value-type="float">
            <text:p>0.044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25828743961353" calcext:value-type="float">
            <text:p>0.825828743961353</text:p>
          </table:table-cell>
          <table:table-cell office:value-type="float" office:value="0.0498683680597146" calcext:value-type="float">
            <text:p>0.0498683680597146</text:p>
          </table:table-cell>
          <table:table-cell office:value-type="float" office:value="0.837946618357488" calcext:value-type="float">
            <text:p>0.837946618357488</text:p>
          </table:table-cell>
          <table:table-cell office:value-type="float" office:value="0.0507403100935411" calcext:value-type="float">
            <text:p>0.0507403100935411</text:p>
          </table:table-cell>
          <table:table-cell office:value-type="float" office:value="0.835547584541063" calcext:value-type="float">
            <text:p>0.835547584541063</text:p>
          </table:table-cell>
          <table:table-cell office:value-type="float" office:value="0.0491559486993888" calcext:value-type="float">
            <text:p>0.0491559486993888</text:p>
          </table:table-cell>
          <table:table-cell office:value-type="float" office:value="0.836506038647343" calcext:value-type="float">
            <text:p>0.836506038647343</text:p>
          </table:table-cell>
          <table:table-cell office:value-type="float" office:value="0.06846462561227" calcext:value-type="float">
            <text:p>0.06846462561227</text:p>
          </table:table-cell>
          <table:table-cell office:value-type="float" office:value="0.847471256038647" calcext:value-type="float">
            <text:p>0.847471256038647</text:p>
          </table:table-cell>
          <table:table-cell office:value-type="float" office:value="0.0422085099232739" calcext:value-type="float">
            <text:p>0.0422085099232739</text:p>
          </table:table-cell>
          <table:table-cell office:value-type="float" office:value="0.850132125603865" calcext:value-type="float">
            <text:p>0.850132125603865</text:p>
          </table:table-cell>
          <table:table-cell office:value-type="float" office:value="0.061462816524086" calcext:value-type="float">
            <text:p>0.061462816524086</text:p>
          </table:table-cell>
          <table:table-cell office:value-type="float" office:value="0.842028985507246" calcext:value-type="float">
            <text:p>0.842028985507246</text:p>
          </table:table-cell>
          <table:table-cell office:value-type="float" office:value="0.0525922464041012" calcext:value-type="float">
            <text:p>0.0526</text:p>
          </table:table-cell>
          <table:table-cell office:value-type="float" office:value="0.841095652173913" calcext:value-type="float">
            <text:p>0.8411</text:p>
          </table:table-cell>
          <table:table-cell office:value-type="float" office:value="0.0484296404545619" calcext:value-type="float">
            <text:p>0.0484</text:p>
          </table:table-cell>
          <table:table-cell office:value-type="float" office:value="0.840235990338164" calcext:value-type="float">
            <text:p>0.8402</text:p>
          </table:table-cell>
          <table:table-cell office:value-type="float" office:value="0.054685787320674" calcext:value-type="float">
            <text:p>0.0547</text:p>
          </table:table-cell>
          <table:table-cell office:value-type="float" office:value="0.839598550724638" calcext:value-type="float">
            <text:p>0.8396</text:p>
          </table:table-cell>
          <table:table-cell office:value-type="float" office:value="0.0620452059182931" calcext:value-type="float">
            <text:p>0.0620</text:p>
          </table:table-cell>
          <table:table-cell office:value-type="float" office:value="0.842959661835749" calcext:value-type="float">
            <text:p>0.8430</text:p>
          </table:table-cell>
          <table:table-cell office:value-type="float" office:value="0.0509342889012274" calcext:value-type="float">
            <text:p>0.0509</text:p>
          </table:table-cell>
          <table:table-cell office:value-type="float" office:value="0.847947584541063" calcext:value-type="float">
            <text:p>0.8479</text:p>
          </table:table-cell>
          <table:table-cell office:value-type="float" office:value="0.0471367075876002" calcext:value-type="float">
            <text:p>0.0471</text:p>
          </table:table-cell>
          <table:table-cell office:value-type="float" office:value="0.844086714975845" calcext:value-type="float">
            <text:p>0.8441</text:p>
          </table:table-cell>
          <table:table-cell office:value-type="float" office:value="0.0458344556979691" calcext:value-type="float">
            <text:p>0.0458</text:p>
          </table:table-cell>
          <table:table-cell office:value-type="float" office:value="0.838817149758454" calcext:value-type="float">
            <text:p>0.8388</text:p>
          </table:table-cell>
          <table:table-cell office:value-type="float" office:value="0.0483224712950656" calcext:value-type="float">
            <text:p>0.0483</text:p>
          </table:table-cell>
          <table:table-cell office:value-type="float" office:value="0.843926086956522" calcext:value-type="float">
            <text:p>0.8439</text:p>
          </table:table-cell>
          <table:table-cell office:value-type="float" office:value="0.0479168101960609" calcext:value-type="float">
            <text:p>0.0479</text:p>
          </table:table-cell>
          <table:table-cell office:value-type="float" office:value="0.839760144927536" calcext:value-type="float">
            <text:p>0.8398</text:p>
          </table:table-cell>
          <table:table-cell office:value-type="float" office:value="0.0447105040085118" calcext:value-type="float">
            <text:p>0.044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2119360902256" calcext:value-type="float">
            <text:p>0.752119360902256</text:p>
          </table:table-cell>
          <table:table-cell office:value-type="float" office:value="0.0375843163624282" calcext:value-type="float">
            <text:p>0.0375843163624282</text:p>
          </table:table-cell>
          <table:table-cell office:value-type="float" office:value="0.754999145591251" calcext:value-type="float">
            <text:p>0.754999145591251</text:p>
          </table:table-cell>
          <table:table-cell office:value-type="float" office:value="0.0504159959299162" calcext:value-type="float">
            <text:p>0.0504159959299162</text:p>
          </table:table-cell>
          <table:table-cell office:value-type="float" office:value="0.756406698564593" calcext:value-type="float">
            <text:p>0.756406698564593</text:p>
          </table:table-cell>
          <table:table-cell office:value-type="float" office:value="0.0478076373112276" calcext:value-type="float">
            <text:p>0.0478076373112276</text:p>
          </table:table-cell>
          <table:table-cell office:value-type="float" office:value="0.752388499658237" calcext:value-type="float">
            <text:p>0.752388499658237</text:p>
          </table:table-cell>
          <table:table-cell office:value-type="float" office:value="0.0509797895546093" calcext:value-type="float">
            <text:p>0.0509797895546093</text:p>
          </table:table-cell>
          <table:table-cell office:value-type="float" office:value="0.759126794258373" calcext:value-type="float">
            <text:p>0.759126794258373</text:p>
          </table:table-cell>
          <table:table-cell office:value-type="float" office:value="0.0430427487981996" calcext:value-type="float">
            <text:p>0.0430427487981996</text:p>
          </table:table-cell>
          <table:table-cell office:value-type="float" office:value="0.752691814764183" calcext:value-type="float">
            <text:p>0.752691814764183</text:p>
          </table:table-cell>
          <table:table-cell office:value-type="float" office:value="0.0512124868378302" calcext:value-type="float">
            <text:p>0.0512124868378302</text:p>
          </table:table-cell>
          <table:table-cell office:value-type="float" office:value="0.750866797676008" calcext:value-type="float">
            <text:p>0.750866797676008</text:p>
          </table:table-cell>
          <table:table-cell office:value-type="float" office:value="0.0470004994797694" calcext:value-type="float">
            <text:p>0.0470</text:p>
          </table:table-cell>
          <table:table-cell office:value-type="float" office:value="0.748173359535202" calcext:value-type="float">
            <text:p>0.7482</text:p>
          </table:table-cell>
          <table:table-cell office:value-type="float" office:value="0.0467280554375644" calcext:value-type="float">
            <text:p>0.0467</text:p>
          </table:table-cell>
          <table:table-cell office:value-type="float" office:value="0.754625598086124" calcext:value-type="float">
            <text:p>0.7546</text:p>
          </table:table-cell>
          <table:table-cell office:value-type="float" office:value="0.0425422051871873" calcext:value-type="float">
            <text:p>0.0425</text:p>
          </table:table-cell>
          <table:table-cell office:value-type="float" office:value="0.74977469241285" calcext:value-type="float">
            <text:p>0.7498</text:p>
          </table:table-cell>
          <table:table-cell office:value-type="float" office:value="0.0472173217177677" calcext:value-type="float">
            <text:p>0.0472</text:p>
          </table:table-cell>
          <table:table-cell office:value-type="float" office:value="0.757394480519481" calcext:value-type="float">
            <text:p>0.7574</text:p>
          </table:table-cell>
          <table:table-cell office:value-type="float" office:value="0.0375689345381212" calcext:value-type="float">
            <text:p>0.0376</text:p>
          </table:table-cell>
          <table:table-cell office:value-type="float" office:value="0.755048274094327" calcext:value-type="float">
            <text:p>0.7550</text:p>
          </table:table-cell>
          <table:table-cell office:value-type="float" office:value="0.0456455304296533" calcext:value-type="float">
            <text:p>0.0456</text:p>
          </table:table-cell>
          <table:table-cell office:value-type="float" office:value="0.761776401230349" calcext:value-type="float">
            <text:p>0.7618</text:p>
          </table:table-cell>
          <table:table-cell office:value-type="float" office:value="0.043123638458071" calcext:value-type="float">
            <text:p>0.0431</text:p>
          </table:table-cell>
          <table:table-cell office:value-type="float" office:value="0.753943181818182" calcext:value-type="float">
            <text:p>0.7539</text:p>
          </table:table-cell>
          <table:table-cell office:value-type="float" office:value="0.0436183171645834" calcext:value-type="float">
            <text:p>0.0436</text:p>
          </table:table-cell>
          <table:table-cell office:value-type="float" office:value="0.75884492481203" calcext:value-type="float">
            <text:p>0.7588</text:p>
          </table:table-cell>
          <table:table-cell office:value-type="float" office:value="0.0407183168626687" calcext:value-type="float">
            <text:p>0.0407</text:p>
          </table:table-cell>
          <table:table-cell office:value-type="float" office:value="0.753668745727956" calcext:value-type="float">
            <text:p>0.7537</text:p>
          </table:table-cell>
          <table:table-cell office:value-type="float" office:value="0.0377415847757116" calcext:value-type="float">
            <text:p>0.0377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6339371155161" calcext:value-type="float">
            <text:p>0.756339371155161</text:p>
          </table:table-cell>
          <table:table-cell office:value-type="float" office:value="0.0512840247387669" calcext:value-type="float">
            <text:p>0.0512840247387669</text:p>
          </table:table-cell>
          <table:table-cell office:value-type="float" office:value="0.743304340396446" calcext:value-type="float">
            <text:p>0.743304340396446</text:p>
          </table:table-cell>
          <table:table-cell office:value-type="float" office:value="0.046033214243391" calcext:value-type="float">
            <text:p>0.046033214243391</text:p>
          </table:table-cell>
          <table:table-cell office:value-type="float" office:value="0.747478383458647" calcext:value-type="float">
            <text:p>0.747478383458647</text:p>
          </table:table-cell>
          <table:table-cell office:value-type="float" office:value="0.0460575378010635" calcext:value-type="float">
            <text:p>0.0460575378010635</text:p>
          </table:table-cell>
          <table:table-cell office:value-type="float" office:value="0.750751281613124" calcext:value-type="float">
            <text:p>0.750751281613124</text:p>
          </table:table-cell>
          <table:table-cell office:value-type="float" office:value="0.0470751921851456" calcext:value-type="float">
            <text:p>0.0470751921851456</text:p>
          </table:table-cell>
          <table:table-cell office:value-type="float" office:value="0.762361329460014" calcext:value-type="float">
            <text:p>0.762361329460014</text:p>
          </table:table-cell>
          <table:table-cell office:value-type="float" office:value="0.0462736539912282" calcext:value-type="float">
            <text:p>0.0462736539912282</text:p>
          </table:table-cell>
          <table:table-cell office:value-type="float" office:value="0.755968643198906" calcext:value-type="float">
            <text:p>0.755968643198906</text:p>
          </table:table-cell>
          <table:table-cell office:value-type="float" office:value="0.0425911673524806" calcext:value-type="float">
            <text:p>0.0425911673524806</text:p>
          </table:table-cell>
          <table:table-cell office:value-type="float" office:value="0.753837491455912" calcext:value-type="float">
            <text:p>0.753837491455912</text:p>
          </table:table-cell>
          <table:table-cell office:value-type="float" office:value="0.0437379183068351" calcext:value-type="float">
            <text:p>0.0437</text:p>
          </table:table-cell>
          <table:table-cell office:value-type="float" office:value="0.753470608339029" calcext:value-type="float">
            <text:p>0.7535</text:p>
          </table:table-cell>
          <table:table-cell office:value-type="float" office:value="0.0429139346183846" calcext:value-type="float">
            <text:p>0.0429</text:p>
          </table:table-cell>
          <table:table-cell office:value-type="float" office:value="0.753729579630895" calcext:value-type="float">
            <text:p>0.7537</text:p>
          </table:table-cell>
          <table:table-cell office:value-type="float" office:value="0.0348840216580643" calcext:value-type="float">
            <text:p>0.0349</text:p>
          </table:table-cell>
          <table:table-cell office:value-type="float" office:value="0.745231117566644" calcext:value-type="float">
            <text:p>0.7452</text:p>
          </table:table-cell>
          <table:table-cell office:value-type="float" office:value="0.0329158424502977" calcext:value-type="float">
            <text:p>0.0329</text:p>
          </table:table-cell>
          <table:table-cell office:value-type="float" office:value="0.760893198906357" calcext:value-type="float">
            <text:p>0.7609</text:p>
          </table:table-cell>
          <table:table-cell office:value-type="float" office:value="0.0465951513329928" calcext:value-type="float">
            <text:p>0.0466</text:p>
          </table:table-cell>
          <table:table-cell office:value-type="float" office:value="0.749060919343814" calcext:value-type="float">
            <text:p>0.7491</text:p>
          </table:table-cell>
          <table:table-cell office:value-type="float" office:value="0.0429626315836483" calcext:value-type="float">
            <text:p>0.0430</text:p>
          </table:table-cell>
          <table:table-cell office:value-type="float" office:value="0.75853041695147" calcext:value-type="float">
            <text:p>0.7585</text:p>
          </table:table-cell>
          <table:table-cell office:value-type="float" office:value="0.0468188249350618" calcext:value-type="float">
            <text:p>0.0468</text:p>
          </table:table-cell>
          <table:table-cell office:value-type="float" office:value="0.745896274777854" calcext:value-type="float">
            <text:p>0.7459</text:p>
          </table:table-cell>
          <table:table-cell office:value-type="float" office:value="0.0380347699539967" calcext:value-type="float">
            <text:p>0.0380</text:p>
          </table:table-cell>
          <table:table-cell office:value-type="float" office:value="0.755397385509228" calcext:value-type="float">
            <text:p>0.7554</text:p>
          </table:table-cell>
          <table:table-cell office:value-type="float" office:value="0.0427056129634225" calcext:value-type="float">
            <text:p>0.0427</text:p>
          </table:table-cell>
          <table:table-cell office:value-type="float" office:value="0.753253588516747" calcext:value-type="float">
            <text:p>0.7533</text:p>
          </table:table-cell>
          <table:table-cell office:value-type="float" office:value="0.0487057379810284" calcext:value-type="float">
            <text:p>0.048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69527511961722" calcext:value-type="float">
            <text:p>0.769527511961722</text:p>
          </table:table-cell>
          <table:table-cell office:value-type="float" office:value="0.0473919649009944" calcext:value-type="float">
            <text:p>0.0473919649009944</text:p>
          </table:table-cell>
          <table:table-cell office:value-type="float" office:value="0.73262030075188" calcext:value-type="float">
            <text:p>0.73262030075188</text:p>
          </table:table-cell>
          <table:table-cell office:value-type="float" office:value="0.0479029288649031" calcext:value-type="float">
            <text:p>0.0479029288649031</text:p>
          </table:table-cell>
          <table:table-cell office:value-type="float" office:value="0.762565874914559" calcext:value-type="float">
            <text:p>0.762565874914559</text:p>
          </table:table-cell>
          <table:table-cell office:value-type="float" office:value="0.0376267960118859" calcext:value-type="float">
            <text:p>0.0376267960118859</text:p>
          </table:table-cell>
          <table:table-cell office:value-type="float" office:value="0.763212662337662" calcext:value-type="float">
            <text:p>0.763212662337662</text:p>
          </table:table-cell>
          <table:table-cell office:value-type="float" office:value="0.0438281630425906" calcext:value-type="float">
            <text:p>0.0438281630425906</text:p>
          </table:table-cell>
          <table:table-cell office:value-type="float" office:value="0.752299043062201" calcext:value-type="float">
            <text:p>0.752299043062201</text:p>
          </table:table-cell>
          <table:table-cell office:value-type="float" office:value="0.0456554396218046" calcext:value-type="float">
            <text:p>0.0456554396218046</text:p>
          </table:table-cell>
          <table:table-cell office:value-type="float" office:value="0.754641917293233" calcext:value-type="float">
            <text:p>0.754641917293233</text:p>
          </table:table-cell>
          <table:table-cell office:value-type="float" office:value="0.0459900436399483" calcext:value-type="float">
            <text:p>0.0459900436399483</text:p>
          </table:table-cell>
          <table:table-cell office:value-type="float" office:value="0.762426862611073" calcext:value-type="float">
            <text:p>0.762426862611073</text:p>
          </table:table-cell>
          <table:table-cell office:value-type="float" office:value="0.0472197147588147" calcext:value-type="float">
            <text:p>0.0472</text:p>
          </table:table-cell>
          <table:table-cell office:value-type="float" office:value="0.761197539302803" calcext:value-type="float">
            <text:p>0.7612</text:p>
          </table:table-cell>
          <table:table-cell office:value-type="float" office:value="0.0451639374982567" calcext:value-type="float">
            <text:p>0.0452</text:p>
          </table:table-cell>
          <table:table-cell office:value-type="float" office:value="0.746507347915243" calcext:value-type="float">
            <text:p>0.7465</text:p>
          </table:table-cell>
          <table:table-cell office:value-type="float" office:value="0.0370703465659007" calcext:value-type="float">
            <text:p>0.0371</text:p>
          </table:table-cell>
          <table:table-cell office:value-type="float" office:value="0.763164046479836" calcext:value-type="float">
            <text:p>0.7632</text:p>
          </table:table-cell>
          <table:table-cell office:value-type="float" office:value="0.0396533748288712" calcext:value-type="float">
            <text:p>0.0397</text:p>
          </table:table-cell>
          <table:table-cell office:value-type="float" office:value="0.756949162679426" calcext:value-type="float">
            <text:p>0.7569</text:p>
          </table:table-cell>
          <table:table-cell office:value-type="float" office:value="0.0390870085971286" calcext:value-type="float">
            <text:p>0.0391</text:p>
          </table:table-cell>
          <table:table-cell office:value-type="float" office:value="0.756501110731374" calcext:value-type="float">
            <text:p>0.7565</text:p>
          </table:table-cell>
          <table:table-cell office:value-type="float" office:value="0.0432938435439919" calcext:value-type="float">
            <text:p>0.0433</text:p>
          </table:table-cell>
          <table:table-cell office:value-type="float" office:value="0.756583304853042" calcext:value-type="float">
            <text:p>0.7566</text:p>
          </table:table-cell>
          <table:table-cell office:value-type="float" office:value="0.0434971299398328" calcext:value-type="float">
            <text:p>0.0435</text:p>
          </table:table-cell>
          <table:table-cell office:value-type="float" office:value="0.758045710868079" calcext:value-type="float">
            <text:p>0.7580</text:p>
          </table:table-cell>
          <table:table-cell office:value-type="float" office:value="0.0408698427980236" calcext:value-type="float">
            <text:p>0.0409</text:p>
          </table:table-cell>
          <table:table-cell office:value-type="float" office:value="0.755734193438141" calcext:value-type="float">
            <text:p>0.7557</text:p>
          </table:table-cell>
          <table:table-cell office:value-type="float" office:value="0.0482738550639562" calcext:value-type="float">
            <text:p>0.0483</text:p>
          </table:table-cell>
          <table:table-cell office:value-type="float" office:value="0.757150290498975" calcext:value-type="float">
            <text:p>0.7572</text:p>
          </table:table-cell>
          <table:table-cell office:value-type="float" office:value="0.0453356902484774" calcext:value-type="float">
            <text:p>0.045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2477358168148" calcext:value-type="float">
            <text:p>0.752477358168148</text:p>
          </table:table-cell>
          <table:table-cell office:value-type="float" office:value="0.033363062363287" calcext:value-type="float">
            <text:p>0.033363062363287</text:p>
          </table:table-cell>
          <table:table-cell office:value-type="float" office:value="0.717901572112099" calcext:value-type="float">
            <text:p>0.717901572112099</text:p>
          </table:table-cell>
          <table:table-cell office:value-type="float" office:value="0.0542364992061025" calcext:value-type="float">
            <text:p>0.0542364992061025</text:p>
          </table:table-cell>
          <table:table-cell office:value-type="float" office:value="0.758298188653452" calcext:value-type="float">
            <text:p>0.758298188653452</text:p>
          </table:table-cell>
          <table:table-cell office:value-type="float" office:value="0.0397849496711925" calcext:value-type="float">
            <text:p>0.0397849496711925</text:p>
          </table:table-cell>
          <table:table-cell office:value-type="float" office:value="0.768073393711552" calcext:value-type="float">
            <text:p>0.768073393711552</text:p>
          </table:table-cell>
          <table:table-cell office:value-type="float" office:value="0.03663382260697" calcext:value-type="float">
            <text:p>0.03663382260697</text:p>
          </table:table-cell>
          <table:table-cell office:value-type="float" office:value="0.754484791524265" calcext:value-type="float">
            <text:p>0.754484791524265</text:p>
          </table:table-cell>
          <table:table-cell office:value-type="float" office:value="0.0319024773782042" calcext:value-type="float">
            <text:p>0.0319024773782042</text:p>
          </table:table-cell>
          <table:table-cell office:value-type="float" office:value="0.772279220779221" calcext:value-type="float">
            <text:p>0.772279220779221</text:p>
          </table:table-cell>
          <table:table-cell office:value-type="float" office:value="0.0339132914660812" calcext:value-type="float">
            <text:p>0.0339132914660812</text:p>
          </table:table-cell>
          <table:table-cell office:value-type="float" office:value="0.759209330143541" calcext:value-type="float">
            <text:p>0.759209330143541</text:p>
          </table:table-cell>
          <table:table-cell office:value-type="float" office:value="0.0367192341445937" calcext:value-type="float">
            <text:p>0.0367</text:p>
          </table:table-cell>
          <table:table-cell office:value-type="float" office:value="0.761513414217362" calcext:value-type="float">
            <text:p>0.7615</text:p>
          </table:table-cell>
          <table:table-cell office:value-type="float" office:value="0.034048088978541" calcext:value-type="float">
            <text:p>0.0340</text:p>
          </table:table-cell>
          <table:table-cell office:value-type="float" office:value="0.751564764183185" calcext:value-type="float">
            <text:p>0.7516</text:p>
          </table:table-cell>
          <table:table-cell office:value-type="float" office:value="0.0453714151394012" calcext:value-type="float">
            <text:p>0.0454</text:p>
          </table:table-cell>
          <table:table-cell office:value-type="float" office:value="0.773992822966507" calcext:value-type="float">
            <text:p>0.7740</text:p>
          </table:table-cell>
          <table:table-cell office:value-type="float" office:value="0.0388367171691984" calcext:value-type="float">
            <text:p>0.0388</text:p>
          </table:table-cell>
          <table:table-cell office:value-type="float" office:value="0.757665669856459" calcext:value-type="float">
            <text:p>0.7577</text:p>
          </table:table-cell>
          <table:table-cell office:value-type="float" office:value="0.0395918703958434" calcext:value-type="float">
            <text:p>0.0396</text:p>
          </table:table-cell>
          <table:table-cell office:value-type="float" office:value="0.763463004101162" calcext:value-type="float">
            <text:p>0.7635</text:p>
          </table:table-cell>
          <table:table-cell office:value-type="float" office:value="0.0351811334775168" calcext:value-type="float">
            <text:p>0.0352</text:p>
          </table:table-cell>
          <table:table-cell office:value-type="float" office:value="0.75628511619959" calcext:value-type="float">
            <text:p>0.7563</text:p>
          </table:table-cell>
          <table:table-cell office:value-type="float" office:value="0.0438257540421805" calcext:value-type="float">
            <text:p>0.0438</text:p>
          </table:table-cell>
          <table:table-cell office:value-type="float" office:value="0.764317071086808" calcext:value-type="float">
            <text:p>0.7643</text:p>
          </table:table-cell>
          <table:table-cell office:value-type="float" office:value="0.0352368575896534" calcext:value-type="float">
            <text:p>0.0352</text:p>
          </table:table-cell>
          <table:table-cell office:value-type="float" office:value="0.756322197539303" calcext:value-type="float">
            <text:p>0.7563</text:p>
          </table:table-cell>
          <table:table-cell office:value-type="float" office:value="0.0456987483826575" calcext:value-type="float">
            <text:p>0.0457</text:p>
          </table:table-cell>
          <table:table-cell office:value-type="float" office:value="0.768516660970608" calcext:value-type="float">
            <text:p>0.7685</text:p>
          </table:table-cell>
          <table:table-cell office:value-type="float" office:value="0.0351104787207846" calcext:value-type="float">
            <text:p>0.035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2628503075872" calcext:value-type="float">
            <text:p>0.752628503075872</text:p>
          </table:table-cell>
          <table:table-cell office:value-type="float" office:value="0.043031969137076" calcext:value-type="float">
            <text:p>0.043031969137076</text:p>
          </table:table-cell>
          <table:table-cell office:value-type="float" office:value="0.739022300068353" calcext:value-type="float">
            <text:p>0.739022300068353</text:p>
          </table:table-cell>
          <table:table-cell office:value-type="float" office:value="0.035268593603779" calcext:value-type="float">
            <text:p>0.035268593603779</text:p>
          </table:table-cell>
          <table:table-cell office:value-type="float" office:value="0.765793574846206" calcext:value-type="float">
            <text:p>0.765793574846206</text:p>
          </table:table-cell>
          <table:table-cell office:value-type="float" office:value="0.0373359480943322" calcext:value-type="float">
            <text:p>0.0373359480943322</text:p>
          </table:table-cell>
          <table:table-cell office:value-type="float" office:value="0.762856630211893" calcext:value-type="float">
            <text:p>0.762856630211893</text:p>
          </table:table-cell>
          <table:table-cell office:value-type="float" office:value="0.0431963735110034" calcext:value-type="float">
            <text:p>0.0431963735110034</text:p>
          </table:table-cell>
          <table:table-cell office:value-type="float" office:value="0.766147470950103" calcext:value-type="float">
            <text:p>0.766147470950103</text:p>
          </table:table-cell>
          <table:table-cell office:value-type="float" office:value="0.0363837855606481" calcext:value-type="float">
            <text:p>0.0363837855606481</text:p>
          </table:table-cell>
          <table:table-cell office:value-type="float" office:value="0.758463004101162" calcext:value-type="float">
            <text:p>0.758463004101162</text:p>
          </table:table-cell>
          <table:table-cell office:value-type="float" office:value="0.0400584399834727" calcext:value-type="float">
            <text:p>0.0400584399834727</text:p>
          </table:table-cell>
          <table:table-cell office:value-type="float" office:value="0.758401742993848" calcext:value-type="float">
            <text:p>0.758401742993848</text:p>
          </table:table-cell>
          <table:table-cell office:value-type="float" office:value="0.0448118448167951" calcext:value-type="float">
            <text:p>0.0448</text:p>
          </table:table-cell>
          <table:table-cell office:value-type="float" office:value="0.760107484620643" calcext:value-type="float">
            <text:p>0.7601</text:p>
          </table:table-cell>
          <table:table-cell office:value-type="float" office:value="0.041641588554161" calcext:value-type="float">
            <text:p>0.0416</text:p>
          </table:table-cell>
          <table:table-cell office:value-type="float" office:value="0.75878024606972" calcext:value-type="float">
            <text:p>0.7588</text:p>
          </table:table-cell>
          <table:table-cell office:value-type="float" office:value="0.0383529153144383" calcext:value-type="float">
            <text:p>0.0384</text:p>
          </table:table-cell>
          <table:table-cell office:value-type="float" office:value="0.755977699931647" calcext:value-type="float">
            <text:p>0.7560</text:p>
          </table:table-cell>
          <table:table-cell office:value-type="float" office:value="0.0483012376913195" calcext:value-type="float">
            <text:p>0.0483</text:p>
          </table:table-cell>
          <table:table-cell office:value-type="float" office:value="0.764507433356118" calcext:value-type="float">
            <text:p>0.7645</text:p>
          </table:table-cell>
          <table:table-cell office:value-type="float" office:value="0.0378010749778817" calcext:value-type="float">
            <text:p>0.0378</text:p>
          </table:table-cell>
          <table:table-cell office:value-type="float" office:value="0.758208133971292" calcext:value-type="float">
            <text:p>0.7582</text:p>
          </table:table-cell>
          <table:table-cell office:value-type="float" office:value="0.0461753506806647" calcext:value-type="float">
            <text:p>0.0462</text:p>
          </table:table-cell>
          <table:table-cell office:value-type="float" office:value="0.755708817498291" calcext:value-type="float">
            <text:p>0.7557</text:p>
          </table:table-cell>
          <table:table-cell office:value-type="float" office:value="0.0423895326687964" calcext:value-type="float">
            <text:p>0.0424</text:p>
          </table:table-cell>
          <table:table-cell office:value-type="float" office:value="0.757783321941217" calcext:value-type="float">
            <text:p>0.7578</text:p>
          </table:table-cell>
          <table:table-cell office:value-type="float" office:value="0.0413773836170938" calcext:value-type="float">
            <text:p>0.0414</text:p>
          </table:table-cell>
          <table:table-cell office:value-type="float" office:value="0.765116199589884" calcext:value-type="float">
            <text:p>0.7651</text:p>
          </table:table-cell>
          <table:table-cell office:value-type="float" office:value="0.043329869731146" calcext:value-type="float">
            <text:p>0.0433</text:p>
          </table:table-cell>
          <table:table-cell office:value-type="float" office:value="0.757884142173616" calcext:value-type="float">
            <text:p>0.7579</text:p>
          </table:table-cell>
          <table:table-cell office:value-type="float" office:value="0.0355585854125309" calcext:value-type="float">
            <text:p>0.035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8426691729323" calcext:value-type="float">
            <text:p>0.758426691729323</text:p>
          </table:table-cell>
          <table:table-cell office:value-type="float" office:value="0.0426858286820974" calcext:value-type="float">
            <text:p>0.0426858286820974</text:p>
          </table:table-cell>
          <table:table-cell office:value-type="float" office:value="0.738608509911141" calcext:value-type="float">
            <text:p>0.738608509911141</text:p>
          </table:table-cell>
          <table:table-cell office:value-type="float" office:value="0.0641365969194786" calcext:value-type="float">
            <text:p>0.0641365969194786</text:p>
          </table:table-cell>
          <table:table-cell office:value-type="float" office:value="0.755041524265208" calcext:value-type="float">
            <text:p>0.755041524265208</text:p>
          </table:table-cell>
          <table:table-cell office:value-type="float" office:value="0.0467211166275127" calcext:value-type="float">
            <text:p>0.0467211166275127</text:p>
          </table:table-cell>
          <table:table-cell office:value-type="float" office:value="0.761943352699932" calcext:value-type="float">
            <text:p>0.761943352699932</text:p>
          </table:table-cell>
          <table:table-cell office:value-type="float" office:value="0.0433818879755159" calcext:value-type="float">
            <text:p>0.0433818879755159</text:p>
          </table:table-cell>
          <table:table-cell office:value-type="float" office:value="0.762671821599453" calcext:value-type="float">
            <text:p>0.762671821599453</text:p>
          </table:table-cell>
          <table:table-cell office:value-type="float" office:value="0.0439430329437623" calcext:value-type="float">
            <text:p>0.0439430329437623</text:p>
          </table:table-cell>
          <table:table-cell office:value-type="float" office:value="0.746686346548189" calcext:value-type="float">
            <text:p>0.746686346548189</text:p>
          </table:table-cell>
          <table:table-cell office:value-type="float" office:value="0.0423133955395284" calcext:value-type="float">
            <text:p>0.0423133955395284</text:p>
          </table:table-cell>
          <table:table-cell office:value-type="float" office:value="0.757533749145591" calcext:value-type="float">
            <text:p>0.757533749145591</text:p>
          </table:table-cell>
          <table:table-cell office:value-type="float" office:value="0.0487616386953038" calcext:value-type="float">
            <text:p>0.0488</text:p>
          </table:table-cell>
          <table:table-cell office:value-type="float" office:value="0.762058697881066" calcext:value-type="float">
            <text:p>0.7621</text:p>
          </table:table-cell>
          <table:table-cell office:value-type="float" office:value="0.0455622131545631" calcext:value-type="float">
            <text:p>0.0456</text:p>
          </table:table-cell>
          <table:table-cell office:value-type="float" office:value="0.758063824333561" calcext:value-type="float">
            <text:p>0.7581</text:p>
          </table:table-cell>
          <table:table-cell office:value-type="float" office:value="0.041271312982828" calcext:value-type="float">
            <text:p>0.0413</text:p>
          </table:table-cell>
          <table:table-cell office:value-type="float" office:value="0.75080510936432" calcext:value-type="float">
            <text:p>0.7508</text:p>
          </table:table-cell>
          <table:table-cell office:value-type="float" office:value="0.0487466468640484" calcext:value-type="float">
            <text:p>0.0487</text:p>
          </table:table-cell>
          <table:table-cell office:value-type="float" office:value="0.75712969924812" calcext:value-type="float">
            <text:p>0.7571</text:p>
          </table:table-cell>
          <table:table-cell office:value-type="float" office:value="0.0402387632120524" calcext:value-type="float">
            <text:p>0.0402</text:p>
          </table:table-cell>
          <table:table-cell office:value-type="float" office:value="0.760429511278195" calcext:value-type="float">
            <text:p>0.7604</text:p>
          </table:table-cell>
          <table:table-cell office:value-type="float" office:value="0.0481313994177268" calcext:value-type="float">
            <text:p>0.0481</text:p>
          </table:table-cell>
          <table:table-cell office:value-type="float" office:value="0.755822966507177" calcext:value-type="float">
            <text:p>0.7558</text:p>
          </table:table-cell>
          <table:table-cell office:value-type="float" office:value="0.047028957426408" calcext:value-type="float">
            <text:p>0.0470</text:p>
          </table:table-cell>
          <table:table-cell office:value-type="float" office:value="0.749397129186603" calcext:value-type="float">
            <text:p>0.7494</text:p>
          </table:table-cell>
          <table:table-cell office:value-type="float" office:value="0.0553433041670576" calcext:value-type="float">
            <text:p>0.0553</text:p>
          </table:table-cell>
          <table:table-cell office:value-type="float" office:value="0.757726076555024" calcext:value-type="float">
            <text:p>0.7577</text:p>
          </table:table-cell>
          <table:table-cell office:value-type="float" office:value="0.0400572634559427" calcext:value-type="float">
            <text:p>0.0401</text:p>
          </table:table-cell>
          <table:table-cell office:value-type="float" office:value="0.762842788790157" calcext:value-type="float">
            <text:p>0.7628</text:p>
          </table:table-cell>
          <table:table-cell office:value-type="float" office:value="0.0486774397079536" calcext:value-type="float">
            <text:p>0.048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647997265892" calcext:value-type="float">
            <text:p>0.7647997265892</text:p>
          </table:table-cell>
          <table:table-cell office:value-type="float" office:value="0.0481900824940664" calcext:value-type="float">
            <text:p>0.0481900824940664</text:p>
          </table:table-cell>
          <table:table-cell office:value-type="float" office:value="0.74789550580998" calcext:value-type="float">
            <text:p>0.74789550580998</text:p>
          </table:table-cell>
          <table:table-cell office:value-type="float" office:value="0.0422366284820717" calcext:value-type="float">
            <text:p>0.0422366284820717</text:p>
          </table:table-cell>
          <table:table-cell office:value-type="float" office:value="0.764052460697198" calcext:value-type="float">
            <text:p>0.764052460697198</text:p>
          </table:table-cell>
          <table:table-cell office:value-type="float" office:value="0.0454271169279116" calcext:value-type="float">
            <text:p>0.0454271169279116</text:p>
          </table:table-cell>
          <table:table-cell office:value-type="float" office:value="0.766149179767601" calcext:value-type="float">
            <text:p>0.766149179767601</text:p>
          </table:table-cell>
          <table:table-cell office:value-type="float" office:value="0.0437168916777908" calcext:value-type="float">
            <text:p>0.0437168916777908</text:p>
          </table:table-cell>
          <table:table-cell office:value-type="float" office:value="0.756788875598086" calcext:value-type="float">
            <text:p>0.756788875598086</text:p>
          </table:table-cell>
          <table:table-cell office:value-type="float" office:value="0.0463725068105739" calcext:value-type="float">
            <text:p>0.0463725068105739</text:p>
          </table:table-cell>
          <table:table-cell office:value-type="float" office:value="0.761431220095694" calcext:value-type="float">
            <text:p>0.761431220095694</text:p>
          </table:table-cell>
          <table:table-cell office:value-type="float" office:value="0.0482798642064636" calcext:value-type="float">
            <text:p>0.0482798642064636</text:p>
          </table:table-cell>
          <table:table-cell office:value-type="float" office:value="0.756293660287081" calcext:value-type="float">
            <text:p>0.756293660287081</text:p>
          </table:table-cell>
          <table:table-cell office:value-type="float" office:value="0.043490038528844" calcext:value-type="float">
            <text:p>0.0435</text:p>
          </table:table-cell>
          <table:table-cell office:value-type="float" office:value="0.758892515379358" calcext:value-type="float">
            <text:p>0.7589</text:p>
          </table:table-cell>
          <table:table-cell office:value-type="float" office:value="0.0489308115373615" calcext:value-type="float">
            <text:p>0.0489</text:p>
          </table:table-cell>
          <table:table-cell office:value-type="float" office:value="0.760234535201641" calcext:value-type="float">
            <text:p>0.7602</text:p>
          </table:table-cell>
          <table:table-cell office:value-type="float" office:value="0.0430340451732236" calcext:value-type="float">
            <text:p>0.0430</text:p>
          </table:table-cell>
          <table:table-cell office:value-type="float" office:value="0.759036397812714" calcext:value-type="float">
            <text:p>0.7590</text:p>
          </table:table-cell>
          <table:table-cell office:value-type="float" office:value="0.0431633610410788" calcext:value-type="float">
            <text:p>0.0432</text:p>
          </table:table-cell>
          <table:table-cell office:value-type="float" office:value="0.756971462747779" calcext:value-type="float">
            <text:p>0.7570</text:p>
          </table:table-cell>
          <table:table-cell office:value-type="float" office:value="0.0411833836531496" calcext:value-type="float">
            <text:p>0.0412</text:p>
          </table:table-cell>
          <table:table-cell office:value-type="float" office:value="0.755923957621326" calcext:value-type="float">
            <text:p>0.7559</text:p>
          </table:table-cell>
          <table:table-cell office:value-type="float" office:value="0.0407780209867808" calcext:value-type="float">
            <text:p>0.0408</text:p>
          </table:table-cell>
          <table:table-cell office:value-type="float" office:value="0.756952665755297" calcext:value-type="float">
            <text:p>0.7570</text:p>
          </table:table-cell>
          <table:table-cell office:value-type="float" office:value="0.0410771922602386" calcext:value-type="float">
            <text:p>0.0411</text:p>
          </table:table-cell>
          <table:table-cell office:value-type="float" office:value="0.753368591934381" calcext:value-type="float">
            <text:p>0.7534</text:p>
          </table:table-cell>
          <table:table-cell office:value-type="float" office:value="0.0427961539774786" calcext:value-type="float">
            <text:p>0.0428</text:p>
          </table:table-cell>
          <table:table-cell office:value-type="float" office:value="0.753651742993848" calcext:value-type="float">
            <text:p>0.7537</text:p>
          </table:table-cell>
          <table:table-cell office:value-type="float" office:value="0.0435506937523629" calcext:value-type="float">
            <text:p>0.0436</text:p>
          </table:table-cell>
          <table:table-cell office:value-type="float" office:value="0.760046394395079" calcext:value-type="float">
            <text:p>0.7600</text:p>
          </table:table-cell>
          <table:table-cell office:value-type="float" office:value="0.0426519890953027" calcext:value-type="float">
            <text:p>0.042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68832365003418" calcext:value-type="float">
            <text:p>0.768832365003418</text:p>
          </table:table-cell>
          <table:table-cell office:value-type="float" office:value="0.0431422533842272" calcext:value-type="float">
            <text:p>0.0431422533842272</text:p>
          </table:table-cell>
          <table:table-cell office:value-type="float" office:value="0.749072966507177" calcext:value-type="float">
            <text:p>0.749072966507177</text:p>
          </table:table-cell>
          <table:table-cell office:value-type="float" office:value="0.03957384674993" calcext:value-type="float">
            <text:p>0.03957384674993</text:p>
          </table:table-cell>
          <table:table-cell office:value-type="float" office:value="0.759060064935065" calcext:value-type="float">
            <text:p>0.759060064935065</text:p>
          </table:table-cell>
          <table:table-cell office:value-type="float" office:value="0.0393826080700493" calcext:value-type="float">
            <text:p>0.0393826080700493</text:p>
          </table:table-cell>
          <table:table-cell office:value-type="float" office:value="0.753154647983595" calcext:value-type="float">
            <text:p>0.753154647983595</text:p>
          </table:table-cell>
          <table:table-cell office:value-type="float" office:value="0.0374482521380432" calcext:value-type="float">
            <text:p>0.0374482521380432</text:p>
          </table:table-cell>
          <table:table-cell office:value-type="float" office:value="0.755517002734108" calcext:value-type="float">
            <text:p>0.755517002734108</text:p>
          </table:table-cell>
          <table:table-cell office:value-type="float" office:value="0.0437907145704268" calcext:value-type="float">
            <text:p>0.0437907145704268</text:p>
          </table:table-cell>
          <table:table-cell office:value-type="float" office:value="0.759417634996582" calcext:value-type="float">
            <text:p>0.759417634996582</text:p>
          </table:table-cell>
          <table:table-cell office:value-type="float" office:value="0.0377668500257375" calcext:value-type="float">
            <text:p>0.0377668500257375</text:p>
          </table:table-cell>
          <table:table-cell office:value-type="float" office:value="0.760067327409433" calcext:value-type="float">
            <text:p>0.760067327409433</text:p>
          </table:table-cell>
          <table:table-cell office:value-type="float" office:value="0.0411828641598486" calcext:value-type="float">
            <text:p>0.0412</text:p>
          </table:table-cell>
          <table:table-cell office:value-type="float" office:value="0.759830058099795" calcext:value-type="float">
            <text:p>0.7598</text:p>
          </table:table-cell>
          <table:table-cell office:value-type="float" office:value="0.04389638968739" calcext:value-type="float">
            <text:p>0.0439</text:p>
          </table:table-cell>
          <table:table-cell office:value-type="float" office:value="0.75946035543404" calcext:value-type="float">
            <text:p>0.7595</text:p>
          </table:table-cell>
          <table:table-cell office:value-type="float" office:value="0.0390507696489911" calcext:value-type="float">
            <text:p>0.0391</text:p>
          </table:table-cell>
          <table:table-cell office:value-type="float" office:value="0.751462747778537" calcext:value-type="float">
            <text:p>0.7515</text:p>
          </table:table-cell>
          <table:table-cell office:value-type="float" office:value="0.0449456729831716" calcext:value-type="float">
            <text:p>0.0449</text:p>
          </table:table-cell>
          <table:table-cell office:value-type="float" office:value="0.754032894736842" calcext:value-type="float">
            <text:p>0.7540</text:p>
          </table:table-cell>
          <table:table-cell office:value-type="float" office:value="0.0422304196284355" calcext:value-type="float">
            <text:p>0.0422</text:p>
          </table:table-cell>
          <table:table-cell office:value-type="float" office:value="0.762452153110048" calcext:value-type="float">
            <text:p>0.7625</text:p>
          </table:table-cell>
          <table:table-cell office:value-type="float" office:value="0.0406498937507904" calcext:value-type="float">
            <text:p>0.0406</text:p>
          </table:table-cell>
          <table:table-cell office:value-type="float" office:value="0.760438653451811" calcext:value-type="float">
            <text:p>0.7604</text:p>
          </table:table-cell>
          <table:table-cell office:value-type="float" office:value="0.0392934426144235" calcext:value-type="float">
            <text:p>0.0393</text:p>
          </table:table-cell>
          <table:table-cell office:value-type="float" office:value="0.754287081339713" calcext:value-type="float">
            <text:p>0.7543</text:p>
          </table:table-cell>
          <table:table-cell office:value-type="float" office:value="0.0441809083723156" calcext:value-type="float">
            <text:p>0.0442</text:p>
          </table:table-cell>
          <table:table-cell office:value-type="float" office:value="0.754462747778537" calcext:value-type="float">
            <text:p>0.7545</text:p>
          </table:table-cell>
          <table:table-cell office:value-type="float" office:value="0.0412975127032188" calcext:value-type="float">
            <text:p>0.0413</text:p>
          </table:table-cell>
          <table:table-cell office:value-type="float" office:value="0.755268198906357" calcext:value-type="float">
            <text:p>0.7553</text:p>
          </table:table-cell>
          <table:table-cell office:value-type="float" office:value="0.0376759341085543" calcext:value-type="float">
            <text:p>0.037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855997949419" calcext:value-type="float">
            <text:p>0.75855997949419</text:p>
          </table:table-cell>
          <table:table-cell office:value-type="float" office:value="0.0451826753263869" calcext:value-type="float">
            <text:p>0.0451826753263869</text:p>
          </table:table-cell>
          <table:table-cell office:value-type="float" office:value="0.737641319207109" calcext:value-type="float">
            <text:p>0.737641319207109</text:p>
          </table:table-cell>
          <table:table-cell office:value-type="float" office:value="0.0491623120872265" calcext:value-type="float">
            <text:p>0.0491623120872265</text:p>
          </table:table-cell>
          <table:table-cell office:value-type="float" office:value="0.757155673274094" calcext:value-type="float">
            <text:p>0.757155673274094</text:p>
          </table:table-cell>
          <table:table-cell office:value-type="float" office:value="0.0436692130232643" calcext:value-type="float">
            <text:p>0.0436692130232643</text:p>
          </table:table-cell>
          <table:table-cell office:value-type="float" office:value="0.75989029391661" calcext:value-type="float">
            <text:p>0.75989029391661</text:p>
          </table:table-cell>
          <table:table-cell office:value-type="float" office:value="0.0394574061632676" calcext:value-type="float">
            <text:p>0.0394574061632676</text:p>
          </table:table-cell>
          <table:table-cell office:value-type="float" office:value="0.757400632262474" calcext:value-type="float">
            <text:p>0.757400632262474</text:p>
          </table:table-cell>
          <table:table-cell office:value-type="float" office:value="0.0415047591424478" calcext:value-type="float">
            <text:p>0.0415047591424478</text:p>
          </table:table-cell>
          <table:table-cell office:value-type="float" office:value="0.758092532467532" calcext:value-type="float">
            <text:p>0.758092532467532</text:p>
          </table:table-cell>
          <table:table-cell office:value-type="float" office:value="0.0349732377034407" calcext:value-type="float">
            <text:p>0.0349732377034407</text:p>
          </table:table-cell>
          <table:table-cell office:value-type="float" office:value="0.758460269993165" calcext:value-type="float">
            <text:p>0.758460269993165</text:p>
          </table:table-cell>
          <table:table-cell office:value-type="float" office:value="0.044726637252469" calcext:value-type="float">
            <text:p>0.0447</text:p>
          </table:table-cell>
          <table:table-cell office:value-type="float" office:value="0.7510003417635" calcext:value-type="float">
            <text:p>0.7510</text:p>
          </table:table-cell>
          <table:table-cell office:value-type="float" office:value="0.039879494423069" calcext:value-type="float">
            <text:p>0.0399</text:p>
          </table:table-cell>
          <table:table-cell office:value-type="float" office:value="0.756186859193438" calcext:value-type="float">
            <text:p>0.7562</text:p>
          </table:table-cell>
          <table:table-cell office:value-type="float" office:value="0.0445944406313266" calcext:value-type="float">
            <text:p>0.0446</text:p>
          </table:table-cell>
          <table:table-cell office:value-type="float" office:value="0.756193694463431" calcext:value-type="float">
            <text:p>0.7562</text:p>
          </table:table-cell>
          <table:table-cell office:value-type="float" office:value="0.0359426350685309" calcext:value-type="float">
            <text:p>0.0359</text:p>
          </table:table-cell>
          <table:table-cell office:value-type="float" office:value="0.762811602870813" calcext:value-type="float">
            <text:p>0.7628</text:p>
          </table:table-cell>
          <table:table-cell office:value-type="float" office:value="0.0402367091271356" calcext:value-type="float">
            <text:p>0.0402</text:p>
          </table:table-cell>
          <table:table-cell office:value-type="float" office:value="0.756432758031442" calcext:value-type="float">
            <text:p>0.7564</text:p>
          </table:table-cell>
          <table:table-cell office:value-type="float" office:value="0.0424362504600037" calcext:value-type="float">
            <text:p>0.0424</text:p>
          </table:table-cell>
          <table:table-cell office:value-type="float" office:value="0.754606203007519" calcext:value-type="float">
            <text:p>0.7546</text:p>
          </table:table-cell>
          <table:table-cell office:value-type="float" office:value="0.043891760024922" calcext:value-type="float">
            <text:p>0.0439</text:p>
          </table:table-cell>
          <table:table-cell office:value-type="float" office:value="0.757553144224197" calcext:value-type="float">
            <text:p>0.7576</text:p>
          </table:table-cell>
          <table:table-cell office:value-type="float" office:value="0.034746437993572" calcext:value-type="float">
            <text:p>0.0347</text:p>
          </table:table-cell>
          <table:table-cell office:value-type="float" office:value="0.76042053998633" calcext:value-type="float">
            <text:p>0.7604</text:p>
          </table:table-cell>
          <table:table-cell office:value-type="float" office:value="0.0483296040402543" calcext:value-type="float">
            <text:p>0.0483</text:p>
          </table:table-cell>
          <table:table-cell office:value-type="float" office:value="0.754041780587833" calcext:value-type="float">
            <text:p>0.7540</text:p>
          </table:table-cell>
          <table:table-cell office:value-type="float" office:value="0.0377547012009311" calcext:value-type="float">
            <text:p>0.037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2482057416268" calcext:value-type="float">
            <text:p>0.752482057416268</text:p>
          </table:table-cell>
          <table:table-cell office:value-type="float" office:value="0.0422346604283139" calcext:value-type="float">
            <text:p>0.0422346604283139</text:p>
          </table:table-cell>
          <table:table-cell office:value-type="float" office:value="0.742949248120301" calcext:value-type="float">
            <text:p>0.742949248120301</text:p>
          </table:table-cell>
          <table:table-cell office:value-type="float" office:value="0.0425559327586969" calcext:value-type="float">
            <text:p>0.0425559327586969</text:p>
          </table:table-cell>
          <table:table-cell office:value-type="float" office:value="0.753006322624744" calcext:value-type="float">
            <text:p>0.753006322624744</text:p>
          </table:table-cell>
          <table:table-cell office:value-type="float" office:value="0.0380493424123209" calcext:value-type="float">
            <text:p>0.0380493424123209</text:p>
          </table:table-cell>
          <table:table-cell office:value-type="float" office:value="0.754552118933698" calcext:value-type="float">
            <text:p>0.754552118933698</text:p>
          </table:table-cell>
          <table:table-cell office:value-type="float" office:value="0.0394377015956585" calcext:value-type="float">
            <text:p>0.0394377015956585</text:p>
          </table:table-cell>
          <table:table-cell office:value-type="float" office:value="0.751236671223513" calcext:value-type="float">
            <text:p>0.751236671223513</text:p>
          </table:table-cell>
          <table:table-cell office:value-type="float" office:value="0.0393607113979349" calcext:value-type="float">
            <text:p>0.0393607113979349</text:p>
          </table:table-cell>
          <table:table-cell office:value-type="float" office:value="0.759851076555024" calcext:value-type="float">
            <text:p>0.759851076555024</text:p>
          </table:table-cell>
          <table:table-cell office:value-type="float" office:value="0.0386216814079143" calcext:value-type="float">
            <text:p>0.0386216814079143</text:p>
          </table:table-cell>
          <table:table-cell office:value-type="float" office:value="0.752989490772385" calcext:value-type="float">
            <text:p>0.752989490772385</text:p>
          </table:table-cell>
          <table:table-cell office:value-type="float" office:value="0.0463873539323811" calcext:value-type="float">
            <text:p>0.0464</text:p>
          </table:table-cell>
          <table:table-cell office:value-type="float" office:value="0.752901913875598" calcext:value-type="float">
            <text:p>0.7529</text:p>
          </table:table-cell>
          <table:table-cell office:value-type="float" office:value="0.037996070265803" calcext:value-type="float">
            <text:p>0.0380</text:p>
          </table:table-cell>
          <table:table-cell office:value-type="float" office:value="0.753755468215995" calcext:value-type="float">
            <text:p>0.7538</text:p>
          </table:table-cell>
          <table:table-cell office:value-type="float" office:value="0.0381370693269351" calcext:value-type="float">
            <text:p>0.0381</text:p>
          </table:table-cell>
          <table:table-cell office:value-type="float" office:value="0.755246924128503" calcext:value-type="float">
            <text:p>0.7552</text:p>
          </table:table-cell>
          <table:table-cell office:value-type="float" office:value="0.0394817265054691" calcext:value-type="float">
            <text:p>0.0395</text:p>
          </table:table-cell>
          <table:table-cell office:value-type="float" office:value="0.762854579630895" calcext:value-type="float">
            <text:p>0.7629</text:p>
          </table:table-cell>
          <table:table-cell office:value-type="float" office:value="0.0432175082112633" calcext:value-type="float">
            <text:p>0.0432</text:p>
          </table:table-cell>
          <table:table-cell office:value-type="float" office:value="0.760240601503759" calcext:value-type="float">
            <text:p>0.7602</text:p>
          </table:table-cell>
          <table:table-cell office:value-type="float" office:value="0.0402219406975186" calcext:value-type="float">
            <text:p>0.0402</text:p>
          </table:table-cell>
          <table:table-cell office:value-type="float" office:value="0.755398838004101" calcext:value-type="float">
            <text:p>0.7554</text:p>
          </table:table-cell>
          <table:table-cell office:value-type="float" office:value="0.0435982858708071" calcext:value-type="float">
            <text:p>0.0436</text:p>
          </table:table-cell>
          <table:table-cell office:value-type="float" office:value="0.760952751196172" calcext:value-type="float">
            <text:p>0.7610</text:p>
          </table:table-cell>
          <table:table-cell office:value-type="float" office:value="0.040969732398803" calcext:value-type="float">
            <text:p>0.0410</text:p>
          </table:table-cell>
          <table:table-cell office:value-type="float" office:value="0.757926264524949" calcext:value-type="float">
            <text:p>0.7579</text:p>
          </table:table-cell>
          <table:table-cell office:value-type="float" office:value="0.0509881421331773" calcext:value-type="float">
            <text:p>0.0510</text:p>
          </table:table-cell>
          <table:table-cell office:value-type="float" office:value="0.757306903622693" calcext:value-type="float">
            <text:p>0.7573</text:p>
          </table:table-cell>
          <table:table-cell office:value-type="float" office:value="0.0391394782004408" calcext:value-type="float">
            <text:p>0.0391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778150602409639" calcext:value-type="float">
            <text:p>0.778150602409639</text:p>
          </table:table-cell>
          <table:table-cell office:value-type="float" office:value="0.0447074299420519" calcext:value-type="float">
            <text:p>0.0447074299420519</text:p>
          </table:table-cell>
          <table:table-cell office:value-type="float" office:value="0.781048192771084" calcext:value-type="float">
            <text:p>0.781048192771084</text:p>
          </table:table-cell>
          <table:table-cell office:value-type="float" office:value="0.0479120685442039" calcext:value-type="float">
            <text:p>0.0479120685442039</text:p>
          </table:table-cell>
          <table:table-cell office:value-type="float" office:value="0.787753012048193" calcext:value-type="float">
            <text:p>0.787753012048193</text:p>
          </table:table-cell>
          <table:table-cell office:value-type="float" office:value="0.0479414802244976" calcext:value-type="float">
            <text:p>0.0479414802244976</text:p>
          </table:table-cell>
          <table:table-cell office:value-type="float" office:value="0.780367469879518" calcext:value-type="float">
            <text:p>0.780367469879518</text:p>
          </table:table-cell>
          <table:table-cell office:value-type="float" office:value="0.0419651251824529" calcext:value-type="float">
            <text:p>0.0419651251824529</text:p>
          </table:table-cell>
          <table:table-cell office:value-type="float" office:value="0.784506024096385" calcext:value-type="float">
            <text:p>0.784506024096385</text:p>
          </table:table-cell>
          <table:table-cell office:value-type="float" office:value="0.0428813541533945" calcext:value-type="float">
            <text:p>0.0428813541533945</text:p>
          </table:table-cell>
          <table:table-cell office:value-type="float" office:value="0.777512048192771" calcext:value-type="float">
            <text:p>0.777512048192771</text:p>
          </table:table-cell>
          <table:table-cell office:value-type="float" office:value="0.0455907672929411" calcext:value-type="float">
            <text:p>0.0455907672929411</text:p>
          </table:table-cell>
          <table:table-cell office:value-type="float" office:value="0.780078313253012" calcext:value-type="float">
            <text:p>0.780078313253012</text:p>
          </table:table-cell>
          <table:table-cell office:value-type="float" office:value="0.0457305611461488" calcext:value-type="float">
            <text:p>0.0457</text:p>
          </table:table-cell>
          <table:table-cell office:value-type="float" office:value="0.781873493975904" calcext:value-type="float">
            <text:p>0.7819</text:p>
          </table:table-cell>
          <table:table-cell office:value-type="float" office:value="0.0468830199694173" calcext:value-type="float">
            <text:p>0.0469</text:p>
          </table:table-cell>
          <table:table-cell office:value-type="float" office:value="0.780307228915663" calcext:value-type="float">
            <text:p>0.7803</text:p>
          </table:table-cell>
          <table:table-cell office:value-type="float" office:value="0.0446641405258523" calcext:value-type="float">
            <text:p>0.0447</text:p>
          </table:table-cell>
          <table:table-cell office:value-type="float" office:value="0.779343373493976" calcext:value-type="float">
            <text:p>0.7793</text:p>
          </table:table-cell>
          <table:table-cell office:value-type="float" office:value="0.0459325392206178" calcext:value-type="float">
            <text:p>0.0459</text:p>
          </table:table-cell>
          <table:table-cell office:value-type="float" office:value="0.781325301204819" calcext:value-type="float">
            <text:p>0.7813</text:p>
          </table:table-cell>
          <table:table-cell office:value-type="float" office:value="0.0458723513080502" calcext:value-type="float">
            <text:p>0.0459</text:p>
          </table:table-cell>
          <table:table-cell office:value-type="float" office:value="0.779909638554217" calcext:value-type="float">
            <text:p>0.7799</text:p>
          </table:table-cell>
          <table:table-cell office:value-type="float" office:value="0.0397784794971302" calcext:value-type="float">
            <text:p>0.0398</text:p>
          </table:table-cell>
          <table:table-cell office:value-type="float" office:value="0.779415662650602" calcext:value-type="float">
            <text:p>0.7794</text:p>
          </table:table-cell>
          <table:table-cell office:value-type="float" office:value="0.0433867762175872" calcext:value-type="float">
            <text:p>0.0434</text:p>
          </table:table-cell>
          <table:table-cell office:value-type="float" office:value="0.777765060240964" calcext:value-type="float">
            <text:p>0.7778</text:p>
          </table:table-cell>
          <table:table-cell office:value-type="float" office:value="0.0427631513452963" calcext:value-type="float">
            <text:p>0.0428</text:p>
          </table:table-cell>
          <table:table-cell office:value-type="float" office:value="0.775680722891566" calcext:value-type="float">
            <text:p>0.7757</text:p>
          </table:table-cell>
          <table:table-cell office:value-type="float" office:value="0.0421728821241175" calcext:value-type="float">
            <text:p>0.0422</text:p>
          </table:table-cell>
          <table:table-cell office:value-type="float" office:value="0.778656626506024" calcext:value-type="float">
            <text:p>0.7787</text:p>
          </table:table-cell>
          <table:table-cell office:value-type="float" office:value="0.0446451493353187" calcext:value-type="float">
            <text:p>0.0446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815795180722892" calcext:value-type="float">
            <text:p>0.815795180722892</text:p>
          </table:table-cell>
          <table:table-cell office:value-type="float" office:value="0.0592065257600308" calcext:value-type="float">
            <text:p>0.0592065257600308</text:p>
          </table:table-cell>
          <table:table-cell office:value-type="float" office:value="0.746638554216867" calcext:value-type="float">
            <text:p>0.746638554216867</text:p>
          </table:table-cell>
          <table:table-cell office:value-type="float" office:value="0.0400282833680397" calcext:value-type="float">
            <text:p>0.0400282833680397</text:p>
          </table:table-cell>
          <table:table-cell office:value-type="float" office:value="0.811620481927711" calcext:value-type="float">
            <text:p>0.811620481927711</text:p>
          </table:table-cell>
          <table:table-cell office:value-type="float" office:value="0.0559776638586404" calcext:value-type="float">
            <text:p>0.0559776638586404</text:p>
          </table:table-cell>
          <table:table-cell office:value-type="float" office:value="0.810734939759036" calcext:value-type="float">
            <text:p>0.810734939759036</text:p>
          </table:table-cell>
          <table:table-cell office:value-type="float" office:value="0.0525603204655785" calcext:value-type="float">
            <text:p>0.0525603204655785</text:p>
          </table:table-cell>
          <table:table-cell office:value-type="float" office:value="0.795349397590362" calcext:value-type="float">
            <text:p>0.795349397590362</text:p>
          </table:table-cell>
          <table:table-cell office:value-type="float" office:value="0.0475346212080197" calcext:value-type="float">
            <text:p>0.0475346212080197</text:p>
          </table:table-cell>
          <table:table-cell office:value-type="float" office:value="0.781801204819277" calcext:value-type="float">
            <text:p>0.781801204819277</text:p>
          </table:table-cell>
          <table:table-cell office:value-type="float" office:value="0.0457495634646277" calcext:value-type="float">
            <text:p>0.0457495634646277</text:p>
          </table:table-cell>
          <table:table-cell office:value-type="float" office:value="0.803710843373494" calcext:value-type="float">
            <text:p>0.803710843373494</text:p>
          </table:table-cell>
          <table:table-cell office:value-type="float" office:value="0.0487768207880236" calcext:value-type="float">
            <text:p>0.0488</text:p>
          </table:table-cell>
          <table:table-cell office:value-type="float" office:value="0.802698795180723" calcext:value-type="float">
            <text:p>0.8027</text:p>
          </table:table-cell>
          <table:table-cell office:value-type="float" office:value="0.0470981561111325" calcext:value-type="float">
            <text:p>0.0471</text:p>
          </table:table-cell>
          <table:table-cell office:value-type="float" office:value="0.792819277108434" calcext:value-type="float">
            <text:p>0.7928</text:p>
          </table:table-cell>
          <table:table-cell office:value-type="float" office:value="0.0534286584835509" calcext:value-type="float">
            <text:p>0.0534</text:p>
          </table:table-cell>
          <table:table-cell office:value-type="float" office:value="0.765590361445783" calcext:value-type="float">
            <text:p>0.7656</text:p>
          </table:table-cell>
          <table:table-cell office:value-type="float" office:value="0.0438918970497885" calcext:value-type="float">
            <text:p>0.0439</text:p>
          </table:table-cell>
          <table:table-cell office:value-type="float" office:value="0.795867469879518" calcext:value-type="float">
            <text:p>0.7959</text:p>
          </table:table-cell>
          <table:table-cell office:value-type="float" office:value="0.0451445958661047" calcext:value-type="float">
            <text:p>0.0451</text:p>
          </table:table-cell>
          <table:table-cell office:value-type="float" office:value="0.792512048192771" calcext:value-type="float">
            <text:p>0.7925</text:p>
          </table:table-cell>
          <table:table-cell office:value-type="float" office:value="0.0473716993567962" calcext:value-type="float">
            <text:p>0.0474</text:p>
          </table:table-cell>
          <table:table-cell office:value-type="float" office:value="0.787692771084337" calcext:value-type="float">
            <text:p>0.7877</text:p>
          </table:table-cell>
          <table:table-cell office:value-type="float" office:value="0.0476888476968133" calcext:value-type="float">
            <text:p>0.0477</text:p>
          </table:table-cell>
          <table:table-cell office:value-type="float" office:value="0.761301204819277" calcext:value-type="float">
            <text:p>0.7613</text:p>
          </table:table-cell>
          <table:table-cell office:value-type="float" office:value="0.0445940977506666" calcext:value-type="float">
            <text:p>0.0446</text:p>
          </table:table-cell>
          <table:table-cell office:value-type="float" office:value="0.793674698795181" calcext:value-type="float">
            <text:p>0.7937</text:p>
          </table:table-cell>
          <table:table-cell office:value-type="float" office:value="0.0448887442460207" calcext:value-type="float">
            <text:p>0.0449</text:p>
          </table:table-cell>
          <table:table-cell office:value-type="float" office:value="0.790102409638554" calcext:value-type="float">
            <text:p>0.7901</text:p>
          </table:table-cell>
          <table:table-cell office:value-type="float" office:value="0.0488361257064343" calcext:value-type="float">
            <text:p>0.048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800831325301205" calcext:value-type="float">
            <text:p>0.800831325301205</text:p>
          </table:table-cell>
          <table:table-cell office:value-type="float" office:value="0.0701817405203017" calcext:value-type="float">
            <text:p>0.0701817405203017</text:p>
          </table:table-cell>
          <table:table-cell office:value-type="float" office:value="0.751656626506024" calcext:value-type="float">
            <text:p>0.751656626506024</text:p>
          </table:table-cell>
          <table:table-cell office:value-type="float" office:value="0.0378663525442327" calcext:value-type="float">
            <text:p>0.0378663525442327</text:p>
          </table:table-cell>
          <table:table-cell office:value-type="float" office:value="0.803602409638554" calcext:value-type="float">
            <text:p>0.803602409638554</text:p>
          </table:table-cell>
          <table:table-cell office:value-type="float" office:value="0.062016971212324" calcext:value-type="float">
            <text:p>0.062016971212324</text:p>
          </table:table-cell>
          <table:table-cell office:value-type="float" office:value="0.815078313253012" calcext:value-type="float">
            <text:p>0.815078313253012</text:p>
          </table:table-cell>
          <table:table-cell office:value-type="float" office:value="0.0635542825083528" calcext:value-type="float">
            <text:p>0.0635542825083528</text:p>
          </table:table-cell>
          <table:table-cell office:value-type="float" office:value="0.795210843373494" calcext:value-type="float">
            <text:p>0.795210843373494</text:p>
          </table:table-cell>
          <table:table-cell office:value-type="float" office:value="0.0585974285595342" calcext:value-type="float">
            <text:p>0.0585974285595342</text:p>
          </table:table-cell>
          <table:table-cell office:value-type="float" office:value="0.79516265060241" calcext:value-type="float">
            <text:p>0.79516265060241</text:p>
          </table:table-cell>
          <table:table-cell office:value-type="float" office:value="0.0460277641634831" calcext:value-type="float">
            <text:p>0.0460277641634831</text:p>
          </table:table-cell>
          <table:table-cell office:value-type="float" office:value="0.797921686746988" calcext:value-type="float">
            <text:p>0.797921686746988</text:p>
          </table:table-cell>
          <table:table-cell office:value-type="float" office:value="0.0513675612942357" calcext:value-type="float">
            <text:p>0.0514</text:p>
          </table:table-cell>
          <table:table-cell office:value-type="float" office:value="0.803240963855422" calcext:value-type="float">
            <text:p>0.8032</text:p>
          </table:table-cell>
          <table:table-cell office:value-type="float" office:value="0.0542212956843359" calcext:value-type="float">
            <text:p>0.0542</text:p>
          </table:table-cell>
          <table:table-cell office:value-type="float" office:value="0.797240963855422" calcext:value-type="float">
            <text:p>0.7972</text:p>
          </table:table-cell>
          <table:table-cell office:value-type="float" office:value="0.0510260276221667" calcext:value-type="float">
            <text:p>0.0510</text:p>
          </table:table-cell>
          <table:table-cell office:value-type="float" office:value="0.783307228915663" calcext:value-type="float">
            <text:p>0.7833</text:p>
          </table:table-cell>
          <table:table-cell office:value-type="float" office:value="0.0501010975881987" calcext:value-type="float">
            <text:p>0.0501</text:p>
          </table:table-cell>
          <table:table-cell office:value-type="float" office:value="0.793650602409639" calcext:value-type="float">
            <text:p>0.7937</text:p>
          </table:table-cell>
          <table:table-cell office:value-type="float" office:value="0.0512601920522645" calcext:value-type="float">
            <text:p>0.0513</text:p>
          </table:table-cell>
          <table:table-cell office:value-type="float" office:value="0.798728915662651" calcext:value-type="float">
            <text:p>0.7987</text:p>
          </table:table-cell>
          <table:table-cell office:value-type="float" office:value="0.0478130349076328" calcext:value-type="float">
            <text:p>0.0478</text:p>
          </table:table-cell>
          <table:table-cell office:value-type="float" office:value="0.791343373493976" calcext:value-type="float">
            <text:p>0.7913</text:p>
          </table:table-cell>
          <table:table-cell office:value-type="float" office:value="0.0482842243097493" calcext:value-type="float">
            <text:p>0.0483</text:p>
          </table:table-cell>
          <table:table-cell office:value-type="float" office:value="0.780265060240964" calcext:value-type="float">
            <text:p>0.7803</text:p>
          </table:table-cell>
          <table:table-cell office:value-type="float" office:value="0.0461947818788167" calcext:value-type="float">
            <text:p>0.0462</text:p>
          </table:table-cell>
          <table:table-cell office:value-type="float" office:value="0.793753012048193" calcext:value-type="float">
            <text:p>0.7938</text:p>
          </table:table-cell>
          <table:table-cell office:value-type="float" office:value="0.0555829376418786" calcext:value-type="float">
            <text:p>0.0556</text:p>
          </table:table-cell>
          <table:table-cell office:value-type="float" office:value="0.79494578313253" calcext:value-type="float">
            <text:p>0.7949</text:p>
          </table:table-cell>
          <table:table-cell office:value-type="float" office:value="0.0464167321514869" calcext:value-type="float">
            <text:p>0.046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842367469879518" calcext:value-type="float">
            <text:p>0.842367469879518</text:p>
          </table:table-cell>
          <table:table-cell office:value-type="float" office:value="0.0583062900665928" calcext:value-type="float">
            <text:p>0.0583062900665928</text:p>
          </table:table-cell>
          <table:table-cell office:value-type="float" office:value="0.714710843373494" calcext:value-type="float">
            <text:p>0.714710843373494</text:p>
          </table:table-cell>
          <table:table-cell office:value-type="float" office:value="0.0337610033813653" calcext:value-type="float">
            <text:p>0.0337610033813653</text:p>
          </table:table-cell>
          <table:table-cell office:value-type="float" office:value="0.823518072289157" calcext:value-type="float">
            <text:p>0.823518072289157</text:p>
          </table:table-cell>
          <table:table-cell office:value-type="float" office:value="0.0534538752863595" calcext:value-type="float">
            <text:p>0.0534538752863595</text:p>
          </table:table-cell>
          <table:table-cell office:value-type="float" office:value="0.823018072289157" calcext:value-type="float">
            <text:p>0.823018072289157</text:p>
          </table:table-cell>
          <table:table-cell office:value-type="float" office:value="0.0531823018713365" calcext:value-type="float">
            <text:p>0.0531823018713365</text:p>
          </table:table-cell>
          <table:table-cell office:value-type="float" office:value="0.80805421686747" calcext:value-type="float">
            <text:p>0.80805421686747</text:p>
          </table:table-cell>
          <table:table-cell office:value-type="float" office:value="0.0496513562059841" calcext:value-type="float">
            <text:p>0.0496513562059841</text:p>
          </table:table-cell>
          <table:table-cell office:value-type="float" office:value="0.793801204819277" calcext:value-type="float">
            <text:p>0.793801204819277</text:p>
          </table:table-cell>
          <table:table-cell office:value-type="float" office:value="0.041796882856011" calcext:value-type="float">
            <text:p>0.041796882856011</text:p>
          </table:table-cell>
          <table:table-cell office:value-type="float" office:value="0.808548192771084" calcext:value-type="float">
            <text:p>0.808548192771084</text:p>
          </table:table-cell>
          <table:table-cell office:value-type="float" office:value="0.0488045141759029" calcext:value-type="float">
            <text:p>0.0488</text:p>
          </table:table-cell>
          <table:table-cell office:value-type="float" office:value="0.801373493975903" calcext:value-type="float">
            <text:p>0.8014</text:p>
          </table:table-cell>
          <table:table-cell office:value-type="float" office:value="0.0471777052339731" calcext:value-type="float">
            <text:p>0.0472</text:p>
          </table:table-cell>
          <table:table-cell office:value-type="float" office:value="0.800451807228916" calcext:value-type="float">
            <text:p>0.8005</text:p>
          </table:table-cell>
          <table:table-cell office:value-type="float" office:value="0.0501325907091373" calcext:value-type="float">
            <text:p>0.0501</text:p>
          </table:table-cell>
          <table:table-cell office:value-type="float" office:value="0.77789156626506" calcext:value-type="float">
            <text:p>0.7779</text:p>
          </table:table-cell>
          <table:table-cell office:value-type="float" office:value="0.0473576162227348" calcext:value-type="float">
            <text:p>0.0474</text:p>
          </table:table-cell>
          <table:table-cell office:value-type="float" office:value="0.797343373493976" calcext:value-type="float">
            <text:p>0.7973</text:p>
          </table:table-cell>
          <table:table-cell office:value-type="float" office:value="0.0483516362684787" calcext:value-type="float">
            <text:p>0.0484</text:p>
          </table:table-cell>
          <table:table-cell office:value-type="float" office:value="0.794246987951807" calcext:value-type="float">
            <text:p>0.7942</text:p>
          </table:table-cell>
          <table:table-cell office:value-type="float" office:value="0.0444683927376555" calcext:value-type="float">
            <text:p>0.0445</text:p>
          </table:table-cell>
          <table:table-cell office:value-type="float" office:value="0.799433734939759" calcext:value-type="float">
            <text:p>0.7994</text:p>
          </table:table-cell>
          <table:table-cell office:value-type="float" office:value="0.0480031583196266" calcext:value-type="float">
            <text:p>0.0480</text:p>
          </table:table-cell>
          <table:table-cell office:value-type="float" office:value="0.775403614457831" calcext:value-type="float">
            <text:p>0.7754</text:p>
          </table:table-cell>
          <table:table-cell office:value-type="float" office:value="0.0403693993047962" calcext:value-type="float">
            <text:p>0.0404</text:p>
          </table:table-cell>
          <table:table-cell office:value-type="float" office:value="0.795427710843373" calcext:value-type="float">
            <text:p>0.7954</text:p>
          </table:table-cell>
          <table:table-cell office:value-type="float" office:value="0.0492218287849751" calcext:value-type="float">
            <text:p>0.0492</text:p>
          </table:table-cell>
          <table:table-cell office:value-type="float" office:value="0.797246987951807" calcext:value-type="float">
            <text:p>0.7972</text:p>
          </table:table-cell>
          <table:table-cell office:value-type="float" office:value="0.0472206573272497" calcext:value-type="float">
            <text:p>0.047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793879518072289" calcext:value-type="float">
            <text:p>0.793879518072289</text:p>
          </table:table-cell>
          <table:table-cell office:value-type="float" office:value="0.0528954425346178" calcext:value-type="float">
            <text:p>0.0528954425346178</text:p>
          </table:table-cell>
          <table:table-cell office:value-type="float" office:value="0.786" calcext:value-type="float">
            <text:p>0.786</text:p>
          </table:table-cell>
          <table:table-cell office:value-type="float" office:value="0.043252090219094" calcext:value-type="float">
            <text:p>0.043252090219094</text:p>
          </table:table-cell>
          <table:table-cell office:value-type="float" office:value="0.78933734939759" calcext:value-type="float">
            <text:p>0.78933734939759</text:p>
          </table:table-cell>
          <table:table-cell office:value-type="float" office:value="0.0490024511939454" calcext:value-type="float">
            <text:p>0.0490024511939454</text:p>
          </table:table-cell>
          <table:table-cell office:value-type="float" office:value="0.804150602409639" calcext:value-type="float">
            <text:p>0.804150602409639</text:p>
          </table:table-cell>
          <table:table-cell office:value-type="float" office:value="0.0550398599099662" calcext:value-type="float">
            <text:p>0.0550398599099662</text:p>
          </table:table-cell>
          <table:table-cell office:value-type="float" office:value="0.791186746987952" calcext:value-type="float">
            <text:p>0.791186746987952</text:p>
          </table:table-cell>
          <table:table-cell office:value-type="float" office:value="0.0453113542235164" calcext:value-type="float">
            <text:p>0.0453113542235164</text:p>
          </table:table-cell>
          <table:table-cell office:value-type="float" office:value="0.802090361445783" calcext:value-type="float">
            <text:p>0.802090361445783</text:p>
          </table:table-cell>
          <table:table-cell office:value-type="float" office:value="0.0474743976782299" calcext:value-type="float">
            <text:p>0.0474743976782299</text:p>
          </table:table-cell>
          <table:table-cell office:value-type="float" office:value="0.789234939759036" calcext:value-type="float">
            <text:p>0.789234939759036</text:p>
          </table:table-cell>
          <table:table-cell office:value-type="float" office:value="0.050090277624265" calcext:value-type="float">
            <text:p>0.0501</text:p>
          </table:table-cell>
          <table:table-cell office:value-type="float" office:value="0.794343373493976" calcext:value-type="float">
            <text:p>0.7943</text:p>
          </table:table-cell>
          <table:table-cell office:value-type="float" office:value="0.0442443059869287" calcext:value-type="float">
            <text:p>0.0442</text:p>
          </table:table-cell>
          <table:table-cell office:value-type="float" office:value="0.786686746987952" calcext:value-type="float">
            <text:p>0.7867</text:p>
          </table:table-cell>
          <table:table-cell office:value-type="float" office:value="0.0438261714914722" calcext:value-type="float">
            <text:p>0.0438</text:p>
          </table:table-cell>
          <table:table-cell office:value-type="float" office:value="0.795018072289157" calcext:value-type="float">
            <text:p>0.7950</text:p>
          </table:table-cell>
          <table:table-cell office:value-type="float" office:value="0.0503514843707836" calcext:value-type="float">
            <text:p>0.0504</text:p>
          </table:table-cell>
          <table:table-cell office:value-type="float" office:value="0.78833734939759" calcext:value-type="float">
            <text:p>0.7883</text:p>
          </table:table-cell>
          <table:table-cell office:value-type="float" office:value="0.0408368240620544" calcext:value-type="float">
            <text:p>0.0408</text:p>
          </table:table-cell>
          <table:table-cell office:value-type="float" office:value="0.79810843373494" calcext:value-type="float">
            <text:p>0.7981</text:p>
          </table:table-cell>
          <table:table-cell office:value-type="float" office:value="0.0523937700710048" calcext:value-type="float">
            <text:p>0.0524</text:p>
          </table:table-cell>
          <table:table-cell office:value-type="float" office:value="0.785102409638554" calcext:value-type="float">
            <text:p>0.7851</text:p>
          </table:table-cell>
          <table:table-cell office:value-type="float" office:value="0.0431859946623894" calcext:value-type="float">
            <text:p>0.0432</text:p>
          </table:table-cell>
          <table:table-cell office:value-type="float" office:value="0.791042168674699" calcext:value-type="float">
            <text:p>0.7910</text:p>
          </table:table-cell>
          <table:table-cell office:value-type="float" office:value="0.0481882738240192" calcext:value-type="float">
            <text:p>0.0482</text:p>
          </table:table-cell>
          <table:table-cell office:value-type="float" office:value="0.787271084337349" calcext:value-type="float">
            <text:p>0.7873</text:p>
          </table:table-cell>
          <table:table-cell office:value-type="float" office:value="0.0440776817539692" calcext:value-type="float">
            <text:p>0.0441</text:p>
          </table:table-cell>
          <table:table-cell office:value-type="float" office:value="0.790728915662651" calcext:value-type="float">
            <text:p>0.7907</text:p>
          </table:table-cell>
          <table:table-cell office:value-type="float" office:value="0.0524599830138976" calcext:value-type="float">
            <text:p>0.052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82733734939759" calcext:value-type="float">
            <text:p>0.82733734939759</text:p>
          </table:table-cell>
          <table:table-cell office:value-type="float" office:value="0.0600570785837623" calcext:value-type="float">
            <text:p>0.0600570785837623</text:p>
          </table:table-cell>
          <table:table-cell office:value-type="float" office:value="0.725765060240964" calcext:value-type="float">
            <text:p>0.725765060240964</text:p>
          </table:table-cell>
          <table:table-cell office:value-type="float" office:value="0.0382117508406713" calcext:value-type="float">
            <text:p>0.0382117508406713</text:p>
          </table:table-cell>
          <table:table-cell office:value-type="float" office:value="0.810759036144578" calcext:value-type="float">
            <text:p>0.810759036144578</text:p>
          </table:table-cell>
          <table:table-cell office:value-type="float" office:value="0.0533336012994336" calcext:value-type="float">
            <text:p>0.0533336012994336</text:p>
          </table:table-cell>
          <table:table-cell office:value-type="float" office:value="0.802271084337349" calcext:value-type="float">
            <text:p>0.802271084337349</text:p>
          </table:table-cell>
          <table:table-cell office:value-type="float" office:value="0.0531856831752687" calcext:value-type="float">
            <text:p>0.0531856831752687</text:p>
          </table:table-cell>
          <table:table-cell office:value-type="float" office:value="0.80683734939759" calcext:value-type="float">
            <text:p>0.80683734939759</text:p>
          </table:table-cell>
          <table:table-cell office:value-type="float" office:value="0.0552588893404835" calcext:value-type="float">
            <text:p>0.0552588893404835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0422844718023186" calcext:value-type="float">
            <text:p>0.0422844718023186</text:p>
          </table:table-cell>
          <table:table-cell office:value-type="float" office:value="0.802301204819277" calcext:value-type="float">
            <text:p>0.802301204819277</text:p>
          </table:table-cell>
          <table:table-cell office:value-type="float" office:value="0.0482427745811221" calcext:value-type="float">
            <text:p>0.0482</text:p>
          </table:table-cell>
          <table:table-cell office:value-type="float" office:value="0.794644578313253" calcext:value-type="float">
            <text:p>0.7946</text:p>
          </table:table-cell>
          <table:table-cell office:value-type="float" office:value="0.0474634648484507" calcext:value-type="float">
            <text:p>0.0475</text:p>
          </table:table-cell>
          <table:table-cell office:value-type="float" office:value="0.801849397590361" calcext:value-type="float">
            <text:p>0.8018</text:p>
          </table:table-cell>
          <table:table-cell office:value-type="float" office:value="0.0508382052246401" calcext:value-type="float">
            <text:p>0.0508</text:p>
          </table:table-cell>
          <table:table-cell office:value-type="float" office:value="0.769542168674699" calcext:value-type="float">
            <text:p>0.7695</text:p>
          </table:table-cell>
          <table:table-cell office:value-type="float" office:value="0.0474435697689211" calcext:value-type="float">
            <text:p>0.0474</text:p>
          </table:table-cell>
          <table:table-cell office:value-type="float" office:value="0.800686746987952" calcext:value-type="float">
            <text:p>0.8007</text:p>
          </table:table-cell>
          <table:table-cell office:value-type="float" office:value="0.0541083235356606" calcext:value-type="float">
            <text:p>0.0541</text:p>
          </table:table-cell>
          <table:table-cell office:value-type="float" office:value="0.788343373493976" calcext:value-type="float">
            <text:p>0.7883</text:p>
          </table:table-cell>
          <table:table-cell office:value-type="float" office:value="0.0446827967063198" calcext:value-type="float">
            <text:p>0.0447</text:p>
          </table:table-cell>
          <table:table-cell office:value-type="float" office:value="0.792030120481928" calcext:value-type="float">
            <text:p>0.7920</text:p>
          </table:table-cell>
          <table:table-cell office:value-type="float" office:value="0.0492617121665714" calcext:value-type="float">
            <text:p>0.0493</text:p>
          </table:table-cell>
          <table:table-cell office:value-type="float" office:value="0.762174698795181" calcext:value-type="float">
            <text:p>0.7622</text:p>
          </table:table-cell>
          <table:table-cell office:value-type="float" office:value="0.0419128917310936" calcext:value-type="float">
            <text:p>0.0419</text:p>
          </table:table-cell>
          <table:table-cell office:value-type="float" office:value="0.797861445783133" calcext:value-type="float">
            <text:p>0.7979</text:p>
          </table:table-cell>
          <table:table-cell office:value-type="float" office:value="0.0474486750430987" calcext:value-type="float">
            <text:p>0.0474</text:p>
          </table:table-cell>
          <table:table-cell office:value-type="float" office:value="0.787198795180723" calcext:value-type="float">
            <text:p>0.7872</text:p>
          </table:table-cell>
          <table:table-cell office:value-type="float" office:value="0.0497745557615356" calcext:value-type="float">
            <text:p>0.049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802650602409639" calcext:value-type="float">
            <text:p>0.802650602409639</text:p>
          </table:table-cell>
          <table:table-cell office:value-type="float" office:value="0.0746304880025147" calcext:value-type="float">
            <text:p>0.0746304880025147</text:p>
          </table:table-cell>
          <table:table-cell office:value-type="float" office:value="0.742722891566265" calcext:value-type="float">
            <text:p>0.742722891566265</text:p>
          </table:table-cell>
          <table:table-cell office:value-type="float" office:value="0.0383214945795488" calcext:value-type="float">
            <text:p>0.0383214945795488</text:p>
          </table:table-cell>
          <table:table-cell office:value-type="float" office:value="0.801572289156626" calcext:value-type="float">
            <text:p>0.801572289156626</text:p>
          </table:table-cell>
          <table:table-cell office:value-type="float" office:value="0.0568290576651964" calcext:value-type="float">
            <text:p>0.0568290576651964</text:p>
          </table:table-cell>
          <table:table-cell office:value-type="float" office:value="0.810867469879518" calcext:value-type="float">
            <text:p>0.810867469879518</text:p>
          </table:table-cell>
          <table:table-cell office:value-type="float" office:value="0.0663518937367637" calcext:value-type="float">
            <text:p>0.0663518937367637</text:p>
          </table:table-cell>
          <table:table-cell office:value-type="float" office:value="0.793843373493976" calcext:value-type="float">
            <text:p>0.793843373493976</text:p>
          </table:table-cell>
          <table:table-cell office:value-type="float" office:value="0.0540484313008714" calcext:value-type="float">
            <text:p>0.0540484313008714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0556410639539899" calcext:value-type="float">
            <text:p>0.0556410639539899</text:p>
          </table:table-cell>
          <table:table-cell office:value-type="float" office:value="0.793126506024096" calcext:value-type="float">
            <text:p>0.793126506024096</text:p>
          </table:table-cell>
          <table:table-cell office:value-type="float" office:value="0.0528554174805514" calcext:value-type="float">
            <text:p>0.0529</text:p>
          </table:table-cell>
          <table:table-cell office:value-type="float" office:value="0.796831325301205" calcext:value-type="float">
            <text:p>0.7968</text:p>
          </table:table-cell>
          <table:table-cell office:value-type="float" office:value="0.0528695619934674" calcext:value-type="float">
            <text:p>0.0529</text:p>
          </table:table-cell>
          <table:table-cell office:value-type="float" office:value="0.792114457831325" calcext:value-type="float">
            <text:p>0.7921</text:p>
          </table:table-cell>
          <table:table-cell office:value-type="float" office:value="0.0566940239031516" calcext:value-type="float">
            <text:p>0.0567</text:p>
          </table:table-cell>
          <table:table-cell office:value-type="float" office:value="0.789722891566265" calcext:value-type="float">
            <text:p>0.7897</text:p>
          </table:table-cell>
          <table:table-cell office:value-type="float" office:value="0.049977667863747" calcext:value-type="float">
            <text:p>0.0500</text:p>
          </table:table-cell>
          <table:table-cell office:value-type="float" office:value="0.789939759036145" calcext:value-type="float">
            <text:p>0.7899</text:p>
          </table:table-cell>
          <table:table-cell office:value-type="float" office:value="0.0508801138649102" calcext:value-type="float">
            <text:p>0.0509</text:p>
          </table:table-cell>
          <table:table-cell office:value-type="float" office:value="0.798313253012048" calcext:value-type="float">
            <text:p>0.7983</text:p>
          </table:table-cell>
          <table:table-cell office:value-type="float" office:value="0.0473306437765545" calcext:value-type="float">
            <text:p>0.0473</text:p>
          </table:table-cell>
          <table:table-cell office:value-type="float" office:value="0.79028313253012" calcext:value-type="float">
            <text:p>0.7903</text:p>
          </table:table-cell>
          <table:table-cell office:value-type="float" office:value="0.0485425607099627" calcext:value-type="float">
            <text:p>0.0485</text:p>
          </table:table-cell>
          <table:table-cell office:value-type="float" office:value="0.78728313253012" calcext:value-type="float">
            <text:p>0.7873</text:p>
          </table:table-cell>
          <table:table-cell office:value-type="float" office:value="0.0457940274111277" calcext:value-type="float">
            <text:p>0.0458</text:p>
          </table:table-cell>
          <table:table-cell office:value-type="float" office:value="0.796066265060241" calcext:value-type="float">
            <text:p>0.7961</text:p>
          </table:table-cell>
          <table:table-cell office:value-type="float" office:value="0.0561095036061793" calcext:value-type="float">
            <text:p>0.0561</text:p>
          </table:table-cell>
          <table:table-cell office:value-type="float" office:value="0.795885542168675" calcext:value-type="float">
            <text:p>0.7959</text:p>
          </table:table-cell>
          <table:table-cell office:value-type="float" office:value="0.0493331630590578" calcext:value-type="float">
            <text:p>0.049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80366265060241" calcext:value-type="float">
            <text:p>0.80366265060241</text:p>
          </table:table-cell>
          <table:table-cell office:value-type="float" office:value="0.060855548260465" calcext:value-type="float">
            <text:p>0.060855548260465</text:p>
          </table:table-cell>
          <table:table-cell office:value-type="float" office:value="0.763728915662651" calcext:value-type="float">
            <text:p>0.763728915662651</text:p>
          </table:table-cell>
          <table:table-cell office:value-type="float" office:value="0.0337187081569005" calcext:value-type="float">
            <text:p>0.0337187081569005</text:p>
          </table:table-cell>
          <table:table-cell office:value-type="float" office:value="0.793993975903614" calcext:value-type="float">
            <text:p>0.793993975903614</text:p>
          </table:table-cell>
          <table:table-cell office:value-type="float" office:value="0.0549835141208096" calcext:value-type="float">
            <text:p>0.0549835141208096</text:p>
          </table:table-cell>
          <table:table-cell office:value-type="float" office:value="0.808849397590361" calcext:value-type="float">
            <text:p>0.808849397590361</text:p>
          </table:table-cell>
          <table:table-cell office:value-type="float" office:value="0.0566614124297232" calcext:value-type="float">
            <text:p>0.0566614124297232</text:p>
          </table:table-cell>
          <table:table-cell office:value-type="float" office:value="0.792686746987952" calcext:value-type="float">
            <text:p>0.792686746987952</text:p>
          </table:table-cell>
          <table:table-cell office:value-type="float" office:value="0.0523331390428846" calcext:value-type="float">
            <text:p>0.0523331390428846</text:p>
          </table:table-cell>
          <table:table-cell office:value-type="float" office:value="0.805873493975903" calcext:value-type="float">
            <text:p>0.805873493975903</text:p>
          </table:table-cell>
          <table:table-cell office:value-type="float" office:value="0.0496100609029749" calcext:value-type="float">
            <text:p>0.0496100609029749</text:p>
          </table:table-cell>
          <table:table-cell office:value-type="float" office:value="0.794807228915663" calcext:value-type="float">
            <text:p>0.794807228915663</text:p>
          </table:table-cell>
          <table:table-cell office:value-type="float" office:value="0.0498432583937536" calcext:value-type="float">
            <text:p>0.0498</text:p>
          </table:table-cell>
          <table:table-cell office:value-type="float" office:value="0.806957831325301" calcext:value-type="float">
            <text:p>0.8070</text:p>
          </table:table-cell>
          <table:table-cell office:value-type="float" office:value="0.0545388132868068" calcext:value-type="float">
            <text:p>0.0545</text:p>
          </table:table-cell>
          <table:table-cell office:value-type="float" office:value="0.794415662650602" calcext:value-type="float">
            <text:p>0.7944</text:p>
          </table:table-cell>
          <table:table-cell office:value-type="float" office:value="0.0506516555555758" calcext:value-type="float">
            <text:p>0.0507</text:p>
          </table:table-cell>
          <table:table-cell office:value-type="float" office:value="0.792487951807229" calcext:value-type="float">
            <text:p>0.7925</text:p>
          </table:table-cell>
          <table:table-cell office:value-type="float" office:value="0.047961980064667" calcext:value-type="float">
            <text:p>0.0480</text:p>
          </table:table-cell>
          <table:table-cell office:value-type="float" office:value="0.802674698795181" calcext:value-type="float">
            <text:p>0.8027</text:p>
          </table:table-cell>
          <table:table-cell office:value-type="float" office:value="0.0536841086859901" calcext:value-type="float">
            <text:p>0.0537</text:p>
          </table:table-cell>
          <table:table-cell office:value-type="float" office:value="0.796867469879518" calcext:value-type="float">
            <text:p>0.7969</text:p>
          </table:table-cell>
          <table:table-cell office:value-type="float" office:value="0.0508165706138126" calcext:value-type="float">
            <text:p>0.0508</text:p>
          </table:table-cell>
          <table:table-cell office:value-type="float" office:value="0.794126506024096" calcext:value-type="float">
            <text:p>0.7941</text:p>
          </table:table-cell>
          <table:table-cell office:value-type="float" office:value="0.0497340225427804" calcext:value-type="float">
            <text:p>0.0497</text:p>
          </table:table-cell>
          <table:table-cell office:value-type="float" office:value="0.791144578313253" calcext:value-type="float">
            <text:p>0.7911</text:p>
          </table:table-cell>
          <table:table-cell office:value-type="float" office:value="0.0421221419376387" calcext:value-type="float">
            <text:p>0.0421</text:p>
          </table:table-cell>
          <table:table-cell office:value-type="float" office:value="0.789192771084337" calcext:value-type="float">
            <text:p>0.7892</text:p>
          </table:table-cell>
          <table:table-cell office:value-type="float" office:value="0.0452038973093332" calcext:value-type="float">
            <text:p>0.0452</text:p>
          </table:table-cell>
          <table:table-cell office:value-type="float" office:value="0.800831325301205" calcext:value-type="float">
            <text:p>0.8008</text:p>
          </table:table-cell>
          <table:table-cell office:value-type="float" office:value="0.0491408897279275" calcext:value-type="float">
            <text:p>0.0491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799602409638554" calcext:value-type="float">
            <text:p>0.799602409638554</text:p>
          </table:table-cell>
          <table:table-cell office:value-type="float" office:value="0.0689853682514757" calcext:value-type="float">
            <text:p>0.0689853682514757</text:p>
          </table:table-cell>
          <table:table-cell office:value-type="float" office:value="0.774433734939759" calcext:value-type="float">
            <text:p>0.774433734939759</text:p>
          </table:table-cell>
          <table:table-cell office:value-type="float" office:value="0.0442796056924377" calcext:value-type="float">
            <text:p>0.0442796056924377</text:p>
          </table:table-cell>
          <table:table-cell office:value-type="float" office:value="0.793873493975904" calcext:value-type="float">
            <text:p>0.793873493975904</text:p>
          </table:table-cell>
          <table:table-cell office:value-type="float" office:value="0.0539923363890595" calcext:value-type="float">
            <text:p>0.0539923363890595</text:p>
          </table:table-cell>
          <table:table-cell office:value-type="float" office:value="0.804427710843373" calcext:value-type="float">
            <text:p>0.804427710843373</text:p>
          </table:table-cell>
          <table:table-cell office:value-type="float" office:value="0.0541849395296231" calcext:value-type="float">
            <text:p>0.0541849395296231</text:p>
          </table:table-cell>
          <table:table-cell office:value-type="float" office:value="0.79466265060241" calcext:value-type="float">
            <text:p>0.79466265060241</text:p>
          </table:table-cell>
          <table:table-cell office:value-type="float" office:value="0.0539072352999689" calcext:value-type="float">
            <text:p>0.0539072352999689</text:p>
          </table:table-cell>
          <table:table-cell office:value-type="float" office:value="0.800427710843374" calcext:value-type="float">
            <text:p>0.800427710843374</text:p>
          </table:table-cell>
          <table:table-cell office:value-type="float" office:value="0.0494143203764809" calcext:value-type="float">
            <text:p>0.0494143203764809</text:p>
          </table:table-cell>
          <table:table-cell office:value-type="float" office:value="0.794686746987952" calcext:value-type="float">
            <text:p>0.794686746987952</text:p>
          </table:table-cell>
          <table:table-cell office:value-type="float" office:value="0.0514972356208474" calcext:value-type="float">
            <text:p>0.0515</text:p>
          </table:table-cell>
          <table:table-cell office:value-type="float" office:value="0.803433734939759" calcext:value-type="float">
            <text:p>0.8034</text:p>
          </table:table-cell>
          <table:table-cell office:value-type="float" office:value="0.0531118527380555" calcext:value-type="float">
            <text:p>0.0531</text:p>
          </table:table-cell>
          <table:table-cell office:value-type="float" office:value="0.794939759036145" calcext:value-type="float">
            <text:p>0.7949</text:p>
          </table:table-cell>
          <table:table-cell office:value-type="float" office:value="0.0458156664132606" calcext:value-type="float">
            <text:p>0.0458</text:p>
          </table:table-cell>
          <table:table-cell office:value-type="float" office:value="0.792975903614458" calcext:value-type="float">
            <text:p>0.7930</text:p>
          </table:table-cell>
          <table:table-cell office:value-type="float" office:value="0.0512484216752275" calcext:value-type="float">
            <text:p>0.0512</text:p>
          </table:table-cell>
          <table:table-cell office:value-type="float" office:value="0.791831325301205" calcext:value-type="float">
            <text:p>0.7918</text:p>
          </table:table-cell>
          <table:table-cell office:value-type="float" office:value="0.0520258083542942" calcext:value-type="float">
            <text:p>0.0520</text:p>
          </table:table-cell>
          <table:table-cell office:value-type="float" office:value="0.797921686746988" calcext:value-type="float">
            <text:p>0.7979</text:p>
          </table:table-cell>
          <table:table-cell office:value-type="float" office:value="0.0501719525989307" calcext:value-type="float">
            <text:p>0.0502</text:p>
          </table:table-cell>
          <table:table-cell office:value-type="float" office:value="0.785198795180723" calcext:value-type="float">
            <text:p>0.7852</text:p>
          </table:table-cell>
          <table:table-cell office:value-type="float" office:value="0.0452686343458892" calcext:value-type="float">
            <text:p>0.0453</text:p>
          </table:table-cell>
          <table:table-cell office:value-type="float" office:value="0.79083734939759" calcext:value-type="float">
            <text:p>0.7908</text:p>
          </table:table-cell>
          <table:table-cell office:value-type="float" office:value="0.0459353461543822" calcext:value-type="float">
            <text:p>0.0459</text:p>
          </table:table-cell>
          <table:table-cell office:value-type="float" office:value="0.786638554216867" calcext:value-type="float">
            <text:p>0.7866</text:p>
          </table:table-cell>
          <table:table-cell office:value-type="float" office:value="0.0492606241927968" calcext:value-type="float">
            <text:p>0.0493</text:p>
          </table:table-cell>
          <table:table-cell office:value-type="float" office:value="0.797867469879518" calcext:value-type="float">
            <text:p>0.7979</text:p>
          </table:table-cell>
          <table:table-cell office:value-type="float" office:value="0.0451407638645851" calcext:value-type="float">
            <text:p>0.045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791150602409638" calcext:value-type="float">
            <text:p>0.791150602409638</text:p>
          </table:table-cell>
          <table:table-cell office:value-type="float" office:value="0.0462185871501836" calcext:value-type="float">
            <text:p>0.0462185871501836</text:p>
          </table:table-cell>
          <table:table-cell office:value-type="float" office:value="0.783692771084337" calcext:value-type="float">
            <text:p>0.783692771084337</text:p>
          </table:table-cell>
          <table:table-cell office:value-type="float" office:value="0.0536003928301855" calcext:value-type="float">
            <text:p>0.0536003928301855</text:p>
          </table:table-cell>
          <table:table-cell office:value-type="float" office:value="0.792843373493976" calcext:value-type="float">
            <text:p>0.792843373493976</text:p>
          </table:table-cell>
          <table:table-cell office:value-type="float" office:value="0.0428834783461517" calcext:value-type="float">
            <text:p>0.0428834783461517</text:p>
          </table:table-cell>
          <table:table-cell office:value-type="float" office:value="0.80066265060241" calcext:value-type="float">
            <text:p>0.80066265060241</text:p>
          </table:table-cell>
          <table:table-cell office:value-type="float" office:value="0.0542696986723167" calcext:value-type="float">
            <text:p>0.0542696986723167</text:p>
          </table:table-cell>
          <table:table-cell office:value-type="float" office:value="0.786475903614458" calcext:value-type="float">
            <text:p>0.786475903614458</text:p>
          </table:table-cell>
          <table:table-cell office:value-type="float" office:value="0.0493547046302507" calcext:value-type="float">
            <text:p>0.0493547046302507</text:p>
          </table:table-cell>
          <table:table-cell office:value-type="float" office:value="0.790349397590362" calcext:value-type="float">
            <text:p>0.790349397590362</text:p>
          </table:table-cell>
          <table:table-cell office:value-type="float" office:value="0.0508631313625728" calcext:value-type="float">
            <text:p>0.0508631313625728</text:p>
          </table:table-cell>
          <table:table-cell office:value-type="float" office:value="0.791114457831325" calcext:value-type="float">
            <text:p>0.791114457831325</text:p>
          </table:table-cell>
          <table:table-cell office:value-type="float" office:value="0.045830670237327" calcext:value-type="float">
            <text:p>0.0458</text:p>
          </table:table-cell>
          <table:table-cell office:value-type="float" office:value="0.796903614457831" calcext:value-type="float">
            <text:p>0.7969</text:p>
          </table:table-cell>
          <table:table-cell office:value-type="float" office:value="0.0476264987086144" calcext:value-type="float">
            <text:p>0.0476</text:p>
          </table:table-cell>
          <table:table-cell office:value-type="float" office:value="0.790578313253012" calcext:value-type="float">
            <text:p>0.7906</text:p>
          </table:table-cell>
          <table:table-cell office:value-type="float" office:value="0.0526519964427986" calcext:value-type="float">
            <text:p>0.0527</text:p>
          </table:table-cell>
          <table:table-cell office:value-type="float" office:value="0.792439759036145" calcext:value-type="float">
            <text:p>0.7924</text:p>
          </table:table-cell>
          <table:table-cell office:value-type="float" office:value="0.049711979240569" calcext:value-type="float">
            <text:p>0.0497</text:p>
          </table:table-cell>
          <table:table-cell office:value-type="float" office:value="0.789536144578313" calcext:value-type="float">
            <text:p>0.7895</text:p>
          </table:table-cell>
          <table:table-cell office:value-type="float" office:value="0.0509301480826538" calcext:value-type="float">
            <text:p>0.0509</text:p>
          </table:table-cell>
          <table:table-cell office:value-type="float" office:value="0.793132530120482" calcext:value-type="float">
            <text:p>0.7931</text:p>
          </table:table-cell>
          <table:table-cell office:value-type="float" office:value="0.0458991333550308" calcext:value-type="float">
            <text:p>0.0459</text:p>
          </table:table-cell>
          <table:table-cell office:value-type="float" office:value="0.787355421686747" calcext:value-type="float">
            <text:p>0.7874</text:p>
          </table:table-cell>
          <table:table-cell office:value-type="float" office:value="0.0466700402395843" calcext:value-type="float">
            <text:p>0.0467</text:p>
          </table:table-cell>
          <table:table-cell office:value-type="float" office:value="0.789536144578313" calcext:value-type="float">
            <text:p>0.7895</text:p>
          </table:table-cell>
          <table:table-cell office:value-type="float" office:value="0.0429697337901982" calcext:value-type="float">
            <text:p>0.0430</text:p>
          </table:table-cell>
          <table:table-cell office:value-type="float" office:value="0.789469879518072" calcext:value-type="float">
            <text:p>0.7895</text:p>
          </table:table-cell>
          <table:table-cell office:value-type="float" office:value="0.0414573398523931" calcext:value-type="float">
            <text:p>0.0415</text:p>
          </table:table-cell>
          <table:table-cell office:value-type="float" office:value="0.795385542168675" calcext:value-type="float">
            <text:p>0.7954</text:p>
          </table:table-cell>
          <table:table-cell office:value-type="float" office:value="0.0487320274427632" calcext:value-type="float">
            <text:p>0.048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788471227246036" calcext:value-type="float">
            <text:p>0.788471227246036</text:p>
          </table:table-cell>
          <table:table-cell office:value-type="float" office:value="0.0254896015322827" calcext:value-type="float">
            <text:p>0.0254896015322827</text:p>
          </table:table-cell>
          <table:table-cell office:value-type="float" office:value="0.786833323546682" calcext:value-type="float">
            <text:p>0.786833323546682</text:p>
          </table:table-cell>
          <table:table-cell office:value-type="float" office:value="0.0277699107761579" calcext:value-type="float">
            <text:p>0.0277699107761579</text:p>
          </table:table-cell>
          <table:table-cell office:value-type="float" office:value="0.787560687022901" calcext:value-type="float">
            <text:p>0.787560687022901</text:p>
          </table:table-cell>
          <table:table-cell office:value-type="float" office:value="0.0296805529891079" calcext:value-type="float">
            <text:p>0.0296805529891079</text:p>
          </table:table-cell>
          <table:table-cell office:value-type="float" office:value="0.791011421021726" calcext:value-type="float">
            <text:p>0.791011421021726</text:p>
          </table:table-cell>
          <table:table-cell office:value-type="float" office:value="0.0310268771540185" calcext:value-type="float">
            <text:p>0.0310268771540185</text:p>
          </table:table-cell>
          <table:table-cell office:value-type="float" office:value="0.787636171462126" calcext:value-type="float">
            <text:p>0.787636171462126</text:p>
          </table:table-cell>
          <table:table-cell office:value-type="float" office:value="0.0318986949277933" calcext:value-type="float">
            <text:p>0.0318986949277933</text:p>
          </table:table-cell>
          <table:table-cell office:value-type="float" office:value="0.789645008807986" calcext:value-type="float">
            <text:p>0.789645008807986</text:p>
          </table:table-cell>
          <table:table-cell office:value-type="float" office:value="0.0277549508278851" calcext:value-type="float">
            <text:p>0.0277549508278851</text:p>
          </table:table-cell>
          <table:table-cell office:value-type="float" office:value="0.78521203758074" calcext:value-type="float">
            <text:p>0.78521203758074</text:p>
          </table:table-cell>
          <table:table-cell office:value-type="float" office:value="0.0310593288120079" calcext:value-type="float">
            <text:p>0.0311</text:p>
          </table:table-cell>
          <table:table-cell office:value-type="float" office:value="0.787027099236641" calcext:value-type="float">
            <text:p>0.7870</text:p>
          </table:table-cell>
          <table:table-cell office:value-type="float" office:value="0.0298754409073595" calcext:value-type="float">
            <text:p>0.0299</text:p>
          </table:table-cell>
          <table:table-cell office:value-type="float" office:value="0.788350792718732" calcext:value-type="float">
            <text:p>0.7884</text:p>
          </table:table-cell>
          <table:table-cell office:value-type="float" office:value="0.029769546035531" calcext:value-type="float">
            <text:p>0.0298</text:p>
          </table:table-cell>
          <table:table-cell office:value-type="float" office:value="0.787373840281856" calcext:value-type="float">
            <text:p>0.7874</text:p>
          </table:table-cell>
          <table:table-cell office:value-type="float" office:value="0.0252056746017707" calcext:value-type="float">
            <text:p>0.0252</text:p>
          </table:table-cell>
          <table:table-cell office:value-type="float" office:value="0.783517351732237" calcext:value-type="float">
            <text:p>0.7835</text:p>
          </table:table-cell>
          <table:table-cell office:value-type="float" office:value="0.031980118493375" calcext:value-type="float">
            <text:p>0.0320</text:p>
          </table:table-cell>
          <table:table-cell office:value-type="float" office:value="0.788103141514974" calcext:value-type="float">
            <text:p>0.7881</text:p>
          </table:table-cell>
          <table:table-cell office:value-type="float" office:value="0.0289926023142835" calcext:value-type="float">
            <text:p>0.0290</text:p>
          </table:table-cell>
          <table:table-cell office:value-type="float" office:value="0.784882207868467" calcext:value-type="float">
            <text:p>0.7849</text:p>
          </table:table-cell>
          <table:table-cell office:value-type="float" office:value="0.0303428499508549" calcext:value-type="float">
            <text:p>0.0303</text:p>
          </table:table-cell>
          <table:table-cell office:value-type="float" office:value="0.792411626541398" calcext:value-type="float">
            <text:p>0.7924</text:p>
          </table:table-cell>
          <table:table-cell office:value-type="float" office:value="0.0255474474164613" calcext:value-type="float">
            <text:p>0.0255</text:p>
          </table:table-cell>
          <table:table-cell office:value-type="float" office:value="0.785310070463887" calcext:value-type="float">
            <text:p>0.7853</text:p>
          </table:table-cell>
          <table:table-cell office:value-type="float" office:value="0.0271102142379201" calcext:value-type="float">
            <text:p>0.0271</text:p>
          </table:table-cell>
          <table:table-cell office:value-type="float" office:value="0.791788490898415" calcext:value-type="float">
            <text:p>0.7918</text:p>
          </table:table-cell>
          <table:table-cell office:value-type="float" office:value="0.0254167898985408" calcext:value-type="float">
            <text:p>0.0254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808549383440987" calcext:value-type="float">
            <text:p>0.808549383440987</text:p>
          </table:table-cell>
          <table:table-cell office:value-type="float" office:value="0.0385656448176135" calcext:value-type="float">
            <text:p>0.0385656448176135</text:p>
          </table:table-cell>
          <table:table-cell office:value-type="float" office:value="0.755509776864357" calcext:value-type="float">
            <text:p>0.755509776864357</text:p>
          </table:table-cell>
          <table:table-cell office:value-type="float" office:value="0.0346256372564139" calcext:value-type="float">
            <text:p>0.0346256372564139</text:p>
          </table:table-cell>
          <table:table-cell office:value-type="float" office:value="0.802458866705813" calcext:value-type="float">
            <text:p>0.802458866705813</text:p>
          </table:table-cell>
          <table:table-cell office:value-type="float" office:value="0.0326439225014234" calcext:value-type="float">
            <text:p>0.0326439225014234</text:p>
          </table:table-cell>
          <table:table-cell office:value-type="float" office:value="0.792931914268937" calcext:value-type="float">
            <text:p>0.792931914268937</text:p>
          </table:table-cell>
          <table:table-cell office:value-type="float" office:value="0.030643978812329" calcext:value-type="float">
            <text:p>0.030643978812329</text:p>
          </table:table-cell>
          <table:table-cell office:value-type="float" office:value="0.79998038755138" calcext:value-type="float">
            <text:p>0.79998038755138</text:p>
          </table:table-cell>
          <table:table-cell office:value-type="float" office:value="0.0313639117760696" calcext:value-type="float">
            <text:p>0.0313639117760696</text:p>
          </table:table-cell>
          <table:table-cell office:value-type="float" office:value="0.789875836758661" calcext:value-type="float">
            <text:p>0.789875836758661</text:p>
          </table:table-cell>
          <table:table-cell office:value-type="float" office:value="0.0250275764184539" calcext:value-type="float">
            <text:p>0.0250275764184539</text:p>
          </table:table-cell>
          <table:table-cell office:value-type="float" office:value="0.801271961244862" calcext:value-type="float">
            <text:p>0.801271961244862</text:p>
          </table:table-cell>
          <table:table-cell office:value-type="float" office:value="0.0280344575684794" calcext:value-type="float">
            <text:p>0.0280</text:p>
          </table:table-cell>
          <table:table-cell office:value-type="float" office:value="0.792605695830887" calcext:value-type="float">
            <text:p>0.7926</text:p>
          </table:table-cell>
          <table:table-cell office:value-type="float" office:value="0.0298502332710387" calcext:value-type="float">
            <text:p>0.0299</text:p>
          </table:table-cell>
          <table:table-cell office:value-type="float" office:value="0.801845977686436" calcext:value-type="float">
            <text:p>0.8018</text:p>
          </table:table-cell>
          <table:table-cell office:value-type="float" office:value="0.0265180607982855" calcext:value-type="float">
            <text:p>0.0265</text:p>
          </table:table-cell>
          <table:table-cell office:value-type="float" office:value="0.786736582501468" calcext:value-type="float">
            <text:p>0.7867</text:p>
          </table:table-cell>
          <table:table-cell office:value-type="float" office:value="0.0307112297534791" calcext:value-type="float">
            <text:p>0.0307</text:p>
          </table:table-cell>
          <table:table-cell office:value-type="float" office:value="0.796621491485614" calcext:value-type="float">
            <text:p>0.7966</text:p>
          </table:table-cell>
          <table:table-cell office:value-type="float" office:value="0.0297151676058136" calcext:value-type="float">
            <text:p>0.0297</text:p>
          </table:table-cell>
          <table:table-cell office:value-type="float" office:value="0.79381136230182" calcext:value-type="float">
            <text:p>0.7938</text:p>
          </table:table-cell>
          <table:table-cell office:value-type="float" office:value="0.0285258344573165" calcext:value-type="float">
            <text:p>0.0285</text:p>
          </table:table-cell>
          <table:table-cell office:value-type="float" office:value="0.796691603053435" calcext:value-type="float">
            <text:p>0.7967</text:p>
          </table:table-cell>
          <table:table-cell office:value-type="float" office:value="0.0279395763248831" calcext:value-type="float">
            <text:p>0.0279</text:p>
          </table:table-cell>
          <table:table-cell office:value-type="float" office:value="0.776784028185555" calcext:value-type="float">
            <text:p>0.7768</text:p>
          </table:table-cell>
          <table:table-cell office:value-type="float" office:value="0.0303536326427239" calcext:value-type="float">
            <text:p>0.0304</text:p>
          </table:table-cell>
          <table:table-cell office:value-type="float" office:value="0.7975354374633" calcext:value-type="float">
            <text:p>0.7975</text:p>
          </table:table-cell>
          <table:table-cell office:value-type="float" office:value="0.0301116384670364" calcext:value-type="float">
            <text:p>0.0301</text:p>
          </table:table-cell>
          <table:table-cell office:value-type="float" office:value="0.790834204345273" calcext:value-type="float">
            <text:p>0.7908</text:p>
          </table:table-cell>
          <table:table-cell office:value-type="float" office:value="0.0307287630291885" calcext:value-type="float">
            <text:p>0.030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798066823253083" calcext:value-type="float">
            <text:p>0.798066823253083</text:p>
          </table:table-cell>
          <table:table-cell office:value-type="float" office:value="0.0390936562335691" calcext:value-type="float">
            <text:p>0.0390936562335691</text:p>
          </table:table-cell>
          <table:table-cell office:value-type="float" office:value="0.764339136817381" calcext:value-type="float">
            <text:p>0.764339136817381</text:p>
          </table:table-cell>
          <table:table-cell office:value-type="float" office:value="0.031918550795963" calcext:value-type="float">
            <text:p>0.031918550795963</text:p>
          </table:table-cell>
          <table:table-cell office:value-type="float" office:value="0.798061626541398" calcext:value-type="float">
            <text:p>0.798061626541398</text:p>
          </table:table-cell>
          <table:table-cell office:value-type="float" office:value="0.0284965093992778" calcext:value-type="float">
            <text:p>0.0284965093992778</text:p>
          </table:table-cell>
          <table:table-cell office:value-type="float" office:value="0.80604019377569" calcext:value-type="float">
            <text:p>0.80604019377569</text:p>
          </table:table-cell>
          <table:table-cell office:value-type="float" office:value="0.0292543783282608" calcext:value-type="float">
            <text:p>0.0292543783282608</text:p>
          </table:table-cell>
          <table:table-cell office:value-type="float" office:value="0.790541544333529" calcext:value-type="float">
            <text:p>0.790541544333529</text:p>
          </table:table-cell>
          <table:table-cell office:value-type="float" office:value="0.0291906730446084" calcext:value-type="float">
            <text:p>0.0291906730446084</text:p>
          </table:table-cell>
          <table:table-cell office:value-type="float" office:value="0.793681092190253" calcext:value-type="float">
            <text:p>0.793681092190253</text:p>
          </table:table-cell>
          <table:table-cell office:value-type="float" office:value="0.023115620633261" calcext:value-type="float">
            <text:p>0.023115620633261</text:p>
          </table:table-cell>
          <table:table-cell office:value-type="float" office:value="0.793062419260129" calcext:value-type="float">
            <text:p>0.793062419260129</text:p>
          </table:table-cell>
          <table:table-cell office:value-type="float" office:value="0.0292620366338012" calcext:value-type="float">
            <text:p>0.0293</text:p>
          </table:table-cell>
          <table:table-cell office:value-type="float" office:value="0.797208984145625" calcext:value-type="float">
            <text:p>0.7972</text:p>
          </table:table-cell>
          <table:table-cell office:value-type="float" office:value="0.0307189693320508" calcext:value-type="float">
            <text:p>0.0307</text:p>
          </table:table-cell>
          <table:table-cell office:value-type="float" office:value="0.789234527304756" calcext:value-type="float">
            <text:p>0.7892</text:p>
          </table:table-cell>
          <table:table-cell office:value-type="float" office:value="0.0268363019963194" calcext:value-type="float">
            <text:p>0.0268</text:p>
          </table:table-cell>
          <table:table-cell office:value-type="float" office:value="0.790106194950088" calcext:value-type="float">
            <text:p>0.7901</text:p>
          </table:table-cell>
          <table:table-cell office:value-type="float" office:value="0.0324127516815582" calcext:value-type="float">
            <text:p>0.0324</text:p>
          </table:table-cell>
          <table:table-cell office:value-type="float" office:value="0.797498590722255" calcext:value-type="float">
            <text:p>0.7975</text:p>
          </table:table-cell>
          <table:table-cell office:value-type="float" office:value="0.0311335056469437" calcext:value-type="float">
            <text:p>0.0311</text:p>
          </table:table-cell>
          <table:table-cell office:value-type="float" office:value="0.798627745155608" calcext:value-type="float">
            <text:p>0.7986</text:p>
          </table:table-cell>
          <table:table-cell office:value-type="float" office:value="0.0281692809670536" calcext:value-type="float">
            <text:p>0.0282</text:p>
          </table:table-cell>
          <table:table-cell office:value-type="float" office:value="0.794101673517322" calcext:value-type="float">
            <text:p>0.7941</text:p>
          </table:table-cell>
          <table:table-cell office:value-type="float" office:value="0.029100933282788" calcext:value-type="float">
            <text:p>0.0291</text:p>
          </table:table-cell>
          <table:table-cell office:value-type="float" office:value="0.795114327657076" calcext:value-type="float">
            <text:p>0.7951</text:p>
          </table:table-cell>
          <table:table-cell office:value-type="float" office:value="0.0303996069509749" calcext:value-type="float">
            <text:p>0.0304</text:p>
          </table:table-cell>
          <table:table-cell office:value-type="float" office:value="0.793897709923664" calcext:value-type="float">
            <text:p>0.7939</text:p>
          </table:table-cell>
          <table:table-cell office:value-type="float" office:value="0.0273138244504813" calcext:value-type="float">
            <text:p>0.0273</text:p>
          </table:table-cell>
          <table:table-cell office:value-type="float" office:value="0.793139694656488" calcext:value-type="float">
            <text:p>0.7931</text:p>
          </table:table-cell>
          <table:table-cell office:value-type="float" office:value="0.025983717116608" calcext:value-type="float">
            <text:p>0.026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807595654726952" calcext:value-type="float">
            <text:p>0.807595654726952</text:p>
          </table:table-cell>
          <table:table-cell office:value-type="float" office:value="0.0381328787042827" calcext:value-type="float">
            <text:p>0.0381328787042827</text:p>
          </table:table-cell>
          <table:table-cell office:value-type="float" office:value="0.742229859072226" calcext:value-type="float">
            <text:p>0.742229859072226</text:p>
          </table:table-cell>
          <table:table-cell office:value-type="float" office:value="0.0196173412940148" calcext:value-type="float">
            <text:p>0.0196173412940148</text:p>
          </table:table-cell>
          <table:table-cell office:value-type="float" office:value="0.797906928948914" calcext:value-type="float">
            <text:p>0.797906928948914</text:p>
          </table:table-cell>
          <table:table-cell office:value-type="float" office:value="0.031107913682965" calcext:value-type="float">
            <text:p>0.031107913682965</text:p>
          </table:table-cell>
          <table:table-cell office:value-type="float" office:value="0.801067792131533" calcext:value-type="float">
            <text:p>0.801067792131533</text:p>
          </table:table-cell>
          <table:table-cell office:value-type="float" office:value="0.0320947259434211" calcext:value-type="float">
            <text:p>0.0320947259434211</text:p>
          </table:table-cell>
          <table:table-cell office:value-type="float" office:value="0.803118496770405" calcext:value-type="float">
            <text:p>0.803118496770405</text:p>
          </table:table-cell>
          <table:table-cell office:value-type="float" office:value="0.0271249718004025" calcext:value-type="float">
            <text:p>0.0271249718004025</text:p>
          </table:table-cell>
          <table:table-cell office:value-type="float" office:value="0.800937874339401" calcext:value-type="float">
            <text:p>0.800937874339401</text:p>
          </table:table-cell>
          <table:table-cell office:value-type="float" office:value="0.0266523790895441" calcext:value-type="float">
            <text:p>0.0266523790895441</text:p>
          </table:table-cell>
          <table:table-cell office:value-type="float" office:value="0.801941368173811" calcext:value-type="float">
            <text:p>0.801941368173811</text:p>
          </table:table-cell>
          <table:table-cell office:value-type="float" office:value="0.0306131213941596" calcext:value-type="float">
            <text:p>0.0306</text:p>
          </table:table-cell>
          <table:table-cell office:value-type="float" office:value="0.796262008220787" calcext:value-type="float">
            <text:p>0.7963</text:p>
          </table:table-cell>
          <table:table-cell office:value-type="float" office:value="0.0335779791779823" calcext:value-type="float">
            <text:p>0.0336</text:p>
          </table:table-cell>
          <table:table-cell office:value-type="float" office:value="0.802120904286553" calcext:value-type="float">
            <text:p>0.8021</text:p>
          </table:table-cell>
          <table:table-cell office:value-type="float" office:value="0.0323249752628651" calcext:value-type="float">
            <text:p>0.0323</text:p>
          </table:table-cell>
          <table:table-cell office:value-type="float" office:value="0.794955637110981" calcext:value-type="float">
            <text:p>0.7950</text:p>
          </table:table-cell>
          <table:table-cell office:value-type="float" office:value="0.0281525408056206" calcext:value-type="float">
            <text:p>0.0282</text:p>
          </table:table-cell>
          <table:table-cell office:value-type="float" office:value="0.795922519083969" calcext:value-type="float">
            <text:p>0.7959</text:p>
          </table:table-cell>
          <table:table-cell office:value-type="float" office:value="0.0298106737046123" calcext:value-type="float">
            <text:p>0.0298</text:p>
          </table:table-cell>
          <table:table-cell office:value-type="float" office:value="0.798184380504991" calcext:value-type="float">
            <text:p>0.7982</text:p>
          </table:table-cell>
          <table:table-cell office:value-type="float" office:value="0.0280026743479289" calcext:value-type="float">
            <text:p>0.0280</text:p>
          </table:table-cell>
          <table:table-cell office:value-type="float" office:value="0.797088725778039" calcext:value-type="float">
            <text:p>0.7971</text:p>
          </table:table-cell>
          <table:table-cell office:value-type="float" office:value="0.0280922309058037" calcext:value-type="float">
            <text:p>0.0281</text:p>
          </table:table-cell>
          <table:table-cell office:value-type="float" office:value="0.793087022900763" calcext:value-type="float">
            <text:p>0.7931</text:p>
          </table:table-cell>
          <table:table-cell office:value-type="float" office:value="0.0285892292514537" calcext:value-type="float">
            <text:p>0.0286</text:p>
          </table:table-cell>
          <table:table-cell office:value-type="float" office:value="0.797953258954786" calcext:value-type="float">
            <text:p>0.7980</text:p>
          </table:table-cell>
          <table:table-cell office:value-type="float" office:value="0.0280739843056986" calcext:value-type="float">
            <text:p>0.0281</text:p>
          </table:table-cell>
          <table:table-cell office:value-type="float" office:value="0.799772372284204" calcext:value-type="float">
            <text:p>0.7998</text:p>
          </table:table-cell>
          <table:table-cell office:value-type="float" office:value="0.0269590030137716" calcext:value-type="float">
            <text:p>0.0270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793263916617733" calcext:value-type="float">
            <text:p>0.793263916617733</text:p>
          </table:table-cell>
          <table:table-cell office:value-type="float" office:value="0.0336154134040271" calcext:value-type="float">
            <text:p>0.0336154134040271</text:p>
          </table:table-cell>
          <table:table-cell office:value-type="float" office:value="0.784231738109219" calcext:value-type="float">
            <text:p>0.784231738109219</text:p>
          </table:table-cell>
          <table:table-cell office:value-type="float" office:value="0.0285127732320793" calcext:value-type="float">
            <text:p>0.0285127732320793</text:p>
          </table:table-cell>
          <table:table-cell office:value-type="float" office:value="0.792567322372284" calcext:value-type="float">
            <text:p>0.792567322372284</text:p>
          </table:table-cell>
          <table:table-cell office:value-type="float" office:value="0.0324553769317516" calcext:value-type="float">
            <text:p>0.0324553769317516</text:p>
          </table:table-cell>
          <table:table-cell office:value-type="float" office:value="0.79468514386377" calcext:value-type="float">
            <text:p>0.79468514386377</text:p>
          </table:table-cell>
          <table:table-cell office:value-type="float" office:value="0.0307603308748722" calcext:value-type="float">
            <text:p>0.0307603308748722</text:p>
          </table:table-cell>
          <table:table-cell office:value-type="float" office:value="0.791165384615385" calcext:value-type="float">
            <text:p>0.791165384615385</text:p>
          </table:table-cell>
          <table:table-cell office:value-type="float" office:value="0.0337134015568081" calcext:value-type="float">
            <text:p>0.0337134015568081</text:p>
          </table:table-cell>
          <table:table-cell office:value-type="float" office:value="0.793180739870816" calcext:value-type="float">
            <text:p>0.793180739870816</text:p>
          </table:table-cell>
          <table:table-cell office:value-type="float" office:value="0.0288228202368698" calcext:value-type="float">
            <text:p>0.0288228202368698</text:p>
          </table:table-cell>
          <table:table-cell office:value-type="float" office:value="0.786458015267176" calcext:value-type="float">
            <text:p>0.786458015267176</text:p>
          </table:table-cell>
          <table:table-cell office:value-type="float" office:value="0.0339671681078377" calcext:value-type="float">
            <text:p>0.0340</text:p>
          </table:table-cell>
          <table:table-cell office:value-type="float" office:value="0.794678860833823" calcext:value-type="float">
            <text:p>0.7947</text:p>
          </table:table-cell>
          <table:table-cell office:value-type="float" office:value="0.0303188323101999" calcext:value-type="float">
            <text:p>0.0303</text:p>
          </table:table-cell>
          <table:table-cell office:value-type="float" office:value="0.793665032295948" calcext:value-type="float">
            <text:p>0.7937</text:p>
          </table:table-cell>
          <table:table-cell office:value-type="float" office:value="0.0284047646263259" calcext:value-type="float">
            <text:p>0.0284</text:p>
          </table:table-cell>
          <table:table-cell office:value-type="float" office:value="0.795655607751027" calcext:value-type="float">
            <text:p>0.7957</text:p>
          </table:table-cell>
          <table:table-cell office:value-type="float" office:value="0.0316223856884604" calcext:value-type="float">
            <text:p>0.0316</text:p>
          </table:table-cell>
          <table:table-cell office:value-type="float" office:value="0.789233940105696" calcext:value-type="float">
            <text:p>0.7892</text:p>
          </table:table-cell>
          <table:table-cell office:value-type="float" office:value="0.0253211485413265" calcext:value-type="float">
            <text:p>0.0253</text:p>
          </table:table-cell>
          <table:table-cell office:value-type="float" office:value="0.787576159718144" calcext:value-type="float">
            <text:p>0.7876</text:p>
          </table:table-cell>
          <table:table-cell office:value-type="float" office:value="0.0328072079705679" calcext:value-type="float">
            <text:p>0.0328</text:p>
          </table:table-cell>
          <table:table-cell office:value-type="float" office:value="0.784091074574281" calcext:value-type="float">
            <text:p>0.7841</text:p>
          </table:table-cell>
          <table:table-cell office:value-type="float" office:value="0.0284657078562524" calcext:value-type="float">
            <text:p>0.0285</text:p>
          </table:table-cell>
          <table:table-cell office:value-type="float" office:value="0.793080005871991" calcext:value-type="float">
            <text:p>0.7931</text:p>
          </table:table-cell>
          <table:table-cell office:value-type="float" office:value="0.0296351844891242" calcext:value-type="float">
            <text:p>0.0296</text:p>
          </table:table-cell>
          <table:table-cell office:value-type="float" office:value="0.792171491485614" calcext:value-type="float">
            <text:p>0.7922</text:p>
          </table:table-cell>
          <table:table-cell office:value-type="float" office:value="0.0291884790814525" calcext:value-type="float">
            <text:p>0.0292</text:p>
          </table:table-cell>
          <table:table-cell office:value-type="float" office:value="0.793307809747504" calcext:value-type="float">
            <text:p>0.7933</text:p>
          </table:table-cell>
          <table:table-cell office:value-type="float" office:value="0.0304101919384449" calcext:value-type="float">
            <text:p>0.030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78736553141515" calcext:value-type="float">
            <text:p>0.78736553141515</text:p>
          </table:table-cell>
          <table:table-cell office:value-type="float" office:value="0.0235103420521582" calcext:value-type="float">
            <text:p>0.0235103420521582</text:p>
          </table:table-cell>
          <table:table-cell office:value-type="float" office:value="0.722359219025249" calcext:value-type="float">
            <text:p>0.722359219025249</text:p>
          </table:table-cell>
          <table:table-cell office:value-type="float" office:value="0.0304431326815799" calcext:value-type="float">
            <text:p>0.0304431326815799</text:p>
          </table:table-cell>
          <table:table-cell office:value-type="float" office:value="0.802700499119201" calcext:value-type="float">
            <text:p>0.802700499119201</text:p>
          </table:table-cell>
          <table:table-cell office:value-type="float" office:value="0.0271398580783189" calcext:value-type="float">
            <text:p>0.0271398580783189</text:p>
          </table:table-cell>
          <table:table-cell office:value-type="float" office:value="0.800536054022314" calcext:value-type="float">
            <text:p>0.800536054022314</text:p>
          </table:table-cell>
          <table:table-cell office:value-type="float" office:value="0.0246137767702884" calcext:value-type="float">
            <text:p>0.0246137767702884</text:p>
          </table:table-cell>
          <table:table-cell office:value-type="float" office:value="0.797131297709924" calcext:value-type="float">
            <text:p>0.797131297709924</text:p>
          </table:table-cell>
          <table:table-cell office:value-type="float" office:value="0.0296179034921937" calcext:value-type="float">
            <text:p>0.0296179034921937</text:p>
          </table:table-cell>
          <table:table-cell office:value-type="float" office:value="0.792583587786259" calcext:value-type="float">
            <text:p>0.792583587786259</text:p>
          </table:table-cell>
          <table:table-cell office:value-type="float" office:value="0.0269042235715202" calcext:value-type="float">
            <text:p>0.0269042235715202</text:p>
          </table:table-cell>
          <table:table-cell office:value-type="float" office:value="0.796769172049325" calcext:value-type="float">
            <text:p>0.796769172049325</text:p>
          </table:table-cell>
          <table:table-cell office:value-type="float" office:value="0.0282787640638432" calcext:value-type="float">
            <text:p>0.0283</text:p>
          </table:table-cell>
          <table:table-cell office:value-type="float" office:value="0.792619260129184" calcext:value-type="float">
            <text:p>0.7926</text:p>
          </table:table-cell>
          <table:table-cell office:value-type="float" office:value="0.0303168892996627" calcext:value-type="float">
            <text:p>0.0303</text:p>
          </table:table-cell>
          <table:table-cell office:value-type="float" office:value="0.798530857310628" calcext:value-type="float">
            <text:p>0.7985</text:p>
          </table:table-cell>
          <table:table-cell office:value-type="float" office:value="0.0315299703848236" calcext:value-type="float">
            <text:p>0.0315</text:p>
          </table:table-cell>
          <table:table-cell office:value-type="float" office:value="0.786932795067528" calcext:value-type="float">
            <text:p>0.7869</text:p>
          </table:table-cell>
          <table:table-cell office:value-type="float" office:value="0.0338812466648832" calcext:value-type="float">
            <text:p>0.0339</text:p>
          </table:table-cell>
          <table:table-cell office:value-type="float" office:value="0.7981834997064" calcext:value-type="float">
            <text:p>0.7982</text:p>
          </table:table-cell>
          <table:table-cell office:value-type="float" office:value="0.031223496348406" calcext:value-type="float">
            <text:p>0.0312</text:p>
          </table:table-cell>
          <table:table-cell office:value-type="float" office:value="0.798866588373459" calcext:value-type="float">
            <text:p>0.7989</text:p>
          </table:table-cell>
          <table:table-cell office:value-type="float" office:value="0.0258142360108168" calcext:value-type="float">
            <text:p>0.0258</text:p>
          </table:table-cell>
          <table:table-cell office:value-type="float" office:value="0.796919436288902" calcext:value-type="float">
            <text:p>0.7969</text:p>
          </table:table-cell>
          <table:table-cell office:value-type="float" office:value="0.0310127088224896" calcext:value-type="float">
            <text:p>0.0310</text:p>
          </table:table-cell>
          <table:table-cell office:value-type="float" office:value="0.786229036993541" calcext:value-type="float">
            <text:p>0.7862</text:p>
          </table:table-cell>
          <table:table-cell office:value-type="float" office:value="0.024967374946637" calcext:value-type="float">
            <text:p>0.0250</text:p>
          </table:table-cell>
          <table:table-cell office:value-type="float" office:value="0.79492495596007" calcext:value-type="float">
            <text:p>0.7949</text:p>
          </table:table-cell>
          <table:table-cell office:value-type="float" office:value="0.0295612807906432" calcext:value-type="float">
            <text:p>0.0296</text:p>
          </table:table-cell>
          <table:table-cell office:value-type="float" office:value="0.794047504403993" calcext:value-type="float">
            <text:p>0.7940</text:p>
          </table:table-cell>
          <table:table-cell office:value-type="float" office:value="0.0294455813742605" calcext:value-type="float">
            <text:p>0.0294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803058279506753" calcext:value-type="float">
            <text:p>0.803058279506753</text:p>
          </table:table-cell>
          <table:table-cell office:value-type="float" office:value="0.03839349931207" calcext:value-type="float">
            <text:p>0.03839349931207</text:p>
          </table:table-cell>
          <table:table-cell office:value-type="float" office:value="0.76576136230182" calcext:value-type="float">
            <text:p>0.76576136230182</text:p>
          </table:table-cell>
          <table:table-cell office:value-type="float" office:value="0.0321677586292848" calcext:value-type="float">
            <text:p>0.0321677586292848</text:p>
          </table:table-cell>
          <table:table-cell office:value-type="float" office:value="0.790989958896066" calcext:value-type="float">
            <text:p>0.790989958896066</text:p>
          </table:table-cell>
          <table:table-cell office:value-type="float" office:value="0.029300566791312" calcext:value-type="float">
            <text:p>0.029300566791312</text:p>
          </table:table-cell>
          <table:table-cell office:value-type="float" office:value="0.794465883734586" calcext:value-type="float">
            <text:p>0.794465883734586</text:p>
          </table:table-cell>
          <table:table-cell office:value-type="float" office:value="0.0329872881971461" calcext:value-type="float">
            <text:p>0.0329872881971461</text:p>
          </table:table-cell>
          <table:table-cell office:value-type="float" office:value="0.791795977686436" calcext:value-type="float">
            <text:p>0.791795977686436</text:p>
          </table:table-cell>
          <table:table-cell office:value-type="float" office:value="0.0298866053762949" calcext:value-type="float">
            <text:p>0.0298866053762949</text:p>
          </table:table-cell>
          <table:table-cell office:value-type="float" office:value="0.795722401644157" calcext:value-type="float">
            <text:p>0.795722401644157</text:p>
          </table:table-cell>
          <table:table-cell office:value-type="float" office:value="0.0300895232260349" calcext:value-type="float">
            <text:p>0.0300895232260349</text:p>
          </table:table-cell>
          <table:table-cell office:value-type="float" office:value="0.790875543159131" calcext:value-type="float">
            <text:p>0.790875543159131</text:p>
          </table:table-cell>
          <table:table-cell office:value-type="float" office:value="0.0293134407565976" calcext:value-type="float">
            <text:p>0.0293</text:p>
          </table:table-cell>
          <table:table-cell office:value-type="float" office:value="0.79405378743394" calcext:value-type="float">
            <text:p>0.7941</text:p>
          </table:table-cell>
          <table:table-cell office:value-type="float" office:value="0.032214797888614" calcext:value-type="float">
            <text:p>0.0322</text:p>
          </table:table-cell>
          <table:table-cell office:value-type="float" office:value="0.791415032295948" calcext:value-type="float">
            <text:p>0.7914</text:p>
          </table:table-cell>
          <table:table-cell office:value-type="float" office:value="0.0295673158178243" calcext:value-type="float">
            <text:p>0.0296</text:p>
          </table:table-cell>
          <table:table-cell office:value-type="float" office:value="0.790449823840282" calcext:value-type="float">
            <text:p>0.7904</text:p>
          </table:table-cell>
          <table:table-cell office:value-type="float" office:value="0.0296871123773717" calcext:value-type="float">
            <text:p>0.0297</text:p>
          </table:table-cell>
          <table:table-cell office:value-type="float" office:value="0.785673840281856" calcext:value-type="float">
            <text:p>0.7857</text:p>
          </table:table-cell>
          <table:table-cell office:value-type="float" office:value="0.029350052286634" calcext:value-type="float">
            <text:p>0.0294</text:p>
          </table:table-cell>
          <table:table-cell office:value-type="float" office:value="0.792169788608338" calcext:value-type="float">
            <text:p>0.7922</text:p>
          </table:table-cell>
          <table:table-cell office:value-type="float" office:value="0.0331863163658272" calcext:value-type="float">
            <text:p>0.0332</text:p>
          </table:table-cell>
          <table:table-cell office:value-type="float" office:value="0.794731620669407" calcext:value-type="float">
            <text:p>0.7947</text:p>
          </table:table-cell>
          <table:table-cell office:value-type="float" office:value="0.0298845359405467" calcext:value-type="float">
            <text:p>0.0299</text:p>
          </table:table-cell>
          <table:table-cell office:value-type="float" office:value="0.791454374633001" calcext:value-type="float">
            <text:p>0.7915</text:p>
          </table:table-cell>
          <table:table-cell office:value-type="float" office:value="0.0297079224367526" calcext:value-type="float">
            <text:p>0.0297</text:p>
          </table:table-cell>
          <table:table-cell office:value-type="float" office:value="0.791846623605402" calcext:value-type="float">
            <text:p>0.7918</text:p>
          </table:table-cell>
          <table:table-cell office:value-type="float" office:value="0.0292227223027494" calcext:value-type="float">
            <text:p>0.0292</text:p>
          </table:table-cell>
          <table:table-cell office:value-type="float" office:value="0.792988755137992" calcext:value-type="float">
            <text:p>0.7930</text:p>
          </table:table-cell>
          <table:table-cell office:value-type="float" office:value="0.0345649731157591" calcext:value-type="float">
            <text:p>0.034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801581004110393" calcext:value-type="float">
            <text:p>0.801581004110393</text:p>
          </table:table-cell>
          <table:table-cell office:value-type="float" office:value="0.033589982611533" calcext:value-type="float">
            <text:p>0.033589982611533</text:p>
          </table:table-cell>
          <table:table-cell office:value-type="float" office:value="0.765115296535526" calcext:value-type="float">
            <text:p>0.765115296535526</text:p>
          </table:table-cell>
          <table:table-cell office:value-type="float" office:value="0.0318910114911373" calcext:value-type="float">
            <text:p>0.0318910114911373</text:p>
          </table:table-cell>
          <table:table-cell office:value-type="float" office:value="0.797977069876688" calcext:value-type="float">
            <text:p>0.797977069876688</text:p>
          </table:table-cell>
          <table:table-cell office:value-type="float" office:value="0.028692398011122" calcext:value-type="float">
            <text:p>0.028692398011122</text:p>
          </table:table-cell>
          <table:table-cell office:value-type="float" office:value="0.796962742219612" calcext:value-type="float">
            <text:p>0.796962742219612</text:p>
          </table:table-cell>
          <table:table-cell office:value-type="float" office:value="0.0229945578876995" calcext:value-type="float">
            <text:p>0.0229945578876995</text:p>
          </table:table-cell>
          <table:table-cell office:value-type="float" office:value="0.796013564298297" calcext:value-type="float">
            <text:p>0.796013564298297</text:p>
          </table:table-cell>
          <table:table-cell office:value-type="float" office:value="0.0323513564757853" calcext:value-type="float">
            <text:p>0.0323513564757853</text:p>
          </table:table-cell>
          <table:table-cell office:value-type="float" office:value="0.798160569583089" calcext:value-type="float">
            <text:p>0.798160569583089</text:p>
          </table:table-cell>
          <table:table-cell office:value-type="float" office:value="0.0235857170970734" calcext:value-type="float">
            <text:p>0.0235857170970734</text:p>
          </table:table-cell>
          <table:table-cell office:value-type="float" office:value="0.7945189371697" calcext:value-type="float">
            <text:p>0.7945189371697</text:p>
          </table:table-cell>
          <table:table-cell office:value-type="float" office:value="0.0300437610807388" calcext:value-type="float">
            <text:p>0.0300</text:p>
          </table:table-cell>
          <table:table-cell office:value-type="float" office:value="0.796161244862008" calcext:value-type="float">
            <text:p>0.7962</text:p>
          </table:table-cell>
          <table:table-cell office:value-type="float" office:value="0.0275121525046827" calcext:value-type="float">
            <text:p>0.0275</text:p>
          </table:table-cell>
          <table:table-cell office:value-type="float" office:value="0.794717175572519" calcext:value-type="float">
            <text:p>0.7947</text:p>
          </table:table-cell>
          <table:table-cell office:value-type="float" office:value="0.0290882503741151" calcext:value-type="float">
            <text:p>0.0291</text:p>
          </table:table-cell>
          <table:table-cell office:value-type="float" office:value="0.799170375807399" calcext:value-type="float">
            <text:p>0.7992</text:p>
          </table:table-cell>
          <table:table-cell office:value-type="float" office:value="0.0261427524936762" calcext:value-type="float">
            <text:p>0.0261</text:p>
          </table:table-cell>
          <table:table-cell office:value-type="float" office:value="0.790787463300059" calcext:value-type="float">
            <text:p>0.7908</text:p>
          </table:table-cell>
          <table:table-cell office:value-type="float" office:value="0.0327713046604402" calcext:value-type="float">
            <text:p>0.0328</text:p>
          </table:table-cell>
          <table:table-cell office:value-type="float" office:value="0.794921961244862" calcext:value-type="float">
            <text:p>0.7949</text:p>
          </table:table-cell>
          <table:table-cell office:value-type="float" office:value="0.0275566678723696" calcext:value-type="float">
            <text:p>0.0276</text:p>
          </table:table-cell>
          <table:table-cell office:value-type="float" office:value="0.787932002348796" calcext:value-type="float">
            <text:p>0.7879</text:p>
          </table:table-cell>
          <table:table-cell office:value-type="float" office:value="0.0267121817803504" calcext:value-type="float">
            <text:p>0.0267</text:p>
          </table:table-cell>
          <table:table-cell office:value-type="float" office:value="0.793792337052261" calcext:value-type="float">
            <text:p>0.7938</text:p>
          </table:table-cell>
          <table:table-cell office:value-type="float" office:value="0.0269031028803185" calcext:value-type="float">
            <text:p>0.0269</text:p>
          </table:table-cell>
          <table:table-cell office:value-type="float" office:value="0.791173928361715" calcext:value-type="float">
            <text:p>0.7912</text:p>
          </table:table-cell>
          <table:table-cell office:value-type="float" office:value="0.0274799936645823" calcext:value-type="float">
            <text:p>0.0275</text:p>
          </table:table-cell>
          <table:table-cell office:value-type="float" office:value="0.796619729888432" calcext:value-type="float">
            <text:p>0.7966</text:p>
          </table:table-cell>
          <table:table-cell office:value-type="float" office:value="0.0279278993302859" calcext:value-type="float">
            <text:p>0.0279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79450320023488" calcext:value-type="float">
            <text:p>0.79450320023488</text:p>
          </table:table-cell>
          <table:table-cell office:value-type="float" office:value="0.0382750006996448" calcext:value-type="float">
            <text:p>0.0382750006996448</text:p>
          </table:table-cell>
          <table:table-cell office:value-type="float" office:value="0.778267586611861" calcext:value-type="float">
            <text:p>0.778267586611861</text:p>
          </table:table-cell>
          <table:table-cell office:value-type="float" office:value="0.0311426189750528" calcext:value-type="float">
            <text:p>0.0311426189750528</text:p>
          </table:table-cell>
          <table:table-cell office:value-type="float" office:value="0.793809864944216" calcext:value-type="float">
            <text:p>0.793809864944216</text:p>
          </table:table-cell>
          <table:table-cell office:value-type="float" office:value="0.0321550348978587" calcext:value-type="float">
            <text:p>0.0321550348978587</text:p>
          </table:table-cell>
          <table:table-cell office:value-type="float" office:value="0.796950176159718" calcext:value-type="float">
            <text:p>0.796950176159718</text:p>
          </table:table-cell>
          <table:table-cell office:value-type="float" office:value="0.0363788585479591" calcext:value-type="float">
            <text:p>0.0363788585479591</text:p>
          </table:table-cell>
          <table:table-cell office:value-type="float" office:value="0.792028743394011" calcext:value-type="float">
            <text:p>0.792028743394011</text:p>
          </table:table-cell>
          <table:table-cell office:value-type="float" office:value="0.0339316695686065" calcext:value-type="float">
            <text:p>0.0339316695686065</text:p>
          </table:table-cell>
          <table:table-cell office:value-type="float" office:value="0.796077422196124" calcext:value-type="float">
            <text:p>0.796077422196124</text:p>
          </table:table-cell>
          <table:table-cell office:value-type="float" office:value="0.0329216564754678" calcext:value-type="float">
            <text:p>0.0329216564754678</text:p>
          </table:table-cell>
          <table:table-cell office:value-type="float" office:value="0.791589254257193" calcext:value-type="float">
            <text:p>0.791589254257193</text:p>
          </table:table-cell>
          <table:table-cell office:value-type="float" office:value="0.0321594649339115" calcext:value-type="float">
            <text:p>0.0322</text:p>
          </table:table-cell>
          <table:table-cell office:value-type="float" office:value="0.789745419847328" calcext:value-type="float">
            <text:p>0.7897</text:p>
          </table:table-cell>
          <table:table-cell office:value-type="float" office:value="0.0293305527749064" calcext:value-type="float">
            <text:p>0.0293</text:p>
          </table:table-cell>
          <table:table-cell office:value-type="float" office:value="0.784747445684087" calcext:value-type="float">
            <text:p>0.7847</text:p>
          </table:table-cell>
          <table:table-cell office:value-type="float" office:value="0.0280717749325823" calcext:value-type="float">
            <text:p>0.0281</text:p>
          </table:table-cell>
          <table:table-cell office:value-type="float" office:value="0.788847240164416" calcext:value-type="float">
            <text:p>0.7888</text:p>
          </table:table-cell>
          <table:table-cell office:value-type="float" office:value="0.0336067459062893" calcext:value-type="float">
            <text:p>0.0336</text:p>
          </table:table-cell>
          <table:table-cell office:value-type="float" office:value="0.786625161479742" calcext:value-type="float">
            <text:p>0.7866</text:p>
          </table:table-cell>
          <table:table-cell office:value-type="float" office:value="0.0335402628336356" calcext:value-type="float">
            <text:p>0.0335</text:p>
          </table:table-cell>
          <table:table-cell office:value-type="float" office:value="0.793403758073987" calcext:value-type="float">
            <text:p>0.7934</text:p>
          </table:table-cell>
          <table:table-cell office:value-type="float" office:value="0.0328679225462911" calcext:value-type="float">
            <text:p>0.0329</text:p>
          </table:table-cell>
          <table:table-cell office:value-type="float" office:value="0.790417968291251" calcext:value-type="float">
            <text:p>0.7904</text:p>
          </table:table-cell>
          <table:table-cell office:value-type="float" office:value="0.0277486742886125" calcext:value-type="float">
            <text:p>0.0277</text:p>
          </table:table-cell>
          <table:table-cell office:value-type="float" office:value="0.792536054022314" calcext:value-type="float">
            <text:p>0.7925</text:p>
          </table:table-cell>
          <table:table-cell office:value-type="float" office:value="0.029506374284569" calcext:value-type="float">
            <text:p>0.0295</text:p>
          </table:table-cell>
          <table:table-cell office:value-type="float" office:value="0.79124465648855" calcext:value-type="float">
            <text:p>0.7912</text:p>
          </table:table-cell>
          <table:table-cell office:value-type="float" office:value="0.0306874697965754" calcext:value-type="float">
            <text:p>0.0307</text:p>
          </table:table-cell>
          <table:table-cell office:value-type="float" office:value="0.796653112155021" calcext:value-type="float">
            <text:p>0.7967</text:p>
          </table:table-cell>
          <table:table-cell office:value-type="float" office:value="0.0316027479347448" calcext:value-type="float">
            <text:p>0.0316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779843570170288" calcext:value-type="float">
            <text:p>0.779843570170288</text:p>
          </table:table-cell>
          <table:table-cell office:value-type="float" office:value="0.0321625669033009" calcext:value-type="float">
            <text:p>0.0321625669033009</text:p>
          </table:table-cell>
          <table:table-cell office:value-type="float" office:value="0.786957163828538" calcext:value-type="float">
            <text:p>0.786957163828538</text:p>
          </table:table-cell>
          <table:table-cell office:value-type="float" office:value="0.029912582442705" calcext:value-type="float">
            <text:p>0.029912582442705</text:p>
          </table:table-cell>
          <table:table-cell office:value-type="float" office:value="0.792014621256606" calcext:value-type="float">
            <text:p>0.792014621256606</text:p>
          </table:table-cell>
          <table:table-cell office:value-type="float" office:value="0.0253383001957139" calcext:value-type="float">
            <text:p>0.0253383001957139</text:p>
          </table:table-cell>
          <table:table-cell office:value-type="float" office:value="0.798561655901351" calcext:value-type="float">
            <text:p>0.798561655901351</text:p>
          </table:table-cell>
          <table:table-cell office:value-type="float" office:value="0.029972766555621" calcext:value-type="float">
            <text:p>0.029972766555621</text:p>
          </table:table-cell>
          <table:table-cell office:value-type="float" office:value="0.790400205519671" calcext:value-type="float">
            <text:p>0.790400205519671</text:p>
          </table:table-cell>
          <table:table-cell office:value-type="float" office:value="0.0292283887796292" calcext:value-type="float">
            <text:p>0.0292283887796292</text:p>
          </table:table-cell>
          <table:table-cell office:value-type="float" office:value="0.791200352319436" calcext:value-type="float">
            <text:p>0.791200352319436</text:p>
          </table:table-cell>
          <table:table-cell office:value-type="float" office:value="0.0303654342994316" calcext:value-type="float">
            <text:p>0.0303654342994316</text:p>
          </table:table-cell>
          <table:table-cell office:value-type="float" office:value="0.790431561949501" calcext:value-type="float">
            <text:p>0.790431561949501</text:p>
          </table:table-cell>
          <table:table-cell office:value-type="float" office:value="0.0262749092595024" calcext:value-type="float">
            <text:p>0.0263</text:p>
          </table:table-cell>
          <table:table-cell office:value-type="float" office:value="0.791550822078685" calcext:value-type="float">
            <text:p>0.7916</text:p>
          </table:table-cell>
          <table:table-cell office:value-type="float" office:value="0.0300317905135409" calcext:value-type="float">
            <text:p>0.0300</text:p>
          </table:table-cell>
          <table:table-cell office:value-type="float" office:value="0.793658455666471" calcext:value-type="float">
            <text:p>0.7937</text:p>
          </table:table-cell>
          <table:table-cell office:value-type="float" office:value="0.0293987611002818" calcext:value-type="float">
            <text:p>0.0294</text:p>
          </table:table-cell>
          <table:table-cell office:value-type="float" office:value="0.797285466823253" calcext:value-type="float">
            <text:p>0.7973</text:p>
          </table:table-cell>
          <table:table-cell office:value-type="float" office:value="0.0276592961895834" calcext:value-type="float">
            <text:p>0.0277</text:p>
          </table:table-cell>
          <table:table-cell office:value-type="float" office:value="0.792772372284204" calcext:value-type="float">
            <text:p>0.7928</text:p>
          </table:table-cell>
          <table:table-cell office:value-type="float" office:value="0.0288798491197228" calcext:value-type="float">
            <text:p>0.0289</text:p>
          </table:table-cell>
          <table:table-cell office:value-type="float" office:value="0.789921638285379" calcext:value-type="float">
            <text:p>0.7899</text:p>
          </table:table-cell>
          <table:table-cell office:value-type="float" office:value="0.0290293670360737" calcext:value-type="float">
            <text:p>0.0290</text:p>
          </table:table-cell>
          <table:table-cell office:value-type="float" office:value="0.787197386964181" calcext:value-type="float">
            <text:p>0.7872</text:p>
          </table:table-cell>
          <table:table-cell office:value-type="float" office:value="0.0279373755123692" calcext:value-type="float">
            <text:p>0.0279</text:p>
          </table:table-cell>
          <table:table-cell office:value-type="float" office:value="0.790288490898415" calcext:value-type="float">
            <text:p>0.7903</text:p>
          </table:table-cell>
          <table:table-cell office:value-type="float" office:value="0.0318477034359596" calcext:value-type="float">
            <text:p>0.0318</text:p>
          </table:table-cell>
          <table:table-cell office:value-type="float" office:value="0.787101145038168" calcext:value-type="float">
            <text:p>0.7871</text:p>
          </table:table-cell>
          <table:table-cell office:value-type="float" office:value="0.0353534058953578" calcext:value-type="float">
            <text:p>0.0354</text:p>
          </table:table-cell>
          <table:table-cell office:value-type="float" office:value="0.793667469172049" calcext:value-type="float">
            <text:p>0.7937</text:p>
          </table:table-cell>
          <table:table-cell office:value-type="float" office:value="0.0256055944383608" calcext:value-type="float">
            <text:p>0.025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800884523809524" calcext:value-type="float">
            <text:p>0.800884523809524</text:p>
          </table:table-cell>
          <table:table-cell office:value-type="float" office:value="0.067512433985055" calcext:value-type="float">
            <text:p>0.067512433985055</text:p>
          </table:table-cell>
          <table:table-cell office:value-type="float" office:value="0.798354761904762" calcext:value-type="float">
            <text:p>0.798354761904762</text:p>
          </table:table-cell>
          <table:table-cell office:value-type="float" office:value="0.077508201699244" calcext:value-type="float">
            <text:p>0.077508201699244</text:p>
          </table:table-cell>
          <table:table-cell office:value-type="float" office:value="0.800413095238095" calcext:value-type="float">
            <text:p>0.800413095238095</text:p>
          </table:table-cell>
          <table:table-cell office:value-type="float" office:value="0.0735705504584493" calcext:value-type="float">
            <text:p>0.0735705504584493</text:p>
          </table:table-cell>
          <table:table-cell office:value-type="float" office:value="0.793545238095238" calcext:value-type="float">
            <text:p>0.793545238095238</text:p>
          </table:table-cell>
          <table:table-cell office:value-type="float" office:value="0.0615210478542408" calcext:value-type="float">
            <text:p>0.0615210478542408</text:p>
          </table:table-cell>
          <table:table-cell office:value-type="float" office:value="0.799329761904762" calcext:value-type="float">
            <text:p>0.799329761904762</text:p>
          </table:table-cell>
          <table:table-cell office:value-type="float" office:value="0.0710844000441031" calcext:value-type="float">
            <text:p>0.0710844000441031</text:p>
          </table:table-cell>
          <table:table-cell office:value-type="float" office:value="0.792657142857143" calcext:value-type="float">
            <text:p>0.792657142857143</text:p>
          </table:table-cell>
          <table:table-cell office:value-type="float" office:value="0.0633555825376155" calcext:value-type="float">
            <text:p>0.0633555825376155</text:p>
          </table:table-cell>
          <table:table-cell office:value-type="float" office:value="0.800997619047619" calcext:value-type="float">
            <text:p>0.800997619047619</text:p>
          </table:table-cell>
          <table:table-cell office:value-type="float" office:value="0.0709868048693394" calcext:value-type="float">
            <text:p>0.0710</text:p>
          </table:table-cell>
          <table:table-cell office:value-type="float" office:value="0.785366666666667" calcext:value-type="float">
            <text:p>0.7854</text:p>
          </table:table-cell>
          <table:table-cell office:value-type="float" office:value="0.0868399576758286" calcext:value-type="float">
            <text:p>0.0868</text:p>
          </table:table-cell>
          <table:table-cell office:value-type="float" office:value="0.793929761904762" calcext:value-type="float">
            <text:p>0.7939</text:p>
          </table:table-cell>
          <table:table-cell office:value-type="float" office:value="0.0809888232763855" calcext:value-type="float">
            <text:p>0.0810</text:p>
          </table:table-cell>
          <table:table-cell office:value-type="float" office:value="0.816828571428571" calcext:value-type="float">
            <text:p>0.8168</text:p>
          </table:table-cell>
          <table:table-cell office:value-type="float" office:value="0.0754834338958013" calcext:value-type="float">
            <text:p>0.0755</text:p>
          </table:table-cell>
          <table:table-cell office:value-type="float" office:value="0.798184523809524" calcext:value-type="float">
            <text:p>0.7982</text:p>
          </table:table-cell>
          <table:table-cell office:value-type="float" office:value="0.0756652767372713" calcext:value-type="float">
            <text:p>0.0757</text:p>
          </table:table-cell>
          <table:table-cell office:value-type="float" office:value="0.784633333333333" calcext:value-type="float">
            <text:p>0.7846</text:p>
          </table:table-cell>
          <table:table-cell office:value-type="float" office:value="0.0692163364852442" calcext:value-type="float">
            <text:p>0.0692</text:p>
          </table:table-cell>
          <table:table-cell office:value-type="float" office:value="0.791255952380952" calcext:value-type="float">
            <text:p>0.7913</text:p>
          </table:table-cell>
          <table:table-cell office:value-type="float" office:value="0.0770744285245774" calcext:value-type="float">
            <text:p>0.0771</text:p>
          </table:table-cell>
          <table:table-cell office:value-type="float" office:value="0.805078571428571" calcext:value-type="float">
            <text:p>0.8051</text:p>
          </table:table-cell>
          <table:table-cell office:value-type="float" office:value="0.0770284416451821" calcext:value-type="float">
            <text:p>0.0770</text:p>
          </table:table-cell>
          <table:table-cell office:value-type="float" office:value="0.777889285714286" calcext:value-type="float">
            <text:p>0.7779</text:p>
          </table:table-cell>
          <table:table-cell office:value-type="float" office:value="0.0690642537725943" calcext:value-type="float">
            <text:p>0.0691</text:p>
          </table:table-cell>
          <table:table-cell office:value-type="float" office:value="0.791458333333333" calcext:value-type="float">
            <text:p>0.7915</text:p>
          </table:table-cell>
          <table:table-cell office:value-type="float" office:value="0.0809678916203553" calcext:value-type="float">
            <text:p>0.081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75298809523809" calcext:value-type="float">
            <text:p>0.775298809523809</text:p>
          </table:table-cell>
          <table:table-cell office:value-type="float" office:value="0.0870431274523484" calcext:value-type="float">
            <text:p>0.0870431274523484</text:p>
          </table:table-cell>
          <table:table-cell office:value-type="float" office:value="0.79729880952381" calcext:value-type="float">
            <text:p>0.79729880952381</text:p>
          </table:table-cell>
          <table:table-cell office:value-type="float" office:value="0.0611108152040218" calcext:value-type="float">
            <text:p>0.0611108152040218</text:p>
          </table:table-cell>
          <table:table-cell office:value-type="float" office:value="0.783532142857143" calcext:value-type="float">
            <text:p>0.783532142857143</text:p>
          </table:table-cell>
          <table:table-cell office:value-type="float" office:value="0.0720925946688248" calcext:value-type="float">
            <text:p>0.0720925946688248</text:p>
          </table:table-cell>
          <table:table-cell office:value-type="float" office:value="0.80319880952381" calcext:value-type="float">
            <text:p>0.80319880952381</text:p>
          </table:table-cell>
          <table:table-cell office:value-type="float" office:value="0.0678552865157425" calcext:value-type="float">
            <text:p>0.0678552865157425</text:p>
          </table:table-cell>
          <table:table-cell office:value-type="float" office:value="0.796244047619048" calcext:value-type="float">
            <text:p>0.796244047619048</text:p>
          </table:table-cell>
          <table:table-cell office:value-type="float" office:value="0.0743200361982273" calcext:value-type="float">
            <text:p>0.0743200361982273</text:p>
          </table:table-cell>
          <table:table-cell office:value-type="float" office:value="0.79554880952381" calcext:value-type="float">
            <text:p>0.79554880952381</text:p>
          </table:table-cell>
          <table:table-cell office:value-type="float" office:value="0.0769845978008361" calcext:value-type="float">
            <text:p>0.0769845978008361</text:p>
          </table:table-cell>
          <table:table-cell office:value-type="float" office:value="0.786838095238095" calcext:value-type="float">
            <text:p>0.786838095238095</text:p>
          </table:table-cell>
          <table:table-cell office:value-type="float" office:value="0.0674078855193954" calcext:value-type="float">
            <text:p>0.0674</text:p>
          </table:table-cell>
          <table:table-cell office:value-type="float" office:value="0.785952380952381" calcext:value-type="float">
            <text:p>0.7860</text:p>
          </table:table-cell>
          <table:table-cell office:value-type="float" office:value="0.0790090468971109" calcext:value-type="float">
            <text:p>0.0790</text:p>
          </table:table-cell>
          <table:table-cell office:value-type="float" office:value="0.791746428571429" calcext:value-type="float">
            <text:p>0.7917</text:p>
          </table:table-cell>
          <table:table-cell office:value-type="float" office:value="0.0679498219271877" calcext:value-type="float">
            <text:p>0.0679</text:p>
          </table:table-cell>
          <table:table-cell office:value-type="float" office:value="0.813213095238095" calcext:value-type="float">
            <text:p>0.8132</text:p>
          </table:table-cell>
          <table:table-cell office:value-type="float" office:value="0.0690316477498893" calcext:value-type="float">
            <text:p>0.0690</text:p>
          </table:table-cell>
          <table:table-cell office:value-type="float" office:value="0.798192857142857" calcext:value-type="float">
            <text:p>0.7982</text:p>
          </table:table-cell>
          <table:table-cell office:value-type="float" office:value="0.0690916395022416" calcext:value-type="float">
            <text:p>0.0691</text:p>
          </table:table-cell>
          <table:table-cell office:value-type="float" office:value="0.819075" calcext:value-type="float">
            <text:p>0.8191</text:p>
          </table:table-cell>
          <table:table-cell office:value-type="float" office:value="0.0722527993186741" calcext:value-type="float">
            <text:p>0.0723</text:p>
          </table:table-cell>
          <table:table-cell office:value-type="float" office:value="0.795945238095238" calcext:value-type="float">
            <text:p>0.7959</text:p>
          </table:table-cell>
          <table:table-cell office:value-type="float" office:value="0.0744920680031355" calcext:value-type="float">
            <text:p>0.0745</text:p>
          </table:table-cell>
          <table:table-cell office:value-type="float" office:value="0.797383333333333" calcext:value-type="float">
            <text:p>0.7974</text:p>
          </table:table-cell>
          <table:table-cell office:value-type="float" office:value="0.0632695298892458" calcext:value-type="float">
            <text:p>0.0633</text:p>
          </table:table-cell>
          <table:table-cell office:value-type="float" office:value="0.796447619047619" calcext:value-type="float">
            <text:p>0.7964</text:p>
          </table:table-cell>
          <table:table-cell office:value-type="float" office:value="0.0682749607830883" calcext:value-type="float">
            <text:p>0.0683</text:p>
          </table:table-cell>
          <table:table-cell office:value-type="float" office:value="0.792472619047619" calcext:value-type="float">
            <text:p>0.7925</text:p>
          </table:table-cell>
          <table:table-cell office:value-type="float" office:value="0.0704915077708353" calcext:value-type="float">
            <text:p>0.070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26919047619048" calcext:value-type="float">
            <text:p>0.726919047619048</text:p>
          </table:table-cell>
          <table:table-cell office:value-type="float" office:value="0.0603089408366304" calcext:value-type="float">
            <text:p>0.0603089408366304</text:p>
          </table:table-cell>
          <table:table-cell office:value-type="float" office:value="0.80955119047619" calcext:value-type="float">
            <text:p>0.80955119047619</text:p>
          </table:table-cell>
          <table:table-cell office:value-type="float" office:value="0.0894744309627083" calcext:value-type="float">
            <text:p>0.0894744309627083</text:p>
          </table:table-cell>
          <table:table-cell office:value-type="float" office:value="0.749691666666667" calcext:value-type="float">
            <text:p>0.749691666666667</text:p>
          </table:table-cell>
          <table:table-cell office:value-type="float" office:value="0.0512793609985324" calcext:value-type="float">
            <text:p>0.0512793609985324</text:p>
          </table:table-cell>
          <table:table-cell office:value-type="float" office:value="0.751158333333333" calcext:value-type="float">
            <text:p>0.751158333333333</text:p>
          </table:table-cell>
          <table:table-cell office:value-type="float" office:value="0.0572870526853108" calcext:value-type="float">
            <text:p>0.0572870526853108</text:p>
          </table:table-cell>
          <table:table-cell office:value-type="float" office:value="0.762321428571429" calcext:value-type="float">
            <text:p>0.762321428571429</text:p>
          </table:table-cell>
          <table:table-cell office:value-type="float" office:value="0.0639287049528057" calcext:value-type="float">
            <text:p>0.0639287049528057</text:p>
          </table:table-cell>
          <table:table-cell office:value-type="float" office:value="0.773902380952381" calcext:value-type="float">
            <text:p>0.773902380952381</text:p>
          </table:table-cell>
          <table:table-cell office:value-type="float" office:value="0.0550388377391069" calcext:value-type="float">
            <text:p>0.0550388377391069</text:p>
          </table:table-cell>
          <table:table-cell office:value-type="float" office:value="0.766238095238095" calcext:value-type="float">
            <text:p>0.766238095238095</text:p>
          </table:table-cell>
          <table:table-cell office:value-type="float" office:value="0.0738025493933006" calcext:value-type="float">
            <text:p>0.0738</text:p>
          </table:table-cell>
          <table:table-cell office:value-type="float" office:value="0.755905952380952" calcext:value-type="float">
            <text:p>0.7559</text:p>
          </table:table-cell>
          <table:table-cell office:value-type="float" office:value="0.0586441554230464" calcext:value-type="float">
            <text:p>0.0586</text:p>
          </table:table-cell>
          <table:table-cell office:value-type="float" office:value="0.772420238095238" calcext:value-type="float">
            <text:p>0.7724</text:p>
          </table:table-cell>
          <table:table-cell office:value-type="float" office:value="0.0555863750482604" calcext:value-type="float">
            <text:p>0.0556</text:p>
          </table:table-cell>
          <table:table-cell office:value-type="float" office:value="0.797603571428571" calcext:value-type="float">
            <text:p>0.7976</text:p>
          </table:table-cell>
          <table:table-cell office:value-type="float" office:value="0.070343704250975" calcext:value-type="float">
            <text:p>0.0703</text:p>
          </table:table-cell>
          <table:table-cell office:value-type="float" office:value="0.793175" calcext:value-type="float">
            <text:p>0.7932</text:p>
          </table:table-cell>
          <table:table-cell office:value-type="float" office:value="0.0666346087468174" calcext:value-type="float">
            <text:p>0.0666</text:p>
          </table:table-cell>
          <table:table-cell office:value-type="float" office:value="0.765989285714286" calcext:value-type="float">
            <text:p>0.7660</text:p>
          </table:table-cell>
          <table:table-cell office:value-type="float" office:value="0.0673176861557375" calcext:value-type="float">
            <text:p>0.0673</text:p>
          </table:table-cell>
          <table:table-cell office:value-type="float" office:value="0.78527619047619" calcext:value-type="float">
            <text:p>0.7853</text:p>
          </table:table-cell>
          <table:table-cell office:value-type="float" office:value="0.0722931535587599" calcext:value-type="float">
            <text:p>0.0723</text:p>
          </table:table-cell>
          <table:table-cell office:value-type="float" office:value="0.772683333333333" calcext:value-type="float">
            <text:p>0.7727</text:p>
          </table:table-cell>
          <table:table-cell office:value-type="float" office:value="0.0520811154821999" calcext:value-type="float">
            <text:p>0.0521</text:p>
          </table:table-cell>
          <table:table-cell office:value-type="float" office:value="0.765020238095238" calcext:value-type="float">
            <text:p>0.7650</text:p>
          </table:table-cell>
          <table:table-cell office:value-type="float" office:value="0.0665982014756747" calcext:value-type="float">
            <text:p>0.0666</text:p>
          </table:table-cell>
          <table:table-cell office:value-type="float" office:value="0.775338095238095" calcext:value-type="float">
            <text:p>0.7753</text:p>
          </table:table-cell>
          <table:table-cell office:value-type="float" office:value="0.061296966339528" calcext:value-type="float">
            <text:p>0.061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32934523809524" calcext:value-type="float">
            <text:p>0.732934523809524</text:p>
          </table:table-cell>
          <table:table-cell office:value-type="float" office:value="0.0675951745946629" calcext:value-type="float">
            <text:p>0.0675951745946629</text:p>
          </table:table-cell>
          <table:table-cell office:value-type="float" office:value="0.779433333333333" calcext:value-type="float">
            <text:p>0.779433333333333</text:p>
          </table:table-cell>
          <table:table-cell office:value-type="float" office:value="0.0698262098973817" calcext:value-type="float">
            <text:p>0.0698262098973817</text:p>
          </table:table-cell>
          <table:table-cell office:value-type="float" office:value="0.740157142857143" calcext:value-type="float">
            <text:p>0.740157142857143</text:p>
          </table:table-cell>
          <table:table-cell office:value-type="float" office:value="0.0565148109756832" calcext:value-type="float">
            <text:p>0.0565148109756832</text:p>
          </table:table-cell>
          <table:table-cell office:value-type="float" office:value="0.734040476190476" calcext:value-type="float">
            <text:p>0.734040476190476</text:p>
          </table:table-cell>
          <table:table-cell office:value-type="float" office:value="0.0715107397267556" calcext:value-type="float">
            <text:p>0.0715107397267556</text:p>
          </table:table-cell>
          <table:table-cell office:value-type="float" office:value="0.76964880952381" calcext:value-type="float">
            <text:p>0.76964880952381</text:p>
          </table:table-cell>
          <table:table-cell office:value-type="float" office:value="0.0711179776182902" calcext:value-type="float">
            <text:p>0.0711179776182902</text:p>
          </table:table-cell>
          <table:table-cell office:value-type="float" office:value="0.769984523809524" calcext:value-type="float">
            <text:p>0.769984523809524</text:p>
          </table:table-cell>
          <table:table-cell office:value-type="float" office:value="0.0839885207768888" calcext:value-type="float">
            <text:p>0.0839885207768888</text:p>
          </table:table-cell>
          <table:table-cell office:value-type="float" office:value="0.774190476190476" calcext:value-type="float">
            <text:p>0.774190476190476</text:p>
          </table:table-cell>
          <table:table-cell office:value-type="float" office:value="0.0856482157225184" calcext:value-type="float">
            <text:p>0.0856</text:p>
          </table:table-cell>
          <table:table-cell office:value-type="float" office:value="0.773870238095238" calcext:value-type="float">
            <text:p>0.7739</text:p>
          </table:table-cell>
          <table:table-cell office:value-type="float" office:value="0.0850016193329783" calcext:value-type="float">
            <text:p>0.0850</text:p>
          </table:table-cell>
          <table:table-cell office:value-type="float" office:value="0.788646428571429" calcext:value-type="float">
            <text:p>0.7886</text:p>
          </table:table-cell>
          <table:table-cell office:value-type="float" office:value="0.0641187935098394" calcext:value-type="float">
            <text:p>0.0641</text:p>
          </table:table-cell>
          <table:table-cell office:value-type="float" office:value="0.771930952380952" calcext:value-type="float">
            <text:p>0.7719</text:p>
          </table:table-cell>
          <table:table-cell office:value-type="float" office:value="0.0728268097631602" calcext:value-type="float">
            <text:p>0.0728</text:p>
          </table:table-cell>
          <table:table-cell office:value-type="float" office:value="0.763205952380952" calcext:value-type="float">
            <text:p>0.7632</text:p>
          </table:table-cell>
          <table:table-cell office:value-type="float" office:value="0.083418705722346" calcext:value-type="float">
            <text:p>0.0834</text:p>
          </table:table-cell>
          <table:table-cell office:value-type="float" office:value="0.761727380952381" calcext:value-type="float">
            <text:p>0.7617</text:p>
          </table:table-cell>
          <table:table-cell office:value-type="float" office:value="0.0673917276460634" calcext:value-type="float">
            <text:p>0.0674</text:p>
          </table:table-cell>
          <table:table-cell office:value-type="float" office:value="0.758154761904762" calcext:value-type="float">
            <text:p>0.7582</text:p>
          </table:table-cell>
          <table:table-cell office:value-type="float" office:value="0.0693268613263399" calcext:value-type="float">
            <text:p>0.0693</text:p>
          </table:table-cell>
          <table:table-cell office:value-type="float" office:value="0.761538095238095" calcext:value-type="float">
            <text:p>0.7615</text:p>
          </table:table-cell>
          <table:table-cell office:value-type="float" office:value="0.0862612878380563" calcext:value-type="float">
            <text:p>0.0863</text:p>
          </table:table-cell>
          <table:table-cell office:value-type="float" office:value="0.780201190476191" calcext:value-type="float">
            <text:p>0.7802</text:p>
          </table:table-cell>
          <table:table-cell office:value-type="float" office:value="0.0678556476496276" calcext:value-type="float">
            <text:p>0.0679</text:p>
          </table:table-cell>
          <table:table-cell office:value-type="float" office:value="0.773110714285714" calcext:value-type="float">
            <text:p>0.7731</text:p>
          </table:table-cell>
          <table:table-cell office:value-type="float" office:value="0.0640813440304966" calcext:value-type="float">
            <text:p>0.064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83252380952381" calcext:value-type="float">
            <text:p>0.783252380952381</text:p>
          </table:table-cell>
          <table:table-cell office:value-type="float" office:value="0.11350471525705" calcext:value-type="float">
            <text:p>0.11350471525705</text:p>
          </table:table-cell>
          <table:table-cell office:value-type="float" office:value="0.738610714285714" calcext:value-type="float">
            <text:p>0.738610714285714</text:p>
          </table:table-cell>
          <table:table-cell office:value-type="float" office:value="0.0858697866432114" calcext:value-type="float">
            <text:p>0.0858697866432114</text:p>
          </table:table-cell>
          <table:table-cell office:value-type="float" office:value="0.768591666666667" calcext:value-type="float">
            <text:p>0.768591666666667</text:p>
          </table:table-cell>
          <table:table-cell office:value-type="float" office:value="0.0610520924068416" calcext:value-type="float">
            <text:p>0.0610520924068416</text:p>
          </table:table-cell>
          <table:table-cell office:value-type="float" office:value="0.763892857142857" calcext:value-type="float">
            <text:p>0.763892857142857</text:p>
          </table:table-cell>
          <table:table-cell office:value-type="float" office:value="0.0749063774291171" calcext:value-type="float">
            <text:p>0.0749063774291171</text:p>
          </table:table-cell>
          <table:table-cell office:value-type="float" office:value="0.785320238095238" calcext:value-type="float">
            <text:p>0.785320238095238</text:p>
          </table:table-cell>
          <table:table-cell office:value-type="float" office:value="0.068239975662071" calcext:value-type="float">
            <text:p>0.068239975662071</text:p>
          </table:table-cell>
          <table:table-cell office:value-type="float" office:value="0.777014285714286" calcext:value-type="float">
            <text:p>0.777014285714286</text:p>
          </table:table-cell>
          <table:table-cell office:value-type="float" office:value="0.0842708830806325" calcext:value-type="float">
            <text:p>0.0842708830806325</text:p>
          </table:table-cell>
          <table:table-cell office:value-type="float" office:value="0.796333333333333" calcext:value-type="float">
            <text:p>0.796333333333333</text:p>
          </table:table-cell>
          <table:table-cell office:value-type="float" office:value="0.0778654177442661" calcext:value-type="float">
            <text:p>0.0779</text:p>
          </table:table-cell>
          <table:table-cell office:value-type="float" office:value="0.766147619047619" calcext:value-type="float">
            <text:p>0.7661</text:p>
          </table:table-cell>
          <table:table-cell office:value-type="float" office:value="0.0782561670098571" calcext:value-type="float">
            <text:p>0.0783</text:p>
          </table:table-cell>
          <table:table-cell office:value-type="float" office:value="0.782111904761905" calcext:value-type="float">
            <text:p>0.7821</text:p>
          </table:table-cell>
          <table:table-cell office:value-type="float" office:value="0.0916284829245808" calcext:value-type="float">
            <text:p>0.0916</text:p>
          </table:table-cell>
          <table:table-cell office:value-type="float" office:value="0.766909523809524" calcext:value-type="float">
            <text:p>0.7669</text:p>
          </table:table-cell>
          <table:table-cell office:value-type="float" office:value="0.0606229553581048" calcext:value-type="float">
            <text:p>0.0606</text:p>
          </table:table-cell>
          <table:table-cell office:value-type="float" office:value="0.788763095238095" calcext:value-type="float">
            <text:p>0.7888</text:p>
          </table:table-cell>
          <table:table-cell office:value-type="float" office:value="0.0763801136082099" calcext:value-type="float">
            <text:p>0.0764</text:p>
          </table:table-cell>
          <table:table-cell office:value-type="float" office:value="0.7841" calcext:value-type="float">
            <text:p>0.7841</text:p>
          </table:table-cell>
          <table:table-cell office:value-type="float" office:value="0.0736381081144789" calcext:value-type="float">
            <text:p>0.0736</text:p>
          </table:table-cell>
          <table:table-cell office:value-type="float" office:value="0.780407142857143" calcext:value-type="float">
            <text:p>0.7804</text:p>
          </table:table-cell>
          <table:table-cell office:value-type="float" office:value="0.078654895475351" calcext:value-type="float">
            <text:p>0.0787</text:p>
          </table:table-cell>
          <table:table-cell office:value-type="float" office:value="0.779434523809524" calcext:value-type="float">
            <text:p>0.7794</text:p>
          </table:table-cell>
          <table:table-cell office:value-type="float" office:value="0.0806903550989228" calcext:value-type="float">
            <text:p>0.0807</text:p>
          </table:table-cell>
          <table:table-cell office:value-type="float" office:value="0.793161904761905" calcext:value-type="float">
            <text:p>0.7932</text:p>
          </table:table-cell>
          <table:table-cell office:value-type="float" office:value="0.0738154145980887" calcext:value-type="float">
            <text:p>0.0738</text:p>
          </table:table-cell>
          <table:table-cell office:value-type="float" office:value="0.781002380952381" calcext:value-type="float">
            <text:p>0.7810</text:p>
          </table:table-cell>
          <table:table-cell office:value-type="float" office:value="0.0828216030078631" calcext:value-type="float">
            <text:p>0.082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38311904761905" calcext:value-type="float">
            <text:p>0.738311904761905</text:p>
          </table:table-cell>
          <table:table-cell office:value-type="float" office:value="0.0585614815733112" calcext:value-type="float">
            <text:p>0.0585614815733112</text:p>
          </table:table-cell>
          <table:table-cell office:value-type="float" office:value="0.770479761904762" calcext:value-type="float">
            <text:p>0.770479761904762</text:p>
          </table:table-cell>
          <table:table-cell office:value-type="float" office:value="0.0924209749345316" calcext:value-type="float">
            <text:p>0.0924209749345316</text:p>
          </table:table-cell>
          <table:table-cell office:value-type="float" office:value="0.759990476190476" calcext:value-type="float">
            <text:p>0.759990476190476</text:p>
          </table:table-cell>
          <table:table-cell office:value-type="float" office:value="0.0574350948205547" calcext:value-type="float">
            <text:p>0.0574350948205547</text:p>
          </table:table-cell>
          <table:table-cell office:value-type="float" office:value="0.721846428571429" calcext:value-type="float">
            <text:p>0.721846428571429</text:p>
          </table:table-cell>
          <table:table-cell office:value-type="float" office:value="0.0838116239743919" calcext:value-type="float">
            <text:p>0.0838116239743919</text:p>
          </table:table-cell>
          <table:table-cell office:value-type="float" office:value="0.788942857142857" calcext:value-type="float">
            <text:p>0.788942857142857</text:p>
          </table:table-cell>
          <table:table-cell office:value-type="float" office:value="0.065768832765489" calcext:value-type="float">
            <text:p>0.065768832765489</text:p>
          </table:table-cell>
          <table:table-cell office:value-type="float" office:value="0.755291666666667" calcext:value-type="float">
            <text:p>0.755291666666667</text:p>
          </table:table-cell>
          <table:table-cell office:value-type="float" office:value="0.0736039980157571" calcext:value-type="float">
            <text:p>0.0736039980157571</text:p>
          </table:table-cell>
          <table:table-cell office:value-type="float" office:value="0.788236904761905" calcext:value-type="float">
            <text:p>0.788236904761905</text:p>
          </table:table-cell>
          <table:table-cell office:value-type="float" office:value="0.0634404508663664" calcext:value-type="float">
            <text:p>0.0634</text:p>
          </table:table-cell>
          <table:table-cell office:value-type="float" office:value="0.773138095238095" calcext:value-type="float">
            <text:p>0.7731</text:p>
          </table:table-cell>
          <table:table-cell office:value-type="float" office:value="0.066220706579684" calcext:value-type="float">
            <text:p>0.0662</text:p>
          </table:table-cell>
          <table:table-cell office:value-type="float" office:value="0.792330952380952" calcext:value-type="float">
            <text:p>0.7923</text:p>
          </table:table-cell>
          <table:table-cell office:value-type="float" office:value="0.0742600887614797" calcext:value-type="float">
            <text:p>0.0743</text:p>
          </table:table-cell>
          <table:table-cell office:value-type="float" office:value="0.774711904761905" calcext:value-type="float">
            <text:p>0.7747</text:p>
          </table:table-cell>
          <table:table-cell office:value-type="float" office:value="0.0700892002879772" calcext:value-type="float">
            <text:p>0.0701</text:p>
          </table:table-cell>
          <table:table-cell office:value-type="float" office:value="0.808359523809524" calcext:value-type="float">
            <text:p>0.8084</text:p>
          </table:table-cell>
          <table:table-cell office:value-type="float" office:value="0.057860067631331" calcext:value-type="float">
            <text:p>0.0579</text:p>
          </table:table-cell>
          <table:table-cell office:value-type="float" office:value="0.794560714285714" calcext:value-type="float">
            <text:p>0.7946</text:p>
          </table:table-cell>
          <table:table-cell office:value-type="float" office:value="0.060769644765769" calcext:value-type="float">
            <text:p>0.0608</text:p>
          </table:table-cell>
          <table:table-cell office:value-type="float" office:value="0.794021428571428" calcext:value-type="float">
            <text:p>0.7940</text:p>
          </table:table-cell>
          <table:table-cell office:value-type="float" office:value="0.0681203337921858" calcext:value-type="float">
            <text:p>0.0681</text:p>
          </table:table-cell>
          <table:table-cell office:value-type="float" office:value="0.780096428571429" calcext:value-type="float">
            <text:p>0.7801</text:p>
          </table:table-cell>
          <table:table-cell office:value-type="float" office:value="0.0734617795234401" calcext:value-type="float">
            <text:p>0.0735</text:p>
          </table:table-cell>
          <table:table-cell office:value-type="float" office:value="0.795907142857143" calcext:value-type="float">
            <text:p>0.7959</text:p>
          </table:table-cell>
          <table:table-cell office:value-type="float" office:value="0.0681001467707633" calcext:value-type="float">
            <text:p>0.0681</text:p>
          </table:table-cell>
          <table:table-cell office:value-type="float" office:value="0.786292857142857" calcext:value-type="float">
            <text:p>0.7863</text:p>
          </table:table-cell>
          <table:table-cell office:value-type="float" office:value="0.0511720318242211" calcext:value-type="float">
            <text:p>0.051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73534523809524" calcext:value-type="float">
            <text:p>0.773534523809524</text:p>
          </table:table-cell>
          <table:table-cell office:value-type="float" office:value="0.0791175733758639" calcext:value-type="float">
            <text:p>0.0791175733758639</text:p>
          </table:table-cell>
          <table:table-cell office:value-type="float" office:value="0.787058333333333" calcext:value-type="float">
            <text:p>0.787058333333333</text:p>
          </table:table-cell>
          <table:table-cell office:value-type="float" office:value="0.0611076093719362" calcext:value-type="float">
            <text:p>0.0611076093719362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0691702557487485" calcext:value-type="float">
            <text:p>0.0691702557487485</text:p>
          </table:table-cell>
          <table:table-cell office:value-type="float" office:value="0.794388095238095" calcext:value-type="float">
            <text:p>0.794388095238095</text:p>
          </table:table-cell>
          <table:table-cell office:value-type="float" office:value="0.0737513171956767" calcext:value-type="float">
            <text:p>0.0737513171956767</text:p>
          </table:table-cell>
          <table:table-cell office:value-type="float" office:value="0.783620238095238" calcext:value-type="float">
            <text:p>0.783620238095238</text:p>
          </table:table-cell>
          <table:table-cell office:value-type="float" office:value="0.0857333082251747" calcext:value-type="float">
            <text:p>0.0857333082251747</text:p>
          </table:table-cell>
          <table:table-cell office:value-type="float" office:value="0.783372619047619" calcext:value-type="float">
            <text:p>0.783372619047619</text:p>
          </table:table-cell>
          <table:table-cell office:value-type="float" office:value="0.0728870878114815" calcext:value-type="float">
            <text:p>0.0728870878114815</text:p>
          </table:table-cell>
          <table:table-cell office:value-type="float" office:value="0.773735714285714" calcext:value-type="float">
            <text:p>0.773735714285714</text:p>
          </table:table-cell>
          <table:table-cell office:value-type="float" office:value="0.0651628345953442" calcext:value-type="float">
            <text:p>0.0652</text:p>
          </table:table-cell>
          <table:table-cell office:value-type="float" office:value="0.770166666666667" calcext:value-type="float">
            <text:p>0.7702</text:p>
          </table:table-cell>
          <table:table-cell office:value-type="float" office:value="0.0740997076000737" calcext:value-type="float">
            <text:p>0.0741</text:p>
          </table:table-cell>
          <table:table-cell office:value-type="float" office:value="0.794808333333333" calcext:value-type="float">
            <text:p>0.7948</text:p>
          </table:table-cell>
          <table:table-cell office:value-type="float" office:value="0.0677060362205752" calcext:value-type="float">
            <text:p>0.0677</text:p>
          </table:table-cell>
          <table:table-cell office:value-type="float" office:value="0.785754761904762" calcext:value-type="float">
            <text:p>0.7858</text:p>
          </table:table-cell>
          <table:table-cell office:value-type="float" office:value="0.0632438120818465" calcext:value-type="float">
            <text:p>0.0632</text:p>
          </table:table-cell>
          <table:table-cell office:value-type="float" office:value="0.791003571428572" calcext:value-type="float">
            <text:p>0.7910</text:p>
          </table:table-cell>
          <table:table-cell office:value-type="float" office:value="0.0680497972279052" calcext:value-type="float">
            <text:p>0.0680</text:p>
          </table:table-cell>
          <table:table-cell office:value-type="float" office:value="0.783063095238095" calcext:value-type="float">
            <text:p>0.7831</text:p>
          </table:table-cell>
          <table:table-cell office:value-type="float" office:value="0.0683445440490773" calcext:value-type="float">
            <text:p>0.0683</text:p>
          </table:table-cell>
          <table:table-cell office:value-type="float" office:value="0.804520238095238" calcext:value-type="float">
            <text:p>0.8045</text:p>
          </table:table-cell>
          <table:table-cell office:value-type="float" office:value="0.0742858603036041" calcext:value-type="float">
            <text:p>0.0743</text:p>
          </table:table-cell>
          <table:table-cell office:value-type="float" office:value="0.803778571428571" calcext:value-type="float">
            <text:p>0.8038</text:p>
          </table:table-cell>
          <table:table-cell office:value-type="float" office:value="0.0648036497902808" calcext:value-type="float">
            <text:p>0.0648</text:p>
          </table:table-cell>
          <table:table-cell office:value-type="float" office:value="0.78554880952381" calcext:value-type="float">
            <text:p>0.7855</text:p>
          </table:table-cell>
          <table:table-cell office:value-type="float" office:value="0.0584161572362825" calcext:value-type="float">
            <text:p>0.0584</text:p>
          </table:table-cell>
          <table:table-cell office:value-type="float" office:value="0.776222619047619" calcext:value-type="float">
            <text:p>0.7762</text:p>
          </table:table-cell>
          <table:table-cell office:value-type="float" office:value="0.0689450654846616" calcext:value-type="float">
            <text:p>0.068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7989880952381" calcext:value-type="float">
            <text:p>0.77989880952381</text:p>
          </table:table-cell>
          <table:table-cell office:value-type="float" office:value="0.0835702156323749" calcext:value-type="float">
            <text:p>0.0835702156323749</text:p>
          </table:table-cell>
          <table:table-cell office:value-type="float" office:value="0.798702380952381" calcext:value-type="float">
            <text:p>0.798702380952381</text:p>
          </table:table-cell>
          <table:table-cell office:value-type="float" office:value="0.0738764792241768" calcext:value-type="float">
            <text:p>0.0738764792241768</text:p>
          </table:table-cell>
          <table:table-cell office:value-type="float" office:value="0.797519047619048" calcext:value-type="float">
            <text:p>0.797519047619048</text:p>
          </table:table-cell>
          <table:table-cell office:value-type="float" office:value="0.0883336310784937" calcext:value-type="float">
            <text:p>0.0883336310784937</text:p>
          </table:table-cell>
          <table:table-cell office:value-type="float" office:value="0.800864285714286" calcext:value-type="float">
            <text:p>0.800864285714286</text:p>
          </table:table-cell>
          <table:table-cell office:value-type="float" office:value="0.0721172661274262" calcext:value-type="float">
            <text:p>0.0721172661274262</text:p>
          </table:table-cell>
          <table:table-cell office:value-type="float" office:value="0.800860714285714" calcext:value-type="float">
            <text:p>0.800860714285714</text:p>
          </table:table-cell>
          <table:table-cell office:value-type="float" office:value="0.0814956324807852" calcext:value-type="float">
            <text:p>0.0814956324807852</text:p>
          </table:table-cell>
          <table:table-cell office:value-type="float" office:value="0.803227380952381" calcext:value-type="float">
            <text:p>0.803227380952381</text:p>
          </table:table-cell>
          <table:table-cell office:value-type="float" office:value="0.0737163697189247" calcext:value-type="float">
            <text:p>0.0737163697189247</text:p>
          </table:table-cell>
          <table:table-cell office:value-type="float" office:value="0.790747619047619" calcext:value-type="float">
            <text:p>0.790747619047619</text:p>
          </table:table-cell>
          <table:table-cell office:value-type="float" office:value="0.0657816312701689" calcext:value-type="float">
            <text:p>0.0658</text:p>
          </table:table-cell>
          <table:table-cell office:value-type="float" office:value="0.785948809523809" calcext:value-type="float">
            <text:p>0.7859</text:p>
          </table:table-cell>
          <table:table-cell office:value-type="float" office:value="0.0700762489700959" calcext:value-type="float">
            <text:p>0.0701</text:p>
          </table:table-cell>
          <table:table-cell office:value-type="float" office:value="0.803961904761905" calcext:value-type="float">
            <text:p>0.8040</text:p>
          </table:table-cell>
          <table:table-cell office:value-type="float" office:value="0.0687205723246129" calcext:value-type="float">
            <text:p>0.0687</text:p>
          </table:table-cell>
          <table:table-cell office:value-type="float" office:value="0.798264285714286" calcext:value-type="float">
            <text:p>0.7983</text:p>
          </table:table-cell>
          <table:table-cell office:value-type="float" office:value="0.0663249612415085" calcext:value-type="float">
            <text:p>0.0663</text:p>
          </table:table-cell>
          <table:table-cell office:value-type="float" office:value="0.793420238095238" calcext:value-type="float">
            <text:p>0.7934</text:p>
          </table:table-cell>
          <table:table-cell office:value-type="float" office:value="0.0856043296213553" calcext:value-type="float">
            <text:p>0.0856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071712976165359" calcext:value-type="float">
            <text:p>0.0717</text:p>
          </table:table-cell>
          <table:table-cell office:value-type="float" office:value="0.785509523809524" calcext:value-type="float">
            <text:p>0.7855</text:p>
          </table:table-cell>
          <table:table-cell office:value-type="float" office:value="0.0708173242642997" calcext:value-type="float">
            <text:p>0.0708</text:p>
          </table:table-cell>
          <table:table-cell office:value-type="float" office:value="0.795319047619048" calcext:value-type="float">
            <text:p>0.7953</text:p>
          </table:table-cell>
          <table:table-cell office:value-type="float" office:value="0.0638104408408221" calcext:value-type="float">
            <text:p>0.0638</text:p>
          </table:table-cell>
          <table:table-cell office:value-type="float" office:value="0.789538095238095" calcext:value-type="float">
            <text:p>0.7895</text:p>
          </table:table-cell>
          <table:table-cell office:value-type="float" office:value="0.0680591461946314" calcext:value-type="float">
            <text:p>0.0681</text:p>
          </table:table-cell>
          <table:table-cell office:value-type="float" office:value="0.787086904761905" calcext:value-type="float">
            <text:p>0.7871</text:p>
          </table:table-cell>
          <table:table-cell office:value-type="float" office:value="0.0669556689476361" calcext:value-type="float">
            <text:p>0.067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32971428571429" calcext:value-type="float">
            <text:p>0.732971428571429</text:p>
          </table:table-cell>
          <table:table-cell office:value-type="float" office:value="0.0975429608709997" calcext:value-type="float">
            <text:p>0.0975429608709997</text:p>
          </table:table-cell>
          <table:table-cell office:value-type="float" office:value="0.815907142857143" calcext:value-type="float">
            <text:p>0.815907142857143</text:p>
          </table:table-cell>
          <table:table-cell office:value-type="float" office:value="0.0795974618896058" calcext:value-type="float">
            <text:p>0.0795974618896058</text:p>
          </table:table-cell>
          <table:table-cell office:value-type="float" office:value="0.764627380952381" calcext:value-type="float">
            <text:p>0.764627380952381</text:p>
          </table:table-cell>
          <table:table-cell office:value-type="float" office:value="0.0652927462997866" calcext:value-type="float">
            <text:p>0.0652927462997866</text:p>
          </table:table-cell>
          <table:table-cell office:value-type="float" office:value="0.74575" calcext:value-type="float">
            <text:p>0.74575</text:p>
          </table:table-cell>
          <table:table-cell office:value-type="float" office:value="0.0635590737471709" calcext:value-type="float">
            <text:p>0.0635590737471709</text:p>
          </table:table-cell>
          <table:table-cell office:value-type="float" office:value="0.768009523809524" calcext:value-type="float">
            <text:p>0.768009523809524</text:p>
          </table:table-cell>
          <table:table-cell office:value-type="float" office:value="0.0700070433963963" calcext:value-type="float">
            <text:p>0.0700070433963963</text:p>
          </table:table-cell>
          <table:table-cell office:value-type="float" office:value="0.76067380952381" calcext:value-type="float">
            <text:p>0.76067380952381</text:p>
          </table:table-cell>
          <table:table-cell office:value-type="float" office:value="0.0701542940782502" calcext:value-type="float">
            <text:p>0.0701542940782502</text:p>
          </table:table-cell>
          <table:table-cell office:value-type="float" office:value="0.770847619047619" calcext:value-type="float">
            <text:p>0.770847619047619</text:p>
          </table:table-cell>
          <table:table-cell office:value-type="float" office:value="0.0689497785284084" calcext:value-type="float">
            <text:p>0.0689</text:p>
          </table:table-cell>
          <table:table-cell office:value-type="float" office:value="0.767467857142857" calcext:value-type="float">
            <text:p>0.7675</text:p>
          </table:table-cell>
          <table:table-cell office:value-type="float" office:value="0.0719281295705271" calcext:value-type="float">
            <text:p>0.0719</text:p>
          </table:table-cell>
          <table:table-cell office:value-type="float" office:value="0.792154761904762" calcext:value-type="float">
            <text:p>0.7922</text:p>
          </table:table-cell>
          <table:table-cell office:value-type="float" office:value="0.0689860553755056" calcext:value-type="float">
            <text:p>0.0690</text:p>
          </table:table-cell>
          <table:table-cell office:value-type="float" office:value="0.784239285714286" calcext:value-type="float">
            <text:p>0.7842</text:p>
          </table:table-cell>
          <table:table-cell office:value-type="float" office:value="0.0736496452704299" calcext:value-type="float">
            <text:p>0.0736</text:p>
          </table:table-cell>
          <table:table-cell office:value-type="float" office:value="0.776411904761905" calcext:value-type="float">
            <text:p>0.7764</text:p>
          </table:table-cell>
          <table:table-cell office:value-type="float" office:value="0.0730819932596222" calcext:value-type="float">
            <text:p>0.0731</text:p>
          </table:table-cell>
          <table:table-cell office:value-type="float" office:value="0.785385714285714" calcext:value-type="float">
            <text:p>0.7854</text:p>
          </table:table-cell>
          <table:table-cell office:value-type="float" office:value="0.0605911289394391" calcext:value-type="float">
            <text:p>0.0606</text:p>
          </table:table-cell>
          <table:table-cell office:value-type="float" office:value="0.774955952380952" calcext:value-type="float">
            <text:p>0.7750</text:p>
          </table:table-cell>
          <table:table-cell office:value-type="float" office:value="0.0777903831614897" calcext:value-type="float">
            <text:p>0.0778</text:p>
          </table:table-cell>
          <table:table-cell office:value-type="float" office:value="0.773270238095238" calcext:value-type="float">
            <text:p>0.7733</text:p>
          </table:table-cell>
          <table:table-cell office:value-type="float" office:value="0.0630121990520507" calcext:value-type="float">
            <text:p>0.0630</text:p>
          </table:table-cell>
          <table:table-cell office:value-type="float" office:value="0.777008333333333" calcext:value-type="float">
            <text:p>0.7770</text:p>
          </table:table-cell>
          <table:table-cell office:value-type="float" office:value="0.0663422092742349" calcext:value-type="float">
            <text:p>0.0663</text:p>
          </table:table-cell>
          <table:table-cell office:value-type="float" office:value="0.771359523809524" calcext:value-type="float">
            <text:p>0.7714</text:p>
          </table:table-cell>
          <table:table-cell office:value-type="float" office:value="0.0519329667502331" calcext:value-type="float">
            <text:p>0.0519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47034523809524" calcext:value-type="float">
            <text:p>0.747034523809524</text:p>
          </table:table-cell>
          <table:table-cell office:value-type="float" office:value="0.0825107069143232" calcext:value-type="float">
            <text:p>0.0825107069143232</text:p>
          </table:table-cell>
          <table:table-cell office:value-type="float" office:value="0.792208333333333" calcext:value-type="float">
            <text:p>0.792208333333333</text:p>
          </table:table-cell>
          <table:table-cell office:value-type="float" office:value="0.0839700276331117" calcext:value-type="float">
            <text:p>0.0839700276331117</text:p>
          </table:table-cell>
          <table:table-cell office:value-type="float" office:value="0.769059523809524" calcext:value-type="float">
            <text:p>0.769059523809524</text:p>
          </table:table-cell>
          <table:table-cell office:value-type="float" office:value="0.0813417187326364" calcext:value-type="float">
            <text:p>0.0813417187326364</text:p>
          </table:table-cell>
          <table:table-cell office:value-type="float" office:value="0.785125" calcext:value-type="float">
            <text:p>0.785125</text:p>
          </table:table-cell>
          <table:table-cell office:value-type="float" office:value="0.0924268572183876" calcext:value-type="float">
            <text:p>0.0924268572183876</text:p>
          </table:table-cell>
          <table:table-cell office:value-type="float" office:value="0.787558333333333" calcext:value-type="float">
            <text:p>0.787558333333333</text:p>
          </table:table-cell>
          <table:table-cell office:value-type="float" office:value="0.0669953478107946" calcext:value-type="float">
            <text:p>0.0669953478107946</text:p>
          </table:table-cell>
          <table:table-cell office:value-type="float" office:value="0.766321428571428" calcext:value-type="float">
            <text:p>0.766321428571428</text:p>
          </table:table-cell>
          <table:table-cell office:value-type="float" office:value="0.0729770146437301" calcext:value-type="float">
            <text:p>0.0729770146437301</text:p>
          </table:table-cell>
          <table:table-cell office:value-type="float" office:value="0.784095238095238" calcext:value-type="float">
            <text:p>0.784095238095238</text:p>
          </table:table-cell>
          <table:table-cell office:value-type="float" office:value="0.0524917566158016" calcext:value-type="float">
            <text:p>0.0525</text:p>
          </table:table-cell>
          <table:table-cell office:value-type="float" office:value="0.793327380952381" calcext:value-type="float">
            <text:p>0.7933</text:p>
          </table:table-cell>
          <table:table-cell office:value-type="float" office:value="0.0930580156569535" calcext:value-type="float">
            <text:p>0.0931</text:p>
          </table:table-cell>
          <table:table-cell office:value-type="float" office:value="0.777997619047619" calcext:value-type="float">
            <text:p>0.7780</text:p>
          </table:table-cell>
          <table:table-cell office:value-type="float" office:value="0.0769409567145667" calcext:value-type="float">
            <text:p>0.0769</text:p>
          </table:table-cell>
          <table:table-cell office:value-type="float" office:value="0.794666666666667" calcext:value-type="float">
            <text:p>0.7947</text:p>
          </table:table-cell>
          <table:table-cell office:value-type="float" office:value="0.0926043303418728" calcext:value-type="float">
            <text:p>0.0926</text:p>
          </table:table-cell>
          <table:table-cell office:value-type="float" office:value="0.783765476190476" calcext:value-type="float">
            <text:p>0.7838</text:p>
          </table:table-cell>
          <table:table-cell office:value-type="float" office:value="0.0679610352912863" calcext:value-type="float">
            <text:p>0.0680</text:p>
          </table:table-cell>
          <table:table-cell office:value-type="float" office:value="0.776130952380952" calcext:value-type="float">
            <text:p>0.7761</text:p>
          </table:table-cell>
          <table:table-cell office:value-type="float" office:value="0.0827756293545298" calcext:value-type="float">
            <text:p>0.0828</text:p>
          </table:table-cell>
          <table:table-cell office:value-type="float" office:value="0.788529761904762" calcext:value-type="float">
            <text:p>0.7885</text:p>
          </table:table-cell>
          <table:table-cell office:value-type="float" office:value="0.0697941893350304" calcext:value-type="float">
            <text:p>0.0698</text:p>
          </table:table-cell>
          <table:table-cell office:value-type="float" office:value="0.791086904761905" calcext:value-type="float">
            <text:p>0.7911</text:p>
          </table:table-cell>
          <table:table-cell office:value-type="float" office:value="0.0793291138480442" calcext:value-type="float">
            <text:p>0.0793</text:p>
          </table:table-cell>
          <table:table-cell office:value-type="float" office:value="0.782021428571429" calcext:value-type="float">
            <text:p>0.7820</text:p>
          </table:table-cell>
          <table:table-cell office:value-type="float" office:value="0.0706875891021749" calcext:value-type="float">
            <text:p>0.0707</text:p>
          </table:table-cell>
          <table:table-cell office:value-type="float" office:value="0.78354880952381" calcext:value-type="float">
            <text:p>0.7835</text:p>
          </table:table-cell>
          <table:table-cell office:value-type="float" office:value="0.0702133155167801" calcext:value-type="float">
            <text:p>0.070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909308415485726" calcext:value-type="float">
            <text:p>0.909308415485726</text:p>
          </table:table-cell>
          <table:table-cell office:value-type="float" office:value="0.0118873671316635" calcext:value-type="float">
            <text:p>0.0118873671316635</text:p>
          </table:table-cell>
          <table:table-cell office:value-type="float" office:value="0.909761266858355" calcext:value-type="float">
            <text:p>0.909761266858355</text:p>
          </table:table-cell>
          <table:table-cell office:value-type="float" office:value="0.0137764137755921" calcext:value-type="float">
            <text:p>0.0137764137755921</text:p>
          </table:table-cell>
          <table:table-cell office:value-type="float" office:value="0.91045207948244" calcext:value-type="float">
            <text:p>0.91045207948244</text:p>
          </table:table-cell>
          <table:table-cell office:value-type="float" office:value="0.0130781619541889" calcext:value-type="float">
            <text:p>0.0130781619541889</text:p>
          </table:table-cell>
          <table:table-cell office:value-type="float" office:value="0.909667707263641" calcext:value-type="float">
            <text:p>0.909667707263641</text:p>
          </table:table-cell>
          <table:table-cell office:value-type="float" office:value="0.0130982002612549" calcext:value-type="float">
            <text:p>0.0130982002612549</text:p>
          </table:table-cell>
          <table:table-cell office:value-type="float" office:value="0.907473124187034" calcext:value-type="float">
            <text:p>0.907473124187034</text:p>
          </table:table-cell>
          <table:table-cell office:value-type="float" office:value="0.0124243001081424" calcext:value-type="float">
            <text:p>0.0124243001081424</text:p>
          </table:table-cell>
          <table:table-cell office:value-type="float" office:value="0.909790001369207" calcext:value-type="float">
            <text:p>0.909790001369207</text:p>
          </table:table-cell>
          <table:table-cell office:value-type="float" office:value="0.0126178063317874" calcext:value-type="float">
            <text:p>0.0126178063317874</text:p>
          </table:table-cell>
          <table:table-cell office:value-type="float" office:value="0.908889479359211" calcext:value-type="float">
            <text:p>0.908889479359211</text:p>
          </table:table-cell>
          <table:table-cell office:value-type="float" office:value="0.0137986813651687" calcext:value-type="float">
            <text:p>0.0138</text:p>
          </table:table-cell>
          <table:table-cell office:value-type="float" office:value="0.910256871705347" calcext:value-type="float">
            <text:p>0.9103</text:p>
          </table:table-cell>
          <table:table-cell office:value-type="float" office:value="0.0138713637967395" calcext:value-type="float">
            <text:p>0.0139</text:p>
          </table:table-cell>
          <table:table-cell office:value-type="float" office:value="0.909845560347778" calcext:value-type="float">
            <text:p>0.9098</text:p>
          </table:table-cell>
          <table:table-cell office:value-type="float" office:value="0.0132894151997986" calcext:value-type="float">
            <text:p>0.0133</text:p>
          </table:table-cell>
          <table:table-cell office:value-type="float" office:value="0.908101814198672" calcext:value-type="float">
            <text:p>0.9081</text:p>
          </table:table-cell>
          <table:table-cell office:value-type="float" office:value="0.0121711033831879" calcext:value-type="float">
            <text:p>0.0122</text:p>
          </table:table-cell>
          <table:table-cell office:value-type="float" office:value="0.909392142465941" calcext:value-type="float">
            <text:p>0.9094</text:p>
          </table:table-cell>
          <table:table-cell office:value-type="float" office:value="0.0127210026411512" calcext:value-type="float">
            <text:p>0.0127</text:p>
          </table:table-cell>
          <table:table-cell office:value-type="float" office:value="0.909240413842678" calcext:value-type="float">
            <text:p>0.9092</text:p>
          </table:table-cell>
          <table:table-cell office:value-type="float" office:value="0.0148624028523255" calcext:value-type="float">
            <text:p>0.0149</text:p>
          </table:table-cell>
          <table:table-cell office:value-type="float" office:value="0.907466209693982" calcext:value-type="float">
            <text:p>0.9075</text:p>
          </table:table-cell>
          <table:table-cell office:value-type="float" office:value="0.0138937835083813" calcext:value-type="float">
            <text:p>0.0139</text:p>
          </table:table-cell>
          <table:table-cell office:value-type="float" office:value="0.907092654206887" calcext:value-type="float">
            <text:p>0.9071</text:p>
          </table:table-cell>
          <table:table-cell office:value-type="float" office:value="0.0138791174749145" calcext:value-type="float">
            <text:p>0.0139</text:p>
          </table:table-cell>
          <table:table-cell office:value-type="float" office:value="0.908059228452112" calcext:value-type="float">
            <text:p>0.9081</text:p>
          </table:table-cell>
          <table:table-cell office:value-type="float" office:value="0.0121444930471068" calcext:value-type="float">
            <text:p>0.0121</text:p>
          </table:table-cell>
          <table:table-cell office:value-type="float" office:value="0.907634194221948" calcext:value-type="float">
            <text:p>0.9076</text:p>
          </table:table-cell>
          <table:table-cell office:value-type="float" office:value="0.013246877674563" calcext:value-type="float">
            <text:p>0.013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68538793044431" calcext:value-type="float">
            <text:p>0.868538793044431</text:p>
          </table:table-cell>
          <table:table-cell office:value-type="float" office:value="0.0155762771564842" calcext:value-type="float">
            <text:p>0.0155762771564842</text:p>
          </table:table-cell>
          <table:table-cell office:value-type="float" office:value="0.909602594646402" calcext:value-type="float">
            <text:p>0.909602594646402</text:p>
          </table:table-cell>
          <table:table-cell office:value-type="float" office:value="0.0131859851524403" calcext:value-type="float">
            <text:p>0.0131859851524403</text:p>
          </table:table-cell>
          <table:table-cell office:value-type="float" office:value="0.895327144519751" calcext:value-type="float">
            <text:p>0.895327144519751</text:p>
          </table:table-cell>
          <table:table-cell office:value-type="float" office:value="0.0159078545414052" calcext:value-type="float">
            <text:p>0.0159078545414052</text:p>
          </table:table-cell>
          <table:table-cell office:value-type="float" office:value="0.894469047374546" calcext:value-type="float">
            <text:p>0.894469047374546</text:p>
          </table:table-cell>
          <table:table-cell office:value-type="float" office:value="0.0159671050784644" calcext:value-type="float">
            <text:p>0.0159671050784644</text:p>
          </table:table-cell>
          <table:table-cell office:value-type="float" office:value="0.903234214760047" calcext:value-type="float">
            <text:p>0.903234214760047</text:p>
          </table:table-cell>
          <table:table-cell office:value-type="float" office:value="0.0151045236399767" calcext:value-type="float">
            <text:p>0.0151045236399767</text:p>
          </table:table-cell>
          <table:table-cell office:value-type="float" office:value="0.904788192305059" calcext:value-type="float">
            <text:p>0.904788192305059</text:p>
          </table:table-cell>
          <table:table-cell office:value-type="float" office:value="0.0162715605168647" calcext:value-type="float">
            <text:p>0.0162715605168647</text:p>
          </table:table-cell>
          <table:table-cell office:value-type="float" office:value="0.901480642842473" calcext:value-type="float">
            <text:p>0.901480642842473</text:p>
          </table:table-cell>
          <table:table-cell office:value-type="float" office:value="0.0154515954632328" calcext:value-type="float">
            <text:p>0.0155</text:p>
          </table:table-cell>
          <table:table-cell office:value-type="float" office:value="0.903365985486411" calcext:value-type="float">
            <text:p>0.9034</text:p>
          </table:table-cell>
          <table:table-cell office:value-type="float" office:value="0.015540932089085" calcext:value-type="float">
            <text:p>0.0155</text:p>
          </table:table-cell>
          <table:table-cell office:value-type="float" office:value="0.905190886218936" calcext:value-type="float">
            <text:p>0.9052</text:p>
          </table:table-cell>
          <table:table-cell office:value-type="float" office:value="0.0148685900815636" calcext:value-type="float">
            <text:p>0.0149</text:p>
          </table:table-cell>
          <table:table-cell office:value-type="float" office:value="0.90708683679058" calcext:value-type="float">
            <text:p>0.9071</text:p>
          </table:table-cell>
          <table:table-cell office:value-type="float" office:value="0.0129956510688561" calcext:value-type="float">
            <text:p>0.0130</text:p>
          </table:table-cell>
          <table:table-cell office:value-type="float" office:value="0.905610972478948" calcext:value-type="float">
            <text:p>0.9056</text:p>
          </table:table-cell>
          <table:table-cell office:value-type="float" office:value="0.0155772070170846" calcext:value-type="float">
            <text:p>0.0156</text:p>
          </table:table-cell>
          <table:table-cell office:value-type="float" office:value="0.906514272266721" calcext:value-type="float">
            <text:p>0.9065</text:p>
          </table:table-cell>
          <table:table-cell office:value-type="float" office:value="0.0151314439582825" calcext:value-type="float">
            <text:p>0.0151</text:p>
          </table:table-cell>
          <table:table-cell office:value-type="float" office:value="0.90440096871363" calcext:value-type="float">
            <text:p>0.9044</text:p>
          </table:table-cell>
          <table:table-cell office:value-type="float" office:value="0.0126796855119604" calcext:value-type="float">
            <text:p>0.0127</text:p>
          </table:table-cell>
          <table:table-cell office:value-type="float" office:value="0.910891139522147" calcext:value-type="float">
            <text:p>0.9109</text:p>
          </table:table-cell>
          <table:table-cell office:value-type="float" office:value="0.0124089207679487" calcext:value-type="float">
            <text:p>0.0124</text:p>
          </table:table-cell>
          <table:table-cell office:value-type="float" office:value="0.906430209830903" calcext:value-type="float">
            <text:p>0.9064</text:p>
          </table:table-cell>
          <table:table-cell office:value-type="float" office:value="0.0156598753358587" calcext:value-type="float">
            <text:p>0.0157</text:p>
          </table:table-cell>
          <table:table-cell office:value-type="float" office:value="0.907958934072705" calcext:value-type="float">
            <text:p>0.9080</text:p>
          </table:table-cell>
          <table:table-cell office:value-type="float" office:value="0.0164347396331337" calcext:value-type="float">
            <text:p>0.016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76541197713425" calcext:value-type="float">
            <text:p>0.876541197713425</text:p>
          </table:table-cell>
          <table:table-cell office:value-type="float" office:value="0.0170179386473316" calcext:value-type="float">
            <text:p>0.0170179386473316</text:p>
          </table:table-cell>
          <table:table-cell office:value-type="float" office:value="0.911343898473335" calcext:value-type="float">
            <text:p>0.911343898473335</text:p>
          </table:table-cell>
          <table:table-cell office:value-type="float" office:value="0.0101339562321079" calcext:value-type="float">
            <text:p>0.0101339562321079</text:p>
          </table:table-cell>
          <table:table-cell office:value-type="float" office:value="0.901492053467516" calcext:value-type="float">
            <text:p>0.901492053467516</text:p>
          </table:table-cell>
          <table:table-cell office:value-type="float" office:value="0.0146055143800333" calcext:value-type="float">
            <text:p>0.0146055143800333</text:p>
          </table:table-cell>
          <table:table-cell office:value-type="float" office:value="0.89093074895598" calcext:value-type="float">
            <text:p>0.89093074895598</text:p>
          </table:table-cell>
          <table:table-cell office:value-type="float" office:value="0.0149849684245919" calcext:value-type="float">
            <text:p>0.0149849684245919</text:p>
          </table:table-cell>
          <table:table-cell office:value-type="float" office:value="0.905369800438146" calcext:value-type="float">
            <text:p>0.905369800438146</text:p>
          </table:table-cell>
          <table:table-cell office:value-type="float" office:value="0.0135838986470355" calcext:value-type="float">
            <text:p>0.0135838986470355</text:p>
          </table:table-cell>
          <table:table-cell office:value-type="float" office:value="0.903293270349832" calcext:value-type="float">
            <text:p>0.903293270349832</text:p>
          </table:table-cell>
          <table:table-cell office:value-type="float" office:value="0.0135746465671078" calcext:value-type="float">
            <text:p>0.0135746465671078</text:p>
          </table:table-cell>
          <table:table-cell office:value-type="float" office:value="0.903826636201821" calcext:value-type="float">
            <text:p>0.903826636201821</text:p>
          </table:table-cell>
          <table:table-cell office:value-type="float" office:value="0.0140425498332873" calcext:value-type="float">
            <text:p>0.0140</text:p>
          </table:table-cell>
          <table:table-cell office:value-type="float" office:value="0.900994973300472" calcext:value-type="float">
            <text:p>0.9010</text:p>
          </table:table-cell>
          <table:table-cell office:value-type="float" office:value="0.0140908524170347" calcext:value-type="float">
            <text:p>0.0141</text:p>
          </table:table-cell>
          <table:table-cell office:value-type="float" office:value="0.905192888683508" calcext:value-type="float">
            <text:p>0.9052</text:p>
          </table:table-cell>
          <table:table-cell office:value-type="float" office:value="0.0147757815647577" calcext:value-type="float">
            <text:p>0.0148</text:p>
          </table:table-cell>
          <table:table-cell office:value-type="float" office:value="0.906726523242281" calcext:value-type="float">
            <text:p>0.9067</text:p>
          </table:table-cell>
          <table:table-cell office:value-type="float" office:value="0.0136492429677513" calcext:value-type="float">
            <text:p>0.0136</text:p>
          </table:table-cell>
          <table:table-cell office:value-type="float" office:value="0.906364948312453" calcext:value-type="float">
            <text:p>0.9064</text:p>
          </table:table-cell>
          <table:table-cell office:value-type="float" office:value="0.0136540743976907" calcext:value-type="float">
            <text:p>0.0137</text:p>
          </table:table-cell>
          <table:table-cell office:value-type="float" office:value="0.904520214623126" calcext:value-type="float">
            <text:p>0.9045</text:p>
          </table:table-cell>
          <table:table-cell office:value-type="float" office:value="0.0138495240664962" calcext:value-type="float">
            <text:p>0.0138</text:p>
          </table:table-cell>
          <table:table-cell office:value-type="float" office:value="0.907748538372013" calcext:value-type="float">
            <text:p>0.9077</text:p>
          </table:table-cell>
          <table:table-cell office:value-type="float" office:value="0.0110091397463626" calcext:value-type="float">
            <text:p>0.0110</text:p>
          </table:table-cell>
          <table:table-cell office:value-type="float" office:value="0.907768417539536" calcext:value-type="float">
            <text:p>0.9078</text:p>
          </table:table-cell>
          <table:table-cell office:value-type="float" office:value="0.0137699983478314" calcext:value-type="float">
            <text:p>0.0138</text:p>
          </table:table-cell>
          <table:table-cell office:value-type="float" office:value="0.907761266858356" calcext:value-type="float">
            <text:p>0.9078</text:p>
          </table:table-cell>
          <table:table-cell office:value-type="float" office:value="0.0133813297000359" calcext:value-type="float">
            <text:p>0.0134</text:p>
          </table:table-cell>
          <table:table-cell office:value-type="float" office:value="0.905845307044568" calcext:value-type="float">
            <text:p>0.9058</text:p>
          </table:table-cell>
          <table:table-cell office:value-type="float" office:value="0.0137303760170753" calcext:value-type="float">
            <text:p>0.013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68114778873143" calcext:value-type="float">
            <text:p>0.868114778873143</text:p>
          </table:table-cell>
          <table:table-cell office:value-type="float" office:value="0.0171490375169115" calcext:value-type="float">
            <text:p>0.0171490375169115</text:p>
          </table:table-cell>
          <table:table-cell office:value-type="float" office:value="0.901521080646265" calcext:value-type="float">
            <text:p>0.901521080646265</text:p>
          </table:table-cell>
          <table:table-cell office:value-type="float" office:value="0.0132469962964435" calcext:value-type="float">
            <text:p>0.0132469962964435</text:p>
          </table:table-cell>
          <table:table-cell office:value-type="float" office:value="0.892175990963237" calcext:value-type="float">
            <text:p>0.892175990963237</text:p>
          </table:table-cell>
          <table:table-cell office:value-type="float" office:value="0.0131300753313824" calcext:value-type="float">
            <text:p>0.0131300753313824</text:p>
          </table:table-cell>
          <table:table-cell office:value-type="float" office:value="0.890787238995002" calcext:value-type="float">
            <text:p>0.890787238995002</text:p>
          </table:table-cell>
          <table:table-cell office:value-type="float" office:value="0.0156190003250706" calcext:value-type="float">
            <text:p>0.0156190003250706</text:p>
          </table:table-cell>
          <table:table-cell office:value-type="float" office:value="0.898354456767303" calcext:value-type="float">
            <text:p>0.898354456767303</text:p>
          </table:table-cell>
          <table:table-cell office:value-type="float" office:value="0.0130466970666979" calcext:value-type="float">
            <text:p>0.0130466970666979</text:p>
          </table:table-cell>
          <table:table-cell office:value-type="float" office:value="0.90186767987951" calcext:value-type="float">
            <text:p>0.90186767987951</text:p>
          </table:table-cell>
          <table:table-cell office:value-type="float" office:value="0.0164129958606223" calcext:value-type="float">
            <text:p>0.0164129958606223</text:p>
          </table:table-cell>
          <table:table-cell office:value-type="float" office:value="0.898415711645102" calcext:value-type="float">
            <text:p>0.898415711645102</text:p>
          </table:table-cell>
          <table:table-cell office:value-type="float" office:value="0.0126063131762508" calcext:value-type="float">
            <text:p>0.0126</text:p>
          </table:table-cell>
          <table:table-cell office:value-type="float" office:value="0.898898295337852" calcext:value-type="float">
            <text:p>0.8989</text:p>
          </table:table-cell>
          <table:table-cell office:value-type="float" office:value="0.0145691894815323" calcext:value-type="float">
            <text:p>0.0146</text:p>
          </table:table-cell>
          <table:table-cell office:value-type="float" office:value="0.9020887656603" calcext:value-type="float">
            <text:p>0.9021</text:p>
          </table:table-cell>
          <table:table-cell office:value-type="float" office:value="0.0140887987145056" calcext:value-type="float">
            <text:p>0.0141</text:p>
          </table:table-cell>
          <table:table-cell office:value-type="float" office:value="0.906260991305538" calcext:value-type="float">
            <text:p>0.9063</text:p>
          </table:table-cell>
          <table:table-cell office:value-type="float" office:value="0.0142849692247617" calcext:value-type="float">
            <text:p>0.0143</text:p>
          </table:table-cell>
          <table:table-cell office:value-type="float" office:value="0.903148978229616" calcext:value-type="float">
            <text:p>0.9031</text:p>
          </table:table-cell>
          <table:table-cell office:value-type="float" office:value="0.0138543032155866" calcext:value-type="float">
            <text:p>0.0139</text:p>
          </table:table-cell>
          <table:table-cell office:value-type="float" office:value="0.904096511946327" calcext:value-type="float">
            <text:p>0.9041</text:p>
          </table:table-cell>
          <table:table-cell office:value-type="float" office:value="0.0163638077036558" calcext:value-type="float">
            <text:p>0.0164</text:p>
          </table:table-cell>
          <table:table-cell office:value-type="float" office:value="0.906202567262272" calcext:value-type="float">
            <text:p>0.9062</text:p>
          </table:table-cell>
          <table:table-cell office:value-type="float" office:value="0.0134886499657853" calcext:value-type="float">
            <text:p>0.0135</text:p>
          </table:table-cell>
          <table:table-cell office:value-type="float" office:value="0.907307231122065" calcext:value-type="float">
            <text:p>0.9073</text:p>
          </table:table-cell>
          <table:table-cell office:value-type="float" office:value="0.0139396149157902" calcext:value-type="float">
            <text:p>0.0139</text:p>
          </table:table-cell>
          <table:table-cell office:value-type="float" office:value="0.904508971725885" calcext:value-type="float">
            <text:p>0.9045</text:p>
          </table:table-cell>
          <table:table-cell office:value-type="float" office:value="0.0151710044467706" calcext:value-type="float">
            <text:p>0.0152</text:p>
          </table:table-cell>
          <table:table-cell office:value-type="float" office:value="0.905522095570617" calcext:value-type="float">
            <text:p>0.9055</text:p>
          </table:table-cell>
          <table:table-cell office:value-type="float" office:value="0.0142466912157663" calcext:value-type="float">
            <text:p>0.014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97267553227904" calcext:value-type="float">
            <text:p>0.897267553227904</text:p>
          </table:table-cell>
          <table:table-cell office:value-type="float" office:value="0.012223991867211" calcext:value-type="float">
            <text:p>0.012223991867211</text:p>
          </table:table-cell>
          <table:table-cell office:value-type="float" office:value="0.896263021154241" calcext:value-type="float">
            <text:p>0.896263021154241</text:p>
          </table:table-cell>
          <table:table-cell office:value-type="float" office:value="0.0114680449181873" calcext:value-type="float">
            <text:p>0.0114680449181873</text:p>
          </table:table-cell>
          <table:table-cell office:value-type="float" office:value="0.905827491955912" calcext:value-type="float">
            <text:p>0.905827491955912</text:p>
          </table:table-cell>
          <table:table-cell office:value-type="float" office:value="0.0132875104021079" calcext:value-type="float">
            <text:p>0.0132875104021079</text:p>
          </table:table-cell>
          <table:table-cell office:value-type="float" office:value="0.900863921407544" calcext:value-type="float">
            <text:p>0.900863921407544</text:p>
          </table:table-cell>
          <table:table-cell office:value-type="float" office:value="0.013688442564524" calcext:value-type="float">
            <text:p>0.013688442564524</text:p>
          </table:table-cell>
          <table:table-cell office:value-type="float" office:value="0.908036961730677" calcext:value-type="float">
            <text:p>0.908036961730677</text:p>
          </table:table-cell>
          <table:table-cell office:value-type="float" office:value="0.0136836508097745" calcext:value-type="float">
            <text:p>0.0136836508097745</text:p>
          </table:table-cell>
          <table:table-cell office:value-type="float" office:value="0.906254848702677" calcext:value-type="float">
            <text:p>0.906254848702677</text:p>
          </table:table-cell>
          <table:table-cell office:value-type="float" office:value="0.0129763269712616" calcext:value-type="float">
            <text:p>0.0129763269712616</text:p>
          </table:table-cell>
          <table:table-cell office:value-type="float" office:value="0.909074998288492" calcext:value-type="float">
            <text:p>0.909074998288492</text:p>
          </table:table-cell>
          <table:table-cell office:value-type="float" office:value="0.0149860934603943" calcext:value-type="float">
            <text:p>0.0150</text:p>
          </table:table-cell>
          <table:table-cell office:value-type="float" office:value="0.906126290477168" calcext:value-type="float">
            <text:p>0.9061</text:p>
          </table:table-cell>
          <table:table-cell office:value-type="float" office:value="0.0129686754241957" calcext:value-type="float">
            <text:p>0.0130</text:p>
          </table:table-cell>
          <table:table-cell office:value-type="float" office:value="0.911215432669268" calcext:value-type="float">
            <text:p>0.9112</text:p>
          </table:table-cell>
          <table:table-cell office:value-type="float" office:value="0.0140549168304491" calcext:value-type="float">
            <text:p>0.0141</text:p>
          </table:table-cell>
          <table:table-cell office:value-type="float" office:value="0.905065966659821" calcext:value-type="float">
            <text:p>0.9051</text:p>
          </table:table-cell>
          <table:table-cell office:value-type="float" office:value="0.0135256797439437" calcext:value-type="float">
            <text:p>0.0135</text:p>
          </table:table-cell>
          <table:table-cell office:value-type="float" office:value="0.909486278838913" calcext:value-type="float">
            <text:p>0.9095</text:p>
          </table:table-cell>
          <table:table-cell office:value-type="float" office:value="0.0140501143604008" calcext:value-type="float">
            <text:p>0.0141</text:p>
          </table:table-cell>
          <table:table-cell office:value-type="float" office:value="0.906445301910043" calcext:value-type="float">
            <text:p>0.9064</text:p>
          </table:table-cell>
          <table:table-cell office:value-type="float" office:value="0.0140380446405258" calcext:value-type="float">
            <text:p>0.0140</text:p>
          </table:table-cell>
          <table:table-cell office:value-type="float" office:value="0.908906347983843" calcext:value-type="float">
            <text:p>0.9089</text:p>
          </table:table-cell>
          <table:table-cell office:value-type="float" office:value="0.0127604190764432" calcext:value-type="float">
            <text:p>0.0128</text:p>
          </table:table-cell>
          <table:table-cell office:value-type="float" office:value="0.905992400903676" calcext:value-type="float">
            <text:p>0.9060</text:p>
          </table:table-cell>
          <table:table-cell office:value-type="float" office:value="0.012736182098836" calcext:value-type="float">
            <text:p>0.0127</text:p>
          </table:table-cell>
          <table:table-cell office:value-type="float" office:value="0.910328814951735" calcext:value-type="float">
            <text:p>0.9103</text:p>
          </table:table-cell>
          <table:table-cell office:value-type="float" office:value="0.0135018816876917" calcext:value-type="float">
            <text:p>0.0135</text:p>
          </table:table-cell>
          <table:table-cell office:value-type="float" office:value="0.907507453618128" calcext:value-type="float">
            <text:p>0.9075</text:p>
          </table:table-cell>
          <table:table-cell office:value-type="float" office:value="0.0146872358218781" calcext:value-type="float">
            <text:p>0.014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50194018278907" calcext:value-type="float">
            <text:p>0.850194018278907</text:p>
          </table:table-cell>
          <table:table-cell office:value-type="float" office:value="0.0161037997655359" calcext:value-type="float">
            <text:p>0.0161037997655359</text:p>
          </table:table-cell>
          <table:table-cell office:value-type="float" office:value="0.909305961182994" calcext:value-type="float">
            <text:p>0.909305961182994</text:p>
          </table:table-cell>
          <table:table-cell office:value-type="float" office:value="0.0111678116319383" calcext:value-type="float">
            <text:p>0.0111678116319383</text:p>
          </table:table-cell>
          <table:table-cell office:value-type="float" office:value="0.891734260970767" calcext:value-type="float">
            <text:p>0.891734260970767</text:p>
          </table:table-cell>
          <table:table-cell office:value-type="float" office:value="0.0170562860356325" calcext:value-type="float">
            <text:p>0.0170562860356325</text:p>
          </table:table-cell>
          <table:table-cell office:value-type="float" office:value="0.88633027829123" calcext:value-type="float">
            <text:p>0.88633027829123</text:p>
          </table:table-cell>
          <table:table-cell office:value-type="float" office:value="0.0155693275582417" calcext:value-type="float">
            <text:p>0.0155693275582417</text:p>
          </table:table-cell>
          <table:table-cell office:value-type="float" office:value="0.901205841377422" calcext:value-type="float">
            <text:p>0.901205841377422</text:p>
          </table:table-cell>
          <table:table-cell office:value-type="float" office:value="0.0151222001975586" calcext:value-type="float">
            <text:p>0.0151222001975586</text:p>
          </table:table-cell>
          <table:table-cell office:value-type="float" office:value="0.905086475662354" calcext:value-type="float">
            <text:p>0.905086475662354</text:p>
          </table:table-cell>
          <table:table-cell office:value-type="float" office:value="0.0113639624313176" calcext:value-type="float">
            <text:p>0.0113639624313176</text:p>
          </table:table-cell>
          <table:table-cell office:value-type="float" office:value="0.903793658862189" calcext:value-type="float">
            <text:p>0.903793658862189</text:p>
          </table:table-cell>
          <table:table-cell office:value-type="float" office:value="0.013701413518716" calcext:value-type="float">
            <text:p>0.0137</text:p>
          </table:table-cell>
          <table:table-cell office:value-type="float" office:value="0.902484423564045" calcext:value-type="float">
            <text:p>0.9025</text:p>
          </table:table-cell>
          <table:table-cell office:value-type="float" office:value="0.0144285113779446" calcext:value-type="float">
            <text:p>0.0144</text:p>
          </table:table-cell>
          <table:table-cell office:value-type="float" office:value="0.906414231190525" calcext:value-type="float">
            <text:p>0.9064</text:p>
          </table:table-cell>
          <table:table-cell office:value-type="float" office:value="0.0144520787127438" calcext:value-type="float">
            <text:p>0.0145</text:p>
          </table:table-cell>
          <table:table-cell office:value-type="float" office:value="0.909653352844527" calcext:value-type="float">
            <text:p>0.9097</text:p>
          </table:table-cell>
          <table:table-cell office:value-type="float" office:value="0.0118389608836063" calcext:value-type="float">
            <text:p>0.0118</text:p>
          </table:table-cell>
          <table:table-cell office:value-type="float" office:value="0.90646471554734" calcext:value-type="float">
            <text:p>0.9065</text:p>
          </table:table-cell>
          <table:table-cell office:value-type="float" office:value="0.0140887405763106" calcext:value-type="float">
            <text:p>0.0141</text:p>
          </table:table-cell>
          <table:table-cell office:value-type="float" office:value="0.909939831929897" calcext:value-type="float">
            <text:p>0.9099</text:p>
          </table:table-cell>
          <table:table-cell office:value-type="float" office:value="0.0143070690396528" calcext:value-type="float">
            <text:p>0.0143</text:p>
          </table:table-cell>
          <table:table-cell office:value-type="float" office:value="0.90524196446909" calcext:value-type="float">
            <text:p>0.9052</text:p>
          </table:table-cell>
          <table:table-cell office:value-type="float" office:value="0.0128114922630318" calcext:value-type="float">
            <text:p>0.0128</text:p>
          </table:table-cell>
          <table:table-cell office:value-type="float" office:value="0.909085474430068" calcext:value-type="float">
            <text:p>0.9091</text:p>
          </table:table-cell>
          <table:table-cell office:value-type="float" office:value="0.011673870255206" calcext:value-type="float">
            <text:p>0.0117</text:p>
          </table:table-cell>
          <table:table-cell office:value-type="float" office:value="0.906113418224139" calcext:value-type="float">
            <text:p>0.9061</text:p>
          </table:table-cell>
          <table:table-cell office:value-type="float" office:value="0.0131270010526401" calcext:value-type="float">
            <text:p>0.0131</text:p>
          </table:table-cell>
          <table:table-cell office:value-type="float" office:value="0.90975894776477" calcext:value-type="float">
            <text:p>0.9098</text:p>
          </table:table-cell>
          <table:table-cell office:value-type="float" office:value="0.0138413221834067" calcext:value-type="float">
            <text:p>0.013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93121691654686" calcext:value-type="float">
            <text:p>0.893121691654686</text:p>
          </table:table-cell>
          <table:table-cell office:value-type="float" office:value="0.015482194743885" calcext:value-type="float">
            <text:p>0.015482194743885</text:p>
          </table:table-cell>
          <table:table-cell office:value-type="float" office:value="0.908773807078798" calcext:value-type="float">
            <text:p>0.908773807078798</text:p>
          </table:table-cell>
          <table:table-cell office:value-type="float" office:value="0.0111450324306037" calcext:value-type="float">
            <text:p>0.0111450324306037</text:p>
          </table:table-cell>
          <table:table-cell office:value-type="float" office:value="0.903414831929897" calcext:value-type="float">
            <text:p>0.903414831929897</text:p>
          </table:table-cell>
          <table:table-cell office:value-type="float" office:value="0.0137239950529561" calcext:value-type="float">
            <text:p>0.0137239950529561</text:p>
          </table:table-cell>
          <table:table-cell office:value-type="float" office:value="0.899590783528445" calcext:value-type="float">
            <text:p>0.899590783528445</text:p>
          </table:table-cell>
          <table:table-cell office:value-type="float" office:value="0.0144329169469282" calcext:value-type="float">
            <text:p>0.0144329169469282</text:p>
          </table:table-cell>
          <table:table-cell office:value-type="float" office:value="0.907604870952283" calcext:value-type="float">
            <text:p>0.907604870952283</text:p>
          </table:table-cell>
          <table:table-cell office:value-type="float" office:value="0.0153102528879219" calcext:value-type="float">
            <text:p>0.0153102528879219</text:p>
          </table:table-cell>
          <table:table-cell office:value-type="float" office:value="0.905227093174505" calcext:value-type="float">
            <text:p>0.905227093174505</text:p>
          </table:table-cell>
          <table:table-cell office:value-type="float" office:value="0.0139270724211754" calcext:value-type="float">
            <text:p>0.0139270724211754</text:p>
          </table:table-cell>
          <table:table-cell office:value-type="float" office:value="0.905746953515438" calcext:value-type="float">
            <text:p>0.905746953515438</text:p>
          </table:table-cell>
          <table:table-cell office:value-type="float" office:value="0.012973201610816" calcext:value-type="float">
            <text:p>0.0130</text:p>
          </table:table-cell>
          <table:table-cell office:value-type="float" office:value="0.905301492435134" calcext:value-type="float">
            <text:p>0.9053</text:p>
          </table:table-cell>
          <table:table-cell office:value-type="float" office:value="0.0150323489226028" calcext:value-type="float">
            <text:p>0.0150</text:p>
          </table:table-cell>
          <table:table-cell office:value-type="float" office:value="0.907325419319504" calcext:value-type="float">
            <text:p>0.9073</text:p>
          </table:table-cell>
          <table:table-cell office:value-type="float" office:value="0.0137429018197418" calcext:value-type="float">
            <text:p>0.0137</text:p>
          </table:table-cell>
          <table:table-cell office:value-type="float" office:value="0.906306846032724" calcext:value-type="float">
            <text:p>0.9063</text:p>
          </table:table-cell>
          <table:table-cell office:value-type="float" office:value="0.0135390227239551" calcext:value-type="float">
            <text:p>0.0135</text:p>
          </table:table-cell>
          <table:table-cell office:value-type="float" office:value="0.907140673991922" calcext:value-type="float">
            <text:p>0.9071</text:p>
          </table:table-cell>
          <table:table-cell office:value-type="float" office:value="0.0130007365654475" calcext:value-type="float">
            <text:p>0.0130</text:p>
          </table:table-cell>
          <table:table-cell office:value-type="float" office:value="0.906531881974396" calcext:value-type="float">
            <text:p>0.9065</text:p>
          </table:table-cell>
          <table:table-cell office:value-type="float" office:value="0.0124356681275473" calcext:value-type="float">
            <text:p>0.0124</text:p>
          </table:table-cell>
          <table:table-cell office:value-type="float" office:value="0.908120998493873" calcext:value-type="float">
            <text:p>0.9081</text:p>
          </table:table-cell>
          <table:table-cell office:value-type="float" office:value="0.0129562649715046" calcext:value-type="float">
            <text:p>0.0130</text:p>
          </table:table-cell>
          <table:table-cell office:value-type="float" office:value="0.905064190114329" calcext:value-type="float">
            <text:p>0.9051</text:p>
          </table:table-cell>
          <table:table-cell office:value-type="float" office:value="0.0139273544494221" calcext:value-type="float">
            <text:p>0.0139</text:p>
          </table:table-cell>
          <table:table-cell office:value-type="float" office:value="0.908358730403231" calcext:value-type="float">
            <text:p>0.9084</text:p>
          </table:table-cell>
          <table:table-cell office:value-type="float" office:value="0.0143541639355781" calcext:value-type="float">
            <text:p>0.0144</text:p>
          </table:table-cell>
          <table:table-cell office:value-type="float" office:value="0.906273901211748" calcext:value-type="float">
            <text:p>0.9063</text:p>
          </table:table-cell>
          <table:table-cell office:value-type="float" office:value="0.0148599481200124" calcext:value-type="float">
            <text:p>0.014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81543583555829" calcext:value-type="float">
            <text:p>0.881543583555829</text:p>
          </table:table-cell>
          <table:table-cell office:value-type="float" office:value="0.0157842508716814" calcext:value-type="float">
            <text:p>0.0157842508716814</text:p>
          </table:table-cell>
          <table:table-cell office:value-type="float" office:value="0.908693201889505" calcext:value-type="float">
            <text:p>0.908693201889505</text:p>
          </table:table-cell>
          <table:table-cell office:value-type="float" office:value="0.0110115783159" calcext:value-type="float">
            <text:p>0.0110115783159</text:p>
          </table:table-cell>
          <table:table-cell office:value-type="float" office:value="0.901160238241939" calcext:value-type="float">
            <text:p>0.901160238241939</text:p>
          </table:table-cell>
          <table:table-cell office:value-type="float" office:value="0.0145329462123832" calcext:value-type="float">
            <text:p>0.0145329462123832</text:p>
          </table:table-cell>
          <table:table-cell office:value-type="float" office:value="0.900438753679742" calcext:value-type="float">
            <text:p>0.900438753679742</text:p>
          </table:table-cell>
          <table:table-cell office:value-type="float" office:value="0.0125535419139624" calcext:value-type="float">
            <text:p>0.0125535419139624</text:p>
          </table:table-cell>
          <table:table-cell office:value-type="float" office:value="0.905574895598001" calcext:value-type="float">
            <text:p>0.905574895598001</text:p>
          </table:table-cell>
          <table:table-cell office:value-type="float" office:value="0.0137132016996042" calcext:value-type="float">
            <text:p>0.0137132016996042</text:p>
          </table:table-cell>
          <table:table-cell office:value-type="float" office:value="0.903899241801876" calcext:value-type="float">
            <text:p>0.903899241801876</text:p>
          </table:table-cell>
          <table:table-cell office:value-type="float" office:value="0.0128605127708753" calcext:value-type="float">
            <text:p>0.0128605127708753</text:p>
          </table:table-cell>
          <table:table-cell office:value-type="float" office:value="0.906218273772848" calcext:value-type="float">
            <text:p>0.906218273772848</text:p>
          </table:table-cell>
          <table:table-cell office:value-type="float" office:value="0.0141854781880428" calcext:value-type="float">
            <text:p>0.0142</text:p>
          </table:table-cell>
          <table:table-cell office:value-type="float" office:value="0.903907736016978" calcext:value-type="float">
            <text:p>0.9039</text:p>
          </table:table-cell>
          <table:table-cell office:value-type="float" office:value="0.011337153475379" calcext:value-type="float">
            <text:p>0.0113</text:p>
          </table:table-cell>
          <table:table-cell office:value-type="float" office:value="0.906564251728623" calcext:value-type="float">
            <text:p>0.9066</text:p>
          </table:table-cell>
          <table:table-cell office:value-type="float" office:value="0.0132903494738023" calcext:value-type="float">
            <text:p>0.0133</text:p>
          </table:table-cell>
          <table:table-cell office:value-type="float" office:value="0.906320002396111" calcext:value-type="float">
            <text:p>0.9063</text:p>
          </table:table-cell>
          <table:table-cell office:value-type="float" office:value="0.0117881256583047" calcext:value-type="float">
            <text:p>0.0118</text:p>
          </table:table-cell>
          <table:table-cell office:value-type="float" office:value="0.906230894434175" calcext:value-type="float">
            <text:p>0.9062</text:p>
          </table:table-cell>
          <table:table-cell office:value-type="float" office:value="0.0151729419323713" calcext:value-type="float">
            <text:p>0.0152</text:p>
          </table:table-cell>
          <table:table-cell office:value-type="float" office:value="0.907235772232491" calcext:value-type="float">
            <text:p>0.9072</text:p>
          </table:table-cell>
          <table:table-cell office:value-type="float" office:value="0.0125566978360932" calcext:value-type="float">
            <text:p>0.0126</text:p>
          </table:table-cell>
          <table:table-cell office:value-type="float" office:value="0.90794552098309" calcext:value-type="float">
            <text:p>0.9079</text:p>
          </table:table-cell>
          <table:table-cell office:value-type="float" office:value="0.0147400461812287" calcext:value-type="float">
            <text:p>0.0147</text:p>
          </table:table-cell>
          <table:table-cell office:value-type="float" office:value="0.905585055110563" calcext:value-type="float">
            <text:p>0.9056</text:p>
          </table:table-cell>
          <table:table-cell office:value-type="float" office:value="0.0117812489599457" calcext:value-type="float">
            <text:p>0.0118</text:p>
          </table:table-cell>
          <table:table-cell office:value-type="float" office:value="0.909122639830219" calcext:value-type="float">
            <text:p>0.9091</text:p>
          </table:table-cell>
          <table:table-cell office:value-type="float" office:value="0.0146648923459383" calcext:value-type="float">
            <text:p>0.0147</text:p>
          </table:table-cell>
          <table:table-cell office:value-type="float" office:value="0.905566228520572" calcext:value-type="float">
            <text:p>0.9056</text:p>
          </table:table-cell>
          <table:table-cell office:value-type="float" office:value="0.0132817963185203" calcext:value-type="float">
            <text:p>0.013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884914732662422" calcext:value-type="float">
            <text:p>0.884914732662422</text:p>
          </table:table-cell>
          <table:table-cell office:value-type="float" office:value="0.0172081392992955" calcext:value-type="float">
            <text:p>0.0172081392992955</text:p>
          </table:table-cell>
          <table:table-cell office:value-type="float" office:value="0.912897569658383" calcext:value-type="float">
            <text:p>0.912897569658383</text:p>
          </table:table-cell>
          <table:table-cell office:value-type="float" office:value="0.00960488287043574" calcext:value-type="float">
            <text:p>0.00960488287043574</text:p>
          </table:table-cell>
          <table:table-cell office:value-type="float" office:value="0.905482967070583" calcext:value-type="float">
            <text:p>0.905482967070583</text:p>
          </table:table-cell>
          <table:table-cell office:value-type="float" office:value="0.0148154102349486" calcext:value-type="float">
            <text:p>0.0148154102349486</text:p>
          </table:table-cell>
          <table:table-cell office:value-type="float" office:value="0.901267767166427" calcext:value-type="float">
            <text:p>0.901267767166427</text:p>
          </table:table-cell>
          <table:table-cell office:value-type="float" office:value="0.0129389964558525" calcext:value-type="float">
            <text:p>0.0129389964558525</text:p>
          </table:table-cell>
          <table:table-cell office:value-type="float" office:value="0.907960984459506" calcext:value-type="float">
            <text:p>0.907960984459506</text:p>
          </table:table-cell>
          <table:table-cell office:value-type="float" office:value="0.014624392192016" calcext:value-type="float">
            <text:p>0.014624392192016</text:p>
          </table:table-cell>
          <table:table-cell office:value-type="float" office:value="0.906770967686726" calcext:value-type="float">
            <text:p>0.906770967686726</text:p>
          </table:table-cell>
          <table:table-cell office:value-type="float" office:value="0.0136269675491437" calcext:value-type="float">
            <text:p>0.0136269675491437</text:p>
          </table:table-cell>
          <table:table-cell office:value-type="float" office:value="0.906410092763744" calcext:value-type="float">
            <text:p>0.906410092763744</text:p>
          </table:table-cell>
          <table:table-cell office:value-type="float" office:value="0.0149971658160074" calcext:value-type="float">
            <text:p>0.0150</text:p>
          </table:table-cell>
          <table:table-cell office:value-type="float" office:value="0.904396494831245" calcext:value-type="float">
            <text:p>0.9044</text:p>
          </table:table-cell>
          <table:table-cell office:value-type="float" office:value="0.013867017940594" calcext:value-type="float">
            <text:p>0.0139</text:p>
          </table:table-cell>
          <table:table-cell office:value-type="float" office:value="0.908929071677963" calcext:value-type="float">
            <text:p>0.9089</text:p>
          </table:table-cell>
          <table:table-cell office:value-type="float" office:value="0.0129634767738226" calcext:value-type="float">
            <text:p>0.0130</text:p>
          </table:table-cell>
          <table:table-cell office:value-type="float" office:value="0.906298639350996" calcext:value-type="float">
            <text:p>0.9063</text:p>
          </table:table-cell>
          <table:table-cell office:value-type="float" office:value="0.0131348609628351" calcext:value-type="float">
            <text:p>0.0131</text:p>
          </table:table-cell>
          <table:table-cell office:value-type="float" office:value="0.908148262819196" calcext:value-type="float">
            <text:p>0.9081</text:p>
          </table:table-cell>
          <table:table-cell office:value-type="float" office:value="0.0143187913917602" calcext:value-type="float">
            <text:p>0.0143</text:p>
          </table:table-cell>
          <table:table-cell office:value-type="float" office:value="0.910202534743616" calcext:value-type="float">
            <text:p>0.9102</text:p>
          </table:table-cell>
          <table:table-cell office:value-type="float" office:value="0.01609616156038" calcext:value-type="float">
            <text:p>0.0161</text:p>
          </table:table-cell>
          <table:table-cell office:value-type="float" office:value="0.90904196446909" calcext:value-type="float">
            <text:p>0.9090</text:p>
          </table:table-cell>
          <table:table-cell office:value-type="float" office:value="0.0143333720141166" calcext:value-type="float">
            <text:p>0.0143</text:p>
          </table:table-cell>
          <table:table-cell office:value-type="float" office:value="0.908496448620524" calcext:value-type="float">
            <text:p>0.9085</text:p>
          </table:table-cell>
          <table:table-cell office:value-type="float" office:value="0.0120669887287288" calcext:value-type="float">
            <text:p>0.0121</text:p>
          </table:table-cell>
          <table:table-cell office:value-type="float" office:value="0.907864222632984" calcext:value-type="float">
            <text:p>0.9079</text:p>
          </table:table-cell>
          <table:table-cell office:value-type="float" office:value="0.0139536756857967" calcext:value-type="float">
            <text:p>0.0140</text:p>
          </table:table-cell>
          <table:table-cell office:value-type="float" office:value="0.908503737933867" calcext:value-type="float">
            <text:p>0.9085</text:p>
          </table:table-cell>
          <table:table-cell office:value-type="float" office:value="0.0132150069347052" calcext:value-type="float">
            <text:p>0.013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908474226398302" calcext:value-type="float">
            <text:p>0.908474226398302</text:p>
          </table:table-cell>
          <table:table-cell office:value-type="float" office:value="0.0141206622914778" calcext:value-type="float">
            <text:p>0.0141206622914778</text:p>
          </table:table-cell>
          <table:table-cell office:value-type="float" office:value="0.910431757034299" calcext:value-type="float">
            <text:p>0.910431757034299</text:p>
          </table:table-cell>
          <table:table-cell office:value-type="float" office:value="0.0116652889112795" calcext:value-type="float">
            <text:p>0.0116652889112795</text:p>
          </table:table-cell>
          <table:table-cell office:value-type="float" office:value="0.909928660915999" calcext:value-type="float">
            <text:p>0.909928660915999</text:p>
          </table:table-cell>
          <table:table-cell office:value-type="float" office:value="0.0132887316487288" calcext:value-type="float">
            <text:p>0.0132887316487288</text:p>
          </table:table-cell>
          <table:table-cell office:value-type="float" office:value="0.911048490449784" calcext:value-type="float">
            <text:p>0.911048490449784</text:p>
          </table:table-cell>
          <table:table-cell office:value-type="float" office:value="0.0144198833958187" calcext:value-type="float">
            <text:p>0.0144198833958187</text:p>
          </table:table-cell>
          <table:table-cell office:value-type="float" office:value="0.90987445402889" calcext:value-type="float">
            <text:p>0.90987445402889</text:p>
          </table:table-cell>
          <table:table-cell office:value-type="float" office:value="0.0128964727388553" calcext:value-type="float">
            <text:p>0.0128964727388553</text:p>
          </table:table-cell>
          <table:table-cell office:value-type="float" office:value="0.910573411720408" calcext:value-type="float">
            <text:p>0.910573411720408</text:p>
          </table:table-cell>
          <table:table-cell office:value-type="float" office:value="0.0143175098204599" calcext:value-type="float">
            <text:p>0.0143175098204599</text:p>
          </table:table-cell>
          <table:table-cell office:value-type="float" office:value="0.908693609228452" calcext:value-type="float">
            <text:p>0.908693609228452</text:p>
          </table:table-cell>
          <table:table-cell office:value-type="float" office:value="0.0146346536681094" calcext:value-type="float">
            <text:p>0.0146</text:p>
          </table:table-cell>
          <table:table-cell office:value-type="float" office:value="0.90831745396043" calcext:value-type="float">
            <text:p>0.9083</text:p>
          </table:table-cell>
          <table:table-cell office:value-type="float" office:value="0.0126518139403631" calcext:value-type="float">
            <text:p>0.0127</text:p>
          </table:table-cell>
          <table:table-cell office:value-type="float" office:value="0.908926473608544" calcext:value-type="float">
            <text:p>0.9089</text:p>
          </table:table-cell>
          <table:table-cell office:value-type="float" office:value="0.0124923853222103" calcext:value-type="float">
            <text:p>0.0125</text:p>
          </table:table-cell>
          <table:table-cell office:value-type="float" office:value="0.910307600807832" calcext:value-type="float">
            <text:p>0.9103</text:p>
          </table:table-cell>
          <table:table-cell office:value-type="float" office:value="0.0131499129517934" calcext:value-type="float">
            <text:p>0.0131</text:p>
          </table:table-cell>
          <table:table-cell office:value-type="float" office:value="0.909508867323886" calcext:value-type="float">
            <text:p>0.9095</text:p>
          </table:table-cell>
          <table:table-cell office:value-type="float" office:value="0.0131343909034534" calcext:value-type="float">
            <text:p>0.0131</text:p>
          </table:table-cell>
          <table:table-cell office:value-type="float" office:value="0.908206450674334" calcext:value-type="float">
            <text:p>0.9082</text:p>
          </table:table-cell>
          <table:table-cell office:value-type="float" office:value="0.0138999632611906" calcext:value-type="float">
            <text:p>0.0139</text:p>
          </table:table-cell>
          <table:table-cell office:value-type="float" office:value="0.908153282672691" calcext:value-type="float">
            <text:p>0.9082</text:p>
          </table:table-cell>
          <table:table-cell office:value-type="float" office:value="0.014199113316903" calcext:value-type="float">
            <text:p>0.0142</text:p>
          </table:table-cell>
          <table:table-cell office:value-type="float" office:value="0.908655594920244" calcext:value-type="float">
            <text:p>0.9087</text:p>
          </table:table-cell>
          <table:table-cell office:value-type="float" office:value="0.0140298846826756" calcext:value-type="float">
            <text:p>0.0140</text:p>
          </table:table-cell>
          <table:table-cell office:value-type="float" office:value="0.911565193058123" calcext:value-type="float">
            <text:p>0.9116</text:p>
          </table:table-cell>
          <table:table-cell office:value-type="float" office:value="0.0140157433776978" calcext:value-type="float">
            <text:p>0.0140</text:p>
          </table:table-cell>
          <table:table-cell office:value-type="float" office:value="0.909626406859725" calcext:value-type="float">
            <text:p>0.9096</text:p>
          </table:table-cell>
          <table:table-cell office:value-type="float" office:value="0.0127358377596939" calcext:value-type="float">
            <text:p>0.012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44026418490101" calcext:value-type="float">
            <text:p>0.944026418490101</text:p>
          </table:table-cell>
          <table:table-cell office:value-type="float" office:value="0.0136963746410145" calcext:value-type="float">
            <text:p>0.0136963746410145</text:p>
          </table:table-cell>
          <table:table-cell office:value-type="float" office:value="0.944652046035806" calcext:value-type="float">
            <text:p>0.944652046035806</text:p>
          </table:table-cell>
          <table:table-cell office:value-type="float" office:value="0.0146143098505147" calcext:value-type="float">
            <text:p>0.0146143098505147</text:p>
          </table:table-cell>
          <table:table-cell office:value-type="float" office:value="0.944012290423416" calcext:value-type="float">
            <text:p>0.944012290423416</text:p>
          </table:table-cell>
          <table:table-cell office:value-type="float" office:value="0.0133640141459507" calcext:value-type="float">
            <text:p>0.0133640141459507</text:p>
          </table:table-cell>
          <table:table-cell office:value-type="float" office:value="0.944143310125983" calcext:value-type="float">
            <text:p>0.944143310125983</text:p>
          </table:table-cell>
          <table:table-cell office:value-type="float" office:value="0.0126306599716794" calcext:value-type="float">
            <text:p>0.0126306599716794</text:p>
          </table:table-cell>
          <table:table-cell office:value-type="float" office:value="0.943661158473051" calcext:value-type="float">
            <text:p>0.943661158473051</text:p>
          </table:table-cell>
          <table:table-cell office:value-type="float" office:value="0.0134530053178085" calcext:value-type="float">
            <text:p>0.0134530053178085</text:p>
          </table:table-cell>
          <table:table-cell office:value-type="float" office:value="0.943828798427584" calcext:value-type="float">
            <text:p>0.943828798427584</text:p>
          </table:table-cell>
          <table:table-cell office:value-type="float" office:value="0.0137334296462788" calcext:value-type="float">
            <text:p>0.0137334296462788</text:p>
          </table:table-cell>
          <table:table-cell office:value-type="float" office:value="0.945505051150895" calcext:value-type="float">
            <text:p>0.945505051150895</text:p>
          </table:table-cell>
          <table:table-cell office:value-type="float" office:value="0.0131421665534436" calcext:value-type="float">
            <text:p>0.0131</text:p>
          </table:table-cell>
          <table:table-cell office:value-type="float" office:value="0.944273119730984" calcext:value-type="float">
            <text:p>0.9443</text:p>
          </table:table-cell>
          <table:table-cell office:value-type="float" office:value="0.0136319606169502" calcext:value-type="float">
            <text:p>0.0136</text:p>
          </table:table-cell>
          <table:table-cell office:value-type="float" office:value="0.943595917400777" calcext:value-type="float">
            <text:p>0.9436</text:p>
          </table:table-cell>
          <table:table-cell office:value-type="float" office:value="0.0127869595840604" calcext:value-type="float">
            <text:p>0.0128</text:p>
          </table:table-cell>
          <table:table-cell office:value-type="float" office:value="0.945387065454201" calcext:value-type="float">
            <text:p>0.9454</text:p>
          </table:table-cell>
          <table:table-cell office:value-type="float" office:value="0.0139971034798052" calcext:value-type="float">
            <text:p>0.0140</text:p>
          </table:table-cell>
          <table:table-cell office:value-type="float" office:value="0.944258593824003" calcext:value-type="float">
            <text:p>0.9443</text:p>
          </table:table-cell>
          <table:table-cell office:value-type="float" office:value="0.012768032755925" calcext:value-type="float">
            <text:p>0.0128</text:p>
          </table:table-cell>
          <table:table-cell office:value-type="float" office:value="0.944155448991191" calcext:value-type="float">
            <text:p>0.9442</text:p>
          </table:table-cell>
          <table:table-cell office:value-type="float" office:value="0.0131573453524752" calcext:value-type="float">
            <text:p>0.0132</text:p>
          </table:table-cell>
          <table:table-cell office:value-type="float" office:value="0.944424396135266" calcext:value-type="float">
            <text:p>0.9444</text:p>
          </table:table-cell>
          <table:table-cell office:value-type="float" office:value="0.0132869511065158" calcext:value-type="float">
            <text:p>0.0133</text:p>
          </table:table-cell>
          <table:table-cell office:value-type="float" office:value="0.944492836506583" calcext:value-type="float">
            <text:p>0.9445</text:p>
          </table:table-cell>
          <table:table-cell office:value-type="float" office:value="0.0134378059748727" calcext:value-type="float">
            <text:p>0.0134</text:p>
          </table:table-cell>
          <table:table-cell office:value-type="float" office:value="0.945374502699631" calcext:value-type="float">
            <text:p>0.9454</text:p>
          </table:table-cell>
          <table:table-cell office:value-type="float" office:value="0.0131510048791026" calcext:value-type="float">
            <text:p>0.0132</text:p>
          </table:table-cell>
          <table:table-cell office:value-type="float" office:value="0.944221516529317" calcext:value-type="float">
            <text:p>0.9442</text:p>
          </table:table-cell>
          <table:table-cell office:value-type="float" office:value="0.0126901746475917" calcext:value-type="float">
            <text:p>0.0127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28145147769253" calcext:value-type="float">
            <text:p>0.928145147769253</text:p>
          </table:table-cell>
          <table:table-cell office:value-type="float" office:value="0.0156075831430833" calcext:value-type="float">
            <text:p>0.0156075831430833</text:p>
          </table:table-cell>
          <table:table-cell office:value-type="float" office:value="0.939463834422658" calcext:value-type="float">
            <text:p>0.939463834422658</text:p>
          </table:table-cell>
          <table:table-cell office:value-type="float" office:value="0.0124334695641417" calcext:value-type="float">
            <text:p>0.0124334695641417</text:p>
          </table:table-cell>
          <table:table-cell office:value-type="float" office:value="0.942723797006726" calcext:value-type="float">
            <text:p>0.942723797006726</text:p>
          </table:table-cell>
          <table:table-cell office:value-type="float" office:value="0.0132531148774347" calcext:value-type="float">
            <text:p>0.0132531148774347</text:p>
          </table:table-cell>
          <table:table-cell office:value-type="float" office:value="0.94400890404471" calcext:value-type="float">
            <text:p>0.94400890404471</text:p>
          </table:table-cell>
          <table:table-cell office:value-type="float" office:value="0.0126358580232344" calcext:value-type="float">
            <text:p>0.0126358580232344</text:p>
          </table:table-cell>
          <table:table-cell office:value-type="float" office:value="0.943877218906886" calcext:value-type="float">
            <text:p>0.943877218906886</text:p>
          </table:table-cell>
          <table:table-cell office:value-type="float" office:value="0.0146473260988149" calcext:value-type="float">
            <text:p>0.0146473260988149</text:p>
          </table:table-cell>
          <table:table-cell office:value-type="float" office:value="0.948544228947618" calcext:value-type="float">
            <text:p>0.948544228947618</text:p>
          </table:table-cell>
          <table:table-cell office:value-type="float" office:value="0.0133636071779165" calcext:value-type="float">
            <text:p>0.0133636071779165</text:p>
          </table:table-cell>
          <table:table-cell office:value-type="float" office:value="0.943762115184238" calcext:value-type="float">
            <text:p>0.943762115184238</text:p>
          </table:table-cell>
          <table:table-cell office:value-type="float" office:value="0.0154018233407496" calcext:value-type="float">
            <text:p>0.0154</text:p>
          </table:table-cell>
          <table:table-cell office:value-type="float" office:value="0.947032004830918" calcext:value-type="float">
            <text:p>0.9470</text:p>
          </table:table-cell>
          <table:table-cell office:value-type="float" office:value="0.0131224887906058" calcext:value-type="float">
            <text:p>0.0131</text:p>
          </table:table-cell>
          <table:table-cell office:value-type="float" office:value="0.943629096807805" calcext:value-type="float">
            <text:p>0.9436</text:p>
          </table:table-cell>
          <table:table-cell office:value-type="float" office:value="0.0136951971368883" calcext:value-type="float">
            <text:p>0.0137</text:p>
          </table:table-cell>
          <table:table-cell office:value-type="float" office:value="0.94748559960216" calcext:value-type="float">
            <text:p>0.9475</text:p>
          </table:table-cell>
          <table:table-cell office:value-type="float" office:value="0.0132588066906681" calcext:value-type="float">
            <text:p>0.0133</text:p>
          </table:table-cell>
          <table:table-cell office:value-type="float" office:value="0.945475523349436" calcext:value-type="float">
            <text:p>0.9455</text:p>
          </table:table-cell>
          <table:table-cell office:value-type="float" office:value="0.0137091690321479" calcext:value-type="float">
            <text:p>0.0137</text:p>
          </table:table-cell>
          <table:table-cell office:value-type="float" office:value="0.94645004736194" calcext:value-type="float">
            <text:p>0.9465</text:p>
          </table:table-cell>
          <table:table-cell office:value-type="float" office:value="0.0134520176537775" calcext:value-type="float">
            <text:p>0.0135</text:p>
          </table:table-cell>
          <table:table-cell office:value-type="float" office:value="0.943345481670929" calcext:value-type="float">
            <text:p>0.9433</text:p>
          </table:table-cell>
          <table:table-cell office:value-type="float" office:value="0.0141718455406427" calcext:value-type="float">
            <text:p>0.0142</text:p>
          </table:table-cell>
          <table:table-cell office:value-type="float" office:value="0.947245517192384" calcext:value-type="float">
            <text:p>0.9472</text:p>
          </table:table-cell>
          <table:table-cell office:value-type="float" office:value="0.0129843131202414" calcext:value-type="float">
            <text:p>0.0130</text:p>
          </table:table-cell>
          <table:table-cell office:value-type="float" office:value="0.945116938997821" calcext:value-type="float">
            <text:p>0.9451</text:p>
          </table:table-cell>
          <table:table-cell office:value-type="float" office:value="0.0141552121456568" calcext:value-type="float">
            <text:p>0.0142</text:p>
          </table:table-cell>
          <table:table-cell office:value-type="float" office:value="0.947468492469451" calcext:value-type="float">
            <text:p>0.9475</text:p>
          </table:table-cell>
          <table:table-cell office:value-type="float" office:value="0.014385775427878" calcext:value-type="float">
            <text:p>0.014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29287932177702" calcext:value-type="float">
            <text:p>0.929287932177702</text:p>
          </table:table-cell>
          <table:table-cell office:value-type="float" office:value="0.0141561097058408" calcext:value-type="float">
            <text:p>0.0141561097058408</text:p>
          </table:table-cell>
          <table:table-cell office:value-type="float" office:value="0.9405875390736" calcext:value-type="float">
            <text:p>0.9405875390736</text:p>
          </table:table-cell>
          <table:table-cell office:value-type="float" office:value="0.0144169625449258" calcext:value-type="float">
            <text:p>0.0144169625449258</text:p>
          </table:table-cell>
          <table:table-cell office:value-type="float" office:value="0.941851804489912" calcext:value-type="float">
            <text:p>0.941851804489912</text:p>
          </table:table-cell>
          <table:table-cell office:value-type="float" office:value="0.0142464524495989" calcext:value-type="float">
            <text:p>0.0142464524495989</text:p>
          </table:table-cell>
          <table:table-cell office:value-type="float" office:value="0.940098576773705" calcext:value-type="float">
            <text:p>0.940098576773705</text:p>
          </table:table-cell>
          <table:table-cell office:value-type="float" office:value="0.0131127300048233" calcext:value-type="float">
            <text:p>0.0131127300048233</text:p>
          </table:table-cell>
          <table:table-cell office:value-type="float" office:value="0.942485755896561" calcext:value-type="float">
            <text:p>0.942485755896561</text:p>
          </table:table-cell>
          <table:table-cell office:value-type="float" office:value="0.013625680557682" calcext:value-type="float">
            <text:p>0.013625680557682</text:p>
          </table:table-cell>
          <table:table-cell office:value-type="float" office:value="0.944727112342522" calcext:value-type="float">
            <text:p>0.944727112342522</text:p>
          </table:table-cell>
          <table:table-cell office:value-type="float" office:value="0.0119919639879221" calcext:value-type="float">
            <text:p>0.0119919639879221</text:p>
          </table:table-cell>
          <table:table-cell office:value-type="float" office:value="0.943158624609264" calcext:value-type="float">
            <text:p>0.943158624609264</text:p>
          </table:table-cell>
          <table:table-cell office:value-type="float" office:value="0.0149828308707179" calcext:value-type="float">
            <text:p>0.0150</text:p>
          </table:table-cell>
          <table:table-cell office:value-type="float" office:value="0.943794809131382" calcext:value-type="float">
            <text:p>0.9438</text:p>
          </table:table-cell>
          <table:table-cell office:value-type="float" office:value="0.013709004038835" calcext:value-type="float">
            <text:p>0.0137</text:p>
          </table:table-cell>
          <table:table-cell office:value-type="float" office:value="0.943943845315904" calcext:value-type="float">
            <text:p>0.9439</text:p>
          </table:table-cell>
          <table:table-cell office:value-type="float" office:value="0.0159487962065192" calcext:value-type="float">
            <text:p>0.0159</text:p>
          </table:table-cell>
          <table:table-cell office:value-type="float" office:value="0.944511089798238" calcext:value-type="float">
            <text:p>0.9445</text:p>
          </table:table-cell>
          <table:table-cell office:value-type="float" office:value="0.0145148345958586" calcext:value-type="float">
            <text:p>0.0145</text:p>
          </table:table-cell>
          <table:table-cell office:value-type="float" office:value="0.94475436913896" calcext:value-type="float">
            <text:p>0.9448</text:p>
          </table:table-cell>
          <table:table-cell office:value-type="float" office:value="0.0147395627587347" calcext:value-type="float">
            <text:p>0.0147</text:p>
          </table:table-cell>
          <table:table-cell office:value-type="float" office:value="0.943655754475703" calcext:value-type="float">
            <text:p>0.9437</text:p>
          </table:table-cell>
          <table:table-cell office:value-type="float" office:value="0.0147094243587639" calcext:value-type="float">
            <text:p>0.0147</text:p>
          </table:table-cell>
          <table:table-cell office:value-type="float" office:value="0.944495687695368" calcext:value-type="float">
            <text:p>0.9445</text:p>
          </table:table-cell>
          <table:table-cell office:value-type="float" office:value="0.0148017179365754" calcext:value-type="float">
            <text:p>0.0148</text:p>
          </table:table-cell>
          <table:table-cell office:value-type="float" office:value="0.944189246471535" calcext:value-type="float">
            <text:p>0.9442</text:p>
          </table:table-cell>
          <table:table-cell office:value-type="float" office:value="0.0149478412145954" calcext:value-type="float">
            <text:p>0.0149</text:p>
          </table:table-cell>
          <table:table-cell office:value-type="float" office:value="0.943898046319977" calcext:value-type="float">
            <text:p>0.9439</text:p>
          </table:table-cell>
          <table:table-cell office:value-type="float" office:value="0.0136797823424029" calcext:value-type="float">
            <text:p>0.0137</text:p>
          </table:table-cell>
          <table:table-cell office:value-type="float" office:value="0.944830778156673" calcext:value-type="float">
            <text:p>0.9448</text:p>
          </table:table-cell>
          <table:table-cell office:value-type="float" office:value="0.013081009891286" calcext:value-type="float">
            <text:p>0.013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21463810741688" calcext:value-type="float">
            <text:p>0.921463810741688</text:p>
          </table:table-cell>
          <table:table-cell office:value-type="float" office:value="0.0155512071009338" calcext:value-type="float">
            <text:p>0.0155512071009338</text:p>
          </table:table-cell>
          <table:table-cell office:value-type="float" office:value="0.938108226768968" calcext:value-type="float">
            <text:p>0.938108226768968</text:p>
          </table:table-cell>
          <table:table-cell office:value-type="float" office:value="0.0109441315719478" calcext:value-type="float">
            <text:p>0.0109441315719478</text:p>
          </table:table-cell>
          <table:table-cell office:value-type="float" office:value="0.938581893530359" calcext:value-type="float">
            <text:p>0.938581893530359</text:p>
          </table:table-cell>
          <table:table-cell office:value-type="float" office:value="0.0131722818402215" calcext:value-type="float">
            <text:p>0.0131722818402215</text:p>
          </table:table-cell>
          <table:table-cell office:value-type="float" office:value="0.938977889078337" calcext:value-type="float">
            <text:p>0.938977889078337</text:p>
          </table:table-cell>
          <table:table-cell office:value-type="float" office:value="0.0134681642581574" calcext:value-type="float">
            <text:p>0.0134681642581574</text:p>
          </table:table-cell>
          <table:table-cell office:value-type="float" office:value="0.944596452590698" calcext:value-type="float">
            <text:p>0.944596452590698</text:p>
          </table:table-cell>
          <table:table-cell office:value-type="float" office:value="0.0120823343301216" calcext:value-type="float">
            <text:p>0.0120823343301216</text:p>
          </table:table-cell>
          <table:table-cell office:value-type="float" office:value="0.948190394998579" calcext:value-type="float">
            <text:p>0.948190394998579</text:p>
          </table:table-cell>
          <table:table-cell office:value-type="float" office:value="0.00911190452099086" calcext:value-type="float">
            <text:p>0.00911190452099086</text:p>
          </table:table-cell>
          <table:table-cell office:value-type="float" office:value="0.943115262385147" calcext:value-type="float">
            <text:p>0.943115262385147</text:p>
          </table:table-cell>
          <table:table-cell office:value-type="float" office:value="0.0130587735596815" calcext:value-type="float">
            <text:p>0.0131</text:p>
          </table:table-cell>
          <table:table-cell office:value-type="float" office:value="0.944546570995548" calcext:value-type="float">
            <text:p>0.9445</text:p>
          </table:table-cell>
          <table:table-cell office:value-type="float" office:value="0.0115423887200518" calcext:value-type="float">
            <text:p>0.0115</text:p>
          </table:table-cell>
          <table:table-cell office:value-type="float" office:value="0.944793307757886" calcext:value-type="float">
            <text:p>0.9448</text:p>
          </table:table-cell>
          <table:table-cell office:value-type="float" office:value="0.0122552823704498" calcext:value-type="float">
            <text:p>0.0123</text:p>
          </table:table-cell>
          <table:table-cell office:value-type="float" office:value="0.949266470114616" calcext:value-type="float">
            <text:p>0.9493</text:p>
          </table:table-cell>
          <table:table-cell office:value-type="float" office:value="0.00985214564776107" calcext:value-type="float">
            <text:p>0.0099</text:p>
          </table:table-cell>
          <table:table-cell office:value-type="float" office:value="0.943140586814436" calcext:value-type="float">
            <text:p>0.9431</text:p>
          </table:table-cell>
          <table:table-cell office:value-type="float" office:value="0.0128886180175808" calcext:value-type="float">
            <text:p>0.0129</text:p>
          </table:table-cell>
          <table:table-cell office:value-type="float" office:value="0.946620616652458" calcext:value-type="float">
            <text:p>0.9466</text:p>
          </table:table-cell>
          <table:table-cell office:value-type="float" office:value="0.012140538414103" calcext:value-type="float">
            <text:p>0.0121</text:p>
          </table:table-cell>
          <table:table-cell office:value-type="float" office:value="0.94385671118689" calcext:value-type="float">
            <text:p>0.9439</text:p>
          </table:table-cell>
          <table:table-cell office:value-type="float" office:value="0.0140464012410575" calcext:value-type="float">
            <text:p>0.0140</text:p>
          </table:table-cell>
          <table:table-cell office:value-type="float" office:value="0.948790376053803" calcext:value-type="float">
            <text:p>0.9488</text:p>
          </table:table-cell>
          <table:table-cell office:value-type="float" office:value="0.0115768689026353" calcext:value-type="float">
            <text:p>0.0116</text:p>
          </table:table-cell>
          <table:table-cell office:value-type="float" office:value="0.943774232736573" calcext:value-type="float">
            <text:p>0.9438</text:p>
          </table:table-cell>
          <table:table-cell office:value-type="float" office:value="0.0129359497010401" calcext:value-type="float">
            <text:p>0.0129</text:p>
          </table:table-cell>
          <table:table-cell office:value-type="float" office:value="0.947128123519939" calcext:value-type="float">
            <text:p>0.9471</text:p>
          </table:table-cell>
          <table:table-cell office:value-type="float" office:value="0.0133596283950859" calcext:value-type="float">
            <text:p>0.0134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41746312872975" calcext:value-type="float">
            <text:p>0.941746312872975</text:p>
          </table:table-cell>
          <table:table-cell office:value-type="float" office:value="0.0129319046098806" calcext:value-type="float">
            <text:p>0.0129319046098806</text:p>
          </table:table-cell>
          <table:table-cell office:value-type="float" office:value="0.920370978971299" calcext:value-type="float">
            <text:p>0.920370978971299</text:p>
          </table:table-cell>
          <table:table-cell office:value-type="float" office:value="0.0174492360155065" calcext:value-type="float">
            <text:p>0.0174492360155065</text:p>
          </table:table-cell>
          <table:table-cell office:value-type="float" office:value="0.950037979539642" calcext:value-type="float">
            <text:p>0.950037979539642</text:p>
          </table:table-cell>
          <table:table-cell office:value-type="float" office:value="0.0122138101487891" calcext:value-type="float">
            <text:p>0.0122138101487891</text:p>
          </table:table-cell>
          <table:table-cell office:value-type="float" office:value="0.947060424362982" calcext:value-type="float">
            <text:p>0.947060424362982</text:p>
          </table:table-cell>
          <table:table-cell office:value-type="float" office:value="0.0127206733604964" calcext:value-type="float">
            <text:p>0.0127206733604964</text:p>
          </table:table-cell>
          <table:table-cell office:value-type="float" office:value="0.949249175902245" calcext:value-type="float">
            <text:p>0.949249175902245</text:p>
          </table:table-cell>
          <table:table-cell office:value-type="float" office:value="0.0133669339873744" calcext:value-type="float">
            <text:p>0.0133669339873744</text:p>
          </table:table-cell>
          <table:table-cell office:value-type="float" office:value="0.948942173439424" calcext:value-type="float">
            <text:p>0.948942173439424</text:p>
          </table:table-cell>
          <table:table-cell office:value-type="float" office:value="0.0122472115830975" calcext:value-type="float">
            <text:p>0.0122472115830975</text:p>
          </table:table-cell>
          <table:table-cell office:value-type="float" office:value="0.947004733825897" calcext:value-type="float">
            <text:p>0.947004733825897</text:p>
          </table:table-cell>
          <table:table-cell office:value-type="float" office:value="0.014730738394293" calcext:value-type="float">
            <text:p>0.0147</text:p>
          </table:table-cell>
          <table:table-cell office:value-type="float" office:value="0.950044011082694" calcext:value-type="float">
            <text:p>0.9500</text:p>
          </table:table-cell>
          <table:table-cell office:value-type="float" office:value="0.0132141254208619" calcext:value-type="float">
            <text:p>0.0132</text:p>
          </table:table-cell>
          <table:table-cell office:value-type="float" office:value="0.948678069053708" calcext:value-type="float">
            <text:p>0.9487</text:p>
          </table:table-cell>
          <table:table-cell office:value-type="float" office:value="0.0127838160756184" calcext:value-type="float">
            <text:p>0.0128</text:p>
          </table:table-cell>
          <table:table-cell office:value-type="float" office:value="0.948895045941082" calcext:value-type="float">
            <text:p>0.9489</text:p>
          </table:table-cell>
          <table:table-cell office:value-type="float" office:value="0.00967185957264943" calcext:value-type="float">
            <text:p>0.0097</text:p>
          </table:table-cell>
          <table:table-cell office:value-type="float" office:value="0.948280375580184" calcext:value-type="float">
            <text:p>0.9483</text:p>
          </table:table-cell>
          <table:table-cell office:value-type="float" office:value="0.0131827938834295" calcext:value-type="float">
            <text:p>0.0132</text:p>
          </table:table-cell>
          <table:table-cell office:value-type="float" office:value="0.951202543336175" calcext:value-type="float">
            <text:p>0.9512</text:p>
          </table:table-cell>
          <table:table-cell office:value-type="float" office:value="0.0127567133768692" calcext:value-type="float">
            <text:p>0.0128</text:p>
          </table:table-cell>
          <table:table-cell office:value-type="float" office:value="0.948196286823908" calcext:value-type="float">
            <text:p>0.9482</text:p>
          </table:table-cell>
          <table:table-cell office:value-type="float" office:value="0.0121865923100381" calcext:value-type="float">
            <text:p>0.0122</text:p>
          </table:table-cell>
          <table:table-cell office:value-type="float" office:value="0.949647620062518" calcext:value-type="float">
            <text:p>0.9496</text:p>
          </table:table-cell>
          <table:table-cell office:value-type="float" office:value="0.0120304490941814" calcext:value-type="float">
            <text:p>0.0120</text:p>
          </table:table-cell>
          <table:table-cell office:value-type="float" office:value="0.949079579899593" calcext:value-type="float">
            <text:p>0.9491</text:p>
          </table:table-cell>
          <table:table-cell office:value-type="float" office:value="0.0123322940864795" calcext:value-type="float">
            <text:p>0.0123</text:p>
          </table:table-cell>
          <table:table-cell office:value-type="float" office:value="0.951445642701525" calcext:value-type="float">
            <text:p>0.9514</text:p>
          </table:table-cell>
          <table:table-cell office:value-type="float" office:value="0.0125583123411537" calcext:value-type="float">
            <text:p>0.012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34604572795302" calcext:value-type="float">
            <text:p>0.934604572795302</text:p>
          </table:table-cell>
          <table:table-cell office:value-type="float" office:value="0.0163036028451354" calcext:value-type="float">
            <text:p>0.0163036028451354</text:p>
          </table:table-cell>
          <table:table-cell office:value-type="float" office:value="0.943549509803922" calcext:value-type="float">
            <text:p>0.943549509803922</text:p>
          </table:table-cell>
          <table:table-cell office:value-type="float" office:value="0.0124227640424872" calcext:value-type="float">
            <text:p>0.0124227640424872</text:p>
          </table:table-cell>
          <table:table-cell office:value-type="float" office:value="0.94322543336175" calcext:value-type="float">
            <text:p>0.94322543336175</text:p>
          </table:table-cell>
          <table:table-cell office:value-type="float" office:value="0.0136407922374684" calcext:value-type="float">
            <text:p>0.0136407922374684</text:p>
          </table:table-cell>
          <table:table-cell office:value-type="float" office:value="0.943781410438572" calcext:value-type="float">
            <text:p>0.943781410438572</text:p>
          </table:table-cell>
          <table:table-cell office:value-type="float" office:value="0.0129813016426239" calcext:value-type="float">
            <text:p>0.0129813016426239</text:p>
          </table:table-cell>
          <table:table-cell office:value-type="float" office:value="0.943343696125793" calcext:value-type="float">
            <text:p>0.943343696125793</text:p>
          </table:table-cell>
          <table:table-cell office:value-type="float" office:value="0.0139962468139628" calcext:value-type="float">
            <text:p>0.0139962468139628</text:p>
          </table:table-cell>
          <table:table-cell office:value-type="float" office:value="0.945804703040637" calcext:value-type="float">
            <text:p>0.945804703040637</text:p>
          </table:table-cell>
          <table:table-cell office:value-type="float" office:value="0.0135786944895342" calcext:value-type="float">
            <text:p>0.0135786944895342</text:p>
          </table:table-cell>
          <table:table-cell office:value-type="float" office:value="0.945125911717344" calcext:value-type="float">
            <text:p>0.945125911717344</text:p>
          </table:table-cell>
          <table:table-cell office:value-type="float" office:value="0.0137409975767154" calcext:value-type="float">
            <text:p>0.0137</text:p>
          </table:table-cell>
          <table:table-cell office:value-type="float" office:value="0.945221338922042" calcext:value-type="float">
            <text:p>0.9452</text:p>
          </table:table-cell>
          <table:table-cell office:value-type="float" office:value="0.0128650378579871" calcext:value-type="float">
            <text:p>0.0129</text:p>
          </table:table-cell>
          <table:table-cell office:value-type="float" office:value="0.944944939376717" calcext:value-type="float">
            <text:p>0.9449</text:p>
          </table:table-cell>
          <table:table-cell office:value-type="float" office:value="0.0126207523140374" calcext:value-type="float">
            <text:p>0.0126</text:p>
          </table:table-cell>
          <table:table-cell office:value-type="float" office:value="0.947470486407123" calcext:value-type="float">
            <text:p>0.9475</text:p>
          </table:table-cell>
          <table:table-cell office:value-type="float" office:value="0.0133048561475913" calcext:value-type="float">
            <text:p>0.0133</text:p>
          </table:table-cell>
          <table:table-cell office:value-type="float" office:value="0.944921987780619" calcext:value-type="float">
            <text:p>0.9449</text:p>
          </table:table-cell>
          <table:table-cell office:value-type="float" office:value="0.013494347495035" calcext:value-type="float">
            <text:p>0.0135</text:p>
          </table:table-cell>
          <table:table-cell office:value-type="float" office:value="0.946608432793407" calcext:value-type="float">
            <text:p>0.9466</text:p>
          </table:table-cell>
          <table:table-cell office:value-type="float" office:value="0.0135974406863139" calcext:value-type="float">
            <text:p>0.0136</text:p>
          </table:table-cell>
          <table:table-cell office:value-type="float" office:value="0.943490359477124" calcext:value-type="float">
            <text:p>0.9435</text:p>
          </table:table-cell>
          <table:table-cell office:value-type="float" office:value="0.0135562009211487" calcext:value-type="float">
            <text:p>0.0136</text:p>
          </table:table-cell>
          <table:table-cell office:value-type="float" office:value="0.94606859666572" calcext:value-type="float">
            <text:p>0.9461</text:p>
          </table:table-cell>
          <table:table-cell office:value-type="float" office:value="0.0130831667644667" calcext:value-type="float">
            <text:p>0.0131</text:p>
          </table:table-cell>
          <table:table-cell office:value-type="float" office:value="0.945509910485933" calcext:value-type="float">
            <text:p>0.9455</text:p>
          </table:table-cell>
          <table:table-cell office:value-type="float" office:value="0.0136983053867956" calcext:value-type="float">
            <text:p>0.0137</text:p>
          </table:table-cell>
          <table:table-cell office:value-type="float" office:value="0.946205309273468" calcext:value-type="float">
            <text:p>0.9462</text:p>
          </table:table-cell>
          <table:table-cell office:value-type="float" office:value="0.0128138367185783" calcext:value-type="float">
            <text:p>0.012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35596528369802" calcext:value-type="float">
            <text:p>0.935596528369802</text:p>
          </table:table-cell>
          <table:table-cell office:value-type="float" office:value="0.0145124379241076" calcext:value-type="float">
            <text:p>0.0145124379241076</text:p>
          </table:table-cell>
          <table:table-cell office:value-type="float" office:value="0.943468497205645" calcext:value-type="float">
            <text:p>0.943468497205645</text:p>
          </table:table-cell>
          <table:table-cell office:value-type="float" office:value="0.0121953646592364" calcext:value-type="float">
            <text:p>0.0121953646592364</text:p>
          </table:table-cell>
          <table:table-cell office:value-type="float" office:value="0.943545026996306" calcext:value-type="float">
            <text:p>0.943545026996306</text:p>
          </table:table-cell>
          <table:table-cell office:value-type="float" office:value="0.0133712158167951" calcext:value-type="float">
            <text:p>0.0133712158167951</text:p>
          </table:table-cell>
          <table:table-cell office:value-type="float" office:value="0.941663185564081" calcext:value-type="float">
            <text:p>0.941663185564081</text:p>
          </table:table-cell>
          <table:table-cell office:value-type="float" office:value="0.0142983667922924" calcext:value-type="float">
            <text:p>0.0142983667922924</text:p>
          </table:table-cell>
          <table:table-cell office:value-type="float" office:value="0.943614033342806" calcext:value-type="float">
            <text:p>0.943614033342806</text:p>
          </table:table-cell>
          <table:table-cell office:value-type="float" office:value="0.0136087959998981" calcext:value-type="float">
            <text:p>0.0136087959998981</text:p>
          </table:table-cell>
          <table:table-cell office:value-type="float" office:value="0.942902896182627" calcext:value-type="float">
            <text:p>0.942902896182627</text:p>
          </table:table-cell>
          <table:table-cell office:value-type="float" office:value="0.0130699216728024" calcext:value-type="float">
            <text:p>0.0130699216728024</text:p>
          </table:table-cell>
          <table:table-cell office:value-type="float" office:value="0.944826101165104" calcext:value-type="float">
            <text:p>0.944826101165104</text:p>
          </table:table-cell>
          <table:table-cell office:value-type="float" office:value="0.0128980374827238" calcext:value-type="float">
            <text:p>0.0129</text:p>
          </table:table-cell>
          <table:table-cell office:value-type="float" office:value="0.943469425499668" calcext:value-type="float">
            <text:p>0.9435</text:p>
          </table:table-cell>
          <table:table-cell office:value-type="float" office:value="0.0136244253066383" calcext:value-type="float">
            <text:p>0.0136</text:p>
          </table:table-cell>
          <table:table-cell office:value-type="float" office:value="0.944278478734489" calcext:value-type="float">
            <text:p>0.9443</text:p>
          </table:table-cell>
          <table:table-cell office:value-type="float" office:value="0.0143382182445617" calcext:value-type="float">
            <text:p>0.0143</text:p>
          </table:table-cell>
          <table:table-cell office:value-type="float" office:value="0.944097821350763" calcext:value-type="float">
            <text:p>0.9441</text:p>
          </table:table-cell>
          <table:table-cell office:value-type="float" office:value="0.0151582866213304" calcext:value-type="float">
            <text:p>0.0152</text:p>
          </table:table-cell>
          <table:table-cell office:value-type="float" office:value="0.944203876574785" calcext:value-type="float">
            <text:p>0.9442</text:p>
          </table:table-cell>
          <table:table-cell office:value-type="float" office:value="0.0142547178641385" calcext:value-type="float">
            <text:p>0.0143</text:p>
          </table:table-cell>
          <table:table-cell office:value-type="float" office:value="0.944660211234252" calcext:value-type="float">
            <text:p>0.9447</text:p>
          </table:table-cell>
          <table:table-cell office:value-type="float" office:value="0.0152532640133027" calcext:value-type="float">
            <text:p>0.0153</text:p>
          </table:table-cell>
          <table:table-cell office:value-type="float" office:value="0.944563761011651" calcext:value-type="float">
            <text:p>0.9446</text:p>
          </table:table-cell>
          <table:table-cell office:value-type="float" office:value="0.0138337223401374" calcext:value-type="float">
            <text:p>0.0138</text:p>
          </table:table-cell>
          <table:table-cell office:value-type="float" office:value="0.943542542862556" calcext:value-type="float">
            <text:p>0.9435</text:p>
          </table:table-cell>
          <table:table-cell office:value-type="float" office:value="0.0133850743888966" calcext:value-type="float">
            <text:p>0.0134</text:p>
          </table:table-cell>
          <table:table-cell office:value-type="float" office:value="0.944183437529601" calcext:value-type="float">
            <text:p>0.9442</text:p>
          </table:table-cell>
          <table:table-cell office:value-type="float" office:value="0.0131423171650813" calcext:value-type="float">
            <text:p>0.0131</text:p>
          </table:table-cell>
          <table:table-cell office:value-type="float" office:value="0.944188311073222" calcext:value-type="float">
            <text:p>0.9442</text:p>
          </table:table-cell>
          <table:table-cell office:value-type="float" office:value="0.0136933941586111" calcext:value-type="float">
            <text:p>0.013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36621322345363" calcext:value-type="float">
            <text:p>0.936621322345363</text:p>
          </table:table-cell>
          <table:table-cell office:value-type="float" office:value="0.0125418731630771" calcext:value-type="float">
            <text:p>0.0125418731630771</text:p>
          </table:table-cell>
          <table:table-cell office:value-type="float" office:value="0.947936480534243" calcext:value-type="float">
            <text:p>0.947936480534243</text:p>
          </table:table-cell>
          <table:table-cell office:value-type="float" office:value="0.01212760182656" calcext:value-type="float">
            <text:p>0.01212760182656</text:p>
          </table:table-cell>
          <table:table-cell office:value-type="float" office:value="0.944309699725301" calcext:value-type="float">
            <text:p>0.944309699725301</text:p>
          </table:table-cell>
          <table:table-cell office:value-type="float" office:value="0.0124436253345678" calcext:value-type="float">
            <text:p>0.0124436253345678</text:p>
          </table:table-cell>
          <table:table-cell office:value-type="float" office:value="0.941346900161031" calcext:value-type="float">
            <text:p>0.941346900161031</text:p>
          </table:table-cell>
          <table:table-cell office:value-type="float" office:value="0.013949600886213" calcext:value-type="float">
            <text:p>0.013949600886213</text:p>
          </table:table-cell>
          <table:table-cell office:value-type="float" office:value="0.944892301316662" calcext:value-type="float">
            <text:p>0.944892301316662</text:p>
          </table:table-cell>
          <table:table-cell office:value-type="float" office:value="0.0146187359486181" calcext:value-type="float">
            <text:p>0.0146187359486181</text:p>
          </table:table-cell>
          <table:table-cell office:value-type="float" office:value="0.943583899308516" calcext:value-type="float">
            <text:p>0.943583899308516</text:p>
          </table:table-cell>
          <table:table-cell office:value-type="float" office:value="0.0112104112789944" calcext:value-type="float">
            <text:p>0.0112104112789944</text:p>
          </table:table-cell>
          <table:table-cell office:value-type="float" office:value="0.946018587193331" calcext:value-type="float">
            <text:p>0.946018587193331</text:p>
          </table:table-cell>
          <table:table-cell office:value-type="float" office:value="0.0131688700301824" calcext:value-type="float">
            <text:p>0.0132</text:p>
          </table:table-cell>
          <table:table-cell office:value-type="float" office:value="0.946774263521834" calcext:value-type="float">
            <text:p>0.9468</text:p>
          </table:table-cell>
          <table:table-cell office:value-type="float" office:value="0.0118914724817631" calcext:value-type="float">
            <text:p>0.0119</text:p>
          </table:table-cell>
          <table:table-cell office:value-type="float" office:value="0.94481647485081" calcext:value-type="float">
            <text:p>0.9448</text:p>
          </table:table-cell>
          <table:table-cell office:value-type="float" office:value="0.0136412962739279" calcext:value-type="float">
            <text:p>0.0136</text:p>
          </table:table-cell>
          <table:table-cell office:value-type="float" office:value="0.94461838353699" calcext:value-type="float">
            <text:p>0.9446</text:p>
          </table:table-cell>
          <table:table-cell office:value-type="float" office:value="0.0124543134762534" calcext:value-type="float">
            <text:p>0.0125</text:p>
          </table:table-cell>
          <table:table-cell office:value-type="float" office:value="0.94440484986265" calcext:value-type="float">
            <text:p>0.9444</text:p>
          </table:table-cell>
          <table:table-cell office:value-type="float" office:value="0.0128196367534257" calcext:value-type="float">
            <text:p>0.0128</text:p>
          </table:table-cell>
          <table:table-cell office:value-type="float" office:value="0.945959034290044" calcext:value-type="float">
            <text:p>0.9460</text:p>
          </table:table-cell>
          <table:table-cell office:value-type="float" office:value="0.0141786230107145" calcext:value-type="float">
            <text:p>0.0142</text:p>
          </table:table-cell>
          <table:table-cell office:value-type="float" office:value="0.945624865018471" calcext:value-type="float">
            <text:p>0.9456</text:p>
          </table:table-cell>
          <table:table-cell office:value-type="float" office:value="0.0140018134477269" calcext:value-type="float">
            <text:p>0.0140</text:p>
          </table:table-cell>
          <table:table-cell office:value-type="float" office:value="0.943058503836317" calcext:value-type="float">
            <text:p>0.9431</text:p>
          </table:table-cell>
          <table:table-cell office:value-type="float" office:value="0.0130841582524981" calcext:value-type="float">
            <text:p>0.0131</text:p>
          </table:table-cell>
          <table:table-cell office:value-type="float" office:value="0.944577095765843" calcext:value-type="float">
            <text:p>0.9446</text:p>
          </table:table-cell>
          <table:table-cell office:value-type="float" office:value="0.0127072149287291" calcext:value-type="float">
            <text:p>0.0127</text:p>
          </table:table-cell>
          <table:table-cell office:value-type="float" office:value="0.945463758643554" calcext:value-type="float">
            <text:p>0.9455</text:p>
          </table:table-cell>
          <table:table-cell office:value-type="float" office:value="0.0122238098141379" calcext:value-type="float">
            <text:p>0.012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31914196741499" calcext:value-type="float">
            <text:p>0.931914196741499</text:p>
          </table:table-cell>
          <table:table-cell office:value-type="float" office:value="0.0143366625389675" calcext:value-type="float">
            <text:p>0.0143366625389675</text:p>
          </table:table-cell>
          <table:table-cell office:value-type="float" office:value="0.941168456947997" calcext:value-type="float">
            <text:p>0.941168456947997</text:p>
          </table:table-cell>
          <table:table-cell office:value-type="float" office:value="0.0140308389289804" calcext:value-type="float">
            <text:p>0.0140308389289804</text:p>
          </table:table-cell>
          <table:table-cell office:value-type="float" office:value="0.942050563607085" calcext:value-type="float">
            <text:p>0.942050563607085</text:p>
          </table:table-cell>
          <table:table-cell office:value-type="float" office:value="0.0158337717670126" calcext:value-type="float">
            <text:p>0.0158337717670126</text:p>
          </table:table-cell>
          <table:table-cell office:value-type="float" office:value="0.941772987117552" calcext:value-type="float">
            <text:p>0.941772987117552</text:p>
          </table:table-cell>
          <table:table-cell office:value-type="float" office:value="0.0149920493162598" calcext:value-type="float">
            <text:p>0.0149920493162598</text:p>
          </table:table-cell>
          <table:table-cell office:value-type="float" office:value="0.943047984749455" calcext:value-type="float">
            <text:p>0.943047984749455</text:p>
          </table:table-cell>
          <table:table-cell office:value-type="float" office:value="0.0134578587473454" calcext:value-type="float">
            <text:p>0.0134578587473454</text:p>
          </table:table-cell>
          <table:table-cell office:value-type="float" office:value="0.94579023633608" calcext:value-type="float">
            <text:p>0.94579023633608</text:p>
          </table:table-cell>
          <table:table-cell office:value-type="float" office:value="0.0142579606679619" calcext:value-type="float">
            <text:p>0.0142579606679619</text:p>
          </table:table-cell>
          <table:table-cell office:value-type="float" office:value="0.943203706071801" calcext:value-type="float">
            <text:p>0.943203706071801</text:p>
          </table:table-cell>
          <table:table-cell office:value-type="float" office:value="0.0146130442550667" calcext:value-type="float">
            <text:p>0.0146</text:p>
          </table:table-cell>
          <table:table-cell office:value-type="float" office:value="0.943713287392252" calcext:value-type="float">
            <text:p>0.9437</text:p>
          </table:table-cell>
          <table:table-cell office:value-type="float" office:value="0.0135537932146737" calcext:value-type="float">
            <text:p>0.0136</text:p>
          </table:table-cell>
          <table:table-cell office:value-type="float" office:value="0.944846497584541" calcext:value-type="float">
            <text:p>0.9448</text:p>
          </table:table-cell>
          <table:table-cell office:value-type="float" office:value="0.0143828315018727" calcext:value-type="float">
            <text:p>0.0144</text:p>
          </table:table-cell>
          <table:table-cell office:value-type="float" office:value="0.945541621672824" calcext:value-type="float">
            <text:p>0.9455</text:p>
          </table:table-cell>
          <table:table-cell office:value-type="float" office:value="0.0138431017592346" calcext:value-type="float">
            <text:p>0.0138</text:p>
          </table:table-cell>
          <table:table-cell office:value-type="float" office:value="0.943948991190679" calcext:value-type="float">
            <text:p>0.9439</text:p>
          </table:table-cell>
          <table:table-cell office:value-type="float" office:value="0.0142645483770841" calcext:value-type="float">
            <text:p>0.0143</text:p>
          </table:table-cell>
          <table:table-cell office:value-type="float" office:value="0.944211705503457" calcext:value-type="float">
            <text:p>0.9442</text:p>
          </table:table-cell>
          <table:table-cell office:value-type="float" office:value="0.0143942711474671" calcext:value-type="float">
            <text:p>0.0144</text:p>
          </table:table-cell>
          <table:table-cell office:value-type="float" office:value="0.944134910485933" calcext:value-type="float">
            <text:p>0.9441</text:p>
          </table:table-cell>
          <table:table-cell office:value-type="float" office:value="0.0157578288182929" calcext:value-type="float">
            <text:p>0.0158</text:p>
          </table:table-cell>
          <table:table-cell office:value-type="float" office:value="0.944326960784314" calcext:value-type="float">
            <text:p>0.9443</text:p>
          </table:table-cell>
          <table:table-cell office:value-type="float" office:value="0.0148530363121346" calcext:value-type="float">
            <text:p>0.0149</text:p>
          </table:table-cell>
          <table:table-cell office:value-type="float" office:value="0.942451520318272" calcext:value-type="float">
            <text:p>0.9425</text:p>
          </table:table-cell>
          <table:table-cell office:value-type="float" office:value="0.0141075302115281" calcext:value-type="float">
            <text:p>0.0141</text:p>
          </table:table-cell>
          <table:table-cell office:value-type="float" office:value="0.944774038552619" calcext:value-type="float">
            <text:p>0.9448</text:p>
          </table:table-cell>
          <table:table-cell office:value-type="float" office:value="0.0147852110055916" calcext:value-type="float">
            <text:p>0.014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40412531969309" calcext:value-type="float">
            <text:p>0.940412531969309</text:p>
          </table:table-cell>
          <table:table-cell office:value-type="float" office:value="0.0138102794778319" calcext:value-type="float">
            <text:p>0.0138102794778319</text:p>
          </table:table-cell>
          <table:table-cell office:value-type="float" office:value="0.945568973193142" calcext:value-type="float">
            <text:p>0.945568973193142</text:p>
          </table:table-cell>
          <table:table-cell office:value-type="float" office:value="0.0109860785345093" calcext:value-type="float">
            <text:p>0.0109860785345093</text:p>
          </table:table-cell>
          <table:table-cell office:value-type="float" office:value="0.945644437340154" calcext:value-type="float">
            <text:p>0.945644437340154</text:p>
          </table:table-cell>
          <table:table-cell office:value-type="float" office:value="0.0121464389228432" calcext:value-type="float">
            <text:p>0.0121464389228432</text:p>
          </table:table-cell>
          <table:table-cell office:value-type="float" office:value="0.947314914274889" calcext:value-type="float">
            <text:p>0.947314914274889</text:p>
          </table:table-cell>
          <table:table-cell office:value-type="float" office:value="0.0084952585326949" calcext:value-type="float">
            <text:p>0.0084952585326949</text:p>
          </table:table-cell>
          <table:table-cell office:value-type="float" office:value="0.945591898740172" calcext:value-type="float">
            <text:p>0.945591898740172</text:p>
          </table:table-cell>
          <table:table-cell office:value-type="float" office:value="0.0121230043917304" calcext:value-type="float">
            <text:p>0.0121230043917304</text:p>
          </table:table-cell>
          <table:table-cell office:value-type="float" office:value="0.945312378043005" calcext:value-type="float">
            <text:p>0.945312378043005</text:p>
          </table:table-cell>
          <table:table-cell office:value-type="float" office:value="0.0107443882545926" calcext:value-type="float">
            <text:p>0.0107443882545926</text:p>
          </table:table-cell>
          <table:table-cell office:value-type="float" office:value="0.945862252533864" calcext:value-type="float">
            <text:p>0.945862252533864</text:p>
          </table:table-cell>
          <table:table-cell office:value-type="float" office:value="0.0131872783876906" calcext:value-type="float">
            <text:p>0.0132</text:p>
          </table:table-cell>
          <table:table-cell office:value-type="float" office:value="0.94544193189353" calcext:value-type="float">
            <text:p>0.9454</text:p>
          </table:table-cell>
          <table:table-cell office:value-type="float" office:value="0.0100224990825241" calcext:value-type="float">
            <text:p>0.0100</text:p>
          </table:table-cell>
          <table:table-cell office:value-type="float" office:value="0.945648550724638" calcext:value-type="float">
            <text:p>0.9456</text:p>
          </table:table-cell>
          <table:table-cell office:value-type="float" office:value="0.0131481838306761" calcext:value-type="float">
            <text:p>0.0131</text:p>
          </table:table-cell>
          <table:table-cell office:value-type="float" office:value="0.944969925168135" calcext:value-type="float">
            <text:p>0.9450</text:p>
          </table:table-cell>
          <table:table-cell office:value-type="float" office:value="0.0108532734241738" calcext:value-type="float">
            <text:p>0.0109</text:p>
          </table:table-cell>
          <table:table-cell office:value-type="float" office:value="0.946039805342427" calcext:value-type="float">
            <text:p>0.9460</text:p>
          </table:table-cell>
          <table:table-cell office:value-type="float" office:value="0.0137005742812281" calcext:value-type="float">
            <text:p>0.0137</text:p>
          </table:table-cell>
          <table:table-cell office:value-type="float" office:value="0.94628696362603" calcext:value-type="float">
            <text:p>0.9463</text:p>
          </table:table-cell>
          <table:table-cell office:value-type="float" office:value="0.0122020141730039" calcext:value-type="float">
            <text:p>0.0122</text:p>
          </table:table-cell>
          <table:table-cell office:value-type="float" office:value="0.945442206592782" calcext:value-type="float">
            <text:p>0.9454</text:p>
          </table:table-cell>
          <table:table-cell office:value-type="float" office:value="0.0124181517074089" calcext:value-type="float">
            <text:p>0.0124</text:p>
          </table:table-cell>
          <table:table-cell office:value-type="float" office:value="0.944832800511509" calcext:value-type="float">
            <text:p>0.9448</text:p>
          </table:table-cell>
          <table:table-cell office:value-type="float" office:value="0.0121336425490503" calcext:value-type="float">
            <text:p>0.0121</text:p>
          </table:table-cell>
          <table:table-cell office:value-type="float" office:value="0.945965707587383" calcext:value-type="float">
            <text:p>0.9460</text:p>
          </table:table-cell>
          <table:table-cell office:value-type="float" office:value="0.0142848371763782" calcext:value-type="float">
            <text:p>0.0143</text:p>
          </table:table-cell>
          <table:table-cell office:value-type="float" office:value="0.944787818509046" calcext:value-type="float">
            <text:p>0.9448</text:p>
          </table:table-cell>
          <table:table-cell office:value-type="float" office:value="0.011521913526334" calcext:value-type="float">
            <text:p>0.011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21177380952381" calcext:value-type="float">
            <text:p>0.921177380952381</text:p>
          </table:table-cell>
          <table:table-cell office:value-type="float" office:value="0.0423174421893376" calcext:value-type="float">
            <text:p>0.0423174421893376</text:p>
          </table:table-cell>
          <table:table-cell office:value-type="float" office:value="0.91895873015873" calcext:value-type="float">
            <text:p>0.91895873015873</text:p>
          </table:table-cell>
          <table:table-cell office:value-type="float" office:value="0.0442421745691696" calcext:value-type="float">
            <text:p>0.0442421745691696</text:p>
          </table:table-cell>
          <table:table-cell office:value-type="float" office:value="0.918178968253968" calcext:value-type="float">
            <text:p>0.918178968253968</text:p>
          </table:table-cell>
          <table:table-cell office:value-type="float" office:value="0.043772691069941" calcext:value-type="float">
            <text:p>0.043772691069941</text:p>
          </table:table-cell>
          <table:table-cell office:value-type="float" office:value="0.921234126984127" calcext:value-type="float">
            <text:p>0.921234126984127</text:p>
          </table:table-cell>
          <table:table-cell office:value-type="float" office:value="0.0429227660392821" calcext:value-type="float">
            <text:p>0.0429227660392821</text:p>
          </table:table-cell>
          <table:table-cell office:value-type="float" office:value="0.906655952380952" calcext:value-type="float">
            <text:p>0.906655952380952</text:p>
          </table:table-cell>
          <table:table-cell office:value-type="float" office:value="0.0476635072789446" calcext:value-type="float">
            <text:p>0.0476635072789446</text:p>
          </table:table-cell>
          <table:table-cell office:value-type="float" office:value="0.919996428571428" calcext:value-type="float">
            <text:p>0.919996428571428</text:p>
          </table:table-cell>
          <table:table-cell office:value-type="float" office:value="0.0419455511548438" calcext:value-type="float">
            <text:p>0.0419455511548438</text:p>
          </table:table-cell>
          <table:table-cell office:value-type="float" office:value="0.923929761904762" calcext:value-type="float">
            <text:p>0.923929761904762</text:p>
          </table:table-cell>
          <table:table-cell office:value-type="float" office:value="0.0419316851513245" calcext:value-type="float">
            <text:p>0.0419</text:p>
          </table:table-cell>
          <table:table-cell office:value-type="float" office:value="0.923777380952381" calcext:value-type="float">
            <text:p>0.9238</text:p>
          </table:table-cell>
          <table:table-cell office:value-type="float" office:value="0.0427537109151772" calcext:value-type="float">
            <text:p>0.0428</text:p>
          </table:table-cell>
          <table:table-cell office:value-type="float" office:value="0.913636111111111" calcext:value-type="float">
            <text:p>0.9136</text:p>
          </table:table-cell>
          <table:table-cell office:value-type="float" office:value="0.0419417688418533" calcext:value-type="float">
            <text:p>0.0419</text:p>
          </table:table-cell>
          <table:table-cell office:value-type="float" office:value="0.921307142857143" calcext:value-type="float">
            <text:p>0.9213</text:p>
          </table:table-cell>
          <table:table-cell office:value-type="float" office:value="0.0418993356918851" calcext:value-type="float">
            <text:p>0.0419</text:p>
          </table:table-cell>
          <table:table-cell office:value-type="float" office:value="0.918584126984127" calcext:value-type="float">
            <text:p>0.9186</text:p>
          </table:table-cell>
          <table:table-cell office:value-type="float" office:value="0.0394536550500768" calcext:value-type="float">
            <text:p>0.0395</text:p>
          </table:table-cell>
          <table:table-cell office:value-type="float" office:value="0.920290476190476" calcext:value-type="float">
            <text:p>0.9203</text:p>
          </table:table-cell>
          <table:table-cell office:value-type="float" office:value="0.0433834824756075" calcext:value-type="float">
            <text:p>0.0434</text:p>
          </table:table-cell>
          <table:table-cell office:value-type="float" office:value="0.915888492063492" calcext:value-type="float">
            <text:p>0.9159</text:p>
          </table:table-cell>
          <table:table-cell office:value-type="float" office:value="0.0468717387324042" calcext:value-type="float">
            <text:p>0.0469</text:p>
          </table:table-cell>
          <table:table-cell office:value-type="float" office:value="0.919234920634921" calcext:value-type="float">
            <text:p>0.9192</text:p>
          </table:table-cell>
          <table:table-cell office:value-type="float" office:value="0.040564638425822" calcext:value-type="float">
            <text:p>0.0406</text:p>
          </table:table-cell>
          <table:table-cell office:value-type="float" office:value="0.91884246031746" calcext:value-type="float">
            <text:p>0.9188</text:p>
          </table:table-cell>
          <table:table-cell office:value-type="float" office:value="0.0409580379600533" calcext:value-type="float">
            <text:p>0.0410</text:p>
          </table:table-cell>
          <table:table-cell office:value-type="float" office:value="0.922830158730159" calcext:value-type="float">
            <text:p>0.9228</text:p>
          </table:table-cell>
          <table:table-cell office:value-type="float" office:value="0.0419468392135081" calcext:value-type="float">
            <text:p>0.0419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02943253968254" calcext:value-type="float">
            <text:p>0.902943253968254</text:p>
          </table:table-cell>
          <table:table-cell office:value-type="float" office:value="0.0402107813643855" calcext:value-type="float">
            <text:p>0.0402107813643855</text:p>
          </table:table-cell>
          <table:table-cell office:value-type="float" office:value="0.922486111111111" calcext:value-type="float">
            <text:p>0.922486111111111</text:p>
          </table:table-cell>
          <table:table-cell office:value-type="float" office:value="0.0431410865944595" calcext:value-type="float">
            <text:p>0.0431410865944595</text:p>
          </table:table-cell>
          <table:table-cell office:value-type="float" office:value="0.919660317460317" calcext:value-type="float">
            <text:p>0.919660317460317</text:p>
          </table:table-cell>
          <table:table-cell office:value-type="float" office:value="0.0426304213368508" calcext:value-type="float">
            <text:p>0.0426304213368508</text:p>
          </table:table-cell>
          <table:table-cell office:value-type="float" office:value="0.921084523809524" calcext:value-type="float">
            <text:p>0.921084523809524</text:p>
          </table:table-cell>
          <table:table-cell office:value-type="float" office:value="0.0428855300450157" calcext:value-type="float">
            <text:p>0.0428855300450157</text:p>
          </table:table-cell>
          <table:table-cell office:value-type="float" office:value="0.918443650793651" calcext:value-type="float">
            <text:p>0.918443650793651</text:p>
          </table:table-cell>
          <table:table-cell office:value-type="float" office:value="0.0433216085102858" calcext:value-type="float">
            <text:p>0.0433216085102858</text:p>
          </table:table-cell>
          <table:table-cell office:value-type="float" office:value="0.92264246031746" calcext:value-type="float">
            <text:p>0.92264246031746</text:p>
          </table:table-cell>
          <table:table-cell office:value-type="float" office:value="0.0431551696145231" calcext:value-type="float">
            <text:p>0.0431551696145231</text:p>
          </table:table-cell>
          <table:table-cell office:value-type="float" office:value="0.920606349206349" calcext:value-type="float">
            <text:p>0.920606349206349</text:p>
          </table:table-cell>
          <table:table-cell office:value-type="float" office:value="0.0381199288317351" calcext:value-type="float">
            <text:p>0.0381</text:p>
          </table:table-cell>
          <table:table-cell office:value-type="float" office:value="0.921823412698413" calcext:value-type="float">
            <text:p>0.9218</text:p>
          </table:table-cell>
          <table:table-cell office:value-type="float" office:value="0.0394634763885561" calcext:value-type="float">
            <text:p>0.0395</text:p>
          </table:table-cell>
          <table:table-cell office:value-type="float" office:value="0.915409126984127" calcext:value-type="float">
            <text:p>0.9154</text:p>
          </table:table-cell>
          <table:table-cell office:value-type="float" office:value="0.0414744654264918" calcext:value-type="float">
            <text:p>0.0415</text:p>
          </table:table-cell>
          <table:table-cell office:value-type="float" office:value="0.920819841269841" calcext:value-type="float">
            <text:p>0.9208</text:p>
          </table:table-cell>
          <table:table-cell office:value-type="float" office:value="0.0385202043173833" calcext:value-type="float">
            <text:p>0.0385</text:p>
          </table:table-cell>
          <table:table-cell office:value-type="float" office:value="0.917932936507936" calcext:value-type="float">
            <text:p>0.9179</text:p>
          </table:table-cell>
          <table:table-cell office:value-type="float" office:value="0.0428224284097781" calcext:value-type="float">
            <text:p>0.0428</text:p>
          </table:table-cell>
          <table:table-cell office:value-type="float" office:value="0.919536904761905" calcext:value-type="float">
            <text:p>0.9195</text:p>
          </table:table-cell>
          <table:table-cell office:value-type="float" office:value="0.0407095594439408" calcext:value-type="float">
            <text:p>0.0407</text:p>
          </table:table-cell>
          <table:table-cell office:value-type="float" office:value="0.918246428571428" calcext:value-type="float">
            <text:p>0.9182</text:p>
          </table:table-cell>
          <table:table-cell office:value-type="float" office:value="0.0387308058745899" calcext:value-type="float">
            <text:p>0.0387</text:p>
          </table:table-cell>
          <table:table-cell office:value-type="float" office:value="0.920859920634921" calcext:value-type="float">
            <text:p>0.9209</text:p>
          </table:table-cell>
          <table:table-cell office:value-type="float" office:value="0.0406324752414822" calcext:value-type="float">
            <text:p>0.0406</text:p>
          </table:table-cell>
          <table:table-cell office:value-type="float" office:value="0.914124603174603" calcext:value-type="float">
            <text:p>0.9141</text:p>
          </table:table-cell>
          <table:table-cell office:value-type="float" office:value="0.0394231219552013" calcext:value-type="float">
            <text:p>0.0394</text:p>
          </table:table-cell>
          <table:table-cell office:value-type="float" office:value="0.914678968253968" calcext:value-type="float">
            <text:p>0.9147</text:p>
          </table:table-cell>
          <table:table-cell office:value-type="float" office:value="0.044538598520624" calcext:value-type="float">
            <text:p>0.0445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20542857142857" calcext:value-type="float">
            <text:p>0.920542857142857</text:p>
          </table:table-cell>
          <table:table-cell office:value-type="float" office:value="0.0397681723440249" calcext:value-type="float">
            <text:p>0.0397681723440249</text:p>
          </table:table-cell>
          <table:table-cell office:value-type="float" office:value="0.906107142857143" calcext:value-type="float">
            <text:p>0.906107142857143</text:p>
          </table:table-cell>
          <table:table-cell office:value-type="float" office:value="0.0375779086902235" calcext:value-type="float">
            <text:p>0.0375779086902235</text:p>
          </table:table-cell>
          <table:table-cell office:value-type="float" office:value="0.922214682539682" calcext:value-type="float">
            <text:p>0.922214682539682</text:p>
          </table:table-cell>
          <table:table-cell office:value-type="float" office:value="0.038808161885216" calcext:value-type="float">
            <text:p>0.038808161885216</text:p>
          </table:table-cell>
          <table:table-cell office:value-type="float" office:value="0.925036111111111" calcext:value-type="float">
            <text:p>0.925036111111111</text:p>
          </table:table-cell>
          <table:table-cell office:value-type="float" office:value="0.0384355529505394" calcext:value-type="float">
            <text:p>0.0384355529505394</text:p>
          </table:table-cell>
          <table:table-cell office:value-type="float" office:value="0.916502777777778" calcext:value-type="float">
            <text:p>0.916502777777778</text:p>
          </table:table-cell>
          <table:table-cell office:value-type="float" office:value="0.0434091779925194" calcext:value-type="float">
            <text:p>0.0434091779925194</text:p>
          </table:table-cell>
          <table:table-cell office:value-type="float" office:value="0.920138888888889" calcext:value-type="float">
            <text:p>0.920138888888889</text:p>
          </table:table-cell>
          <table:table-cell office:value-type="float" office:value="0.0394740788847342" calcext:value-type="float">
            <text:p>0.0394740788847342</text:p>
          </table:table-cell>
          <table:table-cell office:value-type="float" office:value="0.928411904761905" calcext:value-type="float">
            <text:p>0.928411904761905</text:p>
          </table:table-cell>
          <table:table-cell office:value-type="float" office:value="0.0380880380771432" calcext:value-type="float">
            <text:p>0.0381</text:p>
          </table:table-cell>
          <table:table-cell office:value-type="float" office:value="0.919507936507936" calcext:value-type="float">
            <text:p>0.9195</text:p>
          </table:table-cell>
          <table:table-cell office:value-type="float" office:value="0.0445979597601125" calcext:value-type="float">
            <text:p>0.0446</text:p>
          </table:table-cell>
          <table:table-cell office:value-type="float" office:value="0.922810714285714" calcext:value-type="float">
            <text:p>0.9228</text:p>
          </table:table-cell>
          <table:table-cell office:value-type="float" office:value="0.0425742383718041" calcext:value-type="float">
            <text:p>0.0426</text:p>
          </table:table-cell>
          <table:table-cell office:value-type="float" office:value="0.923177777777778" calcext:value-type="float">
            <text:p>0.9232</text:p>
          </table:table-cell>
          <table:table-cell office:value-type="float" office:value="0.0422712707284492" calcext:value-type="float">
            <text:p>0.0423</text:p>
          </table:table-cell>
          <table:table-cell office:value-type="float" office:value="0.924517063492063" calcext:value-type="float">
            <text:p>0.9245</text:p>
          </table:table-cell>
          <table:table-cell office:value-type="float" office:value="0.0400744825332113" calcext:value-type="float">
            <text:p>0.0401</text:p>
          </table:table-cell>
          <table:table-cell office:value-type="float" office:value="0.921244841269841" calcext:value-type="float">
            <text:p>0.9212</text:p>
          </table:table-cell>
          <table:table-cell office:value-type="float" office:value="0.0400489313621895" calcext:value-type="float">
            <text:p>0.0400</text:p>
          </table:table-cell>
          <table:table-cell office:value-type="float" office:value="0.921127777777778" calcext:value-type="float">
            <text:p>0.9211</text:p>
          </table:table-cell>
          <table:table-cell office:value-type="float" office:value="0.0397059523225126" calcext:value-type="float">
            <text:p>0.0397</text:p>
          </table:table-cell>
          <table:table-cell office:value-type="float" office:value="0.913589682539683" calcext:value-type="float">
            <text:p>0.9136</text:p>
          </table:table-cell>
          <table:table-cell office:value-type="float" office:value="0.0421270569624274" calcext:value-type="float">
            <text:p>0.0421</text:p>
          </table:table-cell>
          <table:table-cell office:value-type="float" office:value="0.922825396825397" calcext:value-type="float">
            <text:p>0.9228</text:p>
          </table:table-cell>
          <table:table-cell office:value-type="float" office:value="0.0438266425883474" calcext:value-type="float">
            <text:p>0.0438</text:p>
          </table:table-cell>
          <table:table-cell office:value-type="float" office:value="0.91710873015873" calcext:value-type="float">
            <text:p>0.9171</text:p>
          </table:table-cell>
          <table:table-cell office:value-type="float" office:value="0.0404571244395438" calcext:value-type="float">
            <text:p>0.040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894442063492063" calcext:value-type="float">
            <text:p>0.894442063492063</text:p>
          </table:table-cell>
          <table:table-cell office:value-type="float" office:value="0.0454404463452871" calcext:value-type="float">
            <text:p>0.0454404463452871</text:p>
          </table:table-cell>
          <table:table-cell office:value-type="float" office:value="0.920942857142857" calcext:value-type="float">
            <text:p>0.920942857142857</text:p>
          </table:table-cell>
          <table:table-cell office:value-type="float" office:value="0.0362499915337117" calcext:value-type="float">
            <text:p>0.0362499915337117</text:p>
          </table:table-cell>
          <table:table-cell office:value-type="float" office:value="0.905988492063492" calcext:value-type="float">
            <text:p>0.905988492063492</text:p>
          </table:table-cell>
          <table:table-cell office:value-type="float" office:value="0.0403891141140627" calcext:value-type="float">
            <text:p>0.0403891141140627</text:p>
          </table:table-cell>
          <table:table-cell office:value-type="float" office:value="0.917746428571429" calcext:value-type="float">
            <text:p>0.917746428571429</text:p>
          </table:table-cell>
          <table:table-cell office:value-type="float" office:value="0.0438643945770634" calcext:value-type="float">
            <text:p>0.0438643945770634</text:p>
          </table:table-cell>
          <table:table-cell office:value-type="float" office:value="0.921837698412698" calcext:value-type="float">
            <text:p>0.921837698412698</text:p>
          </table:table-cell>
          <table:table-cell office:value-type="float" office:value="0.0403680642681034" calcext:value-type="float">
            <text:p>0.0403680642681034</text:p>
          </table:table-cell>
          <table:table-cell office:value-type="float" office:value="0.92205119047619" calcext:value-type="float">
            <text:p>0.92205119047619</text:p>
          </table:table-cell>
          <table:table-cell office:value-type="float" office:value="0.035694630120461" calcext:value-type="float">
            <text:p>0.035694630120461</text:p>
          </table:table-cell>
          <table:table-cell office:value-type="float" office:value="0.922305555555555" calcext:value-type="float">
            <text:p>0.922305555555555</text:p>
          </table:table-cell>
          <table:table-cell office:value-type="float" office:value="0.0396942075030482" calcext:value-type="float">
            <text:p>0.0397</text:p>
          </table:table-cell>
          <table:table-cell office:value-type="float" office:value="0.922938492063492" calcext:value-type="float">
            <text:p>0.9229</text:p>
          </table:table-cell>
          <table:table-cell office:value-type="float" office:value="0.0364462615788232" calcext:value-type="float">
            <text:p>0.0364</text:p>
          </table:table-cell>
          <table:table-cell office:value-type="float" office:value="0.919107142857143" calcext:value-type="float">
            <text:p>0.9191</text:p>
          </table:table-cell>
          <table:table-cell office:value-type="float" office:value="0.0377949521403638" calcext:value-type="float">
            <text:p>0.0378</text:p>
          </table:table-cell>
          <table:table-cell office:value-type="float" office:value="0.921961507936508" calcext:value-type="float">
            <text:p>0.9220</text:p>
          </table:table-cell>
          <table:table-cell office:value-type="float" office:value="0.0403582360078126" calcext:value-type="float">
            <text:p>0.0404</text:p>
          </table:table-cell>
          <table:table-cell office:value-type="float" office:value="0.916702380952381" calcext:value-type="float">
            <text:p>0.9167</text:p>
          </table:table-cell>
          <table:table-cell office:value-type="float" office:value="0.0411764773505546" calcext:value-type="float">
            <text:p>0.0412</text:p>
          </table:table-cell>
          <table:table-cell office:value-type="float" office:value="0.923364682539683" calcext:value-type="float">
            <text:p>0.9234</text:p>
          </table:table-cell>
          <table:table-cell office:value-type="float" office:value="0.0388404609185177" calcext:value-type="float">
            <text:p>0.0388</text:p>
          </table:table-cell>
          <table:table-cell office:value-type="float" office:value="0.919650793650794" calcext:value-type="float">
            <text:p>0.9197</text:p>
          </table:table-cell>
          <table:table-cell office:value-type="float" office:value="0.0404248156251308" calcext:value-type="float">
            <text:p>0.0404</text:p>
          </table:table-cell>
          <table:table-cell office:value-type="float" office:value="0.92088253968254" calcext:value-type="float">
            <text:p>0.9209</text:p>
          </table:table-cell>
          <table:table-cell office:value-type="float" office:value="0.0384377899244542" calcext:value-type="float">
            <text:p>0.0384</text:p>
          </table:table-cell>
          <table:table-cell office:value-type="float" office:value="0.914235714285714" calcext:value-type="float">
            <text:p>0.9142</text:p>
          </table:table-cell>
          <table:table-cell office:value-type="float" office:value="0.0460755406836437" calcext:value-type="float">
            <text:p>0.0461</text:p>
          </table:table-cell>
          <table:table-cell office:value-type="float" office:value="0.921386111111111" calcext:value-type="float">
            <text:p>0.9214</text:p>
          </table:table-cell>
          <table:table-cell office:value-type="float" office:value="0.0425733513307253" calcext:value-type="float">
            <text:p>0.042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23002777777778" calcext:value-type="float">
            <text:p>0.923002777777778</text:p>
          </table:table-cell>
          <table:table-cell office:value-type="float" office:value="0.0420803067432141" calcext:value-type="float">
            <text:p>0.0420803067432141</text:p>
          </table:table-cell>
          <table:table-cell office:value-type="float" office:value="0.923998015873016" calcext:value-type="float">
            <text:p>0.923998015873016</text:p>
          </table:table-cell>
          <table:table-cell office:value-type="float" office:value="0.0408407697948698" calcext:value-type="float">
            <text:p>0.0408407697948698</text:p>
          </table:table-cell>
          <table:table-cell office:value-type="float" office:value="0.925487698412698" calcext:value-type="float">
            <text:p>0.925487698412698</text:p>
          </table:table-cell>
          <table:table-cell office:value-type="float" office:value="0.0426917593944227" calcext:value-type="float">
            <text:p>0.0426917593944227</text:p>
          </table:table-cell>
          <table:table-cell office:value-type="float" office:value="0.932243650793651" calcext:value-type="float">
            <text:p>0.932243650793651</text:p>
          </table:table-cell>
          <table:table-cell office:value-type="float" office:value="0.0398945561116391" calcext:value-type="float">
            <text:p>0.0398945561116391</text:p>
          </table:table-cell>
          <table:table-cell office:value-type="float" office:value="0.926694841269841" calcext:value-type="float">
            <text:p>0.926694841269841</text:p>
          </table:table-cell>
          <table:table-cell office:value-type="float" office:value="0.0413357480399994" calcext:value-type="float">
            <text:p>0.0413357480399994</text:p>
          </table:table-cell>
          <table:table-cell office:value-type="float" office:value="0.919145238095238" calcext:value-type="float">
            <text:p>0.919145238095238</text:p>
          </table:table-cell>
          <table:table-cell office:value-type="float" office:value="0.0425474977947494" calcext:value-type="float">
            <text:p>0.0425474977947494</text:p>
          </table:table-cell>
          <table:table-cell office:value-type="float" office:value="0.924044841269841" calcext:value-type="float">
            <text:p>0.924044841269841</text:p>
          </table:table-cell>
          <table:table-cell office:value-type="float" office:value="0.0436802153568283" calcext:value-type="float">
            <text:p>0.0437</text:p>
          </table:table-cell>
          <table:table-cell office:value-type="float" office:value="0.920445238095238" calcext:value-type="float">
            <text:p>0.9204</text:p>
          </table:table-cell>
          <table:table-cell office:value-type="float" office:value="0.0387883631450047" calcext:value-type="float">
            <text:p>0.0388</text:p>
          </table:table-cell>
          <table:table-cell office:value-type="float" office:value="0.922782936507936" calcext:value-type="float">
            <text:p>0.9228</text:p>
          </table:table-cell>
          <table:table-cell office:value-type="float" office:value="0.0407148628586644" calcext:value-type="float">
            <text:p>0.0407</text:p>
          </table:table-cell>
          <table:table-cell office:value-type="float" office:value="0.91919246031746" calcext:value-type="float">
            <text:p>0.9192</text:p>
          </table:table-cell>
          <table:table-cell office:value-type="float" office:value="0.0434799407739094" calcext:value-type="float">
            <text:p>0.0435</text:p>
          </table:table-cell>
          <table:table-cell office:value-type="float" office:value="0.920399206349206" calcext:value-type="float">
            <text:p>0.9204</text:p>
          </table:table-cell>
          <table:table-cell office:value-type="float" office:value="0.0389534826828434" calcext:value-type="float">
            <text:p>0.0390</text:p>
          </table:table-cell>
          <table:table-cell office:value-type="float" office:value="0.918200793650794" calcext:value-type="float">
            <text:p>0.9182</text:p>
          </table:table-cell>
          <table:table-cell office:value-type="float" office:value="0.043289154426791" calcext:value-type="float">
            <text:p>0.0433</text:p>
          </table:table-cell>
          <table:table-cell office:value-type="float" office:value="0.924432142857143" calcext:value-type="float">
            <text:p>0.9244</text:p>
          </table:table-cell>
          <table:table-cell office:value-type="float" office:value="0.0401465183404434" calcext:value-type="float">
            <text:p>0.0401</text:p>
          </table:table-cell>
          <table:table-cell office:value-type="float" office:value="0.914811507936508" calcext:value-type="float">
            <text:p>0.9148</text:p>
          </table:table-cell>
          <table:table-cell office:value-type="float" office:value="0.0470514940638719" calcext:value-type="float">
            <text:p>0.0471</text:p>
          </table:table-cell>
          <table:table-cell office:value-type="float" office:value="0.923840079365079" calcext:value-type="float">
            <text:p>0.9238</text:p>
          </table:table-cell>
          <table:table-cell office:value-type="float" office:value="0.0405382283128977" calcext:value-type="float">
            <text:p>0.0405</text:p>
          </table:table-cell>
          <table:table-cell office:value-type="float" office:value="0.917584126984127" calcext:value-type="float">
            <text:p>0.9176</text:p>
          </table:table-cell>
          <table:table-cell office:value-type="float" office:value="0.0426362711521436" calcext:value-type="float">
            <text:p>0.0426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16281349206349" calcext:value-type="float">
            <text:p>0.916281349206349</text:p>
          </table:table-cell>
          <table:table-cell office:value-type="float" office:value="0.0474721726024733" calcext:value-type="float">
            <text:p>0.0474721726024733</text:p>
          </table:table-cell>
          <table:table-cell office:value-type="float" office:value="0.924298809523809" calcext:value-type="float">
            <text:p>0.924298809523809</text:p>
          </table:table-cell>
          <table:table-cell office:value-type="float" office:value="0.039023478295018" calcext:value-type="float">
            <text:p>0.039023478295018</text:p>
          </table:table-cell>
          <table:table-cell office:value-type="float" office:value="0.934859126984127" calcext:value-type="float">
            <text:p>0.934859126984127</text:p>
          </table:table-cell>
          <table:table-cell office:value-type="float" office:value="0.0397469783577039" calcext:value-type="float">
            <text:p>0.0397469783577039</text:p>
          </table:table-cell>
          <table:table-cell office:value-type="float" office:value="0.922404761904762" calcext:value-type="float">
            <text:p>0.922404761904762</text:p>
          </table:table-cell>
          <table:table-cell office:value-type="float" office:value="0.0411989217517681" calcext:value-type="float">
            <text:p>0.0411989217517681</text:p>
          </table:table-cell>
          <table:table-cell office:value-type="float" office:value="0.921438492063492" calcext:value-type="float">
            <text:p>0.921438492063492</text:p>
          </table:table-cell>
          <table:table-cell office:value-type="float" office:value="0.0353541582129675" calcext:value-type="float">
            <text:p>0.0353541582129675</text:p>
          </table:table-cell>
          <table:table-cell office:value-type="float" office:value="0.914239682539682" calcext:value-type="float">
            <text:p>0.914239682539682</text:p>
          </table:table-cell>
          <table:table-cell office:value-type="float" office:value="0.0419201945792522" calcext:value-type="float">
            <text:p>0.0419201945792522</text:p>
          </table:table-cell>
          <table:table-cell office:value-type="float" office:value="0.925948412698413" calcext:value-type="float">
            <text:p>0.925948412698413</text:p>
          </table:table-cell>
          <table:table-cell office:value-type="float" office:value="0.0380595465389766" calcext:value-type="float">
            <text:p>0.0381</text:p>
          </table:table-cell>
          <table:table-cell office:value-type="float" office:value="0.919877777777778" calcext:value-type="float">
            <text:p>0.9199</text:p>
          </table:table-cell>
          <table:table-cell office:value-type="float" office:value="0.0424897742476518" calcext:value-type="float">
            <text:p>0.0425</text:p>
          </table:table-cell>
          <table:table-cell office:value-type="float" office:value="0.920687301587302" calcext:value-type="float">
            <text:p>0.9207</text:p>
          </table:table-cell>
          <table:table-cell office:value-type="float" office:value="0.0390753188870624" calcext:value-type="float">
            <text:p>0.0391</text:p>
          </table:table-cell>
          <table:table-cell office:value-type="float" office:value="0.910699206349206" calcext:value-type="float">
            <text:p>0.9107</text:p>
          </table:table-cell>
          <table:table-cell office:value-type="float" office:value="0.0464440821887376" calcext:value-type="float">
            <text:p>0.0464</text:p>
          </table:table-cell>
          <table:table-cell office:value-type="float" office:value="0.926569841269841" calcext:value-type="float">
            <text:p>0.9266</text:p>
          </table:table-cell>
          <table:table-cell office:value-type="float" office:value="0.0377307113177" calcext:value-type="float">
            <text:p>0.0377</text:p>
          </table:table-cell>
          <table:table-cell office:value-type="float" office:value="0.917785714285714" calcext:value-type="float">
            <text:p>0.9178</text:p>
          </table:table-cell>
          <table:table-cell office:value-type="float" office:value="0.0421361010879399" calcext:value-type="float">
            <text:p>0.0421</text:p>
          </table:table-cell>
          <table:table-cell office:value-type="float" office:value="0.922155555555555" calcext:value-type="float">
            <text:p>0.9222</text:p>
          </table:table-cell>
          <table:table-cell office:value-type="float" office:value="0.0437624641402862" calcext:value-type="float">
            <text:p>0.0438</text:p>
          </table:table-cell>
          <table:table-cell office:value-type="float" office:value="0.908689682539683" calcext:value-type="float">
            <text:p>0.9087</text:p>
          </table:table-cell>
          <table:table-cell office:value-type="float" office:value="0.0423260000835915" calcext:value-type="float">
            <text:p>0.0423</text:p>
          </table:table-cell>
          <table:table-cell office:value-type="float" office:value="0.921139682539682" calcext:value-type="float">
            <text:p>0.9211</text:p>
          </table:table-cell>
          <table:table-cell office:value-type="float" office:value="0.040026163169571" calcext:value-type="float">
            <text:p>0.0400</text:p>
          </table:table-cell>
          <table:table-cell office:value-type="float" office:value="0.925320238095238" calcext:value-type="float">
            <text:p>0.9253</text:p>
          </table:table-cell>
          <table:table-cell office:value-type="float" office:value="0.0448560397124133" calcext:value-type="float">
            <text:p>0.044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24738492063492" calcext:value-type="float">
            <text:p>0.924738492063492</text:p>
          </table:table-cell>
          <table:table-cell office:value-type="float" office:value="0.0469621569726901" calcext:value-type="float">
            <text:p>0.0469621569726901</text:p>
          </table:table-cell>
          <table:table-cell office:value-type="float" office:value="0.91718373015873" calcext:value-type="float">
            <text:p>0.91718373015873</text:p>
          </table:table-cell>
          <table:table-cell office:value-type="float" office:value="0.0398764330490939" calcext:value-type="float">
            <text:p>0.0398764330490939</text:p>
          </table:table-cell>
          <table:table-cell office:value-type="float" office:value="0.922366666666667" calcext:value-type="float">
            <text:p>0.922366666666667</text:p>
          </table:table-cell>
          <table:table-cell office:value-type="float" office:value="0.0402225535180389" calcext:value-type="float">
            <text:p>0.0402225535180389</text:p>
          </table:table-cell>
          <table:table-cell office:value-type="float" office:value="0.920012301587301" calcext:value-type="float">
            <text:p>0.920012301587301</text:p>
          </table:table-cell>
          <table:table-cell office:value-type="float" office:value="0.0441711206471203" calcext:value-type="float">
            <text:p>0.0441711206471203</text:p>
          </table:table-cell>
          <table:table-cell office:value-type="float" office:value="0.919532936507936" calcext:value-type="float">
            <text:p>0.919532936507936</text:p>
          </table:table-cell>
          <table:table-cell office:value-type="float" office:value="0.0390110744217368" calcext:value-type="float">
            <text:p>0.0390110744217368</text:p>
          </table:table-cell>
          <table:table-cell office:value-type="float" office:value="0.922431746031746" calcext:value-type="float">
            <text:p>0.922431746031746</text:p>
          </table:table-cell>
          <table:table-cell office:value-type="float" office:value="0.0446889639482574" calcext:value-type="float">
            <text:p>0.0446889639482574</text:p>
          </table:table-cell>
          <table:table-cell office:value-type="float" office:value="0.921772619047619" calcext:value-type="float">
            <text:p>0.921772619047619</text:p>
          </table:table-cell>
          <table:table-cell office:value-type="float" office:value="0.041208272143274" calcext:value-type="float">
            <text:p>0.0412</text:p>
          </table:table-cell>
          <table:table-cell office:value-type="float" office:value="0.918285714285714" calcext:value-type="float">
            <text:p>0.9183</text:p>
          </table:table-cell>
          <table:table-cell office:value-type="float" office:value="0.0452546136969328" calcext:value-type="float">
            <text:p>0.0453</text:p>
          </table:table-cell>
          <table:table-cell office:value-type="float" office:value="0.918795634920635" calcext:value-type="float">
            <text:p>0.9188</text:p>
          </table:table-cell>
          <table:table-cell office:value-type="float" office:value="0.0389335685437206" calcext:value-type="float">
            <text:p>0.0389</text:p>
          </table:table-cell>
          <table:table-cell office:value-type="float" office:value="0.92120119047619" calcext:value-type="float">
            <text:p>0.9212</text:p>
          </table:table-cell>
          <table:table-cell office:value-type="float" office:value="0.0469139557665441" calcext:value-type="float">
            <text:p>0.0469</text:p>
          </table:table-cell>
          <table:table-cell office:value-type="float" office:value="0.919136507936508" calcext:value-type="float">
            <text:p>0.9191</text:p>
          </table:table-cell>
          <table:table-cell office:value-type="float" office:value="0.0353691681293564" calcext:value-type="float">
            <text:p>0.0354</text:p>
          </table:table-cell>
          <table:table-cell office:value-type="float" office:value="0.918263888888889" calcext:value-type="float">
            <text:p>0.9183</text:p>
          </table:table-cell>
          <table:table-cell office:value-type="float" office:value="0.0436663690839295" calcext:value-type="float">
            <text:p>0.0437</text:p>
          </table:table-cell>
          <table:table-cell office:value-type="float" office:value="0.923553968253968" calcext:value-type="float">
            <text:p>0.9236</text:p>
          </table:table-cell>
          <table:table-cell office:value-type="float" office:value="0.043281863783261" calcext:value-type="float">
            <text:p>0.0433</text:p>
          </table:table-cell>
          <table:table-cell office:value-type="float" office:value="0.920604365079365" calcext:value-type="float">
            <text:p>0.9206</text:p>
          </table:table-cell>
          <table:table-cell office:value-type="float" office:value="0.0431042935720771" calcext:value-type="float">
            <text:p>0.0431</text:p>
          </table:table-cell>
          <table:table-cell office:value-type="float" office:value="0.923201587301587" calcext:value-type="float">
            <text:p>0.9232</text:p>
          </table:table-cell>
          <table:table-cell office:value-type="float" office:value="0.0385298045286999" calcext:value-type="float">
            <text:p>0.0385</text:p>
          </table:table-cell>
          <table:table-cell office:value-type="float" office:value="0.919101984126984" calcext:value-type="float">
            <text:p>0.9191</text:p>
          </table:table-cell>
          <table:table-cell office:value-type="float" office:value="0.0435108144874591" calcext:value-type="float">
            <text:p>0.043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21918650793651" calcext:value-type="float">
            <text:p>0.921918650793651</text:p>
          </table:table-cell>
          <table:table-cell office:value-type="float" office:value="0.0496323572733241" calcext:value-type="float">
            <text:p>0.0496323572733241</text:p>
          </table:table-cell>
          <table:table-cell office:value-type="float" office:value="0.906654761904762" calcext:value-type="float">
            <text:p>0.906654761904762</text:p>
          </table:table-cell>
          <table:table-cell office:value-type="float" office:value="0.0422443247122802" calcext:value-type="float">
            <text:p>0.0422443247122802</text:p>
          </table:table-cell>
          <table:table-cell office:value-type="float" office:value="0.927486111111111" calcext:value-type="float">
            <text:p>0.927486111111111</text:p>
          </table:table-cell>
          <table:table-cell office:value-type="float" office:value="0.0424216694477421" calcext:value-type="float">
            <text:p>0.0424216694477421</text:p>
          </table:table-cell>
          <table:table-cell office:value-type="float" office:value="0.930834126984127" calcext:value-type="float">
            <text:p>0.930834126984127</text:p>
          </table:table-cell>
          <table:table-cell office:value-type="float" office:value="0.0400499450472981" calcext:value-type="float">
            <text:p>0.0400499450472981</text:p>
          </table:table-cell>
          <table:table-cell office:value-type="float" office:value="0.922569841269841" calcext:value-type="float">
            <text:p>0.922569841269841</text:p>
          </table:table-cell>
          <table:table-cell office:value-type="float" office:value="0.0462350540364645" calcext:value-type="float">
            <text:p>0.0462350540364645</text:p>
          </table:table-cell>
          <table:table-cell office:value-type="float" office:value="0.930448412698413" calcext:value-type="float">
            <text:p>0.930448412698413</text:p>
          </table:table-cell>
          <table:table-cell office:value-type="float" office:value="0.0434587448148068" calcext:value-type="float">
            <text:p>0.0434587448148068</text:p>
          </table:table-cell>
          <table:table-cell office:value-type="float" office:value="0.924899206349206" calcext:value-type="float">
            <text:p>0.924899206349206</text:p>
          </table:table-cell>
          <table:table-cell office:value-type="float" office:value="0.0421495515409456" calcext:value-type="float">
            <text:p>0.0421</text:p>
          </table:table-cell>
          <table:table-cell office:value-type="float" office:value="0.927319841269841" calcext:value-type="float">
            <text:p>0.9273</text:p>
          </table:table-cell>
          <table:table-cell office:value-type="float" office:value="0.0417333176309337" calcext:value-type="float">
            <text:p>0.0417</text:p>
          </table:table-cell>
          <table:table-cell office:value-type="float" office:value="0.920256349206349" calcext:value-type="float">
            <text:p>0.9203</text:p>
          </table:table-cell>
          <table:table-cell office:value-type="float" office:value="0.0466686195102289" calcext:value-type="float">
            <text:p>0.0467</text:p>
          </table:table-cell>
          <table:table-cell office:value-type="float" office:value="0.922628174603175" calcext:value-type="float">
            <text:p>0.9226</text:p>
          </table:table-cell>
          <table:table-cell office:value-type="float" office:value="0.0416115297661385" calcext:value-type="float">
            <text:p>0.0416</text:p>
          </table:table-cell>
          <table:table-cell office:value-type="float" office:value="0.924488888888889" calcext:value-type="float">
            <text:p>0.9245</text:p>
          </table:table-cell>
          <table:table-cell office:value-type="float" office:value="0.0425925826442548" calcext:value-type="float">
            <text:p>0.0426</text:p>
          </table:table-cell>
          <table:table-cell office:value-type="float" office:value="0.928539682539682" calcext:value-type="float">
            <text:p>0.9285</text:p>
          </table:table-cell>
          <table:table-cell office:value-type="float" office:value="0.0415667942291199" calcext:value-type="float">
            <text:p>0.0416</text:p>
          </table:table-cell>
          <table:table-cell office:value-type="float" office:value="0.923799603174603" calcext:value-type="float">
            <text:p>0.9238</text:p>
          </table:table-cell>
          <table:table-cell office:value-type="float" office:value="0.0408381603709905" calcext:value-type="float">
            <text:p>0.0408</text:p>
          </table:table-cell>
          <table:table-cell office:value-type="float" office:value="0.917999206349206" calcext:value-type="float">
            <text:p>0.9180</text:p>
          </table:table-cell>
          <table:table-cell office:value-type="float" office:value="0.0436945974352145" calcext:value-type="float">
            <text:p>0.0437</text:p>
          </table:table-cell>
          <table:table-cell office:value-type="float" office:value="0.92456746031746" calcext:value-type="float">
            <text:p>0.9246</text:p>
          </table:table-cell>
          <table:table-cell office:value-type="float" office:value="0.0398283471948432" calcext:value-type="float">
            <text:p>0.0398</text:p>
          </table:table-cell>
          <table:table-cell office:value-type="float" office:value="0.918881349206349" calcext:value-type="float">
            <text:p>0.9189</text:p>
          </table:table-cell>
          <table:table-cell office:value-type="float" office:value="0.0440359248100484" calcext:value-type="float">
            <text:p>0.044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28230952380952" calcext:value-type="float">
            <text:p>0.928230952380952</text:p>
          </table:table-cell>
          <table:table-cell office:value-type="float" office:value="0.0390053528440612" calcext:value-type="float">
            <text:p>0.0390053528440612</text:p>
          </table:table-cell>
          <table:table-cell office:value-type="float" office:value="0.898015476190476" calcext:value-type="float">
            <text:p>0.898015476190476</text:p>
          </table:table-cell>
          <table:table-cell office:value-type="float" office:value="0.0487149896452671" calcext:value-type="float">
            <text:p>0.0487149896452671</text:p>
          </table:table-cell>
          <table:table-cell office:value-type="float" office:value="0.91961746031746" calcext:value-type="float">
            <text:p>0.91961746031746</text:p>
          </table:table-cell>
          <table:table-cell office:value-type="float" office:value="0.0399561459084599" calcext:value-type="float">
            <text:p>0.0399561459084599</text:p>
          </table:table-cell>
          <table:table-cell office:value-type="float" office:value="0.926653571428571" calcext:value-type="float">
            <text:p>0.926653571428571</text:p>
          </table:table-cell>
          <table:table-cell office:value-type="float" office:value="0.0423409011618856" calcext:value-type="float">
            <text:p>0.0423409011618856</text:p>
          </table:table-cell>
          <table:table-cell office:value-type="float" office:value="0.92061746031746" calcext:value-type="float">
            <text:p>0.92061746031746</text:p>
          </table:table-cell>
          <table:table-cell office:value-type="float" office:value="0.0421697804467716" calcext:value-type="float">
            <text:p>0.0421697804467716</text:p>
          </table:table-cell>
          <table:table-cell office:value-type="float" office:value="0.921315873015873" calcext:value-type="float">
            <text:p>0.921315873015873</text:p>
          </table:table-cell>
          <table:table-cell office:value-type="float" office:value="0.0405597751082658" calcext:value-type="float">
            <text:p>0.0405597751082658</text:p>
          </table:table-cell>
          <table:table-cell office:value-type="float" office:value="0.917838492063492" calcext:value-type="float">
            <text:p>0.917838492063492</text:p>
          </table:table-cell>
          <table:table-cell office:value-type="float" office:value="0.0401755983344236" calcext:value-type="float">
            <text:p>0.0402</text:p>
          </table:table-cell>
          <table:table-cell office:value-type="float" office:value="0.920744841269841" calcext:value-type="float">
            <text:p>0.9207</text:p>
          </table:table-cell>
          <table:table-cell office:value-type="float" office:value="0.04422681080082" calcext:value-type="float">
            <text:p>0.0442</text:p>
          </table:table-cell>
          <table:table-cell office:value-type="float" office:value="0.919167063492063" calcext:value-type="float">
            <text:p>0.9192</text:p>
          </table:table-cell>
          <table:table-cell office:value-type="float" office:value="0.0437522133147422" calcext:value-type="float">
            <text:p>0.0438</text:p>
          </table:table-cell>
          <table:table-cell office:value-type="float" office:value="0.922112698412698" calcext:value-type="float">
            <text:p>0.9221</text:p>
          </table:table-cell>
          <table:table-cell office:value-type="float" office:value="0.0391871831227042" calcext:value-type="float">
            <text:p>0.0392</text:p>
          </table:table-cell>
          <table:table-cell office:value-type="float" office:value="0.922098809523809" calcext:value-type="float">
            <text:p>0.9221</text:p>
          </table:table-cell>
          <table:table-cell office:value-type="float" office:value="0.0412950896856352" calcext:value-type="float">
            <text:p>0.0413</text:p>
          </table:table-cell>
          <table:table-cell office:value-type="float" office:value="0.926639682539683" calcext:value-type="float">
            <text:p>0.9266</text:p>
          </table:table-cell>
          <table:table-cell office:value-type="float" office:value="0.0358522938664869" calcext:value-type="float">
            <text:p>0.0359</text:p>
          </table:table-cell>
          <table:table-cell office:value-type="float" office:value="0.923084920634921" calcext:value-type="float">
            <text:p>0.9231</text:p>
          </table:table-cell>
          <table:table-cell office:value-type="float" office:value="0.0439695641555619" calcext:value-type="float">
            <text:p>0.0440</text:p>
          </table:table-cell>
          <table:table-cell office:value-type="float" office:value="0.919019444444444" calcext:value-type="float">
            <text:p>0.9190</text:p>
          </table:table-cell>
          <table:table-cell office:value-type="float" office:value="0.0450015956548073" calcext:value-type="float">
            <text:p>0.0450</text:p>
          </table:table-cell>
          <table:table-cell office:value-type="float" office:value="0.921859126984127" calcext:value-type="float">
            <text:p>0.9219</text:p>
          </table:table-cell>
          <table:table-cell office:value-type="float" office:value="0.040473401055645" calcext:value-type="float">
            <text:p>0.0405</text:p>
          </table:table-cell>
          <table:table-cell office:value-type="float" office:value="0.926085317460317" calcext:value-type="float">
            <text:p>0.9261</text:p>
          </table:table-cell>
          <table:table-cell office:value-type="float" office:value="0.0443519811169651" calcext:value-type="float">
            <text:p>0.044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13934126984127" calcext:value-type="float">
            <text:p>0.913934126984127</text:p>
          </table:table-cell>
          <table:table-cell office:value-type="float" office:value="0.0480955370156219" calcext:value-type="float">
            <text:p>0.0480955370156219</text:p>
          </table:table-cell>
          <table:table-cell office:value-type="float" office:value="0.933869047619048" calcext:value-type="float">
            <text:p>0.933869047619048</text:p>
          </table:table-cell>
          <table:table-cell office:value-type="float" office:value="0.0477406602716763" calcext:value-type="float">
            <text:p>0.0477406602716763</text:p>
          </table:table-cell>
          <table:table-cell office:value-type="float" office:value="0.923981349206349" calcext:value-type="float">
            <text:p>0.923981349206349</text:p>
          </table:table-cell>
          <table:table-cell office:value-type="float" office:value="0.041863996179551" calcext:value-type="float">
            <text:p>0.041863996179551</text:p>
          </table:table-cell>
          <table:table-cell office:value-type="float" office:value="0.924368650793651" calcext:value-type="float">
            <text:p>0.924368650793651</text:p>
          </table:table-cell>
          <table:table-cell office:value-type="float" office:value="0.0414713965342567" calcext:value-type="float">
            <text:p>0.0414713965342567</text:p>
          </table:table-cell>
          <table:table-cell office:value-type="float" office:value="0.921396825396825" calcext:value-type="float">
            <text:p>0.921396825396825</text:p>
          </table:table-cell>
          <table:table-cell office:value-type="float" office:value="0.0447906260579487" calcext:value-type="float">
            <text:p>0.0447906260579487</text:p>
          </table:table-cell>
          <table:table-cell office:value-type="float" office:value="0.922248809523809" calcext:value-type="float">
            <text:p>0.922248809523809</text:p>
          </table:table-cell>
          <table:table-cell office:value-type="float" office:value="0.0441969147442887" calcext:value-type="float">
            <text:p>0.0441969147442887</text:p>
          </table:table-cell>
          <table:table-cell office:value-type="float" office:value="0.922283333333333" calcext:value-type="float">
            <text:p>0.922283333333333</text:p>
          </table:table-cell>
          <table:table-cell office:value-type="float" office:value="0.0399906477186709" calcext:value-type="float">
            <text:p>0.0400</text:p>
          </table:table-cell>
          <table:table-cell office:value-type="float" office:value="0.922441666666666" calcext:value-type="float">
            <text:p>0.9224</text:p>
          </table:table-cell>
          <table:table-cell office:value-type="float" office:value="0.0428624946231956" calcext:value-type="float">
            <text:p>0.0429</text:p>
          </table:table-cell>
          <table:table-cell office:value-type="float" office:value="0.918205952380952" calcext:value-type="float">
            <text:p>0.9182</text:p>
          </table:table-cell>
          <table:table-cell office:value-type="float" office:value="0.0433484294367858" calcext:value-type="float">
            <text:p>0.0433</text:p>
          </table:table-cell>
          <table:table-cell office:value-type="float" office:value="0.92374246031746" calcext:value-type="float">
            <text:p>0.9237</text:p>
          </table:table-cell>
          <table:table-cell office:value-type="float" office:value="0.0426472768971319" calcext:value-type="float">
            <text:p>0.0426</text:p>
          </table:table-cell>
          <table:table-cell office:value-type="float" office:value="0.925419047619048" calcext:value-type="float">
            <text:p>0.9254</text:p>
          </table:table-cell>
          <table:table-cell office:value-type="float" office:value="0.0391639972771359" calcext:value-type="float">
            <text:p>0.0392</text:p>
          </table:table-cell>
          <table:table-cell office:value-type="float" office:value="0.918396031746032" calcext:value-type="float">
            <text:p>0.9184</text:p>
          </table:table-cell>
          <table:table-cell office:value-type="float" office:value="0.0434206262722075" calcext:value-type="float">
            <text:p>0.0434</text:p>
          </table:table-cell>
          <table:table-cell office:value-type="float" office:value="0.921579761904762" calcext:value-type="float">
            <text:p>0.9216</text:p>
          </table:table-cell>
          <table:table-cell office:value-type="float" office:value="0.0443617947327149" calcext:value-type="float">
            <text:p>0.0444</text:p>
          </table:table-cell>
          <table:table-cell office:value-type="float" office:value="0.920764285714286" calcext:value-type="float">
            <text:p>0.9208</text:p>
          </table:table-cell>
          <table:table-cell office:value-type="float" office:value="0.0447161835593439" calcext:value-type="float">
            <text:p>0.0447</text:p>
          </table:table-cell>
          <table:table-cell office:value-type="float" office:value="0.915705555555556" calcext:value-type="float">
            <text:p>0.9157</text:p>
          </table:table-cell>
          <table:table-cell office:value-type="float" office:value="0.0390923292063784" calcext:value-type="float">
            <text:p>0.0391</text:p>
          </table:table-cell>
          <table:table-cell office:value-type="float" office:value="0.917796031746032" calcext:value-type="float">
            <text:p>0.9178</text:p>
          </table:table-cell>
          <table:table-cell office:value-type="float" office:value="0.0437877886311736" calcext:value-type="float">
            <text:p>0.043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63419016290727" calcext:value-type="float">
            <text:p>0.963419016290727</text:p>
          </table:table-cell>
          <table:table-cell office:value-type="float" office:value="0.0262660257747838" calcext:value-type="float">
            <text:p>0.0262660257747838</text:p>
          </table:table-cell>
          <table:table-cell office:value-type="float" office:value="0.958877819548872" calcext:value-type="float">
            <text:p>0.958877819548872</text:p>
          </table:table-cell>
          <table:table-cell office:value-type="float" office:value="0.0283011532666893" calcext:value-type="float">
            <text:p>0.0283011532666893</text:p>
          </table:table-cell>
          <table:table-cell office:value-type="float" office:value="0.958127819548872" calcext:value-type="float">
            <text:p>0.958127819548872</text:p>
          </table:table-cell>
          <table:table-cell office:value-type="float" office:value="0.0276908619138697" calcext:value-type="float">
            <text:p>0.0276908619138697</text:p>
          </table:table-cell>
          <table:table-cell office:value-type="float" office:value="0.961269266917293" calcext:value-type="float">
            <text:p>0.961269266917293</text:p>
          </table:table-cell>
          <table:table-cell office:value-type="float" office:value="0.0220080044508698" calcext:value-type="float">
            <text:p>0.0220080044508698</text:p>
          </table:table-cell>
          <table:table-cell office:value-type="float" office:value="0.962598214285714" calcext:value-type="float">
            <text:p>0.962598214285714</text:p>
          </table:table-cell>
          <table:table-cell office:value-type="float" office:value="0.0238398730981386" calcext:value-type="float">
            <text:p>0.0238398730981386</text:p>
          </table:table-cell>
          <table:table-cell office:value-type="float" office:value="0.96156171679198" calcext:value-type="float">
            <text:p>0.96156171679198</text:p>
          </table:table-cell>
          <table:table-cell office:value-type="float" office:value="0.0270510405447307" calcext:value-type="float">
            <text:p>0.0270510405447307</text:p>
          </table:table-cell>
          <table:table-cell office:value-type="float" office:value="0.955774749373433" calcext:value-type="float">
            <text:p>0.955774749373433</text:p>
          </table:table-cell>
          <table:table-cell office:value-type="float" office:value="0.0245683194698352" calcext:value-type="float">
            <text:p>0.0246</text:p>
          </table:table-cell>
          <table:table-cell office:value-type="float" office:value="0.960032581453634" calcext:value-type="float">
            <text:p>0.9600</text:p>
          </table:table-cell>
          <table:table-cell office:value-type="float" office:value="0.023037188020768" calcext:value-type="float">
            <text:p>0.0230</text:p>
          </table:table-cell>
          <table:table-cell office:value-type="float" office:value="0.958643953634085" calcext:value-type="float">
            <text:p>0.9586</text:p>
          </table:table-cell>
          <table:table-cell office:value-type="float" office:value="0.0257186333110517" calcext:value-type="float">
            <text:p>0.0257</text:p>
          </table:table-cell>
          <table:table-cell office:value-type="float" office:value="0.959550125313283" calcext:value-type="float">
            <text:p>0.9596</text:p>
          </table:table-cell>
          <table:table-cell office:value-type="float" office:value="0.0229602103160123" calcext:value-type="float">
            <text:p>0.0230</text:p>
          </table:table-cell>
          <table:table-cell office:value-type="float" office:value="0.961256892230576" calcext:value-type="float">
            <text:p>0.9613</text:p>
          </table:table-cell>
          <table:table-cell office:value-type="float" office:value="0.0239218555134461" calcext:value-type="float">
            <text:p>0.0239</text:p>
          </table:table-cell>
          <table:table-cell office:value-type="float" office:value="0.959712406015037" calcext:value-type="float">
            <text:p>0.9597</text:p>
          </table:table-cell>
          <table:table-cell office:value-type="float" office:value="0.0244671153384915" calcext:value-type="float">
            <text:p>0.0245</text:p>
          </table:table-cell>
          <table:table-cell office:value-type="float" office:value="0.957884241854636" calcext:value-type="float">
            <text:p>0.9579</text:p>
          </table:table-cell>
          <table:table-cell office:value-type="float" office:value="0.0228844772073941" calcext:value-type="float">
            <text:p>0.0229</text:p>
          </table:table-cell>
          <table:table-cell office:value-type="float" office:value="0.962710839598997" calcext:value-type="float">
            <text:p>0.9627</text:p>
          </table:table-cell>
          <table:table-cell office:value-type="float" office:value="0.0213536973178959" calcext:value-type="float">
            <text:p>0.0214</text:p>
          </table:table-cell>
          <table:table-cell office:value-type="float" office:value="0.956072211779448" calcext:value-type="float">
            <text:p>0.9561</text:p>
          </table:table-cell>
          <table:table-cell office:value-type="float" office:value="0.0225686199729465" calcext:value-type="float">
            <text:p>0.0226</text:p>
          </table:table-cell>
          <table:table-cell office:value-type="float" office:value="0.960513157894737" calcext:value-type="float">
            <text:p>0.9605</text:p>
          </table:table-cell>
          <table:table-cell office:value-type="float" office:value="0.024994773433063" calcext:value-type="float">
            <text:p>0.025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45514411027569" calcext:value-type="float">
            <text:p>0.945514411027569</text:p>
          </table:table-cell>
          <table:table-cell office:value-type="float" office:value="0.0283187191200575" calcext:value-type="float">
            <text:p>0.0283187191200575</text:p>
          </table:table-cell>
          <table:table-cell office:value-type="float" office:value="0.957572368421052" calcext:value-type="float">
            <text:p>0.957572368421052</text:p>
          </table:table-cell>
          <table:table-cell office:value-type="float" office:value="0.0256864872798086" calcext:value-type="float">
            <text:p>0.0256864872798086</text:p>
          </table:table-cell>
          <table:table-cell office:value-type="float" office:value="0.952346021303258" calcext:value-type="float">
            <text:p>0.952346021303258</text:p>
          </table:table-cell>
          <table:table-cell office:value-type="float" office:value="0.0287301576279982" calcext:value-type="float">
            <text:p>0.0287301576279982</text:p>
          </table:table-cell>
          <table:table-cell office:value-type="float" office:value="0.947761278195489" calcext:value-type="float">
            <text:p>0.947761278195489</text:p>
          </table:table-cell>
          <table:table-cell office:value-type="float" office:value="0.0340471308303651" calcext:value-type="float">
            <text:p>0.0340471308303651</text:p>
          </table:table-cell>
          <table:table-cell office:value-type="float" office:value="0.96097384085213" calcext:value-type="float">
            <text:p>0.96097384085213</text:p>
          </table:table-cell>
          <table:table-cell office:value-type="float" office:value="0.0256562074735807" calcext:value-type="float">
            <text:p>0.0256562074735807</text:p>
          </table:table-cell>
          <table:table-cell office:value-type="float" office:value="0.952304511278195" calcext:value-type="float">
            <text:p>0.952304511278195</text:p>
          </table:table-cell>
          <table:table-cell office:value-type="float" office:value="0.0328537372110515" calcext:value-type="float">
            <text:p>0.0328537372110515</text:p>
          </table:table-cell>
          <table:table-cell office:value-type="float" office:value="0.956950031328321" calcext:value-type="float">
            <text:p>0.956950031328321</text:p>
          </table:table-cell>
          <table:table-cell office:value-type="float" office:value="0.0257083855640678" calcext:value-type="float">
            <text:p>0.0257</text:p>
          </table:table-cell>
          <table:table-cell office:value-type="float" office:value="0.953216635338346" calcext:value-type="float">
            <text:p>0.9532</text:p>
          </table:table-cell>
          <table:table-cell office:value-type="float" office:value="0.0260865301816953" calcext:value-type="float">
            <text:p>0.0261</text:p>
          </table:table-cell>
          <table:table-cell office:value-type="float" office:value="0.960433270676692" calcext:value-type="float">
            <text:p>0.9604</text:p>
          </table:table-cell>
          <table:table-cell office:value-type="float" office:value="0.0270669616159129" calcext:value-type="float">
            <text:p>0.0271</text:p>
          </table:table-cell>
          <table:table-cell office:value-type="float" office:value="0.959072525062657" calcext:value-type="float">
            <text:p>0.9591</text:p>
          </table:table-cell>
          <table:table-cell office:value-type="float" office:value="0.0274410206904317" calcext:value-type="float">
            <text:p>0.0274</text:p>
          </table:table-cell>
          <table:table-cell office:value-type="float" office:value="0.961580200501253" calcext:value-type="float">
            <text:p>0.9616</text:p>
          </table:table-cell>
          <table:table-cell office:value-type="float" office:value="0.0291259738018863" calcext:value-type="float">
            <text:p>0.0291</text:p>
          </table:table-cell>
          <table:table-cell office:value-type="float" office:value="0.957408051378446" calcext:value-type="float">
            <text:p>0.9574</text:p>
          </table:table-cell>
          <table:table-cell office:value-type="float" office:value="0.0280326356184923" calcext:value-type="float">
            <text:p>0.0280</text:p>
          </table:table-cell>
          <table:table-cell office:value-type="float" office:value="0.960075344611529" calcext:value-type="float">
            <text:p>0.9601</text:p>
          </table:table-cell>
          <table:table-cell office:value-type="float" office:value="0.0246588945584363" calcext:value-type="float">
            <text:p>0.0247</text:p>
          </table:table-cell>
          <table:table-cell office:value-type="float" office:value="0.957734022556391" calcext:value-type="float">
            <text:p>0.9577</text:p>
          </table:table-cell>
          <table:table-cell office:value-type="float" office:value="0.0293203916007779" calcext:value-type="float">
            <text:p>0.0293</text:p>
          </table:table-cell>
          <table:table-cell office:value-type="float" office:value="0.960814536340852" calcext:value-type="float">
            <text:p>0.9608</text:p>
          </table:table-cell>
          <table:table-cell office:value-type="float" office:value="0.0251738248723" calcext:value-type="float">
            <text:p>0.0252</text:p>
          </table:table-cell>
          <table:table-cell office:value-type="float" office:value="0.956855263157895" calcext:value-type="float">
            <text:p>0.9569</text:p>
          </table:table-cell>
          <table:table-cell office:value-type="float" office:value="0.0236192932061211" calcext:value-type="float">
            <text:p>0.023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49560307017544" calcext:value-type="float">
            <text:p>0.949560307017544</text:p>
          </table:table-cell>
          <table:table-cell office:value-type="float" office:value="0.0351981074694189" calcext:value-type="float">
            <text:p>0.0351981074694189</text:p>
          </table:table-cell>
          <table:table-cell office:value-type="float" office:value="0.96078320802005" calcext:value-type="float">
            <text:p>0.96078320802005</text:p>
          </table:table-cell>
          <table:table-cell office:value-type="float" office:value="0.0260364226077458" calcext:value-type="float">
            <text:p>0.0260364226077458</text:p>
          </table:table-cell>
          <table:table-cell office:value-type="float" office:value="0.955278822055138" calcext:value-type="float">
            <text:p>0.955278822055138</text:p>
          </table:table-cell>
          <table:table-cell office:value-type="float" office:value="0.0275719613730934" calcext:value-type="float">
            <text:p>0.0275719613730934</text:p>
          </table:table-cell>
          <table:table-cell office:value-type="float" office:value="0.952336152882205" calcext:value-type="float">
            <text:p>0.952336152882205</text:p>
          </table:table-cell>
          <table:table-cell office:value-type="float" office:value="0.031342514731542" calcext:value-type="float">
            <text:p>0.031342514731542</text:p>
          </table:table-cell>
          <table:table-cell office:value-type="float" office:value="0.95435119047619" calcext:value-type="float">
            <text:p>0.95435119047619</text:p>
          </table:table-cell>
          <table:table-cell office:value-type="float" office:value="0.0312010910669634" calcext:value-type="float">
            <text:p>0.0312010910669634</text:p>
          </table:table-cell>
          <table:table-cell office:value-type="float" office:value="0.954218984962406" calcext:value-type="float">
            <text:p>0.954218984962406</text:p>
          </table:table-cell>
          <table:table-cell office:value-type="float" office:value="0.0299846938625106" calcext:value-type="float">
            <text:p>0.0299846938625106</text:p>
          </table:table-cell>
          <table:table-cell office:value-type="float" office:value="0.957412280701754" calcext:value-type="float">
            <text:p>0.957412280701754</text:p>
          </table:table-cell>
          <table:table-cell office:value-type="float" office:value="0.0244678564561646" calcext:value-type="float">
            <text:p>0.0245</text:p>
          </table:table-cell>
          <table:table-cell office:value-type="float" office:value="0.95265899122807" calcext:value-type="float">
            <text:p>0.9527</text:p>
          </table:table-cell>
          <table:table-cell office:value-type="float" office:value="0.0320742990520894" calcext:value-type="float">
            <text:p>0.0321</text:p>
          </table:table-cell>
          <table:table-cell office:value-type="float" office:value="0.957460682957393" calcext:value-type="float">
            <text:p>0.9575</text:p>
          </table:table-cell>
          <table:table-cell office:value-type="float" office:value="0.0261320471020315" calcext:value-type="float">
            <text:p>0.0261</text:p>
          </table:table-cell>
          <table:table-cell office:value-type="float" office:value="0.956211779448621" calcext:value-type="float">
            <text:p>0.9562</text:p>
          </table:table-cell>
          <table:table-cell office:value-type="float" office:value="0.0280146361192556" calcext:value-type="float">
            <text:p>0.0280</text:p>
          </table:table-cell>
          <table:table-cell office:value-type="float" office:value="0.959987468671679" calcext:value-type="float">
            <text:p>0.9600</text:p>
          </table:table-cell>
          <table:table-cell office:value-type="float" office:value="0.0274073972627149" calcext:value-type="float">
            <text:p>0.0274</text:p>
          </table:table-cell>
          <table:table-cell office:value-type="float" office:value="0.957950657894737" calcext:value-type="float">
            <text:p>0.9580</text:p>
          </table:table-cell>
          <table:table-cell office:value-type="float" office:value="0.0266619482852638" calcext:value-type="float">
            <text:p>0.0267</text:p>
          </table:table-cell>
          <table:table-cell office:value-type="float" office:value="0.95846757518797" calcext:value-type="float">
            <text:p>0.9585</text:p>
          </table:table-cell>
          <table:table-cell office:value-type="float" office:value="0.0234715809768001" calcext:value-type="float">
            <text:p>0.0235</text:p>
          </table:table-cell>
          <table:table-cell office:value-type="float" office:value="0.963382362155388" calcext:value-type="float">
            <text:p>0.9634</text:p>
          </table:table-cell>
          <table:table-cell office:value-type="float" office:value="0.0248978806577371" calcext:value-type="float">
            <text:p>0.0249</text:p>
          </table:table-cell>
          <table:table-cell office:value-type="float" office:value="0.959013001253133" calcext:value-type="float">
            <text:p>0.9590</text:p>
          </table:table-cell>
          <table:table-cell office:value-type="float" office:value="0.0263440593407622" calcext:value-type="float">
            <text:p>0.0263</text:p>
          </table:table-cell>
          <table:table-cell office:value-type="float" office:value="0.960644266917293" calcext:value-type="float">
            <text:p>0.9606</text:p>
          </table:table-cell>
          <table:table-cell office:value-type="float" office:value="0.0256710348495407" calcext:value-type="float">
            <text:p>0.025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4237421679198" calcext:value-type="float">
            <text:p>0.94237421679198</text:p>
          </table:table-cell>
          <table:table-cell office:value-type="float" office:value="0.0286610205794794" calcext:value-type="float">
            <text:p>0.0286610205794794</text:p>
          </table:table-cell>
          <table:table-cell office:value-type="float" office:value="0.931879385964912" calcext:value-type="float">
            <text:p>0.931879385964912</text:p>
          </table:table-cell>
          <table:table-cell office:value-type="float" office:value="0.0380760178755446" calcext:value-type="float">
            <text:p>0.0380760178755446</text:p>
          </table:table-cell>
          <table:table-cell office:value-type="float" office:value="0.95256171679198" calcext:value-type="float">
            <text:p>0.95256171679198</text:p>
          </table:table-cell>
          <table:table-cell office:value-type="float" office:value="0.0300473213651447" calcext:value-type="float">
            <text:p>0.0300473213651447</text:p>
          </table:table-cell>
          <table:table-cell office:value-type="float" office:value="0.952729636591478" calcext:value-type="float">
            <text:p>0.952729636591478</text:p>
          </table:table-cell>
          <table:table-cell office:value-type="float" office:value="0.0248642287544173" calcext:value-type="float">
            <text:p>0.0248642287544173</text:p>
          </table:table-cell>
          <table:table-cell office:value-type="float" office:value="0.956897399749373" calcext:value-type="float">
            <text:p>0.956897399749373</text:p>
          </table:table-cell>
          <table:table-cell office:value-type="float" office:value="0.0225690199732809" calcext:value-type="float">
            <text:p>0.0225690199732809</text:p>
          </table:table-cell>
          <table:table-cell office:value-type="float" office:value="0.958494674185464" calcext:value-type="float">
            <text:p>0.958494674185464</text:p>
          </table:table-cell>
          <table:table-cell office:value-type="float" office:value="0.0236062902799286" calcext:value-type="float">
            <text:p>0.0236062902799286</text:p>
          </table:table-cell>
          <table:table-cell office:value-type="float" office:value="0.954298558897243" calcext:value-type="float">
            <text:p>0.954298558897243</text:p>
          </table:table-cell>
          <table:table-cell office:value-type="float" office:value="0.0295199629955031" calcext:value-type="float">
            <text:p>0.0295</text:p>
          </table:table-cell>
          <table:table-cell office:value-type="float" office:value="0.953876879699248" calcext:value-type="float">
            <text:p>0.9539</text:p>
          </table:table-cell>
          <table:table-cell office:value-type="float" office:value="0.0257537610412377" calcext:value-type="float">
            <text:p>0.0258</text:p>
          </table:table-cell>
          <table:table-cell office:value-type="float" office:value="0.959937186716792" calcext:value-type="float">
            <text:p>0.9599</text:p>
          </table:table-cell>
          <table:table-cell office:value-type="float" office:value="0.0278492391169645" calcext:value-type="float">
            <text:p>0.0278</text:p>
          </table:table-cell>
          <table:table-cell office:value-type="float" office:value="0.956429197994987" calcext:value-type="float">
            <text:p>0.9564</text:p>
          </table:table-cell>
          <table:table-cell office:value-type="float" office:value="0.0295892295411603" calcext:value-type="float">
            <text:p>0.0296</text:p>
          </table:table-cell>
          <table:table-cell office:value-type="float" office:value="0.960961779448621" calcext:value-type="float">
            <text:p>0.9610</text:p>
          </table:table-cell>
          <table:table-cell office:value-type="float" office:value="0.0293109909507257" calcext:value-type="float">
            <text:p>0.0293</text:p>
          </table:table-cell>
          <table:table-cell office:value-type="float" office:value="0.95555936716792" calcext:value-type="float">
            <text:p>0.9556</text:p>
          </table:table-cell>
          <table:table-cell office:value-type="float" office:value="0.0249611841270932" calcext:value-type="float">
            <text:p>0.0250</text:p>
          </table:table-cell>
          <table:table-cell office:value-type="float" office:value="0.959606672932331" calcext:value-type="float">
            <text:p>0.9596</text:p>
          </table:table-cell>
          <table:table-cell office:value-type="float" office:value="0.0268633561431683" calcext:value-type="float">
            <text:p>0.0269</text:p>
          </table:table-cell>
          <table:table-cell office:value-type="float" office:value="0.959770050125313" calcext:value-type="float">
            <text:p>0.9598</text:p>
          </table:table-cell>
          <table:table-cell office:value-type="float" office:value="0.0288264331140883" calcext:value-type="float">
            <text:p>0.0288</text:p>
          </table:table-cell>
          <table:table-cell office:value-type="float" office:value="0.958020206766917" calcext:value-type="float">
            <text:p>0.9580</text:p>
          </table:table-cell>
          <table:table-cell office:value-type="float" office:value="0.0273723504169146" calcext:value-type="float">
            <text:p>0.0274</text:p>
          </table:table-cell>
          <table:table-cell office:value-type="float" office:value="0.958010338345865" calcext:value-type="float">
            <text:p>0.9580</text:p>
          </table:table-cell>
          <table:table-cell office:value-type="float" office:value="0.0304518461756926" calcext:value-type="float">
            <text:p>0.030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54016760651629" calcext:value-type="float">
            <text:p>0.954016760651629</text:p>
          </table:table-cell>
          <table:table-cell office:value-type="float" office:value="0.025405215013884" calcext:value-type="float">
            <text:p>0.025405215013884</text:p>
          </table:table-cell>
          <table:table-cell office:value-type="float" office:value="0.935182330827068" calcext:value-type="float">
            <text:p>0.935182330827068</text:p>
          </table:table-cell>
          <table:table-cell office:value-type="float" office:value="0.0370162819326887" calcext:value-type="float">
            <text:p>0.0370162819326887</text:p>
          </table:table-cell>
          <table:table-cell office:value-type="float" office:value="0.958748746867168" calcext:value-type="float">
            <text:p>0.958748746867168</text:p>
          </table:table-cell>
          <table:table-cell office:value-type="float" office:value="0.0193105216368166" calcext:value-type="float">
            <text:p>0.0193105216368166</text:p>
          </table:table-cell>
          <table:table-cell office:value-type="float" office:value="0.958256422305764" calcext:value-type="float">
            <text:p>0.958256422305764</text:p>
          </table:table-cell>
          <table:table-cell office:value-type="float" office:value="0.0259742396468714" calcext:value-type="float">
            <text:p>0.0259742396468714</text:p>
          </table:table-cell>
          <table:table-cell office:value-type="float" office:value="0.960391917293233" calcext:value-type="float">
            <text:p>0.960391917293233</text:p>
          </table:table-cell>
          <table:table-cell office:value-type="float" office:value="0.0265046989433924" calcext:value-type="float">
            <text:p>0.0265046989433924</text:p>
          </table:table-cell>
          <table:table-cell office:value-type="float" office:value="0.956408051378446" calcext:value-type="float">
            <text:p>0.956408051378446</text:p>
          </table:table-cell>
          <table:table-cell office:value-type="float" office:value="0.0279441630585341" calcext:value-type="float">
            <text:p>0.0279441630585341</text:p>
          </table:table-cell>
          <table:table-cell office:value-type="float" office:value="0.96746992481203" calcext:value-type="float">
            <text:p>0.96746992481203</text:p>
          </table:table-cell>
          <table:table-cell office:value-type="float" office:value="0.0220807567176819" calcext:value-type="float">
            <text:p>0.0221</text:p>
          </table:table-cell>
          <table:table-cell office:value-type="float" office:value="0.957222431077694" calcext:value-type="float">
            <text:p>0.9572</text:p>
          </table:table-cell>
          <table:table-cell office:value-type="float" office:value="0.0296632267513053" calcext:value-type="float">
            <text:p>0.0297</text:p>
          </table:table-cell>
          <table:table-cell office:value-type="float" office:value="0.963734022556391" calcext:value-type="float">
            <text:p>0.9637</text:p>
          </table:table-cell>
          <table:table-cell office:value-type="float" office:value="0.0231166741684407" calcext:value-type="float">
            <text:p>0.0231</text:p>
          </table:table-cell>
          <table:table-cell office:value-type="float" office:value="0.953885338345864" calcext:value-type="float">
            <text:p>0.9539</text:p>
          </table:table-cell>
          <table:table-cell office:value-type="float" office:value="0.0304848273696053" calcext:value-type="float">
            <text:p>0.0305</text:p>
          </table:table-cell>
          <table:table-cell office:value-type="float" office:value="0.961758302005013" calcext:value-type="float">
            <text:p>0.9618</text:p>
          </table:table-cell>
          <table:table-cell office:value-type="float" office:value="0.0252878463808633" calcext:value-type="float">
            <text:p>0.0253</text:p>
          </table:table-cell>
          <table:table-cell office:value-type="float" office:value="0.958088815789474" calcext:value-type="float">
            <text:p>0.9581</text:p>
          </table:table-cell>
          <table:table-cell office:value-type="float" office:value="0.0305586192268063" calcext:value-type="float">
            <text:p>0.0306</text:p>
          </table:table-cell>
          <table:table-cell office:value-type="float" office:value="0.960187969924812" calcext:value-type="float">
            <text:p>0.9602</text:p>
          </table:table-cell>
          <table:table-cell office:value-type="float" office:value="0.0253499918743104" calcext:value-type="float">
            <text:p>0.0253</text:p>
          </table:table-cell>
          <table:table-cell office:value-type="float" office:value="0.955661184210526" calcext:value-type="float">
            <text:p>0.9557</text:p>
          </table:table-cell>
          <table:table-cell office:value-type="float" office:value="0.0315973687399385" calcext:value-type="float">
            <text:p>0.0316</text:p>
          </table:table-cell>
          <table:table-cell office:value-type="float" office:value="0.96081798245614" calcext:value-type="float">
            <text:p>0.9608</text:p>
          </table:table-cell>
          <table:table-cell office:value-type="float" office:value="0.0257562181412032" calcext:value-type="float">
            <text:p>0.0258</text:p>
          </table:table-cell>
          <table:table-cell office:value-type="float" office:value="0.961459429824561" calcext:value-type="float">
            <text:p>0.9615</text:p>
          </table:table-cell>
          <table:table-cell office:value-type="float" office:value="0.0274784697601956" calcext:value-type="float">
            <text:p>0.0275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38385025062657" calcext:value-type="float">
            <text:p>0.938385025062657</text:p>
          </table:table-cell>
          <table:table-cell office:value-type="float" office:value="0.0274457281962628" calcext:value-type="float">
            <text:p>0.0274457281962628</text:p>
          </table:table-cell>
          <table:table-cell office:value-type="float" office:value="0.960811403508772" calcext:value-type="float">
            <text:p>0.960811403508772</text:p>
          </table:table-cell>
          <table:table-cell office:value-type="float" office:value="0.0234629846732426" calcext:value-type="float">
            <text:p>0.0234629846732426</text:p>
          </table:table-cell>
          <table:table-cell office:value-type="float" office:value="0.953200344611529" calcext:value-type="float">
            <text:p>0.953200344611529</text:p>
          </table:table-cell>
          <table:table-cell office:value-type="float" office:value="0.0200213785230732" calcext:value-type="float">
            <text:p>0.0200213785230732</text:p>
          </table:table-cell>
          <table:table-cell office:value-type="float" office:value="0.952411497493734" calcext:value-type="float">
            <text:p>0.952411497493734</text:p>
          </table:table-cell>
          <table:table-cell office:value-type="float" office:value="0.0226675557598879" calcext:value-type="float">
            <text:p>0.0226675557598879</text:p>
          </table:table-cell>
          <table:table-cell office:value-type="float" office:value="0.956736685463659" calcext:value-type="float">
            <text:p>0.956736685463659</text:p>
          </table:table-cell>
          <table:table-cell office:value-type="float" office:value="0.0248407035907305" calcext:value-type="float">
            <text:p>0.0248407035907305</text:p>
          </table:table-cell>
          <table:table-cell office:value-type="float" office:value="0.958145050125313" calcext:value-type="float">
            <text:p>0.958145050125313</text:p>
          </table:table-cell>
          <table:table-cell office:value-type="float" office:value="0.0248582543459503" calcext:value-type="float">
            <text:p>0.0248582543459503</text:p>
          </table:table-cell>
          <table:table-cell office:value-type="float" office:value="0.956826597744361" calcext:value-type="float">
            <text:p>0.956826597744361</text:p>
          </table:table-cell>
          <table:table-cell office:value-type="float" office:value="0.0234391341340933" calcext:value-type="float">
            <text:p>0.0234</text:p>
          </table:table-cell>
          <table:table-cell office:value-type="float" office:value="0.959486215538847" calcext:value-type="float">
            <text:p>0.9595</text:p>
          </table:table-cell>
          <table:table-cell office:value-type="float" office:value="0.0255498133199482" calcext:value-type="float">
            <text:p>0.0255</text:p>
          </table:table-cell>
          <table:table-cell office:value-type="float" office:value="0.959281328320802" calcext:value-type="float">
            <text:p>0.9593</text:p>
          </table:table-cell>
          <table:table-cell office:value-type="float" office:value="0.025545432385407" calcext:value-type="float">
            <text:p>0.0255</text:p>
          </table:table-cell>
          <table:table-cell office:value-type="float" office:value="0.960147713032581" calcext:value-type="float">
            <text:p>0.9601</text:p>
          </table:table-cell>
          <table:table-cell office:value-type="float" office:value="0.0241288793453454" calcext:value-type="float">
            <text:p>0.0241</text:p>
          </table:table-cell>
          <table:table-cell office:value-type="float" office:value="0.958149906015037" calcext:value-type="float">
            <text:p>0.9581</text:p>
          </table:table-cell>
          <table:table-cell office:value-type="float" office:value="0.022611375036967" calcext:value-type="float">
            <text:p>0.0226</text:p>
          </table:table-cell>
          <table:table-cell office:value-type="float" office:value="0.958465068922306" calcext:value-type="float">
            <text:p>0.9585</text:p>
          </table:table-cell>
          <table:table-cell office:value-type="float" office:value="0.0247085247031896" calcext:value-type="float">
            <text:p>0.0247</text:p>
          </table:table-cell>
          <table:table-cell office:value-type="float" office:value="0.959449561403509" calcext:value-type="float">
            <text:p>0.9594</text:p>
          </table:table-cell>
          <table:table-cell office:value-type="float" office:value="0.0217897542483689" calcext:value-type="float">
            <text:p>0.0218</text:p>
          </table:table-cell>
          <table:table-cell office:value-type="float" office:value="0.958005952380952" calcext:value-type="float">
            <text:p>0.9580</text:p>
          </table:table-cell>
          <table:table-cell office:value-type="float" office:value="0.0214049159420855" calcext:value-type="float">
            <text:p>0.0214</text:p>
          </table:table-cell>
          <table:table-cell office:value-type="float" office:value="0.959589912280702" calcext:value-type="float">
            <text:p>0.9596</text:p>
          </table:table-cell>
          <table:table-cell office:value-type="float" office:value="0.0247187630311662" calcext:value-type="float">
            <text:p>0.0247</text:p>
          </table:table-cell>
          <table:table-cell office:value-type="float" office:value="0.959765664160401" calcext:value-type="float">
            <text:p>0.9598</text:p>
          </table:table-cell>
          <table:table-cell office:value-type="float" office:value="0.0275506334302489" calcext:value-type="float">
            <text:p>0.027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51326911027569" calcext:value-type="float">
            <text:p>0.951326911027569</text:p>
          </table:table-cell>
          <table:table-cell office:value-type="float" office:value="0.0287130711501251" calcext:value-type="float">
            <text:p>0.0287130711501251</text:p>
          </table:table-cell>
          <table:table-cell office:value-type="float" office:value="0.959913533834586" calcext:value-type="float">
            <text:p>0.959913533834586</text:p>
          </table:table-cell>
          <table:table-cell office:value-type="float" office:value="0.0269147332125886" calcext:value-type="float">
            <text:p>0.0269147332125886</text:p>
          </table:table-cell>
          <table:table-cell office:value-type="float" office:value="0.957785244360902" calcext:value-type="float">
            <text:p>0.957785244360902</text:p>
          </table:table-cell>
          <table:table-cell office:value-type="float" office:value="0.0250545357846978" calcext:value-type="float">
            <text:p>0.0250545357846978</text:p>
          </table:table-cell>
          <table:table-cell office:value-type="float" office:value="0.957518013784461" calcext:value-type="float">
            <text:p>0.957518013784461</text:p>
          </table:table-cell>
          <table:table-cell office:value-type="float" office:value="0.025952218725104" calcext:value-type="float">
            <text:p>0.025952218725104</text:p>
          </table:table-cell>
          <table:table-cell office:value-type="float" office:value="0.956132205513784" calcext:value-type="float">
            <text:p>0.956132205513784</text:p>
          </table:table-cell>
          <table:table-cell office:value-type="float" office:value="0.026165407353919" calcext:value-type="float">
            <text:p>0.026165407353919</text:p>
          </table:table-cell>
          <table:table-cell office:value-type="float" office:value="0.956519110275689" calcext:value-type="float">
            <text:p>0.956519110275689</text:p>
          </table:table-cell>
          <table:table-cell office:value-type="float" office:value="0.0271535431408489" calcext:value-type="float">
            <text:p>0.0271535431408489</text:p>
          </table:table-cell>
          <table:table-cell office:value-type="float" office:value="0.958317512531328" calcext:value-type="float">
            <text:p>0.958317512531328</text:p>
          </table:table-cell>
          <table:table-cell office:value-type="float" office:value="0.023602351017761" calcext:value-type="float">
            <text:p>0.0236</text:p>
          </table:table-cell>
          <table:table-cell office:value-type="float" office:value="0.958813126566416" calcext:value-type="float">
            <text:p>0.9588</text:p>
          </table:table-cell>
          <table:table-cell office:value-type="float" office:value="0.023527286873106" calcext:value-type="float">
            <text:p>0.0235</text:p>
          </table:table-cell>
          <table:table-cell office:value-type="float" office:value="0.959038847117794" calcext:value-type="float">
            <text:p>0.9590</text:p>
          </table:table-cell>
          <table:table-cell office:value-type="float" office:value="0.0257330453457551" calcext:value-type="float">
            <text:p>0.0257</text:p>
          </table:table-cell>
          <table:table-cell office:value-type="float" office:value="0.961268170426065" calcext:value-type="float">
            <text:p>0.9613</text:p>
          </table:table-cell>
          <table:table-cell office:value-type="float" office:value="0.0249394521616003" calcext:value-type="float">
            <text:p>0.0249</text:p>
          </table:table-cell>
          <table:table-cell office:value-type="float" office:value="0.957205357142857" calcext:value-type="float">
            <text:p>0.9572</text:p>
          </table:table-cell>
          <table:table-cell office:value-type="float" office:value="0.0250304325001617" calcext:value-type="float">
            <text:p>0.0250</text:p>
          </table:table-cell>
          <table:table-cell office:value-type="float" office:value="0.960029761904762" calcext:value-type="float">
            <text:p>0.9600</text:p>
          </table:table-cell>
          <table:table-cell office:value-type="float" office:value="0.0245959970443964" calcext:value-type="float">
            <text:p>0.0246</text:p>
          </table:table-cell>
          <table:table-cell office:value-type="float" office:value="0.96087734962406" calcext:value-type="float">
            <text:p>0.9609</text:p>
          </table:table-cell>
          <table:table-cell office:value-type="float" office:value="0.0217696255507715" calcext:value-type="float">
            <text:p>0.0218</text:p>
          </table:table-cell>
          <table:table-cell office:value-type="float" office:value="0.96041525689223" calcext:value-type="float">
            <text:p>0.9604</text:p>
          </table:table-cell>
          <table:table-cell office:value-type="float" office:value="0.0222528082165582" calcext:value-type="float">
            <text:p>0.0223</text:p>
          </table:table-cell>
          <table:table-cell office:value-type="float" office:value="0.95978947368421" calcext:value-type="float">
            <text:p>0.9598</text:p>
          </table:table-cell>
          <table:table-cell office:value-type="float" office:value="0.0234317988420405" calcext:value-type="float">
            <text:p>0.0234</text:p>
          </table:table-cell>
          <table:table-cell office:value-type="float" office:value="0.957887374686717" calcext:value-type="float">
            <text:p>0.9579</text:p>
          </table:table-cell>
          <table:table-cell office:value-type="float" office:value="0.0248924335974541" calcext:value-type="float">
            <text:p>0.024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4328634085213" calcext:value-type="float">
            <text:p>0.94328634085213</text:p>
          </table:table-cell>
          <table:table-cell office:value-type="float" office:value="0.0319793166570743" calcext:value-type="float">
            <text:p>0.0319793166570743</text:p>
          </table:table-cell>
          <table:table-cell office:value-type="float" office:value="0.955713972431078" calcext:value-type="float">
            <text:p>0.955713972431078</text:p>
          </table:table-cell>
          <table:table-cell office:value-type="float" office:value="0.0243723176080834" calcext:value-type="float">
            <text:p>0.0243723176080834</text:p>
          </table:table-cell>
          <table:table-cell office:value-type="float" office:value="0.955540726817043" calcext:value-type="float">
            <text:p>0.955540726817043</text:p>
          </table:table-cell>
          <table:table-cell office:value-type="float" office:value="0.0274542280987616" calcext:value-type="float">
            <text:p>0.0274542280987616</text:p>
          </table:table-cell>
          <table:table-cell office:value-type="float" office:value="0.953687343358396" calcext:value-type="float">
            <text:p>0.953687343358396</text:p>
          </table:table-cell>
          <table:table-cell office:value-type="float" office:value="0.0262966705792705" calcext:value-type="float">
            <text:p>0.0262966705792705</text:p>
          </table:table-cell>
          <table:table-cell office:value-type="float" office:value="0.956390977443609" calcext:value-type="float">
            <text:p>0.956390977443609</text:p>
          </table:table-cell>
          <table:table-cell office:value-type="float" office:value="0.0270809028098349" calcext:value-type="float">
            <text:p>0.0270809028098349</text:p>
          </table:table-cell>
          <table:table-cell office:value-type="float" office:value="0.958214129072682" calcext:value-type="float">
            <text:p>0.958214129072682</text:p>
          </table:table-cell>
          <table:table-cell office:value-type="float" office:value="0.0256367799268036" calcext:value-type="float">
            <text:p>0.0256367799268036</text:p>
          </table:table-cell>
          <table:table-cell office:value-type="float" office:value="0.954950501253133" calcext:value-type="float">
            <text:p>0.954950501253133</text:p>
          </table:table-cell>
          <table:table-cell office:value-type="float" office:value="0.0242407832577971" calcext:value-type="float">
            <text:p>0.0242</text:p>
          </table:table-cell>
          <table:table-cell office:value-type="float" office:value="0.959045582706767" calcext:value-type="float">
            <text:p>0.9590</text:p>
          </table:table-cell>
          <table:table-cell office:value-type="float" office:value="0.0255320600178537" calcext:value-type="float">
            <text:p>0.0255</text:p>
          </table:table-cell>
          <table:table-cell office:value-type="float" office:value="0.957423245614035" calcext:value-type="float">
            <text:p>0.9574</text:p>
          </table:table-cell>
          <table:table-cell office:value-type="float" office:value="0.0268888845585921" calcext:value-type="float">
            <text:p>0.0269</text:p>
          </table:table-cell>
          <table:table-cell office:value-type="float" office:value="0.961141917293233" calcext:value-type="float">
            <text:p>0.9611</text:p>
          </table:table-cell>
          <table:table-cell office:value-type="float" office:value="0.0242409665988251" calcext:value-type="float">
            <text:p>0.0242</text:p>
          </table:table-cell>
          <table:table-cell office:value-type="float" office:value="0.959433427318296" calcext:value-type="float">
            <text:p>0.9594</text:p>
          </table:table-cell>
          <table:table-cell office:value-type="float" office:value="0.0249680718210625" calcext:value-type="float">
            <text:p>0.0250</text:p>
          </table:table-cell>
          <table:table-cell office:value-type="float" office:value="0.955434053884712" calcext:value-type="float">
            <text:p>0.9554</text:p>
          </table:table-cell>
          <table:table-cell office:value-type="float" office:value="0.0246121549710961" calcext:value-type="float">
            <text:p>0.0246</text:p>
          </table:table-cell>
          <table:table-cell office:value-type="float" office:value="0.955865444862155" calcext:value-type="float">
            <text:p>0.9559</text:p>
          </table:table-cell>
          <table:table-cell office:value-type="float" office:value="0.0287461489496008" calcext:value-type="float">
            <text:p>0.0287</text:p>
          </table:table-cell>
          <table:table-cell office:value-type="float" office:value="0.961345394736842" calcext:value-type="float">
            <text:p>0.9613</text:p>
          </table:table-cell>
          <table:table-cell office:value-type="float" office:value="0.0250841446751623" calcext:value-type="float">
            <text:p>0.0251</text:p>
          </table:table-cell>
          <table:table-cell office:value-type="float" office:value="0.957056547619048" calcext:value-type="float">
            <text:p>0.9571</text:p>
          </table:table-cell>
          <table:table-cell office:value-type="float" office:value="0.0278103061100049" calcext:value-type="float">
            <text:p>0.0278</text:p>
          </table:table-cell>
          <table:table-cell office:value-type="float" office:value="0.958846804511278" calcext:value-type="float">
            <text:p>0.9588</text:p>
          </table:table-cell>
          <table:table-cell office:value-type="float" office:value="0.0263453141214474" calcext:value-type="float">
            <text:p>0.0263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44156015037594" calcext:value-type="float">
            <text:p>0.944156015037594</text:p>
          </table:table-cell>
          <table:table-cell office:value-type="float" office:value="0.034750721746114" calcext:value-type="float">
            <text:p>0.034750721746114</text:p>
          </table:table-cell>
          <table:table-cell office:value-type="float" office:value="0.957239191729323" calcext:value-type="float">
            <text:p>0.957239191729323</text:p>
          </table:table-cell>
          <table:table-cell office:value-type="float" office:value="0.0233645163662868" calcext:value-type="float">
            <text:p>0.0233645163662868</text:p>
          </table:table-cell>
          <table:table-cell office:value-type="float" office:value="0.956773652882205" calcext:value-type="float">
            <text:p>0.956773652882205</text:p>
          </table:table-cell>
          <table:table-cell office:value-type="float" office:value="0.0286002366739069" calcext:value-type="float">
            <text:p>0.0286002366739069</text:p>
          </table:table-cell>
          <table:table-cell office:value-type="float" office:value="0.953573778195489" calcext:value-type="float">
            <text:p>0.953573778195489</text:p>
          </table:table-cell>
          <table:table-cell office:value-type="float" office:value="0.0267959245431658" calcext:value-type="float">
            <text:p>0.0267959245431658</text:p>
          </table:table-cell>
          <table:table-cell office:value-type="float" office:value="0.955006578947368" calcext:value-type="float">
            <text:p>0.955006578947368</text:p>
          </table:table-cell>
          <table:table-cell office:value-type="float" office:value="0.0275200693383314" calcext:value-type="float">
            <text:p>0.0275200693383314</text:p>
          </table:table-cell>
          <table:table-cell office:value-type="float" office:value="0.957343045112782" calcext:value-type="float">
            <text:p>0.957343045112782</text:p>
          </table:table-cell>
          <table:table-cell office:value-type="float" office:value="0.0266507115682011" calcext:value-type="float">
            <text:p>0.0266507115682011</text:p>
          </table:table-cell>
          <table:table-cell office:value-type="float" office:value="0.956102286967419" calcext:value-type="float">
            <text:p>0.956102286967419</text:p>
          </table:table-cell>
          <table:table-cell office:value-type="float" office:value="0.0261725719311848" calcext:value-type="float">
            <text:p>0.0262</text:p>
          </table:table-cell>
          <table:table-cell office:value-type="float" office:value="0.955665726817042" calcext:value-type="float">
            <text:p>0.9557</text:p>
          </table:table-cell>
          <table:table-cell office:value-type="float" office:value="0.0272912842497697" calcext:value-type="float">
            <text:p>0.0273</text:p>
          </table:table-cell>
          <table:table-cell office:value-type="float" office:value="0.957406015037594" calcext:value-type="float">
            <text:p>0.9574</text:p>
          </table:table-cell>
          <table:table-cell office:value-type="float" office:value="0.027736098442531" calcext:value-type="float">
            <text:p>0.0277</text:p>
          </table:table-cell>
          <table:table-cell office:value-type="float" office:value="0.960431704260652" calcext:value-type="float">
            <text:p>0.9604</text:p>
          </table:table-cell>
          <table:table-cell office:value-type="float" office:value="0.0259611288122749" calcext:value-type="float">
            <text:p>0.0260</text:p>
          </table:table-cell>
          <table:table-cell office:value-type="float" office:value="0.958428258145363" calcext:value-type="float">
            <text:p>0.9584</text:p>
          </table:table-cell>
          <table:table-cell office:value-type="float" office:value="0.0268666435878203" calcext:value-type="float">
            <text:p>0.0269</text:p>
          </table:table-cell>
          <table:table-cell office:value-type="float" office:value="0.959282268170426" calcext:value-type="float">
            <text:p>0.9593</text:p>
          </table:table-cell>
          <table:table-cell office:value-type="float" office:value="0.0263321681570984" calcext:value-type="float">
            <text:p>0.0263</text:p>
          </table:table-cell>
          <table:table-cell office:value-type="float" office:value="0.956257675438596" calcext:value-type="float">
            <text:p>0.9563</text:p>
          </table:table-cell>
          <table:table-cell office:value-type="float" office:value="0.02767628996601" calcext:value-type="float">
            <text:p>0.0277</text:p>
          </table:table-cell>
          <table:table-cell office:value-type="float" office:value="0.961602130325815" calcext:value-type="float">
            <text:p>0.9616</text:p>
          </table:table-cell>
          <table:table-cell office:value-type="float" office:value="0.0265880118313877" calcext:value-type="float">
            <text:p>0.0266</text:p>
          </table:table-cell>
          <table:table-cell office:value-type="float" office:value="0.956375626566416" calcext:value-type="float">
            <text:p>0.9564</text:p>
          </table:table-cell>
          <table:table-cell office:value-type="float" office:value="0.0279870415452344" calcext:value-type="float">
            <text:p>0.0280</text:p>
          </table:table-cell>
          <table:table-cell office:value-type="float" office:value="0.960388941102757" calcext:value-type="float">
            <text:p>0.9604</text:p>
          </table:table-cell>
          <table:table-cell office:value-type="float" office:value="0.0259665985443744" calcext:value-type="float">
            <text:p>0.026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44862938596491" calcext:value-type="float">
            <text:p>0.944862938596491</text:p>
          </table:table-cell>
          <table:table-cell office:value-type="float" office:value="0.0255366650207759" calcext:value-type="float">
            <text:p>0.0255366650207759</text:p>
          </table:table-cell>
          <table:table-cell office:value-type="float" office:value="0.961417449874687" calcext:value-type="float">
            <text:p>0.961417449874687</text:p>
          </table:table-cell>
          <table:table-cell office:value-type="float" office:value="0.0216989603210794" calcext:value-type="float">
            <text:p>0.0216989603210794</text:p>
          </table:table-cell>
          <table:table-cell office:value-type="float" office:value="0.954772556390977" calcext:value-type="float">
            <text:p>0.954772556390977</text:p>
          </table:table-cell>
          <table:table-cell office:value-type="float" office:value="0.0236924920977855" calcext:value-type="float">
            <text:p>0.0236924920977855</text:p>
          </table:table-cell>
          <table:table-cell office:value-type="float" office:value="0.949945488721804" calcext:value-type="float">
            <text:p>0.949945488721804</text:p>
          </table:table-cell>
          <table:table-cell office:value-type="float" office:value="0.0226481149250725" calcext:value-type="float">
            <text:p>0.0226481149250725</text:p>
          </table:table-cell>
          <table:table-cell office:value-type="float" office:value="0.957873903508772" calcext:value-type="float">
            <text:p>0.957873903508772</text:p>
          </table:table-cell>
          <table:table-cell office:value-type="float" office:value="0.0229096416231896" calcext:value-type="float">
            <text:p>0.0229096416231896</text:p>
          </table:table-cell>
          <table:table-cell office:value-type="float" office:value="0.954453320802005" calcext:value-type="float">
            <text:p>0.954453320802005</text:p>
          </table:table-cell>
          <table:table-cell office:value-type="float" office:value="0.0222443568026721" calcext:value-type="float">
            <text:p>0.0222443568026721</text:p>
          </table:table-cell>
          <table:table-cell office:value-type="float" office:value="0.957866697994987" calcext:value-type="float">
            <text:p>0.957866697994987</text:p>
          </table:table-cell>
          <table:table-cell office:value-type="float" office:value="0.0207261349713078" calcext:value-type="float">
            <text:p>0.0207</text:p>
          </table:table-cell>
          <table:table-cell office:value-type="float" office:value="0.954428258145363" calcext:value-type="float">
            <text:p>0.9544</text:p>
          </table:table-cell>
          <table:table-cell office:value-type="float" office:value="0.0287723557712638" calcext:value-type="float">
            <text:p>0.0288</text:p>
          </table:table-cell>
          <table:table-cell office:value-type="float" office:value="0.958900375939849" calcext:value-type="float">
            <text:p>0.9589</text:p>
          </table:table-cell>
          <table:table-cell office:value-type="float" office:value="0.021571073527354" calcext:value-type="float">
            <text:p>0.0216</text:p>
          </table:table-cell>
          <table:table-cell office:value-type="float" office:value="0.959076127819549" calcext:value-type="float">
            <text:p>0.9591</text:p>
          </table:table-cell>
          <table:table-cell office:value-type="float" office:value="0.025758414025881" calcext:value-type="float">
            <text:p>0.0258</text:p>
          </table:table-cell>
          <table:table-cell office:value-type="float" office:value="0.95632111528822" calcext:value-type="float">
            <text:p>0.9563</text:p>
          </table:table-cell>
          <table:table-cell office:value-type="float" office:value="0.02640640228607" calcext:value-type="float">
            <text:p>0.0264</text:p>
          </table:table-cell>
          <table:table-cell office:value-type="float" office:value="0.957466478696742" calcext:value-type="float">
            <text:p>0.9575</text:p>
          </table:table-cell>
          <table:table-cell office:value-type="float" office:value="0.0206782959764485" calcext:value-type="float">
            <text:p>0.0207</text:p>
          </table:table-cell>
          <table:table-cell office:value-type="float" office:value="0.960396773182957" calcext:value-type="float">
            <text:p>0.9604</text:p>
          </table:table-cell>
          <table:table-cell office:value-type="float" office:value="0.0250957470859926" calcext:value-type="float">
            <text:p>0.0251</text:p>
          </table:table-cell>
          <table:table-cell office:value-type="float" office:value="0.954236215538847" calcext:value-type="float">
            <text:p>0.9542</text:p>
          </table:table-cell>
          <table:table-cell office:value-type="float" office:value="0.0240412676574889" calcext:value-type="float">
            <text:p>0.0240</text:p>
          </table:table-cell>
          <table:table-cell office:value-type="float" office:value="0.955424028822055" calcext:value-type="float">
            <text:p>0.9554</text:p>
          </table:table-cell>
          <table:table-cell office:value-type="float" office:value="0.0266608118587994" calcext:value-type="float">
            <text:p>0.0267</text:p>
          </table:table-cell>
          <table:table-cell office:value-type="float" office:value="0.957765350877193" calcext:value-type="float">
            <text:p>0.9578</text:p>
          </table:table-cell>
          <table:table-cell office:value-type="float" office:value="0.0269641565170484" calcext:value-type="float">
            <text:p>0.027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74619047619048" calcext:value-type="float">
            <text:p>0.974619047619048</text:p>
          </table:table-cell>
          <table:table-cell office:value-type="float" office:value="0.0113054737626661" calcext:value-type="float">
            <text:p>0.0113054737626661</text:p>
          </table:table-cell>
          <table:table-cell office:value-type="float" office:value="0.97325974025974" calcext:value-type="float">
            <text:p>0.97325974025974</text:p>
          </table:table-cell>
          <table:table-cell office:value-type="float" office:value="0.0126123365727728" calcext:value-type="float">
            <text:p>0.0126123365727728</text:p>
          </table:table-cell>
          <table:table-cell office:value-type="float" office:value="0.972662337662338" calcext:value-type="float">
            <text:p>0.972662337662338</text:p>
          </table:table-cell>
          <table:table-cell office:value-type="float" office:value="0.0123815697153098" calcext:value-type="float">
            <text:p>0.0123815697153098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36016739590408" calcext:value-type="float">
            <text:p>0.0136016739590408</text:p>
          </table:table-cell>
          <table:table-cell office:value-type="float" office:value="0.973831168831169" calcext:value-type="float">
            <text:p>0.973831168831169</text:p>
          </table:table-cell>
          <table:table-cell office:value-type="float" office:value="0.0135428547509451" calcext:value-type="float">
            <text:p>0.0135428547509451</text:p>
          </table:table-cell>
          <table:table-cell office:value-type="float" office:value="0.973551948051948" calcext:value-type="float">
            <text:p>0.973551948051948</text:p>
          </table:table-cell>
          <table:table-cell office:value-type="float" office:value="0.0128721011606591" calcext:value-type="float">
            <text:p>0.0128721011606591</text:p>
          </table:table-cell>
          <table:table-cell office:value-type="float" office:value="0.975071428571428" calcext:value-type="float">
            <text:p>0.975071428571428</text:p>
          </table:table-cell>
          <table:table-cell office:value-type="float" office:value="0.0106738953969152" calcext:value-type="float">
            <text:p>0.0107</text:p>
          </table:table-cell>
          <table:table-cell office:value-type="float" office:value="0.974017316017316" calcext:value-type="float">
            <text:p>0.9740</text:p>
          </table:table-cell>
          <table:table-cell office:value-type="float" office:value="0.0117775685004648" calcext:value-type="float">
            <text:p>0.0118</text:p>
          </table:table-cell>
          <table:table-cell office:value-type="float" office:value="0.97371645021645" calcext:value-type="float">
            <text:p>0.9737</text:p>
          </table:table-cell>
          <table:table-cell office:value-type="float" office:value="0.0120329727832662" calcext:value-type="float">
            <text:p>0.0120</text:p>
          </table:table-cell>
          <table:table-cell office:value-type="float" office:value="0.972614718614719" calcext:value-type="float">
            <text:p>0.9726</text:p>
          </table:table-cell>
          <table:table-cell office:value-type="float" office:value="0.0127251229577661" calcext:value-type="float">
            <text:p>0.0127</text:p>
          </table:table-cell>
          <table:table-cell office:value-type="float" office:value="0.973367965367965" calcext:value-type="float">
            <text:p>0.9734</text:p>
          </table:table-cell>
          <table:table-cell office:value-type="float" office:value="0.0123481618352775" calcext:value-type="float">
            <text:p>0.0123</text:p>
          </table:table-cell>
          <table:table-cell office:value-type="float" office:value="0.973220779220779" calcext:value-type="float">
            <text:p>0.9732</text:p>
          </table:table-cell>
          <table:table-cell office:value-type="float" office:value="0.0124869894798589" calcext:value-type="float">
            <text:p>0.0125</text:p>
          </table:table-cell>
          <table:table-cell office:value-type="float" office:value="0.972683982683983" calcext:value-type="float">
            <text:p>0.9727</text:p>
          </table:table-cell>
          <table:table-cell office:value-type="float" office:value="0.0120311991120167" calcext:value-type="float">
            <text:p>0.0120</text:p>
          </table:table-cell>
          <table:table-cell office:value-type="float" office:value="0.974279220779221" calcext:value-type="float">
            <text:p>0.9743</text:p>
          </table:table-cell>
          <table:table-cell office:value-type="float" office:value="0.0121980640246411" calcext:value-type="float">
            <text:p>0.0122</text:p>
          </table:table-cell>
          <table:table-cell office:value-type="float" office:value="0.973865800865801" calcext:value-type="float">
            <text:p>0.9739</text:p>
          </table:table-cell>
          <table:table-cell office:value-type="float" office:value="0.0118918218818239" calcext:value-type="float">
            <text:p>0.0119</text:p>
          </table:table-cell>
          <table:table-cell office:value-type="float" office:value="0.973595238095238" calcext:value-type="float">
            <text:p>0.9736</text:p>
          </table:table-cell>
          <table:table-cell office:value-type="float" office:value="0.0116018951910343" calcext:value-type="float">
            <text:p>0.0116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60417748917749" calcext:value-type="float">
            <text:p>0.960417748917749</text:p>
          </table:table-cell>
          <table:table-cell office:value-type="float" office:value="0.0110542528196651" calcext:value-type="float">
            <text:p>0.0110542528196651</text:p>
          </table:table-cell>
          <table:table-cell office:value-type="float" office:value="0.972638528138528" calcext:value-type="float">
            <text:p>0.972638528138528</text:p>
          </table:table-cell>
          <table:table-cell office:value-type="float" office:value="0.0128418237293114" calcext:value-type="float">
            <text:p>0.0128418237293114</text:p>
          </table:table-cell>
          <table:table-cell office:value-type="float" office:value="0.970854978354978" calcext:value-type="float">
            <text:p>0.970854978354978</text:p>
          </table:table-cell>
          <table:table-cell office:value-type="float" office:value="0.0109861723552942" calcext:value-type="float">
            <text:p>0.0109861723552942</text:p>
          </table:table-cell>
          <table:table-cell office:value-type="float" office:value="0.969393939393939" calcext:value-type="float">
            <text:p>0.969393939393939</text:p>
          </table:table-cell>
          <table:table-cell office:value-type="float" office:value="0.00964134831114843" calcext:value-type="float">
            <text:p>0.00964134831114843</text:p>
          </table:table-cell>
          <table:table-cell office:value-type="float" office:value="0.971761904761905" calcext:value-type="float">
            <text:p>0.971761904761905</text:p>
          </table:table-cell>
          <table:table-cell office:value-type="float" office:value="0.0116530711199891" calcext:value-type="float">
            <text:p>0.0116530711199891</text:p>
          </table:table-cell>
          <table:table-cell office:value-type="float" office:value="0.971792207792208" calcext:value-type="float">
            <text:p>0.971792207792208</text:p>
          </table:table-cell>
          <table:table-cell office:value-type="float" office:value="0.0107284009250035" calcext:value-type="float">
            <text:p>0.0107284009250035</text:p>
          </table:table-cell>
          <table:table-cell office:value-type="float" office:value="0.974090909090909" calcext:value-type="float">
            <text:p>0.974090909090909</text:p>
          </table:table-cell>
          <table:table-cell office:value-type="float" office:value="0.0123165034535974" calcext:value-type="float">
            <text:p>0.0123</text:p>
          </table:table-cell>
          <table:table-cell office:value-type="float" office:value="0.972593073593074" calcext:value-type="float">
            <text:p>0.9726</text:p>
          </table:table-cell>
          <table:table-cell office:value-type="float" office:value="0.0108071385626961" calcext:value-type="float">
            <text:p>0.0108</text:p>
          </table:table-cell>
          <table:table-cell office:value-type="float" office:value="0.974891774891775" calcext:value-type="float">
            <text:p>0.9749</text:p>
          </table:table-cell>
          <table:table-cell office:value-type="float" office:value="0.0112831974192541" calcext:value-type="float">
            <text:p>0.0113</text:p>
          </table:table-cell>
          <table:table-cell office:value-type="float" office:value="0.972521645021645" calcext:value-type="float">
            <text:p>0.9725</text:p>
          </table:table-cell>
          <table:table-cell office:value-type="float" office:value="0.0118527890292964" calcext:value-type="float">
            <text:p>0.0119</text:p>
          </table:table-cell>
          <table:table-cell office:value-type="float" office:value="0.974140692640693" calcext:value-type="float">
            <text:p>0.9741</text:p>
          </table:table-cell>
          <table:table-cell office:value-type="float" office:value="0.0120542989466372" calcext:value-type="float">
            <text:p>0.0121</text:p>
          </table:table-cell>
          <table:table-cell office:value-type="float" office:value="0.973402597402597" calcext:value-type="float">
            <text:p>0.9734</text:p>
          </table:table-cell>
          <table:table-cell office:value-type="float" office:value="0.0106049893850611" calcext:value-type="float">
            <text:p>0.0106</text:p>
          </table:table-cell>
          <table:table-cell office:value-type="float" office:value="0.973612554112554" calcext:value-type="float">
            <text:p>0.9736</text:p>
          </table:table-cell>
          <table:table-cell office:value-type="float" office:value="0.0112362478023653" calcext:value-type="float">
            <text:p>0.0112</text:p>
          </table:table-cell>
          <table:table-cell office:value-type="float" office:value="0.972484848484848" calcext:value-type="float">
            <text:p>0.9725</text:p>
          </table:table-cell>
          <table:table-cell office:value-type="float" office:value="0.0114685181916537" calcext:value-type="float">
            <text:p>0.0115</text:p>
          </table:table-cell>
          <table:table-cell office:value-type="float" office:value="0.973792207792208" calcext:value-type="float">
            <text:p>0.9738</text:p>
          </table:table-cell>
          <table:table-cell office:value-type="float" office:value="0.0119946194762616" calcext:value-type="float">
            <text:p>0.0120</text:p>
          </table:table-cell>
          <table:table-cell office:value-type="float" office:value="0.974218614718615" calcext:value-type="float">
            <text:p>0.9742</text:p>
          </table:table-cell>
          <table:table-cell office:value-type="float" office:value="0.0120898038025099" calcext:value-type="float">
            <text:p>0.012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58354978354978" calcext:value-type="float">
            <text:p>0.958354978354978</text:p>
          </table:table-cell>
          <table:table-cell office:value-type="float" office:value="0.0130626520504993" calcext:value-type="float">
            <text:p>0.0130626520504993</text:p>
          </table:table-cell>
          <table:table-cell office:value-type="float" office:value="0.973954545454545" calcext:value-type="float">
            <text:p>0.973954545454545</text:p>
          </table:table-cell>
          <table:table-cell office:value-type="float" office:value="0.0131314532502253" calcext:value-type="float">
            <text:p>0.0131314532502253</text:p>
          </table:table-cell>
          <table:table-cell office:value-type="float" office:value="0.972132034632035" calcext:value-type="float">
            <text:p>0.972132034632035</text:p>
          </table:table-cell>
          <table:table-cell office:value-type="float" office:value="0.0133276251998505" calcext:value-type="float">
            <text:p>0.0133276251998505</text:p>
          </table:table-cell>
          <table:table-cell office:value-type="float" office:value="0.969813852813853" calcext:value-type="float">
            <text:p>0.969813852813853</text:p>
          </table:table-cell>
          <table:table-cell office:value-type="float" office:value="0.0152794367913683" calcext:value-type="float">
            <text:p>0.0152794367913683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15597126305541" calcext:value-type="float">
            <text:p>0.0115597126305541</text:p>
          </table:table-cell>
          <table:table-cell office:value-type="float" office:value="0.973911255411255" calcext:value-type="float">
            <text:p>0.973911255411255</text:p>
          </table:table-cell>
          <table:table-cell office:value-type="float" office:value="0.0125718844820823" calcext:value-type="float">
            <text:p>0.0125718844820823</text:p>
          </table:table-cell>
          <table:table-cell office:value-type="float" office:value="0.974324675324675" calcext:value-type="float">
            <text:p>0.974324675324675</text:p>
          </table:table-cell>
          <table:table-cell office:value-type="float" office:value="0.0116541325823047" calcext:value-type="float">
            <text:p>0.0117</text:p>
          </table:table-cell>
          <table:table-cell office:value-type="float" office:value="0.973640692640693" calcext:value-type="float">
            <text:p>0.9736</text:p>
          </table:table-cell>
          <table:table-cell office:value-type="float" office:value="0.0113657325087436" calcext:value-type="float">
            <text:p>0.0114</text:p>
          </table:table-cell>
          <table:table-cell office:value-type="float" office:value="0.974705627705628" calcext:value-type="float">
            <text:p>0.9747</text:p>
          </table:table-cell>
          <table:table-cell office:value-type="float" office:value="0.0104729697146275" calcext:value-type="float">
            <text:p>0.0105</text:p>
          </table:table-cell>
          <table:table-cell office:value-type="float" office:value="0.973136363636364" calcext:value-type="float">
            <text:p>0.9731</text:p>
          </table:table-cell>
          <table:table-cell office:value-type="float" office:value="0.0121650741794007" calcext:value-type="float">
            <text:p>0.0122</text:p>
          </table:table-cell>
          <table:table-cell office:value-type="float" office:value="0.974694805194805" calcext:value-type="float">
            <text:p>0.9747</text:p>
          </table:table-cell>
          <table:table-cell office:value-type="float" office:value="0.0110617081762697" calcext:value-type="float">
            <text:p>0.0111</text:p>
          </table:table-cell>
          <table:table-cell office:value-type="float" office:value="0.972658008658009" calcext:value-type="float">
            <text:p>0.9727</text:p>
          </table:table-cell>
          <table:table-cell office:value-type="float" office:value="0.0127390881484237" calcext:value-type="float">
            <text:p>0.0127</text:p>
          </table:table-cell>
          <table:table-cell office:value-type="float" office:value="0.974510822510822" calcext:value-type="float">
            <text:p>0.9745</text:p>
          </table:table-cell>
          <table:table-cell office:value-type="float" office:value="0.0114208124522228" calcext:value-type="float">
            <text:p>0.0114</text:p>
          </table:table-cell>
          <table:table-cell office:value-type="float" office:value="0.973893939393939" calcext:value-type="float">
            <text:p>0.9739</text:p>
          </table:table-cell>
          <table:table-cell office:value-type="float" office:value="0.0128832522615224" calcext:value-type="float">
            <text:p>0.0129</text:p>
          </table:table-cell>
          <table:table-cell office:value-type="float" office:value="0.973487012987013" calcext:value-type="float">
            <text:p>0.9735</text:p>
          </table:table-cell>
          <table:table-cell office:value-type="float" office:value="0.0113945259302235" calcext:value-type="float">
            <text:p>0.0114</text:p>
          </table:table-cell>
          <table:table-cell office:value-type="float" office:value="0.973727272727273" calcext:value-type="float">
            <text:p>0.9737</text:p>
          </table:table-cell>
          <table:table-cell office:value-type="float" office:value="0.0123985086563975" calcext:value-type="float">
            <text:p>0.0124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55861471861472" calcext:value-type="float">
            <text:p>0.955861471861472</text:p>
          </table:table-cell>
          <table:table-cell office:value-type="float" office:value="0.0127590442368238" calcext:value-type="float">
            <text:p>0.0127590442368238</text:p>
          </table:table-cell>
          <table:table-cell office:value-type="float" office:value="0.971387445887446" calcext:value-type="float">
            <text:p>0.971387445887446</text:p>
          </table:table-cell>
          <table:table-cell office:value-type="float" office:value="0.0134638246771342" calcext:value-type="float">
            <text:p>0.0134638246771342</text:p>
          </table:table-cell>
          <table:table-cell office:value-type="float" office:value="0.971106060606061" calcext:value-type="float">
            <text:p>0.971106060606061</text:p>
          </table:table-cell>
          <table:table-cell office:value-type="float" office:value="0.0110582976474476" calcext:value-type="float">
            <text:p>0.0110582976474476</text:p>
          </table:table-cell>
          <table:table-cell office:value-type="float" office:value="0.969335497835498" calcext:value-type="float">
            <text:p>0.969335497835498</text:p>
          </table:table-cell>
          <table:table-cell office:value-type="float" office:value="0.0120346977951278" calcext:value-type="float">
            <text:p>0.0120346977951278</text:p>
          </table:table-cell>
          <table:table-cell office:value-type="float" office:value="0.973415584415584" calcext:value-type="float">
            <text:p>0.973415584415584</text:p>
          </table:table-cell>
          <table:table-cell office:value-type="float" office:value="0.0135310105011135" calcext:value-type="float">
            <text:p>0.0135310105011135</text:p>
          </table:table-cell>
          <table:table-cell office:value-type="float" office:value="0.974190476190476" calcext:value-type="float">
            <text:p>0.974190476190476</text:p>
          </table:table-cell>
          <table:table-cell office:value-type="float" office:value="0.011563408808801" calcext:value-type="float">
            <text:p>0.011563408808801</text:p>
          </table:table-cell>
          <table:table-cell office:value-type="float" office:value="0.975725108225108" calcext:value-type="float">
            <text:p>0.975725108225108</text:p>
          </table:table-cell>
          <table:table-cell office:value-type="float" office:value="0.0109786587654048" calcext:value-type="float">
            <text:p>0.0110</text:p>
          </table:table-cell>
          <table:table-cell office:value-type="float" office:value="0.974077922077922" calcext:value-type="float">
            <text:p>0.9741</text:p>
          </table:table-cell>
          <table:table-cell office:value-type="float" office:value="0.0103770563355562" calcext:value-type="float">
            <text:p>0.0104</text:p>
          </table:table-cell>
          <table:table-cell office:value-type="float" office:value="0.97495670995671" calcext:value-type="float">
            <text:p>0.9750</text:p>
          </table:table-cell>
          <table:table-cell office:value-type="float" office:value="0.0118502861250596" calcext:value-type="float">
            <text:p>0.0119</text:p>
          </table:table-cell>
          <table:table-cell office:value-type="float" office:value="0.9744329004329" calcext:value-type="float">
            <text:p>0.9744</text:p>
          </table:table-cell>
          <table:table-cell office:value-type="float" office:value="0.0118491354701566" calcext:value-type="float">
            <text:p>0.0118</text:p>
          </table:table-cell>
          <table:table-cell office:value-type="float" office:value="0.975534632034632" calcext:value-type="float">
            <text:p>0.9755</text:p>
          </table:table-cell>
          <table:table-cell office:value-type="float" office:value="0.0134862017421233" calcext:value-type="float">
            <text:p>0.0135</text:p>
          </table:table-cell>
          <table:table-cell office:value-type="float" office:value="0.974235930735931" calcext:value-type="float">
            <text:p>0.9742</text:p>
          </table:table-cell>
          <table:table-cell office:value-type="float" office:value="0.0104357039777671" calcext:value-type="float">
            <text:p>0.0104</text:p>
          </table:table-cell>
          <table:table-cell office:value-type="float" office:value="0.974264069264069" calcext:value-type="float">
            <text:p>0.9743</text:p>
          </table:table-cell>
          <table:table-cell office:value-type="float" office:value="0.0120029106663582" calcext:value-type="float">
            <text:p>0.0120</text:p>
          </table:table-cell>
          <table:table-cell office:value-type="float" office:value="0.974160173160173" calcext:value-type="float">
            <text:p>0.9742</text:p>
          </table:table-cell>
          <table:table-cell office:value-type="float" office:value="0.0117223573040036" calcext:value-type="float">
            <text:p>0.0117</text:p>
          </table:table-cell>
          <table:table-cell office:value-type="float" office:value="0.973952380952381" calcext:value-type="float">
            <text:p>0.9740</text:p>
          </table:table-cell>
          <table:table-cell office:value-type="float" office:value="0.0114539900017279" calcext:value-type="float">
            <text:p>0.0115</text:p>
          </table:table-cell>
          <table:table-cell office:value-type="float" office:value="0.974329004329004" calcext:value-type="float">
            <text:p>0.9743</text:p>
          </table:table-cell>
          <table:table-cell office:value-type="float" office:value="0.0111295294400297" calcext:value-type="float">
            <text:p>0.011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58073593073593" calcext:value-type="float">
            <text:p>0.958073593073593</text:p>
          </table:table-cell>
          <table:table-cell office:value-type="float" office:value="0.0109469754917207" calcext:value-type="float">
            <text:p>0.0109469754917207</text:p>
          </table:table-cell>
          <table:table-cell office:value-type="float" office:value="0.972458874458874" calcext:value-type="float">
            <text:p>0.972458874458874</text:p>
          </table:table-cell>
          <table:table-cell office:value-type="float" office:value="0.0124870395084009" calcext:value-type="float">
            <text:p>0.0124870395084009</text:p>
          </table:table-cell>
          <table:table-cell office:value-type="float" office:value="0.972943722943723" calcext:value-type="float">
            <text:p>0.972943722943723</text:p>
          </table:table-cell>
          <table:table-cell office:value-type="float" office:value="0.0115465517286281" calcext:value-type="float">
            <text:p>0.0115465517286281</text:p>
          </table:table-cell>
          <table:table-cell office:value-type="float" office:value="0.972744588744589" calcext:value-type="float">
            <text:p>0.972744588744589</text:p>
          </table:table-cell>
          <table:table-cell office:value-type="float" office:value="0.0111264595534319" calcext:value-type="float">
            <text:p>0.0111264595534319</text:p>
          </table:table-cell>
          <table:table-cell office:value-type="float" office:value="0.974398268398268" calcext:value-type="float">
            <text:p>0.974398268398268</text:p>
          </table:table-cell>
          <table:table-cell office:value-type="float" office:value="0.0105717589184724" calcext:value-type="float">
            <text:p>0.0105717589184724</text:p>
          </table:table-cell>
          <table:table-cell office:value-type="float" office:value="0.973235930735931" calcext:value-type="float">
            <text:p>0.973235930735931</text:p>
          </table:table-cell>
          <table:table-cell office:value-type="float" office:value="0.0121328534854147" calcext:value-type="float">
            <text:p>0.0121328534854147</text:p>
          </table:table-cell>
          <table:table-cell office:value-type="float" office:value="0.973683982683983" calcext:value-type="float">
            <text:p>0.973683982683983</text:p>
          </table:table-cell>
          <table:table-cell office:value-type="float" office:value="0.0118639917913976" calcext:value-type="float">
            <text:p>0.0119</text:p>
          </table:table-cell>
          <table:table-cell office:value-type="float" office:value="0.97419696969697" calcext:value-type="float">
            <text:p>0.9742</text:p>
          </table:table-cell>
          <table:table-cell office:value-type="float" office:value="0.0103458211155208" calcext:value-type="float">
            <text:p>0.0103</text:p>
          </table:table-cell>
          <table:table-cell office:value-type="float" office:value="0.974634199134199" calcext:value-type="float">
            <text:p>0.9746</text:p>
          </table:table-cell>
          <table:table-cell office:value-type="float" office:value="0.0118257192591103" calcext:value-type="float">
            <text:p>0.0118</text:p>
          </table:table-cell>
          <table:table-cell office:value-type="float" office:value="0.97421645021645" calcext:value-type="float">
            <text:p>0.9742</text:p>
          </table:table-cell>
          <table:table-cell office:value-type="float" office:value="0.0115347100983918" calcext:value-type="float">
            <text:p>0.0115</text:p>
          </table:table-cell>
          <table:table-cell office:value-type="float" office:value="0.973580086580087" calcext:value-type="float">
            <text:p>0.9736</text:p>
          </table:table-cell>
          <table:table-cell office:value-type="float" office:value="0.0126777828856868" calcext:value-type="float">
            <text:p>0.0127</text:p>
          </table:table-cell>
          <table:table-cell office:value-type="float" office:value="0.973207792207792" calcext:value-type="float">
            <text:p>0.9732</text:p>
          </table:table-cell>
          <table:table-cell office:value-type="float" office:value="0.011488248458851" calcext:value-type="float">
            <text:p>0.0115</text:p>
          </table:table-cell>
          <table:table-cell office:value-type="float" office:value="0.975251082251082" calcext:value-type="float">
            <text:p>0.9753</text:p>
          </table:table-cell>
          <table:table-cell office:value-type="float" office:value="0.0109158826773958" calcext:value-type="float">
            <text:p>0.0109</text:p>
          </table:table-cell>
          <table:table-cell office:value-type="float" office:value="0.972207792207792" calcext:value-type="float">
            <text:p>0.9722</text:p>
          </table:table-cell>
          <table:table-cell office:value-type="float" office:value="0.0125768463198313" calcext:value-type="float">
            <text:p>0.0126</text:p>
          </table:table-cell>
          <table:table-cell office:value-type="float" office:value="0.974261904761905" calcext:value-type="float">
            <text:p>0.9743</text:p>
          </table:table-cell>
          <table:table-cell office:value-type="float" office:value="0.0101435567657661" calcext:value-type="float">
            <text:p>0.0101</text:p>
          </table:table-cell>
          <table:table-cell office:value-type="float" office:value="0.972181818181818" calcext:value-type="float">
            <text:p>0.9722</text:p>
          </table:table-cell>
          <table:table-cell office:value-type="float" office:value="0.0120821665919034" calcext:value-type="float">
            <text:p>0.0121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45582251082251" calcext:value-type="float">
            <text:p>0.945582251082251</text:p>
          </table:table-cell>
          <table:table-cell office:value-type="float" office:value="0.0108918982079219" calcext:value-type="float">
            <text:p>0.0108918982079219</text:p>
          </table:table-cell>
          <table:table-cell office:value-type="float" office:value="0.974474025974026" calcext:value-type="float">
            <text:p>0.974474025974026</text:p>
          </table:table-cell>
          <table:table-cell office:value-type="float" office:value="0.0113055751966172" calcext:value-type="float">
            <text:p>0.0113055751966172</text:p>
          </table:table-cell>
          <table:table-cell office:value-type="float" office:value="0.970162337662338" calcext:value-type="float">
            <text:p>0.970162337662338</text:p>
          </table:table-cell>
          <table:table-cell office:value-type="float" office:value="0.0122880170839625" calcext:value-type="float">
            <text:p>0.0122880170839625</text:p>
          </table:table-cell>
          <table:table-cell office:value-type="float" office:value="0.970337662337662" calcext:value-type="float">
            <text:p>0.970337662337662</text:p>
          </table:table-cell>
          <table:table-cell office:value-type="float" office:value="0.0110677027483952" calcext:value-type="float">
            <text:p>0.0110677027483952</text:p>
          </table:table-cell>
          <table:table-cell office:value-type="float" office:value="0.974160173160173" calcext:value-type="float">
            <text:p>0.974160173160173</text:p>
          </table:table-cell>
          <table:table-cell office:value-type="float" office:value="0.0116240079623783" calcext:value-type="float">
            <text:p>0.0116240079623783</text:p>
          </table:table-cell>
          <table:table-cell office:value-type="float" office:value="0.975774891774892" calcext:value-type="float">
            <text:p>0.975774891774892</text:p>
          </table:table-cell>
          <table:table-cell office:value-type="float" office:value="0.0129032585365763" calcext:value-type="float">
            <text:p>0.0129032585365763</text:p>
          </table:table-cell>
          <table:table-cell office:value-type="float" office:value="0.974177489177489" calcext:value-type="float">
            <text:p>0.974177489177489</text:p>
          </table:table-cell>
          <table:table-cell office:value-type="float" office:value="0.0124089030291631" calcext:value-type="float">
            <text:p>0.0124</text:p>
          </table:table-cell>
          <table:table-cell office:value-type="float" office:value="0.972616883116883" calcext:value-type="float">
            <text:p>0.9726</text:p>
          </table:table-cell>
          <table:table-cell office:value-type="float" office:value="0.010144576991533" calcext:value-type="float">
            <text:p>0.0101</text:p>
          </table:table-cell>
          <table:table-cell office:value-type="float" office:value="0.974138528138528" calcext:value-type="float">
            <text:p>0.9741</text:p>
          </table:table-cell>
          <table:table-cell office:value-type="float" office:value="0.011494161355141" calcext:value-type="float">
            <text:p>0.0115</text:p>
          </table:table-cell>
          <table:table-cell office:value-type="float" office:value="0.977359307359307" calcext:value-type="float">
            <text:p>0.9774</text:p>
          </table:table-cell>
          <table:table-cell office:value-type="float" office:value="0.0117072981382098" calcext:value-type="float">
            <text:p>0.0117</text:p>
          </table:table-cell>
          <table:table-cell office:value-type="float" office:value="0.974861471861472" calcext:value-type="float">
            <text:p>0.9749</text:p>
          </table:table-cell>
          <table:table-cell office:value-type="float" office:value="0.0122763774914913" calcext:value-type="float">
            <text:p>0.0123</text:p>
          </table:table-cell>
          <table:table-cell office:value-type="float" office:value="0.975919913419913" calcext:value-type="float">
            <text:p>0.9759</text:p>
          </table:table-cell>
          <table:table-cell office:value-type="float" office:value="0.0110876293891004" calcext:value-type="float">
            <text:p>0.0111</text:p>
          </table:table-cell>
          <table:table-cell office:value-type="float" office:value="0.974748917748918" calcext:value-type="float">
            <text:p>0.9747</text:p>
          </table:table-cell>
          <table:table-cell office:value-type="float" office:value="0.0119719402358105" calcext:value-type="float">
            <text:p>0.0120</text:p>
          </table:table-cell>
          <table:table-cell office:value-type="float" office:value="0.975593073593073" calcext:value-type="float">
            <text:p>0.9756</text:p>
          </table:table-cell>
          <table:table-cell office:value-type="float" office:value="0.01272006404581" calcext:value-type="float">
            <text:p>0.0127</text:p>
          </table:table-cell>
          <table:table-cell office:value-type="float" office:value="0.97334632034632" calcext:value-type="float">
            <text:p>0.9733</text:p>
          </table:table-cell>
          <table:table-cell office:value-type="float" office:value="0.0130490425779575" calcext:value-type="float">
            <text:p>0.0130</text:p>
          </table:table-cell>
          <table:table-cell office:value-type="float" office:value="0.977177489177489" calcext:value-type="float">
            <text:p>0.9772</text:p>
          </table:table-cell>
          <table:table-cell office:value-type="float" office:value="0.0112416370462891" calcext:value-type="float">
            <text:p>0.011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62794372294372" calcext:value-type="float">
            <text:p>0.962794372294372</text:p>
          </table:table-cell>
          <table:table-cell office:value-type="float" office:value="0.0132961090722581" calcext:value-type="float">
            <text:p>0.0132961090722581</text:p>
          </table:table-cell>
          <table:table-cell office:value-type="float" office:value="0.973822510822511" calcext:value-type="float">
            <text:p>0.973822510822511</text:p>
          </table:table-cell>
          <table:table-cell office:value-type="float" office:value="0.0107343950440139" calcext:value-type="float">
            <text:p>0.0107343950440139</text:p>
          </table:table-cell>
          <table:table-cell office:value-type="float" office:value="0.97178354978355" calcext:value-type="float">
            <text:p>0.97178354978355</text:p>
          </table:table-cell>
          <table:table-cell office:value-type="float" office:value="0.0138659782423306" calcext:value-type="float">
            <text:p>0.0138659782423306</text:p>
          </table:table-cell>
          <table:table-cell office:value-type="float" office:value="0.97078354978355" calcext:value-type="float">
            <text:p>0.97078354978355</text:p>
          </table:table-cell>
          <table:table-cell office:value-type="float" office:value="0.0140981690935975" calcext:value-type="float">
            <text:p>0.0140981690935975</text:p>
          </table:table-cell>
          <table:table-cell office:value-type="float" office:value="0.972075757575758" calcext:value-type="float">
            <text:p>0.972075757575758</text:p>
          </table:table-cell>
          <table:table-cell office:value-type="float" office:value="0.0126722905021462" calcext:value-type="float">
            <text:p>0.0126722905021462</text:p>
          </table:table-cell>
          <table:table-cell office:value-type="float" office:value="0.972645021645022" calcext:value-type="float">
            <text:p>0.972645021645022</text:p>
          </table:table-cell>
          <table:table-cell office:value-type="float" office:value="0.0125170352133089" calcext:value-type="float">
            <text:p>0.0125170352133089</text:p>
          </table:table-cell>
          <table:table-cell office:value-type="float" office:value="0.973071428571429" calcext:value-type="float">
            <text:p>0.973071428571429</text:p>
          </table:table-cell>
          <table:table-cell office:value-type="float" office:value="0.012992598786365" calcext:value-type="float">
            <text:p>0.0130</text:p>
          </table:table-cell>
          <table:table-cell office:value-type="float" office:value="0.973002164502164" calcext:value-type="float">
            <text:p>0.9730</text:p>
          </table:table-cell>
          <table:table-cell office:value-type="float" office:value="0.011687395778524" calcext:value-type="float">
            <text:p>0.0117</text:p>
          </table:table-cell>
          <table:table-cell office:value-type="float" office:value="0.971893939393939" calcext:value-type="float">
            <text:p>0.9719</text:p>
          </table:table-cell>
          <table:table-cell office:value-type="float" office:value="0.0139987286315642" calcext:value-type="float">
            <text:p>0.0140</text:p>
          </table:table-cell>
          <table:table-cell office:value-type="float" office:value="0.972136363636364" calcext:value-type="float">
            <text:p>0.9721</text:p>
          </table:table-cell>
          <table:table-cell office:value-type="float" office:value="0.0134927065202451" calcext:value-type="float">
            <text:p>0.0135</text:p>
          </table:table-cell>
          <table:table-cell office:value-type="float" office:value="0.97275974025974" calcext:value-type="float">
            <text:p>0.9728</text:p>
          </table:table-cell>
          <table:table-cell office:value-type="float" office:value="0.0121657273043798" calcext:value-type="float">
            <text:p>0.0122</text:p>
          </table:table-cell>
          <table:table-cell office:value-type="float" office:value="0.972924242424242" calcext:value-type="float">
            <text:p>0.9729</text:p>
          </table:table-cell>
          <table:table-cell office:value-type="float" office:value="0.0120871512862575" calcext:value-type="float">
            <text:p>0.0121</text:p>
          </table:table-cell>
          <table:table-cell office:value-type="float" office:value="0.972047619047619" calcext:value-type="float">
            <text:p>0.9720</text:p>
          </table:table-cell>
          <table:table-cell office:value-type="float" office:value="0.0140804592448466" calcext:value-type="float">
            <text:p>0.0141</text:p>
          </table:table-cell>
          <table:table-cell office:value-type="float" office:value="0.974290043290043" calcext:value-type="float">
            <text:p>0.9743</text:p>
          </table:table-cell>
          <table:table-cell office:value-type="float" office:value="0.0118300111799429" calcext:value-type="float">
            <text:p>0.0118</text:p>
          </table:table-cell>
          <table:table-cell office:value-type="float" office:value="0.972380952380953" calcext:value-type="float">
            <text:p>0.9724</text:p>
          </table:table-cell>
          <table:table-cell office:value-type="float" office:value="0.0121187364834671" calcext:value-type="float">
            <text:p>0.0121</text:p>
          </table:table-cell>
          <table:table-cell office:value-type="float" office:value="0.971859307359307" calcext:value-type="float">
            <text:p>0.9719</text:p>
          </table:table-cell>
          <table:table-cell office:value-type="float" office:value="0.0132488223631108" calcext:value-type="float">
            <text:p>0.0132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59588744588745" calcext:value-type="float">
            <text:p>0.959588744588745</text:p>
          </table:table-cell>
          <table:table-cell office:value-type="float" office:value="0.0146202747144311" calcext:value-type="float">
            <text:p>0.0146202747144311</text:p>
          </table:table-cell>
          <table:table-cell office:value-type="float" office:value="0.972995670995671" calcext:value-type="float">
            <text:p>0.972995670995671</text:p>
          </table:table-cell>
          <table:table-cell office:value-type="float" office:value="0.0105686040534763" calcext:value-type="float">
            <text:p>0.0105686040534763</text:p>
          </table:table-cell>
          <table:table-cell office:value-type="float" office:value="0.972919913419913" calcext:value-type="float">
            <text:p>0.972919913419913</text:p>
          </table:table-cell>
          <table:table-cell office:value-type="float" office:value="0.0142281564759553" calcext:value-type="float">
            <text:p>0.0142281564759553</text:p>
          </table:table-cell>
          <table:table-cell office:value-type="float" office:value="0.971564935064935" calcext:value-type="float">
            <text:p>0.971564935064935</text:p>
          </table:table-cell>
          <table:table-cell office:value-type="float" office:value="0.012268251999126" calcext:value-type="float">
            <text:p>0.012268251999126</text:p>
          </table:table-cell>
          <table:table-cell office:value-type="float" office:value="0.975108225108225" calcext:value-type="float">
            <text:p>0.975108225108225</text:p>
          </table:table-cell>
          <table:table-cell office:value-type="float" office:value="0.0128604342521447" calcext:value-type="float">
            <text:p>0.0128604342521447</text:p>
          </table:table-cell>
          <table:table-cell office:value-type="float" office:value="0.972919913419914" calcext:value-type="float">
            <text:p>0.972919913419914</text:p>
          </table:table-cell>
          <table:table-cell office:value-type="float" office:value="0.0109076090438805" calcext:value-type="float">
            <text:p>0.0109076090438805</text:p>
          </table:table-cell>
          <table:table-cell office:value-type="float" office:value="0.973525974025974" calcext:value-type="float">
            <text:p>0.973525974025974</text:p>
          </table:table-cell>
          <table:table-cell office:value-type="float" office:value="0.0132665952170109" calcext:value-type="float">
            <text:p>0.0133</text:p>
          </table:table-cell>
          <table:table-cell office:value-type="float" office:value="0.974168831168831" calcext:value-type="float">
            <text:p>0.9742</text:p>
          </table:table-cell>
          <table:table-cell office:value-type="float" office:value="0.0127423883262425" calcext:value-type="float">
            <text:p>0.0127</text:p>
          </table:table-cell>
          <table:table-cell office:value-type="float" office:value="0.974556277056277" calcext:value-type="float">
            <text:p>0.9746</text:p>
          </table:table-cell>
          <table:table-cell office:value-type="float" office:value="0.0116817376283857" calcext:value-type="float">
            <text:p>0.0117</text:p>
          </table:table-cell>
          <table:table-cell office:value-type="float" office:value="0.974865800865801" calcext:value-type="float">
            <text:p>0.9749</text:p>
          </table:table-cell>
          <table:table-cell office:value-type="float" office:value="0.0113201494774501" calcext:value-type="float">
            <text:p>0.0113</text:p>
          </table:table-cell>
          <table:table-cell office:value-type="float" office:value="0.974036796536796" calcext:value-type="float">
            <text:p>0.9740</text:p>
          </table:table-cell>
          <table:table-cell office:value-type="float" office:value="0.0119521685824972" calcext:value-type="float">
            <text:p>0.0120</text:p>
          </table:table-cell>
          <table:table-cell office:value-type="float" office:value="0.973800865800866" calcext:value-type="float">
            <text:p>0.9738</text:p>
          </table:table-cell>
          <table:table-cell office:value-type="float" office:value="0.0114209719768327" calcext:value-type="float">
            <text:p>0.0114</text:p>
          </table:table-cell>
          <table:table-cell office:value-type="float" office:value="0.974712121212121" calcext:value-type="float">
            <text:p>0.9747</text:p>
          </table:table-cell>
          <table:table-cell office:value-type="float" office:value="0.0107803093297809" calcext:value-type="float">
            <text:p>0.0108</text:p>
          </table:table-cell>
          <table:table-cell office:value-type="float" office:value="0.974006493506493" calcext:value-type="float">
            <text:p>0.9740</text:p>
          </table:table-cell>
          <table:table-cell office:value-type="float" office:value="0.0109249442739568" calcext:value-type="float">
            <text:p>0.0109</text:p>
          </table:table-cell>
          <table:table-cell office:value-type="float" office:value="0.973006493506493" calcext:value-type="float">
            <text:p>0.9730</text:p>
          </table:table-cell>
          <table:table-cell office:value-type="float" office:value="0.0125046035529606" calcext:value-type="float">
            <text:p>0.0125</text:p>
          </table:table-cell>
          <table:table-cell office:value-type="float" office:value="0.973547619047619" calcext:value-type="float">
            <text:p>0.9735</text:p>
          </table:table-cell>
          <table:table-cell office:value-type="float" office:value="0.0126155660577846" calcext:value-type="float">
            <text:p>0.012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56534632034632" calcext:value-type="float">
            <text:p>0.956534632034632</text:p>
          </table:table-cell>
          <table:table-cell office:value-type="float" office:value="0.0119649174988617" calcext:value-type="float">
            <text:p>0.0119649174988617</text:p>
          </table:table-cell>
          <table:table-cell office:value-type="float" office:value="0.970755411255411" calcext:value-type="float">
            <text:p>0.970755411255411</text:p>
          </table:table-cell>
          <table:table-cell office:value-type="float" office:value="0.0116635327088653" calcext:value-type="float">
            <text:p>0.0116635327088653</text:p>
          </table:table-cell>
          <table:table-cell office:value-type="float" office:value="0.973515151515151" calcext:value-type="float">
            <text:p>0.973515151515151</text:p>
          </table:table-cell>
          <table:table-cell office:value-type="float" office:value="0.012159473533007" calcext:value-type="float">
            <text:p>0.012159473533007</text:p>
          </table:table-cell>
          <table:table-cell office:value-type="float" office:value="0.972012987012987" calcext:value-type="float">
            <text:p>0.972012987012987</text:p>
          </table:table-cell>
          <table:table-cell office:value-type="float" office:value="0.0122295554197955" calcext:value-type="float">
            <text:p>0.0122295554197955</text:p>
          </table:table-cell>
          <table:table-cell office:value-type="float" office:value="0.973170995670996" calcext:value-type="float">
            <text:p>0.973170995670996</text:p>
          </table:table-cell>
          <table:table-cell office:value-type="float" office:value="0.0128837367588398" calcext:value-type="float">
            <text:p>0.0128837367588398</text:p>
          </table:table-cell>
          <table:table-cell office:value-type="float" office:value="0.973272727272727" calcext:value-type="float">
            <text:p>0.973272727272727</text:p>
          </table:table-cell>
          <table:table-cell office:value-type="float" office:value="0.0124224562148355" calcext:value-type="float">
            <text:p>0.0124224562148355</text:p>
          </table:table-cell>
          <table:table-cell office:value-type="float" office:value="0.974101731601732" calcext:value-type="float">
            <text:p>0.974101731601732</text:p>
          </table:table-cell>
          <table:table-cell office:value-type="float" office:value="0.010956780542507" calcext:value-type="float">
            <text:p>0.0110</text:p>
          </table:table-cell>
          <table:table-cell office:value-type="float" office:value="0.973701298701299" calcext:value-type="float">
            <text:p>0.9737</text:p>
          </table:table-cell>
          <table:table-cell office:value-type="float" office:value="0.0118032751349005" calcext:value-type="float">
            <text:p>0.0118</text:p>
          </table:table-cell>
          <table:table-cell office:value-type="float" office:value="0.972647186147186" calcext:value-type="float">
            <text:p>0.9726</text:p>
          </table:table-cell>
          <table:table-cell office:value-type="float" office:value="0.0115854733275156" calcext:value-type="float">
            <text:p>0.0116</text:p>
          </table:table-cell>
          <table:table-cell office:value-type="float" office:value="0.974071428571429" calcext:value-type="float">
            <text:p>0.9741</text:p>
          </table:table-cell>
          <table:table-cell office:value-type="float" office:value="0.0121011876440255" calcext:value-type="float">
            <text:p>0.0121</text:p>
          </table:table-cell>
          <table:table-cell office:value-type="float" office:value="0.972608225108225" calcext:value-type="float">
            <text:p>0.9726</text:p>
          </table:table-cell>
          <table:table-cell office:value-type="float" office:value="0.0131411724520978" calcext:value-type="float">
            <text:p>0.0131</text:p>
          </table:table-cell>
          <table:table-cell office:value-type="float" office:value="0.973064935064935" calcext:value-type="float">
            <text:p>0.9731</text:p>
          </table:table-cell>
          <table:table-cell office:value-type="float" office:value="0.0117996557194141" calcext:value-type="float">
            <text:p>0.0118</text:p>
          </table:table-cell>
          <table:table-cell office:value-type="float" office:value="0.974038961038961" calcext:value-type="float">
            <text:p>0.9740</text:p>
          </table:table-cell>
          <table:table-cell office:value-type="float" office:value="0.0116415891320556" calcext:value-type="float">
            <text:p>0.0116</text:p>
          </table:table-cell>
          <table:table-cell office:value-type="float" office:value="0.972720779220779" calcext:value-type="float">
            <text:p>0.9727</text:p>
          </table:table-cell>
          <table:table-cell office:value-type="float" office:value="0.0114787778886655" calcext:value-type="float">
            <text:p>0.0115</text:p>
          </table:table-cell>
          <table:table-cell office:value-type="float" office:value="0.973121212121212" calcext:value-type="float">
            <text:p>0.9731</text:p>
          </table:table-cell>
          <table:table-cell office:value-type="float" office:value="0.0116693947005814" calcext:value-type="float">
            <text:p>0.0117</text:p>
          </table:table-cell>
          <table:table-cell office:value-type="float" office:value="0.974649350649351" calcext:value-type="float">
            <text:p>0.9746</text:p>
          </table:table-cell>
          <table:table-cell office:value-type="float" office:value="0.0113748265817856" calcext:value-type="float">
            <text:p>0.011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68028138528138" calcext:value-type="float">
            <text:p>0.968028138528138</text:p>
          </table:table-cell>
          <table:table-cell office:value-type="float" office:value="0.0121968452897913" calcext:value-type="float">
            <text:p>0.0121968452897913</text:p>
          </table:table-cell>
          <table:table-cell office:value-type="float" office:value="0.967069264069264" calcext:value-type="float">
            <text:p>0.967069264069264</text:p>
          </table:table-cell>
          <table:table-cell office:value-type="float" office:value="0.012971704637638" calcext:value-type="float">
            <text:p>0.012971704637638</text:p>
          </table:table-cell>
          <table:table-cell office:value-type="float" office:value="0.97637012987013" calcext:value-type="float">
            <text:p>0.97637012987013</text:p>
          </table:table-cell>
          <table:table-cell office:value-type="float" office:value="0.0094654855284058" calcext:value-type="float">
            <text:p>0.0094654855284058</text:p>
          </table:table-cell>
          <table:table-cell office:value-type="float" office:value="0.976922077922078" calcext:value-type="float">
            <text:p>0.976922077922078</text:p>
          </table:table-cell>
          <table:table-cell office:value-type="float" office:value="0.0109640532675074" calcext:value-type="float">
            <text:p>0.0109640532675074</text:p>
          </table:table-cell>
          <table:table-cell office:value-type="float" office:value="0.97575974025974" calcext:value-type="float">
            <text:p>0.97575974025974</text:p>
          </table:table-cell>
          <table:table-cell office:value-type="float" office:value="0.0106679791141266" calcext:value-type="float">
            <text:p>0.0106679791141266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0101865745547376" calcext:value-type="float">
            <text:p>0.0101865745547376</text:p>
          </table:table-cell>
          <table:table-cell office:value-type="float" office:value="0.974924242424242" calcext:value-type="float">
            <text:p>0.974924242424242</text:p>
          </table:table-cell>
          <table:table-cell office:value-type="float" office:value="0.0110705750812192" calcext:value-type="float">
            <text:p>0.0111</text:p>
          </table:table-cell>
          <table:table-cell office:value-type="float" office:value="0.97665367965368" calcext:value-type="float">
            <text:p>0.9767</text:p>
          </table:table-cell>
          <table:table-cell office:value-type="float" office:value="0.0104574361036251" calcext:value-type="float">
            <text:p>0.0105</text:p>
          </table:table-cell>
          <table:table-cell office:value-type="float" office:value="0.975971861471862" calcext:value-type="float">
            <text:p>0.9760</text:p>
          </table:table-cell>
          <table:table-cell office:value-type="float" office:value="0.0105545193786623" calcext:value-type="float">
            <text:p>0.0106</text:p>
          </table:table-cell>
          <table:table-cell office:value-type="float" office:value="0.977748917748918" calcext:value-type="float">
            <text:p>0.9777</text:p>
          </table:table-cell>
          <table:table-cell office:value-type="float" office:value="0.00921676570910319" calcext:value-type="float">
            <text:p>0.0092</text:p>
          </table:table-cell>
          <table:table-cell office:value-type="float" office:value="0.975426406926407" calcext:value-type="float">
            <text:p>0.9754</text:p>
          </table:table-cell>
          <table:table-cell office:value-type="float" office:value="0.0112273385540047" calcext:value-type="float">
            <text:p>0.0112</text:p>
          </table:table-cell>
          <table:table-cell office:value-type="float" office:value="0.977285714285714" calcext:value-type="float">
            <text:p>0.9773</text:p>
          </table:table-cell>
          <table:table-cell office:value-type="float" office:value="0.0093588362032005" calcext:value-type="float">
            <text:p>0.0094</text:p>
          </table:table-cell>
          <table:table-cell office:value-type="float" office:value="0.9754329004329" calcext:value-type="float">
            <text:p>0.9754</text:p>
          </table:table-cell>
          <table:table-cell office:value-type="float" office:value="0.010951662120672" calcext:value-type="float">
            <text:p>0.0110</text:p>
          </table:table-cell>
          <table:table-cell office:value-type="float" office:value="0.977045454545454" calcext:value-type="float">
            <text:p>0.9770</text:p>
          </table:table-cell>
          <table:table-cell office:value-type="float" office:value="0.00875532371636427" calcext:value-type="float">
            <text:p>0.0088</text:p>
          </table:table-cell>
          <table:table-cell office:value-type="float" office:value="0.976458874458875" calcext:value-type="float">
            <text:p>0.9765</text:p>
          </table:table-cell>
          <table:table-cell office:value-type="float" office:value="0.0100276717479466" calcext:value-type="float">
            <text:p>0.0100</text:p>
          </table:table-cell>
          <table:table-cell office:value-type="float" office:value="0.976530303030303" calcext:value-type="float">
            <text:p>0.9765</text:p>
          </table:table-cell>
          <table:table-cell office:value-type="float" office:value="0.0118401256441154" calcext:value-type="float">
            <text:p>0.011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57517598343685" calcext:value-type="float">
            <text:p>0.957517598343685</text:p>
          </table:table-cell>
          <table:table-cell office:value-type="float" office:value="0.0151322978269143" calcext:value-type="float">
            <text:p>0.0151322978269143</text:p>
          </table:table-cell>
          <table:table-cell office:value-type="float" office:value="0.958838405797101" calcext:value-type="float">
            <text:p>0.958838405797101</text:p>
          </table:table-cell>
          <table:table-cell office:value-type="float" office:value="0.0169189786763756" calcext:value-type="float">
            <text:p>0.0169189786763756</text:p>
          </table:table-cell>
          <table:table-cell office:value-type="float" office:value="0.958448550724638" calcext:value-type="float">
            <text:p>0.958448550724638</text:p>
          </table:table-cell>
          <table:table-cell office:value-type="float" office:value="0.018889827729073" calcext:value-type="float">
            <text:p>0.018889827729073</text:p>
          </table:table-cell>
          <table:table-cell office:value-type="float" office:value="0.955962008281574" calcext:value-type="float">
            <text:p>0.955962008281574</text:p>
          </table:table-cell>
          <table:table-cell office:value-type="float" office:value="0.0178370797156576" calcext:value-type="float">
            <text:p>0.0178370797156576</text:p>
          </table:table-cell>
          <table:table-cell office:value-type="float" office:value="0.957676086956522" calcext:value-type="float">
            <text:p>0.957676086956522</text:p>
          </table:table-cell>
          <table:table-cell office:value-type="float" office:value="0.0190586590513306" calcext:value-type="float">
            <text:p>0.0190586590513306</text:p>
          </table:table-cell>
          <table:table-cell office:value-type="float" office:value="0.955851863354037" calcext:value-type="float">
            <text:p>0.955851863354037</text:p>
          </table:table-cell>
          <table:table-cell office:value-type="float" office:value="0.0138548701142214" calcext:value-type="float">
            <text:p>0.0138548701142214</text:p>
          </table:table-cell>
          <table:table-cell office:value-type="float" office:value="0.959087474120083" calcext:value-type="float">
            <text:p>0.959087474120083</text:p>
          </table:table-cell>
          <table:table-cell office:value-type="float" office:value="0.01676833599357" calcext:value-type="float">
            <text:p>0.0168</text:p>
          </table:table-cell>
          <table:table-cell office:value-type="float" office:value="0.956721842650103" calcext:value-type="float">
            <text:p>0.9567</text:p>
          </table:table-cell>
          <table:table-cell office:value-type="float" office:value="0.0206987257737173" calcext:value-type="float">
            <text:p>0.0207</text:p>
          </table:table-cell>
          <table:table-cell office:value-type="float" office:value="0.954422877846791" calcext:value-type="float">
            <text:p>0.9544</text:p>
          </table:table-cell>
          <table:table-cell office:value-type="float" office:value="0.0182678786972507" calcext:value-type="float">
            <text:p>0.0183</text:p>
          </table:table-cell>
          <table:table-cell office:value-type="float" office:value="0.957490269151139" calcext:value-type="float">
            <text:p>0.9575</text:p>
          </table:table-cell>
          <table:table-cell office:value-type="float" office:value="0.0170133983429022" calcext:value-type="float">
            <text:p>0.0170</text:p>
          </table:table-cell>
          <table:table-cell office:value-type="float" office:value="0.960315631469979" calcext:value-type="float">
            <text:p>0.9603</text:p>
          </table:table-cell>
          <table:table-cell office:value-type="float" office:value="0.0171669307276796" calcext:value-type="float">
            <text:p>0.0172</text:p>
          </table:table-cell>
          <table:table-cell office:value-type="float" office:value="0.955407039337474" calcext:value-type="float">
            <text:p>0.9554</text:p>
          </table:table-cell>
          <table:table-cell office:value-type="float" office:value="0.0176028780883859" calcext:value-type="float">
            <text:p>0.0176</text:p>
          </table:table-cell>
          <table:table-cell office:value-type="float" office:value="0.954828260869565" calcext:value-type="float">
            <text:p>0.9548</text:p>
          </table:table-cell>
          <table:table-cell office:value-type="float" office:value="0.0163428003724224" calcext:value-type="float">
            <text:p>0.0163</text:p>
          </table:table-cell>
          <table:table-cell office:value-type="float" office:value="0.959552380952381" calcext:value-type="float">
            <text:p>0.9596</text:p>
          </table:table-cell>
          <table:table-cell office:value-type="float" office:value="0.0132552487184921" calcext:value-type="float">
            <text:p>0.0133</text:p>
          </table:table-cell>
          <table:table-cell office:value-type="float" office:value="0.958561697722567" calcext:value-type="float">
            <text:p>0.9586</text:p>
          </table:table-cell>
          <table:table-cell office:value-type="float" office:value="0.0193577074773792" calcext:value-type="float">
            <text:p>0.0194</text:p>
          </table:table-cell>
          <table:table-cell office:value-type="float" office:value="0.958994409937888" calcext:value-type="float">
            <text:p>0.9590</text:p>
          </table:table-cell>
          <table:table-cell office:value-type="float" office:value="0.0171972222067514" calcext:value-type="float">
            <text:p>0.017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47492339544513" calcext:value-type="float">
            <text:p>0.947492339544513</text:p>
          </table:table-cell>
          <table:table-cell office:value-type="float" office:value="0.0174819945698402" calcext:value-type="float">
            <text:p>0.0174819945698402</text:p>
          </table:table-cell>
          <table:table-cell office:value-type="float" office:value="0.958557039337474" calcext:value-type="float">
            <text:p>0.958557039337474</text:p>
          </table:table-cell>
          <table:table-cell office:value-type="float" office:value="0.0174588240147768" calcext:value-type="float">
            <text:p>0.0174588240147768</text:p>
          </table:table-cell>
          <table:table-cell office:value-type="float" office:value="0.958274430641822" calcext:value-type="float">
            <text:p>0.958274430641822</text:p>
          </table:table-cell>
          <table:table-cell office:value-type="float" office:value="0.0155188419387717" calcext:value-type="float">
            <text:p>0.0155188419387717</text:p>
          </table:table-cell>
          <table:table-cell office:value-type="float" office:value="0.955537784679089" calcext:value-type="float">
            <text:p>0.955537784679089</text:p>
          </table:table-cell>
          <table:table-cell office:value-type="float" office:value="0.0146811613259003" calcext:value-type="float">
            <text:p>0.0146811613259003</text:p>
          </table:table-cell>
          <table:table-cell office:value-type="float" office:value="0.958706107660455" calcext:value-type="float">
            <text:p>0.958706107660455</text:p>
          </table:table-cell>
          <table:table-cell office:value-type="float" office:value="0.0138797095891908" calcext:value-type="float">
            <text:p>0.0138797095891908</text:p>
          </table:table-cell>
          <table:table-cell office:value-type="float" office:value="0.956737060041408" calcext:value-type="float">
            <text:p>0.956737060041408</text:p>
          </table:table-cell>
          <table:table-cell office:value-type="float" office:value="0.0132266344648496" calcext:value-type="float">
            <text:p>0.0132266344648496</text:p>
          </table:table-cell>
          <table:table-cell office:value-type="float" office:value="0.956159937888199" calcext:value-type="float">
            <text:p>0.956159937888199</text:p>
          </table:table-cell>
          <table:table-cell office:value-type="float" office:value="0.0147531278301329" calcext:value-type="float">
            <text:p>0.0148</text:p>
          </table:table-cell>
          <table:table-cell office:value-type="float" office:value="0.956350724637681" calcext:value-type="float">
            <text:p>0.9564</text:p>
          </table:table-cell>
          <table:table-cell office:value-type="float" office:value="0.0117641415246306" calcext:value-type="float">
            <text:p>0.0118</text:p>
          </table:table-cell>
          <table:table-cell office:value-type="float" office:value="0.960157453416149" calcext:value-type="float">
            <text:p>0.9602</text:p>
          </table:table-cell>
          <table:table-cell office:value-type="float" office:value="0.0129918710891114" calcext:value-type="float">
            <text:p>0.0130</text:p>
          </table:table-cell>
          <table:table-cell office:value-type="float" office:value="0.951940579710145" calcext:value-type="float">
            <text:p>0.9519</text:p>
          </table:table-cell>
          <table:table-cell office:value-type="float" office:value="0.0156923877780352" calcext:value-type="float">
            <text:p>0.0157</text:p>
          </table:table-cell>
          <table:table-cell office:value-type="float" office:value="0.960797101449275" calcext:value-type="float">
            <text:p>0.9608</text:p>
          </table:table-cell>
          <table:table-cell office:value-type="float" office:value="0.0153706276995165" calcext:value-type="float">
            <text:p>0.0154</text:p>
          </table:table-cell>
          <table:table-cell office:value-type="float" office:value="0.960884057971014" calcext:value-type="float">
            <text:p>0.9609</text:p>
          </table:table-cell>
          <table:table-cell office:value-type="float" office:value="0.0140491927929259" calcext:value-type="float">
            <text:p>0.0140</text:p>
          </table:table-cell>
          <table:table-cell office:value-type="float" office:value="0.95958933747412" calcext:value-type="float">
            <text:p>0.9596</text:p>
          </table:table-cell>
          <table:table-cell office:value-type="float" office:value="0.0139666383205328" calcext:value-type="float">
            <text:p>0.0140</text:p>
          </table:table-cell>
          <table:table-cell office:value-type="float" office:value="0.958605383022774" calcext:value-type="float">
            <text:p>0.9586</text:p>
          </table:table-cell>
          <table:table-cell office:value-type="float" office:value="0.015034986782666" calcext:value-type="float">
            <text:p>0.0150</text:p>
          </table:table-cell>
          <table:table-cell office:value-type="float" office:value="0.958200414078675" calcext:value-type="float">
            <text:p>0.9582</text:p>
          </table:table-cell>
          <table:table-cell office:value-type="float" office:value="0.012871367568005" calcext:value-type="float">
            <text:p>0.0129</text:p>
          </table:table-cell>
          <table:table-cell office:value-type="float" office:value="0.957703416149068" calcext:value-type="float">
            <text:p>0.9577</text:p>
          </table:table-cell>
          <table:table-cell office:value-type="float" office:value="0.0161298535523192" calcext:value-type="float">
            <text:p>0.016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46302070393375" calcext:value-type="float">
            <text:p>0.946302070393375</text:p>
          </table:table-cell>
          <table:table-cell office:value-type="float" office:value="0.0217999096059282" calcext:value-type="float">
            <text:p>0.0217999096059282</text:p>
          </table:table-cell>
          <table:table-cell office:value-type="float" office:value="0.957888612836439" calcext:value-type="float">
            <text:p>0.957888612836439</text:p>
          </table:table-cell>
          <table:table-cell office:value-type="float" office:value="0.0168983312562513" calcext:value-type="float">
            <text:p>0.0168983312562513</text:p>
          </table:table-cell>
          <table:table-cell office:value-type="float" office:value="0.956819979296066" calcext:value-type="float">
            <text:p>0.956819979296066</text:p>
          </table:table-cell>
          <table:table-cell office:value-type="float" office:value="0.0157902107445167" calcext:value-type="float">
            <text:p>0.0157902107445167</text:p>
          </table:table-cell>
          <table:table-cell office:value-type="float" office:value="0.950258488612836" calcext:value-type="float">
            <text:p>0.950258488612836</text:p>
          </table:table-cell>
          <table:table-cell office:value-type="float" office:value="0.0221420715958737" calcext:value-type="float">
            <text:p>0.0221420715958737</text:p>
          </table:table-cell>
          <table:table-cell office:value-type="float" office:value="0.957189855072464" calcext:value-type="float">
            <text:p>0.957189855072464</text:p>
          </table:table-cell>
          <table:table-cell office:value-type="float" office:value="0.0136577195017285" calcext:value-type="float">
            <text:p>0.0136577195017285</text:p>
          </table:table-cell>
          <table:table-cell office:value-type="float" office:value="0.953671739130435" calcext:value-type="float">
            <text:p>0.953671739130435</text:p>
          </table:table-cell>
          <table:table-cell office:value-type="float" office:value="0.0189549143260452" calcext:value-type="float">
            <text:p>0.0189549143260452</text:p>
          </table:table-cell>
          <table:table-cell office:value-type="float" office:value="0.95658198757764" calcext:value-type="float">
            <text:p>0.95658198757764</text:p>
          </table:table-cell>
          <table:table-cell office:value-type="float" office:value="0.0132229270592038" calcext:value-type="float">
            <text:p>0.0132</text:p>
          </table:table-cell>
          <table:table-cell office:value-type="float" office:value="0.955515838509317" calcext:value-type="float">
            <text:p>0.9555</text:p>
          </table:table-cell>
          <table:table-cell office:value-type="float" office:value="0.0168436973067355" calcext:value-type="float">
            <text:p>0.0168</text:p>
          </table:table-cell>
          <table:table-cell office:value-type="float" office:value="0.958707453416149" calcext:value-type="float">
            <text:p>0.9587</text:p>
          </table:table-cell>
          <table:table-cell office:value-type="float" office:value="0.0137402768398569" calcext:value-type="float">
            <text:p>0.0137</text:p>
          </table:table-cell>
          <table:table-cell office:value-type="float" office:value="0.955667598343685" calcext:value-type="float">
            <text:p>0.9557</text:p>
          </table:table-cell>
          <table:table-cell office:value-type="float" office:value="0.0152098499002433" calcext:value-type="float">
            <text:p>0.0152</text:p>
          </table:table-cell>
          <table:table-cell office:value-type="float" office:value="0.955329606625259" calcext:value-type="float">
            <text:p>0.9553</text:p>
          </table:table-cell>
          <table:table-cell office:value-type="float" office:value="0.0145711822275474" calcext:value-type="float">
            <text:p>0.0146</text:p>
          </table:table-cell>
          <table:table-cell office:value-type="float" office:value="0.959221118012422" calcext:value-type="float">
            <text:p>0.9592</text:p>
          </table:table-cell>
          <table:table-cell office:value-type="float" office:value="0.0185335017166407" calcext:value-type="float">
            <text:p>0.0185</text:p>
          </table:table-cell>
          <table:table-cell office:value-type="float" office:value="0.95991231884058" calcext:value-type="float">
            <text:p>0.9599</text:p>
          </table:table-cell>
          <table:table-cell office:value-type="float" office:value="0.0140389531096813" calcext:value-type="float">
            <text:p>0.0140</text:p>
          </table:table-cell>
          <table:table-cell office:value-type="float" office:value="0.960343581780538" calcext:value-type="float">
            <text:p>0.9603</text:p>
          </table:table-cell>
          <table:table-cell office:value-type="float" office:value="0.012724406887399" calcext:value-type="float">
            <text:p>0.0127</text:p>
          </table:table-cell>
          <table:table-cell office:value-type="float" office:value="0.960161180124224" calcext:value-type="float">
            <text:p>0.9602</text:p>
          </table:table-cell>
          <table:table-cell office:value-type="float" office:value="0.0163582431676219" calcext:value-type="float">
            <text:p>0.0164</text:p>
          </table:table-cell>
          <table:table-cell office:value-type="float" office:value="0.960230434782609" calcext:value-type="float">
            <text:p>0.9602</text:p>
          </table:table-cell>
          <table:table-cell office:value-type="float" office:value="0.0135183808668583" calcext:value-type="float">
            <text:p>0.0135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49987784679089" calcext:value-type="float">
            <text:p>0.949987784679089</text:p>
          </table:table-cell>
          <table:table-cell office:value-type="float" office:value="0.0168372934429239" calcext:value-type="float">
            <text:p>0.0168372934429239</text:p>
          </table:table-cell>
          <table:table-cell office:value-type="float" office:value="0.954581677018634" calcext:value-type="float">
            <text:p>0.954581677018634</text:p>
          </table:table-cell>
          <table:table-cell office:value-type="float" office:value="0.0288421134759135" calcext:value-type="float">
            <text:p>0.0288421134759135</text:p>
          </table:table-cell>
          <table:table-cell office:value-type="float" office:value="0.959636335403727" calcext:value-type="float">
            <text:p>0.959636335403727</text:p>
          </table:table-cell>
          <table:table-cell office:value-type="float" office:value="0.0145606732837956" calcext:value-type="float">
            <text:p>0.0145606732837956</text:p>
          </table:table-cell>
          <table:table-cell office:value-type="float" office:value="0.960926604554865" calcext:value-type="float">
            <text:p>0.960926604554865</text:p>
          </table:table-cell>
          <table:table-cell office:value-type="float" office:value="0.0138839524132735" calcext:value-type="float">
            <text:p>0.0138839524132735</text:p>
          </table:table-cell>
          <table:table-cell office:value-type="float" office:value="0.957529296066253" calcext:value-type="float">
            <text:p>0.957529296066253</text:p>
          </table:table-cell>
          <table:table-cell office:value-type="float" office:value="0.0162089375191731" calcext:value-type="float">
            <text:p>0.0162089375191731</text:p>
          </table:table-cell>
          <table:table-cell office:value-type="float" office:value="0.958276604554865" calcext:value-type="float">
            <text:p>0.958276604554865</text:p>
          </table:table-cell>
          <table:table-cell office:value-type="float" office:value="0.0171480705414864" calcext:value-type="float">
            <text:p>0.0171480705414864</text:p>
          </table:table-cell>
          <table:table-cell office:value-type="float" office:value="0.957425051759834" calcext:value-type="float">
            <text:p>0.957425051759834</text:p>
          </table:table-cell>
          <table:table-cell office:value-type="float" office:value="0.0148940200824246" calcext:value-type="float">
            <text:p>0.0149</text:p>
          </table:table-cell>
          <table:table-cell office:value-type="float" office:value="0.955349792960663" calcext:value-type="float">
            <text:p>0.9553</text:p>
          </table:table-cell>
          <table:table-cell office:value-type="float" office:value="0.0137418907681244" calcext:value-type="float">
            <text:p>0.0137</text:p>
          </table:table-cell>
          <table:table-cell office:value-type="float" office:value="0.958422774327122" calcext:value-type="float">
            <text:p>0.9584</text:p>
          </table:table-cell>
          <table:table-cell office:value-type="float" office:value="0.0152581052377502" calcext:value-type="float">
            <text:p>0.0153</text:p>
          </table:table-cell>
          <table:table-cell office:value-type="float" office:value="0.960514078674948" calcext:value-type="float">
            <text:p>0.9605</text:p>
          </table:table-cell>
          <table:table-cell office:value-type="float" office:value="0.0166173605106694" calcext:value-type="float">
            <text:p>0.0166</text:p>
          </table:table-cell>
          <table:table-cell office:value-type="float" office:value="0.95780248447205" calcext:value-type="float">
            <text:p>0.9578</text:p>
          </table:table-cell>
          <table:table-cell office:value-type="float" office:value="0.0136463403927192" calcext:value-type="float">
            <text:p>0.0136</text:p>
          </table:table-cell>
          <table:table-cell office:value-type="float" office:value="0.962100931677019" calcext:value-type="float">
            <text:p>0.9621</text:p>
          </table:table-cell>
          <table:table-cell office:value-type="float" office:value="0.0178369845429534" calcext:value-type="float">
            <text:p>0.0178</text:p>
          </table:table-cell>
          <table:table-cell office:value-type="float" office:value="0.955947619047619" calcext:value-type="float">
            <text:p>0.9559</text:p>
          </table:table-cell>
          <table:table-cell office:value-type="float" office:value="0.0170484979342379" calcext:value-type="float">
            <text:p>0.0170</text:p>
          </table:table-cell>
          <table:table-cell office:value-type="float" office:value="0.960389855072464" calcext:value-type="float">
            <text:p>0.9604</text:p>
          </table:table-cell>
          <table:table-cell office:value-type="float" office:value="0.0192512786677602" calcext:value-type="float">
            <text:p>0.0193</text:p>
          </table:table-cell>
          <table:table-cell office:value-type="float" office:value="0.958060869565217" calcext:value-type="float">
            <text:p>0.9581</text:p>
          </table:table-cell>
          <table:table-cell office:value-type="float" office:value="0.0147343343004884" calcext:value-type="float">
            <text:p>0.0147</text:p>
          </table:table-cell>
          <table:table-cell office:value-type="float" office:value="0.961503416149068" calcext:value-type="float">
            <text:p>0.9615</text:p>
          </table:table-cell>
          <table:table-cell office:value-type="float" office:value="0.013277550582802" calcext:value-type="float">
            <text:p>0.013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56067908902691" calcext:value-type="float">
            <text:p>0.956067908902691</text:p>
          </table:table-cell>
          <table:table-cell office:value-type="float" office:value="0.0152824374736107" calcext:value-type="float">
            <text:p>0.0152824374736107</text:p>
          </table:table-cell>
          <table:table-cell office:value-type="float" office:value="0.949033333333333" calcext:value-type="float">
            <text:p>0.949033333333333</text:p>
          </table:table-cell>
          <table:table-cell office:value-type="float" office:value="0.0232245213643662" calcext:value-type="float">
            <text:p>0.0232245213643662</text:p>
          </table:table-cell>
          <table:table-cell office:value-type="float" office:value="0.955257246376812" calcext:value-type="float">
            <text:p>0.955257246376812</text:p>
          </table:table-cell>
          <table:table-cell office:value-type="float" office:value="0.0157654278043439" calcext:value-type="float">
            <text:p>0.0157654278043439</text:p>
          </table:table-cell>
          <table:table-cell office:value-type="float" office:value="0.958070703933747" calcext:value-type="float">
            <text:p>0.958070703933747</text:p>
          </table:table-cell>
          <table:table-cell office:value-type="float" office:value="0.0173093327567985" calcext:value-type="float">
            <text:p>0.0173093327567985</text:p>
          </table:table-cell>
          <table:table-cell office:value-type="float" office:value="0.958308799171843" calcext:value-type="float">
            <text:p>0.958308799171843</text:p>
          </table:table-cell>
          <table:table-cell office:value-type="float" office:value="0.0146148673971307" calcext:value-type="float">
            <text:p>0.0146148673971307</text:p>
          </table:table-cell>
          <table:table-cell office:value-type="float" office:value="0.956952795031056" calcext:value-type="float">
            <text:p>0.956952795031056</text:p>
          </table:table-cell>
          <table:table-cell office:value-type="float" office:value="0.01589525184983" calcext:value-type="float">
            <text:p>0.01589525184983</text:p>
          </table:table-cell>
          <table:table-cell office:value-type="float" office:value="0.957708799171843" calcext:value-type="float">
            <text:p>0.957708799171843</text:p>
          </table:table-cell>
          <table:table-cell office:value-type="float" office:value="0.0142130092957017" calcext:value-type="float">
            <text:p>0.0142</text:p>
          </table:table-cell>
          <table:table-cell office:value-type="float" office:value="0.956081055900621" calcext:value-type="float">
            <text:p>0.9561</text:p>
          </table:table-cell>
          <table:table-cell office:value-type="float" office:value="0.0171971930104649" calcext:value-type="float">
            <text:p>0.0172</text:p>
          </table:table-cell>
          <table:table-cell office:value-type="float" office:value="0.956202691511387" calcext:value-type="float">
            <text:p>0.9562</text:p>
          </table:table-cell>
          <table:table-cell office:value-type="float" office:value="0.0179018249722944" calcext:value-type="float">
            <text:p>0.0179</text:p>
          </table:table-cell>
          <table:table-cell office:value-type="float" office:value="0.958916977225673" calcext:value-type="float">
            <text:p>0.9589</text:p>
          </table:table-cell>
          <table:table-cell office:value-type="float" office:value="0.0158833166628444" calcext:value-type="float">
            <text:p>0.0159</text:p>
          </table:table-cell>
          <table:table-cell office:value-type="float" office:value="0.95911635610766" calcext:value-type="float">
            <text:p>0.9591</text:p>
          </table:table-cell>
          <table:table-cell office:value-type="float" office:value="0.0172599584595401" calcext:value-type="float">
            <text:p>0.0173</text:p>
          </table:table-cell>
          <table:table-cell office:value-type="float" office:value="0.958203726708075" calcext:value-type="float">
            <text:p>0.9582</text:p>
          </table:table-cell>
          <table:table-cell office:value-type="float" office:value="0.0144636179280101" calcext:value-type="float">
            <text:p>0.0145</text:p>
          </table:table-cell>
          <table:table-cell office:value-type="float" office:value="0.957659937888199" calcext:value-type="float">
            <text:p>0.9577</text:p>
          </table:table-cell>
          <table:table-cell office:value-type="float" office:value="0.0160154790816741" calcext:value-type="float">
            <text:p>0.0160</text:p>
          </table:table-cell>
          <table:table-cell office:value-type="float" office:value="0.956481469979296" calcext:value-type="float">
            <text:p>0.9565</text:p>
          </table:table-cell>
          <table:table-cell office:value-type="float" office:value="0.0156824933453051" calcext:value-type="float">
            <text:p>0.0157</text:p>
          </table:table-cell>
          <table:table-cell office:value-type="float" office:value="0.958230641821946" calcext:value-type="float">
            <text:p>0.9582</text:p>
          </table:table-cell>
          <table:table-cell office:value-type="float" office:value="0.016829838963794" calcext:value-type="float">
            <text:p>0.0168</text:p>
          </table:table-cell>
          <table:table-cell office:value-type="float" office:value="0.957156625258799" calcext:value-type="float">
            <text:p>0.9572</text:p>
          </table:table-cell>
          <table:table-cell office:value-type="float" office:value="0.0136523464677818" calcext:value-type="float">
            <text:p>0.013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44053726708074" calcext:value-type="float">
            <text:p>0.944053726708074</text:p>
          </table:table-cell>
          <table:table-cell office:value-type="float" office:value="0.0229777442668393" calcext:value-type="float">
            <text:p>0.0229777442668393</text:p>
          </table:table-cell>
          <table:table-cell office:value-type="float" office:value="0.954515113871635" calcext:value-type="float">
            <text:p>0.954515113871635</text:p>
          </table:table-cell>
          <table:table-cell office:value-type="float" office:value="0.0144407617326479" calcext:value-type="float">
            <text:p>0.0144407617326479</text:p>
          </table:table-cell>
          <table:table-cell office:value-type="float" office:value="0.955502070393375" calcext:value-type="float">
            <text:p>0.955502070393375</text:p>
          </table:table-cell>
          <table:table-cell office:value-type="float" office:value="0.0122476025481345" calcext:value-type="float">
            <text:p>0.0122476025481345</text:p>
          </table:table-cell>
          <table:table-cell office:value-type="float" office:value="0.95940900621118" calcext:value-type="float">
            <text:p>0.95940900621118</text:p>
          </table:table-cell>
          <table:table-cell office:value-type="float" office:value="0.0146008446169499" calcext:value-type="float">
            <text:p>0.0146008446169499</text:p>
          </table:table-cell>
          <table:table-cell office:value-type="float" office:value="0.956276811594203" calcext:value-type="float">
            <text:p>0.956276811594203</text:p>
          </table:table-cell>
          <table:table-cell office:value-type="float" office:value="0.0120869068135686" calcext:value-type="float">
            <text:p>0.0120869068135686</text:p>
          </table:table-cell>
          <table:table-cell office:value-type="float" office:value="0.958256935817805" calcext:value-type="float">
            <text:p>0.958256935817805</text:p>
          </table:table-cell>
          <table:table-cell office:value-type="float" office:value="0.0176765479981581" calcext:value-type="float">
            <text:p>0.0176765479981581</text:p>
          </table:table-cell>
          <table:table-cell office:value-type="float" office:value="0.955513768115942" calcext:value-type="float">
            <text:p>0.955513768115942</text:p>
          </table:table-cell>
          <table:table-cell office:value-type="float" office:value="0.0136621617531791" calcext:value-type="float">
            <text:p>0.0137</text:p>
          </table:table-cell>
          <table:table-cell office:value-type="float" office:value="0.959164182194617" calcext:value-type="float">
            <text:p>0.9592</text:p>
          </table:table-cell>
          <table:table-cell office:value-type="float" office:value="0.0144681654454729" calcext:value-type="float">
            <text:p>0.0145</text:p>
          </table:table-cell>
          <table:table-cell office:value-type="float" office:value="0.954667701863354" calcext:value-type="float">
            <text:p>0.9547</text:p>
          </table:table-cell>
          <table:table-cell office:value-type="float" office:value="0.0148721815221103" calcext:value-type="float">
            <text:p>0.0149</text:p>
          </table:table-cell>
          <table:table-cell office:value-type="float" office:value="0.957168219461698" calcext:value-type="float">
            <text:p>0.9572</text:p>
          </table:table-cell>
          <table:table-cell office:value-type="float" office:value="0.0169073931873346" calcext:value-type="float">
            <text:p>0.0169</text:p>
          </table:table-cell>
          <table:table-cell office:value-type="float" office:value="0.960132298136646" calcext:value-type="float">
            <text:p>0.9601</text:p>
          </table:table-cell>
          <table:table-cell office:value-type="float" office:value="0.0141739230760724" calcext:value-type="float">
            <text:p>0.0142</text:p>
          </table:table-cell>
          <table:table-cell office:value-type="float" office:value="0.960808592132505" calcext:value-type="float">
            <text:p>0.9608</text:p>
          </table:table-cell>
          <table:table-cell office:value-type="float" office:value="0.0151982313111842" calcext:value-type="float">
            <text:p>0.0152</text:p>
          </table:table-cell>
          <table:table-cell office:value-type="float" office:value="0.959321739130435" calcext:value-type="float">
            <text:p>0.9593</text:p>
          </table:table-cell>
          <table:table-cell office:value-type="float" office:value="0.0145053230836275" calcext:value-type="float">
            <text:p>0.0145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0144586512881742" calcext:value-type="float">
            <text:p>0.0145</text:p>
          </table:table-cell>
          <table:table-cell office:value-type="float" office:value="0.959036542443064" calcext:value-type="float">
            <text:p>0.9590</text:p>
          </table:table-cell>
          <table:table-cell office:value-type="float" office:value="0.0142415834998189" calcext:value-type="float">
            <text:p>0.0142</text:p>
          </table:table-cell>
          <table:table-cell office:value-type="float" office:value="0.962194409937888" calcext:value-type="float">
            <text:p>0.9622</text:p>
          </table:table-cell>
          <table:table-cell office:value-type="float" office:value="0.0139523732707695" calcext:value-type="float">
            <text:p>0.0140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53667908902692" calcext:value-type="float">
            <text:p>0.953667908902692</text:p>
          </table:table-cell>
          <table:table-cell office:value-type="float" office:value="0.0139869742211404" calcext:value-type="float">
            <text:p>0.0139869742211404</text:p>
          </table:table-cell>
          <table:table-cell office:value-type="float" office:value="0.957727225672878" calcext:value-type="float">
            <text:p>0.957727225672878</text:p>
          </table:table-cell>
          <table:table-cell office:value-type="float" office:value="0.0167822812921011" calcext:value-type="float">
            <text:p>0.0167822812921011</text:p>
          </table:table-cell>
          <table:table-cell office:value-type="float" office:value="0.953006314699793" calcext:value-type="float">
            <text:p>0.953006314699793</text:p>
          </table:table-cell>
          <table:table-cell office:value-type="float" office:value="0.0148286413847508" calcext:value-type="float">
            <text:p>0.0148286413847508</text:p>
          </table:table-cell>
          <table:table-cell office:value-type="float" office:value="0.955377225672878" calcext:value-type="float">
            <text:p>0.955377225672878</text:p>
          </table:table-cell>
          <table:table-cell office:value-type="float" office:value="0.0127252171099344" calcext:value-type="float">
            <text:p>0.0127252171099344</text:p>
          </table:table-cell>
          <table:table-cell office:value-type="float" office:value="0.957908281573499" calcext:value-type="float">
            <text:p>0.957908281573499</text:p>
          </table:table-cell>
          <table:table-cell office:value-type="float" office:value="0.0146412146221113" calcext:value-type="float">
            <text:p>0.0146412146221113</text:p>
          </table:table-cell>
          <table:table-cell office:value-type="float" office:value="0.951603623188406" calcext:value-type="float">
            <text:p>0.951603623188406</text:p>
          </table:table-cell>
          <table:table-cell office:value-type="float" office:value="0.0141736546498553" calcext:value-type="float">
            <text:p>0.0141736546498553</text:p>
          </table:table-cell>
          <table:table-cell office:value-type="float" office:value="0.958145755693582" calcext:value-type="float">
            <text:p>0.958145755693582</text:p>
          </table:table-cell>
          <table:table-cell office:value-type="float" office:value="0.0138027290524545" calcext:value-type="float">
            <text:p>0.0138</text:p>
          </table:table-cell>
          <table:table-cell office:value-type="float" office:value="0.955349068322981" calcext:value-type="float">
            <text:p>0.9553</text:p>
          </table:table-cell>
          <table:table-cell office:value-type="float" office:value="0.0179734121834645" calcext:value-type="float">
            <text:p>0.0180</text:p>
          </table:table-cell>
          <table:table-cell office:value-type="float" office:value="0.953508592132505" calcext:value-type="float">
            <text:p>0.9535</text:p>
          </table:table-cell>
          <table:table-cell office:value-type="float" office:value="0.0141879831132304" calcext:value-type="float">
            <text:p>0.0142</text:p>
          </table:table-cell>
          <table:table-cell office:value-type="float" office:value="0.957296376811594" calcext:value-type="float">
            <text:p>0.9573</text:p>
          </table:table-cell>
          <table:table-cell office:value-type="float" office:value="0.0167489908118902" calcext:value-type="float">
            <text:p>0.0167</text:p>
          </table:table-cell>
          <table:table-cell office:value-type="float" office:value="0.954095445134576" calcext:value-type="float">
            <text:p>0.9541</text:p>
          </table:table-cell>
          <table:table-cell office:value-type="float" office:value="0.0150179781207078" calcext:value-type="float">
            <text:p>0.0150</text:p>
          </table:table-cell>
          <table:table-cell office:value-type="float" office:value="0.952998964803312" calcext:value-type="float">
            <text:p>0.9530</text:p>
          </table:table-cell>
          <table:table-cell office:value-type="float" office:value="0.0175161205413392" calcext:value-type="float">
            <text:p>0.0175</text:p>
          </table:table-cell>
          <table:table-cell office:value-type="float" office:value="0.960055693581781" calcext:value-type="float">
            <text:p>0.9601</text:p>
          </table:table-cell>
          <table:table-cell office:value-type="float" office:value="0.0196140151769267" calcext:value-type="float">
            <text:p>0.0196</text:p>
          </table:table-cell>
          <table:table-cell office:value-type="float" office:value="0.955904658385093" calcext:value-type="float">
            <text:p>0.9559</text:p>
          </table:table-cell>
          <table:table-cell office:value-type="float" office:value="0.0159427059275169" calcext:value-type="float">
            <text:p>0.0159</text:p>
          </table:table-cell>
          <table:table-cell office:value-type="float" office:value="0.957621221532091" calcext:value-type="float">
            <text:p>0.9576</text:p>
          </table:table-cell>
          <table:table-cell office:value-type="float" office:value="0.0157894761726765" calcext:value-type="float">
            <text:p>0.0158</text:p>
          </table:table-cell>
          <table:table-cell office:value-type="float" office:value="0.959115113871636" calcext:value-type="float">
            <text:p>0.9591</text:p>
          </table:table-cell>
          <table:table-cell office:value-type="float" office:value="0.0167185160519481" calcext:value-type="float">
            <text:p>0.016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50099378881987" calcext:value-type="float">
            <text:p>0.950099378881987</text:p>
          </table:table-cell>
          <table:table-cell office:value-type="float" office:value="0.0181120355219097" calcext:value-type="float">
            <text:p>0.0181120355219097</text:p>
          </table:table-cell>
          <table:table-cell office:value-type="float" office:value="0.964351966873706" calcext:value-type="float">
            <text:p>0.964351966873706</text:p>
          </table:table-cell>
          <table:table-cell office:value-type="float" office:value="0.0153181690878675" calcext:value-type="float">
            <text:p>0.0153181690878675</text:p>
          </table:table-cell>
          <table:table-cell office:value-type="float" office:value="0.962589958592132" calcext:value-type="float">
            <text:p>0.962589958592132</text:p>
          </table:table-cell>
          <table:table-cell office:value-type="float" office:value="0.0169402948872202" calcext:value-type="float">
            <text:p>0.0169402948872202</text:p>
          </table:table-cell>
          <table:table-cell office:value-type="float" office:value="0.963390269151139" calcext:value-type="float">
            <text:p>0.963390269151139</text:p>
          </table:table-cell>
          <table:table-cell office:value-type="float" office:value="0.015302840794023" calcext:value-type="float">
            <text:p>0.015302840794023</text:p>
          </table:table-cell>
          <table:table-cell office:value-type="float" office:value="0.960018426501035" calcext:value-type="float">
            <text:p>0.960018426501035</text:p>
          </table:table-cell>
          <table:table-cell office:value-type="float" office:value="0.0170329686425899" calcext:value-type="float">
            <text:p>0.0170329686425899</text:p>
          </table:table-cell>
          <table:table-cell office:value-type="float" office:value="0.961211387163561" calcext:value-type="float">
            <text:p>0.961211387163561</text:p>
          </table:table-cell>
          <table:table-cell office:value-type="float" office:value="0.0160719510578538" calcext:value-type="float">
            <text:p>0.0160719510578538</text:p>
          </table:table-cell>
          <table:table-cell office:value-type="float" office:value="0.961079710144928" calcext:value-type="float">
            <text:p>0.961079710144928</text:p>
          </table:table-cell>
          <table:table-cell office:value-type="float" office:value="0.0163586622481469" calcext:value-type="float">
            <text:p>0.0164</text:p>
          </table:table-cell>
          <table:table-cell office:value-type="float" office:value="0.961704658385093" calcext:value-type="float">
            <text:p>0.9617</text:p>
          </table:table-cell>
          <table:table-cell office:value-type="float" office:value="0.0176742521296595" calcext:value-type="float">
            <text:p>0.0177</text:p>
          </table:table-cell>
          <table:table-cell office:value-type="float" office:value="0.959440062111801" calcext:value-type="float">
            <text:p>0.9594</text:p>
          </table:table-cell>
          <table:table-cell office:value-type="float" office:value="0.0152896597046494" calcext:value-type="float">
            <text:p>0.0153</text:p>
          </table:table-cell>
          <table:table-cell office:value-type="float" office:value="0.963234575569358" calcext:value-type="float">
            <text:p>0.9632</text:p>
          </table:table-cell>
          <table:table-cell office:value-type="float" office:value="0.0171100340528806" calcext:value-type="float">
            <text:p>0.0171</text:p>
          </table:table-cell>
          <table:table-cell office:value-type="float" office:value="0.963012525879917" calcext:value-type="float">
            <text:p>0.9630</text:p>
          </table:table-cell>
          <table:table-cell office:value-type="float" office:value="0.0157935141658244" calcext:value-type="float">
            <text:p>0.0158</text:p>
          </table:table-cell>
          <table:table-cell office:value-type="float" office:value="0.960686956521739" calcext:value-type="float">
            <text:p>0.9607</text:p>
          </table:table-cell>
          <table:table-cell office:value-type="float" office:value="0.0168770832827765" calcext:value-type="float">
            <text:p>0.0169</text:p>
          </table:table-cell>
          <table:table-cell office:value-type="float" office:value="0.958304347826087" calcext:value-type="float">
            <text:p>0.9583</text:p>
          </table:table-cell>
          <table:table-cell office:value-type="float" office:value="0.0173169052146756" calcext:value-type="float">
            <text:p>0.0173</text:p>
          </table:table-cell>
          <table:table-cell office:value-type="float" office:value="0.960384782608696" calcext:value-type="float">
            <text:p>0.9604</text:p>
          </table:table-cell>
          <table:table-cell office:value-type="float" office:value="0.0189632415443186" calcext:value-type="float">
            <text:p>0.0190</text:p>
          </table:table-cell>
          <table:table-cell office:value-type="float" office:value="0.959843271221532" calcext:value-type="float">
            <text:p>0.9598</text:p>
          </table:table-cell>
          <table:table-cell office:value-type="float" office:value="0.0167615871732365" calcext:value-type="float">
            <text:p>0.0168</text:p>
          </table:table-cell>
          <table:table-cell office:value-type="float" office:value="0.964132401656315" calcext:value-type="float">
            <text:p>0.9641</text:p>
          </table:table-cell>
          <table:table-cell office:value-type="float" office:value="0.017725086865734" calcext:value-type="float">
            <text:p>0.017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52208592132505" calcext:value-type="float">
            <text:p>0.952208592132505</text:p>
          </table:table-cell>
          <table:table-cell office:value-type="float" office:value="0.0201607060101167" calcext:value-type="float">
            <text:p>0.0201607060101167</text:p>
          </table:table-cell>
          <table:table-cell office:value-type="float" office:value="0.958454865424431" calcext:value-type="float">
            <text:p>0.958454865424431</text:p>
          </table:table-cell>
          <table:table-cell office:value-type="float" office:value="0.0154396341998111" calcext:value-type="float">
            <text:p>0.0154396341998111</text:p>
          </table:table-cell>
          <table:table-cell office:value-type="float" office:value="0.959988198757764" calcext:value-type="float">
            <text:p>0.959988198757764</text:p>
          </table:table-cell>
          <table:table-cell office:value-type="float" office:value="0.014724964709323" calcext:value-type="float">
            <text:p>0.014724964709323</text:p>
          </table:table-cell>
          <table:table-cell office:value-type="float" office:value="0.958230641821946" calcext:value-type="float">
            <text:p>0.958230641821946</text:p>
          </table:table-cell>
          <table:table-cell office:value-type="float" office:value="0.0177490155058575" calcext:value-type="float">
            <text:p>0.0177490155058575</text:p>
          </table:table-cell>
          <table:table-cell office:value-type="float" office:value="0.957201863354037" calcext:value-type="float">
            <text:p>0.957201863354037</text:p>
          </table:table-cell>
          <table:table-cell office:value-type="float" office:value="0.0135551827715717" calcext:value-type="float">
            <text:p>0.0135551827715717</text:p>
          </table:table-cell>
          <table:table-cell office:value-type="float" office:value="0.962866045548654" calcext:value-type="float">
            <text:p>0.962866045548654</text:p>
          </table:table-cell>
          <table:table-cell office:value-type="float" office:value="0.0154688855364441" calcext:value-type="float">
            <text:p>0.0154688855364441</text:p>
          </table:table-cell>
          <table:table-cell office:value-type="float" office:value="0.959260144927536" calcext:value-type="float">
            <text:p>0.959260144927536</text:p>
          </table:table-cell>
          <table:table-cell office:value-type="float" office:value="0.0149759890560752" calcext:value-type="float">
            <text:p>0.0150</text:p>
          </table:table-cell>
          <table:table-cell office:value-type="float" office:value="0.958102380952381" calcext:value-type="float">
            <text:p>0.9581</text:p>
          </table:table-cell>
          <table:table-cell office:value-type="float" office:value="0.0152613973363365" calcext:value-type="float">
            <text:p>0.0153</text:p>
          </table:table-cell>
          <table:table-cell office:value-type="float" office:value="0.960137784679089" calcext:value-type="float">
            <text:p>0.9601</text:p>
          </table:table-cell>
          <table:table-cell office:value-type="float" office:value="0.0166364508737446" calcext:value-type="float">
            <text:p>0.0166</text:p>
          </table:table-cell>
          <table:table-cell office:value-type="float" office:value="0.962380848861284" calcext:value-type="float">
            <text:p>0.9624</text:p>
          </table:table-cell>
          <table:table-cell office:value-type="float" office:value="0.0120939351509475" calcext:value-type="float">
            <text:p>0.0121</text:p>
          </table:table-cell>
          <table:table-cell office:value-type="float" office:value="0.960986542443064" calcext:value-type="float">
            <text:p>0.9610</text:p>
          </table:table-cell>
          <table:table-cell office:value-type="float" office:value="0.0126521812257142" calcext:value-type="float">
            <text:p>0.0127</text:p>
          </table:table-cell>
          <table:table-cell office:value-type="float" office:value="0.962010559006211" calcext:value-type="float">
            <text:p>0.9620</text:p>
          </table:table-cell>
          <table:table-cell office:value-type="float" office:value="0.0121236259666749" calcext:value-type="float">
            <text:p>0.0121</text:p>
          </table:table-cell>
          <table:table-cell office:value-type="float" office:value="0.958432298136646" calcext:value-type="float">
            <text:p>0.9584</text:p>
          </table:table-cell>
          <table:table-cell office:value-type="float" office:value="0.0132462157619182" calcext:value-type="float">
            <text:p>0.0132</text:p>
          </table:table-cell>
          <table:table-cell office:value-type="float" office:value="0.961226604554865" calcext:value-type="float">
            <text:p>0.9612</text:p>
          </table:table-cell>
          <table:table-cell office:value-type="float" office:value="0.0140015425366657" calcext:value-type="float">
            <text:p>0.0140</text:p>
          </table:table-cell>
          <table:table-cell office:value-type="float" office:value="0.95838768115942" calcext:value-type="float">
            <text:p>0.9584</text:p>
          </table:table-cell>
          <table:table-cell office:value-type="float" office:value="0.0128518744473295" calcext:value-type="float">
            <text:p>0.0129</text:p>
          </table:table-cell>
          <table:table-cell office:value-type="float" office:value="0.962381262939959" calcext:value-type="float">
            <text:p>0.9624</text:p>
          </table:table-cell>
          <table:table-cell office:value-type="float" office:value="0.0145668375791241" calcext:value-type="float">
            <text:p>0.0146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57292443064182" calcext:value-type="float">
            <text:p>0.957292443064182</text:p>
          </table:table-cell>
          <table:table-cell office:value-type="float" office:value="0.0175281579915477" calcext:value-type="float">
            <text:p>0.0175281579915477</text:p>
          </table:table-cell>
          <table:table-cell office:value-type="float" office:value="0.958695134575569" calcext:value-type="float">
            <text:p>0.958695134575569</text:p>
          </table:table-cell>
          <table:table-cell office:value-type="float" office:value="0.0161039716145038" calcext:value-type="float">
            <text:p>0.0161039716145038</text:p>
          </table:table-cell>
          <table:table-cell office:value-type="float" office:value="0.961634886128364" calcext:value-type="float">
            <text:p>0.961634886128364</text:p>
          </table:table-cell>
          <table:table-cell office:value-type="float" office:value="0.0144327304828507" calcext:value-type="float">
            <text:p>0.0144327304828507</text:p>
          </table:table-cell>
          <table:table-cell office:value-type="float" office:value="0.960376811594203" calcext:value-type="float">
            <text:p>0.960376811594203</text:p>
          </table:table-cell>
          <table:table-cell office:value-type="float" office:value="0.0132077239209738" calcext:value-type="float">
            <text:p>0.0132077239209738</text:p>
          </table:table-cell>
          <table:table-cell office:value-type="float" office:value="0.961497929606625" calcext:value-type="float">
            <text:p>0.961497929606625</text:p>
          </table:table-cell>
          <table:table-cell office:value-type="float" office:value="0.0150974733444469" calcext:value-type="float">
            <text:p>0.0150974733444469</text:p>
          </table:table-cell>
          <table:table-cell office:value-type="float" office:value="0.956882091097308" calcext:value-type="float">
            <text:p>0.956882091097308</text:p>
          </table:table-cell>
          <table:table-cell office:value-type="float" office:value="0.0163248451757485" calcext:value-type="float">
            <text:p>0.0163248451757485</text:p>
          </table:table-cell>
          <table:table-cell office:value-type="float" office:value="0.959847826086956" calcext:value-type="float">
            <text:p>0.959847826086956</text:p>
          </table:table-cell>
          <table:table-cell office:value-type="float" office:value="0.0170268854072476" calcext:value-type="float">
            <text:p>0.0170</text:p>
          </table:table-cell>
          <table:table-cell office:value-type="float" office:value="0.958951449275362" calcext:value-type="float">
            <text:p>0.9590</text:p>
          </table:table-cell>
          <table:table-cell office:value-type="float" office:value="0.0144511058759282" calcext:value-type="float">
            <text:p>0.0145</text:p>
          </table:table-cell>
          <table:table-cell office:value-type="float" office:value="0.959375258799172" calcext:value-type="float">
            <text:p>0.9594</text:p>
          </table:table-cell>
          <table:table-cell office:value-type="float" office:value="0.0156261993909489" calcext:value-type="float">
            <text:p>0.0156</text:p>
          </table:table-cell>
          <table:table-cell office:value-type="float" office:value="0.959227225672878" calcext:value-type="float">
            <text:p>0.9592</text:p>
          </table:table-cell>
          <table:table-cell office:value-type="float" office:value="0.0120237178600881" calcext:value-type="float">
            <text:p>0.0120</text:p>
          </table:table-cell>
          <table:table-cell office:value-type="float" office:value="0.958707246376811" calcext:value-type="float">
            <text:p>0.9587</text:p>
          </table:table-cell>
          <table:table-cell office:value-type="float" office:value="0.013234000074418" calcext:value-type="float">
            <text:p>0.0132</text:p>
          </table:table-cell>
          <table:table-cell office:value-type="float" office:value="0.958544616977226" calcext:value-type="float">
            <text:p>0.9585</text:p>
          </table:table-cell>
          <table:table-cell office:value-type="float" office:value="0.0163654512397658" calcext:value-type="float">
            <text:p>0.0164</text:p>
          </table:table-cell>
          <table:table-cell office:value-type="float" office:value="0.964732608695652" calcext:value-type="float">
            <text:p>0.9647</text:p>
          </table:table-cell>
          <table:table-cell office:value-type="float" office:value="0.0171543038111949" calcext:value-type="float">
            <text:p>0.0172</text:p>
          </table:table-cell>
          <table:table-cell office:value-type="float" office:value="0.957221739130435" calcext:value-type="float">
            <text:p>0.9572</text:p>
          </table:table-cell>
          <table:table-cell office:value-type="float" office:value="0.0145431149211021" calcext:value-type="float">
            <text:p>0.0145</text:p>
          </table:table-cell>
          <table:table-cell office:value-type="float" office:value="0.962090269151139" calcext:value-type="float">
            <text:p>0.9621</text:p>
          </table:table-cell>
          <table:table-cell office:value-type="float" office:value="0.0163019326946383" calcext:value-type="float">
            <text:p>0.0163</text:p>
          </table:table-cell>
          <table:table-cell office:value-type="float" office:value="0.960648550724638" calcext:value-type="float">
            <text:p>0.9606</text:p>
          </table:table-cell>
          <table:table-cell office:value-type="float" office:value="0.0135196125456212" calcext:value-type="float">
            <text:p>0.013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88719242568497" calcext:value-type="float">
            <text:p>0.988719242568497</text:p>
          </table:table-cell>
          <table:table-cell office:value-type="float" office:value="0.0126873066907602" calcext:value-type="float">
            <text:p>0.0126873066907602</text:p>
          </table:table-cell>
          <table:table-cell office:value-type="float" office:value="0.988359224584788" calcext:value-type="float">
            <text:p>0.988359224584788</text:p>
          </table:table-cell>
          <table:table-cell office:value-type="float" office:value="0.0134062007170349" calcext:value-type="float">
            <text:p>0.0134062007170349</text:p>
          </table:table-cell>
          <table:table-cell office:value-type="float" office:value="0.98872580133291" calcext:value-type="float">
            <text:p>0.98872580133291</text:p>
          </table:table-cell>
          <table:table-cell office:value-type="float" office:value="0.0117855961247673" calcext:value-type="float">
            <text:p>0.0117855961247673</text:p>
          </table:table-cell>
          <table:table-cell office:value-type="float" office:value="0.988875542155929" calcext:value-type="float">
            <text:p>0.988875542155929</text:p>
          </table:table-cell>
          <table:table-cell office:value-type="float" office:value="0.0126745067952336" calcext:value-type="float">
            <text:p>0.0126745067952336</text:p>
          </table:table-cell>
          <table:table-cell office:value-type="float" office:value="0.989024780492965" calcext:value-type="float">
            <text:p>0.989024780492965</text:p>
          </table:table-cell>
          <table:table-cell office:value-type="float" office:value="0.0127351676702087" calcext:value-type="float">
            <text:p>0.0127351676702087</text:p>
          </table:table-cell>
          <table:table-cell office:value-type="float" office:value="0.988559399132551" calcext:value-type="float">
            <text:p>0.988559399132551</text:p>
          </table:table-cell>
          <table:table-cell office:value-type="float" office:value="0.0143398728157951" calcext:value-type="float">
            <text:p>0.0143398728157951</text:p>
          </table:table-cell>
          <table:table-cell office:value-type="float" office:value="0.988759229874114" calcext:value-type="float">
            <text:p>0.988759229874114</text:p>
          </table:table-cell>
          <table:table-cell office:value-type="float" office:value="0.0131569638683262" calcext:value-type="float">
            <text:p>0.0132</text:p>
          </table:table-cell>
          <table:table-cell office:value-type="float" office:value="0.987092483867555" calcext:value-type="float">
            <text:p>0.9871</text:p>
          </table:table-cell>
          <table:table-cell office:value-type="float" office:value="0.0134932013634742" calcext:value-type="float">
            <text:p>0.0135</text:p>
          </table:table-cell>
          <table:table-cell office:value-type="float" office:value="0.988441526499524" calcext:value-type="float">
            <text:p>0.9884</text:p>
          </table:table-cell>
          <table:table-cell office:value-type="float" office:value="0.0125710009889373" calcext:value-type="float">
            <text:p>0.0126</text:p>
          </table:table-cell>
          <table:table-cell office:value-type="float" office:value="0.988461837511901" calcext:value-type="float">
            <text:p>0.9885</text:p>
          </table:table-cell>
          <table:table-cell office:value-type="float" office:value="0.0127571078675226" calcext:value-type="float">
            <text:p>0.0128</text:p>
          </table:table-cell>
          <table:table-cell office:value-type="float" office:value="0.988348883952184" calcext:value-type="float">
            <text:p>0.9883</text:p>
          </table:table-cell>
          <table:table-cell office:value-type="float" office:value="0.0128666737659602" calcext:value-type="float">
            <text:p>0.0129</text:p>
          </table:table-cell>
          <table:table-cell office:value-type="float" office:value="0.988501322331535" calcext:value-type="float">
            <text:p>0.9885</text:p>
          </table:table-cell>
          <table:table-cell office:value-type="float" office:value="0.012901262580063" calcext:value-type="float">
            <text:p>0.0129</text:p>
          </table:table-cell>
          <table:table-cell office:value-type="float" office:value="0.988452290278219" calcext:value-type="float">
            <text:p>0.9885</text:p>
          </table:table-cell>
          <table:table-cell office:value-type="float" office:value="0.014012530135679" calcext:value-type="float">
            <text:p>0.0140</text:p>
          </table:table-cell>
          <table:table-cell office:value-type="float" office:value="0.98894136781974" calcext:value-type="float">
            <text:p>0.9889</text:p>
          </table:table-cell>
          <table:table-cell office:value-type="float" office:value="0.012175162406472" calcext:value-type="float">
            <text:p>0.0122</text:p>
          </table:table-cell>
          <table:table-cell office:value-type="float" office:value="0.989262562149582" calcext:value-type="float">
            <text:p>0.9893</text:p>
          </table:table-cell>
          <table:table-cell office:value-type="float" office:value="0.0128668950439949" calcext:value-type="float">
            <text:p>0.0129</text:p>
          </table:table-cell>
          <table:table-cell office:value-type="float" office:value="0.987840447476991" calcext:value-type="float">
            <text:p>0.9878</text:p>
          </table:table-cell>
          <table:table-cell office:value-type="float" office:value="0.0129438440660074" calcext:value-type="float">
            <text:p>0.0129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78728551782503" calcext:value-type="float">
            <text:p>0.978728551782503</text:p>
          </table:table-cell>
          <table:table-cell office:value-type="float" office:value="0.019831966920143" calcext:value-type="float">
            <text:p>0.019831966920143</text:p>
          </table:table-cell>
          <table:table-cell office:value-type="float" office:value="0.990552046969216" calcext:value-type="float">
            <text:p>0.990552046969216</text:p>
          </table:table-cell>
          <table:table-cell office:value-type="float" office:value="0.0132212619497005" calcext:value-type="float">
            <text:p>0.0132212619497005</text:p>
          </table:table-cell>
          <table:table-cell office:value-type="float" office:value="0.990065376071088" calcext:value-type="float">
            <text:p>0.990065376071088</text:p>
          </table:table-cell>
          <table:table-cell office:value-type="float" office:value="0.0114943854206163" calcext:value-type="float">
            <text:p>0.0114943854206163</text:p>
          </table:table-cell>
          <table:table-cell office:value-type="float" office:value="0.984372712366445" calcext:value-type="float">
            <text:p>0.984372712366445</text:p>
          </table:table-cell>
          <table:table-cell office:value-type="float" office:value="0.0144665925062736" calcext:value-type="float">
            <text:p>0.0144665925062736</text:p>
          </table:table-cell>
          <table:table-cell office:value-type="float" office:value="0.988605945202581" calcext:value-type="float">
            <text:p>0.988605945202581</text:p>
          </table:table-cell>
          <table:table-cell office:value-type="float" office:value="0.0133445324257664" calcext:value-type="float">
            <text:p>0.0133445324257664</text:p>
          </table:table-cell>
          <table:table-cell office:value-type="float" office:value="0.987303475087274" calcext:value-type="float">
            <text:p>0.987303475087274</text:p>
          </table:table-cell>
          <table:table-cell office:value-type="float" office:value="0.0146916397946911" calcext:value-type="float">
            <text:p>0.0146916397946911</text:p>
          </table:table-cell>
          <table:table-cell office:value-type="float" office:value="0.988299296519623" calcext:value-type="float">
            <text:p>0.988299296519623</text:p>
          </table:table-cell>
          <table:table-cell office:value-type="float" office:value="0.0131896796244806" calcext:value-type="float">
            <text:p>0.0132</text:p>
          </table:table-cell>
          <table:table-cell office:value-type="float" office:value="0.988671559293346" calcext:value-type="float">
            <text:p>0.9887</text:p>
          </table:table-cell>
          <table:table-cell office:value-type="float" office:value="0.0141444899311915" calcext:value-type="float">
            <text:p>0.0141</text:p>
          </table:table-cell>
          <table:table-cell office:value-type="float" office:value="0.98951436052047" calcext:value-type="float">
            <text:p>0.9895</text:p>
          </table:table-cell>
          <table:table-cell office:value-type="float" office:value="0.0118265670525513" calcext:value-type="float">
            <text:p>0.0118</text:p>
          </table:table-cell>
          <table:table-cell office:value-type="float" office:value="0.989909816989315" calcext:value-type="float">
            <text:p>0.9899</text:p>
          </table:table-cell>
          <table:table-cell office:value-type="float" office:value="0.011861745766189" calcext:value-type="float">
            <text:p>0.0119</text:p>
          </table:table-cell>
          <table:table-cell office:value-type="float" office:value="0.988416322860468" calcext:value-type="float">
            <text:p>0.9884</text:p>
          </table:table-cell>
          <table:table-cell office:value-type="float" office:value="0.0138152417227107" calcext:value-type="float">
            <text:p>0.0138</text:p>
          </table:table-cell>
          <table:table-cell office:value-type="float" office:value="0.988906722733524" calcext:value-type="float">
            <text:p>0.9889</text:p>
          </table:table-cell>
          <table:table-cell office:value-type="float" office:value="0.013273450132167" calcext:value-type="float">
            <text:p>0.0133</text:p>
          </table:table-cell>
          <table:table-cell office:value-type="float" office:value="0.988284671532847" calcext:value-type="float">
            <text:p>0.9883</text:p>
          </table:table-cell>
          <table:table-cell office:value-type="float" office:value="0.013845660090314" calcext:value-type="float">
            <text:p>0.0138</text:p>
          </table:table-cell>
          <table:table-cell office:value-type="float" office:value="0.988885300962657" calcext:value-type="float">
            <text:p>0.9889</text:p>
          </table:table-cell>
          <table:table-cell office:value-type="float" office:value="0.0146715060555477" calcext:value-type="float">
            <text:p>0.0147</text:p>
          </table:table-cell>
          <table:table-cell office:value-type="float" office:value="0.988040304665186" calcext:value-type="float">
            <text:p>0.9880</text:p>
          </table:table-cell>
          <table:table-cell office:value-type="float" office:value="0.013559095644838" calcext:value-type="float">
            <text:p>0.0136</text:p>
          </table:table-cell>
          <table:table-cell office:value-type="float" office:value="0.989668835290384" calcext:value-type="float">
            <text:p>0.9897</text:p>
          </table:table-cell>
          <table:table-cell office:value-type="float" office:value="0.0118749603989917" calcext:value-type="float">
            <text:p>0.011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86211969745055" calcext:value-type="float">
            <text:p>0.986211969745055</text:p>
          </table:table-cell>
          <table:table-cell office:value-type="float" office:value="0.0186745197618243" calcext:value-type="float">
            <text:p>0.0186745197618243</text:p>
          </table:table-cell>
          <table:table-cell office:value-type="float" office:value="0.988944964561515" calcext:value-type="float">
            <text:p>0.988944964561515</text:p>
          </table:table-cell>
          <table:table-cell office:value-type="float" office:value="0.0124424619059397" calcext:value-type="float">
            <text:p>0.0124424619059397</text:p>
          </table:table-cell>
          <table:table-cell office:value-type="float" office:value="0.988843964878874" calcext:value-type="float">
            <text:p>0.988843964878874</text:p>
          </table:table-cell>
          <table:table-cell office:value-type="float" office:value="0.0125992803183488" calcext:value-type="float">
            <text:p>0.0125992803183488</text:p>
          </table:table-cell>
          <table:table-cell office:value-type="float" office:value="0.988194224055855" calcext:value-type="float">
            <text:p>0.988194224055855</text:p>
          </table:table-cell>
          <table:table-cell office:value-type="float" office:value="0.0146558636730908" calcext:value-type="float">
            <text:p>0.0146558636730908</text:p>
          </table:table-cell>
          <table:table-cell office:value-type="float" office:value="0.988982677456892" calcext:value-type="float">
            <text:p>0.988982677456892</text:p>
          </table:table-cell>
          <table:table-cell office:value-type="float" office:value="0.0130572511970579" calcext:value-type="float">
            <text:p>0.0130572511970579</text:p>
          </table:table-cell>
          <table:table-cell office:value-type="float" office:value="0.988840897069713" calcext:value-type="float">
            <text:p>0.988840897069713</text:p>
          </table:table-cell>
          <table:table-cell office:value-type="float" office:value="0.0126018471994151" calcext:value-type="float">
            <text:p>0.0126018471994151</text:p>
          </table:table-cell>
          <table:table-cell office:value-type="float" office:value="0.988211652385486" calcext:value-type="float">
            <text:p>0.988211652385486</text:p>
          </table:table-cell>
          <table:table-cell office:value-type="float" office:value="0.0134931684156919" calcext:value-type="float">
            <text:p>0.0135</text:p>
          </table:table-cell>
          <table:table-cell office:value-type="float" office:value="0.989937321485243" calcext:value-type="float">
            <text:p>0.9899</text:p>
          </table:table-cell>
          <table:table-cell office:value-type="float" office:value="0.0120807171856231" calcext:value-type="float">
            <text:p>0.0121</text:p>
          </table:table-cell>
          <table:table-cell office:value-type="float" office:value="0.987752485983286" calcext:value-type="float">
            <text:p>0.9878</text:p>
          </table:table-cell>
          <table:table-cell office:value-type="float" office:value="0.0133720444834266" calcext:value-type="float">
            <text:p>0.0134</text:p>
          </table:table-cell>
          <table:table-cell office:value-type="float" office:value="0.988621257801756" calcext:value-type="float">
            <text:p>0.9886</text:p>
          </table:table-cell>
          <table:table-cell office:value-type="float" office:value="0.0128063307389478" calcext:value-type="float">
            <text:p>0.0128</text:p>
          </table:table-cell>
          <table:table-cell office:value-type="float" office:value="0.988927721358299" calcext:value-type="float">
            <text:p>0.9889</text:p>
          </table:table-cell>
          <table:table-cell office:value-type="float" office:value="0.0124111503356195" calcext:value-type="float">
            <text:p>0.0124</text:p>
          </table:table-cell>
          <table:table-cell office:value-type="float" office:value="0.988656246694171" calcext:value-type="float">
            <text:p>0.9887</text:p>
          </table:table-cell>
          <table:table-cell office:value-type="float" office:value="0.0135982541416572" calcext:value-type="float">
            <text:p>0.0136</text:p>
          </table:table-cell>
          <table:table-cell office:value-type="float" office:value="0.989118163545964" calcext:value-type="float">
            <text:p>0.9891</text:p>
          </table:table-cell>
          <table:table-cell office:value-type="float" office:value="0.0128221267859782" calcext:value-type="float">
            <text:p>0.0128</text:p>
          </table:table-cell>
          <table:table-cell office:value-type="float" office:value="0.988500872738813" calcext:value-type="float">
            <text:p>0.9885</text:p>
          </table:table-cell>
          <table:table-cell office:value-type="float" office:value="0.0127122318675533" calcext:value-type="float">
            <text:p>0.0127</text:p>
          </table:table-cell>
          <table:table-cell office:value-type="float" office:value="0.989361313868613" calcext:value-type="float">
            <text:p>0.9894</text:p>
          </table:table-cell>
          <table:table-cell office:value-type="float" office:value="0.01304402284312" calcext:value-type="float">
            <text:p>0.0130</text:p>
          </table:table-cell>
          <table:table-cell office:value-type="float" office:value="0.989367079234106" calcext:value-type="float">
            <text:p>0.9894</text:p>
          </table:table-cell>
          <table:table-cell office:value-type="float" office:value="0.0121836770193099" calcext:value-type="float">
            <text:p>0.012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78717338411087" calcext:value-type="float">
            <text:p>0.978717338411087</text:p>
          </table:table-cell>
          <table:table-cell office:value-type="float" office:value="0.0146242488743529" calcext:value-type="float">
            <text:p>0.0146242488743529</text:p>
          </table:table-cell>
          <table:table-cell office:value-type="float" office:value="0.989788479847667" calcext:value-type="float">
            <text:p>0.989788479847667</text:p>
          </table:table-cell>
          <table:table-cell office:value-type="float" office:value="0.00984102817358666" calcext:value-type="float">
            <text:p>0.00984102817358666</text:p>
          </table:table-cell>
          <table:table-cell office:value-type="float" office:value="0.9862643869671" calcext:value-type="float">
            <text:p>0.9862643869671</text:p>
          </table:table-cell>
          <table:table-cell office:value-type="float" office:value="0.0170791388459074" calcext:value-type="float">
            <text:p>0.0170791388459074</text:p>
          </table:table-cell>
          <table:table-cell office:value-type="float" office:value="0.990338411086428" calcext:value-type="float">
            <text:p>0.990338411086428</text:p>
          </table:table-cell>
          <table:table-cell office:value-type="float" office:value="0.0125525278054873" calcext:value-type="float">
            <text:p>0.0125525278054873</text:p>
          </table:table-cell>
          <table:table-cell office:value-type="float" office:value="0.989919655135936" calcext:value-type="float">
            <text:p>0.989919655135936</text:p>
          </table:table-cell>
          <table:table-cell office:value-type="float" office:value="0.0131630934555951" calcext:value-type="float">
            <text:p>0.0131630934555951</text:p>
          </table:table-cell>
          <table:table-cell office:value-type="float" office:value="0.993429361049402" calcext:value-type="float">
            <text:p>0.993429361049402</text:p>
          </table:table-cell>
          <table:table-cell office:value-type="float" office:value="0.00820989432141911" calcext:value-type="float">
            <text:p>0.00820989432141911</text:p>
          </table:table-cell>
          <table:table-cell office:value-type="float" office:value="0.989665450121655" calcext:value-type="float">
            <text:p>0.989665450121655</text:p>
          </table:table-cell>
          <table:table-cell office:value-type="float" office:value="0.0153731668264421" calcext:value-type="float">
            <text:p>0.0154</text:p>
          </table:table-cell>
          <table:table-cell office:value-type="float" office:value="0.992955781233471" calcext:value-type="float">
            <text:p>0.9930</text:p>
          </table:table-cell>
          <table:table-cell office:value-type="float" office:value="0.00815407601455385" calcext:value-type="float">
            <text:p>0.0082</text:p>
          </table:table-cell>
          <table:table-cell office:value-type="float" office:value="0.990232069184386" calcext:value-type="float">
            <text:p>0.9902</text:p>
          </table:table-cell>
          <table:table-cell office:value-type="float" office:value="0.0124577385771091" calcext:value-type="float">
            <text:p>0.0125</text:p>
          </table:table-cell>
          <table:table-cell office:value-type="float" office:value="0.992427906484714" calcext:value-type="float">
            <text:p>0.9924</text:p>
          </table:table-cell>
          <table:table-cell office:value-type="float" office:value="0.00855091478198575" calcext:value-type="float">
            <text:p>0.0086</text:p>
          </table:table-cell>
          <table:table-cell office:value-type="float" office:value="0.989923542790648" calcext:value-type="float">
            <text:p>0.9899</text:p>
          </table:table-cell>
          <table:table-cell office:value-type="float" office:value="0.0113267684731798" calcext:value-type="float">
            <text:p>0.0113</text:p>
          </table:table-cell>
          <table:table-cell office:value-type="float" office:value="0.992567756267851" calcext:value-type="float">
            <text:p>0.9926</text:p>
          </table:table-cell>
          <table:table-cell office:value-type="float" office:value="0.00933329881523648" calcext:value-type="float">
            <text:p>0.0093</text:p>
          </table:table-cell>
          <table:table-cell office:value-type="float" office:value="0.989897228393103" calcext:value-type="float">
            <text:p>0.9899</text:p>
          </table:table-cell>
          <table:table-cell office:value-type="float" office:value="0.0120596563932183" calcext:value-type="float">
            <text:p>0.0121</text:p>
          </table:table-cell>
          <table:table-cell office:value-type="float" office:value="0.993466042526182" calcext:value-type="float">
            <text:p>0.9935</text:p>
          </table:table-cell>
          <table:table-cell office:value-type="float" office:value="0.00851814821147073" calcext:value-type="float">
            <text:p>0.0085</text:p>
          </table:table-cell>
          <table:table-cell office:value-type="float" office:value="0.990691843859092" calcext:value-type="float">
            <text:p>0.9907</text:p>
          </table:table-cell>
          <table:table-cell office:value-type="float" office:value="0.0131477741376266" calcext:value-type="float">
            <text:p>0.0131</text:p>
          </table:table-cell>
          <table:table-cell office:value-type="float" office:value="0.990569395958955" calcext:value-type="float">
            <text:p>0.9906</text:p>
          </table:table-cell>
          <table:table-cell office:value-type="float" office:value="0.0120612164248707" calcext:value-type="float">
            <text:p>0.012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77806146196975" calcext:value-type="float">
            <text:p>0.977806146196975</text:p>
          </table:table-cell>
          <table:table-cell office:value-type="float" office:value="0.0197355368386373" calcext:value-type="float">
            <text:p>0.0197355368386373</text:p>
          </table:table-cell>
          <table:table-cell office:value-type="float" office:value="0.988343383052999" calcext:value-type="float">
            <text:p>0.988343383052999</text:p>
          </table:table-cell>
          <table:table-cell office:value-type="float" office:value="0.0147190214288069" calcext:value-type="float">
            <text:p>0.0147190214288069</text:p>
          </table:table-cell>
          <table:table-cell office:value-type="float" office:value="0.98869213477203" calcext:value-type="float">
            <text:p>0.98869213477203</text:p>
          </table:table-cell>
          <table:table-cell office:value-type="float" office:value="0.0140599064620074" calcext:value-type="float">
            <text:p>0.0140599064620074</text:p>
          </table:table-cell>
          <table:table-cell office:value-type="float" office:value="0.988782555802391" calcext:value-type="float">
            <text:p>0.988782555802391</text:p>
          </table:table-cell>
          <table:table-cell office:value-type="float" office:value="0.0114723053814011" calcext:value-type="float">
            <text:p>0.0114723053814011</text:p>
          </table:table-cell>
          <table:table-cell office:value-type="float" office:value="0.991622606579922" calcext:value-type="float">
            <text:p>0.991622606579922</text:p>
          </table:table-cell>
          <table:table-cell office:value-type="float" office:value="0.0117732932732612" calcext:value-type="float">
            <text:p>0.0117732932732612</text:p>
          </table:table-cell>
          <table:table-cell office:value-type="float" office:value="0.991397334179626" calcext:value-type="float">
            <text:p>0.991397334179626</text:p>
          </table:table-cell>
          <table:table-cell office:value-type="float" office:value="0.0134499922505068" calcext:value-type="float">
            <text:p>0.0134499922505068</text:p>
          </table:table-cell>
          <table:table-cell office:value-type="float" office:value="0.99104956098593" calcext:value-type="float">
            <text:p>0.99104956098593</text:p>
          </table:table-cell>
          <table:table-cell office:value-type="float" office:value="0.0113040154276354" calcext:value-type="float">
            <text:p>0.0113</text:p>
          </table:table-cell>
          <table:table-cell office:value-type="float" office:value="0.990538453401037" calcext:value-type="float">
            <text:p>0.9905</text:p>
          </table:table-cell>
          <table:table-cell office:value-type="float" office:value="0.0132866804290332" calcext:value-type="float">
            <text:p>0.0133</text:p>
          </table:table-cell>
          <table:table-cell office:value-type="float" office:value="0.991177959377975" calcext:value-type="float">
            <text:p>0.9912</text:p>
          </table:table-cell>
          <table:table-cell office:value-type="float" office:value="0.0122848757523" calcext:value-type="float">
            <text:p>0.0123</text:p>
          </table:table-cell>
          <table:table-cell office:value-type="float" office:value="0.991010102612927" calcext:value-type="float">
            <text:p>0.9910</text:p>
          </table:table-cell>
          <table:table-cell office:value-type="float" office:value="0.0129514095067817" calcext:value-type="float">
            <text:p>0.0130</text:p>
          </table:table-cell>
          <table:table-cell office:value-type="float" office:value="0.991270072992701" calcext:value-type="float">
            <text:p>0.9913</text:p>
          </table:table-cell>
          <table:table-cell office:value-type="float" office:value="0.0114906873109107" calcext:value-type="float">
            <text:p>0.0115</text:p>
          </table:table-cell>
          <table:table-cell office:value-type="float" office:value="0.992440283507881" calcext:value-type="float">
            <text:p>0.9924</text:p>
          </table:table-cell>
          <table:table-cell office:value-type="float" office:value="0.0108165840827956" calcext:value-type="float">
            <text:p>0.0108</text:p>
          </table:table-cell>
          <table:table-cell office:value-type="float" office:value="0.991386253041363" calcext:value-type="float">
            <text:p>0.9914</text:p>
          </table:table-cell>
          <table:table-cell office:value-type="float" office:value="0.0119568391732574" calcext:value-type="float">
            <text:p>0.0120</text:p>
          </table:table-cell>
          <table:table-cell office:value-type="float" office:value="0.993194858774992" calcext:value-type="float">
            <text:p>0.9932</text:p>
          </table:table-cell>
          <table:table-cell office:value-type="float" office:value="0.0100279256225438" calcext:value-type="float">
            <text:p>0.0100</text:p>
          </table:table-cell>
          <table:table-cell office:value-type="float" office:value="0.992242118904052" calcext:value-type="float">
            <text:p>0.9922</text:p>
          </table:table-cell>
          <table:table-cell office:value-type="float" office:value="0.0114018197467972" calcext:value-type="float">
            <text:p>0.0114</text:p>
          </table:table-cell>
          <table:table-cell office:value-type="float" office:value="0.992392044853486" calcext:value-type="float">
            <text:p>0.9924</text:p>
          </table:table-cell>
          <table:table-cell office:value-type="float" office:value="0.0119306349821249" calcext:value-type="float">
            <text:p>0.011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44841505342219" calcext:value-type="float">
            <text:p>0.944841505342219</text:p>
          </table:table-cell>
          <table:table-cell office:value-type="float" office:value="0.0415497637104203" calcext:value-type="float">
            <text:p>0.0415497637104203</text:p>
          </table:table-cell>
          <table:table-cell office:value-type="float" office:value="0.994081376282661" calcext:value-type="float">
            <text:p>0.994081376282661</text:p>
          </table:table-cell>
          <table:table-cell office:value-type="float" office:value="0.00752179717238825" calcext:value-type="float">
            <text:p>0.00752179717238825</text:p>
          </table:table-cell>
          <table:table-cell office:value-type="float" office:value="0.982983708875489" calcext:value-type="float">
            <text:p>0.982983708875489</text:p>
          </table:table-cell>
          <table:table-cell office:value-type="float" office:value="0.0201435755662982" calcext:value-type="float">
            <text:p>0.0201435755662982</text:p>
          </table:table-cell>
          <table:table-cell office:value-type="float" office:value="0.979858404739236" calcext:value-type="float">
            <text:p>0.979858404739236</text:p>
          </table:table-cell>
          <table:table-cell office:value-type="float" office:value="0.0155254654759071" calcext:value-type="float">
            <text:p>0.0155254654759071</text:p>
          </table:table-cell>
          <table:table-cell office:value-type="float" office:value="0.988744895800275" calcext:value-type="float">
            <text:p>0.988744895800275</text:p>
          </table:table-cell>
          <table:table-cell office:value-type="float" office:value="0.0131486305857265" calcext:value-type="float">
            <text:p>0.0131486305857265</text:p>
          </table:table-cell>
          <table:table-cell office:value-type="float" office:value="0.98808055643711" calcext:value-type="float">
            <text:p>0.98808055643711</text:p>
          </table:table-cell>
          <table:table-cell office:value-type="float" office:value="0.0138204259917176" calcext:value-type="float">
            <text:p>0.0138204259917176</text:p>
          </table:table-cell>
          <table:table-cell office:value-type="float" office:value="0.988303792446842" calcext:value-type="float">
            <text:p>0.988303792446842</text:p>
          </table:table-cell>
          <table:table-cell office:value-type="float" office:value="0.013629126957565" calcext:value-type="float">
            <text:p>0.0136</text:p>
          </table:table-cell>
          <table:table-cell office:value-type="float" office:value="0.989165476568285" calcext:value-type="float">
            <text:p>0.9892</text:p>
          </table:table-cell>
          <table:table-cell office:value-type="float" office:value="0.0147510470844203" calcext:value-type="float">
            <text:p>0.0148</text:p>
          </table:table-cell>
          <table:table-cell office:value-type="float" office:value="0.989815164498043" calcext:value-type="float">
            <text:p>0.9898</text:p>
          </table:table-cell>
          <table:table-cell office:value-type="float" office:value="0.0129849446570528" calcext:value-type="float">
            <text:p>0.0130</text:p>
          </table:table-cell>
          <table:table-cell office:value-type="float" office:value="0.990018459748228" calcext:value-type="float">
            <text:p>0.9900</text:p>
          </table:table-cell>
          <table:table-cell office:value-type="float" office:value="0.0122907080369082" calcext:value-type="float">
            <text:p>0.0123</text:p>
          </table:table-cell>
          <table:table-cell office:value-type="float" office:value="0.991009864593251" calcext:value-type="float">
            <text:p>0.9910</text:p>
          </table:table-cell>
          <table:table-cell office:value-type="float" office:value="0.012709237854421" calcext:value-type="float">
            <text:p>0.0127</text:p>
          </table:table-cell>
          <table:table-cell office:value-type="float" office:value="0.990756505871152" calcext:value-type="float">
            <text:p>0.9908</text:p>
          </table:table-cell>
          <table:table-cell office:value-type="float" office:value="0.0119614870902298" calcext:value-type="float">
            <text:p>0.0120</text:p>
          </table:table-cell>
          <table:table-cell office:value-type="float" office:value="0.989045355971649" calcext:value-type="float">
            <text:p>0.9890</text:p>
          </table:table-cell>
          <table:table-cell office:value-type="float" office:value="0.0135434840209237" calcext:value-type="float">
            <text:p>0.0135</text:p>
          </table:table-cell>
          <table:table-cell office:value-type="float" office:value="0.989630778588808" calcext:value-type="float">
            <text:p>0.9896</text:p>
          </table:table-cell>
          <table:table-cell office:value-type="float" office:value="0.0129820488269298" calcext:value-type="float">
            <text:p>0.0130</text:p>
          </table:table-cell>
          <table:table-cell office:value-type="float" office:value="0.991123399978843" calcext:value-type="float">
            <text:p>0.9911</text:p>
          </table:table-cell>
          <table:table-cell office:value-type="float" office:value="0.0131372157217297" calcext:value-type="float">
            <text:p>0.0131</text:p>
          </table:table-cell>
          <table:table-cell office:value-type="float" office:value="0.99074354702211" calcext:value-type="float">
            <text:p>0.9907</text:p>
          </table:table-cell>
          <table:table-cell office:value-type="float" office:value="0.0127217588422987" calcext:value-type="float">
            <text:p>0.012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89682349518671" calcext:value-type="float">
            <text:p>0.989682349518671</text:p>
          </table:table-cell>
          <table:table-cell office:value-type="float" office:value="0.0114183250067519" calcext:value-type="float">
            <text:p>0.0114183250067519</text:p>
          </table:table-cell>
          <table:table-cell office:value-type="float" office:value="0.988124669417116" calcext:value-type="float">
            <text:p>0.988124669417116</text:p>
          </table:table-cell>
          <table:table-cell office:value-type="float" office:value="0.0134827412042071" calcext:value-type="float">
            <text:p>0.0134827412042071</text:p>
          </table:table-cell>
          <table:table-cell office:value-type="float" office:value="0.988494287527769" calcext:value-type="float">
            <text:p>0.988494287527769</text:p>
          </table:table-cell>
          <table:table-cell office:value-type="float" office:value="0.0125457615684956" calcext:value-type="float">
            <text:p>0.0125457615684956</text:p>
          </table:table-cell>
          <table:table-cell office:value-type="float" office:value="0.988715725166614" calcext:value-type="float">
            <text:p>0.988715725166614</text:p>
          </table:table-cell>
          <table:table-cell office:value-type="float" office:value="0.012260003789953" calcext:value-type="float">
            <text:p>0.012260003789953</text:p>
          </table:table-cell>
          <table:table-cell office:value-type="float" office:value="0.988296334496985" calcext:value-type="float">
            <text:p>0.988296334496985</text:p>
          </table:table-cell>
          <table:table-cell office:value-type="float" office:value="0.0122299401134022" calcext:value-type="float">
            <text:p>0.0122299401134022</text:p>
          </table:table-cell>
          <table:table-cell office:value-type="float" office:value="0.988383925737861" calcext:value-type="float">
            <text:p>0.988383925737861</text:p>
          </table:table-cell>
          <table:table-cell office:value-type="float" office:value="0.0128878588258113" calcext:value-type="float">
            <text:p>0.0128878588258113</text:p>
          </table:table-cell>
          <table:table-cell office:value-type="float" office:value="0.988109779964032" calcext:value-type="float">
            <text:p>0.988109779964032</text:p>
          </table:table-cell>
          <table:table-cell office:value-type="float" office:value="0.0130891230014297" calcext:value-type="float">
            <text:p>0.0131</text:p>
          </table:table-cell>
          <table:table-cell office:value-type="float" office:value="0.988008938961177" calcext:value-type="float">
            <text:p>0.9880</text:p>
          </table:table-cell>
          <table:table-cell office:value-type="float" office:value="0.0140921661918329" calcext:value-type="float">
            <text:p>0.0141</text:p>
          </table:table-cell>
          <table:table-cell office:value-type="float" office:value="0.988175764307627" calcext:value-type="float">
            <text:p>0.9882</text:p>
          </table:table-cell>
          <table:table-cell office:value-type="float" office:value="0.0125258176950216" calcext:value-type="float">
            <text:p>0.0125</text:p>
          </table:table-cell>
          <table:table-cell office:value-type="float" office:value="0.98992359568391" calcext:value-type="float">
            <text:p>0.9899</text:p>
          </table:table-cell>
          <table:table-cell office:value-type="float" office:value="0.0116808901185565" calcext:value-type="float">
            <text:p>0.0117</text:p>
          </table:table-cell>
          <table:table-cell office:value-type="float" office:value="0.989334576324976" calcext:value-type="float">
            <text:p>0.9893</text:p>
          </table:table-cell>
          <table:table-cell office:value-type="float" office:value="0.0132166456163898" calcext:value-type="float">
            <text:p>0.0132</text:p>
          </table:table-cell>
          <table:table-cell office:value-type="float" office:value="0.989161853379879" calcext:value-type="float">
            <text:p>0.9892</text:p>
          </table:table-cell>
          <table:table-cell office:value-type="float" office:value="0.0127224163741996" calcext:value-type="float">
            <text:p>0.0127</text:p>
          </table:table-cell>
          <table:table-cell office:value-type="float" office:value="0.988284512853063" calcext:value-type="float">
            <text:p>0.9883</text:p>
          </table:table-cell>
          <table:table-cell office:value-type="float" office:value="0.0128668362314944" calcext:value-type="float">
            <text:p>0.0129</text:p>
          </table:table-cell>
          <table:table-cell office:value-type="float" office:value="0.988190574420819" calcext:value-type="float">
            <text:p>0.9882</text:p>
          </table:table-cell>
          <table:table-cell office:value-type="float" office:value="0.0142995164513488" calcext:value-type="float">
            <text:p>0.0143</text:p>
          </table:table-cell>
          <table:table-cell office:value-type="float" office:value="0.989204353115413" calcext:value-type="float">
            <text:p>0.9892</text:p>
          </table:table-cell>
          <table:table-cell office:value-type="float" office:value="0.0134887116797891" calcext:value-type="float">
            <text:p>0.0135</text:p>
          </table:table-cell>
          <table:table-cell office:value-type="float" office:value="0.988559901618534" calcext:value-type="float">
            <text:p>0.9886</text:p>
          </table:table-cell>
          <table:table-cell office:value-type="float" office:value="0.0130337205915601" calcext:value-type="float">
            <text:p>0.013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69350788109595" calcext:value-type="float">
            <text:p>0.969350788109595</text:p>
          </table:table-cell>
          <table:table-cell office:value-type="float" office:value="0.02402854341637" calcext:value-type="float">
            <text:p>0.02402854341637</text:p>
          </table:table-cell>
          <table:table-cell office:value-type="float" office:value="0.982443404210304" calcext:value-type="float">
            <text:p>0.982443404210304</text:p>
          </table:table-cell>
          <table:table-cell office:value-type="float" office:value="0.0131250828320837" calcext:value-type="float">
            <text:p>0.0131250828320837</text:p>
          </table:table-cell>
          <table:table-cell office:value-type="float" office:value="0.987139664656723" calcext:value-type="float">
            <text:p>0.987139664656723</text:p>
          </table:table-cell>
          <table:table-cell office:value-type="float" office:value="0.0183019378751966" calcext:value-type="float">
            <text:p>0.0183019378751966</text:p>
          </table:table-cell>
          <table:table-cell office:value-type="float" office:value="0.985583492013117" calcext:value-type="float">
            <text:p>0.985583492013117</text:p>
          </table:table-cell>
          <table:table-cell office:value-type="float" office:value="0.0150322336444048" calcext:value-type="float">
            <text:p>0.0150322336444048</text:p>
          </table:table-cell>
          <table:table-cell office:value-type="float" office:value="0.9876830635777" calcext:value-type="float">
            <text:p>0.9876830635777</text:p>
          </table:table-cell>
          <table:table-cell office:value-type="float" office:value="0.0140545305713125" calcext:value-type="float">
            <text:p>0.0140545305713125</text:p>
          </table:table-cell>
          <table:table-cell office:value-type="float" office:value="0.987956733312176" calcext:value-type="float">
            <text:p>0.987956733312176</text:p>
          </table:table-cell>
          <table:table-cell office:value-type="float" office:value="0.0112710484879701" calcext:value-type="float">
            <text:p>0.0112710484879701</text:p>
          </table:table-cell>
          <table:table-cell office:value-type="float" office:value="0.990301756056278" calcext:value-type="float">
            <text:p>0.990301756056278</text:p>
          </table:table-cell>
          <table:table-cell office:value-type="float" office:value="0.0147659464733292" calcext:value-type="float">
            <text:p>0.0148</text:p>
          </table:table-cell>
          <table:table-cell office:value-type="float" office:value="0.987186792552629" calcext:value-type="float">
            <text:p>0.9872</text:p>
          </table:table-cell>
          <table:table-cell office:value-type="float" office:value="0.0128051548474905" calcext:value-type="float">
            <text:p>0.0128</text:p>
          </table:table-cell>
          <table:table-cell office:value-type="float" office:value="0.990652887972072" calcext:value-type="float">
            <text:p>0.9907</text:p>
          </table:table-cell>
          <table:table-cell office:value-type="float" office:value="0.012963766800234" calcext:value-type="float">
            <text:p>0.0130</text:p>
          </table:table-cell>
          <table:table-cell office:value-type="float" office:value="0.989336639162171" calcext:value-type="float">
            <text:p>0.9893</text:p>
          </table:table-cell>
          <table:table-cell office:value-type="float" office:value="0.0123372714589682" calcext:value-type="float">
            <text:p>0.0123</text:p>
          </table:table-cell>
          <table:table-cell office:value-type="float" office:value="0.989928276737544" calcext:value-type="float">
            <text:p>0.9899</text:p>
          </table:table-cell>
          <table:table-cell office:value-type="float" office:value="0.0140829921059046" calcext:value-type="float">
            <text:p>0.0141</text:p>
          </table:table-cell>
          <table:table-cell office:value-type="float" office:value="0.98928594097112" calcext:value-type="float">
            <text:p>0.9893</text:p>
          </table:table-cell>
          <table:table-cell office:value-type="float" office:value="0.0127549498141998" calcext:value-type="float">
            <text:p>0.0128</text:p>
          </table:table-cell>
          <table:table-cell office:value-type="float" office:value="0.98805561726436" calcext:value-type="float">
            <text:p>0.9881</text:p>
          </table:table-cell>
          <table:table-cell office:value-type="float" office:value="0.0143767486415947" calcext:value-type="float">
            <text:p>0.0144</text:p>
          </table:table-cell>
          <table:table-cell office:value-type="float" office:value="0.990523035015339" calcext:value-type="float">
            <text:p>0.9905</text:p>
          </table:table-cell>
          <table:table-cell office:value-type="float" office:value="0.0110774443516732" calcext:value-type="float">
            <text:p>0.0111</text:p>
          </table:table-cell>
          <table:table-cell office:value-type="float" office:value="0.988701126626468" calcext:value-type="float">
            <text:p>0.9887</text:p>
          </table:table-cell>
          <table:table-cell office:value-type="float" office:value="0.0148899080213351" calcext:value-type="float">
            <text:p>0.0149</text:p>
          </table:table-cell>
          <table:table-cell office:value-type="float" office:value="0.989142864699037" calcext:value-type="float">
            <text:p>0.9891</text:p>
          </table:table-cell>
          <table:table-cell office:value-type="float" office:value="0.0136699082077107" calcext:value-type="float">
            <text:p>0.01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62303607320427" calcext:value-type="float">
            <text:p>0.962303607320427</text:p>
          </table:table-cell>
          <table:table-cell office:value-type="float" office:value="0.0310136348220253" calcext:value-type="float">
            <text:p>0.0310136348220253</text:p>
          </table:table-cell>
          <table:table-cell office:value-type="float" office:value="0.993642256426531" calcext:value-type="float">
            <text:p>0.993642256426531</text:p>
          </table:table-cell>
          <table:table-cell office:value-type="float" office:value="0.00708785627848993" calcext:value-type="float">
            <text:p>0.00708785627848993</text:p>
          </table:table-cell>
          <table:table-cell office:value-type="float" office:value="0.987639532423569" calcext:value-type="float">
            <text:p>0.987639532423569</text:p>
          </table:table-cell>
          <table:table-cell office:value-type="float" office:value="0.0183213199257772" calcext:value-type="float">
            <text:p>0.0183213199257772</text:p>
          </table:table-cell>
          <table:table-cell office:value-type="float" office:value="0.983665026975563" calcext:value-type="float">
            <text:p>0.983665026975563</text:p>
          </table:table-cell>
          <table:table-cell office:value-type="float" office:value="0.0207890698558533" calcext:value-type="float">
            <text:p>0.0207890698558533</text:p>
          </table:table-cell>
          <table:table-cell office:value-type="float" office:value="0.989238310589231" calcext:value-type="float">
            <text:p>0.989238310589231</text:p>
          </table:table-cell>
          <table:table-cell office:value-type="float" office:value="0.0155170094057833" calcext:value-type="float">
            <text:p>0.0155170094057833</text:p>
          </table:table-cell>
          <table:table-cell office:value-type="float" office:value="0.990105469163229" calcext:value-type="float">
            <text:p>0.990105469163229</text:p>
          </table:table-cell>
          <table:table-cell office:value-type="float" office:value="0.0130397727387264" calcext:value-type="float">
            <text:p>0.0130397727387264</text:p>
          </table:table-cell>
          <table:table-cell office:value-type="float" office:value="0.990148788744314" calcext:value-type="float">
            <text:p>0.990148788744314</text:p>
          </table:table-cell>
          <table:table-cell office:value-type="float" office:value="0.0139633793411195" calcext:value-type="float">
            <text:p>0.0140</text:p>
          </table:table-cell>
          <table:table-cell office:value-type="float" office:value="0.989047868401565" calcext:value-type="float">
            <text:p>0.9890</text:p>
          </table:table-cell>
          <table:table-cell office:value-type="float" office:value="0.0144603325363258" calcext:value-type="float">
            <text:p>0.0145</text:p>
          </table:table-cell>
          <table:table-cell office:value-type="float" office:value="0.990324949751402" calcext:value-type="float">
            <text:p>0.9903</text:p>
          </table:table-cell>
          <table:table-cell office:value-type="float" office:value="0.0136256150596619" calcext:value-type="float">
            <text:p>0.0136</text:p>
          </table:table-cell>
          <table:table-cell office:value-type="float" office:value="0.990856156775627" calcext:value-type="float">
            <text:p>0.9909</text:p>
          </table:table-cell>
          <table:table-cell office:value-type="float" office:value="0.0125132773560448" calcext:value-type="float">
            <text:p>0.0125</text:p>
          </table:table-cell>
          <table:table-cell office:value-type="float" office:value="0.990703268803554" calcext:value-type="float">
            <text:p>0.9907</text:p>
          </table:table-cell>
          <table:table-cell office:value-type="float" office:value="0.0124777176032653" calcext:value-type="float">
            <text:p>0.0125</text:p>
          </table:table-cell>
          <table:table-cell office:value-type="float" office:value="0.990351105469163" calcext:value-type="float">
            <text:p>0.9904</text:p>
          </table:table-cell>
          <table:table-cell office:value-type="float" office:value="0.0130598242793584" calcext:value-type="float">
            <text:p>0.0131</text:p>
          </table:table-cell>
          <table:table-cell office:value-type="float" office:value="0.989515286152544" calcext:value-type="float">
            <text:p>0.9895</text:p>
          </table:table-cell>
          <table:table-cell office:value-type="float" office:value="0.013924045789563" calcext:value-type="float">
            <text:p>0.0139</text:p>
          </table:table-cell>
          <table:table-cell office:value-type="float" office:value="0.9918808579287" calcext:value-type="float">
            <text:p>0.9919</text:p>
          </table:table-cell>
          <table:table-cell office:value-type="float" office:value="0.0106525601278113" calcext:value-type="float">
            <text:p>0.0107</text:p>
          </table:table-cell>
          <table:table-cell office:value-type="float" office:value="0.989506743890828" calcext:value-type="float">
            <text:p>0.9895</text:p>
          </table:table-cell>
          <table:table-cell office:value-type="float" office:value="0.0145861311222305" calcext:value-type="float">
            <text:p>0.0146</text:p>
          </table:table-cell>
          <table:table-cell office:value-type="float" office:value="0.990120490849466" calcext:value-type="float">
            <text:p>0.9901</text:p>
          </table:table-cell>
          <table:table-cell office:value-type="float" office:value="0.0137080629620573" calcext:value-type="float">
            <text:p>0.013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84714323495187" calcext:value-type="float">
            <text:p>0.984714323495187</text:p>
          </table:table-cell>
          <table:table-cell office:value-type="float" office:value="0.0248170975175071" calcext:value-type="float">
            <text:p>0.0248170975175071</text:p>
          </table:table-cell>
          <table:table-cell office:value-type="float" office:value="0.992864249444621" calcext:value-type="float">
            <text:p>0.992864249444621</text:p>
          </table:table-cell>
          <table:table-cell office:value-type="float" office:value="0.00761876226269464" calcext:value-type="float">
            <text:p>0.00761876226269464</text:p>
          </table:table-cell>
          <table:table-cell office:value-type="float" office:value="0.993787660002116" calcext:value-type="float">
            <text:p>0.993787660002116</text:p>
          </table:table-cell>
          <table:table-cell office:value-type="float" office:value="0.00788347492073716" calcext:value-type="float">
            <text:p>0.00788347492073716</text:p>
          </table:table-cell>
          <table:table-cell office:value-type="float" office:value="0.992063789273247" calcext:value-type="float">
            <text:p>0.992063789273247</text:p>
          </table:table-cell>
          <table:table-cell office:value-type="float" office:value="0.0115460707072854" calcext:value-type="float">
            <text:p>0.0115460707072854</text:p>
          </table:table-cell>
          <table:table-cell office:value-type="float" office:value="0.990954432455305" calcext:value-type="float">
            <text:p>0.990954432455305</text:p>
          </table:table-cell>
          <table:table-cell office:value-type="float" office:value="0.0137157089410415" calcext:value-type="float">
            <text:p>0.0137157089410415</text:p>
          </table:table-cell>
          <table:table-cell office:value-type="float" office:value="0.990863958531683" calcext:value-type="float">
            <text:p>0.990863958531683</text:p>
          </table:table-cell>
          <table:table-cell office:value-type="float" office:value="0.0150110303145903" calcext:value-type="float">
            <text:p>0.0150110303145903</text:p>
          </table:table-cell>
          <table:table-cell office:value-type="float" office:value="0.991552417222046" calcext:value-type="float">
            <text:p>0.991552417222046</text:p>
          </table:table-cell>
          <table:table-cell office:value-type="float" office:value="0.0125100359140385" calcext:value-type="float">
            <text:p>0.0125</text:p>
          </table:table-cell>
          <table:table-cell office:value-type="float" office:value="0.990153734264255" calcext:value-type="float">
            <text:p>0.9902</text:p>
          </table:table-cell>
          <table:table-cell office:value-type="float" office:value="0.0146351458860571" calcext:value-type="float">
            <text:p>0.0146</text:p>
          </table:table-cell>
          <table:table-cell office:value-type="float" office:value="0.990011398497832" calcext:value-type="float">
            <text:p>0.9900</text:p>
          </table:table-cell>
          <table:table-cell office:value-type="float" office:value="0.0149924329139779" calcext:value-type="float">
            <text:p>0.0150</text:p>
          </table:table-cell>
          <table:table-cell office:value-type="float" office:value="0.992355284036814" calcext:value-type="float">
            <text:p>0.9924</text:p>
          </table:table-cell>
          <table:table-cell office:value-type="float" office:value="0.0117240590074579" calcext:value-type="float">
            <text:p>0.0117</text:p>
          </table:table-cell>
          <table:table-cell office:value-type="float" office:value="0.991958478789802" calcext:value-type="float">
            <text:p>0.9920</text:p>
          </table:table-cell>
          <table:table-cell office:value-type="float" office:value="0.0113891721847545" calcext:value-type="float">
            <text:p>0.0114</text:p>
          </table:table-cell>
          <table:table-cell office:value-type="float" office:value="0.991609383264572" calcext:value-type="float">
            <text:p>0.9916</text:p>
          </table:table-cell>
          <table:table-cell office:value-type="float" office:value="0.0131086111039532" calcext:value-type="float">
            <text:p>0.0131</text:p>
          </table:table-cell>
          <table:table-cell office:value-type="float" office:value="0.991101502168624" calcext:value-type="float">
            <text:p>0.9911</text:p>
          </table:table-cell>
          <table:table-cell office:value-type="float" office:value="0.012264533459603" calcext:value-type="float">
            <text:p>0.0123</text:p>
          </table:table-cell>
          <table:table-cell office:value-type="float" office:value="0.990341875595049" calcext:value-type="float">
            <text:p>0.9903</text:p>
          </table:table-cell>
          <table:table-cell office:value-type="float" office:value="0.0159015419484294" calcext:value-type="float">
            <text:p>0.0159</text:p>
          </table:table-cell>
          <table:table-cell office:value-type="float" office:value="0.991170263408442" calcext:value-type="float">
            <text:p>0.9912</text:p>
          </table:table-cell>
          <table:table-cell office:value-type="float" office:value="0.0126712723839534" calcext:value-type="float">
            <text:p>0.0127</text:p>
          </table:table-cell>
          <table:table-cell office:value-type="float" office:value="0.991687718184703" calcext:value-type="float">
            <text:p>0.9917</text:p>
          </table:table-cell>
          <table:table-cell office:value-type="float" office:value="0.0121719809366333" calcext:value-type="float">
            <text:p>0.0122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59545" calcext:value-type="float">
            <text:p>0.659545</text:p>
          </table:table-cell>
          <table:table-cell office:value-type="float" office:value="0.0412326742588669" calcext:value-type="float">
            <text:p>0.0412326742588669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0377189793865457" calcext:value-type="float">
            <text:p>0.0377189793865457</text:p>
          </table:table-cell>
          <table:table-cell office:value-type="float" office:value="0.662375" calcext:value-type="float">
            <text:p>0.662375</text:p>
          </table:table-cell>
          <table:table-cell office:value-type="float" office:value="0.0267940803774014" calcext:value-type="float">
            <text:p>0.0267940803774014</text:p>
          </table:table-cell>
          <table:table-cell office:value-type="float" office:value="0.655845" calcext:value-type="float">
            <text:p>0.655845</text:p>
          </table:table-cell>
          <table:table-cell office:value-type="float" office:value="0.0420058970964694" calcext:value-type="float">
            <text:p>0.0420058970964694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356295278019242" calcext:value-type="float">
            <text:p>0.0356295278019242</text:p>
          </table:table-cell>
          <table:table-cell office:value-type="float" office:value="0.66017" calcext:value-type="float">
            <text:p>0.66017</text:p>
          </table:table-cell>
          <table:table-cell office:value-type="float" office:value="0.0441249547463907" calcext:value-type="float">
            <text:p>0.0441249547463907</text:p>
          </table:table-cell>
          <table:table-cell office:value-type="float" office:value="0.665365" calcext:value-type="float">
            <text:p>0.665365</text:p>
          </table:table-cell>
          <table:table-cell office:value-type="float" office:value="0.0413099188838472" calcext:value-type="float">
            <text:p>0.0413</text:p>
          </table:table-cell>
          <table:table-cell office:value-type="float" office:value="0.66499" calcext:value-type="float">
            <text:p>0.6650</text:p>
          </table:table-cell>
          <table:table-cell office:value-type="float" office:value="0.0336807772524639" calcext:value-type="float">
            <text:p>0.0337</text:p>
          </table:table-cell>
          <table:table-cell office:value-type="float" office:value="0.664415" calcext:value-type="float">
            <text:p>0.6644</text:p>
          </table:table-cell>
          <table:table-cell office:value-type="float" office:value="0.0245457664589552" calcext:value-type="float">
            <text:p>0.0245</text:p>
          </table:table-cell>
          <table:table-cell office:value-type="float" office:value="0.65998" calcext:value-type="float">
            <text:p>0.6600</text:p>
          </table:table-cell>
          <table:table-cell office:value-type="float" office:value="0.0408167958957164" calcext:value-type="float">
            <text:p>0.0408</text:p>
          </table:table-cell>
          <table:table-cell office:value-type="float" office:value="0.657935" calcext:value-type="float">
            <text:p>0.6579</text:p>
          </table:table-cell>
          <table:table-cell office:value-type="float" office:value="0.0320793821548286" calcext:value-type="float">
            <text:p>0.0321</text:p>
          </table:table-cell>
          <table:table-cell office:value-type="float" office:value="0.667285" calcext:value-type="float">
            <text:p>0.6673</text:p>
          </table:table-cell>
          <table:table-cell office:value-type="float" office:value="0.0343976430737015" calcext:value-type="float">
            <text:p>0.0344</text:p>
          </table:table-cell>
          <table:table-cell office:value-type="float" office:value="0.656325" calcext:value-type="float">
            <text:p>0.6563</text:p>
          </table:table-cell>
          <table:table-cell office:value-type="float" office:value="0.0391002657528801" calcext:value-type="float">
            <text:p>0.0391</text:p>
          </table:table-cell>
          <table:table-cell office:value-type="float" office:value="0.65658" calcext:value-type="float">
            <text:p>0.6566</text:p>
          </table:table-cell>
          <table:table-cell office:value-type="float" office:value="0.0392258777824253" calcext:value-type="float">
            <text:p>0.0392</text:p>
          </table:table-cell>
          <table:table-cell office:value-type="float" office:value="0.65953" calcext:value-type="float">
            <text:p>0.6595</text:p>
          </table:table-cell>
          <table:table-cell office:value-type="float" office:value="0.03865486372937" calcext:value-type="float">
            <text:p>0.0387</text:p>
          </table:table-cell>
          <table:table-cell office:value-type="float" office:value="0.66382" calcext:value-type="float">
            <text:p>0.6638</text:p>
          </table:table-cell>
          <table:table-cell office:value-type="float" office:value="0.0335582512621685" calcext:value-type="float">
            <text:p>0.0336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9364" calcext:value-type="float">
            <text:p>0.69364</text:p>
          </table:table-cell>
          <table:table-cell office:value-type="float" office:value="0.0397031835138725" calcext:value-type="float">
            <text:p>0.0397031835138725</text:p>
          </table:table-cell>
          <table:table-cell office:value-type="float" office:value="0.59792" calcext:value-type="float">
            <text:p>0.59792</text:p>
          </table:table-cell>
          <table:table-cell office:value-type="float" office:value="0.0513632402651519" calcext:value-type="float">
            <text:p>0.0513632402651519</text:p>
          </table:table-cell>
          <table:table-cell office:value-type="float" office:value="0.677765" calcext:value-type="float">
            <text:p>0.677765</text:p>
          </table:table-cell>
          <table:table-cell office:value-type="float" office:value="0.0275215740310517" calcext:value-type="float">
            <text:p>0.0275215740310517</text:p>
          </table:table-cell>
          <table:table-cell office:value-type="float" office:value="0.684635" calcext:value-type="float">
            <text:p>0.684635</text:p>
          </table:table-cell>
          <table:table-cell office:value-type="float" office:value="0.0406381333924826" calcext:value-type="float">
            <text:p>0.0406381333924826</text:p>
          </table:table-cell>
          <table:table-cell office:value-type="float" office:value="0.682465" calcext:value-type="float">
            <text:p>0.682465</text:p>
          </table:table-cell>
          <table:table-cell office:value-type="float" office:value="0.0410827157428933" calcext:value-type="float">
            <text:p>0.0410827157428933</text:p>
          </table:table-cell>
          <table:table-cell office:value-type="float" office:value="0.666415" calcext:value-type="float">
            <text:p>0.666415</text:p>
          </table:table-cell>
          <table:table-cell office:value-type="float" office:value="0.0285494820809296" calcext:value-type="float">
            <text:p>0.0285494820809296</text:p>
          </table:table-cell>
          <table:table-cell office:value-type="float" office:value="0.67762" calcext:value-type="float">
            <text:p>0.67762</text:p>
          </table:table-cell>
          <table:table-cell office:value-type="float" office:value="0.0354928153158217" calcext:value-type="float">
            <text:p>0.0355</text:p>
          </table:table-cell>
          <table:table-cell office:value-type="float" office:value="0.666445" calcext:value-type="float">
            <text:p>0.6664</text:p>
          </table:table-cell>
          <table:table-cell office:value-type="float" office:value="0.0349298059745588" calcext:value-type="float">
            <text:p>0.0349</text:p>
          </table:table-cell>
          <table:table-cell office:value-type="float" office:value="0.67822" calcext:value-type="float">
            <text:p>0.6782</text:p>
          </table:table-cell>
          <table:table-cell office:value-type="float" office:value="0.0301153966010792" calcext:value-type="float">
            <text:p>0.0301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0307627156507587" calcext:value-type="float">
            <text:p>0.0308</text:p>
          </table:table-cell>
          <table:table-cell office:value-type="float" office:value="0.671575" calcext:value-type="float">
            <text:p>0.6716</text:p>
          </table:table-cell>
          <table:table-cell office:value-type="float" office:value="0.0453384985719225" calcext:value-type="float">
            <text:p>0.0453</text:p>
          </table:table-cell>
          <table:table-cell office:value-type="float" office:value="0.67141" calcext:value-type="float">
            <text:p>0.6714</text:p>
          </table:table-cell>
          <table:table-cell office:value-type="float" office:value="0.0359892778088653" calcext:value-type="float">
            <text:p>0.0360</text:p>
          </table:table-cell>
          <table:table-cell office:value-type="float" office:value="0.673035" calcext:value-type="float">
            <text:p>0.6730</text:p>
          </table:table-cell>
          <table:table-cell office:value-type="float" office:value="0.0368429444805721" calcext:value-type="float">
            <text:p>0.0368</text:p>
          </table:table-cell>
          <table:table-cell office:value-type="float" office:value="0.65536" calcext:value-type="float">
            <text:p>0.6554</text:p>
          </table:table-cell>
          <table:table-cell office:value-type="float" office:value="0.0339826091009149" calcext:value-type="float">
            <text:p>0.0340</text:p>
          </table:table-cell>
          <table:table-cell office:value-type="float" office:value="0.675215" calcext:value-type="float">
            <text:p>0.6752</text:p>
          </table:table-cell>
          <table:table-cell office:value-type="float" office:value="0.0396834366136378" calcext:value-type="float">
            <text:p>0.0397</text:p>
          </table:table-cell>
          <table:table-cell office:value-type="float" office:value="0.663225" calcext:value-type="float">
            <text:p>0.6632</text:p>
          </table:table-cell>
          <table:table-cell office:value-type="float" office:value="0.0336315480054577" calcext:value-type="float">
            <text:p>0.0336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91015" calcext:value-type="float">
            <text:p>0.691015</text:p>
          </table:table-cell>
          <table:table-cell office:value-type="float" office:value="0.0370614461767161" calcext:value-type="float">
            <text:p>0.0370614461767161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0332825004022089" calcext:value-type="float">
            <text:p>0.0332825004022089</text:p>
          </table:table-cell>
          <table:table-cell office:value-type="float" office:value="0.670795" calcext:value-type="float">
            <text:p>0.670795</text:p>
          </table:table-cell>
          <table:table-cell office:value-type="float" office:value="0.0249715142919525" calcext:value-type="float">
            <text:p>0.0249715142919525</text:p>
          </table:table-cell>
          <table:table-cell office:value-type="float" office:value="0.68366" calcext:value-type="float">
            <text:p>0.68366</text:p>
          </table:table-cell>
          <table:table-cell office:value-type="float" office:value="0.0354521531982232" calcext:value-type="float">
            <text:p>0.0354521531982232</text:p>
          </table:table-cell>
          <table:table-cell office:value-type="float" office:value="0.679155" calcext:value-type="float">
            <text:p>0.679155</text:p>
          </table:table-cell>
          <table:table-cell office:value-type="float" office:value="0.0339807918186932" calcext:value-type="float">
            <text:p>0.0339807918186932</text:p>
          </table:table-cell>
          <table:table-cell office:value-type="float" office:value="0.67259" calcext:value-type="float">
            <text:p>0.67259</text:p>
          </table:table-cell>
          <table:table-cell office:value-type="float" office:value="0.0347538785295361" calcext:value-type="float">
            <text:p>0.0347538785295361</text:p>
          </table:table-cell>
          <table:table-cell office:value-type="float" office:value="0.677055" calcext:value-type="float">
            <text:p>0.677055</text:p>
          </table:table-cell>
          <table:table-cell office:value-type="float" office:value="0.0320920993786789" calcext:value-type="float">
            <text:p>0.0321</text:p>
          </table:table-cell>
          <table:table-cell office:value-type="float" office:value="0.68316" calcext:value-type="float">
            <text:p>0.6832</text:p>
          </table:table-cell>
          <table:table-cell office:value-type="float" office:value="0.0358652397354462" calcext:value-type="float">
            <text:p>0.0359</text:p>
          </table:table-cell>
          <table:table-cell office:value-type="float" office:value="0.677655" calcext:value-type="float">
            <text:p>0.6777</text:p>
          </table:table-cell>
          <table:table-cell office:value-type="float" office:value="0.0286084467815982" calcext:value-type="float">
            <text:p>0.0286</text:p>
          </table:table-cell>
          <table:table-cell office:value-type="float" office:value="0.673365" calcext:value-type="float">
            <text:p>0.6734</text:p>
          </table:table-cell>
          <table:table-cell office:value-type="float" office:value="0.0450943163956822" calcext:value-type="float">
            <text:p>0.0451</text:p>
          </table:table-cell>
          <table:table-cell office:value-type="float" office:value="0.671205" calcext:value-type="float">
            <text:p>0.6712</text:p>
          </table:table-cell>
          <table:table-cell office:value-type="float" office:value="0.0409910842199435" calcext:value-type="float">
            <text:p>0.0410</text:p>
          </table:table-cell>
          <table:table-cell office:value-type="float" office:value="0.671345" calcext:value-type="float">
            <text:p>0.6713</text:p>
          </table:table-cell>
          <table:table-cell office:value-type="float" office:value="0.0392549304100796" calcext:value-type="float">
            <text:p>0.0393</text:p>
          </table:table-cell>
          <table:table-cell office:value-type="float" office:value="0.67578" calcext:value-type="float">
            <text:p>0.6758</text:p>
          </table:table-cell>
          <table:table-cell office:value-type="float" office:value="0.0308158197203394" calcext:value-type="float">
            <text:p>0.0308</text:p>
          </table:table-cell>
          <table:table-cell office:value-type="float" office:value="0.663755" calcext:value-type="float">
            <text:p>0.6638</text:p>
          </table:table-cell>
          <table:table-cell office:value-type="float" office:value="0.0411365586868166" calcext:value-type="float">
            <text:p>0.0411</text:p>
          </table:table-cell>
          <table:table-cell office:value-type="float" office:value="0.67175" calcext:value-type="float">
            <text:p>0.6718</text:p>
          </table:table-cell>
          <table:table-cell office:value-type="float" office:value="0.0312781954826157" calcext:value-type="float">
            <text:p>0.0313</text:p>
          </table:table-cell>
          <table:table-cell office:value-type="float" office:value="0.671715" calcext:value-type="float">
            <text:p>0.6717</text:p>
          </table:table-cell>
          <table:table-cell office:value-type="float" office:value="0.0387768650217781" calcext:value-type="float">
            <text:p>0.038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83775" calcext:value-type="float">
            <text:p>0.683775</text:p>
          </table:table-cell>
          <table:table-cell office:value-type="float" office:value="0.0279170687770366" calcext:value-type="float">
            <text:p>0.0279170687770366</text:p>
          </table:table-cell>
          <table:table-cell office:value-type="float" office:value="0.583935" calcext:value-type="float">
            <text:p>0.583935</text:p>
          </table:table-cell>
          <table:table-cell office:value-type="float" office:value="0.0503636748731061" calcext:value-type="float">
            <text:p>0.0503636748731061</text:p>
          </table:table-cell>
          <table:table-cell office:value-type="float" office:value="0.68874" calcext:value-type="float">
            <text:p>0.68874</text:p>
          </table:table-cell>
          <table:table-cell office:value-type="float" office:value="0.0238530041985939" calcext:value-type="float">
            <text:p>0.0238530041985939</text:p>
          </table:table-cell>
          <table:table-cell office:value-type="float" office:value="0.68613" calcext:value-type="float">
            <text:p>0.68613</text:p>
          </table:table-cell>
          <table:table-cell office:value-type="float" office:value="0.0349839881205771" calcext:value-type="float">
            <text:p>0.0349839881205771</text:p>
          </table:table-cell>
          <table:table-cell office:value-type="float" office:value="0.679465" calcext:value-type="float">
            <text:p>0.679465</text:p>
          </table:table-cell>
          <table:table-cell office:value-type="float" office:value="0.0343141450176675" calcext:value-type="float">
            <text:p>0.0343141450176675</text:p>
          </table:table-cell>
          <table:table-cell office:value-type="float" office:value="0.665995" calcext:value-type="float">
            <text:p>0.665995</text:p>
          </table:table-cell>
          <table:table-cell office:value-type="float" office:value="0.0390128323458411" calcext:value-type="float">
            <text:p>0.0390128323458411</text:p>
          </table:table-cell>
          <table:table-cell office:value-type="float" office:value="0.679485" calcext:value-type="float">
            <text:p>0.679485</text:p>
          </table:table-cell>
          <table:table-cell office:value-type="float" office:value="0.0446798466163985" calcext:value-type="float">
            <text:p>0.0447</text:p>
          </table:table-cell>
          <table:table-cell office:value-type="float" office:value="0.675695" calcext:value-type="float">
            <text:p>0.6757</text:p>
          </table:table-cell>
          <table:table-cell office:value-type="float" office:value="0.0346291160067297" calcext:value-type="float">
            <text:p>0.0346</text:p>
          </table:table-cell>
          <table:table-cell office:value-type="float" office:value="0.67986" calcext:value-type="float">
            <text:p>0.6799</text:p>
          </table:table-cell>
          <table:table-cell office:value-type="float" office:value="0.0279070228646914" calcext:value-type="float">
            <text:p>0.0279</text:p>
          </table:table-cell>
          <table:table-cell office:value-type="float" office:value="0.655805" calcext:value-type="float">
            <text:p>0.6558</text:p>
          </table:table-cell>
          <table:table-cell office:value-type="float" office:value="0.0402584995342473" calcext:value-type="float">
            <text:p>0.0403</text:p>
          </table:table-cell>
          <table:table-cell office:value-type="float" office:value="0.678785" calcext:value-type="float">
            <text:p>0.6788</text:p>
          </table:table-cell>
          <table:table-cell office:value-type="float" office:value="0.0329724764365876" calcext:value-type="float">
            <text:p>0.0330</text:p>
          </table:table-cell>
          <table:table-cell office:value-type="float" office:value="0.667675" calcext:value-type="float">
            <text:p>0.6677</text:p>
          </table:table-cell>
          <table:table-cell office:value-type="float" office:value="0.0325532741406189" calcext:value-type="float">
            <text:p>0.0326</text:p>
          </table:table-cell>
          <table:table-cell office:value-type="float" office:value="0.673085" calcext:value-type="float">
            <text:p>0.6731</text:p>
          </table:table-cell>
          <table:table-cell office:value-type="float" office:value="0.0357431450298084" calcext:value-type="float">
            <text:p>0.0357</text:p>
          </table:table-cell>
          <table:table-cell office:value-type="float" office:value="0.66227" calcext:value-type="float">
            <text:p>0.6623</text:p>
          </table:table-cell>
          <table:table-cell office:value-type="float" office:value="0.042977398019089" calcext:value-type="float">
            <text:p>0.0430</text:p>
          </table:table-cell>
          <table:table-cell office:value-type="float" office:value="0.675645" calcext:value-type="float">
            <text:p>0.6756</text:p>
          </table:table-cell>
          <table:table-cell office:value-type="float" office:value="0.0321557996512897" calcext:value-type="float">
            <text:p>0.0322</text:p>
          </table:table-cell>
          <table:table-cell office:value-type="float" office:value="0.671645" calcext:value-type="float">
            <text:p>0.6716</text:p>
          </table:table-cell>
          <table:table-cell office:value-type="float" office:value="0.0387567503962907" calcext:value-type="float">
            <text:p>0.0388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6382" calcext:value-type="float">
            <text:p>0.66382</text:p>
          </table:table-cell>
          <table:table-cell office:value-type="float" office:value="0.0446470955904484" calcext:value-type="float">
            <text:p>0.0446470955904484</text:p>
          </table:table-cell>
          <table:table-cell office:value-type="float" office:value="0.647415" calcext:value-type="float">
            <text:p>0.647415</text:p>
          </table:table-cell>
          <table:table-cell office:value-type="float" office:value="0.0421141816915341" calcext:value-type="float">
            <text:p>0.0421141816915341</text:p>
          </table:table-cell>
          <table:table-cell office:value-type="float" office:value="0.661035" calcext:value-type="float">
            <text:p>0.661035</text:p>
          </table:table-cell>
          <table:table-cell office:value-type="float" office:value="0.0221194291318303" calcext:value-type="float">
            <text:p>0.0221194291318303</text:p>
          </table:table-cell>
          <table:table-cell office:value-type="float" office:value="0.66313" calcext:value-type="float">
            <text:p>0.66313</text:p>
          </table:table-cell>
          <table:table-cell office:value-type="float" office:value="0.0448523831922359" calcext:value-type="float">
            <text:p>0.0448523831922359</text:p>
          </table:table-cell>
          <table:table-cell office:value-type="float" office:value="0.656475" calcext:value-type="float">
            <text:p>0.656475</text:p>
          </table:table-cell>
          <table:table-cell office:value-type="float" office:value="0.0377478490750179" calcext:value-type="float">
            <text:p>0.0377478490750179</text:p>
          </table:table-cell>
          <table:table-cell office:value-type="float" office:value="0.667505" calcext:value-type="float">
            <text:p>0.667505</text:p>
          </table:table-cell>
          <table:table-cell office:value-type="float" office:value="0.044355132116932" calcext:value-type="float">
            <text:p>0.044355132116932</text:p>
          </table:table-cell>
          <table:table-cell office:value-type="float" office:value="0.667735" calcext:value-type="float">
            <text:p>0.667735</text:p>
          </table:table-cell>
          <table:table-cell office:value-type="float" office:value="0.0344115628702705" calcext:value-type="float">
            <text:p>0.0344</text:p>
          </table:table-cell>
          <table:table-cell office:value-type="float" office:value="0.664215" calcext:value-type="float">
            <text:p>0.6642</text:p>
          </table:table-cell>
          <table:table-cell office:value-type="float" office:value="0.0368295632633437" calcext:value-type="float">
            <text:p>0.0368</text:p>
          </table:table-cell>
          <table:table-cell office:value-type="float" office:value="0.655785" calcext:value-type="float">
            <text:p>0.6558</text:p>
          </table:table-cell>
          <table:table-cell office:value-type="float" office:value="0.0345281223013543" calcext:value-type="float">
            <text:p>0.0345</text:p>
          </table:table-cell>
          <table:table-cell office:value-type="float" office:value="0.667945" calcext:value-type="float">
            <text:p>0.6679</text:p>
          </table:table-cell>
          <table:table-cell office:value-type="float" office:value="0.0501840756366383" calcext:value-type="float">
            <text:p>0.0502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0373335638568796" calcext:value-type="float">
            <text:p>0.0373</text:p>
          </table:table-cell>
          <table:table-cell office:value-type="float" office:value="0.662815" calcext:value-type="float">
            <text:p>0.6628</text:p>
          </table:table-cell>
          <table:table-cell office:value-type="float" office:value="0.0444267292416313" calcext:value-type="float">
            <text:p>0.0444</text:p>
          </table:table-cell>
          <table:table-cell office:value-type="float" office:value="0.65941" calcext:value-type="float">
            <text:p>0.6594</text:p>
          </table:table-cell>
          <table:table-cell office:value-type="float" office:value="0.0391808441005108" calcext:value-type="float">
            <text:p>0.0392</text:p>
          </table:table-cell>
          <table:table-cell office:value-type="float" office:value="0.6601" calcext:value-type="float">
            <text:p>0.6601</text:p>
          </table:table-cell>
          <table:table-cell office:value-type="float" office:value="0.0439278519279481" calcext:value-type="float">
            <text:p>0.0439</text:p>
          </table:table-cell>
          <table:table-cell office:value-type="float" office:value="0.65602" calcext:value-type="float">
            <text:p>0.6560</text:p>
          </table:table-cell>
          <table:table-cell office:value-type="float" office:value="0.0443243553917387" calcext:value-type="float">
            <text:p>0.0443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0387188394455814" calcext:value-type="float">
            <text:p>0.038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9818" calcext:value-type="float">
            <text:p>0.69818</text:p>
          </table:table-cell>
          <table:table-cell office:value-type="float" office:value="0.0368126924535241" calcext:value-type="float">
            <text:p>0.0368126924535241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0454142178419234" calcext:value-type="float">
            <text:p>0.0454142178419234</text:p>
          </table:table-cell>
          <table:table-cell office:value-type="float" office:value="0.690175" calcext:value-type="float">
            <text:p>0.690175</text:p>
          </table:table-cell>
          <table:table-cell office:value-type="float" office:value="0.0201165682730994" calcext:value-type="float">
            <text:p>0.0201165682730994</text:p>
          </table:table-cell>
          <table:table-cell office:value-type="float" office:value="0.68112" calcext:value-type="float">
            <text:p>0.68112</text:p>
          </table:table-cell>
          <table:table-cell office:value-type="float" office:value="0.0308956191264248" calcext:value-type="float">
            <text:p>0.0308956191264248</text:p>
          </table:table-cell>
          <table:table-cell office:value-type="float" office:value="0.687575" calcext:value-type="float">
            <text:p>0.687575</text:p>
          </table:table-cell>
          <table:table-cell office:value-type="float" office:value="0.037612798985119" calcext:value-type="float">
            <text:p>0.037612798985119</text:p>
          </table:table-cell>
          <table:table-cell office:value-type="float" office:value="0.65452" calcext:value-type="float">
            <text:p>0.65452</text:p>
          </table:table-cell>
          <table:table-cell office:value-type="float" office:value="0.0363943500380234" calcext:value-type="float">
            <text:p>0.0363943500380234</text:p>
          </table:table-cell>
          <table:table-cell office:value-type="float" office:value="0.68072" calcext:value-type="float">
            <text:p>0.68072</text:p>
          </table:table-cell>
          <table:table-cell office:value-type="float" office:value="0.0377028920130929" calcext:value-type="float">
            <text:p>0.0377</text:p>
          </table:table-cell>
          <table:table-cell office:value-type="float" office:value="0.671835" calcext:value-type="float">
            <text:p>0.6718</text:p>
          </table:table-cell>
          <table:table-cell office:value-type="float" office:value="0.0383678268484188" calcext:value-type="float">
            <text:p>0.0384</text:p>
          </table:table-cell>
          <table:table-cell office:value-type="float" office:value="0.668445" calcext:value-type="float">
            <text:p>0.6684</text:p>
          </table:table-cell>
          <table:table-cell office:value-type="float" office:value="0.0263738264717516" calcext:value-type="float">
            <text:p>0.0264</text:p>
          </table:table-cell>
          <table:table-cell office:value-type="float" office:value="0.65179" calcext:value-type="float">
            <text:p>0.6518</text:p>
          </table:table-cell>
          <table:table-cell office:value-type="float" office:value="0.0413644852551603" calcext:value-type="float">
            <text:p>0.0414</text:p>
          </table:table-cell>
          <table:table-cell office:value-type="float" office:value="0.672145" calcext:value-type="float">
            <text:p>0.6721</text:p>
          </table:table-cell>
          <table:table-cell office:value-type="float" office:value="0.0423179141345964" calcext:value-type="float">
            <text:p>0.0423</text:p>
          </table:table-cell>
          <table:table-cell office:value-type="float" office:value="0.670725" calcext:value-type="float">
            <text:p>0.6707</text:p>
          </table:table-cell>
          <table:table-cell office:value-type="float" office:value="0.042385608195706" calcext:value-type="float">
            <text:p>0.0424</text:p>
          </table:table-cell>
          <table:table-cell office:value-type="float" office:value="0.681725" calcext:value-type="float">
            <text:p>0.6817</text:p>
          </table:table-cell>
          <table:table-cell office:value-type="float" office:value="0.0329375822499098" calcext:value-type="float">
            <text:p>0.0329</text:p>
          </table:table-cell>
          <table:table-cell office:value-type="float" office:value="0.64599" calcext:value-type="float">
            <text:p>0.6460</text:p>
          </table:table-cell>
          <table:table-cell office:value-type="float" office:value="0.0431893345835096" calcext:value-type="float">
            <text:p>0.0432</text:p>
          </table:table-cell>
          <table:table-cell office:value-type="float" office:value="0.67319" calcext:value-type="float">
            <text:p>0.6732</text:p>
          </table:table-cell>
          <table:table-cell office:value-type="float" office:value="0.0342971058146293" calcext:value-type="float">
            <text:p>0.0343</text:p>
          </table:table-cell>
          <table:table-cell office:value-type="float" office:value="0.657395" calcext:value-type="float">
            <text:p>0.6574</text:p>
          </table:table-cell>
          <table:table-cell office:value-type="float" office:value="0.0346226214245484" calcext:value-type="float">
            <text:p>0.0346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0391290473903892" calcext:value-type="float">
            <text:p>0.0391290473903892</text:p>
          </table:table-cell>
          <table:table-cell office:value-type="float" office:value="0.62593" calcext:value-type="float">
            <text:p>0.62593</text:p>
          </table:table-cell>
          <table:table-cell office:value-type="float" office:value="0.0538836139066349" calcext:value-type="float">
            <text:p>0.0538836139066349</text:p>
          </table:table-cell>
          <table:table-cell office:value-type="float" office:value="0.67144" calcext:value-type="float">
            <text:p>0.67144</text:p>
          </table:table-cell>
          <table:table-cell office:value-type="float" office:value="0.0288110083560558" calcext:value-type="float">
            <text:p>0.0288110083560558</text:p>
          </table:table-cell>
          <table:table-cell office:value-type="float" office:value="0.68068" calcext:value-type="float">
            <text:p>0.68068</text:p>
          </table:table-cell>
          <table:table-cell office:value-type="float" office:value="0.0300199636398852" calcext:value-type="float">
            <text:p>0.0300199636398852</text:p>
          </table:table-cell>
          <table:table-cell office:value-type="float" office:value="0.666815" calcext:value-type="float">
            <text:p>0.666815</text:p>
          </table:table-cell>
          <table:table-cell office:value-type="float" office:value="0.0333984779051597" calcext:value-type="float">
            <text:p>0.0333984779051597</text:p>
          </table:table-cell>
          <table:table-cell office:value-type="float" office:value="0.670775" calcext:value-type="float">
            <text:p>0.670775</text:p>
          </table:table-cell>
          <table:table-cell office:value-type="float" office:value="0.0323004016902191" calcext:value-type="float">
            <text:p>0.0323004016902191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.0401636832137667" calcext:value-type="float">
            <text:p>0.0402</text:p>
          </table:table-cell>
          <table:table-cell office:value-type="float" office:value="0.674965" calcext:value-type="float">
            <text:p>0.6750</text:p>
          </table:table-cell>
          <table:table-cell office:value-type="float" office:value="0.0336298488735942" calcext:value-type="float">
            <text:p>0.0336</text:p>
          </table:table-cell>
          <table:table-cell office:value-type="float" office:value="0.67147" calcext:value-type="float">
            <text:p>0.6715</text:p>
          </table:table-cell>
          <table:table-cell office:value-type="float" office:value="0.0271245120921965" calcext:value-type="float">
            <text:p>0.0271</text:p>
          </table:table-cell>
          <table:table-cell office:value-type="float" office:value="0.671465" calcext:value-type="float">
            <text:p>0.6715</text:p>
          </table:table-cell>
          <table:table-cell office:value-type="float" office:value="0.034138398615627" calcext:value-type="float">
            <text:p>0.0341</text:p>
          </table:table-cell>
          <table:table-cell office:value-type="float" office:value="0.66715" calcext:value-type="float">
            <text:p>0.6672</text:p>
          </table:table-cell>
          <table:table-cell office:value-type="float" office:value="0.0352236731976094" calcext:value-type="float">
            <text:p>0.0352</text:p>
          </table:table-cell>
          <table:table-cell office:value-type="float" office:value="0.673975" calcext:value-type="float">
            <text:p>0.6740</text:p>
          </table:table-cell>
          <table:table-cell office:value-type="float" office:value="0.0356389504633608" calcext:value-type="float">
            <text:p>0.0356</text:p>
          </table:table-cell>
          <table:table-cell office:value-type="float" office:value="0.66461" calcext:value-type="float">
            <text:p>0.6646</text:p>
          </table:table-cell>
          <table:table-cell office:value-type="float" office:value="0.031193405369738" calcext:value-type="float">
            <text:p>0.0312</text:p>
          </table:table-cell>
          <table:table-cell office:value-type="float" office:value="0.668795" calcext:value-type="float">
            <text:p>0.6688</text:p>
          </table:table-cell>
          <table:table-cell office:value-type="float" office:value="0.0385998296677919" calcext:value-type="float">
            <text:p>0.0386</text:p>
          </table:table-cell>
          <table:table-cell office:value-type="float" office:value="0.66779" calcext:value-type="float">
            <text:p>0.6678</text:p>
          </table:table-cell>
          <table:table-cell office:value-type="float" office:value="0.0359988834087803" calcext:value-type="float">
            <text:p>0.0360</text:p>
          </table:table-cell>
          <table:table-cell office:value-type="float" office:value="0.671245" calcext:value-type="float">
            <text:p>0.6712</text:p>
          </table:table-cell>
          <table:table-cell office:value-type="float" office:value="0.0368913926594059" calcext:value-type="float">
            <text:p>0.036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87305" calcext:value-type="float">
            <text:p>0.687305</text:p>
          </table:table-cell>
          <table:table-cell office:value-type="float" office:value="0.035971924720665" calcext:value-type="float">
            <text:p>0.035971924720665</text:p>
          </table:table-cell>
          <table:table-cell office:value-type="float" office:value="0.625965" calcext:value-type="float">
            <text:p>0.625965</text:p>
          </table:table-cell>
          <table:table-cell office:value-type="float" office:value="0.0442533074072707" calcext:value-type="float">
            <text:p>0.0442533074072707</text:p>
          </table:table-cell>
          <table:table-cell office:value-type="float" office:value="0.668735" calcext:value-type="float">
            <text:p>0.668735</text:p>
          </table:table-cell>
          <table:table-cell office:value-type="float" office:value="0.029780831107757" calcext:value-type="float">
            <text:p>0.029780831107757</text:p>
          </table:table-cell>
          <table:table-cell office:value-type="float" office:value="0.68734" calcext:value-type="float">
            <text:p>0.68734</text:p>
          </table:table-cell>
          <table:table-cell office:value-type="float" office:value="0.0365504437995062" calcext:value-type="float">
            <text:p>0.0365504437995062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0314396821512972" calcext:value-type="float">
            <text:p>0.0314396821512972</text:p>
          </table:table-cell>
          <table:table-cell office:value-type="float" office:value="0.677065" calcext:value-type="float">
            <text:p>0.677065</text:p>
          </table:table-cell>
          <table:table-cell office:value-type="float" office:value="0.0353442435904958" calcext:value-type="float">
            <text:p>0.0353442435904958</text:p>
          </table:table-cell>
          <table:table-cell office:value-type="float" office:value="0.67277" calcext:value-type="float">
            <text:p>0.67277</text:p>
          </table:table-cell>
          <table:table-cell office:value-type="float" office:value="0.033284996001407" calcext:value-type="float">
            <text:p>0.0333</text:p>
          </table:table-cell>
          <table:table-cell office:value-type="float" office:value="0.680195" calcext:value-type="float">
            <text:p>0.6802</text:p>
          </table:table-cell>
          <table:table-cell office:value-type="float" office:value="0.0425568791830099" calcext:value-type="float">
            <text:p>0.0426</text:p>
          </table:table-cell>
          <table:table-cell office:value-type="float" office:value="0.672015" calcext:value-type="float">
            <text:p>0.6720</text:p>
          </table:table-cell>
          <table:table-cell office:value-type="float" office:value="0.0298582919138397" calcext:value-type="float">
            <text:p>0.0299</text:p>
          </table:table-cell>
          <table:table-cell office:value-type="float" office:value="0.669815" calcext:value-type="float">
            <text:p>0.6698</text:p>
          </table:table-cell>
          <table:table-cell office:value-type="float" office:value="0.0376492502608282" calcext:value-type="float">
            <text:p>0.0376</text:p>
          </table:table-cell>
          <table:table-cell office:value-type="float" office:value="0.670575" calcext:value-type="float">
            <text:p>0.6706</text:p>
          </table:table-cell>
          <table:table-cell office:value-type="float" office:value="0.0362332404134027" calcext:value-type="float">
            <text:p>0.0362</text:p>
          </table:table-cell>
          <table:table-cell office:value-type="float" office:value="0.671985" calcext:value-type="float">
            <text:p>0.6720</text:p>
          </table:table-cell>
          <table:table-cell office:value-type="float" office:value="0.0325369698227302" calcext:value-type="float">
            <text:p>0.0325</text:p>
          </table:table-cell>
          <table:table-cell office:value-type="float" office:value="0.66854" calcext:value-type="float">
            <text:p>0.6685</text:p>
          </table:table-cell>
          <table:table-cell office:value-type="float" office:value="0.0404812277025607" calcext:value-type="float">
            <text:p>0.0405</text:p>
          </table:table-cell>
          <table:table-cell office:value-type="float" office:value="0.658775" calcext:value-type="float">
            <text:p>0.6588</text:p>
          </table:table-cell>
          <table:table-cell office:value-type="float" office:value="0.0388692989496694" calcext:value-type="float">
            <text:p>0.0389</text:p>
          </table:table-cell>
          <table:table-cell office:value-type="float" office:value="0.66321" calcext:value-type="float">
            <text:p>0.6632</text:p>
          </table:table-cell>
          <table:table-cell office:value-type="float" office:value="0.0388149779876827" calcext:value-type="float">
            <text:p>0.0388</text:p>
          </table:table-cell>
          <table:table-cell office:value-type="float" office:value="0.67457" calcext:value-type="float">
            <text:p>0.6746</text:p>
          </table:table-cell>
          <table:table-cell office:value-type="float" office:value="0.0358126750232255" calcext:value-type="float">
            <text:p>0.035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83975" calcext:value-type="float">
            <text:p>0.683975</text:p>
          </table:table-cell>
          <table:table-cell office:value-type="float" office:value="0.0379598930364828" calcext:value-type="float">
            <text:p>0.0379598930364828</text:p>
          </table:table-cell>
          <table:table-cell office:value-type="float" office:value="0.635465" calcext:value-type="float">
            <text:p>0.635465</text:p>
          </table:table-cell>
          <table:table-cell office:value-type="float" office:value="0.0362973205063328" calcext:value-type="float">
            <text:p>0.0362973205063328</text:p>
          </table:table-cell>
          <table:table-cell office:value-type="float" office:value="0.662405" calcext:value-type="float">
            <text:p>0.662405</text:p>
          </table:table-cell>
          <table:table-cell office:value-type="float" office:value="0.031059499447046" calcext:value-type="float">
            <text:p>0.031059499447046</text:p>
          </table:table-cell>
          <table:table-cell office:value-type="float" office:value="0.68834" calcext:value-type="float">
            <text:p>0.68834</text:p>
          </table:table-cell>
          <table:table-cell office:value-type="float" office:value="0.0282555897920233" calcext:value-type="float">
            <text:p>0.0282555897920233</text:p>
          </table:table-cell>
          <table:table-cell office:value-type="float" office:value="0.66854" calcext:value-type="float">
            <text:p>0.66854</text:p>
          </table:table-cell>
          <table:table-cell office:value-type="float" office:value="0.04093116359836" calcext:value-type="float">
            <text:p>0.04093116359836</text:p>
          </table:table-cell>
          <table:table-cell office:value-type="float" office:value="0.682" calcext:value-type="float">
            <text:p>0.682</text:p>
          </table:table-cell>
          <table:table-cell office:value-type="float" office:value="0.0346082140588897" calcext:value-type="float">
            <text:p>0.0346082140588897</text:p>
          </table:table-cell>
          <table:table-cell office:value-type="float" office:value="0.672095" calcext:value-type="float">
            <text:p>0.672095</text:p>
          </table:table-cell>
          <table:table-cell office:value-type="float" office:value="0.0351247847843572" calcext:value-type="float">
            <text:p>0.0351</text:p>
          </table:table-cell>
          <table:table-cell office:value-type="float" office:value="0.68053" calcext:value-type="float">
            <text:p>0.6805</text:p>
          </table:table-cell>
          <table:table-cell office:value-type="float" office:value="0.0350696017466331" calcext:value-type="float">
            <text:p>0.0351</text:p>
          </table:table-cell>
          <table:table-cell office:value-type="float" office:value="0.658275" calcext:value-type="float">
            <text:p>0.6583</text:p>
          </table:table-cell>
          <table:table-cell office:value-type="float" office:value="0.03550532120365" calcext:value-type="float">
            <text:p>0.0355</text:p>
          </table:table-cell>
          <table:table-cell office:value-type="float" office:value="0.672165" calcext:value-type="float">
            <text:p>0.6722</text:p>
          </table:table-cell>
          <table:table-cell office:value-type="float" office:value="0.036998346301456" calcext:value-type="float">
            <text:p>0.0370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0398082709766204" calcext:value-type="float">
            <text:p>0.0398</text:p>
          </table:table-cell>
          <table:table-cell office:value-type="float" office:value="0.67661" calcext:value-type="float">
            <text:p>0.6766</text:p>
          </table:table-cell>
          <table:table-cell office:value-type="float" office:value="0.0321091601105451" calcext:value-type="float">
            <text:p>0.0321</text:p>
          </table:table-cell>
          <table:table-cell office:value-type="float" office:value="0.66888" calcext:value-type="float">
            <text:p>0.6689</text:p>
          </table:table-cell>
          <table:table-cell office:value-type="float" office:value="0.0305053540234119" calcext:value-type="float">
            <text:p>0.0305</text:p>
          </table:table-cell>
          <table:table-cell office:value-type="float" office:value="0.67031" calcext:value-type="float">
            <text:p>0.6703</text:p>
          </table:table-cell>
          <table:table-cell office:value-type="float" office:value="0.0452940100327289" calcext:value-type="float">
            <text:p>0.0453</text:p>
          </table:table-cell>
          <table:table-cell office:value-type="float" office:value="0.675445" calcext:value-type="float">
            <text:p>0.6754</text:p>
          </table:table-cell>
          <table:table-cell office:value-type="float" office:value="0.036854394668424" calcext:value-type="float">
            <text:p>0.0369</text:p>
          </table:table-cell>
          <table:table-cell office:value-type="float" office:value="0.674075" calcext:value-type="float">
            <text:p>0.6741</text:p>
          </table:table-cell>
          <table:table-cell office:value-type="float" office:value="0.0277709434984267" calcext:value-type="float">
            <text:p>0.027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5998" calcext:value-type="float">
            <text:p>0.65998</text:p>
          </table:table-cell>
          <table:table-cell office:value-type="float" office:value="0.0319865334108675" calcext:value-type="float">
            <text:p>0.0319865334108675</text:p>
          </table:table-cell>
          <table:table-cell office:value-type="float" office:value="0.654935" calcext:value-type="float">
            <text:p>0.654935</text:p>
          </table:table-cell>
          <table:table-cell office:value-type="float" office:value="0.0383516891986253" calcext:value-type="float">
            <text:p>0.0383516891986253</text:p>
          </table:table-cell>
          <table:table-cell office:value-type="float" office:value="0.66207" calcext:value-type="float">
            <text:p>0.66207</text:p>
          </table:table-cell>
          <table:table-cell office:value-type="float" office:value="0.0295133968526217" calcext:value-type="float">
            <text:p>0.0295133968526217</text:p>
          </table:table-cell>
          <table:table-cell office:value-type="float" office:value="0.665995" calcext:value-type="float">
            <text:p>0.665995</text:p>
          </table:table-cell>
          <table:table-cell office:value-type="float" office:value="0.037097559190699" calcext:value-type="float">
            <text:p>0.037097559190699</text:p>
          </table:table-cell>
          <table:table-cell office:value-type="float" office:value="0.66636" calcext:value-type="float">
            <text:p>0.66636</text:p>
          </table:table-cell>
          <table:table-cell office:value-type="float" office:value="0.0412587498059231" calcext:value-type="float">
            <text:p>0.0412587498059231</text:p>
          </table:table-cell>
          <table:table-cell office:value-type="float" office:value="0.65895" calcext:value-type="float">
            <text:p>0.65895</text:p>
          </table:table-cell>
          <table:table-cell office:value-type="float" office:value="0.0390162098342837" calcext:value-type="float">
            <text:p>0.0390162098342837</text:p>
          </table:table-cell>
          <table:table-cell office:value-type="float" office:value="0.65865" calcext:value-type="float">
            <text:p>0.65865</text:p>
          </table:table-cell>
          <table:table-cell office:value-type="float" office:value="0.0359566821010169" calcext:value-type="float">
            <text:p>0.0360</text:p>
          </table:table-cell>
          <table:table-cell office:value-type="float" office:value="0.65598" calcext:value-type="float">
            <text:p>0.6560</text:p>
          </table:table-cell>
          <table:table-cell office:value-type="float" office:value="0.0369721823036398" calcext:value-type="float">
            <text:p>0.0370</text:p>
          </table:table-cell>
          <table:table-cell office:value-type="float" office:value="0.65963" calcext:value-type="float">
            <text:p>0.6596</text:p>
          </table:table-cell>
          <table:table-cell office:value-type="float" office:value="0.0293144299152943" calcext:value-type="float">
            <text:p>0.0293</text:p>
          </table:table-cell>
          <table:table-cell office:value-type="float" office:value="0.660285" calcext:value-type="float">
            <text:p>0.6603</text:p>
          </table:table-cell>
          <table:table-cell office:value-type="float" office:value="0.0461232130039965" calcext:value-type="float">
            <text:p>0.0461</text:p>
          </table:table-cell>
          <table:table-cell office:value-type="float" office:value="0.657135" calcext:value-type="float">
            <text:p>0.6571</text:p>
          </table:table-cell>
          <table:table-cell office:value-type="float" office:value="0.0346990406350779" calcext:value-type="float">
            <text:p>0.0347</text:p>
          </table:table-cell>
          <table:table-cell office:value-type="float" office:value="0.66279" calcext:value-type="float">
            <text:p>0.6628</text:p>
          </table:table-cell>
          <table:table-cell office:value-type="float" office:value="0.0349024680139418" calcext:value-type="float">
            <text:p>0.0349</text:p>
          </table:table-cell>
          <table:table-cell office:value-type="float" office:value="0.666925" calcext:value-type="float">
            <text:p>0.6669</text:p>
          </table:table-cell>
          <table:table-cell office:value-type="float" office:value="0.031820143799601" calcext:value-type="float">
            <text:p>0.0318</text:p>
          </table:table-cell>
          <table:table-cell office:value-type="float" office:value="0.66601" calcext:value-type="float">
            <text:p>0.6660</text:p>
          </table:table-cell>
          <table:table-cell office:value-type="float" office:value="0.0443119575842311" calcext:value-type="float">
            <text:p>0.0443</text:p>
          </table:table-cell>
          <table:table-cell office:value-type="float" office:value="0.663685" calcext:value-type="float">
            <text:p>0.6637</text:p>
          </table:table-cell>
          <table:table-cell office:value-type="float" office:value="0.0349546031814016" calcext:value-type="float">
            <text:p>0.0350</text:p>
          </table:table-cell>
          <table:table-cell office:value-type="float" office:value="0.662315" calcext:value-type="float">
            <text:p>0.6623</text:p>
          </table:table-cell>
          <table:table-cell office:value-type="float" office:value="0.0405338097669329" calcext:value-type="float">
            <text:p>0.040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06429166666667" calcext:value-type="float">
            <text:p>0.706429166666667</text:p>
          </table:table-cell>
          <table:table-cell office:value-type="float" office:value="0.0143189063051711" calcext:value-type="float">
            <text:p>0.01431890630517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145947223122238" calcext:value-type="float">
            <text:p>0.0145947223122238</text:p>
          </table:table-cell>
          <table:table-cell office:value-type="float" office:value="0.706108333333333" calcext:value-type="float">
            <text:p>0.706108333333333</text:p>
          </table:table-cell>
          <table:table-cell office:value-type="float" office:value="0.0145881672685547" calcext:value-type="float">
            <text:p>0.0145881672685547</text:p>
          </table:table-cell>
          <table:table-cell office:value-type="float" office:value="0.709351666666667" calcext:value-type="float">
            <text:p>0.709351666666667</text:p>
          </table:table-cell>
          <table:table-cell office:value-type="float" office:value="0.013112144569345" calcext:value-type="float">
            <text:p>0.013112144569345</text:p>
          </table:table-cell>
          <table:table-cell office:value-type="float" office:value="0.706055" calcext:value-type="float">
            <text:p>0.706055</text:p>
          </table:table-cell>
          <table:table-cell office:value-type="float" office:value="0.00729749874288334" calcext:value-type="float">
            <text:p>0.00729749874288334</text:p>
          </table:table-cell>
          <table:table-cell office:value-type="float" office:value="0.705750833333333" calcext:value-type="float">
            <text:p>0.705750833333333</text:p>
          </table:table-cell>
          <table:table-cell office:value-type="float" office:value="0.0156434412913835" calcext:value-type="float">
            <text:p>0.0156434412913835</text:p>
          </table:table-cell>
          <table:table-cell office:value-type="float" office:value="0.705755833333333" calcext:value-type="float">
            <text:p>0.705755833333333</text:p>
          </table:table-cell>
          <table:table-cell office:value-type="float" office:value="0.0173978165550096" calcext:value-type="float">
            <text:p>0.0174</text:p>
          </table:table-cell>
          <table:table-cell office:value-type="float" office:value="0.708703333333333" calcext:value-type="float">
            <text:p>0.7087</text:p>
          </table:table-cell>
          <table:table-cell office:value-type="float" office:value="0.0155674916916819" calcext:value-type="float">
            <text:p>0.0156</text:p>
          </table:table-cell>
          <table:table-cell office:value-type="float" office:value="0.70499" calcext:value-type="float">
            <text:p>0.7050</text:p>
          </table:table-cell>
          <table:table-cell office:value-type="float" office:value="0.00655730708455794" calcext:value-type="float">
            <text:p>0.0066</text:p>
          </table:table-cell>
          <table:table-cell office:value-type="float" office:value="0.707125833333333" calcext:value-type="float">
            <text:p>0.7071</text:p>
          </table:table-cell>
          <table:table-cell office:value-type="float" office:value="0.0143156376326759" calcext:value-type="float">
            <text:p>0.0143</text:p>
          </table:table-cell>
          <table:table-cell office:value-type="float" office:value="0.7071525" calcext:value-type="float">
            <text:p>0.7072</text:p>
          </table:table-cell>
          <table:table-cell office:value-type="float" office:value="0.0146645941117805" calcext:value-type="float">
            <text:p>0.0147</text:p>
          </table:table-cell>
          <table:table-cell office:value-type="float" office:value="0.708529166666667" calcext:value-type="float">
            <text:p>0.7085</text:p>
          </table:table-cell>
          <table:table-cell office:value-type="float" office:value="0.0151557689059549" calcext:value-type="float">
            <text:p>0.0152</text:p>
          </table:table-cell>
          <table:table-cell office:value-type="float" office:value="0.705655833333333" calcext:value-type="float">
            <text:p>0.7057</text:p>
          </table:table-cell>
          <table:table-cell office:value-type="float" office:value="0.00833437704741398" calcext:value-type="float">
            <text:p>0.0083</text:p>
          </table:table-cell>
          <table:table-cell office:value-type="float" office:value="0.708015833333333" calcext:value-type="float">
            <text:p>0.7080</text:p>
          </table:table-cell>
          <table:table-cell office:value-type="float" office:value="0.0115085284872428" calcext:value-type="float">
            <text:p>0.0115</text:p>
          </table:table-cell>
          <table:table-cell office:value-type="float" office:value="0.706099166666667" calcext:value-type="float">
            <text:p>0.7061</text:p>
          </table:table-cell>
          <table:table-cell office:value-type="float" office:value="0.0159717564451894" calcext:value-type="float">
            <text:p>0.0160</text:p>
          </table:table-cell>
          <table:table-cell office:value-type="float" office:value="0.708126666666667" calcext:value-type="float">
            <text:p>0.7081</text:p>
          </table:table-cell>
          <table:table-cell office:value-type="float" office:value="0.0132093661245586" calcext:value-type="float">
            <text:p>0.013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43975833333333" calcext:value-type="float">
            <text:p>0.743975833333333</text:p>
          </table:table-cell>
          <table:table-cell office:value-type="float" office:value="0.0163953334548222" calcext:value-type="float">
            <text:p>0.0163953334548222</text:p>
          </table:table-cell>
          <table:table-cell office:value-type="float" office:value="0.66313" calcext:value-type="float">
            <text:p>0.66313</text:p>
          </table:table-cell>
          <table:table-cell office:value-type="float" office:value="0.0137422237491557" calcext:value-type="float">
            <text:p>0.0137422237491557</text:p>
          </table:table-cell>
          <table:table-cell office:value-type="float" office:value="0.730791666666667" calcext:value-type="float">
            <text:p>0.730791666666667</text:p>
          </table:table-cell>
          <table:table-cell office:value-type="float" office:value="0.0148536988144263" calcext:value-type="float">
            <text:p>0.0148536988144263</text:p>
          </table:table-cell>
          <table:table-cell office:value-type="float" office:value="0.731763333333333" calcext:value-type="float">
            <text:p>0.731763333333333</text:p>
          </table:table-cell>
          <table:table-cell office:value-type="float" office:value="0.0140026907039777" calcext:value-type="float">
            <text:p>0.0140026907039777</text:p>
          </table:table-cell>
          <table:table-cell office:value-type="float" office:value="0.719928333333333" calcext:value-type="float">
            <text:p>0.719928333333333</text:p>
          </table:table-cell>
          <table:table-cell office:value-type="float" office:value="0.0107359018324274" calcext:value-type="float">
            <text:p>0.0107359018324274</text:p>
          </table:table-cell>
          <table:table-cell office:value-type="float" office:value="0.713889166666667" calcext:value-type="float">
            <text:p>0.713889166666667</text:p>
          </table:table-cell>
          <table:table-cell office:value-type="float" office:value="0.011995418553106" calcext:value-type="float">
            <text:p>0.011995418553106</text:p>
          </table:table-cell>
          <table:table-cell office:value-type="float" office:value="0.7225425" calcext:value-type="float">
            <text:p>0.7225425</text:p>
          </table:table-cell>
          <table:table-cell office:value-type="float" office:value="0.0147138450104064" calcext:value-type="float">
            <text:p>0.0147</text:p>
          </table:table-cell>
          <table:table-cell office:value-type="float" office:value="0.7242375" calcext:value-type="float">
            <text:p>0.7242</text:p>
          </table:table-cell>
          <table:table-cell office:value-type="float" office:value="0.0132814284184214" calcext:value-type="float">
            <text:p>0.0133</text:p>
          </table:table-cell>
          <table:table-cell office:value-type="float" office:value="0.716495833333333" calcext:value-type="float">
            <text:p>0.7165</text:p>
          </table:table-cell>
          <table:table-cell office:value-type="float" office:value="0.00678119476220272" calcext:value-type="float">
            <text:p>0.0068</text:p>
          </table:table-cell>
          <table:table-cell office:value-type="float" office:value="0.697931666666667" calcext:value-type="float">
            <text:p>0.6979</text:p>
          </table:table-cell>
          <table:table-cell office:value-type="float" office:value="0.0131728050969313" calcext:value-type="float">
            <text:p>0.0132</text:p>
          </table:table-cell>
          <table:table-cell office:value-type="float" office:value="0.7214575" calcext:value-type="float">
            <text:p>0.7215</text:p>
          </table:table-cell>
          <table:table-cell office:value-type="float" office:value="0.0151261466797344" calcext:value-type="float">
            <text:p>0.0151</text:p>
          </table:table-cell>
          <table:table-cell office:value-type="float" office:value="0.717441666666667" calcext:value-type="float">
            <text:p>0.7174</text:p>
          </table:table-cell>
          <table:table-cell office:value-type="float" office:value="0.0124987921026672" calcext:value-type="float">
            <text:p>0.0125</text:p>
          </table:table-cell>
          <table:table-cell office:value-type="float" office:value="0.716125833333333" calcext:value-type="float">
            <text:p>0.7161</text:p>
          </table:table-cell>
          <table:table-cell office:value-type="float" office:value="0.00833133883016341" calcext:value-type="float">
            <text:p>0.0083</text:p>
          </table:table-cell>
          <table:table-cell office:value-type="float" office:value="0.694144166666667" calcext:value-type="float">
            <text:p>0.6941</text:p>
          </table:table-cell>
          <table:table-cell office:value-type="float" office:value="0.0116596102656236" calcext:value-type="float">
            <text:p>0.0117</text:p>
          </table:table-cell>
          <table:table-cell office:value-type="float" office:value="0.7181175" calcext:value-type="float">
            <text:p>0.7181</text:p>
          </table:table-cell>
          <table:table-cell office:value-type="float" office:value="0.0138474944155406" calcext:value-type="float">
            <text:p>0.0138</text:p>
          </table:table-cell>
          <table:table-cell office:value-type="float" office:value="0.715485" calcext:value-type="float">
            <text:p>0.7155</text:p>
          </table:table-cell>
          <table:table-cell office:value-type="float" office:value="0.0133834069078696" calcext:value-type="float">
            <text:p>0.013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30389166666667" calcext:value-type="float">
            <text:p>0.730389166666667</text:p>
          </table:table-cell>
          <table:table-cell office:value-type="float" office:value="0.0138509916015899" calcext:value-type="float">
            <text:p>0.0138509916015899</text:p>
          </table:table-cell>
          <table:table-cell office:value-type="float" office:value="0.683945833333333" calcext:value-type="float">
            <text:p>0.683945833333333</text:p>
          </table:table-cell>
          <table:table-cell office:value-type="float" office:value="0.0136937095717931" calcext:value-type="float">
            <text:p>0.0136937095717931</text:p>
          </table:table-cell>
          <table:table-cell office:value-type="float" office:value="0.722475" calcext:value-type="float">
            <text:p>0.722475</text:p>
          </table:table-cell>
          <table:table-cell office:value-type="float" office:value="0.015198349844656" calcext:value-type="float">
            <text:p>0.015198349844656</text:p>
          </table:table-cell>
          <table:table-cell office:value-type="float" office:value="0.731173333333333" calcext:value-type="float">
            <text:p>0.731173333333333</text:p>
          </table:table-cell>
          <table:table-cell office:value-type="float" office:value="0.0141873225235575" calcext:value-type="float">
            <text:p>0.0141873225235575</text:p>
          </table:table-cell>
          <table:table-cell office:value-type="float" office:value="0.717301666666667" calcext:value-type="float">
            <text:p>0.717301666666667</text:p>
          </table:table-cell>
          <table:table-cell office:value-type="float" office:value="0.00904779890624179" calcext:value-type="float">
            <text:p>0.00904779890624179</text:p>
          </table:table-cell>
          <table:table-cell office:value-type="float" office:value="0.7207025" calcext:value-type="float">
            <text:p>0.7207025</text:p>
          </table:table-cell>
          <table:table-cell office:value-type="float" office:value="0.0169455181385556" calcext:value-type="float">
            <text:p>0.0169455181385556</text:p>
          </table:table-cell>
          <table:table-cell office:value-type="float" office:value="0.718453333333333" calcext:value-type="float">
            <text:p>0.718453333333333</text:p>
          </table:table-cell>
          <table:table-cell office:value-type="float" office:value="0.0159939669105606" calcext:value-type="float">
            <text:p>0.0160</text:p>
          </table:table-cell>
          <table:table-cell office:value-type="float" office:value="0.723505833333333" calcext:value-type="float">
            <text:p>0.7235</text:p>
          </table:table-cell>
          <table:table-cell office:value-type="float" office:value="0.0138368677643812" calcext:value-type="float">
            <text:p>0.0138</text:p>
          </table:table-cell>
          <table:table-cell office:value-type="float" office:value="0.717233333333333" calcext:value-type="float">
            <text:p>0.7172</text:p>
          </table:table-cell>
          <table:table-cell office:value-type="float" office:value="0.00654899220909609" calcext:value-type="float">
            <text:p>0.0065</text:p>
          </table:table-cell>
          <table:table-cell office:value-type="float" office:value="0.713416666666667" calcext:value-type="float">
            <text:p>0.7134</text:p>
          </table:table-cell>
          <table:table-cell office:value-type="float" office:value="0.0130550678558493" calcext:value-type="float">
            <text:p>0.0131</text:p>
          </table:table-cell>
          <table:table-cell office:value-type="float" office:value="0.716891666666667" calcext:value-type="float">
            <text:p>0.7169</text:p>
          </table:table-cell>
          <table:table-cell office:value-type="float" office:value="0.0124916170747797" calcext:value-type="float">
            <text:p>0.0125</text:p>
          </table:table-cell>
          <table:table-cell office:value-type="float" office:value="0.717423333333333" calcext:value-type="float">
            <text:p>0.7174</text:p>
          </table:table-cell>
          <table:table-cell office:value-type="float" office:value="0.013347196560557" calcext:value-type="float">
            <text:p>0.0133</text:p>
          </table:table-cell>
          <table:table-cell office:value-type="float" office:value="0.7162075" calcext:value-type="float">
            <text:p>0.7162</text:p>
          </table:table-cell>
          <table:table-cell office:value-type="float" office:value="0.00701895720945505" calcext:value-type="float">
            <text:p>0.0070</text:p>
          </table:table-cell>
          <table:table-cell office:value-type="float" office:value="0.706895" calcext:value-type="float">
            <text:p>0.7069</text:p>
          </table:table-cell>
          <table:table-cell office:value-type="float" office:value="0.0138487856288645" calcext:value-type="float">
            <text:p>0.0138</text:p>
          </table:table-cell>
          <table:table-cell office:value-type="float" office:value="0.7164825" calcext:value-type="float">
            <text:p>0.7165</text:p>
          </table:table-cell>
          <table:table-cell office:value-type="float" office:value="0.0154761596983296" calcext:value-type="float">
            <text:p>0.0155</text:p>
          </table:table-cell>
          <table:table-cell office:value-type="float" office:value="0.7141625" calcext:value-type="float">
            <text:p>0.7142</text:p>
          </table:table-cell>
          <table:table-cell office:value-type="float" office:value="0.0156960272339543" calcext:value-type="float">
            <text:p>0.015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3522" calcext:value-type="float">
            <text:p>0.73522</text:p>
          </table:table-cell>
          <table:table-cell office:value-type="float" office:value="0.0180593167702676" calcext:value-type="float">
            <text:p>0.0180593167702676</text:p>
          </table:table-cell>
          <table:table-cell office:value-type="float" office:value="0.639493333333333" calcext:value-type="float">
            <text:p>0.639493333333333</text:p>
          </table:table-cell>
          <table:table-cell office:value-type="float" office:value="0.0166085575439835" calcext:value-type="float">
            <text:p>0.0166085575439835</text:p>
          </table:table-cell>
          <table:table-cell office:value-type="float" office:value="0.726949166666667" calcext:value-type="float">
            <text:p>0.726949166666667</text:p>
          </table:table-cell>
          <table:table-cell office:value-type="float" office:value="0.01658229208397" calcext:value-type="float">
            <text:p>0.01658229208397</text:p>
          </table:table-cell>
          <table:table-cell office:value-type="float" office:value="0.725201666666667" calcext:value-type="float">
            <text:p>0.725201666666667</text:p>
          </table:table-cell>
          <table:table-cell office:value-type="float" office:value="0.0167132286822985" calcext:value-type="float">
            <text:p>0.0167132286822985</text:p>
          </table:table-cell>
          <table:table-cell office:value-type="float" office:value="0.7206625" calcext:value-type="float">
            <text:p>0.7206625</text:p>
          </table:table-cell>
          <table:table-cell office:value-type="float" office:value="0.00892323902363142" calcext:value-type="float">
            <text:p>0.00892323902363142</text:p>
          </table:table-cell>
          <table:table-cell office:value-type="float" office:value="0.708973333333333" calcext:value-type="float">
            <text:p>0.708973333333333</text:p>
          </table:table-cell>
          <table:table-cell office:value-type="float" office:value="0.0157069586272192" calcext:value-type="float">
            <text:p>0.0157069586272192</text:p>
          </table:table-cell>
          <table:table-cell office:value-type="float" office:value="0.718818333333333" calcext:value-type="float">
            <text:p>0.718818333333333</text:p>
          </table:table-cell>
          <table:table-cell office:value-type="float" office:value="0.0133771295707531" calcext:value-type="float">
            <text:p>0.0134</text:p>
          </table:table-cell>
          <table:table-cell office:value-type="float" office:value="0.721485833333333" calcext:value-type="float">
            <text:p>0.7215</text:p>
          </table:table-cell>
          <table:table-cell office:value-type="float" office:value="0.0146223763964546" calcext:value-type="float">
            <text:p>0.0146</text:p>
          </table:table-cell>
          <table:table-cell office:value-type="float" office:value="0.716125" calcext:value-type="float">
            <text:p>0.7161</text:p>
          </table:table-cell>
          <table:table-cell office:value-type="float" office:value="0.00812839324044321" calcext:value-type="float">
            <text:p>0.0081</text:p>
          </table:table-cell>
          <table:table-cell office:value-type="float" office:value="0.701106666666667" calcext:value-type="float">
            <text:p>0.7011</text:p>
          </table:table-cell>
          <table:table-cell office:value-type="float" office:value="0.0143873733516018" calcext:value-type="float">
            <text:p>0.0144</text:p>
          </table:table-cell>
          <table:table-cell office:value-type="float" office:value="0.7197325" calcext:value-type="float">
            <text:p>0.7197</text:p>
          </table:table-cell>
          <table:table-cell office:value-type="float" office:value="0.0156323137806279" calcext:value-type="float">
            <text:p>0.0156</text:p>
          </table:table-cell>
          <table:table-cell office:value-type="float" office:value="0.715964166666667" calcext:value-type="float">
            <text:p>0.7160</text:p>
          </table:table-cell>
          <table:table-cell office:value-type="float" office:value="0.0130302711968101" calcext:value-type="float">
            <text:p>0.0130</text:p>
          </table:table-cell>
          <table:table-cell office:value-type="float" office:value="0.719465" calcext:value-type="float">
            <text:p>0.7195</text:p>
          </table:table-cell>
          <table:table-cell office:value-type="float" office:value="0.00727846182354172" calcext:value-type="float">
            <text:p>0.0073</text:p>
          </table:table-cell>
          <table:table-cell office:value-type="float" office:value="0.697184166666667" calcext:value-type="float">
            <text:p>0.6972</text:p>
          </table:table-cell>
          <table:table-cell office:value-type="float" office:value="0.0142152762429126" calcext:value-type="float">
            <text:p>0.0142</text:p>
          </table:table-cell>
          <table:table-cell office:value-type="float" office:value="0.717579166666667" calcext:value-type="float">
            <text:p>0.7176</text:p>
          </table:table-cell>
          <table:table-cell office:value-type="float" office:value="0.0151069426316283" calcext:value-type="float">
            <text:p>0.0151</text:p>
          </table:table-cell>
          <table:table-cell office:value-type="float" office:value="0.715735833333333" calcext:value-type="float">
            <text:p>0.7157</text:p>
          </table:table-cell>
          <table:table-cell office:value-type="float" office:value="0.0137150923527434" calcext:value-type="float">
            <text:p>0.013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10211666666667" calcext:value-type="float">
            <text:p>0.710211666666667</text:p>
          </table:table-cell>
          <table:table-cell office:value-type="float" office:value="0.0178282083764437" calcext:value-type="float">
            <text:p>0.0178282083764437</text:p>
          </table:table-cell>
          <table:table-cell office:value-type="float" office:value="0.704430833333333" calcext:value-type="float">
            <text:p>0.704430833333333</text:p>
          </table:table-cell>
          <table:table-cell office:value-type="float" office:value="0.00992774095867102" calcext:value-type="float">
            <text:p>0.00992774095867102</text:p>
          </table:table-cell>
          <table:table-cell office:value-type="float" office:value="0.711774166666667" calcext:value-type="float">
            <text:p>0.711774166666667</text:p>
          </table:table-cell>
          <table:table-cell office:value-type="float" office:value="0.0109498367690829" calcext:value-type="float">
            <text:p>0.0109498367690829</text:p>
          </table:table-cell>
          <table:table-cell office:value-type="float" office:value="0.715184166666667" calcext:value-type="float">
            <text:p>0.715184166666667</text:p>
          </table:table-cell>
          <table:table-cell office:value-type="float" office:value="0.0137047140585165" calcext:value-type="float">
            <text:p>0.0137047140585165</text:p>
          </table:table-cell>
          <table:table-cell office:value-type="float" office:value="0.706451666666667" calcext:value-type="float">
            <text:p>0.706451666666667</text:p>
          </table:table-cell>
          <table:table-cell office:value-type="float" office:value="0.00595780256288853" calcext:value-type="float">
            <text:p>0.00595780256288853</text:p>
          </table:table-cell>
          <table:table-cell office:value-type="float" office:value="0.7149975" calcext:value-type="float">
            <text:p>0.7149975</text:p>
          </table:table-cell>
          <table:table-cell office:value-type="float" office:value="0.0126084543403563" calcext:value-type="float">
            <text:p>0.0126084543403563</text:p>
          </table:table-cell>
          <table:table-cell office:value-type="float" office:value="0.709525" calcext:value-type="float">
            <text:p>0.709525</text:p>
          </table:table-cell>
          <table:table-cell office:value-type="float" office:value="0.0142242851498816" calcext:value-type="float">
            <text:p>0.0142</text:p>
          </table:table-cell>
          <table:table-cell office:value-type="float" office:value="0.713170833333333" calcext:value-type="float">
            <text:p>0.7132</text:p>
          </table:table-cell>
          <table:table-cell office:value-type="float" office:value="0.0135762223344724" calcext:value-type="float">
            <text:p>0.0136</text:p>
          </table:table-cell>
          <table:table-cell office:value-type="float" office:value="0.707048333333333" calcext:value-type="float">
            <text:p>0.7070</text:p>
          </table:table-cell>
          <table:table-cell office:value-type="float" office:value="0.00869826308416334" calcext:value-type="float">
            <text:p>0.0087</text:p>
          </table:table-cell>
          <table:table-cell office:value-type="float" office:value="0.710955833333333" calcext:value-type="float">
            <text:p>0.7110</text:p>
          </table:table-cell>
          <table:table-cell office:value-type="float" office:value="0.0135422254004152" calcext:value-type="float">
            <text:p>0.0135</text:p>
          </table:table-cell>
          <table:table-cell office:value-type="float" office:value="0.70877" calcext:value-type="float">
            <text:p>0.7088</text:p>
          </table:table-cell>
          <table:table-cell office:value-type="float" office:value="0.0132384268261139" calcext:value-type="float">
            <text:p>0.0132</text:p>
          </table:table-cell>
          <table:table-cell office:value-type="float" office:value="0.711170833333333" calcext:value-type="float">
            <text:p>0.7112</text:p>
          </table:table-cell>
          <table:table-cell office:value-type="float" office:value="0.0128238672866885" calcext:value-type="float">
            <text:p>0.0128</text:p>
          </table:table-cell>
          <table:table-cell office:value-type="float" office:value="0.706096666666667" calcext:value-type="float">
            <text:p>0.7061</text:p>
          </table:table-cell>
          <table:table-cell office:value-type="float" office:value="0.00679425818544899" calcext:value-type="float">
            <text:p>0.0068</text:p>
          </table:table-cell>
          <table:table-cell office:value-type="float" office:value="0.709865833333333" calcext:value-type="float">
            <text:p>0.7099</text:p>
          </table:table-cell>
          <table:table-cell office:value-type="float" office:value="0.01598525195346" calcext:value-type="float">
            <text:p>0.0160</text:p>
          </table:table-cell>
          <table:table-cell office:value-type="float" office:value="0.706415" calcext:value-type="float">
            <text:p>0.7064</text:p>
          </table:table-cell>
          <table:table-cell office:value-type="float" office:value="0.0107484683611001" calcext:value-type="float">
            <text:p>0.0107</text:p>
          </table:table-cell>
          <table:table-cell office:value-type="float" office:value="0.7085875" calcext:value-type="float">
            <text:p>0.7086</text:p>
          </table:table-cell>
          <table:table-cell office:value-type="float" office:value="0.0134421244347429" calcext:value-type="float">
            <text:p>0.0134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49570833333333" calcext:value-type="float">
            <text:p>0.749570833333333</text:p>
          </table:table-cell>
          <table:table-cell office:value-type="float" office:value="0.0181210206927224" calcext:value-type="float">
            <text:p>0.0181210206927224</text:p>
          </table:table-cell>
          <table:table-cell office:value-type="float" office:value="0.6429675" calcext:value-type="float">
            <text:p>0.6429675</text:p>
          </table:table-cell>
          <table:table-cell office:value-type="float" office:value="0.0190799536974551" calcext:value-type="float">
            <text:p>0.0190799536974551</text:p>
          </table:table-cell>
          <table:table-cell office:value-type="float" office:value="0.734885833333333" calcext:value-type="float">
            <text:p>0.734885833333333</text:p>
          </table:table-cell>
          <table:table-cell office:value-type="float" office:value="0.0148687212977592" calcext:value-type="float">
            <text:p>0.0148687212977592</text:p>
          </table:table-cell>
          <table:table-cell office:value-type="float" office:value="0.733324166666667" calcext:value-type="float">
            <text:p>0.733324166666667</text:p>
          </table:table-cell>
          <table:table-cell office:value-type="float" office:value="0.0152195628829872" calcext:value-type="float">
            <text:p>0.0152195628829872</text:p>
          </table:table-cell>
          <table:table-cell office:value-type="float" office:value="0.7202625" calcext:value-type="float">
            <text:p>0.7202625</text:p>
          </table:table-cell>
          <table:table-cell office:value-type="float" office:value="0.00704491825043892" calcext:value-type="float">
            <text:p>0.00704491825043892</text:p>
          </table:table-cell>
          <table:table-cell office:value-type="float" office:value="0.709886666666667" calcext:value-type="float">
            <text:p>0.709886666666667</text:p>
          </table:table-cell>
          <table:table-cell office:value-type="float" office:value="0.014774453980006" calcext:value-type="float">
            <text:p>0.014774453980006</text:p>
          </table:table-cell>
          <table:table-cell office:value-type="float" office:value="0.72772" calcext:value-type="float">
            <text:p>0.72772</text:p>
          </table:table-cell>
          <table:table-cell office:value-type="float" office:value="0.0164827703731534" calcext:value-type="float">
            <text:p>0.0165</text:p>
          </table:table-cell>
          <table:table-cell office:value-type="float" office:value="0.725874166666667" calcext:value-type="float">
            <text:p>0.7259</text:p>
          </table:table-cell>
          <table:table-cell office:value-type="float" office:value="0.015732277226471" calcext:value-type="float">
            <text:p>0.0157</text:p>
          </table:table-cell>
          <table:table-cell office:value-type="float" office:value="0.71857" calcext:value-type="float">
            <text:p>0.7186</text:p>
          </table:table-cell>
          <table:table-cell office:value-type="float" office:value="0.00852545583163738" calcext:value-type="float">
            <text:p>0.0085</text:p>
          </table:table-cell>
          <table:table-cell office:value-type="float" office:value="0.6952175" calcext:value-type="float">
            <text:p>0.6952</text:p>
          </table:table-cell>
          <table:table-cell office:value-type="float" office:value="0.0146114407224501" calcext:value-type="float">
            <text:p>0.0146</text:p>
          </table:table-cell>
          <table:table-cell office:value-type="float" office:value="0.7231525" calcext:value-type="float">
            <text:p>0.7232</text:p>
          </table:table-cell>
          <table:table-cell office:value-type="float" office:value="0.0119075179159347" calcext:value-type="float">
            <text:p>0.0119</text:p>
          </table:table-cell>
          <table:table-cell office:value-type="float" office:value="0.7147925" calcext:value-type="float">
            <text:p>0.7148</text:p>
          </table:table-cell>
          <table:table-cell office:value-type="float" office:value="0.01390683508961" calcext:value-type="float">
            <text:p>0.0139</text:p>
          </table:table-cell>
          <table:table-cell office:value-type="float" office:value="0.717714166666667" calcext:value-type="float">
            <text:p>0.7177</text:p>
          </table:table-cell>
          <table:table-cell office:value-type="float" office:value="0.00742329258377541" calcext:value-type="float">
            <text:p>0.0074</text:p>
          </table:table-cell>
          <table:table-cell office:value-type="float" office:value="0.691843333333333" calcext:value-type="float">
            <text:p>0.6918</text:p>
          </table:table-cell>
          <table:table-cell office:value-type="float" office:value="0.0133213251586019" calcext:value-type="float">
            <text:p>0.0133</text:p>
          </table:table-cell>
          <table:table-cell office:value-type="float" office:value="0.717388333333333" calcext:value-type="float">
            <text:p>0.7174</text:p>
          </table:table-cell>
          <table:table-cell office:value-type="float" office:value="0.0146887105080888" calcext:value-type="float">
            <text:p>0.0147</text:p>
          </table:table-cell>
          <table:table-cell office:value-type="float" office:value="0.713025833333333" calcext:value-type="float">
            <text:p>0.7130</text:p>
          </table:table-cell>
          <table:table-cell office:value-type="float" office:value="0.0161046215415522" calcext:value-type="float">
            <text:p>0.016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23233333333333" calcext:value-type="float">
            <text:p>0.723233333333333</text:p>
          </table:table-cell>
          <table:table-cell office:value-type="float" office:value="0.012089427525739" calcext:value-type="float">
            <text:p>0.012089427525739</text:p>
          </table:table-cell>
          <table:table-cell office:value-type="float" office:value="0.68897" calcext:value-type="float">
            <text:p>0.68897</text:p>
          </table:table-cell>
          <table:table-cell office:value-type="float" office:value="0.0149879949691165" calcext:value-type="float">
            <text:p>0.0149879949691165</text:p>
          </table:table-cell>
          <table:table-cell office:value-type="float" office:value="0.7179375" calcext:value-type="float">
            <text:p>0.7179375</text:p>
          </table:table-cell>
          <table:table-cell office:value-type="float" office:value="0.0141184742670244" calcext:value-type="float">
            <text:p>0.0141184742670244</text:p>
          </table:table-cell>
          <table:table-cell office:value-type="float" office:value="0.727105833333333" calcext:value-type="float">
            <text:p>0.727105833333333</text:p>
          </table:table-cell>
          <table:table-cell office:value-type="float" office:value="0.0109974122938029" calcext:value-type="float">
            <text:p>0.0109974122938029</text:p>
          </table:table-cell>
          <table:table-cell office:value-type="float" office:value="0.713368333333333" calcext:value-type="float">
            <text:p>0.713368333333333</text:p>
          </table:table-cell>
          <table:table-cell office:value-type="float" office:value="0.0071651201891277" calcext:value-type="float">
            <text:p>0.0071651201891277</text:p>
          </table:table-cell>
          <table:table-cell office:value-type="float" office:value="0.720785833333333" calcext:value-type="float">
            <text:p>0.720785833333333</text:p>
          </table:table-cell>
          <table:table-cell office:value-type="float" office:value="0.0108840160815064" calcext:value-type="float">
            <text:p>0.0108840160815064</text:p>
          </table:table-cell>
          <table:table-cell office:value-type="float" office:value="0.7133425" calcext:value-type="float">
            <text:p>0.7133425</text:p>
          </table:table-cell>
          <table:table-cell office:value-type="float" office:value="0.014439477552873" calcext:value-type="float">
            <text:p>0.0144</text:p>
          </table:table-cell>
          <table:table-cell office:value-type="float" office:value="0.719561666666667" calcext:value-type="float">
            <text:p>0.7196</text:p>
          </table:table-cell>
          <table:table-cell office:value-type="float" office:value="0.0127862105879662" calcext:value-type="float">
            <text:p>0.0128</text:p>
          </table:table-cell>
          <table:table-cell office:value-type="float" office:value="0.713070833333333" calcext:value-type="float">
            <text:p>0.7131</text:p>
          </table:table-cell>
          <table:table-cell office:value-type="float" office:value="0.00577455921883306" calcext:value-type="float">
            <text:p>0.0058</text:p>
          </table:table-cell>
          <table:table-cell office:value-type="float" office:value="0.717075833333333" calcext:value-type="float">
            <text:p>0.7171</text:p>
          </table:table-cell>
          <table:table-cell office:value-type="float" office:value="0.0127849575318929" calcext:value-type="float">
            <text:p>0.0128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0123550305925646" calcext:value-type="float">
            <text:p>0.0124</text:p>
          </table:table-cell>
          <table:table-cell office:value-type="float" office:value="0.719473333333333" calcext:value-type="float">
            <text:p>0.7195</text:p>
          </table:table-cell>
          <table:table-cell office:value-type="float" office:value="0.0116723657345814" calcext:value-type="float">
            <text:p>0.0117</text:p>
          </table:table-cell>
          <table:table-cell office:value-type="float" office:value="0.711684166666667" calcext:value-type="float">
            <text:p>0.7117</text:p>
          </table:table-cell>
          <table:table-cell office:value-type="float" office:value="0.00675545345807148" calcext:value-type="float">
            <text:p>0.0068</text:p>
          </table:table-cell>
          <table:table-cell office:value-type="float" office:value="0.715045" calcext:value-type="float">
            <text:p>0.7150</text:p>
          </table:table-cell>
          <table:table-cell office:value-type="float" office:value="0.0126868343802864" calcext:value-type="float">
            <text:p>0.0127</text:p>
          </table:table-cell>
          <table:table-cell office:value-type="float" office:value="0.711861666666667" calcext:value-type="float">
            <text:p>0.7119</text:p>
          </table:table-cell>
          <table:table-cell office:value-type="float" office:value="0.0117449146023392" calcext:value-type="float">
            <text:p>0.0117</text:p>
          </table:table-cell>
          <table:table-cell office:value-type="float" office:value="0.7153825" calcext:value-type="float">
            <text:p>0.7154</text:p>
          </table:table-cell>
          <table:table-cell office:value-type="float" office:value="0.0136204659178875" calcext:value-type="float">
            <text:p>0.0136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25870833333333" calcext:value-type="float">
            <text:p>0.725870833333333</text:p>
          </table:table-cell>
          <table:table-cell office:value-type="float" office:value="0.0114597141624779" calcext:value-type="float">
            <text:p>0.0114597141624779</text:p>
          </table:table-cell>
          <table:table-cell office:value-type="float" office:value="0.688888333333333" calcext:value-type="float">
            <text:p>0.688888333333333</text:p>
          </table:table-cell>
          <table:table-cell office:value-type="float" office:value="0.0150562921650416" calcext:value-type="float">
            <text:p>0.0150562921650416</text:p>
          </table:table-cell>
          <table:table-cell office:value-type="float" office:value="0.717548333333333" calcext:value-type="float">
            <text:p>0.717548333333333</text:p>
          </table:table-cell>
          <table:table-cell office:value-type="float" office:value="0.0130688041084705" calcext:value-type="float">
            <text:p>0.0130688041084705</text:p>
          </table:table-cell>
          <table:table-cell office:value-type="float" office:value="0.722245833333333" calcext:value-type="float">
            <text:p>0.722245833333333</text:p>
          </table:table-cell>
          <table:table-cell office:value-type="float" office:value="0.0117595568965489" calcext:value-type="float">
            <text:p>0.0117595568965489</text:p>
          </table:table-cell>
          <table:table-cell office:value-type="float" office:value="0.708955833333333" calcext:value-type="float">
            <text:p>0.708955833333333</text:p>
          </table:table-cell>
          <table:table-cell office:value-type="float" office:value="0.00765072132259463" calcext:value-type="float">
            <text:p>0.00765072132259463</text:p>
          </table:table-cell>
          <table:table-cell office:value-type="float" office:value="0.71813" calcext:value-type="float">
            <text:p>0.71813</text:p>
          </table:table-cell>
          <table:table-cell office:value-type="float" office:value="0.0147055756899812" calcext:value-type="float">
            <text:p>0.0147055756899812</text:p>
          </table:table-cell>
          <table:table-cell office:value-type="float" office:value="0.713600833333333" calcext:value-type="float">
            <text:p>0.713600833333333</text:p>
          </table:table-cell>
          <table:table-cell office:value-type="float" office:value="0.0141179942308706" calcext:value-type="float">
            <text:p>0.0141</text:p>
          </table:table-cell>
          <table:table-cell office:value-type="float" office:value="0.71915" calcext:value-type="float">
            <text:p>0.7192</text:p>
          </table:table-cell>
          <table:table-cell office:value-type="float" office:value="0.0127297103667688" calcext:value-type="float">
            <text:p>0.0127</text:p>
          </table:table-cell>
          <table:table-cell office:value-type="float" office:value="0.710990833333333" calcext:value-type="float">
            <text:p>0.7110</text:p>
          </table:table-cell>
          <table:table-cell office:value-type="float" office:value="0.00602491883929064" calcext:value-type="float">
            <text:p>0.0060</text:p>
          </table:table-cell>
          <table:table-cell office:value-type="float" office:value="0.711401666666667" calcext:value-type="float">
            <text:p>0.7114</text:p>
          </table:table-cell>
          <table:table-cell office:value-type="float" office:value="0.0159469658755116" calcext:value-type="float">
            <text:p>0.0159</text:p>
          </table:table-cell>
          <table:table-cell office:value-type="float" office:value="0.7145375" calcext:value-type="float">
            <text:p>0.7145</text:p>
          </table:table-cell>
          <table:table-cell office:value-type="float" office:value="0.0120643620148794" calcext:value-type="float">
            <text:p>0.0121</text:p>
          </table:table-cell>
          <table:table-cell office:value-type="float" office:value="0.716604166666667" calcext:value-type="float">
            <text:p>0.7166</text:p>
          </table:table-cell>
          <table:table-cell office:value-type="float" office:value="0.0127129943444223" calcext:value-type="float">
            <text:p>0.0127</text:p>
          </table:table-cell>
          <table:table-cell office:value-type="float" office:value="0.712011666666667" calcext:value-type="float">
            <text:p>0.7120</text:p>
          </table:table-cell>
          <table:table-cell office:value-type="float" office:value="0.00819285465164375" calcext:value-type="float">
            <text:p>0.0082</text:p>
          </table:table-cell>
          <table:table-cell office:value-type="float" office:value="0.708461666666667" calcext:value-type="float">
            <text:p>0.7085</text:p>
          </table:table-cell>
          <table:table-cell office:value-type="float" office:value="0.0126120186728378" calcext:value-type="float">
            <text:p>0.0126</text:p>
          </table:table-cell>
          <table:table-cell office:value-type="float" office:value="0.71111" calcext:value-type="float">
            <text:p>0.7111</text:p>
          </table:table-cell>
          <table:table-cell office:value-type="float" office:value="0.0108865235722579" calcext:value-type="float">
            <text:p>0.0109</text:p>
          </table:table-cell>
          <table:table-cell office:value-type="float" office:value="0.71206" calcext:value-type="float">
            <text:p>0.7121</text:p>
          </table:table-cell>
          <table:table-cell office:value-type="float" office:value="0.0147714072345139" calcext:value-type="float">
            <text:p>0.014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247525" calcext:value-type="float">
            <text:p>0.7247525</text:p>
          </table:table-cell>
          <table:table-cell office:value-type="float" office:value="0.0133804937801543" calcext:value-type="float">
            <text:p>0.0133804937801543</text:p>
          </table:table-cell>
          <table:table-cell office:value-type="float" office:value="0.691715833333333" calcext:value-type="float">
            <text:p>0.691715833333333</text:p>
          </table:table-cell>
          <table:table-cell office:value-type="float" office:value="0.0145891188317239" calcext:value-type="float">
            <text:p>0.0145891188317239</text:p>
          </table:table-cell>
          <table:table-cell office:value-type="float" office:value="0.718279166666667" calcext:value-type="float">
            <text:p>0.718279166666667</text:p>
          </table:table-cell>
          <table:table-cell office:value-type="float" office:value="0.0137682235156474" calcext:value-type="float">
            <text:p>0.0137682235156474</text:p>
          </table:table-cell>
          <table:table-cell office:value-type="float" office:value="0.722655" calcext:value-type="float">
            <text:p>0.722655</text:p>
          </table:table-cell>
          <table:table-cell office:value-type="float" office:value="0.012019416393522" calcext:value-type="float">
            <text:p>0.012019416393522</text:p>
          </table:table-cell>
          <table:table-cell office:value-type="float" office:value="0.705014166666667" calcext:value-type="float">
            <text:p>0.705014166666667</text:p>
          </table:table-cell>
          <table:table-cell office:value-type="float" office:value="0.00864365514030837" calcext:value-type="float">
            <text:p>0.00864365514030837</text:p>
          </table:table-cell>
          <table:table-cell office:value-type="float" office:value="0.714210833333333" calcext:value-type="float">
            <text:p>0.714210833333333</text:p>
          </table:table-cell>
          <table:table-cell office:value-type="float" office:value="0.0153547656592443" calcext:value-type="float">
            <text:p>0.0153547656592443</text:p>
          </table:table-cell>
          <table:table-cell office:value-type="float" office:value="0.711615" calcext:value-type="float">
            <text:p>0.711615</text:p>
          </table:table-cell>
          <table:table-cell office:value-type="float" office:value="0.0142285625394216" calcext:value-type="float">
            <text:p>0.0142</text:p>
          </table:table-cell>
          <table:table-cell office:value-type="float" office:value="0.7156175" calcext:value-type="float">
            <text:p>0.7156</text:p>
          </table:table-cell>
          <table:table-cell office:value-type="float" office:value="0.015468184434005" calcext:value-type="float">
            <text:p>0.0155</text:p>
          </table:table-cell>
          <table:table-cell office:value-type="float" office:value="0.703825833333333" calcext:value-type="float">
            <text:p>0.7038</text:p>
          </table:table-cell>
          <table:table-cell office:value-type="float" office:value="0.00533596140764299" calcext:value-type="float">
            <text:p>0.0053</text:p>
          </table:table-cell>
          <table:table-cell office:value-type="float" office:value="0.710571666666667" calcext:value-type="float">
            <text:p>0.7106</text:p>
          </table:table-cell>
          <table:table-cell office:value-type="float" office:value="0.0140021857782561" calcext:value-type="float">
            <text:p>0.0140</text:p>
          </table:table-cell>
          <table:table-cell office:value-type="float" office:value="0.712454166666667" calcext:value-type="float">
            <text:p>0.7125</text:p>
          </table:table-cell>
          <table:table-cell office:value-type="float" office:value="0.011943391600429" calcext:value-type="float">
            <text:p>0.0119</text:p>
          </table:table-cell>
          <table:table-cell office:value-type="float" office:value="0.715776666666667" calcext:value-type="float">
            <text:p>0.7158</text:p>
          </table:table-cell>
          <table:table-cell office:value-type="float" office:value="0.0161414260618365" calcext:value-type="float">
            <text:p>0.0161</text:p>
          </table:table-cell>
          <table:table-cell office:value-type="float" office:value="0.705255" calcext:value-type="float">
            <text:p>0.7053</text:p>
          </table:table-cell>
          <table:table-cell office:value-type="float" office:value="0.00756301149745686" calcext:value-type="float">
            <text:p>0.0076</text:p>
          </table:table-cell>
          <table:table-cell office:value-type="float" office:value="0.707696666666667" calcext:value-type="float">
            <text:p>0.7077</text:p>
          </table:table-cell>
          <table:table-cell office:value-type="float" office:value="0.0167878218550794" calcext:value-type="float">
            <text:p>0.0168</text:p>
          </table:table-cell>
          <table:table-cell office:value-type="float" office:value="0.71191" calcext:value-type="float">
            <text:p>0.7119</text:p>
          </table:table-cell>
          <table:table-cell office:value-type="float" office:value="0.013771431387816" calcext:value-type="float">
            <text:p>0.0138</text:p>
          </table:table-cell>
          <table:table-cell office:value-type="float" office:value="0.713189166666667" calcext:value-type="float">
            <text:p>0.7132</text:p>
          </table:table-cell>
          <table:table-cell office:value-type="float" office:value="0.0147683846498598" calcext:value-type="float">
            <text:p>0.014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08363333333333" calcext:value-type="float">
            <text:p>0.708363333333333</text:p>
          </table:table-cell>
          <table:table-cell office:value-type="float" office:value="0.0145919808975662" calcext:value-type="float">
            <text:p>0.0145919808975662</text:p>
          </table:table-cell>
          <table:table-cell office:value-type="float" office:value="0.7056275" calcext:value-type="float">
            <text:p>0.7056275</text:p>
          </table:table-cell>
          <table:table-cell office:value-type="float" office:value="0.0126432709681189" calcext:value-type="float">
            <text:p>0.0126432709681189</text:p>
          </table:table-cell>
          <table:table-cell office:value-type="float" office:value="0.706136666666667" calcext:value-type="float">
            <text:p>0.706136666666667</text:p>
          </table:table-cell>
          <table:table-cell office:value-type="float" office:value="0.0138651843044769" calcext:value-type="float">
            <text:p>0.0138651843044769</text:p>
          </table:table-cell>
          <table:table-cell office:value-type="float" office:value="0.709056666666667" calcext:value-type="float">
            <text:p>0.709056666666667</text:p>
          </table:table-cell>
          <table:table-cell office:value-type="float" office:value="0.0122827365649339" calcext:value-type="float">
            <text:p>0.0122827365649339</text:p>
          </table:table-cell>
          <table:table-cell office:value-type="float" office:value="0.702326666666667" calcext:value-type="float">
            <text:p>0.702326666666667</text:p>
          </table:table-cell>
          <table:table-cell office:value-type="float" office:value="0.00615914052427552" calcext:value-type="float">
            <text:p>0.00615914052427552</text:p>
          </table:table-cell>
          <table:table-cell office:value-type="float" office:value="0.705805833333333" calcext:value-type="float">
            <text:p>0.705805833333333</text:p>
          </table:table-cell>
          <table:table-cell office:value-type="float" office:value="0.0131458919459095" calcext:value-type="float">
            <text:p>0.0131458919459095</text:p>
          </table:table-cell>
          <table:table-cell office:value-type="float" office:value="0.706358333333333" calcext:value-type="float">
            <text:p>0.706358333333333</text:p>
          </table:table-cell>
          <table:table-cell office:value-type="float" office:value="0.0130806564676093" calcext:value-type="float">
            <text:p>0.0131</text:p>
          </table:table-cell>
          <table:table-cell office:value-type="float" office:value="0.705685" calcext:value-type="float">
            <text:p>0.7057</text:p>
          </table:table-cell>
          <table:table-cell office:value-type="float" office:value="0.0142084478638828" calcext:value-type="float">
            <text:p>0.0142</text:p>
          </table:table-cell>
          <table:table-cell office:value-type="float" office:value="0.70519" calcext:value-type="float">
            <text:p>0.7052</text:p>
          </table:table-cell>
          <table:table-cell office:value-type="float" office:value="0.00727399256263042" calcext:value-type="float">
            <text:p>0.0073</text:p>
          </table:table-cell>
          <table:table-cell office:value-type="float" office:value="0.705729166666667" calcext:value-type="float">
            <text:p>0.7057</text:p>
          </table:table-cell>
          <table:table-cell office:value-type="float" office:value="0.0150244253933809" calcext:value-type="float">
            <text:p>0.0150</text:p>
          </table:table-cell>
          <table:table-cell office:value-type="float" office:value="0.707100833333333" calcext:value-type="float">
            <text:p>0.7071</text:p>
          </table:table-cell>
          <table:table-cell office:value-type="float" office:value="0.0132101676270956" calcext:value-type="float">
            <text:p>0.0132</text:p>
          </table:table-cell>
          <table:table-cell office:value-type="float" office:value="0.705705" calcext:value-type="float">
            <text:p>0.7057</text:p>
          </table:table-cell>
          <table:table-cell office:value-type="float" office:value="0.0142456940944767" calcext:value-type="float">
            <text:p>0.0142</text:p>
          </table:table-cell>
          <table:table-cell office:value-type="float" office:value="0.703773333333333" calcext:value-type="float">
            <text:p>0.7038</text:p>
          </table:table-cell>
          <table:table-cell office:value-type="float" office:value="0.00751486632162479" calcext:value-type="float">
            <text:p>0.0075</text:p>
          </table:table-cell>
          <table:table-cell office:value-type="float" office:value="0.7069925" calcext:value-type="float">
            <text:p>0.7070</text:p>
          </table:table-cell>
          <table:table-cell office:value-type="float" office:value="0.0134960168682621" calcext:value-type="float">
            <text:p>0.0135</text:p>
          </table:table-cell>
          <table:table-cell office:value-type="float" office:value="0.707725" calcext:value-type="float">
            <text:p>0.7077</text:p>
          </table:table-cell>
          <table:table-cell office:value-type="float" office:value="0.0137599905211704" calcext:value-type="float">
            <text:p>0.0138</text:p>
          </table:table-cell>
          <table:table-cell office:value-type="float" office:value="0.706003333333333" calcext:value-type="float">
            <text:p>0.7060</text:p>
          </table:table-cell>
          <table:table-cell office:value-type="float" office:value="0.0167790206902927" calcext:value-type="float">
            <text:p>0.0168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4504375" calcext:value-type="float">
            <text:p>0.84504375</text:p>
          </table:table-cell>
          <table:table-cell office:value-type="float" office:value="0.0216894235935873" calcext:value-type="float">
            <text:p>0.0216894235935873</text:p>
          </table:table-cell>
          <table:table-cell office:value-type="float" office:value="0.84566" calcext:value-type="float">
            <text:p>0.84566</text:p>
          </table:table-cell>
          <table:table-cell office:value-type="float" office:value="0.0225722541562074" calcext:value-type="float">
            <text:p>0.0225722541562074</text:p>
          </table:table-cell>
          <table:table-cell office:value-type="float" office:value="0.8422375" calcext:value-type="float">
            <text:p>0.8422375</text:p>
          </table:table-cell>
          <table:table-cell office:value-type="float" office:value="0.0101620645112723" calcext:value-type="float">
            <text:p>0.0101620645112723</text:p>
          </table:table-cell>
          <table:table-cell office:value-type="float" office:value="0.84440625" calcext:value-type="float">
            <text:p>0.84440625</text:p>
          </table:table-cell>
          <table:table-cell office:value-type="float" office:value="0.0214938130786423" calcext:value-type="float">
            <text:p>0.0214938130786423</text:p>
          </table:table-cell>
          <table:table-cell office:value-type="float" office:value="0.8402975" calcext:value-type="float">
            <text:p>0.8402975</text:p>
          </table:table-cell>
          <table:table-cell office:value-type="float" office:value="0.0120863751522955" calcext:value-type="float">
            <text:p>0.0120863751522955</text:p>
          </table:table-cell>
          <table:table-cell office:value-type="float" office:value="0.84349875" calcext:value-type="float">
            <text:p>0.84349875</text:p>
          </table:table-cell>
          <table:table-cell office:value-type="float" office:value="0.0232448901696306" calcext:value-type="float">
            <text:p>0.0232448901696306</text:p>
          </table:table-cell>
          <table:table-cell office:value-type="float" office:value="0.84469875" calcext:value-type="float">
            <text:p>0.84469875</text:p>
          </table:table-cell>
          <table:table-cell office:value-type="float" office:value="0.0202732434621637" calcext:value-type="float">
            <text:p>0.0203</text:p>
          </table:table-cell>
          <table:table-cell office:value-type="float" office:value="0.84484375" calcext:value-type="float">
            <text:p>0.8448</text:p>
          </table:table-cell>
          <table:table-cell office:value-type="float" office:value="0.0205991120830833" calcext:value-type="float">
            <text:p>0.0206</text:p>
          </table:table-cell>
          <table:table-cell office:value-type="float" office:value="0.843785" calcext:value-type="float">
            <text:p>0.8438</text:p>
          </table:table-cell>
          <table:table-cell office:value-type="float" office:value="0.0216955427762394" calcext:value-type="float">
            <text:p>0.0217</text:p>
          </table:table-cell>
          <table:table-cell office:value-type="float" office:value="0.84485875" calcext:value-type="float">
            <text:p>0.8449</text:p>
          </table:table-cell>
          <table:table-cell office:value-type="float" office:value="0.0216865918648063" calcext:value-type="float">
            <text:p>0.0217</text:p>
          </table:table-cell>
          <table:table-cell office:value-type="float" office:value="0.84307125" calcext:value-type="float">
            <text:p>0.8431</text:p>
          </table:table-cell>
          <table:table-cell office:value-type="float" office:value="0.0217369156079399" calcext:value-type="float">
            <text:p>0.0217</text:p>
          </table:table-cell>
          <table:table-cell office:value-type="float" office:value="0.84283875" calcext:value-type="float">
            <text:p>0.8428</text:p>
          </table:table-cell>
          <table:table-cell office:value-type="float" office:value="0.0253796169026092" calcext:value-type="float">
            <text:p>0.0254</text:p>
          </table:table-cell>
          <table:table-cell office:value-type="float" office:value="0.84181" calcext:value-type="float">
            <text:p>0.8418</text:p>
          </table:table-cell>
          <table:table-cell office:value-type="float" office:value="0.011218393225059" calcext:value-type="float">
            <text:p>0.0112</text:p>
          </table:table-cell>
          <table:table-cell office:value-type="float" office:value="0.8443525" calcext:value-type="float">
            <text:p>0.8444</text:p>
          </table:table-cell>
          <table:table-cell office:value-type="float" office:value="0.0221322271208107" calcext:value-type="float">
            <text:p>0.0221</text:p>
          </table:table-cell>
          <table:table-cell office:value-type="float" office:value="0.84456625" calcext:value-type="float">
            <text:p>0.8446</text:p>
          </table:table-cell>
          <table:table-cell office:value-type="float" office:value="0.0205631662695078" calcext:value-type="float">
            <text:p>0.0206</text:p>
          </table:table-cell>
          <table:table-cell office:value-type="float" office:value="0.84447375" calcext:value-type="float">
            <text:p>0.8445</text:p>
          </table:table-cell>
          <table:table-cell office:value-type="float" office:value="0.0202293874765215" calcext:value-type="float">
            <text:p>0.020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5902625" calcext:value-type="float">
            <text:p>0.85902625</text:p>
          </table:table-cell>
          <table:table-cell office:value-type="float" office:value="0.023121751076978" calcext:value-type="float">
            <text:p>0.023121751076978</text:p>
          </table:table-cell>
          <table:table-cell office:value-type="float" office:value="0.83074875" calcext:value-type="float">
            <text:p>0.83074875</text:p>
          </table:table-cell>
          <table:table-cell office:value-type="float" office:value="0.0207103827535621" calcext:value-type="float">
            <text:p>0.0207103827535621</text:p>
          </table:table-cell>
          <table:table-cell office:value-type="float" office:value="0.855725" calcext:value-type="float">
            <text:p>0.855725</text:p>
          </table:table-cell>
          <table:table-cell office:value-type="float" office:value="0.00989472722543712" calcext:value-type="float">
            <text:p>0.00989472722543712</text:p>
          </table:table-cell>
          <table:table-cell office:value-type="float" office:value="0.8537625" calcext:value-type="float">
            <text:p>0.8537625</text:p>
          </table:table-cell>
          <table:table-cell office:value-type="float" office:value="0.0200155536360692" calcext:value-type="float">
            <text:p>0.0200155536360692</text:p>
          </table:table-cell>
          <table:table-cell office:value-type="float" office:value="0.85474875" calcext:value-type="float">
            <text:p>0.85474875</text:p>
          </table:table-cell>
          <table:table-cell office:value-type="float" office:value="0.0116183855330146" calcext:value-type="float">
            <text:p>0.0116183855330146</text:p>
          </table:table-cell>
          <table:table-cell office:value-type="float" office:value="0.84925375" calcext:value-type="float">
            <text:p>0.84925375</text:p>
          </table:table-cell>
          <table:table-cell office:value-type="float" office:value="0.0260207939466336" calcext:value-type="float">
            <text:p>0.0260207939466336</text:p>
          </table:table-cell>
          <table:table-cell office:value-type="float" office:value="0.85575" calcext:value-type="float">
            <text:p>0.85575</text:p>
          </table:table-cell>
          <table:table-cell office:value-type="float" office:value="0.0215569245861888" calcext:value-type="float">
            <text:p>0.0216</text:p>
          </table:table-cell>
          <table:table-cell office:value-type="float" office:value="0.853645" calcext:value-type="float">
            <text:p>0.8536</text:p>
          </table:table-cell>
          <table:table-cell office:value-type="float" office:value="0.0235301270183663" calcext:value-type="float">
            <text:p>0.0235</text:p>
          </table:table-cell>
          <table:table-cell office:value-type="float" office:value="0.85494" calcext:value-type="float">
            <text:p>0.8549</text:p>
          </table:table-cell>
          <table:table-cell office:value-type="float" office:value="0.0220272751988256" calcext:value-type="float">
            <text:p>0.0220</text:p>
          </table:table-cell>
          <table:table-cell office:value-type="float" office:value="0.84515125" calcext:value-type="float">
            <text:p>0.8452</text:p>
          </table:table-cell>
          <table:table-cell office:value-type="float" office:value="0.0228019121317004" calcext:value-type="float">
            <text:p>0.0228</text:p>
          </table:table-cell>
          <table:table-cell office:value-type="float" office:value="0.85123375" calcext:value-type="float">
            <text:p>0.8512</text:p>
          </table:table-cell>
          <table:table-cell office:value-type="float" office:value="0.0214161028958484" calcext:value-type="float">
            <text:p>0.0214</text:p>
          </table:table-cell>
          <table:table-cell office:value-type="float" office:value="0.85010625" calcext:value-type="float">
            <text:p>0.8501</text:p>
          </table:table-cell>
          <table:table-cell office:value-type="float" office:value="0.0217498383308202" calcext:value-type="float">
            <text:p>0.0217</text:p>
          </table:table-cell>
          <table:table-cell office:value-type="float" office:value="0.85039" calcext:value-type="float">
            <text:p>0.8504</text:p>
          </table:table-cell>
          <table:table-cell office:value-type="float" office:value="0.0118627795643787" calcext:value-type="float">
            <text:p>0.0119</text:p>
          </table:table-cell>
          <table:table-cell office:value-type="float" office:value="0.84053125" calcext:value-type="float">
            <text:p>0.8405</text:p>
          </table:table-cell>
          <table:table-cell office:value-type="float" office:value="0.0247406650860956" calcext:value-type="float">
            <text:p>0.0247</text:p>
          </table:table-cell>
          <table:table-cell office:value-type="float" office:value="0.8505675" calcext:value-type="float">
            <text:p>0.8506</text:p>
          </table:table-cell>
          <table:table-cell office:value-type="float" office:value="0.0218556623811405" calcext:value-type="float">
            <text:p>0.0219</text:p>
          </table:table-cell>
          <table:table-cell office:value-type="float" office:value="0.84814" calcext:value-type="float">
            <text:p>0.8481</text:p>
          </table:table-cell>
          <table:table-cell office:value-type="float" office:value="0.0217021986427" calcext:value-type="float">
            <text:p>0.021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6097375" calcext:value-type="float">
            <text:p>0.86097375</text:p>
          </table:table-cell>
          <table:table-cell office:value-type="float" office:value="0.0175125369895572" calcext:value-type="float">
            <text:p>0.0175125369895572</text:p>
          </table:table-cell>
          <table:table-cell office:value-type="float" office:value="0.83199125" calcext:value-type="float">
            <text:p>0.83199125</text:p>
          </table:table-cell>
          <table:table-cell office:value-type="float" office:value="0.0229379869345602" calcext:value-type="float">
            <text:p>0.0229379869345602</text:p>
          </table:table-cell>
          <table:table-cell office:value-type="float" office:value="0.855375" calcext:value-type="float">
            <text:p>0.855375</text:p>
          </table:table-cell>
          <table:table-cell office:value-type="float" office:value="0.010095695733398" calcext:value-type="float">
            <text:p>0.010095695733398</text:p>
          </table:table-cell>
          <table:table-cell office:value-type="float" office:value="0.85514" calcext:value-type="float">
            <text:p>0.85514</text:p>
          </table:table-cell>
          <table:table-cell office:value-type="float" office:value="0.0191917569403257" calcext:value-type="float">
            <text:p>0.0191917569403257</text:p>
          </table:table-cell>
          <table:table-cell office:value-type="float" office:value="0.85453375" calcext:value-type="float">
            <text:p>0.85453375</text:p>
          </table:table-cell>
          <table:table-cell office:value-type="float" office:value="0.0130318029075407" calcext:value-type="float">
            <text:p>0.0130318029075407</text:p>
          </table:table-cell>
          <table:table-cell office:value-type="float" office:value="0.85203125" calcext:value-type="float">
            <text:p>0.85203125</text:p>
          </table:table-cell>
          <table:table-cell office:value-type="float" office:value="0.0199648245137919" calcext:value-type="float">
            <text:p>0.0199648245137919</text:p>
          </table:table-cell>
          <table:table-cell office:value-type="float" office:value="0.852725" calcext:value-type="float">
            <text:p>0.852725</text:p>
          </table:table-cell>
          <table:table-cell office:value-type="float" office:value="0.0205526200625485" calcext:value-type="float">
            <text:p>0.0206</text:p>
          </table:table-cell>
          <table:table-cell office:value-type="float" office:value="0.85426625" calcext:value-type="float">
            <text:p>0.8543</text:p>
          </table:table-cell>
          <table:table-cell office:value-type="float" office:value="0.0208834373574663" calcext:value-type="float">
            <text:p>0.0209</text:p>
          </table:table-cell>
          <table:table-cell office:value-type="float" office:value="0.85175625" calcext:value-type="float">
            <text:p>0.8518</text:p>
          </table:table-cell>
          <table:table-cell office:value-type="float" office:value="0.0210700500465837" calcext:value-type="float">
            <text:p>0.0211</text:p>
          </table:table-cell>
          <table:table-cell office:value-type="float" office:value="0.8452675" calcext:value-type="float">
            <text:p>0.8453</text:p>
          </table:table-cell>
          <table:table-cell office:value-type="float" office:value="0.0213110223128733" calcext:value-type="float">
            <text:p>0.0213</text:p>
          </table:table-cell>
          <table:table-cell office:value-type="float" office:value="0.8514225" calcext:value-type="float">
            <text:p>0.8514</text:p>
          </table:table-cell>
          <table:table-cell office:value-type="float" office:value="0.0196054773091692" calcext:value-type="float">
            <text:p>0.0196</text:p>
          </table:table-cell>
          <table:table-cell office:value-type="float" office:value="0.8501925" calcext:value-type="float">
            <text:p>0.8502</text:p>
          </table:table-cell>
          <table:table-cell office:value-type="float" office:value="0.0214209452291407" calcext:value-type="float">
            <text:p>0.0214</text:p>
          </table:table-cell>
          <table:table-cell office:value-type="float" office:value="0.85153875" calcext:value-type="float">
            <text:p>0.8515</text:p>
          </table:table-cell>
          <table:table-cell office:value-type="float" office:value="0.0104657472752692" calcext:value-type="float">
            <text:p>0.0105</text:p>
          </table:table-cell>
          <table:table-cell office:value-type="float" office:value="0.84528625" calcext:value-type="float">
            <text:p>0.8453</text:p>
          </table:table-cell>
          <table:table-cell office:value-type="float" office:value="0.0192746730988313" calcext:value-type="float">
            <text:p>0.0193</text:p>
          </table:table-cell>
          <table:table-cell office:value-type="float" office:value="0.85360125" calcext:value-type="float">
            <text:p>0.8536</text:p>
          </table:table-cell>
          <table:table-cell office:value-type="float" office:value="0.0206877623195751" calcext:value-type="float">
            <text:p>0.0207</text:p>
          </table:table-cell>
          <table:table-cell office:value-type="float" office:value="0.850385" calcext:value-type="float">
            <text:p>0.8504</text:p>
          </table:table-cell>
          <table:table-cell office:value-type="float" office:value="0.0221309534004701" calcext:value-type="float">
            <text:p>0.022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5531125" calcext:value-type="float">
            <text:p>0.85531125</text:p>
          </table:table-cell>
          <table:table-cell office:value-type="float" office:value="0.0195398927068617" calcext:value-type="float">
            <text:p>0.0195398927068617</text:p>
          </table:table-cell>
          <table:table-cell office:value-type="float" office:value="0.828705" calcext:value-type="float">
            <text:p>0.828705</text:p>
          </table:table-cell>
          <table:table-cell office:value-type="float" office:value="0.0210644914147233" calcext:value-type="float">
            <text:p>0.0210644914147233</text:p>
          </table:table-cell>
          <table:table-cell office:value-type="float" office:value="0.85247125" calcext:value-type="float">
            <text:p>0.85247125</text:p>
          </table:table-cell>
          <table:table-cell office:value-type="float" office:value="0.0113084155417837" calcext:value-type="float">
            <text:p>0.0113084155417837</text:p>
          </table:table-cell>
          <table:table-cell office:value-type="float" office:value="0.853885" calcext:value-type="float">
            <text:p>0.853885</text:p>
          </table:table-cell>
          <table:table-cell office:value-type="float" office:value="0.0237291234258525" calcext:value-type="float">
            <text:p>0.0237291234258525</text:p>
          </table:table-cell>
          <table:table-cell office:value-type="float" office:value="0.8521625" calcext:value-type="float">
            <text:p>0.8521625</text:p>
          </table:table-cell>
          <table:table-cell office:value-type="float" office:value="0.0139558483781307" calcext:value-type="float">
            <text:p>0.0139558483781307</text:p>
          </table:table-cell>
          <table:table-cell office:value-type="float" office:value="0.850195" calcext:value-type="float">
            <text:p>0.850195</text:p>
          </table:table-cell>
          <table:table-cell office:value-type="float" office:value="0.0246267158685955" calcext:value-type="float">
            <text:p>0.0246267158685955</text:p>
          </table:table-cell>
          <table:table-cell office:value-type="float" office:value="0.853915" calcext:value-type="float">
            <text:p>0.853915</text:p>
          </table:table-cell>
          <table:table-cell office:value-type="float" office:value="0.020182103029749" calcext:value-type="float">
            <text:p>0.0202</text:p>
          </table:table-cell>
          <table:table-cell office:value-type="float" office:value="0.8533675" calcext:value-type="float">
            <text:p>0.8534</text:p>
          </table:table-cell>
          <table:table-cell office:value-type="float" office:value="0.0213190315842587" calcext:value-type="float">
            <text:p>0.0213</text:p>
          </table:table-cell>
          <table:table-cell office:value-type="float" office:value="0.85257125" calcext:value-type="float">
            <text:p>0.8526</text:p>
          </table:table-cell>
          <table:table-cell office:value-type="float" office:value="0.0215919473910419" calcext:value-type="float">
            <text:p>0.0216</text:p>
          </table:table-cell>
          <table:table-cell office:value-type="float" office:value="0.84668625" calcext:value-type="float">
            <text:p>0.8467</text:p>
          </table:table-cell>
          <table:table-cell office:value-type="float" office:value="0.0257575498632223" calcext:value-type="float">
            <text:p>0.0258</text:p>
          </table:table-cell>
          <table:table-cell office:value-type="float" office:value="0.85176" calcext:value-type="float">
            <text:p>0.8518</text:p>
          </table:table-cell>
          <table:table-cell office:value-type="float" office:value="0.0202712293806973" calcext:value-type="float">
            <text:p>0.0203</text:p>
          </table:table-cell>
          <table:table-cell office:value-type="float" office:value="0.85042625" calcext:value-type="float">
            <text:p>0.8504</text:p>
          </table:table-cell>
          <table:table-cell office:value-type="float" office:value="0.0234602844015963" calcext:value-type="float">
            <text:p>0.0235</text:p>
          </table:table-cell>
          <table:table-cell office:value-type="float" office:value="0.84869375" calcext:value-type="float">
            <text:p>0.8487</text:p>
          </table:table-cell>
          <table:table-cell office:value-type="float" office:value="0.0117348698733541" calcext:value-type="float">
            <text:p>0.0117</text:p>
          </table:table-cell>
          <table:table-cell office:value-type="float" office:value="0.8428475" calcext:value-type="float">
            <text:p>0.8428</text:p>
          </table:table-cell>
          <table:table-cell office:value-type="float" office:value="0.0278686266209815" calcext:value-type="float">
            <text:p>0.0279</text:p>
          </table:table-cell>
          <table:table-cell office:value-type="float" office:value="0.8528975" calcext:value-type="float">
            <text:p>0.8529</text:p>
          </table:table-cell>
          <table:table-cell office:value-type="float" office:value="0.0197143226653852" calcext:value-type="float">
            <text:p>0.0197</text:p>
          </table:table-cell>
          <table:table-cell office:value-type="float" office:value="0.84847875" calcext:value-type="float">
            <text:p>0.8485</text:p>
          </table:table-cell>
          <table:table-cell office:value-type="float" office:value="0.0245221572589728" calcext:value-type="float">
            <text:p>0.024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4423" calcext:value-type="float">
            <text:p>0.84423</text:p>
          </table:table-cell>
          <table:table-cell office:value-type="float" office:value="0.0192239553036446" calcext:value-type="float">
            <text:p>0.0192239553036446</text:p>
          </table:table-cell>
          <table:table-cell office:value-type="float" office:value="0.8399975" calcext:value-type="float">
            <text:p>0.8399975</text:p>
          </table:table-cell>
          <table:table-cell office:value-type="float" office:value="0.0264130500497527" calcext:value-type="float">
            <text:p>0.0264130500497527</text:p>
          </table:table-cell>
          <table:table-cell office:value-type="float" office:value="0.843195" calcext:value-type="float">
            <text:p>0.843195</text:p>
          </table:table-cell>
          <table:table-cell office:value-type="float" office:value="0.0134610487937396" calcext:value-type="float">
            <text:p>0.0134610487937396</text:p>
          </table:table-cell>
          <table:table-cell office:value-type="float" office:value="0.84747875" calcext:value-type="float">
            <text:p>0.84747875</text:p>
          </table:table-cell>
          <table:table-cell office:value-type="float" office:value="0.0223027623701799" calcext:value-type="float">
            <text:p>0.0223027623701799</text:p>
          </table:table-cell>
          <table:table-cell office:value-type="float" office:value="0.843305" calcext:value-type="float">
            <text:p>0.843305</text:p>
          </table:table-cell>
          <table:table-cell office:value-type="float" office:value="0.0116107648830172" calcext:value-type="float">
            <text:p>0.0116107648830172</text:p>
          </table:table-cell>
          <table:table-cell office:value-type="float" office:value="0.84582625" calcext:value-type="float">
            <text:p>0.84582625</text:p>
          </table:table-cell>
          <table:table-cell office:value-type="float" office:value="0.0228963836304666" calcext:value-type="float">
            <text:p>0.0228963836304666</text:p>
          </table:table-cell>
          <table:table-cell office:value-type="float" office:value="0.8448925" calcext:value-type="float">
            <text:p>0.8448925</text:p>
          </table:table-cell>
          <table:table-cell office:value-type="float" office:value="0.020698512055522" calcext:value-type="float">
            <text:p>0.0207</text:p>
          </table:table-cell>
          <table:table-cell office:value-type="float" office:value="0.8452925" calcext:value-type="float">
            <text:p>0.8453</text:p>
          </table:table-cell>
          <table:table-cell office:value-type="float" office:value="0.0226925497381449" calcext:value-type="float">
            <text:p>0.0227</text:p>
          </table:table-cell>
          <table:table-cell office:value-type="float" office:value="0.84511625" calcext:value-type="float">
            <text:p>0.8451</text:p>
          </table:table-cell>
          <table:table-cell office:value-type="float" office:value="0.0242284719325476" calcext:value-type="float">
            <text:p>0.0242</text:p>
          </table:table-cell>
          <table:table-cell office:value-type="float" office:value="0.84835625" calcext:value-type="float">
            <text:p>0.8484</text:p>
          </table:table-cell>
          <table:table-cell office:value-type="float" office:value="0.0234712522846041" calcext:value-type="float">
            <text:p>0.0235</text:p>
          </table:table-cell>
          <table:table-cell office:value-type="float" office:value="0.8471475" calcext:value-type="float">
            <text:p>0.8471</text:p>
          </table:table-cell>
          <table:table-cell office:value-type="float" office:value="0.0230488893735277" calcext:value-type="float">
            <text:p>0.0230</text:p>
          </table:table-cell>
          <table:table-cell office:value-type="float" office:value="0.8477225" calcext:value-type="float">
            <text:p>0.8477</text:p>
          </table:table-cell>
          <table:table-cell office:value-type="float" office:value="0.0221672655187512" calcext:value-type="float">
            <text:p>0.0222</text:p>
          </table:table-cell>
          <table:table-cell office:value-type="float" office:value="0.84508875" calcext:value-type="float">
            <text:p>0.8451</text:p>
          </table:table-cell>
          <table:table-cell office:value-type="float" office:value="0.0126751884996201" calcext:value-type="float">
            <text:p>0.0127</text:p>
          </table:table-cell>
          <table:table-cell office:value-type="float" office:value="0.84710125" calcext:value-type="float">
            <text:p>0.8471</text:p>
          </table:table-cell>
          <table:table-cell office:value-type="float" office:value="0.0236739287689023" calcext:value-type="float">
            <text:p>0.0237</text:p>
          </table:table-cell>
          <table:table-cell office:value-type="float" office:value="0.84566625" calcext:value-type="float">
            <text:p>0.8457</text:p>
          </table:table-cell>
          <table:table-cell office:value-type="float" office:value="0.0217061955541255" calcext:value-type="float">
            <text:p>0.0217</text:p>
          </table:table-cell>
          <table:table-cell office:value-type="float" office:value="0.8447225" calcext:value-type="float">
            <text:p>0.8447</text:p>
          </table:table-cell>
          <table:table-cell office:value-type="float" office:value="0.025036067552929" calcext:value-type="float">
            <text:p>0.025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3988125" calcext:value-type="float">
            <text:p>0.83988125</text:p>
          </table:table-cell>
          <table:table-cell office:value-type="float" office:value="0.0177687404505997" calcext:value-type="float">
            <text:p>0.0177687404505997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0224237660821571" calcext:value-type="float">
            <text:p>0.0224237660821571</text:p>
          </table:table-cell>
          <table:table-cell office:value-type="float" office:value="0.845935" calcext:value-type="float">
            <text:p>0.845935</text:p>
          </table:table-cell>
          <table:table-cell office:value-type="float" office:value="0.0100230976555739" calcext:value-type="float">
            <text:p>0.0100230976555739</text:p>
          </table:table-cell>
          <table:table-cell office:value-type="float" office:value="0.846365" calcext:value-type="float">
            <text:p>0.846365</text:p>
          </table:table-cell>
          <table:table-cell office:value-type="float" office:value="0.018205197229793" calcext:value-type="float">
            <text:p>0.018205197229793</text:p>
          </table:table-cell>
          <table:table-cell office:value-type="float" office:value="0.84625875" calcext:value-type="float">
            <text:p>0.84625875</text:p>
          </table:table-cell>
          <table:table-cell office:value-type="float" office:value="0.011457999723914" calcext:value-type="float">
            <text:p>0.011457999723914</text:p>
          </table:table-cell>
          <table:table-cell office:value-type="float" office:value="0.8440025" calcext:value-type="float">
            <text:p>0.8440025</text:p>
          </table:table-cell>
          <table:table-cell office:value-type="float" office:value="0.0228129865358064" calcext:value-type="float">
            <text:p>0.0228129865358064</text:p>
          </table:table-cell>
          <table:table-cell office:value-type="float" office:value="0.85069375" calcext:value-type="float">
            <text:p>0.85069375</text:p>
          </table:table-cell>
          <table:table-cell office:value-type="float" office:value="0.0217447037994466" calcext:value-type="float">
            <text:p>0.0217</text:p>
          </table:table-cell>
          <table:table-cell office:value-type="float" office:value="0.84953875" calcext:value-type="float">
            <text:p>0.8495</text:p>
          </table:table-cell>
          <table:table-cell office:value-type="float" office:value="0.0227584630566153" calcext:value-type="float">
            <text:p>0.0228</text:p>
          </table:table-cell>
          <table:table-cell office:value-type="float" office:value="0.84901375" calcext:value-type="float">
            <text:p>0.8490</text:p>
          </table:table-cell>
          <table:table-cell office:value-type="float" office:value="0.0220248870941096" calcext:value-type="float">
            <text:p>0.0220</text:p>
          </table:table-cell>
          <table:table-cell office:value-type="float" office:value="0.84170125" calcext:value-type="float">
            <text:p>0.8417</text:p>
          </table:table-cell>
          <table:table-cell office:value-type="float" office:value="0.0215855616671082" calcext:value-type="float">
            <text:p>0.0216</text:p>
          </table:table-cell>
          <table:table-cell office:value-type="float" office:value="0.84838" calcext:value-type="float">
            <text:p>0.8484</text:p>
          </table:table-cell>
          <table:table-cell office:value-type="float" office:value="0.02090190018808" calcext:value-type="float">
            <text:p>0.0209</text:p>
          </table:table-cell>
          <table:table-cell office:value-type="float" office:value="0.8481525" calcext:value-type="float">
            <text:p>0.8482</text:p>
          </table:table-cell>
          <table:table-cell office:value-type="float" office:value="0.0184585564613312" calcext:value-type="float">
            <text:p>0.0185</text:p>
          </table:table-cell>
          <table:table-cell office:value-type="float" office:value="0.84679375" calcext:value-type="float">
            <text:p>0.8468</text:p>
          </table:table-cell>
          <table:table-cell office:value-type="float" office:value="0.0102751133788441" calcext:value-type="float">
            <text:p>0.0103</text:p>
          </table:table-cell>
          <table:table-cell office:value-type="float" office:value="0.8380875" calcext:value-type="float">
            <text:p>0.8381</text:p>
          </table:table-cell>
          <table:table-cell office:value-type="float" office:value="0.0226994916787984" calcext:value-type="float">
            <text:p>0.0227</text:p>
          </table:table-cell>
          <table:table-cell office:value-type="float" office:value="0.84857875" calcext:value-type="float">
            <text:p>0.8486</text:p>
          </table:table-cell>
          <table:table-cell office:value-type="float" office:value="0.0220478257023416" calcext:value-type="float">
            <text:p>0.0220</text:p>
          </table:table-cell>
          <table:table-cell office:value-type="float" office:value="0.84779625" calcext:value-type="float">
            <text:p>0.8478</text:p>
          </table:table-cell>
          <table:table-cell office:value-type="float" office:value="0.0220358339464014" calcext:value-type="float">
            <text:p>0.0220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584275" calcext:value-type="float">
            <text:p>0.8584275</text:p>
          </table:table-cell>
          <table:table-cell office:value-type="float" office:value="0.0176082456095924" calcext:value-type="float">
            <text:p>0.0176082456095924</text:p>
          </table:table-cell>
          <table:table-cell office:value-type="float" office:value="0.83224" calcext:value-type="float">
            <text:p>0.83224</text:p>
          </table:table-cell>
          <table:table-cell office:value-type="float" office:value="0.0215369350719016" calcext:value-type="float">
            <text:p>0.0215369350719016</text:p>
          </table:table-cell>
          <table:table-cell office:value-type="float" office:value="0.85313875" calcext:value-type="float">
            <text:p>0.85313875</text:p>
          </table:table-cell>
          <table:table-cell office:value-type="float" office:value="0.0116451739217916" calcext:value-type="float">
            <text:p>0.0116451739217916</text:p>
          </table:table-cell>
          <table:table-cell office:value-type="float" office:value="0.8591325" calcext:value-type="float">
            <text:p>0.8591325</text:p>
          </table:table-cell>
          <table:table-cell office:value-type="float" office:value="0.0217554765110842" calcext:value-type="float">
            <text:p>0.0217554765110842</text:p>
          </table:table-cell>
          <table:table-cell office:value-type="float" office:value="0.85484875" calcext:value-type="float">
            <text:p>0.85484875</text:p>
          </table:table-cell>
          <table:table-cell office:value-type="float" office:value="0.0126292186881785" calcext:value-type="float">
            <text:p>0.0126292186881785</text:p>
          </table:table-cell>
          <table:table-cell office:value-type="float" office:value="0.85372625" calcext:value-type="float">
            <text:p>0.85372625</text:p>
          </table:table-cell>
          <table:table-cell office:value-type="float" office:value="0.020669686109328" calcext:value-type="float">
            <text:p>0.020669686109328</text:p>
          </table:table-cell>
          <table:table-cell office:value-type="float" office:value="0.8522475" calcext:value-type="float">
            <text:p>0.8522475</text:p>
          </table:table-cell>
          <table:table-cell office:value-type="float" office:value="0.020138835750291" calcext:value-type="float">
            <text:p>0.0201</text:p>
          </table:table-cell>
          <table:table-cell office:value-type="float" office:value="0.8527275" calcext:value-type="float">
            <text:p>0.8527</text:p>
          </table:table-cell>
          <table:table-cell office:value-type="float" office:value="0.0218032869012543" calcext:value-type="float">
            <text:p>0.0218</text:p>
          </table:table-cell>
          <table:table-cell office:value-type="float" office:value="0.8517175" calcext:value-type="float">
            <text:p>0.8517</text:p>
          </table:table-cell>
          <table:table-cell office:value-type="float" office:value="0.0210516833084752" calcext:value-type="float">
            <text:p>0.0211</text:p>
          </table:table-cell>
          <table:table-cell office:value-type="float" office:value="0.849325" calcext:value-type="float">
            <text:p>0.8493</text:p>
          </table:table-cell>
          <table:table-cell office:value-type="float" office:value="0.0218869186138051" calcext:value-type="float">
            <text:p>0.0219</text:p>
          </table:table-cell>
          <table:table-cell office:value-type="float" office:value="0.8519125" calcext:value-type="float">
            <text:p>0.8519</text:p>
          </table:table-cell>
          <table:table-cell office:value-type="float" office:value="0.0210187182140365" calcext:value-type="float">
            <text:p>0.0210</text:p>
          </table:table-cell>
          <table:table-cell office:value-type="float" office:value="0.85341375" calcext:value-type="float">
            <text:p>0.8534</text:p>
          </table:table-cell>
          <table:table-cell office:value-type="float" office:value="0.0193972249573342" calcext:value-type="float">
            <text:p>0.0194</text:p>
          </table:table-cell>
          <table:table-cell office:value-type="float" office:value="0.8511975" calcext:value-type="float">
            <text:p>0.8512</text:p>
          </table:table-cell>
          <table:table-cell office:value-type="float" office:value="0.0117168159636534" calcext:value-type="float">
            <text:p>0.0117</text:p>
          </table:table-cell>
          <table:table-cell office:value-type="float" office:value="0.84740625" calcext:value-type="float">
            <text:p>0.8474</text:p>
          </table:table-cell>
          <table:table-cell office:value-type="float" office:value="0.0237912416602553" calcext:value-type="float">
            <text:p>0.0238</text:p>
          </table:table-cell>
          <table:table-cell office:value-type="float" office:value="0.8516125" calcext:value-type="float">
            <text:p>0.8516</text:p>
          </table:table-cell>
          <table:table-cell office:value-type="float" office:value="0.0225708390969929" calcext:value-type="float">
            <text:p>0.0226</text:p>
          </table:table-cell>
          <table:table-cell office:value-type="float" office:value="0.851195" calcext:value-type="float">
            <text:p>0.8512</text:p>
          </table:table-cell>
          <table:table-cell office:value-type="float" office:value="0.0229760890821868" calcext:value-type="float">
            <text:p>0.0230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58975" calcext:value-type="float">
            <text:p>0.858975</text:p>
          </table:table-cell>
          <table:table-cell office:value-type="float" office:value="0.016473124509215" calcext:value-type="float">
            <text:p>0.016473124509215</text:p>
          </table:table-cell>
          <table:table-cell office:value-type="float" office:value="0.8350225" calcext:value-type="float">
            <text:p>0.8350225</text:p>
          </table:table-cell>
          <table:table-cell office:value-type="float" office:value="0.0219343190416927" calcext:value-type="float">
            <text:p>0.0219343190416927</text:p>
          </table:table-cell>
          <table:table-cell office:value-type="float" office:value="0.8534575" calcext:value-type="float">
            <text:p>0.8534575</text:p>
          </table:table-cell>
          <table:table-cell office:value-type="float" office:value="0.00977997028388396" calcext:value-type="float">
            <text:p>0.00977997028388396</text:p>
          </table:table-cell>
          <table:table-cell office:value-type="float" office:value="0.8543675" calcext:value-type="float">
            <text:p>0.8543675</text:p>
          </table:table-cell>
          <table:table-cell office:value-type="float" office:value="0.0192341361216182" calcext:value-type="float">
            <text:p>0.0192341361216182</text:p>
          </table:table-cell>
          <table:table-cell office:value-type="float" office:value="0.84947" calcext:value-type="float">
            <text:p>0.84947</text:p>
          </table:table-cell>
          <table:table-cell office:value-type="float" office:value="0.00993235130703888" calcext:value-type="float">
            <text:p>0.00993235130703888</text:p>
          </table:table-cell>
          <table:table-cell office:value-type="float" office:value="0.85102125" calcext:value-type="float">
            <text:p>0.85102125</text:p>
          </table:table-cell>
          <table:table-cell office:value-type="float" office:value="0.0197257147383787" calcext:value-type="float">
            <text:p>0.0197257147383787</text:p>
          </table:table-cell>
          <table:table-cell office:value-type="float" office:value="0.8533725" calcext:value-type="float">
            <text:p>0.8533725</text:p>
          </table:table-cell>
          <table:table-cell office:value-type="float" office:value="0.0184442057106789" calcext:value-type="float">
            <text:p>0.0184</text:p>
          </table:table-cell>
          <table:table-cell office:value-type="float" office:value="0.85394875" calcext:value-type="float">
            <text:p>0.8539</text:p>
          </table:table-cell>
          <table:table-cell office:value-type="float" office:value="0.0202135710673269" calcext:value-type="float">
            <text:p>0.0202</text:p>
          </table:table-cell>
          <table:table-cell office:value-type="float" office:value="0.84983" calcext:value-type="float">
            <text:p>0.8498</text:p>
          </table:table-cell>
          <table:table-cell office:value-type="float" office:value="0.0219731671194356" calcext:value-type="float">
            <text:p>0.0220</text:p>
          </table:table-cell>
          <table:table-cell office:value-type="float" office:value="0.84686" calcext:value-type="float">
            <text:p>0.8469</text:p>
          </table:table-cell>
          <table:table-cell office:value-type="float" office:value="0.0237769468928861" calcext:value-type="float">
            <text:p>0.0238</text:p>
          </table:table-cell>
          <table:table-cell office:value-type="float" office:value="0.851535" calcext:value-type="float">
            <text:p>0.8515</text:p>
          </table:table-cell>
          <table:table-cell office:value-type="float" office:value="0.019647702972084" calcext:value-type="float">
            <text:p>0.0196</text:p>
          </table:table-cell>
          <table:table-cell office:value-type="float" office:value="0.8513875" calcext:value-type="float">
            <text:p>0.8514</text:p>
          </table:table-cell>
          <table:table-cell office:value-type="float" office:value="0.0227232225830215" calcext:value-type="float">
            <text:p>0.0227</text:p>
          </table:table-cell>
          <table:table-cell office:value-type="float" office:value="0.849405" calcext:value-type="float">
            <text:p>0.8494</text:p>
          </table:table-cell>
          <table:table-cell office:value-type="float" office:value="0.0102773965142798" calcext:value-type="float">
            <text:p>0.0103</text:p>
          </table:table-cell>
          <table:table-cell office:value-type="float" office:value="0.84417125" calcext:value-type="float">
            <text:p>0.8442</text:p>
          </table:table-cell>
          <table:table-cell office:value-type="float" office:value="0.0215107259141121" calcext:value-type="float">
            <text:p>0.0215</text:p>
          </table:table-cell>
          <table:table-cell office:value-type="float" office:value="0.84902875" calcext:value-type="float">
            <text:p>0.8490</text:p>
          </table:table-cell>
          <table:table-cell office:value-type="float" office:value="0.0203367971117067" calcext:value-type="float">
            <text:p>0.0203</text:p>
          </table:table-cell>
          <table:table-cell office:value-type="float" office:value="0.849145" calcext:value-type="float">
            <text:p>0.8491</text:p>
          </table:table-cell>
          <table:table-cell office:value-type="float" office:value="0.0219974989545144" calcext:value-type="float">
            <text:p>0.022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599925" calcext:value-type="float">
            <text:p>0.8599925</text:p>
          </table:table-cell>
          <table:table-cell office:value-type="float" office:value="0.0175127036212746" calcext:value-type="float">
            <text:p>0.0175127036212746</text:p>
          </table:table-cell>
          <table:table-cell office:value-type="float" office:value="0.8335525" calcext:value-type="float">
            <text:p>0.8335525</text:p>
          </table:table-cell>
          <table:table-cell office:value-type="float" office:value="0.0230740504382182" calcext:value-type="float">
            <text:p>0.0230740504382182</text:p>
          </table:table-cell>
          <table:table-cell office:value-type="float" office:value="0.8465175" calcext:value-type="float">
            <text:p>0.8465175</text:p>
          </table:table-cell>
          <table:table-cell office:value-type="float" office:value="0.0111773091503775" calcext:value-type="float">
            <text:p>0.0111773091503775</text:p>
          </table:table-cell>
          <table:table-cell office:value-type="float" office:value="0.85179" calcext:value-type="float">
            <text:p>0.85179</text:p>
          </table:table-cell>
          <table:table-cell office:value-type="float" office:value="0.0230829964446201" calcext:value-type="float">
            <text:p>0.0230829964446201</text:p>
          </table:table-cell>
          <table:table-cell office:value-type="float" office:value="0.8456375" calcext:value-type="float">
            <text:p>0.8456375</text:p>
          </table:table-cell>
          <table:table-cell office:value-type="float" office:value="0.00905177074616023" calcext:value-type="float">
            <text:p>0.00905177074616023</text:p>
          </table:table-cell>
          <table:table-cell office:value-type="float" office:value="0.84811875" calcext:value-type="float">
            <text:p>0.84811875</text:p>
          </table:table-cell>
          <table:table-cell office:value-type="float" office:value="0.0224438387404971" calcext:value-type="float">
            <text:p>0.0224438387404971</text:p>
          </table:table-cell>
          <table:table-cell office:value-type="float" office:value="0.85096125" calcext:value-type="float">
            <text:p>0.85096125</text:p>
          </table:table-cell>
          <table:table-cell office:value-type="float" office:value="0.0207288377833752" calcext:value-type="float">
            <text:p>0.0207</text:p>
          </table:table-cell>
          <table:table-cell office:value-type="float" office:value="0.85066875" calcext:value-type="float">
            <text:p>0.8507</text:p>
          </table:table-cell>
          <table:table-cell office:value-type="float" office:value="0.0234216350742563" calcext:value-type="float">
            <text:p>0.0234</text:p>
          </table:table-cell>
          <table:table-cell office:value-type="float" office:value="0.84799375" calcext:value-type="float">
            <text:p>0.8480</text:p>
          </table:table-cell>
          <table:table-cell office:value-type="float" office:value="0.0226023458594207" calcext:value-type="float">
            <text:p>0.0226</text:p>
          </table:table-cell>
          <table:table-cell office:value-type="float" office:value="0.84491875" calcext:value-type="float">
            <text:p>0.8449</text:p>
          </table:table-cell>
          <table:table-cell office:value-type="float" office:value="0.02326303761497" calcext:value-type="float">
            <text:p>0.0233</text:p>
          </table:table-cell>
          <table:table-cell office:value-type="float" office:value="0.8505475" calcext:value-type="float">
            <text:p>0.8505</text:p>
          </table:table-cell>
          <table:table-cell office:value-type="float" office:value="0.0209807963112439" calcext:value-type="float">
            <text:p>0.0210</text:p>
          </table:table-cell>
          <table:table-cell office:value-type="float" office:value="0.84896875" calcext:value-type="float">
            <text:p>0.8490</text:p>
          </table:table-cell>
          <table:table-cell office:value-type="float" office:value="0.0205272786623104" calcext:value-type="float">
            <text:p>0.0205</text:p>
          </table:table-cell>
          <table:table-cell office:value-type="float" office:value="0.84336625" calcext:value-type="float">
            <text:p>0.8434</text:p>
          </table:table-cell>
          <table:table-cell office:value-type="float" office:value="0.0146749714688902" calcext:value-type="float">
            <text:p>0.0147</text:p>
          </table:table-cell>
          <table:table-cell office:value-type="float" office:value="0.84494" calcext:value-type="float">
            <text:p>0.8449</text:p>
          </table:table-cell>
          <table:table-cell office:value-type="float" office:value="0.0228729175009831" calcext:value-type="float">
            <text:p>0.0229</text:p>
          </table:table-cell>
          <table:table-cell office:value-type="float" office:value="0.848005" calcext:value-type="float">
            <text:p>0.8480</text:p>
          </table:table-cell>
          <table:table-cell office:value-type="float" office:value="0.0224887145639337" calcext:value-type="float">
            <text:p>0.0225</text:p>
          </table:table-cell>
          <table:table-cell office:value-type="float" office:value="0.84788875" calcext:value-type="float">
            <text:p>0.8479</text:p>
          </table:table-cell>
          <table:table-cell office:value-type="float" office:value="0.0243124974186751" calcext:value-type="float">
            <text:p>0.024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4859375" calcext:value-type="float">
            <text:p>0.84859375</text:p>
          </table:table-cell>
          <table:table-cell office:value-type="float" office:value="0.0207299014514831" calcext:value-type="float">
            <text:p>0.0207299014514831</text:p>
          </table:table-cell>
          <table:table-cell office:value-type="float" office:value="0.8409425" calcext:value-type="float">
            <text:p>0.8409425</text:p>
          </table:table-cell>
          <table:table-cell office:value-type="float" office:value="0.0233061347691848" calcext:value-type="float">
            <text:p>0.0233061347691848</text:p>
          </table:table-cell>
          <table:table-cell office:value-type="float" office:value="0.84345875" calcext:value-type="float">
            <text:p>0.84345875</text:p>
          </table:table-cell>
          <table:table-cell office:value-type="float" office:value="0.0118866351153972" calcext:value-type="float">
            <text:p>0.0118866351153972</text:p>
          </table:table-cell>
          <table:table-cell office:value-type="float" office:value="0.85087375" calcext:value-type="float">
            <text:p>0.85087375</text:p>
          </table:table-cell>
          <table:table-cell office:value-type="float" office:value="0.0222512032741995" calcext:value-type="float">
            <text:p>0.0222512032741995</text:p>
          </table:table-cell>
          <table:table-cell office:value-type="float" office:value="0.8444475" calcext:value-type="float">
            <text:p>0.8444475</text:p>
          </table:table-cell>
          <table:table-cell office:value-type="float" office:value="0.0105833157984148" calcext:value-type="float">
            <text:p>0.0105833157984148</text:p>
          </table:table-cell>
          <table:table-cell office:value-type="float" office:value="0.85017" calcext:value-type="float">
            <text:p>0.85017</text:p>
          </table:table-cell>
          <table:table-cell office:value-type="float" office:value="0.0216392777341966" calcext:value-type="float">
            <text:p>0.0216392777341966</text:p>
          </table:table-cell>
          <table:table-cell office:value-type="float" office:value="0.843885" calcext:value-type="float">
            <text:p>0.843885</text:p>
          </table:table-cell>
          <table:table-cell office:value-type="float" office:value="0.0221344855176635" calcext:value-type="float">
            <text:p>0.0221</text:p>
          </table:table-cell>
          <table:table-cell office:value-type="float" office:value="0.848305" calcext:value-type="float">
            <text:p>0.8483</text:p>
          </table:table-cell>
          <table:table-cell office:value-type="float" office:value="0.0216318905055779" calcext:value-type="float">
            <text:p>0.0216</text:p>
          </table:table-cell>
          <table:table-cell office:value-type="float" office:value="0.84764875" calcext:value-type="float">
            <text:p>0.8476</text:p>
          </table:table-cell>
          <table:table-cell office:value-type="float" office:value="0.0220939348623004" calcext:value-type="float">
            <text:p>0.0221</text:p>
          </table:table-cell>
          <table:table-cell office:value-type="float" office:value="0.84858875" calcext:value-type="float">
            <text:p>0.8486</text:p>
          </table:table-cell>
          <table:table-cell office:value-type="float" office:value="0.02324186334235" calcext:value-type="float">
            <text:p>0.0232</text:p>
          </table:table-cell>
          <table:table-cell office:value-type="float" office:value="0.8454125" calcext:value-type="float">
            <text:p>0.8454</text:p>
          </table:table-cell>
          <table:table-cell office:value-type="float" office:value="0.0246701033261883" calcext:value-type="float">
            <text:p>0.0247</text:p>
          </table:table-cell>
          <table:table-cell office:value-type="float" office:value="0.84690125" calcext:value-type="float">
            <text:p>0.8469</text:p>
          </table:table-cell>
          <table:table-cell office:value-type="float" office:value="0.0237353994989068" calcext:value-type="float">
            <text:p>0.0237</text:p>
          </table:table-cell>
          <table:table-cell office:value-type="float" office:value="0.8420725" calcext:value-type="float">
            <text:p>0.8421</text:p>
          </table:table-cell>
          <table:table-cell office:value-type="float" office:value="0.010330091004516" calcext:value-type="float">
            <text:p>0.0103</text:p>
          </table:table-cell>
          <table:table-cell office:value-type="float" office:value="0.8487275" calcext:value-type="float">
            <text:p>0.8487</text:p>
          </table:table-cell>
          <table:table-cell office:value-type="float" office:value="0.0228519970559053" calcext:value-type="float">
            <text:p>0.0229</text:p>
          </table:table-cell>
          <table:table-cell office:value-type="float" office:value="0.84742375" calcext:value-type="float">
            <text:p>0.8474</text:p>
          </table:table-cell>
          <table:table-cell office:value-type="float" office:value="0.0247819068278466" calcext:value-type="float">
            <text:p>0.0248</text:p>
          </table:table-cell>
          <table:table-cell office:value-type="float" office:value="0.84743125" calcext:value-type="float">
            <text:p>0.8474</text:p>
          </table:table-cell>
          <table:table-cell office:value-type="float" office:value="0.0226527985837818" calcext:value-type="float">
            <text:p>0.022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8275" calcext:value-type="float">
            <text:p>0.88275</text:p>
          </table:table-cell>
          <table:table-cell office:value-type="float" office:value="0.0271071224382934" calcext:value-type="float">
            <text:p>0.0271071224382934</text:p>
          </table:table-cell>
          <table:table-cell office:value-type="float" office:value="0.884871666666667" calcext:value-type="float">
            <text:p>0.884871666666667</text:p>
          </table:table-cell>
          <table:table-cell office:value-type="float" office:value="0.0244110394836333" calcext:value-type="float">
            <text:p>0.0244110394836333</text:p>
          </table:table-cell>
          <table:table-cell office:value-type="float" office:value="0.886065" calcext:value-type="float">
            <text:p>0.886065</text:p>
          </table:table-cell>
          <table:table-cell office:value-type="float" office:value="0.0223877990809983" calcext:value-type="float">
            <text:p>0.0223877990809983</text:p>
          </table:table-cell>
          <table:table-cell office:value-type="float" office:value="0.883563333333333" calcext:value-type="float">
            <text:p>0.883563333333333</text:p>
          </table:table-cell>
          <table:table-cell office:value-type="float" office:value="0.0249176880349955" calcext:value-type="float">
            <text:p>0.0249176880349955</text:p>
          </table:table-cell>
          <table:table-cell office:value-type="float" office:value="0.88587" calcext:value-type="float">
            <text:p>0.88587</text:p>
          </table:table-cell>
          <table:table-cell office:value-type="float" office:value="0.0156405584031128" calcext:value-type="float">
            <text:p>0.0156405584031128</text:p>
          </table:table-cell>
          <table:table-cell office:value-type="float" office:value="0.88438" calcext:value-type="float">
            <text:p>0.88438</text:p>
          </table:table-cell>
          <table:table-cell office:value-type="float" office:value="0.0262402294486471" calcext:value-type="float">
            <text:p>0.0262402294486471</text:p>
          </table:table-cell>
          <table:table-cell office:value-type="float" office:value="0.884396666666667" calcext:value-type="float">
            <text:p>0.884396666666667</text:p>
          </table:table-cell>
          <table:table-cell office:value-type="float" office:value="0.0242456375825223" calcext:value-type="float">
            <text:p>0.0242</text:p>
          </table:table-cell>
          <table:table-cell office:value-type="float" office:value="0.884876666666667" calcext:value-type="float">
            <text:p>0.8849</text:p>
          </table:table-cell>
          <table:table-cell office:value-type="float" office:value="0.0232820807181662" calcext:value-type="float">
            <text:p>0.0233</text:p>
          </table:table-cell>
          <table:table-cell office:value-type="float" office:value="0.883398333333333" calcext:value-type="float">
            <text:p>0.8834</text:p>
          </table:table-cell>
          <table:table-cell office:value-type="float" office:value="0.0246168733114378" calcext:value-type="float">
            <text:p>0.0246</text:p>
          </table:table-cell>
          <table:table-cell office:value-type="float" office:value="0.88123" calcext:value-type="float">
            <text:p>0.8812</text:p>
          </table:table-cell>
          <table:table-cell office:value-type="float" office:value="0.0253157309126894" calcext:value-type="float">
            <text:p>0.0253</text:p>
          </table:table-cell>
          <table:table-cell office:value-type="float" office:value="0.883741666666667" calcext:value-type="float">
            <text:p>0.8837</text:p>
          </table:table-cell>
          <table:table-cell office:value-type="float" office:value="0.0227991874505586" calcext:value-type="float">
            <text:p>0.0228</text:p>
          </table:table-cell>
          <table:table-cell office:value-type="float" office:value="0.883358333333333" calcext:value-type="float">
            <text:p>0.8834</text:p>
          </table:table-cell>
          <table:table-cell office:value-type="float" office:value="0.0257448784922177" calcext:value-type="float">
            <text:p>0.0257</text:p>
          </table:table-cell>
          <table:table-cell office:value-type="float" office:value="0.883383333333333" calcext:value-type="float">
            <text:p>0.8834</text:p>
          </table:table-cell>
          <table:table-cell office:value-type="float" office:value="0.0255858708981294" calcext:value-type="float">
            <text:p>0.0256</text:p>
          </table:table-cell>
          <table:table-cell office:value-type="float" office:value="0.883418333333333" calcext:value-type="float">
            <text:p>0.8834</text:p>
          </table:table-cell>
          <table:table-cell office:value-type="float" office:value="0.024223621277656" calcext:value-type="float">
            <text:p>0.0242</text:p>
          </table:table-cell>
          <table:table-cell office:value-type="float" office:value="0.883445" calcext:value-type="float">
            <text:p>0.8834</text:p>
          </table:table-cell>
          <table:table-cell office:value-type="float" office:value="0.0244686614341131" calcext:value-type="float">
            <text:p>0.0245</text:p>
          </table:table-cell>
          <table:table-cell office:value-type="float" office:value="0.88241" calcext:value-type="float">
            <text:p>0.8824</text:p>
          </table:table-cell>
          <table:table-cell office:value-type="float" office:value="0.0259069743708053" calcext:value-type="float">
            <text:p>0.0259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96186666666667" calcext:value-type="float">
            <text:p>0.896186666666667</text:p>
          </table:table-cell>
          <table:table-cell office:value-type="float" office:value="0.0258422793540267" calcext:value-type="float">
            <text:p>0.0258422793540267</text:p>
          </table:table-cell>
          <table:table-cell office:value-type="float" office:value="0.872988333333333" calcext:value-type="float">
            <text:p>0.872988333333333</text:p>
          </table:table-cell>
          <table:table-cell office:value-type="float" office:value="0.0274519812595926" calcext:value-type="float">
            <text:p>0.0274519812595926</text:p>
          </table:table-cell>
          <table:table-cell office:value-type="float" office:value="0.892211666666667" calcext:value-type="float">
            <text:p>0.892211666666667</text:p>
          </table:table-cell>
          <table:table-cell office:value-type="float" office:value="0.023882295963105" calcext:value-type="float">
            <text:p>0.023882295963105</text:p>
          </table:table-cell>
          <table:table-cell office:value-type="float" office:value="0.891023333333333" calcext:value-type="float">
            <text:p>0.891023333333333</text:p>
          </table:table-cell>
          <table:table-cell office:value-type="float" office:value="0.0272570757129473" calcext:value-type="float">
            <text:p>0.0272570757129473</text:p>
          </table:table-cell>
          <table:table-cell office:value-type="float" office:value="0.891805" calcext:value-type="float">
            <text:p>0.891805</text:p>
          </table:table-cell>
          <table:table-cell office:value-type="float" office:value="0.0148246808035788" calcext:value-type="float">
            <text:p>0.0148246808035788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0.026185762320275" calcext:value-type="float">
            <text:p>0.026185762320275</text:p>
          </table:table-cell>
          <table:table-cell office:value-type="float" office:value="0.889305" calcext:value-type="float">
            <text:p>0.889305</text:p>
          </table:table-cell>
          <table:table-cell office:value-type="float" office:value="0.0249578191658579" calcext:value-type="float">
            <text:p>0.0250</text:p>
          </table:table-cell>
          <table:table-cell office:value-type="float" office:value="0.889378333333333" calcext:value-type="float">
            <text:p>0.8894</text:p>
          </table:table-cell>
          <table:table-cell office:value-type="float" office:value="0.0247044335290628" calcext:value-type="float">
            <text:p>0.0247</text:p>
          </table:table-cell>
          <table:table-cell office:value-type="float" office:value="0.887013333333333" calcext:value-type="float">
            <text:p>0.8870</text:p>
          </table:table-cell>
          <table:table-cell office:value-type="float" office:value="0.0229783039696012" calcext:value-type="float">
            <text:p>0.0230</text:p>
          </table:table-cell>
          <table:table-cell office:value-type="float" office:value="0.88464" calcext:value-type="float">
            <text:p>0.8846</text:p>
          </table:table-cell>
          <table:table-cell office:value-type="float" office:value="0.0248729470997068" calcext:value-type="float">
            <text:p>0.0249</text:p>
          </table:table-cell>
          <table:table-cell office:value-type="float" office:value="0.88662" calcext:value-type="float">
            <text:p>0.8866</text:p>
          </table:table-cell>
          <table:table-cell office:value-type="float" office:value="0.024934895395816" calcext:value-type="float">
            <text:p>0.0249</text:p>
          </table:table-cell>
          <table:table-cell office:value-type="float" office:value="0.886128333333333" calcext:value-type="float">
            <text:p>0.8861</text:p>
          </table:table-cell>
          <table:table-cell office:value-type="float" office:value="0.0254819750792899" calcext:value-type="float">
            <text:p>0.0255</text:p>
          </table:table-cell>
          <table:table-cell office:value-type="float" office:value="0.887648333333333" calcext:value-type="float">
            <text:p>0.8876</text:p>
          </table:table-cell>
          <table:table-cell office:value-type="float" office:value="0.0240773005786427" calcext:value-type="float">
            <text:p>0.0241</text:p>
          </table:table-cell>
          <table:table-cell office:value-type="float" office:value="0.885103333333333" calcext:value-type="float">
            <text:p>0.8851</text:p>
          </table:table-cell>
          <table:table-cell office:value-type="float" office:value="0.0252339391427937" calcext:value-type="float">
            <text:p>0.0252</text:p>
          </table:table-cell>
          <table:table-cell office:value-type="float" office:value="0.887478333333333" calcext:value-type="float">
            <text:p>0.8875</text:p>
          </table:table-cell>
          <table:table-cell office:value-type="float" office:value="0.02420097962683" calcext:value-type="float">
            <text:p>0.0242</text:p>
          </table:table-cell>
          <table:table-cell office:value-type="float" office:value="0.88606" calcext:value-type="float">
            <text:p>0.8861</text:p>
          </table:table-cell>
          <table:table-cell office:value-type="float" office:value="0.0249498131282272" calcext:value-type="float">
            <text:p>0.0249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9843" calcext:value-type="float">
            <text:p>0.89843</text:p>
          </table:table-cell>
          <table:table-cell office:value-type="float" office:value="0.0265209193786118" calcext:value-type="float">
            <text:p>0.0265209193786118</text:p>
          </table:table-cell>
          <table:table-cell office:value-type="float" office:value="0.872975" calcext:value-type="float">
            <text:p>0.872975</text:p>
          </table:table-cell>
          <table:table-cell office:value-type="float" office:value="0.0240091069882657" calcext:value-type="float">
            <text:p>0.0240091069882657</text:p>
          </table:table-cell>
          <table:table-cell office:value-type="float" office:value="0.892625" calcext:value-type="float">
            <text:p>0.892625</text:p>
          </table:table-cell>
          <table:table-cell office:value-type="float" office:value="0.0249949219748166" calcext:value-type="float">
            <text:p>0.0249949219748166</text:p>
          </table:table-cell>
          <table:table-cell office:value-type="float" office:value="0.893051666666667" calcext:value-type="float">
            <text:p>0.893051666666667</text:p>
          </table:table-cell>
          <table:table-cell office:value-type="float" office:value="0.0250918835071522" calcext:value-type="float">
            <text:p>0.0250918835071522</text:p>
          </table:table-cell>
          <table:table-cell office:value-type="float" office:value="0.89324" calcext:value-type="float">
            <text:p>0.89324</text:p>
          </table:table-cell>
          <table:table-cell office:value-type="float" office:value="0.013169989622787" calcext:value-type="float">
            <text:p>0.013169989622787</text:p>
          </table:table-cell>
          <table:table-cell office:value-type="float" office:value="0.887811666666667" calcext:value-type="float">
            <text:p>0.887811666666667</text:p>
          </table:table-cell>
          <table:table-cell office:value-type="float" office:value="0.0266979867692773" calcext:value-type="float">
            <text:p>0.0266979867692773</text:p>
          </table:table-cell>
          <table:table-cell office:value-type="float" office:value="0.889088333333333" calcext:value-type="float">
            <text:p>0.889088333333333</text:p>
          </table:table-cell>
          <table:table-cell office:value-type="float" office:value="0.0245905058388923" calcext:value-type="float">
            <text:p>0.0246</text:p>
          </table:table-cell>
          <table:table-cell office:value-type="float" office:value="0.889348333333333" calcext:value-type="float">
            <text:p>0.8893</text:p>
          </table:table-cell>
          <table:table-cell office:value-type="float" office:value="0.0266481597603327" calcext:value-type="float">
            <text:p>0.0266</text:p>
          </table:table-cell>
          <table:table-cell office:value-type="float" office:value="0.888936666666667" calcext:value-type="float">
            <text:p>0.8889</text:p>
          </table:table-cell>
          <table:table-cell office:value-type="float" office:value="0.0232612673809739" calcext:value-type="float">
            <text:p>0.0233</text:p>
          </table:table-cell>
          <table:table-cell office:value-type="float" office:value="0.88793" calcext:value-type="float">
            <text:p>0.8879</text:p>
          </table:table-cell>
          <table:table-cell office:value-type="float" office:value="0.0225716918469312" calcext:value-type="float">
            <text:p>0.0226</text:p>
          </table:table-cell>
          <table:table-cell office:value-type="float" office:value="0.887906666666667" calcext:value-type="float">
            <text:p>0.8879</text:p>
          </table:table-cell>
          <table:table-cell office:value-type="float" office:value="0.0250724370968528" calcext:value-type="float">
            <text:p>0.0251</text:p>
          </table:table-cell>
          <table:table-cell office:value-type="float" office:value="0.887288333333333" calcext:value-type="float">
            <text:p>0.8873</text:p>
          </table:table-cell>
          <table:table-cell office:value-type="float" office:value="0.0224946484197167" calcext:value-type="float">
            <text:p>0.0225</text:p>
          </table:table-cell>
          <table:table-cell office:value-type="float" office:value="0.886976666666667" calcext:value-type="float">
            <text:p>0.8870</text:p>
          </table:table-cell>
          <table:table-cell office:value-type="float" office:value="0.0245693634163274" calcext:value-type="float">
            <text:p>0.0246</text:p>
          </table:table-cell>
          <table:table-cell office:value-type="float" office:value="0.885806666666667" calcext:value-type="float">
            <text:p>0.8858</text:p>
          </table:table-cell>
          <table:table-cell office:value-type="float" office:value="0.026497857577378" calcext:value-type="float">
            <text:p>0.0265</text:p>
          </table:table-cell>
          <table:table-cell office:value-type="float" office:value="0.88773" calcext:value-type="float">
            <text:p>0.8877</text:p>
          </table:table-cell>
          <table:table-cell office:value-type="float" office:value="0.0248849753317998" calcext:value-type="float">
            <text:p>0.0249</text:p>
          </table:table-cell>
          <table:table-cell office:value-type="float" office:value="0.888203333333333" calcext:value-type="float">
            <text:p>0.8882</text:p>
          </table:table-cell>
          <table:table-cell office:value-type="float" office:value="0.0252359655911286" calcext:value-type="float">
            <text:p>0.0252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96741666666667" calcext:value-type="float">
            <text:p>0.896741666666667</text:p>
          </table:table-cell>
          <table:table-cell office:value-type="float" office:value="0.021974814168214" calcext:value-type="float">
            <text:p>0.021974814168214</text:p>
          </table:table-cell>
          <table:table-cell office:value-type="float" office:value="0.86811" calcext:value-type="float">
            <text:p>0.86811</text:p>
          </table:table-cell>
          <table:table-cell office:value-type="float" office:value="0.0270631772521847" calcext:value-type="float">
            <text:p>0.0270631772521847</text:p>
          </table:table-cell>
          <table:table-cell office:value-type="float" office:value="0.892126666666667" calcext:value-type="float">
            <text:p>0.892126666666667</text:p>
          </table:table-cell>
          <table:table-cell office:value-type="float" office:value="0.0234396915516544" calcext:value-type="float">
            <text:p>0.0234396915516544</text:p>
          </table:table-cell>
          <table:table-cell office:value-type="float" office:value="0.892033333333333" calcext:value-type="float">
            <text:p>0.892033333333333</text:p>
          </table:table-cell>
          <table:table-cell office:value-type="float" office:value="0.0231317028103545" calcext:value-type="float">
            <text:p>0.0231317028103545</text:p>
          </table:table-cell>
          <table:table-cell office:value-type="float" office:value="0.890111666666667" calcext:value-type="float">
            <text:p>0.890111666666667</text:p>
          </table:table-cell>
          <table:table-cell office:value-type="float" office:value="0.0127727427892238" calcext:value-type="float">
            <text:p>0.0127727427892238</text:p>
          </table:table-cell>
          <table:table-cell office:value-type="float" office:value="0.887118333333333" calcext:value-type="float">
            <text:p>0.887118333333333</text:p>
          </table:table-cell>
          <table:table-cell office:value-type="float" office:value="0.0243937790542455" calcext:value-type="float">
            <text:p>0.0243937790542455</text:p>
          </table:table-cell>
          <table:table-cell office:value-type="float" office:value="0.889693333333333" calcext:value-type="float">
            <text:p>0.889693333333333</text:p>
          </table:table-cell>
          <table:table-cell office:value-type="float" office:value="0.0246629925429321" calcext:value-type="float">
            <text:p>0.0247</text:p>
          </table:table-cell>
          <table:table-cell office:value-type="float" office:value="0.889645" calcext:value-type="float">
            <text:p>0.8896</text:p>
          </table:table-cell>
          <table:table-cell office:value-type="float" office:value="0.023759972912802" calcext:value-type="float">
            <text:p>0.0238</text:p>
          </table:table-cell>
          <table:table-cell office:value-type="float" office:value="0.886903333333333" calcext:value-type="float">
            <text:p>0.8869</text:p>
          </table:table-cell>
          <table:table-cell office:value-type="float" office:value="0.0232754859705341" calcext:value-type="float">
            <text:p>0.0233</text:p>
          </table:table-cell>
          <table:table-cell office:value-type="float" office:value="0.883381666666667" calcext:value-type="float">
            <text:p>0.8834</text:p>
          </table:table-cell>
          <table:table-cell office:value-type="float" office:value="0.0227068040266929" calcext:value-type="float">
            <text:p>0.0227</text:p>
          </table:table-cell>
          <table:table-cell office:value-type="float" office:value="0.88932" calcext:value-type="float">
            <text:p>0.8893</text:p>
          </table:table-cell>
          <table:table-cell office:value-type="float" office:value="0.0229441723976686" calcext:value-type="float">
            <text:p>0.0229</text:p>
          </table:table-cell>
          <table:table-cell office:value-type="float" office:value="0.886946666666667" calcext:value-type="float">
            <text:p>0.8869</text:p>
          </table:table-cell>
          <table:table-cell office:value-type="float" office:value="0.0245860259998988" calcext:value-type="float">
            <text:p>0.0246</text:p>
          </table:table-cell>
          <table:table-cell office:value-type="float" office:value="0.88641" calcext:value-type="float">
            <text:p>0.8864</text:p>
          </table:table-cell>
          <table:table-cell office:value-type="float" office:value="0.0259819902656002" calcext:value-type="float">
            <text:p>0.0260</text:p>
          </table:table-cell>
          <table:table-cell office:value-type="float" office:value="0.880895" calcext:value-type="float">
            <text:p>0.8809</text:p>
          </table:table-cell>
          <table:table-cell office:value-type="float" office:value="0.025254144495905" calcext:value-type="float">
            <text:p>0.0253</text:p>
          </table:table-cell>
          <table:table-cell office:value-type="float" office:value="0.887935" calcext:value-type="float">
            <text:p>0.8879</text:p>
          </table:table-cell>
          <table:table-cell office:value-type="float" office:value="0.0229974456254921" calcext:value-type="float">
            <text:p>0.0230</text:p>
          </table:table-cell>
          <table:table-cell office:value-type="float" office:value="0.886161666666667" calcext:value-type="float">
            <text:p>0.8862</text:p>
          </table:table-cell>
          <table:table-cell office:value-type="float" office:value="0.0242434329929512" calcext:value-type="float">
            <text:p>0.024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8061" calcext:value-type="float">
            <text:p>0.88061</text:p>
          </table:table-cell>
          <table:table-cell office:value-type="float" office:value="0.0265383581396093" calcext:value-type="float">
            <text:p>0.0265383581396093</text:p>
          </table:table-cell>
          <table:table-cell office:value-type="float" office:value="0.875655" calcext:value-type="float">
            <text:p>0.875655</text:p>
          </table:table-cell>
          <table:table-cell office:value-type="float" office:value="0.0241793848281458" calcext:value-type="float">
            <text:p>0.0241793848281458</text:p>
          </table:table-cell>
          <table:table-cell office:value-type="float" office:value="0.88336" calcext:value-type="float">
            <text:p>0.88336</text:p>
          </table:table-cell>
          <table:table-cell office:value-type="float" office:value="0.0253275457093539" calcext:value-type="float">
            <text:p>0.0253275457093539</text:p>
          </table:table-cell>
          <table:table-cell office:value-type="float" office:value="0.889711666666667" calcext:value-type="float">
            <text:p>0.889711666666667</text:p>
          </table:table-cell>
          <table:table-cell office:value-type="float" office:value="0.0242389425096968" calcext:value-type="float">
            <text:p>0.0242389425096968</text:p>
          </table:table-cell>
          <table:table-cell office:value-type="float" office:value="0.88694" calcext:value-type="float">
            <text:p>0.88694</text:p>
          </table:table-cell>
          <table:table-cell office:value-type="float" office:value="0.0123522901827095" calcext:value-type="float">
            <text:p>0.0123522901827095</text:p>
          </table:table-cell>
          <table:table-cell office:value-type="float" office:value="0.888325" calcext:value-type="float">
            <text:p>0.888325</text:p>
          </table:table-cell>
          <table:table-cell office:value-type="float" office:value="0.022259855615945" calcext:value-type="float">
            <text:p>0.022259855615945</text:p>
          </table:table-cell>
          <table:table-cell office:value-type="float" office:value="0.885298333333333" calcext:value-type="float">
            <text:p>0.885298333333333</text:p>
          </table:table-cell>
          <table:table-cell office:value-type="float" office:value="0.0215963044264278" calcext:value-type="float">
            <text:p>0.0216</text:p>
          </table:table-cell>
          <table:table-cell office:value-type="float" office:value="0.88624" calcext:value-type="float">
            <text:p>0.8862</text:p>
          </table:table-cell>
          <table:table-cell office:value-type="float" office:value="0.0253966233782117" calcext:value-type="float">
            <text:p>0.0254</text:p>
          </table:table-cell>
          <table:table-cell office:value-type="float" office:value="0.884746666666667" calcext:value-type="float">
            <text:p>0.8847</text:p>
          </table:table-cell>
          <table:table-cell office:value-type="float" office:value="0.0240458662471208" calcext:value-type="float">
            <text:p>0.0240</text:p>
          </table:table-cell>
          <table:table-cell office:value-type="float" office:value="0.887006666666667" calcext:value-type="float">
            <text:p>0.8870</text:p>
          </table:table-cell>
          <table:table-cell office:value-type="float" office:value="0.026354583113453" calcext:value-type="float">
            <text:p>0.0264</text:p>
          </table:table-cell>
          <table:table-cell office:value-type="float" office:value="0.883563333333333" calcext:value-type="float">
            <text:p>0.8836</text:p>
          </table:table-cell>
          <table:table-cell office:value-type="float" office:value="0.0243018768951566" calcext:value-type="float">
            <text:p>0.0243</text:p>
          </table:table-cell>
          <table:table-cell office:value-type="float" office:value="0.885688333333333" calcext:value-type="float">
            <text:p>0.8857</text:p>
          </table:table-cell>
          <table:table-cell office:value-type="float" office:value="0.0233052827101882" calcext:value-type="float">
            <text:p>0.0233</text:p>
          </table:table-cell>
          <table:table-cell office:value-type="float" office:value="0.883283333333333" calcext:value-type="float">
            <text:p>0.8833</text:p>
          </table:table-cell>
          <table:table-cell office:value-type="float" office:value="0.0238377378832962" calcext:value-type="float">
            <text:p>0.0238</text:p>
          </table:table-cell>
          <table:table-cell office:value-type="float" office:value="0.885558333333333" calcext:value-type="float">
            <text:p>0.8856</text:p>
          </table:table-cell>
          <table:table-cell office:value-type="float" office:value="0.0240949142239633" calcext:value-type="float">
            <text:p>0.0241</text:p>
          </table:table-cell>
          <table:table-cell office:value-type="float" office:value="0.883085" calcext:value-type="float">
            <text:p>0.8831</text:p>
          </table:table-cell>
          <table:table-cell office:value-type="float" office:value="0.0243527153724741" calcext:value-type="float">
            <text:p>0.0244</text:p>
          </table:table-cell>
          <table:table-cell office:value-type="float" office:value="0.884425" calcext:value-type="float">
            <text:p>0.8844</text:p>
          </table:table-cell>
          <table:table-cell office:value-type="float" office:value="0.0229678385258996" calcext:value-type="float">
            <text:p>0.023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97255" calcext:value-type="float">
            <text:p>0.897255</text:p>
          </table:table-cell>
          <table:table-cell office:value-type="float" office:value="0.026067216938371" calcext:value-type="float">
            <text:p>0.026067216938371</text:p>
          </table:table-cell>
          <table:table-cell office:value-type="float" office:value="0.870081666666667" calcext:value-type="float">
            <text:p>0.870081666666667</text:p>
          </table:table-cell>
          <table:table-cell office:value-type="float" office:value="0.0250150063999021" calcext:value-type="float">
            <text:p>0.0250150063999021</text:p>
          </table:table-cell>
          <table:table-cell office:value-type="float" office:value="0.892061666666667" calcext:value-type="float">
            <text:p>0.892061666666667</text:p>
          </table:table-cell>
          <table:table-cell office:value-type="float" office:value="0.0247486164989721" calcext:value-type="float">
            <text:p>0.0247486164989721</text:p>
          </table:table-cell>
          <table:table-cell office:value-type="float" office:value="0.892141666666667" calcext:value-type="float">
            <text:p>0.892141666666667</text:p>
          </table:table-cell>
          <table:table-cell office:value-type="float" office:value="0.0277633888181822" calcext:value-type="float">
            <text:p>0.0277633888181822</text:p>
          </table:table-cell>
          <table:table-cell office:value-type="float" office:value="0.890661666666666" calcext:value-type="float">
            <text:p>0.890661666666666</text:p>
          </table:table-cell>
          <table:table-cell office:value-type="float" office:value="0.0159716902167557" calcext:value-type="float">
            <text:p>0.0159716902167557</text:p>
          </table:table-cell>
          <table:table-cell office:value-type="float" office:value="0.884116666666667" calcext:value-type="float">
            <text:p>0.884116666666667</text:p>
          </table:table-cell>
          <table:table-cell office:value-type="float" office:value="0.0266439970953027" calcext:value-type="float">
            <text:p>0.0266439970953027</text:p>
          </table:table-cell>
          <table:table-cell office:value-type="float" office:value="0.890615" calcext:value-type="float">
            <text:p>0.890615</text:p>
          </table:table-cell>
          <table:table-cell office:value-type="float" office:value="0.0241169215975372" calcext:value-type="float">
            <text:p>0.0241</text:p>
          </table:table-cell>
          <table:table-cell office:value-type="float" office:value="0.886798333333333" calcext:value-type="float">
            <text:p>0.8868</text:p>
          </table:table-cell>
          <table:table-cell office:value-type="float" office:value="0.0258957318142339" calcext:value-type="float">
            <text:p>0.0259</text:p>
          </table:table-cell>
          <table:table-cell office:value-type="float" office:value="0.888166666666667" calcext:value-type="float">
            <text:p>0.8882</text:p>
          </table:table-cell>
          <table:table-cell office:value-type="float" office:value="0.0229728033791402" calcext:value-type="float">
            <text:p>0.0230</text:p>
          </table:table-cell>
          <table:table-cell office:value-type="float" office:value="0.882338333333333" calcext:value-type="float">
            <text:p>0.8823</text:p>
          </table:table-cell>
          <table:table-cell office:value-type="float" office:value="0.0249360118068703" calcext:value-type="float">
            <text:p>0.0249</text:p>
          </table:table-cell>
          <table:table-cell office:value-type="float" office:value="0.888231666666667" calcext:value-type="float">
            <text:p>0.8882</text:p>
          </table:table-cell>
          <table:table-cell office:value-type="float" office:value="0.0242268037045189" calcext:value-type="float">
            <text:p>0.0242</text:p>
          </table:table-cell>
          <table:table-cell office:value-type="float" office:value="0.887325" calcext:value-type="float">
            <text:p>0.8873</text:p>
          </table:table-cell>
          <table:table-cell office:value-type="float" office:value="0.025679737011931" calcext:value-type="float">
            <text:p>0.0257</text:p>
          </table:table-cell>
          <table:table-cell office:value-type="float" office:value="0.888136666666667" calcext:value-type="float">
            <text:p>0.8881</text:p>
          </table:table-cell>
          <table:table-cell office:value-type="float" office:value="0.0249840518283059" calcext:value-type="float">
            <text:p>0.0250</text:p>
          </table:table-cell>
          <table:table-cell office:value-type="float" office:value="0.879095" calcext:value-type="float">
            <text:p>0.8791</text:p>
          </table:table-cell>
          <table:table-cell office:value-type="float" office:value="0.0273684261415855" calcext:value-type="float">
            <text:p>0.0274</text:p>
          </table:table-cell>
          <table:table-cell office:value-type="float" office:value="0.887646666666667" calcext:value-type="float">
            <text:p>0.8876</text:p>
          </table:table-cell>
          <table:table-cell office:value-type="float" office:value="0.0257275883750021" calcext:value-type="float">
            <text:p>0.0257</text:p>
          </table:table-cell>
          <table:table-cell office:value-type="float" office:value="0.886126666666667" calcext:value-type="float">
            <text:p>0.8861</text:p>
          </table:table-cell>
          <table:table-cell office:value-type="float" office:value="0.0229989425496684" calcext:value-type="float">
            <text:p>0.0230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95908333333333" calcext:value-type="float">
            <text:p>0.895908333333333</text:p>
          </table:table-cell>
          <table:table-cell office:value-type="float" office:value="0.0274192380192711" calcext:value-type="float">
            <text:p>0.0274192380192711</text:p>
          </table:table-cell>
          <table:table-cell office:value-type="float" office:value="0.872751666666666" calcext:value-type="float">
            <text:p>0.872751666666666</text:p>
          </table:table-cell>
          <table:table-cell office:value-type="float" office:value="0.025452319353292" calcext:value-type="float">
            <text:p>0.025452319353292</text:p>
          </table:table-cell>
          <table:table-cell office:value-type="float" office:value="0.889483333333333" calcext:value-type="float">
            <text:p>0.889483333333333</text:p>
          </table:table-cell>
          <table:table-cell office:value-type="float" office:value="0.0241125349202852" calcext:value-type="float">
            <text:p>0.0241125349202852</text:p>
          </table:table-cell>
          <table:table-cell office:value-type="float" office:value="0.893858333333333" calcext:value-type="float">
            <text:p>0.893858333333333</text:p>
          </table:table-cell>
          <table:table-cell office:value-type="float" office:value="0.0265051415462458" calcext:value-type="float">
            <text:p>0.0265051415462458</text:p>
          </table:table-cell>
          <table:table-cell office:value-type="float" office:value="0.891775" calcext:value-type="float">
            <text:p>0.891775</text:p>
          </table:table-cell>
          <table:table-cell office:value-type="float" office:value="0.0148609506634369" calcext:value-type="float">
            <text:p>0.0148609506634369</text:p>
          </table:table-cell>
          <table:table-cell office:value-type="float" office:value="0.891308333333333" calcext:value-type="float">
            <text:p>0.891308333333333</text:p>
          </table:table-cell>
          <table:table-cell office:value-type="float" office:value="0.0284032773594014" calcext:value-type="float">
            <text:p>0.0284032773594014</text:p>
          </table:table-cell>
          <table:table-cell office:value-type="float" office:value="0.88677" calcext:value-type="float">
            <text:p>0.88677</text:p>
          </table:table-cell>
          <table:table-cell office:value-type="float" office:value="0.023804016640396" calcext:value-type="float">
            <text:p>0.0238</text:p>
          </table:table-cell>
          <table:table-cell office:value-type="float" office:value="0.890768333333333" calcext:value-type="float">
            <text:p>0.8908</text:p>
          </table:table-cell>
          <table:table-cell office:value-type="float" office:value="0.0246937515429428" calcext:value-type="float">
            <text:p>0.0247</text:p>
          </table:table-cell>
          <table:table-cell office:value-type="float" office:value="0.886138333333333" calcext:value-type="float">
            <text:p>0.8861</text:p>
          </table:table-cell>
          <table:table-cell office:value-type="float" office:value="0.023163268165364" calcext:value-type="float">
            <text:p>0.0232</text:p>
          </table:table-cell>
          <table:table-cell office:value-type="float" office:value="0.888788333333333" calcext:value-type="float">
            <text:p>0.8888</text:p>
          </table:table-cell>
          <table:table-cell office:value-type="float" office:value="0.024951300990349" calcext:value-type="float">
            <text:p>0.0250</text:p>
          </table:table-cell>
          <table:table-cell office:value-type="float" office:value="0.886673333333333" calcext:value-type="float">
            <text:p>0.8867</text:p>
          </table:table-cell>
          <table:table-cell office:value-type="float" office:value="0.0244875897846996" calcext:value-type="float">
            <text:p>0.0245</text:p>
          </table:table-cell>
          <table:table-cell office:value-type="float" office:value="0.889388333333333" calcext:value-type="float">
            <text:p>0.8894</text:p>
          </table:table-cell>
          <table:table-cell office:value-type="float" office:value="0.0240052500707126" calcext:value-type="float">
            <text:p>0.0240</text:p>
          </table:table-cell>
          <table:table-cell office:value-type="float" office:value="0.886405" calcext:value-type="float">
            <text:p>0.8864</text:p>
          </table:table-cell>
          <table:table-cell office:value-type="float" office:value="0.0249536036432766" calcext:value-type="float">
            <text:p>0.0250</text:p>
          </table:table-cell>
          <table:table-cell office:value-type="float" office:value="0.888996666666667" calcext:value-type="float">
            <text:p>0.8890</text:p>
          </table:table-cell>
          <table:table-cell office:value-type="float" office:value="0.0257242118501568" calcext:value-type="float">
            <text:p>0.0257</text:p>
          </table:table-cell>
          <table:table-cell office:value-type="float" office:value="0.886673333333333" calcext:value-type="float">
            <text:p>0.8867</text:p>
          </table:table-cell>
          <table:table-cell office:value-type="float" office:value="0.0234929370124457" calcext:value-type="float">
            <text:p>0.0235</text:p>
          </table:table-cell>
          <table:table-cell office:value-type="float" office:value="0.887766666666667" calcext:value-type="float">
            <text:p>0.8878</text:p>
          </table:table-cell>
          <table:table-cell office:value-type="float" office:value="0.0247936344618261" calcext:value-type="float">
            <text:p>0.0248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92836666666667" calcext:value-type="float">
            <text:p>0.892836666666667</text:p>
          </table:table-cell>
          <table:table-cell office:value-type="float" office:value="0.0269322891330345" calcext:value-type="float">
            <text:p>0.0269322891330345</text:p>
          </table:table-cell>
          <table:table-cell office:value-type="float" office:value="0.873813333333333" calcext:value-type="float">
            <text:p>0.873813333333333</text:p>
          </table:table-cell>
          <table:table-cell office:value-type="float" office:value="0.0245121514435646" calcext:value-type="float">
            <text:p>0.0245121514435646</text:p>
          </table:table-cell>
          <table:table-cell office:value-type="float" office:value="0.889308333333333" calcext:value-type="float">
            <text:p>0.889308333333333</text:p>
          </table:table-cell>
          <table:table-cell office:value-type="float" office:value="0.0248645087557732" calcext:value-type="float">
            <text:p>0.0248645087557732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0261834863847019" calcext:value-type="float">
            <text:p>0.0261834863847019</text:p>
          </table:table-cell>
          <table:table-cell office:value-type="float" office:value="0.887276666666667" calcext:value-type="float">
            <text:p>0.887276666666667</text:p>
          </table:table-cell>
          <table:table-cell office:value-type="float" office:value="0.0164886811339393" calcext:value-type="float">
            <text:p>0.0164886811339393</text:p>
          </table:table-cell>
          <table:table-cell office:value-type="float" office:value="0.884848333333333" calcext:value-type="float">
            <text:p>0.884848333333333</text:p>
          </table:table-cell>
          <table:table-cell office:value-type="float" office:value="0.0250347331562001" calcext:value-type="float">
            <text:p>0.0250347331562001</text:p>
          </table:table-cell>
          <table:table-cell office:value-type="float" office:value="0.886981666666667" calcext:value-type="float">
            <text:p>0.886981666666667</text:p>
          </table:table-cell>
          <table:table-cell office:value-type="float" office:value="0.0257850159317034" calcext:value-type="float">
            <text:p>0.0258</text:p>
          </table:table-cell>
          <table:table-cell office:value-type="float" office:value="0.886998333333333" calcext:value-type="float">
            <text:p>0.8870</text:p>
          </table:table-cell>
          <table:table-cell office:value-type="float" office:value="0.0218966048235274" calcext:value-type="float">
            <text:p>0.0219</text:p>
          </table:table-cell>
          <table:table-cell office:value-type="float" office:value="0.885281666666667" calcext:value-type="float">
            <text:p>0.8853</text:p>
          </table:table-cell>
          <table:table-cell office:value-type="float" office:value="0.0258369705296931" calcext:value-type="float">
            <text:p>0.0258</text:p>
          </table:table-cell>
          <table:table-cell office:value-type="float" office:value="0.883395" calcext:value-type="float">
            <text:p>0.8834</text:p>
          </table:table-cell>
          <table:table-cell office:value-type="float" office:value="0.0241930133892274" calcext:value-type="float">
            <text:p>0.0242</text:p>
          </table:table-cell>
          <table:table-cell office:value-type="float" office:value="0.886935" calcext:value-type="float">
            <text:p>0.8869</text:p>
          </table:table-cell>
          <table:table-cell office:value-type="float" office:value="0.0252914051389182" calcext:value-type="float">
            <text:p>0.0253</text:p>
          </table:table-cell>
          <table:table-cell office:value-type="float" office:value="0.886911666666667" calcext:value-type="float">
            <text:p>0.8869</text:p>
          </table:table-cell>
          <table:table-cell office:value-type="float" office:value="0.0255230370796382" calcext:value-type="float">
            <text:p>0.0255</text:p>
          </table:table-cell>
          <table:table-cell office:value-type="float" office:value="0.884605" calcext:value-type="float">
            <text:p>0.8846</text:p>
          </table:table-cell>
          <table:table-cell office:value-type="float" office:value="0.0252750573118733" calcext:value-type="float">
            <text:p>0.0253</text:p>
          </table:table-cell>
          <table:table-cell office:value-type="float" office:value="0.883585" calcext:value-type="float">
            <text:p>0.8836</text:p>
          </table:table-cell>
          <table:table-cell office:value-type="float" office:value="0.0213669876555868" calcext:value-type="float">
            <text:p>0.0214</text:p>
          </table:table-cell>
          <table:table-cell office:value-type="float" office:value="0.885976666666667" calcext:value-type="float">
            <text:p>0.8860</text:p>
          </table:table-cell>
          <table:table-cell office:value-type="float" office:value="0.02424957688677" calcext:value-type="float">
            <text:p>0.0242</text:p>
          </table:table-cell>
          <table:table-cell office:value-type="float" office:value="0.885266666666667" calcext:value-type="float">
            <text:p>0.8853</text:p>
          </table:table-cell>
          <table:table-cell office:value-type="float" office:value="0.0249891498829825" calcext:value-type="float">
            <text:p>0.025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95925" calcext:value-type="float">
            <text:p>0.895925</text:p>
          </table:table-cell>
          <table:table-cell office:value-type="float" office:value="0.0236292920825584" calcext:value-type="float">
            <text:p>0.0236292920825584</text:p>
          </table:table-cell>
          <table:table-cell office:value-type="float" office:value="0.874916666666667" calcext:value-type="float">
            <text:p>0.874916666666667</text:p>
          </table:table-cell>
          <table:table-cell office:value-type="float" office:value="0.0233421480883258" calcext:value-type="float">
            <text:p>0.0233421480883258</text:p>
          </table:table-cell>
          <table:table-cell office:value-type="float" office:value="0.888138333333333" calcext:value-type="float">
            <text:p>0.888138333333333</text:p>
          </table:table-cell>
          <table:table-cell office:value-type="float" office:value="0.0264494360891986" calcext:value-type="float">
            <text:p>0.0264494360891986</text:p>
          </table:table-cell>
          <table:table-cell office:value-type="float" office:value="0.888981666666667" calcext:value-type="float">
            <text:p>0.888981666666667</text:p>
          </table:table-cell>
          <table:table-cell office:value-type="float" office:value="0.0249971552180927" calcext:value-type="float">
            <text:p>0.0249971552180927</text:p>
          </table:table-cell>
          <table:table-cell office:value-type="float" office:value="0.889743333333333" calcext:value-type="float">
            <text:p>0.889743333333333</text:p>
          </table:table-cell>
          <table:table-cell office:value-type="float" office:value="0.0146589341132835" calcext:value-type="float">
            <text:p>0.0146589341132835</text:p>
          </table:table-cell>
          <table:table-cell office:value-type="float" office:value="0.88491" calcext:value-type="float">
            <text:p>0.88491</text:p>
          </table:table-cell>
          <table:table-cell office:value-type="float" office:value="0.0251713755067091" calcext:value-type="float">
            <text:p>0.0251713755067091</text:p>
          </table:table-cell>
          <table:table-cell office:value-type="float" office:value="0.88842" calcext:value-type="float">
            <text:p>0.88842</text:p>
          </table:table-cell>
          <table:table-cell office:value-type="float" office:value="0.0247208393958949" calcext:value-type="float">
            <text:p>0.0247</text:p>
          </table:table-cell>
          <table:table-cell office:value-type="float" office:value="0.889581666666667" calcext:value-type="float">
            <text:p>0.8896</text:p>
          </table:table-cell>
          <table:table-cell office:value-type="float" office:value="0.0245572189654714" calcext:value-type="float">
            <text:p>0.0246</text:p>
          </table:table-cell>
          <table:table-cell office:value-type="float" office:value="0.885728333333333" calcext:value-type="float">
            <text:p>0.8857</text:p>
          </table:table-cell>
          <table:table-cell office:value-type="float" office:value="0.0242254628625824" calcext:value-type="float">
            <text:p>0.0242</text:p>
          </table:table-cell>
          <table:table-cell office:value-type="float" office:value="0.882581666666667" calcext:value-type="float">
            <text:p>0.8826</text:p>
          </table:table-cell>
          <table:table-cell office:value-type="float" office:value="0.0236769752028698" calcext:value-type="float">
            <text:p>0.0237</text:p>
          </table:table-cell>
          <table:table-cell office:value-type="float" office:value="0.88539" calcext:value-type="float">
            <text:p>0.8854</text:p>
          </table:table-cell>
          <table:table-cell office:value-type="float" office:value="0.0254207730717438" calcext:value-type="float">
            <text:p>0.0254</text:p>
          </table:table-cell>
          <table:table-cell office:value-type="float" office:value="0.885966666666667" calcext:value-type="float">
            <text:p>0.8860</text:p>
          </table:table-cell>
          <table:table-cell office:value-type="float" office:value="0.0239552459581403" calcext:value-type="float">
            <text:p>0.0240</text:p>
          </table:table-cell>
          <table:table-cell office:value-type="float" office:value="0.886136666666667" calcext:value-type="float">
            <text:p>0.8861</text:p>
          </table:table-cell>
          <table:table-cell office:value-type="float" office:value="0.0241324446969379" calcext:value-type="float">
            <text:p>0.0241</text:p>
          </table:table-cell>
          <table:table-cell office:value-type="float" office:value="0.88187" calcext:value-type="float">
            <text:p>0.8819</text:p>
          </table:table-cell>
          <table:table-cell office:value-type="float" office:value="0.0249541825159605" calcext:value-type="float">
            <text:p>0.0250</text:p>
          </table:table-cell>
          <table:table-cell office:value-type="float" office:value="0.887171666666667" calcext:value-type="float">
            <text:p>0.8872</text:p>
          </table:table-cell>
          <table:table-cell office:value-type="float" office:value="0.0257284511482624" calcext:value-type="float">
            <text:p>0.0257</text:p>
          </table:table-cell>
          <table:table-cell office:value-type="float" office:value="0.886588333333333" calcext:value-type="float">
            <text:p>0.8866</text:p>
          </table:table-cell>
          <table:table-cell office:value-type="float" office:value="0.0224148233686306" calcext:value-type="float">
            <text:p>0.022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83048333333333" calcext:value-type="float">
            <text:p>0.883048333333333</text:p>
          </table:table-cell>
          <table:table-cell office:value-type="float" office:value="0.0235268461152561" calcext:value-type="float">
            <text:p>0.0235268461152561</text:p>
          </table:table-cell>
          <table:table-cell office:value-type="float" office:value="0.881226666666667" calcext:value-type="float">
            <text:p>0.881226666666667</text:p>
          </table:table-cell>
          <table:table-cell office:value-type="float" office:value="0.0235386374263903" calcext:value-type="float">
            <text:p>0.0235386374263903</text:p>
          </table:table-cell>
          <table:table-cell office:value-type="float" office:value="0.885135" calcext:value-type="float">
            <text:p>0.885135</text:p>
          </table:table-cell>
          <table:table-cell office:value-type="float" office:value="0.0240860328907554" calcext:value-type="float">
            <text:p>0.0240860328907554</text:p>
          </table:table-cell>
          <table:table-cell office:value-type="float" office:value="0.887846666666667" calcext:value-type="float">
            <text:p>0.887846666666667</text:p>
          </table:table-cell>
          <table:table-cell office:value-type="float" office:value="0.0214615250728983" calcext:value-type="float">
            <text:p>0.0214615250728983</text:p>
          </table:table-cell>
          <table:table-cell office:value-type="float" office:value="0.886871666666667" calcext:value-type="float">
            <text:p>0.886871666666667</text:p>
          </table:table-cell>
          <table:table-cell office:value-type="float" office:value="0.0125695701100175" calcext:value-type="float">
            <text:p>0.0125695701100175</text:p>
          </table:table-cell>
          <table:table-cell office:value-type="float" office:value="0.888625" calcext:value-type="float">
            <text:p>0.888625</text:p>
          </table:table-cell>
          <table:table-cell office:value-type="float" office:value="0.0242560110099172" calcext:value-type="float">
            <text:p>0.0242560110099172</text:p>
          </table:table-cell>
          <table:table-cell office:value-type="float" office:value="0.883493333333333" calcext:value-type="float">
            <text:p>0.883493333333333</text:p>
          </table:table-cell>
          <table:table-cell office:value-type="float" office:value="0.0230611349059598" calcext:value-type="float">
            <text:p>0.0231</text:p>
          </table:table-cell>
          <table:table-cell office:value-type="float" office:value="0.886205" calcext:value-type="float">
            <text:p>0.8862</text:p>
          </table:table-cell>
          <table:table-cell office:value-type="float" office:value="0.0239132109903826" calcext:value-type="float">
            <text:p>0.0239</text:p>
          </table:table-cell>
          <table:table-cell office:value-type="float" office:value="0.882655" calcext:value-type="float">
            <text:p>0.8827</text:p>
          </table:table-cell>
          <table:table-cell office:value-type="float" office:value="0.0237933318507714" calcext:value-type="float">
            <text:p>0.0238</text:p>
          </table:table-cell>
          <table:table-cell office:value-type="float" office:value="0.887833333333333" calcext:value-type="float">
            <text:p>0.8878</text:p>
          </table:table-cell>
          <table:table-cell office:value-type="float" office:value="0.0220675188738524" calcext:value-type="float">
            <text:p>0.0221</text:p>
          </table:table-cell>
          <table:table-cell office:value-type="float" office:value="0.885855" calcext:value-type="float">
            <text:p>0.8859</text:p>
          </table:table-cell>
          <table:table-cell office:value-type="float" office:value="0.0244314399741649" calcext:value-type="float">
            <text:p>0.0244</text:p>
          </table:table-cell>
          <table:table-cell office:value-type="float" office:value="0.884916666666667" calcext:value-type="float">
            <text:p>0.8849</text:p>
          </table:table-cell>
          <table:table-cell office:value-type="float" office:value="0.0245454619582198" calcext:value-type="float">
            <text:p>0.0245</text:p>
          </table:table-cell>
          <table:table-cell office:value-type="float" office:value="0.885765" calcext:value-type="float">
            <text:p>0.8858</text:p>
          </table:table-cell>
          <table:table-cell office:value-type="float" office:value="0.0236065178705152" calcext:value-type="float">
            <text:p>0.0236</text:p>
          </table:table-cell>
          <table:table-cell office:value-type="float" office:value="0.88521" calcext:value-type="float">
            <text:p>0.8852</text:p>
          </table:table-cell>
          <table:table-cell office:value-type="float" office:value="0.023268381006052" calcext:value-type="float">
            <text:p>0.0233</text:p>
          </table:table-cell>
          <table:table-cell office:value-type="float" office:value="0.884621666666667" calcext:value-type="float">
            <text:p>0.8846</text:p>
          </table:table-cell>
          <table:table-cell office:value-type="float" office:value="0.0218177874146841" calcext:value-type="float">
            <text:p>0.0218</text:p>
          </table:table-cell>
          <table:table-cell office:value-type="float" office:value="0.886796666666667" calcext:value-type="float">
            <text:p>0.8868</text:p>
          </table:table-cell>
          <table:table-cell office:value-type="float" office:value="0.0246065989530771" calcext:value-type="float">
            <text:p>0.024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84323333333333" calcext:value-type="float">
            <text:p>0.884323333333333</text:p>
          </table:table-cell>
          <table:table-cell office:value-type="float" office:value="0.0139536642702425" calcext:value-type="float">
            <text:p>0.0139536642702425</text:p>
          </table:table-cell>
          <table:table-cell office:value-type="float" office:value="0.88444" calcext:value-type="float">
            <text:p>0.88444</text:p>
          </table:table-cell>
          <table:table-cell office:value-type="float" office:value="0.013630715654434" calcext:value-type="float">
            <text:p>0.013630715654434</text:p>
          </table:table-cell>
          <table:table-cell office:value-type="float" office:value="0.884125" calcext:value-type="float">
            <text:p>0.884125</text:p>
          </table:table-cell>
          <table:table-cell office:value-type="float" office:value="0.0104652644972108" calcext:value-type="float">
            <text:p>0.0104652644972108</text:p>
          </table:table-cell>
          <table:table-cell office:value-type="float" office:value="0.884085" calcext:value-type="float">
            <text:p>0.884085</text:p>
          </table:table-cell>
          <table:table-cell office:value-type="float" office:value="0.0156315909022817" calcext:value-type="float">
            <text:p>0.0156315909022817</text:p>
          </table:table-cell>
          <table:table-cell office:value-type="float" office:value="0.884196666666667" calcext:value-type="float">
            <text:p>0.884196666666667</text:p>
          </table:table-cell>
          <table:table-cell office:value-type="float" office:value="0.00841027722447476" calcext:value-type="float">
            <text:p>0.00841027722447476</text:p>
          </table:table-cell>
          <table:table-cell office:value-type="float" office:value="0.885978333333333" calcext:value-type="float">
            <text:p>0.885978333333333</text:p>
          </table:table-cell>
          <table:table-cell office:value-type="float" office:value="0.0133268184470162" calcext:value-type="float">
            <text:p>0.0133268184470162</text:p>
          </table:table-cell>
          <table:table-cell office:value-type="float" office:value="0.884738333333333" calcext:value-type="float">
            <text:p>0.884738333333333</text:p>
          </table:table-cell>
          <table:table-cell office:value-type="float" office:value="0.0138792017519163" calcext:value-type="float">
            <text:p>0.0139</text:p>
          </table:table-cell>
          <table:table-cell office:value-type="float" office:value="0.883843333333333" calcext:value-type="float">
            <text:p>0.8838</text:p>
          </table:table-cell>
          <table:table-cell office:value-type="float" office:value="0.01557201792146" calcext:value-type="float">
            <text:p>0.0156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110943384983438" calcext:value-type="float">
            <text:p>0.0111</text:p>
          </table:table-cell>
          <table:table-cell office:value-type="float" office:value="0.884661666666667" calcext:value-type="float">
            <text:p>0.8847</text:p>
          </table:table-cell>
          <table:table-cell office:value-type="float" office:value="0.0148688205142547" calcext:value-type="float">
            <text:p>0.0149</text:p>
          </table:table-cell>
          <table:table-cell office:value-type="float" office:value="0.884478333333333" calcext:value-type="float">
            <text:p>0.8845</text:p>
          </table:table-cell>
          <table:table-cell office:value-type="float" office:value="0.015424607656505" calcext:value-type="float">
            <text:p>0.0154</text:p>
          </table:table-cell>
          <table:table-cell office:value-type="float" office:value="0.885241666666667" calcext:value-type="float">
            <text:p>0.8852</text:p>
          </table:table-cell>
          <table:table-cell office:value-type="float" office:value="0.0137844867158111" calcext:value-type="float">
            <text:p>0.0138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0124943018634459" calcext:value-type="float">
            <text:p>0.0125</text:p>
          </table:table-cell>
          <table:table-cell office:value-type="float" office:value="0.88667" calcext:value-type="float">
            <text:p>0.8867</text:p>
          </table:table-cell>
          <table:table-cell office:value-type="float" office:value="0.0135076948505439" calcext:value-type="float">
            <text:p>0.0135</text:p>
          </table:table-cell>
          <table:table-cell office:value-type="float" office:value="0.883988333333333" calcext:value-type="float">
            <text:p>0.8840</text:p>
          </table:table-cell>
          <table:table-cell office:value-type="float" office:value="0.0147684275205823" calcext:value-type="float">
            <text:p>0.0148</text:p>
          </table:table-cell>
          <table:table-cell office:value-type="float" office:value="0.885336666666667" calcext:value-type="float">
            <text:p>0.8853</text:p>
          </table:table-cell>
          <table:table-cell office:value-type="float" office:value="0.013212771728046" calcext:value-type="float">
            <text:p>0.013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92986666666667" calcext:value-type="float">
            <text:p>0.892986666666667</text:p>
          </table:table-cell>
          <table:table-cell office:value-type="float" office:value="0.0117171371546605" calcext:value-type="float">
            <text:p>0.0117171371546605</text:p>
          </table:table-cell>
          <table:table-cell office:value-type="float" office:value="0.870156666666667" calcext:value-type="float">
            <text:p>0.870156666666667</text:p>
          </table:table-cell>
          <table:table-cell office:value-type="float" office:value="0.0130445058477216" calcext:value-type="float">
            <text:p>0.0130445058477216</text:p>
          </table:table-cell>
          <table:table-cell office:value-type="float" office:value="0.893845" calcext:value-type="float">
            <text:p>0.893845</text:p>
          </table:table-cell>
          <table:table-cell office:value-type="float" office:value="0.00883085969654197" calcext:value-type="float">
            <text:p>0.00883085969654197</text:p>
          </table:table-cell>
          <table:table-cell office:value-type="float" office:value="0.894661666666667" calcext:value-type="float">
            <text:p>0.894661666666667</text:p>
          </table:table-cell>
          <table:table-cell office:value-type="float" office:value="0.0108797727978472" calcext:value-type="float">
            <text:p>0.0108797727978472</text:p>
          </table:table-cell>
          <table:table-cell office:value-type="float" office:value="0.892015" calcext:value-type="float">
            <text:p>0.892015</text:p>
          </table:table-cell>
          <table:table-cell office:value-type="float" office:value="0.00959130668260042" calcext:value-type="float">
            <text:p>0.00959130668260042</text:p>
          </table:table-cell>
          <table:table-cell office:value-type="float" office:value="0.889278333333333" calcext:value-type="float">
            <text:p>0.889278333333333</text:p>
          </table:table-cell>
          <table:table-cell office:value-type="float" office:value="0.0127754539891315" calcext:value-type="float">
            <text:p>0.0127754539891315</text:p>
          </table:table-cell>
          <table:table-cell office:value-type="float" office:value="0.89215" calcext:value-type="float">
            <text:p>0.89215</text:p>
          </table:table-cell>
          <table:table-cell office:value-type="float" office:value="0.0119722001189418" calcext:value-type="float">
            <text:p>0.0120</text:p>
          </table:table-cell>
          <table:table-cell office:value-type="float" office:value="0.892026666666667" calcext:value-type="float">
            <text:p>0.8920</text:p>
          </table:table-cell>
          <table:table-cell office:value-type="float" office:value="0.0110326463890202" calcext:value-type="float">
            <text:p>0.0110</text:p>
          </table:table-cell>
          <table:table-cell office:value-type="float" office:value="0.891398333333333" calcext:value-type="float">
            <text:p>0.8914</text:p>
          </table:table-cell>
          <table:table-cell office:value-type="float" office:value="0.00824672993876394" calcext:value-type="float">
            <text:p>0.0082</text:p>
          </table:table-cell>
          <table:table-cell office:value-type="float" office:value="0.884935" calcext:value-type="float">
            <text:p>0.8849</text:p>
          </table:table-cell>
          <table:table-cell office:value-type="float" office:value="0.0129513987848929" calcext:value-type="float">
            <text:p>0.0130</text:p>
          </table:table-cell>
          <table:table-cell office:value-type="float" office:value="0.89191" calcext:value-type="float">
            <text:p>0.8919</text:p>
          </table:table-cell>
          <table:table-cell office:value-type="float" office:value="0.0141228736498" calcext:value-type="float">
            <text:p>0.0141</text:p>
          </table:table-cell>
          <table:table-cell office:value-type="float" office:value="0.887965" calcext:value-type="float">
            <text:p>0.8880</text:p>
          </table:table-cell>
          <table:table-cell office:value-type="float" office:value="0.0114965868306542" calcext:value-type="float">
            <text:p>0.0115</text:p>
          </table:table-cell>
          <table:table-cell office:value-type="float" office:value="0.890841666666667" calcext:value-type="float">
            <text:p>0.8908</text:p>
          </table:table-cell>
          <table:table-cell office:value-type="float" office:value="0.0114231592091251" calcext:value-type="float">
            <text:p>0.0114</text:p>
          </table:table-cell>
          <table:table-cell office:value-type="float" office:value="0.88408" calcext:value-type="float">
            <text:p>0.8841</text:p>
          </table:table-cell>
          <table:table-cell office:value-type="float" office:value="0.0106247181029035" calcext:value-type="float">
            <text:p>0.0106</text:p>
          </table:table-cell>
          <table:table-cell office:value-type="float" office:value="0.889485" calcext:value-type="float">
            <text:p>0.8895</text:p>
          </table:table-cell>
          <table:table-cell office:value-type="float" office:value="0.0145765549596163" calcext:value-type="float">
            <text:p>0.0146</text:p>
          </table:table-cell>
          <table:table-cell office:value-type="float" office:value="0.887615" calcext:value-type="float">
            <text:p>0.8876</text:p>
          </table:table-cell>
          <table:table-cell office:value-type="float" office:value="0.0122269999070943" calcext:value-type="float">
            <text:p>0.012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93571666666667" calcext:value-type="float">
            <text:p>0.893571666666667</text:p>
          </table:table-cell>
          <table:table-cell office:value-type="float" office:value="0.0151804455404117" calcext:value-type="float">
            <text:p>0.0151804455404117</text:p>
          </table:table-cell>
          <table:table-cell office:value-type="float" office:value="0.869773333333333" calcext:value-type="float">
            <text:p>0.869773333333333</text:p>
          </table:table-cell>
          <table:table-cell office:value-type="float" office:value="0.015651530447852" calcext:value-type="float">
            <text:p>0.015651530447852</text:p>
          </table:table-cell>
          <table:table-cell office:value-type="float" office:value="0.895325" calcext:value-type="float">
            <text:p>0.895325</text:p>
          </table:table-cell>
          <table:table-cell office:value-type="float" office:value="0.0107504411955651" calcext:value-type="float">
            <text:p>0.0107504411955651</text:p>
          </table:table-cell>
          <table:table-cell office:value-type="float" office:value="0.894138333333333" calcext:value-type="float">
            <text:p>0.894138333333333</text:p>
          </table:table-cell>
          <table:table-cell office:value-type="float" office:value="0.0121080888044694" calcext:value-type="float">
            <text:p>0.0121080888044694</text:p>
          </table:table-cell>
          <table:table-cell office:value-type="float" office:value="0.895203333333333" calcext:value-type="float">
            <text:p>0.895203333333333</text:p>
          </table:table-cell>
          <table:table-cell office:value-type="float" office:value="0.0105043856419938" calcext:value-type="float">
            <text:p>0.0105043856419938</text:p>
          </table:table-cell>
          <table:table-cell office:value-type="float" office:value="0.891773333333333" calcext:value-type="float">
            <text:p>0.891773333333333</text:p>
          </table:table-cell>
          <table:table-cell office:value-type="float" office:value="0.0134509653249448" calcext:value-type="float">
            <text:p>0.0134509653249448</text:p>
          </table:table-cell>
          <table:table-cell office:value-type="float" office:value="0.89229" calcext:value-type="float">
            <text:p>0.89229</text:p>
          </table:table-cell>
          <table:table-cell office:value-type="float" office:value="0.0146155976526791" calcext:value-type="float">
            <text:p>0.0146</text:p>
          </table:table-cell>
          <table:table-cell office:value-type="float" office:value="0.892576666666667" calcext:value-type="float">
            <text:p>0.8926</text:p>
          </table:table-cell>
          <table:table-cell office:value-type="float" office:value="0.0103666361439187" calcext:value-type="float">
            <text:p>0.0104</text:p>
          </table:table-cell>
          <table:table-cell office:value-type="float" office:value="0.89437" calcext:value-type="float">
            <text:p>0.8944</text:p>
          </table:table-cell>
          <table:table-cell office:value-type="float" office:value="0.00981628636414542" calcext:value-type="float">
            <text:p>0.0098</text:p>
          </table:table-cell>
          <table:table-cell office:value-type="float" office:value="0.888721666666667" calcext:value-type="float">
            <text:p>0.8887</text:p>
          </table:table-cell>
          <table:table-cell office:value-type="float" office:value="0.0150963301956636" calcext:value-type="float">
            <text:p>0.0151</text:p>
          </table:table-cell>
          <table:table-cell office:value-type="float" office:value="0.890548333333333" calcext:value-type="float">
            <text:p>0.8905</text:p>
          </table:table-cell>
          <table:table-cell office:value-type="float" office:value="0.0153945584232626" calcext:value-type="float">
            <text:p>0.0154</text:p>
          </table:table-cell>
          <table:table-cell office:value-type="float" office:value="0.88988" calcext:value-type="float">
            <text:p>0.8899</text:p>
          </table:table-cell>
          <table:table-cell office:value-type="float" office:value="0.012831968509826" calcext:value-type="float">
            <text:p>0.0128</text:p>
          </table:table-cell>
          <table:table-cell office:value-type="float" office:value="0.893808333333333" calcext:value-type="float">
            <text:p>0.8938</text:p>
          </table:table-cell>
          <table:table-cell office:value-type="float" office:value="0.0106787395537961" calcext:value-type="float">
            <text:p>0.0107</text:p>
          </table:table-cell>
          <table:table-cell office:value-type="float" office:value="0.890025" calcext:value-type="float">
            <text:p>0.8900</text:p>
          </table:table-cell>
          <table:table-cell office:value-type="float" office:value="0.0139663205527472" calcext:value-type="float">
            <text:p>0.0140</text:p>
          </table:table-cell>
          <table:table-cell office:value-type="float" office:value="0.891081666666667" calcext:value-type="float">
            <text:p>0.8911</text:p>
          </table:table-cell>
          <table:table-cell office:value-type="float" office:value="0.0131282318375231" calcext:value-type="float">
            <text:p>0.0131</text:p>
          </table:table-cell>
          <table:table-cell office:value-type="float" office:value="0.89066" calcext:value-type="float">
            <text:p>0.8907</text:p>
          </table:table-cell>
          <table:table-cell office:value-type="float" office:value="0.0121297157105299" calcext:value-type="float">
            <text:p>0.012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90731666666667" calcext:value-type="float">
            <text:p>0.890731666666667</text:p>
          </table:table-cell>
          <table:table-cell office:value-type="float" office:value="0.0137424115314951" calcext:value-type="float">
            <text:p>0.0137424115314951</text:p>
          </table:table-cell>
          <table:table-cell office:value-type="float" office:value="0.861973333333333" calcext:value-type="float">
            <text:p>0.861973333333333</text:p>
          </table:table-cell>
          <table:table-cell office:value-type="float" office:value="0.0188686547202725" calcext:value-type="float">
            <text:p>0.0188686547202725</text:p>
          </table:table-cell>
          <table:table-cell office:value-type="float" office:value="0.89272" calcext:value-type="float">
            <text:p>0.89272</text:p>
          </table:table-cell>
          <table:table-cell office:value-type="float" office:value="0.0118246901855508" calcext:value-type="float">
            <text:p>0.0118246901855508</text:p>
          </table:table-cell>
          <table:table-cell office:value-type="float" office:value="0.89264" calcext:value-type="float">
            <text:p>0.89264</text:p>
          </table:table-cell>
          <table:table-cell office:value-type="float" office:value="0.0110109747243698" calcext:value-type="float">
            <text:p>0.0110109747243698</text:p>
          </table:table-cell>
          <table:table-cell office:value-type="float" office:value="0.894171666666667" calcext:value-type="float">
            <text:p>0.894171666666667</text:p>
          </table:table-cell>
          <table:table-cell office:value-type="float" office:value="0.0109921098072562" calcext:value-type="float">
            <text:p>0.0109921098072562</text:p>
          </table:table-cell>
          <table:table-cell office:value-type="float" office:value="0.887608333333333" calcext:value-type="float">
            <text:p>0.887608333333333</text:p>
          </table:table-cell>
          <table:table-cell office:value-type="float" office:value="0.012649442988444" calcext:value-type="float">
            <text:p>0.012649442988444</text:p>
          </table:table-cell>
          <table:table-cell office:value-type="float" office:value="0.894426666666667" calcext:value-type="float">
            <text:p>0.894426666666667</text:p>
          </table:table-cell>
          <table:table-cell office:value-type="float" office:value="0.0133810333156547" calcext:value-type="float">
            <text:p>0.0134</text:p>
          </table:table-cell>
          <table:table-cell office:value-type="float" office:value="0.889413333333333" calcext:value-type="float">
            <text:p>0.8894</text:p>
          </table:table-cell>
          <table:table-cell office:value-type="float" office:value="0.0106014997539361" calcext:value-type="float">
            <text:p>0.0106</text:p>
          </table:table-cell>
          <table:table-cell office:value-type="float" office:value="0.891886666666667" calcext:value-type="float">
            <text:p>0.8919</text:p>
          </table:table-cell>
          <table:table-cell office:value-type="float" office:value="0.00933316525820209" calcext:value-type="float">
            <text:p>0.0093</text:p>
          </table:table-cell>
          <table:table-cell office:value-type="float" office:value="0.887028333333333" calcext:value-type="float">
            <text:p>0.8870</text:p>
          </table:table-cell>
          <table:table-cell office:value-type="float" office:value="0.0119399528827454" calcext:value-type="float">
            <text:p>0.0119</text:p>
          </table:table-cell>
          <table:table-cell office:value-type="float" office:value="0.887591666666667" calcext:value-type="float">
            <text:p>0.8876</text:p>
          </table:table-cell>
          <table:table-cell office:value-type="float" office:value="0.0121097642208493" calcext:value-type="float">
            <text:p>0.0121</text:p>
          </table:table-cell>
          <table:table-cell office:value-type="float" office:value="0.888191666666667" calcext:value-type="float">
            <text:p>0.8882</text:p>
          </table:table-cell>
          <table:table-cell office:value-type="float" office:value="0.0107610090206986" calcext:value-type="float">
            <text:p>0.0108</text:p>
          </table:table-cell>
          <table:table-cell office:value-type="float" office:value="0.893486666666666" calcext:value-type="float">
            <text:p>0.8935</text:p>
          </table:table-cell>
          <table:table-cell office:value-type="float" office:value="0.00910415458820458" calcext:value-type="float">
            <text:p>0.0091</text:p>
          </table:table-cell>
          <table:table-cell office:value-type="float" office:value="0.883558333333333" calcext:value-type="float">
            <text:p>0.8836</text:p>
          </table:table-cell>
          <table:table-cell office:value-type="float" office:value="0.0103569295819328" calcext:value-type="float">
            <text:p>0.0104</text:p>
          </table:table-cell>
          <table:table-cell office:value-type="float" office:value="0.888195" calcext:value-type="float">
            <text:p>0.8882</text:p>
          </table:table-cell>
          <table:table-cell office:value-type="float" office:value="0.012956013190538" calcext:value-type="float">
            <text:p>0.0130</text:p>
          </table:table-cell>
          <table:table-cell office:value-type="float" office:value="0.886486666666667" calcext:value-type="float">
            <text:p>0.8865</text:p>
          </table:table-cell>
          <table:table-cell office:value-type="float" office:value="0.0122596023985283" calcext:value-type="float">
            <text:p>0.012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86816666666667" calcext:value-type="float">
            <text:p>0.886816666666667</text:p>
          </table:table-cell>
          <table:table-cell office:value-type="float" office:value="0.0121386388001246" calcext:value-type="float">
            <text:p>0.0121386388001246</text:p>
          </table:table-cell>
          <table:table-cell office:value-type="float" office:value="0.883908333333333" calcext:value-type="float">
            <text:p>0.883908333333333</text:p>
          </table:table-cell>
          <table:table-cell office:value-type="float" office:value="0.0110620381338094" calcext:value-type="float">
            <text:p>0.0110620381338094</text:p>
          </table:table-cell>
          <table:table-cell office:value-type="float" office:value="0.889806666666667" calcext:value-type="float">
            <text:p>0.889806666666667</text:p>
          </table:table-cell>
          <table:table-cell office:value-type="float" office:value="0.00848614999772308" calcext:value-type="float">
            <text:p>0.00848614999772308</text:p>
          </table:table-cell>
          <table:table-cell office:value-type="float" office:value="0.88954" calcext:value-type="float">
            <text:p>0.88954</text:p>
          </table:table-cell>
          <table:table-cell office:value-type="float" office:value="0.011701254665892" calcext:value-type="float">
            <text:p>0.011701254665892</text:p>
          </table:table-cell>
          <table:table-cell office:value-type="float" office:value="0.887526666666667" calcext:value-type="float">
            <text:p>0.887526666666667</text:p>
          </table:table-cell>
          <table:table-cell office:value-type="float" office:value="0.00807371202283675" calcext:value-type="float">
            <text:p>0.00807371202283675</text:p>
          </table:table-cell>
          <table:table-cell office:value-type="float" office:value="0.888851666666667" calcext:value-type="float">
            <text:p>0.888851666666667</text:p>
          </table:table-cell>
          <table:table-cell office:value-type="float" office:value="0.0136953380827239" calcext:value-type="float">
            <text:p>0.0136953380827239</text:p>
          </table:table-cell>
          <table:table-cell office:value-type="float" office:value="0.88712" calcext:value-type="float">
            <text:p>0.88712</text:p>
          </table:table-cell>
          <table:table-cell office:value-type="float" office:value="0.0121156642361862" calcext:value-type="float">
            <text:p>0.0121</text:p>
          </table:table-cell>
          <table:table-cell office:value-type="float" office:value="0.887181666666667" calcext:value-type="float">
            <text:p>0.8872</text:p>
          </table:table-cell>
          <table:table-cell office:value-type="float" office:value="0.0131974761426588" calcext:value-type="float">
            <text:p>0.0132</text:p>
          </table:table-cell>
          <table:table-cell office:value-type="float" office:value="0.888806666666667" calcext:value-type="float">
            <text:p>0.8888</text:p>
          </table:table-cell>
          <table:table-cell office:value-type="float" office:value="0.0104640579031554" calcext:value-type="float">
            <text:p>0.0105</text:p>
          </table:table-cell>
          <table:table-cell office:value-type="float" office:value="0.886836666666667" calcext:value-type="float">
            <text:p>0.8868</text:p>
          </table:table-cell>
          <table:table-cell office:value-type="float" office:value="0.0155159084033868" calcext:value-type="float">
            <text:p>0.0155</text:p>
          </table:table-cell>
          <table:table-cell office:value-type="float" office:value="0.88671" calcext:value-type="float">
            <text:p>0.8867</text:p>
          </table:table-cell>
          <table:table-cell office:value-type="float" office:value="0.0122032945950111" calcext:value-type="float">
            <text:p>0.0122</text:p>
          </table:table-cell>
          <table:table-cell office:value-type="float" office:value="0.888576666666667" calcext:value-type="float">
            <text:p>0.8886</text:p>
          </table:table-cell>
          <table:table-cell office:value-type="float" office:value="0.0112524566682155" calcext:value-type="float">
            <text:p>0.0113</text:p>
          </table:table-cell>
          <table:table-cell office:value-type="float" office:value="0.885613333333333" calcext:value-type="float">
            <text:p>0.8856</text:p>
          </table:table-cell>
          <table:table-cell office:value-type="float" office:value="0.00905294080970204" calcext:value-type="float">
            <text:p>0.0091</text:p>
          </table:table-cell>
          <table:table-cell office:value-type="float" office:value="0.886526666666667" calcext:value-type="float">
            <text:p>0.8865</text:p>
          </table:table-cell>
          <table:table-cell office:value-type="float" office:value="0.0127011095698705" calcext:value-type="float">
            <text:p>0.0127</text:p>
          </table:table-cell>
          <table:table-cell office:value-type="float" office:value="0.88393" calcext:value-type="float">
            <text:p>0.8839</text:p>
          </table:table-cell>
          <table:table-cell office:value-type="float" office:value="0.013102646755512" calcext:value-type="float">
            <text:p>0.0131</text:p>
          </table:table-cell>
          <table:table-cell office:value-type="float" office:value="0.888633333333333" calcext:value-type="float">
            <text:p>0.8886</text:p>
          </table:table-cell>
          <table:table-cell office:value-type="float" office:value="0.0121652864686402" calcext:value-type="float">
            <text:p>0.012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83651666666667" calcext:value-type="float">
            <text:p>0.883651666666667</text:p>
          </table:table-cell>
          <table:table-cell office:value-type="float" office:value="0.0117714271832142" calcext:value-type="float">
            <text:p>0.0117714271832142</text:p>
          </table:table-cell>
          <table:table-cell office:value-type="float" office:value="0.86382" calcext:value-type="float">
            <text:p>0.86382</text:p>
          </table:table-cell>
          <table:table-cell office:value-type="float" office:value="0.015673990067233" calcext:value-type="float">
            <text:p>0.015673990067233</text:p>
          </table:table-cell>
          <table:table-cell office:value-type="float" office:value="0.888288333333333" calcext:value-type="float">
            <text:p>0.888288333333333</text:p>
          </table:table-cell>
          <table:table-cell office:value-type="float" office:value="0.00860398455607352" calcext:value-type="float">
            <text:p>0.00860398455607352</text:p>
          </table:table-cell>
          <table:table-cell office:value-type="float" office:value="0.886446666666667" calcext:value-type="float">
            <text:p>0.886446666666667</text:p>
          </table:table-cell>
          <table:table-cell office:value-type="float" office:value="0.0102092332177794" calcext:value-type="float">
            <text:p>0.0102092332177794</text:p>
          </table:table-cell>
          <table:table-cell office:value-type="float" office:value="0.889581666666667" calcext:value-type="float">
            <text:p>0.889581666666667</text:p>
          </table:table-cell>
          <table:table-cell office:value-type="float" office:value="0.0100616585474312" calcext:value-type="float">
            <text:p>0.0100616585474312</text:p>
          </table:table-cell>
          <table:table-cell office:value-type="float" office:value="0.885456666666667" calcext:value-type="float">
            <text:p>0.885456666666667</text:p>
          </table:table-cell>
          <table:table-cell office:value-type="float" office:value="0.013001852481507" calcext:value-type="float">
            <text:p>0.013001852481507</text:p>
          </table:table-cell>
          <table:table-cell office:value-type="float" office:value="0.886951666666667" calcext:value-type="float">
            <text:p>0.886951666666667</text:p>
          </table:table-cell>
          <table:table-cell office:value-type="float" office:value="0.0144417386296777" calcext:value-type="float">
            <text:p>0.0144</text:p>
          </table:table-cell>
          <table:table-cell office:value-type="float" office:value="0.887033333333333" calcext:value-type="float">
            <text:p>0.8870</text:p>
          </table:table-cell>
          <table:table-cell office:value-type="float" office:value="0.0124802074065573" calcext:value-type="float">
            <text:p>0.0125</text:p>
          </table:table-cell>
          <table:table-cell office:value-type="float" office:value="0.889431666666667" calcext:value-type="float">
            <text:p>0.8894</text:p>
          </table:table-cell>
          <table:table-cell office:value-type="float" office:value="0.0108208299139025" calcext:value-type="float">
            <text:p>0.0108</text:p>
          </table:table-cell>
          <table:table-cell office:value-type="float" office:value="0.882801666666667" calcext:value-type="float">
            <text:p>0.8828</text:p>
          </table:table-cell>
          <table:table-cell office:value-type="float" office:value="0.0141374428946527" calcext:value-type="float">
            <text:p>0.0141</text:p>
          </table:table-cell>
          <table:table-cell office:value-type="float" office:value="0.885695" calcext:value-type="float">
            <text:p>0.8857</text:p>
          </table:table-cell>
          <table:table-cell office:value-type="float" office:value="0.0146322231390459" calcext:value-type="float">
            <text:p>0.0146</text:p>
          </table:table-cell>
          <table:table-cell office:value-type="float" office:value="0.886538333333333" calcext:value-type="float">
            <text:p>0.8865</text:p>
          </table:table-cell>
          <table:table-cell office:value-type="float" office:value="0.0140505921251243" calcext:value-type="float">
            <text:p>0.0141</text:p>
          </table:table-cell>
          <table:table-cell office:value-type="float" office:value="0.887791666666667" calcext:value-type="float">
            <text:p>0.8878</text:p>
          </table:table-cell>
          <table:table-cell office:value-type="float" office:value="0.00980668150221491" calcext:value-type="float">
            <text:p>0.0098</text:p>
          </table:table-cell>
          <table:table-cell office:value-type="float" office:value="0.883525" calcext:value-type="float">
            <text:p>0.8835</text:p>
          </table:table-cell>
          <table:table-cell office:value-type="float" office:value="0.0131620932476846" calcext:value-type="float">
            <text:p>0.0132</text:p>
          </table:table-cell>
          <table:table-cell office:value-type="float" office:value="0.889408333333333" calcext:value-type="float">
            <text:p>0.8894</text:p>
          </table:table-cell>
          <table:table-cell office:value-type="float" office:value="0.0134212785201933" calcext:value-type="float">
            <text:p>0.0134</text:p>
          </table:table-cell>
          <table:table-cell office:value-type="float" office:value="0.887535" calcext:value-type="float">
            <text:p>0.8875</text:p>
          </table:table-cell>
          <table:table-cell office:value-type="float" office:value="0.0141819599312597" calcext:value-type="float">
            <text:p>0.0142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96483333333333" calcext:value-type="float">
            <text:p>0.896483333333333</text:p>
          </table:table-cell>
          <table:table-cell office:value-type="float" office:value="0.0135824824401514" calcext:value-type="float">
            <text:p>0.0135824824401514</text:p>
          </table:table-cell>
          <table:table-cell office:value-type="float" office:value="0.871886666666667" calcext:value-type="float">
            <text:p>0.871886666666667</text:p>
          </table:table-cell>
          <table:table-cell office:value-type="float" office:value="0.0160822821055878" calcext:value-type="float">
            <text:p>0.0160822821055878</text:p>
          </table:table-cell>
          <table:table-cell office:value-type="float" office:value="0.896253333333333" calcext:value-type="float">
            <text:p>0.896253333333333</text:p>
          </table:table-cell>
          <table:table-cell office:value-type="float" office:value="0.00872651576922599" calcext:value-type="float">
            <text:p>0.00872651576922599</text:p>
          </table:table-cell>
          <table:table-cell office:value-type="float" office:value="0.897558333333333" calcext:value-type="float">
            <text:p>0.897558333333333</text:p>
          </table:table-cell>
          <table:table-cell office:value-type="float" office:value="0.01487954218961" calcext:value-type="float">
            <text:p>0.01487954218961</text:p>
          </table:table-cell>
          <table:table-cell office:value-type="float" office:value="0.895545" calcext:value-type="float">
            <text:p>0.895545</text:p>
          </table:table-cell>
          <table:table-cell office:value-type="float" office:value="0.0102123368029807" calcext:value-type="float">
            <text:p>0.0102123368029807</text:p>
          </table:table-cell>
          <table:table-cell office:value-type="float" office:value="0.89609" calcext:value-type="float">
            <text:p>0.89609</text:p>
          </table:table-cell>
          <table:table-cell office:value-type="float" office:value="0.0114189318348881" calcext:value-type="float">
            <text:p>0.0114189318348881</text:p>
          </table:table-cell>
          <table:table-cell office:value-type="float" office:value="0.892648333333333" calcext:value-type="float">
            <text:p>0.892648333333333</text:p>
          </table:table-cell>
          <table:table-cell office:value-type="float" office:value="0.0124727966627787" calcext:value-type="float">
            <text:p>0.0125</text:p>
          </table:table-cell>
          <table:table-cell office:value-type="float" office:value="0.896775" calcext:value-type="float">
            <text:p>0.8968</text:p>
          </table:table-cell>
          <table:table-cell office:value-type="float" office:value="0.0126579915793394" calcext:value-type="float">
            <text:p>0.0127</text:p>
          </table:table-cell>
          <table:table-cell office:value-type="float" office:value="0.893543333333333" calcext:value-type="float">
            <text:p>0.8935</text:p>
          </table:table-cell>
          <table:table-cell office:value-type="float" office:value="0.0101101099957275" calcext:value-type="float">
            <text:p>0.0101</text:p>
          </table:table-cell>
          <table:table-cell office:value-type="float" office:value="0.892901666666667" calcext:value-type="float">
            <text:p>0.8929</text:p>
          </table:table-cell>
          <table:table-cell office:value-type="float" office:value="0.0146349200934484" calcext:value-type="float">
            <text:p>0.0146</text:p>
          </table:table-cell>
          <table:table-cell office:value-type="float" office:value="0.89186" calcext:value-type="float">
            <text:p>0.8919</text:p>
          </table:table-cell>
          <table:table-cell office:value-type="float" office:value="0.0119183898629555" calcext:value-type="float">
            <text:p>0.0119</text:p>
          </table:table-cell>
          <table:table-cell office:value-type="float" office:value="0.891805" calcext:value-type="float">
            <text:p>0.8918</text:p>
          </table:table-cell>
          <table:table-cell office:value-type="float" office:value="0.0141436909778343" calcext:value-type="float">
            <text:p>0.0141</text:p>
          </table:table-cell>
          <table:table-cell office:value-type="float" office:value="0.895523333333333" calcext:value-type="float">
            <text:p>0.8955</text:p>
          </table:table-cell>
          <table:table-cell office:value-type="float" office:value="0.00890187923383579" calcext:value-type="float">
            <text:p>0.0089</text:p>
          </table:table-cell>
          <table:table-cell office:value-type="float" office:value="0.892753333333333" calcext:value-type="float">
            <text:p>0.8928</text:p>
          </table:table-cell>
          <table:table-cell office:value-type="float" office:value="0.0143395409268327" calcext:value-type="float">
            <text:p>0.0143</text:p>
          </table:table-cell>
          <table:table-cell office:value-type="float" office:value="0.890245" calcext:value-type="float">
            <text:p>0.8902</text:p>
          </table:table-cell>
          <table:table-cell office:value-type="float" office:value="0.011635667667158" calcext:value-type="float">
            <text:p>0.0116</text:p>
          </table:table-cell>
          <table:table-cell office:value-type="float" office:value="0.89191" calcext:value-type="float">
            <text:p>0.8919</text:p>
          </table:table-cell>
          <table:table-cell office:value-type="float" office:value="0.012437208301622" calcext:value-type="float">
            <text:p>0.0124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94761666666667" calcext:value-type="float">
            <text:p>0.894761666666667</text:p>
          </table:table-cell>
          <table:table-cell office:value-type="float" office:value="0.0148306439276752" calcext:value-type="float">
            <text:p>0.0148306439276752</text:p>
          </table:table-cell>
          <table:table-cell office:value-type="float" office:value="0.874951666666667" calcext:value-type="float">
            <text:p>0.874951666666667</text:p>
          </table:table-cell>
          <table:table-cell office:value-type="float" office:value="0.0125358879682367" calcext:value-type="float">
            <text:p>0.0125358879682367</text:p>
          </table:table-cell>
          <table:table-cell office:value-type="float" office:value="0.896543333333333" calcext:value-type="float">
            <text:p>0.896543333333333</text:p>
          </table:table-cell>
          <table:table-cell office:value-type="float" office:value="0.0105986480682317" calcext:value-type="float">
            <text:p>0.0105986480682317</text:p>
          </table:table-cell>
          <table:table-cell office:value-type="float" office:value="0.89384" calcext:value-type="float">
            <text:p>0.89384</text:p>
          </table:table-cell>
          <table:table-cell office:value-type="float" office:value="0.0117512344244808" calcext:value-type="float">
            <text:p>0.0117512344244808</text:p>
          </table:table-cell>
          <table:table-cell office:value-type="float" office:value="0.892975" calcext:value-type="float">
            <text:p>0.892975</text:p>
          </table:table-cell>
          <table:table-cell office:value-type="float" office:value="0.0119016968765801" calcext:value-type="float">
            <text:p>0.0119016968765801</text:p>
          </table:table-cell>
          <table:table-cell office:value-type="float" office:value="0.89126" calcext:value-type="float">
            <text:p>0.89126</text:p>
          </table:table-cell>
          <table:table-cell office:value-type="float" office:value="0.0125200124690609" calcext:value-type="float">
            <text:p>0.0125200124690609</text:p>
          </table:table-cell>
          <table:table-cell office:value-type="float" office:value="0.894401666666667" calcext:value-type="float">
            <text:p>0.894401666666667</text:p>
          </table:table-cell>
          <table:table-cell office:value-type="float" office:value="0.0107773385476282" calcext:value-type="float">
            <text:p>0.0108</text:p>
          </table:table-cell>
          <table:table-cell office:value-type="float" office:value="0.892761666666667" calcext:value-type="float">
            <text:p>0.8928</text:p>
          </table:table-cell>
          <table:table-cell office:value-type="float" office:value="0.0129564533367949" calcext:value-type="float">
            <text:p>0.0130</text:p>
          </table:table-cell>
          <table:table-cell office:value-type="float" office:value="0.892788333333333" calcext:value-type="float">
            <text:p>0.8928</text:p>
          </table:table-cell>
          <table:table-cell office:value-type="float" office:value="0.0111181860423166" calcext:value-type="float">
            <text:p>0.0111</text:p>
          </table:table-cell>
          <table:table-cell office:value-type="float" office:value="0.886481666666667" calcext:value-type="float">
            <text:p>0.8865</text:p>
          </table:table-cell>
          <table:table-cell office:value-type="float" office:value="0.0127491080811554" calcext:value-type="float">
            <text:p>0.0127</text:p>
          </table:table-cell>
          <table:table-cell office:value-type="float" office:value="0.891865" calcext:value-type="float">
            <text:p>0.8919</text:p>
          </table:table-cell>
          <table:table-cell office:value-type="float" office:value="0.0124262467365141" calcext:value-type="float">
            <text:p>0.0124</text:p>
          </table:table-cell>
          <table:table-cell office:value-type="float" office:value="0.890951666666667" calcext:value-type="float">
            <text:p>0.8910</text:p>
          </table:table-cell>
          <table:table-cell office:value-type="float" office:value="0.0139048125019939" calcext:value-type="float">
            <text:p>0.0139</text:p>
          </table:table-cell>
          <table:table-cell office:value-type="float" office:value="0.89159" calcext:value-type="float">
            <text:p>0.8916</text:p>
          </table:table-cell>
          <table:table-cell office:value-type="float" office:value="0.0110691002127346" calcext:value-type="float">
            <text:p>0.0111</text:p>
          </table:table-cell>
          <table:table-cell office:value-type="float" office:value="0.884283333333333" calcext:value-type="float">
            <text:p>0.8843</text:p>
          </table:table-cell>
          <table:table-cell office:value-type="float" office:value="0.0121720170970054" calcext:value-type="float">
            <text:p>0.0122</text:p>
          </table:table-cell>
          <table:table-cell office:value-type="float" office:value="0.891308333333333" calcext:value-type="float">
            <text:p>0.8913</text:p>
          </table:table-cell>
          <table:table-cell office:value-type="float" office:value="0.0144153172817552" calcext:value-type="float">
            <text:p>0.0144</text:p>
          </table:table-cell>
          <table:table-cell office:value-type="float" office:value="0.888903333333333" calcext:value-type="float">
            <text:p>0.8889</text:p>
          </table:table-cell>
          <table:table-cell office:value-type="float" office:value="0.0153951501263064" calcext:value-type="float">
            <text:p>0.0154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95475" calcext:value-type="float">
            <text:p>0.895475</text:p>
          </table:table-cell>
          <table:table-cell office:value-type="float" office:value="0.0186437905138126" calcext:value-type="float">
            <text:p>0.0186437905138126</text:p>
          </table:table-cell>
          <table:table-cell office:value-type="float" office:value="0.874408333333333" calcext:value-type="float">
            <text:p>0.874408333333333</text:p>
          </table:table-cell>
          <table:table-cell office:value-type="float" office:value="0.0159075187863935" calcext:value-type="float">
            <text:p>0.0159075187863935</text:p>
          </table:table-cell>
          <table:table-cell office:value-type="float" office:value="0.893448333333333" calcext:value-type="float">
            <text:p>0.893448333333333</text:p>
          </table:table-cell>
          <table:table-cell office:value-type="float" office:value="0.00862704317450301" calcext:value-type="float">
            <text:p>0.00862704317450301</text:p>
          </table:table-cell>
          <table:table-cell office:value-type="float" office:value="0.89384" calcext:value-type="float">
            <text:p>0.89384</text:p>
          </table:table-cell>
          <table:table-cell office:value-type="float" office:value="0.0135701638482335" calcext:value-type="float">
            <text:p>0.0135701638482335</text:p>
          </table:table-cell>
          <table:table-cell office:value-type="float" office:value="0.889486666666667" calcext:value-type="float">
            <text:p>0.889486666666667</text:p>
          </table:table-cell>
          <table:table-cell office:value-type="float" office:value="0.00835076255059053" calcext:value-type="float">
            <text:p>0.00835076255059053</text:p>
          </table:table-cell>
          <table:table-cell office:value-type="float" office:value="0.890771666666667" calcext:value-type="float">
            <text:p>0.890771666666667</text:p>
          </table:table-cell>
          <table:table-cell office:value-type="float" office:value="0.00989315945999691" calcext:value-type="float">
            <text:p>0.00989315945999691</text:p>
          </table:table-cell>
          <table:table-cell office:value-type="float" office:value="0.892365" calcext:value-type="float">
            <text:p>0.892365</text:p>
          </table:table-cell>
          <table:table-cell office:value-type="float" office:value="0.0131607963405518" calcext:value-type="float">
            <text:p>0.0132</text:p>
          </table:table-cell>
          <table:table-cell office:value-type="float" office:value="0.893541666666667" calcext:value-type="float">
            <text:p>0.8935</text:p>
          </table:table-cell>
          <table:table-cell office:value-type="float" office:value="0.0115385128934642" calcext:value-type="float">
            <text:p>0.0115</text:p>
          </table:table-cell>
          <table:table-cell office:value-type="float" office:value="0.885576666666667" calcext:value-type="float">
            <text:p>0.8856</text:p>
          </table:table-cell>
          <table:table-cell office:value-type="float" office:value="0.00915951391287178" calcext:value-type="float">
            <text:p>0.0092</text:p>
          </table:table-cell>
          <table:table-cell office:value-type="float" office:value="0.886646666666667" calcext:value-type="float">
            <text:p>0.8866</text:p>
          </table:table-cell>
          <table:table-cell office:value-type="float" office:value="0.0121718508777281" calcext:value-type="float">
            <text:p>0.0122</text:p>
          </table:table-cell>
          <table:table-cell office:value-type="float" office:value="0.88992" calcext:value-type="float">
            <text:p>0.8899</text:p>
          </table:table-cell>
          <table:table-cell office:value-type="float" office:value="0.0133281157022971" calcext:value-type="float">
            <text:p>0.0133</text:p>
          </table:table-cell>
          <table:table-cell office:value-type="float" office:value="0.891098333333333" calcext:value-type="float">
            <text:p>0.8911</text:p>
          </table:table-cell>
          <table:table-cell office:value-type="float" office:value="0.0120567460680356" calcext:value-type="float">
            <text:p>0.0121</text:p>
          </table:table-cell>
          <table:table-cell office:value-type="float" office:value="0.88805" calcext:value-type="float">
            <text:p>0.8881</text:p>
          </table:table-cell>
          <table:table-cell office:value-type="float" office:value="0.0122216006200907" calcext:value-type="float">
            <text:p>0.0122</text:p>
          </table:table-cell>
          <table:table-cell office:value-type="float" office:value="0.884666666666667" calcext:value-type="float">
            <text:p>0.8847</text:p>
          </table:table-cell>
          <table:table-cell office:value-type="float" office:value="0.0124289461432133" calcext:value-type="float">
            <text:p>0.0124</text:p>
          </table:table-cell>
          <table:table-cell office:value-type="float" office:value="0.888065" calcext:value-type="float">
            <text:p>0.8881</text:p>
          </table:table-cell>
          <table:table-cell office:value-type="float" office:value="0.0147590187454125" calcext:value-type="float">
            <text:p>0.0148</text:p>
          </table:table-cell>
          <table:table-cell office:value-type="float" office:value="0.88973" calcext:value-type="float">
            <text:p>0.8897</text:p>
          </table:table-cell>
          <table:table-cell office:value-type="float" office:value="0.0127734041510442" calcext:value-type="float">
            <text:p>0.0128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87336666666667" calcext:value-type="float">
            <text:p>0.887336666666667</text:p>
          </table:table-cell>
          <table:table-cell office:value-type="float" office:value="0.0143835939585623" calcext:value-type="float">
            <text:p>0.0143835939585623</text:p>
          </table:table-cell>
          <table:table-cell office:value-type="float" office:value="0.884741666666667" calcext:value-type="float">
            <text:p>0.884741666666667</text:p>
          </table:table-cell>
          <table:table-cell office:value-type="float" office:value="0.0116679054772561" calcext:value-type="float">
            <text:p>0.0116679054772561</text:p>
          </table:table-cell>
          <table:table-cell office:value-type="float" office:value="0.884015" calcext:value-type="float">
            <text:p>0.884015</text:p>
          </table:table-cell>
          <table:table-cell office:value-type="float" office:value="0.00756339418268333" calcext:value-type="float">
            <text:p>0.00756339418268333</text:p>
          </table:table-cell>
          <table:table-cell office:value-type="float" office:value="0.885968333333333" calcext:value-type="float">
            <text:p>0.885968333333333</text:p>
          </table:table-cell>
          <table:table-cell office:value-type="float" office:value="0.0144968252729946" calcext:value-type="float">
            <text:p>0.0144968252729946</text:p>
          </table:table-cell>
          <table:table-cell office:value-type="float" office:value="0.884621666666667" calcext:value-type="float">
            <text:p>0.884621666666667</text:p>
          </table:table-cell>
          <table:table-cell office:value-type="float" office:value="0.0104152341191496" calcext:value-type="float">
            <text:p>0.0104152341191496</text:p>
          </table:table-cell>
          <table:table-cell office:value-type="float" office:value="0.884308333333333" calcext:value-type="float">
            <text:p>0.884308333333333</text:p>
          </table:table-cell>
          <table:table-cell office:value-type="float" office:value="0.0128618073258046" calcext:value-type="float">
            <text:p>0.0128618073258046</text:p>
          </table:table-cell>
          <table:table-cell office:value-type="float" office:value="0.884916666666667" calcext:value-type="float">
            <text:p>0.884916666666667</text:p>
          </table:table-cell>
          <table:table-cell office:value-type="float" office:value="0.0153856698008083" calcext:value-type="float">
            <text:p>0.0154</text:p>
          </table:table-cell>
          <table:table-cell office:value-type="float" office:value="0.883688333333333" calcext:value-type="float">
            <text:p>0.8837</text:p>
          </table:table-cell>
          <table:table-cell office:value-type="float" office:value="0.012323396165261" calcext:value-type="float">
            <text:p>0.0123</text:p>
          </table:table-cell>
          <table:table-cell office:value-type="float" office:value="0.884678333333333" calcext:value-type="float">
            <text:p>0.8847</text:p>
          </table:table-cell>
          <table:table-cell office:value-type="float" office:value="0.0112014743603911" calcext:value-type="float">
            <text:p>0.0112</text:p>
          </table:table-cell>
          <table:table-cell office:value-type="float" office:value="0.884625" calcext:value-type="float">
            <text:p>0.8846</text:p>
          </table:table-cell>
          <table:table-cell office:value-type="float" office:value="0.0139685764298624" calcext:value-type="float">
            <text:p>0.0140</text:p>
          </table:table-cell>
          <table:table-cell office:value-type="float" office:value="0.884533333333333" calcext:value-type="float">
            <text:p>0.8845</text:p>
          </table:table-cell>
          <table:table-cell office:value-type="float" office:value="0.0150094187684801" calcext:value-type="float">
            <text:p>0.0150</text:p>
          </table:table-cell>
          <table:table-cell office:value-type="float" office:value="0.885545" calcext:value-type="float">
            <text:p>0.8855</text:p>
          </table:table-cell>
          <table:table-cell office:value-type="float" office:value="0.0134913869850477" calcext:value-type="float">
            <text:p>0.0135</text:p>
          </table:table-cell>
          <table:table-cell office:value-type="float" office:value="0.885456666666667" calcext:value-type="float">
            <text:p>0.8855</text:p>
          </table:table-cell>
          <table:table-cell office:value-type="float" office:value="0.0081201846029103" calcext:value-type="float">
            <text:p>0.0081</text:p>
          </table:table-cell>
          <table:table-cell office:value-type="float" office:value="0.884723333333333" calcext:value-type="float">
            <text:p>0.8847</text:p>
          </table:table-cell>
          <table:table-cell office:value-type="float" office:value="0.0133727239816407" calcext:value-type="float">
            <text:p>0.0134</text:p>
          </table:table-cell>
          <table:table-cell office:value-type="float" office:value="0.882481666666667" calcext:value-type="float">
            <text:p>0.8825</text:p>
          </table:table-cell>
          <table:table-cell office:value-type="float" office:value="0.0154611167879756" calcext:value-type="float">
            <text:p>0.0155</text:p>
          </table:table-cell>
          <table:table-cell office:value-type="float" office:value="0.884916666666667" calcext:value-type="float">
            <text:p>0.8849</text:p>
          </table:table-cell>
          <table:table-cell office:value-type="float" office:value="0.0150052913621096" calcext:value-type="float">
            <text:p>0.015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878025" calcext:value-type="float">
            <text:p>0.8878025</text:p>
          </table:table-cell>
          <table:table-cell office:value-type="float" office:value="0.031674704709091" calcext:value-type="float">
            <text:p>0.031674704709091</text:p>
          </table:table-cell>
          <table:table-cell office:value-type="float" office:value="0.88868" calcext:value-type="float">
            <text:p>0.88868</text:p>
          </table:table-cell>
          <table:table-cell office:value-type="float" office:value="0.0308957387421264" calcext:value-type="float">
            <text:p>0.0308957387421264</text:p>
          </table:table-cell>
          <table:table-cell office:value-type="float" office:value="0.886495" calcext:value-type="float">
            <text:p>0.886495</text:p>
          </table:table-cell>
          <table:table-cell office:value-type="float" office:value="0.0310589223429725" calcext:value-type="float">
            <text:p>0.0310589223429725</text:p>
          </table:table-cell>
          <table:table-cell office:value-type="float" office:value="0.88591" calcext:value-type="float">
            <text:p>0.88591</text:p>
          </table:table-cell>
          <table:table-cell office:value-type="float" office:value="0.031194994178362" calcext:value-type="float">
            <text:p>0.031194994178362</text:p>
          </table:table-cell>
          <table:table-cell office:value-type="float" office:value="0.88828" calcext:value-type="float">
            <text:p>0.88828</text:p>
          </table:table-cell>
          <table:table-cell office:value-type="float" office:value="0.0301270209203389" calcext:value-type="float">
            <text:p>0.0301270209203389</text:p>
          </table:table-cell>
          <table:table-cell office:value-type="float" office:value="0.8865575" calcext:value-type="float">
            <text:p>0.8865575</text:p>
          </table:table-cell>
          <table:table-cell office:value-type="float" office:value="0.0303574107596732" calcext:value-type="float">
            <text:p>0.0303574107596732</text:p>
          </table:table-cell>
          <table:table-cell office:value-type="float" office:value="0.8891875" calcext:value-type="float">
            <text:p>0.8891875</text:p>
          </table:table-cell>
          <table:table-cell office:value-type="float" office:value="0.0308021707014697" calcext:value-type="float">
            <text:p>0.0308</text:p>
          </table:table-cell>
          <table:table-cell office:value-type="float" office:value="0.88814" calcext:value-type="float">
            <text:p>0.8881</text:p>
          </table:table-cell>
          <table:table-cell office:value-type="float" office:value="0.0310236343318087" calcext:value-type="float">
            <text:p>0.0310</text:p>
          </table:table-cell>
          <table:table-cell office:value-type="float" office:value="0.8877625" calcext:value-type="float">
            <text:p>0.8878</text:p>
          </table:table-cell>
          <table:table-cell office:value-type="float" office:value="0.017271078482258" calcext:value-type="float">
            <text:p>0.0173</text:p>
          </table:table-cell>
          <table:table-cell office:value-type="float" office:value="0.887475" calcext:value-type="float">
            <text:p>0.8875</text:p>
          </table:table-cell>
          <table:table-cell office:value-type="float" office:value="0.0319657100945998" calcext:value-type="float">
            <text:p>0.0320</text:p>
          </table:table-cell>
          <table:table-cell office:value-type="float" office:value="0.8895275" calcext:value-type="float">
            <text:p>0.8895</text:p>
          </table:table-cell>
          <table:table-cell office:value-type="float" office:value="0.0305838931774258" calcext:value-type="float">
            <text:p>0.0306</text:p>
          </table:table-cell>
          <table:table-cell office:value-type="float" office:value="0.88687" calcext:value-type="float">
            <text:p>0.8869</text:p>
          </table:table-cell>
          <table:table-cell office:value-type="float" office:value="0.0301460099062721" calcext:value-type="float">
            <text:p>0.0301</text:p>
          </table:table-cell>
          <table:table-cell office:value-type="float" office:value="0.887275" calcext:value-type="float">
            <text:p>0.8873</text:p>
          </table:table-cell>
          <table:table-cell office:value-type="float" office:value="0.0173974881084777" calcext:value-type="float">
            <text:p>0.0174</text:p>
          </table:table-cell>
          <table:table-cell office:value-type="float" office:value="0.888335" calcext:value-type="float">
            <text:p>0.8883</text:p>
          </table:table-cell>
          <table:table-cell office:value-type="float" office:value="0.0306150751712412" calcext:value-type="float">
            <text:p>0.0306</text:p>
          </table:table-cell>
          <table:table-cell office:value-type="float" office:value="0.8860525" calcext:value-type="float">
            <text:p>0.8861</text:p>
          </table:table-cell>
          <table:table-cell office:value-type="float" office:value="0.0304503591273446" calcext:value-type="float">
            <text:p>0.0305</text:p>
          </table:table-cell>
          <table:table-cell office:value-type="float" office:value="0.8869775" calcext:value-type="float">
            <text:p>0.8870</text:p>
          </table:table-cell>
          <table:table-cell office:value-type="float" office:value="0.0304803405503179" calcext:value-type="float">
            <text:p>0.0305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910775" calcext:value-type="float">
            <text:p>0.8910775</text:p>
          </table:table-cell>
          <table:table-cell office:value-type="float" office:value="0.0263448366281835" calcext:value-type="float">
            <text:p>0.0263448366281835</text:p>
          </table:table-cell>
          <table:table-cell office:value-type="float" office:value="0.8836875" calcext:value-type="float">
            <text:p>0.8836875</text:p>
          </table:table-cell>
          <table:table-cell office:value-type="float" office:value="0.0299790342506835" calcext:value-type="float">
            <text:p>0.0299790342506835</text:p>
          </table:table-cell>
          <table:table-cell office:value-type="float" office:value="0.8932475" calcext:value-type="float">
            <text:p>0.8932475</text:p>
          </table:table-cell>
          <table:table-cell office:value-type="float" office:value="0.0265813606051737" calcext:value-type="float">
            <text:p>0.0265813606051737</text:p>
          </table:table-cell>
          <table:table-cell office:value-type="float" office:value="0.8928375" calcext:value-type="float">
            <text:p>0.8928375</text:p>
          </table:table-cell>
          <table:table-cell office:value-type="float" office:value="0.0256961723076987" calcext:value-type="float">
            <text:p>0.0256961723076987</text:p>
          </table:table-cell>
          <table:table-cell office:value-type="float" office:value="0.8913225" calcext:value-type="float">
            <text:p>0.8913225</text:p>
          </table:table-cell>
          <table:table-cell office:value-type="float" office:value="0.0302228958924577" calcext:value-type="float">
            <text:p>0.0302228958924577</text:p>
          </table:table-cell>
          <table:table-cell office:value-type="float" office:value="0.8908925" calcext:value-type="float">
            <text:p>0.8908925</text:p>
          </table:table-cell>
          <table:table-cell office:value-type="float" office:value="0.0303735025873441" calcext:value-type="float">
            <text:p>0.0303735025873441</text:p>
          </table:table-cell>
          <table:table-cell office:value-type="float" office:value="0.8907125" calcext:value-type="float">
            <text:p>0.8907125</text:p>
          </table:table-cell>
          <table:table-cell office:value-type="float" office:value="0.0293349537652195" calcext:value-type="float">
            <text:p>0.0293</text:p>
          </table:table-cell>
          <table:table-cell office:value-type="float" office:value="0.89171" calcext:value-type="float">
            <text:p>0.8917</text:p>
          </table:table-cell>
          <table:table-cell office:value-type="float" office:value="0.0271038345555388" calcext:value-type="float">
            <text:p>0.0271</text:p>
          </table:table-cell>
          <table:table-cell office:value-type="float" office:value="0.889965" calcext:value-type="float">
            <text:p>0.8900</text:p>
          </table:table-cell>
          <table:table-cell office:value-type="float" office:value="0.0169415770493912" calcext:value-type="float">
            <text:p>0.0169</text:p>
          </table:table-cell>
          <table:table-cell office:value-type="float" office:value="0.8879775" calcext:value-type="float">
            <text:p>0.8880</text:p>
          </table:table-cell>
          <table:table-cell office:value-type="float" office:value="0.0278219831492472" calcext:value-type="float">
            <text:p>0.0278</text:p>
          </table:table-cell>
          <table:table-cell office:value-type="float" office:value="0.8899775" calcext:value-type="float">
            <text:p>0.8900</text:p>
          </table:table-cell>
          <table:table-cell office:value-type="float" office:value="0.0294582067496287" calcext:value-type="float">
            <text:p>0.0295</text:p>
          </table:table-cell>
          <table:table-cell office:value-type="float" office:value="0.8934175" calcext:value-type="float">
            <text:p>0.8934</text:p>
          </table:table-cell>
          <table:table-cell office:value-type="float" office:value="0.0315281308320825" calcext:value-type="float">
            <text:p>0.0315</text:p>
          </table:table-cell>
          <table:table-cell office:value-type="float" office:value="0.8875525" calcext:value-type="float">
            <text:p>0.8876</text:p>
          </table:table-cell>
          <table:table-cell office:value-type="float" office:value="0.0167851260389709" calcext:value-type="float">
            <text:p>0.0168</text:p>
          </table:table-cell>
          <table:table-cell office:value-type="float" office:value="0.88896" calcext:value-type="float">
            <text:p>0.8890</text:p>
          </table:table-cell>
          <table:table-cell office:value-type="float" office:value="0.0300092757843731" calcext:value-type="float">
            <text:p>0.0300</text:p>
          </table:table-cell>
          <table:table-cell office:value-type="float" office:value="0.888985" calcext:value-type="float">
            <text:p>0.8890</text:p>
          </table:table-cell>
          <table:table-cell office:value-type="float" office:value="0.0324755714849638" calcext:value-type="float">
            <text:p>0.0325</text:p>
          </table:table-cell>
          <table:table-cell office:value-type="float" office:value="0.89071" calcext:value-type="float">
            <text:p>0.8907</text:p>
          </table:table-cell>
          <table:table-cell office:value-type="float" office:value="0.0294248531823836" calcext:value-type="float">
            <text:p>0.029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873625" calcext:value-type="float">
            <text:p>0.8873625</text:p>
          </table:table-cell>
          <table:table-cell office:value-type="float" office:value="0.0256935675601958" calcext:value-type="float">
            <text:p>0.0256935675601958</text:p>
          </table:table-cell>
          <table:table-cell office:value-type="float" office:value="0.88022" calcext:value-type="float">
            <text:p>0.88022</text:p>
          </table:table-cell>
          <table:table-cell office:value-type="float" office:value="0.0303960434549174" calcext:value-type="float">
            <text:p>0.0303960434549174</text:p>
          </table:table-cell>
          <table:table-cell office:value-type="float" office:value="0.89222" calcext:value-type="float">
            <text:p>0.89222</text:p>
          </table:table-cell>
          <table:table-cell office:value-type="float" office:value="0.0276949745170774" calcext:value-type="float">
            <text:p>0.0276949745170774</text:p>
          </table:table-cell>
          <table:table-cell office:value-type="float" office:value="0.892835" calcext:value-type="float">
            <text:p>0.892835</text:p>
          </table:table-cell>
          <table:table-cell office:value-type="float" office:value="0.0257984737989302" calcext:value-type="float">
            <text:p>0.0257984737989302</text:p>
          </table:table-cell>
          <table:table-cell office:value-type="float" office:value="0.8906525" calcext:value-type="float">
            <text:p>0.8906525</text:p>
          </table:table-cell>
          <table:table-cell office:value-type="float" office:value="0.0310280415912241" calcext:value-type="float">
            <text:p>0.0310280415912241</text:p>
          </table:table-cell>
          <table:table-cell office:value-type="float" office:value="0.8898925" calcext:value-type="float">
            <text:p>0.8898925</text:p>
          </table:table-cell>
          <table:table-cell office:value-type="float" office:value="0.0265117418362152" calcext:value-type="float">
            <text:p>0.0265117418362152</text:p>
          </table:table-cell>
          <table:table-cell office:value-type="float" office:value="0.889635" calcext:value-type="float">
            <text:p>0.889635</text:p>
          </table:table-cell>
          <table:table-cell office:value-type="float" office:value="0.0300365212688396" calcext:value-type="float">
            <text:p>0.0300</text:p>
          </table:table-cell>
          <table:table-cell office:value-type="float" office:value="0.8916275" calcext:value-type="float">
            <text:p>0.8916</text:p>
          </table:table-cell>
          <table:table-cell office:value-type="float" office:value="0.0268333527331219" calcext:value-type="float">
            <text:p>0.0268</text:p>
          </table:table-cell>
          <table:table-cell office:value-type="float" office:value="0.8908825" calcext:value-type="float">
            <text:p>0.8909</text:p>
          </table:table-cell>
          <table:table-cell office:value-type="float" office:value="0.0148281626061533" calcext:value-type="float">
            <text:p>0.0148</text:p>
          </table:table-cell>
          <table:table-cell office:value-type="float" office:value="0.8891525" calcext:value-type="float">
            <text:p>0.8892</text:p>
          </table:table-cell>
          <table:table-cell office:value-type="float" office:value="0.029012852590583" calcext:value-type="float">
            <text:p>0.0290</text:p>
          </table:table-cell>
          <table:table-cell office:value-type="float" office:value="0.8893325" calcext:value-type="float">
            <text:p>0.8893</text:p>
          </table:table-cell>
          <table:table-cell office:value-type="float" office:value="0.0286902092699419" calcext:value-type="float">
            <text:p>0.0287</text:p>
          </table:table-cell>
          <table:table-cell office:value-type="float" office:value="0.8912825" calcext:value-type="float">
            <text:p>0.8913</text:p>
          </table:table-cell>
          <table:table-cell office:value-type="float" office:value="0.0259450647932713" calcext:value-type="float">
            <text:p>0.0259</text:p>
          </table:table-cell>
          <table:table-cell office:value-type="float" office:value="0.891995" calcext:value-type="float">
            <text:p>0.8920</text:p>
          </table:table-cell>
          <table:table-cell office:value-type="float" office:value="0.0136302459100271" calcext:value-type="float">
            <text:p>0.0136</text:p>
          </table:table-cell>
          <table:table-cell office:value-type="float" office:value="0.888815" calcext:value-type="float">
            <text:p>0.8888</text:p>
          </table:table-cell>
          <table:table-cell office:value-type="float" office:value="0.0289639166364398" calcext:value-type="float">
            <text:p>0.0290</text:p>
          </table:table-cell>
          <table:table-cell office:value-type="float" office:value="0.89076" calcext:value-type="float">
            <text:p>0.8908</text:p>
          </table:table-cell>
          <table:table-cell office:value-type="float" office:value="0.0298285154107504" calcext:value-type="float">
            <text:p>0.0298</text:p>
          </table:table-cell>
          <table:table-cell office:value-type="float" office:value="0.8907975" calcext:value-type="float">
            <text:p>0.8908</text:p>
          </table:table-cell>
          <table:table-cell office:value-type="float" office:value="0.0286987977372705" calcext:value-type="float">
            <text:p>0.028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917075" calcext:value-type="float">
            <text:p>0.8917075</text:p>
          </table:table-cell>
          <table:table-cell office:value-type="float" office:value="0.0249578629594734" calcext:value-type="float">
            <text:p>0.0249578629594734</text:p>
          </table:table-cell>
          <table:table-cell office:value-type="float" office:value="0.8765275" calcext:value-type="float">
            <text:p>0.8765275</text:p>
          </table:table-cell>
          <table:table-cell office:value-type="float" office:value="0.0324585280042248" calcext:value-type="float">
            <text:p>0.0324585280042248</text:p>
          </table:table-cell>
          <table:table-cell office:value-type="float" office:value="0.89112" calcext:value-type="float">
            <text:p>0.89112</text:p>
          </table:table-cell>
          <table:table-cell office:value-type="float" office:value="0.0251875078782027" calcext:value-type="float">
            <text:p>0.0251875078782027</text:p>
          </table:table-cell>
          <table:table-cell office:value-type="float" office:value="0.88932" calcext:value-type="float">
            <text:p>0.88932</text:p>
          </table:table-cell>
          <table:table-cell office:value-type="float" office:value="0.0281898586505064" calcext:value-type="float">
            <text:p>0.0281898586505064</text:p>
          </table:table-cell>
          <table:table-cell office:value-type="float" office:value="0.89025" calcext:value-type="float">
            <text:p>0.89025</text:p>
          </table:table-cell>
          <table:table-cell office:value-type="float" office:value="0.0276049227880508" calcext:value-type="float">
            <text:p>0.0276049227880508</text:p>
          </table:table-cell>
          <table:table-cell office:value-type="float" office:value="0.8907825" calcext:value-type="float">
            <text:p>0.8907825</text:p>
          </table:table-cell>
          <table:table-cell office:value-type="float" office:value="0.0275828389751154" calcext:value-type="float">
            <text:p>0.0275828389751154</text:p>
          </table:table-cell>
          <table:table-cell office:value-type="float" office:value="0.8900775" calcext:value-type="float">
            <text:p>0.8900775</text:p>
          </table:table-cell>
          <table:table-cell office:value-type="float" office:value="0.027906528785128" calcext:value-type="float">
            <text:p>0.0279</text:p>
          </table:table-cell>
          <table:table-cell office:value-type="float" office:value="0.8915875" calcext:value-type="float">
            <text:p>0.8916</text:p>
          </table:table-cell>
          <table:table-cell office:value-type="float" office:value="0.0289831793069166" calcext:value-type="float">
            <text:p>0.0290</text:p>
          </table:table-cell>
          <table:table-cell office:value-type="float" office:value="0.888965" calcext:value-type="float">
            <text:p>0.8890</text:p>
          </table:table-cell>
          <table:table-cell office:value-type="float" office:value="0.0172639531439949" calcext:value-type="float">
            <text:p>0.0173</text:p>
          </table:table-cell>
          <table:table-cell office:value-type="float" office:value="0.8853825" calcext:value-type="float">
            <text:p>0.8854</text:p>
          </table:table-cell>
          <table:table-cell office:value-type="float" office:value="0.0274514904605233" calcext:value-type="float">
            <text:p>0.0275</text:p>
          </table:table-cell>
          <table:table-cell office:value-type="float" office:value="0.89092" calcext:value-type="float">
            <text:p>0.8909</text:p>
          </table:table-cell>
          <table:table-cell office:value-type="float" office:value="0.0258321511608232" calcext:value-type="float">
            <text:p>0.0258</text:p>
          </table:table-cell>
          <table:table-cell office:value-type="float" office:value="0.88875" calcext:value-type="float">
            <text:p>0.8888</text:p>
          </table:table-cell>
          <table:table-cell office:value-type="float" office:value="0.0287015801210659" calcext:value-type="float">
            <text:p>0.0287</text:p>
          </table:table-cell>
          <table:table-cell office:value-type="float" office:value="0.886585" calcext:value-type="float">
            <text:p>0.8866</text:p>
          </table:table-cell>
          <table:table-cell office:value-type="float" office:value="0.0166572773352355" calcext:value-type="float">
            <text:p>0.0167</text:p>
          </table:table-cell>
          <table:table-cell office:value-type="float" office:value="0.88714" calcext:value-type="float">
            <text:p>0.8871</text:p>
          </table:table-cell>
          <table:table-cell office:value-type="float" office:value="0.027225489302903" calcext:value-type="float">
            <text:p>0.0272</text:p>
          </table:table-cell>
          <table:table-cell office:value-type="float" office:value="0.889235" calcext:value-type="float">
            <text:p>0.8892</text:p>
          </table:table-cell>
          <table:table-cell office:value-type="float" office:value="0.0286915001879304" calcext:value-type="float">
            <text:p>0.0287</text:p>
          </table:table-cell>
          <table:table-cell office:value-type="float" office:value="0.889035" calcext:value-type="float">
            <text:p>0.8890</text:p>
          </table:table-cell>
          <table:table-cell office:value-type="float" office:value="0.0272880269325984" calcext:value-type="float">
            <text:p>0.027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849025" calcext:value-type="float">
            <text:p>0.8849025</text:p>
          </table:table-cell>
          <table:table-cell office:value-type="float" office:value="0.0270199465081287" calcext:value-type="float">
            <text:p>0.0270199465081287</text:p>
          </table:table-cell>
          <table:table-cell office:value-type="float" office:value="0.884635" calcext:value-type="float">
            <text:p>0.884635</text:p>
          </table:table-cell>
          <table:table-cell office:value-type="float" office:value="0.0265475645880745" calcext:value-type="float">
            <text:p>0.0265475645880745</text:p>
          </table:table-cell>
          <table:table-cell office:value-type="float" office:value="0.8873975" calcext:value-type="float">
            <text:p>0.8873975</text:p>
          </table:table-cell>
          <table:table-cell office:value-type="float" office:value="0.0293657585673564" calcext:value-type="float">
            <text:p>0.0293657585673564</text:p>
          </table:table-cell>
          <table:table-cell office:value-type="float" office:value="0.8912125" calcext:value-type="float">
            <text:p>0.8912125</text:p>
          </table:table-cell>
          <table:table-cell office:value-type="float" office:value="0.0306838976017597" calcext:value-type="float">
            <text:p>0.0306838976017597</text:p>
          </table:table-cell>
          <table:table-cell office:value-type="float" office:value="0.8863525" calcext:value-type="float">
            <text:p>0.8863525</text:p>
          </table:table-cell>
          <table:table-cell office:value-type="float" office:value="0.0306670989575604" calcext:value-type="float">
            <text:p>0.0306670989575604</text:p>
          </table:table-cell>
          <table:table-cell office:value-type="float" office:value="0.8933025" calcext:value-type="float">
            <text:p>0.8933025</text:p>
          </table:table-cell>
          <table:table-cell office:value-type="float" office:value="0.0319027437642676" calcext:value-type="float">
            <text:p>0.0319027437642676</text:p>
          </table:table-cell>
          <table:table-cell office:value-type="float" office:value="0.8877625" calcext:value-type="float">
            <text:p>0.8877625</text:p>
          </table:table-cell>
          <table:table-cell office:value-type="float" office:value="0.0289963617100745" calcext:value-type="float">
            <text:p>0.0290</text:p>
          </table:table-cell>
          <table:table-cell office:value-type="float" office:value="0.888545" calcext:value-type="float">
            <text:p>0.8885</text:p>
          </table:table-cell>
          <table:table-cell office:value-type="float" office:value="0.0308971338820887" calcext:value-type="float">
            <text:p>0.0309</text:p>
          </table:table-cell>
          <table:table-cell office:value-type="float" office:value="0.88904" calcext:value-type="float">
            <text:p>0.8890</text:p>
          </table:table-cell>
          <table:table-cell office:value-type="float" office:value="0.0131685207633292" calcext:value-type="float">
            <text:p>0.0132</text:p>
          </table:table-cell>
          <table:table-cell office:value-type="float" office:value="0.88979" calcext:value-type="float">
            <text:p>0.8898</text:p>
          </table:table-cell>
          <table:table-cell office:value-type="float" office:value="0.0330404988839501" calcext:value-type="float">
            <text:p>0.0330</text:p>
          </table:table-cell>
          <table:table-cell office:value-type="float" office:value="0.8878575" calcext:value-type="float">
            <text:p>0.8879</text:p>
          </table:table-cell>
          <table:table-cell office:value-type="float" office:value="0.0307640712635696" calcext:value-type="float">
            <text:p>0.0308</text:p>
          </table:table-cell>
          <table:table-cell office:value-type="float" office:value="0.8895075" calcext:value-type="float">
            <text:p>0.8895</text:p>
          </table:table-cell>
          <table:table-cell office:value-type="float" office:value="0.0304220195696871" calcext:value-type="float">
            <text:p>0.0304</text:p>
          </table:table-cell>
          <table:table-cell office:value-type="float" office:value="0.88843" calcext:value-type="float">
            <text:p>0.8884</text:p>
          </table:table-cell>
          <table:table-cell office:value-type="float" office:value="0.0146346566866736" calcext:value-type="float">
            <text:p>0.0146</text:p>
          </table:table-cell>
          <table:table-cell office:value-type="float" office:value="0.89282" calcext:value-type="float">
            <text:p>0.8928</text:p>
          </table:table-cell>
          <table:table-cell office:value-type="float" office:value="0.0325551204629507" calcext:value-type="float">
            <text:p>0.0326</text:p>
          </table:table-cell>
          <table:table-cell office:value-type="float" office:value="0.8864825" calcext:value-type="float">
            <text:p>0.8865</text:p>
          </table:table-cell>
          <table:table-cell office:value-type="float" office:value="0.030553363153029" calcext:value-type="float">
            <text:p>0.0306</text:p>
          </table:table-cell>
          <table:table-cell office:value-type="float" office:value="0.89125" calcext:value-type="float">
            <text:p>0.8913</text:p>
          </table:table-cell>
          <table:table-cell office:value-type="float" office:value="0.0302179321282499" calcext:value-type="float">
            <text:p>0.0302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8004" calcext:value-type="float">
            <text:p>0.88004</text:p>
          </table:table-cell>
          <table:table-cell office:value-type="float" office:value="0.0234058064763045" calcext:value-type="float">
            <text:p>0.0234058064763045</text:p>
          </table:table-cell>
          <table:table-cell office:value-type="float" office:value="0.876505" calcext:value-type="float">
            <text:p>0.876505</text:p>
          </table:table-cell>
          <table:table-cell office:value-type="float" office:value="0.0326345040935965" calcext:value-type="float">
            <text:p>0.0326345040935965</text:p>
          </table:table-cell>
          <table:table-cell office:value-type="float" office:value="0.890005" calcext:value-type="float">
            <text:p>0.890005</text:p>
          </table:table-cell>
          <table:table-cell office:value-type="float" office:value="0.021140673580334" calcext:value-type="float">
            <text:p>0.021140673580334</text:p>
          </table:table-cell>
          <table:table-cell office:value-type="float" office:value="0.8860325" calcext:value-type="float">
            <text:p>0.8860325</text:p>
          </table:table-cell>
          <table:table-cell office:value-type="float" office:value="0.025690121397204" calcext:value-type="float">
            <text:p>0.025690121397204</text:p>
          </table:table-cell>
          <table:table-cell office:value-type="float" office:value="0.8866075" calcext:value-type="float">
            <text:p>0.8866075</text:p>
          </table:table-cell>
          <table:table-cell office:value-type="float" office:value="0.0247313969501593" calcext:value-type="float">
            <text:p>0.0247313969501593</text:p>
          </table:table-cell>
          <table:table-cell office:value-type="float" office:value="0.886235" calcext:value-type="float">
            <text:p>0.886235</text:p>
          </table:table-cell>
          <table:table-cell office:value-type="float" office:value="0.0291330103337198" calcext:value-type="float">
            <text:p>0.0291330103337198</text:p>
          </table:table-cell>
          <table:table-cell office:value-type="float" office:value="0.89091" calcext:value-type="float">
            <text:p>0.89091</text:p>
          </table:table-cell>
          <table:table-cell office:value-type="float" office:value="0.0268061526609827" calcext:value-type="float">
            <text:p>0.0268</text:p>
          </table:table-cell>
          <table:table-cell office:value-type="float" office:value="0.887725" calcext:value-type="float">
            <text:p>0.8877</text:p>
          </table:table-cell>
          <table:table-cell office:value-type="float" office:value="0.0246538513275403" calcext:value-type="float">
            <text:p>0.0247</text:p>
          </table:table-cell>
          <table:table-cell office:value-type="float" office:value="0.89146" calcext:value-type="float">
            <text:p>0.8915</text:p>
          </table:table-cell>
          <table:table-cell office:value-type="float" office:value="0.0174485693483557" calcext:value-type="float">
            <text:p>0.0174</text:p>
          </table:table-cell>
          <table:table-cell office:value-type="float" office:value="0.887505" calcext:value-type="float">
            <text:p>0.8875</text:p>
          </table:table-cell>
          <table:table-cell office:value-type="float" office:value="0.0283660128538194" calcext:value-type="float">
            <text:p>0.0284</text:p>
          </table:table-cell>
          <table:table-cell office:value-type="float" office:value="0.891375" calcext:value-type="float">
            <text:p>0.8914</text:p>
          </table:table-cell>
          <table:table-cell office:value-type="float" office:value="0.0299453302778552" calcext:value-type="float">
            <text:p>0.0299</text:p>
          </table:table-cell>
          <table:table-cell office:value-type="float" office:value="0.8883675" calcext:value-type="float">
            <text:p>0.8884</text:p>
          </table:table-cell>
          <table:table-cell office:value-type="float" office:value="0.0273415055271009" calcext:value-type="float">
            <text:p>0.0273</text:p>
          </table:table-cell>
          <table:table-cell office:value-type="float" office:value="0.889315" calcext:value-type="float">
            <text:p>0.8893</text:p>
          </table:table-cell>
          <table:table-cell office:value-type="float" office:value="0.0139072393936404" calcext:value-type="float">
            <text:p>0.0139</text:p>
          </table:table-cell>
          <table:table-cell office:value-type="float" office:value="0.88556" calcext:value-type="float">
            <text:p>0.8856</text:p>
          </table:table-cell>
          <table:table-cell office:value-type="float" office:value="0.0295288566527757" calcext:value-type="float">
            <text:p>0.0295</text:p>
          </table:table-cell>
          <table:table-cell office:value-type="float" office:value="0.889435" calcext:value-type="float">
            <text:p>0.8894</text:p>
          </table:table-cell>
          <table:table-cell office:value-type="float" office:value="0.0269265731277601" calcext:value-type="float">
            <text:p>0.0269</text:p>
          </table:table-cell>
          <table:table-cell office:value-type="float" office:value="0.8915075" calcext:value-type="float">
            <text:p>0.8915</text:p>
          </table:table-cell>
          <table:table-cell office:value-type="float" office:value="0.0288136432743471" calcext:value-type="float">
            <text:p>0.028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9315" calcext:value-type="float">
            <text:p>0.89315</text:p>
          </table:table-cell>
          <table:table-cell office:value-type="float" office:value="0.026562267916721" calcext:value-type="float">
            <text:p>0.026562267916721</text:p>
          </table:table-cell>
          <table:table-cell office:value-type="float" office:value="0.88063" calcext:value-type="float">
            <text:p>0.88063</text:p>
          </table:table-cell>
          <table:table-cell office:value-type="float" office:value="0.0298033259096099" calcext:value-type="float">
            <text:p>0.0298033259096099</text:p>
          </table:table-cell>
          <table:table-cell office:value-type="float" office:value="0.8917575" calcext:value-type="float">
            <text:p>0.8917575</text:p>
          </table:table-cell>
          <table:table-cell office:value-type="float" office:value="0.0293406282254418" calcext:value-type="float">
            <text:p>0.0293406282254418</text:p>
          </table:table-cell>
          <table:table-cell office:value-type="float" office:value="0.8922975" calcext:value-type="float">
            <text:p>0.8922975</text:p>
          </table:table-cell>
          <table:table-cell office:value-type="float" office:value="0.0274264591460854" calcext:value-type="float">
            <text:p>0.0274264591460854</text:p>
          </table:table-cell>
          <table:table-cell office:value-type="float" office:value="0.8911375" calcext:value-type="float">
            <text:p>0.8911375</text:p>
          </table:table-cell>
          <table:table-cell office:value-type="float" office:value="0.0259415697613748" calcext:value-type="float">
            <text:p>0.0259415697613748</text:p>
          </table:table-cell>
          <table:table-cell office:value-type="float" office:value="0.89487" calcext:value-type="float">
            <text:p>0.89487</text:p>
          </table:table-cell>
          <table:table-cell office:value-type="float" office:value="0.0276151755199192" calcext:value-type="float">
            <text:p>0.0276151755199192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0.0297023937990773" calcext:value-type="float">
            <text:p>0.0297</text:p>
          </table:table-cell>
          <table:table-cell office:value-type="float" office:value="0.8912375" calcext:value-type="float">
            <text:p>0.8912</text:p>
          </table:table-cell>
          <table:table-cell office:value-type="float" office:value="0.0286146321534145" calcext:value-type="float">
            <text:p>0.0286</text:p>
          </table:table-cell>
          <table:table-cell office:value-type="float" office:value="0.88884" calcext:value-type="float">
            <text:p>0.8888</text:p>
          </table:table-cell>
          <table:table-cell office:value-type="float" office:value="0.0167174973555939" calcext:value-type="float">
            <text:p>0.0167</text:p>
          </table:table-cell>
          <table:table-cell office:value-type="float" office:value="0.8919625" calcext:value-type="float">
            <text:p>0.8920</text:p>
          </table:table-cell>
          <table:table-cell office:value-type="float" office:value="0.0294782045460769" calcext:value-type="float">
            <text:p>0.0295</text:p>
          </table:table-cell>
          <table:table-cell office:value-type="float" office:value="0.889065" calcext:value-type="float">
            <text:p>0.8891</text:p>
          </table:table-cell>
          <table:table-cell office:value-type="float" office:value="0.0291150452307867" calcext:value-type="float">
            <text:p>0.0291</text:p>
          </table:table-cell>
          <table:table-cell office:value-type="float" office:value="0.890435" calcext:value-type="float">
            <text:p>0.8904</text:p>
          </table:table-cell>
          <table:table-cell office:value-type="float" office:value="0.0309946848322309" calcext:value-type="float">
            <text:p>0.0310</text:p>
          </table:table-cell>
          <table:table-cell office:value-type="float" office:value="0.8905275" calcext:value-type="float">
            <text:p>0.8905</text:p>
          </table:table-cell>
          <table:table-cell office:value-type="float" office:value="0.014829593219461" calcext:value-type="float">
            <text:p>0.0148</text:p>
          </table:table-cell>
          <table:table-cell office:value-type="float" office:value="0.89086" calcext:value-type="float">
            <text:p>0.8909</text:p>
          </table:table-cell>
          <table:table-cell office:value-type="float" office:value="0.0295513640195423" calcext:value-type="float">
            <text:p>0.0296</text:p>
          </table:table-cell>
          <table:table-cell office:value-type="float" office:value="0.890615" calcext:value-type="float">
            <text:p>0.8906</text:p>
          </table:table-cell>
          <table:table-cell office:value-type="float" office:value="0.0296138065252337" calcext:value-type="float">
            <text:p>0.0296</text:p>
          </table:table-cell>
          <table:table-cell office:value-type="float" office:value="0.8911175" calcext:value-type="float">
            <text:p>0.8911</text:p>
          </table:table-cell>
          <table:table-cell office:value-type="float" office:value="0.0305294813953894" calcext:value-type="float">
            <text:p>0.03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0237852171044837" calcext:value-type="float">
            <text:p>0.0237852171044837</text:p>
          </table:table-cell>
          <table:table-cell office:value-type="float" office:value="0.882145" calcext:value-type="float">
            <text:p>0.882145</text:p>
          </table:table-cell>
          <table:table-cell office:value-type="float" office:value="0.0304447841361608" calcext:value-type="float">
            <text:p>0.0304447841361608</text:p>
          </table:table-cell>
          <table:table-cell office:value-type="float" office:value="0.8876725" calcext:value-type="float">
            <text:p>0.8876725</text:p>
          </table:table-cell>
          <table:table-cell office:value-type="float" office:value="0.0273446885141365" calcext:value-type="float">
            <text:p>0.0273446885141365</text:p>
          </table:table-cell>
          <table:table-cell office:value-type="float" office:value="0.89015" calcext:value-type="float">
            <text:p>0.89015</text:p>
          </table:table-cell>
          <table:table-cell office:value-type="float" office:value="0.0243769693856212" calcext:value-type="float">
            <text:p>0.0243769693856212</text:p>
          </table:table-cell>
          <table:table-cell office:value-type="float" office:value="0.89163" calcext:value-type="float">
            <text:p>0.89163</text:p>
          </table:table-cell>
          <table:table-cell office:value-type="float" office:value="0.0267493518289259" calcext:value-type="float">
            <text:p>0.0267493518289259</text:p>
          </table:table-cell>
          <table:table-cell office:value-type="float" office:value="0.88995" calcext:value-type="float">
            <text:p>0.88995</text:p>
          </table:table-cell>
          <table:table-cell office:value-type="float" office:value="0.0287093983839763" calcext:value-type="float">
            <text:p>0.0287093983839763</text:p>
          </table:table-cell>
          <table:table-cell office:value-type="float" office:value="0.89075" calcext:value-type="float">
            <text:p>0.89075</text:p>
          </table:table-cell>
          <table:table-cell office:value-type="float" office:value="0.0277619477708871" calcext:value-type="float">
            <text:p>0.0278</text:p>
          </table:table-cell>
          <table:table-cell office:value-type="float" office:value="0.891475" calcext:value-type="float">
            <text:p>0.8915</text:p>
          </table:table-cell>
          <table:table-cell office:value-type="float" office:value="0.0267513442657106" calcext:value-type="float">
            <text:p>0.0268</text:p>
          </table:table-cell>
          <table:table-cell office:value-type="float" office:value="0.888535" calcext:value-type="float">
            <text:p>0.8885</text:p>
          </table:table-cell>
          <table:table-cell office:value-type="float" office:value="0.0160769579905444" calcext:value-type="float">
            <text:p>0.0161</text:p>
          </table:table-cell>
          <table:table-cell office:value-type="float" office:value="0.8899425" calcext:value-type="float">
            <text:p>0.8899</text:p>
          </table:table-cell>
          <table:table-cell office:value-type="float" office:value="0.0294776596150237" calcext:value-type="float">
            <text:p>0.0295</text:p>
          </table:table-cell>
          <table:table-cell office:value-type="float" office:value="0.8914025" calcext:value-type="float">
            <text:p>0.8914</text:p>
          </table:table-cell>
          <table:table-cell office:value-type="float" office:value="0.0311605593044215" calcext:value-type="float">
            <text:p>0.0312</text:p>
          </table:table-cell>
          <table:table-cell office:value-type="float" office:value="0.8906975" calcext:value-type="float">
            <text:p>0.8907</text:p>
          </table:table-cell>
          <table:table-cell office:value-type="float" office:value="0.0321170192512687" calcext:value-type="float">
            <text:p>0.0321</text:p>
          </table:table-cell>
          <table:table-cell office:value-type="float" office:value="0.88916" calcext:value-type="float">
            <text:p>0.8892</text:p>
          </table:table-cell>
          <table:table-cell office:value-type="float" office:value="0.0142088403712764" calcext:value-type="float">
            <text:p>0.0142</text:p>
          </table:table-cell>
          <table:table-cell office:value-type="float" office:value="0.887175" calcext:value-type="float">
            <text:p>0.8872</text:p>
          </table:table-cell>
          <table:table-cell office:value-type="float" office:value="0.029876405039782" calcext:value-type="float">
            <text:p>0.0299</text:p>
          </table:table-cell>
          <table:table-cell office:value-type="float" office:value="0.88918" calcext:value-type="float">
            <text:p>0.8892</text:p>
          </table:table-cell>
          <table:table-cell office:value-type="float" office:value="0.030592537742265" calcext:value-type="float">
            <text:p>0.0306</text:p>
          </table:table-cell>
          <table:table-cell office:value-type="float" office:value="0.8896875" calcext:value-type="float">
            <text:p>0.8897</text:p>
          </table:table-cell>
          <table:table-cell office:value-type="float" office:value="0.0290082416447949" calcext:value-type="float">
            <text:p>0.0290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9058" calcext:value-type="float">
            <text:p>0.89058</text:p>
          </table:table-cell>
          <table:table-cell office:value-type="float" office:value="0.023579537694126" calcext:value-type="float">
            <text:p>0.023579537694126</text:p>
          </table:table-cell>
          <table:table-cell office:value-type="float" office:value="0.881305" calcext:value-type="float">
            <text:p>0.881305</text:p>
          </table:table-cell>
          <table:table-cell office:value-type="float" office:value="0.0292645197957993" calcext:value-type="float">
            <text:p>0.0292645197957993</text:p>
          </table:table-cell>
          <table:table-cell office:value-type="float" office:value="0.891065" calcext:value-type="float">
            <text:p>0.891065</text:p>
          </table:table-cell>
          <table:table-cell office:value-type="float" office:value="0.0308236016775821" calcext:value-type="float">
            <text:p>0.0308236016775821</text:p>
          </table:table-cell>
          <table:table-cell office:value-type="float" office:value="0.8909425" calcext:value-type="float">
            <text:p>0.8909425</text:p>
          </table:table-cell>
          <table:table-cell office:value-type="float" office:value="0.0240528078492325" calcext:value-type="float">
            <text:p>0.0240528078492325</text:p>
          </table:table-cell>
          <table:table-cell office:value-type="float" office:value="0.888995" calcext:value-type="float">
            <text:p>0.888995</text:p>
          </table:table-cell>
          <table:table-cell office:value-type="float" office:value="0.0305377958574524" calcext:value-type="float">
            <text:p>0.0305377958574524</text:p>
          </table:table-cell>
          <table:table-cell office:value-type="float" office:value="0.890305" calcext:value-type="float">
            <text:p>0.890305</text:p>
          </table:table-cell>
          <table:table-cell office:value-type="float" office:value="0.028671242097857" calcext:value-type="float">
            <text:p>0.028671242097857</text:p>
          </table:table-cell>
          <table:table-cell office:value-type="float" office:value="0.888785" calcext:value-type="float">
            <text:p>0.888785</text:p>
          </table:table-cell>
          <table:table-cell office:value-type="float" office:value="0.0297647332566332" calcext:value-type="float">
            <text:p>0.0298</text:p>
          </table:table-cell>
          <table:table-cell office:value-type="float" office:value="0.888125" calcext:value-type="float">
            <text:p>0.8881</text:p>
          </table:table-cell>
          <table:table-cell office:value-type="float" office:value="0.0268480301303299" calcext:value-type="float">
            <text:p>0.0268</text:p>
          </table:table-cell>
          <table:table-cell office:value-type="float" office:value="0.8868025" calcext:value-type="float">
            <text:p>0.8868</text:p>
          </table:table-cell>
          <table:table-cell office:value-type="float" office:value="0.0111218435292681" calcext:value-type="float">
            <text:p>0.0111</text:p>
          </table:table-cell>
          <table:table-cell office:value-type="float" office:value="0.8866175" calcext:value-type="float">
            <text:p>0.8866</text:p>
          </table:table-cell>
          <table:table-cell office:value-type="float" office:value="0.0288972907603038" calcext:value-type="float">
            <text:p>0.0289</text:p>
          </table:table-cell>
          <table:table-cell office:value-type="float" office:value="0.88531" calcext:value-type="float">
            <text:p>0.8853</text:p>
          </table:table-cell>
          <table:table-cell office:value-type="float" office:value="0.029512920148924" calcext:value-type="float">
            <text:p>0.0295</text:p>
          </table:table-cell>
          <table:table-cell office:value-type="float" office:value="0.887555" calcext:value-type="float">
            <text:p>0.8876</text:p>
          </table:table-cell>
          <table:table-cell office:value-type="float" office:value="0.0299460981726726" calcext:value-type="float">
            <text:p>0.0299</text:p>
          </table:table-cell>
          <table:table-cell office:value-type="float" office:value="0.8893975" calcext:value-type="float">
            <text:p>0.8894</text:p>
          </table:table-cell>
          <table:table-cell office:value-type="float" office:value="0.0150268103339458" calcext:value-type="float">
            <text:p>0.0150</text:p>
          </table:table-cell>
          <table:table-cell office:value-type="float" office:value="0.8864875" calcext:value-type="float">
            <text:p>0.8865</text:p>
          </table:table-cell>
          <table:table-cell office:value-type="float" office:value="0.0310977712417783" calcext:value-type="float">
            <text:p>0.0311</text:p>
          </table:table-cell>
          <table:table-cell office:value-type="float" office:value="0.88906" calcext:value-type="float">
            <text:p>0.8891</text:p>
          </table:table-cell>
          <table:table-cell office:value-type="float" office:value="0.0315977198698398" calcext:value-type="float">
            <text:p>0.0316</text:p>
          </table:table-cell>
          <table:table-cell office:value-type="float" office:value="0.8899475" calcext:value-type="float">
            <text:p>0.8899</text:p>
          </table:table-cell>
          <table:table-cell office:value-type="float" office:value="0.0303344338864688" calcext:value-type="float">
            <text:p>0.030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861575" calcext:value-type="float">
            <text:p>0.8861575</text:p>
          </table:table-cell>
          <table:table-cell office:value-type="float" office:value="0.0321127854819292" calcext:value-type="float">
            <text:p>0.0321127854819292</text:p>
          </table:table-cell>
          <table:table-cell office:value-type="float" office:value="0.886595" calcext:value-type="float">
            <text:p>0.886595</text:p>
          </table:table-cell>
          <table:table-cell office:value-type="float" office:value="0.0339139640821152" calcext:value-type="float">
            <text:p>0.0339139640821152</text:p>
          </table:table-cell>
          <table:table-cell office:value-type="float" office:value="0.890275" calcext:value-type="float">
            <text:p>0.890275</text:p>
          </table:table-cell>
          <table:table-cell office:value-type="float" office:value="0.0287354375614233" calcext:value-type="float">
            <text:p>0.0287354375614233</text:p>
          </table:table-cell>
          <table:table-cell office:value-type="float" office:value="0.8870475" calcext:value-type="float">
            <text:p>0.8870475</text:p>
          </table:table-cell>
          <table:table-cell office:value-type="float" office:value="0.0293276081529452" calcext:value-type="float">
            <text:p>0.0293276081529452</text:p>
          </table:table-cell>
          <table:table-cell office:value-type="float" office:value="0.8891725" calcext:value-type="float">
            <text:p>0.8891725</text:p>
          </table:table-cell>
          <table:table-cell office:value-type="float" office:value="0.0307481971685843" calcext:value-type="float">
            <text:p>0.0307481971685843</text:p>
          </table:table-cell>
          <table:table-cell office:value-type="float" office:value="0.8863425" calcext:value-type="float">
            <text:p>0.8863425</text:p>
          </table:table-cell>
          <table:table-cell office:value-type="float" office:value="0.0322490086891954" calcext:value-type="float">
            <text:p>0.0322490086891954</text:p>
          </table:table-cell>
          <table:table-cell office:value-type="float" office:value="0.8890675" calcext:value-type="float">
            <text:p>0.8890675</text:p>
          </table:table-cell>
          <table:table-cell office:value-type="float" office:value="0.0324924124017367" calcext:value-type="float">
            <text:p>0.0325</text:p>
          </table:table-cell>
          <table:table-cell office:value-type="float" office:value="0.8909775" calcext:value-type="float">
            <text:p>0.8910</text:p>
          </table:table-cell>
          <table:table-cell office:value-type="float" office:value="0.0296182722725045" calcext:value-type="float">
            <text:p>0.0296</text:p>
          </table:table-cell>
          <table:table-cell office:value-type="float" office:value="0.887325" calcext:value-type="float">
            <text:p>0.8873</text:p>
          </table:table-cell>
          <table:table-cell office:value-type="float" office:value="0.0164489010668236" calcext:value-type="float">
            <text:p>0.0164</text:p>
          </table:table-cell>
          <table:table-cell office:value-type="float" office:value="0.8871625" calcext:value-type="float">
            <text:p>0.8872</text:p>
          </table:table-cell>
          <table:table-cell office:value-type="float" office:value="0.0299999654968059" calcext:value-type="float">
            <text:p>0.0300</text:p>
          </table:table-cell>
          <table:table-cell office:value-type="float" office:value="0.884305" calcext:value-type="float">
            <text:p>0.8843</text:p>
          </table:table-cell>
          <table:table-cell office:value-type="float" office:value="0.0340592648501493" calcext:value-type="float">
            <text:p>0.0341</text:p>
          </table:table-cell>
          <table:table-cell office:value-type="float" office:value="0.8892625" calcext:value-type="float">
            <text:p>0.8893</text:p>
          </table:table-cell>
          <table:table-cell office:value-type="float" office:value="0.0304934637996794" calcext:value-type="float">
            <text:p>0.0305</text:p>
          </table:table-cell>
          <table:table-cell office:value-type="float" office:value="0.8863625" calcext:value-type="float">
            <text:p>0.8864</text:p>
          </table:table-cell>
          <table:table-cell office:value-type="float" office:value="0.0155315238797712" calcext:value-type="float">
            <text:p>0.0155</text:p>
          </table:table-cell>
          <table:table-cell office:value-type="float" office:value="0.88683" calcext:value-type="float">
            <text:p>0.8868</text:p>
          </table:table-cell>
          <table:table-cell office:value-type="float" office:value="0.0328245048033976" calcext:value-type="float">
            <text:p>0.0328</text:p>
          </table:table-cell>
          <table:table-cell office:value-type="float" office:value="0.8890275" calcext:value-type="float">
            <text:p>0.8890</text:p>
          </table:table-cell>
          <table:table-cell office:value-type="float" office:value="0.0319937143874185" calcext:value-type="float">
            <text:p>0.0320</text:p>
          </table:table-cell>
          <table:table-cell office:value-type="float" office:value="0.888895" calcext:value-type="float">
            <text:p>0.8889</text:p>
          </table:table-cell>
          <table:table-cell office:value-type="float" office:value="0.0315410371106655" calcext:value-type="float">
            <text:p>0.0315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85261666666667" calcext:value-type="float">
            <text:p>0.885261666666667</text:p>
          </table:table-cell>
          <table:table-cell office:value-type="float" office:value="0.0134766678683851" calcext:value-type="float">
            <text:p>0.0134766678683851</text:p>
          </table:table-cell>
          <table:table-cell office:value-type="float" office:value="0.88308" calcext:value-type="float">
            <text:p>0.88308</text:p>
          </table:table-cell>
          <table:table-cell office:value-type="float" office:value="0.0133921304225489" calcext:value-type="float">
            <text:p>0.0133921304225489</text:p>
          </table:table-cell>
          <table:table-cell office:value-type="float" office:value="0.886941666666667" calcext:value-type="float">
            <text:p>0.886941666666667</text:p>
          </table:table-cell>
          <table:table-cell office:value-type="float" office:value="0.0122597472223483" calcext:value-type="float">
            <text:p>0.0122597472223483</text:p>
          </table:table-cell>
          <table:table-cell office:value-type="float" office:value="0.886581666666667" calcext:value-type="float">
            <text:p>0.886581666666667</text:p>
          </table:table-cell>
          <table:table-cell office:value-type="float" office:value="0.0119629135249256" calcext:value-type="float">
            <text:p>0.0119629135249256</text:p>
          </table:table-cell>
          <table:table-cell office:value-type="float" office:value="0.884941666666667" calcext:value-type="float">
            <text:p>0.884941666666667</text:p>
          </table:table-cell>
          <table:table-cell office:value-type="float" office:value="0.00651572449853919" calcext:value-type="float">
            <text:p>0.00651572449853919</text:p>
          </table:table-cell>
          <table:table-cell office:value-type="float" office:value="0.886328333333333" calcext:value-type="float">
            <text:p>0.886328333333333</text:p>
          </table:table-cell>
          <table:table-cell office:value-type="float" office:value="0.0133877376337448" calcext:value-type="float">
            <text:p>0.0133877376337448</text:p>
          </table:table-cell>
          <table:table-cell office:value-type="float" office:value="0.883281666666667" calcext:value-type="float">
            <text:p>0.883281666666667</text:p>
          </table:table-cell>
          <table:table-cell office:value-type="float" office:value="0.0116126304512605" calcext:value-type="float">
            <text:p>0.0116</text:p>
          </table:table-cell>
          <table:table-cell office:value-type="float" office:value="0.881995" calcext:value-type="float">
            <text:p>0.8820</text:p>
          </table:table-cell>
          <table:table-cell office:value-type="float" office:value="0.0112949738305992" calcext:value-type="float">
            <text:p>0.0113</text:p>
          </table:table-cell>
          <table:table-cell office:value-type="float" office:value="0.886888333333333" calcext:value-type="float">
            <text:p>0.8869</text:p>
          </table:table-cell>
          <table:table-cell office:value-type="float" office:value="0.0057017844346931" calcext:value-type="float">
            <text:p>0.0057</text:p>
          </table:table-cell>
          <table:table-cell office:value-type="float" office:value="0.885803333333333" calcext:value-type="float">
            <text:p>0.8858</text:p>
          </table:table-cell>
          <table:table-cell office:value-type="float" office:value="0.0107341542351318" calcext:value-type="float">
            <text:p>0.0107</text:p>
          </table:table-cell>
          <table:table-cell office:value-type="float" office:value="0.886365" calcext:value-type="float">
            <text:p>0.8864</text:p>
          </table:table-cell>
          <table:table-cell office:value-type="float" office:value="0.0110381386751741" calcext:value-type="float">
            <text:p>0.0110</text:p>
          </table:table-cell>
          <table:table-cell office:value-type="float" office:value="0.883621666666667" calcext:value-type="float">
            <text:p>0.8836</text:p>
          </table:table-cell>
          <table:table-cell office:value-type="float" office:value="0.0129823216800327" calcext:value-type="float">
            <text:p>0.0130</text:p>
          </table:table-cell>
          <table:table-cell office:value-type="float" office:value="0.885948333333333" calcext:value-type="float">
            <text:p>0.8859</text:p>
          </table:table-cell>
          <table:table-cell office:value-type="float" office:value="0.0127343749591422" calcext:value-type="float">
            <text:p>0.0127</text:p>
          </table:table-cell>
          <table:table-cell office:value-type="float" office:value="0.887775" calcext:value-type="float">
            <text:p>0.8878</text:p>
          </table:table-cell>
          <table:table-cell office:value-type="float" office:value="0.0118698046692124" calcext:value-type="float">
            <text:p>0.0119</text:p>
          </table:table-cell>
          <table:table-cell office:value-type="float" office:value="0.883618333333333" calcext:value-type="float">
            <text:p>0.8836</text:p>
          </table:table-cell>
          <table:table-cell office:value-type="float" office:value="0.012784040526992" calcext:value-type="float">
            <text:p>0.0128</text:p>
          </table:table-cell>
          <table:table-cell office:value-type="float" office:value="0.886496666666667" calcext:value-type="float">
            <text:p>0.8865</text:p>
          </table:table-cell>
          <table:table-cell office:value-type="float" office:value="0.0120458144256618" calcext:value-type="float">
            <text:p>0.012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89905" calcext:value-type="float">
            <text:p>0.889905</text:p>
          </table:table-cell>
          <table:table-cell office:value-type="float" office:value="0.0177877644328844" calcext:value-type="float">
            <text:p>0.0177877644328844</text:p>
          </table:table-cell>
          <table:table-cell office:value-type="float" office:value="0.871433333333333" calcext:value-type="float">
            <text:p>0.871433333333333</text:p>
          </table:table-cell>
          <table:table-cell office:value-type="float" office:value="0.0111689762613355" calcext:value-type="float">
            <text:p>0.0111689762613355</text:p>
          </table:table-cell>
          <table:table-cell office:value-type="float" office:value="0.889493333333333" calcext:value-type="float">
            <text:p>0.889493333333333</text:p>
          </table:table-cell>
          <table:table-cell office:value-type="float" office:value="0.0111872853415979" calcext:value-type="float">
            <text:p>0.0111872853415979</text:p>
          </table:table-cell>
          <table:table-cell office:value-type="float" office:value="0.890801666666667" calcext:value-type="float">
            <text:p>0.890801666666667</text:p>
          </table:table-cell>
          <table:table-cell office:value-type="float" office:value="0.0150302662703141" calcext:value-type="float">
            <text:p>0.0150302662703141</text:p>
          </table:table-cell>
          <table:table-cell office:value-type="float" office:value="0.893228333333333" calcext:value-type="float">
            <text:p>0.893228333333333</text:p>
          </table:table-cell>
          <table:table-cell office:value-type="float" office:value="0.00530020924581168" calcext:value-type="float">
            <text:p>0.00530020924581168</text:p>
          </table:table-cell>
          <table:table-cell office:value-type="float" office:value="0.88785" calcext:value-type="float">
            <text:p>0.88785</text:p>
          </table:table-cell>
          <table:table-cell office:value-type="float" office:value="0.0153029732759309" calcext:value-type="float">
            <text:p>0.0153029732759309</text:p>
          </table:table-cell>
          <table:table-cell office:value-type="float" office:value="0.891911666666667" calcext:value-type="float">
            <text:p>0.891911666666667</text:p>
          </table:table-cell>
          <table:table-cell office:value-type="float" office:value="0.012621985001849" calcext:value-type="float">
            <text:p>0.0126</text:p>
          </table:table-cell>
          <table:table-cell office:value-type="float" office:value="0.890468333333333" calcext:value-type="float">
            <text:p>0.8905</text:p>
          </table:table-cell>
          <table:table-cell office:value-type="float" office:value="0.0126716577358898" calcext:value-type="float">
            <text:p>0.0127</text:p>
          </table:table-cell>
          <table:table-cell office:value-type="float" office:value="0.893443333333333" calcext:value-type="float">
            <text:p>0.8934</text:p>
          </table:table-cell>
          <table:table-cell office:value-type="float" office:value="0.00504808090623335" calcext:value-type="float">
            <text:p>0.0050</text:p>
          </table:table-cell>
          <table:table-cell office:value-type="float" office:value="0.885905" calcext:value-type="float">
            <text:p>0.8859</text:p>
          </table:table-cell>
          <table:table-cell office:value-type="float" office:value="0.011486217636515" calcext:value-type="float">
            <text:p>0.0115</text:p>
          </table:table-cell>
          <table:table-cell office:value-type="float" office:value="0.889481666666667" calcext:value-type="float">
            <text:p>0.8895</text:p>
          </table:table-cell>
          <table:table-cell office:value-type="float" office:value="0.0104954919459474" calcext:value-type="float">
            <text:p>0.0105</text:p>
          </table:table-cell>
          <table:table-cell office:value-type="float" office:value="0.890021666666667" calcext:value-type="float">
            <text:p>0.8900</text:p>
          </table:table-cell>
          <table:table-cell office:value-type="float" office:value="0.0131198552570866" calcext:value-type="float">
            <text:p>0.0131</text:p>
          </table:table-cell>
          <table:table-cell office:value-type="float" office:value="0.891401666666667" calcext:value-type="float">
            <text:p>0.8914</text:p>
          </table:table-cell>
          <table:table-cell office:value-type="float" office:value="0.00969681846640953" calcext:value-type="float">
            <text:p>0.0097</text:p>
          </table:table-cell>
          <table:table-cell office:value-type="float" office:value="0.884" calcext:value-type="float">
            <text:p>0.8840</text:p>
          </table:table-cell>
          <table:table-cell office:value-type="float" office:value="0.012093707047766" calcext:value-type="float">
            <text:p>0.0121</text:p>
          </table:table-cell>
          <table:table-cell office:value-type="float" office:value="0.88973" calcext:value-type="float">
            <text:p>0.8897</text:p>
          </table:table-cell>
          <table:table-cell office:value-type="float" office:value="0.0134534615470297" calcext:value-type="float">
            <text:p>0.0135</text:p>
          </table:table-cell>
          <table:table-cell office:value-type="float" office:value="0.889295" calcext:value-type="float">
            <text:p>0.8893</text:p>
          </table:table-cell>
          <table:table-cell office:value-type="float" office:value="0.0126630329165719" calcext:value-type="float">
            <text:p>0.0127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8911" calcext:value-type="float">
            <text:p>0.88911</text:p>
          </table:table-cell>
          <table:table-cell office:value-type="float" office:value="0.0161333068550416" calcext:value-type="float">
            <text:p>0.0161333068550416</text:p>
          </table:table-cell>
          <table:table-cell office:value-type="float" office:value="0.874831666666667" calcext:value-type="float">
            <text:p>0.874831666666667</text:p>
          </table:table-cell>
          <table:table-cell office:value-type="float" office:value="0.0122661402586756" calcext:value-type="float">
            <text:p>0.0122661402586756</text:p>
          </table:table-cell>
          <table:table-cell office:value-type="float" office:value="0.891375" calcext:value-type="float">
            <text:p>0.891375</text:p>
          </table:table-cell>
          <table:table-cell office:value-type="float" office:value="0.0130285866317793" calcext:value-type="float">
            <text:p>0.0130285866317793</text:p>
          </table:table-cell>
          <table:table-cell office:value-type="float" office:value="0.890473333333333" calcext:value-type="float">
            <text:p>0.890473333333333</text:p>
          </table:table-cell>
          <table:table-cell office:value-type="float" office:value="0.0145115615487667" calcext:value-type="float">
            <text:p>0.0145115615487667</text:p>
          </table:table-cell>
          <table:table-cell office:value-type="float" office:value="0.893038333333333" calcext:value-type="float">
            <text:p>0.893038333333333</text:p>
          </table:table-cell>
          <table:table-cell office:value-type="float" office:value="0.00635612184848671" calcext:value-type="float">
            <text:p>0.00635612184848671</text:p>
          </table:table-cell>
          <table:table-cell office:value-type="float" office:value="0.889433333333333" calcext:value-type="float">
            <text:p>0.889433333333333</text:p>
          </table:table-cell>
          <table:table-cell office:value-type="float" office:value="0.0136236988940783" calcext:value-type="float">
            <text:p>0.0136236988940783</text:p>
          </table:table-cell>
          <table:table-cell office:value-type="float" office:value="0.891913333333333" calcext:value-type="float">
            <text:p>0.891913333333333</text:p>
          </table:table-cell>
          <table:table-cell office:value-type="float" office:value="0.0114941380058342" calcext:value-type="float">
            <text:p>0.0115</text:p>
          </table:table-cell>
          <table:table-cell office:value-type="float" office:value="0.88956" calcext:value-type="float">
            <text:p>0.8896</text:p>
          </table:table-cell>
          <table:table-cell office:value-type="float" office:value="0.0145044148985006" calcext:value-type="float">
            <text:p>0.0145</text:p>
          </table:table-cell>
          <table:table-cell office:value-type="float" office:value="0.891233333333333" calcext:value-type="float">
            <text:p>0.8912</text:p>
          </table:table-cell>
          <table:table-cell office:value-type="float" office:value="0.00497381992510371" calcext:value-type="float">
            <text:p>0.0050</text:p>
          </table:table-cell>
          <table:table-cell office:value-type="float" office:value="0.888478333333333" calcext:value-type="float">
            <text:p>0.8885</text:p>
          </table:table-cell>
          <table:table-cell office:value-type="float" office:value="0.0113424294047431" calcext:value-type="float">
            <text:p>0.0113</text:p>
          </table:table-cell>
          <table:table-cell office:value-type="float" office:value="0.891776666666667" calcext:value-type="float">
            <text:p>0.8918</text:p>
          </table:table-cell>
          <table:table-cell office:value-type="float" office:value="0.0108398960287699" calcext:value-type="float">
            <text:p>0.0108</text:p>
          </table:table-cell>
          <table:table-cell office:value-type="float" office:value="0.890516666666667" calcext:value-type="float">
            <text:p>0.8905</text:p>
          </table:table-cell>
          <table:table-cell office:value-type="float" office:value="0.0118657232103094" calcext:value-type="float">
            <text:p>0.0119</text:p>
          </table:table-cell>
          <table:table-cell office:value-type="float" office:value="0.889656666666667" calcext:value-type="float">
            <text:p>0.8897</text:p>
          </table:table-cell>
          <table:table-cell office:value-type="float" office:value="0.0111042796675461" calcext:value-type="float">
            <text:p>0.0111</text:p>
          </table:table-cell>
          <table:table-cell office:value-type="float" office:value="0.885155" calcext:value-type="float">
            <text:p>0.8852</text:p>
          </table:table-cell>
          <table:table-cell office:value-type="float" office:value="0.0120026568553733" calcext:value-type="float">
            <text:p>0.0120</text:p>
          </table:table-cell>
          <table:table-cell office:value-type="float" office:value="0.889508333333333" calcext:value-type="float">
            <text:p>0.8895</text:p>
          </table:table-cell>
          <table:table-cell office:value-type="float" office:value="0.0119581343375939" calcext:value-type="float">
            <text:p>0.0120</text:p>
          </table:table-cell>
          <table:table-cell office:value-type="float" office:value="0.889368333333333" calcext:value-type="float">
            <text:p>0.8894</text:p>
          </table:table-cell>
          <table:table-cell office:value-type="float" office:value="0.0120337101141409" calcext:value-type="float">
            <text:p>0.0120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86858333333333" calcext:value-type="float">
            <text:p>0.886858333333333</text:p>
          </table:table-cell>
          <table:table-cell office:value-type="float" office:value="0.0158097655194819" calcext:value-type="float">
            <text:p>0.0158097655194819</text:p>
          </table:table-cell>
          <table:table-cell office:value-type="float" office:value="0.864586666666667" calcext:value-type="float">
            <text:p>0.864586666666667</text:p>
          </table:table-cell>
          <table:table-cell office:value-type="float" office:value="0.0146498754478641" calcext:value-type="float">
            <text:p>0.0146498754478641</text:p>
          </table:table-cell>
          <table:table-cell office:value-type="float" office:value="0.888761666666667" calcext:value-type="float">
            <text:p>0.888761666666667</text:p>
          </table:table-cell>
          <table:table-cell office:value-type="float" office:value="0.0119706086416057" calcext:value-type="float">
            <text:p>0.0119706086416057</text:p>
          </table:table-cell>
          <table:table-cell office:value-type="float" office:value="0.886305" calcext:value-type="float">
            <text:p>0.886305</text:p>
          </table:table-cell>
          <table:table-cell office:value-type="float" office:value="0.0126242791606879" calcext:value-type="float">
            <text:p>0.0126242791606879</text:p>
          </table:table-cell>
          <table:table-cell office:value-type="float" office:value="0.889926666666667" calcext:value-type="float">
            <text:p>0.889926666666667</text:p>
          </table:table-cell>
          <table:table-cell office:value-type="float" office:value="0.00825251630701852" calcext:value-type="float">
            <text:p>0.00825251630701852</text:p>
          </table:table-cell>
          <table:table-cell office:value-type="float" office:value="0.88801" calcext:value-type="float">
            <text:p>0.88801</text:p>
          </table:table-cell>
          <table:table-cell office:value-type="float" office:value="0.0120079752107121" calcext:value-type="float">
            <text:p>0.0120079752107121</text:p>
          </table:table-cell>
          <table:table-cell office:value-type="float" office:value="0.888168333333333" calcext:value-type="float">
            <text:p>0.888168333333333</text:p>
          </table:table-cell>
          <table:table-cell office:value-type="float" office:value="0.0112213491588788" calcext:value-type="float">
            <text:p>0.0112</text:p>
          </table:table-cell>
          <table:table-cell office:value-type="float" office:value="0.887453333333333" calcext:value-type="float">
            <text:p>0.8875</text:p>
          </table:table-cell>
          <table:table-cell office:value-type="float" office:value="0.0120183415219979" calcext:value-type="float">
            <text:p>0.0120</text:p>
          </table:table-cell>
          <table:table-cell office:value-type="float" office:value="0.891703333333333" calcext:value-type="float">
            <text:p>0.8917</text:p>
          </table:table-cell>
          <table:table-cell office:value-type="float" office:value="0.0056025233729795" calcext:value-type="float">
            <text:p>0.0056</text:p>
          </table:table-cell>
          <table:table-cell office:value-type="float" office:value="0.887366666666667" calcext:value-type="float">
            <text:p>0.8874</text:p>
          </table:table-cell>
          <table:table-cell office:value-type="float" office:value="0.0119041264532715" calcext:value-type="float">
            <text:p>0.0119</text:p>
          </table:table-cell>
          <table:table-cell office:value-type="float" office:value="0.88641" calcext:value-type="float">
            <text:p>0.8864</text:p>
          </table:table-cell>
          <table:table-cell office:value-type="float" office:value="0.0116472803546032" calcext:value-type="float">
            <text:p>0.0116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0110223367665327" calcext:value-type="float">
            <text:p>0.0110</text:p>
          </table:table-cell>
          <table:table-cell office:value-type="float" office:value="0.888125" calcext:value-type="float">
            <text:p>0.8881</text:p>
          </table:table-cell>
          <table:table-cell office:value-type="float" office:value="0.0110482963005287" calcext:value-type="float">
            <text:p>0.0110</text:p>
          </table:table-cell>
          <table:table-cell office:value-type="float" office:value="0.888083333333333" calcext:value-type="float">
            <text:p>0.8881</text:p>
          </table:table-cell>
          <table:table-cell office:value-type="float" office:value="0.0102246486746172" calcext:value-type="float">
            <text:p>0.0102</text:p>
          </table:table-cell>
          <table:table-cell office:value-type="float" office:value="0.889585" calcext:value-type="float">
            <text:p>0.8896</text:p>
          </table:table-cell>
          <table:table-cell office:value-type="float" office:value="0.0105403943479252" calcext:value-type="float">
            <text:p>0.0105</text:p>
          </table:table-cell>
          <table:table-cell office:value-type="float" office:value="0.88911" calcext:value-type="float">
            <text:p>0.8891</text:p>
          </table:table-cell>
          <table:table-cell office:value-type="float" office:value="0.0125420377425485" calcext:value-type="float">
            <text:p>0.0125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77513333333333" calcext:value-type="float">
            <text:p>0.877513333333333</text:p>
          </table:table-cell>
          <table:table-cell office:value-type="float" office:value="0.0138784493365765" calcext:value-type="float">
            <text:p>0.0138784493365765</text:p>
          </table:table-cell>
          <table:table-cell office:value-type="float" office:value="0.878776666666667" calcext:value-type="float">
            <text:p>0.878776666666667</text:p>
          </table:table-cell>
          <table:table-cell office:value-type="float" office:value="0.0141085951999721" calcext:value-type="float">
            <text:p>0.0141085951999721</text:p>
          </table:table-cell>
          <table:table-cell office:value-type="float" office:value="0.883441666666667" calcext:value-type="float">
            <text:p>0.883441666666667</text:p>
          </table:table-cell>
          <table:table-cell office:value-type="float" office:value="0.0113652232033832" calcext:value-type="float">
            <text:p>0.0113652232033832</text:p>
          </table:table-cell>
          <table:table-cell office:value-type="float" office:value="0.888688333333333" calcext:value-type="float">
            <text:p>0.888688333333333</text:p>
          </table:table-cell>
          <table:table-cell office:value-type="float" office:value="0.011580784278901" calcext:value-type="float">
            <text:p>0.011580784278901</text:p>
          </table:table-cell>
          <table:table-cell office:value-type="float" office:value="0.886433333333333" calcext:value-type="float">
            <text:p>0.886433333333333</text:p>
          </table:table-cell>
          <table:table-cell office:value-type="float" office:value="0.00477107279368905" calcext:value-type="float">
            <text:p>0.00477107279368905</text:p>
          </table:table-cell>
          <table:table-cell office:value-type="float" office:value="0.887991666666667" calcext:value-type="float">
            <text:p>0.887991666666667</text:p>
          </table:table-cell>
          <table:table-cell office:value-type="float" office:value="0.00989391950520352" calcext:value-type="float">
            <text:p>0.00989391950520352</text:p>
          </table:table-cell>
          <table:table-cell office:value-type="float" office:value="0.885695" calcext:value-type="float">
            <text:p>0.885695</text:p>
          </table:table-cell>
          <table:table-cell office:value-type="float" office:value="0.0136065353144145" calcext:value-type="float">
            <text:p>0.0136</text:p>
          </table:table-cell>
          <table:table-cell office:value-type="float" office:value="0.887501666666667" calcext:value-type="float">
            <text:p>0.8875</text:p>
          </table:table-cell>
          <table:table-cell office:value-type="float" office:value="0.0109075820452336" calcext:value-type="float">
            <text:p>0.0109</text:p>
          </table:table-cell>
          <table:table-cell office:value-type="float" office:value="0.885741666666667" calcext:value-type="float">
            <text:p>0.8857</text:p>
          </table:table-cell>
          <table:table-cell office:value-type="float" office:value="0.00612537779481544" calcext:value-type="float">
            <text:p>0.0061</text:p>
          </table:table-cell>
          <table:table-cell office:value-type="float" office:value="0.88657" calcext:value-type="float">
            <text:p>0.8866</text:p>
          </table:table-cell>
          <table:table-cell office:value-type="float" office:value="0.0138282822436296" calcext:value-type="float">
            <text:p>0.0138</text:p>
          </table:table-cell>
          <table:table-cell office:value-type="float" office:value="0.886535" calcext:value-type="float">
            <text:p>0.8865</text:p>
          </table:table-cell>
          <table:table-cell office:value-type="float" office:value="0.0113987682115843" calcext:value-type="float">
            <text:p>0.0114</text:p>
          </table:table-cell>
          <table:table-cell office:value-type="float" office:value="0.887371666666667" calcext:value-type="float">
            <text:p>0.8874</text:p>
          </table:table-cell>
          <table:table-cell office:value-type="float" office:value="0.00920143323472286" calcext:value-type="float">
            <text:p>0.0092</text:p>
          </table:table-cell>
          <table:table-cell office:value-type="float" office:value="0.884715" calcext:value-type="float">
            <text:p>0.8847</text:p>
          </table:table-cell>
          <table:table-cell office:value-type="float" office:value="0.0123273227947945" calcext:value-type="float">
            <text:p>0.0123</text:p>
          </table:table-cell>
          <table:table-cell office:value-type="float" office:value="0.885841666666667" calcext:value-type="float">
            <text:p>0.8858</text:p>
          </table:table-cell>
          <table:table-cell office:value-type="float" office:value="0.0119984030369883" calcext:value-type="float">
            <text:p>0.0120</text:p>
          </table:table-cell>
          <table:table-cell office:value-type="float" office:value="0.884765" calcext:value-type="float">
            <text:p>0.8848</text:p>
          </table:table-cell>
          <table:table-cell office:value-type="float" office:value="0.0131656631563042" calcext:value-type="float">
            <text:p>0.0132</text:p>
          </table:table-cell>
          <table:table-cell office:value-type="float" office:value="0.886245" calcext:value-type="float">
            <text:p>0.8862</text:p>
          </table:table-cell>
          <table:table-cell office:value-type="float" office:value="0.0108284645954599" calcext:value-type="float">
            <text:p>0.010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79903333333333" calcext:value-type="float">
            <text:p>0.879903333333333</text:p>
          </table:table-cell>
          <table:table-cell office:value-type="float" office:value="0.0234164596471952" calcext:value-type="float">
            <text:p>0.0234164596471952</text:p>
          </table:table-cell>
          <table:table-cell office:value-type="float" office:value="0.86412" calcext:value-type="float">
            <text:p>0.86412</text:p>
          </table:table-cell>
          <table:table-cell office:value-type="float" office:value="0.0128836583342323" calcext:value-type="float">
            <text:p>0.0128836583342323</text:p>
          </table:table-cell>
          <table:table-cell office:value-type="float" office:value="0.890605" calcext:value-type="float">
            <text:p>0.890605</text:p>
          </table:table-cell>
          <table:table-cell office:value-type="float" office:value="0.0159143167478376" calcext:value-type="float">
            <text:p>0.0159143167478376</text:p>
          </table:table-cell>
          <table:table-cell office:value-type="float" office:value="0.889058333333333" calcext:value-type="float">
            <text:p>0.889058333333333</text:p>
          </table:table-cell>
          <table:table-cell office:value-type="float" office:value="0.016631689561729" calcext:value-type="float">
            <text:p>0.016631689561729</text:p>
          </table:table-cell>
          <table:table-cell office:value-type="float" office:value="0.890311666666667" calcext:value-type="float">
            <text:p>0.890311666666667</text:p>
          </table:table-cell>
          <table:table-cell office:value-type="float" office:value="0.0088717588810742" calcext:value-type="float">
            <text:p>0.0088717588810742</text:p>
          </table:table-cell>
          <table:table-cell office:value-type="float" office:value="0.883071666666667" calcext:value-type="float">
            <text:p>0.883071666666667</text:p>
          </table:table-cell>
          <table:table-cell office:value-type="float" office:value="0.0132684421914373" calcext:value-type="float">
            <text:p>0.0132684421914373</text:p>
          </table:table-cell>
          <table:table-cell office:value-type="float" office:value="0.89156" calcext:value-type="float">
            <text:p>0.89156</text:p>
          </table:table-cell>
          <table:table-cell office:value-type="float" office:value="0.0132996524916105" calcext:value-type="float">
            <text:p>0.0133</text:p>
          </table:table-cell>
          <table:table-cell office:value-type="float" office:value="0.88994" calcext:value-type="float">
            <text:p>0.8899</text:p>
          </table:table-cell>
          <table:table-cell office:value-type="float" office:value="0.0159338595526262" calcext:value-type="float">
            <text:p>0.0159</text:p>
          </table:table-cell>
          <table:table-cell office:value-type="float" office:value="0.892865" calcext:value-type="float">
            <text:p>0.8929</text:p>
          </table:table-cell>
          <table:table-cell office:value-type="float" office:value="0.00591399520109734" calcext:value-type="float">
            <text:p>0.0059</text:p>
          </table:table-cell>
          <table:table-cell office:value-type="float" office:value="0.884386666666667" calcext:value-type="float">
            <text:p>0.8844</text:p>
          </table:table-cell>
          <table:table-cell office:value-type="float" office:value="0.0142900610522627" calcext:value-type="float">
            <text:p>0.0143</text:p>
          </table:table-cell>
          <table:table-cell office:value-type="float" office:value="0.89291" calcext:value-type="float">
            <text:p>0.8929</text:p>
          </table:table-cell>
          <table:table-cell office:value-type="float" office:value="0.0118524642173548" calcext:value-type="float">
            <text:p>0.0119</text:p>
          </table:table-cell>
          <table:table-cell office:value-type="float" office:value="0.887503333333333" calcext:value-type="float">
            <text:p>0.8875</text:p>
          </table:table-cell>
          <table:table-cell office:value-type="float" office:value="0.0121316889897716" calcext:value-type="float">
            <text:p>0.0121</text:p>
          </table:table-cell>
          <table:table-cell office:value-type="float" office:value="0.890936666666667" calcext:value-type="float">
            <text:p>0.8909</text:p>
          </table:table-cell>
          <table:table-cell office:value-type="float" office:value="0.0110703233247987" calcext:value-type="float">
            <text:p>0.0111</text:p>
          </table:table-cell>
          <table:table-cell office:value-type="float" office:value="0.883988333333333" calcext:value-type="float">
            <text:p>0.8840</text:p>
          </table:table-cell>
          <table:table-cell office:value-type="float" office:value="0.00847736137045689" calcext:value-type="float">
            <text:p>0.0085</text:p>
          </table:table-cell>
          <table:table-cell office:value-type="float" office:value="0.889253333333333" calcext:value-type="float">
            <text:p>0.8893</text:p>
          </table:table-cell>
          <table:table-cell office:value-type="float" office:value="0.013022577436224" calcext:value-type="float">
            <text:p>0.0130</text:p>
          </table:table-cell>
          <table:table-cell office:value-type="float" office:value="0.88792" calcext:value-type="float">
            <text:p>0.8879</text:p>
          </table:table-cell>
          <table:table-cell office:value-type="float" office:value="0.0118006233514025" calcext:value-type="float">
            <text:p>0.011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0145706728467482" calcext:value-type="float">
            <text:p>0.0145706728467482</text:p>
          </table:table-cell>
          <table:table-cell office:value-type="float" office:value="0.87523" calcext:value-type="float">
            <text:p>0.87523</text:p>
          </table:table-cell>
          <table:table-cell office:value-type="float" office:value="0.0117599687033603" calcext:value-type="float">
            <text:p>0.0117599687033603</text:p>
          </table:table-cell>
          <table:table-cell office:value-type="float" office:value="0.892633333333333" calcext:value-type="float">
            <text:p>0.892633333333333</text:p>
          </table:table-cell>
          <table:table-cell office:value-type="float" office:value="0.012991797191318" calcext:value-type="float">
            <text:p>0.012991797191318</text:p>
          </table:table-cell>
          <table:table-cell office:value-type="float" office:value="0.892343333333333" calcext:value-type="float">
            <text:p>0.892343333333333</text:p>
          </table:table-cell>
          <table:table-cell office:value-type="float" office:value="0.0147494456559136" calcext:value-type="float">
            <text:p>0.0147494456559136</text:p>
          </table:table-cell>
          <table:table-cell office:value-type="float" office:value="0.89271" calcext:value-type="float">
            <text:p>0.89271</text:p>
          </table:table-cell>
          <table:table-cell office:value-type="float" office:value="0.00786225252547918" calcext:value-type="float">
            <text:p>0.00786225252547918</text:p>
          </table:table-cell>
          <table:table-cell office:value-type="float" office:value="0.891843333333333" calcext:value-type="float">
            <text:p>0.891843333333333</text:p>
          </table:table-cell>
          <table:table-cell office:value-type="float" office:value="0.0124085852716431" calcext:value-type="float">
            <text:p>0.0124085852716431</text:p>
          </table:table-cell>
          <table:table-cell office:value-type="float" office:value="0.890006666666667" calcext:value-type="float">
            <text:p>0.890006666666667</text:p>
          </table:table-cell>
          <table:table-cell office:value-type="float" office:value="0.0131702729560457" calcext:value-type="float">
            <text:p>0.0132</text:p>
          </table:table-cell>
          <table:table-cell office:value-type="float" office:value="0.892186666666667" calcext:value-type="float">
            <text:p>0.8922</text:p>
          </table:table-cell>
          <table:table-cell office:value-type="float" office:value="0.0114835891027134" calcext:value-type="float">
            <text:p>0.0115</text:p>
          </table:table-cell>
          <table:table-cell office:value-type="float" office:value="0.89023" calcext:value-type="float">
            <text:p>0.8902</text:p>
          </table:table-cell>
          <table:table-cell office:value-type="float" office:value="0.00682011397876233" calcext:value-type="float">
            <text:p>0.0068</text:p>
          </table:table-cell>
          <table:table-cell office:value-type="float" office:value="0.892526666666667" calcext:value-type="float">
            <text:p>0.8925</text:p>
          </table:table-cell>
          <table:table-cell office:value-type="float" office:value="0.0108248536224617" calcext:value-type="float">
            <text:p>0.0108</text:p>
          </table:table-cell>
          <table:table-cell office:value-type="float" office:value="0.89048" calcext:value-type="float">
            <text:p>0.8905</text:p>
          </table:table-cell>
          <table:table-cell office:value-type="float" office:value="0.00949741904167515" calcext:value-type="float">
            <text:p>0.0095</text:p>
          </table:table-cell>
          <table:table-cell office:value-type="float" office:value="0.891821666666667" calcext:value-type="float">
            <text:p>0.8918</text:p>
          </table:table-cell>
          <table:table-cell office:value-type="float" office:value="0.0101130173558454" calcext:value-type="float">
            <text:p>0.0101</text:p>
          </table:table-cell>
          <table:table-cell office:value-type="float" office:value="0.88826" calcext:value-type="float">
            <text:p>0.8883</text:p>
          </table:table-cell>
          <table:table-cell office:value-type="float" office:value="0.0139522443150708" calcext:value-type="float">
            <text:p>0.0140</text:p>
          </table:table-cell>
          <table:table-cell office:value-type="float" office:value="0.88936" calcext:value-type="float">
            <text:p>0.8894</text:p>
          </table:table-cell>
          <table:table-cell office:value-type="float" office:value="0.0135069787639628" calcext:value-type="float">
            <text:p>0.0135</text:p>
          </table:table-cell>
          <table:table-cell office:value-type="float" office:value="0.889313333333333" calcext:value-type="float">
            <text:p>0.8893</text:p>
          </table:table-cell>
          <table:table-cell office:value-type="float" office:value="0.01223707722463" calcext:value-type="float">
            <text:p>0.0122</text:p>
          </table:table-cell>
          <table:table-cell office:value-type="float" office:value="0.888838333333333" calcext:value-type="float">
            <text:p>0.8888</text:p>
          </table:table-cell>
          <table:table-cell office:value-type="float" office:value="0.0104566377849152" calcext:value-type="float">
            <text:p>0.010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9058" calcext:value-type="float">
            <text:p>0.89058</text:p>
          </table:table-cell>
          <table:table-cell office:value-type="float" office:value="0.0136503885622775" calcext:value-type="float">
            <text:p>0.0136503885622775</text:p>
          </table:table-cell>
          <table:table-cell office:value-type="float" office:value="0.873375" calcext:value-type="float">
            <text:p>0.873375</text:p>
          </table:table-cell>
          <table:table-cell office:value-type="float" office:value="0.0106643098657001" calcext:value-type="float">
            <text:p>0.0106643098657001</text:p>
          </table:table-cell>
          <table:table-cell office:value-type="float" office:value="0.891701666666667" calcext:value-type="float">
            <text:p>0.891701666666667</text:p>
          </table:table-cell>
          <table:table-cell office:value-type="float" office:value="0.0122170913293757" calcext:value-type="float">
            <text:p>0.0122170913293757</text:p>
          </table:table-cell>
          <table:table-cell office:value-type="float" office:value="0.889221666666667" calcext:value-type="float">
            <text:p>0.889221666666667</text:p>
          </table:table-cell>
          <table:table-cell office:value-type="float" office:value="0.0105261261356408" calcext:value-type="float">
            <text:p>0.0105261261356408</text:p>
          </table:table-cell>
          <table:table-cell office:value-type="float" office:value="0.889385" calcext:value-type="float">
            <text:p>0.889385</text:p>
          </table:table-cell>
          <table:table-cell office:value-type="float" office:value="0.0064411388684221" calcext:value-type="float">
            <text:p>0.0064411388684221</text:p>
          </table:table-cell>
          <table:table-cell office:value-type="float" office:value="0.884955" calcext:value-type="float">
            <text:p>0.884955</text:p>
          </table:table-cell>
          <table:table-cell office:value-type="float" office:value="0.0105035820358771" calcext:value-type="float">
            <text:p>0.0105035820358771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0113697806581288" calcext:value-type="float">
            <text:p>0.0114</text:p>
          </table:table-cell>
          <table:table-cell office:value-type="float" office:value="0.890438333333333" calcext:value-type="float">
            <text:p>0.8904</text:p>
          </table:table-cell>
          <table:table-cell office:value-type="float" office:value="0.0120548314811489" calcext:value-type="float">
            <text:p>0.0121</text:p>
          </table:table-cell>
          <table:table-cell office:value-type="float" office:value="0.889963333333333" calcext:value-type="float">
            <text:p>0.8900</text:p>
          </table:table-cell>
          <table:table-cell office:value-type="float" office:value="0.00667761431995147" calcext:value-type="float">
            <text:p>0.0067</text:p>
          </table:table-cell>
          <table:table-cell office:value-type="float" office:value="0.886176666666667" calcext:value-type="float">
            <text:p>0.8862</text:p>
          </table:table-cell>
          <table:table-cell office:value-type="float" office:value="0.011184359445055" calcext:value-type="float">
            <text:p>0.0112</text:p>
          </table:table-cell>
          <table:table-cell office:value-type="float" office:value="0.890425" calcext:value-type="float">
            <text:p>0.8904</text:p>
          </table:table-cell>
          <table:table-cell office:value-type="float" office:value="0.0115993713976436" calcext:value-type="float">
            <text:p>0.0116</text:p>
          </table:table-cell>
          <table:table-cell office:value-type="float" office:value="0.88803" calcext:value-type="float">
            <text:p>0.8880</text:p>
          </table:table-cell>
          <table:table-cell office:value-type="float" office:value="0.0119573747780596" calcext:value-type="float">
            <text:p>0.0120</text:p>
          </table:table-cell>
          <table:table-cell office:value-type="float" office:value="0.889841666666667" calcext:value-type="float">
            <text:p>0.8898</text:p>
          </table:table-cell>
          <table:table-cell office:value-type="float" office:value="0.0111406906220085" calcext:value-type="float">
            <text:p>0.0111</text:p>
          </table:table-cell>
          <table:table-cell office:value-type="float" office:value="0.884048333333333" calcext:value-type="float">
            <text:p>0.8840</text:p>
          </table:table-cell>
          <table:table-cell office:value-type="float" office:value="0.011366406045838" calcext:value-type="float">
            <text:p>0.0114</text:p>
          </table:table-cell>
          <table:table-cell office:value-type="float" office:value="0.890648333333333" calcext:value-type="float">
            <text:p>0.8906</text:p>
          </table:table-cell>
          <table:table-cell office:value-type="float" office:value="0.0109559622759647" calcext:value-type="float">
            <text:p>0.0110</text:p>
          </table:table-cell>
          <table:table-cell office:value-type="float" office:value="0.887681666666667" calcext:value-type="float">
            <text:p>0.8877</text:p>
          </table:table-cell>
          <table:table-cell office:value-type="float" office:value="0.0111502460218342" calcext:value-type="float">
            <text:p>0.011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48414800968318" calcext:value-type="float">
            <text:p>0.0148414800968318</text:p>
          </table:table-cell>
          <table:table-cell office:value-type="float" office:value="0.875221666666667" calcext:value-type="float">
            <text:p>0.875221666666667</text:p>
          </table:table-cell>
          <table:table-cell office:value-type="float" office:value="0.0118347220205837" calcext:value-type="float">
            <text:p>0.0118347220205837</text:p>
          </table:table-cell>
          <table:table-cell office:value-type="float" office:value="0.892731666666667" calcext:value-type="float">
            <text:p>0.892731666666667</text:p>
          </table:table-cell>
          <table:table-cell office:value-type="float" office:value="0.0114091598149869" calcext:value-type="float">
            <text:p>0.0114091598149869</text:p>
          </table:table-cell>
          <table:table-cell office:value-type="float" office:value="0.890485" calcext:value-type="float">
            <text:p>0.890485</text:p>
          </table:table-cell>
          <table:table-cell office:value-type="float" office:value="0.0126825501155846" calcext:value-type="float">
            <text:p>0.0126825501155846</text:p>
          </table:table-cell>
          <table:table-cell office:value-type="float" office:value="0.891256666666667" calcext:value-type="float">
            <text:p>0.891256666666667</text:p>
          </table:table-cell>
          <table:table-cell office:value-type="float" office:value="0.00633188702445061" calcext:value-type="float">
            <text:p>0.00633188702445061</text:p>
          </table:table-cell>
          <table:table-cell office:value-type="float" office:value="0.890736666666667" calcext:value-type="float">
            <text:p>0.890736666666667</text:p>
          </table:table-cell>
          <table:table-cell office:value-type="float" office:value="0.0135055765435298" calcext:value-type="float">
            <text:p>0.0135055765435298</text:p>
          </table:table-cell>
          <table:table-cell office:value-type="float" office:value="0.889716666666667" calcext:value-type="float">
            <text:p>0.889716666666667</text:p>
          </table:table-cell>
          <table:table-cell office:value-type="float" office:value="0.0105023501230303" calcext:value-type="float">
            <text:p>0.0105</text:p>
          </table:table-cell>
          <table:table-cell office:value-type="float" office:value="0.890243333333333" calcext:value-type="float">
            <text:p>0.8902</text:p>
          </table:table-cell>
          <table:table-cell office:value-type="float" office:value="0.0123205854776579" calcext:value-type="float">
            <text:p>0.0123</text:p>
          </table:table-cell>
          <table:table-cell office:value-type="float" office:value="0.888036666666667" calcext:value-type="float">
            <text:p>0.8880</text:p>
          </table:table-cell>
          <table:table-cell office:value-type="float" office:value="0.00639154991818105" calcext:value-type="float">
            <text:p>0.0064</text:p>
          </table:table-cell>
          <table:table-cell office:value-type="float" office:value="0.884413333333333" calcext:value-type="float">
            <text:p>0.8844</text:p>
          </table:table-cell>
          <table:table-cell office:value-type="float" office:value="0.0112594036988167" calcext:value-type="float">
            <text:p>0.0113</text:p>
          </table:table-cell>
          <table:table-cell office:value-type="float" office:value="0.891223333333333" calcext:value-type="float">
            <text:p>0.8912</text:p>
          </table:table-cell>
          <table:table-cell office:value-type="float" office:value="0.0112265677847634" calcext:value-type="float">
            <text:p>0.0112</text:p>
          </table:table-cell>
          <table:table-cell office:value-type="float" office:value="0.890983333333333" calcext:value-type="float">
            <text:p>0.8910</text:p>
          </table:table-cell>
          <table:table-cell office:value-type="float" office:value="0.0111280169641329" calcext:value-type="float">
            <text:p>0.0111</text:p>
          </table:table-cell>
          <table:table-cell office:value-type="float" office:value="0.88972" calcext:value-type="float">
            <text:p>0.8897</text:p>
          </table:table-cell>
          <table:table-cell office:value-type="float" office:value="0.0123775802326172" calcext:value-type="float">
            <text:p>0.0124</text:p>
          </table:table-cell>
          <table:table-cell office:value-type="float" office:value="0.886325" calcext:value-type="float">
            <text:p>0.8863</text:p>
          </table:table-cell>
          <table:table-cell office:value-type="float" office:value="0.0121863342734098" calcext:value-type="float">
            <text:p>0.0122</text:p>
          </table:table-cell>
          <table:table-cell office:value-type="float" office:value="0.888403333333333" calcext:value-type="float">
            <text:p>0.8884</text:p>
          </table:table-cell>
          <table:table-cell office:value-type="float" office:value="0.0119884025098549" calcext:value-type="float">
            <text:p>0.0120</text:p>
          </table:table-cell>
          <table:table-cell office:value-type="float" office:value="0.888451666666667" calcext:value-type="float">
            <text:p>0.8885</text:p>
          </table:table-cell>
          <table:table-cell office:value-type="float" office:value="0.0101200723783926" calcext:value-type="float">
            <text:p>0.0101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85913333333333" calcext:value-type="float">
            <text:p>0.885913333333333</text:p>
          </table:table-cell>
          <table:table-cell office:value-type="float" office:value="0.0117066864452832" calcext:value-type="float">
            <text:p>0.0117066864452832</text:p>
          </table:table-cell>
          <table:table-cell office:value-type="float" office:value="0.88462" calcext:value-type="float">
            <text:p>0.88462</text:p>
          </table:table-cell>
          <table:table-cell office:value-type="float" office:value="0.0111436581856702" calcext:value-type="float">
            <text:p>0.0111436581856702</text:p>
          </table:table-cell>
          <table:table-cell office:value-type="float" office:value="0.885286666666667" calcext:value-type="float">
            <text:p>0.885286666666667</text:p>
          </table:table-cell>
          <table:table-cell office:value-type="float" office:value="0.0133395487150891" calcext:value-type="float">
            <text:p>0.0133395487150891</text:p>
          </table:table-cell>
          <table:table-cell office:value-type="float" office:value="0.886075" calcext:value-type="float">
            <text:p>0.886075</text:p>
          </table:table-cell>
          <table:table-cell office:value-type="float" office:value="0.0139061247662204" calcext:value-type="float">
            <text:p>0.0139061247662204</text:p>
          </table:table-cell>
          <table:table-cell office:value-type="float" office:value="0.885163333333333" calcext:value-type="float">
            <text:p>0.885163333333333</text:p>
          </table:table-cell>
          <table:table-cell office:value-type="float" office:value="0.00611899313131039" calcext:value-type="float">
            <text:p>0.00611899313131039</text:p>
          </table:table-cell>
          <table:table-cell office:value-type="float" office:value="0.885638333333333" calcext:value-type="float">
            <text:p>0.885638333333333</text:p>
          </table:table-cell>
          <table:table-cell office:value-type="float" office:value="0.0115506043124096" calcext:value-type="float">
            <text:p>0.0115506043124096</text:p>
          </table:table-cell>
          <table:table-cell office:value-type="float" office:value="0.885466666666667" calcext:value-type="float">
            <text:p>0.885466666666667</text:p>
          </table:table-cell>
          <table:table-cell office:value-type="float" office:value="0.0118638006794376" calcext:value-type="float">
            <text:p>0.0119</text:p>
          </table:table-cell>
          <table:table-cell office:value-type="float" office:value="0.886286666666667" calcext:value-type="float">
            <text:p>0.8863</text:p>
          </table:table-cell>
          <table:table-cell office:value-type="float" office:value="0.0134824600856533" calcext:value-type="float">
            <text:p>0.0135</text:p>
          </table:table-cell>
          <table:table-cell office:value-type="float" office:value="0.887405" calcext:value-type="float">
            <text:p>0.8874</text:p>
          </table:table-cell>
          <table:table-cell office:value-type="float" office:value="0.00624604462554002" calcext:value-type="float">
            <text:p>0.0062</text:p>
          </table:table-cell>
          <table:table-cell office:value-type="float" office:value="0.883326666666667" calcext:value-type="float">
            <text:p>0.8833</text:p>
          </table:table-cell>
          <table:table-cell office:value-type="float" office:value="0.0124292693691959" calcext:value-type="float">
            <text:p>0.0124</text:p>
          </table:table-cell>
          <table:table-cell office:value-type="float" office:value="0.883608333333333" calcext:value-type="float">
            <text:p>0.8836</text:p>
          </table:table-cell>
          <table:table-cell office:value-type="float" office:value="0.0119796562231605" calcext:value-type="float">
            <text:p>0.0120</text:p>
          </table:table-cell>
          <table:table-cell office:value-type="float" office:value="0.887713333333333" calcext:value-type="float">
            <text:p>0.8877</text:p>
          </table:table-cell>
          <table:table-cell office:value-type="float" office:value="0.0117025259670676" calcext:value-type="float">
            <text:p>0.0117</text:p>
          </table:table-cell>
          <table:table-cell office:value-type="float" office:value="0.885556666666667" calcext:value-type="float">
            <text:p>0.8856</text:p>
          </table:table-cell>
          <table:table-cell office:value-type="float" office:value="0.0131339210106147" calcext:value-type="float">
            <text:p>0.0131</text:p>
          </table:table-cell>
          <table:table-cell office:value-type="float" office:value="0.88655" calcext:value-type="float">
            <text:p>0.8866</text:p>
          </table:table-cell>
          <table:table-cell office:value-type="float" office:value="0.0123082815509483" calcext:value-type="float">
            <text:p>0.0123</text:p>
          </table:table-cell>
          <table:table-cell office:value-type="float" office:value="0.885666666666667" calcext:value-type="float">
            <text:p>0.8857</text:p>
          </table:table-cell>
          <table:table-cell office:value-type="float" office:value="0.0121676597660999" calcext:value-type="float">
            <text:p>0.0122</text:p>
          </table:table-cell>
          <table:table-cell office:value-type="float" office:value="0.884486666666667" calcext:value-type="float">
            <text:p>0.8845</text:p>
          </table:table-cell>
          <table:table-cell office:value-type="float" office:value="0.0116144733350427" calcext:value-type="float">
            <text:p>0.011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890738333333333" calcext:value-type="float">
            <text:p>0.890738333333333</text:p>
          </table:table-cell>
          <table:table-cell office:value-type="float" office:value="0.01721723844089" calcext:value-type="float">
            <text:p>0.01721723844089</text:p>
          </table:table-cell>
          <table:table-cell office:value-type="float" office:value="0.891811666666667" calcext:value-type="float">
            <text:p>0.891811666666667</text:p>
          </table:table-cell>
          <table:table-cell office:value-type="float" office:value="0.0176968430790147" calcext:value-type="float">
            <text:p>0.0176968430790147</text:p>
          </table:table-cell>
          <table:table-cell office:value-type="float" office:value="0.892366666666667" calcext:value-type="float">
            <text:p>0.892366666666667</text:p>
          </table:table-cell>
          <table:table-cell office:value-type="float" office:value="0.0159641085206447" calcext:value-type="float">
            <text:p>0.0159641085206447</text:p>
          </table:table-cell>
          <table:table-cell office:value-type="float" office:value="0.893086666666667" calcext:value-type="float">
            <text:p>0.893086666666667</text:p>
          </table:table-cell>
          <table:table-cell office:value-type="float" office:value="0.0155349253751661" calcext:value-type="float">
            <text:p>0.0155349253751661</text:p>
          </table:table-cell>
          <table:table-cell office:value-type="float" office:value="0.89349" calcext:value-type="float">
            <text:p>0.89349</text:p>
          </table:table-cell>
          <table:table-cell office:value-type="float" office:value="0.00810177247345237" calcext:value-type="float">
            <text:p>0.00810177247345237</text:p>
          </table:table-cell>
          <table:table-cell office:value-type="float" office:value="0.893691666666667" calcext:value-type="float">
            <text:p>0.893691666666667</text:p>
          </table:table-cell>
          <table:table-cell office:value-type="float" office:value="0.0192816976869384" calcext:value-type="float">
            <text:p>0.0192816976869384</text:p>
          </table:table-cell>
          <table:table-cell office:value-type="float" office:value="0.889738333333333" calcext:value-type="float">
            <text:p>0.889738333333333</text:p>
          </table:table-cell>
          <table:table-cell office:value-type="float" office:value="0.0162336126365811" calcext:value-type="float">
            <text:p>0.0162</text:p>
          </table:table-cell>
          <table:table-cell office:value-type="float" office:value="0.888711666666667" calcext:value-type="float">
            <text:p>0.8887</text:p>
          </table:table-cell>
          <table:table-cell office:value-type="float" office:value="0.0168228688559777" calcext:value-type="float">
            <text:p>0.0168</text:p>
          </table:table-cell>
          <table:table-cell office:value-type="float" office:value="0.893238333333333" calcext:value-type="float">
            <text:p>0.8932</text:p>
          </table:table-cell>
          <table:table-cell office:value-type="float" office:value="0.0184116109118505" calcext:value-type="float">
            <text:p>0.0184</text:p>
          </table:table-cell>
          <table:table-cell office:value-type="float" office:value="0.891471666666667" calcext:value-type="float">
            <text:p>0.8915</text:p>
          </table:table-cell>
          <table:table-cell office:value-type="float" office:value="0.018163908838876" calcext:value-type="float">
            <text:p>0.0182</text:p>
          </table:table-cell>
          <table:table-cell office:value-type="float" office:value="0.890645" calcext:value-type="float">
            <text:p>0.8906</text:p>
          </table:table-cell>
          <table:table-cell office:value-type="float" office:value="0.0153951288373567" calcext:value-type="float">
            <text:p>0.0154</text:p>
          </table:table-cell>
          <table:table-cell office:value-type="float" office:value="0.890983333333333" calcext:value-type="float">
            <text:p>0.8910</text:p>
          </table:table-cell>
          <table:table-cell office:value-type="float" office:value="0.0193766782955422" calcext:value-type="float">
            <text:p>0.0194</text:p>
          </table:table-cell>
          <table:table-cell office:value-type="float" office:value="0.892891666666667" calcext:value-type="float">
            <text:p>0.8929</text:p>
          </table:table-cell>
          <table:table-cell office:value-type="float" office:value="0.0167118049786055" calcext:value-type="float">
            <text:p>0.0167</text:p>
          </table:table-cell>
          <table:table-cell office:value-type="float" office:value="0.890176666666667" calcext:value-type="float">
            <text:p>0.8902</text:p>
          </table:table-cell>
          <table:table-cell office:value-type="float" office:value="0.0194223436357594" calcext:value-type="float">
            <text:p>0.0194</text:p>
          </table:table-cell>
          <table:table-cell office:value-type="float" office:value="0.892491666666667" calcext:value-type="float">
            <text:p>0.8925</text:p>
          </table:table-cell>
          <table:table-cell office:value-type="float" office:value="0.0174255036524981" calcext:value-type="float">
            <text:p>0.0174</text:p>
          </table:table-cell>
          <table:table-cell office:value-type="float" office:value="0.891298333333333" calcext:value-type="float">
            <text:p>0.8913</text:p>
          </table:table-cell>
          <table:table-cell office:value-type="float" office:value="0.0173269786988562" calcext:value-type="float">
            <text:p>0.0173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907048333333333" calcext:value-type="float">
            <text:p>0.907048333333333</text:p>
          </table:table-cell>
          <table:table-cell office:value-type="float" office:value="0.0164998575257919" calcext:value-type="float">
            <text:p>0.0164998575257919</text:p>
          </table:table-cell>
          <table:table-cell office:value-type="float" office:value="0.88169" calcext:value-type="float">
            <text:p>0.88169</text:p>
          </table:table-cell>
          <table:table-cell office:value-type="float" office:value="0.0198850549523963" calcext:value-type="float">
            <text:p>0.0198850549523963</text:p>
          </table:table-cell>
          <table:table-cell office:value-type="float" office:value="0.901751666666667" calcext:value-type="float">
            <text:p>0.901751666666667</text:p>
          </table:table-cell>
          <table:table-cell office:value-type="float" office:value="0.0142689866593242" calcext:value-type="float">
            <text:p>0.0142689866593242</text:p>
          </table:table-cell>
          <table:table-cell office:value-type="float" office:value="0.902358333333333" calcext:value-type="float">
            <text:p>0.902358333333333</text:p>
          </table:table-cell>
          <table:table-cell office:value-type="float" office:value="0.0170586315671498" calcext:value-type="float">
            <text:p>0.0170586315671498</text:p>
          </table:table-cell>
          <table:table-cell office:value-type="float" office:value="0.902568333333333" calcext:value-type="float">
            <text:p>0.902568333333333</text:p>
          </table:table-cell>
          <table:table-cell office:value-type="float" office:value="0.01082261451247" calcext:value-type="float">
            <text:p>0.01082261451247</text:p>
          </table:table-cell>
          <table:table-cell office:value-type="float" office:value="0.899106666666667" calcext:value-type="float">
            <text:p>0.899106666666667</text:p>
          </table:table-cell>
          <table:table-cell office:value-type="float" office:value="0.0169194551382881" calcext:value-type="float">
            <text:p>0.0169194551382881</text:p>
          </table:table-cell>
          <table:table-cell office:value-type="float" office:value="0.899783333333333" calcext:value-type="float">
            <text:p>0.899783333333333</text:p>
          </table:table-cell>
          <table:table-cell office:value-type="float" office:value="0.014584419833549" calcext:value-type="float">
            <text:p>0.0146</text:p>
          </table:table-cell>
          <table:table-cell office:value-type="float" office:value="0.898343333333333" calcext:value-type="float">
            <text:p>0.8983</text:p>
          </table:table-cell>
          <table:table-cell office:value-type="float" office:value="0.0150940192744961" calcext:value-type="float">
            <text:p>0.0151</text:p>
          </table:table-cell>
          <table:table-cell office:value-type="float" office:value="0.897286666666667" calcext:value-type="float">
            <text:p>0.8973</text:p>
          </table:table-cell>
          <table:table-cell office:value-type="float" office:value="0.0166804638956445" calcext:value-type="float">
            <text:p>0.0167</text:p>
          </table:table-cell>
          <table:table-cell office:value-type="float" office:value="0.893216666666667" calcext:value-type="float">
            <text:p>0.8932</text:p>
          </table:table-cell>
          <table:table-cell office:value-type="float" office:value="0.0158288004335111" calcext:value-type="float">
            <text:p>0.0158</text:p>
          </table:table-cell>
          <table:table-cell office:value-type="float" office:value="0.899086666666667" calcext:value-type="float">
            <text:p>0.8991</text:p>
          </table:table-cell>
          <table:table-cell office:value-type="float" office:value="0.0155407931668171" calcext:value-type="float">
            <text:p>0.0155</text:p>
          </table:table-cell>
          <table:table-cell office:value-type="float" office:value="0.898783333333333" calcext:value-type="float">
            <text:p>0.8988</text:p>
          </table:table-cell>
          <table:table-cell office:value-type="float" office:value="0.0171480600146124" calcext:value-type="float">
            <text:p>0.0171</text:p>
          </table:table-cell>
          <table:table-cell office:value-type="float" office:value="0.897178333333333" calcext:value-type="float">
            <text:p>0.8972</text:p>
          </table:table-cell>
          <table:table-cell office:value-type="float" office:value="0.0157578540070001" calcext:value-type="float">
            <text:p>0.0158</text:p>
          </table:table-cell>
          <table:table-cell office:value-type="float" office:value="0.892015" calcext:value-type="float">
            <text:p>0.8920</text:p>
          </table:table-cell>
          <table:table-cell office:value-type="float" office:value="0.0152993475230965" calcext:value-type="float">
            <text:p>0.0153</text:p>
          </table:table-cell>
          <table:table-cell office:value-type="float" office:value="0.896858333333333" calcext:value-type="float">
            <text:p>0.8969</text:p>
          </table:table-cell>
          <table:table-cell office:value-type="float" office:value="0.015469846932535" calcext:value-type="float">
            <text:p>0.0155</text:p>
          </table:table-cell>
          <table:table-cell office:value-type="float" office:value="0.896838333333333" calcext:value-type="float">
            <text:p>0.8968</text:p>
          </table:table-cell>
          <table:table-cell office:value-type="float" office:value="0.0148049614028239" calcext:value-type="float">
            <text:p>0.0148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906766666666667" calcext:value-type="float">
            <text:p>0.906766666666667</text:p>
          </table:table-cell>
          <table:table-cell office:value-type="float" office:value="0.0146543464771244" calcext:value-type="float">
            <text:p>0.0146543464771244</text:p>
          </table:table-cell>
          <table:table-cell office:value-type="float" office:value="0.879056666666667" calcext:value-type="float">
            <text:p>0.879056666666667</text:p>
          </table:table-cell>
          <table:table-cell office:value-type="float" office:value="0.0198792887519169" calcext:value-type="float">
            <text:p>0.0198792887519169</text:p>
          </table:table-cell>
          <table:table-cell office:value-type="float" office:value="0.903046666666667" calcext:value-type="float">
            <text:p>0.903046666666667</text:p>
          </table:table-cell>
          <table:table-cell office:value-type="float" office:value="0.0147708895083415" calcext:value-type="float">
            <text:p>0.0147708895083415</text:p>
          </table:table-cell>
          <table:table-cell office:value-type="float" office:value="0.903335" calcext:value-type="float">
            <text:p>0.903335</text:p>
          </table:table-cell>
          <table:table-cell office:value-type="float" office:value="0.0173754034504089" calcext:value-type="float">
            <text:p>0.0173754034504089</text:p>
          </table:table-cell>
          <table:table-cell office:value-type="float" office:value="0.902533333333333" calcext:value-type="float">
            <text:p>0.902533333333333</text:p>
          </table:table-cell>
          <table:table-cell office:value-type="float" office:value="0.00837412035555962" calcext:value-type="float">
            <text:p>0.00837412035555962</text:p>
          </table:table-cell>
          <table:table-cell office:value-type="float" office:value="0.898966666666667" calcext:value-type="float">
            <text:p>0.898966666666667</text:p>
          </table:table-cell>
          <table:table-cell office:value-type="float" office:value="0.0168006667554411" calcext:value-type="float">
            <text:p>0.0168006667554411</text:p>
          </table:table-cell>
          <table:table-cell office:value-type="float" office:value="0.899118333333333" calcext:value-type="float">
            <text:p>0.899118333333333</text:p>
          </table:table-cell>
          <table:table-cell office:value-type="float" office:value="0.0148181500107359" calcext:value-type="float">
            <text:p>0.0148</text:p>
          </table:table-cell>
          <table:table-cell office:value-type="float" office:value="0.899145" calcext:value-type="float">
            <text:p>0.8991</text:p>
          </table:table-cell>
          <table:table-cell office:value-type="float" office:value="0.0177100927347287" calcext:value-type="float">
            <text:p>0.0177</text:p>
          </table:table-cell>
          <table:table-cell office:value-type="float" office:value="0.897713333333333" calcext:value-type="float">
            <text:p>0.8977</text:p>
          </table:table-cell>
          <table:table-cell office:value-type="float" office:value="0.014785608319558" calcext:value-type="float">
            <text:p>0.0148</text:p>
          </table:table-cell>
          <table:table-cell office:value-type="float" office:value="0.897336666666667" calcext:value-type="float">
            <text:p>0.8973</text:p>
          </table:table-cell>
          <table:table-cell office:value-type="float" office:value="0.016587165420191" calcext:value-type="float">
            <text:p>0.0166</text:p>
          </table:table-cell>
          <table:table-cell office:value-type="float" office:value="0.899156666666667" calcext:value-type="float">
            <text:p>0.8992</text:p>
          </table:table-cell>
          <table:table-cell office:value-type="float" office:value="0.0160365484233395" calcext:value-type="float">
            <text:p>0.0160</text:p>
          </table:table-cell>
          <table:table-cell office:value-type="float" office:value="0.898891666666667" calcext:value-type="float">
            <text:p>0.8989</text:p>
          </table:table-cell>
          <table:table-cell office:value-type="float" office:value="0.0173854317958628" calcext:value-type="float">
            <text:p>0.0174</text:p>
          </table:table-cell>
          <table:table-cell office:value-type="float" office:value="0.899215" calcext:value-type="float">
            <text:p>0.8992</text:p>
          </table:table-cell>
          <table:table-cell office:value-type="float" office:value="0.0153364023978185" calcext:value-type="float">
            <text:p>0.0153</text:p>
          </table:table-cell>
          <table:table-cell office:value-type="float" office:value="0.896191666666667" calcext:value-type="float">
            <text:p>0.8962</text:p>
          </table:table-cell>
          <table:table-cell office:value-type="float" office:value="0.0172077810438208" calcext:value-type="float">
            <text:p>0.0172</text:p>
          </table:table-cell>
          <table:table-cell office:value-type="float" office:value="0.898408333333333" calcext:value-type="float">
            <text:p>0.8984</text:p>
          </table:table-cell>
          <table:table-cell office:value-type="float" office:value="0.0168313590753266" calcext:value-type="float">
            <text:p>0.0168</text:p>
          </table:table-cell>
          <table:table-cell office:value-type="float" office:value="0.898011666666667" calcext:value-type="float">
            <text:p>0.8980</text:p>
          </table:table-cell>
          <table:table-cell office:value-type="float" office:value="0.0170955004129949" calcext:value-type="float">
            <text:p>0.017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906725" calcext:value-type="float">
            <text:p>0.906725</text:p>
          </table:table-cell>
          <table:table-cell office:value-type="float" office:value="0.0158190912674201" calcext:value-type="float">
            <text:p>0.0158190912674201</text:p>
          </table:table-cell>
          <table:table-cell office:value-type="float" office:value="0.873028333333333" calcext:value-type="float">
            <text:p>0.873028333333333</text:p>
          </table:table-cell>
          <table:table-cell office:value-type="float" office:value="0.0197979976084709" calcext:value-type="float">
            <text:p>0.0197979976084709</text:p>
          </table:table-cell>
          <table:table-cell office:value-type="float" office:value="0.903025" calcext:value-type="float">
            <text:p>0.903025</text:p>
          </table:table-cell>
          <table:table-cell office:value-type="float" office:value="0.0153251361533366" calcext:value-type="float">
            <text:p>0.0153251361533366</text:p>
          </table:table-cell>
          <table:table-cell office:value-type="float" office:value="0.903951666666667" calcext:value-type="float">
            <text:p>0.903951666666667</text:p>
          </table:table-cell>
          <table:table-cell office:value-type="float" office:value="0.0168982047718155" calcext:value-type="float">
            <text:p>0.0168982047718155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00747069867877438" calcext:value-type="float">
            <text:p>0.00747069867877438</text:p>
          </table:table-cell>
          <table:table-cell office:value-type="float" office:value="0.899506666666667" calcext:value-type="float">
            <text:p>0.899506666666667</text:p>
          </table:table-cell>
          <table:table-cell office:value-type="float" office:value="0.0155851745043868" calcext:value-type="float">
            <text:p>0.0155851745043868</text:p>
          </table:table-cell>
          <table:table-cell office:value-type="float" office:value="0.900645" calcext:value-type="float">
            <text:p>0.900645</text:p>
          </table:table-cell>
          <table:table-cell office:value-type="float" office:value="0.0153176942689965" calcext:value-type="float">
            <text:p>0.0153</text:p>
          </table:table-cell>
          <table:table-cell office:value-type="float" office:value="0.901166666666667" calcext:value-type="float">
            <text:p>0.9012</text:p>
          </table:table-cell>
          <table:table-cell office:value-type="float" office:value="0.01592203556503" calcext:value-type="float">
            <text:p>0.0159</text:p>
          </table:table-cell>
          <table:table-cell office:value-type="float" office:value="0.898703333333333" calcext:value-type="float">
            <text:p>0.8987</text:p>
          </table:table-cell>
          <table:table-cell office:value-type="float" office:value="0.0162080091390092" calcext:value-type="float">
            <text:p>0.0162</text:p>
          </table:table-cell>
          <table:table-cell office:value-type="float" office:value="0.896146666666667" calcext:value-type="float">
            <text:p>0.8961</text:p>
          </table:table-cell>
          <table:table-cell office:value-type="float" office:value="0.0165730611390205" calcext:value-type="float">
            <text:p>0.0166</text:p>
          </table:table-cell>
          <table:table-cell office:value-type="float" office:value="0.898311666666667" calcext:value-type="float">
            <text:p>0.8983</text:p>
          </table:table-cell>
          <table:table-cell office:value-type="float" office:value="0.0163748562440567" calcext:value-type="float">
            <text:p>0.0164</text:p>
          </table:table-cell>
          <table:table-cell office:value-type="float" office:value="0.899035" calcext:value-type="float">
            <text:p>0.8990</text:p>
          </table:table-cell>
          <table:table-cell office:value-type="float" office:value="0.0155134017311098" calcext:value-type="float">
            <text:p>0.0155</text:p>
          </table:table-cell>
          <table:table-cell office:value-type="float" office:value="0.898736666666667" calcext:value-type="float">
            <text:p>0.8987</text:p>
          </table:table-cell>
          <table:table-cell office:value-type="float" office:value="0.0179252208798724" calcext:value-type="float">
            <text:p>0.0179</text:p>
          </table:table-cell>
          <table:table-cell office:value-type="float" office:value="0.891103333333333" calcext:value-type="float">
            <text:p>0.8911</text:p>
          </table:table-cell>
          <table:table-cell office:value-type="float" office:value="0.0177178568624173" calcext:value-type="float">
            <text:p>0.0177</text:p>
          </table:table-cell>
          <table:table-cell office:value-type="float" office:value="0.89695" calcext:value-type="float">
            <text:p>0.8970</text:p>
          </table:table-cell>
          <table:table-cell office:value-type="float" office:value="0.0152865141183742" calcext:value-type="float">
            <text:p>0.0153</text:p>
          </table:table-cell>
          <table:table-cell office:value-type="float" office:value="0.896778333333333" calcext:value-type="float">
            <text:p>0.8968</text:p>
          </table:table-cell>
          <table:table-cell office:value-type="float" office:value="0.0160767753286143" calcext:value-type="float">
            <text:p>0.0161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892128333333333" calcext:value-type="float">
            <text:p>0.892128333333333</text:p>
          </table:table-cell>
          <table:table-cell office:value-type="float" office:value="0.0177664861440279" calcext:value-type="float">
            <text:p>0.0177664861440279</text:p>
          </table:table-cell>
          <table:table-cell office:value-type="float" office:value="0.885501666666667" calcext:value-type="float">
            <text:p>0.885501666666667</text:p>
          </table:table-cell>
          <table:table-cell office:value-type="float" office:value="0.0183490959966043" calcext:value-type="float">
            <text:p>0.0183490959966043</text:p>
          </table:table-cell>
          <table:table-cell office:value-type="float" office:value="0.895876666666667" calcext:value-type="float">
            <text:p>0.895876666666667</text:p>
          </table:table-cell>
          <table:table-cell office:value-type="float" office:value="0.0166007530592288" calcext:value-type="float">
            <text:p>0.0166007530592288</text:p>
          </table:table-cell>
          <table:table-cell office:value-type="float" office:value="0.89909" calcext:value-type="float">
            <text:p>0.89909</text:p>
          </table:table-cell>
          <table:table-cell office:value-type="float" office:value="0.0161495718714556" calcext:value-type="float">
            <text:p>0.0161495718714556</text:p>
          </table:table-cell>
          <table:table-cell office:value-type="float" office:value="0.895813333333333" calcext:value-type="float">
            <text:p>0.895813333333333</text:p>
          </table:table-cell>
          <table:table-cell office:value-type="float" office:value="0.00879426443675673" calcext:value-type="float">
            <text:p>0.00879426443675673</text:p>
          </table:table-cell>
          <table:table-cell office:value-type="float" office:value="0.89667" calcext:value-type="float">
            <text:p>0.89667</text:p>
          </table:table-cell>
          <table:table-cell office:value-type="float" office:value="0.0156777414983818" calcext:value-type="float">
            <text:p>0.0156777414983818</text:p>
          </table:table-cell>
          <table:table-cell office:value-type="float" office:value="0.893413333333333" calcext:value-type="float">
            <text:p>0.893413333333333</text:p>
          </table:table-cell>
          <table:table-cell office:value-type="float" office:value="0.0160221940606125" calcext:value-type="float">
            <text:p>0.0160</text:p>
          </table:table-cell>
          <table:table-cell office:value-type="float" office:value="0.89768" calcext:value-type="float">
            <text:p>0.8977</text:p>
          </table:table-cell>
          <table:table-cell office:value-type="float" office:value="0.016061291896198" calcext:value-type="float">
            <text:p>0.0161</text:p>
          </table:table-cell>
          <table:table-cell office:value-type="float" office:value="0.892748333333333" calcext:value-type="float">
            <text:p>0.8927</text:p>
          </table:table-cell>
          <table:table-cell office:value-type="float" office:value="0.0168685689532453" calcext:value-type="float">
            <text:p>0.0169</text:p>
          </table:table-cell>
          <table:table-cell office:value-type="float" office:value="0.897741666666667" calcext:value-type="float">
            <text:p>0.8977</text:p>
          </table:table-cell>
          <table:table-cell office:value-type="float" office:value="0.0155396418587714" calcext:value-type="float">
            <text:p>0.0155</text:p>
          </table:table-cell>
          <table:table-cell office:value-type="float" office:value="0.893465" calcext:value-type="float">
            <text:p>0.8935</text:p>
          </table:table-cell>
          <table:table-cell office:value-type="float" office:value="0.0178676023833593" calcext:value-type="float">
            <text:p>0.0179</text:p>
          </table:table-cell>
          <table:table-cell office:value-type="float" office:value="0.898178333333333" calcext:value-type="float">
            <text:p>0.8982</text:p>
          </table:table-cell>
          <table:table-cell office:value-type="float" office:value="0.0171167186115732" calcext:value-type="float">
            <text:p>0.0171</text:p>
          </table:table-cell>
          <table:table-cell office:value-type="float" office:value="0.89355" calcext:value-type="float">
            <text:p>0.8936</text:p>
          </table:table-cell>
          <table:table-cell office:value-type="float" office:value="0.0172832236942187" calcext:value-type="float">
            <text:p>0.0173</text:p>
          </table:table-cell>
          <table:table-cell office:value-type="float" office:value="0.896793333333333" calcext:value-type="float">
            <text:p>0.8968</text:p>
          </table:table-cell>
          <table:table-cell office:value-type="float" office:value="0.0164025232242446" calcext:value-type="float">
            <text:p>0.0164</text:p>
          </table:table-cell>
          <table:table-cell office:value-type="float" office:value="0.893451666666667" calcext:value-type="float">
            <text:p>0.8935</text:p>
          </table:table-cell>
          <table:table-cell office:value-type="float" office:value="0.0154668427696311" calcext:value-type="float">
            <text:p>0.0155</text:p>
          </table:table-cell>
          <table:table-cell office:value-type="float" office:value="0.894725" calcext:value-type="float">
            <text:p>0.8947</text:p>
          </table:table-cell>
          <table:table-cell office:value-type="float" office:value="0.0162541327804134" calcext:value-type="float">
            <text:p>0.0163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90573" calcext:value-type="float">
            <text:p>0.90573</text:p>
          </table:table-cell>
          <table:table-cell office:value-type="float" office:value="0.0188803647921444" calcext:value-type="float">
            <text:p>0.0188803647921444</text:p>
          </table:table-cell>
          <table:table-cell office:value-type="float" office:value="0.866881666666666" calcext:value-type="float">
            <text:p>0.866881666666666</text:p>
          </table:table-cell>
          <table:table-cell office:value-type="float" office:value="0.024665266589026" calcext:value-type="float">
            <text:p>0.024665266589026</text:p>
          </table:table-cell>
          <table:table-cell office:value-type="float" office:value="0.904111666666667" calcext:value-type="float">
            <text:p>0.904111666666667</text:p>
          </table:table-cell>
          <table:table-cell office:value-type="float" office:value="0.0168645233891647" calcext:value-type="float">
            <text:p>0.0168645233891647</text:p>
          </table:table-cell>
          <table:table-cell office:value-type="float" office:value="0.901978333333333" calcext:value-type="float">
            <text:p>0.901978333333333</text:p>
          </table:table-cell>
          <table:table-cell office:value-type="float" office:value="0.0189604965598687" calcext:value-type="float">
            <text:p>0.0189604965598687</text:p>
          </table:table-cell>
          <table:table-cell office:value-type="float" office:value="0.903601666666667" calcext:value-type="float">
            <text:p>0.903601666666667</text:p>
          </table:table-cell>
          <table:table-cell office:value-type="float" office:value="0.0094292169294249" calcext:value-type="float">
            <text:p>0.0094292169294249</text:p>
          </table:table-cell>
          <table:table-cell office:value-type="float" office:value="0.897136666666667" calcext:value-type="float">
            <text:p>0.897136666666667</text:p>
          </table:table-cell>
          <table:table-cell office:value-type="float" office:value="0.0183809060165689" calcext:value-type="float">
            <text:p>0.0183809060165689</text:p>
          </table:table-cell>
          <table:table-cell office:value-type="float" office:value="0.901223333333333" calcext:value-type="float">
            <text:p>0.901223333333333</text:p>
          </table:table-cell>
          <table:table-cell office:value-type="float" office:value="0.0172120123751093" calcext:value-type="float">
            <text:p>0.0172</text:p>
          </table:table-cell>
          <table:table-cell office:value-type="float" office:value="0.899693333333333" calcext:value-type="float">
            <text:p>0.8997</text:p>
          </table:table-cell>
          <table:table-cell office:value-type="float" office:value="0.0175777046908175" calcext:value-type="float">
            <text:p>0.0176</text:p>
          </table:table-cell>
          <table:table-cell office:value-type="float" office:value="0.898123333333333" calcext:value-type="float">
            <text:p>0.8981</text:p>
          </table:table-cell>
          <table:table-cell office:value-type="float" office:value="0.0170274758926831" calcext:value-type="float">
            <text:p>0.0170</text:p>
          </table:table-cell>
          <table:table-cell office:value-type="float" office:value="0.894645" calcext:value-type="float">
            <text:p>0.8946</text:p>
          </table:table-cell>
          <table:table-cell office:value-type="float" office:value="0.0194018622368845" calcext:value-type="float">
            <text:p>0.0194</text:p>
          </table:table-cell>
          <table:table-cell office:value-type="float" office:value="0.89826" calcext:value-type="float">
            <text:p>0.8983</text:p>
          </table:table-cell>
          <table:table-cell office:value-type="float" office:value="0.0157159288250559" calcext:value-type="float">
            <text:p>0.0157</text:p>
          </table:table-cell>
          <table:table-cell office:value-type="float" office:value="0.896656666666667" calcext:value-type="float">
            <text:p>0.8967</text:p>
          </table:table-cell>
          <table:table-cell office:value-type="float" office:value="0.0193124481369379" calcext:value-type="float">
            <text:p>0.0193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0171881695349177" calcext:value-type="float">
            <text:p>0.0172</text:p>
          </table:table-cell>
          <table:table-cell office:value-type="float" office:value="0.89189" calcext:value-type="float">
            <text:p>0.8919</text:p>
          </table:table-cell>
          <table:table-cell office:value-type="float" office:value="0.0199606051167387" calcext:value-type="float">
            <text:p>0.0200</text:p>
          </table:table-cell>
          <table:table-cell office:value-type="float" office:value="0.896443333333333" calcext:value-type="float">
            <text:p>0.8964</text:p>
          </table:table-cell>
          <table:table-cell office:value-type="float" office:value="0.0157299480520678" calcext:value-type="float">
            <text:p>0.0157</text:p>
          </table:table-cell>
          <table:table-cell office:value-type="float" office:value="0.895521666666667" calcext:value-type="float">
            <text:p>0.8955</text:p>
          </table:table-cell>
          <table:table-cell office:value-type="float" office:value="0.0200610016152381" calcext:value-type="float">
            <text:p>0.0201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900641666666667" calcext:value-type="float">
            <text:p>0.900641666666667</text:p>
          </table:table-cell>
          <table:table-cell office:value-type="float" office:value="0.0164739801626844" calcext:value-type="float">
            <text:p>0.0164739801626844</text:p>
          </table:table-cell>
          <table:table-cell office:value-type="float" office:value="0.883475" calcext:value-type="float">
            <text:p>0.883475</text:p>
          </table:table-cell>
          <table:table-cell office:value-type="float" office:value="0.018156909756615" calcext:value-type="float">
            <text:p>0.018156909756615</text:p>
          </table:table-cell>
          <table:table-cell office:value-type="float" office:value="0.902725" calcext:value-type="float">
            <text:p>0.902725</text:p>
          </table:table-cell>
          <table:table-cell office:value-type="float" office:value="0.0141500489560757" calcext:value-type="float">
            <text:p>0.0141500489560757</text:p>
          </table:table-cell>
          <table:table-cell office:value-type="float" office:value="0.90329" calcext:value-type="float">
            <text:p>0.90329</text:p>
          </table:table-cell>
          <table:table-cell office:value-type="float" office:value="0.0166171444855433" calcext:value-type="float">
            <text:p>0.0166171444855433</text:p>
          </table:table-cell>
          <table:table-cell office:value-type="float" office:value="0.903055" calcext:value-type="float">
            <text:p>0.903055</text:p>
          </table:table-cell>
          <table:table-cell office:value-type="float" office:value="0.0084337179166847" calcext:value-type="float">
            <text:p>0.0084337179166847</text:p>
          </table:table-cell>
          <table:table-cell office:value-type="float" office:value="0.90343" calcext:value-type="float">
            <text:p>0.90343</text:p>
          </table:table-cell>
          <table:table-cell office:value-type="float" office:value="0.0159827535503865" calcext:value-type="float">
            <text:p>0.0159827535503865</text:p>
          </table:table-cell>
          <table:table-cell office:value-type="float" office:value="0.900463333333333" calcext:value-type="float">
            <text:p>0.900463333333333</text:p>
          </table:table-cell>
          <table:table-cell office:value-type="float" office:value="0.013485331965943" calcext:value-type="float">
            <text:p>0.0135</text:p>
          </table:table-cell>
          <table:table-cell office:value-type="float" office:value="0.901458333333333" calcext:value-type="float">
            <text:p>0.9015</text:p>
          </table:table-cell>
          <table:table-cell office:value-type="float" office:value="0.0149603706498083" calcext:value-type="float">
            <text:p>0.0150</text:p>
          </table:table-cell>
          <table:table-cell office:value-type="float" office:value="0.898835" calcext:value-type="float">
            <text:p>0.8988</text:p>
          </table:table-cell>
          <table:table-cell office:value-type="float" office:value="0.0145555771378209" calcext:value-type="float">
            <text:p>0.0146</text:p>
          </table:table-cell>
          <table:table-cell office:value-type="float" office:value="0.899903333333333" calcext:value-type="float">
            <text:p>0.8999</text:p>
          </table:table-cell>
          <table:table-cell office:value-type="float" office:value="0.0154517971656666" calcext:value-type="float">
            <text:p>0.0155</text:p>
          </table:table-cell>
          <table:table-cell office:value-type="float" office:value="0.897726666666667" calcext:value-type="float">
            <text:p>0.8977</text:p>
          </table:table-cell>
          <table:table-cell office:value-type="float" office:value="0.0152729429902483" calcext:value-type="float">
            <text:p>0.0153</text:p>
          </table:table-cell>
          <table:table-cell office:value-type="float" office:value="0.89788" calcext:value-type="float">
            <text:p>0.8979</text:p>
          </table:table-cell>
          <table:table-cell office:value-type="float" office:value="0.0176957254067719" calcext:value-type="float">
            <text:p>0.0177</text:p>
          </table:table-cell>
          <table:table-cell office:value-type="float" office:value="0.89896" calcext:value-type="float">
            <text:p>0.8990</text:p>
          </table:table-cell>
          <table:table-cell office:value-type="float" office:value="0.0155187569582332" calcext:value-type="float">
            <text:p>0.0155</text:p>
          </table:table-cell>
          <table:table-cell office:value-type="float" office:value="0.897416666666667" calcext:value-type="float">
            <text:p>0.8974</text:p>
          </table:table-cell>
          <table:table-cell office:value-type="float" office:value="0.0161021142186426" calcext:value-type="float">
            <text:p>0.0161</text:p>
          </table:table-cell>
          <table:table-cell office:value-type="float" office:value="0.897915" calcext:value-type="float">
            <text:p>0.8979</text:p>
          </table:table-cell>
          <table:table-cell office:value-type="float" office:value="0.0151835890591721" calcext:value-type="float">
            <text:p>0.0152</text:p>
          </table:table-cell>
          <table:table-cell office:value-type="float" office:value="0.897993333333333" calcext:value-type="float">
            <text:p>0.8980</text:p>
          </table:table-cell>
          <table:table-cell office:value-type="float" office:value="0.0160796266921349" calcext:value-type="float">
            <text:p>0.0161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905331666666667" calcext:value-type="float">
            <text:p>0.905331666666667</text:p>
          </table:table-cell>
          <table:table-cell office:value-type="float" office:value="0.0189405028636047" calcext:value-type="float">
            <text:p>0.0189405028636047</text:p>
          </table:table-cell>
          <table:table-cell office:value-type="float" office:value="0.880618333333333" calcext:value-type="float">
            <text:p>0.880618333333333</text:p>
          </table:table-cell>
          <table:table-cell office:value-type="float" office:value="0.0192133359355291" calcext:value-type="float">
            <text:p>0.0192133359355291</text:p>
          </table:table-cell>
          <table:table-cell office:value-type="float" office:value="0.903178333333333" calcext:value-type="float">
            <text:p>0.903178333333333</text:p>
          </table:table-cell>
          <table:table-cell office:value-type="float" office:value="0.0143072993115558" calcext:value-type="float">
            <text:p>0.0143072993115558</text:p>
          </table:table-cell>
          <table:table-cell office:value-type="float" office:value="0.901288333333333" calcext:value-type="float">
            <text:p>0.901288333333333</text:p>
          </table:table-cell>
          <table:table-cell office:value-type="float" office:value="0.0182428041951101" calcext:value-type="float">
            <text:p>0.0182428041951101</text:p>
          </table:table-cell>
          <table:table-cell office:value-type="float" office:value="0.90131" calcext:value-type="float">
            <text:p>0.90131</text:p>
          </table:table-cell>
          <table:table-cell office:value-type="float" office:value="0.00818670362508321" calcext:value-type="float">
            <text:p>0.00818670362508321</text:p>
          </table:table-cell>
          <table:table-cell office:value-type="float" office:value="0.896925" calcext:value-type="float">
            <text:p>0.896925</text:p>
          </table:table-cell>
          <table:table-cell office:value-type="float" office:value="0.0193510071826211" calcext:value-type="float">
            <text:p>0.0193510071826211</text:p>
          </table:table-cell>
          <table:table-cell office:value-type="float" office:value="0.900515" calcext:value-type="float">
            <text:p>0.900515</text:p>
          </table:table-cell>
          <table:table-cell office:value-type="float" office:value="0.0160489192459303" calcext:value-type="float">
            <text:p>0.0160</text:p>
          </table:table-cell>
          <table:table-cell office:value-type="float" office:value="0.899448333333333" calcext:value-type="float">
            <text:p>0.8994</text:p>
          </table:table-cell>
          <table:table-cell office:value-type="float" office:value="0.0160924600346517" calcext:value-type="float">
            <text:p>0.0161</text:p>
          </table:table-cell>
          <table:table-cell office:value-type="float" office:value="0.896635" calcext:value-type="float">
            <text:p>0.8966</text:p>
          </table:table-cell>
          <table:table-cell office:value-type="float" office:value="0.017754742770578" calcext:value-type="float">
            <text:p>0.0178</text:p>
          </table:table-cell>
          <table:table-cell office:value-type="float" office:value="0.892628333333333" calcext:value-type="float">
            <text:p>0.8926</text:p>
          </table:table-cell>
          <table:table-cell office:value-type="float" office:value="0.0190295160696233" calcext:value-type="float">
            <text:p>0.0190</text:p>
          </table:table-cell>
          <table:table-cell office:value-type="float" office:value="0.898721666666667" calcext:value-type="float">
            <text:p>0.8987</text:p>
          </table:table-cell>
          <table:table-cell office:value-type="float" office:value="0.0152932575357758" calcext:value-type="float">
            <text:p>0.0153</text:p>
          </table:table-cell>
          <table:table-cell office:value-type="float" office:value="0.897161666666667" calcext:value-type="float">
            <text:p>0.8972</text:p>
          </table:table-cell>
          <table:table-cell office:value-type="float" office:value="0.0171767350549815" calcext:value-type="float">
            <text:p>0.0172</text:p>
          </table:table-cell>
          <table:table-cell office:value-type="float" office:value="0.897906666666667" calcext:value-type="float">
            <text:p>0.8979</text:p>
          </table:table-cell>
          <table:table-cell office:value-type="float" office:value="0.0148329503409269" calcext:value-type="float">
            <text:p>0.0148</text:p>
          </table:table-cell>
          <table:table-cell office:value-type="float" office:value="0.894511666666667" calcext:value-type="float">
            <text:p>0.8945</text:p>
          </table:table-cell>
          <table:table-cell office:value-type="float" office:value="0.016603551962227" calcext:value-type="float">
            <text:p>0.0166</text:p>
          </table:table-cell>
          <table:table-cell office:value-type="float" office:value="0.897423333333333" calcext:value-type="float">
            <text:p>0.8974</text:p>
          </table:table-cell>
          <table:table-cell office:value-type="float" office:value="0.0183937744567564" calcext:value-type="float">
            <text:p>0.0184</text:p>
          </table:table-cell>
          <table:table-cell office:value-type="float" office:value="0.896548333333333" calcext:value-type="float">
            <text:p>0.8965</text:p>
          </table:table-cell>
          <table:table-cell office:value-type="float" office:value="0.0161689172479561" calcext:value-type="float">
            <text:p>0.0162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90662" calcext:value-type="float">
            <text:p>0.90662</text:p>
          </table:table-cell>
          <table:table-cell office:value-type="float" office:value="0.0161875588593213" calcext:value-type="float">
            <text:p>0.0161875588593213</text:p>
          </table:table-cell>
          <table:table-cell office:value-type="float" office:value="0.882418333333333" calcext:value-type="float">
            <text:p>0.882418333333333</text:p>
          </table:table-cell>
          <table:table-cell office:value-type="float" office:value="0.0210210626806929" calcext:value-type="float">
            <text:p>0.0210210626806929</text:p>
          </table:table-cell>
          <table:table-cell office:value-type="float" office:value="0.900708333333333" calcext:value-type="float">
            <text:p>0.900708333333333</text:p>
          </table:table-cell>
          <table:table-cell office:value-type="float" office:value="0.0152676309344645" calcext:value-type="float">
            <text:p>0.0152676309344645</text:p>
          </table:table-cell>
          <table:table-cell office:value-type="float" office:value="0.901793333333333" calcext:value-type="float">
            <text:p>0.901793333333333</text:p>
          </table:table-cell>
          <table:table-cell office:value-type="float" office:value="0.017813968959285" calcext:value-type="float">
            <text:p>0.017813968959285</text:p>
          </table:table-cell>
          <table:table-cell office:value-type="float" office:value="0.895061666666667" calcext:value-type="float">
            <text:p>0.895061666666667</text:p>
          </table:table-cell>
          <table:table-cell office:value-type="float" office:value="0.00775180866485451" calcext:value-type="float">
            <text:p>0.00775180866485451</text:p>
          </table:table-cell>
          <table:table-cell office:value-type="float" office:value="0.896313333333333" calcext:value-type="float">
            <text:p>0.896313333333333</text:p>
          </table:table-cell>
          <table:table-cell office:value-type="float" office:value="0.0169229588018734" calcext:value-type="float">
            <text:p>0.0169229588018734</text:p>
          </table:table-cell>
          <table:table-cell office:value-type="float" office:value="0.897203333333333" calcext:value-type="float">
            <text:p>0.897203333333333</text:p>
          </table:table-cell>
          <table:table-cell office:value-type="float" office:value="0.0155276706621439" calcext:value-type="float">
            <text:p>0.0155</text:p>
          </table:table-cell>
          <table:table-cell office:value-type="float" office:value="0.89851" calcext:value-type="float">
            <text:p>0.8985</text:p>
          </table:table-cell>
          <table:table-cell office:value-type="float" office:value="0.0155458427437378" calcext:value-type="float">
            <text:p>0.0155</text:p>
          </table:table-cell>
          <table:table-cell office:value-type="float" office:value="0.897716666666667" calcext:value-type="float">
            <text:p>0.8977</text:p>
          </table:table-cell>
          <table:table-cell office:value-type="float" office:value="0.0145910470170323" calcext:value-type="float">
            <text:p>0.0146</text:p>
          </table:table-cell>
          <table:table-cell office:value-type="float" office:value="0.89442" calcext:value-type="float">
            <text:p>0.8944</text:p>
          </table:table-cell>
          <table:table-cell office:value-type="float" office:value="0.0168724564729228" calcext:value-type="float">
            <text:p>0.0169</text:p>
          </table:table-cell>
          <table:table-cell office:value-type="float" office:value="0.896045" calcext:value-type="float">
            <text:p>0.8960</text:p>
          </table:table-cell>
          <table:table-cell office:value-type="float" office:value="0.0162378958055171" calcext:value-type="float">
            <text:p>0.0162</text:p>
          </table:table-cell>
          <table:table-cell office:value-type="float" office:value="0.896928333333333" calcext:value-type="float">
            <text:p>0.8969</text:p>
          </table:table-cell>
          <table:table-cell office:value-type="float" office:value="0.0165415869768944" calcext:value-type="float">
            <text:p>0.0165</text:p>
          </table:table-cell>
          <table:table-cell office:value-type="float" office:value="0.895076666666667" calcext:value-type="float">
            <text:p>0.8951</text:p>
          </table:table-cell>
          <table:table-cell office:value-type="float" office:value="0.0161731083645215" calcext:value-type="float">
            <text:p>0.0162</text:p>
          </table:table-cell>
          <table:table-cell office:value-type="float" office:value="0.891245" calcext:value-type="float">
            <text:p>0.8912</text:p>
          </table:table-cell>
          <table:table-cell office:value-type="float" office:value="0.0171171329972601" calcext:value-type="float">
            <text:p>0.0171</text:p>
          </table:table-cell>
          <table:table-cell office:value-type="float" office:value="0.895961666666667" calcext:value-type="float">
            <text:p>0.8960</text:p>
          </table:table-cell>
          <table:table-cell office:value-type="float" office:value="0.0144250069112849" calcext:value-type="float">
            <text:p>0.0144</text:p>
          </table:table-cell>
          <table:table-cell office:value-type="float" office:value="0.896098333333333" calcext:value-type="float">
            <text:p>0.8961</text:p>
          </table:table-cell>
          <table:table-cell office:value-type="float" office:value="0.0170165434157304" calcext:value-type="float">
            <text:p>0.0170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891148333333333" calcext:value-type="float">
            <text:p>0.891148333333333</text:p>
          </table:table-cell>
          <table:table-cell office:value-type="float" office:value="0.0154079618499012" calcext:value-type="float">
            <text:p>0.0154079618499012</text:p>
          </table:table-cell>
          <table:table-cell office:value-type="float" office:value="0.890618333333333" calcext:value-type="float">
            <text:p>0.890618333333333</text:p>
          </table:table-cell>
          <table:table-cell office:value-type="float" office:value="0.0158319106083912" calcext:value-type="float">
            <text:p>0.0158319106083912</text:p>
          </table:table-cell>
          <table:table-cell office:value-type="float" office:value="0.89556" calcext:value-type="float">
            <text:p>0.89556</text:p>
          </table:table-cell>
          <table:table-cell office:value-type="float" office:value="0.0152468959204982" calcext:value-type="float">
            <text:p>0.0152468959204982</text:p>
          </table:table-cell>
          <table:table-cell office:value-type="float" office:value="0.895686666666667" calcext:value-type="float">
            <text:p>0.895686666666667</text:p>
          </table:table-cell>
          <table:table-cell office:value-type="float" office:value="0.0145150765761382" calcext:value-type="float">
            <text:p>0.0145150765761382</text:p>
          </table:table-cell>
          <table:table-cell office:value-type="float" office:value="0.894535" calcext:value-type="float">
            <text:p>0.894535</text:p>
          </table:table-cell>
          <table:table-cell office:value-type="float" office:value="0.0095405704713463" calcext:value-type="float">
            <text:p>0.0095405704713463</text:p>
          </table:table-cell>
          <table:table-cell office:value-type="float" office:value="0.898066666666667" calcext:value-type="float">
            <text:p>0.898066666666667</text:p>
          </table:table-cell>
          <table:table-cell office:value-type="float" office:value="0.0153759707974104" calcext:value-type="float">
            <text:p>0.0153759707974104</text:p>
          </table:table-cell>
          <table:table-cell office:value-type="float" office:value="0.891566666666667" calcext:value-type="float">
            <text:p>0.891566666666667</text:p>
          </table:table-cell>
          <table:table-cell office:value-type="float" office:value="0.0187038270083467" calcext:value-type="float">
            <text:p>0.0187</text:p>
          </table:table-cell>
          <table:table-cell office:value-type="float" office:value="0.894471666666666" calcext:value-type="float">
            <text:p>0.8945</text:p>
          </table:table-cell>
          <table:table-cell office:value-type="float" office:value="0.0147981453551397" calcext:value-type="float">
            <text:p>0.0148</text:p>
          </table:table-cell>
          <table:table-cell office:value-type="float" office:value="0.89462" calcext:value-type="float">
            <text:p>0.8946</text:p>
          </table:table-cell>
          <table:table-cell office:value-type="float" office:value="0.0181473526482125" calcext:value-type="float">
            <text:p>0.0181</text:p>
          </table:table-cell>
          <table:table-cell office:value-type="float" office:value="0.89254" calcext:value-type="float">
            <text:p>0.8925</text:p>
          </table:table-cell>
          <table:table-cell office:value-type="float" office:value="0.0160573048962479" calcext:value-type="float">
            <text:p>0.0161</text:p>
          </table:table-cell>
          <table:table-cell office:value-type="float" office:value="0.893501666666667" calcext:value-type="float">
            <text:p>0.8935</text:p>
          </table:table-cell>
          <table:table-cell office:value-type="float" office:value="0.0163541828160692" calcext:value-type="float">
            <text:p>0.0164</text:p>
          </table:table-cell>
          <table:table-cell office:value-type="float" office:value="0.893436666666667" calcext:value-type="float">
            <text:p>0.8934</text:p>
          </table:table-cell>
          <table:table-cell office:value-type="float" office:value="0.0151211378738964" calcext:value-type="float">
            <text:p>0.0151</text:p>
          </table:table-cell>
          <table:table-cell office:value-type="float" office:value="0.890376666666667" calcext:value-type="float">
            <text:p>0.8904</text:p>
          </table:table-cell>
          <table:table-cell office:value-type="float" office:value="0.017052843254962" calcext:value-type="float">
            <text:p>0.0171</text:p>
          </table:table-cell>
          <table:table-cell office:value-type="float" office:value="0.893083333333333" calcext:value-type="float">
            <text:p>0.8931</text:p>
          </table:table-cell>
          <table:table-cell office:value-type="float" office:value="0.0174209191337403" calcext:value-type="float">
            <text:p>0.0174</text:p>
          </table:table-cell>
          <table:table-cell office:value-type="float" office:value="0.892815" calcext:value-type="float">
            <text:p>0.8928</text:p>
          </table:table-cell>
          <table:table-cell office:value-type="float" office:value="0.0189696835452309" calcext:value-type="float">
            <text:p>0.0190</text:p>
          </table:table-cell>
          <table:table-cell office:value-type="float" office:value="0.893498333333333" calcext:value-type="float">
            <text:p>0.8935</text:p>
          </table:table-cell>
          <table:table-cell office:value-type="float" office:value="0.0156380633093532" calcext:value-type="float">
            <text:p>0.0156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08514" calcext:value-type="float">
            <text:p>0.908514</text:p>
          </table:table-cell>
          <table:table-cell office:value-type="float" office:value="0.0190022932770254" calcext:value-type="float">
            <text:p>0.0190022932770254</text:p>
          </table:table-cell>
          <table:table-cell office:value-type="float" office:value="0.908054" calcext:value-type="float">
            <text:p>0.908054</text:p>
          </table:table-cell>
          <table:table-cell office:value-type="float" office:value="0.0167635665322542" calcext:value-type="float">
            <text:p>0.0167635665322542</text:p>
          </table:table-cell>
          <table:table-cell office:value-type="float" office:value="0.90851" calcext:value-type="float">
            <text:p>0.90851</text:p>
          </table:table-cell>
          <table:table-cell office:value-type="float" office:value="0.0181526130712304" calcext:value-type="float">
            <text:p>0.0181526130712304</text:p>
          </table:table-cell>
          <table:table-cell office:value-type="float" office:value="0.908932" calcext:value-type="float">
            <text:p>0.908932</text:p>
          </table:table-cell>
          <table:table-cell office:value-type="float" office:value="0.0158006306360418" calcext:value-type="float">
            <text:p>0.0158006306360418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0164857862142419" calcext:value-type="float">
            <text:p>0.0164857862142419</text:p>
          </table:table-cell>
          <table:table-cell office:value-type="float" office:value="0.910296" calcext:value-type="float">
            <text:p>0.910296</text:p>
          </table:table-cell>
          <table:table-cell office:value-type="float" office:value="0.0155342299826897" calcext:value-type="float">
            <text:p>0.0155342299826897</text:p>
          </table:table-cell>
          <table:table-cell office:value-type="float" office:value="0.908462" calcext:value-type="float">
            <text:p>0.908462</text:p>
          </table:table-cell>
          <table:table-cell office:value-type="float" office:value="0.016023827724287" calcext:value-type="float">
            <text:p>0.0160</text:p>
          </table:table-cell>
          <table:table-cell office:value-type="float" office:value="0.907702" calcext:value-type="float">
            <text:p>0.9077</text:p>
          </table:table-cell>
          <table:table-cell office:value-type="float" office:value="0.0179930179161625" calcext:value-type="float">
            <text:p>0.0180</text:p>
          </table:table-cell>
          <table:table-cell office:value-type="float" office:value="0.910478" calcext:value-type="float">
            <text:p>0.9105</text:p>
          </table:table-cell>
          <table:table-cell office:value-type="float" office:value="0.00701889629979342" calcext:value-type="float">
            <text:p>0.0070</text:p>
          </table:table-cell>
          <table:table-cell office:value-type="float" office:value="0.907524" calcext:value-type="float">
            <text:p>0.9075</text:p>
          </table:table-cell>
          <table:table-cell office:value-type="float" office:value="0.0195974364534298" calcext:value-type="float">
            <text:p>0.0196</text:p>
          </table:table-cell>
          <table:table-cell office:value-type="float" office:value="0.908004" calcext:value-type="float">
            <text:p>0.9080</text:p>
          </table:table-cell>
          <table:table-cell office:value-type="float" office:value="0.0173209316211133" calcext:value-type="float">
            <text:p>0.0173</text:p>
          </table:table-cell>
          <table:table-cell office:value-type="float" office:value="0.907414" calcext:value-type="float">
            <text:p>0.9074</text:p>
          </table:table-cell>
          <table:table-cell office:value-type="float" office:value="0.0171234342251643" calcext:value-type="float">
            <text:p>0.0171</text:p>
          </table:table-cell>
          <table:table-cell office:value-type="float" office:value="0.90966" calcext:value-type="float">
            <text:p>0.9097</text:p>
          </table:table-cell>
          <table:table-cell office:value-type="float" office:value="0.00723561266116457" calcext:value-type="float">
            <text:p>0.0072</text:p>
          </table:table-cell>
          <table:table-cell office:value-type="float" office:value="0.907" calcext:value-type="float">
            <text:p>0.9070</text:p>
          </table:table-cell>
          <table:table-cell office:value-type="float" office:value="0.0158422968788958" calcext:value-type="float">
            <text:p>0.0158</text:p>
          </table:table-cell>
          <table:table-cell office:value-type="float" office:value="0.908616" calcext:value-type="float">
            <text:p>0.9086</text:p>
          </table:table-cell>
          <table:table-cell office:value-type="float" office:value="0.0154255806147021" calcext:value-type="float">
            <text:p>0.0154</text:p>
          </table:table-cell>
          <table:table-cell office:value-type="float" office:value="0.908168" calcext:value-type="float">
            <text:p>0.9082</text:p>
          </table:table-cell>
          <table:table-cell office:value-type="float" office:value="0.0170275344826607" calcext:value-type="float">
            <text:p>0.0170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0139162936963657" calcext:value-type="float">
            <text:p>0.0139162936963657</text:p>
          </table:table-cell>
          <table:table-cell office:value-type="float" office:value="0.89616" calcext:value-type="float">
            <text:p>0.89616</text:p>
          </table:table-cell>
          <table:table-cell office:value-type="float" office:value="0.0219978615832771" calcext:value-type="float">
            <text:p>0.0219978615832771</text:p>
          </table:table-cell>
          <table:table-cell office:value-type="float" office:value="0.92091" calcext:value-type="float">
            <text:p>0.92091</text:p>
          </table:table-cell>
          <table:table-cell office:value-type="float" office:value="0.0131891556742523" calcext:value-type="float">
            <text:p>0.0131891556742523</text:p>
          </table:table-cell>
          <table:table-cell office:value-type="float" office:value="0.91716" calcext:value-type="float">
            <text:p>0.91716</text:p>
          </table:table-cell>
          <table:table-cell office:value-type="float" office:value="0.0125166625442225" calcext:value-type="float">
            <text:p>0.0125166625442225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0.0140658896349301" calcext:value-type="float">
            <text:p>0.0140658896349301</text:p>
          </table:table-cell>
          <table:table-cell office:value-type="float" office:value="0.914148" calcext:value-type="float">
            <text:p>0.914148</text:p>
          </table:table-cell>
          <table:table-cell office:value-type="float" office:value="0.0120303924579742" calcext:value-type="float">
            <text:p>0.0120303924579742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0.0117335866768197" calcext:value-type="float">
            <text:p>0.0117</text:p>
          </table:table-cell>
          <table:table-cell office:value-type="float" office:value="0.915138" calcext:value-type="float">
            <text:p>0.9151</text:p>
          </table:table-cell>
          <table:table-cell office:value-type="float" office:value="0.012903825986898" calcext:value-type="float">
            <text:p>0.0129</text:p>
          </table:table-cell>
          <table:table-cell office:value-type="float" office:value="0.91683" calcext:value-type="float">
            <text:p>0.9168</text:p>
          </table:table-cell>
          <table:table-cell office:value-type="float" office:value="0.0072341019425896" calcext:value-type="float">
            <text:p>0.0072</text:p>
          </table:table-cell>
          <table:table-cell office:value-type="float" office:value="0.912342" calcext:value-type="float">
            <text:p>0.9123</text:p>
          </table:table-cell>
          <table:table-cell office:value-type="float" office:value="0.0124262325069968" calcext:value-type="float">
            <text:p>0.0124</text:p>
          </table:table-cell>
          <table:table-cell office:value-type="float" office:value="0.915068" calcext:value-type="float">
            <text:p>0.9151</text:p>
          </table:table-cell>
          <table:table-cell office:value-type="float" office:value="0.0123222523755663" calcext:value-type="float">
            <text:p>0.0123</text:p>
          </table:table-cell>
          <table:table-cell office:value-type="float" office:value="0.914502" calcext:value-type="float">
            <text:p>0.9145</text:p>
          </table:table-cell>
          <table:table-cell office:value-type="float" office:value="0.0142628416389637" calcext:value-type="float">
            <text:p>0.0143</text:p>
          </table:table-cell>
          <table:table-cell office:value-type="float" office:value="0.916444" calcext:value-type="float">
            <text:p>0.9164</text:p>
          </table:table-cell>
          <table:table-cell office:value-type="float" office:value="0.00881580242137291" calcext:value-type="float">
            <text:p>0.0088</text:p>
          </table:table-cell>
          <table:table-cell office:value-type="float" office:value="0.909314" calcext:value-type="float">
            <text:p>0.9093</text:p>
          </table:table-cell>
          <table:table-cell office:value-type="float" office:value="0.0164355062054626" calcext:value-type="float">
            <text:p>0.0164</text:p>
          </table:table-cell>
          <table:table-cell office:value-type="float" office:value="0.912396" calcext:value-type="float">
            <text:p>0.9124</text:p>
          </table:table-cell>
          <table:table-cell office:value-type="float" office:value="0.0144691977228869" calcext:value-type="float">
            <text:p>0.0145</text:p>
          </table:table-cell>
          <table:table-cell office:value-type="float" office:value="0.913298" calcext:value-type="float">
            <text:p>0.9133</text:p>
          </table:table-cell>
          <table:table-cell office:value-type="float" office:value="0.0123808853791144" calcext:value-type="float">
            <text:p>0.012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5066" calcext:value-type="float">
            <text:p>0.915066</text:p>
          </table:table-cell>
          <table:table-cell office:value-type="float" office:value="0.0133521851529273" calcext:value-type="float">
            <text:p>0.0133521851529273</text:p>
          </table:table-cell>
          <table:table-cell office:value-type="float" office:value="0.900812" calcext:value-type="float">
            <text:p>0.900812</text:p>
          </table:table-cell>
          <table:table-cell office:value-type="float" office:value="0.0209063855319419" calcext:value-type="float">
            <text:p>0.0209063855319419</text:p>
          </table:table-cell>
          <table:table-cell office:value-type="float" office:value="0.916714" calcext:value-type="float">
            <text:p>0.916714</text:p>
          </table:table-cell>
          <table:table-cell office:value-type="float" office:value="0.0121885191735191" calcext:value-type="float">
            <text:p>0.0121885191735191</text:p>
          </table:table-cell>
          <table:table-cell office:value-type="float" office:value="0.91482" calcext:value-type="float">
            <text:p>0.91482</text:p>
          </table:table-cell>
          <table:table-cell office:value-type="float" office:value="0.0110186453746277" calcext:value-type="float">
            <text:p>0.0110186453746277</text:p>
          </table:table-cell>
          <table:table-cell office:value-type="float" office:value="0.915718" calcext:value-type="float">
            <text:p>0.915718</text:p>
          </table:table-cell>
          <table:table-cell office:value-type="float" office:value="0.0112212861665866" calcext:value-type="float">
            <text:p>0.0112212861665866</text:p>
          </table:table-cell>
          <table:table-cell office:value-type="float" office:value="0.916604" calcext:value-type="float">
            <text:p>0.916604</text:p>
          </table:table-cell>
          <table:table-cell office:value-type="float" office:value="0.0113242761883294" calcext:value-type="float">
            <text:p>0.0113242761883294</text:p>
          </table:table-cell>
          <table:table-cell office:value-type="float" office:value="0.914904" calcext:value-type="float">
            <text:p>0.914904</text:p>
          </table:table-cell>
          <table:table-cell office:value-type="float" office:value="0.0132474865232233" calcext:value-type="float">
            <text:p>0.0132</text:p>
          </table:table-cell>
          <table:table-cell office:value-type="float" office:value="0.916662" calcext:value-type="float">
            <text:p>0.9167</text:p>
          </table:table-cell>
          <table:table-cell office:value-type="float" office:value="0.0105545225424828" calcext:value-type="float">
            <text:p>0.0106</text:p>
          </table:table-cell>
          <table:table-cell office:value-type="float" office:value="0.915594" calcext:value-type="float">
            <text:p>0.9156</text:p>
          </table:table-cell>
          <table:table-cell office:value-type="float" office:value="0.00647251903332056" calcext:value-type="float">
            <text:p>0.0065</text:p>
          </table:table-cell>
          <table:table-cell office:value-type="float" office:value="0.910692" calcext:value-type="float">
            <text:p>0.9107</text:p>
          </table:table-cell>
          <table:table-cell office:value-type="float" office:value="0.0127274380835604" calcext:value-type="float">
            <text:p>0.0127</text:p>
          </table:table-cell>
          <table:table-cell office:value-type="float" office:value="0.916474" calcext:value-type="float">
            <text:p>0.9165</text:p>
          </table:table-cell>
          <table:table-cell office:value-type="float" office:value="0.0133133095624336" calcext:value-type="float">
            <text:p>0.0133</text:p>
          </table:table-cell>
          <table:table-cell office:value-type="float" office:value="0.914386" calcext:value-type="float">
            <text:p>0.9144</text:p>
          </table:table-cell>
          <table:table-cell office:value-type="float" office:value="0.0141465947898419" calcext:value-type="float">
            <text:p>0.0141</text:p>
          </table:table-cell>
          <table:table-cell office:value-type="float" office:value="0.916716" calcext:value-type="float">
            <text:p>0.9167</text:p>
          </table:table-cell>
          <table:table-cell office:value-type="float" office:value="0.00525581617359328" calcext:value-type="float">
            <text:p>0.0053</text:p>
          </table:table-cell>
          <table:table-cell office:value-type="float" office:value="0.910572" calcext:value-type="float">
            <text:p>0.9106</text:p>
          </table:table-cell>
          <table:table-cell office:value-type="float" office:value="0.0150855294517936" calcext:value-type="float">
            <text:p>0.0151</text:p>
          </table:table-cell>
          <table:table-cell office:value-type="float" office:value="0.914062" calcext:value-type="float">
            <text:p>0.9141</text:p>
          </table:table-cell>
          <table:table-cell office:value-type="float" office:value="0.0142126519570457" calcext:value-type="float">
            <text:p>0.0142</text:p>
          </table:table-cell>
          <table:table-cell office:value-type="float" office:value="0.914" calcext:value-type="float">
            <text:p>0.9140</text:p>
          </table:table-cell>
          <table:table-cell office:value-type="float" office:value="0.014910934473745" calcext:value-type="float">
            <text:p>0.0149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007309199687019" calcext:value-type="float">
            <text:p>0.007309199687019</text:p>
          </table:table-cell>
          <table:table-cell office:value-type="float" office:value="0.893672" calcext:value-type="float">
            <text:p>0.893672</text:p>
          </table:table-cell>
          <table:table-cell office:value-type="float" office:value="0.0194224651097401" calcext:value-type="float">
            <text:p>0.0194224651097401</text:p>
          </table:table-cell>
          <table:table-cell office:value-type="float" office:value="0.914442" calcext:value-type="float">
            <text:p>0.914442</text:p>
          </table:table-cell>
          <table:table-cell office:value-type="float" office:value="0.00948057910175496" calcext:value-type="float">
            <text:p>0.00948057910175496</text:p>
          </table:table-cell>
          <table:table-cell office:value-type="float" office:value="0.913736" calcext:value-type="float">
            <text:p>0.913736</text:p>
          </table:table-cell>
          <table:table-cell office:value-type="float" office:value="0.0127965403568504" calcext:value-type="float">
            <text:p>0.0127965403568504</text:p>
          </table:table-cell>
          <table:table-cell office:value-type="float" office:value="0.914022" calcext:value-type="float">
            <text:p>0.914022</text:p>
          </table:table-cell>
          <table:table-cell office:value-type="float" office:value="0.0118559888094701" calcext:value-type="float">
            <text:p>0.0118559888094701</text:p>
          </table:table-cell>
          <table:table-cell office:value-type="float" office:value="0.911946" calcext:value-type="float">
            <text:p>0.911946</text:p>
          </table:table-cell>
          <table:table-cell office:value-type="float" office:value="0.0165566297868615" calcext:value-type="float">
            <text:p>0.0165566297868615</text:p>
          </table:table-cell>
          <table:table-cell office:value-type="float" office:value="0.914282" calcext:value-type="float">
            <text:p>0.914282</text:p>
          </table:table-cell>
          <table:table-cell office:value-type="float" office:value="0.011956694102182" calcext:value-type="float">
            <text:p>0.0120</text:p>
          </table:table-cell>
          <table:table-cell office:value-type="float" office:value="0.91474" calcext:value-type="float">
            <text:p>0.9147</text:p>
          </table:table-cell>
          <table:table-cell office:value-type="float" office:value="0.0105767945817867" calcext:value-type="float">
            <text:p>0.0106</text:p>
          </table:table-cell>
          <table:table-cell office:value-type="float" office:value="0.913544" calcext:value-type="float">
            <text:p>0.9135</text:p>
          </table:table-cell>
          <table:table-cell office:value-type="float" office:value="0.00558419170970723" calcext:value-type="float">
            <text:p>0.0056</text:p>
          </table:table-cell>
          <table:table-cell office:value-type="float" office:value="0.909344" calcext:value-type="float">
            <text:p>0.9093</text:p>
          </table:table-cell>
          <table:table-cell office:value-type="float" office:value="0.0177420969327747" calcext:value-type="float">
            <text:p>0.0177</text:p>
          </table:table-cell>
          <table:table-cell office:value-type="float" office:value="0.911376" calcext:value-type="float">
            <text:p>0.9114</text:p>
          </table:table-cell>
          <table:table-cell office:value-type="float" office:value="0.0123728091019743" calcext:value-type="float">
            <text:p>0.0124</text:p>
          </table:table-cell>
          <table:table-cell office:value-type="float" office:value="0.912888" calcext:value-type="float">
            <text:p>0.9129</text:p>
          </table:table-cell>
          <table:table-cell office:value-type="float" office:value="0.0125852904775511" calcext:value-type="float">
            <text:p>0.0126</text:p>
          </table:table-cell>
          <table:table-cell office:value-type="float" office:value="0.91385" calcext:value-type="float">
            <text:p>0.9139</text:p>
          </table:table-cell>
          <table:table-cell office:value-type="float" office:value="0.00586880360388895" calcext:value-type="float">
            <text:p>0.0059</text:p>
          </table:table-cell>
          <table:table-cell office:value-type="float" office:value="0.905492" calcext:value-type="float">
            <text:p>0.9055</text:p>
          </table:table-cell>
          <table:table-cell office:value-type="float" office:value="0.016008837413157" calcext:value-type="float">
            <text:p>0.0160</text:p>
          </table:table-cell>
          <table:table-cell office:value-type="float" office:value="0.91435" calcext:value-type="float">
            <text:p>0.9144</text:p>
          </table:table-cell>
          <table:table-cell office:value-type="float" office:value="0.0128704924694965" calcext:value-type="float">
            <text:p>0.0129</text:p>
          </table:table-cell>
          <table:table-cell office:value-type="float" office:value="0.913858" calcext:value-type="float">
            <text:p>0.9139</text:p>
          </table:table-cell>
          <table:table-cell office:value-type="float" office:value="0.0152813531083551" calcext:value-type="float">
            <text:p>0.0153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08508" calcext:value-type="float">
            <text:p>0.908508</text:p>
          </table:table-cell>
          <table:table-cell office:value-type="float" office:value="0.0162563470410942" calcext:value-type="float">
            <text:p>0.0162563470410942</text:p>
          </table:table-cell>
          <table:table-cell office:value-type="float" office:value="0.901652" calcext:value-type="float">
            <text:p>0.901652</text:p>
          </table:table-cell>
          <table:table-cell office:value-type="float" office:value="0.0189313793349153" calcext:value-type="float">
            <text:p>0.0189313793349153</text:p>
          </table:table-cell>
          <table:table-cell office:value-type="float" office:value="0.91216" calcext:value-type="float">
            <text:p>0.91216</text:p>
          </table:table-cell>
          <table:table-cell office:value-type="float" office:value="0.0134545247999721" calcext:value-type="float">
            <text:p>0.0134545247999721</text:p>
          </table:table-cell>
          <table:table-cell office:value-type="float" office:value="0.910504" calcext:value-type="float">
            <text:p>0.910504</text:p>
          </table:table-cell>
          <table:table-cell office:value-type="float" office:value="0.015959781579752" calcext:value-type="float">
            <text:p>0.015959781579752</text:p>
          </table:table-cell>
          <table:table-cell office:value-type="float" office:value="0.910156" calcext:value-type="float">
            <text:p>0.910156</text:p>
          </table:table-cell>
          <table:table-cell office:value-type="float" office:value="0.0131947566270943" calcext:value-type="float">
            <text:p>0.0131947566270943</text:p>
          </table:table-cell>
          <table:table-cell office:value-type="float" office:value="0.910408" calcext:value-type="float">
            <text:p>0.910408</text:p>
          </table:table-cell>
          <table:table-cell office:value-type="float" office:value="0.0153241519817277" calcext:value-type="float">
            <text:p>0.0153241519817277</text:p>
          </table:table-cell>
          <table:table-cell office:value-type="float" office:value="0.910866" calcext:value-type="float">
            <text:p>0.910866</text:p>
          </table:table-cell>
          <table:table-cell office:value-type="float" office:value="0.0151296301881959" calcext:value-type="float">
            <text:p>0.0151</text:p>
          </table:table-cell>
          <table:table-cell office:value-type="float" office:value="0.911416" calcext:value-type="float">
            <text:p>0.9114</text:p>
          </table:table-cell>
          <table:table-cell office:value-type="float" office:value="0.0151829992546078" calcext:value-type="float">
            <text:p>0.0152</text:p>
          </table:table-cell>
          <table:table-cell office:value-type="float" office:value="0.912644" calcext:value-type="float">
            <text:p>0.9126</text:p>
          </table:table-cell>
          <table:table-cell office:value-type="float" office:value="0.00508832932793782" calcext:value-type="float">
            <text:p>0.0051</text:p>
          </table:table-cell>
          <table:table-cell office:value-type="float" office:value="0.91138" calcext:value-type="float">
            <text:p>0.9114</text:p>
          </table:table-cell>
          <table:table-cell office:value-type="float" office:value="0.0173333346390051" calcext:value-type="float">
            <text:p>0.0173</text:p>
          </table:table-cell>
          <table:table-cell office:value-type="float" office:value="0.908614" calcext:value-type="float">
            <text:p>0.9086</text:p>
          </table:table-cell>
          <table:table-cell office:value-type="float" office:value="0.0141265600919834" calcext:value-type="float">
            <text:p>0.0141</text:p>
          </table:table-cell>
          <table:table-cell office:value-type="float" office:value="0.909994" calcext:value-type="float">
            <text:p>0.9100</text:p>
          </table:table-cell>
          <table:table-cell office:value-type="float" office:value="0.0166889303294339" calcext:value-type="float">
            <text:p>0.0167</text:p>
          </table:table-cell>
          <table:table-cell office:value-type="float" office:value="0.910562" calcext:value-type="float">
            <text:p>0.9106</text:p>
          </table:table-cell>
          <table:table-cell office:value-type="float" office:value="0.00626888866569232" calcext:value-type="float">
            <text:p>0.0063</text:p>
          </table:table-cell>
          <table:table-cell office:value-type="float" office:value="0.909088" calcext:value-type="float">
            <text:p>0.9091</text:p>
          </table:table-cell>
          <table:table-cell office:value-type="float" office:value="0.0164559228853802" calcext:value-type="float">
            <text:p>0.0165</text:p>
          </table:table-cell>
          <table:table-cell office:value-type="float" office:value="0.908314" calcext:value-type="float">
            <text:p>0.9083</text:p>
          </table:table-cell>
          <table:table-cell office:value-type="float" office:value="0.0142317622375147" calcext:value-type="float">
            <text:p>0.0142</text:p>
          </table:table-cell>
          <table:table-cell office:value-type="float" office:value="0.908742" calcext:value-type="float">
            <text:p>0.9087</text:p>
          </table:table-cell>
          <table:table-cell office:value-type="float" office:value="0.0148112669618245" calcext:value-type="float">
            <text:p>0.014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0113805192964718" calcext:value-type="float">
            <text:p>0.0113805192964718</text:p>
          </table:table-cell>
          <table:table-cell office:value-type="float" office:value="0.89614" calcext:value-type="float">
            <text:p>0.89614</text:p>
          </table:table-cell>
          <table:table-cell office:value-type="float" office:value="0.0178699330442239" calcext:value-type="float">
            <text:p>0.0178699330442239</text:p>
          </table:table-cell>
          <table:table-cell office:value-type="float" office:value="0.910442" calcext:value-type="float">
            <text:p>0.910442</text:p>
          </table:table-cell>
          <table:table-cell office:value-type="float" office:value="0.0142106123292316" calcext:value-type="float">
            <text:p>0.0142106123292316</text:p>
          </table:table-cell>
          <table:table-cell office:value-type="float" office:value="0.90916" calcext:value-type="float">
            <text:p>0.90916</text:p>
          </table:table-cell>
          <table:table-cell office:value-type="float" office:value="0.0148428106896145" calcext:value-type="float">
            <text:p>0.0148428106896145</text:p>
          </table:table-cell>
          <table:table-cell office:value-type="float" office:value="0.91369" calcext:value-type="float">
            <text:p>0.91369</text:p>
          </table:table-cell>
          <table:table-cell office:value-type="float" office:value="0.0127846835960595" calcext:value-type="float">
            <text:p>0.0127846835960595</text:p>
          </table:table-cell>
          <table:table-cell office:value-type="float" office:value="0.909246" calcext:value-type="float">
            <text:p>0.909246</text:p>
          </table:table-cell>
          <table:table-cell office:value-type="float" office:value="0.0162998606357692" calcext:value-type="float">
            <text:p>0.0162998606357692</text:p>
          </table:table-cell>
          <table:table-cell office:value-type="float" office:value="0.913188" calcext:value-type="float">
            <text:p>0.913188</text:p>
          </table:table-cell>
          <table:table-cell office:value-type="float" office:value="0.0119437196160202" calcext:value-type="float">
            <text:p>0.0119</text:p>
          </table:table-cell>
          <table:table-cell office:value-type="float" office:value="0.911012" calcext:value-type="float">
            <text:p>0.9110</text:p>
          </table:table-cell>
          <table:table-cell office:value-type="float" office:value="0.0138607231099168" calcext:value-type="float">
            <text:p>0.0139</text:p>
          </table:table-cell>
          <table:table-cell office:value-type="float" office:value="0.913204" calcext:value-type="float">
            <text:p>0.9132</text:p>
          </table:table-cell>
          <table:table-cell office:value-type="float" office:value="0.00691852704591198" calcext:value-type="float">
            <text:p>0.0069</text:p>
          </table:table-cell>
          <table:table-cell office:value-type="float" office:value="0.906668" calcext:value-type="float">
            <text:p>0.9067</text:p>
          </table:table-cell>
          <table:table-cell office:value-type="float" office:value="0.0174804474780412" calcext:value-type="float">
            <text:p>0.0175</text:p>
          </table:table-cell>
          <table:table-cell office:value-type="float" office:value="0.913196" calcext:value-type="float">
            <text:p>0.9132</text:p>
          </table:table-cell>
          <table:table-cell office:value-type="float" office:value="0.0134602825687324" calcext:value-type="float">
            <text:p>0.0135</text:p>
          </table:table-cell>
          <table:table-cell office:value-type="float" office:value="0.909644" calcext:value-type="float">
            <text:p>0.9096</text:p>
          </table:table-cell>
          <table:table-cell office:value-type="float" office:value="0.0151471791851559" calcext:value-type="float">
            <text:p>0.0151</text:p>
          </table:table-cell>
          <table:table-cell office:value-type="float" office:value="0.913954" calcext:value-type="float">
            <text:p>0.9140</text:p>
          </table:table-cell>
          <table:table-cell office:value-type="float" office:value="0.00597823956118581" calcext:value-type="float">
            <text:p>0.0060</text:p>
          </table:table-cell>
          <table:table-cell office:value-type="float" office:value="0.903954" calcext:value-type="float">
            <text:p>0.9040</text:p>
          </table:table-cell>
          <table:table-cell office:value-type="float" office:value="0.0170408152093696" calcext:value-type="float">
            <text:p>0.0170</text:p>
          </table:table-cell>
          <table:table-cell office:value-type="float" office:value="0.910558" calcext:value-type="float">
            <text:p>0.9106</text:p>
          </table:table-cell>
          <table:table-cell office:value-type="float" office:value="0.0120927982143096" calcext:value-type="float">
            <text:p>0.0121</text:p>
          </table:table-cell>
          <table:table-cell office:value-type="float" office:value="0.911518" calcext:value-type="float">
            <text:p>0.9115</text:p>
          </table:table-cell>
          <table:table-cell office:value-type="float" office:value="0.015807153397735" calcext:value-type="float">
            <text:p>0.015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8274" calcext:value-type="float">
            <text:p>0.918274</text:p>
          </table:table-cell>
          <table:table-cell office:value-type="float" office:value="0.011922534542969" calcext:value-type="float">
            <text:p>0.011922534542969</text:p>
          </table:table-cell>
          <table:table-cell office:value-type="float" office:value="0.90141" calcext:value-type="float">
            <text:p>0.90141</text:p>
          </table:table-cell>
          <table:table-cell office:value-type="float" office:value="0.020103679189168" calcext:value-type="float">
            <text:p>0.020103679189168</text:p>
          </table:table-cell>
          <table:table-cell office:value-type="float" office:value="0.915672" calcext:value-type="float">
            <text:p>0.915672</text:p>
          </table:table-cell>
          <table:table-cell office:value-type="float" office:value="0.0117114877576792" calcext:value-type="float">
            <text:p>0.0117114877576792</text:p>
          </table:table-cell>
          <table:table-cell office:value-type="float" office:value="0.918234" calcext:value-type="float">
            <text:p>0.918234</text:p>
          </table:table-cell>
          <table:table-cell office:value-type="float" office:value="0.0153081425160427" calcext:value-type="float">
            <text:p>0.0153081425160427</text:p>
          </table:table-cell>
          <table:table-cell office:value-type="float" office:value="0.914404" calcext:value-type="float">
            <text:p>0.914404</text:p>
          </table:table-cell>
          <table:table-cell office:value-type="float" office:value="0.0133235552245182" calcext:value-type="float">
            <text:p>0.0133235552245182</text:p>
          </table:table-cell>
          <table:table-cell office:value-type="float" office:value="0.915942" calcext:value-type="float">
            <text:p>0.915942</text:p>
          </table:table-cell>
          <table:table-cell office:value-type="float" office:value="0.0127296497316042" calcext:value-type="float">
            <text:p>0.0127296497316042</text:p>
          </table:table-cell>
          <table:table-cell office:value-type="float" office:value="0.91165" calcext:value-type="float">
            <text:p>0.91165</text:p>
          </table:table-cell>
          <table:table-cell office:value-type="float" office:value="0.0138328662775884" calcext:value-type="float">
            <text:p>0.0138</text:p>
          </table:table-cell>
          <table:table-cell office:value-type="float" office:value="0.915306" calcext:value-type="float">
            <text:p>0.9153</text:p>
          </table:table-cell>
          <table:table-cell office:value-type="float" office:value="0.0116786813129813" calcext:value-type="float">
            <text:p>0.0117</text:p>
          </table:table-cell>
          <table:table-cell office:value-type="float" office:value="0.915244" calcext:value-type="float">
            <text:p>0.9152</text:p>
          </table:table-cell>
          <table:table-cell office:value-type="float" office:value="0.00846076414413189" calcext:value-type="float">
            <text:p>0.0085</text:p>
          </table:table-cell>
          <table:table-cell office:value-type="float" office:value="0.91449" calcext:value-type="float">
            <text:p>0.9145</text:p>
          </table:table-cell>
          <table:table-cell office:value-type="float" office:value="0.0148958473267716" calcext:value-type="float">
            <text:p>0.0149</text:p>
          </table:table-cell>
          <table:table-cell office:value-type="float" office:value="0.911228" calcext:value-type="float">
            <text:p>0.9112</text:p>
          </table:table-cell>
          <table:table-cell office:value-type="float" office:value="0.0138201478890201" calcext:value-type="float">
            <text:p>0.0138</text:p>
          </table:table-cell>
          <table:table-cell office:value-type="float" office:value="0.911668" calcext:value-type="float">
            <text:p>0.9117</text:p>
          </table:table-cell>
          <table:table-cell office:value-type="float" office:value="0.0128295409009421" calcext:value-type="float">
            <text:p>0.0128</text:p>
          </table:table-cell>
          <table:table-cell office:value-type="float" office:value="0.916054" calcext:value-type="float">
            <text:p>0.9161</text:p>
          </table:table-cell>
          <table:table-cell office:value-type="float" office:value="0.00760562024371161" calcext:value-type="float">
            <text:p>0.0076</text:p>
          </table:table-cell>
          <table:table-cell office:value-type="float" office:value="0.912856" calcext:value-type="float">
            <text:p>0.9129</text:p>
          </table:table-cell>
          <table:table-cell office:value-type="float" office:value="0.0143319938941491" calcext:value-type="float">
            <text:p>0.0143</text:p>
          </table:table-cell>
          <table:table-cell office:value-type="float" office:value="0.913362" calcext:value-type="float">
            <text:p>0.9134</text:p>
          </table:table-cell>
          <table:table-cell office:value-type="float" office:value="0.0154171580583972" calcext:value-type="float">
            <text:p>0.0154</text:p>
          </table:table-cell>
          <table:table-cell office:value-type="float" office:value="0.912814" calcext:value-type="float">
            <text:p>0.9128</text:p>
          </table:table-cell>
          <table:table-cell office:value-type="float" office:value="0.0136929307407763" calcext:value-type="float">
            <text:p>0.0137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3782" calcext:value-type="float">
            <text:p>0.913782</text:p>
          </table:table-cell>
          <table:table-cell office:value-type="float" office:value="0.00802652211688629" calcext:value-type="float">
            <text:p>0.00802652211688629</text:p>
          </table:table-cell>
          <table:table-cell office:value-type="float" office:value="0.900976" calcext:value-type="float">
            <text:p>0.900976</text:p>
          </table:table-cell>
          <table:table-cell office:value-type="float" office:value="0.0196450895238904" calcext:value-type="float">
            <text:p>0.0196450895238904</text:p>
          </table:table-cell>
          <table:table-cell office:value-type="float" office:value="0.914444" calcext:value-type="float">
            <text:p>0.914444</text:p>
          </table:table-cell>
          <table:table-cell office:value-type="float" office:value="0.011035309332826" calcext:value-type="float">
            <text:p>0.011035309332826</text:p>
          </table:table-cell>
          <table:table-cell office:value-type="float" office:value="0.913802" calcext:value-type="float">
            <text:p>0.913802</text:p>
          </table:table-cell>
          <table:table-cell office:value-type="float" office:value="0.0121916826559692" calcext:value-type="float">
            <text:p>0.0121916826559692</text:p>
          </table:table-cell>
          <table:table-cell office:value-type="float" office:value="0.913684" calcext:value-type="float">
            <text:p>0.913684</text:p>
          </table:table-cell>
          <table:table-cell office:value-type="float" office:value="0.0133794692539707" calcext:value-type="float">
            <text:p>0.0133794692539707</text:p>
          </table:table-cell>
          <table:table-cell office:value-type="float" office:value="0.911252" calcext:value-type="float">
            <text:p>0.911252</text:p>
          </table:table-cell>
          <table:table-cell office:value-type="float" office:value="0.0128650187932826" calcext:value-type="float">
            <text:p>0.0128650187932826</text:p>
          </table:table-cell>
          <table:table-cell office:value-type="float" office:value="0.913784" calcext:value-type="float">
            <text:p>0.913784</text:p>
          </table:table-cell>
          <table:table-cell office:value-type="float" office:value="0.0125818255819466" calcext:value-type="float">
            <text:p>0.0126</text:p>
          </table:table-cell>
          <table:table-cell office:value-type="float" office:value="0.913838" calcext:value-type="float">
            <text:p>0.9138</text:p>
          </table:table-cell>
          <table:table-cell office:value-type="float" office:value="0.0142932057527775" calcext:value-type="float">
            <text:p>0.0143</text:p>
          </table:table-cell>
          <table:table-cell office:value-type="float" office:value="0.914024" calcext:value-type="float">
            <text:p>0.9140</text:p>
          </table:table-cell>
          <table:table-cell office:value-type="float" office:value="0.00538053513420304" calcext:value-type="float">
            <text:p>0.0054</text:p>
          </table:table-cell>
          <table:table-cell office:value-type="float" office:value="0.91024" calcext:value-type="float">
            <text:p>0.9102</text:p>
          </table:table-cell>
          <table:table-cell office:value-type="float" office:value="0.0162991155667026" calcext:value-type="float">
            <text:p>0.0163</text:p>
          </table:table-cell>
          <table:table-cell office:value-type="float" office:value="0.912216" calcext:value-type="float">
            <text:p>0.9122</text:p>
          </table:table-cell>
          <table:table-cell office:value-type="float" office:value="0.011914280980681" calcext:value-type="float">
            <text:p>0.0119</text:p>
          </table:table-cell>
          <table:table-cell office:value-type="float" office:value="0.912052" calcext:value-type="float">
            <text:p>0.9121</text:p>
          </table:table-cell>
          <table:table-cell office:value-type="float" office:value="0.0148126842026634" calcext:value-type="float">
            <text:p>0.0148</text:p>
          </table:table-cell>
          <table:table-cell office:value-type="float" office:value="0.912958" calcext:value-type="float">
            <text:p>0.9130</text:p>
          </table:table-cell>
          <table:table-cell office:value-type="float" office:value="0.00420895291771969" calcext:value-type="float">
            <text:p>0.0042</text:p>
          </table:table-cell>
          <table:table-cell office:value-type="float" office:value="0.910734" calcext:value-type="float">
            <text:p>0.9107</text:p>
          </table:table-cell>
          <table:table-cell office:value-type="float" office:value="0.0139874314361794" calcext:value-type="float">
            <text:p>0.0140</text:p>
          </table:table-cell>
          <table:table-cell office:value-type="float" office:value="0.912382" calcext:value-type="float">
            <text:p>0.9124</text:p>
          </table:table-cell>
          <table:table-cell office:value-type="float" office:value="0.0131994896681479" calcext:value-type="float">
            <text:p>0.0132</text:p>
          </table:table-cell>
          <table:table-cell office:value-type="float" office:value="0.91319" calcext:value-type="float">
            <text:p>0.9132</text:p>
          </table:table-cell>
          <table:table-cell office:value-type="float" office:value="0.0116187606370269" calcext:value-type="float">
            <text:p>0.0116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4126" calcext:value-type="float">
            <text:p>0.914126</text:p>
          </table:table-cell>
          <table:table-cell office:value-type="float" office:value="0.0113327344492841" calcext:value-type="float">
            <text:p>0.0113327344492841</text:p>
          </table:table-cell>
          <table:table-cell office:value-type="float" office:value="0.900204" calcext:value-type="float">
            <text:p>0.900204</text:p>
          </table:table-cell>
          <table:table-cell office:value-type="float" office:value="0.017591576122452" calcext:value-type="float">
            <text:p>0.017591576122452</text:p>
          </table:table-cell>
          <table:table-cell office:value-type="float" office:value="0.91282" calcext:value-type="float">
            <text:p>0.91282</text:p>
          </table:table-cell>
          <table:table-cell office:value-type="float" office:value="0.0123892984235607" calcext:value-type="float">
            <text:p>0.0123892984235607</text:p>
          </table:table-cell>
          <table:table-cell office:value-type="float" office:value="0.91365" calcext:value-type="float">
            <text:p>0.91365</text:p>
          </table:table-cell>
          <table:table-cell office:value-type="float" office:value="0.0127474463100389" calcext:value-type="float">
            <text:p>0.0127474463100389</text:p>
          </table:table-cell>
          <table:table-cell office:value-type="float" office:value="0.912712" calcext:value-type="float">
            <text:p>0.912712</text:p>
          </table:table-cell>
          <table:table-cell office:value-type="float" office:value="0.0142441986218535" calcext:value-type="float">
            <text:p>0.0142441986218535</text:p>
          </table:table-cell>
          <table:table-cell office:value-type="float" office:value="0.912898" calcext:value-type="float">
            <text:p>0.912898</text:p>
          </table:table-cell>
          <table:table-cell office:value-type="float" office:value="0.0129923364642139" calcext:value-type="float">
            <text:p>0.0129923364642139</text:p>
          </table:table-cell>
          <table:table-cell office:value-type="float" office:value="0.913298" calcext:value-type="float">
            <text:p>0.913298</text:p>
          </table:table-cell>
          <table:table-cell office:value-type="float" office:value="0.015273551793193" calcext:value-type="float">
            <text:p>0.0153</text:p>
          </table:table-cell>
          <table:table-cell office:value-type="float" office:value="0.913602" calcext:value-type="float">
            <text:p>0.9136</text:p>
          </table:table-cell>
          <table:table-cell office:value-type="float" office:value="0.0133822930506301" calcext:value-type="float">
            <text:p>0.0134</text:p>
          </table:table-cell>
          <table:table-cell office:value-type="float" office:value="0.911934" calcext:value-type="float">
            <text:p>0.9119</text:p>
          </table:table-cell>
          <table:table-cell office:value-type="float" office:value="0.00541826132189139" calcext:value-type="float">
            <text:p>0.0054</text:p>
          </table:table-cell>
          <table:table-cell office:value-type="float" office:value="0.910562" calcext:value-type="float">
            <text:p>0.9106</text:p>
          </table:table-cell>
          <table:table-cell office:value-type="float" office:value="0.0163747729598219" calcext:value-type="float">
            <text:p>0.0164</text:p>
          </table:table-cell>
          <table:table-cell office:value-type="float" office:value="0.912424" calcext:value-type="float">
            <text:p>0.9124</text:p>
          </table:table-cell>
          <table:table-cell office:value-type="float" office:value="0.0154433048736967" calcext:value-type="float">
            <text:p>0.0154</text:p>
          </table:table-cell>
          <table:table-cell office:value-type="float" office:value="0.914284" calcext:value-type="float">
            <text:p>0.9143</text:p>
          </table:table-cell>
          <table:table-cell office:value-type="float" office:value="0.0146796901088716" calcext:value-type="float">
            <text:p>0.0147</text:p>
          </table:table-cell>
          <table:table-cell office:value-type="float" office:value="0.911584" calcext:value-type="float">
            <text:p>0.9116</text:p>
          </table:table-cell>
          <table:table-cell office:value-type="float" office:value="0.00602319636154993" calcext:value-type="float">
            <text:p>0.0060</text:p>
          </table:table-cell>
          <table:table-cell office:value-type="float" office:value="0.91164" calcext:value-type="float">
            <text:p>0.9116</text:p>
          </table:table-cell>
          <table:table-cell office:value-type="float" office:value="0.0155276194075102" calcext:value-type="float">
            <text:p>0.0155</text:p>
          </table:table-cell>
          <table:table-cell office:value-type="float" office:value="0.913624" calcext:value-type="float">
            <text:p>0.9136</text:p>
          </table:table-cell>
          <table:table-cell office:value-type="float" office:value="0.0154530807869144" calcext:value-type="float">
            <text:p>0.0155</text:p>
          </table:table-cell>
          <table:table-cell office:value-type="float" office:value="0.911632" calcext:value-type="float">
            <text:p>0.9116</text:p>
          </table:table-cell>
          <table:table-cell office:value-type="float" office:value="0.0132696805573443" calcext:value-type="float">
            <text:p>0.013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3658" calcext:value-type="float">
            <text:p>0.913658</text:p>
          </table:table-cell>
          <table:table-cell office:value-type="float" office:value="0.013361564860651" calcext:value-type="float">
            <text:p>0.013361564860651</text:p>
          </table:table-cell>
          <table:table-cell office:value-type="float" office:value="0.90224" calcext:value-type="float">
            <text:p>0.90224</text:p>
          </table:table-cell>
          <table:table-cell office:value-type="float" office:value="0.0194156353451903" calcext:value-type="float">
            <text:p>0.0194156353451903</text:p>
          </table:table-cell>
          <table:table-cell office:value-type="float" office:value="0.910436" calcext:value-type="float">
            <text:p>0.910436</text:p>
          </table:table-cell>
          <table:table-cell office:value-type="float" office:value="0.014618318143704" calcext:value-type="float">
            <text:p>0.014618318143704</text:p>
          </table:table-cell>
          <table:table-cell office:value-type="float" office:value="0.914348" calcext:value-type="float">
            <text:p>0.914348</text:p>
          </table:table-cell>
          <table:table-cell office:value-type="float" office:value="0.0167759031961241" calcext:value-type="float">
            <text:p>0.0167759031961241</text:p>
          </table:table-cell>
          <table:table-cell office:value-type="float" office:value="0.91113" calcext:value-type="float">
            <text:p>0.91113</text:p>
          </table:table-cell>
          <table:table-cell office:value-type="float" office:value="0.0146156634378336" calcext:value-type="float">
            <text:p>0.0146156634378336</text:p>
          </table:table-cell>
          <table:table-cell office:value-type="float" office:value="0.911342" calcext:value-type="float">
            <text:p>0.911342</text:p>
          </table:table-cell>
          <table:table-cell office:value-type="float" office:value="0.0141962351119891" calcext:value-type="float">
            <text:p>0.0141962351119891</text:p>
          </table:table-cell>
          <table:table-cell office:value-type="float" office:value="0.908066" calcext:value-type="float">
            <text:p>0.908066</text:p>
          </table:table-cell>
          <table:table-cell office:value-type="float" office:value="0.0177538068540135" calcext:value-type="float">
            <text:p>0.0178</text:p>
          </table:table-cell>
          <table:table-cell office:value-type="float" office:value="0.911926" calcext:value-type="float">
            <text:p>0.9119</text:p>
          </table:table-cell>
          <table:table-cell office:value-type="float" office:value="0.0145473142322928" calcext:value-type="float">
            <text:p>0.0145</text:p>
          </table:table-cell>
          <table:table-cell office:value-type="float" office:value="0.909828" calcext:value-type="float">
            <text:p>0.9098</text:p>
          </table:table-cell>
          <table:table-cell office:value-type="float" office:value="0.00536902608715885" calcext:value-type="float">
            <text:p>0.0054</text:p>
          </table:table-cell>
          <table:table-cell office:value-type="float" office:value="0.912204" calcext:value-type="float">
            <text:p>0.9122</text:p>
          </table:table-cell>
          <table:table-cell office:value-type="float" office:value="0.015461610474834" calcext:value-type="float">
            <text:p>0.0155</text:p>
          </table:table-cell>
          <table:table-cell office:value-type="float" office:value="0.90709" calcext:value-type="float">
            <text:p>0.9071</text:p>
          </table:table-cell>
          <table:table-cell office:value-type="float" office:value="0.0160715452778125" calcext:value-type="float">
            <text:p>0.0161</text:p>
          </table:table-cell>
          <table:table-cell office:value-type="float" office:value="0.912508" calcext:value-type="float">
            <text:p>0.9125</text:p>
          </table:table-cell>
          <table:table-cell office:value-type="float" office:value="0.0135292579477314" calcext:value-type="float">
            <text:p>0.0135</text:p>
          </table:table-cell>
          <table:table-cell office:value-type="float" office:value="0.910462" calcext:value-type="float">
            <text:p>0.9105</text:p>
          </table:table-cell>
          <table:table-cell office:value-type="float" office:value="0.0080192886697295" calcext:value-type="float">
            <text:p>0.0080</text:p>
          </table:table-cell>
          <table:table-cell office:value-type="float" office:value="0.911126" calcext:value-type="float">
            <text:p>0.9111</text:p>
          </table:table-cell>
          <table:table-cell office:value-type="float" office:value="0.0168488776941521" calcext:value-type="float">
            <text:p>0.0168</text:p>
          </table:table-cell>
          <table:table-cell office:value-type="float" office:value="0.90912" calcext:value-type="float">
            <text:p>0.9091</text:p>
          </table:table-cell>
          <table:table-cell office:value-type="float" office:value="0.0152217524927689" calcext:value-type="float">
            <text:p>0.0152</text:p>
          </table:table-cell>
          <table:table-cell office:value-type="float" office:value="0.91064" calcext:value-type="float">
            <text:p>0.9106</text:p>
          </table:table-cell>
          <table:table-cell office:value-type="float" office:value="0.0156556965142737" calcext:value-type="float">
            <text:p>0.0157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3583333333333" calcext:value-type="float">
            <text:p>0.913583333333333</text:p>
          </table:table-cell>
          <table:table-cell office:value-type="float" office:value="0.0221933250734747" calcext:value-type="float">
            <text:p>0.0221933250734747</text:p>
          </table:table-cell>
          <table:table-cell office:value-type="float" office:value="0.910313333333333" calcext:value-type="float">
            <text:p>0.910313333333333</text:p>
          </table:table-cell>
          <table:table-cell office:value-type="float" office:value="0.0215974804263329" calcext:value-type="float">
            <text:p>0.0215974804263329</text:p>
          </table:table-cell>
          <table:table-cell office:value-type="float" office:value="0.912976666666667" calcext:value-type="float">
            <text:p>0.912976666666667</text:p>
          </table:table-cell>
          <table:table-cell office:value-type="float" office:value="0.0223920994287357" calcext:value-type="float">
            <text:p>0.0223920994287357</text:p>
          </table:table-cell>
          <table:table-cell office:value-type="float" office:value="0.913486666666667" calcext:value-type="float">
            <text:p>0.913486666666667</text:p>
          </table:table-cell>
          <table:table-cell office:value-type="float" office:value="0.0217111630397289" calcext:value-type="float">
            <text:p>0.0217111630397289</text:p>
          </table:table-cell>
          <table:table-cell office:value-type="float" office:value="0.914186666666667" calcext:value-type="float">
            <text:p>0.914186666666667</text:p>
          </table:table-cell>
          <table:table-cell office:value-type="float" office:value="0.0217025917073508" calcext:value-type="float">
            <text:p>0.0217025917073508</text:p>
          </table:table-cell>
          <table:table-cell office:value-type="float" office:value="0.913496666666667" calcext:value-type="float">
            <text:p>0.913496666666667</text:p>
          </table:table-cell>
          <table:table-cell office:value-type="float" office:value="0.0227278459545282" calcext:value-type="float">
            <text:p>0.0227278459545282</text:p>
          </table:table-cell>
          <table:table-cell office:value-type="float" office:value="0.912886666666667" calcext:value-type="float">
            <text:p>0.912886666666667</text:p>
          </table:table-cell>
          <table:table-cell office:value-type="float" office:value="0.0222990337419336" calcext:value-type="float">
            <text:p>0.0223</text:p>
          </table:table-cell>
          <table:table-cell office:value-type="float" office:value="0.91117" calcext:value-type="float">
            <text:p>0.9112</text:p>
          </table:table-cell>
          <table:table-cell office:value-type="float" office:value="0.0210174831514494" calcext:value-type="float">
            <text:p>0.0210</text:p>
          </table:table-cell>
          <table:table-cell office:value-type="float" office:value="0.913073333333333" calcext:value-type="float">
            <text:p>0.9131</text:p>
          </table:table-cell>
          <table:table-cell office:value-type="float" office:value="0.0130941301361285" calcext:value-type="float">
            <text:p>0.0131</text:p>
          </table:table-cell>
          <table:table-cell office:value-type="float" office:value="0.913603333333333" calcext:value-type="float">
            <text:p>0.9136</text:p>
          </table:table-cell>
          <table:table-cell office:value-type="float" office:value="0.0196129135878891" calcext:value-type="float">
            <text:p>0.0196</text:p>
          </table:table-cell>
          <table:table-cell office:value-type="float" office:value="0.91286" calcext:value-type="float">
            <text:p>0.9129</text:p>
          </table:table-cell>
          <table:table-cell office:value-type="float" office:value="0.0202629386120977" calcext:value-type="float">
            <text:p>0.0203</text:p>
          </table:table-cell>
          <table:table-cell office:value-type="float" office:value="0.91332" calcext:value-type="float">
            <text:p>0.9133</text:p>
          </table:table-cell>
          <table:table-cell office:value-type="float" office:value="0.0185726527187625" calcext:value-type="float">
            <text:p>0.0186</text:p>
          </table:table-cell>
          <table:table-cell office:value-type="float" office:value="0.91181" calcext:value-type="float">
            <text:p>0.9118</text:p>
          </table:table-cell>
          <table:table-cell office:value-type="float" office:value="0.012867437113041" calcext:value-type="float">
            <text:p>0.0129</text:p>
          </table:table-cell>
          <table:table-cell office:value-type="float" office:value="0.91449" calcext:value-type="float">
            <text:p>0.9145</text:p>
          </table:table-cell>
          <table:table-cell office:value-type="float" office:value="0.0189545794824644" calcext:value-type="float">
            <text:p>0.0190</text:p>
          </table:table-cell>
          <table:table-cell office:value-type="float" office:value="0.913356666666667" calcext:value-type="float">
            <text:p>0.9134</text:p>
          </table:table-cell>
          <table:table-cell office:value-type="float" office:value="0.0201635823366007" calcext:value-type="float">
            <text:p>0.0202</text:p>
          </table:table-cell>
          <table:table-cell office:value-type="float" office:value="0.91166" calcext:value-type="float">
            <text:p>0.9117</text:p>
          </table:table-cell>
          <table:table-cell office:value-type="float" office:value="0.0204899976738778" calcext:value-type="float">
            <text:p>0.0205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936" calcext:value-type="float">
            <text:p>0.91936</text:p>
          </table:table-cell>
          <table:table-cell office:value-type="float" office:value="0.0266350487352399" calcext:value-type="float">
            <text:p>0.0266350487352399</text:p>
          </table:table-cell>
          <table:table-cell office:value-type="float" office:value="0.89722" calcext:value-type="float">
            <text:p>0.89722</text:p>
          </table:table-cell>
          <table:table-cell office:value-type="float" office:value="0.0237467885732783" calcext:value-type="float">
            <text:p>0.0237467885732783</text:p>
          </table:table-cell>
          <table:table-cell office:value-type="float" office:value="0.92039" calcext:value-type="float">
            <text:p>0.92039</text:p>
          </table:table-cell>
          <table:table-cell office:value-type="float" office:value="0.023765592145789" calcext:value-type="float">
            <text:p>0.023765592145789</text:p>
          </table:table-cell>
          <table:table-cell office:value-type="float" office:value="0.92284" calcext:value-type="float">
            <text:p>0.92284</text:p>
          </table:table-cell>
          <table:table-cell office:value-type="float" office:value="0.0273092138401794" calcext:value-type="float">
            <text:p>0.0273092138401794</text:p>
          </table:table-cell>
          <table:table-cell office:value-type="float" office:value="0.921353333333333" calcext:value-type="float">
            <text:p>0.921353333333333</text:p>
          </table:table-cell>
          <table:table-cell office:value-type="float" office:value="0.0230621985882816" calcext:value-type="float">
            <text:p>0.0230621985882816</text:p>
          </table:table-cell>
          <table:table-cell office:value-type="float" office:value="0.920153333333333" calcext:value-type="float">
            <text:p>0.920153333333333</text:p>
          </table:table-cell>
          <table:table-cell office:value-type="float" office:value="0.0238011256226128" calcext:value-type="float">
            <text:p>0.0238011256226128</text:p>
          </table:table-cell>
          <table:table-cell office:value-type="float" office:value="0.919253333333333" calcext:value-type="float">
            <text:p>0.919253333333333</text:p>
          </table:table-cell>
          <table:table-cell office:value-type="float" office:value="0.0242190695764351" calcext:value-type="float">
            <text:p>0.0242</text:p>
          </table:table-cell>
          <table:table-cell office:value-type="float" office:value="0.92305" calcext:value-type="float">
            <text:p>0.9231</text:p>
          </table:table-cell>
          <table:table-cell office:value-type="float" office:value="0.0229589641517436" calcext:value-type="float">
            <text:p>0.0230</text:p>
          </table:table-cell>
          <table:table-cell office:value-type="float" office:value="0.917873333333333" calcext:value-type="float">
            <text:p>0.9179</text:p>
          </table:table-cell>
          <table:table-cell office:value-type="float" office:value="0.0191531761524942" calcext:value-type="float">
            <text:p>0.0192</text:p>
          </table:table-cell>
          <table:table-cell office:value-type="float" office:value="0.91442" calcext:value-type="float">
            <text:p>0.9144</text:p>
          </table:table-cell>
          <table:table-cell office:value-type="float" office:value="0.021975281894692" calcext:value-type="float">
            <text:p>0.0220</text:p>
          </table:table-cell>
          <table:table-cell office:value-type="float" office:value="0.920226666666667" calcext:value-type="float">
            <text:p>0.9202</text:p>
          </table:table-cell>
          <table:table-cell office:value-type="float" office:value="0.0199021072876015" calcext:value-type="float">
            <text:p>0.0199</text:p>
          </table:table-cell>
          <table:table-cell office:value-type="float" office:value="0.91685" calcext:value-type="float">
            <text:p>0.9169</text:p>
          </table:table-cell>
          <table:table-cell office:value-type="float" office:value="0.0226628711326697" calcext:value-type="float">
            <text:p>0.0227</text:p>
          </table:table-cell>
          <table:table-cell office:value-type="float" office:value="0.917276666666667" calcext:value-type="float">
            <text:p>0.9173</text:p>
          </table:table-cell>
          <table:table-cell office:value-type="float" office:value="0.0179650691483198" calcext:value-type="float">
            <text:p>0.0180</text:p>
          </table:table-cell>
          <table:table-cell office:value-type="float" office:value="0.914353333333333" calcext:value-type="float">
            <text:p>0.9144</text:p>
          </table:table-cell>
          <table:table-cell office:value-type="float" office:value="0.0196923569989221" calcext:value-type="float">
            <text:p>0.0197</text:p>
          </table:table-cell>
          <table:table-cell office:value-type="float" office:value="0.91675" calcext:value-type="float">
            <text:p>0.9168</text:p>
          </table:table-cell>
          <table:table-cell office:value-type="float" office:value="0.0208587044167769" calcext:value-type="float">
            <text:p>0.0209</text:p>
          </table:table-cell>
          <table:table-cell office:value-type="float" office:value="0.917456666666667" calcext:value-type="float">
            <text:p>0.9175</text:p>
          </table:table-cell>
          <table:table-cell office:value-type="float" office:value="0.0201593141367928" calcext:value-type="float">
            <text:p>0.0202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6876666666667" calcext:value-type="float">
            <text:p>0.916876666666667</text:p>
          </table:table-cell>
          <table:table-cell office:value-type="float" office:value="0.0294132527139957" calcext:value-type="float">
            <text:p>0.0294132527139957</text:p>
          </table:table-cell>
          <table:table-cell office:value-type="float" office:value="0.903183333333333" calcext:value-type="float">
            <text:p>0.903183333333333</text:p>
          </table:table-cell>
          <table:table-cell office:value-type="float" office:value="0.0203580249676203" calcext:value-type="float">
            <text:p>0.0203580249676203</text:p>
          </table:table-cell>
          <table:table-cell office:value-type="float" office:value="0.918956666666667" calcext:value-type="float">
            <text:p>0.918956666666667</text:p>
          </table:table-cell>
          <table:table-cell office:value-type="float" office:value="0.0234935475258213" calcext:value-type="float">
            <text:p>0.0234935475258213</text:p>
          </table:table-cell>
          <table:table-cell office:value-type="float" office:value="0.919586666666667" calcext:value-type="float">
            <text:p>0.919586666666667</text:p>
          </table:table-cell>
          <table:table-cell office:value-type="float" office:value="0.0255327031086348" calcext:value-type="float">
            <text:p>0.0255327031086348</text:p>
          </table:table-cell>
          <table:table-cell office:value-type="float" office:value="0.919113333333333" calcext:value-type="float">
            <text:p>0.919113333333333</text:p>
          </table:table-cell>
          <table:table-cell office:value-type="float" office:value="0.0205861882381472" calcext:value-type="float">
            <text:p>0.0205861882381472</text:p>
          </table:table-cell>
          <table:table-cell office:value-type="float" office:value="0.920486666666667" calcext:value-type="float">
            <text:p>0.920486666666667</text:p>
          </table:table-cell>
          <table:table-cell office:value-type="float" office:value="0.0217669550492212" calcext:value-type="float">
            <text:p>0.0217669550492212</text:p>
          </table:table-cell>
          <table:table-cell office:value-type="float" office:value="0.918973333333333" calcext:value-type="float">
            <text:p>0.918973333333333</text:p>
          </table:table-cell>
          <table:table-cell office:value-type="float" office:value="0.0206050132378334" calcext:value-type="float">
            <text:p>0.0206</text:p>
          </table:table-cell>
          <table:table-cell office:value-type="float" office:value="0.921943333333333" calcext:value-type="float">
            <text:p>0.9219</text:p>
          </table:table-cell>
          <table:table-cell office:value-type="float" office:value="0.0216791149929327" calcext:value-type="float">
            <text:p>0.0217</text:p>
          </table:table-cell>
          <table:table-cell office:value-type="float" office:value="0.916663333333333" calcext:value-type="float">
            <text:p>0.9167</text:p>
          </table:table-cell>
          <table:table-cell office:value-type="float" office:value="0.0151161272341345" calcext:value-type="float">
            <text:p>0.0151</text:p>
          </table:table-cell>
          <table:table-cell office:value-type="float" office:value="0.917413333333333" calcext:value-type="float">
            <text:p>0.9174</text:p>
          </table:table-cell>
          <table:table-cell office:value-type="float" office:value="0.0190131302270821" calcext:value-type="float">
            <text:p>0.0190</text:p>
          </table:table-cell>
          <table:table-cell office:value-type="float" office:value="0.921616666666667" calcext:value-type="float">
            <text:p>0.9216</text:p>
          </table:table-cell>
          <table:table-cell office:value-type="float" office:value="0.0180872510029013" calcext:value-type="float">
            <text:p>0.0181</text:p>
          </table:table-cell>
          <table:table-cell office:value-type="float" office:value="0.91715" calcext:value-type="float">
            <text:p>0.9172</text:p>
          </table:table-cell>
          <table:table-cell office:value-type="float" office:value="0.0217387080936291" calcext:value-type="float">
            <text:p>0.0217</text:p>
          </table:table-cell>
          <table:table-cell office:value-type="float" office:value="0.917646666666667" calcext:value-type="float">
            <text:p>0.9176</text:p>
          </table:table-cell>
          <table:table-cell office:value-type="float" office:value="0.0158555697485907" calcext:value-type="float">
            <text:p>0.0159</text:p>
          </table:table-cell>
          <table:table-cell office:value-type="float" office:value="0.91482" calcext:value-type="float">
            <text:p>0.9148</text:p>
          </table:table-cell>
          <table:table-cell office:value-type="float" office:value="0.0194642552441723" calcext:value-type="float">
            <text:p>0.0195</text:p>
          </table:table-cell>
          <table:table-cell office:value-type="float" office:value="0.917506666666667" calcext:value-type="float">
            <text:p>0.9175</text:p>
          </table:table-cell>
          <table:table-cell office:value-type="float" office:value="0.0186488201074979" calcext:value-type="float">
            <text:p>0.0186</text:p>
          </table:table-cell>
          <table:table-cell office:value-type="float" office:value="0.919083333333333" calcext:value-type="float">
            <text:p>0.9191</text:p>
          </table:table-cell>
          <table:table-cell office:value-type="float" office:value="0.0223177441775761" calcext:value-type="float">
            <text:p>0.0223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193" calcext:value-type="float">
            <text:p>0.91193</text:p>
          </table:table-cell>
          <table:table-cell office:value-type="float" office:value="0.0296340789242883" calcext:value-type="float">
            <text:p>0.0296340789242883</text:p>
          </table:table-cell>
          <table:table-cell office:value-type="float" office:value="0.884023333333333" calcext:value-type="float">
            <text:p>0.884023333333333</text:p>
          </table:table-cell>
          <table:table-cell office:value-type="float" office:value="0.0208329409514164" calcext:value-type="float">
            <text:p>0.0208329409514164</text:p>
          </table:table-cell>
          <table:table-cell office:value-type="float" office:value="0.91831" calcext:value-type="float">
            <text:p>0.91831</text:p>
          </table:table-cell>
          <table:table-cell office:value-type="float" office:value="0.022541549045906" calcext:value-type="float">
            <text:p>0.022541549045906</text:p>
          </table:table-cell>
          <table:table-cell office:value-type="float" office:value="0.920623333333333" calcext:value-type="float">
            <text:p>0.920623333333333</text:p>
          </table:table-cell>
          <table:table-cell office:value-type="float" office:value="0.0243099200846425" calcext:value-type="float">
            <text:p>0.0243099200846425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0188526397875678" calcext:value-type="float">
            <text:p>0.0188526397875678</text:p>
          </table:table-cell>
          <table:table-cell office:value-type="float" office:value="0.91831" calcext:value-type="float">
            <text:p>0.91831</text:p>
          </table:table-cell>
          <table:table-cell office:value-type="float" office:value="0.0204107525776211" calcext:value-type="float">
            <text:p>0.0204107525776211</text:p>
          </table:table-cell>
          <table:table-cell office:value-type="float" office:value="0.919286666666667" calcext:value-type="float">
            <text:p>0.919286666666667</text:p>
          </table:table-cell>
          <table:table-cell office:value-type="float" office:value="0.0195553856092944" calcext:value-type="float">
            <text:p>0.0196</text:p>
          </table:table-cell>
          <table:table-cell office:value-type="float" office:value="0.919986666666667" calcext:value-type="float">
            <text:p>0.9200</text:p>
          </table:table-cell>
          <table:table-cell office:value-type="float" office:value="0.0221250066388279" calcext:value-type="float">
            <text:p>0.0221</text:p>
          </table:table-cell>
          <table:table-cell office:value-type="float" office:value="0.919436666666667" calcext:value-type="float">
            <text:p>0.9194</text:p>
          </table:table-cell>
          <table:table-cell office:value-type="float" office:value="0.0155261328842132" calcext:value-type="float">
            <text:p>0.0155</text:p>
          </table:table-cell>
          <table:table-cell office:value-type="float" office:value="0.913443333333333" calcext:value-type="float">
            <text:p>0.9134</text:p>
          </table:table-cell>
          <table:table-cell office:value-type="float" office:value="0.0238362140676905" calcext:value-type="float">
            <text:p>0.0238</text:p>
          </table:table-cell>
          <table:table-cell office:value-type="float" office:value="0.915976666666667" calcext:value-type="float">
            <text:p>0.9160</text:p>
          </table:table-cell>
          <table:table-cell office:value-type="float" office:value="0.0200648737695426" calcext:value-type="float">
            <text:p>0.0201</text:p>
          </table:table-cell>
          <table:table-cell office:value-type="float" office:value="0.91608" calcext:value-type="float">
            <text:p>0.9161</text:p>
          </table:table-cell>
          <table:table-cell office:value-type="float" office:value="0.0212415809256512" calcext:value-type="float">
            <text:p>0.0212</text:p>
          </table:table-cell>
          <table:table-cell office:value-type="float" office:value="0.917116666666666" calcext:value-type="float">
            <text:p>0.9171</text:p>
          </table:table-cell>
          <table:table-cell office:value-type="float" office:value="0.0162390579389682" calcext:value-type="float">
            <text:p>0.0162</text:p>
          </table:table-cell>
          <table:table-cell office:value-type="float" office:value="0.914656666666667" calcext:value-type="float">
            <text:p>0.9147</text:p>
          </table:table-cell>
          <table:table-cell office:value-type="float" office:value="0.0221264456019804" calcext:value-type="float">
            <text:p>0.0221</text:p>
          </table:table-cell>
          <table:table-cell office:value-type="float" office:value="0.919233333333333" calcext:value-type="float">
            <text:p>0.9192</text:p>
          </table:table-cell>
          <table:table-cell office:value-type="float" office:value="0.0200691116406458" calcext:value-type="float">
            <text:p>0.0201</text:p>
          </table:table-cell>
          <table:table-cell office:value-type="float" office:value="0.916593333333333" calcext:value-type="float">
            <text:p>0.9166</text:p>
          </table:table-cell>
          <table:table-cell office:value-type="float" office:value="0.0207161994334644" calcext:value-type="float">
            <text:p>0.0207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4363333333333" calcext:value-type="float">
            <text:p>0.914363333333333</text:p>
          </table:table-cell>
          <table:table-cell office:value-type="float" office:value="0.0186488508205281" calcext:value-type="float">
            <text:p>0.0186488508205281</text:p>
          </table:table-cell>
          <table:table-cell office:value-type="float" office:value="0.89228" calcext:value-type="float">
            <text:p>0.89228</text:p>
          </table:table-cell>
          <table:table-cell office:value-type="float" office:value="0.02434373455526" calcext:value-type="float">
            <text:p>0.02434373455526</text:p>
          </table:table-cell>
          <table:table-cell office:value-type="float" office:value="0.914663333333333" calcext:value-type="float">
            <text:p>0.914663333333333</text:p>
          </table:table-cell>
          <table:table-cell office:value-type="float" office:value="0.0190446230513833" calcext:value-type="float">
            <text:p>0.0190446230513833</text:p>
          </table:table-cell>
          <table:table-cell office:value-type="float" office:value="0.917893333333333" calcext:value-type="float">
            <text:p>0.917893333333333</text:p>
          </table:table-cell>
          <table:table-cell office:value-type="float" office:value="0.0203322105693327" calcext:value-type="float">
            <text:p>0.0203322105693327</text:p>
          </table:table-cell>
          <table:table-cell office:value-type="float" office:value="0.91272" calcext:value-type="float">
            <text:p>0.91272</text:p>
          </table:table-cell>
          <table:table-cell office:value-type="float" office:value="0.0216629077770202" calcext:value-type="float">
            <text:p>0.0216629077770202</text:p>
          </table:table-cell>
          <table:table-cell office:value-type="float" office:value="0.918693333333333" calcext:value-type="float">
            <text:p>0.918693333333333</text:p>
          </table:table-cell>
          <table:table-cell office:value-type="float" office:value="0.0214738554944751" calcext:value-type="float">
            <text:p>0.0214738554944751</text:p>
          </table:table-cell>
          <table:table-cell office:value-type="float" office:value="0.914496666666667" calcext:value-type="float">
            <text:p>0.914496666666667</text:p>
          </table:table-cell>
          <table:table-cell office:value-type="float" office:value="0.0222517134630296" calcext:value-type="float">
            <text:p>0.0223</text:p>
          </table:table-cell>
          <table:table-cell office:value-type="float" office:value="0.920276666666667" calcext:value-type="float">
            <text:p>0.9203</text:p>
          </table:table-cell>
          <table:table-cell office:value-type="float" office:value="0.0206210955863072" calcext:value-type="float">
            <text:p>0.0206</text:p>
          </table:table-cell>
          <table:table-cell office:value-type="float" office:value="0.914953333333333" calcext:value-type="float">
            <text:p>0.9150</text:p>
          </table:table-cell>
          <table:table-cell office:value-type="float" office:value="0.0144366891845493" calcext:value-type="float">
            <text:p>0.0144</text:p>
          </table:table-cell>
          <table:table-cell office:value-type="float" office:value="0.918746666666667" calcext:value-type="float">
            <text:p>0.9187</text:p>
          </table:table-cell>
          <table:table-cell office:value-type="float" office:value="0.023879705221942" calcext:value-type="float">
            <text:p>0.0239</text:p>
          </table:table-cell>
          <table:table-cell office:value-type="float" office:value="0.91567" calcext:value-type="float">
            <text:p>0.9157</text:p>
          </table:table-cell>
          <table:table-cell office:value-type="float" office:value="0.0185116610002563" calcext:value-type="float">
            <text:p>0.0185</text:p>
          </table:table-cell>
          <table:table-cell office:value-type="float" office:value="0.91676" calcext:value-type="float">
            <text:p>0.9168</text:p>
          </table:table-cell>
          <table:table-cell office:value-type="float" office:value="0.0244489244704663" calcext:value-type="float">
            <text:p>0.0244</text:p>
          </table:table-cell>
          <table:table-cell office:value-type="float" office:value="0.916196666666666" calcext:value-type="float">
            <text:p>0.9162</text:p>
          </table:table-cell>
          <table:table-cell office:value-type="float" office:value="0.0124552835271798" calcext:value-type="float">
            <text:p>0.0125</text:p>
          </table:table-cell>
          <table:table-cell office:value-type="float" office:value="0.919616666666667" calcext:value-type="float">
            <text:p>0.9196</text:p>
          </table:table-cell>
          <table:table-cell office:value-type="float" office:value="0.0242785550600753" calcext:value-type="float">
            <text:p>0.0243</text:p>
          </table:table-cell>
          <table:table-cell office:value-type="float" office:value="0.91418" calcext:value-type="float">
            <text:p>0.9142</text:p>
          </table:table-cell>
          <table:table-cell office:value-type="float" office:value="0.0211582476959571" calcext:value-type="float">
            <text:p>0.0212</text:p>
          </table:table-cell>
          <table:table-cell office:value-type="float" office:value="0.917903333333333" calcext:value-type="float">
            <text:p>0.9179</text:p>
          </table:table-cell>
          <table:table-cell office:value-type="float" office:value="0.0207858566313947" calcext:value-type="float">
            <text:p>0.0208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0963333333333" calcext:value-type="float">
            <text:p>0.910963333333333</text:p>
          </table:table-cell>
          <table:table-cell office:value-type="float" office:value="0.0285676330822147" calcext:value-type="float">
            <text:p>0.0285676330822147</text:p>
          </table:table-cell>
          <table:table-cell office:value-type="float" office:value="0.902216666666667" calcext:value-type="float">
            <text:p>0.902216666666667</text:p>
          </table:table-cell>
          <table:table-cell office:value-type="float" office:value="0.0240463419514562" calcext:value-type="float">
            <text:p>0.0240463419514562</text:p>
          </table:table-cell>
          <table:table-cell office:value-type="float" office:value="0.921206666666667" calcext:value-type="float">
            <text:p>0.921206666666667</text:p>
          </table:table-cell>
          <table:table-cell office:value-type="float" office:value="0.0240381747795617" calcext:value-type="float">
            <text:p>0.0240381747795617</text:p>
          </table:table-cell>
          <table:table-cell office:value-type="float" office:value="0.91831" calcext:value-type="float">
            <text:p>0.91831</text:p>
          </table:table-cell>
          <table:table-cell office:value-type="float" office:value="0.0244012450421673" calcext:value-type="float">
            <text:p>0.0244012450421673</text:p>
          </table:table-cell>
          <table:table-cell office:value-type="float" office:value="0.920896666666667" calcext:value-type="float">
            <text:p>0.920896666666667</text:p>
          </table:table-cell>
          <table:table-cell office:value-type="float" office:value="0.0215876454042114" calcext:value-type="float">
            <text:p>0.0215876454042114</text:p>
          </table:table-cell>
          <table:table-cell office:value-type="float" office:value="0.914933333333333" calcext:value-type="float">
            <text:p>0.914933333333333</text:p>
          </table:table-cell>
          <table:table-cell office:value-type="float" office:value="0.0203379977591935" calcext:value-type="float">
            <text:p>0.0203379977591935</text:p>
          </table:table-cell>
          <table:table-cell office:value-type="float" office:value="0.919516666666667" calcext:value-type="float">
            <text:p>0.919516666666667</text:p>
          </table:table-cell>
          <table:table-cell office:value-type="float" office:value="0.0233348360223674" calcext:value-type="float">
            <text:p>0.0233</text:p>
          </table:table-cell>
          <table:table-cell office:value-type="float" office:value="0.917193333333333" calcext:value-type="float">
            <text:p>0.9172</text:p>
          </table:table-cell>
          <table:table-cell office:value-type="float" office:value="0.0213247884345628" calcext:value-type="float">
            <text:p>0.0213</text:p>
          </table:table-cell>
          <table:table-cell office:value-type="float" office:value="0.91797" calcext:value-type="float">
            <text:p>0.9180</text:p>
          </table:table-cell>
          <table:table-cell office:value-type="float" office:value="0.0156049311988057" calcext:value-type="float">
            <text:p>0.0156</text:p>
          </table:table-cell>
          <table:table-cell office:value-type="float" office:value="0.914456666666667" calcext:value-type="float">
            <text:p>0.9145</text:p>
          </table:table-cell>
          <table:table-cell office:value-type="float" office:value="0.0193577273693269" calcext:value-type="float">
            <text:p>0.0194</text:p>
          </table:table-cell>
          <table:table-cell office:value-type="float" office:value="0.916713333333333" calcext:value-type="float">
            <text:p>0.9167</text:p>
          </table:table-cell>
          <table:table-cell office:value-type="float" office:value="0.0198261360353293" calcext:value-type="float">
            <text:p>0.0198</text:p>
          </table:table-cell>
          <table:table-cell office:value-type="float" office:value="0.917136666666667" calcext:value-type="float">
            <text:p>0.9171</text:p>
          </table:table-cell>
          <table:table-cell office:value-type="float" office:value="0.0245683652212796" calcext:value-type="float">
            <text:p>0.0246</text:p>
          </table:table-cell>
          <table:table-cell office:value-type="float" office:value="0.916953333333333" calcext:value-type="float">
            <text:p>0.9170</text:p>
          </table:table-cell>
          <table:table-cell office:value-type="float" office:value="0.0139811457886097" calcext:value-type="float">
            <text:p>0.0140</text:p>
          </table:table-cell>
          <table:table-cell office:value-type="float" office:value="0.912656666666667" calcext:value-type="float">
            <text:p>0.9127</text:p>
          </table:table-cell>
          <table:table-cell office:value-type="float" office:value="0.0203706160327679" calcext:value-type="float">
            <text:p>0.0204</text:p>
          </table:table-cell>
          <table:table-cell office:value-type="float" office:value="0.919123333333333" calcext:value-type="float">
            <text:p>0.9191</text:p>
          </table:table-cell>
          <table:table-cell office:value-type="float" office:value="0.0205449612240983" calcext:value-type="float">
            <text:p>0.0205</text:p>
          </table:table-cell>
          <table:table-cell office:value-type="float" office:value="0.917403333333333" calcext:value-type="float">
            <text:p>0.9174</text:p>
          </table:table-cell>
          <table:table-cell office:value-type="float" office:value="0.0207880872946933" calcext:value-type="float">
            <text:p>0.0208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6343333333333" calcext:value-type="float">
            <text:p>0.916343333333333</text:p>
          </table:table-cell>
          <table:table-cell office:value-type="float" office:value="0.0263458115303493" calcext:value-type="float">
            <text:p>0.0263458115303493</text:p>
          </table:table-cell>
          <table:table-cell office:value-type="float" office:value="0.90034" calcext:value-type="float">
            <text:p>0.90034</text:p>
          </table:table-cell>
          <table:table-cell office:value-type="float" office:value="0.0243535404436652" calcext:value-type="float">
            <text:p>0.0243535404436652</text:p>
          </table:table-cell>
          <table:table-cell office:value-type="float" office:value="0.921716666666667" calcext:value-type="float">
            <text:p>0.921716666666667</text:p>
          </table:table-cell>
          <table:table-cell office:value-type="float" office:value="0.0233744221261512" calcext:value-type="float">
            <text:p>0.0233744221261512</text:p>
          </table:table-cell>
          <table:table-cell office:value-type="float" office:value="0.922073333333333" calcext:value-type="float">
            <text:p>0.922073333333333</text:p>
          </table:table-cell>
          <table:table-cell office:value-type="float" office:value="0.0244330213130386" calcext:value-type="float">
            <text:p>0.0244330213130386</text:p>
          </table:table-cell>
          <table:table-cell office:value-type="float" office:value="0.921623333333333" calcext:value-type="float">
            <text:p>0.921623333333333</text:p>
          </table:table-cell>
          <table:table-cell office:value-type="float" office:value="0.0200373282561127" calcext:value-type="float">
            <text:p>0.0200373282561127</text:p>
          </table:table-cell>
          <table:table-cell office:value-type="float" office:value="0.922126666666667" calcext:value-type="float">
            <text:p>0.922126666666667</text:p>
          </table:table-cell>
          <table:table-cell office:value-type="float" office:value="0.0231867469845043" calcext:value-type="float">
            <text:p>0.0231867469845043</text:p>
          </table:table-cell>
          <table:table-cell office:value-type="float" office:value="0.919383333333333" calcext:value-type="float">
            <text:p>0.919383333333333</text:p>
          </table:table-cell>
          <table:table-cell office:value-type="float" office:value="0.0207557442775939" calcext:value-type="float">
            <text:p>0.0208</text:p>
          </table:table-cell>
          <table:table-cell office:value-type="float" office:value="0.92062" calcext:value-type="float">
            <text:p>0.9206</text:p>
          </table:table-cell>
          <table:table-cell office:value-type="float" office:value="0.0226792081873363" calcext:value-type="float">
            <text:p>0.0227</text:p>
          </table:table-cell>
          <table:table-cell office:value-type="float" office:value="0.919266666666667" calcext:value-type="float">
            <text:p>0.9193</text:p>
          </table:table-cell>
          <table:table-cell office:value-type="float" office:value="0.014335233888714" calcext:value-type="float">
            <text:p>0.0143</text:p>
          </table:table-cell>
          <table:table-cell office:value-type="float" office:value="0.919843333333333" calcext:value-type="float">
            <text:p>0.9198</text:p>
          </table:table-cell>
          <table:table-cell office:value-type="float" office:value="0.0196961172196566" calcext:value-type="float">
            <text:p>0.0197</text:p>
          </table:table-cell>
          <table:table-cell office:value-type="float" office:value="0.919293333333333" calcext:value-type="float">
            <text:p>0.9193</text:p>
          </table:table-cell>
          <table:table-cell office:value-type="float" office:value="0.0221858008186972" calcext:value-type="float">
            <text:p>0.0222</text:p>
          </table:table-cell>
          <table:table-cell office:value-type="float" office:value="0.919843333333333" calcext:value-type="float">
            <text:p>0.9198</text:p>
          </table:table-cell>
          <table:table-cell office:value-type="float" office:value="0.0205048254445692" calcext:value-type="float">
            <text:p>0.0205</text:p>
          </table:table-cell>
          <table:table-cell office:value-type="float" office:value="0.917636666666667" calcext:value-type="float">
            <text:p>0.9176</text:p>
          </table:table-cell>
          <table:table-cell office:value-type="float" office:value="0.0138951064534523" calcext:value-type="float">
            <text:p>0.0139</text:p>
          </table:table-cell>
          <table:table-cell office:value-type="float" office:value="0.919143333333333" calcext:value-type="float">
            <text:p>0.9191</text:p>
          </table:table-cell>
          <table:table-cell office:value-type="float" office:value="0.021020143530974" calcext:value-type="float">
            <text:p>0.0210</text:p>
          </table:table-cell>
          <table:table-cell office:value-type="float" office:value="0.91798" calcext:value-type="float">
            <text:p>0.9180</text:p>
          </table:table-cell>
          <table:table-cell office:value-type="float" office:value="0.0196298700046053" calcext:value-type="float">
            <text:p>0.0196</text:p>
          </table:table-cell>
          <table:table-cell office:value-type="float" office:value="0.91741" calcext:value-type="float">
            <text:p>0.9174</text:p>
          </table:table-cell>
          <table:table-cell office:value-type="float" office:value="0.0203108560353662" calcext:value-type="float">
            <text:p>0.0203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2205" calcext:value-type="float">
            <text:p>0.92205</text:p>
          </table:table-cell>
          <table:table-cell office:value-type="float" office:value="0.0257687635847432" calcext:value-type="float">
            <text:p>0.0257687635847432</text:p>
          </table:table-cell>
          <table:table-cell office:value-type="float" office:value="0.901716666666667" calcext:value-type="float">
            <text:p>0.901716666666667</text:p>
          </table:table-cell>
          <table:table-cell office:value-type="float" office:value="0.0206695692197229" calcext:value-type="float">
            <text:p>0.0206695692197229</text:p>
          </table:table-cell>
          <table:table-cell office:value-type="float" office:value="0.922036666666667" calcext:value-type="float">
            <text:p>0.922036666666667</text:p>
          </table:table-cell>
          <table:table-cell office:value-type="float" office:value="0.0207063243778645" calcext:value-type="float">
            <text:p>0.0207063243778645</text:p>
          </table:table-cell>
          <table:table-cell office:value-type="float" office:value="0.922963333333333" calcext:value-type="float">
            <text:p>0.922963333333333</text:p>
          </table:table-cell>
          <table:table-cell office:value-type="float" office:value="0.0224804171918621" calcext:value-type="float">
            <text:p>0.0224804171918621</text:p>
          </table:table-cell>
          <table:table-cell office:value-type="float" office:value="0.919563333333333" calcext:value-type="float">
            <text:p>0.919563333333333</text:p>
          </table:table-cell>
          <table:table-cell office:value-type="float" office:value="0.0198659720244491" calcext:value-type="float">
            <text:p>0.0198659720244491</text:p>
          </table:table-cell>
          <table:table-cell office:value-type="float" office:value="0.920693333333333" calcext:value-type="float">
            <text:p>0.920693333333333</text:p>
          </table:table-cell>
          <table:table-cell office:value-type="float" office:value="0.0205891465420662" calcext:value-type="float">
            <text:p>0.0205891465420662</text:p>
          </table:table-cell>
          <table:table-cell office:value-type="float" office:value="0.920866666666667" calcext:value-type="float">
            <text:p>0.920866666666667</text:p>
          </table:table-cell>
          <table:table-cell office:value-type="float" office:value="0.0205261239386748" calcext:value-type="float">
            <text:p>0.0205</text:p>
          </table:table-cell>
          <table:table-cell office:value-type="float" office:value="0.91957" calcext:value-type="float">
            <text:p>0.9196</text:p>
          </table:table-cell>
          <table:table-cell office:value-type="float" office:value="0.0239991188226571" calcext:value-type="float">
            <text:p>0.0240</text:p>
          </table:table-cell>
          <table:table-cell office:value-type="float" office:value="0.91531" calcext:value-type="float">
            <text:p>0.9153</text:p>
          </table:table-cell>
          <table:table-cell office:value-type="float" office:value="0.0150732475403337" calcext:value-type="float">
            <text:p>0.0151</text:p>
          </table:table-cell>
          <table:table-cell office:value-type="float" office:value="0.918886666666667" calcext:value-type="float">
            <text:p>0.9189</text:p>
          </table:table-cell>
          <table:table-cell office:value-type="float" office:value="0.0238026816222172" calcext:value-type="float">
            <text:p>0.0238</text:p>
          </table:table-cell>
          <table:table-cell office:value-type="float" office:value="0.920073333333333" calcext:value-type="float">
            <text:p>0.9201</text:p>
          </table:table-cell>
          <table:table-cell office:value-type="float" office:value="0.0199664055170757" calcext:value-type="float">
            <text:p>0.0200</text:p>
          </table:table-cell>
          <table:table-cell office:value-type="float" office:value="0.918843333333333" calcext:value-type="float">
            <text:p>0.9188</text:p>
          </table:table-cell>
          <table:table-cell office:value-type="float" office:value="0.0219097631149345" calcext:value-type="float">
            <text:p>0.0219</text:p>
          </table:table-cell>
          <table:table-cell office:value-type="float" office:value="0.91684" calcext:value-type="float">
            <text:p>0.9168</text:p>
          </table:table-cell>
          <table:table-cell office:value-type="float" office:value="0.0165002689872242" calcext:value-type="float">
            <text:p>0.0165</text:p>
          </table:table-cell>
          <table:table-cell office:value-type="float" office:value="0.916653333333333" calcext:value-type="float">
            <text:p>0.9167</text:p>
          </table:table-cell>
          <table:table-cell office:value-type="float" office:value="0.0208332220212606" calcext:value-type="float">
            <text:p>0.0208</text:p>
          </table:table-cell>
          <table:table-cell office:value-type="float" office:value="0.91637" calcext:value-type="float">
            <text:p>0.9164</text:p>
          </table:table-cell>
          <table:table-cell office:value-type="float" office:value="0.0228675698680923" calcext:value-type="float">
            <text:p>0.0229</text:p>
          </table:table-cell>
          <table:table-cell office:value-type="float" office:value="0.915523333333333" calcext:value-type="float">
            <text:p>0.9155</text:p>
          </table:table-cell>
          <table:table-cell office:value-type="float" office:value="0.0226801954230335" calcext:value-type="float">
            <text:p>0.022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6956666666667" calcext:value-type="float">
            <text:p>0.916956666666667</text:p>
          </table:table-cell>
          <table:table-cell office:value-type="float" office:value="0.0260159167203045" calcext:value-type="float">
            <text:p>0.0260159167203045</text:p>
          </table:table-cell>
          <table:table-cell office:value-type="float" office:value="0.905713333333333" calcext:value-type="float">
            <text:p>0.905713333333333</text:p>
          </table:table-cell>
          <table:table-cell office:value-type="float" office:value="0.0191775169627889" calcext:value-type="float">
            <text:p>0.0191775169627889</text:p>
          </table:table-cell>
          <table:table-cell office:value-type="float" office:value="0.919183333333333" calcext:value-type="float">
            <text:p>0.919183333333333</text:p>
          </table:table-cell>
          <table:table-cell office:value-type="float" office:value="0.0242293636855766" calcext:value-type="float">
            <text:p>0.0242293636855766</text:p>
          </table:table-cell>
          <table:table-cell office:value-type="float" office:value="0.919456666666667" calcext:value-type="float">
            <text:p>0.919456666666667</text:p>
          </table:table-cell>
          <table:table-cell office:value-type="float" office:value="0.024360679054211" calcext:value-type="float">
            <text:p>0.024360679054211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0212964911023909" calcext:value-type="float">
            <text:p>0.0212964911023909</text:p>
          </table:table-cell>
          <table:table-cell office:value-type="float" office:value="0.918923333333333" calcext:value-type="float">
            <text:p>0.918923333333333</text:p>
          </table:table-cell>
          <table:table-cell office:value-type="float" office:value="0.020794766025273" calcext:value-type="float">
            <text:p>0.020794766025273</text:p>
          </table:table-cell>
          <table:table-cell office:value-type="float" office:value="0.917946666666667" calcext:value-type="float">
            <text:p>0.917946666666667</text:p>
          </table:table-cell>
          <table:table-cell office:value-type="float" office:value="0.0210416850759263" calcext:value-type="float">
            <text:p>0.0210</text:p>
          </table:table-cell>
          <table:table-cell office:value-type="float" office:value="0.921493333333333" calcext:value-type="float">
            <text:p>0.9215</text:p>
          </table:table-cell>
          <table:table-cell office:value-type="float" office:value="0.0206353192869631" calcext:value-type="float">
            <text:p>0.0206</text:p>
          </table:table-cell>
          <table:table-cell office:value-type="float" office:value="0.91576" calcext:value-type="float">
            <text:p>0.9158</text:p>
          </table:table-cell>
          <table:table-cell office:value-type="float" office:value="0.0117538530728905" calcext:value-type="float">
            <text:p>0.0118</text:p>
          </table:table-cell>
          <table:table-cell office:value-type="float" office:value="0.91496" calcext:value-type="float">
            <text:p>0.9150</text:p>
          </table:table-cell>
          <table:table-cell office:value-type="float" office:value="0.0204095006960908" calcext:value-type="float">
            <text:p>0.0204</text:p>
          </table:table-cell>
          <table:table-cell office:value-type="float" office:value="0.919433333333333" calcext:value-type="float">
            <text:p>0.9194</text:p>
          </table:table-cell>
          <table:table-cell office:value-type="float" office:value="0.0200773683200203" calcext:value-type="float">
            <text:p>0.0201</text:p>
          </table:table-cell>
          <table:table-cell office:value-type="float" office:value="0.91815" calcext:value-type="float">
            <text:p>0.9182</text:p>
          </table:table-cell>
          <table:table-cell office:value-type="float" office:value="0.0204839238385347" calcext:value-type="float">
            <text:p>0.0205</text:p>
          </table:table-cell>
          <table:table-cell office:value-type="float" office:value="0.91345" calcext:value-type="float">
            <text:p>0.9135</text:p>
          </table:table-cell>
          <table:table-cell office:value-type="float" office:value="0.0143505512031284" calcext:value-type="float">
            <text:p>0.0144</text:p>
          </table:table-cell>
          <table:table-cell office:value-type="float" office:value="0.915786666666667" calcext:value-type="float">
            <text:p>0.9158</text:p>
          </table:table-cell>
          <table:table-cell office:value-type="float" office:value="0.0204300541624721" calcext:value-type="float">
            <text:p>0.0204</text:p>
          </table:table-cell>
          <table:table-cell office:value-type="float" office:value="0.918906666666667" calcext:value-type="float">
            <text:p>0.9189</text:p>
          </table:table-cell>
          <table:table-cell office:value-type="float" office:value="0.0192192296206067" calcext:value-type="float">
            <text:p>0.0192</text:p>
          </table:table-cell>
          <table:table-cell office:value-type="float" office:value="0.915526666666667" calcext:value-type="float">
            <text:p>0.9155</text:p>
          </table:table-cell>
          <table:table-cell office:value-type="float" office:value="0.0226568038300463" calcext:value-type="float">
            <text:p>0.0227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7576666666667" calcext:value-type="float">
            <text:p>0.917576666666667</text:p>
          </table:table-cell>
          <table:table-cell office:value-type="float" office:value="0.0183585555925094" calcext:value-type="float">
            <text:p>0.0183585555925094</text:p>
          </table:table-cell>
          <table:table-cell office:value-type="float" office:value="0.906783333333333" calcext:value-type="float">
            <text:p>0.906783333333333</text:p>
          </table:table-cell>
          <table:table-cell office:value-type="float" office:value="0.0224820258038212" calcext:value-type="float">
            <text:p>0.0224820258038212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0195611450920243" calcext:value-type="float">
            <text:p>0.0195611450920243</text:p>
          </table:table-cell>
          <table:table-cell office:value-type="float" office:value="0.916606666666667" calcext:value-type="float">
            <text:p>0.916606666666667</text:p>
          </table:table-cell>
          <table:table-cell office:value-type="float" office:value="0.0184837773767452" calcext:value-type="float">
            <text:p>0.0184837773767452</text:p>
          </table:table-cell>
          <table:table-cell office:value-type="float" office:value="0.91394" calcext:value-type="float">
            <text:p>0.91394</text:p>
          </table:table-cell>
          <table:table-cell office:value-type="float" office:value="0.0180472640422295" calcext:value-type="float">
            <text:p>0.0180472640422295</text:p>
          </table:table-cell>
          <table:table-cell office:value-type="float" office:value="0.916373333333333" calcext:value-type="float">
            <text:p>0.916373333333333</text:p>
          </table:table-cell>
          <table:table-cell office:value-type="float" office:value="0.0207863289810199" calcext:value-type="float">
            <text:p>0.0207863289810199</text:p>
          </table:table-cell>
          <table:table-cell office:value-type="float" office:value="0.91434" calcext:value-type="float">
            <text:p>0.91434</text:p>
          </table:table-cell>
          <table:table-cell office:value-type="float" office:value="0.0187451663792508" calcext:value-type="float">
            <text:p>0.0187</text:p>
          </table:table-cell>
          <table:table-cell office:value-type="float" office:value="0.915383333333333" calcext:value-type="float">
            <text:p>0.9154</text:p>
          </table:table-cell>
          <table:table-cell office:value-type="float" office:value="0.0189005178381924" calcext:value-type="float">
            <text:p>0.0189</text:p>
          </table:table-cell>
          <table:table-cell office:value-type="float" office:value="0.913356666666667" calcext:value-type="float">
            <text:p>0.9134</text:p>
          </table:table-cell>
          <table:table-cell office:value-type="float" office:value="0.0116903808193858" calcext:value-type="float">
            <text:p>0.0117</text:p>
          </table:table-cell>
          <table:table-cell office:value-type="float" office:value="0.915493333333333" calcext:value-type="float">
            <text:p>0.9155</text:p>
          </table:table-cell>
          <table:table-cell office:value-type="float" office:value="0.0214065217487838" calcext:value-type="float">
            <text:p>0.0214</text:p>
          </table:table-cell>
          <table:table-cell office:value-type="float" office:value="0.915503333333333" calcext:value-type="float">
            <text:p>0.9155</text:p>
          </table:table-cell>
          <table:table-cell office:value-type="float" office:value="0.0204122338407337" calcext:value-type="float">
            <text:p>0.0204</text:p>
          </table:table-cell>
          <table:table-cell office:value-type="float" office:value="0.916676666666667" calcext:value-type="float">
            <text:p>0.9167</text:p>
          </table:table-cell>
          <table:table-cell office:value-type="float" office:value="0.019731955491038" calcext:value-type="float">
            <text:p>0.0197</text:p>
          </table:table-cell>
          <table:table-cell office:value-type="float" office:value="0.916376666666667" calcext:value-type="float">
            <text:p>0.9164</text:p>
          </table:table-cell>
          <table:table-cell office:value-type="float" office:value="0.0131395240457566" calcext:value-type="float">
            <text:p>0.0131</text:p>
          </table:table-cell>
          <table:table-cell office:value-type="float" office:value="0.916926666666667" calcext:value-type="float">
            <text:p>0.9169</text:p>
          </table:table-cell>
          <table:table-cell office:value-type="float" office:value="0.0209657072336098" calcext:value-type="float">
            <text:p>0.0210</text:p>
          </table:table-cell>
          <table:table-cell office:value-type="float" office:value="0.914803333333333" calcext:value-type="float">
            <text:p>0.9148</text:p>
          </table:table-cell>
          <table:table-cell office:value-type="float" office:value="0.0206775207957059" calcext:value-type="float">
            <text:p>0.0207</text:p>
          </table:table-cell>
          <table:table-cell office:value-type="float" office:value="0.915743333333333" calcext:value-type="float">
            <text:p>0.9157</text:p>
          </table:table-cell>
          <table:table-cell office:value-type="float" office:value="0.0192824275590965" calcext:value-type="float">
            <text:p>0.0193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54586666666667" calcext:value-type="float">
            <text:p>0.954586666666667</text:p>
          </table:table-cell>
          <table:table-cell office:value-type="float" office:value="0.0136086419108701" calcext:value-type="float">
            <text:p>0.0136086419108701</text:p>
          </table:table-cell>
          <table:table-cell office:value-type="float" office:value="0.955373333333333" calcext:value-type="float">
            <text:p>0.955373333333333</text:p>
          </table:table-cell>
          <table:table-cell office:value-type="float" office:value="0.0120255142586208" calcext:value-type="float">
            <text:p>0.0120255142586208</text:p>
          </table:table-cell>
          <table:table-cell office:value-type="float" office:value="0.95544" calcext:value-type="float">
            <text:p>0.95544</text:p>
          </table:table-cell>
          <table:table-cell office:value-type="float" office:value="0.0104741684510446" calcext:value-type="float">
            <text:p>0.0104741684510446</text:p>
          </table:table-cell>
          <table:table-cell office:value-type="float" office:value="0.955083333333333" calcext:value-type="float">
            <text:p>0.955083333333333</text:p>
          </table:table-cell>
          <table:table-cell office:value-type="float" office:value="0.012654409357332" calcext:value-type="float">
            <text:p>0.012654409357332</text:p>
          </table:table-cell>
          <table:table-cell office:value-type="float" office:value="0.955175" calcext:value-type="float">
            <text:p>0.955175</text:p>
          </table:table-cell>
          <table:table-cell office:value-type="float" office:value="0.0104566370089138" calcext:value-type="float">
            <text:p>0.0104566370089138</text:p>
          </table:table-cell>
          <table:table-cell office:value-type="float" office:value="0.953478333333333" calcext:value-type="float">
            <text:p>0.953478333333333</text:p>
          </table:table-cell>
          <table:table-cell office:value-type="float" office:value="0.0126536646598453" calcext:value-type="float">
            <text:p>0.0126536646598453</text:p>
          </table:table-cell>
          <table:table-cell office:value-type="float" office:value="0.953353333333333" calcext:value-type="float">
            <text:p>0.953353333333333</text:p>
          </table:table-cell>
          <table:table-cell office:value-type="float" office:value="0.0129855406423119" calcext:value-type="float">
            <text:p>0.0130</text:p>
          </table:table-cell>
          <table:table-cell office:value-type="float" office:value="0.954655" calcext:value-type="float">
            <text:p>0.9547</text:p>
          </table:table-cell>
          <table:table-cell office:value-type="float" office:value="0.0138665886418695" calcext:value-type="float">
            <text:p>0.0139</text:p>
          </table:table-cell>
          <table:table-cell office:value-type="float" office:value="0.957545" calcext:value-type="float">
            <text:p>0.9575</text:p>
          </table:table-cell>
          <table:table-cell office:value-type="float" office:value="0.0100400742485816" calcext:value-type="float">
            <text:p>0.0100</text:p>
          </table:table-cell>
          <table:table-cell office:value-type="float" office:value="0.954656666666667" calcext:value-type="float">
            <text:p>0.9547</text:p>
          </table:table-cell>
          <table:table-cell office:value-type="float" office:value="0.0124521665594162" calcext:value-type="float">
            <text:p>0.0125</text:p>
          </table:table-cell>
          <table:table-cell office:value-type="float" office:value="0.955931666666667" calcext:value-type="float">
            <text:p>0.9559</text:p>
          </table:table-cell>
          <table:table-cell office:value-type="float" office:value="0.0132441657141179" calcext:value-type="float">
            <text:p>0.0132</text:p>
          </table:table-cell>
          <table:table-cell office:value-type="float" office:value="0.955136666666667" calcext:value-type="float">
            <text:p>0.9551</text:p>
          </table:table-cell>
          <table:table-cell office:value-type="float" office:value="0.0136197027489906" calcext:value-type="float">
            <text:p>0.0136</text:p>
          </table:table-cell>
          <table:table-cell office:value-type="float" office:value="0.95593" calcext:value-type="float">
            <text:p>0.9559</text:p>
          </table:table-cell>
          <table:table-cell office:value-type="float" office:value="0.00919228183671136" calcext:value-type="float">
            <text:p>0.0092</text:p>
          </table:table-cell>
          <table:table-cell office:value-type="float" office:value="0.955071666666667" calcext:value-type="float">
            <text:p>0.9551</text:p>
          </table:table-cell>
          <table:table-cell office:value-type="float" office:value="0.0137409066373765" calcext:value-type="float">
            <text:p>0.0137</text:p>
          </table:table-cell>
          <table:table-cell office:value-type="float" office:value="0.954578333333333" calcext:value-type="float">
            <text:p>0.9546</text:p>
          </table:table-cell>
          <table:table-cell office:value-type="float" office:value="0.0133490531738508" calcext:value-type="float">
            <text:p>0.0133</text:p>
          </table:table-cell>
          <table:table-cell office:value-type="float" office:value="0.953988333333333" calcext:value-type="float">
            <text:p>0.9540</text:p>
          </table:table-cell>
          <table:table-cell office:value-type="float" office:value="0.0122263010545324" calcext:value-type="float">
            <text:p>0.012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47631666666667" calcext:value-type="float">
            <text:p>0.947631666666667</text:p>
          </table:table-cell>
          <table:table-cell office:value-type="float" office:value="0.0167946931818203" calcext:value-type="float">
            <text:p>0.0167946931818203</text:p>
          </table:table-cell>
          <table:table-cell office:value-type="float" office:value="0.95111" calcext:value-type="float">
            <text:p>0.95111</text:p>
          </table:table-cell>
          <table:table-cell office:value-type="float" office:value="0.0119453308101166" calcext:value-type="float">
            <text:p>0.0119453308101166</text:p>
          </table:table-cell>
          <table:table-cell office:value-type="float" office:value="0.953786666666666" calcext:value-type="float">
            <text:p>0.953786666666666</text:p>
          </table:table-cell>
          <table:table-cell office:value-type="float" office:value="0.0111878213330795" calcext:value-type="float">
            <text:p>0.0111878213330795</text:p>
          </table:table-cell>
          <table:table-cell office:value-type="float" office:value="0.951661666666667" calcext:value-type="float">
            <text:p>0.951661666666667</text:p>
          </table:table-cell>
          <table:table-cell office:value-type="float" office:value="0.014467371027876" calcext:value-type="float">
            <text:p>0.014467371027876</text:p>
          </table:table-cell>
          <table:table-cell office:value-type="float" office:value="0.954741666666667" calcext:value-type="float">
            <text:p>0.954741666666667</text:p>
          </table:table-cell>
          <table:table-cell office:value-type="float" office:value="0.0124485304220707" calcext:value-type="float">
            <text:p>0.0124485304220707</text:p>
          </table:table-cell>
          <table:table-cell office:value-type="float" office:value="0.95302" calcext:value-type="float">
            <text:p>0.95302</text:p>
          </table:table-cell>
          <table:table-cell office:value-type="float" office:value="0.0139917657053256" calcext:value-type="float">
            <text:p>0.0139917657053256</text:p>
          </table:table-cell>
          <table:table-cell office:value-type="float" office:value="0.95402" calcext:value-type="float">
            <text:p>0.95402</text:p>
          </table:table-cell>
          <table:table-cell office:value-type="float" office:value="0.0125035965726118" calcext:value-type="float">
            <text:p>0.0125</text:p>
          </table:table-cell>
          <table:table-cell office:value-type="float" office:value="0.952413333333333" calcext:value-type="float">
            <text:p>0.9524</text:p>
          </table:table-cell>
          <table:table-cell office:value-type="float" office:value="0.0129670773928281" calcext:value-type="float">
            <text:p>0.0130</text:p>
          </table:table-cell>
          <table:table-cell office:value-type="float" office:value="0.956073333333333" calcext:value-type="float">
            <text:p>0.9561</text:p>
          </table:table-cell>
          <table:table-cell office:value-type="float" office:value="0.0101727672549707" calcext:value-type="float">
            <text:p>0.0102</text:p>
          </table:table-cell>
          <table:table-cell office:value-type="float" office:value="0.953325" calcext:value-type="float">
            <text:p>0.9533</text:p>
          </table:table-cell>
          <table:table-cell office:value-type="float" office:value="0.0139078023057741" calcext:value-type="float">
            <text:p>0.0139</text:p>
          </table:table-cell>
          <table:table-cell office:value-type="float" office:value="0.955156666666667" calcext:value-type="float">
            <text:p>0.9552</text:p>
          </table:table-cell>
          <table:table-cell office:value-type="float" office:value="0.012587062293286" calcext:value-type="float">
            <text:p>0.0126</text:p>
          </table:table-cell>
          <table:table-cell office:value-type="float" office:value="0.95489" calcext:value-type="float">
            <text:p>0.9549</text:p>
          </table:table-cell>
          <table:table-cell office:value-type="float" office:value="0.0138507229693539" calcext:value-type="float">
            <text:p>0.0139</text:p>
          </table:table-cell>
          <table:table-cell office:value-type="float" office:value="0.955691666666667" calcext:value-type="float">
            <text:p>0.9557</text:p>
          </table:table-cell>
          <table:table-cell office:value-type="float" office:value="0.0108955472957738" calcext:value-type="float">
            <text:p>0.0109</text:p>
          </table:table-cell>
          <table:table-cell office:value-type="float" office:value="0.952595" calcext:value-type="float">
            <text:p>0.9526</text:p>
          </table:table-cell>
          <table:table-cell office:value-type="float" office:value="0.0138577141843844" calcext:value-type="float">
            <text:p>0.0139</text:p>
          </table:table-cell>
          <table:table-cell office:value-type="float" office:value="0.954348333333333" calcext:value-type="float">
            <text:p>0.9543</text:p>
          </table:table-cell>
          <table:table-cell office:value-type="float" office:value="0.0119492769715143" calcext:value-type="float">
            <text:p>0.0119</text:p>
          </table:table-cell>
          <table:table-cell office:value-type="float" office:value="0.953203333333333" calcext:value-type="float">
            <text:p>0.9532</text:p>
          </table:table-cell>
          <table:table-cell office:value-type="float" office:value="0.014088559966222" calcext:value-type="float">
            <text:p>0.014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44105" calcext:value-type="float">
            <text:p>0.944105</text:p>
          </table:table-cell>
          <table:table-cell office:value-type="float" office:value="0.0187101966163188" calcext:value-type="float">
            <text:p>0.0187101966163188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0130302930353339" calcext:value-type="float">
            <text:p>0.0130302930353339</text:p>
          </table:table-cell>
          <table:table-cell office:value-type="float" office:value="0.951718333333333" calcext:value-type="float">
            <text:p>0.951718333333333</text:p>
          </table:table-cell>
          <table:table-cell office:value-type="float" office:value="0.0125216333097256" calcext:value-type="float">
            <text:p>0.0125216333097256</text:p>
          </table:table-cell>
          <table:table-cell office:value-type="float" office:value="0.954211666666667" calcext:value-type="float">
            <text:p>0.954211666666667</text:p>
          </table:table-cell>
          <table:table-cell office:value-type="float" office:value="0.0142067164586966" calcext:value-type="float">
            <text:p>0.0142067164586966</text:p>
          </table:table-cell>
          <table:table-cell office:value-type="float" office:value="0.955503333333333" calcext:value-type="float">
            <text:p>0.955503333333333</text:p>
          </table:table-cell>
          <table:table-cell office:value-type="float" office:value="0.0113612540453912" calcext:value-type="float">
            <text:p>0.0113612540453912</text:p>
          </table:table-cell>
          <table:table-cell office:value-type="float" office:value="0.953391666666667" calcext:value-type="float">
            <text:p>0.953391666666667</text:p>
          </table:table-cell>
          <table:table-cell office:value-type="float" office:value="0.0144095882335718" calcext:value-type="float">
            <text:p>0.0144095882335718</text:p>
          </table:table-cell>
          <table:table-cell office:value-type="float" office:value="0.953823333333333" calcext:value-type="float">
            <text:p>0.953823333333333</text:p>
          </table:table-cell>
          <table:table-cell office:value-type="float" office:value="0.0125486332042845" calcext:value-type="float">
            <text:p>0.0125</text:p>
          </table:table-cell>
          <table:table-cell office:value-type="float" office:value="0.954986666666667" calcext:value-type="float">
            <text:p>0.9550</text:p>
          </table:table-cell>
          <table:table-cell office:value-type="float" office:value="0.0128146779940023" calcext:value-type="float">
            <text:p>0.0128</text:p>
          </table:table-cell>
          <table:table-cell office:value-type="float" office:value="0.956316666666667" calcext:value-type="float">
            <text:p>0.9563</text:p>
          </table:table-cell>
          <table:table-cell office:value-type="float" office:value="0.0105226817700491" calcext:value-type="float">
            <text:p>0.0105</text:p>
          </table:table-cell>
          <table:table-cell office:value-type="float" office:value="0.954723333333333" calcext:value-type="float">
            <text:p>0.9547</text:p>
          </table:table-cell>
          <table:table-cell office:value-type="float" office:value="0.0128934890627874" calcext:value-type="float">
            <text:p>0.0129</text:p>
          </table:table-cell>
          <table:table-cell office:value-type="float" office:value="0.955485" calcext:value-type="float">
            <text:p>0.9555</text:p>
          </table:table-cell>
          <table:table-cell office:value-type="float" office:value="0.0114628000545682" calcext:value-type="float">
            <text:p>0.0115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119829094275684" calcext:value-type="float">
            <text:p>0.0120</text:p>
          </table:table-cell>
          <table:table-cell office:value-type="float" office:value="0.956806666666667" calcext:value-type="float">
            <text:p>0.9568</text:p>
          </table:table-cell>
          <table:table-cell office:value-type="float" office:value="0.0109584798829466" calcext:value-type="float">
            <text:p>0.0110</text:p>
          </table:table-cell>
          <table:table-cell office:value-type="float" office:value="0.954855" calcext:value-type="float">
            <text:p>0.9549</text:p>
          </table:table-cell>
          <table:table-cell office:value-type="float" office:value="0.0124204980591461" calcext:value-type="float">
            <text:p>0.0124</text:p>
          </table:table-cell>
          <table:table-cell office:value-type="float" office:value="0.953316666666666" calcext:value-type="float">
            <text:p>0.9533</text:p>
          </table:table-cell>
          <table:table-cell office:value-type="float" office:value="0.0125598501433543" calcext:value-type="float">
            <text:p>0.0126</text:p>
          </table:table-cell>
          <table:table-cell office:value-type="float" office:value="0.954236666666667" calcext:value-type="float">
            <text:p>0.9542</text:p>
          </table:table-cell>
          <table:table-cell office:value-type="float" office:value="0.0118123272800263" calcext:value-type="float">
            <text:p>0.0118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46326666666667" calcext:value-type="float">
            <text:p>0.946326666666667</text:p>
          </table:table-cell>
          <table:table-cell office:value-type="float" office:value="0.0123626542816022" calcext:value-type="float">
            <text:p>0.0123626542816022</text:p>
          </table:table-cell>
          <table:table-cell office:value-type="float" office:value="0.943105" calcext:value-type="float">
            <text:p>0.943105</text:p>
          </table:table-cell>
          <table:table-cell office:value-type="float" office:value="0.0151052688379731" calcext:value-type="float">
            <text:p>0.0151052688379731</text:p>
          </table:table-cell>
          <table:table-cell office:value-type="float" office:value="0.953881666666667" calcext:value-type="float">
            <text:p>0.953881666666667</text:p>
          </table:table-cell>
          <table:table-cell office:value-type="float" office:value="0.0115586041849448" calcext:value-type="float">
            <text:p>0.0115586041849448</text:p>
          </table:table-cell>
          <table:table-cell office:value-type="float" office:value="0.950906666666667" calcext:value-type="float">
            <text:p>0.950906666666667</text:p>
          </table:table-cell>
          <table:table-cell office:value-type="float" office:value="0.0131722579027899" calcext:value-type="float">
            <text:p>0.0131722579027899</text:p>
          </table:table-cell>
          <table:table-cell office:value-type="float" office:value="0.956218333333333" calcext:value-type="float">
            <text:p>0.956218333333333</text:p>
          </table:table-cell>
          <table:table-cell office:value-type="float" office:value="0.0110521932475696" calcext:value-type="float">
            <text:p>0.0110521932475696</text:p>
          </table:table-cell>
          <table:table-cell office:value-type="float" office:value="0.953286666666667" calcext:value-type="float">
            <text:p>0.953286666666667</text:p>
          </table:table-cell>
          <table:table-cell office:value-type="float" office:value="0.0154656333920014" calcext:value-type="float">
            <text:p>0.0154656333920014</text:p>
          </table:table-cell>
          <table:table-cell office:value-type="float" office:value="0.954585" calcext:value-type="float">
            <text:p>0.954585</text:p>
          </table:table-cell>
          <table:table-cell office:value-type="float" office:value="0.0123272403805956" calcext:value-type="float">
            <text:p>0.0123</text:p>
          </table:table-cell>
          <table:table-cell office:value-type="float" office:value="0.95373" calcext:value-type="float">
            <text:p>0.9537</text:p>
          </table:table-cell>
          <table:table-cell office:value-type="float" office:value="0.0137598892308668" calcext:value-type="float">
            <text:p>0.0138</text:p>
          </table:table-cell>
          <table:table-cell office:value-type="float" office:value="0.95592" calcext:value-type="float">
            <text:p>0.9559</text:p>
          </table:table-cell>
          <table:table-cell office:value-type="float" office:value="0.0098155810001539" calcext:value-type="float">
            <text:p>0.0098</text:p>
          </table:table-cell>
          <table:table-cell office:value-type="float" office:value="0.954836666666667" calcext:value-type="float">
            <text:p>0.9548</text:p>
          </table:table-cell>
          <table:table-cell office:value-type="float" office:value="0.0148441677640957" calcext:value-type="float">
            <text:p>0.0148</text:p>
          </table:table-cell>
          <table:table-cell office:value-type="float" office:value="0.954195" calcext:value-type="float">
            <text:p>0.9542</text:p>
          </table:table-cell>
          <table:table-cell office:value-type="float" office:value="0.0117881096424904" calcext:value-type="float">
            <text:p>0.0118</text:p>
          </table:table-cell>
          <table:table-cell office:value-type="float" office:value="0.956246666666667" calcext:value-type="float">
            <text:p>0.9562</text:p>
          </table:table-cell>
          <table:table-cell office:value-type="float" office:value="0.0127813383220975" calcext:value-type="float">
            <text:p>0.0128</text:p>
          </table:table-cell>
          <table:table-cell office:value-type="float" office:value="0.955686666666667" calcext:value-type="float">
            <text:p>0.9557</text:p>
          </table:table-cell>
          <table:table-cell office:value-type="float" office:value="0.0115515463672838" calcext:value-type="float">
            <text:p>0.0116</text:p>
          </table:table-cell>
          <table:table-cell office:value-type="float" office:value="0.95405" calcext:value-type="float">
            <text:p>0.9541</text:p>
          </table:table-cell>
          <table:table-cell office:value-type="float" office:value="0.0153253204232731" calcext:value-type="float">
            <text:p>0.0153</text:p>
          </table:table-cell>
          <table:table-cell office:value-type="float" office:value="0.954663333333333" calcext:value-type="float">
            <text:p>0.9547</text:p>
          </table:table-cell>
          <table:table-cell office:value-type="float" office:value="0.0127363984641301" calcext:value-type="float">
            <text:p>0.0127</text:p>
          </table:table-cell>
          <table:table-cell office:value-type="float" office:value="0.955163333333333" calcext:value-type="float">
            <text:p>0.9552</text:p>
          </table:table-cell>
          <table:table-cell office:value-type="float" office:value="0.0122452649683689" calcext:value-type="float">
            <text:p>0.0122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43586666666667" calcext:value-type="float">
            <text:p>0.943586666666667</text:p>
          </table:table-cell>
          <table:table-cell office:value-type="float" office:value="0.0122849843079526" calcext:value-type="float">
            <text:p>0.0122849843079526</text:p>
          </table:table-cell>
          <table:table-cell office:value-type="float" office:value="0.951486666666667" calcext:value-type="float">
            <text:p>0.951486666666667</text:p>
          </table:table-cell>
          <table:table-cell office:value-type="float" office:value="0.0146249932943406" calcext:value-type="float">
            <text:p>0.0146249932943406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0114130137198096" calcext:value-type="float">
            <text:p>0.0114130137198096</text:p>
          </table:table-cell>
          <table:table-cell office:value-type="float" office:value="0.951628333333333" calcext:value-type="float">
            <text:p>0.951628333333333</text:p>
          </table:table-cell>
          <table:table-cell office:value-type="float" office:value="0.0109876964824696" calcext:value-type="float">
            <text:p>0.0109876964824696</text:p>
          </table:table-cell>
          <table:table-cell office:value-type="float" office:value="0.956383333333333" calcext:value-type="float">
            <text:p>0.956383333333333</text:p>
          </table:table-cell>
          <table:table-cell office:value-type="float" office:value="0.0112434507502578" calcext:value-type="float">
            <text:p>0.0112434507502578</text:p>
          </table:table-cell>
          <table:table-cell office:value-type="float" office:value="0.954708333333333" calcext:value-type="float">
            <text:p>0.954708333333333</text:p>
          </table:table-cell>
          <table:table-cell office:value-type="float" office:value="0.0125704012522407" calcext:value-type="float">
            <text:p>0.0125704012522407</text:p>
          </table:table-cell>
          <table:table-cell office:value-type="float" office:value="0.954556666666667" calcext:value-type="float">
            <text:p>0.954556666666667</text:p>
          </table:table-cell>
          <table:table-cell office:value-type="float" office:value="0.0124170870589024" calcext:value-type="float">
            <text:p>0.0124</text:p>
          </table:table-cell>
          <table:table-cell office:value-type="float" office:value="0.952661666666667" calcext:value-type="float">
            <text:p>0.9527</text:p>
          </table:table-cell>
          <table:table-cell office:value-type="float" office:value="0.011852294168376" calcext:value-type="float">
            <text:p>0.0119</text:p>
          </table:table-cell>
          <table:table-cell office:value-type="float" office:value="0.95658" calcext:value-type="float">
            <text:p>0.9566</text:p>
          </table:table-cell>
          <table:table-cell office:value-type="float" office:value="0.00977668492470826" calcext:value-type="float">
            <text:p>0.0098</text:p>
          </table:table-cell>
          <table:table-cell office:value-type="float" office:value="0.954613333333333" calcext:value-type="float">
            <text:p>0.9546</text:p>
          </table:table-cell>
          <table:table-cell office:value-type="float" office:value="0.0109707402883408" calcext:value-type="float">
            <text:p>0.0110</text:p>
          </table:table-cell>
          <table:table-cell office:value-type="float" office:value="0.953021666666667" calcext:value-type="float">
            <text:p>0.9530</text:p>
          </table:table-cell>
          <table:table-cell office:value-type="float" office:value="0.0112315371624278" calcext:value-type="float">
            <text:p>0.0112</text:p>
          </table:table-cell>
          <table:table-cell office:value-type="float" office:value="0.955633333333333" calcext:value-type="float">
            <text:p>0.9556</text:p>
          </table:table-cell>
          <table:table-cell office:value-type="float" office:value="0.0119032237602464" calcext:value-type="float">
            <text:p>0.0119</text:p>
          </table:table-cell>
          <table:table-cell office:value-type="float" office:value="0.955551666666667" calcext:value-type="float">
            <text:p>0.9556</text:p>
          </table:table-cell>
          <table:table-cell office:value-type="float" office:value="0.00915600658194517" calcext:value-type="float">
            <text:p>0.0092</text:p>
          </table:table-cell>
          <table:table-cell office:value-type="float" office:value="0.954446666666667" calcext:value-type="float">
            <text:p>0.9544</text:p>
          </table:table-cell>
          <table:table-cell office:value-type="float" office:value="0.0110746397400212" calcext:value-type="float">
            <text:p>0.0111</text:p>
          </table:table-cell>
          <table:table-cell office:value-type="float" office:value="0.954623333333333" calcext:value-type="float">
            <text:p>0.9546</text:p>
          </table:table-cell>
          <table:table-cell office:value-type="float" office:value="0.0110813761096716" calcext:value-type="float">
            <text:p>0.0111</text:p>
          </table:table-cell>
          <table:table-cell office:value-type="float" office:value="0.955625" calcext:value-type="float">
            <text:p>0.9556</text:p>
          </table:table-cell>
          <table:table-cell office:value-type="float" office:value="0.0119542661099738" calcext:value-type="float">
            <text:p>0.0120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23286666666667" calcext:value-type="float">
            <text:p>0.923286666666667</text:p>
          </table:table-cell>
          <table:table-cell office:value-type="float" office:value="0.0171288441988023" calcext:value-type="float">
            <text:p>0.0171288441988023</text:p>
          </table:table-cell>
          <table:table-cell office:value-type="float" office:value="0.945396666666667" calcext:value-type="float">
            <text:p>0.945396666666667</text:p>
          </table:table-cell>
          <table:table-cell office:value-type="float" office:value="0.0177549254579816" calcext:value-type="float">
            <text:p>0.0177549254579816</text:p>
          </table:table-cell>
          <table:table-cell office:value-type="float" office:value="0.948273333333333" calcext:value-type="float">
            <text:p>0.948273333333333</text:p>
          </table:table-cell>
          <table:table-cell office:value-type="float" office:value="0.00761467909564351" calcext:value-type="float">
            <text:p>0.00761467909564351</text:p>
          </table:table-cell>
          <table:table-cell office:value-type="float" office:value="0.945201666666667" calcext:value-type="float">
            <text:p>0.945201666666667</text:p>
          </table:table-cell>
          <table:table-cell office:value-type="float" office:value="0.0124954911341846" calcext:value-type="float">
            <text:p>0.0124954911341846</text:p>
          </table:table-cell>
          <table:table-cell office:value-type="float" office:value="0.957435" calcext:value-type="float">
            <text:p>0.957435</text:p>
          </table:table-cell>
          <table:table-cell office:value-type="float" office:value="0.0101133308561736" calcext:value-type="float">
            <text:p>0.0101133308561736</text:p>
          </table:table-cell>
          <table:table-cell office:value-type="float" office:value="0.953886666666667" calcext:value-type="float">
            <text:p>0.953886666666667</text:p>
          </table:table-cell>
          <table:table-cell office:value-type="float" office:value="0.0134555939222535" calcext:value-type="float">
            <text:p>0.0134555939222535</text:p>
          </table:table-cell>
          <table:table-cell office:value-type="float" office:value="0.954723333333333" calcext:value-type="float">
            <text:p>0.954723333333333</text:p>
          </table:table-cell>
          <table:table-cell office:value-type="float" office:value="0.0130283508107327" calcext:value-type="float">
            <text:p>0.0130</text:p>
          </table:table-cell>
          <table:table-cell office:value-type="float" office:value="0.955031666666667" calcext:value-type="float">
            <text:p>0.9550</text:p>
          </table:table-cell>
          <table:table-cell office:value-type="float" office:value="0.0128174381642304" calcext:value-type="float">
            <text:p>0.0128</text:p>
          </table:table-cell>
          <table:table-cell office:value-type="float" office:value="0.957405" calcext:value-type="float">
            <text:p>0.9574</text:p>
          </table:table-cell>
          <table:table-cell office:value-type="float" office:value="0.00988922183911593" calcext:value-type="float">
            <text:p>0.0099</text:p>
          </table:table-cell>
          <table:table-cell office:value-type="float" office:value="0.949795" calcext:value-type="float">
            <text:p>0.9498</text:p>
          </table:table-cell>
          <table:table-cell office:value-type="float" office:value="0.0140291564609513" calcext:value-type="float">
            <text:p>0.0140</text:p>
          </table:table-cell>
          <table:table-cell office:value-type="float" office:value="0.95748" calcext:value-type="float">
            <text:p>0.9575</text:p>
          </table:table-cell>
          <table:table-cell office:value-type="float" office:value="0.0110543314937583" calcext:value-type="float">
            <text:p>0.0111</text:p>
          </table:table-cell>
          <table:table-cell office:value-type="float" office:value="0.955366666666667" calcext:value-type="float">
            <text:p>0.9554</text:p>
          </table:table-cell>
          <table:table-cell office:value-type="float" office:value="0.0122624668977816" calcext:value-type="float">
            <text:p>0.0123</text:p>
          </table:table-cell>
          <table:table-cell office:value-type="float" office:value="0.956926666666667" calcext:value-type="float">
            <text:p>0.9569</text:p>
          </table:table-cell>
          <table:table-cell office:value-type="float" office:value="0.00974515842034871" calcext:value-type="float">
            <text:p>0.0097</text:p>
          </table:table-cell>
          <table:table-cell office:value-type="float" office:value="0.951196666666667" calcext:value-type="float">
            <text:p>0.9512</text:p>
          </table:table-cell>
          <table:table-cell office:value-type="float" office:value="0.0144394369282355" calcext:value-type="float">
            <text:p>0.0144</text:p>
          </table:table-cell>
          <table:table-cell office:value-type="float" office:value="0.956826666666667" calcext:value-type="float">
            <text:p>0.9568</text:p>
          </table:table-cell>
          <table:table-cell office:value-type="float" office:value="0.012804499070505" calcext:value-type="float">
            <text:p>0.0128</text:p>
          </table:table-cell>
          <table:table-cell office:value-type="float" office:value="0.955505" calcext:value-type="float">
            <text:p>0.9555</text:p>
          </table:table-cell>
          <table:table-cell office:value-type="float" office:value="0.012480072219881" calcext:value-type="float">
            <text:p>0.0125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53648333333333" calcext:value-type="float">
            <text:p>0.953648333333333</text:p>
          </table:table-cell>
          <table:table-cell office:value-type="float" office:value="0.0158141179505998" calcext:value-type="float">
            <text:p>0.0158141179505998</text:p>
          </table:table-cell>
          <table:table-cell office:value-type="float" office:value="0.952393333333333" calcext:value-type="float">
            <text:p>0.952393333333333</text:p>
          </table:table-cell>
          <table:table-cell office:value-type="float" office:value="0.0129922232892421" calcext:value-type="float">
            <text:p>0.0129922232892421</text:p>
          </table:table-cell>
          <table:table-cell office:value-type="float" office:value="0.956003333333333" calcext:value-type="float">
            <text:p>0.956003333333333</text:p>
          </table:table-cell>
          <table:table-cell office:value-type="float" office:value="0.0116077375532939" calcext:value-type="float">
            <text:p>0.0116077375532939</text:p>
          </table:table-cell>
          <table:table-cell office:value-type="float" office:value="0.954911666666667" calcext:value-type="float">
            <text:p>0.954911666666667</text:p>
          </table:table-cell>
          <table:table-cell office:value-type="float" office:value="0.0134931406351248" calcext:value-type="float">
            <text:p>0.0134931406351248</text:p>
          </table:table-cell>
          <table:table-cell office:value-type="float" office:value="0.955995" calcext:value-type="float">
            <text:p>0.955995</text:p>
          </table:table-cell>
          <table:table-cell office:value-type="float" office:value="0.0129836234551253" calcext:value-type="float">
            <text:p>0.012983623455125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19496592326527" calcext:value-type="float">
            <text:p>0.0119496592326527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0137104533847807" calcext:value-type="float">
            <text:p>0.0137</text:p>
          </table:table-cell>
          <table:table-cell office:value-type="float" office:value="0.953791666666667" calcext:value-type="float">
            <text:p>0.9538</text:p>
          </table:table-cell>
          <table:table-cell office:value-type="float" office:value="0.0125298459192064" calcext:value-type="float">
            <text:p>0.0125</text:p>
          </table:table-cell>
          <table:table-cell office:value-type="float" office:value="0.957188333333333" calcext:value-type="float">
            <text:p>0.9572</text:p>
          </table:table-cell>
          <table:table-cell office:value-type="float" office:value="0.0121812343675416" calcext:value-type="float">
            <text:p>0.0122</text:p>
          </table:table-cell>
          <table:table-cell office:value-type="float" office:value="0.954865" calcext:value-type="float">
            <text:p>0.9549</text:p>
          </table:table-cell>
          <table:table-cell office:value-type="float" office:value="0.0122964165916178" calcext:value-type="float">
            <text:p>0.0123</text:p>
          </table:table-cell>
          <table:table-cell office:value-type="float" office:value="0.954013333333333" calcext:value-type="float">
            <text:p>0.9540</text:p>
          </table:table-cell>
          <table:table-cell office:value-type="float" office:value="0.0130854922467952" calcext:value-type="float">
            <text:p>0.0131</text:p>
          </table:table-cell>
          <table:table-cell office:value-type="float" office:value="0.953715" calcext:value-type="float">
            <text:p>0.9537</text:p>
          </table:table-cell>
          <table:table-cell office:value-type="float" office:value="0.0146389188398212" calcext:value-type="float">
            <text:p>0.0146</text:p>
          </table:table-cell>
          <table:table-cell office:value-type="float" office:value="0.955968333333333" calcext:value-type="float">
            <text:p>0.9560</text:p>
          </table:table-cell>
          <table:table-cell office:value-type="float" office:value="0.0103409054410934" calcext:value-type="float">
            <text:p>0.0103</text:p>
          </table:table-cell>
          <table:table-cell office:value-type="float" office:value="0.955236666666667" calcext:value-type="float">
            <text:p>0.9552</text:p>
          </table:table-cell>
          <table:table-cell office:value-type="float" office:value="0.0131593842607448" calcext:value-type="float">
            <text:p>0.0132</text:p>
          </table:table-cell>
          <table:table-cell office:value-type="float" office:value="0.955936666666667" calcext:value-type="float">
            <text:p>0.9559</text:p>
          </table:table-cell>
          <table:table-cell office:value-type="float" office:value="0.0130767960705716" calcext:value-type="float">
            <text:p>0.0131</text:p>
          </table:table-cell>
          <table:table-cell office:value-type="float" office:value="0.954103333333333" calcext:value-type="float">
            <text:p>0.9541</text:p>
          </table:table-cell>
          <table:table-cell office:value-type="float" office:value="0.0118988575788796" calcext:value-type="float">
            <text:p>0.011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4573" calcext:value-type="float">
            <text:p>0.94573</text:p>
          </table:table-cell>
          <table:table-cell office:value-type="float" office:value="0.0171393248548302" calcext:value-type="float">
            <text:p>0.0171393248548302</text:p>
          </table:table-cell>
          <table:table-cell office:value-type="float" office:value="0.950488333333333" calcext:value-type="float">
            <text:p>0.950488333333333</text:p>
          </table:table-cell>
          <table:table-cell office:value-type="float" office:value="0.0143745643503934" calcext:value-type="float">
            <text:p>0.0143745643503934</text:p>
          </table:table-cell>
          <table:table-cell office:value-type="float" office:value="0.955235" calcext:value-type="float">
            <text:p>0.955235</text:p>
          </table:table-cell>
          <table:table-cell office:value-type="float" office:value="0.0116020711733733" calcext:value-type="float">
            <text:p>0.0116020711733733</text:p>
          </table:table-cell>
          <table:table-cell office:value-type="float" office:value="0.952318333333333" calcext:value-type="float">
            <text:p>0.952318333333333</text:p>
          </table:table-cell>
          <table:table-cell office:value-type="float" office:value="0.0136531038259664" calcext:value-type="float">
            <text:p>0.0136531038259664</text:p>
          </table:table-cell>
          <table:table-cell office:value-type="float" office:value="0.955025" calcext:value-type="float">
            <text:p>0.955025</text:p>
          </table:table-cell>
          <table:table-cell office:value-type="float" office:value="0.0114522144120767" calcext:value-type="float">
            <text:p>0.0114522144120767</text:p>
          </table:table-cell>
          <table:table-cell office:value-type="float" office:value="0.95284" calcext:value-type="float">
            <text:p>0.95284</text:p>
          </table:table-cell>
          <table:table-cell office:value-type="float" office:value="0.0138424034666694" calcext:value-type="float">
            <text:p>0.0138424034666694</text:p>
          </table:table-cell>
          <table:table-cell office:value-type="float" office:value="0.954626666666667" calcext:value-type="float">
            <text:p>0.954626666666667</text:p>
          </table:table-cell>
          <table:table-cell office:value-type="float" office:value="0.0117564012253595" calcext:value-type="float">
            <text:p>0.0118</text:p>
          </table:table-cell>
          <table:table-cell office:value-type="float" office:value="0.953953333333333" calcext:value-type="float">
            <text:p>0.9540</text:p>
          </table:table-cell>
          <table:table-cell office:value-type="float" office:value="0.012065496502702" calcext:value-type="float">
            <text:p>0.0121</text:p>
          </table:table-cell>
          <table:table-cell office:value-type="float" office:value="0.955653333333333" calcext:value-type="float">
            <text:p>0.9557</text:p>
          </table:table-cell>
          <table:table-cell office:value-type="float" office:value="0.00951648826283034" calcext:value-type="float">
            <text:p>0.0095</text:p>
          </table:table-cell>
          <table:table-cell office:value-type="float" office:value="0.953395" calcext:value-type="float">
            <text:p>0.9534</text:p>
          </table:table-cell>
          <table:table-cell office:value-type="float" office:value="0.0132652685002705" calcext:value-type="float">
            <text:p>0.0133</text:p>
          </table:table-cell>
          <table:table-cell office:value-type="float" office:value="0.954873333333333" calcext:value-type="float">
            <text:p>0.9549</text:p>
          </table:table-cell>
          <table:table-cell office:value-type="float" office:value="0.0132927015502188" calcext:value-type="float">
            <text:p>0.0133</text:p>
          </table:table-cell>
          <table:table-cell office:value-type="float" office:value="0.952776666666667" calcext:value-type="float">
            <text:p>0.9528</text:p>
          </table:table-cell>
          <table:table-cell office:value-type="float" office:value="0.0140405427628232" calcext:value-type="float">
            <text:p>0.0140</text:p>
          </table:table-cell>
          <table:table-cell office:value-type="float" office:value="0.956033333333333" calcext:value-type="float">
            <text:p>0.9560</text:p>
          </table:table-cell>
          <table:table-cell office:value-type="float" office:value="0.0101518824997106" calcext:value-type="float">
            <text:p>0.0102</text:p>
          </table:table-cell>
          <table:table-cell office:value-type="float" office:value="0.953866666666667" calcext:value-type="float">
            <text:p>0.9539</text:p>
          </table:table-cell>
          <table:table-cell office:value-type="float" office:value="0.0129201793175504" calcext:value-type="float">
            <text:p>0.0129</text:p>
          </table:table-cell>
          <table:table-cell office:value-type="float" office:value="0.954908333333333" calcext:value-type="float">
            <text:p>0.9549</text:p>
          </table:table-cell>
          <table:table-cell office:value-type="float" office:value="0.0140936107837342" calcext:value-type="float">
            <text:p>0.0141</text:p>
          </table:table-cell>
          <table:table-cell office:value-type="float" office:value="0.954175" calcext:value-type="float">
            <text:p>0.9542</text:p>
          </table:table-cell>
          <table:table-cell office:value-type="float" office:value="0.0137149116676557" calcext:value-type="float">
            <text:p>0.0137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48873333333333" calcext:value-type="float">
            <text:p>0.948873333333333</text:p>
          </table:table-cell>
          <table:table-cell office:value-type="float" office:value="0.0134333242639003" calcext:value-type="float">
            <text:p>0.0134333242639003</text:p>
          </table:table-cell>
          <table:table-cell office:value-type="float" office:value="0.94953" calcext:value-type="float">
            <text:p>0.94953</text:p>
          </table:table-cell>
          <table:table-cell office:value-type="float" office:value="0.012673507949709" calcext:value-type="float">
            <text:p>0.012673507949709</text:p>
          </table:table-cell>
          <table:table-cell office:value-type="float" office:value="0.953798333333333" calcext:value-type="float">
            <text:p>0.953798333333333</text:p>
          </table:table-cell>
          <table:table-cell office:value-type="float" office:value="0.0110268455128992" calcext:value-type="float">
            <text:p>0.0110268455128992</text:p>
          </table:table-cell>
          <table:table-cell office:value-type="float" office:value="0.954546666666667" calcext:value-type="float">
            <text:p>0.954546666666667</text:p>
          </table:table-cell>
          <table:table-cell office:value-type="float" office:value="0.0132573833387225" calcext:value-type="float">
            <text:p>0.0132573833387225</text:p>
          </table:table-cell>
          <table:table-cell office:value-type="float" office:value="0.955016666666667" calcext:value-type="float">
            <text:p>0.955016666666667</text:p>
          </table:table-cell>
          <table:table-cell office:value-type="float" office:value="0.0107415900565309" calcext:value-type="float">
            <text:p>0.0107415900565309</text:p>
          </table:table-cell>
          <table:table-cell office:value-type="float" office:value="0.95385" calcext:value-type="float">
            <text:p>0.95385</text:p>
          </table:table-cell>
          <table:table-cell office:value-type="float" office:value="0.0122370654700457" calcext:value-type="float">
            <text:p>0.0122370654700457</text:p>
          </table:table-cell>
          <table:table-cell office:value-type="float" office:value="0.954508333333333" calcext:value-type="float">
            <text:p>0.954508333333333</text:p>
          </table:table-cell>
          <table:table-cell office:value-type="float" office:value="0.0130202694724648" calcext:value-type="float">
            <text:p>0.0130</text:p>
          </table:table-cell>
          <table:table-cell office:value-type="float" office:value="0.954796666666667" calcext:value-type="float">
            <text:p>0.9548</text:p>
          </table:table-cell>
          <table:table-cell office:value-type="float" office:value="0.014266791543869" calcext:value-type="float">
            <text:p>0.0143</text:p>
          </table:table-cell>
          <table:table-cell office:value-type="float" office:value="0.956608333333333" calcext:value-type="float">
            <text:p>0.9566</text:p>
          </table:table-cell>
          <table:table-cell office:value-type="float" office:value="0.0106288883239586" calcext:value-type="float">
            <text:p>0.0106</text:p>
          </table:table-cell>
          <table:table-cell office:value-type="float" office:value="0.954405" calcext:value-type="float">
            <text:p>0.9544</text:p>
          </table:table-cell>
          <table:table-cell office:value-type="float" office:value="0.0132950376196713" calcext:value-type="float">
            <text:p>0.0133</text:p>
          </table:table-cell>
          <table:table-cell office:value-type="float" office:value="0.954796666666667" calcext:value-type="float">
            <text:p>0.9548</text:p>
          </table:table-cell>
          <table:table-cell office:value-type="float" office:value="0.0125392659804409" calcext:value-type="float">
            <text:p>0.0125</text:p>
          </table:table-cell>
          <table:table-cell office:value-type="float" office:value="0.954318333333333" calcext:value-type="float">
            <text:p>0.9543</text:p>
          </table:table-cell>
          <table:table-cell office:value-type="float" office:value="0.0115374175305282" calcext:value-type="float">
            <text:p>0.0115</text:p>
          </table:table-cell>
          <table:table-cell office:value-type="float" office:value="0.95491" calcext:value-type="float">
            <text:p>0.9549</text:p>
          </table:table-cell>
          <table:table-cell office:value-type="float" office:value="0.0105694462584051" calcext:value-type="float">
            <text:p>0.0106</text:p>
          </table:table-cell>
          <table:table-cell office:value-type="float" office:value="0.954055" calcext:value-type="float">
            <text:p>0.9541</text:p>
          </table:table-cell>
          <table:table-cell office:value-type="float" office:value="0.0127015505140986" calcext:value-type="float">
            <text:p>0.0127</text:p>
          </table:table-cell>
          <table:table-cell office:value-type="float" office:value="0.953516666666667" calcext:value-type="float">
            <text:p>0.9535</text:p>
          </table:table-cell>
          <table:table-cell office:value-type="float" office:value="0.0119084598420809" calcext:value-type="float">
            <text:p>0.0119</text:p>
          </table:table-cell>
          <table:table-cell office:value-type="float" office:value="0.953983333333333" calcext:value-type="float">
            <text:p>0.9540</text:p>
          </table:table-cell>
          <table:table-cell office:value-type="float" office:value="0.0133639916657917" calcext:value-type="float">
            <text:p>0.0134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54325" calcext:value-type="float">
            <text:p>0.954325</text:p>
          </table:table-cell>
          <table:table-cell office:value-type="float" office:value="0.0143048037965355" calcext:value-type="float">
            <text:p>0.0143048037965355</text:p>
          </table:table-cell>
          <table:table-cell office:value-type="float" office:value="0.951576666666667" calcext:value-type="float">
            <text:p>0.951576666666667</text:p>
          </table:table-cell>
          <table:table-cell office:value-type="float" office:value="0.0148172115683787" calcext:value-type="float">
            <text:p>0.0148172115683787</text:p>
          </table:table-cell>
          <table:table-cell office:value-type="float" office:value="0.95419" calcext:value-type="float">
            <text:p>0.95419</text:p>
          </table:table-cell>
          <table:table-cell office:value-type="float" office:value="0.00885027214615736" calcext:value-type="float">
            <text:p>0.00885027214615736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0148551281150849" calcext:value-type="float">
            <text:p>0.0148551281150849</text:p>
          </table:table-cell>
          <table:table-cell office:value-type="float" office:value="0.955326666666667" calcext:value-type="float">
            <text:p>0.955326666666667</text:p>
          </table:table-cell>
          <table:table-cell office:value-type="float" office:value="0.00974509016386548" calcext:value-type="float">
            <text:p>0.00974509016386548</text:p>
          </table:table-cell>
          <table:table-cell office:value-type="float" office:value="0.954428333333333" calcext:value-type="float">
            <text:p>0.954428333333333</text:p>
          </table:table-cell>
          <table:table-cell office:value-type="float" office:value="0.0142744458668885" calcext:value-type="float">
            <text:p>0.0142744458668885</text:p>
          </table:table-cell>
          <table:table-cell office:value-type="float" office:value="0.954291666666667" calcext:value-type="float">
            <text:p>0.954291666666667</text:p>
          </table:table-cell>
          <table:table-cell office:value-type="float" office:value="0.0141336543883622" calcext:value-type="float">
            <text:p>0.0141</text:p>
          </table:table-cell>
          <table:table-cell office:value-type="float" office:value="0.953728333333333" calcext:value-type="float">
            <text:p>0.9537</text:p>
          </table:table-cell>
          <table:table-cell office:value-type="float" office:value="0.0134255493113943" calcext:value-type="float">
            <text:p>0.0134</text:p>
          </table:table-cell>
          <table:table-cell office:value-type="float" office:value="0.954483333333333" calcext:value-type="float">
            <text:p>0.9545</text:p>
          </table:table-cell>
          <table:table-cell office:value-type="float" office:value="0.00979883871764221" calcext:value-type="float">
            <text:p>0.0098</text:p>
          </table:table-cell>
          <table:table-cell office:value-type="float" office:value="0.955298333333333" calcext:value-type="float">
            <text:p>0.9553</text:p>
          </table:table-cell>
          <table:table-cell office:value-type="float" office:value="0.0145780283681608" calcext:value-type="float">
            <text:p>0.0146</text:p>
          </table:table-cell>
          <table:table-cell office:value-type="float" office:value="0.95629" calcext:value-type="float">
            <text:p>0.9563</text:p>
          </table:table-cell>
          <table:table-cell office:value-type="float" office:value="0.013820171991437" calcext:value-type="float">
            <text:p>0.0138</text:p>
          </table:table-cell>
          <table:table-cell office:value-type="float" office:value="0.954051666666667" calcext:value-type="float">
            <text:p>0.9541</text:p>
          </table:table-cell>
          <table:table-cell office:value-type="float" office:value="0.0136899686487134" calcext:value-type="float">
            <text:p>0.0137</text:p>
          </table:table-cell>
          <table:table-cell office:value-type="float" office:value="0.956131666666667" calcext:value-type="float">
            <text:p>0.9561</text:p>
          </table:table-cell>
          <table:table-cell office:value-type="float" office:value="0.0101809115846015" calcext:value-type="float">
            <text:p>0.0102</text:p>
          </table:table-cell>
          <table:table-cell office:value-type="float" office:value="0.955628333333333" calcext:value-type="float">
            <text:p>0.9556</text:p>
          </table:table-cell>
          <table:table-cell office:value-type="float" office:value="0.0128191587298877" calcext:value-type="float">
            <text:p>0.0128</text:p>
          </table:table-cell>
          <table:table-cell office:value-type="float" office:value="0.954295" calcext:value-type="float">
            <text:p>0.9543</text:p>
          </table:table-cell>
          <table:table-cell office:value-type="float" office:value="0.0139516100391003" calcext:value-type="float">
            <text:p>0.0140</text:p>
          </table:table-cell>
          <table:table-cell office:value-type="float" office:value="0.954363333333333" calcext:value-type="float">
            <text:p>0.9544</text:p>
          </table:table-cell>
          <table:table-cell office:value-type="float" office:value="0.0139562103097669" calcext:value-type="float">
            <text:p>0.0140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77168333333333" calcext:value-type="float">
            <text:p>0.977168333333333</text:p>
          </table:table-cell>
          <table:table-cell office:value-type="float" office:value="0.00746246721549541" calcext:value-type="float">
            <text:p>0.00746246721549541</text:p>
          </table:table-cell>
          <table:table-cell office:value-type="float" office:value="0.978861666666667" calcext:value-type="float">
            <text:p>0.978861666666667</text:p>
          </table:table-cell>
          <table:table-cell office:value-type="float" office:value="0.00773798082167519" calcext:value-type="float">
            <text:p>0.00773798082167519</text:p>
          </table:table-cell>
          <table:table-cell office:value-type="float" office:value="0.975475" calcext:value-type="float">
            <text:p>0.975475</text:p>
          </table:table-cell>
          <table:table-cell office:value-type="float" office:value="0.00533301925965892" calcext:value-type="float">
            <text:p>0.00533301925965892</text:p>
          </table:table-cell>
          <table:table-cell office:value-type="float" office:value="0.977175" calcext:value-type="float">
            <text:p>0.977175</text:p>
          </table:table-cell>
          <table:table-cell office:value-type="float" office:value="0.00702426336030749" calcext:value-type="float">
            <text:p>0.00702426336030749</text:p>
          </table:table-cell>
          <table:table-cell office:value-type="float" office:value="0.975318333333333" calcext:value-type="float">
            <text:p>0.975318333333333</text:p>
          </table:table-cell>
          <table:table-cell office:value-type="float" office:value="0.00564336844037361" calcext:value-type="float">
            <text:p>0.00564336844037361</text:p>
          </table:table-cell>
          <table:table-cell office:value-type="float" office:value="0.979128333333333" calcext:value-type="float">
            <text:p>0.979128333333333</text:p>
          </table:table-cell>
          <table:table-cell office:value-type="float" office:value="0.00810656305410688" calcext:value-type="float">
            <text:p>0.00810656305410688</text:p>
          </table:table-cell>
          <table:table-cell office:value-type="float" office:value="0.976991666666667" calcext:value-type="float">
            <text:p>0.976991666666667</text:p>
          </table:table-cell>
          <table:table-cell office:value-type="float" office:value="0.00756592134291585" calcext:value-type="float">
            <text:p>0.0076</text:p>
          </table:table-cell>
          <table:table-cell office:value-type="float" office:value="0.97604" calcext:value-type="float">
            <text:p>0.9760</text:p>
          </table:table-cell>
          <table:table-cell office:value-type="float" office:value="0.00810239729521139" calcext:value-type="float">
            <text:p>0.0081</text:p>
          </table:table-cell>
          <table:table-cell office:value-type="float" office:value="0.975606666666667" calcext:value-type="float">
            <text:p>0.9756</text:p>
          </table:table-cell>
          <table:table-cell office:value-type="float" office:value="0.00480538842589244" calcext:value-type="float">
            <text:p>0.004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00754829554393274" calcext:value-type="float">
            <text:p>0.0075</text:p>
          </table:table-cell>
          <table:table-cell office:value-type="float" office:value="0.977695" calcext:value-type="float">
            <text:p>0.9777</text:p>
          </table:table-cell>
          <table:table-cell office:value-type="float" office:value="0.00707234103704545" calcext:value-type="float">
            <text:p>0.0071</text:p>
          </table:table-cell>
          <table:table-cell office:value-type="float" office:value="0.976823333333333" calcext:value-type="float">
            <text:p>0.9768</text:p>
          </table:table-cell>
          <table:table-cell office:value-type="float" office:value="0.00810008250586995" calcext:value-type="float">
            <text:p>0.0081</text:p>
          </table:table-cell>
          <table:table-cell office:value-type="float" office:value="0.978218333333333" calcext:value-type="float">
            <text:p>0.9782</text:p>
          </table:table-cell>
          <table:table-cell office:value-type="float" office:value="0.00735665502905425" calcext:value-type="float">
            <text:p>0.0074</text:p>
          </table:table-cell>
          <table:table-cell office:value-type="float" office:value="0.978278333333333" calcext:value-type="float">
            <text:p>0.9783</text:p>
          </table:table-cell>
          <table:table-cell office:value-type="float" office:value="0.00715257280279109" calcext:value-type="float">
            <text:p>0.0072</text:p>
          </table:table-cell>
          <table:table-cell office:value-type="float" office:value="0.977995" calcext:value-type="float">
            <text:p>0.9780</text:p>
          </table:table-cell>
          <table:table-cell office:value-type="float" office:value="0.00690482262538936" calcext:value-type="float">
            <text:p>0.0069</text:p>
          </table:table-cell>
          <table:table-cell office:value-type="float" office:value="0.978265" calcext:value-type="float">
            <text:p>0.9783</text:p>
          </table:table-cell>
          <table:table-cell office:value-type="float" office:value="0.00771304299369281" calcext:value-type="float">
            <text:p>0.0077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5022" calcext:value-type="float">
            <text:p>0.95022</text:p>
          </table:table-cell>
          <table:table-cell office:value-type="float" office:value="0.0134900538902992" calcext:value-type="float">
            <text:p>0.0134900538902992</text:p>
          </table:table-cell>
          <table:table-cell office:value-type="float" office:value="0.976321666666667" calcext:value-type="float">
            <text:p>0.976321666666667</text:p>
          </table:table-cell>
          <table:table-cell office:value-type="float" office:value="0.00889603526085008" calcext:value-type="float">
            <text:p>0.00889603526085008</text:p>
          </table:table-cell>
          <table:table-cell office:value-type="float" office:value="0.966775" calcext:value-type="float">
            <text:p>0.966775</text:p>
          </table:table-cell>
          <table:table-cell office:value-type="float" office:value="0.00829375385069368" calcext:value-type="float">
            <text:p>0.00829375385069368</text:p>
          </table:table-cell>
          <table:table-cell office:value-type="float" office:value="0.966183333333333" calcext:value-type="float">
            <text:p>0.966183333333333</text:p>
          </table:table-cell>
          <table:table-cell office:value-type="float" office:value="0.00945781149551324" calcext:value-type="float">
            <text:p>0.00945781149551324</text:p>
          </table:table-cell>
          <table:table-cell office:value-type="float" office:value="0.969256666666667" calcext:value-type="float">
            <text:p>0.969256666666667</text:p>
          </table:table-cell>
          <table:table-cell office:value-type="float" office:value="0.00831141032205732" calcext:value-type="float">
            <text:p>0.00831141032205732</text:p>
          </table:table-cell>
          <table:table-cell office:value-type="float" office:value="0.973965" calcext:value-type="float">
            <text:p>0.973965</text:p>
          </table:table-cell>
          <table:table-cell office:value-type="float" office:value="0.00688218940337629" calcext:value-type="float">
            <text:p>0.00688218940337629</text:p>
          </table:table-cell>
          <table:table-cell office:value-type="float" office:value="0.975218333333333" calcext:value-type="float">
            <text:p>0.975218333333333</text:p>
          </table:table-cell>
          <table:table-cell office:value-type="float" office:value="0.00586442802657616" calcext:value-type="float">
            <text:p>0.0059</text:p>
          </table:table-cell>
          <table:table-cell office:value-type="float" office:value="0.973583333333333" calcext:value-type="float">
            <text:p>0.9736</text:p>
          </table:table-cell>
          <table:table-cell office:value-type="float" office:value="0.00773574619568895" calcext:value-type="float">
            <text:p>0.0077</text:p>
          </table:table-cell>
          <table:table-cell office:value-type="float" office:value="0.970825" calcext:value-type="float">
            <text:p>0.9708</text:p>
          </table:table-cell>
          <table:table-cell office:value-type="float" office:value="0.00597616086062694" calcext:value-type="float">
            <text:p>0.0060</text:p>
          </table:table-cell>
          <table:table-cell office:value-type="float" office:value="0.976381666666667" calcext:value-type="float">
            <text:p>0.9764</text:p>
          </table:table-cell>
          <table:table-cell office:value-type="float" office:value="0.00765541180057451" calcext:value-type="float">
            <text:p>0.0077</text:p>
          </table:table-cell>
          <table:table-cell office:value-type="float" office:value="0.97495" calcext:value-type="float">
            <text:p>0.9750</text:p>
          </table:table-cell>
          <table:table-cell office:value-type="float" office:value="0.00808325748974155" calcext:value-type="float">
            <text:p>0.0081</text:p>
          </table:table-cell>
          <table:table-cell office:value-type="float" office:value="0.975406666666667" calcext:value-type="float">
            <text:p>0.9754</text:p>
          </table:table-cell>
          <table:table-cell office:value-type="float" office:value="0.00798789974958969" calcext:value-type="float">
            <text:p>0.0080</text:p>
          </table:table-cell>
          <table:table-cell office:value-type="float" office:value="0.975906666666667" calcext:value-type="float">
            <text:p>0.9759</text:p>
          </table:table-cell>
          <table:table-cell office:value-type="float" office:value="0.00668851605889057" calcext:value-type="float">
            <text:p>0.0067</text:p>
          </table:table-cell>
          <table:table-cell office:value-type="float" office:value="0.975448333333333" calcext:value-type="float">
            <text:p>0.9754</text:p>
          </table:table-cell>
          <table:table-cell office:value-type="float" office:value="0.00793388155050701" calcext:value-type="float">
            <text:p>0.0079</text:p>
          </table:table-cell>
          <table:table-cell office:value-type="float" office:value="0.975931666666667" calcext:value-type="float">
            <text:p>0.9759</text:p>
          </table:table-cell>
          <table:table-cell office:value-type="float" office:value="0.00750782360786366" calcext:value-type="float">
            <text:p>0.0075</text:p>
          </table:table-cell>
          <table:table-cell office:value-type="float" office:value="0.975408333333333" calcext:value-type="float">
            <text:p>0.9754</text:p>
          </table:table-cell>
          <table:table-cell office:value-type="float" office:value="0.00740387840219556" calcext:value-type="float">
            <text:p>0.0074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51751666666667" calcext:value-type="float">
            <text:p>0.951751666666667</text:p>
          </table:table-cell>
          <table:table-cell office:value-type="float" office:value="0.0112741650553608" calcext:value-type="float">
            <text:p>0.0112741650553608</text:p>
          </table:table-cell>
          <table:table-cell office:value-type="float" office:value="0.977256666666667" calcext:value-type="float">
            <text:p>0.977256666666667</text:p>
          </table:table-cell>
          <table:table-cell office:value-type="float" office:value="0.00905516987263575" calcext:value-type="float">
            <text:p>0.00905516987263575</text:p>
          </table:table-cell>
          <table:table-cell office:value-type="float" office:value="0.966106666666667" calcext:value-type="float">
            <text:p>0.966106666666667</text:p>
          </table:table-cell>
          <table:table-cell office:value-type="float" office:value="0.00829242774333949" calcext:value-type="float">
            <text:p>0.00829242774333949</text:p>
          </table:table-cell>
          <table:table-cell office:value-type="float" office:value="0.969315" calcext:value-type="float">
            <text:p>0.969315</text:p>
          </table:table-cell>
          <table:table-cell office:value-type="float" office:value="0.00828310242080432" calcext:value-type="float">
            <text:p>0.00828310242080432</text:p>
          </table:table-cell>
          <table:table-cell office:value-type="float" office:value="0.969225" calcext:value-type="float">
            <text:p>0.969225</text:p>
          </table:table-cell>
          <table:table-cell office:value-type="float" office:value="0.0073049664080992" calcext:value-type="float">
            <text:p>0.0073049664080992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00616914865260926" calcext:value-type="float">
            <text:p>0.00616914865260926</text:p>
          </table:table-cell>
          <table:table-cell office:value-type="float" office:value="0.976145" calcext:value-type="float">
            <text:p>0.976145</text:p>
          </table:table-cell>
          <table:table-cell office:value-type="float" office:value="0.00729454039795787" calcext:value-type="float">
            <text:p>0.0073</text:p>
          </table:table-cell>
          <table:table-cell office:value-type="float" office:value="0.974306666666667" calcext:value-type="float">
            <text:p>0.9743</text:p>
          </table:table-cell>
          <table:table-cell office:value-type="float" office:value="0.0082772547324263" calcext:value-type="float">
            <text:p>0.0083</text:p>
          </table:table-cell>
          <table:table-cell office:value-type="float" office:value="0.970303333333333" calcext:value-type="float">
            <text:p>0.9703</text:p>
          </table:table-cell>
          <table:table-cell office:value-type="float" office:value="0.00597290746210556" calcext:value-type="float">
            <text:p>0.0060</text:p>
          </table:table-cell>
          <table:table-cell office:value-type="float" office:value="0.974626666666667" calcext:value-type="float">
            <text:p>0.9746</text:p>
          </table:table-cell>
          <table:table-cell office:value-type="float" office:value="0.00769153028853876" calcext:value-type="float">
            <text:p>0.0077</text:p>
          </table:table-cell>
          <table:table-cell office:value-type="float" office:value="0.976166666666667" calcext:value-type="float">
            <text:p>0.9762</text:p>
          </table:table-cell>
          <table:table-cell office:value-type="float" office:value="0.00638554064002188" calcext:value-type="float">
            <text:p>0.0064</text:p>
          </table:table-cell>
          <table:table-cell office:value-type="float" office:value="0.974605" calcext:value-type="float">
            <text:p>0.9746</text:p>
          </table:table-cell>
          <table:table-cell office:value-type="float" office:value="0.00702662960150467" calcext:value-type="float">
            <text:p>0.0070</text:p>
          </table:table-cell>
          <table:table-cell office:value-type="float" office:value="0.97542" calcext:value-type="float">
            <text:p>0.9754</text:p>
          </table:table-cell>
          <table:table-cell office:value-type="float" office:value="0.00753760667086111" calcext:value-type="float">
            <text:p>0.0075</text:p>
          </table:table-cell>
          <table:table-cell office:value-type="float" office:value="0.975876666666667" calcext:value-type="float">
            <text:p>0.9759</text:p>
          </table:table-cell>
          <table:table-cell office:value-type="float" office:value="0.00814912831515515" calcext:value-type="float">
            <text:p>0.0081</text:p>
          </table:table-cell>
          <table:table-cell office:value-type="float" office:value="0.976958333333333" calcext:value-type="float">
            <text:p>0.9770</text:p>
          </table:table-cell>
          <table:table-cell office:value-type="float" office:value="0.0075911571454587" calcext:value-type="float">
            <text:p>0.0076</text:p>
          </table:table-cell>
          <table:table-cell office:value-type="float" office:value="0.97501" calcext:value-type="float">
            <text:p>0.9750</text:p>
          </table:table-cell>
          <table:table-cell office:value-type="float" office:value="0.00671157174538119" calcext:value-type="float">
            <text:p>0.0067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5869" calcext:value-type="float">
            <text:p>0.95869</text:p>
          </table:table-cell>
          <table:table-cell office:value-type="float" office:value="0.0113175408254777" calcext:value-type="float">
            <text:p>0.0113175408254777</text:p>
          </table:table-cell>
          <table:table-cell office:value-type="float" office:value="0.971338333333333" calcext:value-type="float">
            <text:p>0.971338333333333</text:p>
          </table:table-cell>
          <table:table-cell office:value-type="float" office:value="0.00991493977845506" calcext:value-type="float">
            <text:p>0.00991493977845506</text:p>
          </table:table-cell>
          <table:table-cell office:value-type="float" office:value="0.967896666666667" calcext:value-type="float">
            <text:p>0.967896666666667</text:p>
          </table:table-cell>
          <table:table-cell office:value-type="float" office:value="0.00888962980183606" calcext:value-type="float">
            <text:p>0.00888962980183606</text:p>
          </table:table-cell>
          <table:table-cell office:value-type="float" office:value="0.972261666666667" calcext:value-type="float">
            <text:p>0.972261666666667</text:p>
          </table:table-cell>
          <table:table-cell office:value-type="float" office:value="0.00910866746648772" calcext:value-type="float">
            <text:p>0.00910866746648772</text:p>
          </table:table-cell>
          <table:table-cell office:value-type="float" office:value="0.972986666666667" calcext:value-type="float">
            <text:p>0.972986666666667</text:p>
          </table:table-cell>
          <table:table-cell office:value-type="float" office:value="0.00588739214196607" calcext:value-type="float">
            <text:p>0.00588739214196607</text:p>
          </table:table-cell>
          <table:table-cell office:value-type="float" office:value="0.975131666666667" calcext:value-type="float">
            <text:p>0.975131666666667</text:p>
          </table:table-cell>
          <table:table-cell office:value-type="float" office:value="0.0106149377115367" calcext:value-type="float">
            <text:p>0.0106149377115367</text:p>
          </table:table-cell>
          <table:table-cell office:value-type="float" office:value="0.97507" calcext:value-type="float">
            <text:p>0.97507</text:p>
          </table:table-cell>
          <table:table-cell office:value-type="float" office:value="0.0065410661713086" calcext:value-type="float">
            <text:p>0.0065</text:p>
          </table:table-cell>
          <table:table-cell office:value-type="float" office:value="0.975466666666667" calcext:value-type="float">
            <text:p>0.9755</text:p>
          </table:table-cell>
          <table:table-cell office:value-type="float" office:value="0.00956417316274809" calcext:value-type="float">
            <text:p>0.0096</text:p>
          </table:table-cell>
          <table:table-cell office:value-type="float" office:value="0.974498333333333" calcext:value-type="float">
            <text:p>0.9745</text:p>
          </table:table-cell>
          <table:table-cell office:value-type="float" office:value="0.006200569008082" calcext:value-type="float">
            <text:p>0.0062</text:p>
          </table:table-cell>
          <table:table-cell office:value-type="float" office:value="0.977691666666667" calcext:value-type="float">
            <text:p>0.9777</text:p>
          </table:table-cell>
          <table:table-cell office:value-type="float" office:value="0.00890263351002675" calcext:value-type="float">
            <text:p>0.0089</text:p>
          </table:table-cell>
          <table:table-cell office:value-type="float" office:value="0.976576666666667" calcext:value-type="float">
            <text:p>0.9766</text:p>
          </table:table-cell>
          <table:table-cell office:value-type="float" office:value="0.00617788621067782" calcext:value-type="float">
            <text:p>0.0062</text:p>
          </table:table-cell>
          <table:table-cell office:value-type="float" office:value="0.975611666666667" calcext:value-type="float">
            <text:p>0.9756</text:p>
          </table:table-cell>
          <table:table-cell office:value-type="float" office:value="0.00900171546523219" calcext:value-type="float">
            <text:p>0.0090</text:p>
          </table:table-cell>
          <table:table-cell office:value-type="float" office:value="0.975333333333333" calcext:value-type="float">
            <text:p>0.9753</text:p>
          </table:table-cell>
          <table:table-cell office:value-type="float" office:value="0.00624044913222683" calcext:value-type="float">
            <text:p>0.0062</text:p>
          </table:table-cell>
          <table:table-cell office:value-type="float" office:value="0.975963333333333" calcext:value-type="float">
            <text:p>0.9760</text:p>
          </table:table-cell>
          <table:table-cell office:value-type="float" office:value="0.00837886470833265" calcext:value-type="float">
            <text:p>0.0084</text:p>
          </table:table-cell>
          <table:table-cell office:value-type="float" office:value="0.975938333333333" calcext:value-type="float">
            <text:p>0.9759</text:p>
          </table:table-cell>
          <table:table-cell office:value-type="float" office:value="0.005285457604947" calcext:value-type="float">
            <text:p>0.0053</text:p>
          </table:table-cell>
          <table:table-cell office:value-type="float" office:value="0.977176666666667" calcext:value-type="float">
            <text:p>0.9772</text:p>
          </table:table-cell>
          <table:table-cell office:value-type="float" office:value="0.00758042238764502" calcext:value-type="float">
            <text:p>0.0076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5669" calcext:value-type="float">
            <text:p>0.95669</text:p>
          </table:table-cell>
          <table:table-cell office:value-type="float" office:value="0.0133372770523657" calcext:value-type="float">
            <text:p>0.0133372770523657</text:p>
          </table:table-cell>
          <table:table-cell office:value-type="float" office:value="0.970198333333333" calcext:value-type="float">
            <text:p>0.970198333333333</text:p>
          </table:table-cell>
          <table:table-cell office:value-type="float" office:value="0.00814734694045367" calcext:value-type="float">
            <text:p>0.00814734694045367</text:p>
          </table:table-cell>
          <table:table-cell office:value-type="float" office:value="0.974406666666667" calcext:value-type="float">
            <text:p>0.974406666666667</text:p>
          </table:table-cell>
          <table:table-cell office:value-type="float" office:value="0.00748380213385955" calcext:value-type="float">
            <text:p>0.00748380213385955</text:p>
          </table:table-cell>
          <table:table-cell office:value-type="float" office:value="0.974488333333333" calcext:value-type="float">
            <text:p>0.974488333333333</text:p>
          </table:table-cell>
          <table:table-cell office:value-type="float" office:value="0.00761193857219115" calcext:value-type="float">
            <text:p>0.00761193857219115</text:p>
          </table:table-cell>
          <table:table-cell office:value-type="float" office:value="0.975053333333333" calcext:value-type="float">
            <text:p>0.975053333333333</text:p>
          </table:table-cell>
          <table:table-cell office:value-type="float" office:value="0.00695455439989369" calcext:value-type="float">
            <text:p>0.00695455439989369</text:p>
          </table:table-cell>
          <table:table-cell office:value-type="float" office:value="0.977096666666667" calcext:value-type="float">
            <text:p>0.977096666666667</text:p>
          </table:table-cell>
          <table:table-cell office:value-type="float" office:value="0.00790012793815525" calcext:value-type="float">
            <text:p>0.00790012793815525</text:p>
          </table:table-cell>
          <table:table-cell office:value-type="float" office:value="0.97667" calcext:value-type="float">
            <text:p>0.97667</text:p>
          </table:table-cell>
          <table:table-cell office:value-type="float" office:value="0.0085378013821056" calcext:value-type="float">
            <text:p>0.0085</text:p>
          </table:table-cell>
          <table:table-cell office:value-type="float" office:value="0.978118333333333" calcext:value-type="float">
            <text:p>0.9781</text:p>
          </table:table-cell>
          <table:table-cell office:value-type="float" office:value="0.00852294742062792" calcext:value-type="float">
            <text:p>0.0085</text:p>
          </table:table-cell>
          <table:table-cell office:value-type="float" office:value="0.974938333333333" calcext:value-type="float">
            <text:p>0.9749</text:p>
          </table:table-cell>
          <table:table-cell office:value-type="float" office:value="0.00617001472893323" calcext:value-type="float">
            <text:p>0.0062</text:p>
          </table:table-cell>
          <table:table-cell office:value-type="float" office:value="0.976763333333333" calcext:value-type="float">
            <text:p>0.9768</text:p>
          </table:table-cell>
          <table:table-cell office:value-type="float" office:value="0.00806582305577146" calcext:value-type="float">
            <text:p>0.0081</text:p>
          </table:table-cell>
          <table:table-cell office:value-type="float" office:value="0.97884" calcext:value-type="float">
            <text:p>0.9788</text:p>
          </table:table-cell>
          <table:table-cell office:value-type="float" office:value="0.00760437677890551" calcext:value-type="float">
            <text:p>0.0076</text:p>
          </table:table-cell>
          <table:table-cell office:value-type="float" office:value="0.976985" calcext:value-type="float">
            <text:p>0.9770</text:p>
          </table:table-cell>
          <table:table-cell office:value-type="float" office:value="0.00751671828555742" calcext:value-type="float">
            <text:p>0.0075</text:p>
          </table:table-cell>
          <table:table-cell office:value-type="float" office:value="0.978343333333333" calcext:value-type="float">
            <text:p>0.9783</text:p>
          </table:table-cell>
          <table:table-cell office:value-type="float" office:value="0.00754516623617311" calcext:value-type="float">
            <text:p>0.0075</text:p>
          </table:table-cell>
          <table:table-cell office:value-type="float" office:value="0.977855" calcext:value-type="float">
            <text:p>0.9779</text:p>
          </table:table-cell>
          <table:table-cell office:value-type="float" office:value="0.00668547184431941" calcext:value-type="float">
            <text:p>0.0067</text:p>
          </table:table-cell>
          <table:table-cell office:value-type="float" office:value="0.978581666666667" calcext:value-type="float">
            <text:p>0.9786</text:p>
          </table:table-cell>
          <table:table-cell office:value-type="float" office:value="0.00770582871445687" calcext:value-type="float">
            <text:p>0.0077</text:p>
          </table:table-cell>
          <table:table-cell office:value-type="float" office:value="0.978836666666667" calcext:value-type="float">
            <text:p>0.9788</text:p>
          </table:table-cell>
          <table:table-cell office:value-type="float" office:value="0.00890507220103022" calcext:value-type="float">
            <text:p>0.0089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25575" calcext:value-type="float">
            <text:p>0.925575</text:p>
          </table:table-cell>
          <table:table-cell office:value-type="float" office:value="0.00888923653238598" calcext:value-type="float">
            <text:p>0.00888923653238598</text:p>
          </table:table-cell>
          <table:table-cell office:value-type="float" office:value="0.977058333333333" calcext:value-type="float">
            <text:p>0.977058333333333</text:p>
          </table:table-cell>
          <table:table-cell office:value-type="float" office:value="0.00647568245746878" calcext:value-type="float">
            <text:p>0.00647568245746878</text:p>
          </table:table-cell>
          <table:table-cell office:value-type="float" office:value="0.968465" calcext:value-type="float">
            <text:p>0.968465</text:p>
          </table:table-cell>
          <table:table-cell office:value-type="float" office:value="0.00575153111581807" calcext:value-type="float">
            <text:p>0.00575153111581807</text:p>
          </table:table-cell>
          <table:table-cell office:value-type="float" office:value="0.968595" calcext:value-type="float">
            <text:p>0.968595</text:p>
          </table:table-cell>
          <table:table-cell office:value-type="float" office:value="0.00814375340959233" calcext:value-type="float">
            <text:p>0.00814375340959233</text:p>
          </table:table-cell>
          <table:table-cell office:value-type="float" office:value="0.97402" calcext:value-type="float">
            <text:p>0.97402</text:p>
          </table:table-cell>
          <table:table-cell office:value-type="float" office:value="0.00573690466688885" calcext:value-type="float">
            <text:p>0.00573690466688885</text:p>
          </table:table-cell>
          <table:table-cell office:value-type="float" office:value="0.977858333333333" calcext:value-type="float">
            <text:p>0.977858333333333</text:p>
          </table:table-cell>
          <table:table-cell office:value-type="float" office:value="0.00659639867269959" calcext:value-type="float">
            <text:p>0.00659639867269959</text:p>
          </table:table-cell>
          <table:table-cell office:value-type="float" office:value="0.977198333333333" calcext:value-type="float">
            <text:p>0.977198333333333</text:p>
          </table:table-cell>
          <table:table-cell office:value-type="float" office:value="0.00679681599682297" calcext:value-type="float">
            <text:p>0.0068</text:p>
          </table:table-cell>
          <table:table-cell office:value-type="float" office:value="0.97664" calcext:value-type="float">
            <text:p>0.9766</text:p>
          </table:table-cell>
          <table:table-cell office:value-type="float" office:value="0.00574124502116333" calcext:value-type="float">
            <text:p>0.0057</text:p>
          </table:table-cell>
          <table:table-cell office:value-type="float" office:value="0.97603" calcext:value-type="float">
            <text:p>0.9760</text:p>
          </table:table-cell>
          <table:table-cell office:value-type="float" office:value="0.00509467862165133" calcext:value-type="float">
            <text:p>0.0051</text:p>
          </table:table-cell>
          <table:table-cell office:value-type="float" office:value="0.976871666666667" calcext:value-type="float">
            <text:p>0.9769</text:p>
          </table:table-cell>
          <table:table-cell office:value-type="float" office:value="0.00794948335620992" calcext:value-type="float">
            <text:p>0.0079</text:p>
          </table:table-cell>
          <table:table-cell office:value-type="float" office:value="0.977583333333333" calcext:value-type="float">
            <text:p>0.9776</text:p>
          </table:table-cell>
          <table:table-cell office:value-type="float" office:value="0.0074078315489357" calcext:value-type="float">
            <text:p>0.0074</text:p>
          </table:table-cell>
          <table:table-cell office:value-type="float" office:value="0.977788333333333" calcext:value-type="float">
            <text:p>0.9778</text:p>
          </table:table-cell>
          <table:table-cell office:value-type="float" office:value="0.00662359588528591" calcext:value-type="float">
            <text:p>0.0066</text:p>
          </table:table-cell>
          <table:table-cell office:value-type="float" office:value="0.976876666666667" calcext:value-type="float">
            <text:p>0.9769</text:p>
          </table:table-cell>
          <table:table-cell office:value-type="float" office:value="0.00788256151727983" calcext:value-type="float">
            <text:p>0.0079</text:p>
          </table:table-cell>
          <table:table-cell office:value-type="float" office:value="0.977811666666667" calcext:value-type="float">
            <text:p>0.9778</text:p>
          </table:table-cell>
          <table:table-cell office:value-type="float" office:value="0.00719814247134404" calcext:value-type="float">
            <text:p>0.0072</text:p>
          </table:table-cell>
          <table:table-cell office:value-type="float" office:value="0.978055" calcext:value-type="float">
            <text:p>0.9781</text:p>
          </table:table-cell>
          <table:table-cell office:value-type="float" office:value="0.00750097927818409" calcext:value-type="float">
            <text:p>0.0075</text:p>
          </table:table-cell>
          <table:table-cell office:value-type="float" office:value="0.977996666666667" calcext:value-type="float">
            <text:p>0.9780</text:p>
          </table:table-cell>
          <table:table-cell office:value-type="float" office:value="0.00769640839784076" calcext:value-type="float">
            <text:p>0.0077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62593333333333" calcext:value-type="float">
            <text:p>0.962593333333333</text:p>
          </table:table-cell>
          <table:table-cell office:value-type="float" office:value="0.00917641243536314" calcext:value-type="float">
            <text:p>0.00917641243536314</text:p>
          </table:table-cell>
          <table:table-cell office:value-type="float" office:value="0.977468333333333" calcext:value-type="float">
            <text:p>0.977468333333333</text:p>
          </table:table-cell>
          <table:table-cell office:value-type="float" office:value="0.00791507617518117" calcext:value-type="float">
            <text:p>0.00791507617518117</text:p>
          </table:table-cell>
          <table:table-cell office:value-type="float" office:value="0.971433333333333" calcext:value-type="float">
            <text:p>0.971433333333333</text:p>
          </table:table-cell>
          <table:table-cell office:value-type="float" office:value="0.00583008330223207" calcext:value-type="float">
            <text:p>0.00583008330223207</text:p>
          </table:table-cell>
          <table:table-cell office:value-type="float" office:value="0.97312" calcext:value-type="float">
            <text:p>0.97312</text:p>
          </table:table-cell>
          <table:table-cell office:value-type="float" office:value="0.00515938642334925" calcext:value-type="float">
            <text:p>0.00515938642334925</text:p>
          </table:table-cell>
          <table:table-cell office:value-type="float" office:value="0.970435" calcext:value-type="float">
            <text:p>0.970435</text:p>
          </table:table-cell>
          <table:table-cell office:value-type="float" office:value="0.00633920328121447" calcext:value-type="float">
            <text:p>0.00633920328121447</text:p>
          </table:table-cell>
          <table:table-cell office:value-type="float" office:value="0.977005" calcext:value-type="float">
            <text:p>0.977005</text:p>
          </table:table-cell>
          <table:table-cell office:value-type="float" office:value="0.00684471412633053" calcext:value-type="float">
            <text:p>0.00684471412633053</text:p>
          </table:table-cell>
          <table:table-cell office:value-type="float" office:value="0.975521666666667" calcext:value-type="float">
            <text:p>0.975521666666667</text:p>
          </table:table-cell>
          <table:table-cell office:value-type="float" office:value="0.00643254471266445" calcext:value-type="float">
            <text:p>0.0064</text:p>
          </table:table-cell>
          <table:table-cell office:value-type="float" office:value="0.976698333333333" calcext:value-type="float">
            <text:p>0.9767</text:p>
          </table:table-cell>
          <table:table-cell office:value-type="float" office:value="0.00671423904690865" calcext:value-type="float">
            <text:p>0.0067</text:p>
          </table:table-cell>
          <table:table-cell office:value-type="float" office:value="0.97196" calcext:value-type="float">
            <text:p>0.9720</text:p>
          </table:table-cell>
          <table:table-cell office:value-type="float" office:value="0.00598585882417528" calcext:value-type="float">
            <text:p>0.0060</text:p>
          </table:table-cell>
          <table:table-cell office:value-type="float" office:value="0.976535" calcext:value-type="float">
            <text:p>0.9765</text:p>
          </table:table-cell>
          <table:table-cell office:value-type="float" office:value="0.00633504007773391" calcext:value-type="float">
            <text:p>0.0063</text:p>
          </table:table-cell>
          <table:table-cell office:value-type="float" office:value="0.977755" calcext:value-type="float">
            <text:p>0.9778</text:p>
          </table:table-cell>
          <table:table-cell office:value-type="float" office:value="0.00665158530146015" calcext:value-type="float">
            <text:p>0.0067</text:p>
          </table:table-cell>
          <table:table-cell office:value-type="float" office:value="0.976403333333333" calcext:value-type="float">
            <text:p>0.9764</text:p>
          </table:table-cell>
          <table:table-cell office:value-type="float" office:value="0.00679987695197853" calcext:value-type="float">
            <text:p>0.0068</text:p>
          </table:table-cell>
          <table:table-cell office:value-type="float" office:value="0.976551666666667" calcext:value-type="float">
            <text:p>0.9766</text:p>
          </table:table-cell>
          <table:table-cell office:value-type="float" office:value="0.00659862694153952" calcext:value-type="float">
            <text:p>0.0066</text:p>
          </table:table-cell>
          <table:table-cell office:value-type="float" office:value="0.976331666666667" calcext:value-type="float">
            <text:p>0.9763</text:p>
          </table:table-cell>
          <table:table-cell office:value-type="float" office:value="0.00693994204192906" calcext:value-type="float">
            <text:p>0.0069</text:p>
          </table:table-cell>
          <table:table-cell office:value-type="float" office:value="0.976991666666667" calcext:value-type="float">
            <text:p>0.9770</text:p>
          </table:table-cell>
          <table:table-cell office:value-type="float" office:value="0.00657316479097838" calcext:value-type="float">
            <text:p>0.0066</text:p>
          </table:table-cell>
          <table:table-cell office:value-type="float" office:value="0.97638" calcext:value-type="float">
            <text:p>0.9764</text:p>
          </table:table-cell>
          <table:table-cell office:value-type="float" office:value="0.005486809053631" calcext:value-type="float">
            <text:p>0.0055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53293333333333" calcext:value-type="float">
            <text:p>0.953293333333333</text:p>
          </table:table-cell>
          <table:table-cell office:value-type="float" office:value="0.0151207036072041" calcext:value-type="float">
            <text:p>0.0151207036072041</text:p>
          </table:table-cell>
          <table:table-cell office:value-type="float" office:value="0.975293333333333" calcext:value-type="float">
            <text:p>0.975293333333333</text:p>
          </table:table-cell>
          <table:table-cell office:value-type="float" office:value="0.00688316199867399" calcext:value-type="float">
            <text:p>0.00688316199867399</text:p>
          </table:table-cell>
          <table:table-cell office:value-type="float" office:value="0.972471666666667" calcext:value-type="float">
            <text:p>0.972471666666667</text:p>
          </table:table-cell>
          <table:table-cell office:value-type="float" office:value="0.00613461524354646" calcext:value-type="float">
            <text:p>0.00613461524354646</text:p>
          </table:table-cell>
          <table:table-cell office:value-type="float" office:value="0.971776666666667" calcext:value-type="float">
            <text:p>0.971776666666667</text:p>
          </table:table-cell>
          <table:table-cell office:value-type="float" office:value="0.00868372595644434" calcext:value-type="float">
            <text:p>0.00868372595644434</text:p>
          </table:table-cell>
          <table:table-cell office:value-type="float" office:value="0.974635" calcext:value-type="float">
            <text:p>0.974635</text:p>
          </table:table-cell>
          <table:table-cell office:value-type="float" office:value="0.00585554733822793" calcext:value-type="float">
            <text:p>0.00585554733822793</text:p>
          </table:table-cell>
          <table:table-cell office:value-type="float" office:value="0.975766666666667" calcext:value-type="float">
            <text:p>0.975766666666667</text:p>
          </table:table-cell>
          <table:table-cell office:value-type="float" office:value="0.00790288055355462" calcext:value-type="float">
            <text:p>0.00790288055355462</text:p>
          </table:table-cell>
          <table:table-cell office:value-type="float" office:value="0.975858333333333" calcext:value-type="float">
            <text:p>0.975858333333333</text:p>
          </table:table-cell>
          <table:table-cell office:value-type="float" office:value="0.00789997490802429" calcext:value-type="float">
            <text:p>0.0079</text:p>
          </table:table-cell>
          <table:table-cell office:value-type="float" office:value="0.976628333333333" calcext:value-type="float">
            <text:p>0.9766</text:p>
          </table:table-cell>
          <table:table-cell office:value-type="float" office:value="0.00803822878604428" calcext:value-type="float">
            <text:p>0.0080</text:p>
          </table:table-cell>
          <table:table-cell office:value-type="float" office:value="0.975555" calcext:value-type="float">
            <text:p>0.9756</text:p>
          </table:table-cell>
          <table:table-cell office:value-type="float" office:value="0.00581494730428277" calcext:value-type="float">
            <text:p>0.0058</text:p>
          </table:table-cell>
          <table:table-cell office:value-type="float" office:value="0.977423333333333" calcext:value-type="float">
            <text:p>0.9774</text:p>
          </table:table-cell>
          <table:table-cell office:value-type="float" office:value="0.008306291966744" calcext:value-type="float">
            <text:p>0.0083</text:p>
          </table:table-cell>
          <table:table-cell office:value-type="float" office:value="0.976816666666667" calcext:value-type="float">
            <text:p>0.9768</text:p>
          </table:table-cell>
          <table:table-cell office:value-type="float" office:value="0.00780301581316911" calcext:value-type="float">
            <text:p>0.0078</text:p>
          </table:table-cell>
          <table:table-cell office:value-type="float" office:value="0.976855" calcext:value-type="float">
            <text:p>0.9769</text:p>
          </table:table-cell>
          <table:table-cell office:value-type="float" office:value="0.00886435767838721" calcext:value-type="float">
            <text:p>0.0089</text:p>
          </table:table-cell>
          <table:table-cell office:value-type="float" office:value="0.978216666666667" calcext:value-type="float">
            <text:p>0.9782</text:p>
          </table:table-cell>
          <table:table-cell office:value-type="float" office:value="0.00738900209238068" calcext:value-type="float">
            <text:p>0.0074</text:p>
          </table:table-cell>
          <table:table-cell office:value-type="float" office:value="0.977066666666667" calcext:value-type="float">
            <text:p>0.9771</text:p>
          </table:table-cell>
          <table:table-cell office:value-type="float" office:value="0.00804672467677943" calcext:value-type="float">
            <text:p>0.0080</text:p>
          </table:table-cell>
          <table:table-cell office:value-type="float" office:value="0.977463333333333" calcext:value-type="float">
            <text:p>0.9775</text:p>
          </table:table-cell>
          <table:table-cell office:value-type="float" office:value="0.005799226670661" calcext:value-type="float">
            <text:p>0.0058</text:p>
          </table:table-cell>
          <table:table-cell office:value-type="float" office:value="0.976928333333333" calcext:value-type="float">
            <text:p>0.9769</text:p>
          </table:table-cell>
          <table:table-cell office:value-type="float" office:value="0.00752275446262564" calcext:value-type="float">
            <text:p>0.0075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51253333333333" calcext:value-type="float">
            <text:p>0.951253333333333</text:p>
          </table:table-cell>
          <table:table-cell office:value-type="float" office:value="0.0134924298312632" calcext:value-type="float">
            <text:p>0.0134924298312632</text:p>
          </table:table-cell>
          <table:table-cell office:value-type="float" office:value="0.977526666666667" calcext:value-type="float">
            <text:p>0.977526666666667</text:p>
          </table:table-cell>
          <table:table-cell office:value-type="float" office:value="0.0067164625254103" calcext:value-type="float">
            <text:p>0.0067164625254103</text:p>
          </table:table-cell>
          <table:table-cell office:value-type="float" office:value="0.973191666666667" calcext:value-type="float">
            <text:p>0.973191666666667</text:p>
          </table:table-cell>
          <table:table-cell office:value-type="float" office:value="0.00445818376965765" calcext:value-type="float">
            <text:p>0.00445818376965765</text:p>
          </table:table-cell>
          <table:table-cell office:value-type="float" office:value="0.972685" calcext:value-type="float">
            <text:p>0.972685</text:p>
          </table:table-cell>
          <table:table-cell office:value-type="float" office:value="0.0085614299611958" calcext:value-type="float">
            <text:p>0.0085614299611958</text:p>
          </table:table-cell>
          <table:table-cell office:value-type="float" office:value="0.976203333333333" calcext:value-type="float">
            <text:p>0.976203333333333</text:p>
          </table:table-cell>
          <table:table-cell office:value-type="float" office:value="0.00445585327749381" calcext:value-type="float">
            <text:p>0.00445585327749381</text:p>
          </table:table-cell>
          <table:table-cell office:value-type="float" office:value="0.976881666666667" calcext:value-type="float">
            <text:p>0.976881666666667</text:p>
          </table:table-cell>
          <table:table-cell office:value-type="float" office:value="0.00908576048428851" calcext:value-type="float">
            <text:p>0.00908576048428851</text:p>
          </table:table-cell>
          <table:table-cell office:value-type="float" office:value="0.974998333333333" calcext:value-type="float">
            <text:p>0.974998333333333</text:p>
          </table:table-cell>
          <table:table-cell office:value-type="float" office:value="0.00688149366231742" calcext:value-type="float">
            <text:p>0.0069</text:p>
          </table:table-cell>
          <table:table-cell office:value-type="float" office:value="0.975533333333333" calcext:value-type="float">
            <text:p>0.9755</text:p>
          </table:table-cell>
          <table:table-cell office:value-type="float" office:value="0.00759317352019381" calcext:value-type="float">
            <text:p>0.0076</text:p>
          </table:table-cell>
          <table:table-cell office:value-type="float" office:value="0.975566666666667" calcext:value-type="float">
            <text:p>0.9756</text:p>
          </table:table-cell>
          <table:table-cell office:value-type="float" office:value="0.00437444081773956" calcext:value-type="float">
            <text:p>0.0044</text:p>
          </table:table-cell>
          <table:table-cell office:value-type="float" office:value="0.978118333333333" calcext:value-type="float">
            <text:p>0.9781</text:p>
          </table:table-cell>
          <table:table-cell office:value-type="float" office:value="0.00931541486285885" calcext:value-type="float">
            <text:p>0.0093</text:p>
          </table:table-cell>
          <table:table-cell office:value-type="float" office:value="0.977228333333333" calcext:value-type="float">
            <text:p>0.9772</text:p>
          </table:table-cell>
          <table:table-cell office:value-type="float" office:value="0.00685209949383106" calcext:value-type="float">
            <text:p>0.0069</text:p>
          </table:table-cell>
          <table:table-cell office:value-type="float" office:value="0.976268333333333" calcext:value-type="float">
            <text:p>0.9763</text:p>
          </table:table-cell>
          <table:table-cell office:value-type="float" office:value="0.00815233425291107" calcext:value-type="float">
            <text:p>0.0082</text:p>
          </table:table-cell>
          <table:table-cell office:value-type="float" office:value="0.976175" calcext:value-type="float">
            <text:p>0.9762</text:p>
          </table:table-cell>
          <table:table-cell office:value-type="float" office:value="0.00717679621713954" calcext:value-type="float">
            <text:p>0.0072</text:p>
          </table:table-cell>
          <table:table-cell office:value-type="float" office:value="0.978831666666667" calcext:value-type="float">
            <text:p>0.9788</text:p>
          </table:table-cell>
          <table:table-cell office:value-type="float" office:value="0.00825406932820915" calcext:value-type="float">
            <text:p>0.0083</text:p>
          </table:table-cell>
          <table:table-cell office:value-type="float" office:value="0.977943333333333" calcext:value-type="float">
            <text:p>0.9779</text:p>
          </table:table-cell>
          <table:table-cell office:value-type="float" office:value="0.00687291518291095" calcext:value-type="float">
            <text:p>0.0069</text:p>
          </table:table-cell>
          <table:table-cell office:value-type="float" office:value="0.977743333333333" calcext:value-type="float">
            <text:p>0.9777</text:p>
          </table:table-cell>
          <table:table-cell office:value-type="float" office:value="0.00734870395627617" calcext:value-type="float">
            <text:p>0.0073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75638333333333" calcext:value-type="float">
            <text:p>0.975638333333333</text:p>
          </table:table-cell>
          <table:table-cell office:value-type="float" office:value="0.00797072930469383" calcext:value-type="float">
            <text:p>0.00797072930469383</text:p>
          </table:table-cell>
          <table:table-cell office:value-type="float" office:value="0.97639" calcext:value-type="float">
            <text:p>0.97639</text:p>
          </table:table-cell>
          <table:table-cell office:value-type="float" office:value="0.00657179669488675" calcext:value-type="float">
            <text:p>0.00657179669488675</text:p>
          </table:table-cell>
          <table:table-cell office:value-type="float" office:value="0.97571" calcext:value-type="float">
            <text:p>0.97571</text:p>
          </table:table-cell>
          <table:table-cell office:value-type="float" office:value="0.00536944270609219" calcext:value-type="float">
            <text:p>0.00536944270609219</text:p>
          </table:table-cell>
          <table:table-cell office:value-type="float" office:value="0.977948333333333" calcext:value-type="float">
            <text:p>0.977948333333333</text:p>
          </table:table-cell>
          <table:table-cell office:value-type="float" office:value="0.00681663008568132" calcext:value-type="float">
            <text:p>0.00681663008568132</text:p>
          </table:table-cell>
          <table:table-cell office:value-type="float" office:value="0.975731666666667" calcext:value-type="float">
            <text:p>0.975731666666667</text:p>
          </table:table-cell>
          <table:table-cell office:value-type="float" office:value="0.00569546600874974" calcext:value-type="float">
            <text:p>0.00569546600874974</text:p>
          </table:table-cell>
          <table:table-cell office:value-type="float" office:value="0.978133333333333" calcext:value-type="float">
            <text:p>0.978133333333333</text:p>
          </table:table-cell>
          <table:table-cell office:value-type="float" office:value="0.00575392915510112" calcext:value-type="float">
            <text:p>0.00575392915510112</text:p>
          </table:table-cell>
          <table:table-cell office:value-type="float" office:value="0.976865" calcext:value-type="float">
            <text:p>0.976865</text:p>
          </table:table-cell>
          <table:table-cell office:value-type="float" office:value="0.00744729417786961" calcext:value-type="float">
            <text:p>0.0074</text:p>
          </table:table-cell>
          <table:table-cell office:value-type="float" office:value="0.978338333333333" calcext:value-type="float">
            <text:p>0.9783</text:p>
          </table:table-cell>
          <table:table-cell office:value-type="float" office:value="0.00598651057808744" calcext:value-type="float">
            <text:p>0.0060</text:p>
          </table:table-cell>
          <table:table-cell office:value-type="float" office:value="0.97569" calcext:value-type="float">
            <text:p>0.9757</text:p>
          </table:table-cell>
          <table:table-cell office:value-type="float" office:value="0.00533288270490865" calcext:value-type="float">
            <text:p>0.0053</text:p>
          </table:table-cell>
          <table:table-cell office:value-type="float" office:value="0.978418333333333" calcext:value-type="float">
            <text:p>0.9784</text:p>
          </table:table-cell>
          <table:table-cell office:value-type="float" office:value="0.00604049976475237" calcext:value-type="float">
            <text:p>0.0060</text:p>
          </table:table-cell>
          <table:table-cell office:value-type="float" office:value="0.977423333333333" calcext:value-type="float">
            <text:p>0.9774</text:p>
          </table:table-cell>
          <table:table-cell office:value-type="float" office:value="0.00734266806880465" calcext:value-type="float">
            <text:p>0.0073</text:p>
          </table:table-cell>
          <table:table-cell office:value-type="float" office:value="0.978978333333333" calcext:value-type="float">
            <text:p>0.9790</text:p>
          </table:table-cell>
          <table:table-cell office:value-type="float" office:value="0.00641808841528315" calcext:value-type="float">
            <text:p>0.0064</text:p>
          </table:table-cell>
          <table:table-cell office:value-type="float" office:value="0.978465" calcext:value-type="float">
            <text:p>0.9785</text:p>
          </table:table-cell>
          <table:table-cell office:value-type="float" office:value="0.00708349292132639" calcext:value-type="float">
            <text:p>0.0071</text:p>
          </table:table-cell>
          <table:table-cell office:value-type="float" office:value="0.978215" calcext:value-type="float">
            <text:p>0.9782</text:p>
          </table:table-cell>
          <table:table-cell office:value-type="float" office:value="0.00837093224365265" calcext:value-type="float">
            <text:p>0.0084</text:p>
          </table:table-cell>
          <table:table-cell office:value-type="float" office:value="0.978" calcext:value-type="float">
            <text:p>0.9780</text:p>
          </table:table-cell>
          <table:table-cell office:value-type="float" office:value="0.00714676385773438" calcext:value-type="float">
            <text:p>0.0071</text:p>
          </table:table-cell>
          <table:table-cell office:value-type="float" office:value="0.978083333333333" calcext:value-type="float">
            <text:p>0.9781</text:p>
          </table:table-cell>
          <table:table-cell office:value-type="float" office:value="0.00739941865706039" calcext:value-type="float">
            <text:p>0.0074</text:p>
          </table:table-cell>
          <table:table-cell office:value-type="string" calcext:value-type="string">
            <text:p>F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958" calcext:value-type="float">
            <text:p>0.94958</text:p>
          </table:table-cell>
          <table:table-cell office:value-type="float" office:value="0.0257550059036447" calcext:value-type="float">
            <text:p>0.0257550059036447</text:p>
          </table:table-cell>
          <table:table-cell office:value-type="float" office:value="0.948636666666667" calcext:value-type="float">
            <text:p>0.948636666666667</text:p>
          </table:table-cell>
          <table:table-cell office:value-type="float" office:value="0.0254591557446067" calcext:value-type="float">
            <text:p>0.0254591557446067</text:p>
          </table:table-cell>
          <table:table-cell office:value-type="float" office:value="0.949936666666667" calcext:value-type="float">
            <text:p>0.949936666666667</text:p>
          </table:table-cell>
          <table:table-cell office:value-type="float" office:value="0.0253800253182062" calcext:value-type="float">
            <text:p>0.0253800253182062</text:p>
          </table:table-cell>
          <table:table-cell office:value-type="float" office:value="0.95033" calcext:value-type="float">
            <text:p>0.95033</text:p>
          </table:table-cell>
          <table:table-cell office:value-type="float" office:value="0.0223765037496487" calcext:value-type="float">
            <text:p>0.0223765037496487</text:p>
          </table:table-cell>
          <table:table-cell office:value-type="float" office:value="0.94732" calcext:value-type="float">
            <text:p>0.94732</text:p>
          </table:table-cell>
          <table:table-cell office:value-type="float" office:value="0.0268838139806472" calcext:value-type="float">
            <text:p>0.0268838139806472</text:p>
          </table:table-cell>
          <table:table-cell office:value-type="float" office:value="0.948706666666667" calcext:value-type="float">
            <text:p>0.948706666666667</text:p>
          </table:table-cell>
          <table:table-cell office:value-type="float" office:value="0.0263408708154634" calcext:value-type="float">
            <text:p>0.0263408708154634</text:p>
          </table:table-cell>
          <table:table-cell office:value-type="float" office:value="0.94907" calcext:value-type="float">
            <text:p>0.94907</text:p>
          </table:table-cell>
          <table:table-cell office:value-type="float" office:value="0.0249593997223606" calcext:value-type="float">
            <text:p>0.0250</text:p>
          </table:table-cell>
          <table:table-cell office:value-type="float" office:value="0.949016666666667" calcext:value-type="float">
            <text:p>0.9490</text:p>
          </table:table-cell>
          <table:table-cell office:value-type="float" office:value="0.025168322641444" calcext:value-type="float">
            <text:p>0.0252</text:p>
          </table:table-cell>
          <table:table-cell office:value-type="float" office:value="0.947643333333333" calcext:value-type="float">
            <text:p>0.9476</text:p>
          </table:table-cell>
          <table:table-cell office:value-type="float" office:value="0.0251286289837182" calcext:value-type="float">
            <text:p>0.0251</text:p>
          </table:table-cell>
          <table:table-cell office:value-type="float" office:value="0.951206666666667" calcext:value-type="float">
            <text:p>0.9512</text:p>
          </table:table-cell>
          <table:table-cell office:value-type="float" office:value="0.0245707669044011" calcext:value-type="float">
            <text:p>0.0246</text:p>
          </table:table-cell>
          <table:table-cell office:value-type="float" office:value="0.948493333333333" calcext:value-type="float">
            <text:p>0.9485</text:p>
          </table:table-cell>
          <table:table-cell office:value-type="float" office:value="0.0256220490462945" calcext:value-type="float">
            <text:p>0.0256</text:p>
          </table:table-cell>
          <table:table-cell office:value-type="float" office:value="0.948866666666667" calcext:value-type="float">
            <text:p>0.9489</text:p>
          </table:table-cell>
          <table:table-cell office:value-type="float" office:value="0.0248268767296947" calcext:value-type="float">
            <text:p>0.0248</text:p>
          </table:table-cell>
          <table:table-cell office:value-type="float" office:value="0.94641" calcext:value-type="float">
            <text:p>0.9464</text:p>
          </table:table-cell>
          <table:table-cell office:value-type="float" office:value="0.0248537704790362" calcext:value-type="float">
            <text:p>0.0249</text:p>
          </table:table-cell>
          <table:table-cell office:value-type="float" office:value="0.947053333333333" calcext:value-type="float">
            <text:p>0.9471</text:p>
          </table:table-cell>
          <table:table-cell office:value-type="float" office:value="0.0243019605843864" calcext:value-type="float">
            <text:p>0.0243</text:p>
          </table:table-cell>
          <table:table-cell office:value-type="float" office:value="0.947723333333333" calcext:value-type="float">
            <text:p>0.9477</text:p>
          </table:table-cell>
          <table:table-cell office:value-type="float" office:value="0.0257586247823574" calcext:value-type="float">
            <text:p>0.0258</text:p>
          </table:table-cell>
          <table:table-cell office:value-type="float" office:value="0.95027" calcext:value-type="float">
            <text:p>0.9503</text:p>
          </table:table-cell>
          <table:table-cell office:value-type="float" office:value="0.0262215690878739" calcext:value-type="float">
            <text:p>0.0262</text:p>
          </table:table-cell>
          <table:table-cell office:value-type="string" calcext:value-type="string">
            <text:p>Uniform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5143333333333" calcext:value-type="float">
            <text:p>0.945143333333333</text:p>
          </table:table-cell>
          <table:table-cell office:value-type="float" office:value="0.0262506516025145" calcext:value-type="float">
            <text:p>0.0262506516025145</text:p>
          </table:table-cell>
          <table:table-cell office:value-type="float" office:value="0.943443333333333" calcext:value-type="float">
            <text:p>0.943443333333333</text:p>
          </table:table-cell>
          <table:table-cell office:value-type="float" office:value="0.0228883404252633" calcext:value-type="float">
            <text:p>0.022888340425263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0242258419956927" calcext:value-type="float">
            <text:p>0.0242258419956927</text:p>
          </table:table-cell>
          <table:table-cell office:value-type="float" office:value="0.950233333333333" calcext:value-type="float">
            <text:p>0.950233333333333</text:p>
          </table:table-cell>
          <table:table-cell office:value-type="float" office:value="0.0232921983313748" calcext:value-type="float">
            <text:p>0.0232921983313748</text:p>
          </table:table-cell>
          <table:table-cell office:value-type="float" office:value="0.951403333333333" calcext:value-type="float">
            <text:p>0.951403333333333</text:p>
          </table:table-cell>
          <table:table-cell office:value-type="float" office:value="0.0248149735143792" calcext:value-type="float">
            <text:p>0.0248149735143792</text:p>
          </table:table-cell>
          <table:table-cell office:value-type="float" office:value="0.950006666666667" calcext:value-type="float">
            <text:p>0.950006666666667</text:p>
          </table:table-cell>
          <table:table-cell office:value-type="float" office:value="0.0249785227260767" calcext:value-type="float">
            <text:p>0.0249785227260767</text:p>
          </table:table-cell>
          <table:table-cell office:value-type="float" office:value="0.95069" calcext:value-type="float">
            <text:p>0.95069</text:p>
          </table:table-cell>
          <table:table-cell office:value-type="float" office:value="0.0236731199135243" calcext:value-type="float">
            <text:p>0.0237</text:p>
          </table:table-cell>
          <table:table-cell office:value-type="float" office:value="0.952173333333333" calcext:value-type="float">
            <text:p>0.9522</text:p>
          </table:table-cell>
          <table:table-cell office:value-type="float" office:value="0.021223338012752" calcext:value-type="float">
            <text:p>0.0212</text:p>
          </table:table-cell>
          <table:table-cell office:value-type="float" office:value="0.95023" calcext:value-type="float">
            <text:p>0.9502</text:p>
          </table:table-cell>
          <table:table-cell office:value-type="float" office:value="0.0254860054089334" calcext:value-type="float">
            <text:p>0.0255</text:p>
          </table:table-cell>
          <table:table-cell office:value-type="float" office:value="0.952113333333333" calcext:value-type="float">
            <text:p>0.9521</text:p>
          </table:table-cell>
          <table:table-cell office:value-type="float" office:value="0.0230315051043844" calcext:value-type="float">
            <text:p>0.0230</text:p>
          </table:table-cell>
          <table:table-cell office:value-type="float" office:value="0.951183333333333" calcext:value-type="float">
            <text:p>0.9512</text:p>
          </table:table-cell>
          <table:table-cell office:value-type="float" office:value="0.024742500901235" calcext:value-type="float">
            <text:p>0.0247</text:p>
          </table:table-cell>
          <table:table-cell office:value-type="float" office:value="0.951126666666667" calcext:value-type="float">
            <text:p>0.9511</text:p>
          </table:table-cell>
          <table:table-cell office:value-type="float" office:value="0.023426912979789" calcext:value-type="float">
            <text:p>0.0234</text:p>
          </table:table-cell>
          <table:table-cell office:value-type="float" office:value="0.950596666666667" calcext:value-type="float">
            <text:p>0.9506</text:p>
          </table:table-cell>
          <table:table-cell office:value-type="float" office:value="0.0243734835622999" calcext:value-type="float">
            <text:p>0.0244</text:p>
          </table:table-cell>
          <table:table-cell office:value-type="float" office:value="0.950346666666667" calcext:value-type="float">
            <text:p>0.9503</text:p>
          </table:table-cell>
          <table:table-cell office:value-type="float" office:value="0.0228987741670936" calcext:value-type="float">
            <text:p>0.0229</text:p>
          </table:table-cell>
          <table:table-cell office:value-type="float" office:value="0.9493" calcext:value-type="float">
            <text:p>0.9493</text:p>
          </table:table-cell>
          <table:table-cell office:value-type="float" office:value="0.0261389691259517" calcext:value-type="float">
            <text:p>0.0261</text:p>
          </table:table-cell>
          <table:table-cell office:value-type="float" office:value="0.950176666666667" calcext:value-type="float">
            <text:p>0.9502</text:p>
          </table:table-cell>
          <table:table-cell office:value-type="float" office:value="0.0230555899034913" calcext:value-type="float">
            <text:p>0.0231</text:p>
          </table:table-cell>
          <table:table-cell office:value-type="string" calcext:value-type="string">
            <text:p>Hostility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594" calcext:value-type="float">
            <text:p>0.94594</text:p>
          </table:table-cell>
          <table:table-cell office:value-type="float" office:value="0.0264948159394328" calcext:value-type="float">
            <text:p>0.0264948159394328</text:p>
          </table:table-cell>
          <table:table-cell office:value-type="float" office:value="0.94668" calcext:value-type="float">
            <text:p>0.94668</text:p>
          </table:table-cell>
          <table:table-cell office:value-type="float" office:value="0.0257480478457263" calcext:value-type="float">
            <text:p>0.0257480478457263</text:p>
          </table:table-cell>
          <table:table-cell office:value-type="float" office:value="0.95103" calcext:value-type="float">
            <text:p>0.95103</text:p>
          </table:table-cell>
          <table:table-cell office:value-type="float" office:value="0.0231668397173049" calcext:value-type="float">
            <text:p>0.0231668397173049</text:p>
          </table:table-cell>
          <table:table-cell office:value-type="float" office:value="0.951806666666667" calcext:value-type="float">
            <text:p>0.951806666666667</text:p>
          </table:table-cell>
          <table:table-cell office:value-type="float" office:value="0.0243490106360473" calcext:value-type="float">
            <text:p>0.0243490106360473</text:p>
          </table:table-cell>
          <table:table-cell office:value-type="float" office:value="0.95075" calcext:value-type="float">
            <text:p>0.95075</text:p>
          </table:table-cell>
          <table:table-cell office:value-type="float" office:value="0.0229436819077851" calcext:value-type="float">
            <text:p>0.0229436819077851</text:p>
          </table:table-cell>
          <table:table-cell office:value-type="float" office:value="0.950053333333333" calcext:value-type="float">
            <text:p>0.950053333333333</text:p>
          </table:table-cell>
          <table:table-cell office:value-type="float" office:value="0.0220211803161382" calcext:value-type="float">
            <text:p>0.0220211803161382</text:p>
          </table:table-cell>
          <table:table-cell office:value-type="float" office:value="0.949956666666667" calcext:value-type="float">
            <text:p>0.949956666666667</text:p>
          </table:table-cell>
          <table:table-cell office:value-type="float" office:value="0.0239061013656845" calcext:value-type="float">
            <text:p>0.0239</text:p>
          </table:table-cell>
          <table:table-cell office:value-type="float" office:value="0.949423333333333" calcext:value-type="float">
            <text:p>0.9494</text:p>
          </table:table-cell>
          <table:table-cell office:value-type="float" office:value="0.0247888695027636" calcext:value-type="float">
            <text:p>0.0248</text:p>
          </table:table-cell>
          <table:table-cell office:value-type="float" office:value="0.951266666666667" calcext:value-type="float">
            <text:p>0.9513</text:p>
          </table:table-cell>
          <table:table-cell office:value-type="float" office:value="0.0228935653138477" calcext:value-type="float">
            <text:p>0.0229</text:p>
          </table:table-cell>
          <table:table-cell office:value-type="float" office:value="0.950946666666667" calcext:value-type="float">
            <text:p>0.9509</text:p>
          </table:table-cell>
          <table:table-cell office:value-type="float" office:value="0.02337458578806" calcext:value-type="float">
            <text:p>0.0234</text:p>
          </table:table-cell>
          <table:table-cell office:value-type="float" office:value="0.950843333333333" calcext:value-type="float">
            <text:p>0.9508</text:p>
          </table:table-cell>
          <table:table-cell office:value-type="float" office:value="0.0245936924372394" calcext:value-type="float">
            <text:p>0.0246</text:p>
          </table:table-cell>
          <table:table-cell office:value-type="float" office:value="0.950773333333333" calcext:value-type="float">
            <text:p>0.9508</text:p>
          </table:table-cell>
          <table:table-cell office:value-type="float" office:value="0.0232578644853661" calcext:value-type="float">
            <text:p>0.0233</text:p>
          </table:table-cell>
          <table:table-cell office:value-type="float" office:value="0.95099" calcext:value-type="float">
            <text:p>0.9510</text:p>
          </table:table-cell>
          <table:table-cell office:value-type="float" office:value="0.0226645340544676" calcext:value-type="float">
            <text:p>0.0227</text:p>
          </table:table-cell>
          <table:table-cell office:value-type="float" office:value="0.952583333333334" calcext:value-type="float">
            <text:p>0.9526</text:p>
          </table:table-cell>
          <table:table-cell office:value-type="float" office:value="0.0209797736475157" calcext:value-type="float">
            <text:p>0.0210</text:p>
          </table:table-cell>
          <table:table-cell office:value-type="float" office:value="0.95073" calcext:value-type="float">
            <text:p>0.9507</text:p>
          </table:table-cell>
          <table:table-cell office:value-type="float" office:value="0.0236906474546389" calcext:value-type="float">
            <text:p>0.0237</text:p>
          </table:table-cell>
          <table:table-cell office:value-type="float" office:value="0.951446666666667" calcext:value-type="float">
            <text:p>0.9514</text:p>
          </table:table-cell>
          <table:table-cell office:value-type="float" office:value="0.0221466254395825" calcext:value-type="float">
            <text:p>0.0221</text:p>
          </table:table-cell>
          <table:table-cell office:value-type="string" calcext:value-type="string">
            <text:p>kDN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6876666666667" calcext:value-type="float">
            <text:p>0.946876666666667</text:p>
          </table:table-cell>
          <table:table-cell office:value-type="float" office:value="0.0242714780468409" calcext:value-type="float">
            <text:p>0.0242714780468409</text:p>
          </table:table-cell>
          <table:table-cell office:value-type="float" office:value="0.948213333333333" calcext:value-type="float">
            <text:p>0.948213333333333</text:p>
          </table:table-cell>
          <table:table-cell office:value-type="float" office:value="0.019676841827656" calcext:value-type="float">
            <text:p>0.019676841827656</text:p>
          </table:table-cell>
          <table:table-cell office:value-type="float" office:value="0.949943333333333" calcext:value-type="float">
            <text:p>0.949943333333333</text:p>
          </table:table-cell>
          <table:table-cell office:value-type="float" office:value="0.0238064826993597" calcext:value-type="float">
            <text:p>0.0238064826993597</text:p>
          </table:table-cell>
          <table:table-cell office:value-type="float" office:value="0.949056666666667" calcext:value-type="float">
            <text:p>0.949056666666667</text:p>
          </table:table-cell>
          <table:table-cell office:value-type="float" office:value="0.0213110650265766" calcext:value-type="float">
            <text:p>0.0213110650265766</text:p>
          </table:table-cell>
          <table:table-cell office:value-type="float" office:value="0.950673333333333" calcext:value-type="float">
            <text:p>0.950673333333333</text:p>
          </table:table-cell>
          <table:table-cell office:value-type="float" office:value="0.0265713381635977" calcext:value-type="float">
            <text:p>0.0265713381635977</text:p>
          </table:table-cell>
          <table:table-cell office:value-type="float" office:value="0.95022" calcext:value-type="float">
            <text:p>0.95022</text:p>
          </table:table-cell>
          <table:table-cell office:value-type="float" office:value="0.0244415291001703" calcext:value-type="float">
            <text:p>0.0244415291001703</text:p>
          </table:table-cell>
          <table:table-cell office:value-type="float" office:value="0.949683333333333" calcext:value-type="float">
            <text:p>0.949683333333333</text:p>
          </table:table-cell>
          <table:table-cell office:value-type="float" office:value="0.0250593550732709" calcext:value-type="float">
            <text:p>0.0251</text:p>
          </table:table-cell>
          <table:table-cell office:value-type="float" office:value="0.94981" calcext:value-type="float">
            <text:p>0.9498</text:p>
          </table:table-cell>
          <table:table-cell office:value-type="float" office:value="0.0247407726166393" calcext:value-type="float">
            <text:p>0.0247</text:p>
          </table:table-cell>
          <table:table-cell office:value-type="float" office:value="0.95067" calcext:value-type="float">
            <text:p>0.9507</text:p>
          </table:table-cell>
          <table:table-cell office:value-type="float" office:value="0.0247279290148427" calcext:value-type="float">
            <text:p>0.0247</text:p>
          </table:table-cell>
          <table:table-cell office:value-type="float" office:value="0.948636666666667" calcext:value-type="float">
            <text:p>0.9486</text:p>
          </table:table-cell>
          <table:table-cell office:value-type="float" office:value="0.0260695952886683" calcext:value-type="float">
            <text:p>0.0261</text:p>
          </table:table-cell>
          <table:table-cell office:value-type="float" office:value="0.951366666666667" calcext:value-type="float">
            <text:p>0.9514</text:p>
          </table:table-cell>
          <table:table-cell office:value-type="float" office:value="0.0251171689269975" calcext:value-type="float">
            <text:p>0.0251</text:p>
          </table:table-cell>
          <table:table-cell office:value-type="float" office:value="0.950333333333333" calcext:value-type="float">
            <text:p>0.9503</text:p>
          </table:table-cell>
          <table:table-cell office:value-type="float" office:value="0.0245110479967457" calcext:value-type="float">
            <text:p>0.0245</text:p>
          </table:table-cell>
          <table:table-cell office:value-type="float" office:value="0.94968" calcext:value-type="float">
            <text:p>0.9497</text:p>
          </table:table-cell>
          <table:table-cell office:value-type="float" office:value="0.0250445821253973" calcext:value-type="float">
            <text:p>0.0250</text:p>
          </table:table-cell>
          <table:table-cell office:value-type="float" office:value="0.949876666666667" calcext:value-type="float">
            <text:p>0.9499</text:p>
          </table:table-cell>
          <table:table-cell office:value-type="float" office:value="0.0257116659661207" calcext:value-type="float">
            <text:p>0.0257</text:p>
          </table:table-cell>
          <table:table-cell office:value-type="float" office:value="0.951136666666667" calcext:value-type="float">
            <text:p>0.9511</text:p>
          </table:table-cell>
          <table:table-cell office:value-type="float" office:value="0.0249131672463625" calcext:value-type="float">
            <text:p>0.0249</text:p>
          </table:table-cell>
          <table:table-cell office:value-type="float" office:value="0.949856666666667" calcext:value-type="float">
            <text:p>0.9499</text:p>
          </table:table-cell>
          <table:table-cell office:value-type="float" office:value="0.0249333732916598" calcext:value-type="float">
            <text:p>0.0249</text:p>
          </table:table-cell>
          <table:table-cell office:value-type="string" calcext:value-type="string">
            <text:p>DCP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4233333333333" calcext:value-type="float">
            <text:p>0.944233333333333</text:p>
          </table:table-cell>
          <table:table-cell office:value-type="float" office:value="0.0308990592751436" calcext:value-type="float">
            <text:p>0.0308990592751436</text:p>
          </table:table-cell>
          <table:table-cell office:value-type="float" office:value="0.94586" calcext:value-type="float">
            <text:p>0.94586</text:p>
          </table:table-cell>
          <table:table-cell office:value-type="float" office:value="0.0243018224660098" calcext:value-type="float">
            <text:p>0.0243018224660098</text:p>
          </table:table-cell>
          <table:table-cell office:value-type="float" office:value="0.949603333333333" calcext:value-type="float">
            <text:p>0.949603333333333</text:p>
          </table:table-cell>
          <table:table-cell office:value-type="float" office:value="0.0263560214725941" calcext:value-type="float">
            <text:p>0.0263560214725941</text:p>
          </table:table-cell>
          <table:table-cell office:value-type="float" office:value="0.94739" calcext:value-type="float">
            <text:p>0.94739</text:p>
          </table:table-cell>
          <table:table-cell office:value-type="float" office:value="0.0270699274521316" calcext:value-type="float">
            <text:p>0.0270699274521316</text:p>
          </table:table-cell>
          <table:table-cell office:value-type="float" office:value="0.951523333333333" calcext:value-type="float">
            <text:p>0.951523333333333</text:p>
          </table:table-cell>
          <table:table-cell office:value-type="float" office:value="0.0255061675152791" calcext:value-type="float">
            <text:p>0.0255061675152791</text:p>
          </table:table-cell>
          <table:table-cell office:value-type="float" office:value="0.94778" calcext:value-type="float">
            <text:p>0.94778</text:p>
          </table:table-cell>
          <table:table-cell office:value-type="float" office:value="0.0283345847551177" calcext:value-type="float">
            <text:p>0.0283345847551177</text:p>
          </table:table-cell>
          <table:table-cell office:value-type="float" office:value="0.951036666666667" calcext:value-type="float">
            <text:p>0.951036666666667</text:p>
          </table:table-cell>
          <table:table-cell office:value-type="float" office:value="0.0261362737415847" calcext:value-type="float">
            <text:p>0.0261</text:p>
          </table:table-cell>
          <table:table-cell office:value-type="float" office:value="0.95053" calcext:value-type="float">
            <text:p>0.9505</text:p>
          </table:table-cell>
          <table:table-cell office:value-type="float" office:value="0.0265739133328662" calcext:value-type="float">
            <text:p>0.0266</text:p>
          </table:table-cell>
          <table:table-cell office:value-type="float" office:value="0.950443333333333" calcext:value-type="float">
            <text:p>0.9504</text:p>
          </table:table-cell>
          <table:table-cell office:value-type="float" office:value="0.0254011204286738" calcext:value-type="float">
            <text:p>0.0254</text:p>
          </table:table-cell>
          <table:table-cell office:value-type="float" office:value="0.950626666666667" calcext:value-type="float">
            <text:p>0.9506</text:p>
          </table:table-cell>
          <table:table-cell office:value-type="float" office:value="0.026227201202385" calcext:value-type="float">
            <text:p>0.0262</text:p>
          </table:table-cell>
          <table:table-cell office:value-type="float" office:value="0.94913" calcext:value-type="float">
            <text:p>0.9491</text:p>
          </table:table-cell>
          <table:table-cell office:value-type="float" office:value="0.0243200543257533" calcext:value-type="float">
            <text:p>0.0243</text:p>
          </table:table-cell>
          <table:table-cell office:value-type="float" office:value="0.951003333333333" calcext:value-type="float">
            <text:p>0.9510</text:p>
          </table:table-cell>
          <table:table-cell office:value-type="float" office:value="0.025930964194594" calcext:value-type="float">
            <text:p>0.0259</text:p>
          </table:table-cell>
          <table:table-cell office:value-type="float" office:value="0.951776666666667" calcext:value-type="float">
            <text:p>0.9518</text:p>
          </table:table-cell>
          <table:table-cell office:value-type="float" office:value="0.0234965943381166" calcext:value-type="float">
            <text:p>0.0235</text:p>
          </table:table-cell>
          <table:table-cell office:value-type="float" office:value="0.94999" calcext:value-type="float">
            <text:p>0.9500</text:p>
          </table:table-cell>
          <table:table-cell office:value-type="float" office:value="0.0248979024702514" calcext:value-type="float">
            <text:p>0.0249</text:p>
          </table:table-cell>
          <table:table-cell office:value-type="float" office:value="0.94913" calcext:value-type="float">
            <text:p>0.9491</text:p>
          </table:table-cell>
          <table:table-cell office:value-type="float" office:value="0.0256620139492985" calcext:value-type="float">
            <text:p>0.0257</text:p>
          </table:table-cell>
          <table:table-cell office:value-type="float" office:value="0.94876" calcext:value-type="float">
            <text:p>0.9488</text:p>
          </table:table-cell>
          <table:table-cell office:value-type="float" office:value="0.0276505422178791" calcext:value-type="float">
            <text:p>0.0277</text:p>
          </table:table-cell>
          <table:table-cell office:value-type="string" calcext:value-type="string">
            <text:p>TD_U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36913333333333" calcext:value-type="float">
            <text:p>0.936913333333333</text:p>
          </table:table-cell>
          <table:table-cell office:value-type="float" office:value="0.0216855027415911" calcext:value-type="float">
            <text:p>0.0216855027415911</text:p>
          </table:table-cell>
          <table:table-cell office:value-type="float" office:value="0.945613333333333" calcext:value-type="float">
            <text:p>0.945613333333333</text:p>
          </table:table-cell>
          <table:table-cell office:value-type="float" office:value="0.0249401635972261" calcext:value-type="float">
            <text:p>0.0249401635972261</text:p>
          </table:table-cell>
          <table:table-cell office:value-type="float" office:value="0.948013333333333" calcext:value-type="float">
            <text:p>0.948013333333333</text:p>
          </table:table-cell>
          <table:table-cell office:value-type="float" office:value="0.0206278019588636" calcext:value-type="float">
            <text:p>0.0206278019588636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220002556249698" calcext:value-type="float">
            <text:p>0.0220002556249698</text:p>
          </table:table-cell>
          <table:table-cell office:value-type="float" office:value="0.94724" calcext:value-type="float">
            <text:p>0.94724</text:p>
          </table:table-cell>
          <table:table-cell office:value-type="float" office:value="0.0231739787090508" calcext:value-type="float">
            <text:p>0.0231739787090508</text:p>
          </table:table-cell>
          <table:table-cell office:value-type="float" office:value="0.946523333333333" calcext:value-type="float">
            <text:p>0.946523333333333</text:p>
          </table:table-cell>
          <table:table-cell office:value-type="float" office:value="0.0238045054154823" calcext:value-type="float">
            <text:p>0.0238045054154823</text:p>
          </table:table-cell>
          <table:table-cell office:value-type="float" office:value="0.94808" calcext:value-type="float">
            <text:p>0.94808</text:p>
          </table:table-cell>
          <table:table-cell office:value-type="float" office:value="0.0232714590517443" calcext:value-type="float">
            <text:p>0.0233</text:p>
          </table:table-cell>
          <table:table-cell office:value-type="float" office:value="0.947826666666667" calcext:value-type="float">
            <text:p>0.9478</text:p>
          </table:table-cell>
          <table:table-cell office:value-type="float" office:value="0.025542316921502" calcext:value-type="float">
            <text:p>0.0255</text:p>
          </table:table-cell>
          <table:table-cell office:value-type="float" office:value="0.950263333333333" calcext:value-type="float">
            <text:p>0.9503</text:p>
          </table:table-cell>
          <table:table-cell office:value-type="float" office:value="0.0240270686937937" calcext:value-type="float">
            <text:p>0.0240</text:p>
          </table:table-cell>
          <table:table-cell office:value-type="float" office:value="0.948186666666667" calcext:value-type="float">
            <text:p>0.9482</text:p>
          </table:table-cell>
          <table:table-cell office:value-type="float" office:value="0.0232429044067755" calcext:value-type="float">
            <text:p>0.0232</text:p>
          </table:table-cell>
          <table:table-cell office:value-type="float" office:value="0.94944" calcext:value-type="float">
            <text:p>0.9494</text:p>
          </table:table-cell>
          <table:table-cell office:value-type="float" office:value="0.0255146233446836" calcext:value-type="float">
            <text:p>0.0255</text:p>
          </table:table-cell>
          <table:table-cell office:value-type="float" office:value="0.948503333333333" calcext:value-type="float">
            <text:p>0.9485</text:p>
          </table:table-cell>
          <table:table-cell office:value-type="float" office:value="0.0257465050047026" calcext:value-type="float">
            <text:p>0.0257</text:p>
          </table:table-cell>
          <table:table-cell office:value-type="float" office:value="0.950086666666667" calcext:value-type="float">
            <text:p>0.9501</text:p>
          </table:table-cell>
          <table:table-cell office:value-type="float" office:value="0.0244836981897659" calcext:value-type="float">
            <text:p>0.0245</text:p>
          </table:table-cell>
          <table:table-cell office:value-type="float" office:value="0.947286666666667" calcext:value-type="float">
            <text:p>0.9473</text:p>
          </table:table-cell>
          <table:table-cell office:value-type="float" office:value="0.0236205142054582" calcext:value-type="float">
            <text:p>0.0236</text:p>
          </table:table-cell>
          <table:table-cell office:value-type="float" office:value="0.948823333333333" calcext:value-type="float">
            <text:p>0.9488</text:p>
          </table:table-cell>
          <table:table-cell office:value-type="float" office:value="0.0242522881005142" calcext:value-type="float">
            <text:p>0.0243</text:p>
          </table:table-cell>
          <table:table-cell office:value-type="float" office:value="0.950583333333333" calcext:value-type="float">
            <text:p>0.9506</text:p>
          </table:table-cell>
          <table:table-cell office:value-type="float" office:value="0.0238877611529906" calcext:value-type="float">
            <text:p>0.0239</text:p>
          </table:table-cell>
          <table:table-cell office:value-type="string" calcext:value-type="string">
            <text:p>CLD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8896666666667" calcext:value-type="float">
            <text:p>0.948896666666667</text:p>
          </table:table-cell>
          <table:table-cell office:value-type="float" office:value="0.0238467913205615" calcext:value-type="float">
            <text:p>0.0238467913205615</text:p>
          </table:table-cell>
          <table:table-cell office:value-type="float" office:value="0.94537" calcext:value-type="float">
            <text:p>0.94537</text:p>
          </table:table-cell>
          <table:table-cell office:value-type="float" office:value="0.0283148666385017" calcext:value-type="float">
            <text:p>0.0283148666385017</text:p>
          </table:table-cell>
          <table:table-cell office:value-type="float" office:value="0.949833333333333" calcext:value-type="float">
            <text:p>0.949833333333333</text:p>
          </table:table-cell>
          <table:table-cell office:value-type="float" office:value="0.0266559666687624" calcext:value-type="float">
            <text:p>0.0266559666687624</text:p>
          </table:table-cell>
          <table:table-cell office:value-type="float" office:value="0.949123333333333" calcext:value-type="float">
            <text:p>0.949123333333333</text:p>
          </table:table-cell>
          <table:table-cell office:value-type="float" office:value="0.0254159242842958" calcext:value-type="float">
            <text:p>0.0254159242842958</text:p>
          </table:table-cell>
          <table:table-cell office:value-type="float" office:value="0.949386666666667" calcext:value-type="float">
            <text:p>0.949386666666667</text:p>
          </table:table-cell>
          <table:table-cell office:value-type="float" office:value="0.0255009703869822" calcext:value-type="float">
            <text:p>0.0255009703869822</text:p>
          </table:table-cell>
          <table:table-cell office:value-type="float" office:value="0.949426666666667" calcext:value-type="float">
            <text:p>0.949426666666667</text:p>
          </table:table-cell>
          <table:table-cell office:value-type="float" office:value="0.0269201862708738" calcext:value-type="float">
            <text:p>0.0269201862708738</text:p>
          </table:table-cell>
          <table:table-cell office:value-type="float" office:value="0.95029" calcext:value-type="float">
            <text:p>0.95029</text:p>
          </table:table-cell>
          <table:table-cell office:value-type="float" office:value="0.0260002371097291" calcext:value-type="float">
            <text:p>0.0260</text:p>
          </table:table-cell>
          <table:table-cell office:value-type="float" office:value="0.949416666666667" calcext:value-type="float">
            <text:p>0.9494</text:p>
          </table:table-cell>
          <table:table-cell office:value-type="float" office:value="0.0250126952291377" calcext:value-type="float">
            <text:p>0.0250</text:p>
          </table:table-cell>
          <table:table-cell office:value-type="float" office:value="0.950346666666666" calcext:value-type="float">
            <text:p>0.9503</text:p>
          </table:table-cell>
          <table:table-cell office:value-type="float" office:value="0.0251954806163662" calcext:value-type="float">
            <text:p>0.0252</text:p>
          </table:table-cell>
          <table:table-cell office:value-type="float" office:value="0.947583333333333" calcext:value-type="float">
            <text:p>0.9476</text:p>
          </table:table-cell>
          <table:table-cell office:value-type="float" office:value="0.0269324956538216" calcext:value-type="float">
            <text:p>0.0269</text:p>
          </table:table-cell>
          <table:table-cell office:value-type="float" office:value="0.94941" calcext:value-type="float">
            <text:p>0.9494</text:p>
          </table:table-cell>
          <table:table-cell office:value-type="float" office:value="0.0246069214961451" calcext:value-type="float">
            <text:p>0.0246</text:p>
          </table:table-cell>
          <table:table-cell office:value-type="float" office:value="0.949273333333333" calcext:value-type="float">
            <text:p>0.9493</text:p>
          </table:table-cell>
          <table:table-cell office:value-type="float" office:value="0.0244727454395072" calcext:value-type="float">
            <text:p>0.0245</text:p>
          </table:table-cell>
          <table:table-cell office:value-type="float" office:value="0.94969" calcext:value-type="float">
            <text:p>0.9497</text:p>
          </table:table-cell>
          <table:table-cell office:value-type="float" office:value="0.0270022438238388" calcext:value-type="float">
            <text:p>0.0270</text:p>
          </table:table-cell>
          <table:table-cell office:value-type="float" office:value="0.949976666666667" calcext:value-type="float">
            <text:p>0.9500</text:p>
          </table:table-cell>
          <table:table-cell office:value-type="float" office:value="0.023888757485494" calcext:value-type="float">
            <text:p>0.0239</text:p>
          </table:table-cell>
          <table:table-cell office:value-type="float" office:value="0.950753333333333" calcext:value-type="float">
            <text:p>0.9508</text:p>
          </table:table-cell>
          <table:table-cell office:value-type="float" office:value="0.0240339094623219" calcext:value-type="float">
            <text:p>0.0240</text:p>
          </table:table-cell>
          <table:table-cell office:value-type="float" office:value="0.95168" calcext:value-type="float">
            <text:p>0.9517</text:p>
          </table:table-cell>
          <table:table-cell office:value-type="float" office:value="0.022859591812517" calcext:value-type="float">
            <text:p>0.0229</text:p>
          </table:table-cell>
          <table:table-cell office:value-type="string" calcext:value-type="string">
            <text:p>N1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334" calcext:value-type="float">
            <text:p>0.94334</text:p>
          </table:table-cell>
          <table:table-cell office:value-type="float" office:value="0.0239806908886803" calcext:value-type="float">
            <text:p>0.0239806908886803</text:p>
          </table:table-cell>
          <table:table-cell office:value-type="float" office:value="0.94518" calcext:value-type="float">
            <text:p>0.94518</text:p>
          </table:table-cell>
          <table:table-cell office:value-type="float" office:value="0.0249681325309305" calcext:value-type="float">
            <text:p>0.0249681325309305</text:p>
          </table:table-cell>
          <table:table-cell office:value-type="float" office:value="0.95054" calcext:value-type="float">
            <text:p>0.95054</text:p>
          </table:table-cell>
          <table:table-cell office:value-type="float" office:value="0.0218886105895169" calcext:value-type="float">
            <text:p>0.0218886105895169</text:p>
          </table:table-cell>
          <table:table-cell office:value-type="float" office:value="0.947823333333333" calcext:value-type="float">
            <text:p>0.947823333333333</text:p>
          </table:table-cell>
          <table:table-cell office:value-type="float" office:value="0.0223950125047282" calcext:value-type="float">
            <text:p>0.0223950125047282</text:p>
          </table:table-cell>
          <table:table-cell office:value-type="float" office:value="0.951626666666667" calcext:value-type="float">
            <text:p>0.951626666666667</text:p>
          </table:table-cell>
          <table:table-cell office:value-type="float" office:value="0.0244009857783932" calcext:value-type="float">
            <text:p>0.0244009857783932</text:p>
          </table:table-cell>
          <table:table-cell office:value-type="float" office:value="0.94801" calcext:value-type="float">
            <text:p>0.94801</text:p>
          </table:table-cell>
          <table:table-cell office:value-type="float" office:value="0.0229696957986306" calcext:value-type="float">
            <text:p>0.0229696957986306</text:p>
          </table:table-cell>
          <table:table-cell office:value-type="float" office:value="0.952003333333333" calcext:value-type="float">
            <text:p>0.952003333333333</text:p>
          </table:table-cell>
          <table:table-cell office:value-type="float" office:value="0.0226948862410051" calcext:value-type="float">
            <text:p>0.0227</text:p>
          </table:table-cell>
          <table:table-cell office:value-type="float" office:value="0.949766666666667" calcext:value-type="float">
            <text:p>0.9498</text:p>
          </table:table-cell>
          <table:table-cell office:value-type="float" office:value="0.0254096954595251" calcext:value-type="float">
            <text:p>0.0254</text:p>
          </table:table-cell>
          <table:table-cell office:value-type="float" office:value="0.950923333333333" calcext:value-type="float">
            <text:p>0.9509</text:p>
          </table:table-cell>
          <table:table-cell office:value-type="float" office:value="0.0233449381466463" calcext:value-type="float">
            <text:p>0.0233</text:p>
          </table:table-cell>
          <table:table-cell office:value-type="float" office:value="0.947003333333333" calcext:value-type="float">
            <text:p>0.9470</text:p>
          </table:table-cell>
          <table:table-cell office:value-type="float" office:value="0.0265268284129753" calcext:value-type="float">
            <text:p>0.0265</text:p>
          </table:table-cell>
          <table:table-cell office:value-type="float" office:value="0.951303333333333" calcext:value-type="float">
            <text:p>0.9513</text:p>
          </table:table-cell>
          <table:table-cell office:value-type="float" office:value="0.023954346020363" calcext:value-type="float">
            <text:p>0.0240</text:p>
          </table:table-cell>
          <table:table-cell office:value-type="float" office:value="0.94839" calcext:value-type="float">
            <text:p>0.9484</text:p>
          </table:table-cell>
          <table:table-cell office:value-type="float" office:value="0.0223296198985822" calcext:value-type="float">
            <text:p>0.0223</text:p>
          </table:table-cell>
          <table:table-cell office:value-type="float" office:value="0.951653333333333" calcext:value-type="float">
            <text:p>0.9517</text:p>
          </table:table-cell>
          <table:table-cell office:value-type="float" office:value="0.0234982268733427" calcext:value-type="float">
            <text:p>0.0235</text:p>
          </table:table-cell>
          <table:table-cell office:value-type="float" office:value="0.94706" calcext:value-type="float">
            <text:p>0.9471</text:p>
          </table:table-cell>
          <table:table-cell office:value-type="float" office:value="0.0244151423074935" calcext:value-type="float">
            <text:p>0.0244</text:p>
          </table:table-cell>
          <table:table-cell office:value-type="float" office:value="0.952156666666667" calcext:value-type="float">
            <text:p>0.9522</text:p>
          </table:table-cell>
          <table:table-cell office:value-type="float" office:value="0.0226805620145141" calcext:value-type="float">
            <text:p>0.0227</text:p>
          </table:table-cell>
          <table:table-cell office:value-type="float" office:value="0.950663333333333" calcext:value-type="float">
            <text:p>0.9507</text:p>
          </table:table-cell>
          <table:table-cell office:value-type="float" office:value="0.0248399897344204" calcext:value-type="float">
            <text:p>0.0248</text:p>
          </table:table-cell>
          <table:table-cell office:value-type="string" calcext:value-type="string">
            <text:p>N2</text:p>
          </table:table-cell>
        </table:table-row>
        <table:table-row table:style-name="ro1" table:visibility="filter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8093333333333" calcext:value-type="float">
            <text:p>0.948093333333333</text:p>
          </table:table-cell>
          <table:table-cell office:value-type="float" office:value="0.0229470522846568" calcext:value-type="float">
            <text:p>0.0229470522846568</text:p>
          </table:table-cell>
          <table:table-cell office:value-type="float" office:value="0.945616666666667" calcext:value-type="float">
            <text:p>0.945616666666667</text:p>
          </table:table-cell>
          <table:table-cell office:value-type="float" office:value="0.025277322200289" calcext:value-type="float">
            <text:p>0.025277322200289</text:p>
          </table:table-cell>
          <table:table-cell office:value-type="float" office:value="0.951223333333333" calcext:value-type="float">
            <text:p>0.951223333333333</text:p>
          </table:table-cell>
          <table:table-cell office:value-type="float" office:value="0.0229219850815738" calcext:value-type="float">
            <text:p>0.0229219850815738</text:p>
          </table:table-cell>
          <table:table-cell office:value-type="float" office:value="0.94726" calcext:value-type="float">
            <text:p>0.94726</text:p>
          </table:table-cell>
          <table:table-cell office:value-type="float" office:value="0.023553308922161" calcext:value-type="float">
            <text:p>0.023553308922161</text:p>
          </table:table-cell>
          <table:table-cell office:value-type="float" office:value="0.951456666666667" calcext:value-type="float">
            <text:p>0.951456666666667</text:p>
          </table:table-cell>
          <table:table-cell office:value-type="float" office:value="0.0218781454320603" calcext:value-type="float">
            <text:p>0.0218781454320603</text:p>
          </table:table-cell>
          <table:table-cell office:value-type="float" office:value="0.947266666666667" calcext:value-type="float">
            <text:p>0.947266666666667</text:p>
          </table:table-cell>
          <table:table-cell office:value-type="float" office:value="0.0243862920489122" calcext:value-type="float">
            <text:p>0.0243862920489122</text:p>
          </table:table-cell>
          <table:table-cell office:value-type="float" office:value="0.950873333333333" calcext:value-type="float">
            <text:p>0.950873333333333</text:p>
          </table:table-cell>
          <table:table-cell office:value-type="float" office:value="0.0219911591828992" calcext:value-type="float">
            <text:p>0.0220</text:p>
          </table:table-cell>
          <table:table-cell office:value-type="float" office:value="0.947383333333333" calcext:value-type="float">
            <text:p>0.9474</text:p>
          </table:table-cell>
          <table:table-cell office:value-type="float" office:value="0.0228408691803124" calcext:value-type="float">
            <text:p>0.0228</text:p>
          </table:table-cell>
          <table:table-cell office:value-type="float" office:value="0.94914" calcext:value-type="float">
            <text:p>0.9491</text:p>
          </table:table-cell>
          <table:table-cell office:value-type="float" office:value="0.0277168266789751" calcext:value-type="float">
            <text:p>0.0277</text:p>
          </table:table-cell>
          <table:table-cell office:value-type="float" office:value="0.94837" calcext:value-type="float">
            <text:p>0.9484</text:p>
          </table:table-cell>
          <table:table-cell office:value-type="float" office:value="0.0243687379009787" calcext:value-type="float">
            <text:p>0.0244</text:p>
          </table:table-cell>
          <table:table-cell office:value-type="float" office:value="0.950226666666667" calcext:value-type="float">
            <text:p>0.9502</text:p>
          </table:table-cell>
          <table:table-cell office:value-type="float" office:value="0.024490931261177" calcext:value-type="float">
            <text:p>0.0245</text:p>
          </table:table-cell>
          <table:table-cell office:value-type="float" office:value="0.948486666666667" calcext:value-type="float">
            <text:p>0.9485</text:p>
          </table:table-cell>
          <table:table-cell office:value-type="float" office:value="0.0258859280095992" calcext:value-type="float">
            <text:p>0.0259</text:p>
          </table:table-cell>
          <table:table-cell office:value-type="float" office:value="0.950326666666667" calcext:value-type="float">
            <text:p>0.9503</text:p>
          </table:table-cell>
          <table:table-cell office:value-type="float" office:value="0.0214711073602424" calcext:value-type="float">
            <text:p>0.0215</text:p>
          </table:table-cell>
          <table:table-cell office:value-type="float" office:value="0.946586666666667" calcext:value-type="float">
            <text:p>0.9466</text:p>
          </table:table-cell>
          <table:table-cell office:value-type="float" office:value="0.0255854352689014" calcext:value-type="float">
            <text:p>0.0256</text:p>
          </table:table-cell>
          <table:table-cell office:value-type="float" office:value="0.94998" calcext:value-type="float">
            <text:p>0.9500</text:p>
          </table:table-cell>
          <table:table-cell office:value-type="float" office:value="0.0242743283262633" calcext:value-type="float">
            <text:p>0.0243</text:p>
          </table:table-cell>
          <table:table-cell office:value-type="float" office:value="0.949226666666667" calcext:value-type="float">
            <text:p>0.9492</text:p>
          </table:table-cell>
          <table:table-cell office:value-type="float" office:value="0.0251951445670091" calcext:value-type="float">
            <text:p>0.0252</text:p>
          </table:table-cell>
          <table:table-cell office:value-type="string" calcext:value-type="string">
            <text:p>LSC</text:p>
          </table:table-cell>
        </table:table-row>
        <table:table-row table:style-name="ro1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905" calcext:value-type="float">
            <text:p>0.94905</text:p>
          </table:table-cell>
          <table:table-cell office:value-type="float" office:value="0.0235870255293992" calcext:value-type="float">
            <text:p>0.0235870255293992</text:p>
          </table:table-cell>
          <table:table-cell office:value-type="float" office:value="0.94697" calcext:value-type="float">
            <text:p>0.94697</text:p>
          </table:table-cell>
          <table:table-cell office:value-type="float" office:value="0.022527728997187" calcext:value-type="float">
            <text:p>0.022527728997187</text:p>
          </table:table-cell>
          <table:table-cell office:value-type="float" office:value="0.94928" calcext:value-type="float">
            <text:p>0.94928</text:p>
          </table:table-cell>
          <table:table-cell office:value-type="float" office:value="0.0262525659327407" calcext:value-type="float">
            <text:p>0.0262525659327407</text:p>
          </table:table-cell>
          <table:table-cell office:value-type="float" office:value="0.95039" calcext:value-type="float">
            <text:p>0.95039</text:p>
          </table:table-cell>
          <table:table-cell office:value-type="float" office:value="0.023821428787791" calcext:value-type="float">
            <text:p>0.023821428787791</text:p>
          </table:table-cell>
          <table:table-cell office:value-type="float" office:value="0.94958" calcext:value-type="float">
            <text:p>0.94958</text:p>
          </table:table-cell>
          <table:table-cell office:value-type="float" office:value="0.0251778998547018" calcext:value-type="float">
            <text:p>0.0251778998547018</text:p>
          </table:table-cell>
          <table:table-cell office:value-type="float" office:value="0.950006666666667" calcext:value-type="float">
            <text:p>0.950006666666667</text:p>
          </table:table-cell>
          <table:table-cell office:value-type="float" office:value="0.0238118106451158" calcext:value-type="float">
            <text:p>0.0238118106451158</text:p>
          </table:table-cell>
          <table:table-cell office:value-type="float" office:value="0.948823333333333" calcext:value-type="float">
            <text:p>0.948823333333333</text:p>
          </table:table-cell>
          <table:table-cell office:value-type="float" office:value="0.0238574979374429" calcext:value-type="float">
            <text:p>0.0239</text:p>
          </table:table-cell>
          <table:table-cell office:value-type="float" office:value="0.94868" calcext:value-type="float">
            <text:p>0.9487</text:p>
          </table:table-cell>
          <table:table-cell office:value-type="float" office:value="0.0259441777718892" calcext:value-type="float">
            <text:p>0.0259</text:p>
          </table:table-cell>
          <table:table-cell office:value-type="float" office:value="0.95101" calcext:value-type="float">
            <text:p>0.9510</text:p>
          </table:table-cell>
          <table:table-cell office:value-type="float" office:value="0.0234742541753525" calcext:value-type="float">
            <text:p>0.0235</text:p>
          </table:table-cell>
          <table:table-cell office:value-type="float" office:value="0.950983333333333" calcext:value-type="float">
            <text:p>0.9510</text:p>
          </table:table-cell>
          <table:table-cell office:value-type="float" office:value="0.023398945243624" calcext:value-type="float">
            <text:p>0.0234</text:p>
          </table:table-cell>
          <table:table-cell office:value-type="float" office:value="0.949" calcext:value-type="float">
            <text:p>0.9490</text:p>
          </table:table-cell>
          <table:table-cell office:value-type="float" office:value="0.0259688821242863" calcext:value-type="float">
            <text:p>0.0260</text:p>
          </table:table-cell>
          <table:table-cell office:value-type="float" office:value="0.949516666666667" calcext:value-type="float">
            <text:p>0.9495</text:p>
          </table:table-cell>
          <table:table-cell office:value-type="float" office:value="0.0240787205097108" calcext:value-type="float">
            <text:p>0.0241</text:p>
          </table:table-cell>
          <table:table-cell office:value-type="float" office:value="0.94711" calcext:value-type="float">
            <text:p>0.9471</text:p>
          </table:table-cell>
          <table:table-cell office:value-type="float" office:value="0.0257407689348832" calcext:value-type="float">
            <text:p>0.0257</text:p>
          </table:table-cell>
          <table:table-cell office:value-type="float" office:value="0.950193333333333" calcext:value-type="float">
            <text:p>0.9502</text:p>
          </table:table-cell>
          <table:table-cell office:value-type="float" office:value="0.0224397617841773" calcext:value-type="float">
            <text:p>0.0224</text:p>
          </table:table-cell>
          <table:table-cell office:value-type="float" office:value="0.94886" calcext:value-type="float">
            <text:p>0.9489</text:p>
          </table:table-cell>
          <table:table-cell office:value-type="float" office:value="0.0253655798176124" calcext:value-type="float">
            <text:p>0.0254</text:p>
          </table:table-cell>
          <table:table-cell office:value-type="float" office:value="0.949736666666666" calcext:value-type="float">
            <text:p>0.9497</text:p>
          </table:table-cell>
          <table:table-cell office:value-type="float" office:value="0.0244894436780591" calcext:value-type="float">
            <text:p>0.0245</text:p>
          </table:table-cell>
          <table:table-cell office:value-type="string" calcext:value-type="string">
            <text:p>F1</text:p>
          </table:table-cell>
        </table:table-row>
        <table:table-row table:style-name="ro1" table:number-rows-repeated="1048164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Sheet2" table:style-name="ta1">
        <table:table-column table:style-name="co18" table:number-columns-repeated="2" table:default-cell-style-name="Default"/>
        <table:table-column table:style-name="co18" table:visibility="collapse" table:number-columns-repeated="13" table:default-cell-style-name="Default"/>
        <table:table-column table:style-name="co18" table:default-cell-style-name="ce1"/>
        <table:table-column table:style-name="co18" table:visibility="collapse" table:default-cell-style-name="ce1"/>
        <table:table-column table:style-name="co18" table:default-cell-style-name="ce1"/>
        <table:table-column table:style-name="co18" table:visibility="collapse" table:number-columns-repeated="5" table:default-cell-style-name="ce1"/>
        <table:table-column table:style-name="co18" table:default-cell-style-name="ce1"/>
        <table:table-column table:style-name="co18" table:visibility="collapse" table:default-cell-style-name="ce1"/>
        <table:table-column table:style-name="co18" table:default-cell-style-name="ce1"/>
        <table:table-column table:style-name="co18" table:visibility="collapse" table:number-columns-repeated="5" table:default-cell-style-name="ce1"/>
        <table:table-column table:style-name="co18" table:default-cell-style-name="ce1"/>
        <table:table-column table:style-name="co18" table:visibility="collapse" table:default-cell-style-name="ce1"/>
        <table:table-column table:style-name="co18" table:default-cell-style-name="ce1"/>
        <table:table-column table:style-name="co18" table:number-columns-repeated="1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_ensemble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  <table:table-cell office:value-type="string" calcext:value-type="string">
            <text:p>weights</text:p>
          </table:table-cell>
          <table:table-cell table:number-columns-repeated="3"/>
          <table:table-cell table:style-name="ce2" office:value-type="string" calcext:value-type="string">
            <text:p>split1 classic</text:p>
          </table:table-cell>
          <table:table-cell table:style-name="ce2" office:value-type="string" calcext:value-type="string">
            <text:p>split1 classic X</text:p>
          </table:table-cell>
          <table:table-cell table:style-name="ce2" office:value-type="string" calcext:value-type="string">
            <text:p>split2 classic</text:p>
          </table:table-cell>
          <table:table-cell table:style-name="ce2" office:value-type="string" calcext:value-type="string">
            <text:p>split2 classic X</text:p>
          </table:table-cell>
          <table:table-cell table:style-name="ce2" office:value-type="string" calcext:value-type="string">
            <text:p>split4 classic</text:p>
          </table:table-cell>
          <table:table-cell table:style-name="ce2" office:value-type="string" calcext:value-type="string">
            <text:p>split4 classic X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average</text:p>
          </table:table-cell>
          <table:table-cell office:value-type="float" office:value="0.722924369747899" calcext:value-type="float">
            <text:p>0.722924369747899</text:p>
          </table:table-cell>
          <table:table-cell office:value-type="float" office:value="0.080784191876407" calcext:value-type="float">
            <text:p>0.080784191876407</text:p>
          </table:table-cell>
          <table:table-cell office:value-type="float" office:value="0.699689915966387" calcext:value-type="float">
            <text:p>0.699689915966387</text:p>
          </table:table-cell>
          <table:table-cell office:value-type="float" office:value="0.0609019008276712" calcext:value-type="float">
            <text:p>0.0609019008276712</text:p>
          </table:table-cell>
          <table:table-cell office:value-type="float" office:value="0.715318907563025" calcext:value-type="float">
            <text:p>0.715318907563025</text:p>
          </table:table-cell>
          <table:table-cell office:value-type="float" office:value="0.0755075660412767" calcext:value-type="float">
            <text:p>0.0755075660412767</text:p>
          </table:table-cell>
          <table:table-cell office:value-type="float" office:value="0.716511764705882" calcext:value-type="float">
            <text:p>0.716511764705882</text:p>
          </table:table-cell>
          <table:table-cell office:value-type="float" office:value="0.0776396979379288" calcext:value-type="float">
            <text:p>0.0776396979379288</text:p>
          </table:table-cell>
          <table:table-cell office:value-type="float" office:value="0.719936134453781" calcext:value-type="float">
            <text:p>0.719936134453781</text:p>
          </table:table-cell>
          <table:table-cell office:value-type="float" office:value="0.0870659634203447" calcext:value-type="float">
            <text:p>0.0870659634203447</text:p>
          </table:table-cell>
          <table:table-cell office:value-type="float" office:value="0.720609243697479" calcext:value-type="float">
            <text:p>0.720609243697479</text:p>
          </table:table-cell>
          <table:table-cell office:value-type="float" office:value="0.0730292006173742" calcext:value-type="float">
            <text:p>0.0730292006173742</text:p>
          </table:table-cell>
          <table:table-cell office:value-type="float" office:value="0.721610504201681" calcext:value-type="float">
            <text:p>0.721610504201681</text:p>
          </table:table-cell>
          <table:table-cell office:value-type="float" office:value="0.0739803450935175" calcext:value-type="float">
            <text:p>0.0740</text:p>
          </table:table-cell>
          <table:table-cell office:value-type="float" office:value="0.724186554621849" calcext:value-type="float">
            <text:p>0.7242</text:p>
          </table:table-cell>
          <table:table-cell office:value-type="float" office:value="0.0796955788296245" calcext:value-type="float">
            <text:p>0.0797</text:p>
          </table:table-cell>
          <table:table-cell office:value-type="float" office:value="0.713032352941177" calcext:value-type="float">
            <text:p>0.7130</text:p>
          </table:table-cell>
          <table:table-cell office:value-type="float" office:value="0.0640987113139625" calcext:value-type="float">
            <text:p>0.0641</text:p>
          </table:table-cell>
          <table:table-cell office:value-type="float" office:value="0.717197058823529" calcext:value-type="float">
            <text:p>0.7172</text:p>
          </table:table-cell>
          <table:table-cell office:value-type="float" office:value="0.0863879007608183" calcext:value-type="float">
            <text:p>0.0864</text:p>
          </table:table-cell>
          <table:table-cell office:value-type="float" office:value="0.707633613445378" calcext:value-type="float">
            <text:p>0.7076</text:p>
          </table:table-cell>
          <table:table-cell office:value-type="float" office:value="0.084214714702465" calcext:value-type="float">
            <text:p>0.0842</text:p>
          </table:table-cell>
          <table:table-cell office:value-type="float" office:value="0.714302100840336" calcext:value-type="float">
            <text:p>0.7143</text:p>
          </table:table-cell>
          <table:table-cell office:value-type="float" office:value="0.0774210972774931" calcext:value-type="float">
            <text:p>0.0774</text:p>
          </table:table-cell>
          <table:table-cell office:value-type="float" office:value="0.710886974789916" calcext:value-type="float">
            <text:p>0.7109</text:p>
          </table:table-cell>
          <table:table-cell office:value-type="float" office:value="0.0837632571048202" calcext:value-type="float">
            <text:p>0.0838</text:p>
          </table:table-cell>
          <table:table-cell office:value-type="float" office:value="0.718708403361344" calcext:value-type="float">
            <text:p>0.7187</text:p>
          </table:table-cell>
          <table:table-cell office:value-type="float" office:value="0.0873434307799896" calcext:value-type="float">
            <text:p>0.0873</text:p>
          </table:table-cell>
          <table:table-cell office:value-type="float" office:value="0.724035294117647" calcext:value-type="float">
            <text:p>0.7240</text:p>
          </table:table-cell>
          <table:table-cell office:value-type="float" office:value="0.0846649230147547" calcext:value-type="float">
            <text:p>0.0847</text:p>
          </table:table-cell>
          <table:table-cell office:value-type="float" office:value="0.704840756302521" calcext:value-type="float">
            <text:p>0.7048</text:p>
          </table:table-cell>
          <table:table-cell office:value-type="float" office:value="0.0739374268579782" calcext:value-type="float">
            <text:p>0.0739</text:p>
          </table:table-cell>
          <table:table-cell office:value-type="string" calcext:value-type="string">
            <text:p>F1</text:p>
          </table:table-cell>
          <table:table-cell/>
          <table:table-cell table:style-name="ce2"/>
          <table:table-cell table:style-name="ce4" office:value-type="string" calcext:value-type="string">
            <text:p>artificial</text:p>
          </table:table-cell>
          <table:table-cell table:formula="of:=AVERAGE([.P30:.P42])" office:value-type="float" office:value="0.0195858529707321" calcext:value-type="float">
            <text:p>0.0195858529707321</text:p>
          </table:table-cell>
          <table:table-cell table:formula="of:=AVERAGE([.R30:.R42])" office:value-type="float" office:value="0.0189040057902998" calcext:value-type="float">
            <text:p>0.0189040057902998</text:p>
          </table:table-cell>
          <table:table-cell table:formula="of:=AVERAGE([.X30:.X42])" office:value-type="float" office:value="0.0198483673479584" calcext:value-type="float">
            <text:p>0.0198483673479584</text:p>
          </table:table-cell>
          <table:table-cell table:formula="of:=AVERAGE([.Z30:.Z42])" office:value-type="float" office:value="0.0188988868618241" calcext:value-type="float">
            <text:p>0.0188988868618241</text:p>
          </table:table-cell>
          <table:table-cell table:formula="of:=AVERAGE([.AF30:.AF42])" office:value-type="float" office:value="0.0197130530334423" calcext:value-type="float">
            <text:p>0.0197130530334423</text:p>
          </table:table-cell>
          <table:table-cell table:formula="of:=AVERAGE([.AH30:.AH42])" office:value-type="float" office:value="0.0199349453715009" calcext:value-type="float">
            <text:p>0.0199349453715009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string" calcext:value-type="string">
            <text:p>average</text:p>
          </table:table-cell>
          <table:table-cell office:value-type="float" office:value="0.634550501287088" calcext:value-type="float">
            <text:p>0.634550501287088</text:p>
          </table:table-cell>
          <table:table-cell office:value-type="float" office:value="0.0645191342522596" calcext:value-type="float">
            <text:p>0.0645191342522596</text:p>
          </table:table-cell>
          <table:table-cell office:value-type="float" office:value="0.626431073025335" calcext:value-type="float">
            <text:p>0.626431073025335</text:p>
          </table:table-cell>
          <table:table-cell office:value-type="float" office:value="0.0557003439205692" calcext:value-type="float">
            <text:p>0.0557003439205692</text:p>
          </table:table-cell>
          <table:table-cell office:value-type="float" office:value="0.632757620918575" calcext:value-type="float">
            <text:p>0.632757620918575</text:p>
          </table:table-cell>
          <table:table-cell office:value-type="float" office:value="0.0601208734835959" calcext:value-type="float">
            <text:p>0.0601208734835959</text:p>
          </table:table-cell>
          <table:table-cell office:value-type="float" office:value="0.62963436526216" calcext:value-type="float">
            <text:p>0.62963436526216</text:p>
          </table:table-cell>
          <table:table-cell office:value-type="float" office:value="0.0617394208663877" calcext:value-type="float">
            <text:p>0.0617394208663877</text:p>
          </table:table-cell>
          <table:table-cell office:value-type="float" office:value="0.625512464435713" calcext:value-type="float">
            <text:p>0.625512464435713</text:p>
          </table:table-cell>
          <table:table-cell office:value-type="float" office:value="0.0567437936753887" calcext:value-type="float">
            <text:p>0.0567437936753887</text:p>
          </table:table-cell>
          <table:table-cell office:value-type="float" office:value="0.627263853136431" calcext:value-type="float">
            <text:p>0.627263853136431</text:p>
          </table:table-cell>
          <table:table-cell office:value-type="float" office:value="0.0582087880482714" calcext:value-type="float">
            <text:p>0.0582087880482714</text:p>
          </table:table-cell>
          <table:table-cell office:value-type="float" office:value="0.628939743937136" calcext:value-type="float">
            <text:p>0.628939743937136</text:p>
          </table:table-cell>
          <table:table-cell office:value-type="float" office:value="0.0573200769263323" calcext:value-type="float">
            <text:p>0.0573</text:p>
          </table:table-cell>
          <table:table-cell office:value-type="float" office:value="0.632816996341959" calcext:value-type="float">
            <text:p>0.6328</text:p>
          </table:table-cell>
          <table:table-cell office:value-type="float" office:value="0.0588790870558754" calcext:value-type="float">
            <text:p>0.0589</text:p>
          </table:table-cell>
          <table:table-cell office:value-type="float" office:value="0.624151266766021" calcext:value-type="float">
            <text:p>0.6242</text:p>
          </table:table-cell>
          <table:table-cell office:value-type="float" office:value="0.0648799219971811" calcext:value-type="float">
            <text:p>0.0649</text:p>
          </table:table-cell>
          <table:table-cell office:value-type="float" office:value="0.630345549383552" calcext:value-type="float">
            <text:p>0.6303</text:p>
          </table:table-cell>
          <table:table-cell office:value-type="float" office:value="0.0594075542848337" calcext:value-type="float">
            <text:p>0.0594</text:p>
          </table:table-cell>
          <table:table-cell office:value-type="float" office:value="0.630935611705731" calcext:value-type="float">
            <text:p>0.6309</text:p>
          </table:table-cell>
          <table:table-cell office:value-type="float" office:value="0.0593338172666782" calcext:value-type="float">
            <text:p>0.0593</text:p>
          </table:table-cell>
          <table:table-cell office:value-type="float" office:value="0.632261787020729" calcext:value-type="float">
            <text:p>0.6323</text:p>
          </table:table-cell>
          <table:table-cell office:value-type="float" office:value="0.0548495032916945" calcext:value-type="float">
            <text:p>0.0548</text:p>
          </table:table-cell>
          <table:table-cell office:value-type="float" office:value="0.625573262430565" calcext:value-type="float">
            <text:p>0.6256</text:p>
          </table:table-cell>
          <table:table-cell office:value-type="float" office:value="0.05530859735528" calcext:value-type="float">
            <text:p>0.0553</text:p>
          </table:table-cell>
          <table:table-cell office:value-type="float" office:value="0.628963453461591" calcext:value-type="float">
            <text:p>0.6290</text:p>
          </table:table-cell>
          <table:table-cell office:value-type="float" office:value="0.0599364193501641" calcext:value-type="float">
            <text:p>0.0599</text:p>
          </table:table-cell>
          <table:table-cell office:value-type="float" office:value="0.63298042270695" calcext:value-type="float">
            <text:p>0.6330</text:p>
          </table:table-cell>
          <table:table-cell office:value-type="float" office:value="0.0613819949882148" calcext:value-type="float">
            <text:p>0.0614</text:p>
          </table:table-cell>
          <table:table-cell office:value-type="float" office:value="0.627640292643273" calcext:value-type="float">
            <text:p>0.6276</text:p>
          </table:table-cell>
          <table:table-cell office:value-type="float" office:value="0.0579057608544587" calcext:value-type="float">
            <text:p>0.0579</text:p>
          </table:table-cell>
          <table:table-cell office:value-type="string" calcext:value-type="string">
            <text:p>F1</text:p>
          </table:table-cell>
          <table:table-cell/>
          <table:table-cell table:style-name="ce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average</text:p>
          </table:table-cell>
          <table:table-cell office:value-type="float" office:value="0.654982456140351" calcext:value-type="float">
            <text:p>0.654982456140351</text:p>
          </table:table-cell>
          <table:table-cell office:value-type="float" office:value="0.0495730593901704" calcext:value-type="float">
            <text:p>0.0495730593901704</text:p>
          </table:table-cell>
          <table:table-cell office:value-type="float" office:value="0.649039473684211" calcext:value-type="float">
            <text:p>0.649039473684211</text:p>
          </table:table-cell>
          <table:table-cell office:value-type="float" office:value="0.0509931785239511" calcext:value-type="float">
            <text:p>0.0509931785239511</text:p>
          </table:table-cell>
          <table:table-cell office:value-type="float" office:value="0.652657894736842" calcext:value-type="float">
            <text:p>0.652657894736842</text:p>
          </table:table-cell>
          <table:table-cell office:value-type="float" office:value="0.0458090413799506" calcext:value-type="float">
            <text:p>0.0458090413799506</text:p>
          </table:table-cell>
          <table:table-cell office:value-type="float" office:value="0.661043859649123" calcext:value-type="float">
            <text:p>0.661043859649123</text:p>
          </table:table-cell>
          <table:table-cell office:value-type="float" office:value="0.0459653346256121" calcext:value-type="float">
            <text:p>0.0459653346256121</text:p>
          </table:table-cell>
          <table:table-cell office:value-type="float" office:value="0.650938596491228" calcext:value-type="float">
            <text:p>0.650938596491228</text:p>
          </table:table-cell>
          <table:table-cell office:value-type="float" office:value="0.038978572773525" calcext:value-type="float">
            <text:p>0.038978572773525</text:p>
          </table:table-cell>
          <table:table-cell office:value-type="float" office:value="0.658978070175438" calcext:value-type="float">
            <text:p>0.658978070175438</text:p>
          </table:table-cell>
          <table:table-cell office:value-type="float" office:value="0.0475965996155213" calcext:value-type="float">
            <text:p>0.0475965996155213</text:p>
          </table:table-cell>
          <table:table-cell office:value-type="float" office:value="0.650293859649123" calcext:value-type="float">
            <text:p>0.650293859649123</text:p>
          </table:table-cell>
          <table:table-cell office:value-type="float" office:value="0.0484117854551613" calcext:value-type="float">
            <text:p>0.0484</text:p>
          </table:table-cell>
          <table:table-cell office:value-type="float" office:value="0.661412280701754" calcext:value-type="float">
            <text:p>0.6614</text:p>
          </table:table-cell>
          <table:table-cell office:value-type="float" office:value="0.0507374327673095" calcext:value-type="float">
            <text:p>0.0507</text:p>
          </table:table-cell>
          <table:table-cell office:value-type="float" office:value="0.642776315789474" calcext:value-type="float">
            <text:p>0.6428</text:p>
          </table:table-cell>
          <table:table-cell office:value-type="float" office:value="0.0462922362386786" calcext:value-type="float">
            <text:p>0.0463</text:p>
          </table:table-cell>
          <table:table-cell office:value-type="float" office:value="0.654171052631579" calcext:value-type="float">
            <text:p>0.6542</text:p>
          </table:table-cell>
          <table:table-cell office:value-type="float" office:value="0.051463892768966" calcext:value-type="float">
            <text:p>0.0515</text:p>
          </table:table-cell>
          <table:table-cell office:value-type="float" office:value="0.646719298245614" calcext:value-type="float">
            <text:p>0.6467</text:p>
          </table:table-cell>
          <table:table-cell office:value-type="float" office:value="0.0430854033488601" calcext:value-type="float">
            <text:p>0.0431</text:p>
          </table:table-cell>
          <table:table-cell office:value-type="float" office:value="0.656377192982456" calcext:value-type="float">
            <text:p>0.6564</text:p>
          </table:table-cell>
          <table:table-cell office:value-type="float" office:value="0.0458363576398348" calcext:value-type="float">
            <text:p>0.0458</text:p>
          </table:table-cell>
          <table:table-cell office:value-type="float" office:value="0.644236842105263" calcext:value-type="float">
            <text:p>0.6442</text:p>
          </table:table-cell>
          <table:table-cell office:value-type="float" office:value="0.047064203763095" calcext:value-type="float">
            <text:p>0.0471</text:p>
          </table:table-cell>
          <table:table-cell office:value-type="float" office:value="0.652039473684211" calcext:value-type="float">
            <text:p>0.6520</text:p>
          </table:table-cell>
          <table:table-cell office:value-type="float" office:value="0.0472232909590166" calcext:value-type="float">
            <text:p>0.0472</text:p>
          </table:table-cell>
          <table:table-cell office:value-type="float" office:value="0.650513157894737" calcext:value-type="float">
            <text:p>0.6505</text:p>
          </table:table-cell>
          <table:table-cell office:value-type="float" office:value="0.0475001052670477" calcext:value-type="float">
            <text:p>0.0475</text:p>
          </table:table-cell>
          <table:table-cell office:value-type="float" office:value="0.656381578947368" calcext:value-type="float">
            <text:p>0.6564</text:p>
          </table:table-cell>
          <table:table-cell office:value-type="float" office:value="0.047667289573715" calcext:value-type="float">
            <text:p>0.0477</text:p>
          </table:table-cell>
          <table:table-cell office:value-type="string" calcext:value-type="string">
            <text:p>F1</text:p>
          </table:table-cell>
          <table:table-cell/>
          <table:table-cell table:style-name="ce3" office:value-type="string" calcext:value-type="string">
            <text:p>hard</text:p>
          </table:table-cell>
          <table:table-cell table:style-name="ce4" office:value-type="string" calcext:value-type="string">
            <text:p>real</text:p>
          </table:table-cell>
          <table:table-cell table:formula="of:=AVERAGE([.P2:.P10])" office:value-type="float" office:value="0.0631103297528509" calcext:value-type="float">
            <text:p>0.0631103297528509</text:p>
          </table:table-cell>
          <table:table-cell table:formula="of:=AVERAGE([.R2:.R10])" office:value-type="float" office:value="0.0619602769181739" calcext:value-type="float">
            <text:p>0.0619602769181739</text:p>
          </table:table-cell>
          <table:table-cell table:formula="of:=AVERAGE([.X2:.X10])" office:value-type="float" office:value="0.0593339145487415" calcext:value-type="float">
            <text:p>0.0593339145487415</text:p>
          </table:table-cell>
          <table:table-cell table:formula="of:=AVERAGE([.Z2:.Z10])" office:value-type="float" office:value="0.0635108356232534" calcext:value-type="float">
            <text:p>0.0635108356232534</text:p>
          </table:table-cell>
          <table:table-cell table:formula="of:=AVERAGE([.AF2:.AF10])" office:value-type="float" office:value="0.0651433329175256" calcext:value-type="float">
            <text:p>0.0651433329175256</text:p>
          </table:table-cell>
          <table:table-cell table:formula="of:=AVERAGE([.AH2:.AH10])" office:value-type="float" office:value="0.0599014354108255" calcext:value-type="float">
            <text:p>0.0599014354108255</text:p>
          </table:table-cell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average</text:p>
          </table:table-cell>
          <table:table-cell office:value-type="float" office:value="0.637455555555556" calcext:value-type="float">
            <text:p>0.637455555555556</text:p>
          </table:table-cell>
          <table:table-cell office:value-type="float" office:value="0.11628075503399" calcext:value-type="float">
            <text:p>0.11628075503399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133023299572761" calcext:value-type="float">
            <text:p>0.133023299572761</text:p>
          </table:table-cell>
          <table:table-cell office:value-type="float" office:value="0.624961111111111" calcext:value-type="float">
            <text:p>0.624961111111111</text:p>
          </table:table-cell>
          <table:table-cell office:value-type="float" office:value="0.118790441985773" calcext:value-type="float">
            <text:p>0.118790441985773</text:p>
          </table:table-cell>
          <table:table-cell office:value-type="float" office:value="0.644405555555555" calcext:value-type="float">
            <text:p>0.644405555555555</text:p>
          </table:table-cell>
          <table:table-cell office:value-type="float" office:value="0.118215891331908" calcext:value-type="float">
            <text:p>0.118215891331908</text:p>
          </table:table-cell>
          <table:table-cell office:value-type="float" office:value="0.617927777777778" calcext:value-type="float">
            <text:p>0.617927777777778</text:p>
          </table:table-cell>
          <table:table-cell office:value-type="float" office:value="0.118578869834683" calcext:value-type="float">
            <text:p>0.118578869834683</text:p>
          </table:table-cell>
          <table:table-cell office:value-type="float" office:value="0.634533333333333" calcext:value-type="float">
            <text:p>0.634533333333333</text:p>
          </table:table-cell>
          <table:table-cell office:value-type="float" office:value="0.116259924778111" calcext:value-type="float">
            <text:p>0.116259924778111</text:p>
          </table:table-cell>
          <table:table-cell office:value-type="float" office:value="0.644205555555555" calcext:value-type="float">
            <text:p>0.644205555555555</text:p>
          </table:table-cell>
          <table:table-cell office:value-type="float" office:value="0.121598892719084" calcext:value-type="float">
            <text:p>0.1216</text:p>
          </table:table-cell>
          <table:table-cell office:value-type="float" office:value="0.628377777777778" calcext:value-type="float">
            <text:p>0.6284</text:p>
          </table:table-cell>
          <table:table-cell office:value-type="float" office:value="0.119410194315613" calcext:value-type="float">
            <text:p>0.1194</text:p>
          </table:table-cell>
          <table:table-cell office:value-type="float" office:value="0.629022222222222" calcext:value-type="float">
            <text:p>0.6290</text:p>
          </table:table-cell>
          <table:table-cell office:value-type="float" office:value="0.11597331358515" calcext:value-type="float">
            <text:p>0.1160</text:p>
          </table:table-cell>
          <table:table-cell office:value-type="float" office:value="0.634011111111111" calcext:value-type="float">
            <text:p>0.6340</text:p>
          </table:table-cell>
          <table:table-cell office:value-type="float" office:value="0.113292707109102" calcext:value-type="float">
            <text:p>0.1133</text:p>
          </table:table-cell>
          <table:table-cell office:value-type="float" office:value="0.638427777777778" calcext:value-type="float">
            <text:p>0.6384</text:p>
          </table:table-cell>
          <table:table-cell office:value-type="float" office:value="0.116491094512413" calcext:value-type="float">
            <text:p>0.1165</text:p>
          </table:table-cell>
          <table:table-cell office:value-type="float" office:value="0.635094444444444" calcext:value-type="float">
            <text:p>0.6351</text:p>
          </table:table-cell>
          <table:table-cell office:value-type="float" office:value="0.116423759780247" calcext:value-type="float">
            <text:p>0.1164</text:p>
          </table:table-cell>
          <table:table-cell office:value-type="float" office:value="0.642983333333333" calcext:value-type="float">
            <text:p>0.6430</text:p>
          </table:table-cell>
          <table:table-cell office:value-type="float" office:value="0.116217177031748" calcext:value-type="float">
            <text:p>0.1162</text:p>
          </table:table-cell>
          <table:table-cell office:value-type="float" office:value="0.625955555555556" calcext:value-type="float">
            <text:p>0.6260</text:p>
          </table:table-cell>
          <table:table-cell office:value-type="float" office:value="0.113656185697765" calcext:value-type="float">
            <text:p>0.1137</text:p>
          </table:table-cell>
          <table:table-cell office:value-type="float" office:value="0.641811111111111" calcext:value-type="float">
            <text:p>0.6418</text:p>
          </table:table-cell>
          <table:table-cell office:value-type="float" office:value="0.125507634718936" calcext:value-type="float">
            <text:p>0.1255</text:p>
          </table:table-cell>
          <table:table-cell office:value-type="float" office:value="0.643861111111111" calcext:value-type="float">
            <text:p>0.6439</text:p>
          </table:table-cell>
          <table:table-cell office:value-type="float" office:value="0.11644335166815" calcext:value-type="float">
            <text:p>0.1164</text:p>
          </table:table-cell>
          <table:table-cell office:value-type="string" calcext:value-type="string">
            <text:p>F1</text:p>
          </table:table-cell>
          <table:table-cell/>
          <table:table-cell table:style-name="ce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average</text:p>
          </table:table-cell>
          <table:table-cell office:value-type="float" office:value="0.622030532212885" calcext:value-type="float">
            <text:p>0.622030532212885</text:p>
          </table:table-cell>
          <table:table-cell office:value-type="float" office:value="0.0544637776533837" calcext:value-type="float">
            <text:p>0.0544637776533837</text:p>
          </table:table-cell>
          <table:table-cell office:value-type="float" office:value="0.615057142857143" calcext:value-type="float">
            <text:p>0.615057142857143</text:p>
          </table:table-cell>
          <table:table-cell office:value-type="float" office:value="0.0600748934783968" calcext:value-type="float">
            <text:p>0.0600748934783968</text:p>
          </table:table-cell>
          <table:table-cell office:value-type="float" office:value="0.609765546218487" calcext:value-type="float">
            <text:p>0.609765546218487</text:p>
          </table:table-cell>
          <table:table-cell office:value-type="float" office:value="0.0609831031887243" calcext:value-type="float">
            <text:p>0.0609831031887243</text:p>
          </table:table-cell>
          <table:table-cell office:value-type="float" office:value="0.629301820728291" calcext:value-type="float">
            <text:p>0.629301820728291</text:p>
          </table:table-cell>
          <table:table-cell office:value-type="float" office:value="0.0719187579338972" calcext:value-type="float">
            <text:p>0.0719187579338972</text:p>
          </table:table-cell>
          <table:table-cell office:value-type="float" office:value="0.611438865546219" calcext:value-type="float">
            <text:p>0.611438865546219</text:p>
          </table:table-cell>
          <table:table-cell office:value-type="float" office:value="0.0606332096401521" calcext:value-type="float">
            <text:p>0.0606332096401521</text:p>
          </table:table-cell>
          <table:table-cell office:value-type="float" office:value="0.621587535014006" calcext:value-type="float">
            <text:p>0.621587535014006</text:p>
          </table:table-cell>
          <table:table-cell office:value-type="float" office:value="0.0648710324089319" calcext:value-type="float">
            <text:p>0.0648710324089319</text:p>
          </table:table-cell>
          <table:table-cell office:value-type="float" office:value="0.614428361344538" calcext:value-type="float">
            <text:p>0.614428361344538</text:p>
          </table:table-cell>
          <table:table-cell office:value-type="float" office:value="0.0671395188386946" calcext:value-type="float">
            <text:p>0.0671</text:p>
          </table:table-cell>
          <table:table-cell office:value-type="float" office:value="0.617437254901961" calcext:value-type="float">
            <text:p>0.6174</text:p>
          </table:table-cell>
          <table:table-cell office:value-type="float" office:value="0.0722769806988219" calcext:value-type="float">
            <text:p>0.0723</text:p>
          </table:table-cell>
          <table:table-cell office:value-type="float" office:value="0.624231162464986" calcext:value-type="float">
            <text:p>0.6242</text:p>
          </table:table-cell>
          <table:table-cell office:value-type="float" office:value="0.0689873249278465" calcext:value-type="float">
            <text:p>0.0690</text:p>
          </table:table-cell>
          <table:table-cell office:value-type="float" office:value="0.621852450980392" calcext:value-type="float">
            <text:p>0.6219</text:p>
          </table:table-cell>
          <table:table-cell office:value-type="float" office:value="0.0705910787111024" calcext:value-type="float">
            <text:p>0.0706</text:p>
          </table:table-cell>
          <table:table-cell office:value-type="float" office:value="0.618430392156863" calcext:value-type="float">
            <text:p>0.6184</text:p>
          </table:table-cell>
          <table:table-cell office:value-type="float" office:value="0.0564460448418421" calcext:value-type="float">
            <text:p>0.0564</text:p>
          </table:table-cell>
          <table:table-cell office:value-type="float" office:value="0.626415756302521" calcext:value-type="float">
            <text:p>0.6264</text:p>
          </table:table-cell>
          <table:table-cell office:value-type="float" office:value="0.0661660915807656" calcext:value-type="float">
            <text:p>0.0662</text:p>
          </table:table-cell>
          <table:table-cell office:value-type="float" office:value="0.611821988795518" calcext:value-type="float">
            <text:p>0.6118</text:p>
          </table:table-cell>
          <table:table-cell office:value-type="float" office:value="0.0667195443100061" calcext:value-type="float">
            <text:p>0.0667</text:p>
          </table:table-cell>
          <table:table-cell office:value-type="float" office:value="0.611568977591036" calcext:value-type="float">
            <text:p>0.6116</text:p>
          </table:table-cell>
          <table:table-cell office:value-type="float" office:value="0.0666141003934387" calcext:value-type="float">
            <text:p>0.0666</text:p>
          </table:table-cell>
          <table:table-cell office:value-type="float" office:value="0.613085854341737" calcext:value-type="float">
            <text:p>0.6131</text:p>
          </table:table-cell>
          <table:table-cell office:value-type="float" office:value="0.0646701573444745" calcext:value-type="float">
            <text:p>0.0647</text:p>
          </table:table-cell>
          <table:table-cell office:value-type="float" office:value="0.617116736694678" calcext:value-type="float">
            <text:p>0.6171</text:p>
          </table:table-cell>
          <table:table-cell office:value-type="float" office:value="0.0694292351664699" calcext:value-type="float">
            <text:p>0.0694</text:p>
          </table:table-cell>
          <table:table-cell office:value-type="string" calcext:value-type="string">
            <text:p>F1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real</text:p>
          </table:table-cell>
          <table:table-cell table:formula="of:=AVERAGE([.P11:.P22])" office:value-type="float" office:value="0.0578668488700579" calcext:value-type="float">
            <text:p>0.0578668488700579</text:p>
          </table:table-cell>
          <table:table-cell table:formula="of:=AVERAGE([.R11:.R22])" office:value-type="float" office:value="0.0619095422432644" calcext:value-type="float">
            <text:p>0.0619095422432644</text:p>
          </table:table-cell>
          <table:table-cell table:formula="of:=AVERAGE([.X11:.X22])" office:value-type="float" office:value="0.0594668076258278" calcext:value-type="float">
            <text:p>0.0594668076258278</text:p>
          </table:table-cell>
          <table:table-cell table:formula="of:=AVERAGE([.Z11:.Z22])" office:value-type="float" office:value="0.060003688613387" calcext:value-type="float">
            <text:p>0.060003688613387</text:p>
          </table:table-cell>
          <table:table-cell table:formula="of:=AVERAGE([.AF11:.AF22])" office:value-type="float" office:value="0.0592904892372067" calcext:value-type="float">
            <text:p>0.0592904892372067</text:p>
          </table:table-cell>
          <table:table-cell table:formula="of:=AVERAGE([.AH11:.AH22])" office:value-type="float" office:value="0.0580053935804379" calcext:value-type="float">
            <text:p>0.0580053935804379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average</text:p>
          </table:table-cell>
          <table:table-cell office:value-type="float" office:value="0.676069602698651" calcext:value-type="float">
            <text:p>0.676069602698651</text:p>
          </table:table-cell>
          <table:table-cell office:value-type="float" office:value="0.0503798764104227" calcext:value-type="float">
            <text:p>0.0503798764104227</text:p>
          </table:table-cell>
          <table:table-cell office:value-type="float" office:value="0.65566308095952" calcext:value-type="float">
            <text:p>0.65566308095952</text:p>
          </table:table-cell>
          <table:table-cell office:value-type="float" office:value="0.0446349096787313" calcext:value-type="float">
            <text:p>0.0446349096787313</text:p>
          </table:table-cell>
          <table:table-cell office:value-type="float" office:value="0.667898538230885" calcext:value-type="float">
            <text:p>0.667898538230885</text:p>
          </table:table-cell>
          <table:table-cell office:value-type="float" office:value="0.0424701654216949" calcext:value-type="float">
            <text:p>0.0424701654216949</text:p>
          </table:table-cell>
          <table:table-cell office:value-type="float" office:value="0.669434745127436" calcext:value-type="float">
            <text:p>0.669434745127436</text:p>
          </table:table-cell>
          <table:table-cell office:value-type="float" office:value="0.0506642207358231" calcext:value-type="float">
            <text:p>0.0506642207358231</text:p>
          </table:table-cell>
          <table:table-cell office:value-type="float" office:value="0.678168178410795" calcext:value-type="float">
            <text:p>0.678168178410795</text:p>
          </table:table-cell>
          <table:table-cell office:value-type="float" office:value="0.0403368564747418" calcext:value-type="float">
            <text:p>0.0403368564747418</text:p>
          </table:table-cell>
          <table:table-cell office:value-type="float" office:value="0.665541154422789" calcext:value-type="float">
            <text:p>0.665541154422789</text:p>
          </table:table-cell>
          <table:table-cell office:value-type="float" office:value="0.0517760674055094" calcext:value-type="float">
            <text:p>0.0517760674055094</text:p>
          </table:table-cell>
          <table:table-cell office:value-type="float" office:value="0.671905734632684" calcext:value-type="float">
            <text:p>0.671905734632684</text:p>
          </table:table-cell>
          <table:table-cell office:value-type="float" office:value="0.050896765395513" calcext:value-type="float">
            <text:p>0.0509</text:p>
          </table:table-cell>
          <table:table-cell office:value-type="float" office:value="0.672925562218891" calcext:value-type="float">
            <text:p>0.6729</text:p>
          </table:table-cell>
          <table:table-cell office:value-type="float" office:value="0.0436251086040019" calcext:value-type="float">
            <text:p>0.0436</text:p>
          </table:table-cell>
          <table:table-cell office:value-type="float" office:value="0.665480134932534" calcext:value-type="float">
            <text:p>0.6655</text:p>
          </table:table-cell>
          <table:table-cell office:value-type="float" office:value="0.0418194560610132" calcext:value-type="float">
            <text:p>0.0418</text:p>
          </table:table-cell>
          <table:table-cell office:value-type="float" office:value="0.673416416791604" calcext:value-type="float">
            <text:p>0.6734</text:p>
          </table:table-cell>
          <table:table-cell office:value-type="float" office:value="0.0450497707158931" calcext:value-type="float">
            <text:p>0.0450</text:p>
          </table:table-cell>
          <table:table-cell office:value-type="float" office:value="0.667690179910045" calcext:value-type="float">
            <text:p>0.6677</text:p>
          </table:table-cell>
          <table:table-cell office:value-type="float" office:value="0.041581492205248" calcext:value-type="float">
            <text:p>0.0416</text:p>
          </table:table-cell>
          <table:table-cell office:value-type="float" office:value="0.677134707646177" calcext:value-type="float">
            <text:p>0.6771</text:p>
          </table:table-cell>
          <table:table-cell office:value-type="float" office:value="0.0502045042390083" calcext:value-type="float">
            <text:p>0.0502</text:p>
          </table:table-cell>
          <table:table-cell office:value-type="float" office:value="0.668438380809595" calcext:value-type="float">
            <text:p>0.6684</text:p>
          </table:table-cell>
          <table:table-cell office:value-type="float" office:value="0.0503791969910861" calcext:value-type="float">
            <text:p>0.0504</text:p>
          </table:table-cell>
          <table:table-cell office:value-type="float" office:value="0.676474962518741" calcext:value-type="float">
            <text:p>0.6765</text:p>
          </table:table-cell>
          <table:table-cell office:value-type="float" office:value="0.0428646571446905" calcext:value-type="float">
            <text:p>0.0429</text:p>
          </table:table-cell>
          <table:table-cell office:value-type="float" office:value="0.673407196401799" calcext:value-type="float">
            <text:p>0.6734</text:p>
          </table:table-cell>
          <table:table-cell office:value-type="float" office:value="0.0371963654876427" calcext:value-type="float">
            <text:p>0.0372</text:p>
          </table:table-cell>
          <table:table-cell office:value-type="float" office:value="0.668269190404798" calcext:value-type="float">
            <text:p>0.6683</text:p>
          </table:table-cell>
          <table:table-cell office:value-type="float" office:value="0.0437198906774148" calcext:value-type="float">
            <text:p>0.0437</text:p>
          </table:table-cell>
          <table:table-cell office:value-type="string" calcext:value-type="string">
            <text:p>F1</text:p>
          </table:table-cell>
          <table:table-cell/>
          <table:table-cell table:style-name="ce2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average</text:p>
          </table:table-cell>
          <table:table-cell office:value-type="float" office:value="0.676252309612984" calcext:value-type="float">
            <text:p>0.676252309612984</text:p>
          </table:table-cell>
          <table:table-cell office:value-type="float" office:value="0.0504429663304062" calcext:value-type="float">
            <text:p>0.0504429663304062</text:p>
          </table:table-cell>
          <table:table-cell office:value-type="float" office:value="0.66405518102372" calcext:value-type="float">
            <text:p>0.66405518102372</text:p>
          </table:table-cell>
          <table:table-cell office:value-type="float" office:value="0.0648714973520861" calcext:value-type="float">
            <text:p>0.0648714973520861</text:p>
          </table:table-cell>
          <table:table-cell office:value-type="float" office:value="0.682807865168539" calcext:value-type="float">
            <text:p>0.682807865168539</text:p>
          </table:table-cell>
          <table:table-cell office:value-type="float" office:value="0.0396407135159059" calcext:value-type="float">
            <text:p>0.0396407135159059</text:p>
          </table:table-cell>
          <table:table-cell office:value-type="float" office:value="0.676330274656679" calcext:value-type="float">
            <text:p>0.676330274656679</text:p>
          </table:table-cell>
          <table:table-cell office:value-type="float" office:value="0.0475365092404358" calcext:value-type="float">
            <text:p>0.0475365092404358</text:p>
          </table:table-cell>
          <table:table-cell office:value-type="float" office:value="0.677982584269663" calcext:value-type="float">
            <text:p>0.677982584269663</text:p>
          </table:table-cell>
          <table:table-cell office:value-type="float" office:value="0.0520505377225978" calcext:value-type="float">
            <text:p>0.0520505377225978</text:p>
          </table:table-cell>
          <table:table-cell office:value-type="float" office:value="0.679041760299625" calcext:value-type="float">
            <text:p>0.679041760299625</text:p>
          </table:table-cell>
          <table:table-cell office:value-type="float" office:value="0.0497144938511148" calcext:value-type="float">
            <text:p>0.0497144938511148</text:p>
          </table:table-cell>
          <table:table-cell office:value-type="float" office:value="0.672065667915106" calcext:value-type="float">
            <text:p>0.672065667915106</text:p>
          </table:table-cell>
          <table:table-cell office:value-type="float" office:value="0.0506494099146076" calcext:value-type="float">
            <text:p>0.0506</text:p>
          </table:table-cell>
          <table:table-cell office:value-type="float" office:value="0.677360611735331" calcext:value-type="float">
            <text:p>0.6774</text:p>
          </table:table-cell>
          <table:table-cell office:value-type="float" office:value="0.0459828788066545" calcext:value-type="float">
            <text:p>0.0460</text:p>
          </table:table-cell>
          <table:table-cell office:value-type="float" office:value="0.67615368289638" calcext:value-type="float">
            <text:p>0.6762</text:p>
          </table:table-cell>
          <table:table-cell office:value-type="float" office:value="0.0474827837392334" calcext:value-type="float">
            <text:p>0.0475</text:p>
          </table:table-cell>
          <table:table-cell office:value-type="float" office:value="0.673879775280899" calcext:value-type="float">
            <text:p>0.6739</text:p>
          </table:table-cell>
          <table:table-cell office:value-type="float" office:value="0.0619560470272458" calcext:value-type="float">
            <text:p>0.0620</text:p>
          </table:table-cell>
          <table:table-cell office:value-type="float" office:value="0.676002434456929" calcext:value-type="float">
            <text:p>0.6760</text:p>
          </table:table-cell>
          <table:table-cell office:value-type="float" office:value="0.0383864016897905" calcext:value-type="float">
            <text:p>0.0384</text:p>
          </table:table-cell>
          <table:table-cell office:value-type="float" office:value="0.673688202247191" calcext:value-type="float">
            <text:p>0.6737</text:p>
          </table:table-cell>
          <table:table-cell office:value-type="float" office:value="0.055023459709336" calcext:value-type="float">
            <text:p>0.0550</text:p>
          </table:table-cell>
          <table:table-cell office:value-type="float" office:value="0.687214794007491" calcext:value-type="float">
            <text:p>0.6872</text:p>
          </table:table-cell>
          <table:table-cell office:value-type="float" office:value="0.0471560587060694" calcext:value-type="float">
            <text:p>0.0472</text:p>
          </table:table-cell>
          <table:table-cell office:value-type="float" office:value="0.684877028714107" calcext:value-type="float">
            <text:p>0.6849</text:p>
          </table:table-cell>
          <table:table-cell office:value-type="float" office:value="0.0464241943741465" calcext:value-type="float">
            <text:p>0.0464</text:p>
          </table:table-cell>
          <table:table-cell office:value-type="float" office:value="0.682921348314607" calcext:value-type="float">
            <text:p>0.6829</text:p>
          </table:table-cell>
          <table:table-cell office:value-type="float" office:value="0.04479610209812" calcext:value-type="float">
            <text:p>0.0448</text:p>
          </table:table-cell>
          <table:table-cell office:value-type="float" office:value="0.676425780274657" calcext:value-type="float">
            <text:p>0.6764</text:p>
          </table:table-cell>
          <table:table-cell office:value-type="float" office:value="0.0428344729766055" calcext:value-type="float">
            <text:p>0.0428</text:p>
          </table:table-cell>
          <table:table-cell office:value-type="string" calcext:value-type="string">
            <text:p>F1</text:p>
          </table:table-cell>
          <table:table-cell/>
          <table:table-cell table:style-name="ce3" office:value-type="string" calcext:value-type="string">
            <text:p>easy</text:p>
          </table:table-cell>
          <table:table-cell table:style-name="ce4" office:value-type="string" calcext:value-type="string">
            <text:p>real</text:p>
          </table:table-cell>
          <table:table-cell table:formula="of:=AVERAGE([.P23:.P29])" office:value-type="float" office:value="0.0184494587354691" calcext:value-type="float">
            <text:p>0.0184494587354691</text:p>
          </table:table-cell>
          <table:table-cell table:formula="of:=AVERAGE([.R23:.R29])" office:value-type="float" office:value="0.0191218358975653" calcext:value-type="float">
            <text:p>0.0191218358975653</text:p>
          </table:table-cell>
          <table:table-cell table:formula="of:=AVERAGE([.X23:.X29])" office:value-type="float" office:value="0.0183222679372949" calcext:value-type="float">
            <text:p>0.0183222679372949</text:p>
          </table:table-cell>
          <table:table-cell table:formula="of:=AVERAGE([.Z23:.Z29])" office:value-type="float" office:value="0.01843339974711" calcext:value-type="float">
            <text:p>0.01843339974711</text:p>
          </table:table-cell>
          <table:table-cell table:formula="of:=AVERAGE([.AF23:.AF29])" office:value-type="float" office:value="0.0190077997779703" calcext:value-type="float">
            <text:p>0.0190077997779703</text:p>
          </table:table-cell>
          <table:table-cell table:formula="of:=AVERAGE([.AH23:.AH29])" office:value-type="float" office:value="0.0189344879372314" calcext:value-type="float">
            <text:p>0.0189344879372314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average</text:p>
          </table:table-cell>
          <table:table-cell office:value-type="float" office:value="0.711152402402402" calcext:value-type="float">
            <text:p>0.711152402402402</text:p>
          </table:table-cell>
          <table:table-cell office:value-type="float" office:value="0.0502903139317358" calcext:value-type="float">
            <text:p>0.0502903139317358</text:p>
          </table:table-cell>
          <table:table-cell office:value-type="float" office:value="0.718114114114114" calcext:value-type="float">
            <text:p>0.718114114114114</text:p>
          </table:table-cell>
          <table:table-cell office:value-type="float" office:value="0.0630826757038882" calcext:value-type="float">
            <text:p>0.0630826757038882</text:p>
          </table:table-cell>
          <table:table-cell office:value-type="float" office:value="0.73697484984985" calcext:value-type="float">
            <text:p>0.73697484984985</text:p>
          </table:table-cell>
          <table:table-cell office:value-type="float" office:value="0.0486908304901837" calcext:value-type="float">
            <text:p>0.0486908304901837</text:p>
          </table:table-cell>
          <table:table-cell office:value-type="float" office:value="0.726512762762763" calcext:value-type="float">
            <text:p>0.726512762762763</text:p>
          </table:table-cell>
          <table:table-cell office:value-type="float" office:value="0.0454165880705308" calcext:value-type="float">
            <text:p>0.0454165880705308</text:p>
          </table:table-cell>
          <table:table-cell office:value-type="float" office:value="0.713331831831832" calcext:value-type="float">
            <text:p>0.713331831831832</text:p>
          </table:table-cell>
          <table:table-cell office:value-type="float" office:value="0.0495382470531614" calcext:value-type="float">
            <text:p>0.0495382470531614</text:p>
          </table:table-cell>
          <table:table-cell office:value-type="float" office:value="0.714351351351351" calcext:value-type="float">
            <text:p>0.714351351351351</text:p>
          </table:table-cell>
          <table:table-cell office:value-type="float" office:value="0.047376807019211" calcext:value-type="float">
            <text:p>0.047376807019211</text:p>
          </table:table-cell>
          <table:table-cell office:value-type="float" office:value="0.729632882882883" calcext:value-type="float">
            <text:p>0.729632882882883</text:p>
          </table:table-cell>
          <table:table-cell office:value-type="float" office:value="0.0487141480197729" calcext:value-type="float">
            <text:p>0.0487</text:p>
          </table:table-cell>
          <table:table-cell office:value-type="float" office:value="0.731218468468468" calcext:value-type="float">
            <text:p>0.7312</text:p>
          </table:table-cell>
          <table:table-cell office:value-type="float" office:value="0.0469201027404942" calcext:value-type="float">
            <text:p>0.0469</text:p>
          </table:table-cell>
          <table:table-cell office:value-type="float" office:value="0.731440315315315" calcext:value-type="float">
            <text:p>0.7314</text:p>
          </table:table-cell>
          <table:table-cell office:value-type="float" office:value="0.052058097101576" calcext:value-type="float">
            <text:p>0.0521</text:p>
          </table:table-cell>
          <table:table-cell office:value-type="float" office:value="0.718838213213213" calcext:value-type="float">
            <text:p>0.7188</text:p>
          </table:table-cell>
          <table:table-cell office:value-type="float" office:value="0.0530064999097085" calcext:value-type="float">
            <text:p>0.0530</text:p>
          </table:table-cell>
          <table:table-cell office:value-type="float" office:value="0.722483858858859" calcext:value-type="float">
            <text:p>0.7225</text:p>
          </table:table-cell>
          <table:table-cell office:value-type="float" office:value="0.0446402264326628" calcext:value-type="float">
            <text:p>0.0446</text:p>
          </table:table-cell>
          <table:table-cell office:value-type="float" office:value="0.719317567567568" calcext:value-type="float">
            <text:p>0.7193</text:p>
          </table:table-cell>
          <table:table-cell office:value-type="float" office:value="0.0543103728053874" calcext:value-type="float">
            <text:p>0.0543</text:p>
          </table:table-cell>
          <table:table-cell office:value-type="float" office:value="0.738604354354354" calcext:value-type="float">
            <text:p>0.7386</text:p>
          </table:table-cell>
          <table:table-cell office:value-type="float" office:value="0.0536444573234107" calcext:value-type="float">
            <text:p>0.0536</text:p>
          </table:table-cell>
          <table:table-cell office:value-type="float" office:value="0.715290165165165" calcext:value-type="float">
            <text:p>0.7153</text:p>
          </table:table-cell>
          <table:table-cell office:value-type="float" office:value="0.064982084452248" calcext:value-type="float">
            <text:p>0.0650</text:p>
          </table:table-cell>
          <table:table-cell office:value-type="float" office:value="0.723166666666667" calcext:value-type="float">
            <text:p>0.7232</text:p>
          </table:table-cell>
          <table:table-cell office:value-type="float" office:value="0.060546050859761" calcext:value-type="float">
            <text:p>0.0605</text:p>
          </table:table-cell>
          <table:table-cell office:value-type="float" office:value="0.725440315315315" calcext:value-type="float">
            <text:p>0.7254</text:p>
          </table:table-cell>
          <table:table-cell office:value-type="float" office:value="0.0513170501979906" calcext:value-type="float">
            <text:p>0.0513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average</text:p>
          </table:table-cell>
          <table:table-cell office:value-type="float" office:value="0.71254703569268" calcext:value-type="float">
            <text:p>0.71254703569268</text:p>
          </table:table-cell>
          <table:table-cell office:value-type="float" office:value="0.0497641129056227" calcext:value-type="float">
            <text:p>0.0497641129056227</text:p>
          </table:table-cell>
          <table:table-cell office:value-type="float" office:value="0.69775241984271" calcext:value-type="float">
            <text:p>0.69775241984271</text:p>
          </table:table-cell>
          <table:table-cell office:value-type="float" office:value="0.0487399430607236" calcext:value-type="float">
            <text:p>0.0487399430607236</text:p>
          </table:table-cell>
          <table:table-cell office:value-type="float" office:value="0.70425483968542" calcext:value-type="float">
            <text:p>0.70425483968542</text:p>
          </table:table-cell>
          <table:table-cell office:value-type="float" office:value="0.0522022749541788" calcext:value-type="float">
            <text:p>0.0522022749541788</text:p>
          </table:table-cell>
          <table:table-cell office:value-type="float" office:value="0.721021778584392" calcext:value-type="float">
            <text:p>0.721021778584392</text:p>
          </table:table-cell>
          <table:table-cell office:value-type="float" office:value="0.0471908120502253" calcext:value-type="float">
            <text:p>0.0471908120502253</text:p>
          </table:table-cell>
          <table:table-cell office:value-type="float" office:value="0.723388838475499" calcext:value-type="float">
            <text:p>0.723388838475499</text:p>
          </table:table-cell>
          <table:table-cell office:value-type="float" office:value="0.0532098905045002" calcext:value-type="float">
            <text:p>0.0532098905045002</text:p>
          </table:table-cell>
          <table:table-cell office:value-type="float" office:value="0.717509376890502" calcext:value-type="float">
            <text:p>0.717509376890502</text:p>
          </table:table-cell>
          <table:table-cell office:value-type="float" office:value="0.0417937874305769" calcext:value-type="float">
            <text:p>0.0417937874305769</text:p>
          </table:table-cell>
          <table:table-cell office:value-type="float" office:value="0.713944041137326" calcext:value-type="float">
            <text:p>0.713944041137326</text:p>
          </table:table-cell>
          <table:table-cell office:value-type="float" office:value="0.049282025412975" calcext:value-type="float">
            <text:p>0.0493</text:p>
          </table:table-cell>
          <table:table-cell office:value-type="float" office:value="0.711699183303085" calcext:value-type="float">
            <text:p>0.7117</text:p>
          </table:table-cell>
          <table:table-cell office:value-type="float" office:value="0.04011512844517" calcext:value-type="float">
            <text:p>0.0401</text:p>
          </table:table-cell>
          <table:table-cell office:value-type="float" office:value="0.712527071990321" calcext:value-type="float">
            <text:p>0.7125</text:p>
          </table:table-cell>
          <table:table-cell office:value-type="float" office:value="0.0449358256550189" calcext:value-type="float">
            <text:p>0.0449</text:p>
          </table:table-cell>
          <table:table-cell office:value-type="float" office:value="0.709351784633999" calcext:value-type="float">
            <text:p>0.7094</text:p>
          </table:table-cell>
          <table:table-cell office:value-type="float" office:value="0.0492964563425143" calcext:value-type="float">
            <text:p>0.0493</text:p>
          </table:table-cell>
          <table:table-cell office:value-type="float" office:value="0.713961584996975" calcext:value-type="float">
            <text:p>0.7140</text:p>
          </table:table-cell>
          <table:table-cell office:value-type="float" office:value="0.0498260359387137" calcext:value-type="float">
            <text:p>0.0498</text:p>
          </table:table-cell>
          <table:table-cell office:value-type="float" office:value="0.719283121597096" calcext:value-type="float">
            <text:p>0.7193</text:p>
          </table:table-cell>
          <table:table-cell office:value-type="float" office:value="0.051362374285514" calcext:value-type="float">
            <text:p>0.0514</text:p>
          </table:table-cell>
          <table:table-cell office:value-type="float" office:value="0.715143224440411" calcext:value-type="float">
            <text:p>0.7151</text:p>
          </table:table-cell>
          <table:table-cell office:value-type="float" office:value="0.0494730574254151" calcext:value-type="float">
            <text:p>0.0495</text:p>
          </table:table-cell>
          <table:table-cell office:value-type="float" office:value="0.715682849364791" calcext:value-type="float">
            <text:p>0.7157</text:p>
          </table:table-cell>
          <table:table-cell office:value-type="float" office:value="0.0600528247103002" calcext:value-type="float">
            <text:p>0.0601</text:p>
          </table:table-cell>
          <table:table-cell office:value-type="float" office:value="0.717465668481549" calcext:value-type="float">
            <text:p>0.7175</text:p>
          </table:table-cell>
          <table:table-cell office:value-type="float" office:value="0.0600266624787791" calcext:value-type="float">
            <text:p>0.0600</text:p>
          </table:table-cell>
          <table:table-cell office:value-type="float" office:value="0.711406231094979" calcext:value-type="float">
            <text:p>0.7114</text:p>
          </table:table-cell>
          <table:table-cell office:value-type="float" office:value="0.0358584407246467" calcext:value-type="float">
            <text:p>0.0359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ching_assistant_LH</text:p>
          </table:table-cell>
          <table:table-cell office:value-type="string" calcext:value-type="string">
            <text:p>average</text:p>
          </table:table-cell>
          <table:table-cell office:value-type="float" office:value="0.669363636363636" calcext:value-type="float">
            <text:p>0.669363636363636</text:p>
          </table:table-cell>
          <table:table-cell office:value-type="float" office:value="0.0801496562153776" calcext:value-type="float">
            <text:p>0.0801496562153776</text:p>
          </table:table-cell>
          <table:table-cell office:value-type="float" office:value="0.668131818181818" calcext:value-type="float">
            <text:p>0.668131818181818</text:p>
          </table:table-cell>
          <table:table-cell office:value-type="float" office:value="0.125284244294825" calcext:value-type="float">
            <text:p>0.125284244294825</text:p>
          </table:table-cell>
          <table:table-cell office:value-type="float" office:value="0.672809090909091" calcext:value-type="float">
            <text:p>0.672809090909091</text:p>
          </table:table-cell>
          <table:table-cell office:value-type="float" office:value="0.0822740778817061" calcext:value-type="float">
            <text:p>0.0822740778817061</text:p>
          </table:table-cell>
          <table:table-cell office:value-type="float" office:value="0.675709090909091" calcext:value-type="float">
            <text:p>0.675709090909091</text:p>
          </table:table-cell>
          <table:table-cell office:value-type="float" office:value="0.0837027388353788" calcext:value-type="float">
            <text:p>0.0837027388353788</text:p>
          </table:table-cell>
          <table:table-cell office:value-type="float" office:value="0.658790909090909" calcext:value-type="float">
            <text:p>0.658790909090909</text:p>
          </table:table-cell>
          <table:table-cell office:value-type="float" office:value="0.0831680019292025" calcext:value-type="float">
            <text:p>0.0831680019292025</text:p>
          </table:table-cell>
          <table:table-cell office:value-type="float" office:value="0.673631818181818" calcext:value-type="float">
            <text:p>0.673631818181818</text:p>
          </table:table-cell>
          <table:table-cell office:value-type="float" office:value="0.0771828524392752" calcext:value-type="float">
            <text:p>0.0771828524392752</text:p>
          </table:table-cell>
          <table:table-cell office:value-type="float" office:value="0.671427272727273" calcext:value-type="float">
            <text:p>0.671427272727273</text:p>
          </table:table-cell>
          <table:table-cell office:value-type="float" office:value="0.0698369469637291" calcext:value-type="float">
            <text:p>0.0698</text:p>
          </table:table-cell>
          <table:table-cell office:value-type="float" office:value="0.672586363636364" calcext:value-type="float">
            <text:p>0.6726</text:p>
          </table:table-cell>
          <table:table-cell office:value-type="float" office:value="0.0812569820572268" calcext:value-type="float">
            <text:p>0.0813</text:p>
          </table:table-cell>
          <table:table-cell office:value-type="float" office:value="0.673345454545455" calcext:value-type="float">
            <text:p>0.6733</text:p>
          </table:table-cell>
          <table:table-cell office:value-type="float" office:value="0.0797588775638508" calcext:value-type="float">
            <text:p>0.0798</text:p>
          </table:table-cell>
          <table:table-cell office:value-type="float" office:value="0.677704545454545" calcext:value-type="float">
            <text:p>0.6777</text:p>
          </table:table-cell>
          <table:table-cell office:value-type="float" office:value="0.0808520524364783" calcext:value-type="float">
            <text:p>0.0809</text:p>
          </table:table-cell>
          <table:table-cell office:value-type="float" office:value="0.673922727272727" calcext:value-type="float">
            <text:p>0.6739</text:p>
          </table:table-cell>
          <table:table-cell office:value-type="float" office:value="0.0804264105139456" calcext:value-type="float">
            <text:p>0.0804</text:p>
          </table:table-cell>
          <table:table-cell office:value-type="float" office:value="0.671890909090909" calcext:value-type="float">
            <text:p>0.6719</text:p>
          </table:table-cell>
          <table:table-cell office:value-type="float" office:value="0.0814976893814437" calcext:value-type="float">
            <text:p>0.0815</text:p>
          </table:table-cell>
          <table:table-cell office:value-type="float" office:value="0.678440909090909" calcext:value-type="float">
            <text:p>0.6784</text:p>
          </table:table-cell>
          <table:table-cell office:value-type="float" office:value="0.084088246580025" calcext:value-type="float">
            <text:p>0.0841</text:p>
          </table:table-cell>
          <table:table-cell office:value-type="float" office:value="0.664059090909091" calcext:value-type="float">
            <text:p>0.6641</text:p>
          </table:table-cell>
          <table:table-cell office:value-type="float" office:value="0.0723948732269025" calcext:value-type="float">
            <text:p>0.0724</text:p>
          </table:table-cell>
          <table:table-cell office:value-type="float" office:value="0.670886363636364" calcext:value-type="float">
            <text:p>0.6709</text:p>
          </table:table-cell>
          <table:table-cell office:value-type="float" office:value="0.0819035009457016" calcext:value-type="float">
            <text:p>0.0819</text:p>
          </table:table-cell>
          <table:table-cell office:value-type="float" office:value="0.670204545454545" calcext:value-type="float">
            <text:p>0.6702</text:p>
          </table:table-cell>
          <table:table-cell office:value-type="float" office:value="0.0764102280731162" calcext:value-type="float">
            <text:p>0.0764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average</text:p>
          </table:table-cell>
          <table:table-cell office:value-type="float" office:value="0.710968181818182" calcext:value-type="float">
            <text:p>0.710968181818182</text:p>
          </table:table-cell>
          <table:table-cell office:value-type="float" office:value="0.191803367562578" calcext:value-type="float">
            <text:p>0.191803367562578</text:p>
          </table:table-cell>
          <table:table-cell office:value-type="float" office:value="0.689913636363636" calcext:value-type="float">
            <text:p>0.689913636363636</text:p>
          </table:table-cell>
          <table:table-cell office:value-type="float" office:value="0.1859202459112" calcext:value-type="float">
            <text:p>0.1859202459112</text:p>
          </table:table-cell>
          <table:table-cell office:value-type="float" office:value="0.720163636363636" calcext:value-type="float">
            <text:p>0.720163636363636</text:p>
          </table:table-cell>
          <table:table-cell office:value-type="float" office:value="0.193845186039766" calcext:value-type="float">
            <text:p>0.193845186039766</text:p>
          </table:table-cell>
          <table:table-cell office:value-type="float" office:value="0.709954545454545" calcext:value-type="float">
            <text:p>0.709954545454545</text:p>
          </table:table-cell>
          <table:table-cell office:value-type="float" office:value="0.181897377735168" calcext:value-type="float">
            <text:p>0.181897377735168</text:p>
          </table:table-cell>
          <table:table-cell office:value-type="float" office:value="0.730627272727273" calcext:value-type="float">
            <text:p>0.730627272727273</text:p>
          </table:table-cell>
          <table:table-cell office:value-type="float" office:value="0.175265656615333" calcext:value-type="float">
            <text:p>0.175265656615333</text:p>
          </table:table-cell>
          <table:table-cell office:value-type="float" office:value="0.728859090909091" calcext:value-type="float">
            <text:p>0.728859090909091</text:p>
          </table:table-cell>
          <table:table-cell office:value-type="float" office:value="0.182424415020035" calcext:value-type="float">
            <text:p>0.182424415020035</text:p>
          </table:table-cell>
          <table:table-cell office:value-type="float" office:value="0.719013636363636" calcext:value-type="float">
            <text:p>0.719013636363636</text:p>
          </table:table-cell>
          <table:table-cell office:value-type="float" office:value="0.1917433407082" calcext:value-type="float">
            <text:p>0.1917</text:p>
          </table:table-cell>
          <table:table-cell office:value-type="float" office:value="0.728781818181818" calcext:value-type="float">
            <text:p>0.7288</text:p>
          </table:table-cell>
          <table:table-cell office:value-type="float" office:value="0.184651736963435" calcext:value-type="float">
            <text:p>0.1847</text:p>
          </table:table-cell>
          <table:table-cell office:value-type="float" office:value="0.720227272727273" calcext:value-type="float">
            <text:p>0.7202</text:p>
          </table:table-cell>
          <table:table-cell office:value-type="float" office:value="0.184597055882562" calcext:value-type="float">
            <text:p>0.1846</text:p>
          </table:table-cell>
          <table:table-cell office:value-type="float" office:value="0.725340909090909" calcext:value-type="float">
            <text:p>0.7253</text:p>
          </table:table-cell>
          <table:table-cell office:value-type="float" office:value="0.180119502513846" calcext:value-type="float">
            <text:p>0.1801</text:p>
          </table:table-cell>
          <table:table-cell office:value-type="float" office:value="0.719354545454545" calcext:value-type="float">
            <text:p>0.7194</text:p>
          </table:table-cell>
          <table:table-cell office:value-type="float" office:value="0.18099217036131" calcext:value-type="float">
            <text:p>0.1810</text:p>
          </table:table-cell>
          <table:table-cell office:value-type="float" office:value="0.724545454545454" calcext:value-type="float">
            <text:p>0.7245</text:p>
          </table:table-cell>
          <table:table-cell office:value-type="float" office:value="0.176792017168288" calcext:value-type="float">
            <text:p>0.1768</text:p>
          </table:table-cell>
          <table:table-cell office:value-type="float" office:value="0.718981818181818" calcext:value-type="float">
            <text:p>0.7190</text:p>
          </table:table-cell>
          <table:table-cell office:value-type="float" office:value="0.18341115576849" calcext:value-type="float">
            <text:p>0.1834</text:p>
          </table:table-cell>
          <table:table-cell office:value-type="float" office:value="0.723336363636364" calcext:value-type="float">
            <text:p>0.7233</text:p>
          </table:table-cell>
          <table:table-cell office:value-type="float" office:value="0.169830438037317" calcext:value-type="float">
            <text:p>0.1698</text:p>
          </table:table-cell>
          <table:table-cell office:value-type="float" office:value="0.727086363636364" calcext:value-type="float">
            <text:p>0.7271</text:p>
          </table:table-cell>
          <table:table-cell office:value-type="float" office:value="0.171251820471478" calcext:value-type="float">
            <text:p>0.1713</text:p>
          </table:table-cell>
          <table:table-cell office:value-type="float" office:value="0.720054545454545" calcext:value-type="float">
            <text:p>0.7201</text:p>
          </table:table-cell>
          <table:table-cell office:value-type="float" office:value="0.16994516072384" calcext:value-type="float">
            <text:p>0.1699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average</text:p>
          </table:table-cell>
          <table:table-cell office:value-type="float" office:value="0.72885631443299" calcext:value-type="float">
            <text:p>0.72885631443299</text:p>
          </table:table-cell>
          <table:table-cell office:value-type="float" office:value="0.034024770269466" calcext:value-type="float">
            <text:p>0.034024770269466</text:p>
          </table:table-cell>
          <table:table-cell office:value-type="float" office:value="0.724572164948454" calcext:value-type="float">
            <text:p>0.724572164948454</text:p>
          </table:table-cell>
          <table:table-cell office:value-type="float" office:value="0.0366878805872768" calcext:value-type="float">
            <text:p>0.0366878805872768</text:p>
          </table:table-cell>
          <table:table-cell office:value-type="float" office:value="0.725587521477663" calcext:value-type="float">
            <text:p>0.725587521477663</text:p>
          </table:table-cell>
          <table:table-cell office:value-type="float" office:value="0.0313254893977874" calcext:value-type="float">
            <text:p>0.0313254893977874</text:p>
          </table:table-cell>
          <table:table-cell office:value-type="float" office:value="0.729988670532646" calcext:value-type="float">
            <text:p>0.729988670532646</text:p>
          </table:table-cell>
          <table:table-cell office:value-type="float" office:value="0.0434162836933152" calcext:value-type="float">
            <text:p>0.0434162836933152</text:p>
          </table:table-cell>
          <table:table-cell office:value-type="float" office:value="0.732826890034364" calcext:value-type="float">
            <text:p>0.732826890034364</text:p>
          </table:table-cell>
          <table:table-cell office:value-type="float" office:value="0.0251967007784187" calcext:value-type="float">
            <text:p>0.0251967007784187</text:p>
          </table:table-cell>
          <table:table-cell office:value-type="float" office:value="0.732068996993127" calcext:value-type="float">
            <text:p>0.732068996993127</text:p>
          </table:table-cell>
          <table:table-cell office:value-type="float" office:value="0.0288164333295117" calcext:value-type="float">
            <text:p>0.0288164333295117</text:p>
          </table:table-cell>
          <table:table-cell office:value-type="float" office:value="0.729283290378007" calcext:value-type="float">
            <text:p>0.729283290378007</text:p>
          </table:table-cell>
          <table:table-cell office:value-type="float" office:value="0.037115191919245" calcext:value-type="float">
            <text:p>0.0371</text:p>
          </table:table-cell>
          <table:table-cell office:value-type="float" office:value="0.731758322594502" calcext:value-type="float">
            <text:p>0.7318</text:p>
          </table:table-cell>
          <table:table-cell office:value-type="float" office:value="0.0343861637559434" calcext:value-type="float">
            <text:p>0.0344</text:p>
          </table:table-cell>
          <table:table-cell office:value-type="float" office:value="0.728772658934708" calcext:value-type="float">
            <text:p>0.7288</text:p>
          </table:table-cell>
          <table:table-cell office:value-type="float" office:value="0.0372321746958047" calcext:value-type="float">
            <text:p>0.0372</text:p>
          </table:table-cell>
          <table:table-cell office:value-type="float" office:value="0.732733569587629" calcext:value-type="float">
            <text:p>0.7327</text:p>
          </table:table-cell>
          <table:table-cell office:value-type="float" office:value="0.0333424970751094" calcext:value-type="float">
            <text:p>0.0333</text:p>
          </table:table-cell>
          <table:table-cell office:value-type="float" office:value="0.73140598152921" calcext:value-type="float">
            <text:p>0.7314</text:p>
          </table:table-cell>
          <table:table-cell office:value-type="float" office:value="0.0268810016441087" calcext:value-type="float">
            <text:p>0.0269</text:p>
          </table:table-cell>
          <table:table-cell office:value-type="float" office:value="0.728026578608247" calcext:value-type="float">
            <text:p>0.7280</text:p>
          </table:table-cell>
          <table:table-cell office:value-type="float" office:value="0.0357008454523624" calcext:value-type="float">
            <text:p>0.0357</text:p>
          </table:table-cell>
          <table:table-cell office:value-type="float" office:value="0.730316151202749" calcext:value-type="float">
            <text:p>0.7303</text:p>
          </table:table-cell>
          <table:table-cell office:value-type="float" office:value="0.0329885507247763" calcext:value-type="float">
            <text:p>0.0330</text:p>
          </table:table-cell>
          <table:table-cell office:value-type="float" office:value="0.738669888316151" calcext:value-type="float">
            <text:p>0.7387</text:p>
          </table:table-cell>
          <table:table-cell office:value-type="float" office:value="0.0319822744916751" calcext:value-type="float">
            <text:p>0.0320</text:p>
          </table:table-cell>
          <table:table-cell office:value-type="float" office:value="0.729604542525773" calcext:value-type="float">
            <text:p>0.7296</text:p>
          </table:table-cell>
          <table:table-cell office:value-type="float" office:value="0.0309056519352293" calcext:value-type="float">
            <text:p>0.0309</text:p>
          </table:table-cell>
          <table:table-cell office:value-type="float" office:value="0.731706131872852" calcext:value-type="float">
            <text:p>0.7317</text:p>
          </table:table-cell>
          <table:table-cell office:value-type="float" office:value="0.0317187386579285" calcext:value-type="float">
            <text:p>0.0317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average</text:p>
          </table:table-cell>
          <table:table-cell office:value-type="float" office:value="0.790126619245894" calcext:value-type="float">
            <text:p>0.790126619245894</text:p>
          </table:table-cell>
          <table:table-cell office:value-type="float" office:value="0.0412420559131232" calcext:value-type="float">
            <text:p>0.0412420559131232</text:p>
          </table:table-cell>
          <table:table-cell office:value-type="float" office:value="0.774615949572056" calcext:value-type="float">
            <text:p>0.774615949572056</text:p>
          </table:table-cell>
          <table:table-cell office:value-type="float" office:value="0.0379719006247384" calcext:value-type="float">
            <text:p>0.0379719006247384</text:p>
          </table:table-cell>
          <table:table-cell office:value-type="float" office:value="0.797390440666204" calcext:value-type="float">
            <text:p>0.797390440666204</text:p>
          </table:table-cell>
          <table:table-cell office:value-type="float" office:value="0.0345750088105241" calcext:value-type="float">
            <text:p>0.0345750088105241</text:p>
          </table:table-cell>
          <table:table-cell office:value-type="float" office:value="0.795185837381448" calcext:value-type="float">
            <text:p>0.795185837381448</text:p>
          </table:table-cell>
          <table:table-cell office:value-type="float" office:value="0.0351893912660747" calcext:value-type="float">
            <text:p>0.0351893912660747</text:p>
          </table:table-cell>
          <table:table-cell office:value-type="float" office:value="0.788551700208189" calcext:value-type="float">
            <text:p>0.788551700208189</text:p>
          </table:table-cell>
          <table:table-cell office:value-type="float" office:value="0.0378997832923646" calcext:value-type="float">
            <text:p>0.0378997832923646</text:p>
          </table:table-cell>
          <table:table-cell office:value-type="float" office:value="0.790142204487624" calcext:value-type="float">
            <text:p>0.790142204487624</text:p>
          </table:table-cell>
          <table:table-cell office:value-type="float" office:value="0.033883696009615" calcext:value-type="float">
            <text:p>0.033883696009615</text:p>
          </table:table-cell>
          <table:table-cell office:value-type="float" office:value="0.800635554013417" calcext:value-type="float">
            <text:p>0.800635554013417</text:p>
          </table:table-cell>
          <table:table-cell office:value-type="float" office:value="0.0274122776026208" calcext:value-type="float">
            <text:p>0.0274</text:p>
          </table:table-cell>
          <table:table-cell office:value-type="float" office:value="0.792176439972241" calcext:value-type="float">
            <text:p>0.7922</text:p>
          </table:table-cell>
          <table:table-cell office:value-type="float" office:value="0.031023091012936" calcext:value-type="float">
            <text:p>0.0310</text:p>
          </table:table-cell>
          <table:table-cell office:value-type="float" office:value="0.795301237566505" calcext:value-type="float">
            <text:p>0.7953</text:p>
          </table:table-cell>
          <table:table-cell office:value-type="float" office:value="0.0328604244424949" calcext:value-type="float">
            <text:p>0.0329</text:p>
          </table:table-cell>
          <table:table-cell office:value-type="float" office:value="0.791367568817951" calcext:value-type="float">
            <text:p>0.7914</text:p>
          </table:table-cell>
          <table:table-cell office:value-type="float" office:value="0.0312695835756425" calcext:value-type="float">
            <text:p>0.0313</text:p>
          </table:table-cell>
          <table:table-cell office:value-type="float" office:value="0.794522351376359" calcext:value-type="float">
            <text:p>0.7945</text:p>
          </table:table-cell>
          <table:table-cell office:value-type="float" office:value="0.0324428675260009" calcext:value-type="float">
            <text:p>0.0324</text:p>
          </table:table-cell>
          <table:table-cell office:value-type="float" office:value="0.793750838538052" calcext:value-type="float">
            <text:p>0.7938</text:p>
          </table:table-cell>
          <table:table-cell office:value-type="float" office:value="0.0291383448107044" calcext:value-type="float">
            <text:p>0.0291</text:p>
          </table:table-cell>
          <table:table-cell office:value-type="float" office:value="0.792497339810317" calcext:value-type="float">
            <text:p>0.7925</text:p>
          </table:table-cell>
          <table:table-cell office:value-type="float" office:value="0.0321309966451282" calcext:value-type="float">
            <text:p>0.0321</text:p>
          </table:table-cell>
          <table:table-cell office:value-type="float" office:value="0.79412043141337" calcext:value-type="float">
            <text:p>0.7941</text:p>
          </table:table-cell>
          <table:table-cell office:value-type="float" office:value="0.0301412001595287" calcext:value-type="float">
            <text:p>0.0301</text:p>
          </table:table-cell>
          <table:table-cell office:value-type="float" office:value="0.79537560721721" calcext:value-type="float">
            <text:p>0.7954</text:p>
          </table:table-cell>
          <table:table-cell office:value-type="float" office:value="0.0334074687612221" calcext:value-type="float">
            <text:p>0.0334</text:p>
          </table:table-cell>
          <table:table-cell office:value-type="float" office:value="0.788648132084201" calcext:value-type="float">
            <text:p>0.7886</text:p>
          </table:table-cell>
          <table:table-cell office:value-type="float" office:value="0.0340415998401332" calcext:value-type="float">
            <text:p>0.0340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average</text:p>
          </table:table-cell>
          <table:table-cell office:value-type="float" office:value="0.840741935483871" calcext:value-type="float">
            <text:p>0.840741935483871</text:p>
          </table:table-cell>
          <table:table-cell office:value-type="float" office:value="0.0529562778801969" calcext:value-type="float">
            <text:p>0.0529562778801969</text:p>
          </table:table-cell>
          <table:table-cell office:value-type="float" office:value="0.822725806451613" calcext:value-type="float">
            <text:p>0.822725806451613</text:p>
          </table:table-cell>
          <table:table-cell office:value-type="float" office:value="0.0673648565382789" calcext:value-type="float">
            <text:p>0.0673648565382789</text:p>
          </table:table-cell>
          <table:table-cell office:value-type="float" office:value="0.829177419354839" calcext:value-type="float">
            <text:p>0.829177419354839</text:p>
          </table:table-cell>
          <table:table-cell office:value-type="float" office:value="0.0570459062014454" calcext:value-type="float">
            <text:p>0.0570459062014454</text:p>
          </table:table-cell>
          <table:table-cell office:value-type="float" office:value="0.829161290322581" calcext:value-type="float">
            <text:p>0.829161290322581</text:p>
          </table:table-cell>
          <table:table-cell office:value-type="float" office:value="0.0644055905651934" calcext:value-type="float">
            <text:p>0.0644055905651934</text:p>
          </table:table-cell>
          <table:table-cell office:value-type="float" office:value="0.832758064516129" calcext:value-type="float">
            <text:p>0.832758064516129</text:p>
          </table:table-cell>
          <table:table-cell office:value-type="float" office:value="0.0652930910330693" calcext:value-type="float">
            <text:p>0.0652930910330693</text:p>
          </table:table-cell>
          <table:table-cell office:value-type="float" office:value="0.836612903225806" calcext:value-type="float">
            <text:p>0.836612903225806</text:p>
          </table:table-cell>
          <table:table-cell office:value-type="float" office:value="0.0570710009329766" calcext:value-type="float">
            <text:p>0.0570710009329766</text:p>
          </table:table-cell>
          <table:table-cell office:value-type="float" office:value="0.821693548387097" calcext:value-type="float">
            <text:p>0.821693548387097</text:p>
          </table:table-cell>
          <table:table-cell office:value-type="float" office:value="0.0597434773119891" calcext:value-type="float">
            <text:p>0.0597</text:p>
          </table:table-cell>
          <table:table-cell office:value-type="float" office:value="0.838435483870968" calcext:value-type="float">
            <text:p>0.8384</text:p>
          </table:table-cell>
          <table:table-cell office:value-type="float" office:value="0.0608814448253396" calcext:value-type="float">
            <text:p>0.0609</text:p>
          </table:table-cell>
          <table:table-cell office:value-type="float" office:value="0.83158064516129" calcext:value-type="float">
            <text:p>0.8316</text:p>
          </table:table-cell>
          <table:table-cell office:value-type="float" office:value="0.0669506013556149" calcext:value-type="float">
            <text:p>0.0670</text:p>
          </table:table-cell>
          <table:table-cell office:value-type="float" office:value="0.836951612903226" calcext:value-type="float">
            <text:p>0.8370</text:p>
          </table:table-cell>
          <table:table-cell office:value-type="float" office:value="0.0565669499429288" calcext:value-type="float">
            <text:p>0.0566</text:p>
          </table:table-cell>
          <table:table-cell office:value-type="float" office:value="0.832629032258065" calcext:value-type="float">
            <text:p>0.8326</text:p>
          </table:table-cell>
          <table:table-cell office:value-type="float" office:value="0.0614244298555905" calcext:value-type="float">
            <text:p>0.0614</text:p>
          </table:table-cell>
          <table:table-cell office:value-type="float" office:value="0.828693548387097" calcext:value-type="float">
            <text:p>0.8287</text:p>
          </table:table-cell>
          <table:table-cell office:value-type="float" office:value="0.0673042214493493" calcext:value-type="float">
            <text:p>0.0673</text:p>
          </table:table-cell>
          <table:table-cell office:value-type="float" office:value="0.824870967741935" calcext:value-type="float">
            <text:p>0.8249</text:p>
          </table:table-cell>
          <table:table-cell office:value-type="float" office:value="0.0542597447980727" calcext:value-type="float">
            <text:p>0.0543</text:p>
          </table:table-cell>
          <table:table-cell office:value-type="float" office:value="0.84041935483871" calcext:value-type="float">
            <text:p>0.8404</text:p>
          </table:table-cell>
          <table:table-cell office:value-type="float" office:value="0.0640021736398108" calcext:value-type="float">
            <text:p>0.0640</text:p>
          </table:table-cell>
          <table:table-cell office:value-type="float" office:value="0.840016129032258" calcext:value-type="float">
            <text:p>0.8400</text:p>
          </table:table-cell>
          <table:table-cell office:value-type="float" office:value="0.0554113128715056" calcext:value-type="float">
            <text:p>0.0554</text:p>
          </table:table-cell>
          <table:table-cell office:value-type="float" office:value="0.844645161290323" calcext:value-type="float">
            <text:p>0.8446</text:p>
          </table:table-cell>
          <table:table-cell office:value-type="float" office:value="0.0617809820313615" calcext:value-type="float">
            <text:p>0.0618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average</text:p>
          </table:table-cell>
          <table:table-cell office:value-type="float" office:value="0.749815618591934" calcext:value-type="float">
            <text:p>0.749815618591934</text:p>
          </table:table-cell>
          <table:table-cell office:value-type="float" office:value="0.0562378356505802" calcext:value-type="float">
            <text:p>0.0562378356505802</text:p>
          </table:table-cell>
          <table:table-cell office:value-type="float" office:value="0.760633031442242" calcext:value-type="float">
            <text:p>0.760633031442242</text:p>
          </table:table-cell>
          <table:table-cell office:value-type="float" office:value="0.0549571966695221" calcext:value-type="float">
            <text:p>0.0549571966695221</text:p>
          </table:table-cell>
          <table:table-cell office:value-type="float" office:value="0.748017429938483" calcext:value-type="float">
            <text:p>0.748017429938483</text:p>
          </table:table-cell>
          <table:table-cell office:value-type="float" office:value="0.0571834423826647" calcext:value-type="float">
            <text:p>0.0571834423826647</text:p>
          </table:table-cell>
          <table:table-cell office:value-type="float" office:value="0.750927118933698" calcext:value-type="float">
            <text:p>0.750927118933698</text:p>
          </table:table-cell>
          <table:table-cell office:value-type="float" office:value="0.0489582638176904" calcext:value-type="float">
            <text:p>0.0489582638176904</text:p>
          </table:table-cell>
          <table:table-cell office:value-type="float" office:value="0.758153879015721" calcext:value-type="float">
            <text:p>0.758153879015721</text:p>
          </table:table-cell>
          <table:table-cell office:value-type="float" office:value="0.0612516309437884" calcext:value-type="float">
            <text:p>0.0612516309437884</text:p>
          </table:table-cell>
          <table:table-cell office:value-type="float" office:value="0.756793489405332" calcext:value-type="float">
            <text:p>0.756793489405332</text:p>
          </table:table-cell>
          <table:table-cell office:value-type="float" office:value="0.0540310660010786" calcext:value-type="float">
            <text:p>0.0540310660010786</text:p>
          </table:table-cell>
          <table:table-cell office:value-type="float" office:value="0.756112354750513" calcext:value-type="float">
            <text:p>0.756112354750513</text:p>
          </table:table-cell>
          <table:table-cell office:value-type="float" office:value="0.0476819393792685" calcext:value-type="float">
            <text:p>0.0477</text:p>
          </table:table-cell>
          <table:table-cell office:value-type="float" office:value="0.751131066302119" calcext:value-type="float">
            <text:p>0.7511</text:p>
          </table:table-cell>
          <table:table-cell office:value-type="float" office:value="0.0597944466321474" calcext:value-type="float">
            <text:p>0.0598</text:p>
          </table:table-cell>
          <table:table-cell office:value-type="float" office:value="0.760953263841422" calcext:value-type="float">
            <text:p>0.7610</text:p>
          </table:table-cell>
          <table:table-cell office:value-type="float" office:value="0.0555530074953085" calcext:value-type="float">
            <text:p>0.0556</text:p>
          </table:table-cell>
          <table:table-cell office:value-type="float" office:value="0.756837747778537" calcext:value-type="float">
            <text:p>0.7568</text:p>
          </table:table-cell>
          <table:table-cell office:value-type="float" office:value="0.0584002222887637" calcext:value-type="float">
            <text:p>0.0584</text:p>
          </table:table-cell>
          <table:table-cell office:value-type="float" office:value="0.755302887901572" calcext:value-type="float">
            <text:p>0.7553</text:p>
          </table:table-cell>
          <table:table-cell office:value-type="float" office:value="0.0510510515854803" calcext:value-type="float">
            <text:p>0.0511</text:p>
          </table:table-cell>
          <table:table-cell office:value-type="float" office:value="0.762595693779904" calcext:value-type="float">
            <text:p>0.7626</text:p>
          </table:table-cell>
          <table:table-cell office:value-type="float" office:value="0.0517559270564058" calcext:value-type="float">
            <text:p>0.0518</text:p>
          </table:table-cell>
          <table:table-cell office:value-type="float" office:value="0.75433467190704" calcext:value-type="float">
            <text:p>0.7543</text:p>
          </table:table-cell>
          <table:table-cell office:value-type="float" office:value="0.0575759250866942" calcext:value-type="float">
            <text:p>0.0576</text:p>
          </table:table-cell>
          <table:table-cell office:value-type="float" office:value="0.755318865345181" calcext:value-type="float">
            <text:p>0.7553</text:p>
          </table:table-cell>
          <table:table-cell office:value-type="float" office:value="0.0543505382580444" calcext:value-type="float">
            <text:p>0.0544</text:p>
          </table:table-cell>
          <table:table-cell office:value-type="float" office:value="0.752270933014354" calcext:value-type="float">
            <text:p>0.7523</text:p>
          </table:table-cell>
          <table:table-cell office:value-type="float" office:value="0.0543322009543338" calcext:value-type="float">
            <text:p>0.0543</text:p>
          </table:table-cell>
          <table:table-cell office:value-type="float" office:value="0.759414473684211" calcext:value-type="float">
            <text:p>0.7594</text:p>
          </table:table-cell>
          <table:table-cell office:value-type="float" office:value="0.0582056752109507" calcext:value-type="float">
            <text:p>0.0582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average</text:p>
          </table:table-cell>
          <table:table-cell office:value-type="float" office:value="0.750005" calcext:value-type="float">
            <text:p>0.750005</text:p>
          </table:table-cell>
          <table:table-cell office:value-type="float" office:value="0.0455220849909064" calcext:value-type="float">
            <text:p>0.0455220849909064</text:p>
          </table:table-cell>
          <table:table-cell office:value-type="float" office:value="0.746315" calcext:value-type="float">
            <text:p>0.746315</text:p>
          </table:table-cell>
          <table:table-cell office:value-type="float" office:value="0.047470487350352" calcext:value-type="float">
            <text:p>0.047470487350352</text:p>
          </table:table-cell>
          <table:table-cell office:value-type="float" office:value="0.752455" calcext:value-type="float">
            <text:p>0.752455</text:p>
          </table:table-cell>
          <table:table-cell office:value-type="float" office:value="0.0387548367642516" calcext:value-type="float">
            <text:p>0.0387548367642516</text:p>
          </table:table-cell>
          <table:table-cell office:value-type="float" office:value="0.749725" calcext:value-type="float">
            <text:p>0.749725</text:p>
          </table:table-cell>
          <table:table-cell office:value-type="float" office:value="0.0298595848277321" calcext:value-type="float">
            <text:p>0.0298595848277321</text:p>
          </table:table-cell>
          <table:table-cell office:value-type="float" office:value="0.754825" calcext:value-type="float">
            <text:p>0.754825</text:p>
          </table:table-cell>
          <table:table-cell office:value-type="float" office:value="0.0421590336394669" calcext:value-type="float">
            <text:p>0.0421590336394669</text:p>
          </table:table-cell>
          <table:table-cell office:value-type="float" office:value="0.75108" calcext:value-type="float">
            <text:p>0.75108</text:p>
          </table:table-cell>
          <table:table-cell office:value-type="float" office:value="0.0407896704218856" calcext:value-type="float">
            <text:p>0.0407896704218856</text:p>
          </table:table-cell>
          <table:table-cell office:value-type="float" office:value="0.754395" calcext:value-type="float">
            <text:p>0.754395</text:p>
          </table:table-cell>
          <table:table-cell office:value-type="float" office:value="0.0372920761065293" calcext:value-type="float">
            <text:p>0.0373</text:p>
          </table:table-cell>
          <table:table-cell office:value-type="float" office:value="0.75043" calcext:value-type="float">
            <text:p>0.7504</text:p>
          </table:table-cell>
          <table:table-cell office:value-type="float" office:value="0.0337786260726705" calcext:value-type="float">
            <text:p>0.0338</text:p>
          </table:table-cell>
          <table:table-cell office:value-type="float" office:value="0.75354" calcext:value-type="float">
            <text:p>0.7535</text:p>
          </table:table-cell>
          <table:table-cell office:value-type="float" office:value="0.0357285905010759" calcext:value-type="float">
            <text:p>0.0357</text:p>
          </table:table-cell>
          <table:table-cell office:value-type="float" office:value="0.76031" calcext:value-type="float">
            <text:p>0.7603</text:p>
          </table:table-cell>
          <table:table-cell office:value-type="float" office:value="0.0377741159546213" calcext:value-type="float">
            <text:p>0.0378</text:p>
          </table:table-cell>
          <table:table-cell office:value-type="float" office:value="0.755065" calcext:value-type="float">
            <text:p>0.7551</text:p>
          </table:table-cell>
          <table:table-cell office:value-type="float" office:value="0.0384609304173444" calcext:value-type="float">
            <text:p>0.0385</text:p>
          </table:table-cell>
          <table:table-cell office:value-type="float" office:value="0.75455" calcext:value-type="float">
            <text:p>0.7546</text:p>
          </table:table-cell>
          <table:table-cell office:value-type="float" office:value="0.0327924400113374" calcext:value-type="float">
            <text:p>0.0328</text:p>
          </table:table-cell>
          <table:table-cell office:value-type="float" office:value="0.754715" calcext:value-type="float">
            <text:p>0.7547</text:p>
          </table:table-cell>
          <table:table-cell office:value-type="float" office:value="0.0335136849169004" calcext:value-type="float">
            <text:p>0.0335</text:p>
          </table:table-cell>
          <table:table-cell office:value-type="float" office:value="0.757175" calcext:value-type="float">
            <text:p>0.7572</text:p>
          </table:table-cell>
          <table:table-cell office:value-type="float" office:value="0.0368429010822663" calcext:value-type="float">
            <text:p>0.0368</text:p>
          </table:table-cell>
          <table:table-cell office:value-type="float" office:value="0.75979" calcext:value-type="float">
            <text:p>0.7598</text:p>
          </table:table-cell>
          <table:table-cell office:value-type="float" office:value="0.0378706277278457" calcext:value-type="float">
            <text:p>0.0379</text:p>
          </table:table-cell>
          <table:table-cell office:value-type="float" office:value="0.754375" calcext:value-type="float">
            <text:p>0.7544</text:p>
          </table:table-cell>
          <table:table-cell office:value-type="float" office:value="0.0355614188210688" calcext:value-type="float">
            <text:p>0.0356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average</text:p>
          </table:table-cell>
          <table:table-cell office:value-type="float" office:value="0.825828743961353" calcext:value-type="float">
            <text:p>0.825828743961353</text:p>
          </table:table-cell>
          <table:table-cell office:value-type="float" office:value="0.0498683680597146" calcext:value-type="float">
            <text:p>0.0498683680597146</text:p>
          </table:table-cell>
          <table:table-cell office:value-type="float" office:value="0.837946618357488" calcext:value-type="float">
            <text:p>0.837946618357488</text:p>
          </table:table-cell>
          <table:table-cell office:value-type="float" office:value="0.0507403100935411" calcext:value-type="float">
            <text:p>0.0507403100935411</text:p>
          </table:table-cell>
          <table:table-cell office:value-type="float" office:value="0.835547584541063" calcext:value-type="float">
            <text:p>0.835547584541063</text:p>
          </table:table-cell>
          <table:table-cell office:value-type="float" office:value="0.0491559486993888" calcext:value-type="float">
            <text:p>0.0491559486993888</text:p>
          </table:table-cell>
          <table:table-cell office:value-type="float" office:value="0.836506038647343" calcext:value-type="float">
            <text:p>0.836506038647343</text:p>
          </table:table-cell>
          <table:table-cell office:value-type="float" office:value="0.06846462561227" calcext:value-type="float">
            <text:p>0.06846462561227</text:p>
          </table:table-cell>
          <table:table-cell office:value-type="float" office:value="0.847471256038647" calcext:value-type="float">
            <text:p>0.847471256038647</text:p>
          </table:table-cell>
          <table:table-cell office:value-type="float" office:value="0.0422085099232739" calcext:value-type="float">
            <text:p>0.0422085099232739</text:p>
          </table:table-cell>
          <table:table-cell office:value-type="float" office:value="0.850132125603865" calcext:value-type="float">
            <text:p>0.850132125603865</text:p>
          </table:table-cell>
          <table:table-cell office:value-type="float" office:value="0.061462816524086" calcext:value-type="float">
            <text:p>0.061462816524086</text:p>
          </table:table-cell>
          <table:table-cell office:value-type="float" office:value="0.842028985507246" calcext:value-type="float">
            <text:p>0.842028985507246</text:p>
          </table:table-cell>
          <table:table-cell office:value-type="float" office:value="0.0525922464041012" calcext:value-type="float">
            <text:p>0.0526</text:p>
          </table:table-cell>
          <table:table-cell office:value-type="float" office:value="0.841095652173913" calcext:value-type="float">
            <text:p>0.8411</text:p>
          </table:table-cell>
          <table:table-cell office:value-type="float" office:value="0.0484296404545619" calcext:value-type="float">
            <text:p>0.0484</text:p>
          </table:table-cell>
          <table:table-cell office:value-type="float" office:value="0.840235990338164" calcext:value-type="float">
            <text:p>0.8402</text:p>
          </table:table-cell>
          <table:table-cell office:value-type="float" office:value="0.054685787320674" calcext:value-type="float">
            <text:p>0.0547</text:p>
          </table:table-cell>
          <table:table-cell office:value-type="float" office:value="0.839598550724638" calcext:value-type="float">
            <text:p>0.8396</text:p>
          </table:table-cell>
          <table:table-cell office:value-type="float" office:value="0.0620452059182931" calcext:value-type="float">
            <text:p>0.0620</text:p>
          </table:table-cell>
          <table:table-cell office:value-type="float" office:value="0.842959661835749" calcext:value-type="float">
            <text:p>0.8430</text:p>
          </table:table-cell>
          <table:table-cell office:value-type="float" office:value="0.0509342889012274" calcext:value-type="float">
            <text:p>0.0509</text:p>
          </table:table-cell>
          <table:table-cell office:value-type="float" office:value="0.847947584541063" calcext:value-type="float">
            <text:p>0.8479</text:p>
          </table:table-cell>
          <table:table-cell office:value-type="float" office:value="0.0471367075876002" calcext:value-type="float">
            <text:p>0.0471</text:p>
          </table:table-cell>
          <table:table-cell office:value-type="float" office:value="0.844086714975845" calcext:value-type="float">
            <text:p>0.8441</text:p>
          </table:table-cell>
          <table:table-cell office:value-type="float" office:value="0.0458344556979691" calcext:value-type="float">
            <text:p>0.0458</text:p>
          </table:table-cell>
          <table:table-cell office:value-type="float" office:value="0.838817149758454" calcext:value-type="float">
            <text:p>0.8388</text:p>
          </table:table-cell>
          <table:table-cell office:value-type="float" office:value="0.0483224712950656" calcext:value-type="float">
            <text:p>0.0483</text:p>
          </table:table-cell>
          <table:table-cell office:value-type="float" office:value="0.843926086956522" calcext:value-type="float">
            <text:p>0.8439</text:p>
          </table:table-cell>
          <table:table-cell office:value-type="float" office:value="0.0479168101960609" calcext:value-type="float">
            <text:p>0.0479</text:p>
          </table:table-cell>
          <table:table-cell office:value-type="float" office:value="0.839760144927536" calcext:value-type="float">
            <text:p>0.8398</text:p>
          </table:table-cell>
          <table:table-cell office:value-type="float" office:value="0.0447105040085118" calcext:value-type="float">
            <text:p>0.0447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average</text:p>
          </table:table-cell>
          <table:table-cell office:value-type="float" office:value="0.752482057416268" calcext:value-type="float">
            <text:p>0.752482057416268</text:p>
          </table:table-cell>
          <table:table-cell office:value-type="float" office:value="0.0422346604283139" calcext:value-type="float">
            <text:p>0.0422346604283139</text:p>
          </table:table-cell>
          <table:table-cell office:value-type="float" office:value="0.742949248120301" calcext:value-type="float">
            <text:p>0.742949248120301</text:p>
          </table:table-cell>
          <table:table-cell office:value-type="float" office:value="0.0425559327586969" calcext:value-type="float">
            <text:p>0.0425559327586969</text:p>
          </table:table-cell>
          <table:table-cell office:value-type="float" office:value="0.753006322624744" calcext:value-type="float">
            <text:p>0.753006322624744</text:p>
          </table:table-cell>
          <table:table-cell office:value-type="float" office:value="0.0380493424123209" calcext:value-type="float">
            <text:p>0.0380493424123209</text:p>
          </table:table-cell>
          <table:table-cell office:value-type="float" office:value="0.754552118933698" calcext:value-type="float">
            <text:p>0.754552118933698</text:p>
          </table:table-cell>
          <table:table-cell office:value-type="float" office:value="0.0394377015956585" calcext:value-type="float">
            <text:p>0.0394377015956585</text:p>
          </table:table-cell>
          <table:table-cell office:value-type="float" office:value="0.751236671223513" calcext:value-type="float">
            <text:p>0.751236671223513</text:p>
          </table:table-cell>
          <table:table-cell office:value-type="float" office:value="0.0393607113979349" calcext:value-type="float">
            <text:p>0.0393607113979349</text:p>
          </table:table-cell>
          <table:table-cell office:value-type="float" office:value="0.759851076555024" calcext:value-type="float">
            <text:p>0.759851076555024</text:p>
          </table:table-cell>
          <table:table-cell office:value-type="float" office:value="0.0386216814079143" calcext:value-type="float">
            <text:p>0.0386216814079143</text:p>
          </table:table-cell>
          <table:table-cell office:value-type="float" office:value="0.752989490772385" calcext:value-type="float">
            <text:p>0.752989490772385</text:p>
          </table:table-cell>
          <table:table-cell office:value-type="float" office:value="0.0463873539323811" calcext:value-type="float">
            <text:p>0.0464</text:p>
          </table:table-cell>
          <table:table-cell office:value-type="float" office:value="0.752901913875598" calcext:value-type="float">
            <text:p>0.7529</text:p>
          </table:table-cell>
          <table:table-cell office:value-type="float" office:value="0.037996070265803" calcext:value-type="float">
            <text:p>0.0380</text:p>
          </table:table-cell>
          <table:table-cell office:value-type="float" office:value="0.753755468215995" calcext:value-type="float">
            <text:p>0.7538</text:p>
          </table:table-cell>
          <table:table-cell office:value-type="float" office:value="0.0381370693269351" calcext:value-type="float">
            <text:p>0.0381</text:p>
          </table:table-cell>
          <table:table-cell office:value-type="float" office:value="0.755246924128503" calcext:value-type="float">
            <text:p>0.7552</text:p>
          </table:table-cell>
          <table:table-cell office:value-type="float" office:value="0.0394817265054691" calcext:value-type="float">
            <text:p>0.0395</text:p>
          </table:table-cell>
          <table:table-cell office:value-type="float" office:value="0.762854579630895" calcext:value-type="float">
            <text:p>0.7629</text:p>
          </table:table-cell>
          <table:table-cell office:value-type="float" office:value="0.0432175082112633" calcext:value-type="float">
            <text:p>0.0432</text:p>
          </table:table-cell>
          <table:table-cell office:value-type="float" office:value="0.760240601503759" calcext:value-type="float">
            <text:p>0.7602</text:p>
          </table:table-cell>
          <table:table-cell office:value-type="float" office:value="0.0402219406975186" calcext:value-type="float">
            <text:p>0.0402</text:p>
          </table:table-cell>
          <table:table-cell office:value-type="float" office:value="0.755398838004101" calcext:value-type="float">
            <text:p>0.7554</text:p>
          </table:table-cell>
          <table:table-cell office:value-type="float" office:value="0.0435982858708071" calcext:value-type="float">
            <text:p>0.0436</text:p>
          </table:table-cell>
          <table:table-cell office:value-type="float" office:value="0.760952751196172" calcext:value-type="float">
            <text:p>0.7610</text:p>
          </table:table-cell>
          <table:table-cell office:value-type="float" office:value="0.040969732398803" calcext:value-type="float">
            <text:p>0.0410</text:p>
          </table:table-cell>
          <table:table-cell office:value-type="float" office:value="0.757926264524949" calcext:value-type="float">
            <text:p>0.7579</text:p>
          </table:table-cell>
          <table:table-cell office:value-type="float" office:value="0.0509881421331773" calcext:value-type="float">
            <text:p>0.0510</text:p>
          </table:table-cell>
          <table:table-cell office:value-type="float" office:value="0.757306903622693" calcext:value-type="float">
            <text:p>0.7573</text:p>
          </table:table-cell>
          <table:table-cell office:value-type="float" office:value="0.0391394782004408" calcext:value-type="float">
            <text:p>0.0391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average</text:p>
          </table:table-cell>
          <table:table-cell office:value-type="float" office:value="0.791150602409638" calcext:value-type="float">
            <text:p>0.791150602409638</text:p>
          </table:table-cell>
          <table:table-cell office:value-type="float" office:value="0.0462185871501836" calcext:value-type="float">
            <text:p>0.0462185871501836</text:p>
          </table:table-cell>
          <table:table-cell office:value-type="float" office:value="0.783692771084337" calcext:value-type="float">
            <text:p>0.783692771084337</text:p>
          </table:table-cell>
          <table:table-cell office:value-type="float" office:value="0.0536003928301855" calcext:value-type="float">
            <text:p>0.0536003928301855</text:p>
          </table:table-cell>
          <table:table-cell office:value-type="float" office:value="0.792843373493976" calcext:value-type="float">
            <text:p>0.792843373493976</text:p>
          </table:table-cell>
          <table:table-cell office:value-type="float" office:value="0.0428834783461517" calcext:value-type="float">
            <text:p>0.0428834783461517</text:p>
          </table:table-cell>
          <table:table-cell office:value-type="float" office:value="0.80066265060241" calcext:value-type="float">
            <text:p>0.80066265060241</text:p>
          </table:table-cell>
          <table:table-cell office:value-type="float" office:value="0.0542696986723167" calcext:value-type="float">
            <text:p>0.0542696986723167</text:p>
          </table:table-cell>
          <table:table-cell office:value-type="float" office:value="0.786475903614458" calcext:value-type="float">
            <text:p>0.786475903614458</text:p>
          </table:table-cell>
          <table:table-cell office:value-type="float" office:value="0.0493547046302507" calcext:value-type="float">
            <text:p>0.0493547046302507</text:p>
          </table:table-cell>
          <table:table-cell office:value-type="float" office:value="0.790349397590362" calcext:value-type="float">
            <text:p>0.790349397590362</text:p>
          </table:table-cell>
          <table:table-cell office:value-type="float" office:value="0.0508631313625728" calcext:value-type="float">
            <text:p>0.0508631313625728</text:p>
          </table:table-cell>
          <table:table-cell office:value-type="float" office:value="0.791114457831325" calcext:value-type="float">
            <text:p>0.791114457831325</text:p>
          </table:table-cell>
          <table:table-cell office:value-type="float" office:value="0.045830670237327" calcext:value-type="float">
            <text:p>0.0458</text:p>
          </table:table-cell>
          <table:table-cell office:value-type="float" office:value="0.796903614457831" calcext:value-type="float">
            <text:p>0.7969</text:p>
          </table:table-cell>
          <table:table-cell office:value-type="float" office:value="0.0476264987086144" calcext:value-type="float">
            <text:p>0.0476</text:p>
          </table:table-cell>
          <table:table-cell office:value-type="float" office:value="0.790578313253012" calcext:value-type="float">
            <text:p>0.7906</text:p>
          </table:table-cell>
          <table:table-cell office:value-type="float" office:value="0.0526519964427986" calcext:value-type="float">
            <text:p>0.0527</text:p>
          </table:table-cell>
          <table:table-cell office:value-type="float" office:value="0.792439759036145" calcext:value-type="float">
            <text:p>0.7924</text:p>
          </table:table-cell>
          <table:table-cell office:value-type="float" office:value="0.049711979240569" calcext:value-type="float">
            <text:p>0.0497</text:p>
          </table:table-cell>
          <table:table-cell office:value-type="float" office:value="0.789536144578313" calcext:value-type="float">
            <text:p>0.7895</text:p>
          </table:table-cell>
          <table:table-cell office:value-type="float" office:value="0.0509301480826538" calcext:value-type="float">
            <text:p>0.0509</text:p>
          </table:table-cell>
          <table:table-cell office:value-type="float" office:value="0.793132530120482" calcext:value-type="float">
            <text:p>0.7931</text:p>
          </table:table-cell>
          <table:table-cell office:value-type="float" office:value="0.0458991333550308" calcext:value-type="float">
            <text:p>0.0459</text:p>
          </table:table-cell>
          <table:table-cell office:value-type="float" office:value="0.787355421686747" calcext:value-type="float">
            <text:p>0.7874</text:p>
          </table:table-cell>
          <table:table-cell office:value-type="float" office:value="0.0466700402395843" calcext:value-type="float">
            <text:p>0.0467</text:p>
          </table:table-cell>
          <table:table-cell office:value-type="float" office:value="0.789536144578313" calcext:value-type="float">
            <text:p>0.7895</text:p>
          </table:table-cell>
          <table:table-cell office:value-type="float" office:value="0.0429697337901982" calcext:value-type="float">
            <text:p>0.0430</text:p>
          </table:table-cell>
          <table:table-cell office:value-type="float" office:value="0.789469879518072" calcext:value-type="float">
            <text:p>0.7895</text:p>
          </table:table-cell>
          <table:table-cell office:value-type="float" office:value="0.0414573398523931" calcext:value-type="float">
            <text:p>0.0415</text:p>
          </table:table-cell>
          <table:table-cell office:value-type="float" office:value="0.795385542168675" calcext:value-type="float">
            <text:p>0.7954</text:p>
          </table:table-cell>
          <table:table-cell office:value-type="float" office:value="0.0487320274427632" calcext:value-type="float">
            <text:p>0.0487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tanic</text:p>
          </table:table-cell>
          <table:table-cell office:value-type="string" calcext:value-type="string">
            <text:p>average</text:p>
          </table:table-cell>
          <table:table-cell office:value-type="float" office:value="0.779843570170288" calcext:value-type="float">
            <text:p>0.779843570170288</text:p>
          </table:table-cell>
          <table:table-cell office:value-type="float" office:value="0.0321625669033009" calcext:value-type="float">
            <text:p>0.0321625669033009</text:p>
          </table:table-cell>
          <table:table-cell office:value-type="float" office:value="0.786957163828538" calcext:value-type="float">
            <text:p>0.786957163828538</text:p>
          </table:table-cell>
          <table:table-cell office:value-type="float" office:value="0.029912582442705" calcext:value-type="float">
            <text:p>0.029912582442705</text:p>
          </table:table-cell>
          <table:table-cell office:value-type="float" office:value="0.792014621256606" calcext:value-type="float">
            <text:p>0.792014621256606</text:p>
          </table:table-cell>
          <table:table-cell office:value-type="float" office:value="0.0253383001957139" calcext:value-type="float">
            <text:p>0.0253383001957139</text:p>
          </table:table-cell>
          <table:table-cell office:value-type="float" office:value="0.798561655901351" calcext:value-type="float">
            <text:p>0.798561655901351</text:p>
          </table:table-cell>
          <table:table-cell office:value-type="float" office:value="0.029972766555621" calcext:value-type="float">
            <text:p>0.029972766555621</text:p>
          </table:table-cell>
          <table:table-cell office:value-type="float" office:value="0.790400205519671" calcext:value-type="float">
            <text:p>0.790400205519671</text:p>
          </table:table-cell>
          <table:table-cell office:value-type="float" office:value="0.0292283887796292" calcext:value-type="float">
            <text:p>0.0292283887796292</text:p>
          </table:table-cell>
          <table:table-cell office:value-type="float" office:value="0.791200352319436" calcext:value-type="float">
            <text:p>0.791200352319436</text:p>
          </table:table-cell>
          <table:table-cell office:value-type="float" office:value="0.0303654342994316" calcext:value-type="float">
            <text:p>0.0303654342994316</text:p>
          </table:table-cell>
          <table:table-cell office:value-type="float" office:value="0.790431561949501" calcext:value-type="float">
            <text:p>0.790431561949501</text:p>
          </table:table-cell>
          <table:table-cell office:value-type="float" office:value="0.0262749092595024" calcext:value-type="float">
            <text:p>0.0263</text:p>
          </table:table-cell>
          <table:table-cell office:value-type="float" office:value="0.791550822078685" calcext:value-type="float">
            <text:p>0.7916</text:p>
          </table:table-cell>
          <table:table-cell office:value-type="float" office:value="0.0300317905135409" calcext:value-type="float">
            <text:p>0.0300</text:p>
          </table:table-cell>
          <table:table-cell office:value-type="float" office:value="0.793658455666471" calcext:value-type="float">
            <text:p>0.7937</text:p>
          </table:table-cell>
          <table:table-cell office:value-type="float" office:value="0.0293987611002818" calcext:value-type="float">
            <text:p>0.0294</text:p>
          </table:table-cell>
          <table:table-cell office:value-type="float" office:value="0.797285466823253" calcext:value-type="float">
            <text:p>0.7973</text:p>
          </table:table-cell>
          <table:table-cell office:value-type="float" office:value="0.0276592961895834" calcext:value-type="float">
            <text:p>0.0277</text:p>
          </table:table-cell>
          <table:table-cell office:value-type="float" office:value="0.792772372284204" calcext:value-type="float">
            <text:p>0.7928</text:p>
          </table:table-cell>
          <table:table-cell office:value-type="float" office:value="0.0288798491197228" calcext:value-type="float">
            <text:p>0.0289</text:p>
          </table:table-cell>
          <table:table-cell office:value-type="float" office:value="0.789921638285379" calcext:value-type="float">
            <text:p>0.7899</text:p>
          </table:table-cell>
          <table:table-cell office:value-type="float" office:value="0.0290293670360737" calcext:value-type="float">
            <text:p>0.0290</text:p>
          </table:table-cell>
          <table:table-cell office:value-type="float" office:value="0.787197386964181" calcext:value-type="float">
            <text:p>0.7872</text:p>
          </table:table-cell>
          <table:table-cell office:value-type="float" office:value="0.0279373755123692" calcext:value-type="float">
            <text:p>0.0279</text:p>
          </table:table-cell>
          <table:table-cell office:value-type="float" office:value="0.790288490898415" calcext:value-type="float">
            <text:p>0.7903</text:p>
          </table:table-cell>
          <table:table-cell office:value-type="float" office:value="0.0318477034359596" calcext:value-type="float">
            <text:p>0.0318</text:p>
          </table:table-cell>
          <table:table-cell office:value-type="float" office:value="0.787101145038168" calcext:value-type="float">
            <text:p>0.7871</text:p>
          </table:table-cell>
          <table:table-cell office:value-type="float" office:value="0.0353534058953578" calcext:value-type="float">
            <text:p>0.0354</text:p>
          </table:table-cell>
          <table:table-cell office:value-type="float" office:value="0.793667469172049" calcext:value-type="float">
            <text:p>0.7937</text:p>
          </table:table-cell>
          <table:table-cell office:value-type="float" office:value="0.0256055944383608" calcext:value-type="float">
            <text:p>0.0256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average</text:p>
          </table:table-cell>
          <table:table-cell office:value-type="float" office:value="0.747034523809524" calcext:value-type="float">
            <text:p>0.747034523809524</text:p>
          </table:table-cell>
          <table:table-cell office:value-type="float" office:value="0.0825107069143232" calcext:value-type="float">
            <text:p>0.0825107069143232</text:p>
          </table:table-cell>
          <table:table-cell office:value-type="float" office:value="0.792208333333333" calcext:value-type="float">
            <text:p>0.792208333333333</text:p>
          </table:table-cell>
          <table:table-cell office:value-type="float" office:value="0.0839700276331117" calcext:value-type="float">
            <text:p>0.0839700276331117</text:p>
          </table:table-cell>
          <table:table-cell office:value-type="float" office:value="0.769059523809524" calcext:value-type="float">
            <text:p>0.769059523809524</text:p>
          </table:table-cell>
          <table:table-cell office:value-type="float" office:value="0.0813417187326364" calcext:value-type="float">
            <text:p>0.0813417187326364</text:p>
          </table:table-cell>
          <table:table-cell office:value-type="float" office:value="0.785125" calcext:value-type="float">
            <text:p>0.785125</text:p>
          </table:table-cell>
          <table:table-cell office:value-type="float" office:value="0.0924268572183876" calcext:value-type="float">
            <text:p>0.0924268572183876</text:p>
          </table:table-cell>
          <table:table-cell office:value-type="float" office:value="0.787558333333333" calcext:value-type="float">
            <text:p>0.787558333333333</text:p>
          </table:table-cell>
          <table:table-cell office:value-type="float" office:value="0.0669953478107946" calcext:value-type="float">
            <text:p>0.0669953478107946</text:p>
          </table:table-cell>
          <table:table-cell office:value-type="float" office:value="0.766321428571428" calcext:value-type="float">
            <text:p>0.766321428571428</text:p>
          </table:table-cell>
          <table:table-cell office:value-type="float" office:value="0.0729770146437301" calcext:value-type="float">
            <text:p>0.0729770146437301</text:p>
          </table:table-cell>
          <table:table-cell office:value-type="float" office:value="0.784095238095238" calcext:value-type="float">
            <text:p>0.784095238095238</text:p>
          </table:table-cell>
          <table:table-cell office:value-type="float" office:value="0.0524917566158016" calcext:value-type="float">
            <text:p>0.0525</text:p>
          </table:table-cell>
          <table:table-cell office:value-type="float" office:value="0.793327380952381" calcext:value-type="float">
            <text:p>0.7933</text:p>
          </table:table-cell>
          <table:table-cell office:value-type="float" office:value="0.0930580156569535" calcext:value-type="float">
            <text:p>0.0931</text:p>
          </table:table-cell>
          <table:table-cell office:value-type="float" office:value="0.777997619047619" calcext:value-type="float">
            <text:p>0.7780</text:p>
          </table:table-cell>
          <table:table-cell office:value-type="float" office:value="0.0769409567145667" calcext:value-type="float">
            <text:p>0.0769</text:p>
          </table:table-cell>
          <table:table-cell office:value-type="float" office:value="0.794666666666667" calcext:value-type="float">
            <text:p>0.7947</text:p>
          </table:table-cell>
          <table:table-cell office:value-type="float" office:value="0.0926043303418728" calcext:value-type="float">
            <text:p>0.0926</text:p>
          </table:table-cell>
          <table:table-cell office:value-type="float" office:value="0.783765476190476" calcext:value-type="float">
            <text:p>0.7838</text:p>
          </table:table-cell>
          <table:table-cell office:value-type="float" office:value="0.0679610352912863" calcext:value-type="float">
            <text:p>0.0680</text:p>
          </table:table-cell>
          <table:table-cell office:value-type="float" office:value="0.776130952380952" calcext:value-type="float">
            <text:p>0.7761</text:p>
          </table:table-cell>
          <table:table-cell office:value-type="float" office:value="0.0827756293545298" calcext:value-type="float">
            <text:p>0.0828</text:p>
          </table:table-cell>
          <table:table-cell office:value-type="float" office:value="0.788529761904762" calcext:value-type="float">
            <text:p>0.7885</text:p>
          </table:table-cell>
          <table:table-cell office:value-type="float" office:value="0.0697941893350304" calcext:value-type="float">
            <text:p>0.0698</text:p>
          </table:table-cell>
          <table:table-cell office:value-type="float" office:value="0.791086904761905" calcext:value-type="float">
            <text:p>0.7911</text:p>
          </table:table-cell>
          <table:table-cell office:value-type="float" office:value="0.0793291138480442" calcext:value-type="float">
            <text:p>0.0793</text:p>
          </table:table-cell>
          <table:table-cell office:value-type="float" office:value="0.782021428571429" calcext:value-type="float">
            <text:p>0.7820</text:p>
          </table:table-cell>
          <table:table-cell office:value-type="float" office:value="0.0706875891021749" calcext:value-type="float">
            <text:p>0.0707</text:p>
          </table:table-cell>
          <table:table-cell office:value-type="float" office:value="0.78354880952381" calcext:value-type="float">
            <text:p>0.7835</text:p>
          </table:table-cell>
          <table:table-cell office:value-type="float" office:value="0.0702133155167801" calcext:value-type="float">
            <text:p>0.0702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oneme</text:p>
          </table:table-cell>
          <table:table-cell office:value-type="string" calcext:value-type="string">
            <text:p>average</text:p>
          </table:table-cell>
          <table:table-cell office:value-type="float" office:value="0.908474226398302" calcext:value-type="float">
            <text:p>0.908474226398302</text:p>
          </table:table-cell>
          <table:table-cell office:value-type="float" office:value="0.0141206622914778" calcext:value-type="float">
            <text:p>0.0141206622914778</text:p>
          </table:table-cell>
          <table:table-cell office:value-type="float" office:value="0.910431757034299" calcext:value-type="float">
            <text:p>0.910431757034299</text:p>
          </table:table-cell>
          <table:table-cell office:value-type="float" office:value="0.0116652889112795" calcext:value-type="float">
            <text:p>0.0116652889112795</text:p>
          </table:table-cell>
          <table:table-cell office:value-type="float" office:value="0.909928660915999" calcext:value-type="float">
            <text:p>0.909928660915999</text:p>
          </table:table-cell>
          <table:table-cell office:value-type="float" office:value="0.0132887316487288" calcext:value-type="float">
            <text:p>0.0132887316487288</text:p>
          </table:table-cell>
          <table:table-cell office:value-type="float" office:value="0.911048490449784" calcext:value-type="float">
            <text:p>0.911048490449784</text:p>
          </table:table-cell>
          <table:table-cell office:value-type="float" office:value="0.0144198833958187" calcext:value-type="float">
            <text:p>0.0144198833958187</text:p>
          </table:table-cell>
          <table:table-cell office:value-type="float" office:value="0.90987445402889" calcext:value-type="float">
            <text:p>0.90987445402889</text:p>
          </table:table-cell>
          <table:table-cell office:value-type="float" office:value="0.0128964727388553" calcext:value-type="float">
            <text:p>0.0128964727388553</text:p>
          </table:table-cell>
          <table:table-cell office:value-type="float" office:value="0.910573411720408" calcext:value-type="float">
            <text:p>0.910573411720408</text:p>
          </table:table-cell>
          <table:table-cell office:value-type="float" office:value="0.0143175098204599" calcext:value-type="float">
            <text:p>0.0143175098204599</text:p>
          </table:table-cell>
          <table:table-cell office:value-type="float" office:value="0.908693609228452" calcext:value-type="float">
            <text:p>0.908693609228452</text:p>
          </table:table-cell>
          <table:table-cell office:value-type="float" office:value="0.0146346536681094" calcext:value-type="float">
            <text:p>0.0146</text:p>
          </table:table-cell>
          <table:table-cell office:value-type="float" office:value="0.90831745396043" calcext:value-type="float">
            <text:p>0.9083</text:p>
          </table:table-cell>
          <table:table-cell office:value-type="float" office:value="0.0126518139403631" calcext:value-type="float">
            <text:p>0.0127</text:p>
          </table:table-cell>
          <table:table-cell office:value-type="float" office:value="0.908926473608544" calcext:value-type="float">
            <text:p>0.9089</text:p>
          </table:table-cell>
          <table:table-cell office:value-type="float" office:value="0.0124923853222103" calcext:value-type="float">
            <text:p>0.0125</text:p>
          </table:table-cell>
          <table:table-cell office:value-type="float" office:value="0.910307600807832" calcext:value-type="float">
            <text:p>0.9103</text:p>
          </table:table-cell>
          <table:table-cell office:value-type="float" office:value="0.0131499129517934" calcext:value-type="float">
            <text:p>0.0131</text:p>
          </table:table-cell>
          <table:table-cell office:value-type="float" office:value="0.909508867323886" calcext:value-type="float">
            <text:p>0.9095</text:p>
          </table:table-cell>
          <table:table-cell office:value-type="float" office:value="0.0131343909034534" calcext:value-type="float">
            <text:p>0.0131</text:p>
          </table:table-cell>
          <table:table-cell office:value-type="float" office:value="0.908206450674334" calcext:value-type="float">
            <text:p>0.9082</text:p>
          </table:table-cell>
          <table:table-cell office:value-type="float" office:value="0.0138999632611906" calcext:value-type="float">
            <text:p>0.0139</text:p>
          </table:table-cell>
          <table:table-cell office:value-type="float" office:value="0.908153282672691" calcext:value-type="float">
            <text:p>0.9082</text:p>
          </table:table-cell>
          <table:table-cell office:value-type="float" office:value="0.014199113316903" calcext:value-type="float">
            <text:p>0.0142</text:p>
          </table:table-cell>
          <table:table-cell office:value-type="float" office:value="0.908655594920244" calcext:value-type="float">
            <text:p>0.9087</text:p>
          </table:table-cell>
          <table:table-cell office:value-type="float" office:value="0.0140298846826756" calcext:value-type="float">
            <text:p>0.0140</text:p>
          </table:table-cell>
          <table:table-cell office:value-type="float" office:value="0.911565193058123" calcext:value-type="float">
            <text:p>0.9116</text:p>
          </table:table-cell>
          <table:table-cell office:value-type="float" office:value="0.0140157433776978" calcext:value-type="float">
            <text:p>0.0140</text:p>
          </table:table-cell>
          <table:table-cell office:value-type="float" office:value="0.909626406859725" calcext:value-type="float">
            <text:p>0.9096</text:p>
          </table:table-cell>
          <table:table-cell office:value-type="float" office:value="0.0127358377596939" calcext:value-type="float">
            <text:p>0.0127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mbase</text:p>
          </table:table-cell>
          <table:table-cell office:value-type="string" calcext:value-type="string">
            <text:p>average</text:p>
          </table:table-cell>
          <table:table-cell office:value-type="float" office:value="0.940412531969309" calcext:value-type="float">
            <text:p>0.940412531969309</text:p>
          </table:table-cell>
          <table:table-cell office:value-type="float" office:value="0.0138102794778319" calcext:value-type="float">
            <text:p>0.0138102794778319</text:p>
          </table:table-cell>
          <table:table-cell office:value-type="float" office:value="0.945568973193142" calcext:value-type="float">
            <text:p>0.945568973193142</text:p>
          </table:table-cell>
          <table:table-cell office:value-type="float" office:value="0.0109860785345093" calcext:value-type="float">
            <text:p>0.0109860785345093</text:p>
          </table:table-cell>
          <table:table-cell office:value-type="float" office:value="0.945644437340154" calcext:value-type="float">
            <text:p>0.945644437340154</text:p>
          </table:table-cell>
          <table:table-cell office:value-type="float" office:value="0.0121464389228432" calcext:value-type="float">
            <text:p>0.0121464389228432</text:p>
          </table:table-cell>
          <table:table-cell office:value-type="float" office:value="0.947314914274889" calcext:value-type="float">
            <text:p>0.947314914274889</text:p>
          </table:table-cell>
          <table:table-cell office:value-type="float" office:value="0.0084952585326949" calcext:value-type="float">
            <text:p>0.0084952585326949</text:p>
          </table:table-cell>
          <table:table-cell office:value-type="float" office:value="0.945591898740172" calcext:value-type="float">
            <text:p>0.945591898740172</text:p>
          </table:table-cell>
          <table:table-cell office:value-type="float" office:value="0.0121230043917304" calcext:value-type="float">
            <text:p>0.0121230043917304</text:p>
          </table:table-cell>
          <table:table-cell office:value-type="float" office:value="0.945312378043005" calcext:value-type="float">
            <text:p>0.945312378043005</text:p>
          </table:table-cell>
          <table:table-cell office:value-type="float" office:value="0.0107443882545926" calcext:value-type="float">
            <text:p>0.0107443882545926</text:p>
          </table:table-cell>
          <table:table-cell office:value-type="float" office:value="0.945862252533864" calcext:value-type="float">
            <text:p>0.945862252533864</text:p>
          </table:table-cell>
          <table:table-cell office:value-type="float" office:value="0.0131872783876906" calcext:value-type="float">
            <text:p>0.0132</text:p>
          </table:table-cell>
          <table:table-cell office:value-type="float" office:value="0.94544193189353" calcext:value-type="float">
            <text:p>0.9454</text:p>
          </table:table-cell>
          <table:table-cell office:value-type="float" office:value="0.0100224990825241" calcext:value-type="float">
            <text:p>0.0100</text:p>
          </table:table-cell>
          <table:table-cell office:value-type="float" office:value="0.945648550724638" calcext:value-type="float">
            <text:p>0.9456</text:p>
          </table:table-cell>
          <table:table-cell office:value-type="float" office:value="0.0131481838306761" calcext:value-type="float">
            <text:p>0.0131</text:p>
          </table:table-cell>
          <table:table-cell office:value-type="float" office:value="0.944969925168135" calcext:value-type="float">
            <text:p>0.9450</text:p>
          </table:table-cell>
          <table:table-cell office:value-type="float" office:value="0.0108532734241738" calcext:value-type="float">
            <text:p>0.0109</text:p>
          </table:table-cell>
          <table:table-cell office:value-type="float" office:value="0.946039805342427" calcext:value-type="float">
            <text:p>0.9460</text:p>
          </table:table-cell>
          <table:table-cell office:value-type="float" office:value="0.0137005742812281" calcext:value-type="float">
            <text:p>0.0137</text:p>
          </table:table-cell>
          <table:table-cell office:value-type="float" office:value="0.94628696362603" calcext:value-type="float">
            <text:p>0.9463</text:p>
          </table:table-cell>
          <table:table-cell office:value-type="float" office:value="0.0122020141730039" calcext:value-type="float">
            <text:p>0.0122</text:p>
          </table:table-cell>
          <table:table-cell office:value-type="float" office:value="0.945442206592782" calcext:value-type="float">
            <text:p>0.9454</text:p>
          </table:table-cell>
          <table:table-cell office:value-type="float" office:value="0.0124181517074089" calcext:value-type="float">
            <text:p>0.0124</text:p>
          </table:table-cell>
          <table:table-cell office:value-type="float" office:value="0.944832800511509" calcext:value-type="float">
            <text:p>0.9448</text:p>
          </table:table-cell>
          <table:table-cell office:value-type="float" office:value="0.0121336425490503" calcext:value-type="float">
            <text:p>0.0121</text:p>
          </table:table-cell>
          <table:table-cell office:value-type="float" office:value="0.945965707587383" calcext:value-type="float">
            <text:p>0.9460</text:p>
          </table:table-cell>
          <table:table-cell office:value-type="float" office:value="0.0142848371763782" calcext:value-type="float">
            <text:p>0.0143</text:p>
          </table:table-cell>
          <table:table-cell office:value-type="float" office:value="0.944787818509046" calcext:value-type="float">
            <text:p>0.9448</text:p>
          </table:table-cell>
          <table:table-cell office:value-type="float" office:value="0.011521913526334" calcext:value-type="float">
            <text:p>0.0115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average</text:p>
          </table:table-cell>
          <table:table-cell office:value-type="float" office:value="0.913934126984127" calcext:value-type="float">
            <text:p>0.913934126984127</text:p>
          </table:table-cell>
          <table:table-cell office:value-type="float" office:value="0.0480955370156219" calcext:value-type="float">
            <text:p>0.0480955370156219</text:p>
          </table:table-cell>
          <table:table-cell office:value-type="float" office:value="0.933869047619048" calcext:value-type="float">
            <text:p>0.933869047619048</text:p>
          </table:table-cell>
          <table:table-cell office:value-type="float" office:value="0.0477406602716763" calcext:value-type="float">
            <text:p>0.0477406602716763</text:p>
          </table:table-cell>
          <table:table-cell office:value-type="float" office:value="0.923981349206349" calcext:value-type="float">
            <text:p>0.923981349206349</text:p>
          </table:table-cell>
          <table:table-cell office:value-type="float" office:value="0.041863996179551" calcext:value-type="float">
            <text:p>0.041863996179551</text:p>
          </table:table-cell>
          <table:table-cell office:value-type="float" office:value="0.924368650793651" calcext:value-type="float">
            <text:p>0.924368650793651</text:p>
          </table:table-cell>
          <table:table-cell office:value-type="float" office:value="0.0414713965342567" calcext:value-type="float">
            <text:p>0.0414713965342567</text:p>
          </table:table-cell>
          <table:table-cell office:value-type="float" office:value="0.921396825396825" calcext:value-type="float">
            <text:p>0.921396825396825</text:p>
          </table:table-cell>
          <table:table-cell office:value-type="float" office:value="0.0447906260579487" calcext:value-type="float">
            <text:p>0.0447906260579487</text:p>
          </table:table-cell>
          <table:table-cell office:value-type="float" office:value="0.922248809523809" calcext:value-type="float">
            <text:p>0.922248809523809</text:p>
          </table:table-cell>
          <table:table-cell office:value-type="float" office:value="0.0441969147442887" calcext:value-type="float">
            <text:p>0.0441969147442887</text:p>
          </table:table-cell>
          <table:table-cell office:value-type="float" office:value="0.922283333333333" calcext:value-type="float">
            <text:p>0.922283333333333</text:p>
          </table:table-cell>
          <table:table-cell office:value-type="float" office:value="0.0399906477186709" calcext:value-type="float">
            <text:p>0.0400</text:p>
          </table:table-cell>
          <table:table-cell office:value-type="float" office:value="0.922441666666666" calcext:value-type="float">
            <text:p>0.9224</text:p>
          </table:table-cell>
          <table:table-cell office:value-type="float" office:value="0.0428624946231956" calcext:value-type="float">
            <text:p>0.0429</text:p>
          </table:table-cell>
          <table:table-cell office:value-type="float" office:value="0.918205952380952" calcext:value-type="float">
            <text:p>0.9182</text:p>
          </table:table-cell>
          <table:table-cell office:value-type="float" office:value="0.0433484294367858" calcext:value-type="float">
            <text:p>0.0433</text:p>
          </table:table-cell>
          <table:table-cell office:value-type="float" office:value="0.92374246031746" calcext:value-type="float">
            <text:p>0.9237</text:p>
          </table:table-cell>
          <table:table-cell office:value-type="float" office:value="0.0426472768971319" calcext:value-type="float">
            <text:p>0.0426</text:p>
          </table:table-cell>
          <table:table-cell office:value-type="float" office:value="0.925419047619048" calcext:value-type="float">
            <text:p>0.9254</text:p>
          </table:table-cell>
          <table:table-cell office:value-type="float" office:value="0.0391639972771359" calcext:value-type="float">
            <text:p>0.0392</text:p>
          </table:table-cell>
          <table:table-cell office:value-type="float" office:value="0.918396031746032" calcext:value-type="float">
            <text:p>0.9184</text:p>
          </table:table-cell>
          <table:table-cell office:value-type="float" office:value="0.0434206262722075" calcext:value-type="float">
            <text:p>0.0434</text:p>
          </table:table-cell>
          <table:table-cell office:value-type="float" office:value="0.921579761904762" calcext:value-type="float">
            <text:p>0.9216</text:p>
          </table:table-cell>
          <table:table-cell office:value-type="float" office:value="0.0443617947327149" calcext:value-type="float">
            <text:p>0.0444</text:p>
          </table:table-cell>
          <table:table-cell office:value-type="float" office:value="0.920764285714286" calcext:value-type="float">
            <text:p>0.9208</text:p>
          </table:table-cell>
          <table:table-cell office:value-type="float" office:value="0.0447161835593439" calcext:value-type="float">
            <text:p>0.0447</text:p>
          </table:table-cell>
          <table:table-cell office:value-type="float" office:value="0.915705555555556" calcext:value-type="float">
            <text:p>0.9157</text:p>
          </table:table-cell>
          <table:table-cell office:value-type="float" office:value="0.0390923292063784" calcext:value-type="float">
            <text:p>0.0391</text:p>
          </table:table-cell>
          <table:table-cell office:value-type="float" office:value="0.917796031746032" calcext:value-type="float">
            <text:p>0.9178</text:p>
          </table:table-cell>
          <table:table-cell office:value-type="float" office:value="0.0437877886311736" calcext:value-type="float">
            <text:p>0.0438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office:value-type="string" calcext:value-type="string">
            <text:p>average</text:p>
          </table:table-cell>
          <table:table-cell office:value-type="float" office:value="0.944862938596491" calcext:value-type="float">
            <text:p>0.944862938596491</text:p>
          </table:table-cell>
          <table:table-cell office:value-type="float" office:value="0.0255366650207759" calcext:value-type="float">
            <text:p>0.0255366650207759</text:p>
          </table:table-cell>
          <table:table-cell office:value-type="float" office:value="0.961417449874687" calcext:value-type="float">
            <text:p>0.961417449874687</text:p>
          </table:table-cell>
          <table:table-cell office:value-type="float" office:value="0.0216989603210794" calcext:value-type="float">
            <text:p>0.0216989603210794</text:p>
          </table:table-cell>
          <table:table-cell office:value-type="float" office:value="0.954772556390977" calcext:value-type="float">
            <text:p>0.954772556390977</text:p>
          </table:table-cell>
          <table:table-cell office:value-type="float" office:value="0.0236924920977855" calcext:value-type="float">
            <text:p>0.0236924920977855</text:p>
          </table:table-cell>
          <table:table-cell office:value-type="float" office:value="0.949945488721804" calcext:value-type="float">
            <text:p>0.949945488721804</text:p>
          </table:table-cell>
          <table:table-cell office:value-type="float" office:value="0.0226481149250725" calcext:value-type="float">
            <text:p>0.0226481149250725</text:p>
          </table:table-cell>
          <table:table-cell office:value-type="float" office:value="0.957873903508772" calcext:value-type="float">
            <text:p>0.957873903508772</text:p>
          </table:table-cell>
          <table:table-cell office:value-type="float" office:value="0.0229096416231896" calcext:value-type="float">
            <text:p>0.0229096416231896</text:p>
          </table:table-cell>
          <table:table-cell office:value-type="float" office:value="0.954453320802005" calcext:value-type="float">
            <text:p>0.954453320802005</text:p>
          </table:table-cell>
          <table:table-cell office:value-type="float" office:value="0.0222443568026721" calcext:value-type="float">
            <text:p>0.0222443568026721</text:p>
          </table:table-cell>
          <table:table-cell office:value-type="float" office:value="0.957866697994987" calcext:value-type="float">
            <text:p>0.957866697994987</text:p>
          </table:table-cell>
          <table:table-cell office:value-type="float" office:value="0.0207261349713078" calcext:value-type="float">
            <text:p>0.0207</text:p>
          </table:table-cell>
          <table:table-cell office:value-type="float" office:value="0.954428258145363" calcext:value-type="float">
            <text:p>0.9544</text:p>
          </table:table-cell>
          <table:table-cell office:value-type="float" office:value="0.0287723557712638" calcext:value-type="float">
            <text:p>0.0288</text:p>
          </table:table-cell>
          <table:table-cell office:value-type="float" office:value="0.958900375939849" calcext:value-type="float">
            <text:p>0.9589</text:p>
          </table:table-cell>
          <table:table-cell office:value-type="float" office:value="0.021571073527354" calcext:value-type="float">
            <text:p>0.0216</text:p>
          </table:table-cell>
          <table:table-cell office:value-type="float" office:value="0.959076127819549" calcext:value-type="float">
            <text:p>0.9591</text:p>
          </table:table-cell>
          <table:table-cell office:value-type="float" office:value="0.025758414025881" calcext:value-type="float">
            <text:p>0.0258</text:p>
          </table:table-cell>
          <table:table-cell office:value-type="float" office:value="0.95632111528822" calcext:value-type="float">
            <text:p>0.9563</text:p>
          </table:table-cell>
          <table:table-cell office:value-type="float" office:value="0.02640640228607" calcext:value-type="float">
            <text:p>0.0264</text:p>
          </table:table-cell>
          <table:table-cell office:value-type="float" office:value="0.957466478696742" calcext:value-type="float">
            <text:p>0.9575</text:p>
          </table:table-cell>
          <table:table-cell office:value-type="float" office:value="0.0206782959764485" calcext:value-type="float">
            <text:p>0.0207</text:p>
          </table:table-cell>
          <table:table-cell office:value-type="float" office:value="0.960396773182957" calcext:value-type="float">
            <text:p>0.9604</text:p>
          </table:table-cell>
          <table:table-cell office:value-type="float" office:value="0.0250957470859926" calcext:value-type="float">
            <text:p>0.0251</text:p>
          </table:table-cell>
          <table:table-cell office:value-type="float" office:value="0.954236215538847" calcext:value-type="float">
            <text:p>0.9542</text:p>
          </table:table-cell>
          <table:table-cell office:value-type="float" office:value="0.0240412676574889" calcext:value-type="float">
            <text:p>0.0240</text:p>
          </table:table-cell>
          <table:table-cell office:value-type="float" office:value="0.955424028822055" calcext:value-type="float">
            <text:p>0.9554</text:p>
          </table:table-cell>
          <table:table-cell office:value-type="float" office:value="0.0266608118587994" calcext:value-type="float">
            <text:p>0.0267</text:p>
          </table:table-cell>
          <table:table-cell office:value-type="float" office:value="0.957765350877193" calcext:value-type="float">
            <text:p>0.9578</text:p>
          </table:table-cell>
          <table:table-cell office:value-type="float" office:value="0.0269641565170484" calcext:value-type="float">
            <text:p>0.0270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average</text:p>
          </table:table-cell>
          <table:table-cell office:value-type="float" office:value="0.968028138528138" calcext:value-type="float">
            <text:p>0.968028138528138</text:p>
          </table:table-cell>
          <table:table-cell office:value-type="float" office:value="0.0121968452897913" calcext:value-type="float">
            <text:p>0.0121968452897913</text:p>
          </table:table-cell>
          <table:table-cell office:value-type="float" office:value="0.967069264069264" calcext:value-type="float">
            <text:p>0.967069264069264</text:p>
          </table:table-cell>
          <table:table-cell office:value-type="float" office:value="0.012971704637638" calcext:value-type="float">
            <text:p>0.012971704637638</text:p>
          </table:table-cell>
          <table:table-cell office:value-type="float" office:value="0.97637012987013" calcext:value-type="float">
            <text:p>0.97637012987013</text:p>
          </table:table-cell>
          <table:table-cell office:value-type="float" office:value="0.0094654855284058" calcext:value-type="float">
            <text:p>0.0094654855284058</text:p>
          </table:table-cell>
          <table:table-cell office:value-type="float" office:value="0.976922077922078" calcext:value-type="float">
            <text:p>0.976922077922078</text:p>
          </table:table-cell>
          <table:table-cell office:value-type="float" office:value="0.0109640532675074" calcext:value-type="float">
            <text:p>0.0109640532675074</text:p>
          </table:table-cell>
          <table:table-cell office:value-type="float" office:value="0.97575974025974" calcext:value-type="float">
            <text:p>0.97575974025974</text:p>
          </table:table-cell>
          <table:table-cell office:value-type="float" office:value="0.0106679791141266" calcext:value-type="float">
            <text:p>0.0106679791141266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0101865745547376" calcext:value-type="float">
            <text:p>0.0101865745547376</text:p>
          </table:table-cell>
          <table:table-cell office:value-type="float" office:value="0.974924242424242" calcext:value-type="float">
            <text:p>0.974924242424242</text:p>
          </table:table-cell>
          <table:table-cell office:value-type="float" office:value="0.0110705750812192" calcext:value-type="float">
            <text:p>0.0111</text:p>
          </table:table-cell>
          <table:table-cell office:value-type="float" office:value="0.97665367965368" calcext:value-type="float">
            <text:p>0.9767</text:p>
          </table:table-cell>
          <table:table-cell office:value-type="float" office:value="0.0104574361036251" calcext:value-type="float">
            <text:p>0.0105</text:p>
          </table:table-cell>
          <table:table-cell office:value-type="float" office:value="0.975971861471862" calcext:value-type="float">
            <text:p>0.9760</text:p>
          </table:table-cell>
          <table:table-cell office:value-type="float" office:value="0.0105545193786623" calcext:value-type="float">
            <text:p>0.0106</text:p>
          </table:table-cell>
          <table:table-cell office:value-type="float" office:value="0.977748917748918" calcext:value-type="float">
            <text:p>0.9777</text:p>
          </table:table-cell>
          <table:table-cell office:value-type="float" office:value="0.00921676570910319" calcext:value-type="float">
            <text:p>0.0092</text:p>
          </table:table-cell>
          <table:table-cell office:value-type="float" office:value="0.975426406926407" calcext:value-type="float">
            <text:p>0.9754</text:p>
          </table:table-cell>
          <table:table-cell office:value-type="float" office:value="0.0112273385540047" calcext:value-type="float">
            <text:p>0.0112</text:p>
          </table:table-cell>
          <table:table-cell office:value-type="float" office:value="0.977285714285714" calcext:value-type="float">
            <text:p>0.9773</text:p>
          </table:table-cell>
          <table:table-cell office:value-type="float" office:value="0.0093588362032005" calcext:value-type="float">
            <text:p>0.0094</text:p>
          </table:table-cell>
          <table:table-cell office:value-type="float" office:value="0.9754329004329" calcext:value-type="float">
            <text:p>0.9754</text:p>
          </table:table-cell>
          <table:table-cell office:value-type="float" office:value="0.010951662120672" calcext:value-type="float">
            <text:p>0.0110</text:p>
          </table:table-cell>
          <table:table-cell office:value-type="float" office:value="0.977045454545454" calcext:value-type="float">
            <text:p>0.9770</text:p>
          </table:table-cell>
          <table:table-cell office:value-type="float" office:value="0.00875532371636427" calcext:value-type="float">
            <text:p>0.0088</text:p>
          </table:table-cell>
          <table:table-cell office:value-type="float" office:value="0.976458874458875" calcext:value-type="float">
            <text:p>0.9765</text:p>
          </table:table-cell>
          <table:table-cell office:value-type="float" office:value="0.0100276717479466" calcext:value-type="float">
            <text:p>0.0100</text:p>
          </table:table-cell>
          <table:table-cell office:value-type="float" office:value="0.976530303030303" calcext:value-type="float">
            <text:p>0.9765</text:p>
          </table:table-cell>
          <table:table-cell office:value-type="float" office:value="0.0118401256441154" calcext:value-type="float">
            <text:p>0.0118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average</text:p>
          </table:table-cell>
          <table:table-cell office:value-type="float" office:value="0.957292443064182" calcext:value-type="float">
            <text:p>0.957292443064182</text:p>
          </table:table-cell>
          <table:table-cell office:value-type="float" office:value="0.0175281579915477" calcext:value-type="float">
            <text:p>0.0175281579915477</text:p>
          </table:table-cell>
          <table:table-cell office:value-type="float" office:value="0.958695134575569" calcext:value-type="float">
            <text:p>0.958695134575569</text:p>
          </table:table-cell>
          <table:table-cell office:value-type="float" office:value="0.0161039716145038" calcext:value-type="float">
            <text:p>0.0161039716145038</text:p>
          </table:table-cell>
          <table:table-cell office:value-type="float" office:value="0.961634886128364" calcext:value-type="float">
            <text:p>0.961634886128364</text:p>
          </table:table-cell>
          <table:table-cell office:value-type="float" office:value="0.0144327304828507" calcext:value-type="float">
            <text:p>0.0144327304828507</text:p>
          </table:table-cell>
          <table:table-cell office:value-type="float" office:value="0.960376811594203" calcext:value-type="float">
            <text:p>0.960376811594203</text:p>
          </table:table-cell>
          <table:table-cell office:value-type="float" office:value="0.0132077239209738" calcext:value-type="float">
            <text:p>0.0132077239209738</text:p>
          </table:table-cell>
          <table:table-cell office:value-type="float" office:value="0.961497929606625" calcext:value-type="float">
            <text:p>0.961497929606625</text:p>
          </table:table-cell>
          <table:table-cell office:value-type="float" office:value="0.0150974733444469" calcext:value-type="float">
            <text:p>0.0150974733444469</text:p>
          </table:table-cell>
          <table:table-cell office:value-type="float" office:value="0.956882091097308" calcext:value-type="float">
            <text:p>0.956882091097308</text:p>
          </table:table-cell>
          <table:table-cell office:value-type="float" office:value="0.0163248451757485" calcext:value-type="float">
            <text:p>0.0163248451757485</text:p>
          </table:table-cell>
          <table:table-cell office:value-type="float" office:value="0.959847826086956" calcext:value-type="float">
            <text:p>0.959847826086956</text:p>
          </table:table-cell>
          <table:table-cell office:value-type="float" office:value="0.0170268854072476" calcext:value-type="float">
            <text:p>0.0170</text:p>
          </table:table-cell>
          <table:table-cell office:value-type="float" office:value="0.958951449275362" calcext:value-type="float">
            <text:p>0.9590</text:p>
          </table:table-cell>
          <table:table-cell office:value-type="float" office:value="0.0144511058759282" calcext:value-type="float">
            <text:p>0.0145</text:p>
          </table:table-cell>
          <table:table-cell office:value-type="float" office:value="0.959375258799172" calcext:value-type="float">
            <text:p>0.9594</text:p>
          </table:table-cell>
          <table:table-cell office:value-type="float" office:value="0.0156261993909489" calcext:value-type="float">
            <text:p>0.0156</text:p>
          </table:table-cell>
          <table:table-cell office:value-type="float" office:value="0.959227225672878" calcext:value-type="float">
            <text:p>0.9592</text:p>
          </table:table-cell>
          <table:table-cell office:value-type="float" office:value="0.0120237178600881" calcext:value-type="float">
            <text:p>0.0120</text:p>
          </table:table-cell>
          <table:table-cell office:value-type="float" office:value="0.958707246376811" calcext:value-type="float">
            <text:p>0.9587</text:p>
          </table:table-cell>
          <table:table-cell office:value-type="float" office:value="0.013234000074418" calcext:value-type="float">
            <text:p>0.0132</text:p>
          </table:table-cell>
          <table:table-cell office:value-type="float" office:value="0.958544616977226" calcext:value-type="float">
            <text:p>0.9585</text:p>
          </table:table-cell>
          <table:table-cell office:value-type="float" office:value="0.0163654512397658" calcext:value-type="float">
            <text:p>0.0164</text:p>
          </table:table-cell>
          <table:table-cell office:value-type="float" office:value="0.964732608695652" calcext:value-type="float">
            <text:p>0.9647</text:p>
          </table:table-cell>
          <table:table-cell office:value-type="float" office:value="0.0171543038111949" calcext:value-type="float">
            <text:p>0.0172</text:p>
          </table:table-cell>
          <table:table-cell office:value-type="float" office:value="0.957221739130435" calcext:value-type="float">
            <text:p>0.9572</text:p>
          </table:table-cell>
          <table:table-cell office:value-type="float" office:value="0.0145431149211021" calcext:value-type="float">
            <text:p>0.0145</text:p>
          </table:table-cell>
          <table:table-cell office:value-type="float" office:value="0.962090269151139" calcext:value-type="float">
            <text:p>0.9621</text:p>
          </table:table-cell>
          <table:table-cell office:value-type="float" office:value="0.0163019326946383" calcext:value-type="float">
            <text:p>0.0163</text:p>
          </table:table-cell>
          <table:table-cell office:value-type="float" office:value="0.960648550724638" calcext:value-type="float">
            <text:p>0.9606</text:p>
          </table:table-cell>
          <table:table-cell office:value-type="float" office:value="0.0135196125456212" calcext:value-type="float">
            <text:p>0.0135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string" calcext:value-type="string">
            <text:p>average</text:p>
          </table:table-cell>
          <table:table-cell office:value-type="float" office:value="0.984714323495187" calcext:value-type="float">
            <text:p>0.984714323495187</text:p>
          </table:table-cell>
          <table:table-cell office:value-type="float" office:value="0.0248170975175071" calcext:value-type="float">
            <text:p>0.0248170975175071</text:p>
          </table:table-cell>
          <table:table-cell office:value-type="float" office:value="0.992864249444621" calcext:value-type="float">
            <text:p>0.992864249444621</text:p>
          </table:table-cell>
          <table:table-cell office:value-type="float" office:value="0.00761876226269464" calcext:value-type="float">
            <text:p>0.00761876226269464</text:p>
          </table:table-cell>
          <table:table-cell office:value-type="float" office:value="0.993787660002116" calcext:value-type="float">
            <text:p>0.993787660002116</text:p>
          </table:table-cell>
          <table:table-cell office:value-type="float" office:value="0.00788347492073716" calcext:value-type="float">
            <text:p>0.00788347492073716</text:p>
          </table:table-cell>
          <table:table-cell office:value-type="float" office:value="0.992063789273247" calcext:value-type="float">
            <text:p>0.992063789273247</text:p>
          </table:table-cell>
          <table:table-cell office:value-type="float" office:value="0.0115460707072854" calcext:value-type="float">
            <text:p>0.0115460707072854</text:p>
          </table:table-cell>
          <table:table-cell office:value-type="float" office:value="0.990954432455305" calcext:value-type="float">
            <text:p>0.990954432455305</text:p>
          </table:table-cell>
          <table:table-cell office:value-type="float" office:value="0.0137157089410415" calcext:value-type="float">
            <text:p>0.0137157089410415</text:p>
          </table:table-cell>
          <table:table-cell office:value-type="float" office:value="0.990863958531683" calcext:value-type="float">
            <text:p>0.990863958531683</text:p>
          </table:table-cell>
          <table:table-cell office:value-type="float" office:value="0.0150110303145903" calcext:value-type="float">
            <text:p>0.0150110303145903</text:p>
          </table:table-cell>
          <table:table-cell office:value-type="float" office:value="0.991552417222046" calcext:value-type="float">
            <text:p>0.991552417222046</text:p>
          </table:table-cell>
          <table:table-cell office:value-type="float" office:value="0.0125100359140385" calcext:value-type="float">
            <text:p>0.0125</text:p>
          </table:table-cell>
          <table:table-cell office:value-type="float" office:value="0.990153734264255" calcext:value-type="float">
            <text:p>0.9902</text:p>
          </table:table-cell>
          <table:table-cell office:value-type="float" office:value="0.0146351458860571" calcext:value-type="float">
            <text:p>0.0146</text:p>
          </table:table-cell>
          <table:table-cell office:value-type="float" office:value="0.990011398497832" calcext:value-type="float">
            <text:p>0.9900</text:p>
          </table:table-cell>
          <table:table-cell office:value-type="float" office:value="0.0149924329139779" calcext:value-type="float">
            <text:p>0.0150</text:p>
          </table:table-cell>
          <table:table-cell office:value-type="float" office:value="0.992355284036814" calcext:value-type="float">
            <text:p>0.9924</text:p>
          </table:table-cell>
          <table:table-cell office:value-type="float" office:value="0.0117240590074579" calcext:value-type="float">
            <text:p>0.0117</text:p>
          </table:table-cell>
          <table:table-cell office:value-type="float" office:value="0.991958478789802" calcext:value-type="float">
            <text:p>0.9920</text:p>
          </table:table-cell>
          <table:table-cell office:value-type="float" office:value="0.0113891721847545" calcext:value-type="float">
            <text:p>0.0114</text:p>
          </table:table-cell>
          <table:table-cell office:value-type="float" office:value="0.991609383264572" calcext:value-type="float">
            <text:p>0.9916</text:p>
          </table:table-cell>
          <table:table-cell office:value-type="float" office:value="0.0131086111039532" calcext:value-type="float">
            <text:p>0.0131</text:p>
          </table:table-cell>
          <table:table-cell office:value-type="float" office:value="0.991101502168624" calcext:value-type="float">
            <text:p>0.9911</text:p>
          </table:table-cell>
          <table:table-cell office:value-type="float" office:value="0.012264533459603" calcext:value-type="float">
            <text:p>0.0123</text:p>
          </table:table-cell>
          <table:table-cell office:value-type="float" office:value="0.990341875595049" calcext:value-type="float">
            <text:p>0.9903</text:p>
          </table:table-cell>
          <table:table-cell office:value-type="float" office:value="0.0159015419484294" calcext:value-type="float">
            <text:p>0.0159</text:p>
          </table:table-cell>
          <table:table-cell office:value-type="float" office:value="0.991170263408442" calcext:value-type="float">
            <text:p>0.9912</text:p>
          </table:table-cell>
          <table:table-cell office:value-type="float" office:value="0.0126712723839534" calcext:value-type="float">
            <text:p>0.0127</text:p>
          </table:table-cell>
          <table:table-cell office:value-type="float" office:value="0.991687718184703" calcext:value-type="float">
            <text:p>0.9917</text:p>
          </table:table-cell>
          <table:table-cell office:value-type="float" office:value="0.0121719809366333" calcext:value-type="float">
            <text:p>0.0122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3_</text:p>
          </table:table-cell>
          <table:table-cell office:value-type="string" calcext:value-type="string">
            <text:p>average</text:p>
          </table:table-cell>
          <table:table-cell office:value-type="float" office:value="0.65998" calcext:value-type="float">
            <text:p>0.65998</text:p>
          </table:table-cell>
          <table:table-cell office:value-type="float" office:value="0.0319865334108675" calcext:value-type="float">
            <text:p>0.0319865334108675</text:p>
          </table:table-cell>
          <table:table-cell office:value-type="float" office:value="0.654935" calcext:value-type="float">
            <text:p>0.654935</text:p>
          </table:table-cell>
          <table:table-cell office:value-type="float" office:value="0.0383516891986253" calcext:value-type="float">
            <text:p>0.0383516891986253</text:p>
          </table:table-cell>
          <table:table-cell office:value-type="float" office:value="0.66207" calcext:value-type="float">
            <text:p>0.66207</text:p>
          </table:table-cell>
          <table:table-cell office:value-type="float" office:value="0.0295133968526217" calcext:value-type="float">
            <text:p>0.0295133968526217</text:p>
          </table:table-cell>
          <table:table-cell office:value-type="float" office:value="0.665995" calcext:value-type="float">
            <text:p>0.665995</text:p>
          </table:table-cell>
          <table:table-cell office:value-type="float" office:value="0.037097559190699" calcext:value-type="float">
            <text:p>0.037097559190699</text:p>
          </table:table-cell>
          <table:table-cell office:value-type="float" office:value="0.66636" calcext:value-type="float">
            <text:p>0.66636</text:p>
          </table:table-cell>
          <table:table-cell office:value-type="float" office:value="0.0412587498059231" calcext:value-type="float">
            <text:p>0.0412587498059231</text:p>
          </table:table-cell>
          <table:table-cell office:value-type="float" office:value="0.65895" calcext:value-type="float">
            <text:p>0.65895</text:p>
          </table:table-cell>
          <table:table-cell office:value-type="float" office:value="0.0390162098342837" calcext:value-type="float">
            <text:p>0.0390162098342837</text:p>
          </table:table-cell>
          <table:table-cell office:value-type="float" office:value="0.65865" calcext:value-type="float">
            <text:p>0.65865</text:p>
          </table:table-cell>
          <table:table-cell office:value-type="float" office:value="0.0359566821010169" calcext:value-type="float">
            <text:p>0.0360</text:p>
          </table:table-cell>
          <table:table-cell office:value-type="float" office:value="0.65598" calcext:value-type="float">
            <text:p>0.6560</text:p>
          </table:table-cell>
          <table:table-cell office:value-type="float" office:value="0.0369721823036398" calcext:value-type="float">
            <text:p>0.0370</text:p>
          </table:table-cell>
          <table:table-cell office:value-type="float" office:value="0.65963" calcext:value-type="float">
            <text:p>0.6596</text:p>
          </table:table-cell>
          <table:table-cell office:value-type="float" office:value="0.0293144299152943" calcext:value-type="float">
            <text:p>0.0293</text:p>
          </table:table-cell>
          <table:table-cell office:value-type="float" office:value="0.660285" calcext:value-type="float">
            <text:p>0.6603</text:p>
          </table:table-cell>
          <table:table-cell office:value-type="float" office:value="0.0461232130039965" calcext:value-type="float">
            <text:p>0.0461</text:p>
          </table:table-cell>
          <table:table-cell office:value-type="float" office:value="0.657135" calcext:value-type="float">
            <text:p>0.6571</text:p>
          </table:table-cell>
          <table:table-cell office:value-type="float" office:value="0.0346990406350779" calcext:value-type="float">
            <text:p>0.0347</text:p>
          </table:table-cell>
          <table:table-cell office:value-type="float" office:value="0.66279" calcext:value-type="float">
            <text:p>0.6628</text:p>
          </table:table-cell>
          <table:table-cell office:value-type="float" office:value="0.0349024680139418" calcext:value-type="float">
            <text:p>0.0349</text:p>
          </table:table-cell>
          <table:table-cell office:value-type="float" office:value="0.666925" calcext:value-type="float">
            <text:p>0.6669</text:p>
          </table:table-cell>
          <table:table-cell office:value-type="float" office:value="0.031820143799601" calcext:value-type="float">
            <text:p>0.0318</text:p>
          </table:table-cell>
          <table:table-cell office:value-type="float" office:value="0.66601" calcext:value-type="float">
            <text:p>0.6660</text:p>
          </table:table-cell>
          <table:table-cell office:value-type="float" office:value="0.0443119575842311" calcext:value-type="float">
            <text:p>0.0443</text:p>
          </table:table-cell>
          <table:table-cell office:value-type="float" office:value="0.663685" calcext:value-type="float">
            <text:p>0.6637</text:p>
          </table:table-cell>
          <table:table-cell office:value-type="float" office:value="0.0349546031814016" calcext:value-type="float">
            <text:p>0.0350</text:p>
          </table:table-cell>
          <table:table-cell office:value-type="float" office:value="0.662315" calcext:value-type="float">
            <text:p>0.6623</text:p>
          </table:table-cell>
          <table:table-cell office:value-type="float" office:value="0.0405338097669329" calcext:value-type="float">
            <text:p>0.0405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1_</text:p>
          </table:table-cell>
          <table:table-cell office:value-type="string" calcext:value-type="string">
            <text:p>average</text:p>
          </table:table-cell>
          <table:table-cell office:value-type="float" office:value="0.708363333333333" calcext:value-type="float">
            <text:p>0.708363333333333</text:p>
          </table:table-cell>
          <table:table-cell office:value-type="float" office:value="0.0145919808975662" calcext:value-type="float">
            <text:p>0.0145919808975662</text:p>
          </table:table-cell>
          <table:table-cell office:value-type="float" office:value="0.7056275" calcext:value-type="float">
            <text:p>0.7056275</text:p>
          </table:table-cell>
          <table:table-cell office:value-type="float" office:value="0.0126432709681189" calcext:value-type="float">
            <text:p>0.0126432709681189</text:p>
          </table:table-cell>
          <table:table-cell office:value-type="float" office:value="0.706136666666667" calcext:value-type="float">
            <text:p>0.706136666666667</text:p>
          </table:table-cell>
          <table:table-cell office:value-type="float" office:value="0.0138651843044769" calcext:value-type="float">
            <text:p>0.0138651843044769</text:p>
          </table:table-cell>
          <table:table-cell office:value-type="float" office:value="0.709056666666667" calcext:value-type="float">
            <text:p>0.709056666666667</text:p>
          </table:table-cell>
          <table:table-cell office:value-type="float" office:value="0.0122827365649339" calcext:value-type="float">
            <text:p>0.0122827365649339</text:p>
          </table:table-cell>
          <table:table-cell office:value-type="float" office:value="0.702326666666667" calcext:value-type="float">
            <text:p>0.702326666666667</text:p>
          </table:table-cell>
          <table:table-cell office:value-type="float" office:value="0.00615914052427552" calcext:value-type="float">
            <text:p>0.00615914052427552</text:p>
          </table:table-cell>
          <table:table-cell office:value-type="float" office:value="0.705805833333333" calcext:value-type="float">
            <text:p>0.705805833333333</text:p>
          </table:table-cell>
          <table:table-cell office:value-type="float" office:value="0.0131458919459095" calcext:value-type="float">
            <text:p>0.0131458919459095</text:p>
          </table:table-cell>
          <table:table-cell office:value-type="float" office:value="0.706358333333333" calcext:value-type="float">
            <text:p>0.706358333333333</text:p>
          </table:table-cell>
          <table:table-cell office:value-type="float" office:value="0.0130806564676093" calcext:value-type="float">
            <text:p>0.0131</text:p>
          </table:table-cell>
          <table:table-cell office:value-type="float" office:value="0.705685" calcext:value-type="float">
            <text:p>0.7057</text:p>
          </table:table-cell>
          <table:table-cell office:value-type="float" office:value="0.0142084478638828" calcext:value-type="float">
            <text:p>0.0142</text:p>
          </table:table-cell>
          <table:table-cell office:value-type="float" office:value="0.70519" calcext:value-type="float">
            <text:p>0.7052</text:p>
          </table:table-cell>
          <table:table-cell office:value-type="float" office:value="0.00727399256263042" calcext:value-type="float">
            <text:p>0.0073</text:p>
          </table:table-cell>
          <table:table-cell office:value-type="float" office:value="0.705729166666667" calcext:value-type="float">
            <text:p>0.7057</text:p>
          </table:table-cell>
          <table:table-cell office:value-type="float" office:value="0.0150244253933809" calcext:value-type="float">
            <text:p>0.0150</text:p>
          </table:table-cell>
          <table:table-cell office:value-type="float" office:value="0.707100833333333" calcext:value-type="float">
            <text:p>0.7071</text:p>
          </table:table-cell>
          <table:table-cell office:value-type="float" office:value="0.0132101676270956" calcext:value-type="float">
            <text:p>0.0132</text:p>
          </table:table-cell>
          <table:table-cell office:value-type="float" office:value="0.705705" calcext:value-type="float">
            <text:p>0.7057</text:p>
          </table:table-cell>
          <table:table-cell office:value-type="float" office:value="0.0142456940944767" calcext:value-type="float">
            <text:p>0.0142</text:p>
          </table:table-cell>
          <table:table-cell office:value-type="float" office:value="0.703773333333333" calcext:value-type="float">
            <text:p>0.7038</text:p>
          </table:table-cell>
          <table:table-cell office:value-type="float" office:value="0.00751486632162479" calcext:value-type="float">
            <text:p>0.0075</text:p>
          </table:table-cell>
          <table:table-cell office:value-type="float" office:value="0.7069925" calcext:value-type="float">
            <text:p>0.7070</text:p>
          </table:table-cell>
          <table:table-cell office:value-type="float" office:value="0.0134960168682621" calcext:value-type="float">
            <text:p>0.0135</text:p>
          </table:table-cell>
          <table:table-cell office:value-type="float" office:value="0.707725" calcext:value-type="float">
            <text:p>0.7077</text:p>
          </table:table-cell>
          <table:table-cell office:value-type="float" office:value="0.0137599905211704" calcext:value-type="float">
            <text:p>0.0138</text:p>
          </table:table-cell>
          <table:table-cell office:value-type="float" office:value="0.706003333333333" calcext:value-type="float">
            <text:p>0.7060</text:p>
          </table:table-cell>
          <table:table-cell office:value-type="float" office:value="0.0167790206902927" calcext:value-type="float">
            <text:p>0.0168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11_</text:p>
          </table:table-cell>
          <table:table-cell office:value-type="string" calcext:value-type="string">
            <text:p>average</text:p>
          </table:table-cell>
          <table:table-cell office:value-type="float" office:value="0.84859375" calcext:value-type="float">
            <text:p>0.84859375</text:p>
          </table:table-cell>
          <table:table-cell office:value-type="float" office:value="0.0207299014514831" calcext:value-type="float">
            <text:p>0.0207299014514831</text:p>
          </table:table-cell>
          <table:table-cell office:value-type="float" office:value="0.8409425" calcext:value-type="float">
            <text:p>0.8409425</text:p>
          </table:table-cell>
          <table:table-cell office:value-type="float" office:value="0.0233061347691848" calcext:value-type="float">
            <text:p>0.0233061347691848</text:p>
          </table:table-cell>
          <table:table-cell office:value-type="float" office:value="0.84345875" calcext:value-type="float">
            <text:p>0.84345875</text:p>
          </table:table-cell>
          <table:table-cell office:value-type="float" office:value="0.0118866351153972" calcext:value-type="float">
            <text:p>0.0118866351153972</text:p>
          </table:table-cell>
          <table:table-cell office:value-type="float" office:value="0.85087375" calcext:value-type="float">
            <text:p>0.85087375</text:p>
          </table:table-cell>
          <table:table-cell office:value-type="float" office:value="0.0222512032741995" calcext:value-type="float">
            <text:p>0.0222512032741995</text:p>
          </table:table-cell>
          <table:table-cell office:value-type="float" office:value="0.8444475" calcext:value-type="float">
            <text:p>0.8444475</text:p>
          </table:table-cell>
          <table:table-cell office:value-type="float" office:value="0.0105833157984148" calcext:value-type="float">
            <text:p>0.0105833157984148</text:p>
          </table:table-cell>
          <table:table-cell office:value-type="float" office:value="0.85017" calcext:value-type="float">
            <text:p>0.85017</text:p>
          </table:table-cell>
          <table:table-cell office:value-type="float" office:value="0.0216392777341966" calcext:value-type="float">
            <text:p>0.0216392777341966</text:p>
          </table:table-cell>
          <table:table-cell office:value-type="float" office:value="0.843885" calcext:value-type="float">
            <text:p>0.843885</text:p>
          </table:table-cell>
          <table:table-cell office:value-type="float" office:value="0.0221344855176635" calcext:value-type="float">
            <text:p>0.0221</text:p>
          </table:table-cell>
          <table:table-cell office:value-type="float" office:value="0.848305" calcext:value-type="float">
            <text:p>0.8483</text:p>
          </table:table-cell>
          <table:table-cell office:value-type="float" office:value="0.0216318905055779" calcext:value-type="float">
            <text:p>0.0216</text:p>
          </table:table-cell>
          <table:table-cell office:value-type="float" office:value="0.84764875" calcext:value-type="float">
            <text:p>0.8476</text:p>
          </table:table-cell>
          <table:table-cell office:value-type="float" office:value="0.0220939348623004" calcext:value-type="float">
            <text:p>0.0221</text:p>
          </table:table-cell>
          <table:table-cell office:value-type="float" office:value="0.84858875" calcext:value-type="float">
            <text:p>0.8486</text:p>
          </table:table-cell>
          <table:table-cell office:value-type="float" office:value="0.02324186334235" calcext:value-type="float">
            <text:p>0.0232</text:p>
          </table:table-cell>
          <table:table-cell office:value-type="float" office:value="0.8454125" calcext:value-type="float">
            <text:p>0.8454</text:p>
          </table:table-cell>
          <table:table-cell office:value-type="float" office:value="0.0246701033261883" calcext:value-type="float">
            <text:p>0.0247</text:p>
          </table:table-cell>
          <table:table-cell office:value-type="float" office:value="0.84690125" calcext:value-type="float">
            <text:p>0.8469</text:p>
          </table:table-cell>
          <table:table-cell office:value-type="float" office:value="0.0237353994989068" calcext:value-type="float">
            <text:p>0.0237</text:p>
          </table:table-cell>
          <table:table-cell office:value-type="float" office:value="0.8420725" calcext:value-type="float">
            <text:p>0.8421</text:p>
          </table:table-cell>
          <table:table-cell office:value-type="float" office:value="0.010330091004516" calcext:value-type="float">
            <text:p>0.0103</text:p>
          </table:table-cell>
          <table:table-cell office:value-type="float" office:value="0.8487275" calcext:value-type="float">
            <text:p>0.8487</text:p>
          </table:table-cell>
          <table:table-cell office:value-type="float" office:value="0.0228519970559053" calcext:value-type="float">
            <text:p>0.0229</text:p>
          </table:table-cell>
          <table:table-cell office:value-type="float" office:value="0.84742375" calcext:value-type="float">
            <text:p>0.8474</text:p>
          </table:table-cell>
          <table:table-cell office:value-type="float" office:value="0.0247819068278466" calcext:value-type="float">
            <text:p>0.0248</text:p>
          </table:table-cell>
          <table:table-cell office:value-type="float" office:value="0.84743125" calcext:value-type="float">
            <text:p>0.8474</text:p>
          </table:table-cell>
          <table:table-cell office:value-type="float" office:value="0.0226527985837818" calcext:value-type="float">
            <text:p>0.0227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5_</text:p>
          </table:table-cell>
          <table:table-cell office:value-type="string" calcext:value-type="string">
            <text:p>average</text:p>
          </table:table-cell>
          <table:table-cell office:value-type="float" office:value="0.883048333333333" calcext:value-type="float">
            <text:p>0.883048333333333</text:p>
          </table:table-cell>
          <table:table-cell office:value-type="float" office:value="0.0235268461152561" calcext:value-type="float">
            <text:p>0.0235268461152561</text:p>
          </table:table-cell>
          <table:table-cell office:value-type="float" office:value="0.881226666666667" calcext:value-type="float">
            <text:p>0.881226666666667</text:p>
          </table:table-cell>
          <table:table-cell office:value-type="float" office:value="0.0235386374263903" calcext:value-type="float">
            <text:p>0.0235386374263903</text:p>
          </table:table-cell>
          <table:table-cell office:value-type="float" office:value="0.885135" calcext:value-type="float">
            <text:p>0.885135</text:p>
          </table:table-cell>
          <table:table-cell office:value-type="float" office:value="0.0240860328907554" calcext:value-type="float">
            <text:p>0.0240860328907554</text:p>
          </table:table-cell>
          <table:table-cell office:value-type="float" office:value="0.887846666666667" calcext:value-type="float">
            <text:p>0.887846666666667</text:p>
          </table:table-cell>
          <table:table-cell office:value-type="float" office:value="0.0214615250728983" calcext:value-type="float">
            <text:p>0.0214615250728983</text:p>
          </table:table-cell>
          <table:table-cell office:value-type="float" office:value="0.886871666666667" calcext:value-type="float">
            <text:p>0.886871666666667</text:p>
          </table:table-cell>
          <table:table-cell office:value-type="float" office:value="0.0125695701100175" calcext:value-type="float">
            <text:p>0.0125695701100175</text:p>
          </table:table-cell>
          <table:table-cell office:value-type="float" office:value="0.888625" calcext:value-type="float">
            <text:p>0.888625</text:p>
          </table:table-cell>
          <table:table-cell office:value-type="float" office:value="0.0242560110099172" calcext:value-type="float">
            <text:p>0.0242560110099172</text:p>
          </table:table-cell>
          <table:table-cell office:value-type="float" office:value="0.883493333333333" calcext:value-type="float">
            <text:p>0.883493333333333</text:p>
          </table:table-cell>
          <table:table-cell office:value-type="float" office:value="0.0230611349059598" calcext:value-type="float">
            <text:p>0.0231</text:p>
          </table:table-cell>
          <table:table-cell office:value-type="float" office:value="0.886205" calcext:value-type="float">
            <text:p>0.8862</text:p>
          </table:table-cell>
          <table:table-cell office:value-type="float" office:value="0.0239132109903826" calcext:value-type="float">
            <text:p>0.0239</text:p>
          </table:table-cell>
          <table:table-cell office:value-type="float" office:value="0.882655" calcext:value-type="float">
            <text:p>0.8827</text:p>
          </table:table-cell>
          <table:table-cell office:value-type="float" office:value="0.0237933318507714" calcext:value-type="float">
            <text:p>0.0238</text:p>
          </table:table-cell>
          <table:table-cell office:value-type="float" office:value="0.887833333333333" calcext:value-type="float">
            <text:p>0.8878</text:p>
          </table:table-cell>
          <table:table-cell office:value-type="float" office:value="0.0220675188738524" calcext:value-type="float">
            <text:p>0.0221</text:p>
          </table:table-cell>
          <table:table-cell office:value-type="float" office:value="0.885855" calcext:value-type="float">
            <text:p>0.8859</text:p>
          </table:table-cell>
          <table:table-cell office:value-type="float" office:value="0.0244314399741649" calcext:value-type="float">
            <text:p>0.0244</text:p>
          </table:table-cell>
          <table:table-cell office:value-type="float" office:value="0.884916666666667" calcext:value-type="float">
            <text:p>0.8849</text:p>
          </table:table-cell>
          <table:table-cell office:value-type="float" office:value="0.0245454619582198" calcext:value-type="float">
            <text:p>0.0245</text:p>
          </table:table-cell>
          <table:table-cell office:value-type="float" office:value="0.885765" calcext:value-type="float">
            <text:p>0.8858</text:p>
          </table:table-cell>
          <table:table-cell office:value-type="float" office:value="0.0236065178705152" calcext:value-type="float">
            <text:p>0.0236</text:p>
          </table:table-cell>
          <table:table-cell office:value-type="float" office:value="0.88521" calcext:value-type="float">
            <text:p>0.8852</text:p>
          </table:table-cell>
          <table:table-cell office:value-type="float" office:value="0.023268381006052" calcext:value-type="float">
            <text:p>0.0233</text:p>
          </table:table-cell>
          <table:table-cell office:value-type="float" office:value="0.884621666666667" calcext:value-type="float">
            <text:p>0.8846</text:p>
          </table:table-cell>
          <table:table-cell office:value-type="float" office:value="0.0218177874146841" calcext:value-type="float">
            <text:p>0.0218</text:p>
          </table:table-cell>
          <table:table-cell office:value-type="float" office:value="0.886796666666667" calcext:value-type="float">
            <text:p>0.8868</text:p>
          </table:table-cell>
          <table:table-cell office:value-type="float" office:value="0.0246065989530771" calcext:value-type="float">
            <text:p>0.0246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13_</text:p>
          </table:table-cell>
          <table:table-cell office:value-type="string" calcext:value-type="string">
            <text:p>average</text:p>
          </table:table-cell>
          <table:table-cell office:value-type="float" office:value="0.887336666666667" calcext:value-type="float">
            <text:p>0.887336666666667</text:p>
          </table:table-cell>
          <table:table-cell office:value-type="float" office:value="0.0143835939585623" calcext:value-type="float">
            <text:p>0.0143835939585623</text:p>
          </table:table-cell>
          <table:table-cell office:value-type="float" office:value="0.884741666666667" calcext:value-type="float">
            <text:p>0.884741666666667</text:p>
          </table:table-cell>
          <table:table-cell office:value-type="float" office:value="0.0116679054772561" calcext:value-type="float">
            <text:p>0.0116679054772561</text:p>
          </table:table-cell>
          <table:table-cell office:value-type="float" office:value="0.884015" calcext:value-type="float">
            <text:p>0.884015</text:p>
          </table:table-cell>
          <table:table-cell office:value-type="float" office:value="0.00756339418268333" calcext:value-type="float">
            <text:p>0.00756339418268333</text:p>
          </table:table-cell>
          <table:table-cell office:value-type="float" office:value="0.885968333333333" calcext:value-type="float">
            <text:p>0.885968333333333</text:p>
          </table:table-cell>
          <table:table-cell office:value-type="float" office:value="0.0144968252729946" calcext:value-type="float">
            <text:p>0.0144968252729946</text:p>
          </table:table-cell>
          <table:table-cell office:value-type="float" office:value="0.884621666666667" calcext:value-type="float">
            <text:p>0.884621666666667</text:p>
          </table:table-cell>
          <table:table-cell office:value-type="float" office:value="0.0104152341191496" calcext:value-type="float">
            <text:p>0.0104152341191496</text:p>
          </table:table-cell>
          <table:table-cell office:value-type="float" office:value="0.884308333333333" calcext:value-type="float">
            <text:p>0.884308333333333</text:p>
          </table:table-cell>
          <table:table-cell office:value-type="float" office:value="0.0128618073258046" calcext:value-type="float">
            <text:p>0.0128618073258046</text:p>
          </table:table-cell>
          <table:table-cell office:value-type="float" office:value="0.884916666666667" calcext:value-type="float">
            <text:p>0.884916666666667</text:p>
          </table:table-cell>
          <table:table-cell office:value-type="float" office:value="0.0153856698008083" calcext:value-type="float">
            <text:p>0.0154</text:p>
          </table:table-cell>
          <table:table-cell office:value-type="float" office:value="0.883688333333333" calcext:value-type="float">
            <text:p>0.8837</text:p>
          </table:table-cell>
          <table:table-cell office:value-type="float" office:value="0.012323396165261" calcext:value-type="float">
            <text:p>0.0123</text:p>
          </table:table-cell>
          <table:table-cell office:value-type="float" office:value="0.884678333333333" calcext:value-type="float">
            <text:p>0.8847</text:p>
          </table:table-cell>
          <table:table-cell office:value-type="float" office:value="0.0112014743603911" calcext:value-type="float">
            <text:p>0.0112</text:p>
          </table:table-cell>
          <table:table-cell office:value-type="float" office:value="0.884625" calcext:value-type="float">
            <text:p>0.8846</text:p>
          </table:table-cell>
          <table:table-cell office:value-type="float" office:value="0.0139685764298624" calcext:value-type="float">
            <text:p>0.0140</text:p>
          </table:table-cell>
          <table:table-cell office:value-type="float" office:value="0.884533333333333" calcext:value-type="float">
            <text:p>0.8845</text:p>
          </table:table-cell>
          <table:table-cell office:value-type="float" office:value="0.0150094187684801" calcext:value-type="float">
            <text:p>0.0150</text:p>
          </table:table-cell>
          <table:table-cell office:value-type="float" office:value="0.885545" calcext:value-type="float">
            <text:p>0.8855</text:p>
          </table:table-cell>
          <table:table-cell office:value-type="float" office:value="0.0134913869850477" calcext:value-type="float">
            <text:p>0.0135</text:p>
          </table:table-cell>
          <table:table-cell office:value-type="float" office:value="0.885456666666667" calcext:value-type="float">
            <text:p>0.8855</text:p>
          </table:table-cell>
          <table:table-cell office:value-type="float" office:value="0.0081201846029103" calcext:value-type="float">
            <text:p>0.0081</text:p>
          </table:table-cell>
          <table:table-cell office:value-type="float" office:value="0.884723333333333" calcext:value-type="float">
            <text:p>0.8847</text:p>
          </table:table-cell>
          <table:table-cell office:value-type="float" office:value="0.0133727239816407" calcext:value-type="float">
            <text:p>0.0134</text:p>
          </table:table-cell>
          <table:table-cell office:value-type="float" office:value="0.882481666666667" calcext:value-type="float">
            <text:p>0.8825</text:p>
          </table:table-cell>
          <table:table-cell office:value-type="float" office:value="0.0154611167879756" calcext:value-type="float">
            <text:p>0.0155</text:p>
          </table:table-cell>
          <table:table-cell office:value-type="float" office:value="0.884916666666667" calcext:value-type="float">
            <text:p>0.8849</text:p>
          </table:table-cell>
          <table:table-cell office:value-type="float" office:value="0.0150052913621096" calcext:value-type="float">
            <text:p>0.0150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9_</text:p>
          </table:table-cell>
          <table:table-cell office:value-type="string" calcext:value-type="string">
            <text:p>average</text:p>
          </table:table-cell>
          <table:table-cell office:value-type="float" office:value="0.8861575" calcext:value-type="float">
            <text:p>0.8861575</text:p>
          </table:table-cell>
          <table:table-cell office:value-type="float" office:value="0.0321127854819292" calcext:value-type="float">
            <text:p>0.0321127854819292</text:p>
          </table:table-cell>
          <table:table-cell office:value-type="float" office:value="0.886595" calcext:value-type="float">
            <text:p>0.886595</text:p>
          </table:table-cell>
          <table:table-cell office:value-type="float" office:value="0.0339139640821152" calcext:value-type="float">
            <text:p>0.0339139640821152</text:p>
          </table:table-cell>
          <table:table-cell office:value-type="float" office:value="0.890275" calcext:value-type="float">
            <text:p>0.890275</text:p>
          </table:table-cell>
          <table:table-cell office:value-type="float" office:value="0.0287354375614233" calcext:value-type="float">
            <text:p>0.0287354375614233</text:p>
          </table:table-cell>
          <table:table-cell office:value-type="float" office:value="0.8870475" calcext:value-type="float">
            <text:p>0.8870475</text:p>
          </table:table-cell>
          <table:table-cell office:value-type="float" office:value="0.0293276081529452" calcext:value-type="float">
            <text:p>0.0293276081529452</text:p>
          </table:table-cell>
          <table:table-cell office:value-type="float" office:value="0.8891725" calcext:value-type="float">
            <text:p>0.8891725</text:p>
          </table:table-cell>
          <table:table-cell office:value-type="float" office:value="0.0307481971685843" calcext:value-type="float">
            <text:p>0.0307481971685843</text:p>
          </table:table-cell>
          <table:table-cell office:value-type="float" office:value="0.8863425" calcext:value-type="float">
            <text:p>0.8863425</text:p>
          </table:table-cell>
          <table:table-cell office:value-type="float" office:value="0.0322490086891954" calcext:value-type="float">
            <text:p>0.0322490086891954</text:p>
          </table:table-cell>
          <table:table-cell office:value-type="float" office:value="0.8890675" calcext:value-type="float">
            <text:p>0.8890675</text:p>
          </table:table-cell>
          <table:table-cell office:value-type="float" office:value="0.0324924124017367" calcext:value-type="float">
            <text:p>0.0325</text:p>
          </table:table-cell>
          <table:table-cell office:value-type="float" office:value="0.8909775" calcext:value-type="float">
            <text:p>0.8910</text:p>
          </table:table-cell>
          <table:table-cell office:value-type="float" office:value="0.0296182722725045" calcext:value-type="float">
            <text:p>0.0296</text:p>
          </table:table-cell>
          <table:table-cell office:value-type="float" office:value="0.887325" calcext:value-type="float">
            <text:p>0.8873</text:p>
          </table:table-cell>
          <table:table-cell office:value-type="float" office:value="0.0164489010668236" calcext:value-type="float">
            <text:p>0.0164</text:p>
          </table:table-cell>
          <table:table-cell office:value-type="float" office:value="0.8871625" calcext:value-type="float">
            <text:p>0.8872</text:p>
          </table:table-cell>
          <table:table-cell office:value-type="float" office:value="0.0299999654968059" calcext:value-type="float">
            <text:p>0.0300</text:p>
          </table:table-cell>
          <table:table-cell office:value-type="float" office:value="0.884305" calcext:value-type="float">
            <text:p>0.8843</text:p>
          </table:table-cell>
          <table:table-cell office:value-type="float" office:value="0.0340592648501493" calcext:value-type="float">
            <text:p>0.0341</text:p>
          </table:table-cell>
          <table:table-cell office:value-type="float" office:value="0.8892625" calcext:value-type="float">
            <text:p>0.8893</text:p>
          </table:table-cell>
          <table:table-cell office:value-type="float" office:value="0.0304934637996794" calcext:value-type="float">
            <text:p>0.0305</text:p>
          </table:table-cell>
          <table:table-cell office:value-type="float" office:value="0.8863625" calcext:value-type="float">
            <text:p>0.8864</text:p>
          </table:table-cell>
          <table:table-cell office:value-type="float" office:value="0.0155315238797712" calcext:value-type="float">
            <text:p>0.0155</text:p>
          </table:table-cell>
          <table:table-cell office:value-type="float" office:value="0.88683" calcext:value-type="float">
            <text:p>0.8868</text:p>
          </table:table-cell>
          <table:table-cell office:value-type="float" office:value="0.0328245048033976" calcext:value-type="float">
            <text:p>0.0328</text:p>
          </table:table-cell>
          <table:table-cell office:value-type="float" office:value="0.8890275" calcext:value-type="float">
            <text:p>0.8890</text:p>
          </table:table-cell>
          <table:table-cell office:value-type="float" office:value="0.0319937143874185" calcext:value-type="float">
            <text:p>0.0320</text:p>
          </table:table-cell>
          <table:table-cell office:value-type="float" office:value="0.888895" calcext:value-type="float">
            <text:p>0.8889</text:p>
          </table:table-cell>
          <table:table-cell office:value-type="float" office:value="0.0315410371106655" calcext:value-type="float">
            <text:p>0.0315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2_</text:p>
          </table:table-cell>
          <table:table-cell office:value-type="string" calcext:value-type="string">
            <text:p>average</text:p>
          </table:table-cell>
          <table:table-cell office:value-type="float" office:value="0.885913333333333" calcext:value-type="float">
            <text:p>0.885913333333333</text:p>
          </table:table-cell>
          <table:table-cell office:value-type="float" office:value="0.0117066864452832" calcext:value-type="float">
            <text:p>0.0117066864452832</text:p>
          </table:table-cell>
          <table:table-cell office:value-type="float" office:value="0.88462" calcext:value-type="float">
            <text:p>0.88462</text:p>
          </table:table-cell>
          <table:table-cell office:value-type="float" office:value="0.0111436581856702" calcext:value-type="float">
            <text:p>0.0111436581856702</text:p>
          </table:table-cell>
          <table:table-cell office:value-type="float" office:value="0.885286666666667" calcext:value-type="float">
            <text:p>0.885286666666667</text:p>
          </table:table-cell>
          <table:table-cell office:value-type="float" office:value="0.0133395487150891" calcext:value-type="float">
            <text:p>0.0133395487150891</text:p>
          </table:table-cell>
          <table:table-cell office:value-type="float" office:value="0.886075" calcext:value-type="float">
            <text:p>0.886075</text:p>
          </table:table-cell>
          <table:table-cell office:value-type="float" office:value="0.0139061247662204" calcext:value-type="float">
            <text:p>0.0139061247662204</text:p>
          </table:table-cell>
          <table:table-cell office:value-type="float" office:value="0.885163333333333" calcext:value-type="float">
            <text:p>0.885163333333333</text:p>
          </table:table-cell>
          <table:table-cell office:value-type="float" office:value="0.00611899313131039" calcext:value-type="float">
            <text:p>0.00611899313131039</text:p>
          </table:table-cell>
          <table:table-cell office:value-type="float" office:value="0.885638333333333" calcext:value-type="float">
            <text:p>0.885638333333333</text:p>
          </table:table-cell>
          <table:table-cell office:value-type="float" office:value="0.0115506043124096" calcext:value-type="float">
            <text:p>0.0115506043124096</text:p>
          </table:table-cell>
          <table:table-cell office:value-type="float" office:value="0.885466666666667" calcext:value-type="float">
            <text:p>0.885466666666667</text:p>
          </table:table-cell>
          <table:table-cell office:value-type="float" office:value="0.0118638006794376" calcext:value-type="float">
            <text:p>0.0119</text:p>
          </table:table-cell>
          <table:table-cell office:value-type="float" office:value="0.886286666666667" calcext:value-type="float">
            <text:p>0.8863</text:p>
          </table:table-cell>
          <table:table-cell office:value-type="float" office:value="0.0134824600856533" calcext:value-type="float">
            <text:p>0.0135</text:p>
          </table:table-cell>
          <table:table-cell office:value-type="float" office:value="0.887405" calcext:value-type="float">
            <text:p>0.8874</text:p>
          </table:table-cell>
          <table:table-cell office:value-type="float" office:value="0.00624604462554002" calcext:value-type="float">
            <text:p>0.0062</text:p>
          </table:table-cell>
          <table:table-cell office:value-type="float" office:value="0.883326666666667" calcext:value-type="float">
            <text:p>0.8833</text:p>
          </table:table-cell>
          <table:table-cell office:value-type="float" office:value="0.0124292693691959" calcext:value-type="float">
            <text:p>0.0124</text:p>
          </table:table-cell>
          <table:table-cell office:value-type="float" office:value="0.883608333333333" calcext:value-type="float">
            <text:p>0.8836</text:p>
          </table:table-cell>
          <table:table-cell office:value-type="float" office:value="0.0119796562231605" calcext:value-type="float">
            <text:p>0.0120</text:p>
          </table:table-cell>
          <table:table-cell office:value-type="float" office:value="0.887713333333333" calcext:value-type="float">
            <text:p>0.8877</text:p>
          </table:table-cell>
          <table:table-cell office:value-type="float" office:value="0.0117025259670676" calcext:value-type="float">
            <text:p>0.0117</text:p>
          </table:table-cell>
          <table:table-cell office:value-type="float" office:value="0.885556666666667" calcext:value-type="float">
            <text:p>0.8856</text:p>
          </table:table-cell>
          <table:table-cell office:value-type="float" office:value="0.0131339210106147" calcext:value-type="float">
            <text:p>0.0131</text:p>
          </table:table-cell>
          <table:table-cell office:value-type="float" office:value="0.88655" calcext:value-type="float">
            <text:p>0.8866</text:p>
          </table:table-cell>
          <table:table-cell office:value-type="float" office:value="0.0123082815509483" calcext:value-type="float">
            <text:p>0.0123</text:p>
          </table:table-cell>
          <table:table-cell office:value-type="float" office:value="0.885666666666667" calcext:value-type="float">
            <text:p>0.8857</text:p>
          </table:table-cell>
          <table:table-cell office:value-type="float" office:value="0.0121676597660999" calcext:value-type="float">
            <text:p>0.0122</text:p>
          </table:table-cell>
          <table:table-cell office:value-type="float" office:value="0.884486666666667" calcext:value-type="float">
            <text:p>0.8845</text:p>
          </table:table-cell>
          <table:table-cell office:value-type="float" office:value="0.0116144733350427" calcext:value-type="float">
            <text:p>0.0116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10_</text:p>
          </table:table-cell>
          <table:table-cell office:value-type="string" calcext:value-type="string">
            <text:p>average</text:p>
          </table:table-cell>
          <table:table-cell office:value-type="float" office:value="0.891148333333333" calcext:value-type="float">
            <text:p>0.891148333333333</text:p>
          </table:table-cell>
          <table:table-cell office:value-type="float" office:value="0.0154079618499012" calcext:value-type="float">
            <text:p>0.0154079618499012</text:p>
          </table:table-cell>
          <table:table-cell office:value-type="float" office:value="0.890618333333333" calcext:value-type="float">
            <text:p>0.890618333333333</text:p>
          </table:table-cell>
          <table:table-cell office:value-type="float" office:value="0.0158319106083912" calcext:value-type="float">
            <text:p>0.0158319106083912</text:p>
          </table:table-cell>
          <table:table-cell office:value-type="float" office:value="0.89556" calcext:value-type="float">
            <text:p>0.89556</text:p>
          </table:table-cell>
          <table:table-cell office:value-type="float" office:value="0.0152468959204982" calcext:value-type="float">
            <text:p>0.0152468959204982</text:p>
          </table:table-cell>
          <table:table-cell office:value-type="float" office:value="0.895686666666667" calcext:value-type="float">
            <text:p>0.895686666666667</text:p>
          </table:table-cell>
          <table:table-cell office:value-type="float" office:value="0.0145150765761382" calcext:value-type="float">
            <text:p>0.0145150765761382</text:p>
          </table:table-cell>
          <table:table-cell office:value-type="float" office:value="0.894535" calcext:value-type="float">
            <text:p>0.894535</text:p>
          </table:table-cell>
          <table:table-cell office:value-type="float" office:value="0.0095405704713463" calcext:value-type="float">
            <text:p>0.0095405704713463</text:p>
          </table:table-cell>
          <table:table-cell office:value-type="float" office:value="0.898066666666667" calcext:value-type="float">
            <text:p>0.898066666666667</text:p>
          </table:table-cell>
          <table:table-cell office:value-type="float" office:value="0.0153759707974104" calcext:value-type="float">
            <text:p>0.0153759707974104</text:p>
          </table:table-cell>
          <table:table-cell office:value-type="float" office:value="0.891566666666667" calcext:value-type="float">
            <text:p>0.891566666666667</text:p>
          </table:table-cell>
          <table:table-cell office:value-type="float" office:value="0.0187038270083467" calcext:value-type="float">
            <text:p>0.0187</text:p>
          </table:table-cell>
          <table:table-cell office:value-type="float" office:value="0.894471666666666" calcext:value-type="float">
            <text:p>0.8945</text:p>
          </table:table-cell>
          <table:table-cell office:value-type="float" office:value="0.0147981453551397" calcext:value-type="float">
            <text:p>0.0148</text:p>
          </table:table-cell>
          <table:table-cell office:value-type="float" office:value="0.89462" calcext:value-type="float">
            <text:p>0.8946</text:p>
          </table:table-cell>
          <table:table-cell office:value-type="float" office:value="0.0181473526482125" calcext:value-type="float">
            <text:p>0.0181</text:p>
          </table:table-cell>
          <table:table-cell office:value-type="float" office:value="0.89254" calcext:value-type="float">
            <text:p>0.8925</text:p>
          </table:table-cell>
          <table:table-cell office:value-type="float" office:value="0.0160573048962479" calcext:value-type="float">
            <text:p>0.0161</text:p>
          </table:table-cell>
          <table:table-cell office:value-type="float" office:value="0.893501666666667" calcext:value-type="float">
            <text:p>0.8935</text:p>
          </table:table-cell>
          <table:table-cell office:value-type="float" office:value="0.0163541828160692" calcext:value-type="float">
            <text:p>0.0164</text:p>
          </table:table-cell>
          <table:table-cell office:value-type="float" office:value="0.893436666666667" calcext:value-type="float">
            <text:p>0.8934</text:p>
          </table:table-cell>
          <table:table-cell office:value-type="float" office:value="0.0151211378738964" calcext:value-type="float">
            <text:p>0.0151</text:p>
          </table:table-cell>
          <table:table-cell office:value-type="float" office:value="0.890376666666667" calcext:value-type="float">
            <text:p>0.8904</text:p>
          </table:table-cell>
          <table:table-cell office:value-type="float" office:value="0.017052843254962" calcext:value-type="float">
            <text:p>0.0171</text:p>
          </table:table-cell>
          <table:table-cell office:value-type="float" office:value="0.893083333333333" calcext:value-type="float">
            <text:p>0.8931</text:p>
          </table:table-cell>
          <table:table-cell office:value-type="float" office:value="0.0174209191337403" calcext:value-type="float">
            <text:p>0.0174</text:p>
          </table:table-cell>
          <table:table-cell office:value-type="float" office:value="0.892815" calcext:value-type="float">
            <text:p>0.8928</text:p>
          </table:table-cell>
          <table:table-cell office:value-type="float" office:value="0.0189696835452309" calcext:value-type="float">
            <text:p>0.0190</text:p>
          </table:table-cell>
          <table:table-cell office:value-type="float" office:value="0.893498333333333" calcext:value-type="float">
            <text:p>0.8935</text:p>
          </table:table-cell>
          <table:table-cell office:value-type="float" office:value="0.0156380633093532" calcext:value-type="float">
            <text:p>0.0156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8_</text:p>
          </table:table-cell>
          <table:table-cell office:value-type="string" calcext:value-type="string">
            <text:p>average</text:p>
          </table:table-cell>
          <table:table-cell office:value-type="float" office:value="0.913658" calcext:value-type="float">
            <text:p>0.913658</text:p>
          </table:table-cell>
          <table:table-cell office:value-type="float" office:value="0.013361564860651" calcext:value-type="float">
            <text:p>0.013361564860651</text:p>
          </table:table-cell>
          <table:table-cell office:value-type="float" office:value="0.90224" calcext:value-type="float">
            <text:p>0.90224</text:p>
          </table:table-cell>
          <table:table-cell office:value-type="float" office:value="0.0194156353451903" calcext:value-type="float">
            <text:p>0.0194156353451903</text:p>
          </table:table-cell>
          <table:table-cell office:value-type="float" office:value="0.910436" calcext:value-type="float">
            <text:p>0.910436</text:p>
          </table:table-cell>
          <table:table-cell office:value-type="float" office:value="0.014618318143704" calcext:value-type="float">
            <text:p>0.014618318143704</text:p>
          </table:table-cell>
          <table:table-cell office:value-type="float" office:value="0.914348" calcext:value-type="float">
            <text:p>0.914348</text:p>
          </table:table-cell>
          <table:table-cell office:value-type="float" office:value="0.0167759031961241" calcext:value-type="float">
            <text:p>0.0167759031961241</text:p>
          </table:table-cell>
          <table:table-cell office:value-type="float" office:value="0.91113" calcext:value-type="float">
            <text:p>0.91113</text:p>
          </table:table-cell>
          <table:table-cell office:value-type="float" office:value="0.0146156634378336" calcext:value-type="float">
            <text:p>0.0146156634378336</text:p>
          </table:table-cell>
          <table:table-cell office:value-type="float" office:value="0.911342" calcext:value-type="float">
            <text:p>0.911342</text:p>
          </table:table-cell>
          <table:table-cell office:value-type="float" office:value="0.0141962351119891" calcext:value-type="float">
            <text:p>0.0141962351119891</text:p>
          </table:table-cell>
          <table:table-cell office:value-type="float" office:value="0.908066" calcext:value-type="float">
            <text:p>0.908066</text:p>
          </table:table-cell>
          <table:table-cell office:value-type="float" office:value="0.0177538068540135" calcext:value-type="float">
            <text:p>0.0178</text:p>
          </table:table-cell>
          <table:table-cell office:value-type="float" office:value="0.911926" calcext:value-type="float">
            <text:p>0.9119</text:p>
          </table:table-cell>
          <table:table-cell office:value-type="float" office:value="0.0145473142322928" calcext:value-type="float">
            <text:p>0.0145</text:p>
          </table:table-cell>
          <table:table-cell office:value-type="float" office:value="0.909828" calcext:value-type="float">
            <text:p>0.9098</text:p>
          </table:table-cell>
          <table:table-cell office:value-type="float" office:value="0.00536902608715885" calcext:value-type="float">
            <text:p>0.0054</text:p>
          </table:table-cell>
          <table:table-cell office:value-type="float" office:value="0.912204" calcext:value-type="float">
            <text:p>0.9122</text:p>
          </table:table-cell>
          <table:table-cell office:value-type="float" office:value="0.015461610474834" calcext:value-type="float">
            <text:p>0.0155</text:p>
          </table:table-cell>
          <table:table-cell office:value-type="float" office:value="0.90709" calcext:value-type="float">
            <text:p>0.9071</text:p>
          </table:table-cell>
          <table:table-cell office:value-type="float" office:value="0.0160715452778125" calcext:value-type="float">
            <text:p>0.0161</text:p>
          </table:table-cell>
          <table:table-cell office:value-type="float" office:value="0.912508" calcext:value-type="float">
            <text:p>0.9125</text:p>
          </table:table-cell>
          <table:table-cell office:value-type="float" office:value="0.0135292579477314" calcext:value-type="float">
            <text:p>0.0135</text:p>
          </table:table-cell>
          <table:table-cell office:value-type="float" office:value="0.910462" calcext:value-type="float">
            <text:p>0.9105</text:p>
          </table:table-cell>
          <table:table-cell office:value-type="float" office:value="0.0080192886697295" calcext:value-type="float">
            <text:p>0.0080</text:p>
          </table:table-cell>
          <table:table-cell office:value-type="float" office:value="0.911126" calcext:value-type="float">
            <text:p>0.9111</text:p>
          </table:table-cell>
          <table:table-cell office:value-type="float" office:value="0.0168488776941521" calcext:value-type="float">
            <text:p>0.0168</text:p>
          </table:table-cell>
          <table:table-cell office:value-type="float" office:value="0.90912" calcext:value-type="float">
            <text:p>0.9091</text:p>
          </table:table-cell>
          <table:table-cell office:value-type="float" office:value="0.0152217524927689" calcext:value-type="float">
            <text:p>0.0152</text:p>
          </table:table-cell>
          <table:table-cell office:value-type="float" office:value="0.91064" calcext:value-type="float">
            <text:p>0.9106</text:p>
          </table:table-cell>
          <table:table-cell office:value-type="float" office:value="0.0156556965142737" calcext:value-type="float">
            <text:p>0.0157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6_</text:p>
          </table:table-cell>
          <table:table-cell office:value-type="string" calcext:value-type="string">
            <text:p>average</text:p>
          </table:table-cell>
          <table:table-cell office:value-type="float" office:value="0.917576666666667" calcext:value-type="float">
            <text:p>0.917576666666667</text:p>
          </table:table-cell>
          <table:table-cell office:value-type="float" office:value="0.0183585555925094" calcext:value-type="float">
            <text:p>0.0183585555925094</text:p>
          </table:table-cell>
          <table:table-cell office:value-type="float" office:value="0.906783333333333" calcext:value-type="float">
            <text:p>0.906783333333333</text:p>
          </table:table-cell>
          <table:table-cell office:value-type="float" office:value="0.0224820258038212" calcext:value-type="float">
            <text:p>0.0224820258038212</text:p>
          </table:table-cell>
          <table:table-cell office:value-type="float" office:value="0.91375" calcext:value-type="float">
            <text:p>0.91375</text:p>
          </table:table-cell>
          <table:table-cell office:value-type="float" office:value="0.0195611450920243" calcext:value-type="float">
            <text:p>0.0195611450920243</text:p>
          </table:table-cell>
          <table:table-cell office:value-type="float" office:value="0.916606666666667" calcext:value-type="float">
            <text:p>0.916606666666667</text:p>
          </table:table-cell>
          <table:table-cell office:value-type="float" office:value="0.0184837773767452" calcext:value-type="float">
            <text:p>0.0184837773767452</text:p>
          </table:table-cell>
          <table:table-cell office:value-type="float" office:value="0.91394" calcext:value-type="float">
            <text:p>0.91394</text:p>
          </table:table-cell>
          <table:table-cell office:value-type="float" office:value="0.0180472640422295" calcext:value-type="float">
            <text:p>0.0180472640422295</text:p>
          </table:table-cell>
          <table:table-cell office:value-type="float" office:value="0.916373333333333" calcext:value-type="float">
            <text:p>0.916373333333333</text:p>
          </table:table-cell>
          <table:table-cell office:value-type="float" office:value="0.0207863289810199" calcext:value-type="float">
            <text:p>0.0207863289810199</text:p>
          </table:table-cell>
          <table:table-cell office:value-type="float" office:value="0.91434" calcext:value-type="float">
            <text:p>0.91434</text:p>
          </table:table-cell>
          <table:table-cell office:value-type="float" office:value="0.0187451663792508" calcext:value-type="float">
            <text:p>0.0187</text:p>
          </table:table-cell>
          <table:table-cell office:value-type="float" office:value="0.915383333333333" calcext:value-type="float">
            <text:p>0.9154</text:p>
          </table:table-cell>
          <table:table-cell office:value-type="float" office:value="0.0189005178381924" calcext:value-type="float">
            <text:p>0.0189</text:p>
          </table:table-cell>
          <table:table-cell office:value-type="float" office:value="0.913356666666667" calcext:value-type="float">
            <text:p>0.9134</text:p>
          </table:table-cell>
          <table:table-cell office:value-type="float" office:value="0.0116903808193858" calcext:value-type="float">
            <text:p>0.0117</text:p>
          </table:table-cell>
          <table:table-cell office:value-type="float" office:value="0.915493333333333" calcext:value-type="float">
            <text:p>0.9155</text:p>
          </table:table-cell>
          <table:table-cell office:value-type="float" office:value="0.0214065217487838" calcext:value-type="float">
            <text:p>0.0214</text:p>
          </table:table-cell>
          <table:table-cell office:value-type="float" office:value="0.915503333333333" calcext:value-type="float">
            <text:p>0.9155</text:p>
          </table:table-cell>
          <table:table-cell office:value-type="float" office:value="0.0204122338407337" calcext:value-type="float">
            <text:p>0.0204</text:p>
          </table:table-cell>
          <table:table-cell office:value-type="float" office:value="0.916676666666667" calcext:value-type="float">
            <text:p>0.9167</text:p>
          </table:table-cell>
          <table:table-cell office:value-type="float" office:value="0.019731955491038" calcext:value-type="float">
            <text:p>0.0197</text:p>
          </table:table-cell>
          <table:table-cell office:value-type="float" office:value="0.916376666666667" calcext:value-type="float">
            <text:p>0.9164</text:p>
          </table:table-cell>
          <table:table-cell office:value-type="float" office:value="0.0131395240457566" calcext:value-type="float">
            <text:p>0.0131</text:p>
          </table:table-cell>
          <table:table-cell office:value-type="float" office:value="0.916926666666667" calcext:value-type="float">
            <text:p>0.9169</text:p>
          </table:table-cell>
          <table:table-cell office:value-type="float" office:value="0.0209657072336098" calcext:value-type="float">
            <text:p>0.0210</text:p>
          </table:table-cell>
          <table:table-cell office:value-type="float" office:value="0.914803333333333" calcext:value-type="float">
            <text:p>0.9148</text:p>
          </table:table-cell>
          <table:table-cell office:value-type="float" office:value="0.0206775207957059" calcext:value-type="float">
            <text:p>0.0207</text:p>
          </table:table-cell>
          <table:table-cell office:value-type="float" office:value="0.915743333333333" calcext:value-type="float">
            <text:p>0.9157</text:p>
          </table:table-cell>
          <table:table-cell office:value-type="float" office:value="0.0192824275590965" calcext:value-type="float">
            <text:p>0.0193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7_</text:p>
          </table:table-cell>
          <table:table-cell office:value-type="string" calcext:value-type="string">
            <text:p>average</text:p>
          </table:table-cell>
          <table:table-cell office:value-type="float" office:value="0.954325" calcext:value-type="float">
            <text:p>0.954325</text:p>
          </table:table-cell>
          <table:table-cell office:value-type="float" office:value="0.0143048037965355" calcext:value-type="float">
            <text:p>0.0143048037965355</text:p>
          </table:table-cell>
          <table:table-cell office:value-type="float" office:value="0.951576666666667" calcext:value-type="float">
            <text:p>0.951576666666667</text:p>
          </table:table-cell>
          <table:table-cell office:value-type="float" office:value="0.0148172115683787" calcext:value-type="float">
            <text:p>0.0148172115683787</text:p>
          </table:table-cell>
          <table:table-cell office:value-type="float" office:value="0.95419" calcext:value-type="float">
            <text:p>0.95419</text:p>
          </table:table-cell>
          <table:table-cell office:value-type="float" office:value="0.00885027214615736" calcext:value-type="float">
            <text:p>0.00885027214615736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0148551281150849" calcext:value-type="float">
            <text:p>0.0148551281150849</text:p>
          </table:table-cell>
          <table:table-cell office:value-type="float" office:value="0.955326666666667" calcext:value-type="float">
            <text:p>0.955326666666667</text:p>
          </table:table-cell>
          <table:table-cell office:value-type="float" office:value="0.00974509016386548" calcext:value-type="float">
            <text:p>0.00974509016386548</text:p>
          </table:table-cell>
          <table:table-cell office:value-type="float" office:value="0.954428333333333" calcext:value-type="float">
            <text:p>0.954428333333333</text:p>
          </table:table-cell>
          <table:table-cell office:value-type="float" office:value="0.0142744458668885" calcext:value-type="float">
            <text:p>0.0142744458668885</text:p>
          </table:table-cell>
          <table:table-cell office:value-type="float" office:value="0.954291666666667" calcext:value-type="float">
            <text:p>0.954291666666667</text:p>
          </table:table-cell>
          <table:table-cell office:value-type="float" office:value="0.0141336543883622" calcext:value-type="float">
            <text:p>0.0141</text:p>
          </table:table-cell>
          <table:table-cell office:value-type="float" office:value="0.953728333333333" calcext:value-type="float">
            <text:p>0.9537</text:p>
          </table:table-cell>
          <table:table-cell office:value-type="float" office:value="0.0134255493113943" calcext:value-type="float">
            <text:p>0.0134</text:p>
          </table:table-cell>
          <table:table-cell office:value-type="float" office:value="0.954483333333333" calcext:value-type="float">
            <text:p>0.9545</text:p>
          </table:table-cell>
          <table:table-cell office:value-type="float" office:value="0.00979883871764221" calcext:value-type="float">
            <text:p>0.0098</text:p>
          </table:table-cell>
          <table:table-cell office:value-type="float" office:value="0.955298333333333" calcext:value-type="float">
            <text:p>0.9553</text:p>
          </table:table-cell>
          <table:table-cell office:value-type="float" office:value="0.0145780283681608" calcext:value-type="float">
            <text:p>0.0146</text:p>
          </table:table-cell>
          <table:table-cell office:value-type="float" office:value="0.95629" calcext:value-type="float">
            <text:p>0.9563</text:p>
          </table:table-cell>
          <table:table-cell office:value-type="float" office:value="0.013820171991437" calcext:value-type="float">
            <text:p>0.0138</text:p>
          </table:table-cell>
          <table:table-cell office:value-type="float" office:value="0.954051666666667" calcext:value-type="float">
            <text:p>0.9541</text:p>
          </table:table-cell>
          <table:table-cell office:value-type="float" office:value="0.0136899686487134" calcext:value-type="float">
            <text:p>0.0137</text:p>
          </table:table-cell>
          <table:table-cell office:value-type="float" office:value="0.956131666666667" calcext:value-type="float">
            <text:p>0.9561</text:p>
          </table:table-cell>
          <table:table-cell office:value-type="float" office:value="0.0101809115846015" calcext:value-type="float">
            <text:p>0.0102</text:p>
          </table:table-cell>
          <table:table-cell office:value-type="float" office:value="0.955628333333333" calcext:value-type="float">
            <text:p>0.9556</text:p>
          </table:table-cell>
          <table:table-cell office:value-type="float" office:value="0.0128191587298877" calcext:value-type="float">
            <text:p>0.0128</text:p>
          </table:table-cell>
          <table:table-cell office:value-type="float" office:value="0.954295" calcext:value-type="float">
            <text:p>0.9543</text:p>
          </table:table-cell>
          <table:table-cell office:value-type="float" office:value="0.0139516100391003" calcext:value-type="float">
            <text:p>0.0140</text:p>
          </table:table-cell>
          <table:table-cell office:value-type="float" office:value="0.954363333333333" calcext:value-type="float">
            <text:p>0.9544</text:p>
          </table:table-cell>
          <table:table-cell office:value-type="float" office:value="0.0139562103097669" calcext:value-type="float">
            <text:p>0.0140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12_</text:p>
          </table:table-cell>
          <table:table-cell office:value-type="string" calcext:value-type="string">
            <text:p>average</text:p>
          </table:table-cell>
          <table:table-cell office:value-type="float" office:value="0.975638333333333" calcext:value-type="float">
            <text:p>0.975638333333333</text:p>
          </table:table-cell>
          <table:table-cell office:value-type="float" office:value="0.00797072930469383" calcext:value-type="float">
            <text:p>0.00797072930469383</text:p>
          </table:table-cell>
          <table:table-cell office:value-type="float" office:value="0.97639" calcext:value-type="float">
            <text:p>0.97639</text:p>
          </table:table-cell>
          <table:table-cell office:value-type="float" office:value="0.00657179669488675" calcext:value-type="float">
            <text:p>0.00657179669488675</text:p>
          </table:table-cell>
          <table:table-cell office:value-type="float" office:value="0.97571" calcext:value-type="float">
            <text:p>0.97571</text:p>
          </table:table-cell>
          <table:table-cell office:value-type="float" office:value="0.00536944270609219" calcext:value-type="float">
            <text:p>0.00536944270609219</text:p>
          </table:table-cell>
          <table:table-cell office:value-type="float" office:value="0.977948333333333" calcext:value-type="float">
            <text:p>0.977948333333333</text:p>
          </table:table-cell>
          <table:table-cell office:value-type="float" office:value="0.00681663008568132" calcext:value-type="float">
            <text:p>0.00681663008568132</text:p>
          </table:table-cell>
          <table:table-cell office:value-type="float" office:value="0.975731666666667" calcext:value-type="float">
            <text:p>0.975731666666667</text:p>
          </table:table-cell>
          <table:table-cell office:value-type="float" office:value="0.00569546600874974" calcext:value-type="float">
            <text:p>0.00569546600874974</text:p>
          </table:table-cell>
          <table:table-cell office:value-type="float" office:value="0.978133333333333" calcext:value-type="float">
            <text:p>0.978133333333333</text:p>
          </table:table-cell>
          <table:table-cell office:value-type="float" office:value="0.00575392915510112" calcext:value-type="float">
            <text:p>0.00575392915510112</text:p>
          </table:table-cell>
          <table:table-cell office:value-type="float" office:value="0.976865" calcext:value-type="float">
            <text:p>0.976865</text:p>
          </table:table-cell>
          <table:table-cell office:value-type="float" office:value="0.00744729417786961" calcext:value-type="float">
            <text:p>0.0074</text:p>
          </table:table-cell>
          <table:table-cell office:value-type="float" office:value="0.978338333333333" calcext:value-type="float">
            <text:p>0.9783</text:p>
          </table:table-cell>
          <table:table-cell office:value-type="float" office:value="0.00598651057808744" calcext:value-type="float">
            <text:p>0.0060</text:p>
          </table:table-cell>
          <table:table-cell office:value-type="float" office:value="0.97569" calcext:value-type="float">
            <text:p>0.9757</text:p>
          </table:table-cell>
          <table:table-cell office:value-type="float" office:value="0.00533288270490865" calcext:value-type="float">
            <text:p>0.0053</text:p>
          </table:table-cell>
          <table:table-cell office:value-type="float" office:value="0.978418333333333" calcext:value-type="float">
            <text:p>0.9784</text:p>
          </table:table-cell>
          <table:table-cell office:value-type="float" office:value="0.00604049976475237" calcext:value-type="float">
            <text:p>0.0060</text:p>
          </table:table-cell>
          <table:table-cell office:value-type="float" office:value="0.977423333333333" calcext:value-type="float">
            <text:p>0.9774</text:p>
          </table:table-cell>
          <table:table-cell office:value-type="float" office:value="0.00734266806880465" calcext:value-type="float">
            <text:p>0.0073</text:p>
          </table:table-cell>
          <table:table-cell office:value-type="float" office:value="0.978978333333333" calcext:value-type="float">
            <text:p>0.9790</text:p>
          </table:table-cell>
          <table:table-cell office:value-type="float" office:value="0.00641808841528315" calcext:value-type="float">
            <text:p>0.0064</text:p>
          </table:table-cell>
          <table:table-cell office:value-type="float" office:value="0.978465" calcext:value-type="float">
            <text:p>0.9785</text:p>
          </table:table-cell>
          <table:table-cell office:value-type="float" office:value="0.00708349292132639" calcext:value-type="float">
            <text:p>0.0071</text:p>
          </table:table-cell>
          <table:table-cell office:value-type="float" office:value="0.978215" calcext:value-type="float">
            <text:p>0.9782</text:p>
          </table:table-cell>
          <table:table-cell office:value-type="float" office:value="0.00837093224365265" calcext:value-type="float">
            <text:p>0.0084</text:p>
          </table:table-cell>
          <table:table-cell office:value-type="float" office:value="0.978" calcext:value-type="float">
            <text:p>0.9780</text:p>
          </table:table-cell>
          <table:table-cell office:value-type="float" office:value="0.00714676385773438" calcext:value-type="float">
            <text:p>0.0071</text:p>
          </table:table-cell>
          <table:table-cell office:value-type="float" office:value="0.978083333333333" calcext:value-type="float">
            <text:p>0.9781</text:p>
          </table:table-cell>
          <table:table-cell office:value-type="float" office:value="0.00739941865706039" calcext:value-type="float">
            <text:p>0.0074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a4_</text:p>
          </table:table-cell>
          <table:table-cell office:value-type="string" calcext:value-type="string">
            <text:p>average</text:p>
          </table:table-cell>
          <table:table-cell office:value-type="float" office:value="0.94905" calcext:value-type="float">
            <text:p>0.94905</text:p>
          </table:table-cell>
          <table:table-cell office:value-type="float" office:value="0.0235870255293992" calcext:value-type="float">
            <text:p>0.0235870255293992</text:p>
          </table:table-cell>
          <table:table-cell office:value-type="float" office:value="0.94697" calcext:value-type="float">
            <text:p>0.94697</text:p>
          </table:table-cell>
          <table:table-cell office:value-type="float" office:value="0.022527728997187" calcext:value-type="float">
            <text:p>0.022527728997187</text:p>
          </table:table-cell>
          <table:table-cell office:value-type="float" office:value="0.94928" calcext:value-type="float">
            <text:p>0.94928</text:p>
          </table:table-cell>
          <table:table-cell office:value-type="float" office:value="0.0262525659327407" calcext:value-type="float">
            <text:p>0.0262525659327407</text:p>
          </table:table-cell>
          <table:table-cell office:value-type="float" office:value="0.95039" calcext:value-type="float">
            <text:p>0.95039</text:p>
          </table:table-cell>
          <table:table-cell office:value-type="float" office:value="0.023821428787791" calcext:value-type="float">
            <text:p>0.023821428787791</text:p>
          </table:table-cell>
          <table:table-cell office:value-type="float" office:value="0.94958" calcext:value-type="float">
            <text:p>0.94958</text:p>
          </table:table-cell>
          <table:table-cell office:value-type="float" office:value="0.0251778998547018" calcext:value-type="float">
            <text:p>0.0251778998547018</text:p>
          </table:table-cell>
          <table:table-cell office:value-type="float" office:value="0.950006666666667" calcext:value-type="float">
            <text:p>0.950006666666667</text:p>
          </table:table-cell>
          <table:table-cell office:value-type="float" office:value="0.0238118106451158" calcext:value-type="float">
            <text:p>0.0238118106451158</text:p>
          </table:table-cell>
          <table:table-cell office:value-type="float" office:value="0.948823333333333" calcext:value-type="float">
            <text:p>0.948823333333333</text:p>
          </table:table-cell>
          <table:table-cell office:value-type="float" office:value="0.0238574979374429" calcext:value-type="float">
            <text:p>0.0239</text:p>
          </table:table-cell>
          <table:table-cell office:value-type="float" office:value="0.94868" calcext:value-type="float">
            <text:p>0.9487</text:p>
          </table:table-cell>
          <table:table-cell office:value-type="float" office:value="0.0259441777718892" calcext:value-type="float">
            <text:p>0.0259</text:p>
          </table:table-cell>
          <table:table-cell office:value-type="float" office:value="0.95101" calcext:value-type="float">
            <text:p>0.9510</text:p>
          </table:table-cell>
          <table:table-cell office:value-type="float" office:value="0.0234742541753525" calcext:value-type="float">
            <text:p>0.0235</text:p>
          </table:table-cell>
          <table:table-cell office:value-type="float" office:value="0.950983333333333" calcext:value-type="float">
            <text:p>0.9510</text:p>
          </table:table-cell>
          <table:table-cell office:value-type="float" office:value="0.023398945243624" calcext:value-type="float">
            <text:p>0.0234</text:p>
          </table:table-cell>
          <table:table-cell office:value-type="float" office:value="0.949" calcext:value-type="float">
            <text:p>0.9490</text:p>
          </table:table-cell>
          <table:table-cell office:value-type="float" office:value="0.0259688821242863" calcext:value-type="float">
            <text:p>0.0260</text:p>
          </table:table-cell>
          <table:table-cell office:value-type="float" office:value="0.949516666666667" calcext:value-type="float">
            <text:p>0.9495</text:p>
          </table:table-cell>
          <table:table-cell office:value-type="float" office:value="0.0240787205097108" calcext:value-type="float">
            <text:p>0.0241</text:p>
          </table:table-cell>
          <table:table-cell office:value-type="float" office:value="0.94711" calcext:value-type="float">
            <text:p>0.9471</text:p>
          </table:table-cell>
          <table:table-cell office:value-type="float" office:value="0.0257407689348832" calcext:value-type="float">
            <text:p>0.0257</text:p>
          </table:table-cell>
          <table:table-cell office:value-type="float" office:value="0.950193333333333" calcext:value-type="float">
            <text:p>0.9502</text:p>
          </table:table-cell>
          <table:table-cell office:value-type="float" office:value="0.0224397617841773" calcext:value-type="float">
            <text:p>0.0224</text:p>
          </table:table-cell>
          <table:table-cell office:value-type="float" office:value="0.94886" calcext:value-type="float">
            <text:p>0.9489</text:p>
          </table:table-cell>
          <table:table-cell office:value-type="float" office:value="0.0253655798176124" calcext:value-type="float">
            <text:p>0.0254</text:p>
          </table:table-cell>
          <table:table-cell office:value-type="float" office:value="0.949736666666666" calcext:value-type="float">
            <text:p>0.9497</text:p>
          </table:table-cell>
          <table:table-cell office:value-type="float" office:value="0.0244894436780591" calcext:value-type="float">
            <text:p>0.0245</text:p>
          </table:table-cell>
          <table:table-cell office:value-type="string" calcext:value-type="string">
            <text:p>F1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ResTotalSummaryMeansStd_Bagging_200.A1:ResTotalSummaryMeansStd_Bagging_200.AI411" table:display-filter-buttons="true">
          <table:filter>
            <table:filter-and>
              <table:filter-condition table:value="F1" table:operator="=" table:field-number="3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1T11:01:36.685185497</dc:date>
    <meta:editing-duration>PT21M4S</meta:editing-duration>
    <meta:editing-cycles>4</meta:editing-cycles>
    <meta:generator>LibreOffice/7.3.7.2$Linux_X86_64 LibreOffice_project/30$Build-2</meta:generator>
    <meta:document-statistic meta:table-count="2" meta:cell-count="15892" meta:object-count="0"/>
  </office:meta>
</office:document-meta>
</file>